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number-columns-repeated="5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29.98457" calcext:value-type="float">
            <text:p>29.98457</text:p>
          </table:table-cell>
          <table:table-cell office:value-type="float" office:value="1098.306" calcext:value-type="float">
            <text:p>1098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1042" calcext:value-type="float">
            <text:p>0.1721042</text:p>
          </table:table-cell>
          <table:table-cell office:value-type="float" office:value="16.52586" calcext:value-type="float">
            <text:p>16.525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2148875" calcext:value-type="float">
            <text:p>-2.148875E-06</text:p>
          </table:table-cell>
          <table:table-cell office:value-type="float" office:value="0.00003219002" calcext:value-type="float">
            <text:p>3.219002E-05</text:p>
          </table:table-cell>
          <table:table-cell office:value-type="float" office:value="0.000002033521" calcext:value-type="float">
            <text:p>2.033521E-06</text:p>
          </table:table-cell>
          <table:table-cell office:value-type="float" office:value="15.62129" calcext:value-type="float">
            <text:p>15.62129</text:p>
          </table:table-cell>
          <table:table-cell office:value-type="float" office:value="0.1238053" calcext:value-type="float">
            <text:p>0.1238053</text:p>
          </table:table-cell>
          <table:table-cell office:value-type="float" office:value="0.09648161" calcext:value-type="float">
            <text:p>0.09648161</text:p>
          </table:table-cell>
          <table:table-cell office:value-type="float" office:value="0.06485357" calcext:value-type="float">
            <text:p>0.06485357</text:p>
          </table:table-cell>
          <table:table-cell office:value-type="float" office:value="0.04562806" calcext:value-type="float">
            <text:p>0.04562806</text:p>
          </table:table-cell>
          <table:table-cell office:value-type="float" office:value="0.0418909" calcext:value-type="float">
            <text:p>0.0418909</text:p>
          </table:table-cell>
          <table:table-cell office:value-type="float" office:value="0.02285914" calcext:value-type="float">
            <text:p>0.02285914</text:p>
          </table:table-cell>
          <table:table-cell office:value-type="float" office:value="0.01662373" calcext:value-type="float">
            <text:p>0.01662373</text:p>
          </table:table-cell>
          <table:table-cell office:value-type="float" office:value="0.03291998" calcext:value-type="float">
            <text:p>0.03291998</text:p>
          </table:table-cell>
          <table:table-cell office:value-type="float" office:value="0.02657019" calcext:value-type="float">
            <text:p>0.02657019</text:p>
          </table:table-cell>
          <table:table-cell office:value-type="float" office:value="0.02247877" calcext:value-type="float">
            <text:p>0.02247877</text:p>
          </table:table-cell>
          <table:table-cell office:value-type="float" office:value="0.02071681" calcext:value-type="float">
            <text:p>0.02071681</text:p>
          </table:table-cell>
          <table:table-cell office:value-type="float" office:value="0.01748656" calcext:value-type="float">
            <text:p>0.01748656</text:p>
          </table:table-cell>
          <table:table-cell office:value-type="float" office:value="0.007235955" calcext:value-type="float">
            <text:p>0.007235955</text:p>
          </table:table-cell>
          <table:table-cell office:value-type="float" office:value="0.007368312" calcext:value-type="float">
            <text:p>0.007368312</text:p>
          </table:table-cell>
          <table:table-cell office:value-type="float" office:value="0" calcext:value-type="float">
            <text:p>0</text:p>
          </table:table-cell>
          <table:table-cell office:value-type="float" office:value="47.86846" calcext:value-type="float">
            <text:p>47.86846</text:p>
          </table:table-cell>
          <table:table-cell office:value-type="float" office:value="24.64016" calcext:value-type="float">
            <text:p>24.64016</text:p>
          </table:table-cell>
          <table:table-cell office:value-type="float" office:value="24.62585" calcext:value-type="float">
            <text:p>24.62585</text:p>
          </table:table-cell>
          <table:table-cell office:value-type="float" office:value="22.1722" calcext:value-type="float">
            <text:p>22.1722</text:p>
          </table:table-cell>
          <table:table-cell office:value-type="float" office:value="19.80529" calcext:value-type="float">
            <text:p>19.80529</text:p>
          </table:table-cell>
          <table:table-cell office:value-type="float" office:value="11.16849" calcext:value-type="float">
            <text:p>11.16849</text:p>
          </table:table-cell>
          <table:table-cell office:value-type="float" office:value="4.822867" calcext:value-type="float">
            <text:p>4.822867</text:p>
          </table:table-cell>
          <table:table-cell office:value-type="float" office:value="6.564495" calcext:value-type="float">
            <text:p>6.564495</text:p>
          </table:table-cell>
          <table:table-cell office:value-type="float" office:value="6.677737" calcext:value-type="float">
            <text:p>6.677737</text:p>
          </table:table-cell>
          <table:table-cell office:value-type="float" office:value="3.624241" calcext:value-type="float">
            <text:p>3.624241</text:p>
          </table:table-cell>
          <table:table-cell office:value-type="float" office:value="1.449988" calcext:value-type="float">
            <text:p>1.449988</text:p>
          </table:table-cell>
          <table:table-cell office:value-type="float" office:value="0.4824458" calcext:value-type="float">
            <text:p>0.4824458</text:p>
          </table:table-cell>
          <table:table-cell office:value-type="float" office:value="0.3658581" calcext:value-type="float">
            <text:p>0.3658581</text:p>
          </table:table-cell>
          <table:table-cell office:value-type="float" office:value="0.3314129" calcext:value-type="float">
            <text:p>0.3314129</text:p>
          </table:table-cell>
          <table:table-cell office:value-type="float" office:value="0" calcext:value-type="float">
            <text:p>0</text:p>
          </table:table-cell>
          <table:table-cell office:value-type="float" office:value="77.48034" calcext:value-type="float">
            <text:p>77.4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18319" calcext:value-type="float">
            <text:p>0.007118319</text:p>
          </table:table-cell>
          <table:table-cell office:value-type="float" office:value="0" calcext:value-type="float">
            <text:p>0</text:p>
          </table:table-cell>
          <table:table-cell office:value-type="float" office:value="-0.0000008781473" calcext:value-type="float">
            <text:p>-8.78147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29.98346" calcext:value-type="float">
            <text:p>29.98346</text:p>
          </table:table-cell>
          <table:table-cell office:value-type="float" office:value="1098.297" calcext:value-type="float">
            <text:p>1098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0344" calcext:value-type="float">
            <text:p>0.1730344</text:p>
          </table:table-cell>
          <table:table-cell office:value-type="float" office:value="16.53173" calcext:value-type="float">
            <text:p>16.53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040454" calcext:value-type="float">
            <text:p>-4.0454E-06</text:p>
          </table:table-cell>
          <table:table-cell office:value-type="float" office:value="0.00006478569" calcext:value-type="float">
            <text:p>6.478569E-05</text:p>
          </table:table-cell>
          <table:table-cell office:value-type="float" office:value="0.000003667652" calcext:value-type="float">
            <text:p>3.667652E-06</text:p>
          </table:table-cell>
          <table:table-cell office:value-type="float" office:value="15.61274" calcext:value-type="float">
            <text:p>15.61274</text:p>
          </table:table-cell>
          <table:table-cell office:value-type="float" office:value="0.132078" calcext:value-type="float">
            <text:p>0.132078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683431" calcext:value-type="float">
            <text:p>0.0683431</text:p>
          </table:table-cell>
          <table:table-cell office:value-type="float" office:value="0.04656596" calcext:value-type="float">
            <text:p>0.04656596</text:p>
          </table:table-cell>
          <table:table-cell office:value-type="float" office:value="0.04252586" calcext:value-type="float">
            <text:p>0.04252586</text:p>
          </table:table-cell>
          <table:table-cell office:value-type="float" office:value="0.02309358" calcext:value-type="float">
            <text:p>0.02309358</text:p>
          </table:table-cell>
          <table:table-cell office:value-type="float" office:value="0.01678104" calcext:value-type="float">
            <text:p>0.01678104</text:p>
          </table:table-cell>
          <table:table-cell office:value-type="float" office:value="0.03310189" calcext:value-type="float">
            <text:p>0.03310189</text:p>
          </table:table-cell>
          <table:table-cell office:value-type="float" office:value="0.02664549" calcext:value-type="float">
            <text:p>0.02664549</text:p>
          </table:table-cell>
          <table:table-cell office:value-type="float" office:value="0.02250671" calcext:value-type="float">
            <text:p>0.02250671</text:p>
          </table:table-cell>
          <table:table-cell office:value-type="float" office:value="0.02072836" calcext:value-type="float">
            <text:p>0.02072836</text:p>
          </table:table-cell>
          <table:table-cell office:value-type="float" office:value="0.01749167" calcext:value-type="float">
            <text:p>0.01749167</text:p>
          </table:table-cell>
          <table:table-cell office:value-type="float" office:value="0.007232308" calcext:value-type="float">
            <text:p>0.007232308</text:p>
          </table:table-cell>
          <table:table-cell office:value-type="float" office:value="0.007365555" calcext:value-type="float">
            <text:p>0.007365555</text:p>
          </table:table-cell>
          <table:table-cell office:value-type="float" office:value="0" calcext:value-type="float">
            <text:p>0</text:p>
          </table:table-cell>
          <table:table-cell office:value-type="float" office:value="51.16999" calcext:value-type="float">
            <text:p>51.16999</text:p>
          </table:table-cell>
          <table:table-cell office:value-type="float" office:value="24.6384" calcext:value-type="float">
            <text:p>24.6384</text:p>
          </table:table-cell>
          <table:table-cell office:value-type="float" office:value="24.63677" calcext:value-type="float">
            <text:p>24.63677</text:p>
          </table:table-cell>
          <table:table-cell office:value-type="float" office:value="22.82548" calcext:value-type="float">
            <text:p>22.82548</text:p>
          </table:table-cell>
          <table:table-cell office:value-type="float" office:value="19.30467" calcext:value-type="float">
            <text:p>19.30467</text:p>
          </table:table-cell>
          <table:table-cell office:value-type="float" office:value="11.02686" calcext:value-type="float">
            <text:p>11.02686</text:p>
          </table:table-cell>
          <table:table-cell office:value-type="float" office:value="4.839228" calcext:value-type="float">
            <text:p>4.839228</text:p>
          </table:table-cell>
          <table:table-cell office:value-type="float" office:value="6.560933" calcext:value-type="float">
            <text:p>6.560933</text:p>
          </table:table-cell>
          <table:table-cell office:value-type="float" office:value="6.67429" calcext:value-type="float">
            <text:p>6.67429</text:p>
          </table:table-cell>
          <table:table-cell office:value-type="float" office:value="3.625786" calcext:value-type="float">
            <text:p>3.625786</text:p>
          </table:table-cell>
          <table:table-cell office:value-type="float" office:value="1.453937" calcext:value-type="float">
            <text:p>1.453937</text:p>
          </table:table-cell>
          <table:table-cell office:value-type="float" office:value="0.4839191" calcext:value-type="float">
            <text:p>0.4839191</text:p>
          </table:table-cell>
          <table:table-cell office:value-type="float" office:value="0.3660402" calcext:value-type="float">
            <text:p>0.3660402</text:p>
          </table:table-cell>
          <table:table-cell office:value-type="float" office:value="0.3314764" calcext:value-type="float">
            <text:p>0.3314764</text:p>
          </table:table-cell>
          <table:table-cell office:value-type="float" office:value="0" calcext:value-type="float">
            <text:p>0</text:p>
          </table:table-cell>
          <table:table-cell office:value-type="float" office:value="77.6973" calcext:value-type="float">
            <text:p>77.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8825" calcext:value-type="float">
            <text:p>0.01388825</text:p>
          </table:table-cell>
          <table:table-cell office:value-type="float" office:value="0" calcext:value-type="float">
            <text:p>0</text:p>
          </table:table-cell>
          <table:table-cell office:value-type="float" office:value="-0.000001711718" calcext:value-type="float">
            <text:p>-1.71171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29.98346" calcext:value-type="float">
            <text:p>29.98346</text:p>
          </table:table-cell>
          <table:table-cell office:value-type="float" office:value="1098.288" calcext:value-type="float">
            <text:p>1098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2142" calcext:value-type="float">
            <text:p>0.1742142</text:p>
          </table:table-cell>
          <table:table-cell office:value-type="float" office:value="16.53577" calcext:value-type="float">
            <text:p>16.535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456712" calcext:value-type="float">
            <text:p>2.45671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764" calcext:value-type="float">
            <text:p>1.77764E-08</text:p>
          </table:table-cell>
          <table:table-cell office:value-type="float" office:value="-0.000005882403" calcext:value-type="float">
            <text:p>-5.882403E-06</text:p>
          </table:table-cell>
          <table:table-cell office:value-type="float" office:value="0.00009741888" calcext:value-type="float">
            <text:p>9.741888E-05</text:p>
          </table:table-cell>
          <table:table-cell office:value-type="float" office:value="0.000005981616" calcext:value-type="float">
            <text:p>5.981616E-06</text:p>
          </table:table-cell>
          <table:table-cell office:value-type="float" office:value="15.60687" calcext:value-type="float">
            <text:p>15.60687</text:p>
          </table:table-cell>
          <table:table-cell office:value-type="float" office:value="0.1462224" calcext:value-type="float">
            <text:p>0.1462224</text:p>
          </table:table-cell>
          <table:table-cell office:value-type="float" office:value="0.1046904" calcext:value-type="float">
            <text:p>0.1046904</text:p>
          </table:table-cell>
          <table:table-cell office:value-type="float" office:value="0.07148542" calcext:value-type="float">
            <text:p>0.07148542</text:p>
          </table:table-cell>
          <table:table-cell office:value-type="float" office:value="0.04745732" calcext:value-type="float">
            <text:p>0.04745732</text:p>
          </table:table-cell>
          <table:table-cell office:value-type="float" office:value="0.0433616" calcext:value-type="float">
            <text:p>0.0433616</text:p>
          </table:table-cell>
          <table:table-cell office:value-type="float" office:value="0.02329036" calcext:value-type="float">
            <text:p>0.02329036</text:p>
          </table:table-cell>
          <table:table-cell office:value-type="float" office:value="0.01692606" calcext:value-type="float">
            <text:p>0.01692606</text:p>
          </table:table-cell>
          <table:table-cell office:value-type="float" office:value="0.03328379" calcext:value-type="float">
            <text:p>0.03328379</text:p>
          </table:table-cell>
          <table:table-cell office:value-type="float" office:value="0.0267229" calcext:value-type="float">
            <text:p>0.0267229</text:p>
          </table:table-cell>
          <table:table-cell office:value-type="float" office:value="0.02253596" calcext:value-type="float">
            <text:p>0.02253596</text:p>
          </table:table-cell>
          <table:table-cell office:value-type="float" office:value="0.02074033" calcext:value-type="float">
            <text:p>0.02074033</text:p>
          </table:table-cell>
          <table:table-cell office:value-type="float" office:value="0.01749703" calcext:value-type="float">
            <text:p>0.01749703</text:p>
          </table:table-cell>
          <table:table-cell office:value-type="float" office:value="0.00722909" calcext:value-type="float">
            <text:p>0.00722909</text:p>
          </table:table-cell>
          <table:table-cell office:value-type="float" office:value="0.007364098" calcext:value-type="float">
            <text:p>0.007364098</text:p>
          </table:table-cell>
          <table:table-cell office:value-type="float" office:value="0" calcext:value-type="float">
            <text:p>0</text:p>
          </table:table-cell>
          <table:table-cell office:value-type="float" office:value="59.84641" calcext:value-type="float">
            <text:p>59.84641</text:p>
          </table:table-cell>
          <table:table-cell office:value-type="float" office:value="24.67673" calcext:value-type="float">
            <text:p>24.67673</text:p>
          </table:table-cell>
          <table:table-cell office:value-type="float" office:value="24.69771" calcext:value-type="float">
            <text:p>24.69771</text:p>
          </table:table-cell>
          <table:table-cell office:value-type="float" office:value="23.30846" calcext:value-type="float">
            <text:p>23.30846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10.87697" calcext:value-type="float">
            <text:p>10.87697</text:p>
          </table:table-cell>
          <table:table-cell office:value-type="float" office:value="4.854662" calcext:value-type="float">
            <text:p>4.854662</text:p>
          </table:table-cell>
          <table:table-cell office:value-type="float" office:value="6.557333" calcext:value-type="float">
            <text:p>6.557333</text:p>
          </table:table-cell>
          <table:table-cell office:value-type="float" office:value="6.670575" calcext:value-type="float">
            <text:p>6.670575</text:p>
          </table:table-cell>
          <table:table-cell office:value-type="float" office:value="3.627129" calcext:value-type="float">
            <text:p>3.627129</text:p>
          </table:table-cell>
          <table:table-cell office:value-type="float" office:value="1.457682" calcext:value-type="float">
            <text:p>1.457682</text:p>
          </table:table-cell>
          <table:table-cell office:value-type="float" office:value="0.4853678" calcext:value-type="float">
            <text:p>0.4853678</text:p>
          </table:table-cell>
          <table:table-cell office:value-type="float" office:value="0.3663033" calcext:value-type="float">
            <text:p>0.3663033</text:p>
          </table:table-cell>
          <table:table-cell office:value-type="float" office:value="0.3315302" calcext:value-type="float">
            <text:p>0.3315302</text:p>
          </table:table-cell>
          <table:table-cell office:value-type="float" office:value="0" calcext:value-type="float">
            <text:p>0</text:p>
          </table:table-cell>
          <table:table-cell office:value-type="float" office:value="78.11818" calcext:value-type="float">
            <text:p>78.1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7659" calcext:value-type="float">
            <text:p>0.01907659</text:p>
          </table:table-cell>
          <table:table-cell office:value-type="float" office:value="0" calcext:value-type="float">
            <text:p>0</text:p>
          </table:table-cell>
          <table:table-cell office:value-type="float" office:value="-0.000002519291" calcext:value-type="float">
            <text:p>-2.519291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29.98421" calcext:value-type="float">
            <text:p>29.98421</text:p>
          </table:table-cell>
          <table:table-cell office:value-type="float" office:value="1098.281" calcext:value-type="float">
            <text:p>1098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1547" calcext:value-type="float">
            <text:p>0.1751547</text:p>
          </table:table-cell>
          <table:table-cell office:value-type="float" office:value="16.53898" calcext:value-type="float">
            <text:p>16.538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79129" calcext:value-type="float">
            <text:p>4.77912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294094" calcext:value-type="float">
            <text:p>3.294094E-08</text:p>
          </table:table-cell>
          <table:table-cell office:value-type="float" office:value="-0.000007371829" calcext:value-type="float">
            <text:p>-7.371829E-06</text:p>
          </table:table-cell>
          <table:table-cell office:value-type="float" office:value="0.0001284524" calcext:value-type="float">
            <text:p>0.0001284524</text:p>
          </table:table-cell>
          <table:table-cell office:value-type="float" office:value="0.000009092187" calcext:value-type="float">
            <text:p>9.092187E-06</text:p>
          </table:table-cell>
          <table:table-cell office:value-type="float" office:value="15.60276" calcext:value-type="float">
            <text:p>15.60276</text:p>
          </table:table-cell>
          <table:table-cell office:value-type="float" office:value="0.1545228" calcext:value-type="float">
            <text:p>0.1545228</text:p>
          </table:table-cell>
          <table:table-cell office:value-type="float" office:value="0.1065261" calcext:value-type="float">
            <text:p>0.1065261</text:p>
          </table:table-cell>
          <table:table-cell office:value-type="float" office:value="0.07285125" calcext:value-type="float">
            <text:p>0.07285125</text:p>
          </table:table-cell>
          <table:table-cell office:value-type="float" office:value="0.04818568" calcext:value-type="float">
            <text:p>0.04818568</text:p>
          </table:table-cell>
          <table:table-cell office:value-type="float" office:value="0.04412136" calcext:value-type="float">
            <text:p>0.04412136</text:p>
          </table:table-cell>
          <table:table-cell office:value-type="float" office:value="0.0234406" calcext:value-type="float">
            <text:p>0.0234406</text:p>
          </table:table-cell>
          <table:table-cell office:value-type="float" office:value="0.01703931" calcext:value-type="float">
            <text:p>0.01703931</text:p>
          </table:table-cell>
          <table:table-cell office:value-type="float" office:value="0.03346075" calcext:value-type="float">
            <text:p>0.03346075</text:p>
          </table:table-cell>
          <table:table-cell office:value-type="float" office:value="0.02680134" calcext:value-type="float">
            <text:p>0.02680134</text:p>
          </table:table-cell>
          <table:table-cell office:value-type="float" office:value="0.02256633" calcext:value-type="float">
            <text:p>0.02256633</text:p>
          </table:table-cell>
          <table:table-cell office:value-type="float" office:value="0.02075273" calcext:value-type="float">
            <text:p>0.02075273</text:p>
          </table:table-cell>
          <table:table-cell office:value-type="float" office:value="0.01750272" calcext:value-type="float">
            <text:p>0.01750272</text:p>
          </table:table-cell>
          <table:table-cell office:value-type="float" office:value="0.007226279" calcext:value-type="float">
            <text:p>0.007226279</text:p>
          </table:table-cell>
          <table:table-cell office:value-type="float" office:value="0.007364155" calcext:value-type="float">
            <text:p>0.007364155</text:p>
          </table:table-cell>
          <table:table-cell office:value-type="float" office:value="0" calcext:value-type="float">
            <text:p>0</text:p>
          </table:table-cell>
          <table:table-cell office:value-type="float" office:value="67.20022" calcext:value-type="float">
            <text:p>67.20022</text:p>
          </table:table-cell>
          <table:table-cell office:value-type="float" office:value="24.87319" calcext:value-type="float">
            <text:p>24.87319</text:p>
          </table:table-cell>
          <table:table-cell office:value-type="float" office:value="24.8055" calcext:value-type="float">
            <text:p>24.8055</text:p>
          </table:table-cell>
          <table:table-cell office:value-type="float" office:value="23.59779" calcext:value-type="float">
            <text:p>23.59779</text:p>
          </table:table-cell>
          <table:table-cell office:value-type="float" office:value="19.09218" calcext:value-type="float">
            <text:p>19.09218</text:p>
          </table:table-cell>
          <table:table-cell office:value-type="float" office:value="10.74642" calcext:value-type="float">
            <text:p>10.74642</text:p>
          </table:table-cell>
          <table:table-cell office:value-type="float" office:value="4.867444" calcext:value-type="float">
            <text:p>4.867444</text:p>
          </table:table-cell>
          <table:table-cell office:value-type="float" office:value="6.552681" calcext:value-type="float">
            <text:p>6.552681</text:p>
          </table:table-cell>
          <table:table-cell office:value-type="float" office:value="6.66654" calcext:value-type="float">
            <text:p>6.66654</text:p>
          </table:table-cell>
          <table:table-cell office:value-type="float" office:value="3.62826" calcext:value-type="float">
            <text:p>3.62826</text:p>
          </table:table-cell>
          <table:table-cell office:value-type="float" office:value="1.461243" calcext:value-type="float">
            <text:p>1.461243</text:p>
          </table:table-cell>
          <table:table-cell office:value-type="float" office:value="0.4868008" calcext:value-type="float">
            <text:p>0.4868008</text:p>
          </table:table-cell>
          <table:table-cell office:value-type="float" office:value="0.3666544" calcext:value-type="float">
            <text:p>0.3666544</text:p>
          </table:table-cell>
          <table:table-cell office:value-type="float" office:value="0.3315654" calcext:value-type="float">
            <text:p>0.3315654</text:p>
          </table:table-cell>
          <table:table-cell office:value-type="float" office:value="0" calcext:value-type="float">
            <text:p>0</text:p>
          </table:table-cell>
          <table:table-cell office:value-type="float" office:value="78.54974" calcext:value-type="float">
            <text:p>78.5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437" calcext:value-type="float">
            <text:p>0.02319437</text:p>
          </table:table-cell>
          <table:table-cell office:value-type="float" office:value="0" calcext:value-type="float">
            <text:p>0</text:p>
          </table:table-cell>
          <table:table-cell office:value-type="float" office:value="-0.000003335395" calcext:value-type="float">
            <text:p>-3.335395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29.99067" calcext:value-type="float">
            <text:p>29.99067</text:p>
          </table:table-cell>
          <table:table-cell office:value-type="float" office:value="1098.275" calcext:value-type="float">
            <text:p>1098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7908" calcext:value-type="float">
            <text:p>0.1747908</text:p>
          </table:table-cell>
          <table:table-cell office:value-type="float" office:value="16.53695" calcext:value-type="float">
            <text:p>16.536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1017416" calcext:value-type="float">
            <text:p>-1.017416E-05</text:p>
          </table:table-cell>
          <table:table-cell office:value-type="float" office:value="0.0001555222" calcext:value-type="float">
            <text:p>0.0001555222</text:p>
          </table:table-cell>
          <table:table-cell office:value-type="float" office:value="0.00001660891" calcext:value-type="float">
            <text:p>1.660891E-05</text:p>
          </table:table-cell>
          <table:table-cell office:value-type="float" office:value="15.611" calcext:value-type="float">
            <text:p>15.611</text:p>
          </table:table-cell>
          <table:table-cell office:value-type="float" office:value="0.1540893" calcext:value-type="float">
            <text:p>0.1540893</text:p>
          </table:table-cell>
          <table:table-cell office:value-type="float" office:value="0.1047065" calcext:value-type="float">
            <text:p>0.1047065</text:p>
          </table:table-cell>
          <table:table-cell office:value-type="float" office:value="0.07253757" calcext:value-type="float">
            <text:p>0.07253757</text:p>
          </table:table-cell>
          <table:table-cell office:value-type="float" office:value="0.04878578" calcext:value-type="float">
            <text:p>0.04878578</text:p>
          </table:table-cell>
          <table:table-cell office:value-type="float" office:value="0.04460467" calcext:value-type="float">
            <text:p>0.04460467</text:p>
          </table:table-cell>
          <table:table-cell office:value-type="float" office:value="0.02355308" calcext:value-type="float">
            <text:p>0.02355308</text:p>
          </table:table-cell>
          <table:table-cell office:value-type="float" office:value="0.01714161" calcext:value-type="float">
            <text:p>0.01714161</text:p>
          </table:table-cell>
          <table:table-cell office:value-type="float" office:value="0.0336298" calcext:value-type="float">
            <text:p>0.0336298</text:p>
          </table:table-cell>
          <table:table-cell office:value-type="float" office:value="0.02687935" calcext:value-type="float">
            <text:p>0.02687935</text:p>
          </table:table-cell>
          <table:table-cell office:value-type="float" office:value="0.02259757" calcext:value-type="float">
            <text:p>0.02259757</text:p>
          </table:table-cell>
          <table:table-cell office:value-type="float" office:value="0.02076554" calcext:value-type="float">
            <text:p>0.02076554</text:p>
          </table:table-cell>
          <table:table-cell office:value-type="float" office:value="0.0175088" calcext:value-type="float">
            <text:p>0.0175088</text:p>
          </table:table-cell>
          <table:table-cell office:value-type="float" office:value="0.007223787" calcext:value-type="float">
            <text:p>0.007223787</text:p>
          </table:table-cell>
          <table:table-cell office:value-type="float" office:value="0.007365739" calcext:value-type="float">
            <text:p>0.007365739</text:p>
          </table:table-cell>
          <table:table-cell office:value-type="float" office:value="0" calcext:value-type="float">
            <text:p>0</text:p>
          </table:table-cell>
          <table:table-cell office:value-type="float" office:value="79.45733" calcext:value-type="float">
            <text:p>79.45733</text:p>
          </table:table-cell>
          <table:table-cell office:value-type="float" office:value="25.69227" calcext:value-type="float">
            <text:p>25.69227</text:p>
          </table:table-cell>
          <table:table-cell office:value-type="float" office:value="24.98486" calcext:value-type="float">
            <text:p>24.98486</text:p>
          </table:table-cell>
          <table:table-cell office:value-type="float" office:value="23.90348" calcext:value-type="float">
            <text:p>23.90348</text:p>
          </table:table-cell>
          <table:table-cell office:value-type="float" office:value="18.91425" calcext:value-type="float">
            <text:p>18.91425</text:p>
          </table:table-cell>
          <table:table-cell office:value-type="float" office:value="10.6386" calcext:value-type="float">
            <text:p>10.6386</text:p>
          </table:table-cell>
          <table:table-cell office:value-type="float" office:value="4.886961" calcext:value-type="float">
            <text:p>4.886961</text:p>
          </table:table-cell>
          <table:table-cell office:value-type="float" office:value="6.547788" calcext:value-type="float">
            <text:p>6.547788</text:p>
          </table:table-cell>
          <table:table-cell office:value-type="float" office:value="6.662114" calcext:value-type="float">
            <text:p>6.662114</text:p>
          </table:table-cell>
          <table:table-cell office:value-type="float" office:value="3.629146" calcext:value-type="float">
            <text:p>3.629146</text:p>
          </table:table-cell>
          <table:table-cell office:value-type="float" office:value="1.46463" calcext:value-type="float">
            <text:p>1.46463</text:p>
          </table:table-cell>
          <table:table-cell office:value-type="float" office:value="0.4882209" calcext:value-type="float">
            <text:p>0.4882209</text:p>
          </table:table-cell>
          <table:table-cell office:value-type="float" office:value="0.367076" calcext:value-type="float">
            <text:p>0.367076</text:p>
          </table:table-cell>
          <table:table-cell office:value-type="float" office:value="0.3315889" calcext:value-type="float">
            <text:p>0.3315889</text:p>
          </table:table-cell>
          <table:table-cell office:value-type="float" office:value="0" calcext:value-type="float">
            <text:p>0</text:p>
          </table:table-cell>
          <table:table-cell office:value-type="float" office:value="78.17577" calcext:value-type="float">
            <text:p>78.1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9485" calcext:value-type="float">
            <text:p>0.02079485</text:p>
          </table:table-cell>
          <table:table-cell office:value-type="float" office:value="0" calcext:value-type="float">
            <text:p>0</text:p>
          </table:table-cell>
          <table:table-cell office:value-type="float" office:value="-0.000004229993" calcext:value-type="float">
            <text:p>-4.229993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9.99074" calcext:value-type="float">
            <text:p>29.99074</text:p>
          </table:table-cell>
          <table:table-cell office:value-type="float" office:value="1098.269" calcext:value-type="float">
            <text:p>1098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4315" calcext:value-type="float">
            <text:p>0.1744315</text:p>
          </table:table-cell>
          <table:table-cell office:value-type="float" office:value="16.54209" calcext:value-type="float">
            <text:p>16.542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1267295" calcext:value-type="float">
            <text:p>-1.267295E-05</text:p>
          </table:table-cell>
          <table:table-cell office:value-type="float" office:value="0.0001781396" calcext:value-type="float">
            <text:p>0.0001781396</text:p>
          </table:table-cell>
          <table:table-cell office:value-type="float" office:value="0.00002027222" calcext:value-type="float">
            <text:p>2.027222E-05</text:p>
          </table:table-cell>
          <table:table-cell office:value-type="float" office:value="15.60522" calcext:value-type="float">
            <text:p>15.60522</text:p>
          </table:table-cell>
          <table:table-cell office:value-type="float" office:value="0.1425261" calcext:value-type="float">
            <text:p>0.1425261</text:p>
          </table:table-cell>
          <table:table-cell office:value-type="float" office:value="0.101684" calcext:value-type="float">
            <text:p>0.101684</text:p>
          </table:table-cell>
          <table:table-cell office:value-type="float" office:value="0.07149358" calcext:value-type="float">
            <text:p>0.07149358</text:p>
          </table:table-cell>
          <table:table-cell office:value-type="float" office:value="0.04913132" calcext:value-type="float">
            <text:p>0.04913132</text:p>
          </table:table-cell>
          <table:table-cell office:value-type="float" office:value="0.04505342" calcext:value-type="float">
            <text:p>0.04505342</text:p>
          </table:table-cell>
          <table:table-cell office:value-type="float" office:value="0.02361869" calcext:value-type="float">
            <text:p>0.02361869</text:p>
          </table:table-cell>
          <table:table-cell office:value-type="float" office:value="0.01722437" calcext:value-type="float">
            <text:p>0.01722437</text:p>
          </table:table-cell>
          <table:table-cell office:value-type="float" office:value="0.03378985" calcext:value-type="float">
            <text:p>0.03378985</text:p>
          </table:table-cell>
          <table:table-cell office:value-type="float" office:value="0.02695573" calcext:value-type="float">
            <text:p>0.02695573</text:p>
          </table:table-cell>
          <table:table-cell office:value-type="float" office:value="0.02262936" calcext:value-type="float">
            <text:p>0.02262936</text:p>
          </table:table-cell>
          <table:table-cell office:value-type="float" office:value="0.02077874" calcext:value-type="float">
            <text:p>0.02077874</text:p>
          </table:table-cell>
          <table:table-cell office:value-type="float" office:value="0.01751511" calcext:value-type="float">
            <text:p>0.01751511</text:p>
          </table:table-cell>
          <table:table-cell office:value-type="float" office:value="0.007220841" calcext:value-type="float">
            <text:p>0.007220841</text:p>
          </table:table-cell>
          <table:table-cell office:value-type="float" office:value="0.007365264" calcext:value-type="float">
            <text:p>0.007365264</text:p>
          </table:table-cell>
          <table:table-cell office:value-type="float" office:value="0" calcext:value-type="float">
            <text:p>0</text:p>
          </table:table-cell>
          <table:table-cell office:value-type="float" office:value="71.09289" calcext:value-type="float">
            <text:p>71.09289</text:p>
          </table:table-cell>
          <table:table-cell office:value-type="float" office:value="27.06921" calcext:value-type="float">
            <text:p>27.06921</text:p>
          </table:table-cell>
          <table:table-cell office:value-type="float" office:value="25.22494" calcext:value-type="float">
            <text:p>25.22494</text:p>
          </table:table-cell>
          <table:table-cell office:value-type="float" office:value="24.17527" calcext:value-type="float">
            <text:p>24.17527</text:p>
          </table:table-cell>
          <table:table-cell office:value-type="float" office:value="18.74194" calcext:value-type="float">
            <text:p>18.74194</text:p>
          </table:table-cell>
          <table:table-cell office:value-type="float" office:value="10.52262" calcext:value-type="float">
            <text:p>10.52262</text:p>
          </table:table-cell>
          <table:table-cell office:value-type="float" office:value="4.904522" calcext:value-type="float">
            <text:p>4.904522</text:p>
          </table:table-cell>
          <table:table-cell office:value-type="float" office:value="6.54367" calcext:value-type="float">
            <text:p>6.54367</text:p>
          </table:table-cell>
          <table:table-cell office:value-type="float" office:value="6.657436" calcext:value-type="float">
            <text:p>6.657436</text:p>
          </table:table-cell>
          <table:table-cell office:value-type="float" office:value="3.629766" calcext:value-type="float">
            <text:p>3.629766</text:p>
          </table:table-cell>
          <table:table-cell office:value-type="float" office:value="1.467846" calcext:value-type="float">
            <text:p>1.467846</text:p>
          </table:table-cell>
          <table:table-cell office:value-type="float" office:value="0.4896021" calcext:value-type="float">
            <text:p>0.4896021</text:p>
          </table:table-cell>
          <table:table-cell office:value-type="float" office:value="0.3673697" calcext:value-type="float">
            <text:p>0.3673697</text:p>
          </table:table-cell>
          <table:table-cell office:value-type="float" office:value="0.3316163" calcext:value-type="float">
            <text:p>0.3316163</text:p>
          </table:table-cell>
          <table:table-cell office:value-type="float" office:value="0" calcext:value-type="float">
            <text:p>0</text:p>
          </table:table-cell>
          <table:table-cell office:value-type="float" office:value="77.98106" calcext:value-type="float">
            <text:p>77.9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55374" calcext:value-type="float">
            <text:p>0.02555374</text:p>
          </table:table-cell>
          <table:table-cell office:value-type="float" office:value="0" calcext:value-type="float">
            <text:p>0</text:p>
          </table:table-cell>
          <table:table-cell office:value-type="float" office:value="-0.000005066478" calcext:value-type="float">
            <text:p>-5.066478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29.99173" calcext:value-type="float">
            <text:p>29.99173</text:p>
          </table:table-cell>
          <table:table-cell office:value-type="float" office:value="1098.263" calcext:value-type="float">
            <text:p>1098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2468" calcext:value-type="float">
            <text:p>0.1752468</text:p>
          </table:table-cell>
          <table:table-cell office:value-type="float" office:value="16.54492" calcext:value-type="float">
            <text:p>16.544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1635657" calcext:value-type="float">
            <text:p>-1.635657E-05</text:p>
          </table:table-cell>
          <table:table-cell office:value-type="float" office:value="0.0002032265" calcext:value-type="float">
            <text:p>0.0002032265</text:p>
          </table:table-cell>
          <table:table-cell office:value-type="float" office:value="0.00002369129" calcext:value-type="float">
            <text:p>2.369129E-05</text:p>
          </table:table-cell>
          <table:table-cell office:value-type="float" office:value="15.60179" calcext:value-type="float">
            <text:p>15.60179</text:p>
          </table:table-cell>
          <table:table-cell office:value-type="float" office:value="0.1402081" calcext:value-type="float">
            <text:p>0.1402081</text:p>
          </table:table-cell>
          <table:table-cell office:value-type="float" office:value="0.1018214" calcext:value-type="float">
            <text:p>0.1018214</text:p>
          </table:table-cell>
          <table:table-cell office:value-type="float" office:value="0.07078213" calcext:value-type="float">
            <text:p>0.07078213</text:p>
          </table:table-cell>
          <table:table-cell office:value-type="float" office:value="0.0493133" calcext:value-type="float">
            <text:p>0.0493133</text:p>
          </table:table-cell>
          <table:table-cell office:value-type="float" office:value="0.04560953" calcext:value-type="float">
            <text:p>0.04560953</text:p>
          </table:table-cell>
          <table:table-cell office:value-type="float" office:value="0.0236841" calcext:value-type="float">
            <text:p>0.0236841</text:p>
          </table:table-cell>
          <table:table-cell office:value-type="float" office:value="0.01729859" calcext:value-type="float">
            <text:p>0.01729859</text:p>
          </table:table-cell>
          <table:table-cell office:value-type="float" office:value="0.03394173" calcext:value-type="float">
            <text:p>0.03394173</text:p>
          </table:table-cell>
          <table:table-cell office:value-type="float" office:value="0.0270297" calcext:value-type="float">
            <text:p>0.0270297</text:p>
          </table:table-cell>
          <table:table-cell office:value-type="float" office:value="0.02266136" calcext:value-type="float">
            <text:p>0.02266136</text:p>
          </table:table-cell>
          <table:table-cell office:value-type="float" office:value="0.02079222" calcext:value-type="float">
            <text:p>0.02079222</text:p>
          </table:table-cell>
          <table:table-cell office:value-type="float" office:value="0.01752157" calcext:value-type="float">
            <text:p>0.01752157</text:p>
          </table:table-cell>
          <table:table-cell office:value-type="float" office:value="0.007217873" calcext:value-type="float">
            <text:p>0.007217873</text:p>
          </table:table-cell>
          <table:table-cell office:value-type="float" office:value="0.007364321" calcext:value-type="float">
            <text:p>0.007364321</text:p>
          </table:table-cell>
          <table:table-cell office:value-type="float" office:value="0" calcext:value-type="float">
            <text:p>0</text:p>
          </table:table-cell>
          <table:table-cell office:value-type="float" office:value="65.92971" calcext:value-type="float">
            <text:p>65.92971</text:p>
          </table:table-cell>
          <table:table-cell office:value-type="float" office:value="27.59368" calcext:value-type="float">
            <text:p>27.59368</text:p>
          </table:table-cell>
          <table:table-cell office:value-type="float" office:value="25.33551" calcext:value-type="float">
            <text:p>25.33551</text:p>
          </table:table-cell>
          <table:table-cell office:value-type="float" office:value="24.33217" calcext:value-type="float">
            <text:p>24.33217</text:p>
          </table:table-cell>
          <table:table-cell office:value-type="float" office:value="18.75637" calcext:value-type="float">
            <text:p>18.75637</text:p>
          </table:table-cell>
          <table:table-cell office:value-type="float" office:value="10.41527" calcext:value-type="float">
            <text:p>10.41527</text:p>
          </table:table-cell>
          <table:table-cell office:value-type="float" office:value="4.918236" calcext:value-type="float">
            <text:p>4.918236</text:p>
          </table:table-cell>
          <table:table-cell office:value-type="float" office:value="6.540448" calcext:value-type="float">
            <text:p>6.540448</text:p>
          </table:table-cell>
          <table:table-cell office:value-type="float" office:value="6.652658" calcext:value-type="float">
            <text:p>6.652658</text:p>
          </table:table-cell>
          <table:table-cell office:value-type="float" office:value="3.630114" calcext:value-type="float">
            <text:p>3.630114</text:p>
          </table:table-cell>
          <table:table-cell office:value-type="float" office:value="1.470886" calcext:value-type="float">
            <text:p>1.470886</text:p>
          </table:table-cell>
          <table:table-cell office:value-type="float" office:value="0.4909365" calcext:value-type="float">
            <text:p>0.4909365</text:p>
          </table:table-cell>
          <table:table-cell office:value-type="float" office:value="0.3676121" calcext:value-type="float">
            <text:p>0.3676121</text:p>
          </table:table-cell>
          <table:table-cell office:value-type="float" office:value="0.3316688" calcext:value-type="float">
            <text:p>0.3316688</text:p>
          </table:table-cell>
          <table:table-cell office:value-type="float" office:value="0" calcext:value-type="float">
            <text:p>0</text:p>
          </table:table-cell>
          <table:table-cell office:value-type="float" office:value="78.59576" calcext:value-type="float">
            <text:p>78.5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8507" calcext:value-type="float">
            <text:p>0.02918507</text:p>
          </table:table-cell>
          <table:table-cell office:value-type="float" office:value="0" calcext:value-type="float">
            <text:p>0</text:p>
          </table:table-cell>
          <table:table-cell office:value-type="float" office:value="-0.000005873382" calcext:value-type="float">
            <text:p>-5.873382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30.01029" calcext:value-type="float">
            <text:p>30.01029</text:p>
          </table:table-cell>
          <table:table-cell office:value-type="float" office:value="1098.259" calcext:value-type="float">
            <text:p>1098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6778" calcext:value-type="float">
            <text:p>0.1736778</text:p>
          </table:table-cell>
          <table:table-cell office:value-type="float" office:value="16.53075" calcext:value-type="float">
            <text:p>16.530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27314" calcext:value-type="float">
            <text:p>-2.7314E-05</text:p>
          </table:table-cell>
          <table:table-cell office:value-type="float" office:value="0.0002269202" calcext:value-type="float">
            <text:p>0.0002269202</text:p>
          </table:table-cell>
          <table:table-cell office:value-type="float" office:value="0.00003987072" calcext:value-type="float">
            <text:p>3.987072E-05</text:p>
          </table:table-cell>
          <table:table-cell office:value-type="float" office:value="15.63612" calcext:value-type="float">
            <text:p>15.63612</text:p>
          </table:table-cell>
          <table:table-cell office:value-type="float" office:value="0.1159313" calcext:value-type="float">
            <text:p>0.1159313</text:p>
          </table:table-cell>
          <table:table-cell office:value-type="float" office:value="0.09987489" calcext:value-type="float">
            <text:p>0.09987489</text:p>
          </table:table-cell>
          <table:table-cell office:value-type="float" office:value="0.07005997" calcext:value-type="float">
            <text:p>0.07005997</text:p>
          </table:table-cell>
          <table:table-cell office:value-type="float" office:value="0.04924398" calcext:value-type="float">
            <text:p>0.04924398</text:p>
          </table:table-cell>
          <table:table-cell office:value-type="float" office:value="0.0461018" calcext:value-type="float">
            <text:p>0.0461018</text:p>
          </table:table-cell>
          <table:table-cell office:value-type="float" office:value="0.02373769" calcext:value-type="float">
            <text:p>0.02373769</text:p>
          </table:table-cell>
          <table:table-cell office:value-type="float" office:value="0.01735865" calcext:value-type="float">
            <text:p>0.01735865</text:p>
          </table:table-cell>
          <table:table-cell office:value-type="float" office:value="0.03408526" calcext:value-type="float">
            <text:p>0.03408526</text:p>
          </table:table-cell>
          <table:table-cell office:value-type="float" office:value="0.02710107" calcext:value-type="float">
            <text:p>0.02710107</text:p>
          </table:table-cell>
          <table:table-cell office:value-type="float" office:value="0.02269327" calcext:value-type="float">
            <text:p>0.02269327</text:p>
          </table:table-cell>
          <table:table-cell office:value-type="float" office:value="0.02080594" calcext:value-type="float">
            <text:p>0.02080594</text:p>
          </table:table-cell>
          <table:table-cell office:value-type="float" office:value="0.01752836" calcext:value-type="float">
            <text:p>0.01752836</text:p>
          </table:table-cell>
          <table:table-cell office:value-type="float" office:value="0.007215635" calcext:value-type="float">
            <text:p>0.007215635</text:p>
          </table:table-cell>
          <table:table-cell office:value-type="float" office:value="0.007366351" calcext:value-type="float">
            <text:p>0.007366351</text:p>
          </table:table-cell>
          <table:table-cell office:value-type="float" office:value="0" calcext:value-type="float">
            <text:p>0</text:p>
          </table:table-cell>
          <table:table-cell office:value-type="float" office:value="66.68959" calcext:value-type="float">
            <text:p>66.68959</text:p>
          </table:table-cell>
          <table:table-cell office:value-type="float" office:value="28.52631" calcext:value-type="float">
            <text:p>28.52631</text:p>
          </table:table-cell>
          <table:table-cell office:value-type="float" office:value="25.55571" calcext:value-type="float">
            <text:p>25.55571</text:p>
          </table:table-cell>
          <table:table-cell office:value-type="float" office:value="24.27319" calcext:value-type="float">
            <text:p>24.27319</text:p>
          </table:table-cell>
          <table:table-cell office:value-type="float" office:value="18.90766" calcext:value-type="float">
            <text:p>18.90766</text:p>
          </table:table-cell>
          <table:table-cell office:value-type="float" office:value="10.34124" calcext:value-type="float">
            <text:p>10.34124</text:p>
          </table:table-cell>
          <table:table-cell office:value-type="float" office:value="4.934137" calcext:value-type="float">
            <text:p>4.934137</text:p>
          </table:table-cell>
          <table:table-cell office:value-type="float" office:value="6.536978" calcext:value-type="float">
            <text:p>6.536978</text:p>
          </table:table-cell>
          <table:table-cell office:value-type="float" office:value="6.64788" calcext:value-type="float">
            <text:p>6.64788</text:p>
          </table:table-cell>
          <table:table-cell office:value-type="float" office:value="3.630195" calcext:value-type="float">
            <text:p>3.630195</text:p>
          </table:table-cell>
          <table:table-cell office:value-type="float" office:value="1.473749" calcext:value-type="float">
            <text:p>1.473749</text:p>
          </table:table-cell>
          <table:table-cell office:value-type="float" office:value="0.4922467" calcext:value-type="float">
            <text:p>0.4922467</text:p>
          </table:table-cell>
          <table:table-cell office:value-type="float" office:value="0.3680196" calcext:value-type="float">
            <text:p>0.3680196</text:p>
          </table:table-cell>
          <table:table-cell office:value-type="float" office:value="0.3317007" calcext:value-type="float">
            <text:p>0.3317007</text:p>
          </table:table-cell>
          <table:table-cell office:value-type="float" office:value="0" calcext:value-type="float">
            <text:p>0</text:p>
          </table:table-cell>
          <table:table-cell office:value-type="float" office:value="77.49306" calcext:value-type="float">
            <text:p>77.4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3467" calcext:value-type="float">
            <text:p>0.01343467</text:p>
          </table:table-cell>
          <table:table-cell office:value-type="float" office:value="0" calcext:value-type="float">
            <text:p>0</text:p>
          </table:table-cell>
          <table:table-cell office:value-type="float" office:value="-0.000006930409" calcext:value-type="float">
            <text:p>-6.930409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30.02663" calcext:value-type="float">
            <text:p>30.02663</text:p>
          </table:table-cell>
          <table:table-cell office:value-type="float" office:value="1098.255" calcext:value-type="float">
            <text:p>1098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6316" calcext:value-type="float">
            <text:p>0.1716316</text:p>
          </table:table-cell>
          <table:table-cell office:value-type="float" office:value="16.51922" calcext:value-type="float">
            <text:p>16.519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3631665" calcext:value-type="float">
            <text:p>-3.631665E-05</text:p>
          </table:table-cell>
          <table:table-cell office:value-type="float" office:value="0.0002492295" calcext:value-type="float">
            <text:p>0.0002492295</text:p>
          </table:table-cell>
          <table:table-cell office:value-type="float" office:value="0.00005225456" calcext:value-type="float">
            <text:p>5.225456E-05</text:p>
          </table:table-cell>
          <table:table-cell office:value-type="float" office:value="15.66523" calcext:value-type="float">
            <text:p>15.66523</text:p>
          </table:table-cell>
          <table:table-cell office:value-type="float" office:value="0.1025295" calcext:value-type="float">
            <text:p>0.1025295</text:p>
          </table:table-cell>
          <table:table-cell office:value-type="float" office:value="0.09656431" calcext:value-type="float">
            <text:p>0.09656431</text:p>
          </table:table-cell>
          <table:table-cell office:value-type="float" office:value="0.06929453" calcext:value-type="float">
            <text:p>0.06929453</text:p>
          </table:table-cell>
          <table:table-cell office:value-type="float" office:value="0.04897998" calcext:value-type="float">
            <text:p>0.04897998</text:p>
          </table:table-cell>
          <table:table-cell office:value-type="float" office:value="0.04652101" calcext:value-type="float">
            <text:p>0.04652101</text:p>
          </table:table-cell>
          <table:table-cell office:value-type="float" office:value="0.0237985" calcext:value-type="float">
            <text:p>0.0237985</text:p>
          </table:table-cell>
          <table:table-cell office:value-type="float" office:value="0.01741367" calcext:value-type="float">
            <text:p>0.01741367</text:p>
          </table:table-cell>
          <table:table-cell office:value-type="float" office:value="0.03422035" calcext:value-type="float">
            <text:p>0.03422035</text:p>
          </table:table-cell>
          <table:table-cell office:value-type="float" office:value="0.02716946" calcext:value-type="float">
            <text:p>0.02716946</text:p>
          </table:table-cell>
          <table:table-cell office:value-type="float" office:value="0.02272497" calcext:value-type="float">
            <text:p>0.02272497</text:p>
          </table:table-cell>
          <table:table-cell office:value-type="float" office:value="0.02081985" calcext:value-type="float">
            <text:p>0.02081985</text:p>
          </table:table-cell>
          <table:table-cell office:value-type="float" office:value="0.01753548" calcext:value-type="float">
            <text:p>0.01753548</text:p>
          </table:table-cell>
          <table:table-cell office:value-type="float" office:value="0.007213259" calcext:value-type="float">
            <text:p>0.007213259</text:p>
          </table:table-cell>
          <table:table-cell office:value-type="float" office:value="0.007368177" calcext:value-type="float">
            <text:p>0.007368177</text:p>
          </table:table-cell>
          <table:table-cell office:value-type="float" office:value="0" calcext:value-type="float">
            <text:p>0</text:p>
          </table:table-cell>
          <table:table-cell office:value-type="float" office:value="61.3456" calcext:value-type="float">
            <text:p>61.3456</text:p>
          </table:table-cell>
          <table:table-cell office:value-type="float" office:value="29.79836" calcext:value-type="float">
            <text:p>29.79836</text:p>
          </table:table-cell>
          <table:table-cell office:value-type="float" office:value="26.00041" calcext:value-type="float">
            <text:p>26.00041</text:p>
          </table:table-cell>
          <table:table-cell office:value-type="float" office:value="23.95079" calcext:value-type="float">
            <text:p>23.95079</text:p>
          </table:table-cell>
          <table:table-cell office:value-type="float" office:value="19.16015" calcext:value-type="float">
            <text:p>19.16015</text:p>
          </table:table-cell>
          <table:table-cell office:value-type="float" office:value="10.30677" calcext:value-type="float">
            <text:p>10.30677</text:p>
          </table:table-cell>
          <table:table-cell office:value-type="float" office:value="4.953947" calcext:value-type="float">
            <text:p>4.953947</text:p>
          </table:table-cell>
          <table:table-cell office:value-type="float" office:value="6.533795" calcext:value-type="float">
            <text:p>6.533795</text:p>
          </table:table-cell>
          <table:table-cell office:value-type="float" office:value="6.643014" calcext:value-type="float">
            <text:p>6.643014</text:p>
          </table:table-cell>
          <table:table-cell office:value-type="float" office:value="3.630047" calcext:value-type="float">
            <text:p>3.630047</text:p>
          </table:table-cell>
          <table:table-cell office:value-type="float" office:value="1.476441" calcext:value-type="float">
            <text:p>1.476441</text:p>
          </table:table-cell>
          <table:table-cell office:value-type="float" office:value="0.493534" calcext:value-type="float">
            <text:p>0.493534</text:p>
          </table:table-cell>
          <table:table-cell office:value-type="float" office:value="0.3683928" calcext:value-type="float">
            <text:p>0.3683928</text:p>
          </table:table-cell>
          <table:table-cell office:value-type="float" office:value="0.3317255" calcext:value-type="float">
            <text:p>0.3317255</text:p>
          </table:table-cell>
          <table:table-cell office:value-type="float" office:value="0" calcext:value-type="float">
            <text:p>0</text:p>
          </table:table-cell>
          <table:table-cell office:value-type="float" office:value="75.94531" calcext:value-type="float">
            <text:p>75.9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474144" calcext:value-type="float">
            <text:p>-0.0001474144</text:p>
          </table:table-cell>
          <table:table-cell office:value-type="float" office:value="0" calcext:value-type="float">
            <text:p>0</text:p>
          </table:table-cell>
          <table:table-cell office:value-type="float" office:value="-0.000007933622" calcext:value-type="float">
            <text:p>-7.93362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30.04667" calcext:value-type="float">
            <text:p>30.04667</text:p>
          </table:table-cell>
          <table:table-cell office:value-type="float" office:value="1098.251" calcext:value-type="float">
            <text:p>1098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812" calcext:value-type="float">
            <text:p>0.1704812</text:p>
          </table:table-cell>
          <table:table-cell office:value-type="float" office:value="16.50257" calcext:value-type="float">
            <text:p>16.502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5619214" calcext:value-type="float">
            <text:p>-5.619214E-05</text:p>
          </table:table-cell>
          <table:table-cell office:value-type="float" office:value="0.0002722168" calcext:value-type="float">
            <text:p>0.0002722168</text:p>
          </table:table-cell>
          <table:table-cell office:value-type="float" office:value="0.00006845075" calcext:value-type="float">
            <text:p>6.845075E-05</text:p>
          </table:table-cell>
          <table:table-cell office:value-type="float" office:value="15.70326" calcext:value-type="float">
            <text:p>15.70326</text:p>
          </table:table-cell>
          <table:table-cell office:value-type="float" office:value="0.08933778" calcext:value-type="float">
            <text:p>0.08933778</text:p>
          </table:table-cell>
          <table:table-cell office:value-type="float" office:value="0.09260187" calcext:value-type="float">
            <text:p>0.09260187</text:p>
          </table:table-cell>
          <table:table-cell office:value-type="float" office:value="0.06873614" calcext:value-type="float">
            <text:p>0.06873614</text:p>
          </table:table-cell>
          <table:table-cell office:value-type="float" office:value="0.04856637" calcext:value-type="float">
            <text:p>0.04856637</text:p>
          </table:table-cell>
          <table:table-cell office:value-type="float" office:value="0.04682515" calcext:value-type="float">
            <text:p>0.04682515</text:p>
          </table:table-cell>
          <table:table-cell office:value-type="float" office:value="0.02387067" calcext:value-type="float">
            <text:p>0.02387067</text:p>
          </table:table-cell>
          <table:table-cell office:value-type="float" office:value="0.01747018" calcext:value-type="float">
            <text:p>0.01747018</text:p>
          </table:table-cell>
          <table:table-cell office:value-type="float" office:value="0.03434814" calcext:value-type="float">
            <text:p>0.03434814</text:p>
          </table:table-cell>
          <table:table-cell office:value-type="float" office:value="0.0272348" calcext:value-type="float">
            <text:p>0.0272348</text:p>
          </table:table-cell>
          <table:table-cell office:value-type="float" office:value="0.02275629" calcext:value-type="float">
            <text:p>0.02275629</text:p>
          </table:table-cell>
          <table:table-cell office:value-type="float" office:value="0.02083392" calcext:value-type="float">
            <text:p>0.02083392</text:p>
          </table:table-cell>
          <table:table-cell office:value-type="float" office:value="0.01754289" calcext:value-type="float">
            <text:p>0.01754289</text:p>
          </table:table-cell>
          <table:table-cell office:value-type="float" office:value="0.007210805" calcext:value-type="float">
            <text:p>0.007210805</text:p>
          </table:table-cell>
          <table:table-cell office:value-type="float" office:value="0.007369902" calcext:value-type="float">
            <text:p>0.007369902</text:p>
          </table:table-cell>
          <table:table-cell office:value-type="float" office:value="0" calcext:value-type="float">
            <text:p>0</text:p>
          </table:table-cell>
          <table:table-cell office:value-type="float" office:value="50.30936" calcext:value-type="float">
            <text:p>50.30936</text:p>
          </table:table-cell>
          <table:table-cell office:value-type="float" office:value="29.21872" calcext:value-type="float">
            <text:p>29.21872</text:p>
          </table:table-cell>
          <table:table-cell office:value-type="float" office:value="26.7813" calcext:value-type="float">
            <text:p>26.7813</text:p>
          </table:table-cell>
          <table:table-cell office:value-type="float" office:value="23.29116" calcext:value-type="float">
            <text:p>23.29116</text:p>
          </table:table-cell>
          <table:table-cell office:value-type="float" office:value="19.42979" calcext:value-type="float">
            <text:p>19.42979</text:p>
          </table:table-cell>
          <table:table-cell office:value-type="float" office:value="10.30601" calcext:value-type="float">
            <text:p>10.30601</text:p>
          </table:table-cell>
          <table:table-cell office:value-type="float" office:value="4.978085" calcext:value-type="float">
            <text:p>4.978085</text:p>
          </table:table-cell>
          <table:table-cell office:value-type="float" office:value="6.531777" calcext:value-type="float">
            <text:p>6.531777</text:p>
          </table:table-cell>
          <table:table-cell office:value-type="float" office:value="6.637993" calcext:value-type="float">
            <text:p>6.637993</text:p>
          </table:table-cell>
          <table:table-cell office:value-type="float" office:value="3.629844" calcext:value-type="float">
            <text:p>3.629844</text:p>
          </table:table-cell>
          <table:table-cell office:value-type="float" office:value="1.478961" calcext:value-type="float">
            <text:p>1.478961</text:p>
          </table:table-cell>
          <table:table-cell office:value-type="float" office:value="0.4947859" calcext:value-type="float">
            <text:p>0.4947859</text:p>
          </table:table-cell>
          <table:table-cell office:value-type="float" office:value="0.3687345" calcext:value-type="float">
            <text:p>0.3687345</text:p>
          </table:table-cell>
          <table:table-cell office:value-type="float" office:value="0.3317521" calcext:value-type="float">
            <text:p>0.3317521</text:p>
          </table:table-cell>
          <table:table-cell office:value-type="float" office:value="0" calcext:value-type="float">
            <text:p>0</text:p>
          </table:table-cell>
          <table:table-cell office:value-type="float" office:value="75.19324" calcext:value-type="float">
            <text:p>75.1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4371" calcext:value-type="float">
            <text:p>-0.01794371</text:p>
          </table:table-cell>
          <table:table-cell office:value-type="float" office:value="0" calcext:value-type="float">
            <text:p>0</text:p>
          </table:table-cell>
          <table:table-cell office:value-type="float" office:value="-0.000009048485" calcext:value-type="float">
            <text:p>-9.048485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30.06088" calcext:value-type="float">
            <text:p>30.06088</text:p>
          </table:table-cell>
          <table:table-cell office:value-type="float" office:value="1098.247" calcext:value-type="float">
            <text:p>1098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1689" calcext:value-type="float">
            <text:p>0.1711689</text:p>
          </table:table-cell>
          <table:table-cell office:value-type="float" office:value="16.49013" calcext:value-type="float">
            <text:p>16.490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7169071" calcext:value-type="float">
            <text:p>-7.169071E-05</text:p>
          </table:table-cell>
          <table:table-cell office:value-type="float" office:value="0.0002973781" calcext:value-type="float">
            <text:p>0.0002973781</text:p>
          </table:table-cell>
          <table:table-cell office:value-type="float" office:value="0.00008006976" calcext:value-type="float">
            <text:p>8.006976E-05</text:p>
          </table:table-cell>
          <table:table-cell office:value-type="float" office:value="15.72883" calcext:value-type="float">
            <text:p>15.72883</text:p>
          </table:table-cell>
          <table:table-cell office:value-type="float" office:value="0.08303346" calcext:value-type="float">
            <text:p>0.08303346</text:p>
          </table:table-cell>
          <table:table-cell office:value-type="float" office:value="0.08971387" calcext:value-type="float">
            <text:p>0.08971387</text:p>
          </table:table-cell>
          <table:table-cell office:value-type="float" office:value="0.06808804" calcext:value-type="float">
            <text:p>0.06808804</text:p>
          </table:table-cell>
          <table:table-cell office:value-type="float" office:value="0.04816515" calcext:value-type="float">
            <text:p>0.04816515</text:p>
          </table:table-cell>
          <table:table-cell office:value-type="float" office:value="0.04704351" calcext:value-type="float">
            <text:p>0.04704351</text:p>
          </table:table-cell>
          <table:table-cell office:value-type="float" office:value="0.02394832" calcext:value-type="float">
            <text:p>0.02394832</text:p>
          </table:table-cell>
          <table:table-cell office:value-type="float" office:value="0.01753137" calcext:value-type="float">
            <text:p>0.01753137</text:p>
          </table:table-cell>
          <table:table-cell office:value-type="float" office:value="0.03446994" calcext:value-type="float">
            <text:p>0.03446994</text:p>
          </table:table-cell>
          <table:table-cell office:value-type="float" office:value="0.02729722" calcext:value-type="float">
            <text:p>0.02729722</text:p>
          </table:table-cell>
          <table:table-cell office:value-type="float" office:value="0.02278709" calcext:value-type="float">
            <text:p>0.02278709</text:p>
          </table:table-cell>
          <table:table-cell office:value-type="float" office:value="0.02084805" calcext:value-type="float">
            <text:p>0.02084805</text:p>
          </table:table-cell>
          <table:table-cell office:value-type="float" office:value="0.01755046" calcext:value-type="float">
            <text:p>0.01755046</text:p>
          </table:table-cell>
          <table:table-cell office:value-type="float" office:value="0.007208251" calcext:value-type="float">
            <text:p>0.007208251</text:p>
          </table:table-cell>
          <table:table-cell office:value-type="float" office:value="0.007371187" calcext:value-type="float">
            <text:p>0.007371187</text:p>
          </table:table-cell>
          <table:table-cell office:value-type="float" office:value="0" calcext:value-type="float">
            <text:p>0</text:p>
          </table:table-cell>
          <table:table-cell office:value-type="float" office:value="46.17435" calcext:value-type="float">
            <text:p>46.17435</text:p>
          </table:table-cell>
          <table:table-cell office:value-type="float" office:value="28.59024" calcext:value-type="float">
            <text:p>28.59024</text:p>
          </table:table-cell>
          <table:table-cell office:value-type="float" office:value="27.33772" calcext:value-type="float">
            <text:p>27.33772</text:p>
          </table:table-cell>
          <table:table-cell office:value-type="float" office:value="22.4398" calcext:value-type="float">
            <text:p>22.4398</text:p>
          </table:table-cell>
          <table:table-cell office:value-type="float" office:value="19.57545" calcext:value-type="float">
            <text:p>19.57545</text:p>
          </table:table-cell>
          <table:table-cell office:value-type="float" office:value="10.31542" calcext:value-type="float">
            <text:p>10.31542</text:p>
          </table:table-cell>
          <table:table-cell office:value-type="float" office:value="5.004538" calcext:value-type="float">
            <text:p>5.004538</text:p>
          </table:table-cell>
          <table:table-cell office:value-type="float" office:value="6.531315" calcext:value-type="float">
            <text:p>6.531315</text:p>
          </table:table-cell>
          <table:table-cell office:value-type="float" office:value="6.633045" calcext:value-type="float">
            <text:p>6.633045</text:p>
          </table:table-cell>
          <table:table-cell office:value-type="float" office:value="3.629613" calcext:value-type="float">
            <text:p>3.629613</text:p>
          </table:table-cell>
          <table:table-cell office:value-type="float" office:value="1.481306" calcext:value-type="float">
            <text:p>1.481306</text:p>
          </table:table-cell>
          <table:table-cell office:value-type="float" office:value="0.4959905" calcext:value-type="float">
            <text:p>0.4959905</text:p>
          </table:table-cell>
          <table:table-cell office:value-type="float" office:value="0.3690272" calcext:value-type="float">
            <text:p>0.3690272</text:p>
          </table:table-cell>
          <table:table-cell office:value-type="float" office:value="0.3317898" calcext:value-type="float">
            <text:p>0.3317898</text:p>
          </table:table-cell>
          <table:table-cell office:value-type="float" office:value="0" calcext:value-type="float">
            <text:p>0</text:p>
          </table:table-cell>
          <table:table-cell office:value-type="float" office:value="75.91341" calcext:value-type="float">
            <text:p>75.9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70128" calcext:value-type="float">
            <text:p>-0.02970128</text:p>
          </table:table-cell>
          <table:table-cell office:value-type="float" office:value="0" calcext:value-type="float">
            <text:p>0</text:p>
          </table:table-cell>
          <table:table-cell office:value-type="float" office:value="-0.00001002071" calcext:value-type="float">
            <text:p>-1.002071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30.07824" calcext:value-type="float">
            <text:p>30.07824</text:p>
          </table:table-cell>
          <table:table-cell office:value-type="float" office:value="1098.243" calcext:value-type="float">
            <text:p>1098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9902" calcext:value-type="float">
            <text:p>0.1719902</text:p>
          </table:table-cell>
          <table:table-cell office:value-type="float" office:value="16.47373" calcext:value-type="float">
            <text:p>16.47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33617" calcext:value-type="float">
            <text:p>5.43361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726269" calcext:value-type="float">
            <text:p>3.726269E-08</text:p>
          </table:table-cell>
          <table:table-cell office:value-type="float" office:value="-0.00009554859" calcext:value-type="float">
            <text:p>-9.554859E-05</text:p>
          </table:table-cell>
          <table:table-cell office:value-type="float" office:value="0.0003217335" calcext:value-type="float">
            <text:p>0.0003217335</text:p>
          </table:table-cell>
          <table:table-cell office:value-type="float" office:value="0.00009509501" calcext:value-type="float">
            <text:p>9.509501E-05</text:p>
          </table:table-cell>
          <table:table-cell office:value-type="float" office:value="15.76212" calcext:value-type="float">
            <text:p>15.76212</text:p>
          </table:table-cell>
          <table:table-cell office:value-type="float" office:value="0.07645795" calcext:value-type="float">
            <text:p>0.07645795</text:p>
          </table:table-cell>
          <table:table-cell office:value-type="float" office:value="0.0864808" calcext:value-type="float">
            <text:p>0.0864808</text:p>
          </table:table-cell>
          <table:table-cell office:value-type="float" office:value="0.06731607" calcext:value-type="float">
            <text:p>0.06731607</text:p>
          </table:table-cell>
          <table:table-cell office:value-type="float" office:value="0.04784409" calcext:value-type="float">
            <text:p>0.04784409</text:p>
          </table:table-cell>
          <table:table-cell office:value-type="float" office:value="0.04726991" calcext:value-type="float">
            <text:p>0.04726991</text:p>
          </table:table-cell>
          <table:table-cell office:value-type="float" office:value="0.02401434" calcext:value-type="float">
            <text:p>0.02401434</text:p>
          </table:table-cell>
          <table:table-cell office:value-type="float" office:value="0.01758986" calcext:value-type="float">
            <text:p>0.01758986</text:p>
          </table:table-cell>
          <table:table-cell office:value-type="float" office:value="0.03458606" calcext:value-type="float">
            <text:p>0.03458606</text:p>
          </table:table-cell>
          <table:table-cell office:value-type="float" office:value="0.02735695" calcext:value-type="float">
            <text:p>0.02735695</text:p>
          </table:table-cell>
          <table:table-cell office:value-type="float" office:value="0.02281728" calcext:value-type="float">
            <text:p>0.02281728</text:p>
          </table:table-cell>
          <table:table-cell office:value-type="float" office:value="0.02086225" calcext:value-type="float">
            <text:p>0.02086225</text:p>
          </table:table-cell>
          <table:table-cell office:value-type="float" office:value="0.01755823" calcext:value-type="float">
            <text:p>0.01755823</text:p>
          </table:table-cell>
          <table:table-cell office:value-type="float" office:value="0.007205815" calcext:value-type="float">
            <text:p>0.007205815</text:p>
          </table:table-cell>
          <table:table-cell office:value-type="float" office:value="0.007372981" calcext:value-type="float">
            <text:p>0.007372981</text:p>
          </table:table-cell>
          <table:table-cell office:value-type="float" office:value="0" calcext:value-type="float">
            <text:p>0</text:p>
          </table:table-cell>
          <table:table-cell office:value-type="float" office:value="39.03691" calcext:value-type="float">
            <text:p>39.03691</text:p>
          </table:table-cell>
          <table:table-cell office:value-type="float" office:value="28.28119" calcext:value-type="float">
            <text:p>28.28119</text:p>
          </table:table-cell>
          <table:table-cell office:value-type="float" office:value="27.5383" calcext:value-type="float">
            <text:p>27.5383</text:p>
          </table:table-cell>
          <table:table-cell office:value-type="float" office:value="21.56502" calcext:value-type="float">
            <text:p>21.56502</text:p>
          </table:table-cell>
          <table:table-cell office:value-type="float" office:value="19.70074" calcext:value-type="float">
            <text:p>19.70074</text:p>
          </table:table-cell>
          <table:table-cell office:value-type="float" office:value="10.32264" calcext:value-type="float">
            <text:p>10.32264</text:p>
          </table:table-cell>
          <table:table-cell office:value-type="float" office:value="5.03065" calcext:value-type="float">
            <text:p>5.03065</text:p>
          </table:table-cell>
          <table:table-cell office:value-type="float" office:value="6.53219" calcext:value-type="float">
            <text:p>6.53219</text:p>
          </table:table-cell>
          <table:table-cell office:value-type="float" office:value="6.628396" calcext:value-type="float">
            <text:p>6.628396</text:p>
          </table:table-cell>
          <table:table-cell office:value-type="float" office:value="3.629389" calcext:value-type="float">
            <text:p>3.629389</text:p>
          </table:table-cell>
          <table:table-cell office:value-type="float" office:value="1.483474" calcext:value-type="float">
            <text:p>1.483474</text:p>
          </table:table-cell>
          <table:table-cell office:value-type="float" office:value="0.4971525" calcext:value-type="float">
            <text:p>0.4971525</text:p>
          </table:table-cell>
          <table:table-cell office:value-type="float" office:value="0.3693417" calcext:value-type="float">
            <text:p>0.3693417</text:p>
          </table:table-cell>
          <table:table-cell office:value-type="float" office:value="0.3318151" calcext:value-type="float">
            <text:p>0.3318151</text:p>
          </table:table-cell>
          <table:table-cell office:value-type="float" office:value="0" calcext:value-type="float">
            <text:p>0</text:p>
          </table:table-cell>
          <table:table-cell office:value-type="float" office:value="76.77793" calcext:value-type="float">
            <text:p>76.77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28049" calcext:value-type="float">
            <text:p>-0.04528049</text:p>
          </table:table-cell>
          <table:table-cell office:value-type="float" office:value="0" calcext:value-type="float">
            <text:p>0</text:p>
          </table:table-cell>
          <table:table-cell office:value-type="float" office:value="-0.0000110621" calcext:value-type="float">
            <text:p>-1.10621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30.09563" calcext:value-type="float">
            <text:p>30.09563</text:p>
          </table:table-cell>
          <table:table-cell office:value-type="float" office:value="1098.24" calcext:value-type="float">
            <text:p>109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0527" calcext:value-type="float">
            <text:p>0.1740527</text:p>
          </table:table-cell>
          <table:table-cell office:value-type="float" office:value="16.456" calcext:value-type="float">
            <text:p>16.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730509" calcext:value-type="float">
            <text:p>8.73050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5978569" calcext:value-type="float">
            <text:p>5.978569E-08</text:p>
          </table:table-cell>
          <table:table-cell office:value-type="float" office:value="-0.000120768" calcext:value-type="float">
            <text:p>-0.000120768</text:p>
          </table:table-cell>
          <table:table-cell office:value-type="float" office:value="0.0003463706" calcext:value-type="float">
            <text:p>0.0003463706</text:p>
          </table:table-cell>
          <table:table-cell office:value-type="float" office:value="0.0001099231" calcext:value-type="float">
            <text:p>0.0001099231</text:p>
          </table:table-cell>
          <table:table-cell office:value-type="float" office:value="15.79573" calcext:value-type="float">
            <text:p>15.79573</text:p>
          </table:table-cell>
          <table:table-cell office:value-type="float" office:value="0.07638808" calcext:value-type="float">
            <text:p>0.07638808</text:p>
          </table:table-cell>
          <table:table-cell office:value-type="float" office:value="0.0834259" calcext:value-type="float">
            <text:p>0.0834259</text:p>
          </table:table-cell>
          <table:table-cell office:value-type="float" office:value="0.06613248" calcext:value-type="float">
            <text:p>0.06613248</text:p>
          </table:table-cell>
          <table:table-cell office:value-type="float" office:value="0.0477239" calcext:value-type="float">
            <text:p>0.0477239</text:p>
          </table:table-cell>
          <table:table-cell office:value-type="float" office:value="0.04732083" calcext:value-type="float">
            <text:p>0.04732083</text:p>
          </table:table-cell>
          <table:table-cell office:value-type="float" office:value="0.02405284" calcext:value-type="float">
            <text:p>0.02405284</text:p>
          </table:table-cell>
          <table:table-cell office:value-type="float" office:value="0.01763319" calcext:value-type="float">
            <text:p>0.01763319</text:p>
          </table:table-cell>
          <table:table-cell office:value-type="float" office:value="0.03469509" calcext:value-type="float">
            <text:p>0.03469509</text:p>
          </table:table-cell>
          <table:table-cell office:value-type="float" office:value="0.02741399" calcext:value-type="float">
            <text:p>0.02741399</text:p>
          </table:table-cell>
          <table:table-cell office:value-type="float" office:value="0.02284721" calcext:value-type="float">
            <text:p>0.02284721</text:p>
          </table:table-cell>
          <table:table-cell office:value-type="float" office:value="0.02087607" calcext:value-type="float">
            <text:p>0.02087607</text:p>
          </table:table-cell>
          <table:table-cell office:value-type="float" office:value="0.01756614" calcext:value-type="float">
            <text:p>0.01756614</text:p>
          </table:table-cell>
          <table:table-cell office:value-type="float" office:value="0.007203382" calcext:value-type="float">
            <text:p>0.007203382</text:p>
          </table:table-cell>
          <table:table-cell office:value-type="float" office:value="0.007374784" calcext:value-type="float">
            <text:p>0.007374784</text:p>
          </table:table-cell>
          <table:table-cell office:value-type="float" office:value="0" calcext:value-type="float">
            <text:p>0</text:p>
          </table:table-cell>
          <table:table-cell office:value-type="float" office:value="39.49674" calcext:value-type="float">
            <text:p>39.49674</text:p>
          </table:table-cell>
          <table:table-cell office:value-type="float" office:value="28.28116" calcext:value-type="float">
            <text:p>28.28116</text:p>
          </table:table-cell>
          <table:table-cell office:value-type="float" office:value="26.65242" calcext:value-type="float">
            <text:p>26.65242</text:p>
          </table:table-cell>
          <table:table-cell office:value-type="float" office:value="21.27747" calcext:value-type="float">
            <text:p>21.27747</text:p>
          </table:table-cell>
          <table:table-cell office:value-type="float" office:value="19.76695" calcext:value-type="float">
            <text:p>19.76695</text:p>
          </table:table-cell>
          <table:table-cell office:value-type="float" office:value="10.3309" calcext:value-type="float">
            <text:p>10.3309</text:p>
          </table:table-cell>
          <table:table-cell office:value-type="float" office:value="5.05365" calcext:value-type="float">
            <text:p>5.05365</text:p>
          </table:table-cell>
          <table:table-cell office:value-type="float" office:value="6.533578" calcext:value-type="float">
            <text:p>6.533578</text:p>
          </table:table-cell>
          <table:table-cell office:value-type="float" office:value="6.624072" calcext:value-type="float">
            <text:p>6.624072</text:p>
          </table:table-cell>
          <table:table-cell office:value-type="float" office:value="3.629476" calcext:value-type="float">
            <text:p>3.629476</text:p>
          </table:table-cell>
          <table:table-cell office:value-type="float" office:value="1.485138" calcext:value-type="float">
            <text:p>1.485138</text:p>
          </table:table-cell>
          <table:table-cell office:value-type="float" office:value="0.4982612" calcext:value-type="float">
            <text:p>0.4982612</text:p>
          </table:table-cell>
          <table:table-cell office:value-type="float" office:value="0.3696401" calcext:value-type="float">
            <text:p>0.3696401</text:p>
          </table:table-cell>
          <table:table-cell office:value-type="float" office:value="0.3318388" calcext:value-type="float">
            <text:p>0.3318388</text:p>
          </table:table-cell>
          <table:table-cell office:value-type="float" office:value="0" calcext:value-type="float">
            <text:p>0</text:p>
          </table:table-cell>
          <table:table-cell office:value-type="float" office:value="78.66805" calcext:value-type="float">
            <text:p>78.66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32577" calcext:value-type="float">
            <text:p>-0.06132577</text:p>
          </table:table-cell>
          <table:table-cell office:value-type="float" office:value="0" calcext:value-type="float">
            <text:p>0</text:p>
          </table:table-cell>
          <table:table-cell office:value-type="float" office:value="-0.00001210573" calcext:value-type="float">
            <text:p>-1.210573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30.09977" calcext:value-type="float">
            <text:p>30.09977</text:p>
          </table:table-cell>
          <table:table-cell office:value-type="float" office:value="1098.236" calcext:value-type="float">
            <text:p>1098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1294" calcext:value-type="float">
            <text:p>0.1751294</text:p>
          </table:table-cell>
          <table:table-cell office:value-type="float" office:value="16.45398" calcext:value-type="float">
            <text:p>16.45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86694" calcext:value-type="float">
            <text:p>9.38669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39483" calcext:value-type="float">
            <text:p>6.439483E-08</text:p>
          </table:table-cell>
          <table:table-cell office:value-type="float" office:value="-0.0001254371" calcext:value-type="float">
            <text:p>-0.0001254371</text:p>
          </table:table-cell>
          <table:table-cell office:value-type="float" office:value="0.0003694259" calcext:value-type="float">
            <text:p>0.0003694259</text:p>
          </table:table-cell>
          <table:table-cell office:value-type="float" office:value="0.0001148247" calcext:value-type="float">
            <text:p>0.0001148247</text:p>
          </table:table-cell>
          <table:table-cell office:value-type="float" office:value="15.79985" calcext:value-type="float">
            <text:p>15.79985</text:p>
          </table:table-cell>
          <table:table-cell office:value-type="float" office:value="0.07691497" calcext:value-type="float">
            <text:p>0.07691497</text:p>
          </table:table-cell>
          <table:table-cell office:value-type="float" office:value="0.08280484" calcext:value-type="float">
            <text:p>0.08280484</text:p>
          </table:table-cell>
          <table:table-cell office:value-type="float" office:value="0.06510812" calcext:value-type="float">
            <text:p>0.06510812</text:p>
          </table:table-cell>
          <table:table-cell office:value-type="float" office:value="0.04766403" calcext:value-type="float">
            <text:p>0.04766403</text:p>
          </table:table-cell>
          <table:table-cell office:value-type="float" office:value="0.04727527" calcext:value-type="float">
            <text:p>0.04727527</text:p>
          </table:table-cell>
          <table:table-cell office:value-type="float" office:value="0.02404798" calcext:value-type="float">
            <text:p>0.02404798</text:p>
          </table:table-cell>
          <table:table-cell office:value-type="float" office:value="0.0176574" calcext:value-type="float">
            <text:p>0.0176574</text:p>
          </table:table-cell>
          <table:table-cell office:value-type="float" office:value="0.03478903" calcext:value-type="float">
            <text:p>0.03478903</text:p>
          </table:table-cell>
          <table:table-cell office:value-type="float" office:value="0.02746731" calcext:value-type="float">
            <text:p>0.02746731</text:p>
          </table:table-cell>
          <table:table-cell office:value-type="float" office:value="0.0228764" calcext:value-type="float">
            <text:p>0.0228764</text:p>
          </table:table-cell>
          <table:table-cell office:value-type="float" office:value="0.0208899" calcext:value-type="float">
            <text:p>0.0208899</text:p>
          </table:table-cell>
          <table:table-cell office:value-type="float" office:value="0.01757416" calcext:value-type="float">
            <text:p>0.01757416</text:p>
          </table:table-cell>
          <table:table-cell office:value-type="float" office:value="0.007200597" calcext:value-type="float">
            <text:p>0.007200597</text:p>
          </table:table-cell>
          <table:table-cell office:value-type="float" office:value="0.007375028" calcext:value-type="float">
            <text:p>0.007375028</text:p>
          </table:table-cell>
          <table:table-cell office:value-type="float" office:value="0" calcext:value-type="float">
            <text:p>0</text:p>
          </table:table-cell>
          <table:table-cell office:value-type="float" office:value="41.51754" calcext:value-type="float">
            <text:p>41.51754</text:p>
          </table:table-cell>
          <table:table-cell office:value-type="float" office:value="28.77271" calcext:value-type="float">
            <text:p>28.77271</text:p>
          </table:table-cell>
          <table:table-cell office:value-type="float" office:value="25.23715" calcext:value-type="float">
            <text:p>25.23715</text:p>
          </table:table-cell>
          <table:table-cell office:value-type="float" office:value="21.35711" calcext:value-type="float">
            <text:p>21.35711</text:p>
          </table:table-cell>
          <table:table-cell office:value-type="float" office:value="19.8235" calcext:value-type="float">
            <text:p>19.8235</text:p>
          </table:table-cell>
          <table:table-cell office:value-type="float" office:value="10.3344" calcext:value-type="float">
            <text:p>10.3344</text:p>
          </table:table-cell>
          <table:table-cell office:value-type="float" office:value="5.078178" calcext:value-type="float">
            <text:p>5.078178</text:p>
          </table:table-cell>
          <table:table-cell office:value-type="float" office:value="6.535529" calcext:value-type="float">
            <text:p>6.535529</text:p>
          </table:table-cell>
          <table:table-cell office:value-type="float" office:value="6.620196" calcext:value-type="float">
            <text:p>6.620196</text:p>
          </table:table-cell>
          <table:table-cell office:value-type="float" office:value="3.629578" calcext:value-type="float">
            <text:p>3.629578</text:p>
          </table:table-cell>
          <table:table-cell office:value-type="float" office:value="1.486706" calcext:value-type="float">
            <text:p>1.486706</text:p>
          </table:table-cell>
          <table:table-cell office:value-type="float" office:value="0.4993063" calcext:value-type="float">
            <text:p>0.4993063</text:p>
          </table:table-cell>
          <table:table-cell office:value-type="float" office:value="0.3698412" calcext:value-type="float">
            <text:p>0.3698412</text:p>
          </table:table-cell>
          <table:table-cell office:value-type="float" office:value="0.3318623" calcext:value-type="float">
            <text:p>0.3318623</text:p>
          </table:table-cell>
          <table:table-cell office:value-type="float" office:value="0" calcext:value-type="float">
            <text:p>0</text:p>
          </table:table-cell>
          <table:table-cell office:value-type="float" office:value="79.60049" calcext:value-type="float">
            <text:p>79.6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234928" calcext:value-type="float">
            <text:p>-0.06234928</text:p>
          </table:table-cell>
          <table:table-cell office:value-type="float" office:value="0" calcext:value-type="float">
            <text:p>0</text:p>
          </table:table-cell>
          <table:table-cell office:value-type="float" office:value="-0.00001300467" calcext:value-type="float">
            <text:p>-1.300467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30.09921" calcext:value-type="float">
            <text:p>30.09921</text:p>
          </table:table-cell>
          <table:table-cell office:value-type="float" office:value="1098.23" calcext:value-type="float">
            <text:p>109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4492" calcext:value-type="float">
            <text:p>0.1764492</text:p>
          </table:table-cell>
          <table:table-cell office:value-type="float" office:value="16.4572" calcext:value-type="float">
            <text:p>16.45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86694" calcext:value-type="float">
            <text:p>9.38669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39483" calcext:value-type="float">
            <text:p>6.439483E-08</text:p>
          </table:table-cell>
          <table:table-cell office:value-type="float" office:value="-0.0001292279" calcext:value-type="float">
            <text:p>-0.0001292279</text:p>
          </table:table-cell>
          <table:table-cell office:value-type="float" office:value="0.0003938313" calcext:value-type="float">
            <text:p>0.0003938313</text:p>
          </table:table-cell>
          <table:table-cell office:value-type="float" office:value="0.0001168403" calcext:value-type="float">
            <text:p>0.0001168403</text:p>
          </table:table-cell>
          <table:table-cell office:value-type="float" office:value="15.7938" calcext:value-type="float">
            <text:p>15.7938</text:p>
          </table:table-cell>
          <table:table-cell office:value-type="float" office:value="0.07696252" calcext:value-type="float">
            <text:p>0.07696252</text:p>
          </table:table-cell>
          <table:table-cell office:value-type="float" office:value="0.08219942" calcext:value-type="float">
            <text:p>0.08219942</text:p>
          </table:table-cell>
          <table:table-cell office:value-type="float" office:value="0.06452765" calcext:value-type="float">
            <text:p>0.06452765</text:p>
          </table:table-cell>
          <table:table-cell office:value-type="float" office:value="0.04762136" calcext:value-type="float">
            <text:p>0.04762136</text:p>
          </table:table-cell>
          <table:table-cell office:value-type="float" office:value="0.04729332" calcext:value-type="float">
            <text:p>0.04729332</text:p>
          </table:table-cell>
          <table:table-cell office:value-type="float" office:value="0.02405456" calcext:value-type="float">
            <text:p>0.02405456</text:p>
          </table:table-cell>
          <table:table-cell office:value-type="float" office:value="0.01768127" calcext:value-type="float">
            <text:p>0.01768127</text:p>
          </table:table-cell>
          <table:table-cell office:value-type="float" office:value="0.03487178" calcext:value-type="float">
            <text:p>0.03487178</text:p>
          </table:table-cell>
          <table:table-cell office:value-type="float" office:value="0.02751693" calcext:value-type="float">
            <text:p>0.02751693</text:p>
          </table:table-cell>
          <table:table-cell office:value-type="float" office:value="0.02290478" calcext:value-type="float">
            <text:p>0.02290478</text:p>
          </table:table-cell>
          <table:table-cell office:value-type="float" office:value="0.02090375" calcext:value-type="float">
            <text:p>0.02090375</text:p>
          </table:table-cell>
          <table:table-cell office:value-type="float" office:value="0.0175821" calcext:value-type="float">
            <text:p>0.0175821</text:p>
          </table:table-cell>
          <table:table-cell office:value-type="float" office:value="0.00719761" calcext:value-type="float">
            <text:p>0.00719761</text:p>
          </table:table-cell>
          <table:table-cell office:value-type="float" office:value="0.007374116" calcext:value-type="float">
            <text:p>0.007374116</text:p>
          </table:table-cell>
          <table:table-cell office:value-type="float" office:value="0" calcext:value-type="float">
            <text:p>0</text:p>
          </table:table-cell>
          <table:table-cell office:value-type="float" office:value="34.44201" calcext:value-type="float">
            <text:p>34.44201</text:p>
          </table:table-cell>
          <table:table-cell office:value-type="float" office:value="28.80941" calcext:value-type="float">
            <text:p>28.80941</text:p>
          </table:table-cell>
          <table:table-cell office:value-type="float" office:value="24.27263" calcext:value-type="float">
            <text:p>24.27263</text:p>
          </table:table-cell>
          <table:table-cell office:value-type="float" office:value="21.27897" calcext:value-type="float">
            <text:p>21.27897</text:p>
          </table:table-cell>
          <table:table-cell office:value-type="float" office:value="19.79735" calcext:value-type="float">
            <text:p>19.79735</text:p>
          </table:table-cell>
          <table:table-cell office:value-type="float" office:value="10.33174" calcext:value-type="float">
            <text:p>10.33174</text:p>
          </table:table-cell>
          <table:table-cell office:value-type="float" office:value="5.099397" calcext:value-type="float">
            <text:p>5.099397</text:p>
          </table:table-cell>
          <table:table-cell office:value-type="float" office:value="6.537085" calcext:value-type="float">
            <text:p>6.537085</text:p>
          </table:table-cell>
          <table:table-cell office:value-type="float" office:value="6.6179" calcext:value-type="float">
            <text:p>6.6179</text:p>
          </table:table-cell>
          <table:table-cell office:value-type="float" office:value="3.629764" calcext:value-type="float">
            <text:p>3.629764</text:p>
          </table:table-cell>
          <table:table-cell office:value-type="float" office:value="1.488217" calcext:value-type="float">
            <text:p>1.488217</text:p>
          </table:table-cell>
          <table:table-cell office:value-type="float" office:value="0.5002868" calcext:value-type="float">
            <text:p>0.5002868</text:p>
          </table:table-cell>
          <table:table-cell office:value-type="float" office:value="0.3699601" calcext:value-type="float">
            <text:p>0.3699601</text:p>
          </table:table-cell>
          <table:table-cell office:value-type="float" office:value="0.3319024" calcext:value-type="float">
            <text:p>0.3319024</text:p>
          </table:table-cell>
          <table:table-cell office:value-type="float" office:value="0" calcext:value-type="float">
            <text:p>0</text:p>
          </table:table-cell>
          <table:table-cell office:value-type="float" office:value="80.71497" calcext:value-type="float">
            <text:p>80.7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82504" calcext:value-type="float">
            <text:p>-0.05782504</text:p>
          </table:table-cell>
          <table:table-cell office:value-type="float" office:value="0" calcext:value-type="float">
            <text:p>0</text:p>
          </table:table-cell>
          <table:table-cell office:value-type="float" office:value="-0.00001384889" calcext:value-type="float">
            <text:p>-1.384889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30.10103" calcext:value-type="float">
            <text:p>30.10103</text:p>
          </table:table-cell>
          <table:table-cell office:value-type="float" office:value="1098.226" calcext:value-type="float">
            <text:p>1098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9276" calcext:value-type="float">
            <text:p>0.1779276</text:p>
          </table:table-cell>
          <table:table-cell office:value-type="float" office:value="16.45745" calcext:value-type="float">
            <text:p>16.457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86694" calcext:value-type="float">
            <text:p>9.38669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39483" calcext:value-type="float">
            <text:p>6.439483E-08</text:p>
          </table:table-cell>
          <table:table-cell office:value-type="float" office:value="-0.0001340904" calcext:value-type="float">
            <text:p>-0.0001340904</text:p>
          </table:table-cell>
          <table:table-cell office:value-type="float" office:value="0.0004195208" calcext:value-type="float">
            <text:p>0.0004195208</text:p>
          </table:table-cell>
          <table:table-cell office:value-type="float" office:value="0.0001207984" calcext:value-type="float">
            <text:p>0.0001207984</text:p>
          </table:table-cell>
          <table:table-cell office:value-type="float" office:value="15.79323" calcext:value-type="float">
            <text:p>15.79323</text:p>
          </table:table-cell>
          <table:table-cell office:value-type="float" office:value="0.08335388" calcext:value-type="float">
            <text:p>0.08335388</text:p>
          </table:table-cell>
          <table:table-cell office:value-type="float" office:value="0.08167902" calcext:value-type="float">
            <text:p>0.08167902</text:p>
          </table:table-cell>
          <table:table-cell office:value-type="float" office:value="0.06428962" calcext:value-type="float">
            <text:p>0.06428962</text:p>
          </table:table-cell>
          <table:table-cell office:value-type="float" office:value="0.04763712" calcext:value-type="float">
            <text:p>0.04763712</text:p>
          </table:table-cell>
          <table:table-cell office:value-type="float" office:value="0.04734932" calcext:value-type="float">
            <text:p>0.04734932</text:p>
          </table:table-cell>
          <table:table-cell office:value-type="float" office:value="0.02406305" calcext:value-type="float">
            <text:p>0.02406305</text:p>
          </table:table-cell>
          <table:table-cell office:value-type="float" office:value="0.01770636" calcext:value-type="float">
            <text:p>0.01770636</text:p>
          </table:table-cell>
          <table:table-cell office:value-type="float" office:value="0.03494793" calcext:value-type="float">
            <text:p>0.03494793</text:p>
          </table:table-cell>
          <table:table-cell office:value-type="float" office:value="0.0275626" calcext:value-type="float">
            <text:p>0.0275626</text:p>
          </table:table-cell>
          <table:table-cell office:value-type="float" office:value="0.02293216" calcext:value-type="float">
            <text:p>0.02293216</text:p>
          </table:table-cell>
          <table:table-cell office:value-type="float" office:value="0.02091759" calcext:value-type="float">
            <text:p>0.02091759</text:p>
          </table:table-cell>
          <table:table-cell office:value-type="float" office:value="0.01759009" calcext:value-type="float">
            <text:p>0.01759009</text:p>
          </table:table-cell>
          <table:table-cell office:value-type="float" office:value="0.007194805" calcext:value-type="float">
            <text:p>0.007194805</text:p>
          </table:table-cell>
          <table:table-cell office:value-type="float" office:value="0.007373555" calcext:value-type="float">
            <text:p>0.007373555</text:p>
          </table:table-cell>
          <table:table-cell office:value-type="float" office:value="0" calcext:value-type="float">
            <text:p>0</text:p>
          </table:table-cell>
          <table:table-cell office:value-type="float" office:value="38.79511" calcext:value-type="float">
            <text:p>38.79511</text:p>
          </table:table-cell>
          <table:table-cell office:value-type="float" office:value="28.72711" calcext:value-type="float">
            <text:p>28.72711</text:p>
          </table:table-cell>
          <table:table-cell office:value-type="float" office:value="23.71655" calcext:value-type="float">
            <text:p>23.71655</text:p>
          </table:table-cell>
          <table:table-cell office:value-type="float" office:value="21.19515" calcext:value-type="float">
            <text:p>21.19515</text:p>
          </table:table-cell>
          <table:table-cell office:value-type="float" office:value="19.72478" calcext:value-type="float">
            <text:p>19.72478</text:p>
          </table:table-cell>
          <table:table-cell office:value-type="float" office:value="10.31676" calcext:value-type="float">
            <text:p>10.31676</text:p>
          </table:table-cell>
          <table:table-cell office:value-type="float" office:value="5.119183" calcext:value-type="float">
            <text:p>5.119183</text:p>
          </table:table-cell>
          <table:table-cell office:value-type="float" office:value="6.53904" calcext:value-type="float">
            <text:p>6.53904</text:p>
          </table:table-cell>
          <table:table-cell office:value-type="float" office:value="6.615928" calcext:value-type="float">
            <text:p>6.615928</text:p>
          </table:table-cell>
          <table:table-cell office:value-type="float" office:value="3.629984" calcext:value-type="float">
            <text:p>3.629984</text:p>
          </table:table-cell>
          <table:table-cell office:value-type="float" office:value="1.489663" calcext:value-type="float">
            <text:p>1.489663</text:p>
          </table:table-cell>
          <table:table-cell office:value-type="float" office:value="0.5012118" calcext:value-type="float">
            <text:p>0.5012118</text:p>
          </table:table-cell>
          <table:table-cell office:value-type="float" office:value="0.3700955" calcext:value-type="float">
            <text:p>0.3700955</text:p>
          </table:table-cell>
          <table:table-cell office:value-type="float" office:value="0.3319453" calcext:value-type="float">
            <text:p>0.3319453</text:p>
          </table:table-cell>
          <table:table-cell office:value-type="float" office:value="0" calcext:value-type="float">
            <text:p>0</text:p>
          </table:table-cell>
          <table:table-cell office:value-type="float" office:value="81.90003" calcext:value-type="float">
            <text:p>81.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11503" calcext:value-type="float">
            <text:p>-0.05611503</text:p>
          </table:table-cell>
          <table:table-cell office:value-type="float" office:value="0" calcext:value-type="float">
            <text:p>0</text:p>
          </table:table-cell>
          <table:table-cell office:value-type="float" office:value="-0.0000146974" calcext:value-type="float">
            <text:p>-1.46974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30.10279" calcext:value-type="float">
            <text:p>30.10279</text:p>
          </table:table-cell>
          <table:table-cell office:value-type="float" office:value="1098.221" calcext:value-type="float">
            <text:p>1098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5113" calcext:value-type="float">
            <text:p>0.1795113</text:p>
          </table:table-cell>
          <table:table-cell office:value-type="float" office:value="16.45772" calcext:value-type="float">
            <text:p>16.457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86694" calcext:value-type="float">
            <text:p>9.38669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39483" calcext:value-type="float">
            <text:p>6.439483E-08</text:p>
          </table:table-cell>
          <table:table-cell office:value-type="float" office:value="-0.0001391572" calcext:value-type="float">
            <text:p>-0.0001391572</text:p>
          </table:table-cell>
          <table:table-cell office:value-type="float" office:value="0.0004455566" calcext:value-type="float">
            <text:p>0.0004455566</text:p>
          </table:table-cell>
          <table:table-cell office:value-type="float" office:value="0.0001243713" calcext:value-type="float">
            <text:p>0.0001243713</text:p>
          </table:table-cell>
          <table:table-cell office:value-type="float" office:value="15.79222" calcext:value-type="float">
            <text:p>15.79222</text:p>
          </table:table-cell>
          <table:table-cell office:value-type="float" office:value="0.08950551" calcext:value-type="float">
            <text:p>0.08950551</text:p>
          </table:table-cell>
          <table:table-cell office:value-type="float" office:value="0.08177053" calcext:value-type="float">
            <text:p>0.08177053</text:p>
          </table:table-cell>
          <table:table-cell office:value-type="float" office:value="0.0643778" calcext:value-type="float">
            <text:p>0.0643778</text:p>
          </table:table-cell>
          <table:table-cell office:value-type="float" office:value="0.04772517" calcext:value-type="float">
            <text:p>0.04772517</text:p>
          </table:table-cell>
          <table:table-cell office:value-type="float" office:value="0.04747086" calcext:value-type="float">
            <text:p>0.04747086</text:p>
          </table:table-cell>
          <table:table-cell office:value-type="float" office:value="0.0240843" calcext:value-type="float">
            <text:p>0.0240843</text:p>
          </table:table-cell>
          <table:table-cell office:value-type="float" office:value="0.01773491" calcext:value-type="float">
            <text:p>0.01773491</text:p>
          </table:table-cell>
          <table:table-cell office:value-type="float" office:value="0.03501882" calcext:value-type="float">
            <text:p>0.03501882</text:p>
          </table:table-cell>
          <table:table-cell office:value-type="float" office:value="0.02760483" calcext:value-type="float">
            <text:p>0.02760483</text:p>
          </table:table-cell>
          <table:table-cell office:value-type="float" office:value="0.02295847" calcext:value-type="float">
            <text:p>0.02295847</text:p>
          </table:table-cell>
          <table:table-cell office:value-type="float" office:value="0.02093135" calcext:value-type="float">
            <text:p>0.02093135</text:p>
          </table:table-cell>
          <table:table-cell office:value-type="float" office:value="0.01759812" calcext:value-type="float">
            <text:p>0.01759812</text:p>
          </table:table-cell>
          <table:table-cell office:value-type="float" office:value="0.007191952" calcext:value-type="float">
            <text:p>0.007191952</text:p>
          </table:table-cell>
          <table:table-cell office:value-type="float" office:value="0.007372454" calcext:value-type="float">
            <text:p>0.007372454</text:p>
          </table:table-cell>
          <table:table-cell office:value-type="float" office:value="0" calcext:value-type="float">
            <text:p>0</text:p>
          </table:table-cell>
          <table:table-cell office:value-type="float" office:value="42.98196" calcext:value-type="float">
            <text:p>42.98196</text:p>
          </table:table-cell>
          <table:table-cell office:value-type="float" office:value="28.70866" calcext:value-type="float">
            <text:p>28.70866</text:p>
          </table:table-cell>
          <table:table-cell office:value-type="float" office:value="23.51212" calcext:value-type="float">
            <text:p>23.51212</text:p>
          </table:table-cell>
          <table:table-cell office:value-type="float" office:value="21.12544" calcext:value-type="float">
            <text:p>21.12544</text:p>
          </table:table-cell>
          <table:table-cell office:value-type="float" office:value="19.64625" calcext:value-type="float">
            <text:p>19.64625</text:p>
          </table:table-cell>
          <table:table-cell office:value-type="float" office:value="10.29492" calcext:value-type="float">
            <text:p>10.29492</text:p>
          </table:table-cell>
          <table:table-cell office:value-type="float" office:value="5.137622" calcext:value-type="float">
            <text:p>5.137622</text:p>
          </table:table-cell>
          <table:table-cell office:value-type="float" office:value="6.541107" calcext:value-type="float">
            <text:p>6.541107</text:p>
          </table:table-cell>
          <table:table-cell office:value-type="float" office:value="6.6141" calcext:value-type="float">
            <text:p>6.6141</text:p>
          </table:table-cell>
          <table:table-cell office:value-type="float" office:value="3.630244" calcext:value-type="float">
            <text:p>3.630244</text:p>
          </table:table-cell>
          <table:table-cell office:value-type="float" office:value="1.491035" calcext:value-type="float">
            <text:p>1.491035</text:p>
          </table:table-cell>
          <table:table-cell office:value-type="float" office:value="0.5020872" calcext:value-type="float">
            <text:p>0.5020872</text:p>
          </table:table-cell>
          <table:table-cell office:value-type="float" office:value="0.3701917" calcext:value-type="float">
            <text:p>0.3701917</text:p>
          </table:table-cell>
          <table:table-cell office:value-type="float" office:value="0.3319964" calcext:value-type="float">
            <text:p>0.3319964</text:p>
          </table:table-cell>
          <table:table-cell office:value-type="float" office:value="0" calcext:value-type="float">
            <text:p>0</text:p>
          </table:table-cell>
          <table:table-cell office:value-type="float" office:value="83.13866" calcext:value-type="float">
            <text:p>83.1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29214" calcext:value-type="float">
            <text:p>-0.05429214</text:p>
          </table:table-cell>
          <table:table-cell office:value-type="float" office:value="0" calcext:value-type="float">
            <text:p>0</text:p>
          </table:table-cell>
          <table:table-cell office:value-type="float" office:value="-0.00001552012" calcext:value-type="float">
            <text:p>-1.552012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30.10109" calcext:value-type="float">
            <text:p>30.10109</text:p>
          </table:table-cell>
          <table:table-cell office:value-type="float" office:value="1098.215" calcext:value-type="float">
            <text:p>1098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2804" calcext:value-type="float">
            <text:p>0.1802804</text:p>
          </table:table-cell>
          <table:table-cell office:value-type="float" office:value="16.46303" calcext:value-type="float">
            <text:p>16.463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386694" calcext:value-type="float">
            <text:p>9.38669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6439483" calcext:value-type="float">
            <text:p>6.439483E-08</text:p>
          </table:table-cell>
          <table:table-cell office:value-type="float" office:value="-0.0001425778" calcext:value-type="float">
            <text:p>-0.0001425778</text:p>
          </table:table-cell>
          <table:table-cell office:value-type="float" office:value="0.0004736244" calcext:value-type="float">
            <text:p>0.0004736244</text:p>
          </table:table-cell>
          <table:table-cell office:value-type="float" office:value="0.0001254922" calcext:value-type="float">
            <text:p>0.0001254922</text:p>
          </table:table-cell>
          <table:table-cell office:value-type="float" office:value="15.78341" calcext:value-type="float">
            <text:p>15.78341</text:p>
          </table:table-cell>
          <table:table-cell office:value-type="float" office:value="0.08802545" calcext:value-type="float">
            <text:p>0.08802545</text:p>
          </table:table-cell>
          <table:table-cell office:value-type="float" office:value="0.08277509" calcext:value-type="float">
            <text:p>0.08277509</text:p>
          </table:table-cell>
          <table:table-cell office:value-type="float" office:value="0.06464432" calcext:value-type="float">
            <text:p>0.06464432</text:p>
          </table:table-cell>
          <table:table-cell office:value-type="float" office:value="0.04782462" calcext:value-type="float">
            <text:p>0.04782462</text:p>
          </table:table-cell>
          <table:table-cell office:value-type="float" office:value="0.04762149" calcext:value-type="float">
            <text:p>0.04762149</text:p>
          </table:table-cell>
          <table:table-cell office:value-type="float" office:value="0.02411058" calcext:value-type="float">
            <text:p>0.02411058</text:p>
          </table:table-cell>
          <table:table-cell office:value-type="float" office:value="0.01776359" calcext:value-type="float">
            <text:p>0.01776359</text:p>
          </table:table-cell>
          <table:table-cell office:value-type="float" office:value="0.03508544" calcext:value-type="float">
            <text:p>0.03508544</text:p>
          </table:table-cell>
          <table:table-cell office:value-type="float" office:value="0.02764426" calcext:value-type="float">
            <text:p>0.02764426</text:p>
          </table:table-cell>
          <table:table-cell office:value-type="float" office:value="0.02298374" calcext:value-type="float">
            <text:p>0.02298374</text:p>
          </table:table-cell>
          <table:table-cell office:value-type="float" office:value="0.02094498" calcext:value-type="float">
            <text:p>0.02094498</text:p>
          </table:table-cell>
          <table:table-cell office:value-type="float" office:value="0.01760609" calcext:value-type="float">
            <text:p>0.01760609</text:p>
          </table:table-cell>
          <table:table-cell office:value-type="float" office:value="0.007188877" calcext:value-type="float">
            <text:p>0.007188877</text:p>
          </table:table-cell>
          <table:table-cell office:value-type="float" office:value="0.007370099" calcext:value-type="float">
            <text:p>0.007370099</text:p>
          </table:table-cell>
          <table:table-cell office:value-type="float" office:value="0" calcext:value-type="float">
            <text:p>0</text:p>
          </table:table-cell>
          <table:table-cell office:value-type="float" office:value="34.5404" calcext:value-type="float">
            <text:p>34.5404</text:p>
          </table:table-cell>
          <table:table-cell office:value-type="float" office:value="28.3192" calcext:value-type="float">
            <text:p>28.3192</text:p>
          </table:table-cell>
          <table:table-cell office:value-type="float" office:value="23.58091" calcext:value-type="float">
            <text:p>23.58091</text:p>
          </table:table-cell>
          <table:table-cell office:value-type="float" office:value="21.01658" calcext:value-type="float">
            <text:p>21.01658</text:p>
          </table:table-cell>
          <table:table-cell office:value-type="float" office:value="19.55423" calcext:value-type="float">
            <text:p>19.55423</text:p>
          </table:table-cell>
          <table:table-cell office:value-type="float" office:value="10.26844" calcext:value-type="float">
            <text:p>10.26844</text:p>
          </table:table-cell>
          <table:table-cell office:value-type="float" office:value="5.154775" calcext:value-type="float">
            <text:p>5.154775</text:p>
          </table:table-cell>
          <table:table-cell office:value-type="float" office:value="6.543106" calcext:value-type="float">
            <text:p>6.543106</text:p>
          </table:table-cell>
          <table:table-cell office:value-type="float" office:value="6.61236" calcext:value-type="float">
            <text:p>6.61236</text:p>
          </table:table-cell>
          <table:table-cell office:value-type="float" office:value="3.63054" calcext:value-type="float">
            <text:p>3.63054</text:p>
          </table:table-cell>
          <table:table-cell office:value-type="float" office:value="1.492332" calcext:value-type="float">
            <text:p>1.492332</text:p>
          </table:table-cell>
          <table:table-cell office:value-type="float" office:value="0.5029167" calcext:value-type="float">
            <text:p>0.5029167</text:p>
          </table:table-cell>
          <table:table-cell office:value-type="float" office:value="0.3702126" calcext:value-type="float">
            <text:p>0.3702126</text:p>
          </table:table-cell>
          <table:table-cell office:value-type="float" office:value="0.3320523" calcext:value-type="float">
            <text:p>0.3320523</text:p>
          </table:table-cell>
          <table:table-cell office:value-type="float" office:value="0" calcext:value-type="float">
            <text:p>0</text:p>
          </table:table-cell>
          <table:table-cell office:value-type="float" office:value="83.69643" calcext:value-type="float">
            <text:p>83.69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23188" calcext:value-type="float">
            <text:p>-0.04823188</text:p>
          </table:table-cell>
          <table:table-cell office:value-type="float" office:value="0" calcext:value-type="float">
            <text:p>0</text:p>
          </table:table-cell>
          <table:table-cell office:value-type="float" office:value="-0.00001629587" calcext:value-type="float">
            <text:p>-1.62958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30.10349" calcext:value-type="float">
            <text:p>30.10349</text:p>
          </table:table-cell>
          <table:table-cell office:value-type="float" office:value="1098.211" calcext:value-type="float">
            <text:p>1098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4787" calcext:value-type="float">
            <text:p>0.1814787</text:p>
          </table:table-cell>
          <table:table-cell office:value-type="float" office:value="16.46281" calcext:value-type="float">
            <text:p>16.46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09933" calcext:value-type="float">
            <text:p>1.30993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9039049" calcext:value-type="float">
            <text:p>9.039049E-08</text:p>
          </table:table-cell>
          <table:table-cell office:value-type="float" office:value="-0.0001466073" calcext:value-type="float">
            <text:p>-0.0001466073</text:p>
          </table:table-cell>
          <table:table-cell office:value-type="float" office:value="0.0005030908" calcext:value-type="float">
            <text:p>0.0005030908</text:p>
          </table:table-cell>
          <table:table-cell office:value-type="float" office:value="0.0001296016" calcext:value-type="float">
            <text:p>0.0001296016</text:p>
          </table:table-cell>
          <table:table-cell office:value-type="float" office:value="15.78384" calcext:value-type="float">
            <text:p>15.78384</text:p>
          </table:table-cell>
          <table:table-cell office:value-type="float" office:value="0.1019113" calcext:value-type="float">
            <text:p>0.1019113</text:p>
          </table:table-cell>
          <table:table-cell office:value-type="float" office:value="0.08518399" calcext:value-type="float">
            <text:p>0.08518399</text:p>
          </table:table-cell>
          <table:table-cell office:value-type="float" office:value="0.06497226" calcext:value-type="float">
            <text:p>0.06497226</text:p>
          </table:table-cell>
          <table:table-cell office:value-type="float" office:value="0.04790203" calcext:value-type="float">
            <text:p>0.04790203</text:p>
          </table:table-cell>
          <table:table-cell office:value-type="float" office:value="0.04773113" calcext:value-type="float">
            <text:p>0.04773113</text:p>
          </table:table-cell>
          <table:table-cell office:value-type="float" office:value="0.02413695" calcext:value-type="float">
            <text:p>0.02413695</text:p>
          </table:table-cell>
          <table:table-cell office:value-type="float" office:value="0.01779279" calcext:value-type="float">
            <text:p>0.01779279</text:p>
          </table:table-cell>
          <table:table-cell office:value-type="float" office:value="0.03514945" calcext:value-type="float">
            <text:p>0.03514945</text:p>
          </table:table-cell>
          <table:table-cell office:value-type="float" office:value="0.02768143" calcext:value-type="float">
            <text:p>0.02768143</text:p>
          </table:table-cell>
          <table:table-cell office:value-type="float" office:value="0.02300804" calcext:value-type="float">
            <text:p>0.02300804</text:p>
          </table:table-cell>
          <table:table-cell office:value-type="float" office:value="0.02095844" calcext:value-type="float">
            <text:p>0.02095844</text:p>
          </table:table-cell>
          <table:table-cell office:value-type="float" office:value="0.01761406" calcext:value-type="float">
            <text:p>0.01761406</text:p>
          </table:table-cell>
          <table:table-cell office:value-type="float" office:value="0.007186327" calcext:value-type="float">
            <text:p>0.007186327</text:p>
          </table:table-cell>
          <table:table-cell office:value-type="float" office:value="0.007369446" calcext:value-type="float">
            <text:p>0.007369446</text:p>
          </table:table-cell>
          <table:table-cell office:value-type="float" office:value="0" calcext:value-type="float">
            <text:p>0</text:p>
          </table:table-cell>
          <table:table-cell office:value-type="float" office:value="47.18657" calcext:value-type="float">
            <text:p>47.18657</text:p>
          </table:table-cell>
          <table:table-cell office:value-type="float" office:value="28.18645" calcext:value-type="float">
            <text:p>28.18645</text:p>
          </table:table-cell>
          <table:table-cell office:value-type="float" office:value="23.96637" calcext:value-type="float">
            <text:p>23.96637</text:p>
          </table:table-cell>
          <table:table-cell office:value-type="float" office:value="20.76001" calcext:value-type="float">
            <text:p>20.76001</text:p>
          </table:table-cell>
          <table:table-cell office:value-type="float" office:value="19.35577" calcext:value-type="float">
            <text:p>19.35577</text:p>
          </table:table-cell>
          <table:table-cell office:value-type="float" office:value="10.23154" calcext:value-type="float">
            <text:p>10.23154</text:p>
          </table:table-cell>
          <table:table-cell office:value-type="float" office:value="5.170437" calcext:value-type="float">
            <text:p>5.170437</text:p>
          </table:table-cell>
          <table:table-cell office:value-type="float" office:value="6.544891" calcext:value-type="float">
            <text:p>6.544891</text:p>
          </table:table-cell>
          <table:table-cell office:value-type="float" office:value="6.610714" calcext:value-type="float">
            <text:p>6.610714</text:p>
          </table:table-cell>
          <table:table-cell office:value-type="float" office:value="3.630877" calcext:value-type="float">
            <text:p>3.630877</text:p>
          </table:table-cell>
          <table:table-cell office:value-type="float" office:value="1.493552" calcext:value-type="float">
            <text:p>1.493552</text:p>
          </table:table-cell>
          <table:table-cell office:value-type="float" office:value="0.5037081" calcext:value-type="float">
            <text:p>0.5037081</text:p>
          </table:table-cell>
          <table:table-cell office:value-type="float" office:value="0.37034" calcext:value-type="float">
            <text:p>0.37034</text:p>
          </table:table-cell>
          <table:table-cell office:value-type="float" office:value="0.3320957" calcext:value-type="float">
            <text:p>0.3320957</text:p>
          </table:table-cell>
          <table:table-cell office:value-type="float" office:value="0" calcext:value-type="float">
            <text:p>0</text:p>
          </table:table-cell>
          <table:table-cell office:value-type="float" office:value="84.45524" calcext:value-type="float">
            <text:p>84.4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28002" calcext:value-type="float">
            <text:p>-0.04728002</text:p>
          </table:table-cell>
          <table:table-cell office:value-type="float" office:value="0" calcext:value-type="float">
            <text:p>0</text:p>
          </table:table-cell>
          <table:table-cell office:value-type="float" office:value="-0.00001708084" calcext:value-type="float">
            <text:p>-1.708084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30.11015" calcext:value-type="float">
            <text:p>30.11015</text:p>
          </table:table-cell>
          <table:table-cell office:value-type="float" office:value="1098.206" calcext:value-type="float">
            <text:p>1098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309" calcext:value-type="float">
            <text:p>0.182309</text:p>
          </table:table-cell>
          <table:table-cell office:value-type="float" office:value="16.45804" calcext:value-type="float">
            <text:p>16.458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38967" calcext:value-type="float">
            <text:p>1.6389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35887" calcext:value-type="float">
            <text:p>1.135887E-07</text:p>
          </table:table-cell>
          <table:table-cell office:value-type="float" office:value="-0.0001529473" calcext:value-type="float">
            <text:p>-0.0001529473</text:p>
          </table:table-cell>
          <table:table-cell office:value-type="float" office:value="0.0005290005" calcext:value-type="float">
            <text:p>0.0005290005</text:p>
          </table:table-cell>
          <table:table-cell office:value-type="float" office:value="0.000137574" calcext:value-type="float">
            <text:p>0.000137574</text:p>
          </table:table-cell>
          <table:table-cell office:value-type="float" office:value="15.79346" calcext:value-type="float">
            <text:p>15.79346</text:p>
          </table:table-cell>
          <table:table-cell office:value-type="float" office:value="0.1159951" calcext:value-type="float">
            <text:p>0.1159951</text:p>
          </table:table-cell>
          <table:table-cell office:value-type="float" office:value="0.08579189" calcext:value-type="float">
            <text:p>0.08579189</text:p>
          </table:table-cell>
          <table:table-cell office:value-type="float" office:value="0.06503581" calcext:value-type="float">
            <text:p>0.06503581</text:p>
          </table:table-cell>
          <table:table-cell office:value-type="float" office:value="0.04804644" calcext:value-type="float">
            <text:p>0.04804644</text:p>
          </table:table-cell>
          <table:table-cell office:value-type="float" office:value="0.0477988" calcext:value-type="float">
            <text:p>0.0477988</text:p>
          </table:table-cell>
          <table:table-cell office:value-type="float" office:value="0.02413869" calcext:value-type="float">
            <text:p>0.02413869</text:p>
          </table:table-cell>
          <table:table-cell office:value-type="float" office:value="0.01781152" calcext:value-type="float">
            <text:p>0.01781152</text:p>
          </table:table-cell>
          <table:table-cell office:value-type="float" office:value="0.03521013" calcext:value-type="float">
            <text:p>0.03521013</text:p>
          </table:table-cell>
          <table:table-cell office:value-type="float" office:value="0.02771672" calcext:value-type="float">
            <text:p>0.02771672</text:p>
          </table:table-cell>
          <table:table-cell office:value-type="float" office:value="0.02303146" calcext:value-type="float">
            <text:p>0.02303146</text:p>
          </table:table-cell>
          <table:table-cell office:value-type="float" office:value="0.02097172" calcext:value-type="float">
            <text:p>0.02097172</text:p>
          </table:table-cell>
          <table:table-cell office:value-type="float" office:value="0.01762205" calcext:value-type="float">
            <text:p>0.01762205</text:p>
          </table:table-cell>
          <table:table-cell office:value-type="float" office:value="0.007183989" calcext:value-type="float">
            <text:p>0.007183989</text:p>
          </table:table-cell>
          <table:table-cell office:value-type="float" office:value="0.007369635" calcext:value-type="float">
            <text:p>0.007369635</text:p>
          </table:table-cell>
          <table:table-cell office:value-type="float" office:value="0" calcext:value-type="float">
            <text:p>0</text:p>
          </table:table-cell>
          <table:table-cell office:value-type="float" office:value="61.72756" calcext:value-type="float">
            <text:p>61.72756</text:p>
          </table:table-cell>
          <table:table-cell office:value-type="float" office:value="28.719" calcext:value-type="float">
            <text:p>28.719</text:p>
          </table:table-cell>
          <table:table-cell office:value-type="float" office:value="24.1188" calcext:value-type="float">
            <text:p>24.1188</text:p>
          </table:table-cell>
          <table:table-cell office:value-type="float" office:value="20.67937" calcext:value-type="float">
            <text:p>20.67937</text:p>
          </table:table-cell>
          <table:table-cell office:value-type="float" office:value="19.17811" calcext:value-type="float">
            <text:p>19.17811</text:p>
          </table:table-cell>
          <table:table-cell office:value-type="float" office:value="10.18149" calcext:value-type="float">
            <text:p>10.18149</text:p>
          </table:table-cell>
          <table:table-cell office:value-type="float" office:value="5.183817" calcext:value-type="float">
            <text:p>5.183817</text:p>
          </table:table-cell>
          <table:table-cell office:value-type="float" office:value="6.546292" calcext:value-type="float">
            <text:p>6.546292</text:p>
          </table:table-cell>
          <table:table-cell office:value-type="float" office:value="6.609087" calcext:value-type="float">
            <text:p>6.609087</text:p>
          </table:table-cell>
          <table:table-cell office:value-type="float" office:value="3.631249" calcext:value-type="float">
            <text:p>3.631249</text:p>
          </table:table-cell>
          <table:table-cell office:value-type="float" office:value="1.494694" calcext:value-type="float">
            <text:p>1.494694</text:p>
          </table:table-cell>
          <table:table-cell office:value-type="float" office:value="0.5044757" calcext:value-type="float">
            <text:p>0.5044757</text:p>
          </table:table-cell>
          <table:table-cell office:value-type="float" office:value="0.3705086" calcext:value-type="float">
            <text:p>0.3705086</text:p>
          </table:table-cell>
          <table:table-cell office:value-type="float" office:value="0.3321318" calcext:value-type="float">
            <text:p>0.3321318</text:p>
          </table:table-cell>
          <table:table-cell office:value-type="float" office:value="0" calcext:value-type="float">
            <text:p>0</text:p>
          </table:table-cell>
          <table:table-cell office:value-type="float" office:value="84.98664" calcext:value-type="float">
            <text:p>84.98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23517" calcext:value-type="float">
            <text:p>-0.05123517</text:p>
          </table:table-cell>
          <table:table-cell office:value-type="float" office:value="0" calcext:value-type="float">
            <text:p>0</text:p>
          </table:table-cell>
          <table:table-cell office:value-type="float" office:value="-0.00001791553" calcext:value-type="float">
            <text:p>-1.791553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30.13496" calcext:value-type="float">
            <text:p>30.13496</text:p>
          </table:table-cell>
          <table:table-cell office:value-type="float" office:value="1098.204" calcext:value-type="float">
            <text:p>1098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0079" calcext:value-type="float">
            <text:p>0.1810079</text:p>
          </table:table-cell>
          <table:table-cell office:value-type="float" office:value="16.43538" calcext:value-type="float">
            <text:p>16.435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1767614" calcext:value-type="float">
            <text:p>-0.0001767614</text:p>
          </table:table-cell>
          <table:table-cell office:value-type="float" office:value="0.0005512489" calcext:value-type="float">
            <text:p>0.0005512489</text:p>
          </table:table-cell>
          <table:table-cell office:value-type="float" office:value="0.0001587621" calcext:value-type="float">
            <text:p>0.0001587621</text:p>
          </table:table-cell>
          <table:table-cell office:value-type="float" office:value="15.84244" calcext:value-type="float">
            <text:p>15.84244</text:p>
          </table:table-cell>
          <table:table-cell office:value-type="float" office:value="0.09110467" calcext:value-type="float">
            <text:p>0.09110467</text:p>
          </table:table-cell>
          <table:table-cell office:value-type="float" office:value="0.0853947" calcext:value-type="float">
            <text:p>0.0853947</text:p>
          </table:table-cell>
          <table:table-cell office:value-type="float" office:value="0.06483445" calcext:value-type="float">
            <text:p>0.06483445</text:p>
          </table:table-cell>
          <table:table-cell office:value-type="float" office:value="0.04821053" calcext:value-type="float">
            <text:p>0.04821053</text:p>
          </table:table-cell>
          <table:table-cell office:value-type="float" office:value="0.04791957" calcext:value-type="float">
            <text:p>0.04791957</text:p>
          </table:table-cell>
          <table:table-cell office:value-type="float" office:value="0.02413199" calcext:value-type="float">
            <text:p>0.02413199</text:p>
          </table:table-cell>
          <table:table-cell office:value-type="float" office:value="0.01782173" calcext:value-type="float">
            <text:p>0.01782173</text:p>
          </table:table-cell>
          <table:table-cell office:value-type="float" office:value="0.03526635" calcext:value-type="float">
            <text:p>0.03526635</text:p>
          </table:table-cell>
          <table:table-cell office:value-type="float" office:value="0.02775013" calcext:value-type="float">
            <text:p>0.02775013</text:p>
          </table:table-cell>
          <table:table-cell office:value-type="float" office:value="0.02305408" calcext:value-type="float">
            <text:p>0.02305408</text:p>
          </table:table-cell>
          <table:table-cell office:value-type="float" office:value="0.02098485" calcext:value-type="float">
            <text:p>0.02098485</text:p>
          </table:table-cell>
          <table:table-cell office:value-type="float" office:value="0.01763011" calcext:value-type="float">
            <text:p>0.01763011</text:p>
          </table:table-cell>
          <table:table-cell office:value-type="float" office:value="0.00718187" calcext:value-type="float">
            <text:p>0.00718187</text:p>
          </table:table-cell>
          <table:table-cell office:value-type="float" office:value="0.007370809" calcext:value-type="float">
            <text:p>0.007370809</text:p>
          </table:table-cell>
          <table:table-cell office:value-type="float" office:value="0" calcext:value-type="float">
            <text:p>0</text:p>
          </table:table-cell>
          <table:table-cell office:value-type="float" office:value="61.8425" calcext:value-type="float">
            <text:p>61.8425</text:p>
          </table:table-cell>
          <table:table-cell office:value-type="float" office:value="30.40641" calcext:value-type="float">
            <text:p>30.40641</text:p>
          </table:table-cell>
          <table:table-cell office:value-type="float" office:value="23.86851" calcext:value-type="float">
            <text:p>23.86851</text:p>
          </table:table-cell>
          <table:table-cell office:value-type="float" office:value="20.73519" calcext:value-type="float">
            <text:p>20.73519</text:p>
          </table:table-cell>
          <table:table-cell office:value-type="float" office:value="19.09929" calcext:value-type="float">
            <text:p>19.09929</text:p>
          </table:table-cell>
          <table:table-cell office:value-type="float" office:value="10.13243" calcext:value-type="float">
            <text:p>10.13243</text:p>
          </table:table-cell>
          <table:table-cell office:value-type="float" office:value="5.195636" calcext:value-type="float">
            <text:p>5.195636</text:p>
          </table:table-cell>
          <table:table-cell office:value-type="float" office:value="6.547156" calcext:value-type="float">
            <text:p>6.547156</text:p>
          </table:table-cell>
          <table:table-cell office:value-type="float" office:value="6.607424" calcext:value-type="float">
            <text:p>6.607424</text:p>
          </table:table-cell>
          <table:table-cell office:value-type="float" office:value="3.631661" calcext:value-type="float">
            <text:p>3.631661</text:p>
          </table:table-cell>
          <table:table-cell office:value-type="float" office:value="1.495767" calcext:value-type="float">
            <text:p>1.495767</text:p>
          </table:table-cell>
          <table:table-cell office:value-type="float" office:value="0.5052203" calcext:value-type="float">
            <text:p>0.5052203</text:p>
          </table:table-cell>
          <table:table-cell office:value-type="float" office:value="0.3707125" calcext:value-type="float">
            <text:p>0.3707125</text:p>
          </table:table-cell>
          <table:table-cell office:value-type="float" office:value="0.3321719" calcext:value-type="float">
            <text:p>0.3321719</text:p>
          </table:table-cell>
          <table:table-cell office:value-type="float" office:value="0" calcext:value-type="float">
            <text:p>0</text:p>
          </table:table-cell>
          <table:table-cell office:value-type="float" office:value="84.11788" calcext:value-type="float">
            <text:p>84.1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20588" calcext:value-type="float">
            <text:p>-0.07520588</text:p>
          </table:table-cell>
          <table:table-cell office:value-type="float" office:value="0" calcext:value-type="float">
            <text:p>0</text:p>
          </table:table-cell>
          <table:table-cell office:value-type="float" office:value="-0.00001903941" calcext:value-type="float">
            <text:p>-1.903941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30.1773" calcext:value-type="float">
            <text:p>30.1773</text:p>
          </table:table-cell>
          <table:table-cell office:value-type="float" office:value="1098.204" calcext:value-type="float">
            <text:p>1098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8594" calcext:value-type="float">
            <text:p>0.1788594</text:p>
          </table:table-cell>
          <table:table-cell office:value-type="float" office:value="16.39416" calcext:value-type="float">
            <text:p>16.394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2404514" calcext:value-type="float">
            <text:p>-0.0002404514</text:p>
          </table:table-cell>
          <table:table-cell office:value-type="float" office:value="0.0005720874" calcext:value-type="float">
            <text:p>0.0005720874</text:p>
          </table:table-cell>
          <table:table-cell office:value-type="float" office:value="0.0001878303" calcext:value-type="float">
            <text:p>0.0001878303</text:p>
          </table:table-cell>
          <table:table-cell office:value-type="float" office:value="15.92847" calcext:value-type="float">
            <text:p>15.92847</text:p>
          </table:table-cell>
          <table:table-cell office:value-type="float" office:value="0.07963252" calcext:value-type="float">
            <text:p>0.07963252</text:p>
          </table:table-cell>
          <table:table-cell office:value-type="float" office:value="0.0835812" calcext:value-type="float">
            <text:p>0.0835812</text:p>
          </table:table-cell>
          <table:table-cell office:value-type="float" office:value="0.06442684" calcext:value-type="float">
            <text:p>0.06442684</text:p>
          </table:table-cell>
          <table:table-cell office:value-type="float" office:value="0.04835331" calcext:value-type="float">
            <text:p>0.04835331</text:p>
          </table:table-cell>
          <table:table-cell office:value-type="float" office:value="0.04802559" calcext:value-type="float">
            <text:p>0.04802559</text:p>
          </table:table-cell>
          <table:table-cell office:value-type="float" office:value="0.02412194" calcext:value-type="float">
            <text:p>0.02412194</text:p>
          </table:table-cell>
          <table:table-cell office:value-type="float" office:value="0.0178281" calcext:value-type="float">
            <text:p>0.0178281</text:p>
          </table:table-cell>
          <table:table-cell office:value-type="float" office:value="0.03531772" calcext:value-type="float">
            <text:p>0.03531772</text:p>
          </table:table-cell>
          <table:table-cell office:value-type="float" office:value="0.0277815" calcext:value-type="float">
            <text:p>0.0277815</text:p>
          </table:table-cell>
          <table:table-cell office:value-type="float" office:value="0.02307594" calcext:value-type="float">
            <text:p>0.02307594</text:p>
          </table:table-cell>
          <table:table-cell office:value-type="float" office:value="0.02099784" calcext:value-type="float">
            <text:p>0.02099784</text:p>
          </table:table-cell>
          <table:table-cell office:value-type="float" office:value="0.01763832" calcext:value-type="float">
            <text:p>0.01763832</text:p>
          </table:table-cell>
          <table:table-cell office:value-type="float" office:value="0.007179898" calcext:value-type="float">
            <text:p>0.007179898</text:p>
          </table:table-cell>
          <table:table-cell office:value-type="float" office:value="0.007372852" calcext:value-type="float">
            <text:p>0.007372852</text:p>
          </table:table-cell>
          <table:table-cell office:value-type="float" office:value="0" calcext:value-type="float">
            <text:p>0</text:p>
          </table:table-cell>
          <table:table-cell office:value-type="float" office:value="51.13342" calcext:value-type="float">
            <text:p>51.13342</text:p>
          </table:table-cell>
          <table:table-cell office:value-type="float" office:value="30.46929" calcext:value-type="float">
            <text:p>30.46929</text:p>
          </table:table-cell>
          <table:table-cell office:value-type="float" office:value="23.18264" calcext:value-type="float">
            <text:p>23.18264</text:p>
          </table:table-cell>
          <table:table-cell office:value-type="float" office:value="20.86308" calcext:value-type="float">
            <text:p>20.86308</text:p>
          </table:table-cell>
          <table:table-cell office:value-type="float" office:value="19.07033" calcext:value-type="float">
            <text:p>19.07033</text:p>
          </table:table-cell>
          <table:table-cell office:value-type="float" office:value="10.09901" calcext:value-type="float">
            <text:p>10.09901</text:p>
          </table:table-cell>
          <table:table-cell office:value-type="float" office:value="5.210259" calcext:value-type="float">
            <text:p>5.210259</text:p>
          </table:table-cell>
          <table:table-cell office:value-type="float" office:value="6.547736" calcext:value-type="float">
            <text:p>6.547736</text:p>
          </table:table-cell>
          <table:table-cell office:value-type="float" office:value="6.605659" calcext:value-type="float">
            <text:p>6.605659</text:p>
          </table:table-cell>
          <table:table-cell office:value-type="float" office:value="3.63209" calcext:value-type="float">
            <text:p>3.63209</text:p>
          </table:table-cell>
          <table:table-cell office:value-type="float" office:value="1.496781" calcext:value-type="float">
            <text:p>1.496781</text:p>
          </table:table-cell>
          <table:table-cell office:value-type="float" office:value="0.505949" calcext:value-type="float">
            <text:p>0.505949</text:p>
          </table:table-cell>
          <table:table-cell office:value-type="float" office:value="0.3709541" calcext:value-type="float">
            <text:p>0.3709541</text:p>
          </table:table-cell>
          <table:table-cell office:value-type="float" office:value="0.3321996" calcext:value-type="float">
            <text:p>0.3321996</text:p>
          </table:table-cell>
          <table:table-cell office:value-type="float" office:value="0" calcext:value-type="float">
            <text:p>0</text:p>
          </table:table-cell>
          <table:table-cell office:value-type="float" office:value="82.50396" calcext:value-type="float">
            <text:p>82.5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85177" calcext:value-type="float">
            <text:p>-0.1185177</text:p>
          </table:table-cell>
          <table:table-cell office:value-type="float" office:value="0" calcext:value-type="float">
            <text:p>0</text:p>
          </table:table-cell>
          <table:table-cell office:value-type="float" office:value="-0.00002056446" calcext:value-type="float">
            <text:p>-2.05644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30.18061" calcext:value-type="float">
            <text:p>30.18061</text:p>
          </table:table-cell>
          <table:table-cell office:value-type="float" office:value="1098.199" calcext:value-type="float">
            <text:p>1098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0175" calcext:value-type="float">
            <text:p>0.1800175</text:p>
          </table:table-cell>
          <table:table-cell office:value-type="float" office:value="16.39247" calcext:value-type="float">
            <text:p>16.392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2459141" calcext:value-type="float">
            <text:p>-0.0002459141</text:p>
          </table:table-cell>
          <table:table-cell office:value-type="float" office:value="0.000593985" calcext:value-type="float">
            <text:p>0.000593985</text:p>
          </table:table-cell>
          <table:table-cell office:value-type="float" office:value="0.0001919491" calcext:value-type="float">
            <text:p>0.0001919491</text:p>
          </table:table-cell>
          <table:table-cell office:value-type="float" office:value="15.93078" calcext:value-type="float">
            <text:p>15.93078</text:p>
          </table:table-cell>
          <table:table-cell office:value-type="float" office:value="0.08122984" calcext:value-type="float">
            <text:p>0.08122984</text:p>
          </table:table-cell>
          <table:table-cell office:value-type="float" office:value="0.08223492" calcext:value-type="float">
            <text:p>0.08223492</text:p>
          </table:table-cell>
          <table:table-cell office:value-type="float" office:value="0.06413378" calcext:value-type="float">
            <text:p>0.06413378</text:p>
          </table:table-cell>
          <table:table-cell office:value-type="float" office:value="0.04845773" calcext:value-type="float">
            <text:p>0.04845773</text:p>
          </table:table-cell>
          <table:table-cell office:value-type="float" office:value="0.0481858" calcext:value-type="float">
            <text:p>0.0481858</text:p>
          </table:table-cell>
          <table:table-cell office:value-type="float" office:value="0.02412889" calcext:value-type="float">
            <text:p>0.02412889</text:p>
          </table:table-cell>
          <table:table-cell office:value-type="float" office:value="0.01783889" calcext:value-type="float">
            <text:p>0.01783889</text:p>
          </table:table-cell>
          <table:table-cell office:value-type="float" office:value="0.03536522" calcext:value-type="float">
            <text:p>0.03536522</text:p>
          </table:table-cell>
          <table:table-cell office:value-type="float" office:value="0.02781077" calcext:value-type="float">
            <text:p>0.02781077</text:p>
          </table:table-cell>
          <table:table-cell office:value-type="float" office:value="0.02309705" calcext:value-type="float">
            <text:p>0.02309705</text:p>
          </table:table-cell>
          <table:table-cell office:value-type="float" office:value="0.02101068" calcext:value-type="float">
            <text:p>0.02101068</text:p>
          </table:table-cell>
          <table:table-cell office:value-type="float" office:value="0.01764653" calcext:value-type="float">
            <text:p>0.01764653</text:p>
          </table:table-cell>
          <table:table-cell office:value-type="float" office:value="0.007177279" calcext:value-type="float">
            <text:p>0.007177279</text:p>
          </table:table-cell>
          <table:table-cell office:value-type="float" office:value="0.007372384" calcext:value-type="float">
            <text:p>0.007372384</text:p>
          </table:table-cell>
          <table:table-cell office:value-type="float" office:value="0" calcext:value-type="float">
            <text:p>0</text:p>
          </table:table-cell>
          <table:table-cell office:value-type="float" office:value="41.66053" calcext:value-type="float">
            <text:p>41.66053</text:p>
          </table:table-cell>
          <table:table-cell office:value-type="float" office:value="29.69012" calcext:value-type="float">
            <text:p>29.69012</text:p>
          </table:table-cell>
          <table:table-cell office:value-type="float" office:value="22.41237" calcext:value-type="float">
            <text:p>22.41237</text:p>
          </table:table-cell>
          <table:table-cell office:value-type="float" office:value="20.89208" calcext:value-type="float">
            <text:p>20.89208</text:p>
          </table:table-cell>
          <table:table-cell office:value-type="float" office:value="19.07707" calcext:value-type="float">
            <text:p>19.07707</text:p>
          </table:table-cell>
          <table:table-cell office:value-type="float" office:value="10.07789" calcext:value-type="float">
            <text:p>10.07789</text:p>
          </table:table-cell>
          <table:table-cell office:value-type="float" office:value="5.226282" calcext:value-type="float">
            <text:p>5.226282</text:p>
          </table:table-cell>
          <table:table-cell office:value-type="float" office:value="6.548707" calcext:value-type="float">
            <text:p>6.548707</text:p>
          </table:table-cell>
          <table:table-cell office:value-type="float" office:value="6.603806" calcext:value-type="float">
            <text:p>6.603806</text:p>
          </table:table-cell>
          <table:table-cell office:value-type="float" office:value="3.632564" calcext:value-type="float">
            <text:p>3.632564</text:p>
          </table:table-cell>
          <table:table-cell office:value-type="float" office:value="1.49773" calcext:value-type="float">
            <text:p>1.49773</text:p>
          </table:table-cell>
          <table:table-cell office:value-type="float" office:value="0.5066499" calcext:value-type="float">
            <text:p>0.5066499</text:p>
          </table:table-cell>
          <table:table-cell office:value-type="float" office:value="0.3710311" calcext:value-type="float">
            <text:p>0.3710311</text:p>
          </table:table-cell>
          <table:table-cell office:value-type="float" office:value="0.3322361" calcext:value-type="float">
            <text:p>0.3322361</text:p>
          </table:table-cell>
          <table:table-cell office:value-type="float" office:value="0" calcext:value-type="float">
            <text:p>0</text:p>
          </table:table-cell>
          <table:table-cell office:value-type="float" office:value="83.50857" calcext:value-type="float">
            <text:p>83.5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90637" calcext:value-type="float">
            <text:p>-0.1190637</text:p>
          </table:table-cell>
          <table:table-cell office:value-type="float" office:value="0" calcext:value-type="float">
            <text:p>0</text:p>
          </table:table-cell>
          <table:table-cell office:value-type="float" office:value="-0.00002137924" calcext:value-type="float">
            <text:p>-2.137924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30.19529" calcext:value-type="float">
            <text:p>30.19529</text:p>
          </table:table-cell>
          <table:table-cell office:value-type="float" office:value="1098.197" calcext:value-type="float">
            <text:p>1098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3359" calcext:value-type="float">
            <text:p>0.1803359</text:p>
          </table:table-cell>
          <table:table-cell office:value-type="float" office:value="16.37884" calcext:value-type="float">
            <text:p>16.378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26262" calcext:value-type="float">
            <text:p>-0.00026262</text:p>
          </table:table-cell>
          <table:table-cell office:value-type="float" office:value="0.0006174386" calcext:value-type="float">
            <text:p>0.0006174386</text:p>
          </table:table-cell>
          <table:table-cell office:value-type="float" office:value="0.0002059734" calcext:value-type="float">
            <text:p>0.0002059734</text:p>
          </table:table-cell>
          <table:table-cell office:value-type="float" office:value="15.95855" calcext:value-type="float">
            <text:p>15.95855</text:p>
          </table:table-cell>
          <table:table-cell office:value-type="float" office:value="0.08016002" calcext:value-type="float">
            <text:p>0.08016002</text:p>
          </table:table-cell>
          <table:table-cell office:value-type="float" office:value="0.08179275" calcext:value-type="float">
            <text:p>0.08179275</text:p>
          </table:table-cell>
          <table:table-cell office:value-type="float" office:value="0.06410827" calcext:value-type="float">
            <text:p>0.06410827</text:p>
          </table:table-cell>
          <table:table-cell office:value-type="float" office:value="0.04860077" calcext:value-type="float">
            <text:p>0.04860077</text:p>
          </table:table-cell>
          <table:table-cell office:value-type="float" office:value="0.04837334" calcext:value-type="float">
            <text:p>0.04837334</text:p>
          </table:table-cell>
          <table:table-cell office:value-type="float" office:value="0.024161" calcext:value-type="float">
            <text:p>0.024161</text:p>
          </table:table-cell>
          <table:table-cell office:value-type="float" office:value="0.01785967" calcext:value-type="float">
            <text:p>0.01785967</text:p>
          </table:table-cell>
          <table:table-cell office:value-type="float" office:value="0.03541077" calcext:value-type="float">
            <text:p>0.03541077</text:p>
          </table:table-cell>
          <table:table-cell office:value-type="float" office:value="0.02783827" calcext:value-type="float">
            <text:p>0.02783827</text:p>
          </table:table-cell>
          <table:table-cell office:value-type="float" office:value="0.02311742" calcext:value-type="float">
            <text:p>0.02311742</text:p>
          </table:table-cell>
          <table:table-cell office:value-type="float" office:value="0.02102336" calcext:value-type="float">
            <text:p>0.02102336</text:p>
          </table:table-cell>
          <table:table-cell office:value-type="float" office:value="0.01765466" calcext:value-type="float">
            <text:p>0.01765466</text:p>
          </table:table-cell>
          <table:table-cell office:value-type="float" office:value="0.00717477" calcext:value-type="float">
            <text:p>0.00717477</text:p>
          </table:table-cell>
          <table:table-cell office:value-type="float" office:value="0.007372081" calcext:value-type="float">
            <text:p>0.007372081</text:p>
          </table:table-cell>
          <table:table-cell office:value-type="float" office:value="0" calcext:value-type="float">
            <text:p>0</text:p>
          </table:table-cell>
          <table:table-cell office:value-type="float" office:value="47.19915" calcext:value-type="float">
            <text:p>47.19915</text:p>
          </table:table-cell>
          <table:table-cell office:value-type="float" office:value="29.95034" calcext:value-type="float">
            <text:p>29.95034</text:p>
          </table:table-cell>
          <table:table-cell office:value-type="float" office:value="21.91364" calcext:value-type="float">
            <text:p>21.91364</text:p>
          </table:table-cell>
          <table:table-cell office:value-type="float" office:value="20.81825" calcext:value-type="float">
            <text:p>20.81825</text:p>
          </table:table-cell>
          <table:table-cell office:value-type="float" office:value="19.01533" calcext:value-type="float">
            <text:p>19.01533</text:p>
          </table:table-cell>
          <table:table-cell office:value-type="float" office:value="10.05687" calcext:value-type="float">
            <text:p>10.05687</text:p>
          </table:table-cell>
          <table:table-cell office:value-type="float" office:value="5.241915" calcext:value-type="float">
            <text:p>5.241915</text:p>
          </table:table-cell>
          <table:table-cell office:value-type="float" office:value="6.549928" calcext:value-type="float">
            <text:p>6.549928</text:p>
          </table:table-cell>
          <table:table-cell office:value-type="float" office:value="6.601949" calcext:value-type="float">
            <text:p>6.601949</text:p>
          </table:table-cell>
          <table:table-cell office:value-type="float" office:value="3.633039" calcext:value-type="float">
            <text:p>3.633039</text:p>
          </table:table-cell>
          <table:table-cell office:value-type="float" office:value="1.498621" calcext:value-type="float">
            <text:p>1.498621</text:p>
          </table:table-cell>
          <table:table-cell office:value-type="float" office:value="0.5073106" calcext:value-type="float">
            <text:p>0.5073106</text:p>
          </table:table-cell>
          <table:table-cell office:value-type="float" office:value="0.3711003" calcext:value-type="float">
            <text:p>0.3711003</text:p>
          </table:table-cell>
          <table:table-cell office:value-type="float" office:value="0.3322913" calcext:value-type="float">
            <text:p>0.3322913</text:p>
          </table:table-cell>
          <table:table-cell office:value-type="float" office:value="0" calcext:value-type="float">
            <text:p>0</text:p>
          </table:table-cell>
          <table:table-cell office:value-type="float" office:value="83.79662" calcext:value-type="float">
            <text:p>83.7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23754" calcext:value-type="float">
            <text:p>-0.1323754</text:p>
          </table:table-cell>
          <table:table-cell office:value-type="float" office:value="0" calcext:value-type="float">
            <text:p>0</text:p>
          </table:table-cell>
          <table:table-cell office:value-type="float" office:value="-0.00002230609" calcext:value-type="float">
            <text:p>-2.23060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30.23884" calcext:value-type="float">
            <text:p>30.23884</text:p>
          </table:table-cell>
          <table:table-cell office:value-type="float" office:value="1098.197" calcext:value-type="float">
            <text:p>1098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291" calcext:value-type="float">
            <text:p>0.1797291</text:p>
          </table:table-cell>
          <table:table-cell office:value-type="float" office:value="16.33382" calcext:value-type="float">
            <text:p>16.333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3373914" calcext:value-type="float">
            <text:p>-0.0003373914</text:p>
          </table:table-cell>
          <table:table-cell office:value-type="float" office:value="0.0006390603" calcext:value-type="float">
            <text:p>0.0006390603</text:p>
          </table:table-cell>
          <table:table-cell office:value-type="float" office:value="0.0002366602" calcext:value-type="float">
            <text:p>0.0002366602</text:p>
          </table:table-cell>
          <table:table-cell office:value-type="float" office:value="16.04807" calcext:value-type="float">
            <text:p>16.04807</text:p>
          </table:table-cell>
          <table:table-cell office:value-type="float" office:value="0.06955655" calcext:value-type="float">
            <text:p>0.06955655</text:p>
          </table:table-cell>
          <table:table-cell office:value-type="float" office:value="0.07965785" calcext:value-type="float">
            <text:p>0.07965785</text:p>
          </table:table-cell>
          <table:table-cell office:value-type="float" office:value="0.06354386" calcext:value-type="float">
            <text:p>0.06354386</text:p>
          </table:table-cell>
          <table:table-cell office:value-type="float" office:value="0.04845065" calcext:value-type="float">
            <text:p>0.04845065</text:p>
          </table:table-cell>
          <table:table-cell office:value-type="float" office:value="0.04837275" calcext:value-type="float">
            <text:p>0.04837275</text:p>
          </table:table-cell>
          <table:table-cell office:value-type="float" office:value="0.02415427" calcext:value-type="float">
            <text:p>0.02415427</text:p>
          </table:table-cell>
          <table:table-cell office:value-type="float" office:value="0.01786705" calcext:value-type="float">
            <text:p>0.01786705</text:p>
          </table:table-cell>
          <table:table-cell office:value-type="float" office:value="0.03545341" calcext:value-type="float">
            <text:p>0.03545341</text:p>
          </table:table-cell>
          <table:table-cell office:value-type="float" office:value="0.02786418" calcext:value-type="float">
            <text:p>0.02786418</text:p>
          </table:table-cell>
          <table:table-cell office:value-type="float" office:value="0.02313713" calcext:value-type="float">
            <text:p>0.02313713</text:p>
          </table:table-cell>
          <table:table-cell office:value-type="float" office:value="0.0210359" calcext:value-type="float">
            <text:p>0.0210359</text:p>
          </table:table-cell>
          <table:table-cell office:value-type="float" office:value="0.01766283" calcext:value-type="float">
            <text:p>0.01766283</text:p>
          </table:table-cell>
          <table:table-cell office:value-type="float" office:value="0.007172721" calcext:value-type="float">
            <text:p>0.007172721</text:p>
          </table:table-cell>
          <table:table-cell office:value-type="float" office:value="0.007373603" calcext:value-type="float">
            <text:p>0.007373603</text:p>
          </table:table-cell>
          <table:table-cell office:value-type="float" office:value="0" calcext:value-type="float">
            <text:p>0</text:p>
          </table:table-cell>
          <table:table-cell office:value-type="float" office:value="43.55947" calcext:value-type="float">
            <text:p>43.55947</text:p>
          </table:table-cell>
          <table:table-cell office:value-type="float" office:value="28.92619" calcext:value-type="float">
            <text:p>28.92619</text:p>
          </table:table-cell>
          <table:table-cell office:value-type="float" office:value="21.57783" calcext:value-type="float">
            <text:p>21.57783</text:p>
          </table:table-cell>
          <table:table-cell office:value-type="float" office:value="20.74047" calcext:value-type="float">
            <text:p>20.74047</text:p>
          </table:table-cell>
          <table:table-cell office:value-type="float" office:value="18.96146" calcext:value-type="float">
            <text:p>18.96146</text:p>
          </table:table-cell>
          <table:table-cell office:value-type="float" office:value="10.03232" calcext:value-type="float">
            <text:p>10.03232</text:p>
          </table:table-cell>
          <table:table-cell office:value-type="float" office:value="5.256909" calcext:value-type="float">
            <text:p>5.256909</text:p>
          </table:table-cell>
          <table:table-cell office:value-type="float" office:value="6.551274" calcext:value-type="float">
            <text:p>6.551274</text:p>
          </table:table-cell>
          <table:table-cell office:value-type="float" office:value="6.600072" calcext:value-type="float">
            <text:p>6.600072</text:p>
          </table:table-cell>
          <table:table-cell office:value-type="float" office:value="3.633555" calcext:value-type="float">
            <text:p>3.633555</text:p>
          </table:table-cell>
          <table:table-cell office:value-type="float" office:value="1.499445" calcext:value-type="float">
            <text:p>1.499445</text:p>
          </table:table-cell>
          <table:table-cell office:value-type="float" office:value="0.5079493" calcext:value-type="float">
            <text:p>0.5079493</text:p>
          </table:table-cell>
          <table:table-cell office:value-type="float" office:value="0.3712792" calcext:value-type="float">
            <text:p>0.3712792</text:p>
          </table:table-cell>
          <table:table-cell office:value-type="float" office:value="0.3323247" calcext:value-type="float">
            <text:p>0.3323247</text:p>
          </table:table-cell>
          <table:table-cell office:value-type="float" office:value="0" calcext:value-type="float">
            <text:p>0</text:p>
          </table:table-cell>
          <table:table-cell office:value-type="float" office:value="83.54667" calcext:value-type="float">
            <text:p>83.5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79378" calcext:value-type="float">
            <text:p>-0.1779378</text:p>
          </table:table-cell>
          <table:table-cell office:value-type="float" office:value="0" calcext:value-type="float">
            <text:p>0</text:p>
          </table:table-cell>
          <table:table-cell office:value-type="float" office:value="-0.00002376444" calcext:value-type="float">
            <text:p>-2.376444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30.30186" calcext:value-type="float">
            <text:p>30.30186</text:p>
          </table:table-cell>
          <table:table-cell office:value-type="float" office:value="1098.2" calcext:value-type="float">
            <text:p>10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8842" calcext:value-type="float">
            <text:p>0.1808842</text:p>
          </table:table-cell>
          <table:table-cell office:value-type="float" office:value="16.26461" calcext:value-type="float">
            <text:p>16.264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5156939" calcext:value-type="float">
            <text:p>-0.0005156939</text:p>
          </table:table-cell>
          <table:table-cell office:value-type="float" office:value="0.0006606978" calcext:value-type="float">
            <text:p>0.0006606978</text:p>
          </table:table-cell>
          <table:table-cell office:value-type="float" office:value="0.0002856323" calcext:value-type="float">
            <text:p>0.0002856323</text:p>
          </table:table-cell>
          <table:table-cell office:value-type="float" office:value="16.18514" calcext:value-type="float">
            <text:p>16.18514</text:p>
          </table:table-cell>
          <table:table-cell office:value-type="float" office:value="0.05924561" calcext:value-type="float">
            <text:p>0.05924561</text:p>
          </table:table-cell>
          <table:table-cell office:value-type="float" office:value="0.06919966" calcext:value-type="float">
            <text:p>0.06919966</text:p>
          </table:table-cell>
          <table:table-cell office:value-type="float" office:value="0.05757397" calcext:value-type="float">
            <text:p>0.05757397</text:p>
          </table:table-cell>
          <table:table-cell office:value-type="float" office:value="0.04573047" calcext:value-type="float">
            <text:p>0.04573047</text:p>
          </table:table-cell>
          <table:table-cell office:value-type="float" office:value="0.04640967" calcext:value-type="float">
            <text:p>0.04640967</text:p>
          </table:table-cell>
          <table:table-cell office:value-type="float" office:value="0.02383969" calcext:value-type="float">
            <text:p>0.02383969</text:p>
          </table:table-cell>
          <table:table-cell office:value-type="float" office:value="0.01778976" calcext:value-type="float">
            <text:p>0.01778976</text:p>
          </table:table-cell>
          <table:table-cell office:value-type="float" office:value="0.03547454" calcext:value-type="float">
            <text:p>0.03547454</text:p>
          </table:table-cell>
          <table:table-cell office:value-type="float" office:value="0.02788707" calcext:value-type="float">
            <text:p>0.02788707</text:p>
          </table:table-cell>
          <table:table-cell office:value-type="float" office:value="0.02315613" calcext:value-type="float">
            <text:p>0.02315613</text:p>
          </table:table-cell>
          <table:table-cell office:value-type="float" office:value="0.02104829" calcext:value-type="float">
            <text:p>0.02104829</text:p>
          </table:table-cell>
          <table:table-cell office:value-type="float" office:value="0.01767098" calcext:value-type="float">
            <text:p>0.01767098</text:p>
          </table:table-cell>
          <table:table-cell office:value-type="float" office:value="0.007170194" calcext:value-type="float">
            <text:p>0.007170194</text:p>
          </table:table-cell>
          <table:table-cell office:value-type="float" office:value="0.007373191" calcext:value-type="float">
            <text:p>0.007373191</text:p>
          </table:table-cell>
          <table:table-cell office:value-type="float" office:value="0" calcext:value-type="float">
            <text:p>0</text:p>
          </table:table-cell>
          <table:table-cell office:value-type="float" office:value="35.25407" calcext:value-type="float">
            <text:p>35.25407</text:p>
          </table:table-cell>
          <table:table-cell office:value-type="float" office:value="27.81887" calcext:value-type="float">
            <text:p>27.81887</text:p>
          </table:table-cell>
          <table:table-cell office:value-type="float" office:value="21.40517" calcext:value-type="float">
            <text:p>21.40517</text:p>
          </table:table-cell>
          <table:table-cell office:value-type="float" office:value="20.63393" calcext:value-type="float">
            <text:p>20.63393</text:p>
          </table:table-cell>
          <table:table-cell office:value-type="float" office:value="18.88875" calcext:value-type="float">
            <text:p>18.88875</text:p>
          </table:table-cell>
          <table:table-cell office:value-type="float" office:value="10.0064" calcext:value-type="float">
            <text:p>10.0064</text:p>
          </table:table-cell>
          <table:table-cell office:value-type="float" office:value="5.271714" calcext:value-type="float">
            <text:p>5.271714</text:p>
          </table:table-cell>
          <table:table-cell office:value-type="float" office:value="6.552762" calcext:value-type="float">
            <text:p>6.552762</text:p>
          </table:table-cell>
          <table:table-cell office:value-type="float" office:value="6.598214" calcext:value-type="float">
            <text:p>6.598214</text:p>
          </table:table-cell>
          <table:table-cell office:value-type="float" office:value="3.634086" calcext:value-type="float">
            <text:p>3.634086</text:p>
          </table:table-cell>
          <table:table-cell office:value-type="float" office:value="1.50021" calcext:value-type="float">
            <text:p>1.50021</text:p>
          </table:table-cell>
          <table:table-cell office:value-type="float" office:value="0.5085631" calcext:value-type="float">
            <text:p>0.5085631</text:p>
          </table:table-cell>
          <table:table-cell office:value-type="float" office:value="0.3713524" calcext:value-type="float">
            <text:p>0.3713524</text:p>
          </table:table-cell>
          <table:table-cell office:value-type="float" office:value="0.3323433" calcext:value-type="float">
            <text:p>0.3323433</text:p>
          </table:table-cell>
          <table:table-cell office:value-type="float" office:value="0" calcext:value-type="float">
            <text:p>0</text:p>
          </table:table-cell>
          <table:table-cell office:value-type="float" office:value="85.61237" calcext:value-type="float">
            <text:p>85.6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58364" calcext:value-type="float">
            <text:p>-0.2458364</text:p>
          </table:table-cell>
          <table:table-cell office:value-type="float" office:value="0" calcext:value-type="float">
            <text:p>0</text:p>
          </table:table-cell>
          <table:table-cell office:value-type="float" office:value="-0.00002614716" calcext:value-type="float">
            <text:p>-2.614716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30.33505" calcext:value-type="float">
            <text:p>30.33505</text:p>
          </table:table-cell>
          <table:table-cell office:value-type="float" office:value="1098.199" calcext:value-type="float">
            <text:p>1098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9526" calcext:value-type="float">
            <text:p>0.1839526</text:p>
          </table:table-cell>
          <table:table-cell office:value-type="float" office:value="16.22649" calcext:value-type="float">
            <text:p>16.226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021746" calcext:value-type="float">
            <text:p>-0.0006021746</text:p>
          </table:table-cell>
          <table:table-cell office:value-type="float" office:value="0.0006842377" calcext:value-type="float">
            <text:p>0.0006842377</text:p>
          </table:table-cell>
          <table:table-cell office:value-type="float" office:value="0.0003134319" calcext:value-type="float">
            <text:p>0.0003134319</text:p>
          </table:table-cell>
          <table:table-cell office:value-type="float" office:value="16.26016" calcext:value-type="float">
            <text:p>16.26016</text:p>
          </table:table-cell>
          <table:table-cell office:value-type="float" office:value="0.05349725" calcext:value-type="float">
            <text:p>0.05349725</text:p>
          </table:table-cell>
          <table:table-cell office:value-type="float" office:value="0.06330735" calcext:value-type="float">
            <text:p>0.06330735</text:p>
          </table:table-cell>
          <table:table-cell office:value-type="float" office:value="0.05288201" calcext:value-type="float">
            <text:p>0.05288201</text:p>
          </table:table-cell>
          <table:table-cell office:value-type="float" office:value="0.04253979" calcext:value-type="float">
            <text:p>0.04253979</text:p>
          </table:table-cell>
          <table:table-cell office:value-type="float" office:value="0.04319702" calcext:value-type="float">
            <text:p>0.04319702</text:p>
          </table:table-cell>
          <table:table-cell office:value-type="float" office:value="0.02302723" calcext:value-type="float">
            <text:p>0.02302723</text:p>
          </table:table-cell>
          <table:table-cell office:value-type="float" office:value="0.01753895" calcext:value-type="float">
            <text:p>0.01753895</text:p>
          </table:table-cell>
          <table:table-cell office:value-type="float" office:value="0.03541232" calcext:value-type="float">
            <text:p>0.03541232</text:p>
          </table:table-cell>
          <table:table-cell office:value-type="float" office:value="0.02789744" calcext:value-type="float">
            <text:p>0.02789744</text:p>
          </table:table-cell>
          <table:table-cell office:value-type="float" office:value="0.02317385" calcext:value-type="float">
            <text:p>0.02317385</text:p>
          </table:table-cell>
          <table:table-cell office:value-type="float" office:value="0.02106047" calcext:value-type="float">
            <text:p>0.02106047</text:p>
          </table:table-cell>
          <table:table-cell office:value-type="float" office:value="0.0176791" calcext:value-type="float">
            <text:p>0.0176791</text:p>
          </table:table-cell>
          <table:table-cell office:value-type="float" office:value="0.007167735" calcext:value-type="float">
            <text:p>0.007167735</text:p>
          </table:table-cell>
          <table:table-cell office:value-type="float" office:value="0.00737279" calcext:value-type="float">
            <text:p>0.00737279</text:p>
          </table:table-cell>
          <table:table-cell office:value-type="float" office:value="0" calcext:value-type="float">
            <text:p>0</text:p>
          </table:table-cell>
          <table:table-cell office:value-type="float" office:value="29.52397" calcext:value-type="float">
            <text:p>29.52397</text:p>
          </table:table-cell>
          <table:table-cell office:value-type="float" office:value="26.99704" calcext:value-type="float">
            <text:p>26.99704</text:p>
          </table:table-cell>
          <table:table-cell office:value-type="float" office:value="21.24728" calcext:value-type="float">
            <text:p>21.24728</text:p>
          </table:table-cell>
          <table:table-cell office:value-type="float" office:value="20.46917" calcext:value-type="float">
            <text:p>20.46917</text:p>
          </table:table-cell>
          <table:table-cell office:value-type="float" office:value="18.76262" calcext:value-type="float">
            <text:p>18.76262</text:p>
          </table:table-cell>
          <table:table-cell office:value-type="float" office:value="9.974445" calcext:value-type="float">
            <text:p>9.974445</text:p>
          </table:table-cell>
          <table:table-cell office:value-type="float" office:value="5.286699" calcext:value-type="float">
            <text:p>5.286699</text:p>
          </table:table-cell>
          <table:table-cell office:value-type="float" office:value="6.554587" calcext:value-type="float">
            <text:p>6.554587</text:p>
          </table:table-cell>
          <table:table-cell office:value-type="float" office:value="6.596426" calcext:value-type="float">
            <text:p>6.596426</text:p>
          </table:table-cell>
          <table:table-cell office:value-type="float" office:value="3.63464" calcext:value-type="float">
            <text:p>3.63464</text:p>
          </table:table-cell>
          <table:table-cell office:value-type="float" office:value="1.500929" calcext:value-type="float">
            <text:p>1.500929</text:p>
          </table:table-cell>
          <table:table-cell office:value-type="float" office:value="0.5091444" calcext:value-type="float">
            <text:p>0.5091444</text:p>
          </table:table-cell>
          <table:table-cell office:value-type="float" office:value="0.3714252" calcext:value-type="float">
            <text:p>0.3714252</text:p>
          </table:table-cell>
          <table:table-cell office:value-type="float" office:value="0.3323618" calcext:value-type="float">
            <text:p>0.3323618</text:p>
          </table:table-cell>
          <table:table-cell office:value-type="float" office:value="0" calcext:value-type="float">
            <text:p>0</text:p>
          </table:table-cell>
          <table:table-cell office:value-type="float" office:value="89.18015" calcext:value-type="float">
            <text:p>89.1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08331" calcext:value-type="float">
            <text:p>-0.2808331</text:p>
          </table:table-cell>
          <table:table-cell office:value-type="float" office:value="0" calcext:value-type="float">
            <text:p>0</text:p>
          </table:table-cell>
          <table:table-cell office:value-type="float" office:value="-0.00002812385" calcext:value-type="float">
            <text:p>-2.81238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30.33241" calcext:value-type="float">
            <text:p>30.33241</text:p>
          </table:table-cell>
          <table:table-cell office:value-type="float" office:value="1098.193" calcext:value-type="float">
            <text:p>1098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8739" calcext:value-type="float">
            <text:p>0.1848739</text:p>
          </table:table-cell>
          <table:table-cell office:value-type="float" office:value="16.23289" calcext:value-type="float">
            <text:p>16.232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034286" calcext:value-type="float">
            <text:p>-0.0006034286</text:p>
          </table:table-cell>
          <table:table-cell office:value-type="float" office:value="0.0007144446" calcext:value-type="float">
            <text:p>0.0007144446</text:p>
          </table:table-cell>
          <table:table-cell office:value-type="float" office:value="0.000314344" calcext:value-type="float">
            <text:p>0.000314344</text:p>
          </table:table-cell>
          <table:table-cell office:value-type="float" office:value="16.25009" calcext:value-type="float">
            <text:p>16.25009</text:p>
          </table:table-cell>
          <table:table-cell office:value-type="float" office:value="0.06067723" calcext:value-type="float">
            <text:p>0.06067723</text:p>
          </table:table-cell>
          <table:table-cell office:value-type="float" office:value="0.06702716" calcext:value-type="float">
            <text:p>0.06702716</text:p>
          </table:table-cell>
          <table:table-cell office:value-type="float" office:value="0.05505389" calcext:value-type="float">
            <text:p>0.05505389</text:p>
          </table:table-cell>
          <table:table-cell office:value-type="float" office:value="0.04304309" calcext:value-type="float">
            <text:p>0.04304309</text:p>
          </table:table-cell>
          <table:table-cell office:value-type="float" office:value="0.04323563" calcext:value-type="float">
            <text:p>0.04323563</text:p>
          </table:table-cell>
          <table:table-cell office:value-type="float" office:value="0.02273421" calcext:value-type="float">
            <text:p>0.02273421</text:p>
          </table:table-cell>
          <table:table-cell office:value-type="float" office:value="0.0173644" calcext:value-type="float">
            <text:p>0.0173644</text:p>
          </table:table-cell>
          <table:table-cell office:value-type="float" office:value="0.03530193" calcext:value-type="float">
            <text:p>0.03530193</text:p>
          </table:table-cell>
          <table:table-cell office:value-type="float" office:value="0.02788698" calcext:value-type="float">
            <text:p>0.02788698</text:p>
          </table:table-cell>
          <table:table-cell office:value-type="float" office:value="0.02318881" calcext:value-type="float">
            <text:p>0.02318881</text:p>
          </table:table-cell>
          <table:table-cell office:value-type="float" office:value="0.02107234" calcext:value-type="float">
            <text:p>0.02107234</text:p>
          </table:table-cell>
          <table:table-cell office:value-type="float" office:value="0.01768718" calcext:value-type="float">
            <text:p>0.01768718</text:p>
          </table:table-cell>
          <table:table-cell office:value-type="float" office:value="0.007165135" calcext:value-type="float">
            <text:p>0.007165135</text:p>
          </table:table-cell>
          <table:table-cell office:value-type="float" office:value="0.007371639" calcext:value-type="float">
            <text:p>0.007371639</text:p>
          </table:table-cell>
          <table:table-cell office:value-type="float" office:value="0" calcext:value-type="float">
            <text:p>0</text:p>
          </table:table-cell>
          <table:table-cell office:value-type="float" office:value="24.79253" calcext:value-type="float">
            <text:p>24.79253</text:p>
          </table:table-cell>
          <table:table-cell office:value-type="float" office:value="26.5448" calcext:value-type="float">
            <text:p>26.5448</text:p>
          </table:table-cell>
          <table:table-cell office:value-type="float" office:value="21.11242" calcext:value-type="float">
            <text:p>21.11242</text:p>
          </table:table-cell>
          <table:table-cell office:value-type="float" office:value="20.32437" calcext:value-type="float">
            <text:p>20.32437</text:p>
          </table:table-cell>
          <table:table-cell office:value-type="float" office:value="18.62948" calcext:value-type="float">
            <text:p>18.62948</text:p>
          </table:table-cell>
          <table:table-cell office:value-type="float" office:value="9.934632" calcext:value-type="float">
            <text:p>9.934632</text:p>
          </table:table-cell>
          <table:table-cell office:value-type="float" office:value="5.300064" calcext:value-type="float">
            <text:p>5.300064</text:p>
          </table:table-cell>
          <table:table-cell office:value-type="float" office:value="6.55651" calcext:value-type="float">
            <text:p>6.55651</text:p>
          </table:table-cell>
          <table:table-cell office:value-type="float" office:value="6.594736" calcext:value-type="float">
            <text:p>6.594736</text:p>
          </table:table-cell>
          <table:table-cell office:value-type="float" office:value="3.635169" calcext:value-type="float">
            <text:p>3.635169</text:p>
          </table:table-cell>
          <table:table-cell office:value-type="float" office:value="1.501655" calcext:value-type="float">
            <text:p>1.501655</text:p>
          </table:table-cell>
          <table:table-cell office:value-type="float" office:value="0.5096955" calcext:value-type="float">
            <text:p>0.5096955</text:p>
          </table:table-cell>
          <table:table-cell office:value-type="float" office:value="0.37144" calcext:value-type="float">
            <text:p>0.37144</text:p>
          </table:table-cell>
          <table:table-cell office:value-type="float" office:value="0.3323936" calcext:value-type="float">
            <text:p>0.3323936</text:p>
          </table:table-cell>
          <table:table-cell office:value-type="float" office:value="0" calcext:value-type="float">
            <text:p>0</text:p>
          </table:table-cell>
          <table:table-cell office:value-type="float" office:value="89.74297" calcext:value-type="float">
            <text:p>89.74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35589" calcext:value-type="float">
            <text:p>-0.2735589</text:p>
          </table:table-cell>
          <table:table-cell office:value-type="float" office:value="0" calcext:value-type="float">
            <text:p>0</text:p>
          </table:table-cell>
          <table:table-cell office:value-type="float" office:value="-0.00002906724" calcext:value-type="float">
            <text:p>-2.906724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30.3297" calcext:value-type="float">
            <text:p>30.3297</text:p>
          </table:table-cell>
          <table:table-cell office:value-type="float" office:value="1098.187" calcext:value-type="float">
            <text:p>1098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8634" calcext:value-type="float">
            <text:p>0.1858634</text:p>
          </table:table-cell>
          <table:table-cell office:value-type="float" office:value="16.23908" calcext:value-type="float">
            <text:p>16.23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058569" calcext:value-type="float">
            <text:p>-0.0006058569</text:p>
          </table:table-cell>
          <table:table-cell office:value-type="float" office:value="0.0007468467" calcext:value-type="float">
            <text:p>0.0007468467</text:p>
          </table:table-cell>
          <table:table-cell office:value-type="float" office:value="0.000315145" calcext:value-type="float">
            <text:p>0.000315145</text:p>
          </table:table-cell>
          <table:table-cell office:value-type="float" office:value="16.23938" calcext:value-type="float">
            <text:p>16.23938</text:p>
          </table:table-cell>
          <table:table-cell office:value-type="float" office:value="0.06847888" calcext:value-type="float">
            <text:p>0.06847888</text:p>
          </table:table-cell>
          <table:table-cell office:value-type="float" office:value="0.07024429" calcext:value-type="float">
            <text:p>0.07024429</text:p>
          </table:table-cell>
          <table:table-cell office:value-type="float" office:value="0.05729945" calcext:value-type="float">
            <text:p>0.05729945</text:p>
          </table:table-cell>
          <table:table-cell office:value-type="float" office:value="0.04428713" calcext:value-type="float">
            <text:p>0.04428713</text:p>
          </table:table-cell>
          <table:table-cell office:value-type="float" office:value="0.04436861" calcext:value-type="float">
            <text:p>0.04436861</text:p>
          </table:table-cell>
          <table:table-cell office:value-type="float" office:value="0.02283426" calcext:value-type="float">
            <text:p>0.02283426</text:p>
          </table:table-cell>
          <table:table-cell office:value-type="float" office:value="0.01734686" calcext:value-type="float">
            <text:p>0.01734686</text:p>
          </table:table-cell>
          <table:table-cell office:value-type="float" office:value="0.03524626" calcext:value-type="float">
            <text:p>0.03524626</text:p>
          </table:table-cell>
          <table:table-cell office:value-type="float" office:value="0.02786851" calcext:value-type="float">
            <text:p>0.02786851</text:p>
          </table:table-cell>
          <table:table-cell office:value-type="float" office:value="0.02320039" calcext:value-type="float">
            <text:p>0.02320039</text:p>
          </table:table-cell>
          <table:table-cell office:value-type="float" office:value="0.02108369" calcext:value-type="float">
            <text:p>0.02108369</text:p>
          </table:table-cell>
          <table:table-cell office:value-type="float" office:value="0.01769508" calcext:value-type="float">
            <text:p>0.01769508</text:p>
          </table:table-cell>
          <table:table-cell office:value-type="float" office:value="0.007162242" calcext:value-type="float">
            <text:p>0.007162242</text:p>
          </table:table-cell>
          <table:table-cell office:value-type="float" office:value="0.007368904" calcext:value-type="float">
            <text:p>0.007368904</text:p>
          </table:table-cell>
          <table:table-cell office:value-type="float" office:value="0" calcext:value-type="float">
            <text:p>0</text:p>
          </table:table-cell>
          <table:table-cell office:value-type="float" office:value="25.02454" calcext:value-type="float">
            <text:p>25.02454</text:p>
          </table:table-cell>
          <table:table-cell office:value-type="float" office:value="25.90949" calcext:value-type="float">
            <text:p>25.90949</text:p>
          </table:table-cell>
          <table:table-cell office:value-type="float" office:value="21.23144" calcext:value-type="float">
            <text:p>21.23144</text:p>
          </table:table-cell>
          <table:table-cell office:value-type="float" office:value="20.20063" calcext:value-type="float">
            <text:p>20.20063</text:p>
          </table:table-cell>
          <table:table-cell office:value-type="float" office:value="18.51924" calcext:value-type="float">
            <text:p>18.51924</text:p>
          </table:table-cell>
          <table:table-cell office:value-type="float" office:value="9.890541" calcext:value-type="float">
            <text:p>9.890541</text:p>
          </table:table-cell>
          <table:table-cell office:value-type="float" office:value="5.311398" calcext:value-type="float">
            <text:p>5.311398</text:p>
          </table:table-cell>
          <table:table-cell office:value-type="float" office:value="6.557935" calcext:value-type="float">
            <text:p>6.557935</text:p>
          </table:table-cell>
          <table:table-cell office:value-type="float" office:value="6.593032" calcext:value-type="float">
            <text:p>6.593032</text:p>
          </table:table-cell>
          <table:table-cell office:value-type="float" office:value="3.635686" calcext:value-type="float">
            <text:p>3.635686</text:p>
          </table:table-cell>
          <table:table-cell office:value-type="float" office:value="1.502385" calcext:value-type="float">
            <text:p>1.502385</text:p>
          </table:table-cell>
          <table:table-cell office:value-type="float" office:value="0.5102094" calcext:value-type="float">
            <text:p>0.5102094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0.332449" calcext:value-type="float">
            <text:p>0.332449</text:p>
          </table:table-cell>
          <table:table-cell office:value-type="float" office:value="0" calcext:value-type="float">
            <text:p>0</text:p>
          </table:table-cell>
          <table:table-cell office:value-type="float" office:value="90.23932" calcext:value-type="float">
            <text:p>90.23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4251" calcext:value-type="float">
            <text:p>-0.2664251</text:p>
          </table:table-cell>
          <table:table-cell office:value-type="float" office:value="0" calcext:value-type="float">
            <text:p>0</text:p>
          </table:table-cell>
          <table:table-cell office:value-type="float" office:value="-0.00002982923" calcext:value-type="float">
            <text:p>-2.982923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30.32721" calcext:value-type="float">
            <text:p>30.32721</text:p>
          </table:table-cell>
          <table:table-cell office:value-type="float" office:value="1098.182" calcext:value-type="float">
            <text:p>1098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919" calcext:value-type="float">
            <text:p>0.186919</text:p>
          </table:table-cell>
          <table:table-cell office:value-type="float" office:value="16.24492" calcext:value-type="float">
            <text:p>16.244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081142" calcext:value-type="float">
            <text:p>-0.0006081142</text:p>
          </table:table-cell>
          <table:table-cell office:value-type="float" office:value="0.0007806196" calcext:value-type="float">
            <text:p>0.0007806196</text:p>
          </table:table-cell>
          <table:table-cell office:value-type="float" office:value="0.0003158863" calcext:value-type="float">
            <text:p>0.0003158863</text:p>
          </table:table-cell>
          <table:table-cell office:value-type="float" office:value="16.22891" calcext:value-type="float">
            <text:p>16.22891</text:p>
          </table:table-cell>
          <table:table-cell office:value-type="float" office:value="0.07712407" calcext:value-type="float">
            <text:p>0.07712407</text:p>
          </table:table-cell>
          <table:table-cell office:value-type="float" office:value="0.07610475" calcext:value-type="float">
            <text:p>0.07610475</text:p>
          </table:table-cell>
          <table:table-cell office:value-type="float" office:value="0.05929564" calcext:value-type="float">
            <text:p>0.05929564</text:p>
          </table:table-cell>
          <table:table-cell office:value-type="float" office:value="0.04545826" calcext:value-type="float">
            <text:p>0.04545826</text:p>
          </table:table-cell>
          <table:table-cell office:value-type="float" office:value="0.04550701" calcext:value-type="float">
            <text:p>0.04550701</text:p>
          </table:table-cell>
          <table:table-cell office:value-type="float" office:value="0.02300711" calcext:value-type="float">
            <text:p>0.02300711</text:p>
          </table:table-cell>
          <table:table-cell office:value-type="float" office:value="0.01737591" calcext:value-type="float">
            <text:p>0.01737591</text:p>
          </table:table-cell>
          <table:table-cell office:value-type="float" office:value="0.03523275" calcext:value-type="float">
            <text:p>0.03523275</text:p>
          </table:table-cell>
          <table:table-cell office:value-type="float" office:value="0.02785473" calcext:value-type="float">
            <text:p>0.02785473</text:p>
          </table:table-cell>
          <table:table-cell office:value-type="float" office:value="0.02320964" calcext:value-type="float">
            <text:p>0.02320964</text:p>
          </table:table-cell>
          <table:table-cell office:value-type="float" office:value="0.02109447" calcext:value-type="float">
            <text:p>0.02109447</text:p>
          </table:table-cell>
          <table:table-cell office:value-type="float" office:value="0.01770278" calcext:value-type="float">
            <text:p>0.01770278</text:p>
          </table:table-cell>
          <table:table-cell office:value-type="float" office:value="0.007159425" calcext:value-type="float">
            <text:p>0.007159425</text:p>
          </table:table-cell>
          <table:table-cell office:value-type="float" office:value="0.007365947" calcext:value-type="float">
            <text:p>0.007365947</text:p>
          </table:table-cell>
          <table:table-cell office:value-type="float" office:value="0" calcext:value-type="float">
            <text:p>0</text:p>
          </table:table-cell>
          <table:table-cell office:value-type="float" office:value="26.99987" calcext:value-type="float">
            <text:p>26.99987</text:p>
          </table:table-cell>
          <table:table-cell office:value-type="float" office:value="25.44075" calcext:value-type="float">
            <text:p>25.44075</text:p>
          </table:table-cell>
          <table:table-cell office:value-type="float" office:value="21.63429" calcext:value-type="float">
            <text:p>21.63429</text:p>
          </table:table-cell>
          <table:table-cell office:value-type="float" office:value="19.97727" calcext:value-type="float">
            <text:p>19.97727</text:p>
          </table:table-cell>
          <table:table-cell office:value-type="float" office:value="18.36618" calcext:value-type="float">
            <text:p>18.36618</text:p>
          </table:table-cell>
          <table:table-cell office:value-type="float" office:value="9.844239" calcext:value-type="float">
            <text:p>9.844239</text:p>
          </table:table-cell>
          <table:table-cell office:value-type="float" office:value="5.321579" calcext:value-type="float">
            <text:p>5.321579</text:p>
          </table:table-cell>
          <table:table-cell office:value-type="float" office:value="6.558817" calcext:value-type="float">
            <text:p>6.558817</text:p>
          </table:table-cell>
          <table:table-cell office:value-type="float" office:value="6.591223" calcext:value-type="float">
            <text:p>6.591223</text:p>
          </table:table-cell>
          <table:table-cell office:value-type="float" office:value="3.636205" calcext:value-type="float">
            <text:p>3.636205</text:p>
          </table:table-cell>
          <table:table-cell office:value-type="float" office:value="1.503119" calcext:value-type="float">
            <text:p>1.503119</text:p>
          </table:table-cell>
          <table:table-cell office:value-type="float" office:value="0.5106904" calcext:value-type="float">
            <text:p>0.5106904</text:p>
          </table:table-cell>
          <table:table-cell office:value-type="float" office:value="0.3712556" calcext:value-type="float">
            <text:p>0.3712556</text:p>
          </table:table-cell>
          <table:table-cell office:value-type="float" office:value="0.3325074" calcext:value-type="float">
            <text:p>0.3325074</text:p>
          </table:table-cell>
          <table:table-cell office:value-type="float" office:value="0" calcext:value-type="float">
            <text:p>0</text:p>
          </table:table-cell>
          <table:table-cell office:value-type="float" office:value="90.68009" calcext:value-type="float">
            <text:p>90.68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95744" calcext:value-type="float">
            <text:p>-0.2595744</text:p>
          </table:table-cell>
          <table:table-cell office:value-type="float" office:value="0" calcext:value-type="float">
            <text:p>0</text:p>
          </table:table-cell>
          <table:table-cell office:value-type="float" office:value="-0.00003052218" calcext:value-type="float">
            <text:p>-3.052218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30.32399" calcext:value-type="float">
            <text:p>30.32399</text:p>
          </table:table-cell>
          <table:table-cell office:value-type="float" office:value="1098.177" calcext:value-type="float">
            <text:p>1098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2413" calcext:value-type="float">
            <text:p>0.1882413</text:p>
          </table:table-cell>
          <table:table-cell office:value-type="float" office:value="16.25057" calcext:value-type="float">
            <text:p>16.250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096226" calcext:value-type="float">
            <text:p>-0.0006096226</text:p>
          </table:table-cell>
          <table:table-cell office:value-type="float" office:value="0.0008144139" calcext:value-type="float">
            <text:p>0.0008144139</text:p>
          </table:table-cell>
          <table:table-cell office:value-type="float" office:value="0.000316783" calcext:value-type="float">
            <text:p>0.000316783</text:p>
          </table:table-cell>
          <table:table-cell office:value-type="float" office:value="16.21725" calcext:value-type="float">
            <text:p>16.21725</text:p>
          </table:table-cell>
          <table:table-cell office:value-type="float" office:value="0.09010191" calcext:value-type="float">
            <text:p>0.09010191</text:p>
          </table:table-cell>
          <table:table-cell office:value-type="float" office:value="0.0812659" calcext:value-type="float">
            <text:p>0.0812659</text:p>
          </table:table-cell>
          <table:table-cell office:value-type="float" office:value="0.06069619" calcext:value-type="float">
            <text:p>0.06069619</text:p>
          </table:table-cell>
          <table:table-cell office:value-type="float" office:value="0.04655758" calcext:value-type="float">
            <text:p>0.04655758</text:p>
          </table:table-cell>
          <table:table-cell office:value-type="float" office:value="0.04653235" calcext:value-type="float">
            <text:p>0.04653235</text:p>
          </table:table-cell>
          <table:table-cell office:value-type="float" office:value="0.02317665" calcext:value-type="float">
            <text:p>0.02317665</text:p>
          </table:table-cell>
          <table:table-cell office:value-type="float" office:value="0.01742508" calcext:value-type="float">
            <text:p>0.01742508</text:p>
          </table:table-cell>
          <table:table-cell office:value-type="float" office:value="0.03524411" calcext:value-type="float">
            <text:p>0.03524411</text:p>
          </table:table-cell>
          <table:table-cell office:value-type="float" office:value="0.02784852" calcext:value-type="float">
            <text:p>0.02784852</text:p>
          </table:table-cell>
          <table:table-cell office:value-type="float" office:value="0.02321782" calcext:value-type="float">
            <text:p>0.02321782</text:p>
          </table:table-cell>
          <table:table-cell office:value-type="float" office:value="0.0211048" calcext:value-type="float">
            <text:p>0.0211048</text:p>
          </table:table-cell>
          <table:table-cell office:value-type="float" office:value="0.0177103" calcext:value-type="float">
            <text:p>0.0177103</text:p>
          </table:table-cell>
          <table:table-cell office:value-type="float" office:value="0.007157036" calcext:value-type="float">
            <text:p>0.007157036</text:p>
          </table:table-cell>
          <table:table-cell office:value-type="float" office:value="0.007364337" calcext:value-type="float">
            <text:p>0.007364337</text:p>
          </table:table-cell>
          <table:table-cell office:value-type="float" office:value="0" calcext:value-type="float">
            <text:p>0</text:p>
          </table:table-cell>
          <table:table-cell office:value-type="float" office:value="36.61885" calcext:value-type="float">
            <text:p>36.61885</text:p>
          </table:table-cell>
          <table:table-cell office:value-type="float" office:value="25.17701" calcext:value-type="float">
            <text:p>25.17701</text:p>
          </table:table-cell>
          <table:table-cell office:value-type="float" office:value="21.97561" calcext:value-type="float">
            <text:p>21.97561</text:p>
          </table:table-cell>
          <table:table-cell office:value-type="float" office:value="19.85261" calcext:value-type="float">
            <text:p>19.85261</text:p>
          </table:table-cell>
          <table:table-cell office:value-type="float" office:value="18.17528" calcext:value-type="float">
            <text:p>18.17528</text:p>
          </table:table-cell>
          <table:table-cell office:value-type="float" office:value="9.78546" calcext:value-type="float">
            <text:p>9.78546</text:p>
          </table:table-cell>
          <table:table-cell office:value-type="float" office:value="5.329978" calcext:value-type="float">
            <text:p>5.329978</text:p>
          </table:table-cell>
          <table:table-cell office:value-type="float" office:value="6.559229" calcext:value-type="float">
            <text:p>6.559229</text:p>
          </table:table-cell>
          <table:table-cell office:value-type="float" office:value="6.589241" calcext:value-type="float">
            <text:p>6.589241</text:p>
          </table:table-cell>
          <table:table-cell office:value-type="float" office:value="3.636686" calcext:value-type="float">
            <text:p>3.636686</text:p>
          </table:table-cell>
          <table:table-cell office:value-type="float" office:value="1.503877" calcext:value-type="float">
            <text:p>1.503877</text:p>
          </table:table-cell>
          <table:table-cell office:value-type="float" office:value="0.5111398" calcext:value-type="float">
            <text:p>0.5111398</text:p>
          </table:table-cell>
          <table:table-cell office:value-type="float" office:value="0.3712553" calcext:value-type="float">
            <text:p>0.3712553</text:p>
          </table:table-cell>
          <table:table-cell office:value-type="float" office:value="0.3325504" calcext:value-type="float">
            <text:p>0.3325504</text:p>
          </table:table-cell>
          <table:table-cell office:value-type="float" office:value="0" calcext:value-type="float">
            <text:p>0</text:p>
          </table:table-cell>
          <table:table-cell office:value-type="float" office:value="91.36179" calcext:value-type="float">
            <text:p>91.36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26485" calcext:value-type="float">
            <text:p>-0.2526485</text:p>
          </table:table-cell>
          <table:table-cell office:value-type="float" office:value="0" calcext:value-type="float">
            <text:p>0</text:p>
          </table:table-cell>
          <table:table-cell office:value-type="float" office:value="-0.00003118688" calcext:value-type="float">
            <text:p>-3.11868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30.32113" calcext:value-type="float">
            <text:p>30.32113</text:p>
          </table:table-cell>
          <table:table-cell office:value-type="float" office:value="1098.172" calcext:value-type="float">
            <text:p>1098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7292" calcext:value-type="float">
            <text:p>0.1897292</text:p>
          </table:table-cell>
          <table:table-cell office:value-type="float" office:value="16.25536" calcext:value-type="float">
            <text:p>16.255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1576" calcext:value-type="float">
            <text:p>1.661576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152137" calcext:value-type="float">
            <text:p>1.152137E-07</text:p>
          </table:table-cell>
          <table:table-cell office:value-type="float" office:value="-0.0006134899" calcext:value-type="float">
            <text:p>-0.0006134899</text:p>
          </table:table-cell>
          <table:table-cell office:value-type="float" office:value="0.000845169" calcext:value-type="float">
            <text:p>0.000845169</text:p>
          </table:table-cell>
          <table:table-cell office:value-type="float" office:value="0.000317976" calcext:value-type="float">
            <text:p>0.000317976</text:p>
          </table:table-cell>
          <table:table-cell office:value-type="float" office:value="16.20655" calcext:value-type="float">
            <text:p>16.20655</text:p>
          </table:table-cell>
          <table:table-cell office:value-type="float" office:value="0.1031007" calcext:value-type="float">
            <text:p>0.1031007</text:p>
          </table:table-cell>
          <table:table-cell office:value-type="float" office:value="0.08603057" calcext:value-type="float">
            <text:p>0.08603057</text:p>
          </table:table-cell>
          <table:table-cell office:value-type="float" office:value="0.06206721" calcext:value-type="float">
            <text:p>0.06206721</text:p>
          </table:table-cell>
          <table:table-cell office:value-type="float" office:value="0.04772544" calcext:value-type="float">
            <text:p>0.04772544</text:p>
          </table:table-cell>
          <table:table-cell office:value-type="float" office:value="0.04760535" calcext:value-type="float">
            <text:p>0.04760535</text:p>
          </table:table-cell>
          <table:table-cell office:value-type="float" office:value="0.02336397" calcext:value-type="float">
            <text:p>0.02336397</text:p>
          </table:table-cell>
          <table:table-cell office:value-type="float" office:value="0.01749821" calcext:value-type="float">
            <text:p>0.01749821</text:p>
          </table:table-cell>
          <table:table-cell office:value-type="float" office:value="0.03527146" calcext:value-type="float">
            <text:p>0.03527146</text:p>
          </table:table-cell>
          <table:table-cell office:value-type="float" office:value="0.0278492" calcext:value-type="float">
            <text:p>0.0278492</text:p>
          </table:table-cell>
          <table:table-cell office:value-type="float" office:value="0.02322588" calcext:value-type="float">
            <text:p>0.02322588</text:p>
          </table:table-cell>
          <table:table-cell office:value-type="float" office:value="0.02111473" calcext:value-type="float">
            <text:p>0.02111473</text:p>
          </table:table-cell>
          <table:table-cell office:value-type="float" office:value="0.01771767" calcext:value-type="float">
            <text:p>0.01771767</text:p>
          </table:table-cell>
          <table:table-cell office:value-type="float" office:value="0.007154566" calcext:value-type="float">
            <text:p>0.007154566</text:p>
          </table:table-cell>
          <table:table-cell office:value-type="float" office:value="0.007362202" calcext:value-type="float">
            <text:p>0.007362202</text:p>
          </table:table-cell>
          <table:table-cell office:value-type="float" office:value="0" calcext:value-type="float">
            <text:p>0</text:p>
          </table:table-cell>
          <table:table-cell office:value-type="float" office:value="46.05087" calcext:value-type="float">
            <text:p>46.05087</text:p>
          </table:table-cell>
          <table:table-cell office:value-type="float" office:value="25.05973" calcext:value-type="float">
            <text:p>25.05973</text:p>
          </table:table-cell>
          <table:table-cell office:value-type="float" office:value="22.08901" calcext:value-type="float">
            <text:p>22.08901</text:p>
          </table:table-cell>
          <table:table-cell office:value-type="float" office:value="19.90841" calcext:value-type="float">
            <text:p>19.90841</text:p>
          </table:table-cell>
          <table:table-cell office:value-type="float" office:value="18.06272" calcext:value-type="float">
            <text:p>18.06272</text:p>
          </table:table-cell>
          <table:table-cell office:value-type="float" office:value="9.72343" calcext:value-type="float">
            <text:p>9.72343</text:p>
          </table:table-cell>
          <table:table-cell office:value-type="float" office:value="5.336036" calcext:value-type="float">
            <text:p>5.336036</text:p>
          </table:table-cell>
          <table:table-cell office:value-type="float" office:value="6.55985" calcext:value-type="float">
            <text:p>6.55985</text:p>
          </table:table-cell>
          <table:table-cell office:value-type="float" office:value="6.58708" calcext:value-type="float">
            <text:p>6.58708</text:p>
          </table:table-cell>
          <table:table-cell office:value-type="float" office:value="3.63715" calcext:value-type="float">
            <text:p>3.63715</text:p>
          </table:table-cell>
          <table:table-cell office:value-type="float" office:value="1.504619" calcext:value-type="float">
            <text:p>1.504619</text:p>
          </table:table-cell>
          <table:table-cell office:value-type="float" office:value="0.5115731" calcext:value-type="float">
            <text:p>0.5115731</text:p>
          </table:table-cell>
          <table:table-cell office:value-type="float" office:value="0.3712126" calcext:value-type="float">
            <text:p>0.3712126</text:p>
          </table:table-cell>
          <table:table-cell office:value-type="float" office:value="0.3326064" calcext:value-type="float">
            <text:p>0.3326064</text:p>
          </table:table-cell>
          <table:table-cell office:value-type="float" office:value="0" calcext:value-type="float">
            <text:p>0</text:p>
          </table:table-cell>
          <table:table-cell office:value-type="float" office:value="92.18854" calcext:value-type="float">
            <text:p>92.18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64256" calcext:value-type="float">
            <text:p>-0.2464256</text:p>
          </table:table-cell>
          <table:table-cell office:value-type="float" office:value="0" calcext:value-type="float">
            <text:p>0</text:p>
          </table:table-cell>
          <table:table-cell office:value-type="float" office:value="-0.00003181395" calcext:value-type="float">
            <text:p>-3.181395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30.31998" calcext:value-type="float">
            <text:p>30.31998</text:p>
          </table:table-cell>
          <table:table-cell office:value-type="float" office:value="1098.168" calcext:value-type="float">
            <text:p>1098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16.25677" calcext:value-type="float">
            <text:p>16.256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88885" calcext:value-type="float">
            <text:p>1.888885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318552" calcext:value-type="float">
            <text:p>1.318552E-07</text:p>
          </table:table-cell>
          <table:table-cell office:value-type="float" office:value="-0.0006174389" calcext:value-type="float">
            <text:p>-0.0006174389</text:p>
          </table:table-cell>
          <table:table-cell office:value-type="float" office:value="0.0008728496" calcext:value-type="float">
            <text:p>0.0008728496</text:p>
          </table:table-cell>
          <table:table-cell office:value-type="float" office:value="0.0003205528" calcext:value-type="float">
            <text:p>0.0003205528</text:p>
          </table:table-cell>
          <table:table-cell office:value-type="float" office:value="16.19971" calcext:value-type="float">
            <text:p>16.19971</text:p>
          </table:table-cell>
          <table:table-cell office:value-type="float" office:value="0.1204631" calcext:value-type="float">
            <text:p>0.1204631</text:p>
          </table:table-cell>
          <table:table-cell office:value-type="float" office:value="0.08958504" calcext:value-type="float">
            <text:p>0.08958504</text:p>
          </table:table-cell>
          <table:table-cell office:value-type="float" office:value="0.06399759" calcext:value-type="float">
            <text:p>0.06399759</text:p>
          </table:table-cell>
          <table:table-cell office:value-type="float" office:value="0.04881037" calcext:value-type="float">
            <text:p>0.04881037</text:p>
          </table:table-cell>
          <table:table-cell office:value-type="float" office:value="0.04861428" calcext:value-type="float">
            <text:p>0.04861428</text:p>
          </table:table-cell>
          <table:table-cell office:value-type="float" office:value="0.02356295" calcext:value-type="float">
            <text:p>0.02356295</text:p>
          </table:table-cell>
          <table:table-cell office:value-type="float" office:value="0.01759216" calcext:value-type="float">
            <text:p>0.01759216</text:p>
          </table:table-cell>
          <table:table-cell office:value-type="float" office:value="0.03531148" calcext:value-type="float">
            <text:p>0.03531148</text:p>
          </table:table-cell>
          <table:table-cell office:value-type="float" office:value="0.02785595" calcext:value-type="float">
            <text:p>0.02785595</text:p>
          </table:table-cell>
          <table:table-cell office:value-type="float" office:value="0.02323438" calcext:value-type="float">
            <text:p>0.02323438</text:p>
          </table:table-cell>
          <table:table-cell office:value-type="float" office:value="0.0211244" calcext:value-type="float">
            <text:p>0.0211244</text:p>
          </table:table-cell>
          <table:table-cell office:value-type="float" office:value="0.01772495" calcext:value-type="float">
            <text:p>0.01772495</text:p>
          </table:table-cell>
          <table:table-cell office:value-type="float" office:value="0.00715245" calcext:value-type="float">
            <text:p>0.00715245</text:p>
          </table:table-cell>
          <table:table-cell office:value-type="float" office:value="0.007361376" calcext:value-type="float">
            <text:p>0.007361376</text:p>
          </table:table-cell>
          <table:table-cell office:value-type="float" office:value="0" calcext:value-type="float">
            <text:p>0</text:p>
          </table:table-cell>
          <table:table-cell office:value-type="float" office:value="58.76794" calcext:value-type="float">
            <text:p>58.76794</text:p>
          </table:table-cell>
          <table:table-cell office:value-type="float" office:value="25.04587" calcext:value-type="float">
            <text:p>25.04587</text:p>
          </table:table-cell>
          <table:table-cell office:value-type="float" office:value="22.12959" calcext:value-type="float">
            <text:p>22.12959</text:p>
          </table:table-cell>
          <table:table-cell office:value-type="float" office:value="20.01811" calcext:value-type="float">
            <text:p>20.01811</text:p>
          </table:table-cell>
          <table:table-cell office:value-type="float" office:value="17.9737" calcext:value-type="float">
            <text:p>17.9737</text:p>
          </table:table-cell>
          <table:table-cell office:value-type="float" office:value="9.6777" calcext:value-type="float">
            <text:p>9.6777</text:p>
          </table:table-cell>
          <table:table-cell office:value-type="float" office:value="5.346578" calcext:value-type="float">
            <text:p>5.346578</text:p>
          </table:table-cell>
          <table:table-cell office:value-type="float" office:value="6.560133" calcext:value-type="float">
            <text:p>6.560133</text:p>
          </table:table-cell>
          <table:table-cell office:value-type="float" office:value="6.584759" calcext:value-type="float">
            <text:p>6.584759</text:p>
          </table:table-cell>
          <table:table-cell office:value-type="float" office:value="3.63755" calcext:value-type="float">
            <text:p>3.63755</text:p>
          </table:table-cell>
          <table:table-cell office:value-type="float" office:value="1.505354" calcext:value-type="float">
            <text:p>1.505354</text:p>
          </table:table-cell>
          <table:table-cell office:value-type="float" office:value="0.5120016" calcext:value-type="float">
            <text:p>0.5120016</text:p>
          </table:table-cell>
          <table:table-cell office:value-type="float" office:value="0.3712542" calcext:value-type="float">
            <text:p>0.3712542</text:p>
          </table:table-cell>
          <table:table-cell office:value-type="float" office:value="0.332646" calcext:value-type="float">
            <text:p>0.332646</text:p>
          </table:table-cell>
          <table:table-cell office:value-type="float" office:value="0" calcext:value-type="float">
            <text:p>0</text:p>
          </table:table-cell>
          <table:table-cell office:value-type="float" office:value="93.68396" calcext:value-type="float">
            <text:p>93.6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27589" calcext:value-type="float">
            <text:p>-0.2427589</text:p>
          </table:table-cell>
          <table:table-cell office:value-type="float" office:value="0" calcext:value-type="float">
            <text:p>0</text:p>
          </table:table-cell>
          <table:table-cell office:value-type="float" office:value="-0.00003243141" calcext:value-type="float">
            <text:p>-3.243141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30.32072" calcext:value-type="float">
            <text:p>30.32072</text:p>
          </table:table-cell>
          <table:table-cell office:value-type="float" office:value="1098.165" calcext:value-type="float">
            <text:p>1098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0014" calcext:value-type="float">
            <text:p>0.1940014</text:p>
          </table:table-cell>
          <table:table-cell office:value-type="float" office:value="16.25627" calcext:value-type="float">
            <text:p>16.256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53363" calcext:value-type="float">
            <text:p>2.35336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59576" calcext:value-type="float">
            <text:p>1.659576E-07</text:p>
          </table:table-cell>
          <table:table-cell office:value-type="float" office:value="-0.0006234392" calcext:value-type="float">
            <text:p>-0.0006234392</text:p>
          </table:table-cell>
          <table:table-cell office:value-type="float" office:value="0.0009006945" calcext:value-type="float">
            <text:p>0.0009006945</text:p>
          </table:table-cell>
          <table:table-cell office:value-type="float" office:value="0.0003242104" calcext:value-type="float">
            <text:p>0.0003242104</text:p>
          </table:table-cell>
          <table:table-cell office:value-type="float" office:value="16.19703" calcext:value-type="float">
            <text:p>16.19703</text:p>
          </table:table-cell>
          <table:table-cell office:value-type="float" office:value="0.1312555" calcext:value-type="float">
            <text:p>0.1312555</text:p>
          </table:table-cell>
          <table:table-cell office:value-type="float" office:value="0.09272014" calcext:value-type="float">
            <text:p>0.09272014</text:p>
          </table:table-cell>
          <table:table-cell office:value-type="float" office:value="0.06606381" calcext:value-type="float">
            <text:p>0.06606381</text:p>
          </table:table-cell>
          <table:table-cell office:value-type="float" office:value="0.04975113" calcext:value-type="float">
            <text:p>0.04975113</text:p>
          </table:table-cell>
          <table:table-cell office:value-type="float" office:value="0.04950087" calcext:value-type="float">
            <text:p>0.04950087</text:p>
          </table:table-cell>
          <table:table-cell office:value-type="float" office:value="0.02375786" calcext:value-type="float">
            <text:p>0.02375786</text:p>
          </table:table-cell>
          <table:table-cell office:value-type="float" office:value="0.01769204" calcext:value-type="float">
            <text:p>0.01769204</text:p>
          </table:table-cell>
          <table:table-cell office:value-type="float" office:value="0.03536058" calcext:value-type="float">
            <text:p>0.03536058</text:p>
          </table:table-cell>
          <table:table-cell office:value-type="float" office:value="0.02786788" calcext:value-type="float">
            <text:p>0.02786788</text:p>
          </table:table-cell>
          <table:table-cell office:value-type="float" office:value="0.02324361" calcext:value-type="float">
            <text:p>0.02324361</text:p>
          </table:table-cell>
          <table:table-cell office:value-type="float" office:value="0.02113391" calcext:value-type="float">
            <text:p>0.02113391</text:p>
          </table:table-cell>
          <table:table-cell office:value-type="float" office:value="0.01773222" calcext:value-type="float">
            <text:p>0.01773222</text:p>
          </table:table-cell>
          <table:table-cell office:value-type="float" office:value="0.007150246" calcext:value-type="float">
            <text:p>0.007150246</text:p>
          </table:table-cell>
          <table:table-cell office:value-type="float" office:value="0.007360254" calcext:value-type="float">
            <text:p>0.007360254</text:p>
          </table:table-cell>
          <table:table-cell office:value-type="float" office:value="0" calcext:value-type="float">
            <text:p>0</text:p>
          </table:table-cell>
          <table:table-cell office:value-type="float" office:value="65.28191" calcext:value-type="float">
            <text:p>65.28191</text:p>
          </table:table-cell>
          <table:table-cell office:value-type="float" office:value="25.21038" calcext:value-type="float">
            <text:p>25.21038</text:p>
          </table:table-cell>
          <table:table-cell office:value-type="float" office:value="22.17916" calcext:value-type="float">
            <text:p>22.17916</text:p>
          </table:table-cell>
          <table:table-cell office:value-type="float" office:value="20.13814" calcext:value-type="float">
            <text:p>20.13814</text:p>
          </table:table-cell>
          <table:table-cell office:value-type="float" office:value="17.87408" calcext:value-type="float">
            <text:p>17.87408</text:p>
          </table:table-cell>
          <table:table-cell office:value-type="float" office:value="9.63757" calcext:value-type="float">
            <text:p>9.63757</text:p>
          </table:table-cell>
          <table:table-cell office:value-type="float" office:value="5.356596" calcext:value-type="float">
            <text:p>5.356596</text:p>
          </table:table-cell>
          <table:table-cell office:value-type="float" office:value="6.56052" calcext:value-type="float">
            <text:p>6.56052</text:p>
          </table:table-cell>
          <table:table-cell office:value-type="float" office:value="6.582297" calcext:value-type="float">
            <text:p>6.582297</text:p>
          </table:table-cell>
          <table:table-cell office:value-type="float" office:value="3.637916" calcext:value-type="float">
            <text:p>3.637916</text:p>
          </table:table-cell>
          <table:table-cell office:value-type="float" office:value="1.50608" calcext:value-type="float">
            <text:p>1.50608</text:p>
          </table:table-cell>
          <table:table-cell office:value-type="float" office:value="0.5124205" calcext:value-type="float">
            <text:p>0.5124205</text:p>
          </table:table-cell>
          <table:table-cell office:value-type="float" office:value="0.3712615" calcext:value-type="float">
            <text:p>0.3712615</text:p>
          </table:table-cell>
          <table:table-cell office:value-type="float" office:value="0.3326923" calcext:value-type="float">
            <text:p>0.3326923</text:p>
          </table:table-cell>
          <table:table-cell office:value-type="float" office:value="0" calcext:value-type="float">
            <text:p>0</text:p>
          </table:table-cell>
          <table:table-cell office:value-type="float" office:value="95.005" calcext:value-type="float">
            <text:p>95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3039" calcext:value-type="float">
            <text:p>-0.2413039</text:p>
          </table:table-cell>
          <table:table-cell office:value-type="float" office:value="0" calcext:value-type="float">
            <text:p>0</text:p>
          </table:table-cell>
          <table:table-cell office:value-type="float" office:value="-0.00003304727" calcext:value-type="float">
            <text:p>-3.304727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30.31882" calcext:value-type="float">
            <text:p>30.31882</text:p>
          </table:table-cell>
          <table:table-cell office:value-type="float" office:value="1098.161" calcext:value-type="float">
            <text:p>1098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8716" calcext:value-type="float">
            <text:p>0.1958716</text:p>
          </table:table-cell>
          <table:table-cell office:value-type="float" office:value="16.25928" calcext:value-type="float">
            <text:p>16.259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53363" calcext:value-type="float">
            <text:p>2.353363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659576" calcext:value-type="float">
            <text:p>1.659576E-07</text:p>
          </table:table-cell>
          <table:table-cell office:value-type="float" office:value="-0.0006279332" calcext:value-type="float">
            <text:p>-0.0006279332</text:p>
          </table:table-cell>
          <table:table-cell office:value-type="float" office:value="0.0009284465" calcext:value-type="float">
            <text:p>0.0009284465</text:p>
          </table:table-cell>
          <table:table-cell office:value-type="float" office:value="0.0003258324" calcext:value-type="float">
            <text:p>0.0003258324</text:p>
          </table:table-cell>
          <table:table-cell office:value-type="float" office:value="16.18841" calcext:value-type="float">
            <text:p>16.18841</text:p>
          </table:table-cell>
          <table:table-cell office:value-type="float" office:value="0.1311401" calcext:value-type="float">
            <text:p>0.1311401</text:p>
          </table:table-cell>
          <table:table-cell office:value-type="float" office:value="0.09637261" calcext:value-type="float">
            <text:p>0.09637261</text:p>
          </table:table-cell>
          <table:table-cell office:value-type="float" office:value="0.06823473" calcext:value-type="float">
            <text:p>0.06823473</text:p>
          </table:table-cell>
          <table:table-cell office:value-type="float" office:value="0.05065547" calcext:value-type="float">
            <text:p>0.05065547</text:p>
          </table:table-cell>
          <table:table-cell office:value-type="float" office:value="0.05023066" calcext:value-type="float">
            <text:p>0.05023066</text:p>
          </table:table-cell>
          <table:table-cell office:value-type="float" office:value="0.02393859" calcext:value-type="float">
            <text:p>0.02393859</text:p>
          </table:table-cell>
          <table:table-cell office:value-type="float" office:value="0.01779286" calcext:value-type="float">
            <text:p>0.01779286</text:p>
          </table:table-cell>
          <table:table-cell office:value-type="float" office:value="0.03541475" calcext:value-type="float">
            <text:p>0.03541475</text:p>
          </table:table-cell>
          <table:table-cell office:value-type="float" office:value="0.02788388" calcext:value-type="float">
            <text:p>0.02788388</text:p>
          </table:table-cell>
          <table:table-cell office:value-type="float" office:value="0.02325369" calcext:value-type="float">
            <text:p>0.02325369</text:p>
          </table:table-cell>
          <table:table-cell office:value-type="float" office:value="0.02114336" calcext:value-type="float">
            <text:p>0.02114336</text:p>
          </table:table-cell>
          <table:table-cell office:value-type="float" office:value="0.01773934" calcext:value-type="float">
            <text:p>0.01773934</text:p>
          </table:table-cell>
          <table:table-cell office:value-type="float" office:value="0.007147812" calcext:value-type="float">
            <text:p>0.007147812</text:p>
          </table:table-cell>
          <table:table-cell office:value-type="float" office:value="0.00735813" calcext:value-type="float">
            <text:p>0.00735813</text:p>
          </table:table-cell>
          <table:table-cell office:value-type="float" office:value="0" calcext:value-type="float">
            <text:p>0</text:p>
          </table:table-cell>
          <table:table-cell office:value-type="float" office:value="59.44474" calcext:value-type="float">
            <text:p>59.44474</text:p>
          </table:table-cell>
          <table:table-cell office:value-type="float" office:value="25.43621" calcext:value-type="float">
            <text:p>25.43621</text:p>
          </table:table-cell>
          <table:table-cell office:value-type="float" office:value="22.22107" calcext:value-type="float">
            <text:p>22.22107</text:p>
          </table:table-cell>
          <table:table-cell office:value-type="float" office:value="20.34985" calcext:value-type="float">
            <text:p>20.34985</text:p>
          </table:table-cell>
          <table:table-cell office:value-type="float" office:value="17.68061" calcext:value-type="float">
            <text:p>17.68061</text:p>
          </table:table-cell>
          <table:table-cell office:value-type="float" office:value="9.589404" calcext:value-type="float">
            <text:p>9.589404</text:p>
          </table:table-cell>
          <table:table-cell office:value-type="float" office:value="5.365389" calcext:value-type="float">
            <text:p>5.365389</text:p>
          </table:table-cell>
          <table:table-cell office:value-type="float" office:value="6.560818" calcext:value-type="float">
            <text:p>6.560818</text:p>
          </table:table-cell>
          <table:table-cell office:value-type="float" office:value="6.57971" calcext:value-type="float">
            <text:p>6.57971</text:p>
          </table:table-cell>
          <table:table-cell office:value-type="float" office:value="3.638218" calcext:value-type="float">
            <text:p>3.638218</text:p>
          </table:table-cell>
          <table:table-cell office:value-type="float" office:value="1.5068" calcext:value-type="float">
            <text:p>1.5068</text:p>
          </table:table-cell>
          <table:table-cell office:value-type="float" office:value="0.5128256" calcext:value-type="float">
            <text:p>0.5128256</text:p>
          </table:table-cell>
          <table:table-cell office:value-type="float" office:value="0.3711972" calcext:value-type="float">
            <text:p>0.3711972</text:p>
          </table:table-cell>
          <table:table-cell office:value-type="float" office:value="0.3327505" calcext:value-type="float">
            <text:p>0.3327505</text:p>
          </table:table-cell>
          <table:table-cell office:value-type="float" office:value="0" calcext:value-type="float">
            <text:p>0</text:p>
          </table:table-cell>
          <table:table-cell office:value-type="float" office:value="96.2869" calcext:value-type="float">
            <text:p>96.2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64425" calcext:value-type="float">
            <text:p>-0.2364425</text:p>
          </table:table-cell>
          <table:table-cell office:value-type="float" office:value="0" calcext:value-type="float">
            <text:p>0</text:p>
          </table:table-cell>
          <table:table-cell office:value-type="float" office:value="-0.00003361839" calcext:value-type="float">
            <text:p>-3.361839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30.31833" calcext:value-type="float">
            <text:p>30.31833</text:p>
          </table:table-cell>
          <table:table-cell office:value-type="float" office:value="1098.157" calcext:value-type="float">
            <text:p>1098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8628" calcext:value-type="float">
            <text:p>0.1978628</text:p>
          </table:table-cell>
          <table:table-cell office:value-type="float" office:value="16.26022" calcext:value-type="float">
            <text:p>16.260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57198" calcext:value-type="float">
            <text:p>2.657198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1883815" calcext:value-type="float">
            <text:p>1.883815E-07</text:p>
          </table:table-cell>
          <table:table-cell office:value-type="float" office:value="-0.0006325924" calcext:value-type="float">
            <text:p>-0.0006325924</text:p>
          </table:table-cell>
          <table:table-cell office:value-type="float" office:value="0.0009576443" calcext:value-type="float">
            <text:p>0.0009576443</text:p>
          </table:table-cell>
          <table:table-cell office:value-type="float" office:value="0.0003285033" calcext:value-type="float">
            <text:p>0.0003285033</text:p>
          </table:table-cell>
          <table:table-cell office:value-type="float" office:value="16.18308" calcext:value-type="float">
            <text:p>16.18308</text:p>
          </table:table-cell>
          <table:table-cell office:value-type="float" office:value="0.1406838" calcext:value-type="float">
            <text:p>0.1406838</text:p>
          </table:table-cell>
          <table:table-cell office:value-type="float" office:value="0.1002459" calcext:value-type="float">
            <text:p>0.1002459</text:p>
          </table:table-cell>
          <table:table-cell office:value-type="float" office:value="0.07084258" calcext:value-type="float">
            <text:p>0.07084258</text:p>
          </table:table-cell>
          <table:table-cell office:value-type="float" office:value="0.05153174" calcext:value-type="float">
            <text:p>0.05153174</text:p>
          </table:table-cell>
          <table:table-cell office:value-type="float" office:value="0.05084853" calcext:value-type="float">
            <text:p>0.05084853</text:p>
          </table:table-cell>
          <table:table-cell office:value-type="float" office:value="0.02409333" calcext:value-type="float">
            <text:p>0.02409333</text:p>
          </table:table-cell>
          <table:table-cell office:value-type="float" office:value="0.01788928" calcext:value-type="float">
            <text:p>0.01788928</text:p>
          </table:table-cell>
          <table:table-cell office:value-type="float" office:value="0.03547237" calcext:value-type="float">
            <text:p>0.03547237</text:p>
          </table:table-cell>
          <table:table-cell office:value-type="float" office:value="0.02790297" calcext:value-type="float">
            <text:p>0.02790297</text:p>
          </table:table-cell>
          <table:table-cell office:value-type="float" office:value="0.02326457" calcext:value-type="float">
            <text:p>0.02326457</text:p>
          </table:table-cell>
          <table:table-cell office:value-type="float" office:value="0.02115285" calcext:value-type="float">
            <text:p>0.02115285</text:p>
          </table:table-cell>
          <table:table-cell office:value-type="float" office:value="0.01774645" calcext:value-type="float">
            <text:p>0.01774645</text:p>
          </table:table-cell>
          <table:table-cell office:value-type="float" office:value="0.007145589" calcext:value-type="float">
            <text:p>0.007145589</text:p>
          </table:table-cell>
          <table:table-cell office:value-type="float" office:value="0.007356665" calcext:value-type="float">
            <text:p>0.007356665</text:p>
          </table:table-cell>
          <table:table-cell office:value-type="float" office:value="0" calcext:value-type="float">
            <text:p>0</text:p>
          </table:table-cell>
          <table:table-cell office:value-type="float" office:value="64.64525" calcext:value-type="float">
            <text:p>64.64525</text:p>
          </table:table-cell>
          <table:table-cell office:value-type="float" office:value="25.6337" calcext:value-type="float">
            <text:p>25.6337</text:p>
          </table:table-cell>
          <table:table-cell office:value-type="float" office:value="22.28496" calcext:value-type="float">
            <text:p>22.28496</text:p>
          </table:table-cell>
          <table:table-cell office:value-type="float" office:value="20.66147" calcext:value-type="float">
            <text:p>20.66147</text:p>
          </table:table-cell>
          <table:table-cell office:value-type="float" office:value="17.41071" calcext:value-type="float">
            <text:p>17.41071</text:p>
          </table:table-cell>
          <table:table-cell office:value-type="float" office:value="9.521441" calcext:value-type="float">
            <text:p>9.521441</text:p>
          </table:table-cell>
          <table:table-cell office:value-type="float" office:value="5.371511" calcext:value-type="float">
            <text:p>5.371511</text:p>
          </table:table-cell>
          <table:table-cell office:value-type="float" office:value="6.560815" calcext:value-type="float">
            <text:p>6.560815</text:p>
          </table:table-cell>
          <table:table-cell office:value-type="float" office:value="6.576989" calcext:value-type="float">
            <text:p>6.576989</text:p>
          </table:table-cell>
          <table:table-cell office:value-type="float" office:value="3.63849" calcext:value-type="float">
            <text:p>3.63849</text:p>
          </table:table-cell>
          <table:table-cell office:value-type="float" office:value="1.507511" calcext:value-type="float">
            <text:p>1.507511</text:p>
          </table:table-cell>
          <table:table-cell office:value-type="float" office:value="0.513219" calcext:value-type="float">
            <text:p>0.513219</text:p>
          </table:table-cell>
          <table:table-cell office:value-type="float" office:value="0.3711763" calcext:value-type="float">
            <text:p>0.3711763</text:p>
          </table:table-cell>
          <table:table-cell office:value-type="float" office:value="0.332802" calcext:value-type="float">
            <text:p>0.332802</text:p>
          </table:table-cell>
          <table:table-cell office:value-type="float" office:value="0" calcext:value-type="float">
            <text:p>0</text:p>
          </table:table-cell>
          <table:table-cell office:value-type="float" office:value="97.57361" calcext:value-type="float">
            <text:p>97.57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35706" calcext:value-type="float">
            <text:p>-0.2335706</text:p>
          </table:table-cell>
          <table:table-cell office:value-type="float" office:value="0" calcext:value-type="float">
            <text:p>0</text:p>
          </table:table-cell>
          <table:table-cell office:value-type="float" office:value="-0.00003418023" calcext:value-type="float">
            <text:p>-3.418023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30.32586" calcext:value-type="float">
            <text:p>30.32586</text:p>
          </table:table-cell>
          <table:table-cell office:value-type="float" office:value="1098.156" calcext:value-type="float">
            <text:p>1098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31" calcext:value-type="float">
            <text:p>0.19931</text:p>
          </table:table-cell>
          <table:table-cell office:value-type="float" office:value="16.25201" calcext:value-type="float">
            <text:p>16.25201</text:p>
          </table:table-cell>
          <table:table-cell office:value-type="float" office:value="0" calcext:value-type="float">
            <text:p>0</text:p>
          </table:table-cell>
          <table:table-cell office:value-type="float" office:value="0.00000003676497" calcext:value-type="float">
            <text:p>3.6764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2735245" calcext:value-type="float">
            <text:p>2.735245E-05</text:p>
          </table:table-cell>
          <table:table-cell office:value-type="float" office:value="-0.0006416535" calcext:value-type="float">
            <text:p>-0.0006416535</text:p>
          </table:table-cell>
          <table:table-cell office:value-type="float" office:value="0.0009868151" calcext:value-type="float">
            <text:p>0.0009868151</text:p>
          </table:table-cell>
          <table:table-cell office:value-type="float" office:value="0.0003357854" calcext:value-type="float">
            <text:p>0.0003357854</text:p>
          </table:table-cell>
          <table:table-cell office:value-type="float" office:value="16.19524" calcext:value-type="float">
            <text:p>16.19524</text:p>
          </table:table-cell>
          <table:table-cell office:value-type="float" office:value="0.1406211" calcext:value-type="float">
            <text:p>0.1406211</text:p>
          </table:table-cell>
          <table:table-cell office:value-type="float" office:value="0.1017022" calcext:value-type="float">
            <text:p>0.1017022</text:p>
          </table:table-cell>
          <table:table-cell office:value-type="float" office:value="0.07241381" calcext:value-type="float">
            <text:p>0.07241381</text:p>
          </table:table-cell>
          <table:table-cell office:value-type="float" office:value="0.05224494" calcext:value-type="float">
            <text:p>0.05224494</text:p>
          </table:table-cell>
          <table:table-cell office:value-type="float" office:value="0.05138136" calcext:value-type="float">
            <text:p>0.05138136</text:p>
          </table:table-cell>
          <table:table-cell office:value-type="float" office:value="0.02421541" calcext:value-type="float">
            <text:p>0.02421541</text:p>
          </table:table-cell>
          <table:table-cell office:value-type="float" office:value="0.0179519" calcext:value-type="float">
            <text:p>0.0179519</text:p>
          </table:table-cell>
          <table:table-cell office:value-type="float" office:value="0.03553496" calcext:value-type="float">
            <text:p>0.03553496</text:p>
          </table:table-cell>
          <table:table-cell office:value-type="float" office:value="0.02792452" calcext:value-type="float">
            <text:p>0.02792452</text:p>
          </table:table-cell>
          <table:table-cell office:value-type="float" office:value="0.02327624" calcext:value-type="float">
            <text:p>0.02327624</text:p>
          </table:table-cell>
          <table:table-cell office:value-type="float" office:value="0.02116234" calcext:value-type="float">
            <text:p>0.02116234</text:p>
          </table:table-cell>
          <table:table-cell office:value-type="float" office:value="0.01775358" calcext:value-type="float">
            <text:p>0.01775358</text:p>
          </table:table-cell>
          <table:table-cell office:value-type="float" office:value="0.007143802" calcext:value-type="float">
            <text:p>0.007143802</text:p>
          </table:table-cell>
          <table:table-cell office:value-type="float" office:value="0.007356971" calcext:value-type="float">
            <text:p>0.007356971</text:p>
          </table:table-cell>
          <table:table-cell office:value-type="float" office:value="0" calcext:value-type="float">
            <text:p>0</text:p>
          </table:table-cell>
          <table:table-cell office:value-type="float" office:value="68.88593" calcext:value-type="float">
            <text:p>68.88593</text:p>
          </table:table-cell>
          <table:table-cell office:value-type="float" office:value="25.96839" calcext:value-type="float">
            <text:p>25.96839</text:p>
          </table:table-cell>
          <table:table-cell office:value-type="float" office:value="22.40379" calcext:value-type="float">
            <text:p>22.40379</text:p>
          </table:table-cell>
          <table:table-cell office:value-type="float" office:value="20.96304" calcext:value-type="float">
            <text:p>20.96304</text:p>
          </table:table-cell>
          <table:table-cell office:value-type="float" office:value="17.19618" calcext:value-type="float">
            <text:p>17.19618</text:p>
          </table:table-cell>
          <table:table-cell office:value-type="float" office:value="9.447982" calcext:value-type="float">
            <text:p>9.447982</text:p>
          </table:table-cell>
          <table:table-cell office:value-type="float" office:value="5.351767" calcext:value-type="float">
            <text:p>5.351767</text:p>
          </table:table-cell>
          <table:table-cell office:value-type="float" office:value="6.563966" calcext:value-type="float">
            <text:p>6.563966</text:p>
          </table:table-cell>
          <table:table-cell office:value-type="float" office:value="6.574216" calcext:value-type="float">
            <text:p>6.574216</text:p>
          </table:table-cell>
          <table:table-cell office:value-type="float" office:value="3.638691" calcext:value-type="float">
            <text:p>3.638691</text:p>
          </table:table-cell>
          <table:table-cell office:value-type="float" office:value="1.508201" calcext:value-type="float">
            <text:p>1.508201</text:p>
          </table:table-cell>
          <table:table-cell office:value-type="float" office:value="0.5136175" calcext:value-type="float">
            <text:p>0.5136175</text:p>
          </table:table-cell>
          <table:table-cell office:value-type="float" office:value="0.371264" calcext:value-type="float">
            <text:p>0.371264</text:p>
          </table:table-cell>
          <table:table-cell office:value-type="float" office:value="0.3328349" calcext:value-type="float">
            <text:p>0.3328349</text:p>
          </table:table-cell>
          <table:table-cell office:value-type="float" office:value="0" calcext:value-type="float">
            <text:p>0</text:p>
          </table:table-cell>
          <table:table-cell office:value-type="float" office:value="98.64409" calcext:value-type="float">
            <text:p>98.64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03292" calcext:value-type="float">
            <text:p>-0.2403292</text:p>
          </table:table-cell>
          <table:table-cell office:value-type="float" office:value="0" calcext:value-type="float">
            <text:p>0</text:p>
          </table:table-cell>
          <table:table-cell office:value-type="float" office:value="-0.00003483301" calcext:value-type="float">
            <text:p>-3.483301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30.35606" calcext:value-type="float">
            <text:p>30.35606</text:p>
          </table:table-cell>
          <table:table-cell office:value-type="float" office:value="1098.156" calcext:value-type="float">
            <text:p>1098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6789" calcext:value-type="float">
            <text:p>0.1976789</text:p>
          </table:table-cell>
          <table:table-cell office:value-type="float" office:value="16.2214" calcext:value-type="float">
            <text:p>16.2214</text:p>
          </table:table-cell>
          <table:table-cell office:value-type="float" office:value="0" calcext:value-type="float">
            <text:p>0</text:p>
          </table:table-cell>
          <table:table-cell office:value-type="float" office:value="0.00000003679524" calcext:value-type="float">
            <text:p>3.679524E-08</text:p>
          </table:table-cell>
          <table:table-cell office:value-type="float" office:value="0" calcext:value-type="float">
            <text:p>0</text:p>
          </table:table-cell>
          <table:table-cell office:value-type="float" office:value="0.00002737663" calcext:value-type="float">
            <text:p>2.737663E-05</text:p>
          </table:table-cell>
          <table:table-cell office:value-type="float" office:value="-0.0006772199" calcext:value-type="float">
            <text:p>-0.0006772199</text:p>
          </table:table-cell>
          <table:table-cell office:value-type="float" office:value="0.001012332" calcext:value-type="float">
            <text:p>0.001012332</text:p>
          </table:table-cell>
          <table:table-cell office:value-type="float" office:value="0.0003614276" calcext:value-type="float">
            <text:p>0.0003614276</text:p>
          </table:table-cell>
          <table:table-cell office:value-type="float" office:value="16.25693" calcext:value-type="float">
            <text:p>16.25693</text:p>
          </table:table-cell>
          <table:table-cell office:value-type="float" office:value="0.1246814" calcext:value-type="float">
            <text:p>0.1246814</text:p>
          </table:table-cell>
          <table:table-cell office:value-type="float" office:value="0.09997683" calcext:value-type="float">
            <text:p>0.09997683</text:p>
          </table:table-cell>
          <table:table-cell office:value-type="float" office:value="0.07254267" calcext:value-type="float">
            <text:p>0.07254267</text:p>
          </table:table-cell>
          <table:table-cell office:value-type="float" office:value="0.05274791" calcext:value-type="float">
            <text:p>0.05274791</text:p>
          </table:table-cell>
          <table:table-cell office:value-type="float" office:value="0.05187634" calcext:value-type="float">
            <text:p>0.05187634</text:p>
          </table:table-cell>
          <table:table-cell office:value-type="float" office:value="0.02430319" calcext:value-type="float">
            <text:p>0.02430319</text:p>
          </table:table-cell>
          <table:table-cell office:value-type="float" office:value="0.01800603" calcext:value-type="float">
            <text:p>0.01800603</text:p>
          </table:table-cell>
          <table:table-cell office:value-type="float" office:value="0.03559587" calcext:value-type="float">
            <text:p>0.03559587</text:p>
          </table:table-cell>
          <table:table-cell office:value-type="float" office:value="0.02794815" calcext:value-type="float">
            <text:p>0.02794815</text:p>
          </table:table-cell>
          <table:table-cell office:value-type="float" office:value="0.02328865" calcext:value-type="float">
            <text:p>0.02328865</text:p>
          </table:table-cell>
          <table:table-cell office:value-type="float" office:value="0.02117185" calcext:value-type="float">
            <text:p>0.02117185</text:p>
          </table:table-cell>
          <table:table-cell office:value-type="float" office:value="0.01776082" calcext:value-type="float">
            <text:p>0.01776082</text:p>
          </table:table-cell>
          <table:table-cell office:value-type="float" office:value="0.007142191" calcext:value-type="float">
            <text:p>0.007142191</text:p>
          </table:table-cell>
          <table:table-cell office:value-type="float" office:value="0.007358328" calcext:value-type="float">
            <text:p>0.007358328</text:p>
          </table:table-cell>
          <table:table-cell office:value-type="float" office:value="0" calcext:value-type="float">
            <text:p>0</text:p>
          </table:table-cell>
          <table:table-cell office:value-type="float" office:value="80.8446" calcext:value-type="float">
            <text:p>80.8446</text:p>
          </table:table-cell>
          <table:table-cell office:value-type="float" office:value="27.0886" calcext:value-type="float">
            <text:p>27.0886</text:p>
          </table:table-cell>
          <table:table-cell office:value-type="float" office:value="22.60118" calcext:value-type="float">
            <text:p>22.60118</text:p>
          </table:table-cell>
          <table:table-cell office:value-type="float" office:value="21.18464" calcext:value-type="float">
            <text:p>21.18464</text:p>
          </table:table-cell>
          <table:table-cell office:value-type="float" office:value="17.10517" calcext:value-type="float">
            <text:p>17.10517</text:p>
          </table:table-cell>
          <table:table-cell office:value-type="float" office:value="9.368946" calcext:value-type="float">
            <text:p>9.368946</text:p>
          </table:table-cell>
          <table:table-cell office:value-type="float" office:value="5.332502" calcext:value-type="float">
            <text:p>5.332502</text:p>
          </table:table-cell>
          <table:table-cell office:value-type="float" office:value="6.565652" calcext:value-type="float">
            <text:p>6.565652</text:p>
          </table:table-cell>
          <table:table-cell office:value-type="float" office:value="6.571859" calcext:value-type="float">
            <text:p>6.571859</text:p>
          </table:table-cell>
          <table:table-cell office:value-type="float" office:value="3.638872" calcext:value-type="float">
            <text:p>3.638872</text:p>
          </table:table-cell>
          <table:table-cell office:value-type="float" office:value="1.50887" calcext:value-type="float">
            <text:p>1.50887</text:p>
          </table:table-cell>
          <table:table-cell office:value-type="float" office:value="0.5140284" calcext:value-type="float">
            <text:p>0.5140284</text:p>
          </table:table-cell>
          <table:table-cell office:value-type="float" office:value="0.3713907" calcext:value-type="float">
            <text:p>0.3713907</text:p>
          </table:table-cell>
          <table:table-cell office:value-type="float" office:value="0.3328679" calcext:value-type="float">
            <text:p>0.3328679</text:p>
          </table:table-cell>
          <table:table-cell office:value-type="float" office:value="0" calcext:value-type="float">
            <text:p>0</text:p>
          </table:table-cell>
          <table:table-cell office:value-type="float" office:value="97.44613" calcext:value-type="float">
            <text:p>97.4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25824" calcext:value-type="float">
            <text:p>-0.2725824</text:p>
          </table:table-cell>
          <table:table-cell office:value-type="float" office:value="0" calcext:value-type="float">
            <text:p>0</text:p>
          </table:table-cell>
          <table:table-cell office:value-type="float" office:value="-0.00003593311" calcext:value-type="float">
            <text:p>-3.593311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30.41562" calcext:value-type="float">
            <text:p>30.41562</text:p>
          </table:table-cell>
          <table:table-cell office:value-type="float" office:value="1098.159" calcext:value-type="float">
            <text:p>1098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6711" calcext:value-type="float">
            <text:p>0.1946711</text:p>
          </table:table-cell>
          <table:table-cell office:value-type="float" office:value="16.15971" calcext:value-type="float">
            <text:p>16.15971</text:p>
          </table:table-cell>
          <table:table-cell office:value-type="float" office:value="0" calcext:value-type="float">
            <text:p>0</text:p>
          </table:table-cell>
          <table:table-cell office:value-type="float" office:value="0.00000003679524" calcext:value-type="float">
            <text:p>3.679524E-08</text:p>
          </table:table-cell>
          <table:table-cell office:value-type="float" office:value="0" calcext:value-type="float">
            <text:p>0</text:p>
          </table:table-cell>
          <table:table-cell office:value-type="float" office:value="0.00002737663" calcext:value-type="float">
            <text:p>2.737663E-05</text:p>
          </table:table-cell>
          <table:table-cell office:value-type="float" office:value="-0.0007869898" calcext:value-type="float">
            <text:p>-0.0007869898</text:p>
          </table:table-cell>
          <table:table-cell office:value-type="float" office:value="0.001034948" calcext:value-type="float">
            <text:p>0.001034948</text:p>
          </table:table-cell>
          <table:table-cell office:value-type="float" office:value="0.0003985889" calcext:value-type="float">
            <text:p>0.0003985889</text:p>
          </table:table-cell>
          <table:table-cell office:value-type="float" office:value="16.38002" calcext:value-type="float">
            <text:p>16.38002</text:p>
          </table:table-cell>
          <table:table-cell office:value-type="float" office:value="0.09928937" calcext:value-type="float">
            <text:p>0.09928937</text:p>
          </table:table-cell>
          <table:table-cell office:value-type="float" office:value="0.09657075" calcext:value-type="float">
            <text:p>0.09657075</text:p>
          </table:table-cell>
          <table:table-cell office:value-type="float" office:value="0.0718527" calcext:value-type="float">
            <text:p>0.0718527</text:p>
          </table:table-cell>
          <table:table-cell office:value-type="float" office:value="0.05299946" calcext:value-type="float">
            <text:p>0.05299946</text:p>
          </table:table-cell>
          <table:table-cell office:value-type="float" office:value="0.05228885" calcext:value-type="float">
            <text:p>0.05228885</text:p>
          </table:table-cell>
          <table:table-cell office:value-type="float" office:value="0.02436833" calcext:value-type="float">
            <text:p>0.02436833</text:p>
          </table:table-cell>
          <table:table-cell office:value-type="float" office:value="0.01806701" calcext:value-type="float">
            <text:p>0.01806701</text:p>
          </table:table-cell>
          <table:table-cell office:value-type="float" office:value="0.03565195" calcext:value-type="float">
            <text:p>0.03565195</text:p>
          </table:table-cell>
          <table:table-cell office:value-type="float" office:value="0.02797254" calcext:value-type="float">
            <text:p>0.02797254</text:p>
          </table:table-cell>
          <table:table-cell office:value-type="float" office:value="0.02330169" calcext:value-type="float">
            <text:p>0.02330169</text:p>
          </table:table-cell>
          <table:table-cell office:value-type="float" office:value="0.02118138" calcext:value-type="float">
            <text:p>0.02118138</text:p>
          </table:table-cell>
          <table:table-cell office:value-type="float" office:value="0.01776808" calcext:value-type="float">
            <text:p>0.01776808</text:p>
          </table:table-cell>
          <table:table-cell office:value-type="float" office:value="0.007140706" calcext:value-type="float">
            <text:p>0.007140706</text:p>
          </table:table-cell>
          <table:table-cell office:value-type="float" office:value="0.007360411" calcext:value-type="float">
            <text:p>0.007360411</text:p>
          </table:table-cell>
          <table:table-cell office:value-type="float" office:value="0" calcext:value-type="float">
            <text:p>0</text:p>
          </table:table-cell>
          <table:table-cell office:value-type="float" office:value="66.80898" calcext:value-type="float">
            <text:p>66.80898</text:p>
          </table:table-cell>
          <table:table-cell office:value-type="float" office:value="28.93949" calcext:value-type="float">
            <text:p>28.93949</text:p>
          </table:table-cell>
          <table:table-cell office:value-type="float" office:value="22.99429" calcext:value-type="float">
            <text:p>22.99429</text:p>
          </table:table-cell>
          <table:table-cell office:value-type="float" office:value="21.2336" calcext:value-type="float">
            <text:p>21.2336</text:p>
          </table:table-cell>
          <table:table-cell office:value-type="float" office:value="17.07856" calcext:value-type="float">
            <text:p>17.07856</text:p>
          </table:table-cell>
          <table:table-cell office:value-type="float" office:value="9.307244" calcext:value-type="float">
            <text:p>9.307244</text:p>
          </table:table-cell>
          <table:table-cell office:value-type="float" office:value="5.333539" calcext:value-type="float">
            <text:p>5.333539</text:p>
          </table:table-cell>
          <table:table-cell office:value-type="float" office:value="6.564718" calcext:value-type="float">
            <text:p>6.564718</text:p>
          </table:table-cell>
          <table:table-cell office:value-type="float" office:value="6.569329" calcext:value-type="float">
            <text:p>6.569329</text:p>
          </table:table-cell>
          <table:table-cell office:value-type="float" office:value="3.638994" calcext:value-type="float">
            <text:p>3.638994</text:p>
          </table:table-cell>
          <table:table-cell office:value-type="float" office:value="1.509518" calcext:value-type="float">
            <text:p>1.509518</text:p>
          </table:table-cell>
          <table:table-cell office:value-type="float" office:value="0.5144517" calcext:value-type="float">
            <text:p>0.5144517</text:p>
          </table:table-cell>
          <table:table-cell office:value-type="float" office:value="0.3715442" calcext:value-type="float">
            <text:p>0.3715442</text:p>
          </table:table-cell>
          <table:table-cell office:value-type="float" office:value="0.3328965" calcext:value-type="float">
            <text:p>0.3328965</text:p>
          </table:table-cell>
          <table:table-cell office:value-type="float" office:value="0" calcext:value-type="float">
            <text:p>0</text:p>
          </table:table-cell>
          <table:table-cell office:value-type="float" office:value="95.31667" calcext:value-type="float">
            <text:p>95.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72076" calcext:value-type="float">
            <text:p>-0.3372076</text:p>
          </table:table-cell>
          <table:table-cell office:value-type="float" office:value="0" calcext:value-type="float">
            <text:p>0</text:p>
          </table:table-cell>
          <table:table-cell office:value-type="float" office:value="-0.00003781354" calcext:value-type="float">
            <text:p>-3.781354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30.41959" calcext:value-type="float">
            <text:p>30.41959</text:p>
          </table:table-cell>
          <table:table-cell office:value-type="float" office:value="1098.157" calcext:value-type="float">
            <text:p>1098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5278" calcext:value-type="float">
            <text:p>0.1975278</text:p>
          </table:table-cell>
          <table:table-cell office:value-type="float" office:value="16.15863" calcext:value-type="float">
            <text:p>16.15863</text:p>
          </table:table-cell>
          <table:table-cell office:value-type="float" office:value="0" calcext:value-type="float">
            <text:p>0</text:p>
          </table:table-cell>
          <table:table-cell office:value-type="float" office:value="0.0000003089206" calcext:value-type="float">
            <text:p>3.089206E-07</text:p>
          </table:table-cell>
          <table:table-cell office:value-type="float" office:value="0" calcext:value-type="float">
            <text:p>0</text:p>
          </table:table-cell>
          <table:table-cell office:value-type="float" office:value="0.0002728587" calcext:value-type="float">
            <text:p>0.0002728587</text:p>
          </table:table-cell>
          <table:table-cell office:value-type="float" office:value="-0.000800853" calcext:value-type="float">
            <text:p>-0.000800853</text:p>
          </table:table-cell>
          <table:table-cell office:value-type="float" office:value="0.001054882" calcext:value-type="float">
            <text:p>0.001054882</text:p>
          </table:table-cell>
          <table:table-cell office:value-type="float" office:value="0.0004056756" calcext:value-type="float">
            <text:p>0.0004056756</text:p>
          </table:table-cell>
          <table:table-cell office:value-type="float" office:value="16.38373" calcext:value-type="float">
            <text:p>16.38373</text:p>
          </table:table-cell>
          <table:table-cell office:value-type="float" office:value="0.1543984" calcext:value-type="float">
            <text:p>0.1543984</text:p>
          </table:table-cell>
          <table:table-cell office:value-type="float" office:value="0.09440525" calcext:value-type="float">
            <text:p>0.09440525</text:p>
          </table:table-cell>
          <table:table-cell office:value-type="float" office:value="0.07087493" calcext:value-type="float">
            <text:p>0.07087493</text:p>
          </table:table-cell>
          <table:table-cell office:value-type="float" office:value="0.052931" calcext:value-type="float">
            <text:p>0.052931</text:p>
          </table:table-cell>
          <table:table-cell office:value-type="float" office:value="0.0528333" calcext:value-type="float">
            <text:p>0.0528333</text:p>
          </table:table-cell>
          <table:table-cell office:value-type="float" office:value="0.02447272" calcext:value-type="float">
            <text:p>0.02447272</text:p>
          </table:table-cell>
          <table:table-cell office:value-type="float" office:value="0.01799685" calcext:value-type="float">
            <text:p>0.01799685</text:p>
          </table:table-cell>
          <table:table-cell office:value-type="float" office:value="0.03574996" calcext:value-type="float">
            <text:p>0.03574996</text:p>
          </table:table-cell>
          <table:table-cell office:value-type="float" office:value="0.02799752" calcext:value-type="float">
            <text:p>0.02799752</text:p>
          </table:table-cell>
          <table:table-cell office:value-type="float" office:value="0.02331521" calcext:value-type="float">
            <text:p>0.02331521</text:p>
          </table:table-cell>
          <table:table-cell office:value-type="float" office:value="0.02119099" calcext:value-type="float">
            <text:p>0.02119099</text:p>
          </table:table-cell>
          <table:table-cell office:value-type="float" office:value="0.01777532" calcext:value-type="float">
            <text:p>0.01777532</text:p>
          </table:table-cell>
          <table:table-cell office:value-type="float" office:value="0.007138684" calcext:value-type="float">
            <text:p>0.007138684</text:p>
          </table:table-cell>
          <table:table-cell office:value-type="float" office:value="0.007360276" calcext:value-type="float">
            <text:p>0.007360276</text:p>
          </table:table-cell>
          <table:table-cell office:value-type="float" office:value="0" calcext:value-type="float">
            <text:p>0</text:p>
          </table:table-cell>
          <table:table-cell office:value-type="float" office:value="55.78649" calcext:value-type="float">
            <text:p>55.78649</text:p>
          </table:table-cell>
          <table:table-cell office:value-type="float" office:value="30.86877" calcext:value-type="float">
            <text:p>30.86877</text:p>
          </table:table-cell>
          <table:table-cell office:value-type="float" office:value="23.57914" calcext:value-type="float">
            <text:p>23.57914</text:p>
          </table:table-cell>
          <table:table-cell office:value-type="float" office:value="20.9401" calcext:value-type="float">
            <text:p>20.9401</text:p>
          </table:table-cell>
          <table:table-cell office:value-type="float" office:value="17.36362" calcext:value-type="float">
            <text:p>17.36362</text:p>
          </table:table-cell>
          <table:table-cell office:value-type="float" office:value="9.286752" calcext:value-type="float">
            <text:p>9.286752</text:p>
          </table:table-cell>
          <table:table-cell office:value-type="float" office:value="5.180632" calcext:value-type="float">
            <text:p>5.180632</text:p>
          </table:table-cell>
          <table:table-cell office:value-type="float" office:value="6.596825" calcext:value-type="float">
            <text:p>6.596825</text:p>
          </table:table-cell>
          <table:table-cell office:value-type="float" office:value="6.567278" calcext:value-type="float">
            <text:p>6.567278</text:p>
          </table:table-cell>
          <table:table-cell office:value-type="float" office:value="3.639111" calcext:value-type="float">
            <text:p>3.639111</text:p>
          </table:table-cell>
          <table:table-cell office:value-type="float" office:value="1.510149" calcext:value-type="float">
            <text:p>1.510149</text:p>
          </table:table-cell>
          <table:table-cell office:value-type="float" office:value="0.5148742" calcext:value-type="float">
            <text:p>0.5148742</text:p>
          </table:table-cell>
          <table:table-cell office:value-type="float" office:value="0.3715702" calcext:value-type="float">
            <text:p>0.3715702</text:p>
          </table:table-cell>
          <table:table-cell office:value-type="float" office:value="0.3329179" calcext:value-type="float">
            <text:p>0.3329179</text:p>
          </table:table-cell>
          <table:table-cell office:value-type="float" office:value="0" calcext:value-type="float">
            <text:p>0</text:p>
          </table:table-cell>
          <table:table-cell office:value-type="float" office:value="97.39516" calcext:value-type="float">
            <text:p>97.3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06845" calcext:value-type="float">
            <text:p>-0.3406845</text:p>
          </table:table-cell>
          <table:table-cell office:value-type="float" office:value="0" calcext:value-type="float">
            <text:p>0</text:p>
          </table:table-cell>
          <table:table-cell office:value-type="float" office:value="-0.00003850934" calcext:value-type="float">
            <text:p>-3.850934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1098.156" calcext:value-type="float">
            <text:p>1098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8173" calcext:value-type="float">
            <text:p>0.1968173</text:p>
          </table:table-cell>
          <table:table-cell office:value-type="float" office:value="16.14034" calcext:value-type="float">
            <text:p>16.14034</text:p>
          </table:table-cell>
          <table:table-cell office:value-type="float" office:value="0" calcext:value-type="float">
            <text:p>0</text:p>
          </table:table-cell>
          <table:table-cell office:value-type="float" office:value="0.0000003516996" calcext:value-type="float">
            <text:p>3.516996E-07</text:p>
          </table:table-cell>
          <table:table-cell office:value-type="float" office:value="0" calcext:value-type="float">
            <text:p>0</text:p>
          </table:table-cell>
          <table:table-cell office:value-type="float" office:value="0.0002992253" calcext:value-type="float">
            <text:p>0.0002992253</text:p>
          </table:table-cell>
          <table:table-cell office:value-type="float" office:value="-0.0008215235" calcext:value-type="float">
            <text:p>-0.0008215235</text:p>
          </table:table-cell>
          <table:table-cell office:value-type="float" office:value="0.001075641" calcext:value-type="float">
            <text:p>0.001075641</text:p>
          </table:table-cell>
          <table:table-cell office:value-type="float" office:value="0.000420564" calcext:value-type="float">
            <text:p>0.000420564</text:p>
          </table:table-cell>
          <table:table-cell office:value-type="float" office:value="16.41855" calcext:value-type="float">
            <text:p>16.41855</text:p>
          </table:table-cell>
          <table:table-cell office:value-type="float" office:value="0.1235869" calcext:value-type="float">
            <text:p>0.1235869</text:p>
          </table:table-cell>
          <table:table-cell office:value-type="float" office:value="0.09158901" calcext:value-type="float">
            <text:p>0.09158901</text:p>
          </table:table-cell>
          <table:table-cell office:value-type="float" office:value="0.07014725" calcext:value-type="float">
            <text:p>0.07014725</text:p>
          </table:table-cell>
          <table:table-cell office:value-type="float" office:value="0.0527351" calcext:value-type="float">
            <text:p>0.0527351</text:p>
          </table:table-cell>
          <table:table-cell office:value-type="float" office:value="0.05333347" calcext:value-type="float">
            <text:p>0.05333347</text:p>
          </table:table-cell>
          <table:table-cell office:value-type="float" office:value="0.02472362" calcext:value-type="float">
            <text:p>0.02472362</text:p>
          </table:table-cell>
          <table:table-cell office:value-type="float" office:value="0.01756254" calcext:value-type="float">
            <text:p>0.01756254</text:p>
          </table:table-cell>
          <table:table-cell office:value-type="float" office:value="0.03593734" calcext:value-type="float">
            <text:p>0.03593734</text:p>
          </table:table-cell>
          <table:table-cell office:value-type="float" office:value="0.028035" calcext:value-type="float">
            <text:p>0.028035</text:p>
          </table:table-cell>
          <table:table-cell office:value-type="float" office:value="0.02332933" calcext:value-type="float">
            <text:p>0.02332933</text:p>
          </table:table-cell>
          <table:table-cell office:value-type="float" office:value="0.02120066" calcext:value-type="float">
            <text:p>0.02120066</text:p>
          </table:table-cell>
          <table:table-cell office:value-type="float" office:value="0.01778257" calcext:value-type="float">
            <text:p>0.01778257</text:p>
          </table:table-cell>
          <table:table-cell office:value-type="float" office:value="0.007136831" calcext:value-type="float">
            <text:p>0.007136831</text:p>
          </table:table-cell>
          <table:table-cell office:value-type="float" office:value="0.007360705" calcext:value-type="float">
            <text:p>0.007360705</text:p>
          </table:table-cell>
          <table:table-cell office:value-type="float" office:value="0" calcext:value-type="float">
            <text:p>0</text:p>
          </table:table-cell>
          <table:table-cell office:value-type="float" office:value="45.42933" calcext:value-type="float">
            <text:p>45.42933</text:p>
          </table:table-cell>
          <table:table-cell office:value-type="float" office:value="31.89317" calcext:value-type="float">
            <text:p>31.89317</text:p>
          </table:table-cell>
          <table:table-cell office:value-type="float" office:value="24.21863" calcext:value-type="float">
            <text:p>24.21863</text:p>
          </table:table-cell>
          <table:table-cell office:value-type="float" office:value="20.43374" calcext:value-type="float">
            <text:p>20.43374</text:p>
          </table:table-cell>
          <table:table-cell office:value-type="float" office:value="17.78553" calcext:value-type="float">
            <text:p>17.78553</text:p>
          </table:table-cell>
          <table:table-cell office:value-type="float" office:value="9.33663" calcext:value-type="float">
            <text:p>9.33663</text:p>
          </table:table-cell>
          <table:table-cell office:value-type="float" office:value="4.680429" calcext:value-type="float">
            <text:p>4.680429</text:p>
          </table:table-cell>
          <table:table-cell office:value-type="float" office:value="6.681607" calcext:value-type="float">
            <text:p>6.681607</text:p>
          </table:table-cell>
          <table:table-cell office:value-type="float" office:value="6.578801" calcext:value-type="float">
            <text:p>6.578801</text:p>
          </table:table-cell>
          <table:table-cell office:value-type="float" office:value="3.639374" calcext:value-type="float">
            <text:p>3.639374</text:p>
          </table:table-cell>
          <table:table-cell office:value-type="float" office:value="1.510766" calcext:value-type="float">
            <text:p>1.510766</text:p>
          </table:table-cell>
          <table:table-cell office:value-type="float" office:value="0.5152923" calcext:value-type="float">
            <text:p>0.5152923</text:p>
          </table:table-cell>
          <table:table-cell office:value-type="float" office:value="0.3716071" calcext:value-type="float">
            <text:p>0.3716071</text:p>
          </table:table-cell>
          <table:table-cell office:value-type="float" office:value="0.3329574" calcext:value-type="float">
            <text:p>0.3329574</text:p>
          </table:table-cell>
          <table:table-cell office:value-type="float" office:value="0" calcext:value-type="float">
            <text:p>0</text:p>
          </table:table-cell>
          <table:table-cell office:value-type="float" office:value="97.17108" calcext:value-type="float">
            <text:p>97.1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96835" calcext:value-type="float">
            <text:p>-0.3596835</text:p>
          </table:table-cell>
          <table:table-cell office:value-type="float" office:value="0" calcext:value-type="float">
            <text:p>0</text:p>
          </table:table-cell>
          <table:table-cell office:value-type="float" office:value="-0.00003938515" calcext:value-type="float">
            <text:p>-3.938515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30.47508" calcext:value-type="float">
            <text:p>30.47508</text:p>
          </table:table-cell>
          <table:table-cell office:value-type="float" office:value="1098.158" calcext:value-type="float">
            <text:p>1098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7186" calcext:value-type="float">
            <text:p>0.1947186</text:p>
          </table:table-cell>
          <table:table-cell office:value-type="float" office:value="16.10162" calcext:value-type="float">
            <text:p>16.10162</text:p>
          </table:table-cell>
          <table:table-cell office:value-type="float" office:value="0" calcext:value-type="float">
            <text:p>0</text:p>
          </table:table-cell>
          <table:table-cell office:value-type="float" office:value="0.0000003627965" calcext:value-type="float">
            <text:p>3.62796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189" calcext:value-type="float">
            <text:p>0.0003056189</text:p>
          </table:table-cell>
          <table:table-cell office:value-type="float" office:value="-0.0008698619" calcext:value-type="float">
            <text:p>-0.0008698619</text:p>
          </table:table-cell>
          <table:table-cell office:value-type="float" office:value="0.001097392" calcext:value-type="float">
            <text:p>0.001097392</text:p>
          </table:table-cell>
          <table:table-cell office:value-type="float" office:value="0.0004497851" calcext:value-type="float">
            <text:p>0.0004497851</text:p>
          </table:table-cell>
          <table:table-cell office:value-type="float" office:value="16.49616" calcext:value-type="float">
            <text:p>16.49616</text:p>
          </table:table-cell>
          <table:table-cell office:value-type="float" office:value="0.1047605" calcext:value-type="float">
            <text:p>0.1047605</text:p>
          </table:table-cell>
          <table:table-cell office:value-type="float" office:value="0.08914076" calcext:value-type="float">
            <text:p>0.08914076</text:p>
          </table:table-cell>
          <table:table-cell office:value-type="float" office:value="0.06950811" calcext:value-type="float">
            <text:p>0.06950811</text:p>
          </table:table-cell>
          <table:table-cell office:value-type="float" office:value="0.05265567" calcext:value-type="float">
            <text:p>0.05265567</text:p>
          </table:table-cell>
          <table:table-cell office:value-type="float" office:value="0.05352582" calcext:value-type="float">
            <text:p>0.05352582</text:p>
          </table:table-cell>
          <table:table-cell office:value-type="float" office:value="0.02491417" calcext:value-type="float">
            <text:p>0.02491417</text:p>
          </table:table-cell>
          <table:table-cell office:value-type="float" office:value="0.01748415" calcext:value-type="float">
            <text:p>0.01748415</text:p>
          </table:table-cell>
          <table:table-cell office:value-type="float" office:value="0.03601511" calcext:value-type="float">
            <text:p>0.03601511</text:p>
          </table:table-cell>
          <table:table-cell office:value-type="float" office:value="0.02807809" calcext:value-type="float">
            <text:p>0.02807809</text:p>
          </table:table-cell>
          <table:table-cell office:value-type="float" office:value="0.02334446" calcext:value-type="float">
            <text:p>0.02334446</text:p>
          </table:table-cell>
          <table:table-cell office:value-type="float" office:value="0.02121045" calcext:value-type="float">
            <text:p>0.02121045</text:p>
          </table:table-cell>
          <table:table-cell office:value-type="float" office:value="0.0177897" calcext:value-type="float">
            <text:p>0.0177897</text:p>
          </table:table-cell>
          <table:table-cell office:value-type="float" office:value="0.007135221" calcext:value-type="float">
            <text:p>0.007135221</text:p>
          </table:table-cell>
          <table:table-cell office:value-type="float" office:value="0.007361996" calcext:value-type="float">
            <text:p>0.007361996</text:p>
          </table:table-cell>
          <table:table-cell office:value-type="float" office:value="0" calcext:value-type="float">
            <text:p>0</text:p>
          </table:table-cell>
          <table:table-cell office:value-type="float" office:value="47.23044" calcext:value-type="float">
            <text:p>47.23044</text:p>
          </table:table-cell>
          <table:table-cell office:value-type="float" office:value="32.88424" calcext:value-type="float">
            <text:p>32.88424</text:p>
          </table:table-cell>
          <table:table-cell office:value-type="float" office:value="24.7799" calcext:value-type="float">
            <text:p>24.7799</text:p>
          </table:table-cell>
          <table:table-cell office:value-type="float" office:value="20.0781" calcext:value-type="float">
            <text:p>20.0781</text:p>
          </table:table-cell>
          <table:table-cell office:value-type="float" office:value="17.92225" calcext:value-type="float">
            <text:p>17.92225</text:p>
          </table:table-cell>
          <table:table-cell office:value-type="float" office:value="9.325376" calcext:value-type="float">
            <text:p>9.325376</text:p>
          </table:table-cell>
          <table:table-cell office:value-type="float" office:value="4.479402" calcext:value-type="float">
            <text:p>4.479402</text:p>
          </table:table-cell>
          <table:table-cell office:value-type="float" office:value="6.685992" calcext:value-type="float">
            <text:p>6.685992</text:p>
          </table:table-cell>
          <table:table-cell office:value-type="float" office:value="6.595694" calcext:value-type="float">
            <text:p>6.595694</text:p>
          </table:table-cell>
          <table:table-cell office:value-type="float" office:value="3.640158" calcext:value-type="float">
            <text:p>3.640158</text:p>
          </table:table-cell>
          <table:table-cell office:value-type="float" office:value="1.511381" calcext:value-type="float">
            <text:p>1.511381</text:p>
          </table:table-cell>
          <table:table-cell office:value-type="float" office:value="0.5157065" calcext:value-type="float">
            <text:p>0.5157065</text:p>
          </table:table-cell>
          <table:table-cell office:value-type="float" office:value="0.3716901" calcext:value-type="float">
            <text:p>0.3716901</text:p>
          </table:table-cell>
          <table:table-cell office:value-type="float" office:value="0.3329954" calcext:value-type="float">
            <text:p>0.3329954</text:p>
          </table:table-cell>
          <table:table-cell office:value-type="float" office:value="0" calcext:value-type="float">
            <text:p>0</text:p>
          </table:table-cell>
          <table:table-cell office:value-type="float" office:value="95.68322" calcext:value-type="float">
            <text:p>95.6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08171" calcext:value-type="float">
            <text:p>-0.4008171</text:p>
          </table:table-cell>
          <table:table-cell office:value-type="float" office:value="0" calcext:value-type="float">
            <text:p>0</text:p>
          </table:table-cell>
          <table:table-cell office:value-type="float" office:value="-0.00004070769" calcext:value-type="float">
            <text:p>-4.070769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30.55453" calcext:value-type="float">
            <text:p>30.55453</text:p>
          </table:table-cell>
          <table:table-cell office:value-type="float" office:value="1098.164" calcext:value-type="float">
            <text:p>1098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0677" calcext:value-type="float">
            <text:p>0.1920677</text:p>
          </table:table-cell>
          <table:table-cell office:value-type="float" office:value="16.01662" calcext:value-type="float">
            <text:p>16.01662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65" calcext:value-type="float">
            <text:p>3.62806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339" calcext:value-type="float">
            <text:p>0.0003056339</text:p>
          </table:table-cell>
          <table:table-cell office:value-type="float" office:value="-0.001067604" calcext:value-type="float">
            <text:p>-0.001067604</text:p>
          </table:table-cell>
          <table:table-cell office:value-type="float" office:value="0.001118727" calcext:value-type="float">
            <text:p>0.001118727</text:p>
          </table:table-cell>
          <table:table-cell office:value-type="float" office:value="0.000500065" calcext:value-type="float">
            <text:p>0.000500065</text:p>
          </table:table-cell>
          <table:table-cell office:value-type="float" office:value="16.66389" calcext:value-type="float">
            <text:p>16.66389</text:p>
          </table:table-cell>
          <table:table-cell office:value-type="float" office:value="0.08461767" calcext:value-type="float">
            <text:p>0.08461767</text:p>
          </table:table-cell>
          <table:table-cell office:value-type="float" office:value="0.08434191" calcext:value-type="float">
            <text:p>0.08434191</text:p>
          </table:table-cell>
          <table:table-cell office:value-type="float" office:value="0.06867089" calcext:value-type="float">
            <text:p>0.06867089</text:p>
          </table:table-cell>
          <table:table-cell office:value-type="float" office:value="0.05254234" calcext:value-type="float">
            <text:p>0.05254234</text:p>
          </table:table-cell>
          <table:table-cell office:value-type="float" office:value="0.0536543" calcext:value-type="float">
            <text:p>0.0536543</text:p>
          </table:table-cell>
          <table:table-cell office:value-type="float" office:value="0.025027" calcext:value-type="float">
            <text:p>0.025027</text:p>
          </table:table-cell>
          <table:table-cell office:value-type="float" office:value="0.01759186" calcext:value-type="float">
            <text:p>0.01759186</text:p>
          </table:table-cell>
          <table:table-cell office:value-type="float" office:value="0.0360558" calcext:value-type="float">
            <text:p>0.0360558</text:p>
          </table:table-cell>
          <table:table-cell office:value-type="float" office:value="0.02811813" calcext:value-type="float">
            <text:p>0.02811813</text:p>
          </table:table-cell>
          <table:table-cell office:value-type="float" office:value="0.02336039" calcext:value-type="float">
            <text:p>0.02336039</text:p>
          </table:table-cell>
          <table:table-cell office:value-type="float" office:value="0.02122036" calcext:value-type="float">
            <text:p>0.02122036</text:p>
          </table:table-cell>
          <table:table-cell office:value-type="float" office:value="0.01779681" calcext:value-type="float">
            <text:p>0.01779681</text:p>
          </table:table-cell>
          <table:table-cell office:value-type="float" office:value="0.00713377" calcext:value-type="float">
            <text:p>0.00713377</text:p>
          </table:table-cell>
          <table:table-cell office:value-type="float" office:value="0.007363786" calcext:value-type="float">
            <text:p>0.007363786</text:p>
          </table:table-cell>
          <table:table-cell office:value-type="float" office:value="0" calcext:value-type="float">
            <text:p>0</text:p>
          </table:table-cell>
          <table:table-cell office:value-type="float" office:value="36.24911" calcext:value-type="float">
            <text:p>36.24911</text:p>
          </table:table-cell>
          <table:table-cell office:value-type="float" office:value="33.10502" calcext:value-type="float">
            <text:p>33.10502</text:p>
          </table:table-cell>
          <table:table-cell office:value-type="float" office:value="25.02195" calcext:value-type="float">
            <text:p>25.02195</text:p>
          </table:table-cell>
          <table:table-cell office:value-type="float" office:value="19.75372" calcext:value-type="float">
            <text:p>19.75372</text:p>
          </table:table-cell>
          <table:table-cell office:value-type="float" office:value="18.04394" calcext:value-type="float">
            <text:p>18.04394</text:p>
          </table:table-cell>
          <table:table-cell office:value-type="float" office:value="9.283746" calcext:value-type="float">
            <text:p>9.283746</text:p>
          </table:table-cell>
          <table:table-cell office:value-type="float" office:value="4.43583" calcext:value-type="float">
            <text:p>4.43583</text:p>
          </table:table-cell>
          <table:table-cell office:value-type="float" office:value="6.666179" calcext:value-type="float">
            <text:p>6.666179</text:p>
          </table:table-cell>
          <table:table-cell office:value-type="float" office:value="6.609089" calcext:value-type="float">
            <text:p>6.609089</text:p>
          </table:table-cell>
          <table:table-cell office:value-type="float" office:value="3.641372" calcext:value-type="float">
            <text:p>3.641372</text:p>
          </table:table-cell>
          <table:table-cell office:value-type="float" office:value="1.512007" calcext:value-type="float">
            <text:p>1.512007</text:p>
          </table:table-cell>
          <table:table-cell office:value-type="float" office:value="0.5161225" calcext:value-type="float">
            <text:p>0.516122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3330256" calcext:value-type="float">
            <text:p>0.3330256</text:p>
          </table:table-cell>
          <table:table-cell office:value-type="float" office:value="0" calcext:value-type="float">
            <text:p>0</text:p>
          </table:table-cell>
          <table:table-cell office:value-type="float" office:value="93.92854" calcext:value-type="float">
            <text:p>93.9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83098" calcext:value-type="float">
            <text:p>-0.4883098</text:p>
          </table:table-cell>
          <table:table-cell office:value-type="float" office:value="0" calcext:value-type="float">
            <text:p>0</text:p>
          </table:table-cell>
          <table:table-cell office:value-type="float" office:value="-0.00004352798" calcext:value-type="float">
            <text:p>-4.35279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30.60924" calcext:value-type="float">
            <text:p>30.60924</text:p>
          </table:table-cell>
          <table:table-cell office:value-type="float" office:value="1098.169" calcext:value-type="float">
            <text:p>1098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4204" calcext:value-type="float">
            <text:p>0.1934204</text:p>
          </table:table-cell>
          <table:table-cell office:value-type="float" office:value="15.95349" calcext:value-type="float">
            <text:p>15.9534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74" calcext:value-type="float">
            <text:p>3.62807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378" calcext:value-type="float">
            <text:p>0.0003056378</text:p>
          </table:table-cell>
          <table:table-cell office:value-type="float" office:value="-0.001229044" calcext:value-type="float">
            <text:p>-0.001229044</text:p>
          </table:table-cell>
          <table:table-cell office:value-type="float" office:value="0.001141764" calcext:value-type="float">
            <text:p>0.001141764</text:p>
          </table:table-cell>
          <table:table-cell office:value-type="float" office:value="0.0005379146" calcext:value-type="float">
            <text:p>0.0005379146</text:p>
          </table:table-cell>
          <table:table-cell office:value-type="float" office:value="16.78032" calcext:value-type="float">
            <text:p>16.78032</text:p>
          </table:table-cell>
          <table:table-cell office:value-type="float" office:value="0.07526605" calcext:value-type="float">
            <text:p>0.07526605</text:p>
          </table:table-cell>
          <table:table-cell office:value-type="float" office:value="0.08156093" calcext:value-type="float">
            <text:p>0.08156093</text:p>
          </table:table-cell>
          <table:table-cell office:value-type="float" office:value="0.06751078" calcext:value-type="float">
            <text:p>0.06751078</text:p>
          </table:table-cell>
          <table:table-cell office:value-type="float" office:value="0.0524282" calcext:value-type="float">
            <text:p>0.0524282</text:p>
          </table:table-cell>
          <table:table-cell office:value-type="float" office:value="0.0535906" calcext:value-type="float">
            <text:p>0.0535906</text:p>
          </table:table-cell>
          <table:table-cell office:value-type="float" office:value="0.02509464" calcext:value-type="float">
            <text:p>0.02509464</text:p>
          </table:table-cell>
          <table:table-cell office:value-type="float" office:value="0.0177068" calcext:value-type="float">
            <text:p>0.0177068</text:p>
          </table:table-cell>
          <table:table-cell office:value-type="float" office:value="0.03609054" calcext:value-type="float">
            <text:p>0.03609054</text:p>
          </table:table-cell>
          <table:table-cell office:value-type="float" office:value="0.0281537" calcext:value-type="float">
            <text:p>0.0281537</text:p>
          </table:table-cell>
          <table:table-cell office:value-type="float" office:value="0.02337688" calcext:value-type="float">
            <text:p>0.02337688</text:p>
          </table:table-cell>
          <table:table-cell office:value-type="float" office:value="0.02123044" calcext:value-type="float">
            <text:p>0.02123044</text:p>
          </table:table-cell>
          <table:table-cell office:value-type="float" office:value="0.0178039" calcext:value-type="float">
            <text:p>0.0178039</text:p>
          </table:table-cell>
          <table:table-cell office:value-type="float" office:value="0.007132208" calcext:value-type="float">
            <text:p>0.007132208</text:p>
          </table:table-cell>
          <table:table-cell office:value-type="float" office:value="0.00736505" calcext:value-type="float">
            <text:p>0.00736505</text:p>
          </table:table-cell>
          <table:table-cell office:value-type="float" office:value="0" calcext:value-type="float">
            <text:p>0</text:p>
          </table:table-cell>
          <table:table-cell office:value-type="float" office:value="32.50209" calcext:value-type="float">
            <text:p>32.50209</text:p>
          </table:table-cell>
          <table:table-cell office:value-type="float" office:value="32.38014" calcext:value-type="float">
            <text:p>32.38014</text:p>
          </table:table-cell>
          <table:table-cell office:value-type="float" office:value="24.2674" calcext:value-type="float">
            <text:p>24.2674</text:p>
          </table:table-cell>
          <table:table-cell office:value-type="float" office:value="19.77485" calcext:value-type="float">
            <text:p>19.77485</text:p>
          </table:table-cell>
          <table:table-cell office:value-type="float" office:value="18.10029" calcext:value-type="float">
            <text:p>18.10029</text:p>
          </table:table-cell>
          <table:table-cell office:value-type="float" office:value="9.244409" calcext:value-type="float">
            <text:p>9.244409</text:p>
          </table:table-cell>
          <table:table-cell office:value-type="float" office:value="4.428871" calcext:value-type="float">
            <text:p>4.428871</text:p>
          </table:table-cell>
          <table:table-cell office:value-type="float" office:value="6.646472" calcext:value-type="float">
            <text:p>6.646472</text:p>
          </table:table-cell>
          <table:table-cell office:value-type="float" office:value="6.617746" calcext:value-type="float">
            <text:p>6.617746</text:p>
          </table:table-cell>
          <table:table-cell office:value-type="float" office:value="3.64307" calcext:value-type="float">
            <text:p>3.64307</text:p>
          </table:table-cell>
          <table:table-cell office:value-type="float" office:value="1.512664" calcext:value-type="float">
            <text:p>1.512664</text:p>
          </table:table-cell>
          <table:table-cell office:value-type="float" office:value="0.5165386" calcext:value-type="float">
            <text:p>0.5165386</text:p>
          </table:table-cell>
          <table:table-cell office:value-type="float" office:value="0.371866" calcext:value-type="float">
            <text:p>0.371866</text:p>
          </table:table-cell>
          <table:table-cell office:value-type="float" office:value="0.3330632" calcext:value-type="float">
            <text:p>0.3330632</text:p>
          </table:table-cell>
          <table:table-cell office:value-type="float" office:value="0" calcext:value-type="float">
            <text:p>0</text:p>
          </table:table-cell>
          <table:table-cell office:value-type="float" office:value="95.47501" calcext:value-type="float">
            <text:p>95.4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99702" calcext:value-type="float">
            <text:p>-0.5499702</text:p>
          </table:table-cell>
          <table:table-cell office:value-type="float" office:value="0" calcext:value-type="float">
            <text:p>0</text:p>
          </table:table-cell>
          <table:table-cell office:value-type="float" office:value="-0.00004541409" calcext:value-type="float">
            <text:p>-4.541409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30.6501" calcext:value-type="float">
            <text:p>30.6501</text:p>
          </table:table-cell>
          <table:table-cell office:value-type="float" office:value="1098.174" calcext:value-type="float">
            <text:p>1098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6669" calcext:value-type="float">
            <text:p>0.1936669</text:p>
          </table:table-cell>
          <table:table-cell office:value-type="float" office:value="15.90589" calcext:value-type="float">
            <text:p>15.9058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77" calcext:value-type="float">
            <text:p>3.62807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04" calcext:value-type="float">
            <text:p>0.0003056404</text:p>
          </table:table-cell>
          <table:table-cell office:value-type="float" office:value="-0.001311767" calcext:value-type="float">
            <text:p>-0.001311767</text:p>
          </table:table-cell>
          <table:table-cell office:value-type="float" office:value="0.001163886" calcext:value-type="float">
            <text:p>0.001163886</text:p>
          </table:table-cell>
          <table:table-cell office:value-type="float" office:value="0.0005643098" calcext:value-type="float">
            <text:p>0.0005643098</text:p>
          </table:table-cell>
          <table:table-cell office:value-type="float" office:value="16.86546" calcext:value-type="float">
            <text:p>16.86546</text:p>
          </table:table-cell>
          <table:table-cell office:value-type="float" office:value="0.07243454" calcext:value-type="float">
            <text:p>0.07243454</text:p>
          </table:table-cell>
          <table:table-cell office:value-type="float" office:value="0.07944986" calcext:value-type="float">
            <text:p>0.07944986</text:p>
          </table:table-cell>
          <table:table-cell office:value-type="float" office:value="0.06630887" calcext:value-type="float">
            <text:p>0.06630887</text:p>
          </table:table-cell>
          <table:table-cell office:value-type="float" office:value="0.05244011" calcext:value-type="float">
            <text:p>0.05244011</text:p>
          </table:table-cell>
          <table:table-cell office:value-type="float" office:value="0.05346178" calcext:value-type="float">
            <text:p>0.05346178</text:p>
          </table:table-cell>
          <table:table-cell office:value-type="float" office:value="0.02511353" calcext:value-type="float">
            <text:p>0.02511353</text:p>
          </table:table-cell>
          <table:table-cell office:value-type="float" office:value="0.01781543" calcext:value-type="float">
            <text:p>0.01781543</text:p>
          </table:table-cell>
          <table:table-cell office:value-type="float" office:value="0.03611758" calcext:value-type="float">
            <text:p>0.03611758</text:p>
          </table:table-cell>
          <table:table-cell office:value-type="float" office:value="0.02818443" calcext:value-type="float">
            <text:p>0.02818443</text:p>
          </table:table-cell>
          <table:table-cell office:value-type="float" office:value="0.02339353" calcext:value-type="float">
            <text:p>0.02339353</text:p>
          </table:table-cell>
          <table:table-cell office:value-type="float" office:value="0.02124066" calcext:value-type="float">
            <text:p>0.02124066</text:p>
          </table:table-cell>
          <table:table-cell office:value-type="float" office:value="0.01781104" calcext:value-type="float">
            <text:p>0.01781104</text:p>
          </table:table-cell>
          <table:table-cell office:value-type="float" office:value="0.007130695" calcext:value-type="float">
            <text:p>0.007130695</text:p>
          </table:table-cell>
          <table:table-cell office:value-type="float" office:value="0.007366331" calcext:value-type="float">
            <text:p>0.007366331</text:p>
          </table:table-cell>
          <table:table-cell office:value-type="float" office:value="0" calcext:value-type="float">
            <text:p>0</text:p>
          </table:table-cell>
          <table:table-cell office:value-type="float" office:value="32.55299" calcext:value-type="float">
            <text:p>32.55299</text:p>
          </table:table-cell>
          <table:table-cell office:value-type="float" office:value="31.91865" calcext:value-type="float">
            <text:p>31.91865</text:p>
          </table:table-cell>
          <table:table-cell office:value-type="float" office:value="22.93874" calcext:value-type="float">
            <text:p>22.93874</text:p>
          </table:table-cell>
          <table:table-cell office:value-type="float" office:value="20.0761" calcext:value-type="float">
            <text:p>20.0761</text:p>
          </table:table-cell>
          <table:table-cell office:value-type="float" office:value="18.15293" calcext:value-type="float">
            <text:p>18.15293</text:p>
          </table:table-cell>
          <table:table-cell office:value-type="float" office:value="9.211978" calcext:value-type="float">
            <text:p>9.211978</text:p>
          </table:table-cell>
          <table:table-cell office:value-type="float" office:value="4.437741" calcext:value-type="float">
            <text:p>4.437741</text:p>
          </table:table-cell>
          <table:table-cell office:value-type="float" office:value="6.631805" calcext:value-type="float">
            <text:p>6.631805</text:p>
          </table:table-cell>
          <table:table-cell office:value-type="float" office:value="6.622713" calcext:value-type="float">
            <text:p>6.622713</text:p>
          </table:table-cell>
          <table:table-cell office:value-type="float" office:value="3.645057" calcext:value-type="float">
            <text:p>3.645057</text:p>
          </table:table-cell>
          <table:table-cell office:value-type="float" office:value="1.513337" calcext:value-type="float">
            <text:p>1.513337</text:p>
          </table:table-cell>
          <table:table-cell office:value-type="float" office:value="0.5169549" calcext:value-type="float">
            <text:p>0.5169549</text:p>
          </table:table-cell>
          <table:table-cell office:value-type="float" office:value="0.371942" calcext:value-type="float">
            <text:p>0.371942</text:p>
          </table:table-cell>
          <table:table-cell office:value-type="float" office:value="0.3330858" calcext:value-type="float">
            <text:p>0.3330858</text:p>
          </table:table-cell>
          <table:table-cell office:value-type="float" office:value="0" calcext:value-type="float">
            <text:p>0</text:p>
          </table:table-cell>
          <table:table-cell office:value-type="float" office:value="95.95316" calcext:value-type="float">
            <text:p>95.9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73009" calcext:value-type="float">
            <text:p>-0.5973009</text:p>
          </table:table-cell>
          <table:table-cell office:value-type="float" office:value="0" calcext:value-type="float">
            <text:p>0</text:p>
          </table:table-cell>
          <table:table-cell office:value-type="float" office:value="-0.00004670151" calcext:value-type="float">
            <text:p>-4.67015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30.73633" calcext:value-type="float">
            <text:p>30.73633</text:p>
          </table:table-cell>
          <table:table-cell office:value-type="float" office:value="1098.184" calcext:value-type="float">
            <text:p>1098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197" calcext:value-type="float">
            <text:p>0.197197</text:p>
          </table:table-cell>
          <table:table-cell office:value-type="float" office:value="15.80339" calcext:value-type="float">
            <text:p>15.8033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79" calcext:value-type="float">
            <text:p>3.62807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21" calcext:value-type="float">
            <text:p>0.0003056421</text:p>
          </table:table-cell>
          <table:table-cell office:value-type="float" office:value="-0.00168608" calcext:value-type="float">
            <text:p>-0.00168608</text:p>
          </table:table-cell>
          <table:table-cell office:value-type="float" office:value="0.001185627" calcext:value-type="float">
            <text:p>0.001185627</text:p>
          </table:table-cell>
          <table:table-cell office:value-type="float" office:value="0.0006249017" calcext:value-type="float">
            <text:p>0.0006249017</text:p>
          </table:table-cell>
          <table:table-cell office:value-type="float" office:value="17.05536" calcext:value-type="float">
            <text:p>17.05536</text:p>
          </table:table-cell>
          <table:table-cell office:value-type="float" office:value="0.06068955" calcext:value-type="float">
            <text:p>0.06068955</text:p>
          </table:table-cell>
          <table:table-cell office:value-type="float" office:value="0.07107313" calcext:value-type="float">
            <text:p>0.07107313</text:p>
          </table:table-cell>
          <table:table-cell office:value-type="float" office:value="0.06093112" calcext:value-type="float">
            <text:p>0.06093112</text:p>
          </table:table-cell>
          <table:table-cell office:value-type="float" office:value="0.05003231" calcext:value-type="float">
            <text:p>0.05003231</text:p>
          </table:table-cell>
          <table:table-cell office:value-type="float" office:value="0.05190633" calcext:value-type="float">
            <text:p>0.05190633</text:p>
          </table:table-cell>
          <table:table-cell office:value-type="float" office:value="0.02496389" calcext:value-type="float">
            <text:p>0.02496389</text:p>
          </table:table-cell>
          <table:table-cell office:value-type="float" office:value="0.01787319" calcext:value-type="float">
            <text:p>0.01787319</text:p>
          </table:table-cell>
          <table:table-cell office:value-type="float" office:value="0.03613568" calcext:value-type="float">
            <text:p>0.03613568</text:p>
          </table:table-cell>
          <table:table-cell office:value-type="float" office:value="0.0282105" calcext:value-type="float">
            <text:p>0.0282105</text:p>
          </table:table-cell>
          <table:table-cell office:value-type="float" office:value="0.02341003" calcext:value-type="float">
            <text:p>0.02341003</text:p>
          </table:table-cell>
          <table:table-cell office:value-type="float" office:value="0.02125094" calcext:value-type="float">
            <text:p>0.02125094</text:p>
          </table:table-cell>
          <table:table-cell office:value-type="float" office:value="0.01781816" calcext:value-type="float">
            <text:p>0.01781816</text:p>
          </table:table-cell>
          <table:table-cell office:value-type="float" office:value="0.007128856" calcext:value-type="float">
            <text:p>0.007128856</text:p>
          </table:table-cell>
          <table:table-cell office:value-type="float" office:value="0.007366169" calcext:value-type="float">
            <text:p>0.007366169</text:p>
          </table:table-cell>
          <table:table-cell office:value-type="float" office:value="0" calcext:value-type="float">
            <text:p>0</text:p>
          </table:table-cell>
          <table:table-cell office:value-type="float" office:value="26.65928" calcext:value-type="float">
            <text:p>26.65928</text:p>
          </table:table-cell>
          <table:table-cell office:value-type="float" office:value="30.67318" calcext:value-type="float">
            <text:p>30.67318</text:p>
          </table:table-cell>
          <table:table-cell office:value-type="float" office:value="22.15277" calcext:value-type="float">
            <text:p>22.15277</text:p>
          </table:table-cell>
          <table:table-cell office:value-type="float" office:value="19.97458" calcext:value-type="float">
            <text:p>19.97458</text:p>
          </table:table-cell>
          <table:table-cell office:value-type="float" office:value="18.14484" calcext:value-type="float">
            <text:p>18.14484</text:p>
          </table:table-cell>
          <table:table-cell office:value-type="float" office:value="9.191526" calcext:value-type="float">
            <text:p>9.191526</text:p>
          </table:table-cell>
          <table:table-cell office:value-type="float" office:value="4.452394" calcext:value-type="float">
            <text:p>4.452394</text:p>
          </table:table-cell>
          <table:table-cell office:value-type="float" office:value="6.621587" calcext:value-type="float">
            <text:p>6.621587</text:p>
          </table:table-cell>
          <table:table-cell office:value-type="float" office:value="6.625486" calcext:value-type="float">
            <text:p>6.625486</text:p>
          </table:table-cell>
          <table:table-cell office:value-type="float" office:value="3.647104" calcext:value-type="float">
            <text:p>3.647104</text:p>
          </table:table-cell>
          <table:table-cell office:value-type="float" office:value="1.514039" calcext:value-type="float">
            <text:p>1.514039</text:p>
          </table:table-cell>
          <table:table-cell office:value-type="float" office:value="0.5173669" calcext:value-type="float">
            <text:p>0.5173669</text:p>
          </table:table-cell>
          <table:table-cell office:value-type="float" office:value="0.3719369" calcext:value-type="float">
            <text:p>0.3719369</text:p>
          </table:table-cell>
          <table:table-cell office:value-type="float" office:value="0.3331075" calcext:value-type="float">
            <text:p>0.3331075</text:p>
          </table:table-cell>
          <table:table-cell office:value-type="float" office:value="0" calcext:value-type="float">
            <text:p>0</text:p>
          </table:table-cell>
          <table:table-cell office:value-type="float" office:value="100.1183" calcext:value-type="float">
            <text:p>100.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59592" calcext:value-type="float">
            <text:p>-0.6959592</text:p>
          </table:table-cell>
          <table:table-cell office:value-type="float" office:value="0" calcext:value-type="float">
            <text:p>0</text:p>
          </table:table-cell>
          <table:table-cell office:value-type="float" office:value="-0.0000504012" calcext:value-type="float">
            <text:p>-5.04012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30.8062" calcext:value-type="float">
            <text:p>30.8062</text:p>
          </table:table-cell>
          <table:table-cell office:value-type="float" office:value="1098.194" calcext:value-type="float">
            <text:p>1098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3143" calcext:value-type="float">
            <text:p>0.2053143</text:p>
          </table:table-cell>
          <table:table-cell office:value-type="float" office:value="15.71239" calcext:value-type="float">
            <text:p>15.7123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79" calcext:value-type="float">
            <text:p>3.62807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21" calcext:value-type="float">
            <text:p>0.0003056421</text:p>
          </table:table-cell>
          <table:table-cell office:value-type="float" office:value="-0.002083054" calcext:value-type="float">
            <text:p>-0.002083054</text:p>
          </table:table-cell>
          <table:table-cell office:value-type="float" office:value="0.001208717" calcext:value-type="float">
            <text:p>0.001208717</text:p>
          </table:table-cell>
          <table:table-cell office:value-type="float" office:value="0.0006811015" calcext:value-type="float">
            <text:p>0.0006811015</text:p>
          </table:table-cell>
          <table:table-cell office:value-type="float" office:value="17.21696" calcext:value-type="float">
            <text:p>17.21696</text:p>
          </table:table-cell>
          <table:table-cell office:value-type="float" office:value="0.05601966" calcext:value-type="float">
            <text:p>0.05601966</text:p>
          </table:table-cell>
          <table:table-cell office:value-type="float" office:value="0.06394195" calcext:value-type="float">
            <text:p>0.06394195</text:p>
          </table:table-cell>
          <table:table-cell office:value-type="float" office:value="0.05537102" calcext:value-type="float">
            <text:p>0.05537102</text:p>
          </table:table-cell>
          <table:table-cell office:value-type="float" office:value="0.04637375" calcext:value-type="float">
            <text:p>0.04637375</text:p>
          </table:table-cell>
          <table:table-cell office:value-type="float" office:value="0.04865646" calcext:value-type="float">
            <text:p>0.04865646</text:p>
          </table:table-cell>
          <table:table-cell office:value-type="float" office:value="0.02436148" calcext:value-type="float">
            <text:p>0.02436148</text:p>
          </table:table-cell>
          <table:table-cell office:value-type="float" office:value="0.01776288" calcext:value-type="float">
            <text:p>0.01776288</text:p>
          </table:table-cell>
          <table:table-cell office:value-type="float" office:value="0.03609807" calcext:value-type="float">
            <text:p>0.03609807</text:p>
          </table:table-cell>
          <table:table-cell office:value-type="float" office:value="0.02822674" calcext:value-type="float">
            <text:p>0.02822674</text:p>
          </table:table-cell>
          <table:table-cell office:value-type="float" office:value="0.02342582" calcext:value-type="float">
            <text:p>0.02342582</text:p>
          </table:table-cell>
          <table:table-cell office:value-type="float" office:value="0.0212613" calcext:value-type="float">
            <text:p>0.0212613</text:p>
          </table:table-cell>
          <table:table-cell office:value-type="float" office:value="0.01782528" calcext:value-type="float">
            <text:p>0.01782528</text:p>
          </table:table-cell>
          <table:table-cell office:value-type="float" office:value="0.007127034" calcext:value-type="float">
            <text:p>0.007127034</text:p>
          </table:table-cell>
          <table:table-cell office:value-type="float" office:value="0.007365849" calcext:value-type="float">
            <text:p>0.007365849</text:p>
          </table:table-cell>
          <table:table-cell office:value-type="float" office:value="0" calcext:value-type="float">
            <text:p>0</text:p>
          </table:table-cell>
          <table:table-cell office:value-type="float" office:value="23.26398" calcext:value-type="float">
            <text:p>23.26398</text:p>
          </table:table-cell>
          <table:table-cell office:value-type="float" office:value="29.52044" calcext:value-type="float">
            <text:p>29.52044</text:p>
          </table:table-cell>
          <table:table-cell office:value-type="float" office:value="21.88355" calcext:value-type="float">
            <text:p>21.88355</text:p>
          </table:table-cell>
          <table:table-cell office:value-type="float" office:value="19.74219" calcext:value-type="float">
            <text:p>19.74219</text:p>
          </table:table-cell>
          <table:table-cell office:value-type="float" office:value="17.99147" calcext:value-type="float">
            <text:p>17.99147</text:p>
          </table:table-cell>
          <table:table-cell office:value-type="float" office:value="9.158791" calcext:value-type="float">
            <text:p>9.158791</text:p>
          </table:table-cell>
          <table:table-cell office:value-type="float" office:value="4.468591" calcext:value-type="float">
            <text:p>4.468591</text:p>
          </table:table-cell>
          <table:table-cell office:value-type="float" office:value="6.614659" calcext:value-type="float">
            <text:p>6.614659</text:p>
          </table:table-cell>
          <table:table-cell office:value-type="float" office:value="6.626837" calcext:value-type="float">
            <text:p>6.626837</text:p>
          </table:table-cell>
          <table:table-cell office:value-type="float" office:value="3.649109" calcext:value-type="float">
            <text:p>3.649109</text:p>
          </table:table-cell>
          <table:table-cell office:value-type="float" office:value="1.514758" calcext:value-type="float">
            <text:p>1.514758</text:p>
          </table:table-cell>
          <table:table-cell office:value-type="float" office:value="0.5177743" calcext:value-type="float">
            <text:p>0.5177743</text:p>
          </table:table-cell>
          <table:table-cell office:value-type="float" office:value="0.3719294" calcext:value-type="float">
            <text:p>0.3719294</text:p>
          </table:table-cell>
          <table:table-cell office:value-type="float" office:value="0.3331259" calcext:value-type="float">
            <text:p>0.3331259</text:p>
          </table:table-cell>
          <table:table-cell office:value-type="float" office:value="0" calcext:value-type="float">
            <text:p>0</text:p>
          </table:table-cell>
          <table:table-cell office:value-type="float" office:value="108.4257" calcext:value-type="float">
            <text:p>108.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84815" calcext:value-type="float">
            <text:p>-0.7784815</text:p>
          </table:table-cell>
          <table:table-cell office:value-type="float" office:value="0" calcext:value-type="float">
            <text:p>0</text:p>
          </table:table-cell>
          <table:table-cell office:value-type="float" office:value="-0.00005404757" calcext:value-type="float">
            <text:p>-5.404757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30.84105" calcext:value-type="float">
            <text:p>30.84105</text:p>
          </table:table-cell>
          <table:table-cell office:value-type="float" office:value="1098.202" calcext:value-type="float">
            <text:p>1098.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8735" calcext:value-type="float">
            <text:p>0.2208735</text:p>
          </table:table-cell>
          <table:table-cell office:value-type="float" office:value="15.6512" calcext:value-type="float">
            <text:p>15.6512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2360137" calcext:value-type="float">
            <text:p>-0.002360137</text:p>
          </table:table-cell>
          <table:table-cell office:value-type="float" office:value="0.001233762" calcext:value-type="float">
            <text:p>0.001233762</text:p>
          </table:table-cell>
          <table:table-cell office:value-type="float" office:value="0.0007166296" calcext:value-type="float">
            <text:p>0.0007166296</text:p>
          </table:table-cell>
          <table:table-cell office:value-type="float" office:value="17.307" calcext:value-type="float">
            <text:p>17.307</text:p>
          </table:table-cell>
          <table:table-cell office:value-type="float" office:value="0.0571883" calcext:value-type="float">
            <text:p>0.0571883</text:p>
          </table:table-cell>
          <table:table-cell office:value-type="float" office:value="0.05960505" calcext:value-type="float">
            <text:p>0.05960505</text:p>
          </table:table-cell>
          <table:table-cell office:value-type="float" office:value="0.05174807" calcext:value-type="float">
            <text:p>0.05174807</text:p>
          </table:table-cell>
          <table:table-cell office:value-type="float" office:value="0.04357622" calcext:value-type="float">
            <text:p>0.04357622</text:p>
          </table:table-cell>
          <table:table-cell office:value-type="float" office:value="0.04584109" calcext:value-type="float">
            <text:p>0.04584109</text:p>
          </table:table-cell>
          <table:table-cell office:value-type="float" office:value="0.02363504" calcext:value-type="float">
            <text:p>0.02363504</text:p>
          </table:table-cell>
          <table:table-cell office:value-type="float" office:value="0.01757603" calcext:value-type="float">
            <text:p>0.01757603</text:p>
          </table:table-cell>
          <table:table-cell office:value-type="float" office:value="0.03599211" calcext:value-type="float">
            <text:p>0.03599211</text:p>
          </table:table-cell>
          <table:table-cell office:value-type="float" office:value="0.02822481" calcext:value-type="float">
            <text:p>0.02822481</text:p>
          </table:table-cell>
          <table:table-cell office:value-type="float" office:value="0.02343971" calcext:value-type="float">
            <text:p>0.02343971</text:p>
          </table:table-cell>
          <table:table-cell office:value-type="float" office:value="0.02127151" calcext:value-type="float">
            <text:p>0.02127151</text:p>
          </table:table-cell>
          <table:table-cell office:value-type="float" office:value="0.01783237" calcext:value-type="float">
            <text:p>0.01783237</text:p>
          </table:table-cell>
          <table:table-cell office:value-type="float" office:value="0.00712526" calcext:value-type="float">
            <text:p>0.00712526</text:p>
          </table:table-cell>
          <table:table-cell office:value-type="float" office:value="0.007365518" calcext:value-type="float">
            <text:p>0.007365518</text:p>
          </table:table-cell>
          <table:table-cell office:value-type="float" office:value="0" calcext:value-type="float">
            <text:p>0</text:p>
          </table:table-cell>
          <table:table-cell office:value-type="float" office:value="21.51892" calcext:value-type="float">
            <text:p>21.51892</text:p>
          </table:table-cell>
          <table:table-cell office:value-type="float" office:value="28.84319" calcext:value-type="float">
            <text:p>28.84319</text:p>
          </table:table-cell>
          <table:table-cell office:value-type="float" office:value="21.66639" calcext:value-type="float">
            <text:p>21.66639</text:p>
          </table:table-cell>
          <table:table-cell office:value-type="float" office:value="19.55536" calcext:value-type="float">
            <text:p>19.55536</text:p>
          </table:table-cell>
          <table:table-cell office:value-type="float" office:value="17.79618" calcext:value-type="float">
            <text:p>17.79618</text:p>
          </table:table-cell>
          <table:table-cell office:value-type="float" office:value="9.112677" calcext:value-type="float">
            <text:p>9.112677</text:p>
          </table:table-cell>
          <table:table-cell office:value-type="float" office:value="4.483948" calcext:value-type="float">
            <text:p>4.483948</text:p>
          </table:table-cell>
          <table:table-cell office:value-type="float" office:value="6.60992" calcext:value-type="float">
            <text:p>6.60992</text:p>
          </table:table-cell>
          <table:table-cell office:value-type="float" office:value="6.627305" calcext:value-type="float">
            <text:p>6.627305</text:p>
          </table:table-cell>
          <table:table-cell office:value-type="float" office:value="3.651008" calcext:value-type="float">
            <text:p>3.651008</text:p>
          </table:table-cell>
          <table:table-cell office:value-type="float" office:value="1.515487" calcext:value-type="float">
            <text:p>1.515487</text:p>
          </table:table-cell>
          <table:table-cell office:value-type="float" office:value="0.5181736" calcext:value-type="float">
            <text:p>0.5181736</text:p>
          </table:table-cell>
          <table:table-cell office:value-type="float" office:value="0.3719254" calcext:value-type="float">
            <text:p>0.3719254</text:p>
          </table:table-cell>
          <table:table-cell office:value-type="float" office:value="0.3331442" calcext:value-type="float">
            <text:p>0.3331442</text:p>
          </table:table-cell>
          <table:table-cell office:value-type="float" office:value="0" calcext:value-type="float">
            <text:p>0</text:p>
          </table:table-cell>
          <table:table-cell office:value-type="float" office:value="123.0248" calcext:value-type="float">
            <text:p>123.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38804" calcext:value-type="float">
            <text:p>-0.8238804</text:p>
          </table:table-cell>
          <table:table-cell office:value-type="float" office:value="0" calcext:value-type="float">
            <text:p>0</text:p>
          </table:table-cell>
          <table:table-cell office:value-type="float" office:value="-0.00005646668" calcext:value-type="float">
            <text:p>-5.646668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30.85479" calcext:value-type="float">
            <text:p>30.85479</text:p>
          </table:table-cell>
          <table:table-cell office:value-type="float" office:value="1098.209" calcext:value-type="float">
            <text:p>1098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695" calcext:value-type="float">
            <text:p>0.2398695</text:p>
          </table:table-cell>
          <table:table-cell office:value-type="float" office:value="15.60844" calcext:value-type="float">
            <text:p>15.60844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2525167" calcext:value-type="float">
            <text:p>-0.002525167</text:p>
          </table:table-cell>
          <table:table-cell office:value-type="float" office:value="0.001258577" calcext:value-type="float">
            <text:p>0.001258577</text:p>
          </table:table-cell>
          <table:table-cell office:value-type="float" office:value="0.0007377822" calcext:value-type="float">
            <text:p>0.0007377822</text:p>
          </table:table-cell>
          <table:table-cell office:value-type="float" office:value="17.35467" calcext:value-type="float">
            <text:p>17.35467</text:p>
          </table:table-cell>
          <table:table-cell office:value-type="float" office:value="0.05734116" calcext:value-type="float">
            <text:p>0.05734116</text:p>
          </table:table-cell>
          <table:table-cell office:value-type="float" office:value="0.05590848" calcext:value-type="float">
            <text:p>0.05590848</text:p>
          </table:table-cell>
          <table:table-cell office:value-type="float" office:value="0.04854738" calcext:value-type="float">
            <text:p>0.04854738</text:p>
          </table:table-cell>
          <table:table-cell office:value-type="float" office:value="0.04093436" calcext:value-type="float">
            <text:p>0.04093436</text:p>
          </table:table-cell>
          <table:table-cell office:value-type="float" office:value="0.04300385" calcext:value-type="float">
            <text:p>0.04300385</text:p>
          </table:table-cell>
          <table:table-cell office:value-type="float" office:value="0.02279777" calcext:value-type="float">
            <text:p>0.02279777</text:p>
          </table:table-cell>
          <table:table-cell office:value-type="float" office:value="0.01733793" calcext:value-type="float">
            <text:p>0.01733793</text:p>
          </table:table-cell>
          <table:table-cell office:value-type="float" office:value="0.03582957" calcext:value-type="float">
            <text:p>0.03582957</text:p>
          </table:table-cell>
          <table:table-cell office:value-type="float" office:value="0.02820228" calcext:value-type="float">
            <text:p>0.02820228</text:p>
          </table:table-cell>
          <table:table-cell office:value-type="float" office:value="0.02345039" calcext:value-type="float">
            <text:p>0.02345039</text:p>
          </table:table-cell>
          <table:table-cell office:value-type="float" office:value="0.02128142" calcext:value-type="float">
            <text:p>0.02128142</text:p>
          </table:table-cell>
          <table:table-cell office:value-type="float" office:value="0.01783947" calcext:value-type="float">
            <text:p>0.01783947</text:p>
          </table:table-cell>
          <table:table-cell office:value-type="float" office:value="0.007123527" calcext:value-type="float">
            <text:p>0.007123527</text:p>
          </table:table-cell>
          <table:table-cell office:value-type="float" office:value="0.007365209" calcext:value-type="float">
            <text:p>0.007365209</text:p>
          </table:table-cell>
          <table:table-cell office:value-type="float" office:value="0" calcext:value-type="float">
            <text:p>0</text:p>
          </table:table-cell>
          <table:table-cell office:value-type="float" office:value="21.14744" calcext:value-type="float">
            <text:p>21.14744</text:p>
          </table:table-cell>
          <table:table-cell office:value-type="float" office:value="28.10177" calcext:value-type="float">
            <text:p>28.10177</text:p>
          </table:table-cell>
          <table:table-cell office:value-type="float" office:value="21.59936" calcext:value-type="float">
            <text:p>21.59936</text:p>
          </table:table-cell>
          <table:table-cell office:value-type="float" office:value="19.38588" calcext:value-type="float">
            <text:p>19.38588</text:p>
          </table:table-cell>
          <table:table-cell office:value-type="float" office:value="17.57565" calcext:value-type="float">
            <text:p>17.57565</text:p>
          </table:table-cell>
          <table:table-cell office:value-type="float" office:value="9.063585" calcext:value-type="float">
            <text:p>9.063585</text:p>
          </table:table-cell>
          <table:table-cell office:value-type="float" office:value="4.501087" calcext:value-type="float">
            <text:p>4.501087</text:p>
          </table:table-cell>
          <table:table-cell office:value-type="float" office:value="6.606557" calcext:value-type="float">
            <text:p>6.606557</text:p>
          </table:table-cell>
          <table:table-cell office:value-type="float" office:value="6.627214" calcext:value-type="float">
            <text:p>6.627214</text:p>
          </table:table-cell>
          <table:table-cell office:value-type="float" office:value="3.652772" calcext:value-type="float">
            <text:p>3.652772</text:p>
          </table:table-cell>
          <table:table-cell office:value-type="float" office:value="1.51623" calcext:value-type="float">
            <text:p>1.51623</text:p>
          </table:table-cell>
          <table:table-cell office:value-type="float" office:value="0.5185707" calcext:value-type="float">
            <text:p>0.5185707</text:p>
          </table:table-cell>
          <table:table-cell office:value-type="float" office:value="0.3719238" calcext:value-type="float">
            <text:p>0.3719238</text:p>
          </table:table-cell>
          <table:table-cell office:value-type="float" office:value="0.3331625" calcext:value-type="float">
            <text:p>0.3331625</text:p>
          </table:table-cell>
          <table:table-cell office:value-type="float" office:value="0" calcext:value-type="float">
            <text:p>0</text:p>
          </table:table-cell>
          <table:table-cell office:value-type="float" office:value="140.6796" calcext:value-type="float">
            <text:p>140.6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7546" calcext:value-type="float">
            <text:p>-0.847546</text:p>
          </table:table-cell>
          <table:table-cell office:value-type="float" office:value="0" calcext:value-type="float">
            <text:p>0</text:p>
          </table:table-cell>
          <table:table-cell office:value-type="float" office:value="-0.00005845885" calcext:value-type="float">
            <text:p>-5.84588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30.85887" calcext:value-type="float">
            <text:p>30.85887</text:p>
          </table:table-cell>
          <table:table-cell office:value-type="float" office:value="1098.21" calcext:value-type="float">
            <text:p>1098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7398" calcext:value-type="float">
            <text:p>0.2497398</text:p>
          </table:table-cell>
          <table:table-cell office:value-type="float" office:value="15.58929" calcext:value-type="float">
            <text:p>15.5892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2579569" calcext:value-type="float">
            <text:p>-0.002579569</text:p>
          </table:table-cell>
          <table:table-cell office:value-type="float" office:value="0.001284185" calcext:value-type="float">
            <text:p>0.001284185</text:p>
          </table:table-cell>
          <table:table-cell office:value-type="float" office:value="0.000750083" calcext:value-type="float">
            <text:p>0.000750083</text:p>
          </table:table-cell>
          <table:table-cell office:value-type="float" office:value="17.37217" calcext:value-type="float">
            <text:p>17.37217</text:p>
          </table:table-cell>
          <table:table-cell office:value-type="float" office:value="0.05837531" calcext:value-type="float">
            <text:p>0.05837531</text:p>
          </table:table-cell>
          <table:table-cell office:value-type="float" office:value="0.05485286" calcext:value-type="float">
            <text:p>0.05485286</text:p>
          </table:table-cell>
          <table:table-cell office:value-type="float" office:value="0.04711498" calcext:value-type="float">
            <text:p>0.04711498</text:p>
          </table:table-cell>
          <table:table-cell office:value-type="float" office:value="0.03925692" calcext:value-type="float">
            <text:p>0.03925692</text:p>
          </table:table-cell>
          <table:table-cell office:value-type="float" office:value="0.04096277" calcext:value-type="float">
            <text:p>0.04096277</text:p>
          </table:table-cell>
          <table:table-cell office:value-type="float" office:value="0.02202044" calcext:value-type="float">
            <text:p>0.02202044</text:p>
          </table:table-cell>
          <table:table-cell office:value-type="float" office:value="0.01706142" calcext:value-type="float">
            <text:p>0.01706142</text:p>
          </table:table-cell>
          <table:table-cell office:value-type="float" office:value="0.03561422" calcext:value-type="float">
            <text:p>0.03561422</text:p>
          </table:table-cell>
          <table:table-cell office:value-type="float" office:value="0.02815806" calcext:value-type="float">
            <text:p>0.02815806</text:p>
          </table:table-cell>
          <table:table-cell office:value-type="float" office:value="0.0234568" calcext:value-type="float">
            <text:p>0.0234568</text:p>
          </table:table-cell>
          <table:table-cell office:value-type="float" office:value="0.02129078" calcext:value-type="float">
            <text:p>0.02129078</text:p>
          </table:table-cell>
          <table:table-cell office:value-type="float" office:value="0.01784639" calcext:value-type="float">
            <text:p>0.01784639</text:p>
          </table:table-cell>
          <table:table-cell office:value-type="float" office:value="0.007121837" calcext:value-type="float">
            <text:p>0.007121837</text:p>
          </table:table-cell>
          <table:table-cell office:value-type="float" office:value="0.007364917" calcext:value-type="float">
            <text:p>0.007364917</text:p>
          </table:table-cell>
          <table:table-cell office:value-type="float" office:value="0" calcext:value-type="float">
            <text:p>0</text:p>
          </table:table-cell>
          <table:table-cell office:value-type="float" office:value="25.32767" calcext:value-type="float">
            <text:p>25.32767</text:p>
          </table:table-cell>
          <table:table-cell office:value-type="float" office:value="27.44474" calcext:value-type="float">
            <text:p>27.44474</text:p>
          </table:table-cell>
          <table:table-cell office:value-type="float" office:value="21.43725" calcext:value-type="float">
            <text:p>21.43725</text:p>
          </table:table-cell>
          <table:table-cell office:value-type="float" office:value="19.25591" calcext:value-type="float">
            <text:p>19.25591</text:p>
          </table:table-cell>
          <table:table-cell office:value-type="float" office:value="17.41186" calcext:value-type="float">
            <text:p>17.41186</text:p>
          </table:table-cell>
          <table:table-cell office:value-type="float" office:value="9.015299" calcext:value-type="float">
            <text:p>9.015299</text:p>
          </table:table-cell>
          <table:table-cell office:value-type="float" office:value="4.517441" calcext:value-type="float">
            <text:p>4.517441</text:p>
          </table:table-cell>
          <table:table-cell office:value-type="float" office:value="6.604255" calcext:value-type="float">
            <text:p>6.604255</text:p>
          </table:table-cell>
          <table:table-cell office:value-type="float" office:value="6.626793" calcext:value-type="float">
            <text:p>6.626793</text:p>
          </table:table-cell>
          <table:table-cell office:value-type="float" office:value="3.654389" calcext:value-type="float">
            <text:p>3.654389</text:p>
          </table:table-cell>
          <table:table-cell office:value-type="float" office:value="1.51698" calcext:value-type="float">
            <text:p>1.51698</text:p>
          </table:table-cell>
          <table:table-cell office:value-type="float" office:value="0.5189632" calcext:value-type="float">
            <text:p>0.5189632</text:p>
          </table:table-cell>
          <table:table-cell office:value-type="float" office:value="0.3719249" calcext:value-type="float">
            <text:p>0.3719249</text:p>
          </table:table-cell>
          <table:table-cell office:value-type="float" office:value="0.3331808" calcext:value-type="float">
            <text:p>0.3331808</text:p>
          </table:table-cell>
          <table:table-cell office:value-type="float" office:value="0" calcext:value-type="float">
            <text:p>0</text:p>
          </table:table-cell>
          <table:table-cell office:value-type="float" office:value="149.9923" calcext:value-type="float">
            <text:p>149.9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68447" calcext:value-type="float">
            <text:p>-0.8568447</text:p>
          </table:table-cell>
          <table:table-cell office:value-type="float" office:value="0" calcext:value-type="float">
            <text:p>0</text:p>
          </table:table-cell>
          <table:table-cell office:value-type="float" office:value="-0.00006013432" calcext:value-type="float">
            <text:p>-6.013432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30.88153" calcext:value-type="float">
            <text:p>30.88153</text:p>
          </table:table-cell>
          <table:table-cell office:value-type="float" office:value="1098.214" calcext:value-type="float">
            <text:p>1098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7259" calcext:value-type="float">
            <text:p>0.257725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2726744" calcext:value-type="float">
            <text:p>-0.002726744</text:p>
          </table:table-cell>
          <table:table-cell office:value-type="float" office:value="0.001309447" calcext:value-type="float">
            <text:p>0.001309447</text:p>
          </table:table-cell>
          <table:table-cell office:value-type="float" office:value="0.0007715157" calcext:value-type="float">
            <text:p>0.0007715157</text:p>
          </table:table-cell>
          <table:table-cell office:value-type="float" office:value="17.43085" calcext:value-type="float">
            <text:p>17.43085</text:p>
          </table:table-cell>
          <table:table-cell office:value-type="float" office:value="0.05651439" calcext:value-type="float">
            <text:p>0.05651439</text:p>
          </table:table-cell>
          <table:table-cell office:value-type="float" office:value="0.05389567" calcext:value-type="float">
            <text:p>0.05389567</text:p>
          </table:table-cell>
          <table:table-cell office:value-type="float" office:value="0.04633035" calcext:value-type="float">
            <text:p>0.04633035</text:p>
          </table:table-cell>
          <table:table-cell office:value-type="float" office:value="0.0384775" calcext:value-type="float">
            <text:p>0.0384775</text:p>
          </table:table-cell>
          <table:table-cell office:value-type="float" office:value="0.04002489" calcext:value-type="float">
            <text:p>0.04002489</text:p>
          </table:table-cell>
          <table:table-cell office:value-type="float" office:value="0.02154861" calcext:value-type="float">
            <text:p>0.02154861</text:p>
          </table:table-cell>
          <table:table-cell office:value-type="float" office:value="0.01685864" calcext:value-type="float">
            <text:p>0.01685864</text:p>
          </table:table-cell>
          <table:table-cell office:value-type="float" office:value="0.03539144" calcext:value-type="float">
            <text:p>0.03539144</text:p>
          </table:table-cell>
          <table:table-cell office:value-type="float" office:value="0.02809574" calcext:value-type="float">
            <text:p>0.02809574</text:p>
          </table:table-cell>
          <table:table-cell office:value-type="float" office:value="0.02345832" calcext:value-type="float">
            <text:p>0.02345832</text:p>
          </table:table-cell>
          <table:table-cell office:value-type="float" office:value="0.02129937" calcext:value-type="float">
            <text:p>0.02129937</text:p>
          </table:table-cell>
          <table:table-cell office:value-type="float" office:value="0.01785328" calcext:value-type="float">
            <text:p>0.01785328</text:p>
          </table:table-cell>
          <table:table-cell office:value-type="float" office:value="0.007120188" calcext:value-type="float">
            <text:p>0.007120188</text:p>
          </table:table-cell>
          <table:table-cell office:value-type="float" office:value="0.007364621" calcext:value-type="float">
            <text:p>0.007364621</text:p>
          </table:table-cell>
          <table:table-cell office:value-type="float" office:value="0" calcext:value-type="float">
            <text:p>0</text:p>
          </table:table-cell>
          <table:table-cell office:value-type="float" office:value="24.54944" calcext:value-type="float">
            <text:p>24.54944</text:p>
          </table:table-cell>
          <table:table-cell office:value-type="float" office:value="26.75824" calcext:value-type="float">
            <text:p>26.75824</text:p>
          </table:table-cell>
          <table:table-cell office:value-type="float" office:value="21.3494" calcext:value-type="float">
            <text:p>21.3494</text:p>
          </table:table-cell>
          <table:table-cell office:value-type="float" office:value="19.14421" calcext:value-type="float">
            <text:p>19.14421</text:p>
          </table:table-cell>
          <table:table-cell office:value-type="float" office:value="17.2475" calcext:value-type="float">
            <text:p>17.2475</text:p>
          </table:table-cell>
          <table:table-cell office:value-type="float" office:value="8.96288" calcext:value-type="float">
            <text:p>8.96288</text:p>
          </table:table-cell>
          <table:table-cell office:value-type="float" office:value="4.532939" calcext:value-type="float">
            <text:p>4.532939</text:p>
          </table:table-cell>
          <table:table-cell office:value-type="float" office:value="6.602229" calcext:value-type="float">
            <text:p>6.602229</text:p>
          </table:table-cell>
          <table:table-cell office:value-type="float" office:value="6.626131" calcext:value-type="float">
            <text:p>6.626131</text:p>
          </table:table-cell>
          <table:table-cell office:value-type="float" office:value="3.655828" calcext:value-type="float">
            <text:p>3.655828</text:p>
          </table:table-cell>
          <table:table-cell office:value-type="float" office:value="1.517737" calcext:value-type="float">
            <text:p>1.517737</text:p>
          </table:table-cell>
          <table:table-cell office:value-type="float" office:value="0.5193562" calcext:value-type="float">
            <text:p>0.5193562</text:p>
          </table:table-cell>
          <table:table-cell office:value-type="float" office:value="0.3719281" calcext:value-type="float">
            <text:p>0.3719281</text:p>
          </table:table-cell>
          <table:table-cell office:value-type="float" office:value="0.3331966" calcext:value-type="float">
            <text:p>0.3331966</text:p>
          </table:table-cell>
          <table:table-cell office:value-type="float" office:value="0" calcext:value-type="float">
            <text:p>0</text:p>
          </table:table-cell>
          <table:table-cell office:value-type="float" office:value="157.6257" calcext:value-type="float">
            <text:p>157.6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60652" calcext:value-type="float">
            <text:p>-0.8860652</text:p>
          </table:table-cell>
          <table:table-cell office:value-type="float" office:value="0" calcext:value-type="float">
            <text:p>0</text:p>
          </table:table-cell>
          <table:table-cell office:value-type="float" office:value="-0.00006195671" calcext:value-type="float">
            <text:p>-6.195671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30.90571" calcext:value-type="float">
            <text:p>30.90571</text:p>
          </table:table-cell>
          <table:table-cell office:value-type="float" office:value="1098.219" calcext:value-type="float">
            <text:p>1098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3555" calcext:value-type="float">
            <text:p>0.2723555</text:p>
          </table:table-cell>
          <table:table-cell office:value-type="float" office:value="15.50511" calcext:value-type="float">
            <text:p>15.50511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033561" calcext:value-type="float">
            <text:p>-0.003033561</text:p>
          </table:table-cell>
          <table:table-cell office:value-type="float" office:value="0.001335806" calcext:value-type="float">
            <text:p>0.001335806</text:p>
          </table:table-cell>
          <table:table-cell office:value-type="float" office:value="0.0007964175" calcext:value-type="float">
            <text:p>0.0007964175</text:p>
          </table:table-cell>
          <table:table-cell office:value-type="float" office:value="17.50605" calcext:value-type="float">
            <text:p>17.50605</text:p>
          </table:table-cell>
          <table:table-cell office:value-type="float" office:value="0.05727994" calcext:value-type="float">
            <text:p>0.05727994</text:p>
          </table:table-cell>
          <table:table-cell office:value-type="float" office:value="0.05224023" calcext:value-type="float">
            <text:p>0.05224023</text:p>
          </table:table-cell>
          <table:table-cell office:value-type="float" office:value="0.04499274" calcext:value-type="float">
            <text:p>0.04499274</text:p>
          </table:table-cell>
          <table:table-cell office:value-type="float" office:value="0.0375916" calcext:value-type="float">
            <text:p>0.0375916</text:p>
          </table:table-cell>
          <table:table-cell office:value-type="float" office:value="0.03908214" calcext:value-type="float">
            <text:p>0.03908214</text:p>
          </table:table-cell>
          <table:table-cell office:value-type="float" office:value="0.02111972" calcext:value-type="float">
            <text:p>0.02111972</text:p>
          </table:table-cell>
          <table:table-cell office:value-type="float" office:value="0.01667655" calcext:value-type="float">
            <text:p>0.01667655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2802287" calcext:value-type="float">
            <text:p>0.02802287</text:p>
          </table:table-cell>
          <table:table-cell office:value-type="float" office:value="0.02345507" calcext:value-type="float">
            <text:p>0.02345507</text:p>
          </table:table-cell>
          <table:table-cell office:value-type="float" office:value="0.02130708" calcext:value-type="float">
            <text:p>0.02130708</text:p>
          </table:table-cell>
          <table:table-cell office:value-type="float" office:value="0.01785998" calcext:value-type="float">
            <text:p>0.01785998</text:p>
          </table:table-cell>
          <table:table-cell office:value-type="float" office:value="0.007118571" calcext:value-type="float">
            <text:p>0.007118571</text:p>
          </table:table-cell>
          <table:table-cell office:value-type="float" office:value="0.007364331" calcext:value-type="float">
            <text:p>0.007364331</text:p>
          </table:table-cell>
          <table:table-cell office:value-type="float" office:value="0" calcext:value-type="float">
            <text:p>0</text:p>
          </table:table-cell>
          <table:table-cell office:value-type="float" office:value="19.96905" calcext:value-type="float">
            <text:p>19.96905</text:p>
          </table:table-cell>
          <table:table-cell office:value-type="float" office:value="26.27653" calcext:value-type="float">
            <text:p>26.27653</text:p>
          </table:table-cell>
          <table:table-cell office:value-type="float" office:value="21.2734" calcext:value-type="float">
            <text:p>21.2734</text:p>
          </table:table-cell>
          <table:table-cell office:value-type="float" office:value="19.01693" calcext:value-type="float">
            <text:p>19.01693</text:p>
          </table:table-cell>
          <table:table-cell office:value-type="float" office:value="17.08099" calcext:value-type="float">
            <text:p>17.08099</text:p>
          </table:table-cell>
          <table:table-cell office:value-type="float" office:value="8.905398" calcext:value-type="float">
            <text:p>8.905398</text:p>
          </table:table-cell>
          <table:table-cell office:value-type="float" office:value="4.547515" calcext:value-type="float">
            <text:p>4.547515</text:p>
          </table:table-cell>
          <table:table-cell office:value-type="float" office:value="6.600777" calcext:value-type="float">
            <text:p>6.600777</text:p>
          </table:table-cell>
          <table:table-cell office:value-type="float" office:value="6.625268" calcext:value-type="float">
            <text:p>6.625268</text:p>
          </table:table-cell>
          <table:table-cell office:value-type="float" office:value="3.657097" calcext:value-type="float">
            <text:p>3.657097</text:p>
          </table:table-cell>
          <table:table-cell office:value-type="float" office:value="1.518502" calcext:value-type="float">
            <text:p>1.518502</text:p>
          </table:table-cell>
          <table:table-cell office:value-type="float" office:value="0.5197469" calcext:value-type="float">
            <text:p>0.5197469</text:p>
          </table:table-cell>
          <table:table-cell office:value-type="float" office:value="0.3719335" calcext:value-type="float">
            <text:p>0.3719335</text:p>
          </table:table-cell>
          <table:table-cell office:value-type="float" office:value="0.3332126" calcext:value-type="float">
            <text:p>0.3332126</text:p>
          </table:table-cell>
          <table:table-cell office:value-type="float" office:value="0" calcext:value-type="float">
            <text:p>0</text:p>
          </table:table-cell>
          <table:table-cell office:value-type="float" office:value="171.2819" calcext:value-type="float">
            <text:p>171.2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80884" calcext:value-type="float">
            <text:p>-0.9180884</text:p>
          </table:table-cell>
          <table:table-cell office:value-type="float" office:value="0" calcext:value-type="float">
            <text:p>0</text:p>
          </table:table-cell>
          <table:table-cell office:value-type="float" office:value="-0.00006484822" calcext:value-type="float">
            <text:p>-6.484822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30.8952" calcext:value-type="float">
            <text:p>30.8952</text:p>
          </table:table-cell>
          <table:table-cell office:value-type="float" office:value="1098.219" calcext:value-type="float">
            <text:p>1098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5261" calcext:value-type="float">
            <text:p>0.2835261</text:p>
          </table:table-cell>
          <table:table-cell office:value-type="float" office:value="15.50156" calcext:value-type="float">
            <text:p>15.50156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111131" calcext:value-type="float">
            <text:p>-0.003111131</text:p>
          </table:table-cell>
          <table:table-cell office:value-type="float" office:value="0.00136482" calcext:value-type="float">
            <text:p>0.00136482</text:p>
          </table:table-cell>
          <table:table-cell office:value-type="float" office:value="0.0007987352" calcext:value-type="float">
            <text:p>0.0007987352</text:p>
          </table:table-cell>
          <table:table-cell office:value-type="float" office:value="17.50505" calcext:value-type="float">
            <text:p>17.50505</text:p>
          </table:table-cell>
          <table:table-cell office:value-type="float" office:value="0.06738874" calcext:value-type="float">
            <text:p>0.06738874</text:p>
          </table:table-cell>
          <table:table-cell office:value-type="float" office:value="0.05224014" calcext:value-type="float">
            <text:p>0.05224014</text:p>
          </table:table-cell>
          <table:table-cell office:value-type="float" office:value="0.04488643" calcext:value-type="float">
            <text:p>0.04488643</text:p>
          </table:table-cell>
          <table:table-cell office:value-type="float" office:value="0.03730276" calcext:value-type="float">
            <text:p>0.03730276</text:p>
          </table:table-cell>
          <table:table-cell office:value-type="float" office:value="0.03868659" calcext:value-type="float">
            <text:p>0.03868659</text:p>
          </table:table-cell>
          <table:table-cell office:value-type="float" office:value="0.02077411" calcext:value-type="float">
            <text:p>0.02077411</text:p>
          </table:table-cell>
          <table:table-cell office:value-type="float" office:value="0.01650017" calcext:value-type="float">
            <text:p>0.01650017</text:p>
          </table:table-cell>
          <table:table-cell office:value-type="float" office:value="0.03494994" calcext:value-type="float">
            <text:p>0.03494994</text:p>
          </table:table-cell>
          <table:table-cell office:value-type="float" office:value="0.02794181" calcext:value-type="float">
            <text:p>0.02794181</text:p>
          </table:table-cell>
          <table:table-cell office:value-type="float" office:value="0.02344753" calcext:value-type="float">
            <text:p>0.02344753</text:p>
          </table:table-cell>
          <table:table-cell office:value-type="float" office:value="0.0213138" calcext:value-type="float">
            <text:p>0.0213138</text:p>
          </table:table-cell>
          <table:table-cell office:value-type="float" office:value="0.0178665" calcext:value-type="float">
            <text:p>0.0178665</text:p>
          </table:table-cell>
          <table:table-cell office:value-type="float" office:value="0.007116986" calcext:value-type="float">
            <text:p>0.007116986</text:p>
          </table:table-cell>
          <table:table-cell office:value-type="float" office:value="0.007364032" calcext:value-type="float">
            <text:p>0.007364032</text:p>
          </table:table-cell>
          <table:table-cell office:value-type="float" office:value="0" calcext:value-type="float">
            <text:p>0</text:p>
          </table:table-cell>
          <table:table-cell office:value-type="float" office:value="19.54796" calcext:value-type="float">
            <text:p>19.54796</text:p>
          </table:table-cell>
          <table:table-cell office:value-type="float" office:value="25.84048" calcext:value-type="float">
            <text:p>25.84048</text:p>
          </table:table-cell>
          <table:table-cell office:value-type="float" office:value="21.22227" calcext:value-type="float">
            <text:p>21.22227</text:p>
          </table:table-cell>
          <table:table-cell office:value-type="float" office:value="18.90543" calcext:value-type="float">
            <text:p>18.90543</text:p>
          </table:table-cell>
          <table:table-cell office:value-type="float" office:value="16.92955" calcext:value-type="float">
            <text:p>16.92955</text:p>
          </table:table-cell>
          <table:table-cell office:value-type="float" office:value="8.84791" calcext:value-type="float">
            <text:p>8.84791</text:p>
          </table:table-cell>
          <table:table-cell office:value-type="float" office:value="4.562326" calcext:value-type="float">
            <text:p>4.562326</text:p>
          </table:table-cell>
          <table:table-cell office:value-type="float" office:value="6.599205" calcext:value-type="float">
            <text:p>6.599205</text:p>
          </table:table-cell>
          <table:table-cell office:value-type="float" office:value="6.624175" calcext:value-type="float">
            <text:p>6.624175</text:p>
          </table:table-cell>
          <table:table-cell office:value-type="float" office:value="3.65825" calcext:value-type="float">
            <text:p>3.65825</text:p>
          </table:table-cell>
          <table:table-cell office:value-type="float" office:value="1.519266" calcext:value-type="float">
            <text:p>1.519266</text:p>
          </table:table-cell>
          <table:table-cell office:value-type="float" office:value="0.520135" calcext:value-type="float">
            <text:p>0.520135</text:p>
          </table:table-cell>
          <table:table-cell office:value-type="float" office:value="0.3719398" calcext:value-type="float">
            <text:p>0.3719398</text:p>
          </table:table-cell>
          <table:table-cell office:value-type="float" office:value="0.3332283" calcext:value-type="float">
            <text:p>0.3332283</text:p>
          </table:table-cell>
          <table:table-cell office:value-type="float" office:value="0" calcext:value-type="float">
            <text:p>0</text:p>
          </table:table-cell>
          <table:table-cell office:value-type="float" office:value="181.4822" calcext:value-type="float">
            <text:p>181.4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04689" calcext:value-type="float">
            <text:p>-0.9104689</text:p>
          </table:table-cell>
          <table:table-cell office:value-type="float" office:value="0" calcext:value-type="float">
            <text:p>0</text:p>
          </table:table-cell>
          <table:table-cell office:value-type="float" office:value="-0.00006639574" calcext:value-type="float">
            <text:p>-6.639574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30.75934" calcext:value-type="float">
            <text:p>30.75934</text:p>
          </table:table-cell>
          <table:table-cell office:value-type="float" office:value="1098.241" calcext:value-type="float">
            <text:p>1098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563" calcext:value-type="float">
            <text:p>0.383563</text:p>
          </table:table-cell>
          <table:table-cell office:value-type="float" office:value="15.51151" calcext:value-type="float">
            <text:p>15.51151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178911" calcext:value-type="float">
            <text:p>-0.003178911</text:p>
          </table:table-cell>
          <table:table-cell office:value-type="float" office:value="0.001377513" calcext:value-type="float">
            <text:p>0.001377513</text:p>
          </table:table-cell>
          <table:table-cell office:value-type="float" office:value="0.0007993157" calcext:value-type="float">
            <text:p>0.0007993157</text:p>
          </table:table-cell>
          <table:table-cell office:value-type="float" office:value="17.28089" calcext:value-type="float">
            <text:p>17.28089</text:p>
          </table:table-cell>
          <table:table-cell office:value-type="float" office:value="0.07509903" calcext:value-type="float">
            <text:p>0.07509903</text:p>
          </table:table-cell>
          <table:table-cell office:value-type="float" office:value="0.04915026" calcext:value-type="float">
            <text:p>0.04915026</text:p>
          </table:table-cell>
          <table:table-cell office:value-type="float" office:value="0.04232506" calcext:value-type="float">
            <text:p>0.04232506</text:p>
          </table:table-cell>
          <table:table-cell office:value-type="float" office:value="0.03583135" calcext:value-type="float">
            <text:p>0.03583135</text:p>
          </table:table-cell>
          <table:table-cell office:value-type="float" office:value="0.0372645" calcext:value-type="float">
            <text:p>0.0372645</text:p>
          </table:table-cell>
          <table:table-cell office:value-type="float" office:value="0.02028574" calcext:value-type="float">
            <text:p>0.02028574</text:p>
          </table:table-cell>
          <table:table-cell office:value-type="float" office:value="0.01629651" calcext:value-type="float">
            <text:p>0.01629651</text:p>
          </table:table-cell>
          <table:table-cell office:value-type="float" office:value="0.03472028" calcext:value-type="float">
            <text:p>0.03472028</text:p>
          </table:table-cell>
          <table:table-cell office:value-type="float" office:value="0.02785422" calcext:value-type="float">
            <text:p>0.02785422</text:p>
          </table:table-cell>
          <table:table-cell office:value-type="float" office:value="0.02343615" calcext:value-type="float">
            <text:p>0.02343615</text:p>
          </table:table-cell>
          <table:table-cell office:value-type="float" office:value="0.02131953" calcext:value-type="float">
            <text:p>0.02131953</text:p>
          </table:table-cell>
          <table:table-cell office:value-type="float" office:value="0.01787278" calcext:value-type="float">
            <text:p>0.01787278</text:p>
          </table:table-cell>
          <table:table-cell office:value-type="float" office:value="0.00711544" calcext:value-type="float">
            <text:p>0.00711544</text:p>
          </table:table-cell>
          <table:table-cell office:value-type="float" office:value="0.007363738" calcext:value-type="float">
            <text:p>0.007363738</text:p>
          </table:table-cell>
          <table:table-cell office:value-type="float" office:value="0" calcext:value-type="float">
            <text:p>0</text:p>
          </table:table-cell>
          <table:table-cell office:value-type="float" office:value="21.05305" calcext:value-type="float">
            <text:p>21.05305</text:p>
          </table:table-cell>
          <table:table-cell office:value-type="float" office:value="25.50399" calcext:value-type="float">
            <text:p>25.50399</text:p>
          </table:table-cell>
          <table:table-cell office:value-type="float" office:value="21.08068" calcext:value-type="float">
            <text:p>21.08068</text:p>
          </table:table-cell>
          <table:table-cell office:value-type="float" office:value="18.8074" calcext:value-type="float">
            <text:p>18.8074</text:p>
          </table:table-cell>
          <table:table-cell office:value-type="float" office:value="16.81332" calcext:value-type="float">
            <text:p>16.81332</text:p>
          </table:table-cell>
          <table:table-cell office:value-type="float" office:value="8.806413" calcext:value-type="float">
            <text:p>8.806413</text:p>
          </table:table-cell>
          <table:table-cell office:value-type="float" office:value="4.580266" calcext:value-type="float">
            <text:p>4.580266</text:p>
          </table:table-cell>
          <table:table-cell office:value-type="float" office:value="6.598259" calcext:value-type="float">
            <text:p>6.598259</text:p>
          </table:table-cell>
          <table:table-cell office:value-type="float" office:value="6.622921" calcext:value-type="float">
            <text:p>6.622921</text:p>
          </table:table-cell>
          <table:table-cell office:value-type="float" office:value="3.659347" calcext:value-type="float">
            <text:p>3.659347</text:p>
          </table:table-cell>
          <table:table-cell office:value-type="float" office:value="1.520021" calcext:value-type="float">
            <text:p>1.520021</text:p>
          </table:table-cell>
          <table:table-cell office:value-type="float" office:value="0.5205228" calcext:value-type="float">
            <text:p>0.5205228</text:p>
          </table:table-cell>
          <table:table-cell office:value-type="float" office:value="0.3719483" calcext:value-type="float">
            <text:p>0.3719483</text:p>
          </table:table-cell>
          <table:table-cell office:value-type="float" office:value="0.3332444" calcext:value-type="float">
            <text:p>0.3332444</text:p>
          </table:table-cell>
          <table:table-cell office:value-type="float" office:value="0" calcext:value-type="float">
            <text:p>0</text:p>
          </table:table-cell>
          <table:table-cell office:value-type="float" office:value="271.2177" calcext:value-type="float">
            <text:p>271.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4349" calcext:value-type="float">
            <text:p>-0.8004349</text:p>
          </table:table-cell>
          <table:table-cell office:value-type="float" office:value="0" calcext:value-type="float">
            <text:p>0</text:p>
          </table:table-cell>
          <table:table-cell office:value-type="float" office:value="-0.00006847594" calcext:value-type="float">
            <text:p>-6.847594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30.75141" calcext:value-type="float">
            <text:p>30.75141</text:p>
          </table:table-cell>
          <table:table-cell office:value-type="float" office:value="1098.236" calcext:value-type="float">
            <text:p>1098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6803" calcext:value-type="float">
            <text:p>0.3876803</text:p>
          </table:table-cell>
          <table:table-cell office:value-type="float" office:value="15.51714" calcext:value-type="float">
            <text:p>15.51714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201754" calcext:value-type="float">
            <text:p>-0.003201754</text:p>
          </table:table-cell>
          <table:table-cell office:value-type="float" office:value="0.001407154" calcext:value-type="float">
            <text:p>0.001407154</text:p>
          </table:table-cell>
          <table:table-cell office:value-type="float" office:value="0.0008005073" calcext:value-type="float">
            <text:p>0.0008005073</text:p>
          </table:table-cell>
          <table:table-cell office:value-type="float" office:value="17.27704" calcext:value-type="float">
            <text:p>17.27704</text:p>
          </table:table-cell>
          <table:table-cell office:value-type="float" office:value="0.07840421" calcext:value-type="float">
            <text:p>0.07840421</text:p>
          </table:table-cell>
          <table:table-cell office:value-type="float" office:value="0.05025255" calcext:value-type="float">
            <text:p>0.05025255</text:p>
          </table:table-cell>
          <table:table-cell office:value-type="float" office:value="0.04256102" calcext:value-type="float">
            <text:p>0.04256102</text:p>
          </table:table-cell>
          <table:table-cell office:value-type="float" office:value="0.03518387" calcext:value-type="float">
            <text:p>0.03518387</text:p>
          </table:table-cell>
          <table:table-cell office:value-type="float" office:value="0.03614529" calcext:value-type="float">
            <text:p>0.03614529</text:p>
          </table:table-cell>
          <table:table-cell office:value-type="float" office:value="0.0196631" calcext:value-type="float">
            <text:p>0.0196631</text:p>
          </table:table-cell>
          <table:table-cell office:value-type="float" office:value="0.01596717" calcext:value-type="float">
            <text:p>0.01596717</text:p>
          </table:table-cell>
          <table:table-cell office:value-type="float" office:value="0.03442887" calcext:value-type="float">
            <text:p>0.03442887</text:p>
          </table:table-cell>
          <table:table-cell office:value-type="float" office:value="0.02775451" calcext:value-type="float">
            <text:p>0.02775451</text:p>
          </table:table-cell>
          <table:table-cell office:value-type="float" office:value="0.02342084" calcext:value-type="float">
            <text:p>0.02342084</text:p>
          </table:table-cell>
          <table:table-cell office:value-type="float" office:value="0.02132422" calcext:value-type="float">
            <text:p>0.02132422</text:p>
          </table:table-cell>
          <table:table-cell office:value-type="float" office:value="0.01787883" calcext:value-type="float">
            <text:p>0.01787883</text:p>
          </table:table-cell>
          <table:table-cell office:value-type="float" office:value="0.00711392" calcext:value-type="float">
            <text:p>0.00711392</text:p>
          </table:table-cell>
          <table:table-cell office:value-type="float" office:value="0.007363453" calcext:value-type="float">
            <text:p>0.007363453</text:p>
          </table:table-cell>
          <table:table-cell office:value-type="float" office:value="0" calcext:value-type="float">
            <text:p>0</text:p>
          </table:table-cell>
          <table:table-cell office:value-type="float" office:value="23.57667" calcext:value-type="float">
            <text:p>23.57667</text:p>
          </table:table-cell>
          <table:table-cell office:value-type="float" office:value="25.11991" calcext:value-type="float">
            <text:p>25.11991</text:p>
          </table:table-cell>
          <table:table-cell office:value-type="float" office:value="21.03417" calcext:value-type="float">
            <text:p>21.03417</text:p>
          </table:table-cell>
          <table:table-cell office:value-type="float" office:value="18.71742" calcext:value-type="float">
            <text:p>18.71742</text:p>
          </table:table-cell>
          <table:table-cell office:value-type="float" office:value="16.69717" calcext:value-type="float">
            <text:p>16.69717</text:p>
          </table:table-cell>
          <table:table-cell office:value-type="float" office:value="8.763362" calcext:value-type="float">
            <text:p>8.763362</text:p>
          </table:table-cell>
          <table:table-cell office:value-type="float" office:value="4.596827" calcext:value-type="float">
            <text:p>4.596827</text:p>
          </table:table-cell>
          <table:table-cell office:value-type="float" office:value="6.597967" calcext:value-type="float">
            <text:p>6.597967</text:p>
          </table:table-cell>
          <table:table-cell office:value-type="float" office:value="6.6217" calcext:value-type="float">
            <text:p>6.6217</text:p>
          </table:table-cell>
          <table:table-cell office:value-type="float" office:value="3.660365" calcext:value-type="float">
            <text:p>3.660365</text:p>
          </table:table-cell>
          <table:table-cell office:value-type="float" office:value="1.520772" calcext:value-type="float">
            <text:p>1.520772</text:p>
          </table:table-cell>
          <table:table-cell office:value-type="float" office:value="0.5209106" calcext:value-type="float">
            <text:p>0.5209106</text:p>
          </table:table-cell>
          <table:table-cell office:value-type="float" office:value="0.3719577" calcext:value-type="float">
            <text:p>0.3719577</text:p>
          </table:table-cell>
          <table:table-cell office:value-type="float" office:value="0.3332602" calcext:value-type="float">
            <text:p>0.3332602</text:p>
          </table:table-cell>
          <table:table-cell office:value-type="float" office:value="0" calcext:value-type="float">
            <text:p>0</text:p>
          </table:table-cell>
          <table:table-cell office:value-type="float" office:value="275.2562" calcext:value-type="float">
            <text:p>275.2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07163" calcext:value-type="float">
            <text:p>-0.7907163</text:p>
          </table:table-cell>
          <table:table-cell office:value-type="float" office:value="0" calcext:value-type="float">
            <text:p>0</text:p>
          </table:table-cell>
          <table:table-cell office:value-type="float" office:value="-0.00007042338" calcext:value-type="float">
            <text:p>-7.04233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30.74728" calcext:value-type="float">
            <text:p>30.74728</text:p>
          </table:table-cell>
          <table:table-cell office:value-type="float" office:value="1098.231" calcext:value-type="float">
            <text:p>1098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4341" calcext:value-type="float">
            <text:p>0.3904341</text:p>
          </table:table-cell>
          <table:table-cell office:value-type="float" office:value="15.52126" calcext:value-type="float">
            <text:p>15.52126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216219" calcext:value-type="float">
            <text:p>-0.003216219</text:p>
          </table:table-cell>
          <table:table-cell office:value-type="float" office:value="0.001438459" calcext:value-type="float">
            <text:p>0.001438459</text:p>
          </table:table-cell>
          <table:table-cell office:value-type="float" office:value="0.0008020898" calcext:value-type="float">
            <text:p>0.0008020898</text:p>
          </table:table-cell>
          <table:table-cell office:value-type="float" office:value="17.27113" calcext:value-type="float">
            <text:p>17.27113</text:p>
          </table:table-cell>
          <table:table-cell office:value-type="float" office:value="0.08198709" calcext:value-type="float">
            <text:p>0.08198709</text:p>
          </table:table-cell>
          <table:table-cell office:value-type="float" office:value="0.05405027" calcext:value-type="float">
            <text:p>0.05405027</text:p>
          </table:table-cell>
          <table:table-cell office:value-type="float" office:value="0.04520145" calcext:value-type="float">
            <text:p>0.04520145</text:p>
          </table:table-cell>
          <table:table-cell office:value-type="float" office:value="0.03667442" calcext:value-type="float">
            <text:p>0.03667442</text:p>
          </table:table-cell>
          <table:table-cell office:value-type="float" office:value="0.03741615" calcext:value-type="float">
            <text:p>0.03741615</text:p>
          </table:table-cell>
          <table:table-cell office:value-type="float" office:value="0.01971541" calcext:value-type="float">
            <text:p>0.01971541</text:p>
          </table:table-cell>
          <table:table-cell office:value-type="float" office:value="0.01587498" calcext:value-type="float">
            <text:p>0.01587498</text:p>
          </table:table-cell>
          <table:table-cell office:value-type="float" office:value="0.0341675" calcext:value-type="float">
            <text:p>0.0341675</text:p>
          </table:table-cell>
          <table:table-cell office:value-type="float" office:value="0.02764246" calcext:value-type="float">
            <text:p>0.02764246</text:p>
          </table:table-cell>
          <table:table-cell office:value-type="float" office:value="0.02340117" calcext:value-type="float">
            <text:p>0.02340117</text:p>
          </table:table-cell>
          <table:table-cell office:value-type="float" office:value="0.02132783" calcext:value-type="float">
            <text:p>0.02132783</text:p>
          </table:table-cell>
          <table:table-cell office:value-type="float" office:value="0.01788463" calcext:value-type="float">
            <text:p>0.01788463</text:p>
          </table:table-cell>
          <table:table-cell office:value-type="float" office:value="0.007112409" calcext:value-type="float">
            <text:p>0.007112409</text:p>
          </table:table-cell>
          <table:table-cell office:value-type="float" office:value="0.007363112" calcext:value-type="float">
            <text:p>0.007363112</text:p>
          </table:table-cell>
          <table:table-cell office:value-type="float" office:value="0" calcext:value-type="float">
            <text:p>0</text:p>
          </table:table-cell>
          <table:table-cell office:value-type="float" office:value="23.03501" calcext:value-type="float">
            <text:p>23.03501</text:p>
          </table:table-cell>
          <table:table-cell office:value-type="float" office:value="24.66512" calcext:value-type="float">
            <text:p>24.66512</text:p>
          </table:table-cell>
          <table:table-cell office:value-type="float" office:value="20.95022" calcext:value-type="float">
            <text:p>20.95022</text:p>
          </table:table-cell>
          <table:table-cell office:value-type="float" office:value="18.6233" calcext:value-type="float">
            <text:p>18.6233</text:p>
          </table:table-cell>
          <table:table-cell office:value-type="float" office:value="16.57654" calcext:value-type="float">
            <text:p>16.57654</text:p>
          </table:table-cell>
          <table:table-cell office:value-type="float" office:value="8.71669" calcext:value-type="float">
            <text:p>8.71669</text:p>
          </table:table-cell>
          <table:table-cell office:value-type="float" office:value="4.612706" calcext:value-type="float">
            <text:p>4.612706</text:p>
          </table:table-cell>
          <table:table-cell office:value-type="float" office:value="6.597461" calcext:value-type="float">
            <text:p>6.597461</text:p>
          </table:table-cell>
          <table:table-cell office:value-type="float" office:value="6.62033" calcext:value-type="float">
            <text:p>6.62033</text:p>
          </table:table-cell>
          <table:table-cell office:value-type="float" office:value="3.661348" calcext:value-type="float">
            <text:p>3.661348</text:p>
          </table:table-cell>
          <table:table-cell office:value-type="float" office:value="1.521534" calcext:value-type="float">
            <text:p>1.521534</text:p>
          </table:table-cell>
          <table:table-cell office:value-type="float" office:value="0.5212989" calcext:value-type="float">
            <text:p>0.5212989</text:p>
          </table:table-cell>
          <table:table-cell office:value-type="float" office:value="0.3719662" calcext:value-type="float">
            <text:p>0.3719662</text:p>
          </table:table-cell>
          <table:table-cell office:value-type="float" office:value="0.3332762" calcext:value-type="float">
            <text:p>0.3332762</text:p>
          </table:table-cell>
          <table:table-cell office:value-type="float" office:value="0" calcext:value-type="float">
            <text:p>0</text:p>
          </table:table-cell>
          <table:table-cell office:value-type="float" office:value="277.5466" calcext:value-type="float">
            <text:p>277.5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39201" calcext:value-type="float">
            <text:p>-0.7839201</text:p>
          </table:table-cell>
          <table:table-cell office:value-type="float" office:value="0" calcext:value-type="float">
            <text:p>0</text:p>
          </table:table-cell>
          <table:table-cell office:value-type="float" office:value="-0.00007157437" calcext:value-type="float">
            <text:p>-7.157437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30.7426" calcext:value-type="float">
            <text:p>30.7426</text:p>
          </table:table-cell>
          <table:table-cell office:value-type="float" office:value="1098.226" calcext:value-type="float">
            <text:p>1098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3185" calcext:value-type="float">
            <text:p>0.3923185</text:p>
          </table:table-cell>
          <table:table-cell office:value-type="float" office:value="15.52729" calcext:value-type="float">
            <text:p>15.5272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08" calcext:value-type="float">
            <text:p>3.6280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433" calcext:value-type="float">
            <text:p>0.0003056433</text:p>
          </table:table-cell>
          <table:table-cell office:value-type="float" office:value="-0.003220848" calcext:value-type="float">
            <text:p>-0.003220848</text:p>
          </table:table-cell>
          <table:table-cell office:value-type="float" office:value="0.00146601" calcext:value-type="float">
            <text:p>0.00146601</text:p>
          </table:table-cell>
          <table:table-cell office:value-type="float" office:value="0.0008029855" calcext:value-type="float">
            <text:p>0.0008029855</text:p>
          </table:table-cell>
          <table:table-cell office:value-type="float" office:value="17.25877" calcext:value-type="float">
            <text:p>17.25877</text:p>
          </table:table-cell>
          <table:table-cell office:value-type="float" office:value="0.09493241" calcext:value-type="float">
            <text:p>0.09493241</text:p>
          </table:table-cell>
          <table:table-cell office:value-type="float" office:value="0.059026" calcext:value-type="float">
            <text:p>0.059026</text:p>
          </table:table-cell>
          <table:table-cell office:value-type="float" office:value="0.0487945" calcext:value-type="float">
            <text:p>0.0487945</text:p>
          </table:table-cell>
          <table:table-cell office:value-type="float" office:value="0.03909329" calcext:value-type="float">
            <text:p>0.03909329</text:p>
          </table:table-cell>
          <table:table-cell office:value-type="float" office:value="0.03958605" calcext:value-type="float">
            <text:p>0.03958605</text:p>
          </table:table-cell>
          <table:table-cell office:value-type="float" office:value="0.02009682" calcext:value-type="float">
            <text:p>0.02009682</text:p>
          </table:table-cell>
          <table:table-cell office:value-type="float" office:value="0.01594999" calcext:value-type="float">
            <text:p>0.01594999</text:p>
          </table:table-cell>
          <table:table-cell office:value-type="float" office:value="0.03400382" calcext:value-type="float">
            <text:p>0.03400382</text:p>
          </table:table-cell>
          <table:table-cell office:value-type="float" office:value="0.02753674" calcext:value-type="float">
            <text:p>0.02753674</text:p>
          </table:table-cell>
          <table:table-cell office:value-type="float" office:value="0.02337787" calcext:value-type="float">
            <text:p>0.02337787</text:p>
          </table:table-cell>
          <table:table-cell office:value-type="float" office:value="0.02133032" calcext:value-type="float">
            <text:p>0.02133032</text:p>
          </table:table-cell>
          <table:table-cell office:value-type="float" office:value="0.01789011" calcext:value-type="float">
            <text:p>0.01789011</text:p>
          </table:table-cell>
          <table:table-cell office:value-type="float" office:value="0.007110845" calcext:value-type="float">
            <text:p>0.007110845</text:p>
          </table:table-cell>
          <table:table-cell office:value-type="float" office:value="0.007362516" calcext:value-type="float">
            <text:p>0.007362516</text:p>
          </table:table-cell>
          <table:table-cell office:value-type="float" office:value="0" calcext:value-type="float">
            <text:p>0</text:p>
          </table:table-cell>
          <table:table-cell office:value-type="float" office:value="26.96484" calcext:value-type="float">
            <text:p>26.96484</text:p>
          </table:table-cell>
          <table:table-cell office:value-type="float" office:value="24.19233" calcext:value-type="float">
            <text:p>24.19233</text:p>
          </table:table-cell>
          <table:table-cell office:value-type="float" office:value="20.95637" calcext:value-type="float">
            <text:p>20.95637</text:p>
          </table:table-cell>
          <table:table-cell office:value-type="float" office:value="18.54369" calcext:value-type="float">
            <text:p>18.54369</text:p>
          </table:table-cell>
          <table:table-cell office:value-type="float" office:value="16.45642" calcext:value-type="float">
            <text:p>16.45642</text:p>
          </table:table-cell>
          <table:table-cell office:value-type="float" office:value="8.667359" calcext:value-type="float">
            <text:p>8.667359</text:p>
          </table:table-cell>
          <table:table-cell office:value-type="float" office:value="4.627445" calcext:value-type="float">
            <text:p>4.627445</text:p>
          </table:table-cell>
          <table:table-cell office:value-type="float" office:value="6.59641" calcext:value-type="float">
            <text:p>6.59641</text:p>
          </table:table-cell>
          <table:table-cell office:value-type="float" office:value="6.618712" calcext:value-type="float">
            <text:p>6.618712</text:p>
          </table:table-cell>
          <table:table-cell office:value-type="float" office:value="3.662253" calcext:value-type="float">
            <text:p>3.662253</text:p>
          </table:table-cell>
          <table:table-cell office:value-type="float" office:value="1.522283" calcext:value-type="float">
            <text:p>1.522283</text:p>
          </table:table-cell>
          <table:table-cell office:value-type="float" office:value="0.5216833" calcext:value-type="float">
            <text:p>0.5216833</text:p>
          </table:table-cell>
          <table:table-cell office:value-type="float" office:value="0.3719465" calcext:value-type="float">
            <text:p>0.3719465</text:p>
          </table:table-cell>
          <table:table-cell office:value-type="float" office:value="0.3333081" calcext:value-type="float">
            <text:p>0.3333081</text:p>
          </table:table-cell>
          <table:table-cell office:value-type="float" office:value="0" calcext:value-type="float">
            <text:p>0</text:p>
          </table:table-cell>
          <table:table-cell office:value-type="float" office:value="278.6888" calcext:value-type="float">
            <text:p>278.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60738" calcext:value-type="float">
            <text:p>-0.7760738</text:p>
          </table:table-cell>
          <table:table-cell office:value-type="float" office:value="0" calcext:value-type="float">
            <text:p>0</text:p>
          </table:table-cell>
          <table:table-cell office:value-type="float" office:value="-0.00007238345" calcext:value-type="float">
            <text:p>-7.238345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30.74456" calcext:value-type="float">
            <text:p>30.74456</text:p>
          </table:table-cell>
          <table:table-cell office:value-type="float" office:value="1098.225" calcext:value-type="float">
            <text:p>1098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6292" calcext:value-type="float">
            <text:p>0.3946292</text:p>
          </table:table-cell>
          <table:table-cell office:value-type="float" office:value="15.52283" calcext:value-type="float">
            <text:p>15.52283</text:p>
          </table:table-cell>
          <table:table-cell office:value-type="float" office:value="0" calcext:value-type="float">
            <text:p>0</text:p>
          </table:table-cell>
          <table:table-cell office:value-type="float" office:value="0.0000003628338" calcext:value-type="float">
            <text:p>3.62833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6668" calcext:value-type="float">
            <text:p>0.0003056668</text:p>
          </table:table-cell>
          <table:table-cell office:value-type="float" office:value="-0.003245067" calcext:value-type="float">
            <text:p>-0.003245067</text:p>
          </table:table-cell>
          <table:table-cell office:value-type="float" office:value="0.001491651" calcext:value-type="float">
            <text:p>0.001491651</text:p>
          </table:table-cell>
          <table:table-cell office:value-type="float" office:value="0.0008082572" calcext:value-type="float">
            <text:p>0.0008082572</text:p>
          </table:table-cell>
          <table:table-cell office:value-type="float" office:value="17.26466" calcext:value-type="float">
            <text:p>17.26466</text:p>
          </table:table-cell>
          <table:table-cell office:value-type="float" office:value="0.1105661" calcext:value-type="float">
            <text:p>0.1105661</text:p>
          </table:table-cell>
          <table:table-cell office:value-type="float" office:value="0.06299149" calcext:value-type="float">
            <text:p>0.06299149</text:p>
          </table:table-cell>
          <table:table-cell office:value-type="float" office:value="0.0516144" calcext:value-type="float">
            <text:p>0.0516144</text:p>
          </table:table-cell>
          <table:table-cell office:value-type="float" office:value="0.04119142" calcext:value-type="float">
            <text:p>0.04119142</text:p>
          </table:table-cell>
          <table:table-cell office:value-type="float" office:value="0.04162505" calcext:value-type="float">
            <text:p>0.04162505</text:p>
          </table:table-cell>
          <table:table-cell office:value-type="float" office:value="0.0205334" calcext:value-type="float">
            <text:p>0.0205334</text:p>
          </table:table-cell>
          <table:table-cell office:value-type="float" office:value="0.01606968" calcext:value-type="float">
            <text:p>0.01606968</text:p>
          </table:table-cell>
          <table:table-cell office:value-type="float" office:value="0.03392582" calcext:value-type="float">
            <text:p>0.03392582</text:p>
          </table:table-cell>
          <table:table-cell office:value-type="float" office:value="0.0274509" calcext:value-type="float">
            <text:p>0.0274509</text:p>
          </table:table-cell>
          <table:table-cell office:value-type="float" office:value="0.02335313" calcext:value-type="float">
            <text:p>0.02335313</text:p>
          </table:table-cell>
          <table:table-cell office:value-type="float" office:value="0.0213318" calcext:value-type="float">
            <text:p>0.0213318</text:p>
          </table:table-cell>
          <table:table-cell office:value-type="float" office:value="0.0178953" calcext:value-type="float">
            <text:p>0.0178953</text:p>
          </table:table-cell>
          <table:table-cell office:value-type="float" office:value="0.00710946" calcext:value-type="float">
            <text:p>0.00710946</text:p>
          </table:table-cell>
          <table:table-cell office:value-type="float" office:value="0.007362555" calcext:value-type="float">
            <text:p>0.007362555</text:p>
          </table:table-cell>
          <table:table-cell office:value-type="float" office:value="0" calcext:value-type="float">
            <text:p>0</text:p>
          </table:table-cell>
          <table:table-cell office:value-type="float" office:value="37.29599" calcext:value-type="float">
            <text:p>37.29599</text:p>
          </table:table-cell>
          <table:table-cell office:value-type="float" office:value="23.81114" calcext:value-type="float">
            <text:p>23.81114</text:p>
          </table:table-cell>
          <table:table-cell office:value-type="float" office:value="20.97677" calcext:value-type="float">
            <text:p>20.97677</text:p>
          </table:table-cell>
          <table:table-cell office:value-type="float" office:value="18.48673" calcext:value-type="float">
            <text:p>18.48673</text:p>
          </table:table-cell>
          <table:table-cell office:value-type="float" office:value="16.35169" calcext:value-type="float">
            <text:p>16.35169</text:p>
          </table:table-cell>
          <table:table-cell office:value-type="float" office:value="8.618317" calcext:value-type="float">
            <text:p>8.618317</text:p>
          </table:table-cell>
          <table:table-cell office:value-type="float" office:value="4.641478" calcext:value-type="float">
            <text:p>4.641478</text:p>
          </table:table-cell>
          <table:table-cell office:value-type="float" office:value="6.5948" calcext:value-type="float">
            <text:p>6.5948</text:p>
          </table:table-cell>
          <table:table-cell office:value-type="float" office:value="6.616755" calcext:value-type="float">
            <text:p>6.616755</text:p>
          </table:table-cell>
          <table:table-cell office:value-type="float" office:value="3.663083" calcext:value-type="float">
            <text:p>3.663083</text:p>
          </table:table-cell>
          <table:table-cell office:value-type="float" office:value="1.523025" calcext:value-type="float">
            <text:p>1.523025</text:p>
          </table:table-cell>
          <table:table-cell office:value-type="float" office:value="0.5220682" calcext:value-type="float">
            <text:p>0.5220682</text:p>
          </table:table-cell>
          <table:table-cell office:value-type="float" office:value="0.371967" calcext:value-type="float">
            <text:p>0.371967</text:p>
          </table:table-cell>
          <table:table-cell office:value-type="float" office:value="0.3333368" calcext:value-type="float">
            <text:p>0.3333368</text:p>
          </table:table-cell>
          <table:table-cell office:value-type="float" office:value="0" calcext:value-type="float">
            <text:p>0</text:p>
          </table:table-cell>
          <table:table-cell office:value-type="float" office:value="280.3489" calcext:value-type="float">
            <text:p>280.3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82507" calcext:value-type="float">
            <text:p>-0.7782507</text:p>
          </table:table-cell>
          <table:table-cell office:value-type="float" office:value="0" calcext:value-type="float">
            <text:p>0</text:p>
          </table:table-cell>
          <table:table-cell office:value-type="float" office:value="-0.00007317713" calcext:value-type="float">
            <text:p>-7.317713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30.78933" calcext:value-type="float">
            <text:p>30.78933</text:p>
          </table:table-cell>
          <table:table-cell office:value-type="float" office:value="1098.23" calcext:value-type="float">
            <text:p>109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8984" calcext:value-type="float">
            <text:p>0.3878984</text:p>
          </table:table-cell>
          <table:table-cell office:value-type="float" office:value="15.4781" calcext:value-type="float">
            <text:p>15.4781</text:p>
          </table:table-cell>
          <table:table-cell office:value-type="float" office:value="0" calcext:value-type="float">
            <text:p>0</text:p>
          </table:table-cell>
          <table:table-cell office:value-type="float" office:value="0.0000003629638" calcext:value-type="float">
            <text:p>3.62963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493" calcext:value-type="float">
            <text:p>0.0003057493</text:p>
          </table:table-cell>
          <table:table-cell office:value-type="float" office:value="-0.003372123" calcext:value-type="float">
            <text:p>-0.003372123</text:p>
          </table:table-cell>
          <table:table-cell office:value-type="float" office:value="0.001517372" calcext:value-type="float">
            <text:p>0.001517372</text:p>
          </table:table-cell>
          <table:table-cell office:value-type="float" office:value="0.0008386515" calcext:value-type="float">
            <text:p>0.0008386515</text:p>
          </table:table-cell>
          <table:table-cell office:value-type="float" office:value="17.37291" calcext:value-type="float">
            <text:p>17.37291</text:p>
          </table:table-cell>
          <table:table-cell office:value-type="float" office:value="0.1329646" calcext:value-type="float">
            <text:p>0.1329646</text:p>
          </table:table-cell>
          <table:table-cell office:value-type="float" office:value="0.063311" calcext:value-type="float">
            <text:p>0.063311</text:p>
          </table:table-cell>
          <table:table-cell office:value-type="float" office:value="0.05222064" calcext:value-type="float">
            <text:p>0.05222064</text:p>
          </table:table-cell>
          <table:table-cell office:value-type="float" office:value="0.04217514" calcext:value-type="float">
            <text:p>0.04217514</text:p>
          </table:table-cell>
          <table:table-cell office:value-type="float" office:value="0.04283703" calcext:value-type="float">
            <text:p>0.04283703</text:p>
          </table:table-cell>
          <table:table-cell office:value-type="float" office:value="0.02085909" calcext:value-type="float">
            <text:p>0.02085909</text:p>
          </table:table-cell>
          <table:table-cell office:value-type="float" office:value="0.01617221" calcext:value-type="float">
            <text:p>0.01617221</text:p>
          </table:table-cell>
          <table:table-cell office:value-type="float" office:value="0.03389214" calcext:value-type="float">
            <text:p>0.03389214</text:p>
          </table:table-cell>
          <table:table-cell office:value-type="float" office:value="0.02738637" calcext:value-type="float">
            <text:p>0.02738637</text:p>
          </table:table-cell>
          <table:table-cell office:value-type="float" office:value="0.02332914" calcext:value-type="float">
            <text:p>0.02332914</text:p>
          </table:table-cell>
          <table:table-cell office:value-type="float" office:value="0.02133252" calcext:value-type="float">
            <text:p>0.02133252</text:p>
          </table:table-cell>
          <table:table-cell office:value-type="float" office:value="0.01790018" calcext:value-type="float">
            <text:p>0.01790018</text:p>
          </table:table-cell>
          <table:table-cell office:value-type="float" office:value="0.007108009" calcext:value-type="float">
            <text:p>0.007108009</text:p>
          </table:table-cell>
          <table:table-cell office:value-type="float" office:value="0.007362289" calcext:value-type="float">
            <text:p>0.007362289</text:p>
          </table:table-cell>
          <table:table-cell office:value-type="float" office:value="0" calcext:value-type="float">
            <text:p>0</text:p>
          </table:table-cell>
          <table:table-cell office:value-type="float" office:value="48.92174" calcext:value-type="float">
            <text:p>48.92174</text:p>
          </table:table-cell>
          <table:table-cell office:value-type="float" office:value="24.02387" calcext:value-type="float">
            <text:p>24.02387</text:p>
          </table:table-cell>
          <table:table-cell office:value-type="float" office:value="20.94457" calcext:value-type="float">
            <text:p>20.94457</text:p>
          </table:table-cell>
          <table:table-cell office:value-type="float" office:value="18.42883" calcext:value-type="float">
            <text:p>18.42883</text:p>
          </table:table-cell>
          <table:table-cell office:value-type="float" office:value="16.25639" calcext:value-type="float">
            <text:p>16.25639</text:p>
          </table:table-cell>
          <table:table-cell office:value-type="float" office:value="8.571308" calcext:value-type="float">
            <text:p>8.571308</text:p>
          </table:table-cell>
          <table:table-cell office:value-type="float" office:value="4.655281" calcext:value-type="float">
            <text:p>4.655281</text:p>
          </table:table-cell>
          <table:table-cell office:value-type="float" office:value="6.59304" calcext:value-type="float">
            <text:p>6.59304</text:p>
          </table:table-cell>
          <table:table-cell office:value-type="float" office:value="6.614434" calcext:value-type="float">
            <text:p>6.614434</text:p>
          </table:table-cell>
          <table:table-cell office:value-type="float" office:value="3.663834" calcext:value-type="float">
            <text:p>3.663834</text:p>
          </table:table-cell>
          <table:table-cell office:value-type="float" office:value="1.523757" calcext:value-type="float">
            <text:p>1.523757</text:p>
          </table:table-cell>
          <table:table-cell office:value-type="float" office:value="0.5224552" calcext:value-type="float">
            <text:p>0.5224552</text:p>
          </table:table-cell>
          <table:table-cell office:value-type="float" office:value="0.3719767" calcext:value-type="float">
            <text:p>0.3719767</text:p>
          </table:table-cell>
          <table:table-cell office:value-type="float" office:value="0.3333577" calcext:value-type="float">
            <text:p>0.3333577</text:p>
          </table:table-cell>
          <table:table-cell office:value-type="float" office:value="0" calcext:value-type="float">
            <text:p>0</text:p>
          </table:table-cell>
          <table:table-cell office:value-type="float" office:value="274.5806" calcext:value-type="float">
            <text:p>274.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96416" calcext:value-type="float">
            <text:p>-0.8296416</text:p>
          </table:table-cell>
          <table:table-cell office:value-type="float" office:value="0" calcext:value-type="float">
            <text:p>0</text:p>
          </table:table-cell>
          <table:table-cell office:value-type="float" office:value="-0.00007470709" calcext:value-type="float">
            <text:p>-7.470709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30.78686" calcext:value-type="float">
            <text:p>30.78686</text:p>
          </table:table-cell>
          <table:table-cell office:value-type="float" office:value="1098.225" calcext:value-type="float">
            <text:p>1098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8404" calcext:value-type="float">
            <text:p>0.388404</text:p>
          </table:table-cell>
          <table:table-cell office:value-type="float" office:value="15.48299" calcext:value-type="float">
            <text:p>15.48299</text:p>
          </table:table-cell>
          <table:table-cell office:value-type="float" office:value="0" calcext:value-type="float">
            <text:p>0</text:p>
          </table:table-cell>
          <table:table-cell office:value-type="float" office:value="0.0000003629638" calcext:value-type="float">
            <text:p>3.62963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493" calcext:value-type="float">
            <text:p>0.0003057493</text:p>
          </table:table-cell>
          <table:table-cell office:value-type="float" office:value="-0.003377972" calcext:value-type="float">
            <text:p>-0.003377972</text:p>
          </table:table-cell>
          <table:table-cell office:value-type="float" office:value="0.00154273" calcext:value-type="float">
            <text:p>0.00154273</text:p>
          </table:table-cell>
          <table:table-cell office:value-type="float" office:value="0.0008406004" calcext:value-type="float">
            <text:p>0.0008406004</text:p>
          </table:table-cell>
          <table:table-cell office:value-type="float" office:value="17.36369" calcext:value-type="float">
            <text:p>17.36369</text:p>
          </table:table-cell>
          <table:table-cell office:value-type="float" office:value="0.116252" calcext:value-type="float">
            <text:p>0.116252</text:p>
          </table:table-cell>
          <table:table-cell office:value-type="float" office:value="0.06655583" calcext:value-type="float">
            <text:p>0.06655583</text:p>
          </table:table-cell>
          <table:table-cell office:value-type="float" office:value="0.05429025" calcext:value-type="float">
            <text:p>0.05429025</text:p>
          </table:table-cell>
          <table:table-cell office:value-type="float" office:value="0.04343449" calcext:value-type="float">
            <text:p>0.04343449</text:p>
          </table:table-cell>
          <table:table-cell office:value-type="float" office:value="0.0439578" calcext:value-type="float">
            <text:p>0.0439578</text:p>
          </table:table-cell>
          <table:table-cell office:value-type="float" office:value="0.02111438" calcext:value-type="float">
            <text:p>0.02111438</text:p>
          </table:table-cell>
          <table:table-cell office:value-type="float" office:value="0.0162562" calcext:value-type="float">
            <text:p>0.0162562</text:p>
          </table:table-cell>
          <table:table-cell office:value-type="float" office:value="0.03386187" calcext:value-type="float">
            <text:p>0.03386187</text:p>
          </table:table-cell>
          <table:table-cell office:value-type="float" office:value="0.02733595" calcext:value-type="float">
            <text:p>0.02733595</text:p>
          </table:table-cell>
          <table:table-cell office:value-type="float" office:value="0.02330711" calcext:value-type="float">
            <text:p>0.02330711</text:p>
          </table:table-cell>
          <table:table-cell office:value-type="float" office:value="0.02133281" calcext:value-type="float">
            <text:p>0.02133281</text:p>
          </table:table-cell>
          <table:table-cell office:value-type="float" office:value="0.0179048" calcext:value-type="float">
            <text:p>0.0179048</text:p>
          </table:table-cell>
          <table:table-cell office:value-type="float" office:value="0.007106148" calcext:value-type="float">
            <text:p>0.007106148</text:p>
          </table:table-cell>
          <table:table-cell office:value-type="float" office:value="0.007360323" calcext:value-type="float">
            <text:p>0.007360323</text:p>
          </table:table-cell>
          <table:table-cell office:value-type="float" office:value="0" calcext:value-type="float">
            <text:p>0</text:p>
          </table:table-cell>
          <table:table-cell office:value-type="float" office:value="34.41029" calcext:value-type="float">
            <text:p>34.41029</text:p>
          </table:table-cell>
          <table:table-cell office:value-type="float" office:value="24.19385" calcext:value-type="float">
            <text:p>24.19385</text:p>
          </table:table-cell>
          <table:table-cell office:value-type="float" office:value="20.90441" calcext:value-type="float">
            <text:p>20.90441</text:p>
          </table:table-cell>
          <table:table-cell office:value-type="float" office:value="18.34264" calcext:value-type="float">
            <text:p>18.34264</text:p>
          </table:table-cell>
          <table:table-cell office:value-type="float" office:value="16.14051" calcext:value-type="float">
            <text:p>16.14051</text:p>
          </table:table-cell>
          <table:table-cell office:value-type="float" office:value="8.531557" calcext:value-type="float">
            <text:p>8.531557</text:p>
          </table:table-cell>
          <table:table-cell office:value-type="float" office:value="4.672249" calcext:value-type="float">
            <text:p>4.672249</text:p>
          </table:table-cell>
          <table:table-cell office:value-type="float" office:value="6.592294" calcext:value-type="float">
            <text:p>6.592294</text:p>
          </table:table-cell>
          <table:table-cell office:value-type="float" office:value="6.611885" calcext:value-type="float">
            <text:p>6.611885</text:p>
          </table:table-cell>
          <table:table-cell office:value-type="float" office:value="3.664506" calcext:value-type="float">
            <text:p>3.664506</text:p>
          </table:table-cell>
          <table:table-cell office:value-type="float" office:value="1.524476" calcext:value-type="float">
            <text:p>1.524476</text:p>
          </table:table-cell>
          <table:table-cell office:value-type="float" office:value="0.5228377" calcext:value-type="float">
            <text:p>0.5228377</text:p>
          </table:table-cell>
          <table:table-cell office:value-type="float" office:value="0.3718712" calcext:value-type="float">
            <text:p>0.3718712</text:p>
          </table:table-cell>
          <table:table-cell office:value-type="float" office:value="0.3333998" calcext:value-type="float">
            <text:p>0.3333998</text:p>
          </table:table-cell>
          <table:table-cell office:value-type="float" office:value="0" calcext:value-type="float">
            <text:p>0</text:p>
          </table:table-cell>
          <table:table-cell office:value-type="float" office:value="274.9234" calcext:value-type="float">
            <text:p>274.9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43159" calcext:value-type="float">
            <text:p>-0.8243159</text:p>
          </table:table-cell>
          <table:table-cell office:value-type="float" office:value="0" calcext:value-type="float">
            <text:p>0</text:p>
          </table:table-cell>
          <table:table-cell office:value-type="float" office:value="-0.00007547084" calcext:value-type="float">
            <text:p>-7.547084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30.79296" calcext:value-type="float">
            <text:p>30.79296</text:p>
          </table:table-cell>
          <table:table-cell office:value-type="float" office:value="1098.224" calcext:value-type="float">
            <text:p>1098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62" calcext:value-type="float">
            <text:p>0.389462</text:p>
          </table:table-cell>
          <table:table-cell office:value-type="float" office:value="15.47547" calcext:value-type="float">
            <text:p>15.47547</text:p>
          </table:table-cell>
          <table:table-cell office:value-type="float" office:value="0" calcext:value-type="float">
            <text:p>0</text:p>
          </table:table-cell>
          <table:table-cell office:value-type="float" office:value="0.0000003629733" calcext:value-type="float">
            <text:p>3.629733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556" calcext:value-type="float">
            <text:p>0.0003057556</text:p>
          </table:table-cell>
          <table:table-cell office:value-type="float" office:value="-0.003404251" calcext:value-type="float">
            <text:p>-0.003404251</text:p>
          </table:table-cell>
          <table:table-cell office:value-type="float" office:value="0.001571398" calcext:value-type="float">
            <text:p>0.001571398</text:p>
          </table:table-cell>
          <table:table-cell office:value-type="float" office:value="0.0008477013" calcext:value-type="float">
            <text:p>0.0008477013</text:p>
          </table:table-cell>
          <table:table-cell office:value-type="float" office:value="17.37784" calcext:value-type="float">
            <text:p>17.37784</text:p>
          </table:table-cell>
          <table:table-cell office:value-type="float" office:value="0.1274138" calcext:value-type="float">
            <text:p>0.1274138</text:p>
          </table:table-cell>
          <table:table-cell office:value-type="float" office:value="0.07128982" calcext:value-type="float">
            <text:p>0.07128982</text:p>
          </table:table-cell>
          <table:table-cell office:value-type="float" office:value="0.05658417" calcext:value-type="float">
            <text:p>0.05658417</text:p>
          </table:table-cell>
          <table:table-cell office:value-type="float" office:value="0.04509152" calcext:value-type="float">
            <text:p>0.04509152</text:p>
          </table:table-cell>
          <table:table-cell office:value-type="float" office:value="0.04562175" calcext:value-type="float">
            <text:p>0.04562175</text:p>
          </table:table-cell>
          <table:table-cell office:value-type="float" office:value="0.02150903" calcext:value-type="float">
            <text:p>0.02150903</text:p>
          </table:table-cell>
          <table:table-cell office:value-type="float" office:value="0.01639048" calcext:value-type="float">
            <text:p>0.01639048</text:p>
          </table:table-cell>
          <table:table-cell office:value-type="float" office:value="0.03386264" calcext:value-type="float">
            <text:p>0.03386264</text:p>
          </table:table-cell>
          <table:table-cell office:value-type="float" office:value="0.02729628" calcext:value-type="float">
            <text:p>0.02729628</text:p>
          </table:table-cell>
          <table:table-cell office:value-type="float" office:value="0.02328721" calcext:value-type="float">
            <text:p>0.02328721</text:p>
          </table:table-cell>
          <table:table-cell office:value-type="float" office:value="0.02133283" calcext:value-type="float">
            <text:p>0.02133283</text:p>
          </table:table-cell>
          <table:table-cell office:value-type="float" office:value="0.01790914" calcext:value-type="float">
            <text:p>0.01790914</text:p>
          </table:table-cell>
          <table:table-cell office:value-type="float" office:value="0.0071044" calcext:value-type="float">
            <text:p>0.0071044</text:p>
          </table:table-cell>
          <table:table-cell office:value-type="float" office:value="0.007358748" calcext:value-type="float">
            <text:p>0.007358748</text:p>
          </table:table-cell>
          <table:table-cell office:value-type="float" office:value="0" calcext:value-type="float">
            <text:p>0</text:p>
          </table:table-cell>
          <table:table-cell office:value-type="float" office:value="38.20569" calcext:value-type="float">
            <text:p>38.20569</text:p>
          </table:table-cell>
          <table:table-cell office:value-type="float" office:value="24.14331" calcext:value-type="float">
            <text:p>24.14331</text:p>
          </table:table-cell>
          <table:table-cell office:value-type="float" office:value="21.09345" calcext:value-type="float">
            <text:p>21.09345</text:p>
          </table:table-cell>
          <table:table-cell office:value-type="float" office:value="18.21786" calcext:value-type="float">
            <text:p>18.21786</text:p>
          </table:table-cell>
          <table:table-cell office:value-type="float" office:value="16.06562" calcext:value-type="float">
            <text:p>16.06562</text:p>
          </table:table-cell>
          <table:table-cell office:value-type="float" office:value="8.495919" calcext:value-type="float">
            <text:p>8.495919</text:p>
          </table:table-cell>
          <table:table-cell office:value-type="float" office:value="4.68842" calcext:value-type="float">
            <text:p>4.68842</text:p>
          </table:table-cell>
          <table:table-cell office:value-type="float" office:value="6.591716" calcext:value-type="float">
            <text:p>6.591716</text:p>
          </table:table-cell>
          <table:table-cell office:value-type="float" office:value="6.609211" calcext:value-type="float">
            <text:p>6.609211</text:p>
          </table:table-cell>
          <table:table-cell office:value-type="float" office:value="3.665085" calcext:value-type="float">
            <text:p>3.665085</text:p>
          </table:table-cell>
          <table:table-cell office:value-type="float" office:value="1.525181" calcext:value-type="float">
            <text:p>1.525181</text:p>
          </table:table-cell>
          <table:table-cell office:value-type="float" office:value="0.5232117" calcext:value-type="float">
            <text:p>0.5232117</text:p>
          </table:table-cell>
          <table:table-cell office:value-type="float" office:value="0.3717736" calcext:value-type="float">
            <text:p>0.3717736</text:p>
          </table:table-cell>
          <table:table-cell office:value-type="float" office:value="0.3334638" calcext:value-type="float">
            <text:p>0.3334638</text:p>
          </table:table-cell>
          <table:table-cell office:value-type="float" office:value="0" calcext:value-type="float">
            <text:p>0</text:p>
          </table:table-cell>
          <table:table-cell office:value-type="float" office:value="275.5017" calcext:value-type="float">
            <text:p>275.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08105" calcext:value-type="float">
            <text:p>-0.8308105</text:p>
          </table:table-cell>
          <table:table-cell office:value-type="float" office:value="0" calcext:value-type="float">
            <text:p>0</text:p>
          </table:table-cell>
          <table:table-cell office:value-type="float" office:value="-0.00007620225" calcext:value-type="float">
            <text:p>-7.620225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30.79538" calcext:value-type="float">
            <text:p>30.79538</text:p>
          </table:table-cell>
          <table:table-cell office:value-type="float" office:value="1098.223" calcext:value-type="float">
            <text:p>1098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369" calcext:value-type="float">
            <text:p>0.391369</text:p>
          </table:table-cell>
          <table:table-cell office:value-type="float" office:value="15.47173" calcext:value-type="float">
            <text:p>15.47173</text:p>
          </table:table-cell>
          <table:table-cell office:value-type="float" office:value="0" calcext:value-type="float">
            <text:p>0</text:p>
          </table:table-cell>
          <table:table-cell office:value-type="float" office:value="0.0000003629756" calcext:value-type="float">
            <text:p>3.629756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571" calcext:value-type="float">
            <text:p>0.0003057571</text:p>
          </table:table-cell>
          <table:table-cell office:value-type="float" office:value="-0.003423434" calcext:value-type="float">
            <text:p>-0.003423434</text:p>
          </table:table-cell>
          <table:table-cell office:value-type="float" office:value="0.00160058" calcext:value-type="float">
            <text:p>0.00160058</text:p>
          </table:table-cell>
          <table:table-cell office:value-type="float" office:value="0.000852216" calcext:value-type="float">
            <text:p>0.000852216</text:p>
          </table:table-cell>
          <table:table-cell office:value-type="float" office:value="17.38256" calcext:value-type="float">
            <text:p>17.38256</text:p>
          </table:table-cell>
          <table:table-cell office:value-type="float" office:value="0.1357769" calcext:value-type="float">
            <text:p>0.1357769</text:p>
          </table:table-cell>
          <table:table-cell office:value-type="float" office:value="0.07651534" calcext:value-type="float">
            <text:p>0.07651534</text:p>
          </table:table-cell>
          <table:table-cell office:value-type="float" office:value="0.05838297" calcext:value-type="float">
            <text:p>0.05838297</text:p>
          </table:table-cell>
          <table:table-cell office:value-type="float" office:value="0.04656003" calcext:value-type="float">
            <text:p>0.04656003</text:p>
          </table:table-cell>
          <table:table-cell office:value-type="float" office:value="0.04710374" calcext:value-type="float">
            <text:p>0.04710374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1655123" calcext:value-type="float">
            <text:p>0.01655123</text:p>
          </table:table-cell>
          <table:table-cell office:value-type="float" office:value="0.03389207" calcext:value-type="float">
            <text:p>0.03389207</text:p>
          </table:table-cell>
          <table:table-cell office:value-type="float" office:value="0.02726936" calcext:value-type="float">
            <text:p>0.02726936</text:p>
          </table:table-cell>
          <table:table-cell office:value-type="float" office:value="0.02326977" calcext:value-type="float">
            <text:p>0.02326977</text:p>
          </table:table-cell>
          <table:table-cell office:value-type="float" office:value="0.02133276" calcext:value-type="float">
            <text:p>0.02133276</text:p>
          </table:table-cell>
          <table:table-cell office:value-type="float" office:value="0.01791326" calcext:value-type="float">
            <text:p>0.01791326</text:p>
          </table:table-cell>
          <table:table-cell office:value-type="float" office:value="0.007102413" calcext:value-type="float">
            <text:p>0.007102413</text:p>
          </table:table-cell>
          <table:table-cell office:value-type="float" office:value="0.007356111" calcext:value-type="float">
            <text:p>0.007356111</text:p>
          </table:table-cell>
          <table:table-cell office:value-type="float" office:value="0" calcext:value-type="float">
            <text:p>0</text:p>
          </table:table-cell>
          <table:table-cell office:value-type="float" office:value="37.86176" calcext:value-type="float">
            <text:p>37.86176</text:p>
          </table:table-cell>
          <table:table-cell office:value-type="float" office:value="24.17751" calcext:value-type="float">
            <text:p>24.17751</text:p>
          </table:table-cell>
          <table:table-cell office:value-type="float" office:value="21.34838" calcext:value-type="float">
            <text:p>21.34838</text:p>
          </table:table-cell>
          <table:table-cell office:value-type="float" office:value="18.07834" calcext:value-type="float">
            <text:p>18.07834</text:p>
          </table:table-cell>
          <table:table-cell office:value-type="float" office:value="15.9488" calcext:value-type="float">
            <text:p>15.9488</text:p>
          </table:table-cell>
          <table:table-cell office:value-type="float" office:value="8.457341" calcext:value-type="float">
            <text:p>8.457341</text:p>
          </table:table-cell>
          <table:table-cell office:value-type="float" office:value="4.703245" calcext:value-type="float">
            <text:p>4.703245</text:p>
          </table:table-cell>
          <table:table-cell office:value-type="float" office:value="6.591008" calcext:value-type="float">
            <text:p>6.591008</text:p>
          </table:table-cell>
          <table:table-cell office:value-type="float" office:value="6.606425" calcext:value-type="float">
            <text:p>6.606425</text:p>
          </table:table-cell>
          <table:table-cell office:value-type="float" office:value="3.665574" calcext:value-type="float">
            <text:p>3.665574</text:p>
          </table:table-cell>
          <table:table-cell office:value-type="float" office:value="1.525871" calcext:value-type="float">
            <text:p>1.525871</text:p>
          </table:table-cell>
          <table:table-cell office:value-type="float" office:value="0.5235767" calcext:value-type="float">
            <text:p>0.5235767</text:p>
          </table:table-cell>
          <table:table-cell office:value-type="float" office:value="0.3716079" calcext:value-type="float">
            <text:p>0.3716079</text:p>
          </table:table-cell>
          <table:table-cell office:value-type="float" office:value="0.3335401" calcext:value-type="float">
            <text:p>0.3335401</text:p>
          </table:table-cell>
          <table:table-cell office:value-type="float" office:value="0" calcext:value-type="float">
            <text:p>0</text:p>
          </table:table-cell>
          <table:table-cell office:value-type="float" office:value="276.8183" calcext:value-type="float">
            <text:p>276.8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26873" calcext:value-type="float">
            <text:p>-0.8326873</text:p>
          </table:table-cell>
          <table:table-cell office:value-type="float" office:value="0" calcext:value-type="float">
            <text:p>0</text:p>
          </table:table-cell>
          <table:table-cell office:value-type="float" office:value="-0.00007684486" calcext:value-type="float">
            <text:p>-7.684486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30.85821" calcext:value-type="float">
            <text:p>30.85821</text:p>
          </table:table-cell>
          <table:table-cell office:value-type="float" office:value="1098.23" calcext:value-type="float">
            <text:p>109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2001" calcext:value-type="float">
            <text:p>0.3852001</text:p>
          </table:table-cell>
          <table:table-cell office:value-type="float" office:value="15.40564" calcext:value-type="float">
            <text:p>15.4056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037" calcext:value-type="float">
            <text:p>3.6300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752" calcext:value-type="float">
            <text:p>0.0003057752</text:p>
          </table:table-cell>
          <table:table-cell office:value-type="float" office:value="-0.003635299" calcext:value-type="float">
            <text:p>-0.003635299</text:p>
          </table:table-cell>
          <table:table-cell office:value-type="float" office:value="0.001630521" calcext:value-type="float">
            <text:p>0.001630521</text:p>
          </table:table-cell>
          <table:table-cell office:value-type="float" office:value="0.00089373" calcext:value-type="float">
            <text:p>0.00089373</text:p>
          </table:table-cell>
          <table:table-cell office:value-type="float" office:value="17.53156" calcext:value-type="float">
            <text:p>17.53156</text:p>
          </table:table-cell>
          <table:table-cell office:value-type="float" office:value="0.1236771" calcext:value-type="float">
            <text:p>0.1236771</text:p>
          </table:table-cell>
          <table:table-cell office:value-type="float" office:value="0.08039404" calcext:value-type="float">
            <text:p>0.08039404</text:p>
          </table:table-cell>
          <table:table-cell office:value-type="float" office:value="0.05993915" calcext:value-type="float">
            <text:p>0.05993915</text:p>
          </table:table-cell>
          <table:table-cell office:value-type="float" office:value="0.04791297" calcext:value-type="float">
            <text:p>0.04791297</text:p>
          </table:table-cell>
          <table:table-cell office:value-type="float" office:value="0.04842016" calcext:value-type="float">
            <text:p>0.04842016</text:p>
          </table:table-cell>
          <table:table-cell office:value-type="float" office:value="0.02225345" calcext:value-type="float">
            <text:p>0.02225345</text:p>
          </table:table-cell>
          <table:table-cell office:value-type="float" office:value="0.01671487" calcext:value-type="float">
            <text:p>0.01671487</text:p>
          </table:table-cell>
          <table:table-cell office:value-type="float" office:value="0.03393974" calcext:value-type="float">
            <text:p>0.03393974</text:p>
          </table:table-cell>
          <table:table-cell office:value-type="float" office:value="0.02725413" calcext:value-type="float">
            <text:p>0.02725413</text:p>
          </table:table-cell>
          <table:table-cell office:value-type="float" office:value="0.02325511" calcext:value-type="float">
            <text:p>0.02325511</text:p>
          </table:table-cell>
          <table:table-cell office:value-type="float" office:value="0.02133271" calcext:value-type="float">
            <text:p>0.02133271</text:p>
          </table:table-cell>
          <table:table-cell office:value-type="float" office:value="0.01791718" calcext:value-type="float">
            <text:p>0.01791718</text:p>
          </table:table-cell>
          <table:table-cell office:value-type="float" office:value="0.007101247" calcext:value-type="float">
            <text:p>0.007101247</text:p>
          </table:table-cell>
          <table:table-cell office:value-type="float" office:value="0.007356513" calcext:value-type="float">
            <text:p>0.007356513</text:p>
          </table:table-cell>
          <table:table-cell office:value-type="float" office:value="0" calcext:value-type="float">
            <text:p>0</text:p>
          </table:table-cell>
          <table:table-cell office:value-type="float" office:value="42.99665" calcext:value-type="float">
            <text:p>42.99665</text:p>
          </table:table-cell>
          <table:table-cell office:value-type="float" office:value="24.32319" calcext:value-type="float">
            <text:p>24.32319</text:p>
          </table:table-cell>
          <table:table-cell office:value-type="float" office:value="21.49368" calcext:value-type="float">
            <text:p>21.49368</text:p>
          </table:table-cell>
          <table:table-cell office:value-type="float" office:value="18.05803" calcext:value-type="float">
            <text:p>18.05803</text:p>
          </table:table-cell>
          <table:table-cell office:value-type="float" office:value="15.84483" calcext:value-type="float">
            <text:p>15.84483</text:p>
          </table:table-cell>
          <table:table-cell office:value-type="float" office:value="8.414361" calcext:value-type="float">
            <text:p>8.414361</text:p>
          </table:table-cell>
          <table:table-cell office:value-type="float" office:value="4.716873" calcext:value-type="float">
            <text:p>4.716873</text:p>
          </table:table-cell>
          <table:table-cell office:value-type="float" office:value="6.590057" calcext:value-type="float">
            <text:p>6.590057</text:p>
          </table:table-cell>
          <table:table-cell office:value-type="float" office:value="6.603508" calcext:value-type="float">
            <text:p>6.603508</text:p>
          </table:table-cell>
          <table:table-cell office:value-type="float" office:value="3.665977" calcext:value-type="float">
            <text:p>3.665977</text:p>
          </table:table-cell>
          <table:table-cell office:value-type="float" office:value="1.526532" calcext:value-type="float">
            <text:p>1.526532</text:p>
          </table:table-cell>
          <table:table-cell office:value-type="float" office:value="0.5239338" calcext:value-type="float">
            <text:p>0.5239338</text:p>
          </table:table-cell>
          <table:table-cell office:value-type="float" office:value="0.3716429" calcext:value-type="float">
            <text:p>0.3716429</text:p>
          </table:table-cell>
          <table:table-cell office:value-type="float" office:value="0.333593" calcext:value-type="float">
            <text:p>0.333593</text:p>
          </table:table-cell>
          <table:table-cell office:value-type="float" office:value="0" calcext:value-type="float">
            <text:p>0</text:p>
          </table:table-cell>
          <table:table-cell office:value-type="float" office:value="271.734" calcext:value-type="float">
            <text:p>271.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47652" calcext:value-type="float">
            <text:p>-0.9047652</text:p>
          </table:table-cell>
          <table:table-cell office:value-type="float" office:value="0" calcext:value-type="float">
            <text:p>0</text:p>
          </table:table-cell>
          <table:table-cell office:value-type="float" office:value="-0.00007866287" calcext:value-type="float">
            <text:p>-7.866287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30.9564" calcext:value-type="float">
            <text:p>30.9564</text:p>
          </table:table-cell>
          <table:table-cell office:value-type="float" office:value="1098.248" calcext:value-type="float">
            <text:p>1098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5873" calcext:value-type="float">
            <text:p>0.3935873</text:p>
          </table:table-cell>
          <table:table-cell office:value-type="float" office:value="15.27907" calcext:value-type="float">
            <text:p>15.27907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037" calcext:value-type="float">
            <text:p>3.6300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752" calcext:value-type="float">
            <text:p>0.0003057752</text:p>
          </table:table-cell>
          <table:table-cell office:value-type="float" office:value="-0.004407133" calcext:value-type="float">
            <text:p>-0.004407133</text:p>
          </table:table-cell>
          <table:table-cell office:value-type="float" office:value="0.001656005" calcext:value-type="float">
            <text:p>0.001656005</text:p>
          </table:table-cell>
          <table:table-cell office:value-type="float" office:value="0.0009715243" calcext:value-type="float">
            <text:p>0.0009715243</text:p>
          </table:table-cell>
          <table:table-cell office:value-type="float" office:value="17.77372" calcext:value-type="float">
            <text:p>17.77372</text:p>
          </table:table-cell>
          <table:table-cell office:value-type="float" office:value="0.1033422" calcext:value-type="float">
            <text:p>0.1033422</text:p>
          </table:table-cell>
          <table:table-cell office:value-type="float" office:value="0.07818137" calcext:value-type="float">
            <text:p>0.07818137</text:p>
          </table:table-cell>
          <table:table-cell office:value-type="float" office:value="0.06100194" calcext:value-type="float">
            <text:p>0.06100194</text:p>
          </table:table-cell>
          <table:table-cell office:value-type="float" office:value="0.04875119" calcext:value-type="float">
            <text:p>0.04875119</text:p>
          </table:table-cell>
          <table:table-cell office:value-type="float" office:value="0.0493188" calcext:value-type="float">
            <text:p>0.0493188</text:p>
          </table:table-cell>
          <table:table-cell office:value-type="float" office:value="0.02251808" calcext:value-type="float">
            <text:p>0.02251808</text:p>
          </table:table-cell>
          <table:table-cell office:value-type="float" office:value="0.01684787" calcext:value-type="float">
            <text:p>0.01684787</text:p>
          </table:table-cell>
          <table:table-cell office:value-type="float" office:value="0.0339957" calcext:value-type="float">
            <text:p>0.0339957</text:p>
          </table:table-cell>
          <table:table-cell office:value-type="float" office:value="0.02724845" calcext:value-type="float">
            <text:p>0.02724845</text:p>
          </table:table-cell>
          <table:table-cell office:value-type="float" office:value="0.02324339" calcext:value-type="float">
            <text:p>0.02324339</text:p>
          </table:table-cell>
          <table:table-cell office:value-type="float" office:value="0.02133288" calcext:value-type="float">
            <text:p>0.02133288</text:p>
          </table:table-cell>
          <table:table-cell office:value-type="float" office:value="0.01792107" calcext:value-type="float">
            <text:p>0.01792107</text:p>
          </table:table-cell>
          <table:table-cell office:value-type="float" office:value="0.007100739" calcext:value-type="float">
            <text:p>0.007100739</text:p>
          </table:table-cell>
          <table:table-cell office:value-type="float" office:value="0.007359704" calcext:value-type="float">
            <text:p>0.007359704</text:p>
          </table:table-cell>
          <table:table-cell office:value-type="float" office:value="0" calcext:value-type="float">
            <text:p>0</text:p>
          </table:table-cell>
          <table:table-cell office:value-type="float" office:value="32.22108" calcext:value-type="float">
            <text:p>32.22108</text:p>
          </table:table-cell>
          <table:table-cell office:value-type="float" office:value="24.36497" calcext:value-type="float">
            <text:p>24.36497</text:p>
          </table:table-cell>
          <table:table-cell office:value-type="float" office:value="21.6287" calcext:value-type="float">
            <text:p>21.6287</text:p>
          </table:table-cell>
          <table:table-cell office:value-type="float" office:value="18.00319" calcext:value-type="float">
            <text:p>18.00319</text:p>
          </table:table-cell>
          <table:table-cell office:value-type="float" office:value="15.75557" calcext:value-type="float">
            <text:p>15.75557</text:p>
          </table:table-cell>
          <table:table-cell office:value-type="float" office:value="8.372365" calcext:value-type="float">
            <text:p>8.372365</text:p>
          </table:table-cell>
          <table:table-cell office:value-type="float" office:value="4.729885" calcext:value-type="float">
            <text:p>4.729885</text:p>
          </table:table-cell>
          <table:table-cell office:value-type="float" office:value="6.58885" calcext:value-type="float">
            <text:p>6.58885</text:p>
          </table:table-cell>
          <table:table-cell office:value-type="float" office:value="6.600434" calcext:value-type="float">
            <text:p>6.600434</text:p>
          </table:table-cell>
          <table:table-cell office:value-type="float" office:value="3.666303" calcext:value-type="float">
            <text:p>3.666303</text:p>
          </table:table-cell>
          <table:table-cell office:value-type="float" office:value="1.527176" calcext:value-type="float">
            <text:p>1.527176</text:p>
          </table:table-cell>
          <table:table-cell office:value-type="float" office:value="0.5243081" calcext:value-type="float">
            <text:p>0.5243081</text:p>
          </table:table-cell>
          <table:table-cell office:value-type="float" office:value="0.3718416" calcext:value-type="float">
            <text:p>0.3718416</text:p>
          </table:table-cell>
          <table:table-cell office:value-type="float" office:value="0.333623" calcext:value-type="float">
            <text:p>0.333623</text:p>
          </table:table-cell>
          <table:table-cell office:value-type="float" office:value="0" calcext:value-type="float">
            <text:p>0</text:p>
          </table:table-cell>
          <table:table-cell office:value-type="float" office:value="280.5841" calcext:value-type="float">
            <text:p>280.5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2179" calcext:value-type="float">
            <text:p>-1.022179</text:p>
          </table:table-cell>
          <table:table-cell office:value-type="float" office:value="0" calcext:value-type="float">
            <text:p>0</text:p>
          </table:table-cell>
          <table:table-cell office:value-type="float" office:value="-0.00008898229" calcext:value-type="float">
            <text:p>-8.898229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30.95072" calcext:value-type="float">
            <text:p>30.95072</text:p>
          </table:table-cell>
          <table:table-cell office:value-type="float" office:value="1098.247" calcext:value-type="float">
            <text:p>1098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1718" calcext:value-type="float">
            <text:p>0.3971718</text:p>
          </table:table-cell>
          <table:table-cell office:value-type="float" office:value="15.28073" calcext:value-type="float">
            <text:p>15.28073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037" calcext:value-type="float">
            <text:p>3.6300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7752" calcext:value-type="float">
            <text:p>0.0003057752</text:p>
          </table:table-cell>
          <table:table-cell office:value-type="float" office:value="-0.004418013" calcext:value-type="float">
            <text:p>-0.004418013</text:p>
          </table:table-cell>
          <table:table-cell office:value-type="float" office:value="0.001685214" calcext:value-type="float">
            <text:p>0.001685214</text:p>
          </table:table-cell>
          <table:table-cell office:value-type="float" office:value="0.0009732442" calcext:value-type="float">
            <text:p>0.0009732442</text:p>
          </table:table-cell>
          <table:table-cell office:value-type="float" office:value="17.76023" calcext:value-type="float">
            <text:p>17.76023</text:p>
          </table:table-cell>
          <table:table-cell office:value-type="float" office:value="0.1092052" calcext:value-type="float">
            <text:p>0.1092052</text:p>
          </table:table-cell>
          <table:table-cell office:value-type="float" office:value="0.07867169" calcext:value-type="float">
            <text:p>0.07867169</text:p>
          </table:table-cell>
          <table:table-cell office:value-type="float" office:value="0.06181951" calcext:value-type="float">
            <text:p>0.06181951</text:p>
          </table:table-cell>
          <table:table-cell office:value-type="float" office:value="0.04953283" calcext:value-type="float">
            <text:p>0.04953283</text:p>
          </table:table-cell>
          <table:table-cell office:value-type="float" office:value="0.0500849" calcext:value-type="float">
            <text:p>0.0500849</text:p>
          </table:table-cell>
          <table:table-cell office:value-type="float" office:value="0.02274301" calcext:value-type="float">
            <text:p>0.02274301</text:p>
          </table:table-cell>
          <table:table-cell office:value-type="float" office:value="0.01696433" calcext:value-type="float">
            <text:p>0.01696433</text:p>
          </table:table-cell>
          <table:table-cell office:value-type="float" office:value="0.0340513" calcext:value-type="float">
            <text:p>0.0340513</text:p>
          </table:table-cell>
          <table:table-cell office:value-type="float" office:value="0.02724896" calcext:value-type="float">
            <text:p>0.02724896</text:p>
          </table:table-cell>
          <table:table-cell office:value-type="float" office:value="0.02323435" calcext:value-type="float">
            <text:p>0.02323435</text:p>
          </table:table-cell>
          <table:table-cell office:value-type="float" office:value="0.02133326" calcext:value-type="float">
            <text:p>0.02133326</text:p>
          </table:table-cell>
          <table:table-cell office:value-type="float" office:value="0.01792489" calcext:value-type="float">
            <text:p>0.01792489</text:p>
          </table:table-cell>
          <table:table-cell office:value-type="float" office:value="0.007099314" calcext:value-type="float">
            <text:p>0.007099314</text:p>
          </table:table-cell>
          <table:table-cell office:value-type="float" office:value="0.007359292" calcext:value-type="float">
            <text:p>0.007359292</text:p>
          </table:table-cell>
          <table:table-cell office:value-type="float" office:value="0" calcext:value-type="float">
            <text:p>0</text:p>
          </table:table-cell>
          <table:table-cell office:value-type="float" office:value="31.16642" calcext:value-type="float">
            <text:p>31.16642</text:p>
          </table:table-cell>
          <table:table-cell office:value-type="float" office:value="24.14187" calcext:value-type="float">
            <text:p>24.14187</text:p>
          </table:table-cell>
          <table:table-cell office:value-type="float" office:value="21.52453" calcext:value-type="float">
            <text:p>21.52453</text:p>
          </table:table-cell>
          <table:table-cell office:value-type="float" office:value="18.00719" calcext:value-type="float">
            <text:p>18.00719</text:p>
          </table:table-cell>
          <table:table-cell office:value-type="float" office:value="15.68271" calcext:value-type="float">
            <text:p>15.68271</text:p>
          </table:table-cell>
          <table:table-cell office:value-type="float" office:value="8.331027" calcext:value-type="float">
            <text:p>8.331027</text:p>
          </table:table-cell>
          <table:table-cell office:value-type="float" office:value="4.742615" calcext:value-type="float">
            <text:p>4.742615</text:p>
          </table:table-cell>
          <table:table-cell office:value-type="float" office:value="6.58746" calcext:value-type="float">
            <text:p>6.58746</text:p>
          </table:table-cell>
          <table:table-cell office:value-type="float" office:value="6.597197" calcext:value-type="float">
            <text:p>6.597197</text:p>
          </table:table-cell>
          <table:table-cell office:value-type="float" office:value="3.666529" calcext:value-type="float">
            <text:p>3.666529</text:p>
          </table:table-cell>
          <table:table-cell office:value-type="float" office:value="1.527806" calcext:value-type="float">
            <text:p>1.527806</text:p>
          </table:table-cell>
          <table:table-cell office:value-type="float" office:value="0.5246907" calcext:value-type="float">
            <text:p>0.5246907</text:p>
          </table:table-cell>
          <table:table-cell office:value-type="float" office:value="0.3718303" calcext:value-type="float">
            <text:p>0.3718303</text:p>
          </table:table-cell>
          <table:table-cell office:value-type="float" office:value="0.3336492" calcext:value-type="float">
            <text:p>0.3336492</text:p>
          </table:table-cell>
          <table:table-cell office:value-type="float" office:value="0" calcext:value-type="float">
            <text:p>0</text:p>
          </table:table-cell>
          <table:table-cell office:value-type="float" office:value="283.6832" calcext:value-type="float">
            <text:p>283.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6936" calcext:value-type="float">
            <text:p>-1.016936</text:p>
          </table:table-cell>
          <table:table-cell office:value-type="float" office:value="0" calcext:value-type="float">
            <text:p>0</text:p>
          </table:table-cell>
          <table:table-cell office:value-type="float" office:value="-0.00008962198" calcext:value-type="float">
            <text:p>-8.962198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30.94488" calcext:value-type="float">
            <text:p>30.94488</text:p>
          </table:table-cell>
          <table:table-cell office:value-type="float" office:value="1098.245" calcext:value-type="float">
            <text:p>1098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101" calcext:value-type="float">
            <text:p>0.399101</text:p>
          </table:table-cell>
          <table:table-cell office:value-type="float" office:value="15.28489" calcext:value-type="float">
            <text:p>15.2848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605" calcext:value-type="float">
            <text:p>3.63060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123" calcext:value-type="float">
            <text:p>0.0003058123</text:p>
          </table:table-cell>
          <table:table-cell office:value-type="float" office:value="-0.004427102" calcext:value-type="float">
            <text:p>-0.004427102</text:p>
          </table:table-cell>
          <table:table-cell office:value-type="float" office:value="0.001715569" calcext:value-type="float">
            <text:p>0.001715569</text:p>
          </table:table-cell>
          <table:table-cell office:value-type="float" office:value="0.0009744619" calcext:value-type="float">
            <text:p>0.0009744619</text:p>
          </table:table-cell>
          <table:table-cell office:value-type="float" office:value="17.7457" calcext:value-type="float">
            <text:p>17.7457</text:p>
          </table:table-cell>
          <table:table-cell office:value-type="float" office:value="0.1307597" calcext:value-type="float">
            <text:p>0.1307597</text:p>
          </table:table-cell>
          <table:table-cell office:value-type="float" office:value="0.0797486" calcext:value-type="float">
            <text:p>0.0797486</text:p>
          </table:table-cell>
          <table:table-cell office:value-type="float" office:value="0.062501" calcext:value-type="float">
            <text:p>0.062501</text:p>
          </table:table-cell>
          <table:table-cell office:value-type="float" office:value="0.05021205" calcext:value-type="float">
            <text:p>0.05021205</text:p>
          </table:table-cell>
          <table:table-cell office:value-type="float" office:value="0.05079817" calcext:value-type="float">
            <text:p>0.05079817</text:p>
          </table:table-cell>
          <table:table-cell office:value-type="float" office:value="0.02295719" calcext:value-type="float">
            <text:p>0.02295719</text:p>
          </table:table-cell>
          <table:table-cell office:value-type="float" office:value="0.01707804" calcext:value-type="float">
            <text:p>0.01707804</text:p>
          </table:table-cell>
          <table:table-cell office:value-type="float" office:value="0.0341091" calcext:value-type="float">
            <text:p>0.0341091</text:p>
          </table:table-cell>
          <table:table-cell office:value-type="float" office:value="0.02725378" calcext:value-type="float">
            <text:p>0.02725378</text:p>
          </table:table-cell>
          <table:table-cell office:value-type="float" office:value="0.02322765" calcext:value-type="float">
            <text:p>0.02322765</text:p>
          </table:table-cell>
          <table:table-cell office:value-type="float" office:value="0.02133393" calcext:value-type="float">
            <text:p>0.02133393</text:p>
          </table:table-cell>
          <table:table-cell office:value-type="float" office:value="0.01792856" calcext:value-type="float">
            <text:p>0.01792856</text:p>
          </table:table-cell>
          <table:table-cell office:value-type="float" office:value="0.007097807" calcext:value-type="float">
            <text:p>0.007097807</text:p>
          </table:table-cell>
          <table:table-cell office:value-type="float" office:value="0.007358474" calcext:value-type="float">
            <text:p>0.007358474</text:p>
          </table:table-cell>
          <table:table-cell office:value-type="float" office:value="0" calcext:value-type="float">
            <text:p>0</text:p>
          </table:table-cell>
          <table:table-cell office:value-type="float" office:value="36.00488" calcext:value-type="float">
            <text:p>36.00488</text:p>
          </table:table-cell>
          <table:table-cell office:value-type="float" office:value="23.94733" calcext:value-type="float">
            <text:p>23.94733</text:p>
          </table:table-cell>
          <table:table-cell office:value-type="float" office:value="21.49369" calcext:value-type="float">
            <text:p>21.49369</text:p>
          </table:table-cell>
          <table:table-cell office:value-type="float" office:value="17.99837" calcext:value-type="float">
            <text:p>17.99837</text:p>
          </table:table-cell>
          <table:table-cell office:value-type="float" office:value="15.63546" calcext:value-type="float">
            <text:p>15.63546</text:p>
          </table:table-cell>
          <table:table-cell office:value-type="float" office:value="8.294477" calcext:value-type="float">
            <text:p>8.294477</text:p>
          </table:table-cell>
          <table:table-cell office:value-type="float" office:value="4.755433" calcext:value-type="float">
            <text:p>4.755433</text:p>
          </table:table-cell>
          <table:table-cell office:value-type="float" office:value="6.58594" calcext:value-type="float">
            <text:p>6.58594</text:p>
          </table:table-cell>
          <table:table-cell office:value-type="float" office:value="6.593777" calcext:value-type="float">
            <text:p>6.593777</text:p>
          </table:table-cell>
          <table:table-cell office:value-type="float" office:value="3.666689" calcext:value-type="float">
            <text:p>3.666689</text:p>
          </table:table-cell>
          <table:table-cell office:value-type="float" office:value="1.528406" calcext:value-type="float">
            <text:p>1.528406</text:p>
          </table:table-cell>
          <table:table-cell office:value-type="float" office:value="0.525062" calcext:value-type="float">
            <text:p>0.525062</text:p>
          </table:table-cell>
          <table:table-cell office:value-type="float" office:value="0.3717965" calcext:value-type="float">
            <text:p>0.3717965</text:p>
          </table:table-cell>
          <table:table-cell office:value-type="float" office:value="0.3336785" calcext:value-type="float">
            <text:p>0.3336785</text:p>
          </table:table-cell>
          <table:table-cell office:value-type="float" office:value="0" calcext:value-type="float">
            <text:p>0</text:p>
          </table:table-cell>
          <table:table-cell office:value-type="float" office:value="285.1172" calcext:value-type="float">
            <text:p>285.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0869" calcext:value-type="float">
            <text:p>-1.010869</text:p>
          </table:table-cell>
          <table:table-cell office:value-type="float" office:value="0" calcext:value-type="float">
            <text:p>0</text:p>
          </table:table-cell>
          <table:table-cell office:value-type="float" office:value="-0.00009023865" calcext:value-type="float">
            <text:p>-9.023865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30.93854" calcext:value-type="float">
            <text:p>30.93854</text:p>
          </table:table-cell>
          <table:table-cell office:value-type="float" office:value="1098.242" calcext:value-type="float">
            <text:p>1098.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1945" calcext:value-type="float">
            <text:p>0.4011945</text:p>
          </table:table-cell>
          <table:table-cell office:value-type="float" office:value="15.28994" calcext:value-type="float">
            <text:p>15.2899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605" calcext:value-type="float">
            <text:p>3.63060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123" calcext:value-type="float">
            <text:p>0.0003058123</text:p>
          </table:table-cell>
          <table:table-cell office:value-type="float" office:value="-0.004433434" calcext:value-type="float">
            <text:p>-0.004433434</text:p>
          </table:table-cell>
          <table:table-cell office:value-type="float" office:value="0.001745195" calcext:value-type="float">
            <text:p>0.001745195</text:p>
          </table:table-cell>
          <table:table-cell office:value-type="float" office:value="0.0009750871" calcext:value-type="float">
            <text:p>0.0009750871</text:p>
          </table:table-cell>
          <table:table-cell office:value-type="float" office:value="17.72962" calcext:value-type="float">
            <text:p>17.72962</text:p>
          </table:table-cell>
          <table:table-cell office:value-type="float" office:value="0.1260108" calcext:value-type="float">
            <text:p>0.1260108</text:p>
          </table:table-cell>
          <table:table-cell office:value-type="float" office:value="0.08111736" calcext:value-type="float">
            <text:p>0.08111736</text:p>
          </table:table-cell>
          <table:table-cell office:value-type="float" office:value="0.06308069" calcext:value-type="float">
            <text:p>0.06308069</text:p>
          </table:table-cell>
          <table:table-cell office:value-type="float" office:value="0.05076184" calcext:value-type="float">
            <text:p>0.05076184</text:p>
          </table:table-cell>
          <table:table-cell office:value-type="float" office:value="0.0513988" calcext:value-type="float">
            <text:p>0.0513988</text:p>
          </table:table-cell>
          <table:table-cell office:value-type="float" office:value="0.02315018" calcext:value-type="float">
            <text:p>0.02315018</text:p>
          </table:table-cell>
          <table:table-cell office:value-type="float" office:value="0.01718503" calcext:value-type="float">
            <text:p>0.01718503</text:p>
          </table:table-cell>
          <table:table-cell office:value-type="float" office:value="0.03416867" calcext:value-type="float">
            <text:p>0.03416867</text:p>
          </table:table-cell>
          <table:table-cell office:value-type="float" office:value="0.02726204" calcext:value-type="float">
            <text:p>0.02726204</text:p>
          </table:table-cell>
          <table:table-cell office:value-type="float" office:value="0.02322298" calcext:value-type="float">
            <text:p>0.02322298</text:p>
          </table:table-cell>
          <table:table-cell office:value-type="float" office:value="0.02133489" calcext:value-type="float">
            <text:p>0.02133489</text:p>
          </table:table-cell>
          <table:table-cell office:value-type="float" office:value="0.0179322" calcext:value-type="float">
            <text:p>0.0179322</text:p>
          </table:table-cell>
          <table:table-cell office:value-type="float" office:value="0.007096234" calcext:value-type="float">
            <text:p>0.007096234</text:p>
          </table:table-cell>
          <table:table-cell office:value-type="float" office:value="0.007357296" calcext:value-type="float">
            <text:p>0.007357296</text:p>
          </table:table-cell>
          <table:table-cell office:value-type="float" office:value="0" calcext:value-type="float">
            <text:p>0</text:p>
          </table:table-cell>
          <table:table-cell office:value-type="float" office:value="32.53631" calcext:value-type="float">
            <text:p>32.53631</text:p>
          </table:table-cell>
          <table:table-cell office:value-type="float" office:value="23.88216" calcext:value-type="float">
            <text:p>23.88216</text:p>
          </table:table-cell>
          <table:table-cell office:value-type="float" office:value="21.54447" calcext:value-type="float">
            <text:p>21.54447</text:p>
          </table:table-cell>
          <table:table-cell office:value-type="float" office:value="17.94955" calcext:value-type="float">
            <text:p>17.94955</text:p>
          </table:table-cell>
          <table:table-cell office:value-type="float" office:value="15.57865" calcext:value-type="float">
            <text:p>15.57865</text:p>
          </table:table-cell>
          <table:table-cell office:value-type="float" office:value="8.260929" calcext:value-type="float">
            <text:p>8.260929</text:p>
          </table:table-cell>
          <table:table-cell office:value-type="float" office:value="4.768614" calcext:value-type="float">
            <text:p>4.768614</text:p>
          </table:table-cell>
          <table:table-cell office:value-type="float" office:value="6.584415" calcext:value-type="float">
            <text:p>6.584415</text:p>
          </table:table-cell>
          <table:table-cell office:value-type="float" office:value="6.590191" calcext:value-type="float">
            <text:p>6.590191</text:p>
          </table:table-cell>
          <table:table-cell office:value-type="float" office:value="3.666756" calcext:value-type="float">
            <text:p>3.666756</text:p>
          </table:table-cell>
          <table:table-cell office:value-type="float" office:value="1.528989" calcext:value-type="float">
            <text:p>1.528989</text:p>
          </table:table-cell>
          <table:table-cell office:value-type="float" office:value="0.5254285" calcext:value-type="float">
            <text:p>0.5254285</text:p>
          </table:table-cell>
          <table:table-cell office:value-type="float" office:value="0.3717422" calcext:value-type="float">
            <text:p>0.3717422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0" calcext:value-type="float">
            <text:p>0</text:p>
          </table:table-cell>
          <table:table-cell office:value-type="float" office:value="286.9259" calcext:value-type="float">
            <text:p>286.9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3759" calcext:value-type="float">
            <text:p>-1.003759</text:p>
          </table:table-cell>
          <table:table-cell office:value-type="float" office:value="0" calcext:value-type="float">
            <text:p>0</text:p>
          </table:table-cell>
          <table:table-cell office:value-type="float" office:value="-0.00009083547" calcext:value-type="float">
            <text:p>-9.083547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30.95167" calcext:value-type="float">
            <text:p>30.95167</text:p>
          </table:table-cell>
          <table:table-cell office:value-type="float" office:value="1098.244" calcext:value-type="float">
            <text:p>1098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3868" calcext:value-type="float">
            <text:p>0.4003868</text:p>
          </table:table-cell>
          <table:table-cell office:value-type="float" office:value="15.27423" calcext:value-type="float">
            <text:p>15.27423</text:p>
          </table:table-cell>
          <table:table-cell office:value-type="float" office:value="0" calcext:value-type="float">
            <text:p>0</text:p>
          </table:table-cell>
          <table:table-cell office:value-type="float" office:value="0.0000003630637" calcext:value-type="float">
            <text:p>3.6306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144" calcext:value-type="float">
            <text:p>0.0003058144</text:p>
          </table:table-cell>
          <table:table-cell office:value-type="float" office:value="-0.004484916" calcext:value-type="float">
            <text:p>-0.004484916</text:p>
          </table:table-cell>
          <table:table-cell office:value-type="float" office:value="0.001775048" calcext:value-type="float">
            <text:p>0.001775048</text:p>
          </table:table-cell>
          <table:table-cell office:value-type="float" office:value="0.0009878906" calcext:value-type="float">
            <text:p>0.0009878906</text:p>
          </table:table-cell>
          <table:table-cell office:value-type="float" office:value="17.75998" calcext:value-type="float">
            <text:p>17.75998</text:p>
          </table:table-cell>
          <table:table-cell office:value-type="float" office:value="0.1465435" calcext:value-type="float">
            <text:p>0.1465435</text:p>
          </table:table-cell>
          <table:table-cell office:value-type="float" office:value="0.08317597" calcext:value-type="float">
            <text:p>0.08317597</text:p>
          </table:table-cell>
          <table:table-cell office:value-type="float" office:value="0.06357425" calcext:value-type="float">
            <text:p>0.06357425</text:p>
          </table:table-cell>
          <table:table-cell office:value-type="float" office:value="0.0512576" calcext:value-type="float">
            <text:p>0.0512576</text:p>
          </table:table-cell>
          <table:table-cell office:value-type="float" office:value="0.05196013" calcext:value-type="float">
            <text:p>0.05196013</text:p>
          </table:table-cell>
          <table:table-cell office:value-type="float" office:value="0.02334319" calcext:value-type="float">
            <text:p>0.02334319</text:p>
          </table:table-cell>
          <table:table-cell office:value-type="float" office:value="0.01729539" calcext:value-type="float">
            <text:p>0.01729539</text:p>
          </table:table-cell>
          <table:table-cell office:value-type="float" office:value="0.03423014" calcext:value-type="float">
            <text:p>0.03423014</text:p>
          </table:table-cell>
          <table:table-cell office:value-type="float" office:value="0.02727311" calcext:value-type="float">
            <text:p>0.02727311</text:p>
          </table:table-cell>
          <table:table-cell office:value-type="float" office:value="0.02322005" calcext:value-type="float">
            <text:p>0.02322005</text:p>
          </table:table-cell>
          <table:table-cell office:value-type="float" office:value="0.02133611" calcext:value-type="float">
            <text:p>0.02133611</text:p>
          </table:table-cell>
          <table:table-cell office:value-type="float" office:value="0.01793584" calcext:value-type="float">
            <text:p>0.01793584</text:p>
          </table:table-cell>
          <table:table-cell office:value-type="float" office:value="0.007094784" calcext:value-type="float">
            <text:p>0.007094784</text:p>
          </table:table-cell>
          <table:table-cell office:value-type="float" office:value="0.007356568" calcext:value-type="float">
            <text:p>0.007356568</text:p>
          </table:table-cell>
          <table:table-cell office:value-type="float" office:value="0" calcext:value-type="float">
            <text:p>0</text:p>
          </table:table-cell>
          <table:table-cell office:value-type="float" office:value="40.8436" calcext:value-type="float">
            <text:p>40.8436</text:p>
          </table:table-cell>
          <table:table-cell office:value-type="float" office:value="23.82649" calcext:value-type="float">
            <text:p>23.82649</text:p>
          </table:table-cell>
          <table:table-cell office:value-type="float" office:value="21.72413" calcext:value-type="float">
            <text:p>21.72413</text:p>
          </table:table-cell>
          <table:table-cell office:value-type="float" office:value="17.83696" calcext:value-type="float">
            <text:p>17.83696</text:p>
          </table:table-cell>
          <table:table-cell office:value-type="float" office:value="15.48916" calcext:value-type="float">
            <text:p>15.48916</text:p>
          </table:table-cell>
          <table:table-cell office:value-type="float" office:value="8.226039" calcext:value-type="float">
            <text:p>8.226039</text:p>
          </table:table-cell>
          <table:table-cell office:value-type="float" office:value="4.781768" calcext:value-type="float">
            <text:p>4.781768</text:p>
          </table:table-cell>
          <table:table-cell office:value-type="float" office:value="6.582966" calcext:value-type="float">
            <text:p>6.582966</text:p>
          </table:table-cell>
          <table:table-cell office:value-type="float" office:value="6.586435" calcext:value-type="float">
            <text:p>6.586435</text:p>
          </table:table-cell>
          <table:table-cell office:value-type="float" office:value="3.666764" calcext:value-type="float">
            <text:p>3.666764</text:p>
          </table:table-cell>
          <table:table-cell office:value-type="float" office:value="1.52955" calcext:value-type="float">
            <text:p>1.52955</text:p>
          </table:table-cell>
          <table:table-cell office:value-type="float" office:value="0.525789" calcext:value-type="float">
            <text:p>0.525789</text:p>
          </table:table-cell>
          <table:table-cell office:value-type="float" office:value="0.3716997" calcext:value-type="float">
            <text:p>0.3716997</text:p>
          </table:table-cell>
          <table:table-cell office:value-type="float" office:value="0.3337587" calcext:value-type="float">
            <text:p>0.3337587</text:p>
          </table:table-cell>
          <table:table-cell office:value-type="float" office:value="0" calcext:value-type="float">
            <text:p>0</text:p>
          </table:table-cell>
          <table:table-cell office:value-type="float" office:value="286.0908" calcext:value-type="float">
            <text:p>286.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0288" calcext:value-type="float">
            <text:p>-1.020288</text:p>
          </table:table-cell>
          <table:table-cell office:value-type="float" office:value="0" calcext:value-type="float">
            <text:p>0</text:p>
          </table:table-cell>
          <table:table-cell office:value-type="float" office:value="-0.0000915751" calcext:value-type="float">
            <text:p>-9.15751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31.00252" calcext:value-type="float">
            <text:p>31.00252</text:p>
          </table:table-cell>
          <table:table-cell office:value-type="float" office:value="1098.251" calcext:value-type="float">
            <text:p>1098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8722" calcext:value-type="float">
            <text:p>0.3938722</text:p>
          </table:table-cell>
          <table:table-cell office:value-type="float" office:value="15.22065" calcext:value-type="float">
            <text:p>15.22065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574" calcext:value-type="float">
            <text:p>3.63157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765" calcext:value-type="float">
            <text:p>0.0003058765</text:p>
          </table:table-cell>
          <table:table-cell office:value-type="float" office:value="-0.004634093" calcext:value-type="float">
            <text:p>-0.004634093</text:p>
          </table:table-cell>
          <table:table-cell office:value-type="float" office:value="0.001802401" calcext:value-type="float">
            <text:p>0.001802401</text:p>
          </table:table-cell>
          <table:table-cell office:value-type="float" office:value="0.001022864" calcext:value-type="float">
            <text:p>0.001022864</text:p>
          </table:table-cell>
          <table:table-cell office:value-type="float" office:value="17.87686" calcext:value-type="float">
            <text:p>17.87686</text:p>
          </table:table-cell>
          <table:table-cell office:value-type="float" office:value="0.1393602" calcext:value-type="float">
            <text:p>0.1393602</text:p>
          </table:table-cell>
          <table:table-cell office:value-type="float" office:value="0.08379668" calcext:value-type="float">
            <text:p>0.08379668</text:p>
          </table:table-cell>
          <table:table-cell office:value-type="float" office:value="0.06387828" calcext:value-type="float">
            <text:p>0.06387828</text:p>
          </table:table-cell>
          <table:table-cell office:value-type="float" office:value="0.05165315" calcext:value-type="float">
            <text:p>0.05165315</text:p>
          </table:table-cell>
          <table:table-cell office:value-type="float" office:value="0.05243131" calcext:value-type="float">
            <text:p>0.05243131</text:p>
          </table:table-cell>
          <table:table-cell office:value-type="float" office:value="0.02350763" calcext:value-type="float">
            <text:p>0.02350763</text:p>
          </table:table-cell>
          <table:table-cell office:value-type="float" office:value="0.01739685" calcext:value-type="float">
            <text:p>0.01739685</text:p>
          </table:table-cell>
          <table:table-cell office:value-type="float" office:value="0.03429252" calcext:value-type="float">
            <text:p>0.03429252</text:p>
          </table:table-cell>
          <table:table-cell office:value-type="float" office:value="0.02728647" calcext:value-type="float">
            <text:p>0.02728647</text:p>
          </table:table-cell>
          <table:table-cell office:value-type="float" office:value="0.02321861" calcext:value-type="float">
            <text:p>0.02321861</text:p>
          </table:table-cell>
          <table:table-cell office:value-type="float" office:value="0.02133759" calcext:value-type="float">
            <text:p>0.02133759</text:p>
          </table:table-cell>
          <table:table-cell office:value-type="float" office:value="0.01793946" calcext:value-type="float">
            <text:p>0.01793946</text:p>
          </table:table-cell>
          <table:table-cell office:value-type="float" office:value="0.007093692" calcext:value-type="float">
            <text:p>0.007093692</text:p>
          </table:table-cell>
          <table:table-cell office:value-type="float" office:value="0.007357202" calcext:value-type="float">
            <text:p>0.007357202</text:p>
          </table:table-cell>
          <table:table-cell office:value-type="float" office:value="0" calcext:value-type="float">
            <text:p>0</text:p>
          </table:table-cell>
          <table:table-cell office:value-type="float" office:value="43.84626" calcext:value-type="float">
            <text:p>43.84626</text:p>
          </table:table-cell>
          <table:table-cell office:value-type="float" office:value="24.06127" calcext:value-type="float">
            <text:p>24.06127</text:p>
          </table:table-cell>
          <table:table-cell office:value-type="float" office:value="21.83598" calcext:value-type="float">
            <text:p>21.83598</text:p>
          </table:table-cell>
          <table:table-cell office:value-type="float" office:value="17.75016" calcext:value-type="float">
            <text:p>17.75016</text:p>
          </table:table-cell>
          <table:table-cell office:value-type="float" office:value="15.42264" calcext:value-type="float">
            <text:p>15.42264</text:p>
          </table:table-cell>
          <table:table-cell office:value-type="float" office:value="8.189921" calcext:value-type="float">
            <text:p>8.189921</text:p>
          </table:table-cell>
          <table:table-cell office:value-type="float" office:value="4.795097" calcext:value-type="float">
            <text:p>4.795097</text:p>
          </table:table-cell>
          <table:table-cell office:value-type="float" office:value="6.581555" calcext:value-type="float">
            <text:p>6.581555</text:p>
          </table:table-cell>
          <table:table-cell office:value-type="float" office:value="6.582541" calcext:value-type="float">
            <text:p>6.582541</text:p>
          </table:table-cell>
          <table:table-cell office:value-type="float" office:value="3.666674" calcext:value-type="float">
            <text:p>3.666674</text:p>
          </table:table-cell>
          <table:table-cell office:value-type="float" office:value="1.530085" calcext:value-type="float">
            <text:p>1.530085</text:p>
          </table:table-cell>
          <table:table-cell office:value-type="float" office:value="0.526145" calcext:value-type="float">
            <text:p>0.526145</text:p>
          </table:table-cell>
          <table:table-cell office:value-type="float" office:value="0.3717424" calcext:value-type="float">
            <text:p>0.3717424</text:p>
          </table:table-cell>
          <table:table-cell office:value-type="float" office:value="0.3337962" calcext:value-type="float">
            <text:p>0.3337962</text:p>
          </table:table-cell>
          <table:table-cell office:value-type="float" office:value="0" calcext:value-type="float">
            <text:p>0</text:p>
          </table:table-cell>
          <table:table-cell office:value-type="float" office:value="280.7801" calcext:value-type="float">
            <text:p>280.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029" calcext:value-type="float">
            <text:p>-1.08029</text:p>
          </table:table-cell>
          <table:table-cell office:value-type="float" office:value="0" calcext:value-type="float">
            <text:p>0</text:p>
          </table:table-cell>
          <table:table-cell office:value-type="float" office:value="-0.0000929687" calcext:value-type="float">
            <text:p>-9.29687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31.13692" calcext:value-type="float">
            <text:p>31.13692</text:p>
          </table:table-cell>
          <table:table-cell office:value-type="float" office:value="1098.27" calcext:value-type="float">
            <text:p>109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2027" calcext:value-type="float">
            <text:p>0.3852027</text:p>
          </table:table-cell>
          <table:table-cell office:value-type="float" office:value="15.07391" calcext:value-type="float">
            <text:p>15.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782" calcext:value-type="float">
            <text:p>3.63178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06" calcext:value-type="float">
            <text:p>0.0003058906</text:p>
          </table:table-cell>
          <table:table-cell office:value-type="float" office:value="-0.005276336" calcext:value-type="float">
            <text:p>-0.005276336</text:p>
          </table:table-cell>
          <table:table-cell office:value-type="float" office:value="0.001825629" calcext:value-type="float">
            <text:p>0.001825629</text:p>
          </table:table-cell>
          <table:table-cell office:value-type="float" office:value="0.001114878" calcext:value-type="float">
            <text:p>0.001114878</text:p>
          </table:table-cell>
          <table:table-cell office:value-type="float" office:value="18.1827" calcext:value-type="float">
            <text:p>18.1827</text:p>
          </table:table-cell>
          <table:table-cell office:value-type="float" office:value="0.1162457" calcext:value-type="float">
            <text:p>0.1162457</text:p>
          </table:table-cell>
          <table:table-cell office:value-type="float" office:value="0.08024324" calcext:value-type="float">
            <text:p>0.08024324</text:p>
          </table:table-cell>
          <table:table-cell office:value-type="float" office:value="0.06357059" calcext:value-type="float">
            <text:p>0.06357059</text:p>
          </table:table-cell>
          <table:table-cell office:value-type="float" office:value="0.05194803" calcext:value-type="float">
            <text:p>0.05194803</text:p>
          </table:table-cell>
          <table:table-cell office:value-type="float" office:value="0.05262354" calcext:value-type="float">
            <text:p>0.05262354</text:p>
          </table:table-cell>
          <table:table-cell office:value-type="float" office:value="0.02361482" calcext:value-type="float">
            <text:p>0.02361482</text:p>
          </table:table-cell>
          <table:table-cell office:value-type="float" office:value="0.01748344" calcext:value-type="float">
            <text:p>0.01748344</text:p>
          </table:table-cell>
          <table:table-cell office:value-type="float" office:value="0.03435357" calcext:value-type="float">
            <text:p>0.03435357</text:p>
          </table:table-cell>
          <table:table-cell office:value-type="float" office:value="0.02730151" calcext:value-type="float">
            <text:p>0.02730151</text:p>
          </table:table-cell>
          <table:table-cell office:value-type="float" office:value="0.02321848" calcext:value-type="float">
            <text:p>0.02321848</text:p>
          </table:table-cell>
          <table:table-cell office:value-type="float" office:value="0.0213393" calcext:value-type="float">
            <text:p>0.0213393</text:p>
          </table:table-cell>
          <table:table-cell office:value-type="float" office:value="0.01794299" calcext:value-type="float">
            <text:p>0.01794299</text:p>
          </table:table-cell>
          <table:table-cell office:value-type="float" office:value="0.00709293" calcext:value-type="float">
            <text:p>0.00709293</text:p>
          </table:table-cell>
          <table:table-cell office:value-type="float" office:value="0.007359142" calcext:value-type="float">
            <text:p>0.007359142</text:p>
          </table:table-cell>
          <table:table-cell office:value-type="float" office:value="0" calcext:value-type="float">
            <text:p>0</text:p>
          </table:table-cell>
          <table:table-cell office:value-type="float" office:value="34.39444" calcext:value-type="float">
            <text:p>34.39444</text:p>
          </table:table-cell>
          <table:table-cell office:value-type="float" office:value="25.42806" calcext:value-type="float">
            <text:p>25.42806</text:p>
          </table:table-cell>
          <table:table-cell office:value-type="float" office:value="21.45034" calcext:value-type="float">
            <text:p>21.45034</text:p>
          </table:table-cell>
          <table:table-cell office:value-type="float" office:value="17.9597" calcext:value-type="float">
            <text:p>17.9597</text:p>
          </table:table-cell>
          <table:table-cell office:value-type="float" office:value="15.35631" calcext:value-type="float">
            <text:p>15.35631</text:p>
          </table:table-cell>
          <table:table-cell office:value-type="float" office:value="8.160463" calcext:value-type="float">
            <text:p>8.160463</text:p>
          </table:table-cell>
          <table:table-cell office:value-type="float" office:value="4.812974" calcext:value-type="float">
            <text:p>4.812974</text:p>
          </table:table-cell>
          <table:table-cell office:value-type="float" office:value="6.580846" calcext:value-type="float">
            <text:p>6.580846</text:p>
          </table:table-cell>
          <table:table-cell office:value-type="float" office:value="6.578565" calcext:value-type="float">
            <text:p>6.578565</text:p>
          </table:table-cell>
          <table:table-cell office:value-type="float" office:value="3.666528" calcext:value-type="float">
            <text:p>3.666528</text:p>
          </table:table-cell>
          <table:table-cell office:value-type="float" office:value="1.530603" calcext:value-type="float">
            <text:p>1.530603</text:p>
          </table:table-cell>
          <table:table-cell office:value-type="float" office:value="0.5265073" calcext:value-type="float">
            <text:p>0.5265073</text:p>
          </table:table-cell>
          <table:table-cell office:value-type="float" office:value="0.3718602" calcext:value-type="float">
            <text:p>0.3718602</text:p>
          </table:table-cell>
          <table:table-cell office:value-type="float" office:value="0.3338232" calcext:value-type="float">
            <text:p>0.3338232</text:p>
          </table:table-cell>
          <table:table-cell office:value-type="float" office:value="0" calcext:value-type="float">
            <text:p>0</text:p>
          </table:table-cell>
          <table:table-cell office:value-type="float" office:value="274.5871" calcext:value-type="float">
            <text:p>274.5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5104" calcext:value-type="float">
            <text:p>-1.235104</text:p>
          </table:table-cell>
          <table:table-cell office:value-type="float" office:value="0" calcext:value-type="float">
            <text:p>0</text:p>
          </table:table-cell>
          <table:table-cell office:value-type="float" office:value="-0.0001004556" calcext:value-type="float">
            <text:p>-0.00010045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31.24138" calcext:value-type="float">
            <text:p>31.24138</text:p>
          </table:table-cell>
          <table:table-cell office:value-type="float" office:value="1098.292" calcext:value-type="float">
            <text:p>1098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1037" calcext:value-type="float">
            <text:p>0.4001037</text:p>
          </table:table-cell>
          <table:table-cell office:value-type="float" office:value="14.92909" calcext:value-type="float">
            <text:p>14.9290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782" calcext:value-type="float">
            <text:p>3.63178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06" calcext:value-type="float">
            <text:p>0.0003058906</text:p>
          </table:table-cell>
          <table:table-cell office:value-type="float" office:value="-0.006312571" calcext:value-type="float">
            <text:p>-0.006312571</text:p>
          </table:table-cell>
          <table:table-cell office:value-type="float" office:value="0.001849548" calcext:value-type="float">
            <text:p>0.001849548</text:p>
          </table:table-cell>
          <table:table-cell office:value-type="float" office:value="0.001211698" calcext:value-type="float">
            <text:p>0.001211698</text:p>
          </table:table-cell>
          <table:table-cell office:value-type="float" office:value="18.44335" calcext:value-type="float">
            <text:p>18.44335</text:p>
          </table:table-cell>
          <table:table-cell office:value-type="float" office:value="0.09863926" calcext:value-type="float">
            <text:p>0.09863926</text:p>
          </table:table-cell>
          <table:table-cell office:value-type="float" office:value="0.07105739" calcext:value-type="float">
            <text:p>0.07105739</text:p>
          </table:table-cell>
          <table:table-cell office:value-type="float" office:value="0.05862912" calcext:value-type="float">
            <text:p>0.05862912</text:p>
          </table:table-cell>
          <table:table-cell office:value-type="float" office:value="0.04985576" calcext:value-type="float">
            <text:p>0.04985576</text:p>
          </table:table-cell>
          <table:table-cell office:value-type="float" office:value="0.05146606" calcext:value-type="float">
            <text:p>0.05146606</text:p>
          </table:table-cell>
          <table:table-cell office:value-type="float" office:value="0.02354409" calcext:value-type="float">
            <text:p>0.02354409</text:p>
          </table:table-cell>
          <table:table-cell office:value-type="float" office:value="0.01750705" calcext:value-type="float">
            <text:p>0.01750705</text:p>
          </table:table-cell>
          <table:table-cell office:value-type="float" office:value="0.03440522" calcext:value-type="float">
            <text:p>0.03440522</text:p>
          </table:table-cell>
          <table:table-cell office:value-type="float" office:value="0.02731693" calcext:value-type="float">
            <text:p>0.02731693</text:p>
          </table:table-cell>
          <table:table-cell office:value-type="float" office:value="0.02321943" calcext:value-type="float">
            <text:p>0.02321943</text:p>
          </table:table-cell>
          <table:table-cell office:value-type="float" office:value="0.02134123" calcext:value-type="float">
            <text:p>0.02134123</text:p>
          </table:table-cell>
          <table:table-cell office:value-type="float" office:value="0.0179465" calcext:value-type="float">
            <text:p>0.0179465</text:p>
          </table:table-cell>
          <table:table-cell office:value-type="float" office:value="0.007091649" calcext:value-type="float">
            <text:p>0.007091649</text:p>
          </table:table-cell>
          <table:table-cell office:value-type="float" office:value="0.007359005" calcext:value-type="float">
            <text:p>0.007359005</text:p>
          </table:table-cell>
          <table:table-cell office:value-type="float" office:value="0" calcext:value-type="float">
            <text:p>0</text:p>
          </table:table-cell>
          <table:table-cell office:value-type="float" office:value="20.57495" calcext:value-type="float">
            <text:p>20.57495</text:p>
          </table:table-cell>
          <table:table-cell office:value-type="float" office:value="25.24099" calcext:value-type="float">
            <text:p>25.24099</text:p>
          </table:table-cell>
          <table:table-cell office:value-type="float" office:value="20.93007" calcext:value-type="float">
            <text:p>20.93007</text:p>
          </table:table-cell>
          <table:table-cell office:value-type="float" office:value="18.10447" calcext:value-type="float">
            <text:p>18.10447</text:p>
          </table:table-cell>
          <table:table-cell office:value-type="float" office:value="15.43206" calcext:value-type="float">
            <text:p>15.43206</text:p>
          </table:table-cell>
          <table:table-cell office:value-type="float" office:value="8.141188" calcext:value-type="float">
            <text:p>8.141188</text:p>
          </table:table-cell>
          <table:table-cell office:value-type="float" office:value="4.828371" calcext:value-type="float">
            <text:p>4.828371</text:p>
          </table:table-cell>
          <table:table-cell office:value-type="float" office:value="6.580637" calcext:value-type="float">
            <text:p>6.580637</text:p>
          </table:table-cell>
          <table:table-cell office:value-type="float" office:value="6.574608" calcext:value-type="float">
            <text:p>6.574608</text:p>
          </table:table-cell>
          <table:table-cell office:value-type="float" office:value="3.666303" calcext:value-type="float">
            <text:p>3.666303</text:p>
          </table:table-cell>
          <table:table-cell office:value-type="float" office:value="1.531096" calcext:value-type="float">
            <text:p>1.531096</text:p>
          </table:table-cell>
          <table:table-cell office:value-type="float" office:value="0.5268697" calcext:value-type="float">
            <text:p>0.5268697</text:p>
          </table:table-cell>
          <table:table-cell office:value-type="float" office:value="0.3718532" calcext:value-type="float">
            <text:p>0.3718532</text:p>
          </table:table-cell>
          <table:table-cell office:value-type="float" office:value="0.3338513" calcext:value-type="float">
            <text:p>0.3338513</text:p>
          </table:table-cell>
          <table:table-cell office:value-type="float" office:value="0" calcext:value-type="float">
            <text:p>0</text:p>
          </table:table-cell>
          <table:table-cell office:value-type="float" office:value="290.4406" calcext:value-type="float">
            <text:p>290.4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3985" calcext:value-type="float">
            <text:p>-1.363985</text:p>
          </table:table-cell>
          <table:table-cell office:value-type="float" office:value="0" calcext:value-type="float">
            <text:p>0</text:p>
          </table:table-cell>
          <table:table-cell office:value-type="float" office:value="-0.0001267483" calcext:value-type="float">
            <text:p>-0.00012674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31.26089" calcext:value-type="float">
            <text:p>31.26089</text:p>
          </table:table-cell>
          <table:table-cell office:value-type="float" office:value="1098.304" calcext:value-type="float">
            <text:p>1098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1385" calcext:value-type="float">
            <text:p>0.4171385</text:p>
          </table:table-cell>
          <table:table-cell office:value-type="float" office:value="14.87735" calcext:value-type="float">
            <text:p>14.87735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782" calcext:value-type="float">
            <text:p>3.63178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06" calcext:value-type="float">
            <text:p>0.0003058906</text:p>
          </table:table-cell>
          <table:table-cell office:value-type="float" office:value="-0.00669494" calcext:value-type="float">
            <text:p>-0.00669494</text:p>
          </table:table-cell>
          <table:table-cell office:value-type="float" office:value="0.001875057" calcext:value-type="float">
            <text:p>0.001875057</text:p>
          </table:table-cell>
          <table:table-cell office:value-type="float" office:value="0.001232437" calcext:value-type="float">
            <text:p>0.001232437</text:p>
          </table:table-cell>
          <table:table-cell office:value-type="float" office:value="18.52427" calcext:value-type="float">
            <text:p>18.52427</text:p>
          </table:table-cell>
          <table:table-cell office:value-type="float" office:value="0.09261817" calcext:value-type="float">
            <text:p>0.09261817</text:p>
          </table:table-cell>
          <table:table-cell office:value-type="float" office:value="0.06341365" calcext:value-type="float">
            <text:p>0.06341365</text:p>
          </table:table-cell>
          <table:table-cell office:value-type="float" office:value="0.05317816" calcext:value-type="float">
            <text:p>0.05317816</text:p>
          </table:table-cell>
          <table:table-cell office:value-type="float" office:value="0.04584675" calcext:value-type="float">
            <text:p>0.04584675</text:p>
          </table:table-cell>
          <table:table-cell office:value-type="float" office:value="0.0480597" calcext:value-type="float">
            <text:p>0.0480597</text:p>
          </table:table-cell>
          <table:table-cell office:value-type="float" office:value="0.02290782" calcext:value-type="float">
            <text:p>0.02290782</text:p>
          </table:table-cell>
          <table:table-cell office:value-type="float" office:value="0.01733892" calcext:value-type="float">
            <text:p>0.01733892</text:p>
          </table:table-cell>
          <table:table-cell office:value-type="float" office:value="0.03439412" calcext:value-type="float">
            <text:p>0.03439412</text:p>
          </table:table-cell>
          <table:table-cell office:value-type="float" office:value="0.02732565" calcext:value-type="float">
            <text:p>0.02732565</text:p>
          </table:table-cell>
          <table:table-cell office:value-type="float" office:value="0.02322085" calcext:value-type="float">
            <text:p>0.02322085</text:p>
          </table:table-cell>
          <table:table-cell office:value-type="float" office:value="0.02134332" calcext:value-type="float">
            <text:p>0.02134332</text:p>
          </table:table-cell>
          <table:table-cell office:value-type="float" office:value="0.01795001" calcext:value-type="float">
            <text:p>0.01795001</text:p>
          </table:table-cell>
          <table:table-cell office:value-type="float" office:value="0.00709035" calcext:value-type="float">
            <text:p>0.00709035</text:p>
          </table:table-cell>
          <table:table-cell office:value-type="float" office:value="0.007358724" calcext:value-type="float">
            <text:p>0.007358724</text:p>
          </table:table-cell>
          <table:table-cell office:value-type="float" office:value="0" calcext:value-type="float">
            <text:p>0</text:p>
          </table:table-cell>
          <table:table-cell office:value-type="float" office:value="15.28595" calcext:value-type="float">
            <text:p>15.28595</text:p>
          </table:table-cell>
          <table:table-cell office:value-type="float" office:value="24.70059" calcext:value-type="float">
            <text:p>24.70059</text:p>
          </table:table-cell>
          <table:table-cell office:value-type="float" office:value="20.7397" calcext:value-type="float">
            <text:p>20.7397</text:p>
          </table:table-cell>
          <table:table-cell office:value-type="float" office:value="18.07061" calcext:value-type="float">
            <text:p>18.07061</text:p>
          </table:table-cell>
          <table:table-cell office:value-type="float" office:value="15.44574" calcext:value-type="float">
            <text:p>15.44574</text:p>
          </table:table-cell>
          <table:table-cell office:value-type="float" office:value="8.130738" calcext:value-type="float">
            <text:p>8.130738</text:p>
          </table:table-cell>
          <table:table-cell office:value-type="float" office:value="4.844776" calcext:value-type="float">
            <text:p>4.844776</text:p>
          </table:table-cell>
          <table:table-cell office:value-type="float" office:value="6.580926" calcext:value-type="float">
            <text:p>6.580926</text:p>
          </table:table-cell>
          <table:table-cell office:value-type="float" office:value="6.57074" calcext:value-type="float">
            <text:p>6.57074</text:p>
          </table:table-cell>
          <table:table-cell office:value-type="float" office:value="3.666015" calcext:value-type="float">
            <text:p>3.666015</text:p>
          </table:table-cell>
          <table:table-cell office:value-type="float" office:value="1.531565" calcext:value-type="float">
            <text:p>1.531565</text:p>
          </table:table-cell>
          <table:table-cell office:value-type="float" office:value="0.5272253" calcext:value-type="float">
            <text:p>0.5272253</text:p>
          </table:table-cell>
          <table:table-cell office:value-type="float" office:value="0.3718494" calcext:value-type="float">
            <text:p>0.3718494</text:p>
          </table:table-cell>
          <table:table-cell office:value-type="float" office:value="0.333867" calcext:value-type="float">
            <text:p>0.333867</text:p>
          </table:table-cell>
          <table:table-cell office:value-type="float" office:value="0" calcext:value-type="float">
            <text:p>0</text:p>
          </table:table-cell>
          <table:table-cell office:value-type="float" office:value="307.8279" calcext:value-type="float">
            <text:p>307.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836" calcext:value-type="float">
            <text:p>-1.39836</text:p>
          </table:table-cell>
          <table:table-cell office:value-type="float" office:value="0" calcext:value-type="float">
            <text:p>0</text:p>
          </table:table-cell>
          <table:table-cell office:value-type="float" office:value="-0.0001296304" calcext:value-type="float">
            <text:p>-0.00012963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31.25219" calcext:value-type="float">
            <text:p>31.25219</text:p>
          </table:table-cell>
          <table:table-cell office:value-type="float" office:value="1098.307" calcext:value-type="float">
            <text:p>1098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4555" calcext:value-type="float">
            <text:p>0.4254555</text:p>
          </table:table-cell>
          <table:table-cell office:value-type="float" office:value="14.87241" calcext:value-type="float">
            <text:p>14.8724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782" calcext:value-type="float">
            <text:p>3.63178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06" calcext:value-type="float">
            <text:p>0.0003058906</text:p>
          </table:table-cell>
          <table:table-cell office:value-type="float" office:value="-0.006785267" calcext:value-type="float">
            <text:p>-0.006785267</text:p>
          </table:table-cell>
          <table:table-cell office:value-type="float" office:value="0.001905259" calcext:value-type="float">
            <text:p>0.001905259</text:p>
          </table:table-cell>
          <table:table-cell office:value-type="float" office:value="0.001234657" calcext:value-type="float">
            <text:p>0.001234657</text:p>
          </table:table-cell>
          <table:table-cell office:value-type="float" office:value="18.5246" calcext:value-type="float">
            <text:p>18.5246</text:p>
          </table:table-cell>
          <table:table-cell office:value-type="float" office:value="0.09323855" calcext:value-type="float">
            <text:p>0.09323855</text:p>
          </table:table-cell>
          <table:table-cell office:value-type="float" office:value="0.06120604" calcext:value-type="float">
            <text:p>0.06120604</text:p>
          </table:table-cell>
          <table:table-cell office:value-type="float" office:value="0.05148758" calcext:value-type="float">
            <text:p>0.05148758</text:p>
          </table:table-cell>
          <table:table-cell office:value-type="float" office:value="0.04398008" calcext:value-type="float">
            <text:p>0.04398008</text:p>
          </table:table-cell>
          <table:table-cell office:value-type="float" office:value="0.04602372" calcext:value-type="float">
            <text:p>0.04602372</text:p>
          </table:table-cell>
          <table:table-cell office:value-type="float" office:value="0.02229769" calcext:value-type="float">
            <text:p>0.02229769</text:p>
          </table:table-cell>
          <table:table-cell office:value-type="float" office:value="0.0171149" calcext:value-type="float">
            <text:p>0.0171149</text:p>
          </table:table-cell>
          <table:table-cell office:value-type="float" office:value="0.03430929" calcext:value-type="float">
            <text:p>0.03430929</text:p>
          </table:table-cell>
          <table:table-cell office:value-type="float" office:value="0.02731682" calcext:value-type="float">
            <text:p>0.02731682</text:p>
          </table:table-cell>
          <table:table-cell office:value-type="float" office:value="0.02322127" calcext:value-type="float">
            <text:p>0.02322127</text:p>
          </table:table-cell>
          <table:table-cell office:value-type="float" office:value="0.02134547" calcext:value-type="float">
            <text:p>0.02134547</text:p>
          </table:table-cell>
          <table:table-cell office:value-type="float" office:value="0.01795348" calcext:value-type="float">
            <text:p>0.01795348</text:p>
          </table:table-cell>
          <table:table-cell office:value-type="float" office:value="0.007089065" calcext:value-type="float">
            <text:p>0.007089065</text:p>
          </table:table-cell>
          <table:table-cell office:value-type="float" office:value="0.00735844" calcext:value-type="float">
            <text:p>0.00735844</text:p>
          </table:table-cell>
          <table:table-cell office:value-type="float" office:value="0" calcext:value-type="float">
            <text:p>0</text:p>
          </table:table-cell>
          <table:table-cell office:value-type="float" office:value="16.96202" calcext:value-type="float">
            <text:p>16.96202</text:p>
          </table:table-cell>
          <table:table-cell office:value-type="float" office:value="24.08439" calcext:value-type="float">
            <text:p>24.08439</text:p>
          </table:table-cell>
          <table:table-cell office:value-type="float" office:value="20.60357" calcext:value-type="float">
            <text:p>20.60357</text:p>
          </table:table-cell>
          <table:table-cell office:value-type="float" office:value="17.98457" calcext:value-type="float">
            <text:p>17.98457</text:p>
          </table:table-cell>
          <table:table-cell office:value-type="float" office:value="15.41359" calcext:value-type="float">
            <text:p>15.41359</text:p>
          </table:table-cell>
          <table:table-cell office:value-type="float" office:value="8.118537" calcext:value-type="float">
            <text:p>8.118537</text:p>
          </table:table-cell>
          <table:table-cell office:value-type="float" office:value="4.861567" calcext:value-type="float">
            <text:p>4.861567</text:p>
          </table:table-cell>
          <table:table-cell office:value-type="float" office:value="6.581815" calcext:value-type="float">
            <text:p>6.581815</text:p>
          </table:table-cell>
          <table:table-cell office:value-type="float" office:value="6.567039" calcext:value-type="float">
            <text:p>6.567039</text:p>
          </table:table-cell>
          <table:table-cell office:value-type="float" office:value="3.665689" calcext:value-type="float">
            <text:p>3.665689</text:p>
          </table:table-cell>
          <table:table-cell office:value-type="float" office:value="1.532016" calcext:value-type="float">
            <text:p>1.532016</text:p>
          </table:table-cell>
          <table:table-cell office:value-type="float" office:value="0.5275773" calcext:value-type="float">
            <text:p>0.5275773</text:p>
          </table:table-cell>
          <table:table-cell office:value-type="float" office:value="0.3718462" calcext:value-type="float">
            <text:p>0.3718462</text:p>
          </table:table-cell>
          <table:table-cell office:value-type="float" office:value="0.3338827" calcext:value-type="float">
            <text:p>0.3338827</text:p>
          </table:table-cell>
          <table:table-cell office:value-type="float" office:value="0" calcext:value-type="float">
            <text:p>0</text:p>
          </table:table-cell>
          <table:table-cell office:value-type="float" office:value="316.2208" calcext:value-type="float">
            <text:p>316.2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4982" calcext:value-type="float">
            <text:p>-1.394982</text:p>
          </table:table-cell>
          <table:table-cell office:value-type="float" office:value="0" calcext:value-type="float">
            <text:p>0</text:p>
          </table:table-cell>
          <table:table-cell office:value-type="float" office:value="-0.0001309393" calcext:value-type="float">
            <text:p>-0.00013093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31.23356" calcext:value-type="float">
            <text:p>31.23356</text:p>
          </table:table-cell>
          <table:table-cell office:value-type="float" office:value="1098.311" calcext:value-type="float">
            <text:p>1098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835" calcext:value-type="float">
            <text:p>0.441835</text:p>
          </table:table-cell>
          <table:table-cell office:value-type="float" office:value="14.86855" calcext:value-type="float">
            <text:p>14.86855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837" calcext:value-type="float">
            <text:p>3.6318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43" calcext:value-type="float">
            <text:p>0.0003058943</text:p>
          </table:table-cell>
          <table:table-cell office:value-type="float" office:value="-0.006879141" calcext:value-type="float">
            <text:p>-0.006879141</text:p>
          </table:table-cell>
          <table:table-cell office:value-type="float" office:value="0.001934468" calcext:value-type="float">
            <text:p>0.001934468</text:p>
          </table:table-cell>
          <table:table-cell office:value-type="float" office:value="0.001235964" calcext:value-type="float">
            <text:p>0.001235964</text:p>
          </table:table-cell>
          <table:table-cell office:value-type="float" office:value="18.50896" calcext:value-type="float">
            <text:p>18.50896</text:p>
          </table:table-cell>
          <table:table-cell office:value-type="float" office:value="0.09735944" calcext:value-type="float">
            <text:p>0.09735944</text:p>
          </table:table-cell>
          <table:table-cell office:value-type="float" office:value="0.05933632" calcext:value-type="float">
            <text:p>0.05933632</text:p>
          </table:table-cell>
          <table:table-cell office:value-type="float" office:value="0.05025811" calcext:value-type="float">
            <text:p>0.05025811</text:p>
          </table:table-cell>
          <table:table-cell office:value-type="float" office:value="0.04301688" calcext:value-type="float">
            <text:p>0.04301688</text:p>
          </table:table-cell>
          <table:table-cell office:value-type="float" office:value="0.04505584" calcext:value-type="float">
            <text:p>0.04505584</text:p>
          </table:table-cell>
          <table:table-cell office:value-type="float" office:value="0.02195717" calcext:value-type="float">
            <text:p>0.02195717</text:p>
          </table:table-cell>
          <table:table-cell office:value-type="float" office:value="0.01695607" calcext:value-type="float">
            <text:p>0.01695607</text:p>
          </table:table-cell>
          <table:table-cell office:value-type="float" office:value="0.03420897" calcext:value-type="float">
            <text:p>0.03420897</text:p>
          </table:table-cell>
          <table:table-cell office:value-type="float" office:value="0.02729137" calcext:value-type="float">
            <text:p>0.02729137</text:p>
          </table:table-cell>
          <table:table-cell office:value-type="float" office:value="0.02321914" calcext:value-type="float">
            <text:p>0.02321914</text:p>
          </table:table-cell>
          <table:table-cell office:value-type="float" office:value="0.02134739" calcext:value-type="float">
            <text:p>0.02134739</text:p>
          </table:table-cell>
          <table:table-cell office:value-type="float" office:value="0.01795693" calcext:value-type="float">
            <text:p>0.01795693</text:p>
          </table:table-cell>
          <table:table-cell office:value-type="float" office:value="0.007087799" calcext:value-type="float">
            <text:p>0.007087799</text:p>
          </table:table-cell>
          <table:table-cell office:value-type="float" office:value="0.007358158" calcext:value-type="float">
            <text:p>0.007358158</text:p>
          </table:table-cell>
          <table:table-cell office:value-type="float" office:value="0" calcext:value-type="float">
            <text:p>0</text:p>
          </table:table-cell>
          <table:table-cell office:value-type="float" office:value="16.43679" calcext:value-type="float">
            <text:p>16.43679</text:p>
          </table:table-cell>
          <table:table-cell office:value-type="float" office:value="23.57441" calcext:value-type="float">
            <text:p>23.57441</text:p>
          </table:table-cell>
          <table:table-cell office:value-type="float" office:value="20.49721" calcext:value-type="float">
            <text:p>20.49721</text:p>
          </table:table-cell>
          <table:table-cell office:value-type="float" office:value="17.92123" calcext:value-type="float">
            <text:p>17.92123</text:p>
          </table:table-cell>
          <table:table-cell office:value-type="float" office:value="15.36606" calcext:value-type="float">
            <text:p>15.36606</text:p>
          </table:table-cell>
          <table:table-cell office:value-type="float" office:value="8.101388" calcext:value-type="float">
            <text:p>8.101388</text:p>
          </table:table-cell>
          <table:table-cell office:value-type="float" office:value="4.877525" calcext:value-type="float">
            <text:p>4.877525</text:p>
          </table:table-cell>
          <table:table-cell office:value-type="float" office:value="6.58296" calcext:value-type="float">
            <text:p>6.58296</text:p>
          </table:table-cell>
          <table:table-cell office:value-type="float" office:value="6.563517" calcext:value-type="float">
            <text:p>6.563517</text:p>
          </table:table-cell>
          <table:table-cell office:value-type="float" office:value="3.66533" calcext:value-type="float">
            <text:p>3.66533</text:p>
          </table:table-cell>
          <table:table-cell office:value-type="float" office:value="1.532449" calcext:value-type="float">
            <text:p>1.532449</text:p>
          </table:table-cell>
          <table:table-cell office:value-type="float" office:value="0.5279225" calcext:value-type="float">
            <text:p>0.5279225</text:p>
          </table:table-cell>
          <table:table-cell office:value-type="float" office:value="0.3718426" calcext:value-type="float">
            <text:p>0.3718426</text:p>
          </table:table-cell>
          <table:table-cell office:value-type="float" office:value="0.3338985" calcext:value-type="float">
            <text:p>0.3338985</text:p>
          </table:table-cell>
          <table:table-cell office:value-type="float" office:value="0" calcext:value-type="float">
            <text:p>0</text:p>
          </table:table-cell>
          <table:table-cell office:value-type="float" office:value="331.8561" calcext:value-type="float">
            <text:p>331.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2455" calcext:value-type="float">
            <text:p>-1.382455</text:p>
          </table:table-cell>
          <table:table-cell office:value-type="float" office:value="0" calcext:value-type="float">
            <text:p>0</text:p>
          </table:table-cell>
          <table:table-cell office:value-type="float" office:value="-0.0001321537" calcext:value-type="float">
            <text:p>-0.00013215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31.14771" calcext:value-type="float">
            <text:p>31.14771</text:p>
          </table:table-cell>
          <table:table-cell office:value-type="float" office:value="1098.324" calcext:value-type="float">
            <text:p>1098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1725" calcext:value-type="float">
            <text:p>0.5031725</text:p>
          </table:table-cell>
          <table:table-cell office:value-type="float" office:value="14.87751" calcext:value-type="float">
            <text:p>14.8775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837" calcext:value-type="float">
            <text:p>3.6318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43" calcext:value-type="float">
            <text:p>0.0003058943</text:p>
          </table:table-cell>
          <table:table-cell office:value-type="float" office:value="-0.006926256" calcext:value-type="float">
            <text:p>-0.006926256</text:p>
          </table:table-cell>
          <table:table-cell office:value-type="float" office:value="0.001956234" calcext:value-type="float">
            <text:p>0.001956234</text:p>
          </table:table-cell>
          <table:table-cell office:value-type="float" office:value="0.001236342" calcext:value-type="float">
            <text:p>0.001236342</text:p>
          </table:table-cell>
          <table:table-cell office:value-type="float" office:value="18.36338" calcext:value-type="float">
            <text:p>18.36338</text:p>
          </table:table-cell>
          <table:table-cell office:value-type="float" office:value="0.1113463" calcext:value-type="float">
            <text:p>0.1113463</text:p>
          </table:table-cell>
          <table:table-cell office:value-type="float" office:value="0.05707411" calcext:value-type="float">
            <text:p>0.05707411</text:p>
          </table:table-cell>
          <table:table-cell office:value-type="float" office:value="0.04879056" calcext:value-type="float">
            <text:p>0.04879056</text:p>
          </table:table-cell>
          <table:table-cell office:value-type="float" office:value="0.04204208" calcext:value-type="float">
            <text:p>0.04204208</text:p>
          </table:table-cell>
          <table:table-cell office:value-type="float" office:value="0.04417049" calcext:value-type="float">
            <text:p>0.04417049</text:p>
          </table:table-cell>
          <table:table-cell office:value-type="float" office:value="0.02165896" calcext:value-type="float">
            <text:p>0.02165896</text:p>
          </table:table-cell>
          <table:table-cell office:value-type="float" office:value="0.01681675" calcext:value-type="float">
            <text:p>0.01681675</text:p>
          </table:table-cell>
          <table:table-cell office:value-type="float" office:value="0.03410747" calcext:value-type="float">
            <text:p>0.03410747</text:p>
          </table:table-cell>
          <table:table-cell office:value-type="float" office:value="0.02725612" calcext:value-type="float">
            <text:p>0.02725612</text:p>
          </table:table-cell>
          <table:table-cell office:value-type="float" office:value="0.02321411" calcext:value-type="float">
            <text:p>0.02321411</text:p>
          </table:table-cell>
          <table:table-cell office:value-type="float" office:value="0.0213489" calcext:value-type="float">
            <text:p>0.0213489</text:p>
          </table:table-cell>
          <table:table-cell office:value-type="float" office:value="0.01796024" calcext:value-type="float">
            <text:p>0.01796024</text:p>
          </table:table-cell>
          <table:table-cell office:value-type="float" office:value="0.007086569" calcext:value-type="float">
            <text:p>0.007086569</text:p>
          </table:table-cell>
          <table:table-cell office:value-type="float" office:value="0.007357902" calcext:value-type="float">
            <text:p>0.007357902</text:p>
          </table:table-cell>
          <table:table-cell office:value-type="float" office:value="0" calcext:value-type="float">
            <text:p>0</text:p>
          </table:table-cell>
          <table:table-cell office:value-type="float" office:value="17.82019" calcext:value-type="float">
            <text:p>17.82019</text:p>
          </table:table-cell>
          <table:table-cell office:value-type="float" office:value="23.07136" calcext:value-type="float">
            <text:p>23.07136</text:p>
          </table:table-cell>
          <table:table-cell office:value-type="float" office:value="20.45467" calcext:value-type="float">
            <text:p>20.45467</text:p>
          </table:table-cell>
          <table:table-cell office:value-type="float" office:value="17.86012" calcext:value-type="float">
            <text:p>17.86012</text:p>
          </table:table-cell>
          <table:table-cell office:value-type="float" office:value="15.32088" calcext:value-type="float">
            <text:p>15.32088</text:p>
          </table:table-cell>
          <table:table-cell office:value-type="float" office:value="8.081695" calcext:value-type="float">
            <text:p>8.081695</text:p>
          </table:table-cell>
          <table:table-cell office:value-type="float" office:value="4.892665" calcext:value-type="float">
            <text:p>4.892665</text:p>
          </table:table-cell>
          <table:table-cell office:value-type="float" office:value="6.584158" calcext:value-type="float">
            <text:p>6.584158</text:p>
          </table:table-cell>
          <table:table-cell office:value-type="float" office:value="6.560133" calcext:value-type="float">
            <text:p>6.560133</text:p>
          </table:table-cell>
          <table:table-cell office:value-type="float" office:value="3.664956" calcext:value-type="float">
            <text:p>3.664956</text:p>
          </table:table-cell>
          <table:table-cell office:value-type="float" office:value="1.532866" calcext:value-type="float">
            <text:p>1.532866</text:p>
          </table:table-cell>
          <table:table-cell office:value-type="float" office:value="0.5282645" calcext:value-type="float">
            <text:p>0.5282645</text:p>
          </table:table-cell>
          <table:table-cell office:value-type="float" office:value="0.3718388" calcext:value-type="float">
            <text:p>0.3718388</text:p>
          </table:table-cell>
          <table:table-cell office:value-type="float" office:value="0.3339142" calcext:value-type="float">
            <text:p>0.3339142</text:p>
          </table:table-cell>
          <table:table-cell office:value-type="float" office:value="0" calcext:value-type="float">
            <text:p>0</text:p>
          </table:table-cell>
          <table:table-cell office:value-type="float" office:value="388.6743" calcext:value-type="float">
            <text:p>388.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2203" calcext:value-type="float">
            <text:p>-1.312203</text:p>
          </table:table-cell>
          <table:table-cell office:value-type="float" office:value="0" calcext:value-type="float">
            <text:p>0</text:p>
          </table:table-cell>
          <table:table-cell office:value-type="float" office:value="-0.0001333008" calcext:value-type="float">
            <text:p>-0.00013330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31.02542" calcext:value-type="float">
            <text:p>31.02542</text:p>
          </table:table-cell>
          <table:table-cell office:value-type="float" office:value="1098.343" calcext:value-type="float">
            <text:p>1098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4829" calcext:value-type="float">
            <text:p>0.5924829</text:p>
          </table:table-cell>
          <table:table-cell office:value-type="float" office:value="14.88853" calcext:value-type="float">
            <text:p>14.88853</text:p>
          </table:table-cell>
          <table:table-cell office:value-type="float" office:value="0" calcext:value-type="float">
            <text:p>0</text:p>
          </table:table-cell>
          <table:table-cell office:value-type="float" office:value="0.0000003631837" calcext:value-type="float">
            <text:p>3.63183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8943" calcext:value-type="float">
            <text:p>0.0003058943</text:p>
          </table:table-cell>
          <table:table-cell office:value-type="float" office:value="-0.006989834" calcext:value-type="float">
            <text:p>-0.006989834</text:p>
          </table:table-cell>
          <table:table-cell office:value-type="float" office:value="0.001972389" calcext:value-type="float">
            <text:p>0.001972389</text:p>
          </table:table-cell>
          <table:table-cell office:value-type="float" office:value="0.001236655" calcext:value-type="float">
            <text:p>0.001236655</text:p>
          </table:table-cell>
          <table:table-cell office:value-type="float" office:value="18.15958" calcext:value-type="float">
            <text:p>18.15958</text:p>
          </table:table-cell>
          <table:table-cell office:value-type="float" office:value="0.1239258" calcext:value-type="float">
            <text:p>0.1239258</text:p>
          </table:table-cell>
          <table:table-cell office:value-type="float" office:value="0.05371396" calcext:value-type="float">
            <text:p>0.05371396</text:p>
          </table:table-cell>
          <table:table-cell office:value-type="float" office:value="0.04590594" calcext:value-type="float">
            <text:p>0.04590594</text:p>
          </table:table-cell>
          <table:table-cell office:value-type="float" office:value="0.03979307" calcext:value-type="float">
            <text:p>0.03979307</text:p>
          </table:table-cell>
          <table:table-cell office:value-type="float" office:value="0.04213288" calcext:value-type="float">
            <text:p>0.04213288</text:p>
          </table:table-cell>
          <table:table-cell office:value-type="float" office:value="0.02109874" calcext:value-type="float">
            <text:p>0.02109874</text:p>
          </table:table-cell>
          <table:table-cell office:value-type="float" office:value="0.01660557" calcext:value-type="float">
            <text:p>0.01660557</text:p>
          </table:table-cell>
          <table:table-cell office:value-type="float" office:value="0.03397976" calcext:value-type="float">
            <text:p>0.03397976</text:p>
          </table:table-cell>
          <table:table-cell office:value-type="float" office:value="0.02721311" calcext:value-type="float">
            <text:p>0.02721311</text:p>
          </table:table-cell>
          <table:table-cell office:value-type="float" office:value="0.02320657" calcext:value-type="float">
            <text:p>0.02320657</text:p>
          </table:table-cell>
          <table:table-cell office:value-type="float" office:value="0.02134988" calcext:value-type="float">
            <text:p>0.02134988</text:p>
          </table:table-cell>
          <table:table-cell office:value-type="float" office:value="0.01796346" calcext:value-type="float">
            <text:p>0.01796346</text:p>
          </table:table-cell>
          <table:table-cell office:value-type="float" office:value="0.007085337" calcext:value-type="float">
            <text:p>0.007085337</text:p>
          </table:table-cell>
          <table:table-cell office:value-type="float" office:value="0.007357644" calcext:value-type="float">
            <text:p>0.007357644</text:p>
          </table:table-cell>
          <table:table-cell office:value-type="float" office:value="0" calcext:value-type="float">
            <text:p>0</text:p>
          </table:table-cell>
          <table:table-cell office:value-type="float" office:value="18.99521" calcext:value-type="float">
            <text:p>18.99521</text:p>
          </table:table-cell>
          <table:table-cell office:value-type="float" office:value="22.63909" calcext:value-type="float">
            <text:p>22.63909</text:p>
          </table:table-cell>
          <table:table-cell office:value-type="float" office:value="20.4385" calcext:value-type="float">
            <text:p>20.4385</text:p>
          </table:table-cell>
          <table:table-cell office:value-type="float" office:value="17.80321" calcext:value-type="float">
            <text:p>17.80321</text:p>
          </table:table-cell>
          <table:table-cell office:value-type="float" office:value="15.27544" calcext:value-type="float">
            <text:p>15.27544</text:p>
          </table:table-cell>
          <table:table-cell office:value-type="float" office:value="8.061228" calcext:value-type="float">
            <text:p>8.061228</text:p>
          </table:table-cell>
          <table:table-cell office:value-type="float" office:value="4.907183" calcext:value-type="float">
            <text:p>4.907183</text:p>
          </table:table-cell>
          <table:table-cell office:value-type="float" office:value="6.584468" calcext:value-type="float">
            <text:p>6.584468</text:p>
          </table:table-cell>
          <table:table-cell office:value-type="float" office:value="6.557411" calcext:value-type="float">
            <text:p>6.557411</text:p>
          </table:table-cell>
          <table:table-cell office:value-type="float" office:value="3.664794" calcext:value-type="float">
            <text:p>3.664794</text:p>
          </table:table-cell>
          <table:table-cell office:value-type="float" office:value="1.533269" calcext:value-type="float">
            <text:p>1.533269</text:p>
          </table:table-cell>
          <table:table-cell office:value-type="float" office:value="0.5286015" calcext:value-type="float">
            <text:p>0.5286015</text:p>
          </table:table-cell>
          <table:table-cell office:value-type="float" office:value="0.3718335" calcext:value-type="float">
            <text:p>0.3718335</text:p>
          </table:table-cell>
          <table:table-cell office:value-type="float" office:value="0.3339301" calcext:value-type="float">
            <text:p>0.3339301</text:p>
          </table:table-cell>
          <table:table-cell office:value-type="float" office:value="0" calcext:value-type="float">
            <text:p>0</text:p>
          </table:table-cell>
          <table:table-cell office:value-type="float" office:value="471.6976" calcext:value-type="float">
            <text:p>471.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1877" calcext:value-type="float">
            <text:p>-1.211877</text:p>
          </table:table-cell>
          <table:table-cell office:value-type="float" office:value="0" calcext:value-type="float">
            <text:p>0</text:p>
          </table:table-cell>
          <table:table-cell office:value-type="float" office:value="-0.0001348582" calcext:value-type="float">
            <text:p>-0.00013485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30.85955" calcext:value-type="float">
            <text:p>30.85955</text:p>
          </table:table-cell>
          <table:table-cell office:value-type="float" office:value="1098.371" calcext:value-type="float">
            <text:p>1098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665" calcext:value-type="float">
            <text:p>0.716665</text:p>
          </table:table-cell>
          <table:table-cell office:value-type="float" office:value="14.8997" calcext:value-type="float">
            <text:p>14.8997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625" calcext:value-type="float">
            <text:p>3.63262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471" calcext:value-type="float">
            <text:p>0.0003059471</text:p>
          </table:table-cell>
          <table:table-cell office:value-type="float" office:value="-0.007070073" calcext:value-type="float">
            <text:p>-0.007070073</text:p>
          </table:table-cell>
          <table:table-cell office:value-type="float" office:value="0.001982239" calcext:value-type="float">
            <text:p>0.001982239</text:p>
          </table:table-cell>
          <table:table-cell office:value-type="float" office:value="0.001237388" calcext:value-type="float">
            <text:p>0.001237388</text:p>
          </table:table-cell>
          <table:table-cell office:value-type="float" office:value="17.88647" calcext:value-type="float">
            <text:p>17.88647</text:p>
          </table:table-cell>
          <table:table-cell office:value-type="float" office:value="0.173236" calcext:value-type="float">
            <text:p>0.173236</text:p>
          </table:table-cell>
          <table:table-cell office:value-type="float" office:value="0.05105519" calcext:value-type="float">
            <text:p>0.05105519</text:p>
          </table:table-cell>
          <table:table-cell office:value-type="float" office:value="0.04341652" calcext:value-type="float">
            <text:p>0.04341652</text:p>
          </table:table-cell>
          <table:table-cell office:value-type="float" office:value="0.03773344" calcext:value-type="float">
            <text:p>0.03773344</text:p>
          </table:table-cell>
          <table:table-cell office:value-type="float" office:value="0.04010329" calcext:value-type="float">
            <text:p>0.04010329</text:p>
          </table:table-cell>
          <table:table-cell office:value-type="float" office:value="0.02043262" calcext:value-type="float">
            <text:p>0.02043262</text:p>
          </table:table-cell>
          <table:table-cell office:value-type="float" office:value="0.01630961" calcext:value-type="float">
            <text:p>0.01630961</text:p>
          </table:table-cell>
          <table:table-cell office:value-type="float" office:value="0.03379811" calcext:value-type="float">
            <text:p>0.03379811</text:p>
          </table:table-cell>
          <table:table-cell office:value-type="float" office:value="0.02715683" calcext:value-type="float">
            <text:p>0.02715683</text:p>
          </table:table-cell>
          <table:table-cell office:value-type="float" office:value="0.02319613" calcext:value-type="float">
            <text:p>0.02319613</text:p>
          </table:table-cell>
          <table:table-cell office:value-type="float" office:value="0.02135029" calcext:value-type="float">
            <text:p>0.02135029</text:p>
          </table:table-cell>
          <table:table-cell office:value-type="float" office:value="0.0179665" calcext:value-type="float">
            <text:p>0.0179665</text:p>
          </table:table-cell>
          <table:table-cell office:value-type="float" office:value="0.007084119" calcext:value-type="float">
            <text:p>0.007084119</text:p>
          </table:table-cell>
          <table:table-cell office:value-type="float" office:value="0.007357386" calcext:value-type="float">
            <text:p>0.007357386</text:p>
          </table:table-cell>
          <table:table-cell office:value-type="float" office:value="0" calcext:value-type="float">
            <text:p>0</text:p>
          </table:table-cell>
          <table:table-cell office:value-type="float" office:value="22.18923" calcext:value-type="float">
            <text:p>22.18923</text:p>
          </table:table-cell>
          <table:table-cell office:value-type="float" office:value="22.24064" calcext:value-type="float">
            <text:p>22.24064</text:p>
          </table:table-cell>
          <table:table-cell office:value-type="float" office:value="20.44164" calcext:value-type="float">
            <text:p>20.44164</text:p>
          </table:table-cell>
          <table:table-cell office:value-type="float" office:value="17.75079" calcext:value-type="float">
            <text:p>17.75079</text:p>
          </table:table-cell>
          <table:table-cell office:value-type="float" office:value="15.23667" calcext:value-type="float">
            <text:p>15.23667</text:p>
          </table:table-cell>
          <table:table-cell office:value-type="float" office:value="8.042115" calcext:value-type="float">
            <text:p>8.042115</text:p>
          </table:table-cell>
          <table:table-cell office:value-type="float" office:value="4.920997" calcext:value-type="float">
            <text:p>4.920997</text:p>
          </table:table-cell>
          <table:table-cell office:value-type="float" office:value="6.584973" calcext:value-type="float">
            <text:p>6.584973</text:p>
          </table:table-cell>
          <table:table-cell office:value-type="float" office:value="6.554857" calcext:value-type="float">
            <text:p>6.554857</text:p>
          </table:table-cell>
          <table:table-cell office:value-type="float" office:value="3.664676" calcext:value-type="float">
            <text:p>3.664676</text:p>
          </table:table-cell>
          <table:table-cell office:value-type="float" office:value="1.533664" calcext:value-type="float">
            <text:p>1.533664</text:p>
          </table:table-cell>
          <table:table-cell office:value-type="float" office:value="0.5289384" calcext:value-type="float">
            <text:p>0.5289384</text:p>
          </table:table-cell>
          <table:table-cell office:value-type="float" office:value="0.3718272" calcext:value-type="float">
            <text:p>0.3718272</text:p>
          </table:table-cell>
          <table:table-cell office:value-type="float" office:value="0.333946" calcext:value-type="float">
            <text:p>0.333946</text:p>
          </table:table-cell>
          <table:table-cell office:value-type="float" office:value="0" calcext:value-type="float">
            <text:p>0</text:p>
          </table:table-cell>
          <table:table-cell office:value-type="float" office:value="586.914" calcext:value-type="float">
            <text:p>586.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7438" calcext:value-type="float">
            <text:p>-1.077438</text:p>
          </table:table-cell>
          <table:table-cell office:value-type="float" office:value="0" calcext:value-type="float">
            <text:p>0</text:p>
          </table:table-cell>
          <table:table-cell office:value-type="float" office:value="-0.0001367361" calcext:value-type="float">
            <text:p>-0.00013673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30.89578" calcext:value-type="float">
            <text:p>30.89578</text:p>
          </table:table-cell>
          <table:table-cell office:value-type="float" office:value="1098.375" calcext:value-type="float">
            <text:p>1098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0714" calcext:value-type="float">
            <text:p>0.7060714</text:p>
          </table:table-cell>
          <table:table-cell office:value-type="float" office:value="14.86742" calcext:value-type="float">
            <text:p>14.86742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87" calcext:value-type="float">
            <text:p>3.632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32" calcext:value-type="float">
            <text:p>0.0003059632</text:p>
          </table:table-cell>
          <table:table-cell office:value-type="float" office:value="-0.007218004" calcext:value-type="float">
            <text:p>-0.007218004</text:p>
          </table:table-cell>
          <table:table-cell office:value-type="float" office:value="0.002009471" calcext:value-type="float">
            <text:p>0.002009471</text:p>
          </table:table-cell>
          <table:table-cell office:value-type="float" office:value="0.00126063" calcext:value-type="float">
            <text:p>0.00126063</text:p>
          </table:table-cell>
          <table:table-cell office:value-type="float" office:value="17.98758" calcext:value-type="float">
            <text:p>17.98758</text:p>
          </table:table-cell>
          <table:table-cell office:value-type="float" office:value="0.1752249" calcext:value-type="float">
            <text:p>0.1752249</text:p>
          </table:table-cell>
          <table:table-cell office:value-type="float" office:value="0.05213764" calcext:value-type="float">
            <text:p>0.05213764</text:p>
          </table:table-cell>
          <table:table-cell office:value-type="float" office:value="0.0435667" calcext:value-type="float">
            <text:p>0.0435667</text:p>
          </table:table-cell>
          <table:table-cell office:value-type="float" office:value="0.03708287" calcext:value-type="float">
            <text:p>0.03708287</text:p>
          </table:table-cell>
          <table:table-cell office:value-type="float" office:value="0.03894854" calcext:value-type="float">
            <text:p>0.03894854</text:p>
          </table:table-cell>
          <table:table-cell office:value-type="float" office:value="0.01980735" calcext:value-type="float">
            <text:p>0.01980735</text:p>
          </table:table-cell>
          <table:table-cell office:value-type="float" office:value="0.01594963" calcext:value-type="float">
            <text:p>0.01594963</text:p>
          </table:table-cell>
          <table:table-cell office:value-type="float" office:value="0.03355907" calcext:value-type="float">
            <text:p>0.03355907</text:p>
          </table:table-cell>
          <table:table-cell office:value-type="float" office:value="0.02708234" calcext:value-type="float">
            <text:p>0.02708234</text:p>
          </table:table-cell>
          <table:table-cell office:value-type="float" office:value="0.02318184" calcext:value-type="float">
            <text:p>0.02318184</text:p>
          </table:table-cell>
          <table:table-cell office:value-type="float" office:value="0.02134997" calcext:value-type="float">
            <text:p>0.02134997</text:p>
          </table:table-cell>
          <table:table-cell office:value-type="float" office:value="0.01796938" calcext:value-type="float">
            <text:p>0.01796938</text:p>
          </table:table-cell>
          <table:table-cell office:value-type="float" office:value="0.007082921" calcext:value-type="float">
            <text:p>0.007082921</text:p>
          </table:table-cell>
          <table:table-cell office:value-type="float" office:value="0.00735713" calcext:value-type="float">
            <text:p>0.00735713</text:p>
          </table:table-cell>
          <table:table-cell office:value-type="float" office:value="0" calcext:value-type="float">
            <text:p>0</text:p>
          </table:table-cell>
          <table:table-cell office:value-type="float" office:value="33.06334" calcext:value-type="float">
            <text:p>33.06334</text:p>
          </table:table-cell>
          <table:table-cell office:value-type="float" office:value="22.46145" calcext:value-type="float">
            <text:p>22.46145</text:p>
          </table:table-cell>
          <table:table-cell office:value-type="float" office:value="20.45725" calcext:value-type="float">
            <text:p>20.45725</text:p>
          </table:table-cell>
          <table:table-cell office:value-type="float" office:value="17.70258" calcext:value-type="float">
            <text:p>17.70258</text:p>
          </table:table-cell>
          <table:table-cell office:value-type="float" office:value="15.19633" calcext:value-type="float">
            <text:p>15.19633</text:p>
          </table:table-cell>
          <table:table-cell office:value-type="float" office:value="8.023478" calcext:value-type="float">
            <text:p>8.023478</text:p>
          </table:table-cell>
          <table:table-cell office:value-type="float" office:value="4.933635" calcext:value-type="float">
            <text:p>4.933635</text:p>
          </table:table-cell>
          <table:table-cell office:value-type="float" office:value="6.586829" calcext:value-type="float">
            <text:p>6.586829</text:p>
          </table:table-cell>
          <table:table-cell office:value-type="float" office:value="6.552332" calcext:value-type="float">
            <text:p>6.552332</text:p>
          </table:table-cell>
          <table:table-cell office:value-type="float" office:value="3.664553" calcext:value-type="float">
            <text:p>3.664553</text:p>
          </table:table-cell>
          <table:table-cell office:value-type="float" office:value="1.534059" calcext:value-type="float">
            <text:p>1.534059</text:p>
          </table:table-cell>
          <table:table-cell office:value-type="float" office:value="0.5292751" calcext:value-type="float">
            <text:p>0.5292751</text:p>
          </table:table-cell>
          <table:table-cell office:value-type="float" office:value="0.3718187" calcext:value-type="float">
            <text:p>0.3718187</text:p>
          </table:table-cell>
          <table:table-cell office:value-type="float" office:value="0.3339616" calcext:value-type="float">
            <text:p>0.3339616</text:p>
          </table:table-cell>
          <table:table-cell office:value-type="float" office:value="0" calcext:value-type="float">
            <text:p>0</text:p>
          </table:table-cell>
          <table:table-cell office:value-type="float" office:value="578.6543" calcext:value-type="float">
            <text:p>578.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20561" calcext:value-type="float">
            <text:p>-1.120561</text:p>
          </table:table-cell>
          <table:table-cell office:value-type="float" office:value="0" calcext:value-type="float">
            <text:p>0</text:p>
          </table:table-cell>
          <table:table-cell office:value-type="float" office:value="-0.0001388048" calcext:value-type="float">
            <text:p>-0.00013880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30.94534" calcext:value-type="float">
            <text:p>30.94534</text:p>
          </table:table-cell>
          <table:table-cell office:value-type="float" office:value="1098.384" calcext:value-type="float">
            <text:p>1098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18397" calcext:value-type="float">
            <text:p>0.7118397</text:p>
          </table:table-cell>
          <table:table-cell office:value-type="float" office:value="14.79981" calcext:value-type="float">
            <text:p>14.7998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87" calcext:value-type="float">
            <text:p>3.632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32" calcext:value-type="float">
            <text:p>0.0003059632</text:p>
          </table:table-cell>
          <table:table-cell office:value-type="float" office:value="-0.00779281" calcext:value-type="float">
            <text:p>-0.00779281</text:p>
          </table:table-cell>
          <table:table-cell office:value-type="float" office:value="0.00203569" calcext:value-type="float">
            <text:p>0.00203569</text:p>
          </table:table-cell>
          <table:table-cell office:value-type="float" office:value="0.001296188" calcext:value-type="float">
            <text:p>0.001296188</text:p>
          </table:table-cell>
          <table:table-cell office:value-type="float" office:value="18.14519" calcext:value-type="float">
            <text:p>18.14519</text:p>
          </table:table-cell>
          <table:table-cell office:value-type="float" office:value="0.1351211" calcext:value-type="float">
            <text:p>0.1351211</text:p>
          </table:table-cell>
          <table:table-cell office:value-type="float" office:value="0.05105268" calcext:value-type="float">
            <text:p>0.05105268</text:p>
          </table:table-cell>
          <table:table-cell office:value-type="float" office:value="0.04300823" calcext:value-type="float">
            <text:p>0.04300823</text:p>
          </table:table-cell>
          <table:table-cell office:value-type="float" office:value="0.03680386" calcext:value-type="float">
            <text:p>0.03680386</text:p>
          </table:table-cell>
          <table:table-cell office:value-type="float" office:value="0.03872268" calcext:value-type="float">
            <text:p>0.03872268</text:p>
          </table:table-cell>
          <table:table-cell office:value-type="float" office:value="0.01958077" calcext:value-type="float">
            <text:p>0.01958077</text:p>
          </table:table-cell>
          <table:table-cell office:value-type="float" office:value="0.01576282" calcext:value-type="float">
            <text:p>0.01576282</text:p>
          </table:table-cell>
          <table:table-cell office:value-type="float" office:value="0.03333925" calcext:value-type="float">
            <text:p>0.03333925</text:p>
          </table:table-cell>
          <table:table-cell office:value-type="float" office:value="0.02699354" calcext:value-type="float">
            <text:p>0.02699354</text:p>
          </table:table-cell>
          <table:table-cell office:value-type="float" office:value="0.0231631" calcext:value-type="float">
            <text:p>0.0231631</text:p>
          </table:table-cell>
          <table:table-cell office:value-type="float" office:value="0.02134878" calcext:value-type="float">
            <text:p>0.02134878</text:p>
          </table:table-cell>
          <table:table-cell office:value-type="float" office:value="0.01797204" calcext:value-type="float">
            <text:p>0.01797204</text:p>
          </table:table-cell>
          <table:table-cell office:value-type="float" office:value="0.00708172" calcext:value-type="float">
            <text:p>0.00708172</text:p>
          </table:table-cell>
          <table:table-cell office:value-type="float" office:value="0.007356873" calcext:value-type="float">
            <text:p>0.007356873</text:p>
          </table:table-cell>
          <table:table-cell office:value-type="float" office:value="0" calcext:value-type="float">
            <text:p>0</text:p>
          </table:table-cell>
          <table:table-cell office:value-type="float" office:value="21.90772" calcext:value-type="float">
            <text:p>21.90772</text:p>
          </table:table-cell>
          <table:table-cell office:value-type="float" office:value="22.43099" calcext:value-type="float">
            <text:p>22.43099</text:p>
          </table:table-cell>
          <table:table-cell office:value-type="float" office:value="20.42634" calcext:value-type="float">
            <text:p>20.42634</text:p>
          </table:table-cell>
          <table:table-cell office:value-type="float" office:value="17.6561" calcext:value-type="float">
            <text:p>17.6561</text:p>
          </table:table-cell>
          <table:table-cell office:value-type="float" office:value="15.18791" calcext:value-type="float">
            <text:p>15.18791</text:p>
          </table:table-cell>
          <table:table-cell office:value-type="float" office:value="8.004717" calcext:value-type="float">
            <text:p>8.004717</text:p>
          </table:table-cell>
          <table:table-cell office:value-type="float" office:value="4.946075" calcext:value-type="float">
            <text:p>4.946075</text:p>
          </table:table-cell>
          <table:table-cell office:value-type="float" office:value="6.588665" calcext:value-type="float">
            <text:p>6.588665</text:p>
          </table:table-cell>
          <table:table-cell office:value-type="float" office:value="6.549897" calcext:value-type="float">
            <text:p>6.549897</text:p>
          </table:table-cell>
          <table:table-cell office:value-type="float" office:value="3.664427" calcext:value-type="float">
            <text:p>3.664427</text:p>
          </table:table-cell>
          <table:table-cell office:value-type="float" office:value="1.534439" calcext:value-type="float">
            <text:p>1.534439</text:p>
          </table:table-cell>
          <table:table-cell office:value-type="float" office:value="0.5296091" calcext:value-type="float">
            <text:p>0.5296091</text:p>
          </table:table-cell>
          <table:table-cell office:value-type="float" office:value="0.3718089" calcext:value-type="float">
            <text:p>0.3718089</text:p>
          </table:table-cell>
          <table:table-cell office:value-type="float" office:value="0.3339773" calcext:value-type="float">
            <text:p>0.3339773</text:p>
          </table:table-cell>
          <table:table-cell office:value-type="float" office:value="0" calcext:value-type="float">
            <text:p>0</text:p>
          </table:table-cell>
          <table:table-cell office:value-type="float" office:value="586.5768" calcext:value-type="float">
            <text:p>586.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191" calcext:value-type="float">
            <text:p>-1.18191</text:p>
          </table:table-cell>
          <table:table-cell office:value-type="float" office:value="0" calcext:value-type="float">
            <text:p>0</text:p>
          </table:table-cell>
          <table:table-cell office:value-type="float" office:value="-0.0001481997" calcext:value-type="float">
            <text:p>-0.0001481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30.91656" calcext:value-type="float">
            <text:p>30.91656</text:p>
          </table:table-cell>
          <table:table-cell office:value-type="float" office:value="1098.385" calcext:value-type="float">
            <text:p>1098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5717" calcext:value-type="float">
            <text:p>0.7325717</text:p>
          </table:table-cell>
          <table:table-cell office:value-type="float" office:value="14.80359" calcext:value-type="float">
            <text:p>14.8035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919" calcext:value-type="float">
            <text:p>3.63291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69" calcext:value-type="float">
            <text:p>0.0003059669</text:p>
          </table:table-cell>
          <table:table-cell office:value-type="float" office:value="-0.007859953" calcext:value-type="float">
            <text:p>-0.007859953</text:p>
          </table:table-cell>
          <table:table-cell office:value-type="float" office:value="0.002063494" calcext:value-type="float">
            <text:p>0.002063494</text:p>
          </table:table-cell>
          <table:table-cell office:value-type="float" office:value="0.00129657" calcext:value-type="float">
            <text:p>0.00129657</text:p>
          </table:table-cell>
          <table:table-cell office:value-type="float" office:value="18.11002" calcext:value-type="float">
            <text:p>18.11002</text:p>
          </table:table-cell>
          <table:table-cell office:value-type="float" office:value="0.1345221" calcext:value-type="float">
            <text:p>0.1345221</text:p>
          </table:table-cell>
          <table:table-cell office:value-type="float" office:value="0.05237674" calcext:value-type="float">
            <text:p>0.05237674</text:p>
          </table:table-cell>
          <table:table-cell office:value-type="float" office:value="0.04392587" calcext:value-type="float">
            <text:p>0.04392587</text:p>
          </table:table-cell>
          <table:table-cell office:value-type="float" office:value="0.03723862" calcext:value-type="float">
            <text:p>0.03723862</text:p>
          </table:table-cell>
          <table:table-cell office:value-type="float" office:value="0.0389421" calcext:value-type="float">
            <text:p>0.0389421</text:p>
          </table:table-cell>
          <table:table-cell office:value-type="float" office:value="0.01946872" calcext:value-type="float">
            <text:p>0.01946872</text:p>
          </table:table-cell>
          <table:table-cell office:value-type="float" office:value="0.01563018" calcext:value-type="float">
            <text:p>0.01563018</text:p>
          </table:table-cell>
          <table:table-cell office:value-type="float" office:value="0.03313878" calcext:value-type="float">
            <text:p>0.03313878</text:p>
          </table:table-cell>
          <table:table-cell office:value-type="float" office:value="0.02690007" calcext:value-type="float">
            <text:p>0.02690007</text:p>
          </table:table-cell>
          <table:table-cell office:value-type="float" office:value="0.02314023" calcext:value-type="float">
            <text:p>0.02314023</text:p>
          </table:table-cell>
          <table:table-cell office:value-type="float" office:value="0.02134658" calcext:value-type="float">
            <text:p>0.02134658</text:p>
          </table:table-cell>
          <table:table-cell office:value-type="float" office:value="0.01797444" calcext:value-type="float">
            <text:p>0.01797444</text:p>
          </table:table-cell>
          <table:table-cell office:value-type="float" office:value="0.007080516" calcext:value-type="float">
            <text:p>0.007080516</text:p>
          </table:table-cell>
          <table:table-cell office:value-type="float" office:value="0.007356616" calcext:value-type="float">
            <text:p>0.007356616</text:p>
          </table:table-cell>
          <table:table-cell office:value-type="float" office:value="0" calcext:value-type="float">
            <text:p>0</text:p>
          </table:table-cell>
          <table:table-cell office:value-type="float" office:value="19.19235" calcext:value-type="float">
            <text:p>19.19235</text:p>
          </table:table-cell>
          <table:table-cell office:value-type="float" office:value="21.94765" calcext:value-type="float">
            <text:p>21.94765</text:p>
          </table:table-cell>
          <table:table-cell office:value-type="float" office:value="20.41398" calcext:value-type="float">
            <text:p>20.41398</text:p>
          </table:table-cell>
          <table:table-cell office:value-type="float" office:value="17.61185" calcext:value-type="float">
            <text:p>17.61185</text:p>
          </table:table-cell>
          <table:table-cell office:value-type="float" office:value="15.15696" calcext:value-type="float">
            <text:p>15.15696</text:p>
          </table:table-cell>
          <table:table-cell office:value-type="float" office:value="7.987106" calcext:value-type="float">
            <text:p>7.987106</text:p>
          </table:table-cell>
          <table:table-cell office:value-type="float" office:value="4.95888" calcext:value-type="float">
            <text:p>4.95888</text:p>
          </table:table-cell>
          <table:table-cell office:value-type="float" office:value="6.590302" calcext:value-type="float">
            <text:p>6.590302</text:p>
          </table:table-cell>
          <table:table-cell office:value-type="float" office:value="6.547507" calcext:value-type="float">
            <text:p>6.547507</text:p>
          </table:table-cell>
          <table:table-cell office:value-type="float" office:value="3.664292" calcext:value-type="float">
            <text:p>3.664292</text:p>
          </table:table-cell>
          <table:table-cell office:value-type="float" office:value="1.534819" calcext:value-type="float">
            <text:p>1.534819</text:p>
          </table:table-cell>
          <table:table-cell office:value-type="float" office:value="0.5299409" calcext:value-type="float">
            <text:p>0.5299409</text:p>
          </table:table-cell>
          <table:table-cell office:value-type="float" office:value="0.3717976" calcext:value-type="float">
            <text:p>0.3717976</text:p>
          </table:table-cell>
          <table:table-cell office:value-type="float" office:value="0.3339929" calcext:value-type="float">
            <text:p>0.3339929</text:p>
          </table:table-cell>
          <table:table-cell office:value-type="float" office:value="0" calcext:value-type="float">
            <text:p>0</text:p>
          </table:table-cell>
          <table:table-cell office:value-type="float" office:value="606.3203" calcext:value-type="float">
            <text:p>606.3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7448" calcext:value-type="float">
            <text:p>-1.157448</text:p>
          </table:table-cell>
          <table:table-cell office:value-type="float" office:value="0" calcext:value-type="float">
            <text:p>0</text:p>
          </table:table-cell>
          <table:table-cell office:value-type="float" office:value="-0.0001495475" calcext:value-type="float">
            <text:p>-0.0001495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30.80821" calcext:value-type="float">
            <text:p>30.80821</text:p>
          </table:table-cell>
          <table:table-cell office:value-type="float" office:value="1098.401" calcext:value-type="float">
            <text:p>1098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068" calcext:value-type="float">
            <text:p>0.813068</text:p>
          </table:table-cell>
          <table:table-cell office:value-type="float" office:value="14.81339" calcext:value-type="float">
            <text:p>14.8133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919" calcext:value-type="float">
            <text:p>3.63291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69" calcext:value-type="float">
            <text:p>0.0003059669</text:p>
          </table:table-cell>
          <table:table-cell office:value-type="float" office:value="-0.007914528" calcext:value-type="float">
            <text:p>-0.007914528</text:p>
          </table:table-cell>
          <table:table-cell office:value-type="float" office:value="0.0020817" calcext:value-type="float">
            <text:p>0.0020817</text:p>
          </table:table-cell>
          <table:table-cell office:value-type="float" office:value="0.00129694" calcext:value-type="float">
            <text:p>0.00129694</text:p>
          </table:table-cell>
          <table:table-cell office:value-type="float" office:value="17.92409" calcext:value-type="float">
            <text:p>17.92409</text:p>
          </table:table-cell>
          <table:table-cell office:value-type="float" office:value="0.1680368" calcext:value-type="float">
            <text:p>0.1680368</text:p>
          </table:table-cell>
          <table:table-cell office:value-type="float" office:value="0.0529795" calcext:value-type="float">
            <text:p>0.0529795</text:p>
          </table:table-cell>
          <table:table-cell office:value-type="float" office:value="0.04444911" calcext:value-type="float">
            <text:p>0.04444911</text:p>
          </table:table-cell>
          <table:table-cell office:value-type="float" office:value="0.03787304" calcext:value-type="float">
            <text:p>0.03787304</text:p>
          </table:table-cell>
          <table:table-cell office:value-type="float" office:value="0.03961314" calcext:value-type="float">
            <text:p>0.03961314</text:p>
          </table:table-cell>
          <table:table-cell office:value-type="float" office:value="0.01956072" calcext:value-type="float">
            <text:p>0.01956072</text:p>
          </table:table-cell>
          <table:table-cell office:value-type="float" office:value="0.01560654" calcext:value-type="float">
            <text:p>0.01560654</text:p>
          </table:table-cell>
          <table:table-cell office:value-type="float" office:value="0.0329796" calcext:value-type="float">
            <text:p>0.0329796</text:p>
          </table:table-cell>
          <table:table-cell office:value-type="float" office:value="0.02680801" calcext:value-type="float">
            <text:p>0.02680801</text:p>
          </table:table-cell>
          <table:table-cell office:value-type="float" office:value="0.02311412" calcext:value-type="float">
            <text:p>0.02311412</text:p>
          </table:table-cell>
          <table:table-cell office:value-type="float" office:value="0.02134339" calcext:value-type="float">
            <text:p>0.02134339</text:p>
          </table:table-cell>
          <table:table-cell office:value-type="float" office:value="0.01797657" calcext:value-type="float">
            <text:p>0.01797657</text:p>
          </table:table-cell>
          <table:table-cell office:value-type="float" office:value="0.007079322" calcext:value-type="float">
            <text:p>0.007079322</text:p>
          </table:table-cell>
          <table:table-cell office:value-type="float" office:value="0.007356341" calcext:value-type="float">
            <text:p>0.007356341</text:p>
          </table:table-cell>
          <table:table-cell office:value-type="float" office:value="0" calcext:value-type="float">
            <text:p>0</text:p>
          </table:table-cell>
          <table:table-cell office:value-type="float" office:value="19.46938" calcext:value-type="float">
            <text:p>19.46938</text:p>
          </table:table-cell>
          <table:table-cell office:value-type="float" office:value="21.50373" calcext:value-type="float">
            <text:p>21.50373</text:p>
          </table:table-cell>
          <table:table-cell office:value-type="float" office:value="20.42775" calcext:value-type="float">
            <text:p>20.42775</text:p>
          </table:table-cell>
          <table:table-cell office:value-type="float" office:value="17.57587" calcext:value-type="float">
            <text:p>17.57587</text:p>
          </table:table-cell>
          <table:table-cell office:value-type="float" office:value="15.12136" calcext:value-type="float">
            <text:p>15.12136</text:p>
          </table:table-cell>
          <table:table-cell office:value-type="float" office:value="7.96836" calcext:value-type="float">
            <text:p>7.96836</text:p>
          </table:table-cell>
          <table:table-cell office:value-type="float" office:value="4.971226" calcext:value-type="float">
            <text:p>4.971226</text:p>
          </table:table-cell>
          <table:table-cell office:value-type="float" office:value="6.591758" calcext:value-type="float">
            <text:p>6.591758</text:p>
          </table:table-cell>
          <table:table-cell office:value-type="float" office:value="6.545082" calcext:value-type="float">
            <text:p>6.545082</text:p>
          </table:table-cell>
          <table:table-cell office:value-type="float" office:value="3.664148" calcext:value-type="float">
            <text:p>3.664148</text:p>
          </table:table-cell>
          <table:table-cell office:value-type="float" office:value="1.535188" calcext:value-type="float">
            <text:p>1.535188</text:p>
          </table:table-cell>
          <table:table-cell office:value-type="float" office:value="0.5302725" calcext:value-type="float">
            <text:p>0.5302725</text:p>
          </table:table-cell>
          <table:table-cell office:value-type="float" office:value="0.3717768" calcext:value-type="float">
            <text:p>0.3717768</text:p>
          </table:table-cell>
          <table:table-cell office:value-type="float" office:value="0.334017" calcext:value-type="float">
            <text:p>0.334017</text:p>
          </table:table-cell>
          <table:table-cell office:value-type="float" office:value="0" calcext:value-type="float">
            <text:p>0</text:p>
          </table:table-cell>
          <table:table-cell office:value-type="float" office:value="681.2145" calcext:value-type="float">
            <text:p>681.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67177" calcext:value-type="float">
            <text:p>-1.067177</text:p>
          </table:table-cell>
          <table:table-cell office:value-type="float" office:value="0" calcext:value-type="float">
            <text:p>0</text:p>
          </table:table-cell>
          <table:table-cell office:value-type="float" office:value="-0.0001507245" calcext:value-type="float">
            <text:p>-0.00015072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30.71785" calcext:value-type="float">
            <text:p>30.71785</text:p>
          </table:table-cell>
          <table:table-cell office:value-type="float" office:value="1098.411" calcext:value-type="float">
            <text:p>1098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7535" calcext:value-type="float">
            <text:p>0.8787535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919" calcext:value-type="float">
            <text:p>3.63291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69" calcext:value-type="float">
            <text:p>0.0003059669</text:p>
          </table:table-cell>
          <table:table-cell office:value-type="float" office:value="-0.00797005" calcext:value-type="float">
            <text:p>-0.00797005</text:p>
          </table:table-cell>
          <table:table-cell office:value-type="float" office:value="0.002101287" calcext:value-type="float">
            <text:p>0.002101287</text:p>
          </table:table-cell>
          <table:table-cell office:value-type="float" office:value="0.001297293" calcext:value-type="float">
            <text:p>0.001297293</text:p>
          </table:table-cell>
          <table:table-cell office:value-type="float" office:value="17.77281" calcext:value-type="float">
            <text:p>17.77281</text:p>
          </table:table-cell>
          <table:table-cell office:value-type="float" office:value="0.1871395" calcext:value-type="float">
            <text:p>0.1871395</text:p>
          </table:table-cell>
          <table:table-cell office:value-type="float" office:value="0.05240666" calcext:value-type="float">
            <text:p>0.05240666</text:p>
          </table:table-cell>
          <table:table-cell office:value-type="float" office:value="0.04345326" calcext:value-type="float">
            <text:p>0.04345326</text:p>
          </table:table-cell>
          <table:table-cell office:value-type="float" office:value="0.03726351" calcext:value-type="float">
            <text:p>0.03726351</text:p>
          </table:table-cell>
          <table:table-cell office:value-type="float" office:value="0.03911811" calcext:value-type="float">
            <text:p>0.03911811</text:p>
          </table:table-cell>
          <table:table-cell office:value-type="float" office:value="0.01941477" calcext:value-type="float">
            <text:p>0.01941477</text:p>
          </table:table-cell>
          <table:table-cell office:value-type="float" office:value="0.01552107" calcext:value-type="float">
            <text:p>0.01552107</text:p>
          </table:table-cell>
          <table:table-cell office:value-type="float" office:value="0.03283251" calcext:value-type="float">
            <text:p>0.03283251</text:p>
          </table:table-cell>
          <table:table-cell office:value-type="float" office:value="0.02672129" calcext:value-type="float">
            <text:p>0.02672129</text:p>
          </table:table-cell>
          <table:table-cell office:value-type="float" office:value="0.02308588" calcext:value-type="float">
            <text:p>0.02308588</text:p>
          </table:table-cell>
          <table:table-cell office:value-type="float" office:value="0.02133927" calcext:value-type="float">
            <text:p>0.02133927</text:p>
          </table:table-cell>
          <table:table-cell office:value-type="float" office:value="0.01797842" calcext:value-type="float">
            <text:p>0.01797842</text:p>
          </table:table-cell>
          <table:table-cell office:value-type="float" office:value="0.007078146" calcext:value-type="float">
            <text:p>0.007078146</text:p>
          </table:table-cell>
          <table:table-cell office:value-type="float" office:value="0.007356082" calcext:value-type="float">
            <text:p>0.007356082</text:p>
          </table:table-cell>
          <table:table-cell office:value-type="float" office:value="0" calcext:value-type="float">
            <text:p>0</text:p>
          </table:table-cell>
          <table:table-cell office:value-type="float" office:value="20.32063" calcext:value-type="float">
            <text:p>20.32063</text:p>
          </table:table-cell>
          <table:table-cell office:value-type="float" office:value="21.15023" calcext:value-type="float">
            <text:p>21.15023</text:p>
          </table:table-cell>
          <table:table-cell office:value-type="float" office:value="20.44365" calcext:value-type="float">
            <text:p>20.44365</text:p>
          </table:table-cell>
          <table:table-cell office:value-type="float" office:value="17.5511" calcext:value-type="float">
            <text:p>17.5511</text:p>
          </table:table-cell>
          <table:table-cell office:value-type="float" office:value="15.09161" calcext:value-type="float">
            <text:p>15.09161</text:p>
          </table:table-cell>
          <table:table-cell office:value-type="float" office:value="7.950323" calcext:value-type="float">
            <text:p>7.950323</text:p>
          </table:table-cell>
          <table:table-cell office:value-type="float" office:value="4.98364" calcext:value-type="float">
            <text:p>4.98364</text:p>
          </table:table-cell>
          <table:table-cell office:value-type="float" office:value="6.593155" calcext:value-type="float">
            <text:p>6.593155</text:p>
          </table:table-cell>
          <table:table-cell office:value-type="float" office:value="6.542626" calcext:value-type="float">
            <text:p>6.542626</text:p>
          </table:table-cell>
          <table:table-cell office:value-type="float" office:value="3.663982" calcext:value-type="float">
            <text:p>3.663982</text:p>
          </table:table-cell>
          <table:table-cell office:value-type="float" office:value="1.535563" calcext:value-type="float">
            <text:p>1.535563</text:p>
          </table:table-cell>
          <table:table-cell office:value-type="float" office:value="0.5306041" calcext:value-type="float">
            <text:p>0.5306041</text:p>
          </table:table-cell>
          <table:table-cell office:value-type="float" office:value="0.3717617" calcext:value-type="float">
            <text:p>0.3717617</text:p>
          </table:table-cell>
          <table:table-cell office:value-type="float" office:value="0.3340327" calcext:value-type="float">
            <text:p>0.3340327</text:p>
          </table:table-cell>
          <table:table-cell office:value-type="float" office:value="0" calcext:value-type="float">
            <text:p>0</text:p>
          </table:table-cell>
          <table:table-cell office:value-type="float" office:value="742.7894" calcext:value-type="float">
            <text:p>742.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9746" calcext:value-type="float">
            <text:p>-0.9899746</text:p>
          </table:table-cell>
          <table:table-cell office:value-type="float" office:value="0" calcext:value-type="float">
            <text:p>0</text:p>
          </table:table-cell>
          <table:table-cell office:value-type="float" office:value="-0.000152201" calcext:value-type="float">
            <text:p>-0.0001522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30.70964" calcext:value-type="float">
            <text:p>30.70964</text:p>
          </table:table-cell>
          <table:table-cell office:value-type="float" office:value="1098.406" calcext:value-type="float">
            <text:p>1098.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7" calcext:value-type="float">
            <text:p>0.8817</text:p>
          </table:table-cell>
          <table:table-cell office:value-type="float" office:value="14.83287" calcext:value-type="float">
            <text:p>14.83287</text:p>
          </table:table-cell>
          <table:table-cell office:value-type="float" office:value="0" calcext:value-type="float">
            <text:p>0</text:p>
          </table:table-cell>
          <table:table-cell office:value-type="float" office:value="0.0000003632919" calcext:value-type="float">
            <text:p>3.632919E-07</text:p>
          </table:table-cell>
          <table:table-cell office:value-type="float" office:value="0" calcext:value-type="float">
            <text:p>0</text:p>
          </table:table-cell>
          <table:table-cell office:value-type="float" office:value="0.0003059669" calcext:value-type="float">
            <text:p>0.0003059669</text:p>
          </table:table-cell>
          <table:table-cell office:value-type="float" office:value="-0.007982327" calcext:value-type="float">
            <text:p>-0.007982327</text:p>
          </table:table-cell>
          <table:table-cell office:value-type="float" office:value="0.002133317" calcext:value-type="float">
            <text:p>0.002133317</text:p>
          </table:table-cell>
          <table:table-cell office:value-type="float" office:value="0.001297655" calcext:value-type="float">
            <text:p>0.001297655</text:p>
          </table:table-cell>
          <table:table-cell office:value-type="float" office:value="17.7619" calcext:value-type="float">
            <text:p>17.7619</text:p>
          </table:table-cell>
          <table:table-cell office:value-type="float" office:value="0.1875477" calcext:value-type="float">
            <text:p>0.1875477</text:p>
          </table:table-cell>
          <table:table-cell office:value-type="float" office:value="0.0559128" calcext:value-type="float">
            <text:p>0.0559128</text:p>
          </table:table-cell>
          <table:table-cell office:value-type="float" office:value="0.04491364" calcext:value-type="float">
            <text:p>0.04491364</text:p>
          </table:table-cell>
          <table:table-cell office:value-type="float" office:value="0.03774013" calcext:value-type="float">
            <text:p>0.03774013</text:p>
          </table:table-cell>
          <table:table-cell office:value-type="float" office:value="0.03919065" calcext:value-type="float">
            <text:p>0.03919065</text:p>
          </table:table-cell>
          <table:table-cell office:value-type="float" office:value="0.01926015" calcext:value-type="float">
            <text:p>0.01926015</text:p>
          </table:table-cell>
          <table:table-cell office:value-type="float" office:value="0.01538647" calcext:value-type="float">
            <text:p>0.01538647</text:p>
          </table:table-cell>
          <table:table-cell office:value-type="float" office:value="0.03265843" calcext:value-type="float">
            <text:p>0.03265843</text:p>
          </table:table-cell>
          <table:table-cell office:value-type="float" office:value="0.02663321" calcext:value-type="float">
            <text:p>0.02663321</text:p>
          </table:table-cell>
          <table:table-cell office:value-type="float" office:value="0.023056" calcext:value-type="float">
            <text:p>0.023056</text:p>
          </table:table-cell>
          <table:table-cell office:value-type="float" office:value="0.02133431" calcext:value-type="float">
            <text:p>0.02133431</text:p>
          </table:table-cell>
          <table:table-cell office:value-type="float" office:value="0.01797994" calcext:value-type="float">
            <text:p>0.01797994</text:p>
          </table:table-cell>
          <table:table-cell office:value-type="float" office:value="0.007076969" calcext:value-type="float">
            <text:p>0.007076969</text:p>
          </table:table-cell>
          <table:table-cell office:value-type="float" office:value="0.007355832" calcext:value-type="float">
            <text:p>0.007355832</text:p>
          </table:table-cell>
          <table:table-cell office:value-type="float" office:value="0" calcext:value-type="float">
            <text:p>0</text:p>
          </table:table-cell>
          <table:table-cell office:value-type="float" office:value="22.76333" calcext:value-type="float">
            <text:p>22.76333</text:p>
          </table:table-cell>
          <table:table-cell office:value-type="float" office:value="20.7634" calcext:value-type="float">
            <text:p>20.7634</text:p>
          </table:table-cell>
          <table:table-cell office:value-type="float" office:value="20.47047" calcext:value-type="float">
            <text:p>20.47047</text:p>
          </table:table-cell>
          <table:table-cell office:value-type="float" office:value="17.52621" calcext:value-type="float">
            <text:p>17.52621</text:p>
          </table:table-cell>
          <table:table-cell office:value-type="float" office:value="15.0617" calcext:value-type="float">
            <text:p>15.0617</text:p>
          </table:table-cell>
          <table:table-cell office:value-type="float" office:value="7.932825" calcext:value-type="float">
            <text:p>7.932825</text:p>
          </table:table-cell>
          <table:table-cell office:value-type="float" office:value="4.996172" calcext:value-type="float">
            <text:p>4.996172</text:p>
          </table:table-cell>
          <table:table-cell office:value-type="float" office:value="6.594691" calcext:value-type="float">
            <text:p>6.594691</text:p>
          </table:table-cell>
          <table:table-cell office:value-type="float" office:value="6.540126" calcext:value-type="float">
            <text:p>6.540126</text:p>
          </table:table-cell>
          <table:table-cell office:value-type="float" office:value="3.663814" calcext:value-type="float">
            <text:p>3.663814</text:p>
          </table:table-cell>
          <table:table-cell office:value-type="float" office:value="1.535928" calcext:value-type="float">
            <text:p>1.535928</text:p>
          </table:table-cell>
          <table:table-cell office:value-type="float" office:value="0.5309355" calcext:value-type="float">
            <text:p>0.5309355</text:p>
          </table:table-cell>
          <table:table-cell office:value-type="float" office:value="0.3717458" calcext:value-type="float">
            <text:p>0.3717458</text:p>
          </table:table-cell>
          <table:table-cell office:value-type="float" office:value="0.3340483" calcext:value-type="float">
            <text:p>0.3340483</text:p>
          </table:table-cell>
          <table:table-cell office:value-type="float" office:value="0" calcext:value-type="float">
            <text:p>0</text:p>
          </table:table-cell>
          <table:table-cell office:value-type="float" office:value="745.6838" calcext:value-type="float">
            <text:p>745.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1146" calcext:value-type="float">
            <text:p>-0.9791146</text:p>
          </table:table-cell>
          <table:table-cell office:value-type="float" office:value="0" calcext:value-type="float">
            <text:p>0</text:p>
          </table:table-cell>
          <table:table-cell office:value-type="float" office:value="-0.0001534564" calcext:value-type="float">
            <text:p>-0.00015345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30.71522" calcext:value-type="float">
            <text:p>30.71522</text:p>
          </table:table-cell>
          <table:table-cell office:value-type="float" office:value="1098.408" calcext:value-type="float">
            <text:p>1098.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70191" calcext:value-type="float">
            <text:p>0.8870191</text:p>
          </table:table-cell>
          <table:table-cell office:value-type="float" office:value="14.81822" calcext:value-type="float">
            <text:p>14.81822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12" calcext:value-type="float">
            <text:p>3.63371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15" calcext:value-type="float">
            <text:p>0.0003060215</text:p>
          </table:table-cell>
          <table:table-cell office:value-type="float" office:value="-0.008108377" calcext:value-type="float">
            <text:p>-0.008108377</text:p>
          </table:table-cell>
          <table:table-cell office:value-type="float" office:value="0.002164148" calcext:value-type="float">
            <text:p>0.002164148</text:p>
          </table:table-cell>
          <table:table-cell office:value-type="float" office:value="0.001302285" calcext:value-type="float">
            <text:p>0.001302285</text:p>
          </table:table-cell>
          <table:table-cell office:value-type="float" office:value="17.80594" calcext:value-type="float">
            <text:p>17.80594</text:p>
          </table:table-cell>
          <table:table-cell office:value-type="float" office:value="0.1655736" calcext:value-type="float">
            <text:p>0.1655736</text:p>
          </table:table-cell>
          <table:table-cell office:value-type="float" office:value="0.05657768" calcext:value-type="float">
            <text:p>0.05657768</text:p>
          </table:table-cell>
          <table:table-cell office:value-type="float" office:value="0.04535831" calcext:value-type="float">
            <text:p>0.04535831</text:p>
          </table:table-cell>
          <table:table-cell office:value-type="float" office:value="0.03833863" calcext:value-type="float">
            <text:p>0.03833863</text:p>
          </table:table-cell>
          <table:table-cell office:value-type="float" office:value="0.03985062" calcext:value-type="float">
            <text:p>0.03985062</text:p>
          </table:table-cell>
          <table:table-cell office:value-type="float" office:value="0.01938154" calcext:value-type="float">
            <text:p>0.01938154</text:p>
          </table:table-cell>
          <table:table-cell office:value-type="float" office:value="0.01538641" calcext:value-type="float">
            <text:p>0.01538641</text:p>
          </table:table-cell>
          <table:table-cell office:value-type="float" office:value="0.03252207" calcext:value-type="float">
            <text:p>0.03252207</text:p>
          </table:table-cell>
          <table:table-cell office:value-type="float" office:value="0.02654503" calcext:value-type="float">
            <text:p>0.02654503</text:p>
          </table:table-cell>
          <table:table-cell office:value-type="float" office:value="0.02302452" calcext:value-type="float">
            <text:p>0.02302452</text:p>
          </table:table-cell>
          <table:table-cell office:value-type="float" office:value="0.02132857" calcext:value-type="float">
            <text:p>0.02132857</text:p>
          </table:table-cell>
          <table:table-cell office:value-type="float" office:value="0.01798118" calcext:value-type="float">
            <text:p>0.01798118</text:p>
          </table:table-cell>
          <table:table-cell office:value-type="float" office:value="0.00707579" calcext:value-type="float">
            <text:p>0.00707579</text:p>
          </table:table-cell>
          <table:table-cell office:value-type="float" office:value="0.007355578" calcext:value-type="float">
            <text:p>0.007355578</text:p>
          </table:table-cell>
          <table:table-cell office:value-type="float" office:value="0" calcext:value-type="float">
            <text:p>0</text:p>
          </table:table-cell>
          <table:table-cell office:value-type="float" office:value="22.12794" calcext:value-type="float">
            <text:p>22.12794</text:p>
          </table:table-cell>
          <table:table-cell office:value-type="float" office:value="20.51282" calcext:value-type="float">
            <text:p>20.51282</text:p>
          </table:table-cell>
          <table:table-cell office:value-type="float" office:value="20.47909" calcext:value-type="float">
            <text:p>20.47909</text:p>
          </table:table-cell>
          <table:table-cell office:value-type="float" office:value="17.50389" calcext:value-type="float">
            <text:p>17.50389</text:p>
          </table:table-cell>
          <table:table-cell office:value-type="float" office:value="15.03287" calcext:value-type="float">
            <text:p>15.03287</text:p>
          </table:table-cell>
          <table:table-cell office:value-type="float" office:value="7.91476" calcext:value-type="float">
            <text:p>7.91476</text:p>
          </table:table-cell>
          <table:table-cell office:value-type="float" office:value="5.007934" calcext:value-type="float">
            <text:p>5.007934</text:p>
          </table:table-cell>
          <table:table-cell office:value-type="float" office:value="6.596114" calcext:value-type="float">
            <text:p>6.596114</text:p>
          </table:table-cell>
          <table:table-cell office:value-type="float" office:value="6.537617" calcext:value-type="float">
            <text:p>6.537617</text:p>
          </table:table-cell>
          <table:table-cell office:value-type="float" office:value="3.663645" calcext:value-type="float">
            <text:p>3.663645</text:p>
          </table:table-cell>
          <table:table-cell office:value-type="float" office:value="1.536283" calcext:value-type="float">
            <text:p>1.536283</text:p>
          </table:table-cell>
          <table:table-cell office:value-type="float" office:value="0.5312659" calcext:value-type="float">
            <text:p>0.5312659</text:p>
          </table:table-cell>
          <table:table-cell office:value-type="float" office:value="0.3717271" calcext:value-type="float">
            <text:p>0.3717271</text:p>
          </table:table-cell>
          <table:table-cell office:value-type="float" office:value="0.334064" calcext:value-type="float">
            <text:p>0.334064</text:p>
          </table:table-cell>
          <table:table-cell office:value-type="float" office:value="0" calcext:value-type="float">
            <text:p>0</text:p>
          </table:table-cell>
          <table:table-cell office:value-type="float" office:value="751.9695" calcext:value-type="float">
            <text:p>751.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83637" calcext:value-type="float">
            <text:p>-0.9883637</text:p>
          </table:table-cell>
          <table:table-cell office:value-type="float" office:value="0" calcext:value-type="float">
            <text:p>0</text:p>
          </table:table-cell>
          <table:table-cell office:value-type="float" office:value="-0.0001547711" calcext:value-type="float">
            <text:p>-0.00015477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30.66882" calcext:value-type="float">
            <text:p>30.66882</text:p>
          </table:table-cell>
          <table:table-cell office:value-type="float" office:value="1098.412" calcext:value-type="float">
            <text:p>1098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2748" calcext:value-type="float">
            <text:p>0.9202748</text:p>
          </table:table-cell>
          <table:table-cell office:value-type="float" office:value="14.82459" calcext:value-type="float">
            <text:p>14.8245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24" calcext:value-type="float">
            <text:p>3.63372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23" calcext:value-type="float">
            <text:p>0.0003060223</text:p>
          </table:table-cell>
          <table:table-cell office:value-type="float" office:value="-0.008169791" calcext:value-type="float">
            <text:p>-0.008169791</text:p>
          </table:table-cell>
          <table:table-cell office:value-type="float" office:value="0.00219007" calcext:value-type="float">
            <text:p>0.00219007</text:p>
          </table:table-cell>
          <table:table-cell office:value-type="float" office:value="0.001302638" calcext:value-type="float">
            <text:p>0.001302638</text:p>
          </table:table-cell>
          <table:table-cell office:value-type="float" office:value="17.73701" calcext:value-type="float">
            <text:p>17.73701</text:p>
          </table:table-cell>
          <table:table-cell office:value-type="float" office:value="0.1637514" calcext:value-type="float">
            <text:p>0.1637514</text:p>
          </table:table-cell>
          <table:table-cell office:value-type="float" office:value="0.05680322" calcext:value-type="float">
            <text:p>0.05680322</text:p>
          </table:table-cell>
          <table:table-cell office:value-type="float" office:value="0.04522669" calcext:value-type="float">
            <text:p>0.04522669</text:p>
          </table:table-cell>
          <table:table-cell office:value-type="float" office:value="0.03847124" calcext:value-type="float">
            <text:p>0.03847124</text:p>
          </table:table-cell>
          <table:table-cell office:value-type="float" office:value="0.04009759" calcext:value-type="float">
            <text:p>0.04009759</text:p>
          </table:table-cell>
          <table:table-cell office:value-type="float" office:value="0.01944371" calcext:value-type="float">
            <text:p>0.01944371</text:p>
          </table:table-cell>
          <table:table-cell office:value-type="float" office:value="0.01538503" calcext:value-type="float">
            <text:p>0.01538503</text:p>
          </table:table-cell>
          <table:table-cell office:value-type="float" office:value="0.03241051" calcext:value-type="float">
            <text:p>0.03241051</text:p>
          </table:table-cell>
          <table:table-cell office:value-type="float" office:value="0.02646328" calcext:value-type="float">
            <text:p>0.02646328</text:p>
          </table:table-cell>
          <table:table-cell office:value-type="float" office:value="0.02299206" calcext:value-type="float">
            <text:p>0.02299206</text:p>
          </table:table-cell>
          <table:table-cell office:value-type="float" office:value="0.02132228" calcext:value-type="float">
            <text:p>0.02132228</text:p>
          </table:table-cell>
          <table:table-cell office:value-type="float" office:value="0.01798213" calcext:value-type="float">
            <text:p>0.01798213</text:p>
          </table:table-cell>
          <table:table-cell office:value-type="float" office:value="0.007074605" calcext:value-type="float">
            <text:p>0.007074605</text:p>
          </table:table-cell>
          <table:table-cell office:value-type="float" office:value="0.007355327" calcext:value-type="float">
            <text:p>0.007355327</text:p>
          </table:table-cell>
          <table:table-cell office:value-type="float" office:value="0" calcext:value-type="float">
            <text:p>0</text:p>
          </table:table-cell>
          <table:table-cell office:value-type="float" office:value="20.86698" calcext:value-type="float">
            <text:p>20.86698</text:p>
          </table:table-cell>
          <table:table-cell office:value-type="float" office:value="20.22436" calcext:value-type="float">
            <text:p>20.22436</text:p>
          </table:table-cell>
          <table:table-cell office:value-type="float" office:value="20.51834" calcext:value-type="float">
            <text:p>20.51834</text:p>
          </table:table-cell>
          <table:table-cell office:value-type="float" office:value="17.48853" calcext:value-type="float">
            <text:p>17.48853</text:p>
          </table:table-cell>
          <table:table-cell office:value-type="float" office:value="15.00721" calcext:value-type="float">
            <text:p>15.00721</text:p>
          </table:table-cell>
          <table:table-cell office:value-type="float" office:value="7.897367" calcext:value-type="float">
            <text:p>7.897367</text:p>
          </table:table-cell>
          <table:table-cell office:value-type="float" office:value="5.017967" calcext:value-type="float">
            <text:p>5.017967</text:p>
          </table:table-cell>
          <table:table-cell office:value-type="float" office:value="6.597575" calcext:value-type="float">
            <text:p>6.597575</text:p>
          </table:table-cell>
          <table:table-cell office:value-type="float" office:value="6.535176" calcext:value-type="float">
            <text:p>6.535176</text:p>
          </table:table-cell>
          <table:table-cell office:value-type="float" office:value="3.663493" calcext:value-type="float">
            <text:p>3.663493</text:p>
          </table:table-cell>
          <table:table-cell office:value-type="float" office:value="1.536677" calcext:value-type="float">
            <text:p>1.536677</text:p>
          </table:table-cell>
          <table:table-cell office:value-type="float" office:value="0.5315924" calcext:value-type="float">
            <text:p>0.5315924</text:p>
          </table:table-cell>
          <table:table-cell office:value-type="float" office:value="0.3717063" calcext:value-type="float">
            <text:p>0.3717063</text:p>
          </table:table-cell>
          <table:table-cell office:value-type="float" office:value="0.3340807" calcext:value-type="float">
            <text:p>0.3340807</text:p>
          </table:table-cell>
          <table:table-cell office:value-type="float" office:value="0" calcext:value-type="float">
            <text:p>0</text:p>
          </table:table-cell>
          <table:table-cell office:value-type="float" office:value="783.6093" calcext:value-type="float">
            <text:p>783.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87039" calcext:value-type="float">
            <text:p>-0.9487039</text:p>
          </table:table-cell>
          <table:table-cell office:value-type="float" office:value="0" calcext:value-type="float">
            <text:p>0</text:p>
          </table:table-cell>
          <table:table-cell office:value-type="float" office:value="-0.0001560078" calcext:value-type="float">
            <text:p>-0.00015600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30.53796" calcext:value-type="float">
            <text:p>30.53796</text:p>
          </table:table-cell>
          <table:table-cell office:value-type="float" office:value="1098.431" calcext:value-type="float">
            <text:p>1098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787" calcext:value-type="float">
            <text:p>1.01787</text:p>
          </table:table-cell>
          <table:table-cell office:value-type="float" office:value="14.83574" calcext:value-type="float">
            <text:p>14.8357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24" calcext:value-type="float">
            <text:p>3.63372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23" calcext:value-type="float">
            <text:p>0.0003060223</text:p>
          </table:table-cell>
          <table:table-cell office:value-type="float" office:value="-0.008246643" calcext:value-type="float">
            <text:p>-0.008246643</text:p>
          </table:table-cell>
          <table:table-cell office:value-type="float" office:value="0.002204477" calcext:value-type="float">
            <text:p>0.002204477</text:p>
          </table:table-cell>
          <table:table-cell office:value-type="float" office:value="0.00130297" calcext:value-type="float">
            <text:p>0.00130297</text:p>
          </table:table-cell>
          <table:table-cell office:value-type="float" office:value="17.52076" calcext:value-type="float">
            <text:p>17.52076</text:p>
          </table:table-cell>
          <table:table-cell office:value-type="float" office:value="0.2094529" calcext:value-type="float">
            <text:p>0.2094529</text:p>
          </table:table-cell>
          <table:table-cell office:value-type="float" office:value="0.05561934" calcext:value-type="float">
            <text:p>0.05561934</text:p>
          </table:table-cell>
          <table:table-cell office:value-type="float" office:value="0.04333527" calcext:value-type="float">
            <text:p>0.04333527</text:p>
          </table:table-cell>
          <table:table-cell office:value-type="float" office:value="0.03740416" calcext:value-type="float">
            <text:p>0.03740416</text:p>
          </table:table-cell>
          <table:table-cell office:value-type="float" office:value="0.03931591" calcext:value-type="float">
            <text:p>0.03931591</text:p>
          </table:table-cell>
          <table:table-cell office:value-type="float" office:value="0.01929547" calcext:value-type="float">
            <text:p>0.01929547</text:p>
          </table:table-cell>
          <table:table-cell office:value-type="float" office:value="0.01531983" calcext:value-type="float">
            <text:p>0.01531983</text:p>
          </table:table-cell>
          <table:table-cell office:value-type="float" office:value="0.03229427" calcext:value-type="float">
            <text:p>0.03229427</text:p>
          </table:table-cell>
          <table:table-cell office:value-type="float" office:value="0.0263861" calcext:value-type="float">
            <text:p>0.0263861</text:p>
          </table:table-cell>
          <table:table-cell office:value-type="float" office:value="0.02295928" calcext:value-type="float">
            <text:p>0.02295928</text:p>
          </table:table-cell>
          <table:table-cell office:value-type="float" office:value="0.02131558" calcext:value-type="float">
            <text:p>0.02131558</text:p>
          </table:table-cell>
          <table:table-cell office:value-type="float" office:value="0.01798282" calcext:value-type="float">
            <text:p>0.01798282</text:p>
          </table:table-cell>
          <table:table-cell office:value-type="float" office:value="0.007073421" calcext:value-type="float">
            <text:p>0.007073421</text:p>
          </table:table-cell>
          <table:table-cell office:value-type="float" office:value="0.007355067" calcext:value-type="float">
            <text:p>0.007355067</text:p>
          </table:table-cell>
          <table:table-cell office:value-type="float" office:value="0" calcext:value-type="float">
            <text:p>0</text:p>
          </table:table-cell>
          <table:table-cell office:value-type="float" office:value="21.41483" calcext:value-type="float">
            <text:p>21.41483</text:p>
          </table:table-cell>
          <table:table-cell office:value-type="float" office:value="19.98419" calcext:value-type="float">
            <text:p>19.98419</text:p>
          </table:table-cell>
          <table:table-cell office:value-type="float" office:value="20.54592" calcext:value-type="float">
            <text:p>20.54592</text:p>
          </table:table-cell>
          <table:table-cell office:value-type="float" office:value="17.47823" calcext:value-type="float">
            <text:p>17.47823</text:p>
          </table:table-cell>
          <table:table-cell office:value-type="float" office:value="14.98798" calcext:value-type="float">
            <text:p>14.98798</text:p>
          </table:table-cell>
          <table:table-cell office:value-type="float" office:value="7.881311" calcext:value-type="float">
            <text:p>7.881311</text:p>
          </table:table-cell>
          <table:table-cell office:value-type="float" office:value="5.027299" calcext:value-type="float">
            <text:p>5.027299</text:p>
          </table:table-cell>
          <table:table-cell office:value-type="float" office:value="6.599017" calcext:value-type="float">
            <text:p>6.599017</text:p>
          </table:table-cell>
          <table:table-cell office:value-type="float" office:value="6.532874" calcext:value-type="float">
            <text:p>6.532874</text:p>
          </table:table-cell>
          <table:table-cell office:value-type="float" office:value="3.663402" calcext:value-type="float">
            <text:p>3.663402</text:p>
          </table:table-cell>
          <table:table-cell office:value-type="float" office:value="1.537116" calcext:value-type="float">
            <text:p>1.537116</text:p>
          </table:table-cell>
          <table:table-cell office:value-type="float" office:value="0.5319239" calcext:value-type="float">
            <text:p>0.5319239</text:p>
          </table:table-cell>
          <table:table-cell office:value-type="float" office:value="0.3716847" calcext:value-type="float">
            <text:p>0.3716847</text:p>
          </table:table-cell>
          <table:table-cell office:value-type="float" office:value="0.3340964" calcext:value-type="float">
            <text:p>0.3340964</text:p>
          </table:table-cell>
          <table:table-cell office:value-type="float" office:value="0" calcext:value-type="float">
            <text:p>0</text:p>
          </table:table-cell>
          <table:table-cell office:value-type="float" office:value="875.401" calcext:value-type="float">
            <text:p>875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98811" calcext:value-type="float">
            <text:p>-0.8398811</text:p>
          </table:table-cell>
          <table:table-cell office:value-type="float" office:value="0" calcext:value-type="float">
            <text:p>0</text:p>
          </table:table-cell>
          <table:table-cell office:value-type="float" office:value="-0.0001576042" calcext:value-type="float">
            <text:p>-0.00015760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30.39435" calcext:value-type="float">
            <text:p>30.39435</text:p>
          </table:table-cell>
          <table:table-cell office:value-type="float" office:value="1098.45" calcext:value-type="float">
            <text:p>109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3356" calcext:value-type="float">
            <text:p>1.123356</text:p>
          </table:table-cell>
          <table:table-cell office:value-type="float" office:value="14.85141" calcext:value-type="float">
            <text:p>14.8514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24" calcext:value-type="float">
            <text:p>3.63372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23" calcext:value-type="float">
            <text:p>0.0003060223</text:p>
          </table:table-cell>
          <table:table-cell office:value-type="float" office:value="-0.008335515" calcext:value-type="float">
            <text:p>-0.008335515</text:p>
          </table:table-cell>
          <table:table-cell office:value-type="float" office:value="0.002214741" calcext:value-type="float">
            <text:p>0.002214741</text:p>
          </table:table-cell>
          <table:table-cell office:value-type="float" office:value="0.001303314" calcext:value-type="float">
            <text:p>0.001303314</text:p>
          </table:table-cell>
          <table:table-cell office:value-type="float" office:value="17.28771" calcext:value-type="float">
            <text:p>17.28771</text:p>
          </table:table-cell>
          <table:table-cell office:value-type="float" office:value="0.2424282" calcext:value-type="float">
            <text:p>0.2424282</text:p>
          </table:table-cell>
          <table:table-cell office:value-type="float" office:value="0.05395151" calcext:value-type="float">
            <text:p>0.05395151</text:p>
          </table:table-cell>
          <table:table-cell office:value-type="float" office:value="0.04052779" calcext:value-type="float">
            <text:p>0.04052779</text:p>
          </table:table-cell>
          <table:table-cell office:value-type="float" office:value="0.03493194" calcext:value-type="float">
            <text:p>0.03493194</text:p>
          </table:table-cell>
          <table:table-cell office:value-type="float" office:value="0.03683409" calcext:value-type="float">
            <text:p>0.03683409</text:p>
          </table:table-cell>
          <table:table-cell office:value-type="float" office:value="0.01863238" calcext:value-type="float">
            <text:p>0.01863238</text:p>
          </table:table-cell>
          <table:table-cell office:value-type="float" office:value="0.01503387" calcext:value-type="float">
            <text:p>0.01503387</text:p>
          </table:table-cell>
          <table:table-cell office:value-type="float" office:value="0.03211452" calcext:value-type="float">
            <text:p>0.03211452</text:p>
          </table:table-cell>
          <table:table-cell office:value-type="float" office:value="0.02630451" calcext:value-type="float">
            <text:p>0.02630451</text:p>
          </table:table-cell>
          <table:table-cell office:value-type="float" office:value="0.02292602" calcext:value-type="float">
            <text:p>0.02292602</text:p>
          </table:table-cell>
          <table:table-cell office:value-type="float" office:value="0.02130831" calcext:value-type="float">
            <text:p>0.02130831</text:p>
          </table:table-cell>
          <table:table-cell office:value-type="float" office:value="0.01798325" calcext:value-type="float">
            <text:p>0.01798325</text:p>
          </table:table-cell>
          <table:table-cell office:value-type="float" office:value="0.007072233" calcext:value-type="float">
            <text:p>0.007072233</text:p>
          </table:table-cell>
          <table:table-cell office:value-type="float" office:value="0.007354819" calcext:value-type="float">
            <text:p>0.007354819</text:p>
          </table:table-cell>
          <table:table-cell office:value-type="float" office:value="0" calcext:value-type="float">
            <text:p>0</text:p>
          </table:table-cell>
          <table:table-cell office:value-type="float" office:value="22.32574" calcext:value-type="float">
            <text:p>22.32574</text:p>
          </table:table-cell>
          <table:table-cell office:value-type="float" office:value="19.81027" calcext:value-type="float">
            <text:p>19.81027</text:p>
          </table:table-cell>
          <table:table-cell office:value-type="float" office:value="20.61225" calcext:value-type="float">
            <text:p>20.61225</text:p>
          </table:table-cell>
          <table:table-cell office:value-type="float" office:value="17.47938" calcext:value-type="float">
            <text:p>17.47938</text:p>
          </table:table-cell>
          <table:table-cell office:value-type="float" office:value="14.9774" calcext:value-type="float">
            <text:p>14.9774</text:p>
          </table:table-cell>
          <table:table-cell office:value-type="float" office:value="7.868289" calcext:value-type="float">
            <text:p>7.868289</text:p>
          </table:table-cell>
          <table:table-cell office:value-type="float" office:value="5.038433" calcext:value-type="float">
            <text:p>5.038433</text:p>
          </table:table-cell>
          <table:table-cell office:value-type="float" office:value="6.600645" calcext:value-type="float">
            <text:p>6.600645</text:p>
          </table:table-cell>
          <table:table-cell office:value-type="float" office:value="6.530549" calcext:value-type="float">
            <text:p>6.530549</text:p>
          </table:table-cell>
          <table:table-cell office:value-type="float" office:value="3.663311" calcext:value-type="float">
            <text:p>3.663311</text:p>
          </table:table-cell>
          <table:table-cell office:value-type="float" office:value="1.537539" calcext:value-type="float">
            <text:p>1.537539</text:p>
          </table:table-cell>
          <table:table-cell office:value-type="float" office:value="0.5322551" calcext:value-type="float">
            <text:p>0.5322551</text:p>
          </table:table-cell>
          <table:table-cell office:value-type="float" office:value="0.3716628" calcext:value-type="float">
            <text:p>0.3716628</text:p>
          </table:table-cell>
          <table:table-cell office:value-type="float" office:value="0.3341122" calcext:value-type="float">
            <text:p>0.3341122</text:p>
          </table:table-cell>
          <table:table-cell office:value-type="float" office:value="0" calcext:value-type="float">
            <text:p>0</text:p>
          </table:table-cell>
          <table:table-cell office:value-type="float" office:value="975.2729" calcext:value-type="float">
            <text:p>975.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86233" calcext:value-type="float">
            <text:p>-0.7186233</text:p>
          </table:table-cell>
          <table:table-cell office:value-type="float" office:value="0" calcext:value-type="float">
            <text:p>0</text:p>
          </table:table-cell>
          <table:table-cell office:value-type="float" office:value="-0.0001601732" calcext:value-type="float">
            <text:p>-0.00016017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30.24623" calcext:value-type="float">
            <text:p>30.24623</text:p>
          </table:table-cell>
          <table:table-cell office:value-type="float" office:value="1098.467" calcext:value-type="float">
            <text:p>1098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2009" calcext:value-type="float">
            <text:p>1.232009</text:p>
          </table:table-cell>
          <table:table-cell office:value-type="float" office:value="14.86942" calcext:value-type="float">
            <text:p>14.86942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24" calcext:value-type="float">
            <text:p>3.63372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23" calcext:value-type="float">
            <text:p>0.0003060223</text:p>
          </table:table-cell>
          <table:table-cell office:value-type="float" office:value="-0.008429997" calcext:value-type="float">
            <text:p>-0.008429997</text:p>
          </table:table-cell>
          <table:table-cell office:value-type="float" office:value="0.002223384" calcext:value-type="float">
            <text:p>0.002223384</text:p>
          </table:table-cell>
          <table:table-cell office:value-type="float" office:value="0.001303712" calcext:value-type="float">
            <text:p>0.001303712</text:p>
          </table:table-cell>
          <table:table-cell office:value-type="float" office:value="17.05064" calcext:value-type="float">
            <text:p>17.05064</text:p>
          </table:table-cell>
          <table:table-cell office:value-type="float" office:value="0.2785705" calcext:value-type="float">
            <text:p>0.2785705</text:p>
          </table:table-cell>
          <table:table-cell office:value-type="float" office:value="0.05277912" calcext:value-type="float">
            <text:p>0.05277912</text:p>
          </table:table-cell>
          <table:table-cell office:value-type="float" office:value="0.03841267" calcext:value-type="float">
            <text:p>0.03841267</text:p>
          </table:table-cell>
          <table:table-cell office:value-type="float" office:value="0.03290892" calcext:value-type="float">
            <text:p>0.03290892</text:p>
          </table:table-cell>
          <table:table-cell office:value-type="float" office:value="0.03449477" calcext:value-type="float">
            <text:p>0.03449477</text:p>
          </table:table-cell>
          <table:table-cell office:value-type="float" office:value="0.01782592" calcext:value-type="float">
            <text:p>0.01782592</text:p>
          </table:table-cell>
          <table:table-cell office:value-type="float" office:value="0.01458382" calcext:value-type="float">
            <text:p>0.01458382</text:p>
          </table:table-cell>
          <table:table-cell office:value-type="float" office:value="0.03183581" calcext:value-type="float">
            <text:p>0.03183581</text:p>
          </table:table-cell>
          <table:table-cell office:value-type="float" office:value="0.02620366" calcext:value-type="float">
            <text:p>0.02620366</text:p>
          </table:table-cell>
          <table:table-cell office:value-type="float" office:value="0.02289086" calcext:value-type="float">
            <text:p>0.02289086</text:p>
          </table:table-cell>
          <table:table-cell office:value-type="float" office:value="0.02130043" calcext:value-type="float">
            <text:p>0.02130043</text:p>
          </table:table-cell>
          <table:table-cell office:value-type="float" office:value="0.01798345" calcext:value-type="float">
            <text:p>0.01798345</text:p>
          </table:table-cell>
          <table:table-cell office:value-type="float" office:value="0.007071044" calcext:value-type="float">
            <text:p>0.007071044</text:p>
          </table:table-cell>
          <table:table-cell office:value-type="float" office:value="0.007354556" calcext:value-type="float">
            <text:p>0.007354556</text:p>
          </table:table-cell>
          <table:table-cell office:value-type="float" office:value="0" calcext:value-type="float">
            <text:p>0</text:p>
          </table:table-cell>
          <table:table-cell office:value-type="float" office:value="23.28593" calcext:value-type="float">
            <text:p>23.28593</text:p>
          </table:table-cell>
          <table:table-cell office:value-type="float" office:value="19.7349" calcext:value-type="float">
            <text:p>19.7349</text:p>
          </table:table-cell>
          <table:table-cell office:value-type="float" office:value="20.66116" calcext:value-type="float">
            <text:p>20.66116</text:p>
          </table:table-cell>
          <table:table-cell office:value-type="float" office:value="17.48285" calcext:value-type="float">
            <text:p>17.48285</text:p>
          </table:table-cell>
          <table:table-cell office:value-type="float" office:value="14.97192" calcext:value-type="float">
            <text:p>14.97192</text:p>
          </table:table-cell>
          <table:table-cell office:value-type="float" office:value="7.85782" calcext:value-type="float">
            <text:p>7.85782</text:p>
          </table:table-cell>
          <table:table-cell office:value-type="float" office:value="5.050978" calcext:value-type="float">
            <text:p>5.050978</text:p>
          </table:table-cell>
          <table:table-cell office:value-type="float" office:value="6.60284" calcext:value-type="float">
            <text:p>6.60284</text:p>
          </table:table-cell>
          <table:table-cell office:value-type="float" office:value="6.528276" calcext:value-type="float">
            <text:p>6.528276</text:p>
          </table:table-cell>
          <table:table-cell office:value-type="float" office:value="3.663184" calcext:value-type="float">
            <text:p>3.663184</text:p>
          </table:table-cell>
          <table:table-cell office:value-type="float" office:value="1.537948" calcext:value-type="float">
            <text:p>1.537948</text:p>
          </table:table-cell>
          <table:table-cell office:value-type="float" office:value="0.5325868" calcext:value-type="float">
            <text:p>0.5325868</text:p>
          </table:table-cell>
          <table:table-cell office:value-type="float" office:value="0.3716391" calcext:value-type="float">
            <text:p>0.3716391</text:p>
          </table:table-cell>
          <table:table-cell office:value-type="float" office:value="0.3341278" calcext:value-type="float">
            <text:p>0.3341278</text:p>
          </table:table-cell>
          <table:table-cell office:value-type="float" office:value="0" calcext:value-type="float">
            <text:p>0</text:p>
          </table:table-cell>
          <table:table-cell office:value-type="float" office:value="1078.359" calcext:value-type="float">
            <text:p>1078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18135" calcext:value-type="float">
            <text:p>-0.5918135</text:p>
          </table:table-cell>
          <table:table-cell office:value-type="float" office:value="0" calcext:value-type="float">
            <text:p>0</text:p>
          </table:table-cell>
          <table:table-cell office:value-type="float" office:value="-0.0001635394" calcext:value-type="float">
            <text:p>-0.00016353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30.20597" calcext:value-type="float">
            <text:p>30.20597</text:p>
          </table:table-cell>
          <table:table-cell office:value-type="float" office:value="1098.46" calcext:value-type="float">
            <text:p>109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7662" calcext:value-type="float">
            <text:p>1.257662</text:p>
          </table:table-cell>
          <table:table-cell office:value-type="float" office:value="14.88588" calcext:value-type="float">
            <text:p>14.88588</text:p>
          </table:table-cell>
          <table:table-cell office:value-type="float" office:value="0" calcext:value-type="float">
            <text:p>0</text:p>
          </table:table-cell>
          <table:table-cell office:value-type="float" office:value="0.0000003633724" calcext:value-type="float">
            <text:p>3.633724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223" calcext:value-type="float">
            <text:p>0.0003060223</text:p>
          </table:table-cell>
          <table:table-cell office:value-type="float" office:value="-0.008475806" calcext:value-type="float">
            <text:p>-0.008475806</text:p>
          </table:table-cell>
          <table:table-cell office:value-type="float" office:value="0.002248058" calcext:value-type="float">
            <text:p>0.002248058</text:p>
          </table:table-cell>
          <table:table-cell office:value-type="float" office:value="0.001304184" calcext:value-type="float">
            <text:p>0.001304184</text:p>
          </table:table-cell>
          <table:table-cell office:value-type="float" office:value="16.9918" calcext:value-type="float">
            <text:p>16.9918</text:p>
          </table:table-cell>
          <table:table-cell office:value-type="float" office:value="0.3593535" calcext:value-type="float">
            <text:p>0.3593535</text:p>
          </table:table-cell>
          <table:table-cell office:value-type="float" office:value="0.05350669" calcext:value-type="float">
            <text:p>0.05350669</text:p>
          </table:table-cell>
          <table:table-cell office:value-type="float" office:value="0.03803005" calcext:value-type="float">
            <text:p>0.03803005</text:p>
          </table:table-cell>
          <table:table-cell office:value-type="float" office:value="0.03222971" calcext:value-type="float">
            <text:p>0.03222971</text:p>
          </table:table-cell>
          <table:table-cell office:value-type="float" office:value="0.03351321" calcext:value-type="float">
            <text:p>0.03351321</text:p>
          </table:table-cell>
          <table:table-cell office:value-type="float" office:value="0.01728396" calcext:value-type="float">
            <text:p>0.01728396</text:p>
          </table:table-cell>
          <table:table-cell office:value-type="float" office:value="0.01415059" calcext:value-type="float">
            <text:p>0.01415059</text:p>
          </table:table-cell>
          <table:table-cell office:value-type="float" office:value="0.03148605" calcext:value-type="float">
            <text:p>0.03148605</text:p>
          </table:table-cell>
          <table:table-cell office:value-type="float" office:value="0.02607531" calcext:value-type="float">
            <text:p>0.02607531</text:p>
          </table:table-cell>
          <table:table-cell office:value-type="float" office:value="0.02285154" calcext:value-type="float">
            <text:p>0.02285154</text:p>
          </table:table-cell>
          <table:table-cell office:value-type="float" office:value="0.02129169" calcext:value-type="float">
            <text:p>0.02129169</text:p>
          </table:table-cell>
          <table:table-cell office:value-type="float" office:value="0.01798336" calcext:value-type="float">
            <text:p>0.01798336</text:p>
          </table:table-cell>
          <table:table-cell office:value-type="float" office:value="0.007069858" calcext:value-type="float">
            <text:p>0.007069858</text:p>
          </table:table-cell>
          <table:table-cell office:value-type="float" office:value="0.007354312" calcext:value-type="float">
            <text:p>0.007354312</text:p>
          </table:table-cell>
          <table:table-cell office:value-type="float" office:value="0" calcext:value-type="float">
            <text:p>0</text:p>
          </table:table-cell>
          <table:table-cell office:value-type="float" office:value="23.31568" calcext:value-type="float">
            <text:p>23.31568</text:p>
          </table:table-cell>
          <table:table-cell office:value-type="float" office:value="19.6133" calcext:value-type="float">
            <text:p>19.6133</text:p>
          </table:table-cell>
          <table:table-cell office:value-type="float" office:value="20.73021" calcext:value-type="float">
            <text:p>20.73021</text:p>
          </table:table-cell>
          <table:table-cell office:value-type="float" office:value="17.48456" calcext:value-type="float">
            <text:p>17.48456</text:p>
          </table:table-cell>
          <table:table-cell office:value-type="float" office:value="14.96453" calcext:value-type="float">
            <text:p>14.96453</text:p>
          </table:table-cell>
          <table:table-cell office:value-type="float" office:value="7.848301" calcext:value-type="float">
            <text:p>7.848301</text:p>
          </table:table-cell>
          <table:table-cell office:value-type="float" office:value="5.06418" calcext:value-type="float">
            <text:p>5.06418</text:p>
          </table:table-cell>
          <table:table-cell office:value-type="float" office:value="6.605612" calcext:value-type="float">
            <text:p>6.605612</text:p>
          </table:table-cell>
          <table:table-cell office:value-type="float" office:value="6.526126" calcext:value-type="float">
            <text:p>6.526126</text:p>
          </table:table-cell>
          <table:table-cell office:value-type="float" office:value="3.66309" calcext:value-type="float">
            <text:p>3.66309</text:p>
          </table:table-cell>
          <table:table-cell office:value-type="float" office:value="1.538356" calcext:value-type="float">
            <text:p>1.538356</text:p>
          </table:table-cell>
          <table:table-cell office:value-type="float" office:value="0.5329179" calcext:value-type="float">
            <text:p>0.5329179</text:p>
          </table:table-cell>
          <table:table-cell office:value-type="float" office:value="0.3716161" calcext:value-type="float">
            <text:p>0.3716161</text:p>
          </table:table-cell>
          <table:table-cell office:value-type="float" office:value="0.3341435" calcext:value-type="float">
            <text:p>0.3341435</text:p>
          </table:table-cell>
          <table:table-cell office:value-type="float" office:value="0" calcext:value-type="float">
            <text:p>0</text:p>
          </table:table-cell>
          <table:table-cell office:value-type="float" office:value="1102.379" calcext:value-type="float">
            <text:p>1102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96953" calcext:value-type="float">
            <text:p>-0.5496953</text:p>
          </table:table-cell>
          <table:table-cell office:value-type="float" office:value="0" calcext:value-type="float">
            <text:p>0</text:p>
          </table:table-cell>
          <table:table-cell office:value-type="float" office:value="-0.0001664199" calcext:value-type="float">
            <text:p>-0.0001664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30.12874" calcext:value-type="float">
            <text:p>30.12874</text:p>
          </table:table-cell>
          <table:table-cell office:value-type="float" office:value="1098.463" calcext:value-type="float">
            <text:p>1098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4605" calcext:value-type="float">
            <text:p>1.314605</text:p>
          </table:table-cell>
          <table:table-cell office:value-type="float" office:value="14.89741" calcext:value-type="float">
            <text:p>14.8974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576195" calcext:value-type="float">
            <text:p>-0.008576195</text:p>
          </table:table-cell>
          <table:table-cell office:value-type="float" office:value="0.002266277" calcext:value-type="float">
            <text:p>0.002266277</text:p>
          </table:table-cell>
          <table:table-cell office:value-type="float" office:value="0.001304875" calcext:value-type="float">
            <text:p>0.001304875</text:p>
          </table:table-cell>
          <table:table-cell office:value-type="float" office:value="16.88529" calcext:value-type="float">
            <text:p>16.88529</text:p>
          </table:table-cell>
          <table:table-cell office:value-type="float" office:value="0.3031307" calcext:value-type="float">
            <text:p>0.3031307</text:p>
          </table:table-cell>
          <table:table-cell office:value-type="float" office:value="0.05344272" calcext:value-type="float">
            <text:p>0.05344272</text:p>
          </table:table-cell>
          <table:table-cell office:value-type="float" office:value="0.03725393" calcext:value-type="float">
            <text:p>0.03725393</text:p>
          </table:table-cell>
          <table:table-cell office:value-type="float" office:value="0.03152658" calcext:value-type="float">
            <text:p>0.03152658</text:p>
          </table:table-cell>
          <table:table-cell office:value-type="float" office:value="0.0327242" calcext:value-type="float">
            <text:p>0.0327242</text:p>
          </table:table-cell>
          <table:table-cell office:value-type="float" office:value="0.01693473" calcext:value-type="float">
            <text:p>0.01693473</text:p>
          </table:table-cell>
          <table:table-cell office:value-type="float" office:value="0.01385086" calcext:value-type="float">
            <text:p>0.01385086</text:p>
          </table:table-cell>
          <table:table-cell office:value-type="float" office:value="0.03114788" calcext:value-type="float">
            <text:p>0.03114788</text:p>
          </table:table-cell>
          <table:table-cell office:value-type="float" office:value="0.02592622" calcext:value-type="float">
            <text:p>0.02592622</text:p>
          </table:table-cell>
          <table:table-cell office:value-type="float" office:value="0.0228065" calcext:value-type="float">
            <text:p>0.0228065</text:p>
          </table:table-cell>
          <table:table-cell office:value-type="float" office:value="0.0212818" calcext:value-type="float">
            <text:p>0.0212818</text:p>
          </table:table-cell>
          <table:table-cell office:value-type="float" office:value="0.01798298" calcext:value-type="float">
            <text:p>0.01798298</text:p>
          </table:table-cell>
          <table:table-cell office:value-type="float" office:value="0.007068667" calcext:value-type="float">
            <text:p>0.007068667</text:p>
          </table:table-cell>
          <table:table-cell office:value-type="float" office:value="0.007354062" calcext:value-type="float">
            <text:p>0.007354062</text:p>
          </table:table-cell>
          <table:table-cell office:value-type="float" office:value="0" calcext:value-type="float">
            <text:p>0</text:p>
          </table:table-cell>
          <table:table-cell office:value-type="float" office:value="28.30539" calcext:value-type="float">
            <text:p>28.30539</text:p>
          </table:table-cell>
          <table:table-cell office:value-type="float" office:value="19.61753" calcext:value-type="float">
            <text:p>19.61753</text:p>
          </table:table-cell>
          <table:table-cell office:value-type="float" office:value="20.78703" calcext:value-type="float">
            <text:p>20.78703</text:p>
          </table:table-cell>
          <table:table-cell office:value-type="float" office:value="17.491" calcext:value-type="float">
            <text:p>17.491</text:p>
          </table:table-cell>
          <table:table-cell office:value-type="float" office:value="14.96063" calcext:value-type="float">
            <text:p>14.96063</text:p>
          </table:table-cell>
          <table:table-cell office:value-type="float" office:value="7.839138" calcext:value-type="float">
            <text:p>7.839138</text:p>
          </table:table-cell>
          <table:table-cell office:value-type="float" office:value="5.077229" calcext:value-type="float">
            <text:p>5.077229</text:p>
          </table:table-cell>
          <table:table-cell office:value-type="float" office:value="6.608626" calcext:value-type="float">
            <text:p>6.608626</text:p>
          </table:table-cell>
          <table:table-cell office:value-type="float" office:value="6.524096" calcext:value-type="float">
            <text:p>6.524096</text:p>
          </table:table-cell>
          <table:table-cell office:value-type="float" office:value="3.662989" calcext:value-type="float">
            <text:p>3.662989</text:p>
          </table:table-cell>
          <table:table-cell office:value-type="float" office:value="1.538754" calcext:value-type="float">
            <text:p>1.538754</text:p>
          </table:table-cell>
          <table:table-cell office:value-type="float" office:value="0.5332492" calcext:value-type="float">
            <text:p>0.5332492</text:p>
          </table:table-cell>
          <table:table-cell office:value-type="float" office:value="0.3715924" calcext:value-type="float">
            <text:p>0.3715924</text:p>
          </table:table-cell>
          <table:table-cell office:value-type="float" office:value="0.3341592" calcext:value-type="float">
            <text:p>0.3341592</text:p>
          </table:table-cell>
          <table:table-cell office:value-type="float" office:value="0" calcext:value-type="float">
            <text:p>0</text:p>
          </table:table-cell>
          <table:table-cell office:value-type="float" office:value="1157.862" calcext:value-type="float">
            <text:p>1157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1463" calcext:value-type="float">
            <text:p>-0.481463</text:p>
          </table:table-cell>
          <table:table-cell office:value-type="float" office:value="0" calcext:value-type="float">
            <text:p>0</text:p>
          </table:table-cell>
          <table:table-cell office:value-type="float" office:value="-0.0001694908" calcext:value-type="float">
            <text:p>-0.00016949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9.98826" calcext:value-type="float">
            <text:p>29.98826</text:p>
          </table:table-cell>
          <table:table-cell office:value-type="float" office:value="1098.475" calcext:value-type="float">
            <text:p>1098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6921" calcext:value-type="float">
            <text:p>1.416921</text:p>
          </table:table-cell>
          <table:table-cell office:value-type="float" office:value="14.91804" calcext:value-type="float">
            <text:p>14.9180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661543" calcext:value-type="float">
            <text:p>-0.008661543</text:p>
          </table:table-cell>
          <table:table-cell office:value-type="float" office:value="0.002275579" calcext:value-type="float">
            <text:p>0.002275579</text:p>
          </table:table-cell>
          <table:table-cell office:value-type="float" office:value="0.001305421" calcext:value-type="float">
            <text:p>0.001305421</text:p>
          </table:table-cell>
          <table:table-cell office:value-type="float" office:value="16.66194" calcext:value-type="float">
            <text:p>16.66194</text:p>
          </table:table-cell>
          <table:table-cell office:value-type="float" office:value="0.3336498" calcext:value-type="float">
            <text:p>0.3336498</text:p>
          </table:table-cell>
          <table:table-cell office:value-type="float" office:value="0.05364927" calcext:value-type="float">
            <text:p>0.05364927</text:p>
          </table:table-cell>
          <table:table-cell office:value-type="float" office:value="0.0364389" calcext:value-type="float">
            <text:p>0.0364389</text:p>
          </table:table-cell>
          <table:table-cell office:value-type="float" office:value="0.03063876" calcext:value-type="float">
            <text:p>0.03063876</text:p>
          </table:table-cell>
          <table:table-cell office:value-type="float" office:value="0.03168034" calcext:value-type="float">
            <text:p>0.03168034</text:p>
          </table:table-cell>
          <table:table-cell office:value-type="float" office:value="0.01653333" calcext:value-type="float">
            <text:p>0.01653333</text:p>
          </table:table-cell>
          <table:table-cell office:value-type="float" office:value="0.01352987" calcext:value-type="float">
            <text:p>0.01352987</text:p>
          </table:table-cell>
          <table:table-cell office:value-type="float" office:value="0.03080182" calcext:value-type="float">
            <text:p>0.03080182</text:p>
          </table:table-cell>
          <table:table-cell office:value-type="float" office:value="0.02576486" calcext:value-type="float">
            <text:p>0.02576486</text:p>
          </table:table-cell>
          <table:table-cell office:value-type="float" office:value="0.02275557" calcext:value-type="float">
            <text:p>0.02275557</text:p>
          </table:table-cell>
          <table:table-cell office:value-type="float" office:value="0.02127052" calcext:value-type="float">
            <text:p>0.02127052</text:p>
          </table:table-cell>
          <table:table-cell office:value-type="float" office:value="0.01798225" calcext:value-type="float">
            <text:p>0.01798225</text:p>
          </table:table-cell>
          <table:table-cell office:value-type="float" office:value="0.007067466" calcext:value-type="float">
            <text:p>0.007067466</text:p>
          </table:table-cell>
          <table:table-cell office:value-type="float" office:value="0.007353813" calcext:value-type="float">
            <text:p>0.007353813</text:p>
          </table:table-cell>
          <table:table-cell office:value-type="float" office:value="0" calcext:value-type="float">
            <text:p>0</text:p>
          </table:table-cell>
          <table:table-cell office:value-type="float" office:value="27.99379" calcext:value-type="float">
            <text:p>27.99379</text:p>
          </table:table-cell>
          <table:table-cell office:value-type="float" office:value="19.67938" calcext:value-type="float">
            <text:p>19.67938</text:p>
          </table:table-cell>
          <table:table-cell office:value-type="float" office:value="20.84391" calcext:value-type="float">
            <text:p>20.84391</text:p>
          </table:table-cell>
          <table:table-cell office:value-type="float" office:value="17.49938" calcext:value-type="float">
            <text:p>17.49938</text:p>
          </table:table-cell>
          <table:table-cell office:value-type="float" office:value="14.96088" calcext:value-type="float">
            <text:p>14.96088</text:p>
          </table:table-cell>
          <table:table-cell office:value-type="float" office:value="7.831658" calcext:value-type="float">
            <text:p>7.831658</text:p>
          </table:table-cell>
          <table:table-cell office:value-type="float" office:value="5.090758" calcext:value-type="float">
            <text:p>5.090758</text:p>
          </table:table-cell>
          <table:table-cell office:value-type="float" office:value="6.611897" calcext:value-type="float">
            <text:p>6.611897</text:p>
          </table:table-cell>
          <table:table-cell office:value-type="float" office:value="6.522136" calcext:value-type="float">
            <text:p>6.522136</text:p>
          </table:table-cell>
          <table:table-cell office:value-type="float" office:value="3.662917" calcext:value-type="float">
            <text:p>3.662917</text:p>
          </table:table-cell>
          <table:table-cell office:value-type="float" office:value="1.539145" calcext:value-type="float">
            <text:p>1.539145</text:p>
          </table:table-cell>
          <table:table-cell office:value-type="float" office:value="0.533582" calcext:value-type="float">
            <text:p>0.533582</text:p>
          </table:table-cell>
          <table:table-cell office:value-type="float" office:value="0.3715665" calcext:value-type="float">
            <text:p>0.3715665</text:p>
          </table:table-cell>
          <table:table-cell office:value-type="float" office:value="0.3341748" calcext:value-type="float">
            <text:p>0.3341748</text:p>
          </table:table-cell>
          <table:table-cell office:value-type="float" office:value="0" calcext:value-type="float">
            <text:p>0</text:p>
          </table:table-cell>
          <table:table-cell office:value-type="float" office:value="1255.252" calcext:value-type="float">
            <text:p>1255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83876" calcext:value-type="float">
            <text:p>-0.3583876</text:p>
          </table:table-cell>
          <table:table-cell office:value-type="float" office:value="0" calcext:value-type="float">
            <text:p>0</text:p>
          </table:table-cell>
          <table:table-cell office:value-type="float" office:value="-0.0001733955" calcext:value-type="float">
            <text:p>-0.00017339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9.96831" calcext:value-type="float">
            <text:p>29.96831</text:p>
          </table:table-cell>
          <table:table-cell office:value-type="float" office:value="1098.462" calcext:value-type="float">
            <text:p>1098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6566" calcext:value-type="float">
            <text:p>1.426566</text:p>
          </table:table-cell>
          <table:table-cell office:value-type="float" office:value="14.93607" calcext:value-type="float">
            <text:p>14.93607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690739" calcext:value-type="float">
            <text:p>-0.008690739</text:p>
          </table:table-cell>
          <table:table-cell office:value-type="float" office:value="0.002303274" calcext:value-type="float">
            <text:p>0.002303274</text:p>
          </table:table-cell>
          <table:table-cell office:value-type="float" office:value="0.001306022" calcext:value-type="float">
            <text:p>0.001306022</text:p>
          </table:table-cell>
          <table:table-cell office:value-type="float" office:value="16.63771" calcext:value-type="float">
            <text:p>16.63771</text:p>
          </table:table-cell>
          <table:table-cell office:value-type="float" office:value="0.4017702" calcext:value-type="float">
            <text:p>0.4017702</text:p>
          </table:table-cell>
          <table:table-cell office:value-type="float" office:value="0.05498518" calcext:value-type="float">
            <text:p>0.05498518</text:p>
          </table:table-cell>
          <table:table-cell office:value-type="float" office:value="0.03698947" calcext:value-type="float">
            <text:p>0.03698947</text:p>
          </table:table-cell>
          <table:table-cell office:value-type="float" office:value="0.03076953" calcext:value-type="float">
            <text:p>0.03076953</text:p>
          </table:table-cell>
          <table:table-cell office:value-type="float" office:value="0.03147593" calcext:value-type="float">
            <text:p>0.03147593</text:p>
          </table:table-cell>
          <table:table-cell office:value-type="float" office:value="0.0162459" calcext:value-type="float">
            <text:p>0.0162459</text:p>
          </table:table-cell>
          <table:table-cell office:value-type="float" office:value="0.01320505" calcext:value-type="float">
            <text:p>0.01320505</text:p>
          </table:table-cell>
          <table:table-cell office:value-type="float" office:value="0.0304193" calcext:value-type="float">
            <text:p>0.0304193</text:p>
          </table:table-cell>
          <table:table-cell office:value-type="float" office:value="0.02558841" calcext:value-type="float">
            <text:p>0.02558841</text:p>
          </table:table-cell>
          <table:table-cell office:value-type="float" office:value="0.02269844" calcext:value-type="float">
            <text:p>0.02269844</text:p>
          </table:table-cell>
          <table:table-cell office:value-type="float" office:value="0.02125759" calcext:value-type="float">
            <text:p>0.02125759</text:p>
          </table:table-cell>
          <table:table-cell office:value-type="float" office:value="0.0179811" calcext:value-type="float">
            <text:p>0.0179811</text:p>
          </table:table-cell>
          <table:table-cell office:value-type="float" office:value="0.007066238" calcext:value-type="float">
            <text:p>0.007066238</text:p>
          </table:table-cell>
          <table:table-cell office:value-type="float" office:value="0.007353566" calcext:value-type="float">
            <text:p>0.007353566</text:p>
          </table:table-cell>
          <table:table-cell office:value-type="float" office:value="0" calcext:value-type="float">
            <text:p>0</text:p>
          </table:table-cell>
          <table:table-cell office:value-type="float" office:value="27.24213" calcext:value-type="float">
            <text:p>27.24213</text:p>
          </table:table-cell>
          <table:table-cell office:value-type="float" office:value="19.6741" calcext:value-type="float">
            <text:p>19.6741</text:p>
          </table:table-cell>
          <table:table-cell office:value-type="float" office:value="20.91407" calcext:value-type="float">
            <text:p>20.91407</text:p>
          </table:table-cell>
          <table:table-cell office:value-type="float" office:value="17.50422" calcext:value-type="float">
            <text:p>17.50422</text:p>
          </table:table-cell>
          <table:table-cell office:value-type="float" office:value="14.95842" calcext:value-type="float">
            <text:p>14.95842</text:p>
          </table:table-cell>
          <table:table-cell office:value-type="float" office:value="7.825281" calcext:value-type="float">
            <text:p>7.825281</text:p>
          </table:table-cell>
          <table:table-cell office:value-type="float" office:value="5.104878" calcext:value-type="float">
            <text:p>5.104878</text:p>
          </table:table-cell>
          <table:table-cell office:value-type="float" office:value="6.615664" calcext:value-type="float">
            <text:p>6.615664</text:p>
          </table:table-cell>
          <table:table-cell office:value-type="float" office:value="6.520304" calcext:value-type="float">
            <text:p>6.520304</text:p>
          </table:table-cell>
          <table:table-cell office:value-type="float" office:value="3.662846" calcext:value-type="float">
            <text:p>3.662846</text:p>
          </table:table-cell>
          <table:table-cell office:value-type="float" office:value="1.539538" calcext:value-type="float">
            <text:p>1.539538</text:p>
          </table:table-cell>
          <table:table-cell office:value-type="float" office:value="0.5339184" calcext:value-type="float">
            <text:p>0.5339184</text:p>
          </table:table-cell>
          <table:table-cell office:value-type="float" office:value="0.3715406" calcext:value-type="float">
            <text:p>0.3715406</text:p>
          </table:table-cell>
          <table:table-cell office:value-type="float" office:value="0.3341905" calcext:value-type="float">
            <text:p>0.3341905</text:p>
          </table:table-cell>
          <table:table-cell office:value-type="float" office:value="0" calcext:value-type="float">
            <text:p>0</text:p>
          </table:table-cell>
          <table:table-cell office:value-type="float" office:value="1264.135" calcext:value-type="float">
            <text:p>1264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07061" calcext:value-type="float">
            <text:p>-0.3307061</text:p>
          </table:table-cell>
          <table:table-cell office:value-type="float" office:value="0" calcext:value-type="float">
            <text:p>0</text:p>
          </table:table-cell>
          <table:table-cell office:value-type="float" office:value="-0.0001766536" calcext:value-type="float">
            <text:p>-0.00017665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9.93487" calcext:value-type="float">
            <text:p>29.93487</text:p>
          </table:table-cell>
          <table:table-cell office:value-type="float" office:value="1098.451" calcext:value-type="float">
            <text:p>1098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7475" calcext:value-type="float">
            <text:p>1.447475</text:p>
          </table:table-cell>
          <table:table-cell office:value-type="float" office:value="14.95227" calcext:value-type="float">
            <text:p>14.95227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735969" calcext:value-type="float">
            <text:p>-0.008735969</text:p>
          </table:table-cell>
          <table:table-cell office:value-type="float" office:value="0.002329962" calcext:value-type="float">
            <text:p>0.002329962</text:p>
          </table:table-cell>
          <table:table-cell office:value-type="float" office:value="0.001306652" calcext:value-type="float">
            <text:p>0.001306652</text:p>
          </table:table-cell>
          <table:table-cell office:value-type="float" office:value="16.58361" calcext:value-type="float">
            <text:p>16.58361</text:p>
          </table:table-cell>
          <table:table-cell office:value-type="float" office:value="0.4555082" calcext:value-type="float">
            <text:p>0.4555082</text:p>
          </table:table-cell>
          <table:table-cell office:value-type="float" office:value="0.0566844" calcext:value-type="float">
            <text:p>0.0566844</text:p>
          </table:table-cell>
          <table:table-cell office:value-type="float" office:value="0.03791755" calcext:value-type="float">
            <text:p>0.03791755</text:p>
          </table:table-cell>
          <table:table-cell office:value-type="float" office:value="0.03164806" calcext:value-type="float">
            <text:p>0.03164806</text:p>
          </table:table-cell>
          <table:table-cell office:value-type="float" office:value="0.03233651" calcext:value-type="float">
            <text:p>0.03233651</text:p>
          </table:table-cell>
          <table:table-cell office:value-type="float" office:value="0.01638677" calcext:value-type="float">
            <text:p>0.01638677</text:p>
          </table:table-cell>
          <table:table-cell office:value-type="float" office:value="0.01316071" calcext:value-type="float">
            <text:p>0.01316071</text:p>
          </table:table-cell>
          <table:table-cell office:value-type="float" office:value="0.03010795" calcext:value-type="float">
            <text:p>0.03010795</text:p>
          </table:table-cell>
          <table:table-cell office:value-type="float" office:value="0.02540463" calcext:value-type="float">
            <text:p>0.02540463</text:p>
          </table:table-cell>
          <table:table-cell office:value-type="float" office:value="0.02263502" calcext:value-type="float">
            <text:p>0.02263502</text:p>
          </table:table-cell>
          <table:table-cell office:value-type="float" office:value="0.02124291" calcext:value-type="float">
            <text:p>0.02124291</text:p>
          </table:table-cell>
          <table:table-cell office:value-type="float" office:value="0.01797949" calcext:value-type="float">
            <text:p>0.01797949</text:p>
          </table:table-cell>
          <table:table-cell office:value-type="float" office:value="0.007064999" calcext:value-type="float">
            <text:p>0.007064999</text:p>
          </table:table-cell>
          <table:table-cell office:value-type="float" office:value="0.007353316" calcext:value-type="float">
            <text:p>0.007353316</text:p>
          </table:table-cell>
          <table:table-cell office:value-type="float" office:value="0" calcext:value-type="float">
            <text:p>0</text:p>
          </table:table-cell>
          <table:table-cell office:value-type="float" office:value="27.23974" calcext:value-type="float">
            <text:p>27.23974</text:p>
          </table:table-cell>
          <table:table-cell office:value-type="float" office:value="19.62053" calcext:value-type="float">
            <text:p>19.62053</text:p>
          </table:table-cell>
          <table:table-cell office:value-type="float" office:value="20.96722" calcext:value-type="float">
            <text:p>20.96722</text:p>
          </table:table-cell>
          <table:table-cell office:value-type="float" office:value="17.50952" calcext:value-type="float">
            <text:p>17.50952</text:p>
          </table:table-cell>
          <table:table-cell office:value-type="float" office:value="14.95361" calcext:value-type="float">
            <text:p>14.95361</text:p>
          </table:table-cell>
          <table:table-cell office:value-type="float" office:value="7.817037" calcext:value-type="float">
            <text:p>7.817037</text:p>
          </table:table-cell>
          <table:table-cell office:value-type="float" office:value="5.117826" calcext:value-type="float">
            <text:p>5.117826</text:p>
          </table:table-cell>
          <table:table-cell office:value-type="float" office:value="6.619377" calcext:value-type="float">
            <text:p>6.619377</text:p>
          </table:table-cell>
          <table:table-cell office:value-type="float" office:value="6.518548" calcext:value-type="float">
            <text:p>6.518548</text:p>
          </table:table-cell>
          <table:table-cell office:value-type="float" office:value="3.662813" calcext:value-type="float">
            <text:p>3.662813</text:p>
          </table:table-cell>
          <table:table-cell office:value-type="float" office:value="1.539923" calcext:value-type="float">
            <text:p>1.539923</text:p>
          </table:table-cell>
          <table:table-cell office:value-type="float" office:value="0.5342516" calcext:value-type="float">
            <text:p>0.5342516</text:p>
          </table:table-cell>
          <table:table-cell office:value-type="float" office:value="0.3715147" calcext:value-type="float">
            <text:p>0.3715147</text:p>
          </table:table-cell>
          <table:table-cell office:value-type="float" office:value="0.3342062" calcext:value-type="float">
            <text:p>0.3342062</text:p>
          </table:table-cell>
          <table:table-cell office:value-type="float" office:value="0" calcext:value-type="float">
            <text:p>0</text:p>
          </table:table-cell>
          <table:table-cell office:value-type="float" office:value="1283.561" calcext:value-type="float">
            <text:p>1283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35504" calcext:value-type="float">
            <text:p>-0.2935504</text:p>
          </table:table-cell>
          <table:table-cell office:value-type="float" office:value="0" calcext:value-type="float">
            <text:p>0</text:p>
          </table:table-cell>
          <table:table-cell office:value-type="float" office:value="-0.0001789374" calcext:value-type="float">
            <text:p>-0.00017893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9.88675" calcext:value-type="float">
            <text:p>29.88675</text:p>
          </table:table-cell>
          <table:table-cell office:value-type="float" office:value="1098.444" calcext:value-type="float">
            <text:p>1098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9418" calcext:value-type="float">
            <text:p>1.479418</text:p>
          </table:table-cell>
          <table:table-cell office:value-type="float" office:value="14.96942" calcext:value-type="float">
            <text:p>14.96942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803014" calcext:value-type="float">
            <text:p>-0.008803014</text:p>
          </table:table-cell>
          <table:table-cell office:value-type="float" office:value="0.002353734" calcext:value-type="float">
            <text:p>0.002353734</text:p>
          </table:table-cell>
          <table:table-cell office:value-type="float" office:value="0.001307252" calcext:value-type="float">
            <text:p>0.001307252</text:p>
          </table:table-cell>
          <table:table-cell office:value-type="float" office:value="16.50505" calcext:value-type="float">
            <text:p>16.50505</text:p>
          </table:table-cell>
          <table:table-cell office:value-type="float" office:value="0.52332" calcext:value-type="float">
            <text:p>0.52332</text:p>
          </table:table-cell>
          <table:table-cell office:value-type="float" office:value="0.05793373" calcext:value-type="float">
            <text:p>0.05793373</text:p>
          </table:table-cell>
          <table:table-cell office:value-type="float" office:value="0.03807108" calcext:value-type="float">
            <text:p>0.03807108</text:p>
          </table:table-cell>
          <table:table-cell office:value-type="float" office:value="0.03196399" calcext:value-type="float">
            <text:p>0.03196399</text:p>
          </table:table-cell>
          <table:table-cell office:value-type="float" office:value="0.03273765" calcext:value-type="float">
            <text:p>0.03273765</text:p>
          </table:table-cell>
          <table:table-cell office:value-type="float" office:value="0.01648187" calcext:value-type="float">
            <text:p>0.01648187</text:p>
          </table:table-cell>
          <table:table-cell office:value-type="float" office:value="0.01315825" calcext:value-type="float">
            <text:p>0.01315825</text:p>
          </table:table-cell>
          <table:table-cell office:value-type="float" office:value="0.02986572" calcext:value-type="float">
            <text:p>0.02986572</text:p>
          </table:table-cell>
          <table:table-cell office:value-type="float" office:value="0.0252316" calcext:value-type="float">
            <text:p>0.0252316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2122641" calcext:value-type="float">
            <text:p>0.02122641</text:p>
          </table:table-cell>
          <table:table-cell office:value-type="float" office:value="0.01797736" calcext:value-type="float">
            <text:p>0.01797736</text:p>
          </table:table-cell>
          <table:table-cell office:value-type="float" office:value="0.007063757" calcext:value-type="float">
            <text:p>0.007063757</text:p>
          </table:table-cell>
          <table:table-cell office:value-type="float" office:value="0.007353067" calcext:value-type="float">
            <text:p>0.007353067</text:p>
          </table:table-cell>
          <table:table-cell office:value-type="float" office:value="0" calcext:value-type="float">
            <text:p>0</text:p>
          </table:table-cell>
          <table:table-cell office:value-type="float" office:value="27.46593" calcext:value-type="float">
            <text:p>27.46593</text:p>
          </table:table-cell>
          <table:table-cell office:value-type="float" office:value="19.58989" calcext:value-type="float">
            <text:p>19.58989</text:p>
          </table:table-cell>
          <table:table-cell office:value-type="float" office:value="21.00932" calcext:value-type="float">
            <text:p>21.00932</text:p>
          </table:table-cell>
          <table:table-cell office:value-type="float" office:value="17.51531" calcext:value-type="float">
            <text:p>17.51531</text:p>
          </table:table-cell>
          <table:table-cell office:value-type="float" office:value="14.95114" calcext:value-type="float">
            <text:p>14.95114</text:p>
          </table:table-cell>
          <table:table-cell office:value-type="float" office:value="7.809092" calcext:value-type="float">
            <text:p>7.809092</text:p>
          </table:table-cell>
          <table:table-cell office:value-type="float" office:value="5.13034" calcext:value-type="float">
            <text:p>5.13034</text:p>
          </table:table-cell>
          <table:table-cell office:value-type="float" office:value="6.622843" calcext:value-type="float">
            <text:p>6.622843</text:p>
          </table:table-cell>
          <table:table-cell office:value-type="float" office:value="6.516776" calcext:value-type="float">
            <text:p>6.516776</text:p>
          </table:table-cell>
          <table:table-cell office:value-type="float" office:value="3.662782" calcext:value-type="float">
            <text:p>3.662782</text:p>
          </table:table-cell>
          <table:table-cell office:value-type="float" office:value="1.540311" calcext:value-type="float">
            <text:p>1.540311</text:p>
          </table:table-cell>
          <table:table-cell office:value-type="float" office:value="0.5345845" calcext:value-type="float">
            <text:p>0.5345845</text:p>
          </table:table-cell>
          <table:table-cell office:value-type="float" office:value="0.3714864" calcext:value-type="float">
            <text:p>0.3714864</text:p>
          </table:table-cell>
          <table:table-cell office:value-type="float" office:value="0.3342218" calcext:value-type="float">
            <text:p>0.3342218</text:p>
          </table:table-cell>
          <table:table-cell office:value-type="float" office:value="0" calcext:value-type="float">
            <text:p>0</text:p>
          </table:table-cell>
          <table:table-cell office:value-type="float" office:value="1313.417" calcext:value-type="float">
            <text:p>1313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43429" calcext:value-type="float">
            <text:p>-0.2443429</text:p>
          </table:table-cell>
          <table:table-cell office:value-type="float" office:value="0" calcext:value-type="float">
            <text:p>0</text:p>
          </table:table-cell>
          <table:table-cell office:value-type="float" office:value="-0.000181352" calcext:value-type="float">
            <text:p>-0.0001813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9.83076" calcext:value-type="float">
            <text:p>29.83076</text:p>
          </table:table-cell>
          <table:table-cell office:value-type="float" office:value="1098.436" calcext:value-type="float">
            <text:p>1098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6165" calcext:value-type="float">
            <text:p>1.516165</text:p>
          </table:table-cell>
          <table:table-cell office:value-type="float" office:value="14.98941" calcext:value-type="float">
            <text:p>14.98941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881046" calcext:value-type="float">
            <text:p>-0.008881046</text:p>
          </table:table-cell>
          <table:table-cell office:value-type="float" office:value="0.002375598" calcext:value-type="float">
            <text:p>0.002375598</text:p>
          </table:table-cell>
          <table:table-cell office:value-type="float" office:value="0.001307838" calcext:value-type="float">
            <text:p>0.001307838</text:p>
          </table:table-cell>
          <table:table-cell office:value-type="float" office:value="16.41631" calcext:value-type="float">
            <text:p>16.41631</text:p>
          </table:table-cell>
          <table:table-cell office:value-type="float" office:value="0.585734" calcext:value-type="float">
            <text:p>0.585734</text:p>
          </table:table-cell>
          <table:table-cell office:value-type="float" office:value="0.05849867" calcext:value-type="float">
            <text:p>0.05849867</text:p>
          </table:table-cell>
          <table:table-cell office:value-type="float" office:value="0.03757513" calcext:value-type="float">
            <text:p>0.03757513</text:p>
          </table:table-cell>
          <table:table-cell office:value-type="float" office:value="0.03154562" calcext:value-type="float">
            <text:p>0.03154562</text:p>
          </table:table-cell>
          <table:table-cell office:value-type="float" office:value="0.03235489" calcext:value-type="float">
            <text:p>0.03235489</text:p>
          </table:table-cell>
          <table:table-cell office:value-type="float" office:value="0.01636932" calcext:value-type="float">
            <text:p>0.01636932</text:p>
          </table:table-cell>
          <table:table-cell office:value-type="float" office:value="0.013073" calcext:value-type="float">
            <text:p>0.013073</text:p>
          </table:table-cell>
          <table:table-cell office:value-type="float" office:value="0.02963479" calcext:value-type="float">
            <text:p>0.02963479</text:p>
          </table:table-cell>
          <table:table-cell office:value-type="float" office:value="0.02507025" calcext:value-type="float">
            <text:p>0.02507025</text:p>
          </table:table-cell>
          <table:table-cell office:value-type="float" office:value="0.02249585" calcext:value-type="float">
            <text:p>0.02249585</text:p>
          </table:table-cell>
          <table:table-cell office:value-type="float" office:value="0.02120822" calcext:value-type="float">
            <text:p>0.02120822</text:p>
          </table:table-cell>
          <table:table-cell office:value-type="float" office:value="0.01797469" calcext:value-type="float">
            <text:p>0.01797469</text:p>
          </table:table-cell>
          <table:table-cell office:value-type="float" office:value="0.007062506" calcext:value-type="float">
            <text:p>0.007062506</text:p>
          </table:table-cell>
          <table:table-cell office:value-type="float" office:value="0.007352826" calcext:value-type="float">
            <text:p>0.007352826</text:p>
          </table:table-cell>
          <table:table-cell office:value-type="float" office:value="0" calcext:value-type="float">
            <text:p>0</text:p>
          </table:table-cell>
          <table:table-cell office:value-type="float" office:value="27.90611" calcext:value-type="float">
            <text:p>27.90611</text:p>
          </table:table-cell>
          <table:table-cell office:value-type="float" office:value="19.62082" calcext:value-type="float">
            <text:p>19.62082</text:p>
          </table:table-cell>
          <table:table-cell office:value-type="float" office:value="21.055" calcext:value-type="float">
            <text:p>21.055</text:p>
          </table:table-cell>
          <table:table-cell office:value-type="float" office:value="17.52295" calcext:value-type="float">
            <text:p>17.52295</text:p>
          </table:table-cell>
          <table:table-cell office:value-type="float" office:value="14.95244" calcext:value-type="float">
            <text:p>14.95244</text:p>
          </table:table-cell>
          <table:table-cell office:value-type="float" office:value="7.802676" calcext:value-type="float">
            <text:p>7.802676</text:p>
          </table:table-cell>
          <table:table-cell office:value-type="float" office:value="5.143197" calcext:value-type="float">
            <text:p>5.143197</text:p>
          </table:table-cell>
          <table:table-cell office:value-type="float" office:value="6.626376" calcext:value-type="float">
            <text:p>6.626376</text:p>
          </table:table-cell>
          <table:table-cell office:value-type="float" office:value="6.515002" calcext:value-type="float">
            <text:p>6.515002</text:p>
          </table:table-cell>
          <table:table-cell office:value-type="float" office:value="3.662763" calcext:value-type="float">
            <text:p>3.662763</text:p>
          </table:table-cell>
          <table:table-cell office:value-type="float" office:value="1.540699" calcext:value-type="float">
            <text:p>1.540699</text:p>
          </table:table-cell>
          <table:table-cell office:value-type="float" office:value="0.5349203" calcext:value-type="float">
            <text:p>0.5349203</text:p>
          </table:table-cell>
          <table:table-cell office:value-type="float" office:value="0.3714584" calcext:value-type="float">
            <text:p>0.3714584</text:p>
          </table:table-cell>
          <table:table-cell office:value-type="float" office:value="0.3342375" calcext:value-type="float">
            <text:p>0.3342375</text:p>
          </table:table-cell>
          <table:table-cell office:value-type="float" office:value="0" calcext:value-type="float">
            <text:p>0</text:p>
          </table:table-cell>
          <table:table-cell office:value-type="float" office:value="1348.077" calcext:value-type="float">
            <text:p>1348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4863" calcext:value-type="float">
            <text:p>-0.1874863</text:p>
          </table:table-cell>
          <table:table-cell office:value-type="float" office:value="0" calcext:value-type="float">
            <text:p>0</text:p>
          </table:table-cell>
          <table:table-cell office:value-type="float" office:value="-0.0001843983" calcext:value-type="float">
            <text:p>-0.00018439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9.7836" calcext:value-type="float">
            <text:p>29.7836</text:p>
          </table:table-cell>
          <table:table-cell office:value-type="float" office:value="1098.426" calcext:value-type="float">
            <text:p>109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5677" calcext:value-type="float">
            <text:p>1.545677</text:p>
          </table:table-cell>
          <table:table-cell office:value-type="float" office:value="15.01062" calcext:value-type="float">
            <text:p>15.01062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087" calcext:value-type="float">
            <text:p>3.634087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47" calcext:value-type="float">
            <text:p>0.000306047</text:p>
          </table:table-cell>
          <table:table-cell office:value-type="float" office:value="-0.008953008" calcext:value-type="float">
            <text:p>-0.008953008</text:p>
          </table:table-cell>
          <table:table-cell office:value-type="float" office:value="0.002397997" calcext:value-type="float">
            <text:p>0.002397997</text:p>
          </table:table-cell>
          <table:table-cell office:value-type="float" office:value="0.001308447" calcext:value-type="float">
            <text:p>0.001308447</text:p>
          </table:table-cell>
          <table:table-cell office:value-type="float" office:value="16.34457" calcext:value-type="float">
            <text:p>16.34457</text:p>
          </table:table-cell>
          <table:table-cell office:value-type="float" office:value="0.6697868" calcext:value-type="float">
            <text:p>0.6697868</text:p>
          </table:table-cell>
          <table:table-cell office:value-type="float" office:value="0.05952778" calcext:value-type="float">
            <text:p>0.05952778</text:p>
          </table:table-cell>
          <table:table-cell office:value-type="float" office:value="0.03720725" calcext:value-type="float">
            <text:p>0.03720725</text:p>
          </table:table-cell>
          <table:table-cell office:value-type="float" office:value="0.03115452" calcext:value-type="float">
            <text:p>0.03115452</text:p>
          </table:table-cell>
          <table:table-cell office:value-type="float" office:value="0.03186637" calcext:value-type="float">
            <text:p>0.03186637</text:p>
          </table:table-cell>
          <table:table-cell office:value-type="float" office:value="0.01617427" calcext:value-type="float">
            <text:p>0.01617427</text:p>
          </table:table-cell>
          <table:table-cell office:value-type="float" office:value="0.01291291" calcext:value-type="float">
            <text:p>0.01291291</text:p>
          </table:table-cell>
          <table:table-cell office:value-type="float" office:value="0.02938262" calcext:value-type="float">
            <text:p>0.02938262</text:p>
          </table:table-cell>
          <table:table-cell office:value-type="float" office:value="0.0249115" calcext:value-type="float">
            <text:p>0.0249115</text:p>
          </table:table-cell>
          <table:table-cell office:value-type="float" office:value="0.022423" calcext:value-type="float">
            <text:p>0.022423</text:p>
          </table:table-cell>
          <table:table-cell office:value-type="float" office:value="0.02118851" calcext:value-type="float">
            <text:p>0.02118851</text:p>
          </table:table-cell>
          <table:table-cell office:value-type="float" office:value="0.01797149" calcext:value-type="float">
            <text:p>0.01797149</text:p>
          </table:table-cell>
          <table:table-cell office:value-type="float" office:value="0.007061251" calcext:value-type="float">
            <text:p>0.007061251</text:p>
          </table:table-cell>
          <table:table-cell office:value-type="float" office:value="0.007352572" calcext:value-type="float">
            <text:p>0.007352572</text:p>
          </table:table-cell>
          <table:table-cell office:value-type="float" office:value="0" calcext:value-type="float">
            <text:p>0</text:p>
          </table:table-cell>
          <table:table-cell office:value-type="float" office:value="28.20443" calcext:value-type="float">
            <text:p>28.20443</text:p>
          </table:table-cell>
          <table:table-cell office:value-type="float" office:value="19.64979" calcext:value-type="float">
            <text:p>19.64979</text:p>
          </table:table-cell>
          <table:table-cell office:value-type="float" office:value="21.14637" calcext:value-type="float">
            <text:p>21.14637</text:p>
          </table:table-cell>
          <table:table-cell office:value-type="float" office:value="17.53655" calcext:value-type="float">
            <text:p>17.53655</text:p>
          </table:table-cell>
          <table:table-cell office:value-type="float" office:value="14.95625" calcext:value-type="float">
            <text:p>14.95625</text:p>
          </table:table-cell>
          <table:table-cell office:value-type="float" office:value="7.797643" calcext:value-type="float">
            <text:p>7.797643</text:p>
          </table:table-cell>
          <table:table-cell office:value-type="float" office:value="5.156591" calcext:value-type="float">
            <text:p>5.156591</text:p>
          </table:table-cell>
          <table:table-cell office:value-type="float" office:value="6.630204" calcext:value-type="float">
            <text:p>6.630204</text:p>
          </table:table-cell>
          <table:table-cell office:value-type="float" office:value="6.513269" calcext:value-type="float">
            <text:p>6.513269</text:p>
          </table:table-cell>
          <table:table-cell office:value-type="float" office:value="3.662743" calcext:value-type="float">
            <text:p>3.662743</text:p>
          </table:table-cell>
          <table:table-cell office:value-type="float" office:value="1.54108" calcext:value-type="float">
            <text:p>1.54108</text:p>
          </table:table-cell>
          <table:table-cell office:value-type="float" office:value="0.5352574" calcext:value-type="float">
            <text:p>0.5352574</text:p>
          </table:table-cell>
          <table:table-cell office:value-type="float" office:value="0.3714288" calcext:value-type="float">
            <text:p>0.3714288</text:p>
          </table:table-cell>
          <table:table-cell office:value-type="float" office:value="0.3342532" calcext:value-type="float">
            <text:p>0.3342532</text:p>
          </table:table-cell>
          <table:table-cell office:value-type="float" office:value="0" calcext:value-type="float">
            <text:p>0</text:p>
          </table:table-cell>
          <table:table-cell office:value-type="float" office:value="1375.688" calcext:value-type="float">
            <text:p>1375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66419" calcext:value-type="float">
            <text:p>-0.1366419</text:p>
          </table:table-cell>
          <table:table-cell office:value-type="float" office:value="0" calcext:value-type="float">
            <text:p>0</text:p>
          </table:table-cell>
          <table:table-cell office:value-type="float" office:value="-0.0001878604" calcext:value-type="float">
            <text:p>-0.00018786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9.77251" calcext:value-type="float">
            <text:p>29.77251</text:p>
          </table:table-cell>
          <table:table-cell office:value-type="float" office:value="1098.411" calcext:value-type="float">
            <text:p>1098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9211" calcext:value-type="float">
            <text:p>1.549211</text:p>
          </table:table-cell>
          <table:table-cell office:value-type="float" office:value="15.02688" calcext:value-type="float">
            <text:p>15.02688</text:p>
          </table:table-cell>
          <table:table-cell office:value-type="float" office:value="0" calcext:value-type="float">
            <text:p>0</text:p>
          </table:table-cell>
          <table:table-cell office:value-type="float" office:value="0.0000003634422" calcext:value-type="float">
            <text:p>3.634422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0701" calcext:value-type="float">
            <text:p>0.0003060701</text:p>
          </table:table-cell>
          <table:table-cell office:value-type="float" office:value="-0.009001289" calcext:value-type="float">
            <text:p>-0.009001289</text:p>
          </table:table-cell>
          <table:table-cell office:value-type="float" office:value="0.002425286" calcext:value-type="float">
            <text:p>0.002425286</text:p>
          </table:table-cell>
          <table:table-cell office:value-type="float" office:value="0.001309176" calcext:value-type="float">
            <text:p>0.001309176</text:p>
          </table:table-cell>
          <table:table-cell office:value-type="float" office:value="16.34895" calcext:value-type="float">
            <text:p>16.34895</text:p>
          </table:table-cell>
          <table:table-cell office:value-type="float" office:value="0.7243798" calcext:value-type="float">
            <text:p>0.7243798</text:p>
          </table:table-cell>
          <table:table-cell office:value-type="float" office:value="0.06018377" calcext:value-type="float">
            <text:p>0.06018377</text:p>
          </table:table-cell>
          <table:table-cell office:value-type="float" office:value="0.03718718" calcext:value-type="float">
            <text:p>0.03718718</text:p>
          </table:table-cell>
          <table:table-cell office:value-type="float" office:value="0.0311008" calcext:value-type="float">
            <text:p>0.0311008</text:p>
          </table:table-cell>
          <table:table-cell office:value-type="float" office:value="0.03164251" calcext:value-type="float">
            <text:p>0.03164251</text:p>
          </table:table-cell>
          <table:table-cell office:value-type="float" office:value="0.01601932" calcext:value-type="float">
            <text:p>0.01601932</text:p>
          </table:table-cell>
          <table:table-cell office:value-type="float" office:value="0.01274012" calcext:value-type="float">
            <text:p>0.01274012</text:p>
          </table:table-cell>
          <table:table-cell office:value-type="float" office:value="0.02911372" calcext:value-type="float">
            <text:p>0.02911372</text:p>
          </table:table-cell>
          <table:table-cell office:value-type="float" office:value="0.02474869" calcext:value-type="float">
            <text:p>0.02474869</text:p>
          </table:table-cell>
          <table:table-cell office:value-type="float" office:value="0.02234782" calcext:value-type="float">
            <text:p>0.02234782</text:p>
          </table:table-cell>
          <table:table-cell office:value-type="float" office:value="0.02116734" calcext:value-type="float">
            <text:p>0.02116734</text:p>
          </table:table-cell>
          <table:table-cell office:value-type="float" office:value="0.0179677" calcext:value-type="float">
            <text:p>0.0179677</text:p>
          </table:table-cell>
          <table:table-cell office:value-type="float" office:value="0.007059962" calcext:value-type="float">
            <text:p>0.007059962</text:p>
          </table:table-cell>
          <table:table-cell office:value-type="float" office:value="0.007352289" calcext:value-type="float">
            <text:p>0.007352289</text:p>
          </table:table-cell>
          <table:table-cell office:value-type="float" office:value="0" calcext:value-type="float">
            <text:p>0</text:p>
          </table:table-cell>
          <table:table-cell office:value-type="float" office:value="34.83292" calcext:value-type="float">
            <text:p>34.83292</text:p>
          </table:table-cell>
          <table:table-cell office:value-type="float" office:value="19.71204" calcext:value-type="float">
            <text:p>19.71204</text:p>
          </table:table-cell>
          <table:table-cell office:value-type="float" office:value="21.22696" calcext:value-type="float">
            <text:p>21.22696</text:p>
          </table:table-cell>
          <table:table-cell office:value-type="float" office:value="17.55591" calcext:value-type="float">
            <text:p>17.55591</text:p>
          </table:table-cell>
          <table:table-cell office:value-type="float" office:value="14.96357" calcext:value-type="float">
            <text:p>14.96357</text:p>
          </table:table-cell>
          <table:table-cell office:value-type="float" office:value="7.793641" calcext:value-type="float">
            <text:p>7.793641</text:p>
          </table:table-cell>
          <table:table-cell office:value-type="float" office:value="5.170319" calcext:value-type="float">
            <text:p>5.170319</text:p>
          </table:table-cell>
          <table:table-cell office:value-type="float" office:value="6.634386" calcext:value-type="float">
            <text:p>6.634386</text:p>
          </table:table-cell>
          <table:table-cell office:value-type="float" office:value="6.511621" calcext:value-type="float">
            <text:p>6.511621</text:p>
          </table:table-cell>
          <table:table-cell office:value-type="float" office:value="3.662732" calcext:value-type="float">
            <text:p>3.662732</text:p>
          </table:table-cell>
          <table:table-cell office:value-type="float" office:value="1.541467" calcext:value-type="float">
            <text:p>1.541467</text:p>
          </table:table-cell>
          <table:table-cell office:value-type="float" office:value="0.5355983" calcext:value-type="float">
            <text:p>0.5355983</text:p>
          </table:table-cell>
          <table:table-cell office:value-type="float" office:value="0.3713983" calcext:value-type="float">
            <text:p>0.3713983</text:p>
          </table:table-cell>
          <table:table-cell office:value-type="float" office:value="0.3342689" calcext:value-type="float">
            <text:p>0.3342689</text:p>
          </table:table-cell>
          <table:table-cell office:value-type="float" office:value="0" calcext:value-type="float">
            <text:p>0</text:p>
          </table:table-cell>
          <table:table-cell office:value-type="float" office:value="1379.427" calcext:value-type="float">
            <text:p>1379.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70011" calcext:value-type="float">
            <text:p>-0.1170011</text:p>
          </table:table-cell>
          <table:table-cell office:value-type="float" office:value="0" calcext:value-type="float">
            <text:p>0</text:p>
          </table:table-cell>
          <table:table-cell office:value-type="float" office:value="-0.0001912945" calcext:value-type="float">
            <text:p>-0.00019129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9.82195" calcext:value-type="float">
            <text:p>29.82195</text:p>
          </table:table-cell>
          <table:table-cell office:value-type="float" office:value="1098.405" calcext:value-type="float">
            <text:p>1098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866" calcext:value-type="float">
            <text:p>1.519866</text:p>
          </table:table-cell>
          <table:table-cell office:value-type="float" office:value="15.00688" calcext:value-type="float">
            <text:p>15.00688</text:p>
          </table:table-cell>
          <table:table-cell office:value-type="float" office:value="0" calcext:value-type="float">
            <text:p>0</text:p>
          </table:table-cell>
          <table:table-cell office:value-type="float" office:value="0.0000003635415" calcext:value-type="float">
            <text:p>3.63541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1388" calcext:value-type="float">
            <text:p>0.0003061388</text:p>
          </table:table-cell>
          <table:table-cell office:value-type="float" office:value="-0.009224314" calcext:value-type="float">
            <text:p>-0.009224314</text:p>
          </table:table-cell>
          <table:table-cell office:value-type="float" office:value="0.002451679" calcext:value-type="float">
            <text:p>0.002451679</text:p>
          </table:table-cell>
          <table:table-cell office:value-type="float" office:value="0.001322272" calcext:value-type="float">
            <text:p>0.001322272</text:p>
          </table:table-cell>
          <table:table-cell office:value-type="float" office:value="16.54904" calcext:value-type="float">
            <text:p>16.54904</text:p>
          </table:table-cell>
          <table:table-cell office:value-type="float" office:value="0.4837285" calcext:value-type="float">
            <text:p>0.4837285</text:p>
          </table:table-cell>
          <table:table-cell office:value-type="float" office:value="0.05911107" calcext:value-type="float">
            <text:p>0.05911107</text:p>
          </table:table-cell>
          <table:table-cell office:value-type="float" office:value="0.03710717" calcext:value-type="float">
            <text:p>0.03710717</text:p>
          </table:table-cell>
          <table:table-cell office:value-type="float" office:value="0.0310922" calcext:value-type="float">
            <text:p>0.0310922</text:p>
          </table:table-cell>
          <table:table-cell office:value-type="float" office:value="0.03161519" calcext:value-type="float">
            <text:p>0.03161519</text:p>
          </table:table-cell>
          <table:table-cell office:value-type="float" office:value="0.01595871" calcext:value-type="float">
            <text:p>0.01595871</text:p>
          </table:table-cell>
          <table:table-cell office:value-type="float" office:value="0.01263804" calcext:value-type="float">
            <text:p>0.01263804</text:p>
          </table:table-cell>
          <table:table-cell office:value-type="float" office:value="0.02886504" calcext:value-type="float">
            <text:p>0.02886504</text:p>
          </table:table-cell>
          <table:table-cell office:value-type="float" office:value="0.02458338" calcext:value-type="float">
            <text:p>0.02458338</text:p>
          </table:table-cell>
          <table:table-cell office:value-type="float" office:value="0.02226984" calcext:value-type="float">
            <text:p>0.02226984</text:p>
          </table:table-cell>
          <table:table-cell office:value-type="float" office:value="0.0211447" calcext:value-type="float">
            <text:p>0.0211447</text:p>
          </table:table-cell>
          <table:table-cell office:value-type="float" office:value="0.01796339" calcext:value-type="float">
            <text:p>0.01796339</text:p>
          </table:table-cell>
          <table:table-cell office:value-type="float" office:value="0.007058658" calcext:value-type="float">
            <text:p>0.007058658</text:p>
          </table:table-cell>
          <table:table-cell office:value-type="float" office:value="0.007351997" calcext:value-type="float">
            <text:p>0.007351997</text:p>
          </table:table-cell>
          <table:table-cell office:value-type="float" office:value="0" calcext:value-type="float">
            <text:p>0</text:p>
          </table:table-cell>
          <table:table-cell office:value-type="float" office:value="43.18441" calcext:value-type="float">
            <text:p>43.18441</text:p>
          </table:table-cell>
          <table:table-cell office:value-type="float" office:value="20.23148" calcext:value-type="float">
            <text:p>20.23148</text:p>
          </table:table-cell>
          <table:table-cell office:value-type="float" office:value="21.30536" calcext:value-type="float">
            <text:p>21.30536</text:p>
          </table:table-cell>
          <table:table-cell office:value-type="float" office:value="17.57613" calcext:value-type="float">
            <text:p>17.57613</text:p>
          </table:table-cell>
          <table:table-cell office:value-type="float" office:value="14.97229" calcext:value-type="float">
            <text:p>14.97229</text:p>
          </table:table-cell>
          <table:table-cell office:value-type="float" office:value="7.789826" calcext:value-type="float">
            <text:p>7.789826</text:p>
          </table:table-cell>
          <table:table-cell office:value-type="float" office:value="5.183819" calcext:value-type="float">
            <text:p>5.183819</text:p>
          </table:table-cell>
          <table:table-cell office:value-type="float" office:value="6.638705" calcext:value-type="float">
            <text:p>6.638705</text:p>
          </table:table-cell>
          <table:table-cell office:value-type="float" office:value="6.510101" calcext:value-type="float">
            <text:p>6.510101</text:p>
          </table:table-cell>
          <table:table-cell office:value-type="float" office:value="3.662726" calcext:value-type="float">
            <text:p>3.662726</text:p>
          </table:table-cell>
          <table:table-cell office:value-type="float" office:value="1.541843" calcext:value-type="float">
            <text:p>1.541843</text:p>
          </table:table-cell>
          <table:table-cell office:value-type="float" office:value="0.5359394" calcext:value-type="float">
            <text:p>0.5359394</text:p>
          </table:table-cell>
          <table:table-cell office:value-type="float" office:value="0.3713674" calcext:value-type="float">
            <text:p>0.3713674</text:p>
          </table:table-cell>
          <table:table-cell office:value-type="float" office:value="0.3342845" calcext:value-type="float">
            <text:p>0.3342845</text:p>
          </table:table-cell>
          <table:table-cell office:value-type="float" office:value="0" calcext:value-type="float">
            <text:p>0</text:p>
          </table:table-cell>
          <table:table-cell office:value-type="float" office:value="1359.012" calcext:value-type="float">
            <text:p>1359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7045" calcext:value-type="float">
            <text:p>-0.167045</text:p>
          </table:table-cell>
          <table:table-cell office:value-type="float" office:value="0" calcext:value-type="float">
            <text:p>0</text:p>
          </table:table-cell>
          <table:table-cell office:value-type="float" office:value="-0.0001950022" calcext:value-type="float">
            <text:p>-0.00019500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9.74183" calcext:value-type="float">
            <text:p>29.74183</text:p>
          </table:table-cell>
          <table:table-cell office:value-type="float" office:value="1098.404" calcext:value-type="float">
            <text:p>1098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5664" calcext:value-type="float">
            <text:p>1.575664</text:p>
          </table:table-cell>
          <table:table-cell office:value-type="float" office:value="15.02516" calcext:value-type="float">
            <text:p>15.02516</text:p>
          </table:table-cell>
          <table:table-cell office:value-type="float" office:value="0" calcext:value-type="float">
            <text:p>0</text:p>
          </table:table-cell>
          <table:table-cell office:value-type="float" office:value="0.0000003635415" calcext:value-type="float">
            <text:p>3.63541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1388" calcext:value-type="float">
            <text:p>0.0003061388</text:p>
          </table:table-cell>
          <table:table-cell office:value-type="float" office:value="-0.009318908" calcext:value-type="float">
            <text:p>-0.009318908</text:p>
          </table:table-cell>
          <table:table-cell office:value-type="float" office:value="0.002467255" calcext:value-type="float">
            <text:p>0.002467255</text:p>
          </table:table-cell>
          <table:table-cell office:value-type="float" office:value="0.001323195" calcext:value-type="float">
            <text:p>0.001323195</text:p>
          </table:table-cell>
          <table:table-cell office:value-type="float" office:value="16.43808" calcext:value-type="float">
            <text:p>16.43808</text:p>
          </table:table-cell>
          <table:table-cell office:value-type="float" office:value="0.4138069" calcext:value-type="float">
            <text:p>0.4138069</text:p>
          </table:table-cell>
          <table:table-cell office:value-type="float" office:value="0.05749819" calcext:value-type="float">
            <text:p>0.05749819</text:p>
          </table:table-cell>
          <table:table-cell office:value-type="float" office:value="0.03687914" calcext:value-type="float">
            <text:p>0.03687914</text:p>
          </table:table-cell>
          <table:table-cell office:value-type="float" office:value="0.03075232" calcext:value-type="float">
            <text:p>0.03075232</text:p>
          </table:table-cell>
          <table:table-cell office:value-type="float" office:value="0.03133041" calcext:value-type="float">
            <text:p>0.03133041</text:p>
          </table:table-cell>
          <table:table-cell office:value-type="float" office:value="0.01588345" calcext:value-type="float">
            <text:p>0.01588345</text:p>
          </table:table-cell>
          <table:table-cell office:value-type="float" office:value="0.01255025" calcext:value-type="float">
            <text:p>0.01255025</text:p>
          </table:table-cell>
          <table:table-cell office:value-type="float" office:value="0.02863879" calcext:value-type="float">
            <text:p>0.02863879</text:p>
          </table:table-cell>
          <table:table-cell office:value-type="float" office:value="0.02442126" calcext:value-type="float">
            <text:p>0.02442126</text:p>
          </table:table-cell>
          <table:table-cell office:value-type="float" office:value="0.02218935" calcext:value-type="float">
            <text:p>0.02218935</text:p>
          </table:table-cell>
          <table:table-cell office:value-type="float" office:value="0.02112057" calcext:value-type="float">
            <text:p>0.02112057</text:p>
          </table:table-cell>
          <table:table-cell office:value-type="float" office:value="0.01795848" calcext:value-type="float">
            <text:p>0.01795848</text:p>
          </table:table-cell>
          <table:table-cell office:value-type="float" office:value="0.007057338" calcext:value-type="float">
            <text:p>0.007057338</text:p>
          </table:table-cell>
          <table:table-cell office:value-type="float" office:value="0.007351707" calcext:value-type="float">
            <text:p>0.007351707</text:p>
          </table:table-cell>
          <table:table-cell office:value-type="float" office:value="0" calcext:value-type="float">
            <text:p>0</text:p>
          </table:table-cell>
          <table:table-cell office:value-type="float" office:value="36.87207" calcext:value-type="float">
            <text:p>36.87207</text:p>
          </table:table-cell>
          <table:table-cell office:value-type="float" office:value="20.63062" calcext:value-type="float">
            <text:p>20.63062</text:p>
          </table:table-cell>
          <table:table-cell office:value-type="float" office:value="21.36937" calcext:value-type="float">
            <text:p>21.36937</text:p>
          </table:table-cell>
          <table:table-cell office:value-type="float" office:value="17.5968" calcext:value-type="float">
            <text:p>17.5968</text:p>
          </table:table-cell>
          <table:table-cell office:value-type="float" office:value="14.98387" calcext:value-type="float">
            <text:p>14.98387</text:p>
          </table:table-cell>
          <table:table-cell office:value-type="float" office:value="7.786815" calcext:value-type="float">
            <text:p>7.786815</text:p>
          </table:table-cell>
          <table:table-cell office:value-type="float" office:value="5.197311" calcext:value-type="float">
            <text:p>5.197311</text:p>
          </table:table-cell>
          <table:table-cell office:value-type="float" office:value="6.64311" calcext:value-type="float">
            <text:p>6.64311</text:p>
          </table:table-cell>
          <table:table-cell office:value-type="float" office:value="6.508641" calcext:value-type="float">
            <text:p>6.508641</text:p>
          </table:table-cell>
          <table:table-cell office:value-type="float" office:value="3.662728" calcext:value-type="float">
            <text:p>3.662728</text:p>
          </table:table-cell>
          <table:table-cell office:value-type="float" office:value="1.542228" calcext:value-type="float">
            <text:p>1.542228</text:p>
          </table:table-cell>
          <table:table-cell office:value-type="float" office:value="0.5362831" calcext:value-type="float">
            <text:p>0.5362831</text:p>
          </table:table-cell>
          <table:table-cell office:value-type="float" office:value="0.3713341" calcext:value-type="float">
            <text:p>0.3713341</text:p>
          </table:table-cell>
          <table:table-cell office:value-type="float" office:value="0.3343002" calcext:value-type="float">
            <text:p>0.3343002</text:p>
          </table:table-cell>
          <table:table-cell office:value-type="float" office:value="0" calcext:value-type="float">
            <text:p>0</text:p>
          </table:table-cell>
          <table:table-cell office:value-type="float" office:value="1414.025" calcext:value-type="float">
            <text:p>1414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283461" calcext:value-type="float">
            <text:p>-0.09283461</text:p>
          </table:table-cell>
          <table:table-cell office:value-type="float" office:value="0" calcext:value-type="float">
            <text:p>0</text:p>
          </table:table-cell>
          <table:table-cell office:value-type="float" office:value="-0.0001988797" calcext:value-type="float">
            <text:p>-0.0001988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9.63847" calcext:value-type="float">
            <text:p>29.63847</text:p>
          </table:table-cell>
          <table:table-cell office:value-type="float" office:value="1098.403" calcext:value-type="float">
            <text:p>1098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7452" calcext:value-type="float">
            <text:p>1.647452</text:p>
          </table:table-cell>
          <table:table-cell office:value-type="float" office:value="15.05089" calcext:value-type="float">
            <text:p>15.05089</text:p>
          </table:table-cell>
          <table:table-cell office:value-type="float" office:value="0" calcext:value-type="float">
            <text:p>0</text:p>
          </table:table-cell>
          <table:table-cell office:value-type="float" office:value="0.0000003635415" calcext:value-type="float">
            <text:p>3.63541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1388" calcext:value-type="float">
            <text:p>0.0003061388</text:p>
          </table:table-cell>
          <table:table-cell office:value-type="float" office:value="-0.009410908" calcext:value-type="float">
            <text:p>-0.009410908</text:p>
          </table:table-cell>
          <table:table-cell office:value-type="float" office:value="0.002479562" calcext:value-type="float">
            <text:p>0.002479562</text:p>
          </table:table-cell>
          <table:table-cell office:value-type="float" office:value="0.001323913" calcext:value-type="float">
            <text:p>0.001323913</text:p>
          </table:table-cell>
          <table:table-cell office:value-type="float" office:value="16.28844" calcext:value-type="float">
            <text:p>16.28844</text:p>
          </table:table-cell>
          <table:table-cell office:value-type="float" office:value="0.4083256" calcext:value-type="float">
            <text:p>0.4083256</text:p>
          </table:table-cell>
          <table:table-cell office:value-type="float" office:value="0.05684099" calcext:value-type="float">
            <text:p>0.05684099</text:p>
          </table:table-cell>
          <table:table-cell office:value-type="float" office:value="0.03637632" calcext:value-type="float">
            <text:p>0.03637632</text:p>
          </table:table-cell>
          <table:table-cell office:value-type="float" office:value="0.03025391" calcext:value-type="float">
            <text:p>0.03025391</text:p>
          </table:table-cell>
          <table:table-cell office:value-type="float" office:value="0.03047715" calcext:value-type="float">
            <text:p>0.03047715</text:p>
          </table:table-cell>
          <table:table-cell office:value-type="float" office:value="0.01563117" calcext:value-type="float">
            <text:p>0.01563117</text:p>
          </table:table-cell>
          <table:table-cell office:value-type="float" office:value="0.0123441" calcext:value-type="float">
            <text:p>0.0123441</text:p>
          </table:table-cell>
          <table:table-cell office:value-type="float" office:value="0.02839044" calcext:value-type="float">
            <text:p>0.02839044</text:p>
          </table:table-cell>
          <table:table-cell office:value-type="float" office:value="0.02426034" calcext:value-type="float">
            <text:p>0.02426034</text:p>
          </table:table-cell>
          <table:table-cell office:value-type="float" office:value="0.02210679" calcext:value-type="float">
            <text:p>0.02210679</text:p>
          </table:table-cell>
          <table:table-cell office:value-type="float" office:value="0.02109495" calcext:value-type="float">
            <text:p>0.02109495</text:p>
          </table:table-cell>
          <table:table-cell office:value-type="float" office:value="0.017953" calcext:value-type="float">
            <text:p>0.017953</text:p>
          </table:table-cell>
          <table:table-cell office:value-type="float" office:value="0.007055994" calcext:value-type="float">
            <text:p>0.007055994</text:p>
          </table:table-cell>
          <table:table-cell office:value-type="float" office:value="0.007351417" calcext:value-type="float">
            <text:p>0.007351417</text:p>
          </table:table-cell>
          <table:table-cell office:value-type="float" office:value="0" calcext:value-type="float">
            <text:p>0</text:p>
          </table:table-cell>
          <table:table-cell office:value-type="float" office:value="34.49807" calcext:value-type="float">
            <text:p>34.49807</text:p>
          </table:table-cell>
          <table:table-cell office:value-type="float" office:value="20.83092" calcext:value-type="float">
            <text:p>20.83092</text:p>
          </table:table-cell>
          <table:table-cell office:value-type="float" office:value="21.4641" calcext:value-type="float">
            <text:p>21.4641</text:p>
          </table:table-cell>
          <table:table-cell office:value-type="float" office:value="17.62556" calcext:value-type="float">
            <text:p>17.62556</text:p>
          </table:table-cell>
          <table:table-cell office:value-type="float" office:value="15.00224" calcext:value-type="float">
            <text:p>15.00224</text:p>
          </table:table-cell>
          <table:table-cell office:value-type="float" office:value="7.786331" calcext:value-type="float">
            <text:p>7.786331</text:p>
          </table:table-cell>
          <table:table-cell office:value-type="float" office:value="5.211704" calcext:value-type="float">
            <text:p>5.211704</text:p>
          </table:table-cell>
          <table:table-cell office:value-type="float" office:value="6.647861" calcext:value-type="float">
            <text:p>6.647861</text:p>
          </table:table-cell>
          <table:table-cell office:value-type="float" office:value="6.507245" calcext:value-type="float">
            <text:p>6.507245</text:p>
          </table:table-cell>
          <table:table-cell office:value-type="float" office:value="3.66276" calcext:value-type="float">
            <text:p>3.66276</text:p>
          </table:table-cell>
          <table:table-cell office:value-type="float" office:value="1.542604" calcext:value-type="float">
            <text:p>1.542604</text:p>
          </table:table-cell>
          <table:table-cell office:value-type="float" office:value="0.536624" calcext:value-type="float">
            <text:p>0.536624</text:p>
          </table:table-cell>
          <table:table-cell office:value-type="float" office:value="0.371301" calcext:value-type="float">
            <text:p>0.371301</text:p>
          </table:table-cell>
          <table:table-cell office:value-type="float" office:value="0.334316" calcext:value-type="float">
            <text:p>0.334316</text:p>
          </table:table-cell>
          <table:table-cell office:value-type="float" office:value="0" calcext:value-type="float">
            <text:p>0</text:p>
          </table:table-cell>
          <table:table-cell office:value-type="float" office:value="1483.646" calcext:value-type="float">
            <text:p>1483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32429" calcext:value-type="float">
            <text:p>0.004832429</text:p>
          </table:table-cell>
          <table:table-cell office:value-type="float" office:value="0" calcext:value-type="float">
            <text:p>0</text:p>
          </table:table-cell>
          <table:table-cell office:value-type="float" office:value="-0.0002043847" calcext:value-type="float">
            <text:p>-0.00020438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29.66217" calcext:value-type="float">
            <text:p>29.66217</text:p>
          </table:table-cell>
          <table:table-cell office:value-type="float" office:value="1098.391" calcext:value-type="float">
            <text:p>1098.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036" calcext:value-type="float">
            <text:p>1.63036</text:p>
          </table:table-cell>
          <table:table-cell office:value-type="float" office:value="15.05178" calcext:value-type="float">
            <text:p>15.05178</text:p>
          </table:table-cell>
          <table:table-cell office:value-type="float" office:value="0" calcext:value-type="float">
            <text:p>0</text:p>
          </table:table-cell>
          <table:table-cell office:value-type="float" office:value="0.0000003637751" calcext:value-type="float">
            <text:p>3.637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2938" calcext:value-type="float">
            <text:p>0.0003062938</text:p>
          </table:table-cell>
          <table:table-cell office:value-type="float" office:value="-0.009593928" calcext:value-type="float">
            <text:p>-0.009593928</text:p>
          </table:table-cell>
          <table:table-cell office:value-type="float" office:value="0.002500028" calcext:value-type="float">
            <text:p>0.002500028</text:p>
          </table:table-cell>
          <table:table-cell office:value-type="float" office:value="0.001336744" calcext:value-type="float">
            <text:p>0.001336744</text:p>
          </table:table-cell>
          <table:table-cell office:value-type="float" office:value="16.43184" calcext:value-type="float">
            <text:p>16.43184</text:p>
          </table:table-cell>
          <table:table-cell office:value-type="float" office:value="0.3995089" calcext:value-type="float">
            <text:p>0.3995089</text:p>
          </table:table-cell>
          <table:table-cell office:value-type="float" office:value="0.05444432" calcext:value-type="float">
            <text:p>0.05444432</text:p>
          </table:table-cell>
          <table:table-cell office:value-type="float" office:value="0.03608063" calcext:value-type="float">
            <text:p>0.03608063</text:p>
          </table:table-cell>
          <table:table-cell office:value-type="float" office:value="0.0298642" calcext:value-type="float">
            <text:p>0.0298642</text:p>
          </table:table-cell>
          <table:table-cell office:value-type="float" office:value="0.03003503" calcext:value-type="float">
            <text:p>0.03003503</text:p>
          </table:table-cell>
          <table:table-cell office:value-type="float" office:value="0.01539098" calcext:value-type="float">
            <text:p>0.01539098</text:p>
          </table:table-cell>
          <table:table-cell office:value-type="float" office:value="0.01208421" calcext:value-type="float">
            <text:p>0.01208421</text:p>
          </table:table-cell>
          <table:table-cell office:value-type="float" office:value="0.02809606" calcext:value-type="float">
            <text:p>0.02809606</text:p>
          </table:table-cell>
          <table:table-cell office:value-type="float" office:value="0.02408944" calcext:value-type="float">
            <text:p>0.02408944</text:p>
          </table:table-cell>
          <table:table-cell office:value-type="float" office:value="0.02202131" calcext:value-type="float">
            <text:p>0.02202131</text:p>
          </table:table-cell>
          <table:table-cell office:value-type="float" office:value="0.02106772" calcext:value-type="float">
            <text:p>0.02106772</text:p>
          </table:table-cell>
          <table:table-cell office:value-type="float" office:value="0.0179469" calcext:value-type="float">
            <text:p>0.0179469</text:p>
          </table:table-cell>
          <table:table-cell office:value-type="float" office:value="0.007054628" calcext:value-type="float">
            <text:p>0.007054628</text:p>
          </table:table-cell>
          <table:table-cell office:value-type="float" office:value="0.007351132" calcext:value-type="float">
            <text:p>0.007351132</text:p>
          </table:table-cell>
          <table:table-cell office:value-type="float" office:value="0" calcext:value-type="float">
            <text:p>0</text:p>
          </table:table-cell>
          <table:table-cell office:value-type="float" office:value="59.13672" calcext:value-type="float">
            <text:p>59.13672</text:p>
          </table:table-cell>
          <table:table-cell office:value-type="float" office:value="21.4758" calcext:value-type="float">
            <text:p>21.4758</text:p>
          </table:table-cell>
          <table:table-cell office:value-type="float" office:value="21.56026" calcext:value-type="float">
            <text:p>21.56026</text:p>
          </table:table-cell>
          <table:table-cell office:value-type="float" office:value="17.65326" calcext:value-type="float">
            <text:p>17.65326</text:p>
          </table:table-cell>
          <table:table-cell office:value-type="float" office:value="15.02088" calcext:value-type="float">
            <text:p>15.02088</text:p>
          </table:table-cell>
          <table:table-cell office:value-type="float" office:value="7.787531" calcext:value-type="float">
            <text:p>7.787531</text:p>
          </table:table-cell>
          <table:table-cell office:value-type="float" office:value="5.226997" calcext:value-type="float">
            <text:p>5.226997</text:p>
          </table:table-cell>
          <table:table-cell office:value-type="float" office:value="6.653256" calcext:value-type="float">
            <text:p>6.653256</text:p>
          </table:table-cell>
          <table:table-cell office:value-type="float" office:value="6.505985" calcext:value-type="float">
            <text:p>6.505985</text:p>
          </table:table-cell>
          <table:table-cell office:value-type="float" office:value="3.662781" calcext:value-type="float">
            <text:p>3.662781</text:p>
          </table:table-cell>
          <table:table-cell office:value-type="float" office:value="1.542986" calcext:value-type="float">
            <text:p>1.542986</text:p>
          </table:table-cell>
          <table:table-cell office:value-type="float" office:value="0.5369695" calcext:value-type="float">
            <text:p>0.5369695</text:p>
          </table:table-cell>
          <table:table-cell office:value-type="float" office:value="0.3712654" calcext:value-type="float">
            <text:p>0.3712654</text:p>
          </table:table-cell>
          <table:table-cell office:value-type="float" office:value="0.3343318" calcext:value-type="float">
            <text:p>0.3343318</text:p>
          </table:table-cell>
          <table:table-cell office:value-type="float" office:value="0" calcext:value-type="float">
            <text:p>0</text:p>
          </table:table-cell>
          <table:table-cell office:value-type="float" office:value="1471.832" calcext:value-type="float">
            <text:p>1471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58419" calcext:value-type="float">
            <text:p>-0.01458419</text:p>
          </table:table-cell>
          <table:table-cell office:value-type="float" office:value="0" calcext:value-type="float">
            <text:p>0</text:p>
          </table:table-cell>
          <table:table-cell office:value-type="float" office:value="-0.0002381394" calcext:value-type="float">
            <text:p>-0.00023813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9.8233" calcext:value-type="float">
            <text:p>29.8233</text:p>
          </table:table-cell>
          <table:table-cell office:value-type="float" office:value="1098.403" calcext:value-type="float">
            <text:p>1098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2588" calcext:value-type="float">
            <text:p>1.552588</text:p>
          </table:table-cell>
          <table:table-cell office:value-type="float" office:value="14.94914" calcext:value-type="float">
            <text:p>14.9491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7751" calcext:value-type="float">
            <text:p>3.637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2938" calcext:value-type="float">
            <text:p>0.0003062938</text:p>
          </table:table-cell>
          <table:table-cell office:value-type="float" office:value="-0.01034091" calcext:value-type="float">
            <text:p>-0.01034091</text:p>
          </table:table-cell>
          <table:table-cell office:value-type="float" office:value="0.00251391" calcext:value-type="float">
            <text:p>0.00251391</text:p>
          </table:table-cell>
          <table:table-cell office:value-type="float" office:value="0.001395512" calcext:value-type="float">
            <text:p>0.001395512</text:p>
          </table:table-cell>
          <table:table-cell office:value-type="float" office:value="17.03293" calcext:value-type="float">
            <text:p>17.03293</text:p>
          </table:table-cell>
          <table:table-cell office:value-type="float" office:value="0.2625855" calcext:value-type="float">
            <text:p>0.2625855</text:p>
          </table:table-cell>
          <table:table-cell office:value-type="float" office:value="0.05132309" calcext:value-type="float">
            <text:p>0.05132309</text:p>
          </table:table-cell>
          <table:table-cell office:value-type="float" office:value="0.03608146" calcext:value-type="float">
            <text:p>0.03608146</text:p>
          </table:table-cell>
          <table:table-cell office:value-type="float" office:value="0.02991713" calcext:value-type="float">
            <text:p>0.02991713</text:p>
          </table:table-cell>
          <table:table-cell office:value-type="float" office:value="0.02996139" calcext:value-type="float">
            <text:p>0.02996139</text:p>
          </table:table-cell>
          <table:table-cell office:value-type="float" office:value="0.01532389" calcext:value-type="float">
            <text:p>0.01532389</text:p>
          </table:table-cell>
          <table:table-cell office:value-type="float" office:value="0.01196011" calcext:value-type="float">
            <text:p>0.01196011</text:p>
          </table:table-cell>
          <table:table-cell office:value-type="float" office:value="0.0278339" calcext:value-type="float">
            <text:p>0.0278339</text:p>
          </table:table-cell>
          <table:table-cell office:value-type="float" office:value="0.02391107" calcext:value-type="float">
            <text:p>0.02391107</text:p>
          </table:table-cell>
          <table:table-cell office:value-type="float" office:value="0.0219318" calcext:value-type="float">
            <text:p>0.0219318</text:p>
          </table:table-cell>
          <table:table-cell office:value-type="float" office:value="0.02103878" calcext:value-type="float">
            <text:p>0.02103878</text:p>
          </table:table-cell>
          <table:table-cell office:value-type="float" office:value="0.01794018" calcext:value-type="float">
            <text:p>0.01794018</text:p>
          </table:table-cell>
          <table:table-cell office:value-type="float" office:value="0.007053234" calcext:value-type="float">
            <text:p>0.007053234</text:p>
          </table:table-cell>
          <table:table-cell office:value-type="float" office:value="0.00735084" calcext:value-type="float">
            <text:p>0.00735084</text:p>
          </table:table-cell>
          <table:table-cell office:value-type="float" office:value="0" calcext:value-type="float">
            <text:p>0</text:p>
          </table:table-cell>
          <table:table-cell office:value-type="float" office:value="29.7301" calcext:value-type="float">
            <text:p>29.7301</text:p>
          </table:table-cell>
          <table:table-cell office:value-type="float" office:value="22.4973" calcext:value-type="float">
            <text:p>22.4973</text:p>
          </table:table-cell>
          <table:table-cell office:value-type="float" office:value="21.67212" calcext:value-type="float">
            <text:p>21.67212</text:p>
          </table:table-cell>
          <table:table-cell office:value-type="float" office:value="17.68442" calcext:value-type="float">
            <text:p>17.68442</text:p>
          </table:table-cell>
          <table:table-cell office:value-type="float" office:value="15.03903" calcext:value-type="float">
            <text:p>15.03903</text:p>
          </table:table-cell>
          <table:table-cell office:value-type="float" office:value="7.787709" calcext:value-type="float">
            <text:p>7.787709</text:p>
          </table:table-cell>
          <table:table-cell office:value-type="float" office:value="5.241696" calcext:value-type="float">
            <text:p>5.241696</text:p>
          </table:table-cell>
          <table:table-cell office:value-type="float" office:value="6.65885" calcext:value-type="float">
            <text:p>6.65885</text:p>
          </table:table-cell>
          <table:table-cell office:value-type="float" office:value="6.504914" calcext:value-type="float">
            <text:p>6.504914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.543367" calcext:value-type="float">
            <text:p>1.543367</text:p>
          </table:table-cell>
          <table:table-cell office:value-type="float" office:value="0.5373157" calcext:value-type="float">
            <text:p>0.5373157</text:p>
          </table:table-cell>
          <table:table-cell office:value-type="float" office:value="0.3712293" calcext:value-type="float">
            <text:p>0.3712293</text:p>
          </table:table-cell>
          <table:table-cell office:value-type="float" office:value="0.3343478" calcext:value-type="float">
            <text:p>0.3343478</text:p>
          </table:table-cell>
          <table:table-cell office:value-type="float" office:value="0" calcext:value-type="float">
            <text:p>0</text:p>
          </table:table-cell>
          <table:table-cell office:value-type="float" office:value="1413.234" calcext:value-type="float">
            <text:p>1413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41927" calcext:value-type="float">
            <text:p>-0.1941927</text:p>
          </table:table-cell>
          <table:table-cell office:value-type="float" office:value="0" calcext:value-type="float">
            <text:p>0</text:p>
          </table:table-cell>
          <table:table-cell office:value-type="float" office:value="-0.0002474095" calcext:value-type="float">
            <text:p>-0.00024740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29.78218" calcext:value-type="float">
            <text:p>29.78218</text:p>
          </table:table-cell>
          <table:table-cell office:value-type="float" office:value="1098.414" calcext:value-type="float">
            <text:p>1098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7148" calcext:value-type="float">
            <text:p>1.607148</text:p>
          </table:table-cell>
          <table:table-cell office:value-type="float" office:value="14.91754" calcext:value-type="float">
            <text:p>14.9175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7751" calcext:value-type="float">
            <text:p>3.637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2938" calcext:value-type="float">
            <text:p>0.0003062938</text:p>
          </table:table-cell>
          <table:table-cell office:value-type="float" office:value="-0.01064392" calcext:value-type="float">
            <text:p>-0.01064392</text:p>
          </table:table-cell>
          <table:table-cell office:value-type="float" office:value="0.002523589" calcext:value-type="float">
            <text:p>0.002523589</text:p>
          </table:table-cell>
          <table:table-cell office:value-type="float" office:value="0.00141037" calcext:value-type="float">
            <text:p>0.00141037</text:p>
          </table:table-cell>
          <table:table-cell office:value-type="float" office:value="17.09591" calcext:value-type="float">
            <text:p>17.09591</text:p>
          </table:table-cell>
          <table:table-cell office:value-type="float" office:value="0.213792" calcext:value-type="float">
            <text:p>0.213792</text:p>
          </table:table-cell>
          <table:table-cell office:value-type="float" office:value="0.04894531" calcext:value-type="float">
            <text:p>0.04894531</text:p>
          </table:table-cell>
          <table:table-cell office:value-type="float" office:value="0.03622094" calcext:value-type="float">
            <text:p>0.03622094</text:p>
          </table:table-cell>
          <table:table-cell office:value-type="float" office:value="0.03004791" calcext:value-type="float">
            <text:p>0.03004791</text:p>
          </table:table-cell>
          <table:table-cell office:value-type="float" office:value="0.02994037" calcext:value-type="float">
            <text:p>0.02994037</text:p>
          </table:table-cell>
          <table:table-cell office:value-type="float" office:value="0.01526359" calcext:value-type="float">
            <text:p>0.01526359</text:p>
          </table:table-cell>
          <table:table-cell office:value-type="float" office:value="0.01184976" calcext:value-type="float">
            <text:p>0.01184976</text:p>
          </table:table-cell>
          <table:table-cell office:value-type="float" office:value="0.02758724" calcext:value-type="float">
            <text:p>0.02758724</text:p>
          </table:table-cell>
          <table:table-cell office:value-type="float" office:value="0.02373437" calcext:value-type="float">
            <text:p>0.02373437</text:p>
          </table:table-cell>
          <table:table-cell office:value-type="float" office:value="0.02183842" calcext:value-type="float">
            <text:p>0.02183842</text:p>
          </table:table-cell>
          <table:table-cell office:value-type="float" office:value="0.02100791" calcext:value-type="float">
            <text:p>0.02100791</text:p>
          </table:table-cell>
          <table:table-cell office:value-type="float" office:value="0.0179328" calcext:value-type="float">
            <text:p>0.0179328</text:p>
          </table:table-cell>
          <table:table-cell office:value-type="float" office:value="0.007051816" calcext:value-type="float">
            <text:p>0.007051816</text:p>
          </table:table-cell>
          <table:table-cell office:value-type="float" office:value="0.00735054" calcext:value-type="float">
            <text:p>0.00735054</text:p>
          </table:table-cell>
          <table:table-cell office:value-type="float" office:value="0" calcext:value-type="float">
            <text:p>0</text:p>
          </table:table-cell>
          <table:table-cell office:value-type="float" office:value="19.86222" calcext:value-type="float">
            <text:p>19.86222</text:p>
          </table:table-cell>
          <table:table-cell office:value-type="float" office:value="22.94328" calcext:value-type="float">
            <text:p>22.94328</text:p>
          </table:table-cell>
          <table:table-cell office:value-type="float" office:value="21.78026" calcext:value-type="float">
            <text:p>21.78026</text:p>
          </table:table-cell>
          <table:table-cell office:value-type="float" office:value="17.72109" calcext:value-type="float">
            <text:p>17.72109</text:p>
          </table:table-cell>
          <table:table-cell office:value-type="float" office:value="15.06128" calcext:value-type="float">
            <text:p>15.06128</text:p>
          </table:table-cell>
          <table:table-cell office:value-type="float" office:value="7.787895" calcext:value-type="float">
            <text:p>7.787895</text:p>
          </table:table-cell>
          <table:table-cell office:value-type="float" office:value="5.255646" calcext:value-type="float">
            <text:p>5.255646</text:p>
          </table:table-cell>
          <table:table-cell office:value-type="float" office:value="6.665311" calcext:value-type="float">
            <text:p>6.665311</text:p>
          </table:table-cell>
          <table:table-cell office:value-type="float" office:value="6.503984" calcext:value-type="float">
            <text:p>6.503984</text:p>
          </table:table-cell>
          <table:table-cell office:value-type="float" office:value="3.66294" calcext:value-type="float">
            <text:p>3.66294</text:p>
          </table:table-cell>
          <table:table-cell office:value-type="float" office:value="1.543751" calcext:value-type="float">
            <text:p>1.543751</text:p>
          </table:table-cell>
          <table:table-cell office:value-type="float" office:value="0.5376662" calcext:value-type="float">
            <text:p>0.5376662</text:p>
          </table:table-cell>
          <table:table-cell office:value-type="float" office:value="0.3711916" calcext:value-type="float">
            <text:p>0.3711916</text:p>
          </table:table-cell>
          <table:table-cell office:value-type="float" office:value="0.3343635" calcext:value-type="float">
            <text:p>0.3343635</text:p>
          </table:table-cell>
          <table:table-cell office:value-type="float" office:value="0" calcext:value-type="float">
            <text:p>0</text:p>
          </table:table-cell>
          <table:table-cell office:value-type="float" office:value="1472.478" calcext:value-type="float">
            <text:p>1472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08803" calcext:value-type="float">
            <text:p>-0.1708803</text:p>
          </table:table-cell>
          <table:table-cell office:value-type="float" office:value="0" calcext:value-type="float">
            <text:p>0</text:p>
          </table:table-cell>
          <table:table-cell office:value-type="float" office:value="-0.0002537421" calcext:value-type="float">
            <text:p>-0.00025374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9.51307" calcext:value-type="float">
            <text:p>29.51307</text:p>
          </table:table-cell>
          <table:table-cell office:value-type="float" office:value="1098.448" calcext:value-type="float">
            <text:p>1098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652" calcext:value-type="float">
            <text:p>1.80652</text:p>
          </table:table-cell>
          <table:table-cell office:value-type="float" office:value="14.94628" calcext:value-type="float">
            <text:p>14.94628</text:p>
          </table:table-cell>
          <table:table-cell office:value-type="float" office:value="0" calcext:value-type="float">
            <text:p>0</text:p>
          </table:table-cell>
          <table:table-cell office:value-type="float" office:value="0.0000003637751" calcext:value-type="float">
            <text:p>3.637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2938" calcext:value-type="float">
            <text:p>0.0003062938</text:p>
          </table:table-cell>
          <table:table-cell office:value-type="float" office:value="-0.01075581" calcext:value-type="float">
            <text:p>-0.01075581</text:p>
          </table:table-cell>
          <table:table-cell office:value-type="float" office:value="0.002509308" calcext:value-type="float">
            <text:p>0.002509308</text:p>
          </table:table-cell>
          <table:table-cell office:value-type="float" office:value="0.001411301" calcext:value-type="float">
            <text:p>0.001411301</text:p>
          </table:table-cell>
          <table:table-cell office:value-type="float" office:value="16.69186" calcext:value-type="float">
            <text:p>16.69186</text:p>
          </table:table-cell>
          <table:table-cell office:value-type="float" office:value="0.2063217" calcext:value-type="float">
            <text:p>0.2063217</text:p>
          </table:table-cell>
          <table:table-cell office:value-type="float" office:value="0.04792329" calcext:value-type="float">
            <text:p>0.04792329</text:p>
          </table:table-cell>
          <table:table-cell office:value-type="float" office:value="0.03606547" calcext:value-type="float">
            <text:p>0.03606547</text:p>
          </table:table-cell>
          <table:table-cell office:value-type="float" office:value="0.02993392" calcext:value-type="float">
            <text:p>0.02993392</text:p>
          </table:table-cell>
          <table:table-cell office:value-type="float" office:value="0.0297692" calcext:value-type="float">
            <text:p>0.0297692</text:p>
          </table:table-cell>
          <table:table-cell office:value-type="float" office:value="0.01511113" calcext:value-type="float">
            <text:p>0.01511113</text:p>
          </table:table-cell>
          <table:table-cell office:value-type="float" office:value="0.01169829" calcext:value-type="float">
            <text:p>0.01169829</text:p>
          </table:table-cell>
          <table:table-cell office:value-type="float" office:value="0.02734095" calcext:value-type="float">
            <text:p>0.02734095</text:p>
          </table:table-cell>
          <table:table-cell office:value-type="float" office:value="0.02355904" calcext:value-type="float">
            <text:p>0.02355904</text:p>
          </table:table-cell>
          <table:table-cell office:value-type="float" office:value="0.02174179" calcext:value-type="float">
            <text:p>0.02174179</text:p>
          </table:table-cell>
          <table:table-cell office:value-type="float" office:value="0.0209751" calcext:value-type="float">
            <text:p>0.0209751</text:p>
          </table:table-cell>
          <table:table-cell office:value-type="float" office:value="0.01792474" calcext:value-type="float">
            <text:p>0.01792474</text:p>
          </table:table-cell>
          <table:table-cell office:value-type="float" office:value="0.00705037" calcext:value-type="float">
            <text:p>0.00705037</text:p>
          </table:table-cell>
          <table:table-cell office:value-type="float" office:value="0.007350248" calcext:value-type="float">
            <text:p>0.007350248</text:p>
          </table:table-cell>
          <table:table-cell office:value-type="float" office:value="0" calcext:value-type="float">
            <text:p>0</text:p>
          </table:table-cell>
          <table:table-cell office:value-type="float" office:value="21.09048" calcext:value-type="float">
            <text:p>21.09048</text:p>
          </table:table-cell>
          <table:table-cell office:value-type="float" office:value="22.71764" calcext:value-type="float">
            <text:p>22.71764</text:p>
          </table:table-cell>
          <table:table-cell office:value-type="float" office:value="21.91092" calcext:value-type="float">
            <text:p>21.91092</text:p>
          </table:table-cell>
          <table:table-cell office:value-type="float" office:value="17.77093" calcext:value-type="float">
            <text:p>17.77093</text:p>
          </table:table-cell>
          <table:table-cell office:value-type="float" office:value="15.09306" calcext:value-type="float">
            <text:p>15.09306</text:p>
          </table:table-cell>
          <table:table-cell office:value-type="float" office:value="7.789761" calcext:value-type="float">
            <text:p>7.789761</text:p>
          </table:table-cell>
          <table:table-cell office:value-type="float" office:value="5.270195" calcext:value-type="float">
            <text:p>5.270195</text:p>
          </table:table-cell>
          <table:table-cell office:value-type="float" office:value="6.672186" calcext:value-type="float">
            <text:p>6.672186</text:p>
          </table:table-cell>
          <table:table-cell office:value-type="float" office:value="6.503286" calcext:value-type="float">
            <text:p>6.503286</text:p>
          </table:table-cell>
          <table:table-cell office:value-type="float" office:value="3.663056" calcext:value-type="float">
            <text:p>3.663056</text:p>
          </table:table-cell>
          <table:table-cell office:value-type="float" office:value="1.544138" calcext:value-type="float">
            <text:p>1.544138</text:p>
          </table:table-cell>
          <table:table-cell office:value-type="float" office:value="0.5380192" calcext:value-type="float">
            <text:p>0.5380192</text:p>
          </table:table-cell>
          <table:table-cell office:value-type="float" office:value="0.3711529" calcext:value-type="float">
            <text:p>0.3711529</text:p>
          </table:table-cell>
          <table:table-cell office:value-type="float" office:value="0.3343794" calcext:value-type="float">
            <text:p>0.3343794</text:p>
          </table:table-cell>
          <table:table-cell office:value-type="float" office:value="0" calcext:value-type="float">
            <text:p>0</text:p>
          </table:table-cell>
          <table:table-cell office:value-type="float" office:value="1669.045" calcext:value-type="float">
            <text:p>1669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4423" calcext:value-type="float">
            <text:p>0.0574423</text:p>
          </table:table-cell>
          <table:table-cell office:value-type="float" office:value="0" calcext:value-type="float">
            <text:p>0</text:p>
          </table:table-cell>
          <table:table-cell office:value-type="float" office:value="-0.0002617891" calcext:value-type="float">
            <text:p>-0.00026178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9.23368" calcext:value-type="float">
            <text:p>29.23368</text:p>
          </table:table-cell>
          <table:table-cell office:value-type="float" office:value="1098.475" calcext:value-type="float">
            <text:p>1098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8848" calcext:value-type="float">
            <text:p>2.008848</text:p>
          </table:table-cell>
          <table:table-cell office:value-type="float" office:value="14.98894" calcext:value-type="float">
            <text:p>14.98894</text:p>
          </table:table-cell>
          <table:table-cell office:value-type="float" office:value="0" calcext:value-type="float">
            <text:p>0</text:p>
          </table:table-cell>
          <table:table-cell office:value-type="float" office:value="0.0000003637751" calcext:value-type="float">
            <text:p>3.637751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2938" calcext:value-type="float">
            <text:p>0.0003062938</text:p>
          </table:table-cell>
          <table:table-cell office:value-type="float" office:value="-0.01087368" calcext:value-type="float">
            <text:p>-0.01087368</text:p>
          </table:table-cell>
          <table:table-cell office:value-type="float" office:value="0.002489078" calcext:value-type="float">
            <text:p>0.002489078</text:p>
          </table:table-cell>
          <table:table-cell office:value-type="float" office:value="0.001412316" calcext:value-type="float">
            <text:p>0.001412316</text:p>
          </table:table-cell>
          <table:table-cell office:value-type="float" office:value="16.27311" calcext:value-type="float">
            <text:p>16.27311</text:p>
          </table:table-cell>
          <table:table-cell office:value-type="float" office:value="0.2943633" calcext:value-type="float">
            <text:p>0.2943633</text:p>
          </table:table-cell>
          <table:table-cell office:value-type="float" office:value="0.04912669" calcext:value-type="float">
            <text:p>0.04912669</text:p>
          </table:table-cell>
          <table:table-cell office:value-type="float" office:value="0.03574115" calcext:value-type="float">
            <text:p>0.03574115</text:p>
          </table:table-cell>
          <table:table-cell office:value-type="float" office:value="0.02980657" calcext:value-type="float">
            <text:p>0.02980657</text:p>
          </table:table-cell>
          <table:table-cell office:value-type="float" office:value="0.02945278" calcext:value-type="float">
            <text:p>0.02945278</text:p>
          </table:table-cell>
          <table:table-cell office:value-type="float" office:value="0.01483221" calcext:value-type="float">
            <text:p>0.01483221</text:p>
          </table:table-cell>
          <table:table-cell office:value-type="float" office:value="0.01144556" calcext:value-type="float">
            <text:p>0.01144556</text:p>
          </table:table-cell>
          <table:table-cell office:value-type="float" office:value="0.0270572" calcext:value-type="float">
            <text:p>0.0270572</text:p>
          </table:table-cell>
          <table:table-cell office:value-type="float" office:value="0.02337796" calcext:value-type="float">
            <text:p>0.02337796</text:p>
          </table:table-cell>
          <table:table-cell office:value-type="float" office:value="0.02164172" calcext:value-type="float">
            <text:p>0.02164172</text:p>
          </table:table-cell>
          <table:table-cell office:value-type="float" office:value="0.02094027" calcext:value-type="float">
            <text:p>0.02094027</text:p>
          </table:table-cell>
          <table:table-cell office:value-type="float" office:value="0.01791597" calcext:value-type="float">
            <text:p>0.01791597</text:p>
          </table:table-cell>
          <table:table-cell office:value-type="float" office:value="0.007048894" calcext:value-type="float">
            <text:p>0.007048894</text:p>
          </table:table-cell>
          <table:table-cell office:value-type="float" office:value="0.007349954" calcext:value-type="float">
            <text:p>0.007349954</text:p>
          </table:table-cell>
          <table:table-cell office:value-type="float" office:value="0" calcext:value-type="float">
            <text:p>0</text:p>
          </table:table-cell>
          <table:table-cell office:value-type="float" office:value="23.09884" calcext:value-type="float">
            <text:p>23.09884</text:p>
          </table:table-cell>
          <table:table-cell office:value-type="float" office:value="22.64182" calcext:value-type="float">
            <text:p>22.64182</text:p>
          </table:table-cell>
          <table:table-cell office:value-type="float" office:value="22.10548" calcext:value-type="float">
            <text:p>22.10548</text:p>
          </table:table-cell>
          <table:table-cell office:value-type="float" office:value="17.84337" calcext:value-type="float">
            <text:p>17.84337</text:p>
          </table:table-cell>
          <table:table-cell office:value-type="float" office:value="15.14178" calcext:value-type="float">
            <text:p>15.14178</text:p>
          </table:table-cell>
          <table:table-cell office:value-type="float" office:value="7.795799" calcext:value-type="float">
            <text:p>7.795799</text:p>
          </table:table-cell>
          <table:table-cell office:value-type="float" office:value="5.286618" calcext:value-type="float">
            <text:p>5.286618</text:p>
          </table:table-cell>
          <table:table-cell office:value-type="float" office:value="6.67944" calcext:value-type="float">
            <text:p>6.67944</text:p>
          </table:table-cell>
          <table:table-cell office:value-type="float" office:value="6.502825" calcext:value-type="float">
            <text:p>6.502825</text:p>
          </table:table-cell>
          <table:table-cell office:value-type="float" office:value="3.663204" calcext:value-type="float">
            <text:p>3.663204</text:p>
          </table:table-cell>
          <table:table-cell office:value-type="float" office:value="1.544532" calcext:value-type="float">
            <text:p>1.544532</text:p>
          </table:table-cell>
          <table:table-cell office:value-type="float" office:value="0.5383754" calcext:value-type="float">
            <text:p>0.5383754</text:p>
          </table:table-cell>
          <table:table-cell office:value-type="float" office:value="0.3711123" calcext:value-type="float">
            <text:p>0.3711123</text:p>
          </table:table-cell>
          <table:table-cell office:value-type="float" office:value="0.3343954" calcext:value-type="float">
            <text:p>0.3343954</text:p>
          </table:table-cell>
          <table:table-cell office:value-type="float" office:value="0" calcext:value-type="float">
            <text:p>0</text:p>
          </table:table-cell>
          <table:table-cell office:value-type="float" office:value="1868.125" calcext:value-type="float">
            <text:p>1868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6526" calcext:value-type="float">
            <text:p>0.3026526</text:p>
          </table:table-cell>
          <table:table-cell office:value-type="float" office:value="0" calcext:value-type="float">
            <text:p>0</text:p>
          </table:table-cell>
          <table:table-cell office:value-type="float" office:value="-0.0002737836" calcext:value-type="float">
            <text:p>-0.00027378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29.16865" calcext:value-type="float">
            <text:p>29.16865</text:p>
          </table:table-cell>
          <table:table-cell office:value-type="float" office:value="1098.462" calcext:value-type="float">
            <text:p>1098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7475" calcext:value-type="float">
            <text:p>2.037475</text:p>
          </table:table-cell>
          <table:table-cell office:value-type="float" office:value="15.03559" calcext:value-type="float">
            <text:p>15.03559</text:p>
          </table:table-cell>
          <table:table-cell office:value-type="float" office:value="0" calcext:value-type="float">
            <text:p>0</text:p>
          </table:table-cell>
          <table:table-cell office:value-type="float" office:value="0.000004286805" calcext:value-type="float">
            <text:p>4.286805E-06</text:p>
          </table:table-cell>
          <table:table-cell office:value-type="float" office:value="0" calcext:value-type="float">
            <text:p>0</text:p>
          </table:table-cell>
          <table:table-cell office:value-type="float" office:value="0.0005105075" calcext:value-type="float">
            <text:p>0.0005105075</text:p>
          </table:table-cell>
          <table:table-cell office:value-type="float" office:value="-0.01115595" calcext:value-type="float">
            <text:p>-0.01115595</text:p>
          </table:table-cell>
          <table:table-cell office:value-type="float" office:value="0.002498447" calcext:value-type="float">
            <text:p>0.002498447</text:p>
          </table:table-cell>
          <table:table-cell office:value-type="float" office:value="0.001413481" calcext:value-type="float">
            <text:p>0.001413481</text:p>
          </table:table-cell>
          <table:table-cell office:value-type="float" office:value="16.24844" calcext:value-type="float">
            <text:p>16.24844</text:p>
          </table:table-cell>
          <table:table-cell office:value-type="float" office:value="1.651504" calcext:value-type="float">
            <text:p>1.651504</text:p>
          </table:table-cell>
          <table:table-cell office:value-type="float" office:value="0.07144929" calcext:value-type="float">
            <text:p>0.07144929</text:p>
          </table:table-cell>
          <table:table-cell office:value-type="float" office:value="0.03505131" calcext:value-type="float">
            <text:p>0.03505131</text:p>
          </table:table-cell>
          <table:table-cell office:value-type="float" office:value="0.02945174" calcext:value-type="float">
            <text:p>0.02945174</text:p>
          </table:table-cell>
          <table:table-cell office:value-type="float" office:value="0.02905302" calcext:value-type="float">
            <text:p>0.02905302</text:p>
          </table:table-cell>
          <table:table-cell office:value-type="float" office:value="0.01454803" calcext:value-type="float">
            <text:p>0.01454803</text:p>
          </table:table-cell>
          <table:table-cell office:value-type="float" office:value="0.01120861" calcext:value-type="float">
            <text:p>0.01120861</text:p>
          </table:table-cell>
          <table:table-cell office:value-type="float" office:value="0.0267351" calcext:value-type="float">
            <text:p>0.0267351</text:p>
          </table:table-cell>
          <table:table-cell office:value-type="float" office:value="0.02318084" calcext:value-type="float">
            <text:p>0.02318084</text:p>
          </table:table-cell>
          <table:table-cell office:value-type="float" office:value="0.02153657" calcext:value-type="float">
            <text:p>0.02153657</text:p>
          </table:table-cell>
          <table:table-cell office:value-type="float" office:value="0.02090314" calcext:value-type="float">
            <text:p>0.02090314</text:p>
          </table:table-cell>
          <table:table-cell office:value-type="float" office:value="0.01790638" calcext:value-type="float">
            <text:p>0.01790638</text:p>
          </table:table-cell>
          <table:table-cell office:value-type="float" office:value="0.00704739" calcext:value-type="float">
            <text:p>0.00704739</text:p>
          </table:table-cell>
          <table:table-cell office:value-type="float" office:value="0.007349678" calcext:value-type="float">
            <text:p>0.007349678</text:p>
          </table:table-cell>
          <table:table-cell office:value-type="float" office:value="0" calcext:value-type="float">
            <text:p>0</text:p>
          </table:table-cell>
          <table:table-cell office:value-type="float" office:value="42.4115" calcext:value-type="float">
            <text:p>42.4115</text:p>
          </table:table-cell>
          <table:table-cell office:value-type="float" office:value="31.05675" calcext:value-type="float">
            <text:p>31.05675</text:p>
          </table:table-cell>
          <table:table-cell office:value-type="float" office:value="22.34647" calcext:value-type="float">
            <text:p>22.34647</text:p>
          </table:table-cell>
          <table:table-cell office:value-type="float" office:value="17.90111" calcext:value-type="float">
            <text:p>17.90111</text:p>
          </table:table-cell>
          <table:table-cell office:value-type="float" office:value="15.2126" calcext:value-type="float">
            <text:p>15.2126</text:p>
          </table:table-cell>
          <table:table-cell office:value-type="float" office:value="7.812668" calcext:value-type="float">
            <text:p>7.812668</text:p>
          </table:table-cell>
          <table:table-cell office:value-type="float" office:value="5.288661" calcext:value-type="float">
            <text:p>5.288661</text:p>
          </table:table-cell>
          <table:table-cell office:value-type="float" office:value="6.691831" calcext:value-type="float">
            <text:p>6.691831</text:p>
          </table:table-cell>
          <table:table-cell office:value-type="float" office:value="6.502712" calcext:value-type="float">
            <text:p>6.502712</text:p>
          </table:table-cell>
          <table:table-cell office:value-type="float" office:value="3.663402" calcext:value-type="float">
            <text:p>3.663402</text:p>
          </table:table-cell>
          <table:table-cell office:value-type="float" office:value="1.544929" calcext:value-type="float">
            <text:p>1.544929</text:p>
          </table:table-cell>
          <table:table-cell office:value-type="float" office:value="0.5387356" calcext:value-type="float">
            <text:p>0.5387356</text:p>
          </table:table-cell>
          <table:table-cell office:value-type="float" office:value="0.371072" calcext:value-type="float">
            <text:p>0.371072</text:p>
          </table:table-cell>
          <table:table-cell office:value-type="float" office:value="0.3344115" calcext:value-type="float">
            <text:p>0.3344115</text:p>
          </table:table-cell>
          <table:table-cell office:value-type="float" office:value="0" calcext:value-type="float">
            <text:p>0</text:p>
          </table:table-cell>
          <table:table-cell office:value-type="float" office:value="1885.453" calcext:value-type="float">
            <text:p>1885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0285" calcext:value-type="float">
            <text:p>0.3740285</text:p>
          </table:table-cell>
          <table:table-cell office:value-type="float" office:value="0" calcext:value-type="float">
            <text:p>0</text:p>
          </table:table-cell>
          <table:table-cell office:value-type="float" office:value="-0.002050923" calcext:value-type="float">
            <text:p>-0.0020509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9.31076" calcext:value-type="float">
            <text:p>29.31076</text:p>
          </table:table-cell>
          <table:table-cell office:value-type="float" office:value="1098.477" calcext:value-type="float">
            <text:p>1098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206" calcext:value-type="float">
            <text:p>1.938206</text:p>
          </table:table-cell>
          <table:table-cell office:value-type="float" office:value="14.96744" calcext:value-type="float">
            <text:p>14.96744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096518" calcext:value-type="float">
            <text:p>0.001096518</text:p>
          </table:table-cell>
          <table:table-cell office:value-type="float" office:value="-0.01265315" calcext:value-type="float">
            <text:p>-0.01265315</text:p>
          </table:table-cell>
          <table:table-cell office:value-type="float" office:value="0.002500764" calcext:value-type="float">
            <text:p>0.002500764</text:p>
          </table:table-cell>
          <table:table-cell office:value-type="float" office:value="0.001465743" calcext:value-type="float">
            <text:p>0.001465743</text:p>
          </table:table-cell>
          <table:table-cell office:value-type="float" office:value="16.93064" calcext:value-type="float">
            <text:p>16.93064</text:p>
          </table:table-cell>
          <table:table-cell office:value-type="float" office:value="0.6037017" calcext:value-type="float">
            <text:p>0.6037017</text:p>
          </table:table-cell>
          <table:table-cell office:value-type="float" office:value="0.05035699" calcext:value-type="float">
            <text:p>0.05035699</text:p>
          </table:table-cell>
          <table:table-cell office:value-type="float" office:value="0.03557164" calcext:value-type="float">
            <text:p>0.03557164</text:p>
          </table:table-cell>
          <table:table-cell office:value-type="float" office:value="0.02977778" calcext:value-type="float">
            <text:p>0.02977778</text:p>
          </table:table-cell>
          <table:table-cell office:value-type="float" office:value="0.02927849" calcext:value-type="float">
            <text:p>0.02927849</text:p>
          </table:table-cell>
          <table:table-cell office:value-type="float" office:value="0.01446313" calcext:value-type="float">
            <text:p>0.01446313</text:p>
          </table:table-cell>
          <table:table-cell office:value-type="float" office:value="0.01105327" calcext:value-type="float">
            <text:p>0.01105327</text:p>
          </table:table-cell>
          <table:table-cell office:value-type="float" office:value="0.02643918" calcext:value-type="float">
            <text:p>0.02643918</text:p>
          </table:table-cell>
          <table:table-cell office:value-type="float" office:value="0.02297197" calcext:value-type="float">
            <text:p>0.02297197</text:p>
          </table:table-cell>
          <table:table-cell office:value-type="float" office:value="0.0214245" calcext:value-type="float">
            <text:p>0.0214245</text:p>
          </table:table-cell>
          <table:table-cell office:value-type="float" office:value="0.02086318" calcext:value-type="float">
            <text:p>0.02086318</text:p>
          </table:table-cell>
          <table:table-cell office:value-type="float" office:value="0.01789602" calcext:value-type="float">
            <text:p>0.01789602</text:p>
          </table:table-cell>
          <table:table-cell office:value-type="float" office:value="0.007045897" calcext:value-type="float">
            <text:p>0.007045897</text:p>
          </table:table-cell>
          <table:table-cell office:value-type="float" office:value="0.007349383" calcext:value-type="float">
            <text:p>0.007349383</text:p>
          </table:table-cell>
          <table:table-cell office:value-type="float" office:value="0" calcext:value-type="float">
            <text:p>0</text:p>
          </table:table-cell>
          <table:table-cell office:value-type="float" office:value="14.72335" calcext:value-type="float">
            <text:p>14.72335</text:p>
          </table:table-cell>
          <table:table-cell office:value-type="float" office:value="30.57693" calcext:value-type="float">
            <text:p>30.57693</text:p>
          </table:table-cell>
          <table:table-cell office:value-type="float" office:value="23.30988" calcext:value-type="float">
            <text:p>23.30988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15.32704" calcext:value-type="float">
            <text:p>15.32704</text:p>
          </table:table-cell>
          <table:table-cell office:value-type="float" office:value="7.841597" calcext:value-type="float">
            <text:p>7.841597</text:p>
          </table:table-cell>
          <table:table-cell office:value-type="float" office:value="5.234032" calcext:value-type="float">
            <text:p>5.234032</text:p>
          </table:table-cell>
          <table:table-cell office:value-type="float" office:value="6.711362" calcext:value-type="float">
            <text:p>6.711362</text:p>
          </table:table-cell>
          <table:table-cell office:value-type="float" office:value="6.504347" calcext:value-type="float">
            <text:p>6.504347</text:p>
          </table:table-cell>
          <table:table-cell office:value-type="float" office:value="3.663696" calcext:value-type="float">
            <text:p>3.663696</text:p>
          </table:table-cell>
          <table:table-cell office:value-type="float" office:value="1.54531" calcext:value-type="float">
            <text:p>1.54531</text:p>
          </table:table-cell>
          <table:table-cell office:value-type="float" office:value="0.5390905" calcext:value-type="float">
            <text:p>0.5390905</text:p>
          </table:table-cell>
          <table:table-cell office:value-type="float" office:value="0.3710496" calcext:value-type="float">
            <text:p>0.3710496</text:p>
          </table:table-cell>
          <table:table-cell office:value-type="float" office:value="0.3344272" calcext:value-type="float">
            <text:p>0.3344272</text:p>
          </table:table-cell>
          <table:table-cell office:value-type="float" office:value="0" calcext:value-type="float">
            <text:p>0</text:p>
          </table:table-cell>
          <table:table-cell office:value-type="float" office:value="1820.733" calcext:value-type="float">
            <text:p>1820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4482" calcext:value-type="float">
            <text:p>0.2104482</text:p>
          </table:table-cell>
          <table:table-cell office:value-type="float" office:value="0" calcext:value-type="float">
            <text:p>0</text:p>
          </table:table-cell>
          <table:table-cell office:value-type="float" office:value="-0.004317267" calcext:value-type="float">
            <text:p>-0.004317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9.07485" calcext:value-type="float">
            <text:p>29.07485</text:p>
          </table:table-cell>
          <table:table-cell office:value-type="float" office:value="1098.526" calcext:value-type="float">
            <text:p>1098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9588" calcext:value-type="float">
            <text:p>2.139588</text:p>
          </table:table-cell>
          <table:table-cell office:value-type="float" office:value="14.94537" calcext:value-type="float">
            <text:p>14.94537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096518" calcext:value-type="float">
            <text:p>0.001096518</text:p>
          </table:table-cell>
          <table:table-cell office:value-type="float" office:value="-0.01303318" calcext:value-type="float">
            <text:p>-0.01303318</text:p>
          </table:table-cell>
          <table:table-cell office:value-type="float" office:value="0.002469244" calcext:value-type="float">
            <text:p>0.002469244</text:p>
          </table:table-cell>
          <table:table-cell office:value-type="float" office:value="0.00148395" calcext:value-type="float">
            <text:p>0.00148395</text:p>
          </table:table-cell>
          <table:table-cell office:value-type="float" office:value="16.73854" calcext:value-type="float">
            <text:p>16.73854</text:p>
          </table:table-cell>
          <table:table-cell office:value-type="float" office:value="0.4653544" calcext:value-type="float">
            <text:p>0.4653544</text:p>
          </table:table-cell>
          <table:table-cell office:value-type="float" office:value="0.04553918" calcext:value-type="float">
            <text:p>0.04553918</text:p>
          </table:table-cell>
          <table:table-cell office:value-type="float" office:value="0.03572195" calcext:value-type="float">
            <text:p>0.03572195</text:p>
          </table:table-cell>
          <table:table-cell office:value-type="float" office:value="0.02994534" calcext:value-type="float">
            <text:p>0.02994534</text:p>
          </table:table-cell>
          <table:table-cell office:value-type="float" office:value="0.02940504" calcext:value-type="float">
            <text:p>0.02940504</text:p>
          </table:table-cell>
          <table:table-cell office:value-type="float" office:value="0.01440628" calcext:value-type="float">
            <text:p>0.01440628</text:p>
          </table:table-cell>
          <table:table-cell office:value-type="float" office:value="0.01094232" calcext:value-type="float">
            <text:p>0.01094232</text:p>
          </table:table-cell>
          <table:table-cell office:value-type="float" office:value="0.0261776" calcext:value-type="float">
            <text:p>0.0261776</text:p>
          </table:table-cell>
          <table:table-cell office:value-type="float" office:value="0.02276675" calcext:value-type="float">
            <text:p>0.02276675</text:p>
          </table:table-cell>
          <table:table-cell office:value-type="float" office:value="0.02130595" calcext:value-type="float">
            <text:p>0.02130595</text:p>
          </table:table-cell>
          <table:table-cell office:value-type="float" office:value="0.02082027" calcext:value-type="float">
            <text:p>0.02082027</text:p>
          </table:table-cell>
          <table:table-cell office:value-type="float" office:value="0.01788474" calcext:value-type="float">
            <text:p>0.01788474</text:p>
          </table:table-cell>
          <table:table-cell office:value-type="float" office:value="0.00704437" calcext:value-type="float">
            <text:p>0.00704437</text:p>
          </table:table-cell>
          <table:table-cell office:value-type="float" office:value="0.007349048" calcext:value-type="float">
            <text:p>0.007349048</text:p>
          </table:table-cell>
          <table:table-cell office:value-type="float" office:value="0" calcext:value-type="float">
            <text:p>0</text:p>
          </table:table-cell>
          <table:table-cell office:value-type="float" office:value="13.12496" calcext:value-type="float">
            <text:p>13.12496</text:p>
          </table:table-cell>
          <table:table-cell office:value-type="float" office:value="28.85381" calcext:value-type="float">
            <text:p>28.85381</text:p>
          </table:table-cell>
          <table:table-cell office:value-type="float" office:value="23.34067" calcext:value-type="float">
            <text:p>23.34067</text:p>
          </table:table-cell>
          <table:table-cell office:value-type="float" office:value="18.14904" calcext:value-type="float">
            <text:p>18.14904</text:p>
          </table:table-cell>
          <table:table-cell office:value-type="float" office:value="15.44189" calcext:value-type="float">
            <text:p>15.44189</text:p>
          </table:table-cell>
          <table:table-cell office:value-type="float" office:value="7.860677" calcext:value-type="float">
            <text:p>7.860677</text:p>
          </table:table-cell>
          <table:table-cell office:value-type="float" office:value="5.228546" calcext:value-type="float">
            <text:p>5.228546</text:p>
          </table:table-cell>
          <table:table-cell office:value-type="float" office:value="6.721533" calcext:value-type="float">
            <text:p>6.721533</text:p>
          </table:table-cell>
          <table:table-cell office:value-type="float" office:value="6.506689" calcext:value-type="float">
            <text:p>6.506689</text:p>
          </table:table-cell>
          <table:table-cell office:value-type="float" office:value="3.664114" calcext:value-type="float">
            <text:p>3.664114</text:p>
          </table:table-cell>
          <table:table-cell office:value-type="float" office:value="1.545721" calcext:value-type="float">
            <text:p>1.545721</text:p>
          </table:table-cell>
          <table:table-cell office:value-type="float" office:value="0.5394498" calcext:value-type="float">
            <text:p>0.5394498</text:p>
          </table:table-cell>
          <table:table-cell office:value-type="float" office:value="0.3710237" calcext:value-type="float">
            <text:p>0.3710237</text:p>
          </table:table-cell>
          <table:table-cell office:value-type="float" office:value="0.3344432" calcext:value-type="float">
            <text:p>0.3344432</text:p>
          </table:table-cell>
          <table:table-cell office:value-type="float" office:value="0" calcext:value-type="float">
            <text:p>0</text:p>
          </table:table-cell>
          <table:table-cell office:value-type="float" office:value="2033.622" calcext:value-type="float">
            <text:p>2033.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2558" calcext:value-type="float">
            <text:p>0.3902558</text:p>
          </table:table-cell>
          <table:table-cell office:value-type="float" office:value="0" calcext:value-type="float">
            <text:p>0</text:p>
          </table:table-cell>
          <table:table-cell office:value-type="float" office:value="-0.004335466" calcext:value-type="float">
            <text:p>-0.0043354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29.05097" calcext:value-type="float">
            <text:p>29.05097</text:p>
          </table:table-cell>
          <table:table-cell office:value-type="float" office:value="1098.506" calcext:value-type="float">
            <text:p>1098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7914" calcext:value-type="float">
            <text:p>2.147914</text:p>
          </table:table-cell>
          <table:table-cell office:value-type="float" office:value="14.97413" calcext:value-type="float">
            <text:p>14.97413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096518" calcext:value-type="float">
            <text:p>0.001096518</text:p>
          </table:table-cell>
          <table:table-cell office:value-type="float" office:value="-0.01309327" calcext:value-type="float">
            <text:p>-0.01309327</text:p>
          </table:table-cell>
          <table:table-cell office:value-type="float" office:value="0.002482608" calcext:value-type="float">
            <text:p>0.002482608</text:p>
          </table:table-cell>
          <table:table-cell office:value-type="float" office:value="0.001485742" calcext:value-type="float">
            <text:p>0.001485742</text:p>
          </table:table-cell>
          <table:table-cell office:value-type="float" office:value="16.76615" calcext:value-type="float">
            <text:p>16.76615</text:p>
          </table:table-cell>
          <table:table-cell office:value-type="float" office:value="0.4195728" calcext:value-type="float">
            <text:p>0.4195728</text:p>
          </table:table-cell>
          <table:table-cell office:value-type="float" office:value="0.0431267" calcext:value-type="float">
            <text:p>0.0431267</text:p>
          </table:table-cell>
          <table:table-cell office:value-type="float" office:value="0.03682173" calcext:value-type="float">
            <text:p>0.03682173</text:p>
          </table:table-cell>
          <table:table-cell office:value-type="float" office:value="0.03067558" calcext:value-type="float">
            <text:p>0.03067558</text:p>
          </table:table-cell>
          <table:table-cell office:value-type="float" office:value="0.03000403" calcext:value-type="float">
            <text:p>0.03000403</text:p>
          </table:table-cell>
          <table:table-cell office:value-type="float" office:value="0.01457719" calcext:value-type="float">
            <text:p>0.01457719</text:p>
          </table:table-cell>
          <table:table-cell office:value-type="float" office:value="0.01093354" calcext:value-type="float">
            <text:p>0.01093354</text:p>
          </table:table-cell>
          <table:table-cell office:value-type="float" office:value="0.02593911" calcext:value-type="float">
            <text:p>0.02593911</text:p>
          </table:table-cell>
          <table:table-cell office:value-type="float" office:value="0.02256477" calcext:value-type="float">
            <text:p>0.02256477</text:p>
          </table:table-cell>
          <table:table-cell office:value-type="float" office:value="0.02118169" calcext:value-type="float">
            <text:p>0.02118169</text:p>
          </table:table-cell>
          <table:table-cell office:value-type="float" office:value="0.02077406" calcext:value-type="float">
            <text:p>0.02077406</text:p>
          </table:table-cell>
          <table:table-cell office:value-type="float" office:value="0.01787239" calcext:value-type="float">
            <text:p>0.01787239</text:p>
          </table:table-cell>
          <table:table-cell office:value-type="float" office:value="0.007042796" calcext:value-type="float">
            <text:p>0.007042796</text:p>
          </table:table-cell>
          <table:table-cell office:value-type="float" office:value="0.007348733" calcext:value-type="float">
            <text:p>0.007348733</text:p>
          </table:table-cell>
          <table:table-cell office:value-type="float" office:value="0" calcext:value-type="float">
            <text:p>0</text:p>
          </table:table-cell>
          <table:table-cell office:value-type="float" office:value="13.47231" calcext:value-type="float">
            <text:p>13.47231</text:p>
          </table:table-cell>
          <table:table-cell office:value-type="float" office:value="28.02446" calcext:value-type="float">
            <text:p>28.02446</text:p>
          </table:table-cell>
          <table:table-cell office:value-type="float" office:value="23.26178" calcext:value-type="float">
            <text:p>23.26178</text:p>
          </table:table-cell>
          <table:table-cell office:value-type="float" office:value="18.21416" calcext:value-type="float">
            <text:p>18.21416</text:p>
          </table:table-cell>
          <table:table-cell office:value-type="float" office:value="15.51187" calcext:value-type="float">
            <text:p>15.51187</text:p>
          </table:table-cell>
          <table:table-cell office:value-type="float" office:value="7.876569" calcext:value-type="float">
            <text:p>7.876569</text:p>
          </table:table-cell>
          <table:table-cell office:value-type="float" office:value="5.238556" calcext:value-type="float">
            <text:p>5.238556</text:p>
          </table:table-cell>
          <table:table-cell office:value-type="float" office:value="6.729777" calcext:value-type="float">
            <text:p>6.729777</text:p>
          </table:table-cell>
          <table:table-cell office:value-type="float" office:value="6.50902" calcext:value-type="float">
            <text:p>6.50902</text:p>
          </table:table-cell>
          <table:table-cell office:value-type="float" office:value="3.664651" calcext:value-type="float">
            <text:p>3.664651</text:p>
          </table:table-cell>
          <table:table-cell office:value-type="float" office:value="1.546153" calcext:value-type="float">
            <text:p>1.546153</text:p>
          </table:table-cell>
          <table:table-cell office:value-type="float" office:value="0.5398138" calcext:value-type="float">
            <text:p>0.5398138</text:p>
          </table:table-cell>
          <table:table-cell office:value-type="float" office:value="0.3709963" calcext:value-type="float">
            <text:p>0.3709963</text:p>
          </table:table-cell>
          <table:table-cell office:value-type="float" office:value="0.3344591" calcext:value-type="float">
            <text:p>0.3344591</text:p>
          </table:table-cell>
          <table:table-cell office:value-type="float" office:value="0" calcext:value-type="float">
            <text:p>0</text:p>
          </table:table-cell>
          <table:table-cell office:value-type="float" office:value="2044.746" calcext:value-type="float">
            <text:p>2044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074" calcext:value-type="float">
            <text:p>0.4274074</text:p>
          </table:table-cell>
          <table:table-cell office:value-type="float" office:value="0" calcext:value-type="float">
            <text:p>0</text:p>
          </table:table-cell>
          <table:table-cell office:value-type="float" office:value="-0.004345076" calcext:value-type="float">
            <text:p>-0.0043450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29.0434" calcext:value-type="float">
            <text:p>29.0434</text:p>
          </table:table-cell>
          <table:table-cell office:value-type="float" office:value="1098.491" calcext:value-type="float">
            <text:p>1098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669" calcext:value-type="float">
            <text:p>2.138669</text:p>
          </table:table-cell>
          <table:table-cell office:value-type="float" office:value="15.00337" calcext:value-type="float">
            <text:p>15.00337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097" calcext:value-type="float">
            <text:p>0.0011097</text:p>
          </table:table-cell>
          <table:table-cell office:value-type="float" office:value="-0.01320538" calcext:value-type="float">
            <text:p>-0.01320538</text:p>
          </table:table-cell>
          <table:table-cell office:value-type="float" office:value="0.002499245" calcext:value-type="float">
            <text:p>0.002499245</text:p>
          </table:table-cell>
          <table:table-cell office:value-type="float" office:value="0.001495862" calcext:value-type="float">
            <text:p>0.001495862</text:p>
          </table:table-cell>
          <table:table-cell office:value-type="float" office:value="16.82283" calcext:value-type="float">
            <text:p>16.82283</text:p>
          </table:table-cell>
          <table:table-cell office:value-type="float" office:value="3.188107" calcext:value-type="float">
            <text:p>3.188107</text:p>
          </table:table-cell>
          <table:table-cell office:value-type="float" office:value="0.2509277" calcext:value-type="float">
            <text:p>0.2509277</text:p>
          </table:table-cell>
          <table:table-cell office:value-type="float" office:value="0.0384029" calcext:value-type="float">
            <text:p>0.0384029</text:p>
          </table:table-cell>
          <table:table-cell office:value-type="float" office:value="0.0311451" calcext:value-type="float">
            <text:p>0.0311451</text:p>
          </table:table-cell>
          <table:table-cell office:value-type="float" office:value="0.03053717" calcext:value-type="float">
            <text:p>0.03053717</text:p>
          </table:table-cell>
          <table:table-cell office:value-type="float" office:value="0.01488724" calcext:value-type="float">
            <text:p>0.01488724</text:p>
          </table:table-cell>
          <table:table-cell office:value-type="float" office:value="0.01107679" calcext:value-type="float">
            <text:p>0.01107679</text:p>
          </table:table-cell>
          <table:table-cell office:value-type="float" office:value="0.02579398" calcext:value-type="float">
            <text:p>0.02579398</text:p>
          </table:table-cell>
          <table:table-cell office:value-type="float" office:value="0.0223795" calcext:value-type="float">
            <text:p>0.0223795</text:p>
          </table:table-cell>
          <table:table-cell office:value-type="float" office:value="0.02105355" calcext:value-type="float">
            <text:p>0.02105355</text:p>
          </table:table-cell>
          <table:table-cell office:value-type="float" office:value="0.02072462" calcext:value-type="float">
            <text:p>0.02072462</text:p>
          </table:table-cell>
          <table:table-cell office:value-type="float" office:value="0.01785893" calcext:value-type="float">
            <text:p>0.01785893</text:p>
          </table:table-cell>
          <table:table-cell office:value-type="float" office:value="0.007041169" calcext:value-type="float">
            <text:p>0.007041169</text:p>
          </table:table-cell>
          <table:table-cell office:value-type="float" office:value="0.007348403" calcext:value-type="float">
            <text:p>0.007348403</text:p>
          </table:table-cell>
          <table:table-cell office:value-type="float" office:value="0" calcext:value-type="float">
            <text:p>0</text:p>
          </table:table-cell>
          <table:table-cell office:value-type="float" office:value="32.40528" calcext:value-type="float">
            <text:p>32.40528</text:p>
          </table:table-cell>
          <table:table-cell office:value-type="float" office:value="32.34837" calcext:value-type="float">
            <text:p>32.34837</text:p>
          </table:table-cell>
          <table:table-cell office:value-type="float" office:value="23.43746" calcext:value-type="float">
            <text:p>23.43746</text:p>
          </table:table-cell>
          <table:table-cell office:value-type="float" office:value="18.25914" calcext:value-type="float">
            <text:p>18.25914</text:p>
          </table:table-cell>
          <table:table-cell office:value-type="float" office:value="15.54391" calcext:value-type="float">
            <text:p>15.54391</text:p>
          </table:table-cell>
          <table:table-cell office:value-type="float" office:value="7.885533" calcext:value-type="float">
            <text:p>7.885533</text:p>
          </table:table-cell>
          <table:table-cell office:value-type="float" office:value="5.250981" calcext:value-type="float">
            <text:p>5.250981</text:p>
          </table:table-cell>
          <table:table-cell office:value-type="float" office:value="6.737478" calcext:value-type="float">
            <text:p>6.737478</text:p>
          </table:table-cell>
          <table:table-cell office:value-type="float" office:value="6.511146" calcext:value-type="float">
            <text:p>6.511146</text:p>
          </table:table-cell>
          <table:table-cell office:value-type="float" office:value="3.665296" calcext:value-type="float">
            <text:p>3.665296</text:p>
          </table:table-cell>
          <table:table-cell office:value-type="float" office:value="1.546604" calcext:value-type="float">
            <text:p>1.546604</text:p>
          </table:table-cell>
          <table:table-cell office:value-type="float" office:value="0.5401831" calcext:value-type="float">
            <text:p>0.5401831</text:p>
          </table:table-cell>
          <table:table-cell office:value-type="float" office:value="0.3709656" calcext:value-type="float">
            <text:p>0.3709656</text:p>
          </table:table-cell>
          <table:table-cell office:value-type="float" office:value="0.334475" calcext:value-type="float">
            <text:p>0.334475</text:p>
          </table:table-cell>
          <table:table-cell office:value-type="float" office:value="0" calcext:value-type="float">
            <text:p>0</text:p>
          </table:table-cell>
          <table:table-cell office:value-type="float" office:value="2003.169" calcext:value-type="float">
            <text:p>2003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6275" calcext:value-type="float">
            <text:p>0.4426275</text:p>
          </table:table-cell>
          <table:table-cell office:value-type="float" office:value="0" calcext:value-type="float">
            <text:p>0</text:p>
          </table:table-cell>
          <table:table-cell office:value-type="float" office:value="-0.004980884" calcext:value-type="float">
            <text:p>-0.0049808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29.08039" calcext:value-type="float">
            <text:p>29.08039</text:p>
          </table:table-cell>
          <table:table-cell office:value-type="float" office:value="1098.49" calcext:value-type="float">
            <text:p>109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554" calcext:value-type="float">
            <text:p>2.07554</text:p>
          </table:table-cell>
          <table:table-cell office:value-type="float" office:value="15.02342" calcext:value-type="float">
            <text:p>15.02342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09975" calcext:value-type="float">
            <text:p>0.001109975</text:p>
          </table:table-cell>
          <table:table-cell office:value-type="float" office:value="-0.01391312" calcext:value-type="float">
            <text:p>-0.01391312</text:p>
          </table:table-cell>
          <table:table-cell office:value-type="float" office:value="0.002497445" calcext:value-type="float">
            <text:p>0.002497445</text:p>
          </table:table-cell>
          <table:table-cell office:value-type="float" office:value="0.001509996" calcext:value-type="float">
            <text:p>0.001509996</text:p>
          </table:table-cell>
          <table:table-cell office:value-type="float" office:value="17.0256" calcext:value-type="float">
            <text:p>17.0256</text:p>
          </table:table-cell>
          <table:table-cell office:value-type="float" office:value="1.36278" calcext:value-type="float">
            <text:p>1.36278</text:p>
          </table:table-cell>
          <table:table-cell office:value-type="float" office:value="0.1317018" calcext:value-type="float">
            <text:p>0.1317018</text:p>
          </table:table-cell>
          <table:table-cell office:value-type="float" office:value="0.04004362" calcext:value-type="float">
            <text:p>0.04004362</text:p>
          </table:table-cell>
          <table:table-cell office:value-type="float" office:value="0.03202775" calcext:value-type="float">
            <text:p>0.03202775</text:p>
          </table:table-cell>
          <table:table-cell office:value-type="float" office:value="0.03144176" calcext:value-type="float">
            <text:p>0.03144176</text:p>
          </table:table-cell>
          <table:table-cell office:value-type="float" office:value="0.01511921" calcext:value-type="float">
            <text:p>0.01511921</text:p>
          </table:table-cell>
          <table:table-cell office:value-type="float" office:value="0.01120906" calcext:value-type="float">
            <text:p>0.01120906</text:p>
          </table:table-cell>
          <table:table-cell office:value-type="float" office:value="0.02573665" calcext:value-type="float">
            <text:p>0.02573665</text:p>
          </table:table-cell>
          <table:table-cell office:value-type="float" office:value="0.02222711" calcext:value-type="float">
            <text:p>0.02222711</text:p>
          </table:table-cell>
          <table:table-cell office:value-type="float" office:value="0.02092522" calcext:value-type="float">
            <text:p>0.02092522</text:p>
          </table:table-cell>
          <table:table-cell office:value-type="float" office:value="0.02067214" calcext:value-type="float">
            <text:p>0.02067214</text:p>
          </table:table-cell>
          <table:table-cell office:value-type="float" office:value="0.01784429" calcext:value-type="float">
            <text:p>0.01784429</text:p>
          </table:table-cell>
          <table:table-cell office:value-type="float" office:value="0.007039491" calcext:value-type="float">
            <text:p>0.007039491</text:p>
          </table:table-cell>
          <table:table-cell office:value-type="float" office:value="0.007348073" calcext:value-type="float">
            <text:p>0.007348073</text:p>
          </table:table-cell>
          <table:table-cell office:value-type="float" office:value="0" calcext:value-type="float">
            <text:p>0</text:p>
          </table:table-cell>
          <table:table-cell office:value-type="float" office:value="17.96537" calcext:value-type="float">
            <text:p>17.96537</text:p>
          </table:table-cell>
          <table:table-cell office:value-type="float" office:value="31.04914" calcext:value-type="float">
            <text:p>31.04914</text:p>
          </table:table-cell>
          <table:table-cell office:value-type="float" office:value="26.51724" calcext:value-type="float">
            <text:p>26.51724</text:p>
          </table:table-cell>
          <table:table-cell office:value-type="float" office:value="18.93572" calcext:value-type="float">
            <text:p>18.93572</text:p>
          </table:table-cell>
          <table:table-cell office:value-type="float" office:value="15.67693" calcext:value-type="float">
            <text:p>15.67693</text:p>
          </table:table-cell>
          <table:table-cell office:value-type="float" office:value="7.892125" calcext:value-type="float">
            <text:p>7.892125</text:p>
          </table:table-cell>
          <table:table-cell office:value-type="float" office:value="5.260398" calcext:value-type="float">
            <text:p>5.260398</text:p>
          </table:table-cell>
          <table:table-cell office:value-type="float" office:value="6.74491" calcext:value-type="float">
            <text:p>6.74491</text:p>
          </table:table-cell>
          <table:table-cell office:value-type="float" office:value="6.513036" calcext:value-type="float">
            <text:p>6.513036</text:p>
          </table:table-cell>
          <table:table-cell office:value-type="float" office:value="3.666011" calcext:value-type="float">
            <text:p>3.666011</text:p>
          </table:table-cell>
          <table:table-cell office:value-type="float" office:value="1.547075" calcext:value-type="float">
            <text:p>1.547075</text:p>
          </table:table-cell>
          <table:table-cell office:value-type="float" office:value="0.5405633" calcext:value-type="float">
            <text:p>0.5405633</text:p>
          </table:table-cell>
          <table:table-cell office:value-type="float" office:value="0.3709327" calcext:value-type="float">
            <text:p>0.3709327</text:p>
          </table:table-cell>
          <table:table-cell office:value-type="float" office:value="0.3344907" calcext:value-type="float">
            <text:p>0.3344907</text:p>
          </table:table-cell>
          <table:table-cell office:value-type="float" office:value="0" calcext:value-type="float">
            <text:p>0</text:p>
          </table:table-cell>
          <table:table-cell office:value-type="float" office:value="1971.404" calcext:value-type="float">
            <text:p>1971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9079" calcext:value-type="float">
            <text:p>0.3999079</text:p>
          </table:table-cell>
          <table:table-cell office:value-type="float" office:value="0" calcext:value-type="float">
            <text:p>0</text:p>
          </table:table-cell>
          <table:table-cell office:value-type="float" office:value="-0.005404799" calcext:value-type="float">
            <text:p>-0.0054047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9.21522" calcext:value-type="float">
            <text:p>29.21522</text:p>
          </table:table-cell>
          <table:table-cell office:value-type="float" office:value="1098.522" calcext:value-type="float">
            <text:p>1098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1699" calcext:value-type="float">
            <text:p>1.991699</text:p>
          </table:table-cell>
          <table:table-cell office:value-type="float" office:value="14.93394" calcext:value-type="float">
            <text:p>14.93394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10047" calcext:value-type="float">
            <text:p>0.001110047</text:p>
          </table:table-cell>
          <table:table-cell office:value-type="float" office:value="-0.01482318" calcext:value-type="float">
            <text:p>-0.01482318</text:p>
          </table:table-cell>
          <table:table-cell office:value-type="float" office:value="0.002498342" calcext:value-type="float">
            <text:p>0.002498342</text:p>
          </table:table-cell>
          <table:table-cell office:value-type="float" office:value="0.001579299" calcext:value-type="float">
            <text:p>0.001579299</text:p>
          </table:table-cell>
          <table:table-cell office:value-type="float" office:value="17.65126" calcext:value-type="float">
            <text:p>17.65126</text:p>
          </table:table-cell>
          <table:table-cell office:value-type="float" office:value="1.008017" calcext:value-type="float">
            <text:p>1.008017</text:p>
          </table:table-cell>
          <table:table-cell office:value-type="float" office:value="0.09406398" calcext:value-type="float">
            <text:p>0.09406398</text:p>
          </table:table-cell>
          <table:table-cell office:value-type="float" office:value="0.03964655" calcext:value-type="float">
            <text:p>0.03964655</text:p>
          </table:table-cell>
          <table:table-cell office:value-type="float" office:value="0.03235132" calcext:value-type="float">
            <text:p>0.03235132</text:p>
          </table:table-cell>
          <table:table-cell office:value-type="float" office:value="0.03186271" calcext:value-type="float">
            <text:p>0.03186271</text:p>
          </table:table-cell>
          <table:table-cell office:value-type="float" office:value="0.01536958" calcext:value-type="float">
            <text:p>0.01536958</text:p>
          </table:table-cell>
          <table:table-cell office:value-type="float" office:value="0.01138956" calcext:value-type="float">
            <text:p>0.01138956</text:p>
          </table:table-cell>
          <table:table-cell office:value-type="float" office:value="0.02573679" calcext:value-type="float">
            <text:p>0.02573679</text:p>
          </table:table-cell>
          <table:table-cell office:value-type="float" office:value="0.0221127" calcext:value-type="float">
            <text:p>0.0221127</text:p>
          </table:table-cell>
          <table:table-cell office:value-type="float" office:value="0.0208015" calcext:value-type="float">
            <text:p>0.0208015</text:p>
          </table:table-cell>
          <table:table-cell office:value-type="float" office:value="0.02061728" calcext:value-type="float">
            <text:p>0.02061728</text:p>
          </table:table-cell>
          <table:table-cell office:value-type="float" office:value="0.0178285" calcext:value-type="float">
            <text:p>0.0178285</text:p>
          </table:table-cell>
          <table:table-cell office:value-type="float" office:value="0.007037754" calcext:value-type="float">
            <text:p>0.007037754</text:p>
          </table:table-cell>
          <table:table-cell office:value-type="float" office:value="0.007347716" calcext:value-type="float">
            <text:p>0.007347716</text:p>
          </table:table-cell>
          <table:table-cell office:value-type="float" office:value="0" calcext:value-type="float">
            <text:p>0</text:p>
          </table:table-cell>
          <table:table-cell office:value-type="float" office:value="11.90816" calcext:value-type="float">
            <text:p>11.90816</text:p>
          </table:table-cell>
          <table:table-cell office:value-type="float" office:value="27.25752" calcext:value-type="float">
            <text:p>27.25752</text:p>
          </table:table-cell>
          <table:table-cell office:value-type="float" office:value="26.32666" calcext:value-type="float">
            <text:p>26.32666</text:p>
          </table:table-cell>
          <table:table-cell office:value-type="float" office:value="19.87931" calcext:value-type="float">
            <text:p>19.87931</text:p>
          </table:table-cell>
          <table:table-cell office:value-type="float" office:value="16.1934" calcext:value-type="float">
            <text:p>16.1934</text:p>
          </table:table-cell>
          <table:table-cell office:value-type="float" office:value="7.92437" calcext:value-type="float">
            <text:p>7.92437</text:p>
          </table:table-cell>
          <table:table-cell office:value-type="float" office:value="5.274804" calcext:value-type="float">
            <text:p>5.274804</text:p>
          </table:table-cell>
          <table:table-cell office:value-type="float" office:value="6.751208" calcext:value-type="float">
            <text:p>6.751208</text:p>
          </table:table-cell>
          <table:table-cell office:value-type="float" office:value="6.514569" calcext:value-type="float">
            <text:p>6.514569</text:p>
          </table:table-cell>
          <table:table-cell office:value-type="float" office:value="3.666775" calcext:value-type="float">
            <text:p>3.666775</text:p>
          </table:table-cell>
          <table:table-cell office:value-type="float" office:value="1.547562" calcext:value-type="float">
            <text:p>1.547562</text:p>
          </table:table-cell>
          <table:table-cell office:value-type="float" office:value="0.54095" calcext:value-type="float">
            <text:p>0.54095</text:p>
          </table:table-cell>
          <table:table-cell office:value-type="float" office:value="0.3708982" calcext:value-type="float">
            <text:p>0.3708982</text:p>
          </table:table-cell>
          <table:table-cell office:value-type="float" office:value="0.3345066" calcext:value-type="float">
            <text:p>0.3345066</text:p>
          </table:table-cell>
          <table:table-cell office:value-type="float" office:value="0" calcext:value-type="float">
            <text:p>0</text:p>
          </table:table-cell>
          <table:table-cell office:value-type="float" office:value="1915.999" calcext:value-type="float">
            <text:p>1915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3308" calcext:value-type="float">
            <text:p>0.2263308</text:p>
          </table:table-cell>
          <table:table-cell office:value-type="float" office:value="0" calcext:value-type="float">
            <text:p>0</text:p>
          </table:table-cell>
          <table:table-cell office:value-type="float" office:value="-0.005418409" calcext:value-type="float">
            <text:p>-0.0054184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9.24244" calcext:value-type="float">
            <text:p>29.24244</text:p>
          </table:table-cell>
          <table:table-cell office:value-type="float" office:value="1098.561" calcext:value-type="float">
            <text:p>1098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419" calcext:value-type="float">
            <text:p>1.94419</text:p>
          </table:table-cell>
          <table:table-cell office:value-type="float" office:value="14.90702" calcext:value-type="float">
            <text:p>14.90702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10047" calcext:value-type="float">
            <text:p>0.001110047</text:p>
          </table:table-cell>
          <table:table-cell office:value-type="float" office:value="-0.0158769" calcext:value-type="float">
            <text:p>-0.0158769</text:p>
          </table:table-cell>
          <table:table-cell office:value-type="float" office:value="0.002502047" calcext:value-type="float">
            <text:p>0.002502047</text:p>
          </table:table-cell>
          <table:table-cell office:value-type="float" office:value="0.00161375" calcext:value-type="float">
            <text:p>0.00161375</text:p>
          </table:table-cell>
          <table:table-cell office:value-type="float" office:value="18.04994" calcext:value-type="float">
            <text:p>18.04994</text:p>
          </table:table-cell>
          <table:table-cell office:value-type="float" office:value="0.6743582" calcext:value-type="float">
            <text:p>0.6743582</text:p>
          </table:table-cell>
          <table:table-cell office:value-type="float" office:value="0.07069582" calcext:value-type="float">
            <text:p>0.07069582</text:p>
          </table:table-cell>
          <table:table-cell office:value-type="float" office:value="0.03900976" calcext:value-type="float">
            <text:p>0.03900976</text:p>
          </table:table-cell>
          <table:table-cell office:value-type="float" office:value="0.03223706" calcext:value-type="float">
            <text:p>0.03223706</text:p>
          </table:table-cell>
          <table:table-cell office:value-type="float" office:value="0.03177872" calcext:value-type="float">
            <text:p>0.03177872</text:p>
          </table:table-cell>
          <table:table-cell office:value-type="float" office:value="0.01537396" calcext:value-type="float">
            <text:p>0.01537396</text:p>
          </table:table-cell>
          <table:table-cell office:value-type="float" office:value="0.01140101" calcext:value-type="float">
            <text:p>0.01140101</text:p>
          </table:table-cell>
          <table:table-cell office:value-type="float" office:value="0.02572271" calcext:value-type="float">
            <text:p>0.02572271</text:p>
          </table:table-cell>
          <table:table-cell office:value-type="float" office:value="0.02202396" calcext:value-type="float">
            <text:p>0.02202396</text:p>
          </table:table-cell>
          <table:table-cell office:value-type="float" office:value="0.0206856" calcext:value-type="float">
            <text:p>0.0206856</text:p>
          </table:table-cell>
          <table:table-cell office:value-type="float" office:value="0.02056092" calcext:value-type="float">
            <text:p>0.02056092</text:p>
          </table:table-cell>
          <table:table-cell office:value-type="float" office:value="0.0178116" calcext:value-type="float">
            <text:p>0.0178116</text:p>
          </table:table-cell>
          <table:table-cell office:value-type="float" office:value="0.007035964" calcext:value-type="float">
            <text:p>0.007035964</text:p>
          </table:table-cell>
          <table:table-cell office:value-type="float" office:value="0.007347366" calcext:value-type="float">
            <text:p>0.007347366</text:p>
          </table:table-cell>
          <table:table-cell office:value-type="float" office:value="0" calcext:value-type="float">
            <text:p>0</text:p>
          </table:table-cell>
          <table:table-cell office:value-type="float" office:value="7.4671" calcext:value-type="float">
            <text:p>7.4671</text:p>
          </table:table-cell>
          <table:table-cell office:value-type="float" office:value="26.10474" calcext:value-type="float">
            <text:p>26.10474</text:p>
          </table:table-cell>
          <table:table-cell office:value-type="float" office:value="25.91934" calcext:value-type="float">
            <text:p>25.91934</text:p>
          </table:table-cell>
          <table:table-cell office:value-type="float" office:value="20.0954" calcext:value-type="float">
            <text:p>20.0954</text:p>
          </table:table-cell>
          <table:table-cell office:value-type="float" office:value="16.5109" calcext:value-type="float">
            <text:p>16.5109</text:p>
          </table:table-cell>
          <table:table-cell office:value-type="float" office:value="7.984156" calcext:value-type="float">
            <text:p>7.984156</text:p>
          </table:table-cell>
          <table:table-cell office:value-type="float" office:value="5.296639" calcext:value-type="float">
            <text:p>5.296639</text:p>
          </table:table-cell>
          <table:table-cell office:value-type="float" office:value="6.757977" calcext:value-type="float">
            <text:p>6.757977</text:p>
          </table:table-cell>
          <table:table-cell office:value-type="float" office:value="6.515815" calcext:value-type="float">
            <text:p>6.515815</text:p>
          </table:table-cell>
          <table:table-cell office:value-type="float" office:value="3.66754" calcext:value-type="float">
            <text:p>3.66754</text:p>
          </table:table-cell>
          <table:table-cell office:value-type="float" office:value="1.548061" calcext:value-type="float">
            <text:p>1.548061</text:p>
          </table:table-cell>
          <table:table-cell office:value-type="float" office:value="0.5413423" calcext:value-type="float">
            <text:p>0.5413423</text:p>
          </table:table-cell>
          <table:table-cell office:value-type="float" office:value="0.370863" calcext:value-type="float">
            <text:p>0.370863</text:p>
          </table:table-cell>
          <table:table-cell office:value-type="float" office:value="0.3345226" calcext:value-type="float">
            <text:p>0.3345226</text:p>
          </table:table-cell>
          <table:table-cell office:value-type="float" office:value="0" calcext:value-type="float">
            <text:p>0</text:p>
          </table:table-cell>
          <table:table-cell office:value-type="float" office:value="1893.728" calcext:value-type="float">
            <text:p>1893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0573" calcext:value-type="float">
            <text:p>0.1530573</text:p>
          </table:table-cell>
          <table:table-cell office:value-type="float" office:value="0" calcext:value-type="float">
            <text:p>0</text:p>
          </table:table-cell>
          <table:table-cell office:value-type="float" office:value="-0.005438688" calcext:value-type="float">
            <text:p>-0.0054386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9.16453" calcext:value-type="float">
            <text:p>29.16453</text:p>
          </table:table-cell>
          <table:table-cell office:value-type="float" office:value="1098.588" calcext:value-type="float">
            <text:p>1098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0011" calcext:value-type="float">
            <text:p>1.980011</text:p>
          </table:table-cell>
          <table:table-cell office:value-type="float" office:value="14.91371" calcext:value-type="float">
            <text:p>14.91371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10144" calcext:value-type="float">
            <text:p>0.001110144</text:p>
          </table:table-cell>
          <table:table-cell office:value-type="float" office:value="-0.01647067" calcext:value-type="float">
            <text:p>-0.01647067</text:p>
          </table:table-cell>
          <table:table-cell office:value-type="float" office:value="0.002505659" calcext:value-type="float">
            <text:p>0.002505659</text:p>
          </table:table-cell>
          <table:table-cell office:value-type="float" office:value="0.001628533" calcext:value-type="float">
            <text:p>0.001628533</text:p>
          </table:table-cell>
          <table:table-cell office:value-type="float" office:value="18.13414" calcext:value-type="float">
            <text:p>18.13414</text:p>
          </table:table-cell>
          <table:table-cell office:value-type="float" office:value="0.538951" calcext:value-type="float">
            <text:p>0.538951</text:p>
          </table:table-cell>
          <table:table-cell office:value-type="float" office:value="0.05752288" calcext:value-type="float">
            <text:p>0.05752288</text:p>
          </table:table-cell>
          <table:table-cell office:value-type="float" office:value="0.03879114" calcext:value-type="float">
            <text:p>0.03879114</text:p>
          </table:table-cell>
          <table:table-cell office:value-type="float" office:value="0.03219516" calcext:value-type="float">
            <text:p>0.03219516</text:p>
          </table:table-cell>
          <table:table-cell office:value-type="float" office:value="0.03164297" calcext:value-type="float">
            <text:p>0.03164297</text:p>
          </table:table-cell>
          <table:table-cell office:value-type="float" office:value="0.015315" calcext:value-type="float">
            <text:p>0.015315</text:p>
          </table:table-cell>
          <table:table-cell office:value-type="float" office:value="0.01132234" calcext:value-type="float">
            <text:p>0.01132234</text:p>
          </table:table-cell>
          <table:table-cell office:value-type="float" office:value="0.02566793" calcext:value-type="float">
            <text:p>0.02566793</text:p>
          </table:table-cell>
          <table:table-cell office:value-type="float" office:value="0.02194185" calcext:value-type="float">
            <text:p>0.02194185</text:p>
          </table:table-cell>
          <table:table-cell office:value-type="float" office:value="0.02057687" calcext:value-type="float">
            <text:p>0.02057687</text:p>
          </table:table-cell>
          <table:table-cell office:value-type="float" office:value="0.02050369" calcext:value-type="float">
            <text:p>0.02050369</text:p>
          </table:table-cell>
          <table:table-cell office:value-type="float" office:value="0.01779363" calcext:value-type="float">
            <text:p>0.01779363</text:p>
          </table:table-cell>
          <table:table-cell office:value-type="float" office:value="0.007034113" calcext:value-type="float">
            <text:p>0.007034113</text:p>
          </table:table-cell>
          <table:table-cell office:value-type="float" office:value="0.007346992" calcext:value-type="float">
            <text:p>0.007346992</text:p>
          </table:table-cell>
          <table:table-cell office:value-type="float" office:value="0" calcext:value-type="float">
            <text:p>0</text:p>
          </table:table-cell>
          <table:table-cell office:value-type="float" office:value="8.788357" calcext:value-type="float">
            <text:p>8.788357</text:p>
          </table:table-cell>
          <table:table-cell office:value-type="float" office:value="25.35526" calcext:value-type="float">
            <text:p>25.35526</text:p>
          </table:table-cell>
          <table:table-cell office:value-type="float" office:value="25.59384" calcext:value-type="float">
            <text:p>25.59384</text:p>
          </table:table-cell>
          <table:table-cell office:value-type="float" office:value="20.09488" calcext:value-type="float">
            <text:p>20.09488</text:p>
          </table:table-cell>
          <table:table-cell office:value-type="float" office:value="16.64233" calcext:value-type="float">
            <text:p>16.64233</text:p>
          </table:table-cell>
          <table:table-cell office:value-type="float" office:value="8.042557" calcext:value-type="float">
            <text:p>8.042557</text:p>
          </table:table-cell>
          <table:table-cell office:value-type="float" office:value="5.32121" calcext:value-type="float">
            <text:p>5.32121</text:p>
          </table:table-cell>
          <table:table-cell office:value-type="float" office:value="6.766099" calcext:value-type="float">
            <text:p>6.766099</text:p>
          </table:table-cell>
          <table:table-cell office:value-type="float" office:value="6.517033" calcext:value-type="float">
            <text:p>6.517033</text:p>
          </table:table-cell>
          <table:table-cell office:value-type="float" office:value="3.668292" calcext:value-type="float">
            <text:p>3.668292</text:p>
          </table:table-cell>
          <table:table-cell office:value-type="float" office:value="1.548568" calcext:value-type="float">
            <text:p>1.548568</text:p>
          </table:table-cell>
          <table:table-cell office:value-type="float" office:value="0.5417399" calcext:value-type="float">
            <text:p>0.5417399</text:p>
          </table:table-cell>
          <table:table-cell office:value-type="float" office:value="0.3708266" calcext:value-type="float">
            <text:p>0.3708266</text:p>
          </table:table-cell>
          <table:table-cell office:value-type="float" office:value="0.3345386" calcext:value-type="float">
            <text:p>0.3345386</text:p>
          </table:table-cell>
          <table:table-cell office:value-type="float" office:value="0" calcext:value-type="float">
            <text:p>0</text:p>
          </table:table-cell>
          <table:table-cell office:value-type="float" office:value="1945.828" calcext:value-type="float">
            <text:p>1945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9681" calcext:value-type="float">
            <text:p>0.1949681</text:p>
          </table:table-cell>
          <table:table-cell office:value-type="float" office:value="0" calcext:value-type="float">
            <text:p>0</text:p>
          </table:table-cell>
          <table:table-cell office:value-type="float" office:value="-0.005453487" calcext:value-type="float">
            <text:p>-0.005453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8.95708" calcext:value-type="float">
            <text:p>28.95708</text:p>
          </table:table-cell>
          <table:table-cell office:value-type="float" office:value="1098.606" calcext:value-type="float">
            <text:p>1098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4367" calcext:value-type="float">
            <text:p>2.124367</text:p>
          </table:table-cell>
          <table:table-cell office:value-type="float" office:value="14.95121" calcext:value-type="float">
            <text:p>14.95121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10144" calcext:value-type="float">
            <text:p>0.001110144</text:p>
          </table:table-cell>
          <table:table-cell office:value-type="float" office:value="-0.01657987" calcext:value-type="float">
            <text:p>-0.01657987</text:p>
          </table:table-cell>
          <table:table-cell office:value-type="float" office:value="0.002496431" calcext:value-type="float">
            <text:p>0.002496431</text:p>
          </table:table-cell>
          <table:table-cell office:value-type="float" office:value="0.001630103" calcext:value-type="float">
            <text:p>0.001630103</text:p>
          </table:table-cell>
          <table:table-cell office:value-type="float" office:value="17.83049" calcext:value-type="float">
            <text:p>17.83049</text:p>
          </table:table-cell>
          <table:table-cell office:value-type="float" office:value="0.4486856" calcext:value-type="float">
            <text:p>0.4486856</text:p>
          </table:table-cell>
          <table:table-cell office:value-type="float" office:value="0.0506048" calcext:value-type="float">
            <text:p>0.0506048</text:p>
          </table:table-cell>
          <table:table-cell office:value-type="float" office:value="0.03928001" calcext:value-type="float">
            <text:p>0.03928001</text:p>
          </table:table-cell>
          <table:table-cell office:value-type="float" office:value="0.03259479" calcext:value-type="float">
            <text:p>0.03259479</text:p>
          </table:table-cell>
          <table:table-cell office:value-type="float" office:value="0.03196104" calcext:value-type="float">
            <text:p>0.03196104</text:p>
          </table:table-cell>
          <table:table-cell office:value-type="float" office:value="0.01543234" calcext:value-type="float">
            <text:p>0.01543234</text:p>
          </table:table-cell>
          <table:table-cell office:value-type="float" office:value="0.01133144" calcext:value-type="float">
            <text:p>0.01133144</text:p>
          </table:table-cell>
          <table:table-cell office:value-type="float" office:value="0.0256155" calcext:value-type="float">
            <text:p>0.0256155</text:p>
          </table:table-cell>
          <table:table-cell office:value-type="float" office:value="0.02185977" calcext:value-type="float">
            <text:p>0.02185977</text:p>
          </table:table-cell>
          <table:table-cell office:value-type="float" office:value="0.02047321" calcext:value-type="float">
            <text:p>0.02047321</text:p>
          </table:table-cell>
          <table:table-cell office:value-type="float" office:value="0.02044591" calcext:value-type="float">
            <text:p>0.02044591</text:p>
          </table:table-cell>
          <table:table-cell office:value-type="float" office:value="0.01777475" calcext:value-type="float">
            <text:p>0.01777475</text:p>
          </table:table-cell>
          <table:table-cell office:value-type="float" office:value="0.007032199" calcext:value-type="float">
            <text:p>0.007032199</text:p>
          </table:table-cell>
          <table:table-cell office:value-type="float" office:value="0.007346613" calcext:value-type="float">
            <text:p>0.007346613</text:p>
          </table:table-cell>
          <table:table-cell office:value-type="float" office:value="0" calcext:value-type="float">
            <text:p>0</text:p>
          </table:table-cell>
          <table:table-cell office:value-type="float" office:value="11.69643" calcext:value-type="float">
            <text:p>11.69643</text:p>
          </table:table-cell>
          <table:table-cell office:value-type="float" office:value="24.92955" calcext:value-type="float">
            <text:p>24.92955</text:p>
          </table:table-cell>
          <table:table-cell office:value-type="float" office:value="25.31947" calcext:value-type="float">
            <text:p>25.31947</text:p>
          </table:table-cell>
          <table:table-cell office:value-type="float" office:value="20.05832" calcext:value-type="float">
            <text:p>20.05832</text:p>
          </table:table-cell>
          <table:table-cell office:value-type="float" office:value="16.70329" calcext:value-type="float">
            <text:p>16.70329</text:p>
          </table:table-cell>
          <table:table-cell office:value-type="float" office:value="8.080514" calcext:value-type="float">
            <text:p>8.080514</text:p>
          </table:table-cell>
          <table:table-cell office:value-type="float" office:value="5.346736" calcext:value-type="float">
            <text:p>5.346736</text:p>
          </table:table-cell>
          <table:table-cell office:value-type="float" office:value="6.775185" calcext:value-type="float">
            <text:p>6.775185</text:p>
          </table:table-cell>
          <table:table-cell office:value-type="float" office:value="6.51841" calcext:value-type="float">
            <text:p>6.51841</text:p>
          </table:table-cell>
          <table:table-cell office:value-type="float" office:value="3.669083" calcext:value-type="float">
            <text:p>3.669083</text:p>
          </table:table-cell>
          <table:table-cell office:value-type="float" office:value="1.549103" calcext:value-type="float">
            <text:p>1.549103</text:p>
          </table:table-cell>
          <table:table-cell office:value-type="float" office:value="0.5421427" calcext:value-type="float">
            <text:p>0.5421427</text:p>
          </table:table-cell>
          <table:table-cell office:value-type="float" office:value="0.3707882" calcext:value-type="float">
            <text:p>0.3707882</text:p>
          </table:table-cell>
          <table:table-cell office:value-type="float" office:value="0.3345546" calcext:value-type="float">
            <text:p>0.3345546</text:p>
          </table:table-cell>
          <table:table-cell office:value-type="float" office:value="0" calcext:value-type="float">
            <text:p>0</text:p>
          </table:table-cell>
          <table:table-cell office:value-type="float" office:value="2099.176" calcext:value-type="float">
            <text:p>2099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9979" calcext:value-type="float">
            <text:p>0.3769979</text:p>
          </table:table-cell>
          <table:table-cell office:value-type="float" office:value="0" calcext:value-type="float">
            <text:p>0</text:p>
          </table:table-cell>
          <table:table-cell office:value-type="float" office:value="-0.005461457" calcext:value-type="float">
            <text:p>-0.0054614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28.90001" calcext:value-type="float">
            <text:p>28.90001</text:p>
          </table:table-cell>
          <table:table-cell office:value-type="float" office:value="1098.595" calcext:value-type="float">
            <text:p>1098.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0801" calcext:value-type="float">
            <text:p>2.150801</text:p>
          </table:table-cell>
          <table:table-cell office:value-type="float" office:value="14.98655" calcext:value-type="float">
            <text:p>14.98655</text:p>
          </table:table-cell>
          <table:table-cell office:value-type="float" office:value="0" calcext:value-type="float">
            <text:p>0</text:p>
          </table:table-cell>
          <table:table-cell office:value-type="float" office:value="0.000007873619" calcext:value-type="float">
            <text:p>7.873619E-06</text:p>
          </table:table-cell>
          <table:table-cell office:value-type="float" office:value="0" calcext:value-type="float">
            <text:p>0</text:p>
          </table:table-cell>
          <table:table-cell office:value-type="float" office:value="0.00111016" calcext:value-type="float">
            <text:p>0.00111016</text:p>
          </table:table-cell>
          <table:table-cell office:value-type="float" office:value="-0.01664392" calcext:value-type="float">
            <text:p>-0.01664392</text:p>
          </table:table-cell>
          <table:table-cell office:value-type="float" office:value="0.002509357" calcext:value-type="float">
            <text:p>0.002509357</text:p>
          </table:table-cell>
          <table:table-cell office:value-type="float" office:value="0.001631438" calcext:value-type="float">
            <text:p>0.001631438</text:p>
          </table:table-cell>
          <table:table-cell office:value-type="float" office:value="17.77708" calcext:value-type="float">
            <text:p>17.77708</text:p>
          </table:table-cell>
          <table:table-cell office:value-type="float" office:value="0.4354148" calcext:value-type="float">
            <text:p>0.4354148</text:p>
          </table:table-cell>
          <table:table-cell office:value-type="float" office:value="0.04741774" calcext:value-type="float">
            <text:p>0.04741774</text:p>
          </table:table-cell>
          <table:table-cell office:value-type="float" office:value="0.04026281" calcext:value-type="float">
            <text:p>0.04026281</text:p>
          </table:table-cell>
          <table:table-cell office:value-type="float" office:value="0.03311684" calcext:value-type="float">
            <text:p>0.03311684</text:p>
          </table:table-cell>
          <table:table-cell office:value-type="float" office:value="0.03238795" calcext:value-type="float">
            <text:p>0.03238795</text:p>
          </table:table-cell>
          <table:table-cell office:value-type="float" office:value="0.01560916" calcext:value-type="float">
            <text:p>0.01560916</text:p>
          </table:table-cell>
          <table:table-cell office:value-type="float" office:value="0.01139309" calcext:value-type="float">
            <text:p>0.01139309</text:p>
          </table:table-cell>
          <table:table-cell office:value-type="float" office:value="0.02558943" calcext:value-type="float">
            <text:p>0.02558943</text:p>
          </table:table-cell>
          <table:table-cell office:value-type="float" office:value="0.0217837" calcext:value-type="float">
            <text:p>0.0217837</text:p>
          </table:table-cell>
          <table:table-cell office:value-type="float" office:value="0.02037322" calcext:value-type="float">
            <text:p>0.02037322</text:p>
          </table:table-cell>
          <table:table-cell office:value-type="float" office:value="0.02038748" calcext:value-type="float">
            <text:p>0.02038748</text:p>
          </table:table-cell>
          <table:table-cell office:value-type="float" office:value="0.01775499" calcext:value-type="float">
            <text:p>0.01775499</text:p>
          </table:table-cell>
          <table:table-cell office:value-type="float" office:value="0.007030236" calcext:value-type="float">
            <text:p>0.007030236</text:p>
          </table:table-cell>
          <table:table-cell office:value-type="float" office:value="0.007346239" calcext:value-type="float">
            <text:p>0.007346239</text:p>
          </table:table-cell>
          <table:table-cell office:value-type="float" office:value="0" calcext:value-type="float">
            <text:p>0</text:p>
          </table:table-cell>
          <table:table-cell office:value-type="float" office:value="13.21905" calcext:value-type="float">
            <text:p>13.21905</text:p>
          </table:table-cell>
          <table:table-cell office:value-type="float" office:value="24.83071" calcext:value-type="float">
            <text:p>24.83071</text:p>
          </table:table-cell>
          <table:table-cell office:value-type="float" office:value="25.06519" calcext:value-type="float">
            <text:p>25.06519</text:p>
          </table:table-cell>
          <table:table-cell office:value-type="float" office:value="20.00944" calcext:value-type="float">
            <text:p>20.00944</text:p>
          </table:table-cell>
          <table:table-cell office:value-type="float" office:value="16.73141" calcext:value-type="float">
            <text:p>16.73141</text:p>
          </table:table-cell>
          <table:table-cell office:value-type="float" office:value="8.10294" calcext:value-type="float">
            <text:p>8.10294</text:p>
          </table:table-cell>
          <table:table-cell office:value-type="float" office:value="5.370895" calcext:value-type="float">
            <text:p>5.370895</text:p>
          </table:table-cell>
          <table:table-cell office:value-type="float" office:value="6.784652" calcext:value-type="float">
            <text:p>6.784652</text:p>
          </table:table-cell>
          <table:table-cell office:value-type="float" office:value="6.519984" calcext:value-type="float">
            <text:p>6.519984</text:p>
          </table:table-cell>
          <table:table-cell office:value-type="float" office:value="3.669878" calcext:value-type="float">
            <text:p>3.669878</text:p>
          </table:table-cell>
          <table:table-cell office:value-type="float" office:value="1.549642" calcext:value-type="float">
            <text:p>1.549642</text:p>
          </table:table-cell>
          <table:table-cell office:value-type="float" office:value="0.5425499" calcext:value-type="float">
            <text:p>0.5425499</text:p>
          </table:table-cell>
          <table:table-cell office:value-type="float" office:value="0.3707491" calcext:value-type="float">
            <text:p>0.3707491</text:p>
          </table:table-cell>
          <table:table-cell office:value-type="float" office:value="0.3345705" calcext:value-type="float">
            <text:p>0.3345705</text:p>
          </table:table-cell>
          <table:table-cell office:value-type="float" office:value="0" calcext:value-type="float">
            <text:p>0</text:p>
          </table:table-cell>
          <table:table-cell office:value-type="float" office:value="2128.617" calcext:value-type="float">
            <text:p>2128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6953" calcext:value-type="float">
            <text:p>0.4386953</text:p>
          </table:table-cell>
          <table:table-cell office:value-type="float" office:value="0" calcext:value-type="float">
            <text:p>0</text:p>
          </table:table-cell>
          <table:table-cell office:value-type="float" office:value="-0.005467568" calcext:value-type="float">
            <text:p>-0.0054675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8.9326" calcext:value-type="float">
            <text:p>28.9326</text:p>
          </table:table-cell>
          <table:table-cell office:value-type="float" office:value="1098.616" calcext:value-type="float">
            <text:p>1098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466" calcext:value-type="float">
            <text:p>2.017466</text:p>
          </table:table-cell>
          <table:table-cell office:value-type="float" office:value="15.06478" calcext:value-type="float">
            <text:p>15.06478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0886" calcext:value-type="float">
            <text:p>0.001420886</text:p>
          </table:table-cell>
          <table:table-cell office:value-type="float" office:value="-0.01785301" calcext:value-type="float">
            <text:p>-0.01785301</text:p>
          </table:table-cell>
          <table:table-cell office:value-type="float" office:value="0.002512548" calcext:value-type="float">
            <text:p>0.002512548</text:p>
          </table:table-cell>
          <table:table-cell office:value-type="float" office:value="0.001698173" calcext:value-type="float">
            <text:p>0.001698173</text:p>
          </table:table-cell>
          <table:table-cell office:value-type="float" office:value="18.02242" calcext:value-type="float">
            <text:p>18.02242</text:p>
          </table:table-cell>
          <table:table-cell office:value-type="float" office:value="2.551358" calcext:value-type="float">
            <text:p>2.551358</text:p>
          </table:table-cell>
          <table:table-cell office:value-type="float" office:value="1.123526" calcext:value-type="float">
            <text:p>1.123526</text:p>
          </table:table-cell>
          <table:table-cell office:value-type="float" office:value="0.2723888" calcext:value-type="float">
            <text:p>0.2723888</text:p>
          </table:table-cell>
          <table:table-cell office:value-type="float" office:value="0.09843383" calcext:value-type="float">
            <text:p>0.09843383</text:p>
          </table:table-cell>
          <table:table-cell office:value-type="float" office:value="0.05712593" calcext:value-type="float">
            <text:p>0.05712593</text:p>
          </table:table-cell>
          <table:table-cell office:value-type="float" office:value="0.0158324" calcext:value-type="float">
            <text:p>0.0158324</text:p>
          </table:table-cell>
          <table:table-cell office:value-type="float" office:value="0.01149627" calcext:value-type="float">
            <text:p>0.01149627</text:p>
          </table:table-cell>
          <table:table-cell office:value-type="float" office:value="0.02561725" calcext:value-type="float">
            <text:p>0.02561725</text:p>
          </table:table-cell>
          <table:table-cell office:value-type="float" office:value="0.02172117" calcext:value-type="float">
            <text:p>0.02172117</text:p>
          </table:table-cell>
          <table:table-cell office:value-type="float" office:value="0.02027723" calcext:value-type="float">
            <text:p>0.02027723</text:p>
          </table:table-cell>
          <table:table-cell office:value-type="float" office:value="0.0203284" calcext:value-type="float">
            <text:p>0.0203284</text:p>
          </table:table-cell>
          <table:table-cell office:value-type="float" office:value="0.01773442" calcext:value-type="float">
            <text:p>0.01773442</text:p>
          </table:table-cell>
          <table:table-cell office:value-type="float" office:value="0.0070282" calcext:value-type="float">
            <text:p>0.0070282</text:p>
          </table:table-cell>
          <table:table-cell office:value-type="float" office:value="0.007345832" calcext:value-type="float">
            <text:p>0.007345832</text:p>
          </table:table-cell>
          <table:table-cell office:value-type="float" office:value="0" calcext:value-type="float">
            <text:p>0</text:p>
          </table:table-cell>
          <table:table-cell office:value-type="float" office:value="1.499377" calcext:value-type="float">
            <text:p>1.499377</text:p>
          </table:table-cell>
          <table:table-cell office:value-type="float" office:value="12.81737" calcext:value-type="float">
            <text:p>12.81737</text:p>
          </table:table-cell>
          <table:table-cell office:value-type="float" office:value="25.27707" calcext:value-type="float">
            <text:p>25.27707</text:p>
          </table:table-cell>
          <table:table-cell office:value-type="float" office:value="30.68151" calcext:value-type="float">
            <text:p>30.68151</text:p>
          </table:table-cell>
          <table:table-cell office:value-type="float" office:value="30.63107" calcext:value-type="float">
            <text:p>30.63107</text:p>
          </table:table-cell>
          <table:table-cell office:value-type="float" office:value="8.372624" calcext:value-type="float">
            <text:p>8.372624</text:p>
          </table:table-cell>
          <table:table-cell office:value-type="float" office:value="5.27152" calcext:value-type="float">
            <text:p>5.27152</text:p>
          </table:table-cell>
          <table:table-cell office:value-type="float" office:value="6.814316" calcext:value-type="float">
            <text:p>6.814316</text:p>
          </table:table-cell>
          <table:table-cell office:value-type="float" office:value="6.52292" calcext:value-type="float">
            <text:p>6.52292</text:p>
          </table:table-cell>
          <table:table-cell office:value-type="float" office:value="3.67073" calcext:value-type="float">
            <text:p>3.67073</text:p>
          </table:table-cell>
          <table:table-cell office:value-type="float" office:value="1.550189" calcext:value-type="float">
            <text:p>1.550189</text:p>
          </table:table-cell>
          <table:table-cell office:value-type="float" office:value="0.542962" calcext:value-type="float">
            <text:p>0.542962</text:p>
          </table:table-cell>
          <table:table-cell office:value-type="float" office:value="0.3707062" calcext:value-type="float">
            <text:p>0.3707062</text:p>
          </table:table-cell>
          <table:table-cell office:value-type="float" office:value="0.3345883" calcext:value-type="float">
            <text:p>0.3345883</text:p>
          </table:table-cell>
          <table:table-cell office:value-type="float" office:value="0" calcext:value-type="float">
            <text:p>0</text:p>
          </table:table-cell>
          <table:table-cell office:value-type="float" office:value="1922.742" calcext:value-type="float">
            <text:p>1922.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8589" calcext:value-type="float">
            <text:p>0.3778589</text:p>
          </table:table-cell>
          <table:table-cell office:value-type="float" office:value="0" calcext:value-type="float">
            <text:p>0</text:p>
          </table:table-cell>
          <table:table-cell office:value-type="float" office:value="-0.01936028" calcext:value-type="float">
            <text:p>-0.019360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28.99161" calcext:value-type="float">
            <text:p>28.99161</text:p>
          </table:table-cell>
          <table:table-cell office:value-type="float" office:value="1098.638" calcext:value-type="float">
            <text:p>1098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8136" calcext:value-type="float">
            <text:p>1.878136</text:p>
          </table:table-cell>
          <table:table-cell office:value-type="float" office:value="15.11557" calcext:value-type="float">
            <text:p>15.11557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0886" calcext:value-type="float">
            <text:p>0.001420886</text:p>
          </table:table-cell>
          <table:table-cell office:value-type="float" office:value="-0.01955634" calcext:value-type="float">
            <text:p>-0.01955634</text:p>
          </table:table-cell>
          <table:table-cell office:value-type="float" office:value="0.002512176" calcext:value-type="float">
            <text:p>0.002512176</text:p>
          </table:table-cell>
          <table:table-cell office:value-type="float" office:value="0.001726809" calcext:value-type="float">
            <text:p>0.001726809</text:p>
          </table:table-cell>
          <table:table-cell office:value-type="float" office:value="18.33592" calcext:value-type="float">
            <text:p>18.33592</text:p>
          </table:table-cell>
          <table:table-cell office:value-type="float" office:value="1.47198" calcext:value-type="float">
            <text:p>1.47198</text:p>
          </table:table-cell>
          <table:table-cell office:value-type="float" office:value="0.5035294" calcext:value-type="float">
            <text:p>0.5035294</text:p>
          </table:table-cell>
          <table:table-cell office:value-type="float" office:value="0.1463813" calcext:value-type="float">
            <text:p>0.1463813</text:p>
          </table:table-cell>
          <table:table-cell office:value-type="float" office:value="0.06359809" calcext:value-type="float">
            <text:p>0.06359809</text:p>
          </table:table-cell>
          <table:table-cell office:value-type="float" office:value="0.0463505" calcext:value-type="float">
            <text:p>0.0463505</text:p>
          </table:table-cell>
          <table:table-cell office:value-type="float" office:value="0.01616435" calcext:value-type="float">
            <text:p>0.01616435</text:p>
          </table:table-cell>
          <table:table-cell office:value-type="float" office:value="0.01155294" calcext:value-type="float">
            <text:p>0.01155294</text:p>
          </table:table-cell>
          <table:table-cell office:value-type="float" office:value="0.02566364" calcext:value-type="float">
            <text:p>0.02566364</text:p>
          </table:table-cell>
          <table:table-cell office:value-type="float" office:value="0.0216776" calcext:value-type="float">
            <text:p>0.0216776</text:p>
          </table:table-cell>
          <table:table-cell office:value-type="float" office:value="0.02018653" calcext:value-type="float">
            <text:p>0.02018653</text:p>
          </table:table-cell>
          <table:table-cell office:value-type="float" office:value="0.02026883" calcext:value-type="float">
            <text:p>0.02026883</text:p>
          </table:table-cell>
          <table:table-cell office:value-type="float" office:value="0.01771302" calcext:value-type="float">
            <text:p>0.01771302</text:p>
          </table:table-cell>
          <table:table-cell office:value-type="float" office:value="0.007026118" calcext:value-type="float">
            <text:p>0.007026118</text:p>
          </table:table-cell>
          <table:table-cell office:value-type="float" office:value="0.007345418" calcext:value-type="float">
            <text:p>0.007345418</text:p>
          </table:table-cell>
          <table:table-cell office:value-type="float" office:value="0" calcext:value-type="float">
            <text:p>0</text:p>
          </table:table-cell>
          <table:table-cell office:value-type="float" office:value="3.878256" calcext:value-type="float">
            <text:p>3.878256</text:p>
          </table:table-cell>
          <table:table-cell office:value-type="float" office:value="13.51089" calcext:value-type="float">
            <text:p>13.51089</text:p>
          </table:table-cell>
          <table:table-cell office:value-type="float" office:value="24.36462" calcext:value-type="float">
            <text:p>24.36462</text:p>
          </table:table-cell>
          <table:table-cell office:value-type="float" office:value="29.176" calcext:value-type="float">
            <text:p>29.176</text:p>
          </table:table-cell>
          <table:table-cell office:value-type="float" office:value="28.83156" calcext:value-type="float">
            <text:p>28.83156</text:p>
          </table:table-cell>
          <table:table-cell office:value-type="float" office:value="9.341147" calcext:value-type="float">
            <text:p>9.341147</text:p>
          </table:table-cell>
          <table:table-cell office:value-type="float" office:value="5.345412" calcext:value-type="float">
            <text:p>5.345412</text:p>
          </table:table-cell>
          <table:table-cell office:value-type="float" office:value="6.835392" calcext:value-type="float">
            <text:p>6.835392</text:p>
          </table:table-cell>
          <table:table-cell office:value-type="float" office:value="6.527806" calcext:value-type="float">
            <text:p>6.527806</text:p>
          </table:table-cell>
          <table:table-cell office:value-type="float" office:value="3.671676" calcext:value-type="float">
            <text:p>3.671676</text:p>
          </table:table-cell>
          <table:table-cell office:value-type="float" office:value="1.550748" calcext:value-type="float">
            <text:p>1.550748</text:p>
          </table:table-cell>
          <table:table-cell office:value-type="float" office:value="0.543376" calcext:value-type="float">
            <text:p>0.543376</text:p>
          </table:table-cell>
          <table:table-cell office:value-type="float" office:value="0.3706653" calcext:value-type="float">
            <text:p>0.3706653</text:p>
          </table:table-cell>
          <table:table-cell office:value-type="float" office:value="0.3346066" calcext:value-type="float">
            <text:p>0.3346066</text:p>
          </table:table-cell>
          <table:table-cell office:value-type="float" office:value="0" calcext:value-type="float">
            <text:p>0</text:p>
          </table:table-cell>
          <table:table-cell office:value-type="float" office:value="1838.007" calcext:value-type="float">
            <text:p>1838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5504" calcext:value-type="float">
            <text:p>0.2905504</text:p>
          </table:table-cell>
          <table:table-cell office:value-type="float" office:value="0" calcext:value-type="float">
            <text:p>0</text:p>
          </table:table-cell>
          <table:table-cell office:value-type="float" office:value="-0.0197525" calcext:value-type="float">
            <text:p>-0.01975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29.16711" calcext:value-type="float">
            <text:p>29.16711</text:p>
          </table:table-cell>
          <table:table-cell office:value-type="float" office:value="1098.721" calcext:value-type="float">
            <text:p>1098.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284" calcext:value-type="float">
            <text:p>1.659284</text:p>
          </table:table-cell>
          <table:table-cell office:value-type="float" office:value="15.0654" calcext:value-type="float">
            <text:p>15.0654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0886" calcext:value-type="float">
            <text:p>0.001420886</text:p>
          </table:table-cell>
          <table:table-cell office:value-type="float" office:value="-0.02276988" calcext:value-type="float">
            <text:p>-0.02276988</text:p>
          </table:table-cell>
          <table:table-cell office:value-type="float" office:value="0.002515041" calcext:value-type="float">
            <text:p>0.002515041</text:p>
          </table:table-cell>
          <table:table-cell office:value-type="float" office:value="0.001818982" calcext:value-type="float">
            <text:p>0.001818982</text:p>
          </table:table-cell>
          <table:table-cell office:value-type="float" office:value="19.17058" calcext:value-type="float">
            <text:p>19.17058</text:p>
          </table:table-cell>
          <table:table-cell office:value-type="float" office:value="0.8644261" calcext:value-type="float">
            <text:p>0.8644261</text:p>
          </table:table-cell>
          <table:table-cell office:value-type="float" office:value="0.2996043" calcext:value-type="float">
            <text:p>0.2996043</text:p>
          </table:table-cell>
          <table:table-cell office:value-type="float" office:value="0.09900782" calcext:value-type="float">
            <text:p>0.09900782</text:p>
          </table:table-cell>
          <table:table-cell office:value-type="float" office:value="0.05161404" calcext:value-type="float">
            <text:p>0.05161404</text:p>
          </table:table-cell>
          <table:table-cell office:value-type="float" office:value="0.0420816" calcext:value-type="float">
            <text:p>0.0420816</text:p>
          </table:table-cell>
          <table:table-cell office:value-type="float" office:value="0.01676403" calcext:value-type="float">
            <text:p>0.01676403</text:p>
          </table:table-cell>
          <table:table-cell office:value-type="float" office:value="0.01175056" calcext:value-type="float">
            <text:p>0.01175056</text:p>
          </table:table-cell>
          <table:table-cell office:value-type="float" office:value="0.02571643" calcext:value-type="float">
            <text:p>0.02571643</text:p>
          </table:table-cell>
          <table:table-cell office:value-type="float" office:value="0.02165197" calcext:value-type="float">
            <text:p>0.02165197</text:p>
          </table:table-cell>
          <table:table-cell office:value-type="float" office:value="0.02010286" calcext:value-type="float">
            <text:p>0.02010286</text:p>
          </table:table-cell>
          <table:table-cell office:value-type="float" office:value="0.0202092" calcext:value-type="float">
            <text:p>0.0202092</text:p>
          </table:table-cell>
          <table:table-cell office:value-type="float" office:value="0.01769087" calcext:value-type="float">
            <text:p>0.01769087</text:p>
          </table:table-cell>
          <table:table-cell office:value-type="float" office:value="0.007023979" calcext:value-type="float">
            <text:p>0.007023979</text:p>
          </table:table-cell>
          <table:table-cell office:value-type="float" office:value="0.007344959" calcext:value-type="float">
            <text:p>0.007344959</text:p>
          </table:table-cell>
          <table:table-cell office:value-type="float" office:value="0" calcext:value-type="float">
            <text:p>0</text:p>
          </table:table-cell>
          <table:table-cell office:value-type="float" office:value="5.778953" calcext:value-type="float">
            <text:p>5.778953</text:p>
          </table:table-cell>
          <table:table-cell office:value-type="float" office:value="14.09323" calcext:value-type="float">
            <text:p>14.09323</text:p>
          </table:table-cell>
          <table:table-cell office:value-type="float" office:value="22.00233" calcext:value-type="float">
            <text:p>22.00233</text:p>
          </table:table-cell>
          <table:table-cell office:value-type="float" office:value="25.66366" calcext:value-type="float">
            <text:p>25.66366</text:p>
          </table:table-cell>
          <table:table-cell office:value-type="float" office:value="24.83744" calcext:value-type="float">
            <text:p>24.83744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5.893133" calcext:value-type="float">
            <text:p>5.893133</text:p>
          </table:table-cell>
          <table:table-cell office:value-type="float" office:value="6.872495" calcext:value-type="float">
            <text:p>6.872495</text:p>
          </table:table-cell>
          <table:table-cell office:value-type="float" office:value="6.534503" calcext:value-type="float">
            <text:p>6.534503</text:p>
          </table:table-cell>
          <table:table-cell office:value-type="float" office:value="3.672742" calcext:value-type="float">
            <text:p>3.672742</text:p>
          </table:table-cell>
          <table:table-cell office:value-type="float" office:value="1.551308" calcext:value-type="float">
            <text:p>1.551308</text:p>
          </table:table-cell>
          <table:table-cell office:value-type="float" office:value="0.5437931" calcext:value-type="float">
            <text:p>0.5437931</text:p>
          </table:table-cell>
          <table:table-cell office:value-type="float" office:value="0.3706229" calcext:value-type="float">
            <text:p>0.3706229</text:p>
          </table:table-cell>
          <table:table-cell office:value-type="float" office:value="0.3346252" calcext:value-type="float">
            <text:p>0.3346252</text:p>
          </table:table-cell>
          <table:table-cell office:value-type="float" office:value="0" calcext:value-type="float">
            <text:p>0</text:p>
          </table:table-cell>
          <table:table-cell office:value-type="float" office:value="1660.644" calcext:value-type="float">
            <text:p>1660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5524" calcext:value-type="float">
            <text:p>0.02475524</text:p>
          </table:table-cell>
          <table:table-cell office:value-type="float" office:value="0" calcext:value-type="float">
            <text:p>0</text:p>
          </table:table-cell>
          <table:table-cell office:value-type="float" office:value="-0.0199837" calcext:value-type="float">
            <text:p>-0.01998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29.29501" calcext:value-type="float">
            <text:p>29.29501</text:p>
          </table:table-cell>
          <table:table-cell office:value-type="float" office:value="1098.817" calcext:value-type="float">
            <text:p>1098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6564" calcext:value-type="float">
            <text:p>1.456564</text:p>
          </table:table-cell>
          <table:table-cell office:value-type="float" office:value="15.03375" calcext:value-type="float">
            <text:p>15.03375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0913" calcext:value-type="float">
            <text:p>0.001420913</text:p>
          </table:table-cell>
          <table:table-cell office:value-type="float" office:value="-0.02590019" calcext:value-type="float">
            <text:p>-0.02590019</text:p>
          </table:table-cell>
          <table:table-cell office:value-type="float" office:value="0.002522049" calcext:value-type="float">
            <text:p>0.002522049</text:p>
          </table:table-cell>
          <table:table-cell office:value-type="float" office:value="0.001918943" calcext:value-type="float">
            <text:p>0.001918943</text:p>
          </table:table-cell>
          <table:table-cell office:value-type="float" office:value="19.87829" calcext:value-type="float">
            <text:p>19.87829</text:p>
          </table:table-cell>
          <table:table-cell office:value-type="float" office:value="0.5539432" calcext:value-type="float">
            <text:p>0.5539432</text:p>
          </table:table-cell>
          <table:table-cell office:value-type="float" office:value="0.1927806" calcext:value-type="float">
            <text:p>0.1927806</text:p>
          </table:table-cell>
          <table:table-cell office:value-type="float" office:value="0.07332011" calcext:value-type="float">
            <text:p>0.07332011</text:p>
          </table:table-cell>
          <table:table-cell office:value-type="float" office:value="0.04467997" calcext:value-type="float">
            <text:p>0.04467997</text:p>
          </table:table-cell>
          <table:table-cell office:value-type="float" office:value="0.03927429" calcext:value-type="float">
            <text:p>0.03927429</text:p>
          </table:table-cell>
          <table:table-cell office:value-type="float" office:value="0.01697785" calcext:value-type="float">
            <text:p>0.01697785</text:p>
          </table:table-cell>
          <table:table-cell office:value-type="float" office:value="0.0120105" calcext:value-type="float">
            <text:p>0.0120105</text:p>
          </table:table-cell>
          <table:table-cell office:value-type="float" office:value="0.0257603" calcext:value-type="float">
            <text:p>0.0257603</text:p>
          </table:table-cell>
          <table:table-cell office:value-type="float" office:value="0.02163515" calcext:value-type="float">
            <text:p>0.02163515</text:p>
          </table:table-cell>
          <table:table-cell office:value-type="float" office:value="0.02002642" calcext:value-type="float">
            <text:p>0.02002642</text:p>
          </table:table-cell>
          <table:table-cell office:value-type="float" office:value="0.02014992" calcext:value-type="float">
            <text:p>0.02014992</text:p>
          </table:table-cell>
          <table:table-cell office:value-type="float" office:value="0.01766804" calcext:value-type="float">
            <text:p>0.01766804</text:p>
          </table:table-cell>
          <table:table-cell office:value-type="float" office:value="0.007021778" calcext:value-type="float">
            <text:p>0.007021778</text:p>
          </table:table-cell>
          <table:table-cell office:value-type="float" office:value="0.007344491" calcext:value-type="float">
            <text:p>0.007344491</text:p>
          </table:table-cell>
          <table:table-cell office:value-type="float" office:value="0" calcext:value-type="float">
            <text:p>0</text:p>
          </table:table-cell>
          <table:table-cell office:value-type="float" office:value="6.161111" calcext:value-type="float">
            <text:p>6.161111</text:p>
          </table:table-cell>
          <table:table-cell office:value-type="float" office:value="13.82071" calcext:value-type="float">
            <text:p>13.82071</text:p>
          </table:table-cell>
          <table:table-cell office:value-type="float" office:value="20.27912" calcext:value-type="float">
            <text:p>20.27912</text:p>
          </table:table-cell>
          <table:table-cell office:value-type="float" office:value="23.67542" calcext:value-type="float">
            <text:p>23.67542</text:p>
          </table:table-cell>
          <table:table-cell office:value-type="float" office:value="23.17725" calcext:value-type="float">
            <text:p>23.17725</text:p>
          </table:table-cell>
          <table:table-cell office:value-type="float" office:value="11.30108" calcext:value-type="float">
            <text:p>11.30108</text:p>
          </table:table-cell>
          <table:table-cell office:value-type="float" office:value="6.726726" calcext:value-type="float">
            <text:p>6.726726</text:p>
          </table:table-cell>
          <table:table-cell office:value-type="float" office:value="6.959435" calcext:value-type="float">
            <text:p>6.959435</text:p>
          </table:table-cell>
          <table:table-cell office:value-type="float" office:value="6.546834" calcext:value-type="float">
            <text:p>6.546834</text:p>
          </table:table-cell>
          <table:table-cell office:value-type="float" office:value="3.673981" calcext:value-type="float">
            <text:p>3.673981</text:p>
          </table:table-cell>
          <table:table-cell office:value-type="float" office:value="1.55189" calcext:value-type="float">
            <text:p>1.55189</text:p>
          </table:table-cell>
          <table:table-cell office:value-type="float" office:value="0.5442172" calcext:value-type="float">
            <text:p>0.5442172</text:p>
          </table:table-cell>
          <table:table-cell office:value-type="float" office:value="0.3705791" calcext:value-type="float">
            <text:p>0.3705791</text:p>
          </table:table-cell>
          <table:table-cell office:value-type="float" office:value="0.3346438" calcext:value-type="float">
            <text:p>0.3346438</text:p>
          </table:table-cell>
          <table:table-cell office:value-type="float" office:value="0" calcext:value-type="float">
            <text:p>0</text:p>
          </table:table-cell>
          <table:table-cell office:value-type="float" office:value="1484.371" calcext:value-type="float">
            <text:p>1484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5263" calcext:value-type="float">
            <text:p>-0.2065263</text:p>
          </table:table-cell>
          <table:table-cell office:value-type="float" office:value="0" calcext:value-type="float">
            <text:p>0</text:p>
          </table:table-cell>
          <table:table-cell office:value-type="float" office:value="-0.0201389" calcext:value-type="float">
            <text:p>-0.02013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29.33693" calcext:value-type="float">
            <text:p>29.33693</text:p>
          </table:table-cell>
          <table:table-cell office:value-type="float" office:value="1098.865" calcext:value-type="float">
            <text:p>1098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2876" calcext:value-type="float">
            <text:p>1.332876</text:p>
          </table:table-cell>
          <table:table-cell office:value-type="float" office:value="15.05951" calcext:value-type="float">
            <text:p>15.05951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038" calcext:value-type="float">
            <text:p>0.001421038</text:p>
          </table:table-cell>
          <table:table-cell office:value-type="float" office:value="-0.02760356" calcext:value-type="float">
            <text:p>-0.02760356</text:p>
          </table:table-cell>
          <table:table-cell office:value-type="float" office:value="0.002530779" calcext:value-type="float">
            <text:p>0.002530779</text:p>
          </table:table-cell>
          <table:table-cell office:value-type="float" office:value="0.001995279" calcext:value-type="float">
            <text:p>0.001995279</text:p>
          </table:table-cell>
          <table:table-cell office:value-type="float" office:value="20.18457" calcext:value-type="float">
            <text:p>20.18457</text:p>
          </table:table-cell>
          <table:table-cell office:value-type="float" office:value="0.618715" calcext:value-type="float">
            <text:p>0.618715</text:p>
          </table:table-cell>
          <table:table-cell office:value-type="float" office:value="0.1420224" calcext:value-type="float">
            <text:p>0.1420224</text:p>
          </table:table-cell>
          <table:table-cell office:value-type="float" office:value="0.06094983" calcext:value-type="float">
            <text:p>0.06094983</text:p>
          </table:table-cell>
          <table:table-cell office:value-type="float" office:value="0.04163154" calcext:value-type="float">
            <text:p>0.04163154</text:p>
          </table:table-cell>
          <table:table-cell office:value-type="float" office:value="0.03828675" calcext:value-type="float">
            <text:p>0.03828675</text:p>
          </table:table-cell>
          <table:table-cell office:value-type="float" office:value="0.01710308" calcext:value-type="float">
            <text:p>0.01710308</text:p>
          </table:table-cell>
          <table:table-cell office:value-type="float" office:value="0.01211793" calcext:value-type="float">
            <text:p>0.01211793</text:p>
          </table:table-cell>
          <table:table-cell office:value-type="float" office:value="0.0258003" calcext:value-type="float">
            <text:p>0.0258003</text:p>
          </table:table-cell>
          <table:table-cell office:value-type="float" office:value="0.0216197" calcext:value-type="float">
            <text:p>0.0216197</text:p>
          </table:table-cell>
          <table:table-cell office:value-type="float" office:value="0.01995568" calcext:value-type="float">
            <text:p>0.01995568</text:p>
          </table:table-cell>
          <table:table-cell office:value-type="float" office:value="0.02009123" calcext:value-type="float">
            <text:p>0.02009123</text:p>
          </table:table-cell>
          <table:table-cell office:value-type="float" office:value="0.01764461" calcext:value-type="float">
            <text:p>0.01764461</text:p>
          </table:table-cell>
          <table:table-cell office:value-type="float" office:value="0.007019524" calcext:value-type="float">
            <text:p>0.007019524</text:p>
          </table:table-cell>
          <table:table-cell office:value-type="float" office:value="0.007344044" calcext:value-type="float">
            <text:p>0.007344044</text:p>
          </table:table-cell>
          <table:table-cell office:value-type="float" office:value="0" calcext:value-type="float">
            <text:p>0</text:p>
          </table:table-cell>
          <table:table-cell office:value-type="float" office:value="7.380544" calcext:value-type="float">
            <text:p>7.380544</text:p>
          </table:table-cell>
          <table:table-cell office:value-type="float" office:value="13.6736" calcext:value-type="float">
            <text:p>13.6736</text:p>
          </table:table-cell>
          <table:table-cell office:value-type="float" office:value="20.15886" calcext:value-type="float">
            <text:p>20.15886</text:p>
          </table:table-cell>
          <table:table-cell office:value-type="float" office:value="23.57406" calcext:value-type="float">
            <text:p>23.57406</text:p>
          </table:table-cell>
          <table:table-cell office:value-type="float" office:value="23.07459" calcext:value-type="float">
            <text:p>23.07459</text:p>
          </table:table-cell>
          <table:table-cell office:value-type="float" office:value="11.21887" calcext:value-type="float">
            <text:p>11.21887</text:p>
          </table:table-cell>
          <table:table-cell office:value-type="float" office:value="6.993862" calcext:value-type="float">
            <text:p>6.993862</text:p>
          </table:table-cell>
          <table:table-cell office:value-type="float" office:value="7.054783" calcext:value-type="float">
            <text:p>7.054783</text:p>
          </table:table-cell>
          <table:table-cell office:value-type="float" office:value="6.566813" calcext:value-type="float">
            <text:p>6.566813</text:p>
          </table:table-cell>
          <table:table-cell office:value-type="float" office:value="3.675579" calcext:value-type="float">
            <text:p>3.675579</text:p>
          </table:table-cell>
          <table:table-cell office:value-type="float" office:value="1.552488" calcext:value-type="float">
            <text:p>1.552488</text:p>
          </table:table-cell>
          <table:table-cell office:value-type="float" office:value="0.5446442" calcext:value-type="float">
            <text:p>0.5446442</text:p>
          </table:table-cell>
          <table:table-cell office:value-type="float" office:value="0.3705354" calcext:value-type="float">
            <text:p>0.3705354</text:p>
          </table:table-cell>
          <table:table-cell office:value-type="float" office:value="0.3346622" calcext:value-type="float">
            <text:p>0.3346622</text:p>
          </table:table-cell>
          <table:table-cell office:value-type="float" office:value="0" calcext:value-type="float">
            <text:p>0</text:p>
          </table:table-cell>
          <table:table-cell office:value-type="float" office:value="1367.468" calcext:value-type="float">
            <text:p>1367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40036" calcext:value-type="float">
            <text:p>-0.3040036</text:p>
          </table:table-cell>
          <table:table-cell office:value-type="float" office:value="0" calcext:value-type="float">
            <text:p>0</text:p>
          </table:table-cell>
          <table:table-cell office:value-type="float" office:value="-0.02046349" calcext:value-type="float">
            <text:p>-0.020463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29.43131" calcext:value-type="float">
            <text:p>29.43131</text:p>
          </table:table-cell>
          <table:table-cell office:value-type="float" office:value="1098.966" calcext:value-type="float">
            <text:p>1098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3927" calcext:value-type="float">
            <text:p>1.203927</text:p>
          </table:table-cell>
          <table:table-cell office:value-type="float" office:value="14.98239" calcext:value-type="float">
            <text:p>14.98239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038" calcext:value-type="float">
            <text:p>0.001421038</text:p>
          </table:table-cell>
          <table:table-cell office:value-type="float" office:value="-0.03074679" calcext:value-type="float">
            <text:p>-0.03074679</text:p>
          </table:table-cell>
          <table:table-cell office:value-type="float" office:value="0.002538664" calcext:value-type="float">
            <text:p>0.002538664</text:p>
          </table:table-cell>
          <table:table-cell office:value-type="float" office:value="0.002098738" calcext:value-type="float">
            <text:p>0.002098738</text:p>
          </table:table-cell>
          <table:table-cell office:value-type="float" office:value="20.78457" calcext:value-type="float">
            <text:p>20.78457</text:p>
          </table:table-cell>
          <table:table-cell office:value-type="float" office:value="0.347822" calcext:value-type="float">
            <text:p>0.347822</text:p>
          </table:table-cell>
          <table:table-cell office:value-type="float" office:value="0.09600776" calcext:value-type="float">
            <text:p>0.09600776</text:p>
          </table:table-cell>
          <table:table-cell office:value-type="float" office:value="0.05227688" calcext:value-type="float">
            <text:p>0.05227688</text:p>
          </table:table-cell>
          <table:table-cell office:value-type="float" office:value="0.03942623" calcext:value-type="float">
            <text:p>0.03942623</text:p>
          </table:table-cell>
          <table:table-cell office:value-type="float" office:value="0.03767314" calcext:value-type="float">
            <text:p>0.03767314</text:p>
          </table:table-cell>
          <table:table-cell office:value-type="float" office:value="0.01731426" calcext:value-type="float">
            <text:p>0.01731426</text:p>
          </table:table-cell>
          <table:table-cell office:value-type="float" office:value="0.01229133" calcext:value-type="float">
            <text:p>0.01229133</text:p>
          </table:table-cell>
          <table:table-cell office:value-type="float" office:value="0.0258692" calcext:value-type="float">
            <text:p>0.0258692</text:p>
          </table:table-cell>
          <table:table-cell office:value-type="float" office:value="0.02160882" calcext:value-type="float">
            <text:p>0.02160882</text:p>
          </table:table-cell>
          <table:table-cell office:value-type="float" office:value="0.01988914" calcext:value-type="float">
            <text:p>0.01988914</text:p>
          </table:table-cell>
          <table:table-cell office:value-type="float" office:value="0.0200331" calcext:value-type="float">
            <text:p>0.0200331</text:p>
          </table:table-cell>
          <table:table-cell office:value-type="float" office:value="0.01762065" calcext:value-type="float">
            <text:p>0.01762065</text:p>
          </table:table-cell>
          <table:table-cell office:value-type="float" office:value="0.007017208" calcext:value-type="float">
            <text:p>0.007017208</text:p>
          </table:table-cell>
          <table:table-cell office:value-type="float" office:value="0.007343568" calcext:value-type="float">
            <text:p>0.007343568</text:p>
          </table:table-cell>
          <table:table-cell office:value-type="float" office:value="0" calcext:value-type="float">
            <text:p>0</text:p>
          </table:table-cell>
          <table:table-cell office:value-type="float" office:value="6.416048" calcext:value-type="float">
            <text:p>6.416048</text:p>
          </table:table-cell>
          <table:table-cell office:value-type="float" office:value="13.06466" calcext:value-type="float">
            <text:p>13.06466</text:p>
          </table:table-cell>
          <table:table-cell office:value-type="float" office:value="18.75082" calcext:value-type="float">
            <text:p>18.75082</text:p>
          </table:table-cell>
          <table:table-cell office:value-type="float" office:value="22.45395" calcext:value-type="float">
            <text:p>22.45395</text:p>
          </table:table-cell>
          <table:table-cell office:value-type="float" office:value="22.3946" calcext:value-type="float">
            <text:p>22.3946</text:p>
          </table:table-cell>
          <table:table-cell office:value-type="float" office:value="11.2599" calcext:value-type="float">
            <text:p>11.2599</text:p>
          </table:table-cell>
          <table:table-cell office:value-type="float" office:value="7.209575" calcext:value-type="float">
            <text:p>7.209575</text:p>
          </table:table-cell>
          <table:table-cell office:value-type="float" office:value="7.127402" calcext:value-type="float">
            <text:p>7.127402</text:p>
          </table:table-cell>
          <table:table-cell office:value-type="float" office:value="6.591259" calcext:value-type="float">
            <text:p>6.591259</text:p>
          </table:table-cell>
          <table:table-cell office:value-type="float" office:value="3.67764" calcext:value-type="float">
            <text:p>3.67764</text:p>
          </table:table-cell>
          <table:table-cell office:value-type="float" office:value="1.553116" calcext:value-type="float">
            <text:p>1.553116</text:p>
          </table:table-cell>
          <table:table-cell office:value-type="float" office:value="0.5450759" calcext:value-type="float">
            <text:p>0.5450759</text:p>
          </table:table-cell>
          <table:table-cell office:value-type="float" office:value="0.3704885" calcext:value-type="float">
            <text:p>0.3704885</text:p>
          </table:table-cell>
          <table:table-cell office:value-type="float" office:value="0.3346809" calcext:value-type="float">
            <text:p>0.3346809</text:p>
          </table:table-cell>
          <table:table-cell office:value-type="float" office:value="0" calcext:value-type="float">
            <text:p>0</text:p>
          </table:table-cell>
          <table:table-cell office:value-type="float" office:value="1256.522" calcext:value-type="float">
            <text:p>1256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67416" calcext:value-type="float">
            <text:p>-0.5067416</text:p>
          </table:table-cell>
          <table:table-cell office:value-type="float" office:value="0" calcext:value-type="float">
            <text:p>0</text:p>
          </table:table-cell>
          <table:table-cell office:value-type="float" office:value="-0.02057309" calcext:value-type="float">
            <text:p>-0.02057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29.43743" calcext:value-type="float">
            <text:p>29.43743</text:p>
          </table:table-cell>
          <table:table-cell office:value-type="float" office:value="1099.07" calcext:value-type="float">
            <text:p>109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2034" calcext:value-type="float">
            <text:p>1.122034</text:p>
          </table:table-cell>
          <table:table-cell office:value-type="float" office:value="14.94242" calcext:value-type="float">
            <text:p>14.94242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038" calcext:value-type="float">
            <text:p>0.001421038</text:p>
          </table:table-cell>
          <table:table-cell office:value-type="float" office:value="-0.03378319" calcext:value-type="float">
            <text:p>-0.03378319</text:p>
          </table:table-cell>
          <table:table-cell office:value-type="float" office:value="0.002549655" calcext:value-type="float">
            <text:p>0.002549655</text:p>
          </table:table-cell>
          <table:table-cell office:value-type="float" office:value="0.002172092" calcext:value-type="float">
            <text:p>0.002172092</text:p>
          </table:table-cell>
          <table:table-cell office:value-type="float" office:value="21.20671" calcext:value-type="float">
            <text:p>21.20671</text:p>
          </table:table-cell>
          <table:table-cell office:value-type="float" office:value="0.2443549" calcext:value-type="float">
            <text:p>0.2443549</text:p>
          </table:table-cell>
          <table:table-cell office:value-type="float" office:value="0.07183515" calcext:value-type="float">
            <text:p>0.07183515</text:p>
          </table:table-cell>
          <table:table-cell office:value-type="float" office:value="0.04760578" calcext:value-type="float">
            <text:p>0.04760578</text:p>
          </table:table-cell>
          <table:table-cell office:value-type="float" office:value="0.03810153" calcext:value-type="float">
            <text:p>0.03810153</text:p>
          </table:table-cell>
          <table:table-cell office:value-type="float" office:value="0.03694662" calcext:value-type="float">
            <text:p>0.03694662</text:p>
          </table:table-cell>
          <table:table-cell office:value-type="float" office:value="0.01729134" calcext:value-type="float">
            <text:p>0.01729134</text:p>
          </table:table-cell>
          <table:table-cell office:value-type="float" office:value="0.01230872" calcext:value-type="float">
            <text:p>0.01230872</text:p>
          </table:table-cell>
          <table:table-cell office:value-type="float" office:value="0.02592662" calcext:value-type="float">
            <text:p>0.02592662</text:p>
          </table:table-cell>
          <table:table-cell office:value-type="float" office:value="0.02160913" calcext:value-type="float">
            <text:p>0.02160913</text:p>
          </table:table-cell>
          <table:table-cell office:value-type="float" office:value="0.01982682" calcext:value-type="float">
            <text:p>0.01982682</text:p>
          </table:table-cell>
          <table:table-cell office:value-type="float" office:value="0.01997546" calcext:value-type="float">
            <text:p>0.01997546</text:p>
          </table:table-cell>
          <table:table-cell office:value-type="float" office:value="0.01759621" calcext:value-type="float">
            <text:p>0.01759621</text:p>
          </table:table-cell>
          <table:table-cell office:value-type="float" office:value="0.007014847" calcext:value-type="float">
            <text:p>0.007014847</text:p>
          </table:table-cell>
          <table:table-cell office:value-type="float" office:value="0.007343077" calcext:value-type="float">
            <text:p>0.007343077</text:p>
          </table:table-cell>
          <table:table-cell office:value-type="float" office:value="0" calcext:value-type="float">
            <text:p>0</text:p>
          </table:table-cell>
          <table:table-cell office:value-type="float" office:value="5.898864" calcext:value-type="float">
            <text:p>5.898864</text:p>
          </table:table-cell>
          <table:table-cell office:value-type="float" office:value="13.39761" calcext:value-type="float">
            <text:p>13.39761</text:p>
          </table:table-cell>
          <table:table-cell office:value-type="float" office:value="18.41041" calcext:value-type="float">
            <text:p>18.41041</text:p>
          </table:table-cell>
          <table:table-cell office:value-type="float" office:value="21.707" calcext:value-type="float">
            <text:p>21.707</text:p>
          </table:table-cell>
          <table:table-cell office:value-type="float" office:value="21.62124" calcext:value-type="float">
            <text:p>21.62124</text:p>
          </table:table-cell>
          <table:table-cell office:value-type="float" office:value="11.02812" calcext:value-type="float">
            <text:p>11.02812</text:p>
          </table:table-cell>
          <table:table-cell office:value-type="float" office:value="7.205297" calcext:value-type="float">
            <text:p>7.205297</text:p>
          </table:table-cell>
          <table:table-cell office:value-type="float" office:value="7.176353" calcext:value-type="float">
            <text:p>7.176353</text:p>
          </table:table-cell>
          <table:table-cell office:value-type="float" office:value="6.622926" calcext:value-type="float">
            <text:p>6.622926</text:p>
          </table:table-cell>
          <table:table-cell office:value-type="float" office:value="3.680386" calcext:value-type="float">
            <text:p>3.680386</text:p>
          </table:table-cell>
          <table:table-cell office:value-type="float" office:value="1.553796" calcext:value-type="float">
            <text:p>1.553796</text:p>
          </table:table-cell>
          <table:table-cell office:value-type="float" office:value="0.5455127" calcext:value-type="float">
            <text:p>0.5455127</text:p>
          </table:table-cell>
          <table:table-cell office:value-type="float" office:value="0.3704419" calcext:value-type="float">
            <text:p>0.3704419</text:p>
          </table:table-cell>
          <table:table-cell office:value-type="float" office:value="0.3346997" calcext:value-type="float">
            <text:p>0.3346997</text:p>
          </table:table-cell>
          <table:table-cell office:value-type="float" office:value="0" calcext:value-type="float">
            <text:p>0</text:p>
          </table:table-cell>
          <table:table-cell office:value-type="float" office:value="1190.211" calcext:value-type="float">
            <text:p>1190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53772" calcext:value-type="float">
            <text:p>-0.6253772</text:p>
          </table:table-cell>
          <table:table-cell office:value-type="float" office:value="0" calcext:value-type="float">
            <text:p>0</text:p>
          </table:table-cell>
          <table:table-cell office:value-type="float" office:value="-0.02068097" calcext:value-type="float">
            <text:p>-0.020680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29.34237" calcext:value-type="float">
            <text:p>29.34237</text:p>
          </table:table-cell>
          <table:table-cell office:value-type="float" office:value="1099.127" calcext:value-type="float">
            <text:p>1099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528" calcext:value-type="float">
            <text:p>1.12528</text:p>
          </table:table-cell>
          <table:table-cell office:value-type="float" office:value="14.96808" calcext:value-type="float">
            <text:p>14.96808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038" calcext:value-type="float">
            <text:p>0.001421038</text:p>
          </table:table-cell>
          <table:table-cell office:value-type="float" office:value="-0.03514505" calcext:value-type="float">
            <text:p>-0.03514505</text:p>
          </table:table-cell>
          <table:table-cell office:value-type="float" office:value="0.002560873" calcext:value-type="float">
            <text:p>0.002560873</text:p>
          </table:table-cell>
          <table:table-cell office:value-type="float" office:value="0.002194232" calcext:value-type="float">
            <text:p>0.002194232</text:p>
          </table:table-cell>
          <table:table-cell office:value-type="float" office:value="21.26671" calcext:value-type="float">
            <text:p>21.26671</text:p>
          </table:table-cell>
          <table:table-cell office:value-type="float" office:value="0.2047529" calcext:value-type="float">
            <text:p>0.2047529</text:p>
          </table:table-cell>
          <table:table-cell office:value-type="float" office:value="0.05842005" calcext:value-type="float">
            <text:p>0.05842005</text:p>
          </table:table-cell>
          <table:table-cell office:value-type="float" office:value="0.04520057" calcext:value-type="float">
            <text:p>0.04520057</text:p>
          </table:table-cell>
          <table:table-cell office:value-type="float" office:value="0.03728744" calcext:value-type="float">
            <text:p>0.03728744</text:p>
          </table:table-cell>
          <table:table-cell office:value-type="float" office:value="0.03649102" calcext:value-type="float">
            <text:p>0.03649102</text:p>
          </table:table-cell>
          <table:table-cell office:value-type="float" office:value="0.01722211" calcext:value-type="float">
            <text:p>0.01722211</text:p>
          </table:table-cell>
          <table:table-cell office:value-type="float" office:value="0.0122735" calcext:value-type="float">
            <text:p>0.0122735</text:p>
          </table:table-cell>
          <table:table-cell office:value-type="float" office:value="0.0259505" calcext:value-type="float">
            <text:p>0.0259505</text:p>
          </table:table-cell>
          <table:table-cell office:value-type="float" office:value="0.02160956" calcext:value-type="float">
            <text:p>0.02160956</text:p>
          </table:table-cell>
          <table:table-cell office:value-type="float" office:value="0.01976846" calcext:value-type="float">
            <text:p>0.01976846</text:p>
          </table:table-cell>
          <table:table-cell office:value-type="float" office:value="0.0199183" calcext:value-type="float">
            <text:p>0.0199183</text:p>
          </table:table-cell>
          <table:table-cell office:value-type="float" office:value="0.01757132" calcext:value-type="float">
            <text:p>0.01757132</text:p>
          </table:table-cell>
          <table:table-cell office:value-type="float" office:value="0.007012438" calcext:value-type="float">
            <text:p>0.007012438</text:p>
          </table:table-cell>
          <table:table-cell office:value-type="float" office:value="0.00734259" calcext:value-type="float">
            <text:p>0.00734259</text:p>
          </table:table-cell>
          <table:table-cell office:value-type="float" office:value="0" calcext:value-type="float">
            <text:p>0</text:p>
          </table:table-cell>
          <table:table-cell office:value-type="float" office:value="4.236235" calcext:value-type="float">
            <text:p>4.236235</text:p>
          </table:table-cell>
          <table:table-cell office:value-type="float" office:value="14.01827" calcext:value-type="float">
            <text:p>14.01827</text:p>
          </table:table-cell>
          <table:table-cell office:value-type="float" office:value="18.21093" calcext:value-type="float">
            <text:p>18.21093</text:p>
          </table:table-cell>
          <table:table-cell office:value-type="float" office:value="21.15999" calcext:value-type="float">
            <text:p>21.15999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10.84356" calcext:value-type="float">
            <text:p>10.84356</text:p>
          </table:table-cell>
          <table:table-cell office:value-type="float" office:value="7.171862" calcext:value-type="float">
            <text:p>7.171862</text:p>
          </table:table-cell>
          <table:table-cell office:value-type="float" office:value="7.197166" calcext:value-type="float">
            <text:p>7.197166</text:p>
          </table:table-cell>
          <table:table-cell office:value-type="float" office:value="6.65181" calcext:value-type="float">
            <text:p>6.65181</text:p>
          </table:table-cell>
          <table:table-cell office:value-type="float" office:value="3.684463" calcext:value-type="float">
            <text:p>3.684463</text:p>
          </table:table-cell>
          <table:table-cell office:value-type="float" office:value="1.554536" calcext:value-type="float">
            <text:p>1.554536</text:p>
          </table:table-cell>
          <table:table-cell office:value-type="float" office:value="0.5459546" calcext:value-type="float">
            <text:p>0.5459546</text:p>
          </table:table-cell>
          <table:table-cell office:value-type="float" office:value="0.3703991" calcext:value-type="float">
            <text:p>0.3703991</text:p>
          </table:table-cell>
          <table:table-cell office:value-type="float" office:value="0.3347182" calcext:value-type="float">
            <text:p>0.3347182</text:p>
          </table:table-cell>
          <table:table-cell office:value-type="float" office:value="0" calcext:value-type="float">
            <text:p>0</text:p>
          </table:table-cell>
          <table:table-cell office:value-type="float" office:value="1207.656" calcext:value-type="float">
            <text:p>1207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49574" calcext:value-type="float">
            <text:p>-0.5949574</text:p>
          </table:table-cell>
          <table:table-cell office:value-type="float" office:value="0" calcext:value-type="float">
            <text:p>0</text:p>
          </table:table-cell>
          <table:table-cell office:value-type="float" office:value="-0.0207101" calcext:value-type="float">
            <text:p>-0.0207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28.25492" calcext:value-type="float">
            <text:p>28.25492</text:p>
          </table:table-cell>
          <table:table-cell office:value-type="float" office:value="1099.344" calcext:value-type="float">
            <text:p>1099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4504" calcext:value-type="float">
            <text:p>1.924504</text:p>
          </table:table-cell>
          <table:table-cell office:value-type="float" office:value="15.02997" calcext:value-type="float">
            <text:p>15.02997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038" calcext:value-type="float">
            <text:p>0.001421038</text:p>
          </table:table-cell>
          <table:table-cell office:value-type="float" office:value="-0.03540511" calcext:value-type="float">
            <text:p>-0.03540511</text:p>
          </table:table-cell>
          <table:table-cell office:value-type="float" office:value="0.002380581" calcext:value-type="float">
            <text:p>0.002380581</text:p>
          </table:table-cell>
          <table:table-cell office:value-type="float" office:value="0.002195552" calcext:value-type="float">
            <text:p>0.002195552</text:p>
          </table:table-cell>
          <table:table-cell office:value-type="float" office:value="19.45851" calcext:value-type="float">
            <text:p>19.45851</text:p>
          </table:table-cell>
          <table:table-cell office:value-type="float" office:value="0.2734373" calcext:value-type="float">
            <text:p>0.2734373</text:p>
          </table:table-cell>
          <table:table-cell office:value-type="float" office:value="0.05138545" calcext:value-type="float">
            <text:p>0.05138545</text:p>
          </table:table-cell>
          <table:table-cell office:value-type="float" office:value="0.04401528" calcext:value-type="float">
            <text:p>0.04401528</text:p>
          </table:table-cell>
          <table:table-cell office:value-type="float" office:value="0.03686569" calcext:value-type="float">
            <text:p>0.03686569</text:p>
          </table:table-cell>
          <table:table-cell office:value-type="float" office:value="0.0363006" calcext:value-type="float">
            <text:p>0.0363006</text:p>
          </table:table-cell>
          <table:table-cell office:value-type="float" office:value="0.01710748" calcext:value-type="float">
            <text:p>0.01710748</text:p>
          </table:table-cell>
          <table:table-cell office:value-type="float" office:value="0.01220953" calcext:value-type="float">
            <text:p>0.01220953</text:p>
          </table:table-cell>
          <table:table-cell office:value-type="float" office:value="0.02595529" calcext:value-type="float">
            <text:p>0.02595529</text:p>
          </table:table-cell>
          <table:table-cell office:value-type="float" office:value="0.02160702" calcext:value-type="float">
            <text:p>0.02160702</text:p>
          </table:table-cell>
          <table:table-cell office:value-type="float" office:value="0.01971313" calcext:value-type="float">
            <text:p>0.01971313</text:p>
          </table:table-cell>
          <table:table-cell office:value-type="float" office:value="0.01986162" calcext:value-type="float">
            <text:p>0.01986162</text:p>
          </table:table-cell>
          <table:table-cell office:value-type="float" office:value="0.01754601" calcext:value-type="float">
            <text:p>0.01754601</text:p>
          </table:table-cell>
          <table:table-cell office:value-type="float" office:value="0.00700997" calcext:value-type="float">
            <text:p>0.00700997</text:p>
          </table:table-cell>
          <table:table-cell office:value-type="float" office:value="0.007342064" calcext:value-type="float">
            <text:p>0.007342064</text:p>
          </table:table-cell>
          <table:table-cell office:value-type="float" office:value="0" calcext:value-type="float">
            <text:p>0</text:p>
          </table:table-cell>
          <table:table-cell office:value-type="float" office:value="7.372056" calcext:value-type="float">
            <text:p>7.372056</text:p>
          </table:table-cell>
          <table:table-cell office:value-type="float" office:value="14.70589" calcext:value-type="float">
            <text:p>14.70589</text:p>
          </table:table-cell>
          <table:table-cell office:value-type="float" office:value="18.48244" calcext:value-type="float">
            <text:p>18.48244</text:p>
          </table:table-cell>
          <table:table-cell office:value-type="float" office:value="21.02036" calcext:value-type="float">
            <text:p>21.02036</text:p>
          </table:table-cell>
          <table:table-cell office:value-type="float" office:value="20.65341" calcext:value-type="float">
            <text:p>20.65341</text:p>
          </table:table-cell>
          <table:table-cell office:value-type="float" office:value="10.72693" calcext:value-type="float">
            <text:p>10.72693</text:p>
          </table:table-cell>
          <table:table-cell office:value-type="float" office:value="7.129645" calcext:value-type="float">
            <text:p>7.129645</text:p>
          </table:table-cell>
          <table:table-cell office:value-type="float" office:value="7.203382" calcext:value-type="float">
            <text:p>7.203382</text:p>
          </table:table-cell>
          <table:table-cell office:value-type="float" office:value="6.676495" calcext:value-type="float">
            <text:p>6.676495</text:p>
          </table:table-cell>
          <table:table-cell office:value-type="float" office:value="3.6896" calcext:value-type="float">
            <text:p>3.6896</text:p>
          </table:table-cell>
          <table:table-cell office:value-type="float" office:value="1.555344" calcext:value-type="float">
            <text:p>1.555344</text:p>
          </table:table-cell>
          <table:table-cell office:value-type="float" office:value="0.5464048" calcext:value-type="float">
            <text:p>0.5464048</text:p>
          </table:table-cell>
          <table:table-cell office:value-type="float" office:value="0.3703539" calcext:value-type="float">
            <text:p>0.3703539</text:p>
          </table:table-cell>
          <table:table-cell office:value-type="float" office:value="0.3347372" calcext:value-type="float">
            <text:p>0.3347372</text:p>
          </table:table-cell>
          <table:table-cell office:value-type="float" office:value="0" calcext:value-type="float">
            <text:p>0</text:p>
          </table:table-cell>
          <table:table-cell office:value-type="float" office:value="2148.797" calcext:value-type="float">
            <text:p>2148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7378" calcext:value-type="float">
            <text:p>0.2667378</text:p>
          </table:table-cell>
          <table:table-cell office:value-type="float" office:value="0" calcext:value-type="float">
            <text:p>0</text:p>
          </table:table-cell>
          <table:table-cell office:value-type="float" office:value="-0.02072375" calcext:value-type="float">
            <text:p>-0.020723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28.24655" calcext:value-type="float">
            <text:p>28.24655</text:p>
          </table:table-cell>
          <table:table-cell office:value-type="float" office:value="1099.432" calcext:value-type="float">
            <text:p>1099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81" calcext:value-type="float">
            <text:p>1.81681</text:p>
          </table:table-cell>
          <table:table-cell office:value-type="float" office:value="15.04844" calcext:value-type="float">
            <text:p>15.04844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197" calcext:value-type="float">
            <text:p>0.001421197</text:p>
          </table:table-cell>
          <table:table-cell office:value-type="float" office:value="-0.03812071" calcext:value-type="float">
            <text:p>-0.03812071</text:p>
          </table:table-cell>
          <table:table-cell office:value-type="float" office:value="0.002381243" calcext:value-type="float">
            <text:p>0.002381243</text:p>
          </table:table-cell>
          <table:table-cell office:value-type="float" office:value="0.002198186" calcext:value-type="float">
            <text:p>0.002198186</text:p>
          </table:table-cell>
          <table:table-cell office:value-type="float" office:value="20.13141" calcext:value-type="float">
            <text:p>20.13141</text:p>
          </table:table-cell>
          <table:table-cell office:value-type="float" office:value="0.2949924" calcext:value-type="float">
            <text:p>0.2949924</text:p>
          </table:table-cell>
          <table:table-cell office:value-type="float" office:value="0.04768852" calcext:value-type="float">
            <text:p>0.04768852</text:p>
          </table:table-cell>
          <table:table-cell office:value-type="float" office:value="0.04304779" calcext:value-type="float">
            <text:p>0.04304779</text:p>
          </table:table-cell>
          <table:table-cell office:value-type="float" office:value="0.0366371" calcext:value-type="float">
            <text:p>0.0366371</text:p>
          </table:table-cell>
          <table:table-cell office:value-type="float" office:value="0.03614866" calcext:value-type="float">
            <text:p>0.03614866</text:p>
          </table:table-cell>
          <table:table-cell office:value-type="float" office:value="0.01689782" calcext:value-type="float">
            <text:p>0.01689782</text:p>
          </table:table-cell>
          <table:table-cell office:value-type="float" office:value="0.01206432" calcext:value-type="float">
            <text:p>0.01206432</text:p>
          </table:table-cell>
          <table:table-cell office:value-type="float" office:value="0.02592442" calcext:value-type="float">
            <text:p>0.02592442</text:p>
          </table:table-cell>
          <table:table-cell office:value-type="float" office:value="0.02159792" calcext:value-type="float">
            <text:p>0.02159792</text:p>
          </table:table-cell>
          <table:table-cell office:value-type="float" office:value="0.0196596" calcext:value-type="float">
            <text:p>0.0196596</text:p>
          </table:table-cell>
          <table:table-cell office:value-type="float" office:value="0.01980519" calcext:value-type="float">
            <text:p>0.01980519</text:p>
          </table:table-cell>
          <table:table-cell office:value-type="float" office:value="0.01752026" calcext:value-type="float">
            <text:p>0.01752026</text:p>
          </table:table-cell>
          <table:table-cell office:value-type="float" office:value="0.007007463" calcext:value-type="float">
            <text:p>0.007007463</text:p>
          </table:table-cell>
          <table:table-cell office:value-type="float" office:value="0.007341559" calcext:value-type="float">
            <text:p>0.007341559</text:p>
          </table:table-cell>
          <table:table-cell office:value-type="float" office:value="0" calcext:value-type="float">
            <text:p>0</text:p>
          </table:table-cell>
          <table:table-cell office:value-type="float" office:value="6.639284" calcext:value-type="float">
            <text:p>6.639284</text:p>
          </table:table-cell>
          <table:table-cell office:value-type="float" office:value="14.604" calcext:value-type="float">
            <text:p>14.604</text:p>
          </table:table-cell>
          <table:table-cell office:value-type="float" office:value="18.32516" calcext:value-type="float">
            <text:p>18.32516</text:p>
          </table:table-cell>
          <table:table-cell office:value-type="float" office:value="20.81381" calcext:value-type="float">
            <text:p>20.81381</text:p>
          </table:table-cell>
          <table:table-cell office:value-type="float" office:value="20.39875" calcext:value-type="float">
            <text:p>20.39875</text:p>
          </table:table-cell>
          <table:table-cell office:value-type="float" office:value="10.65843" calcext:value-type="float">
            <text:p>10.65843</text:p>
          </table:table-cell>
          <table:table-cell office:value-type="float" office:value="7.100724" calcext:value-type="float">
            <text:p>7.100724</text:p>
          </table:table-cell>
          <table:table-cell office:value-type="float" office:value="7.204224" calcext:value-type="float">
            <text:p>7.204224</text:p>
          </table:table-cell>
          <table:table-cell office:value-type="float" office:value="6.697217" calcext:value-type="float">
            <text:p>6.697217</text:p>
          </table:table-cell>
          <table:table-cell office:value-type="float" office:value="3.695495" calcext:value-type="float">
            <text:p>3.695495</text:p>
          </table:table-cell>
          <table:table-cell office:value-type="float" office:value="1.556233" calcext:value-type="float">
            <text:p>1.556233</text:p>
          </table:table-cell>
          <table:table-cell office:value-type="float" office:value="0.5468625" calcext:value-type="float">
            <text:p>0.5468625</text:p>
          </table:table-cell>
          <table:table-cell office:value-type="float" office:value="0.3703103" calcext:value-type="float">
            <text:p>0.3703103</text:p>
          </table:table-cell>
          <table:table-cell office:value-type="float" office:value="0.3347558" calcext:value-type="float">
            <text:p>0.3347558</text:p>
          </table:table-cell>
          <table:table-cell office:value-type="float" office:value="0" calcext:value-type="float">
            <text:p>0</text:p>
          </table:table-cell>
          <table:table-cell office:value-type="float" office:value="2067.942" calcext:value-type="float">
            <text:p>2067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4674" calcext:value-type="float">
            <text:p>0.1784674</text:p>
          </table:table-cell>
          <table:table-cell office:value-type="float" office:value="0" calcext:value-type="float">
            <text:p>0</text:p>
          </table:table-cell>
          <table:table-cell office:value-type="float" office:value="-0.02078465" calcext:value-type="float">
            <text:p>-0.020784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28.05533" calcext:value-type="float">
            <text:p>28.05533</text:p>
          </table:table-cell>
          <table:table-cell office:value-type="float" office:value="1099.478" calcext:value-type="float">
            <text:p>1099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15.11483" calcext:value-type="float">
            <text:p>15.11483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25" calcext:value-type="float">
            <text:p>0.00142125</text:p>
          </table:table-cell>
          <table:table-cell office:value-type="float" office:value="-0.03900263" calcext:value-type="float">
            <text:p>-0.03900263</text:p>
          </table:table-cell>
          <table:table-cell office:value-type="float" office:value="0.002378789" calcext:value-type="float">
            <text:p>0.002378789</text:p>
          </table:table-cell>
          <table:table-cell office:value-type="float" office:value="0.002199662" calcext:value-type="float">
            <text:p>0.002199662</text:p>
          </table:table-cell>
          <table:table-cell office:value-type="float" office:value="20.03917" calcext:value-type="float">
            <text:p>20.03917</text:p>
          </table:table-cell>
          <table:table-cell office:value-type="float" office:value="0.2371129" calcext:value-type="float">
            <text:p>0.2371129</text:p>
          </table:table-cell>
          <table:table-cell office:value-type="float" office:value="0.04581757" calcext:value-type="float">
            <text:p>0.04581757</text:p>
          </table:table-cell>
          <table:table-cell office:value-type="float" office:value="0.04310987" calcext:value-type="float">
            <text:p>0.04310987</text:p>
          </table:table-cell>
          <table:table-cell office:value-type="float" office:value="0.03674644" calcext:value-type="float">
            <text:p>0.03674644</text:p>
          </table:table-cell>
          <table:table-cell office:value-type="float" office:value="0.03629071" calcext:value-type="float">
            <text:p>0.03629071</text:p>
          </table:table-cell>
          <table:table-cell office:value-type="float" office:value="0.01679533" calcext:value-type="float">
            <text:p>0.01679533</text:p>
          </table:table-cell>
          <table:table-cell office:value-type="float" office:value="0.01195741" calcext:value-type="float">
            <text:p>0.01195741</text:p>
          </table:table-cell>
          <table:table-cell office:value-type="float" office:value="0.02587052" calcext:value-type="float">
            <text:p>0.02587052</text:p>
          </table:table-cell>
          <table:table-cell office:value-type="float" office:value="0.02158064" calcext:value-type="float">
            <text:p>0.02158064</text:p>
          </table:table-cell>
          <table:table-cell office:value-type="float" office:value="0.01960696" calcext:value-type="float">
            <text:p>0.01960696</text:p>
          </table:table-cell>
          <table:table-cell office:value-type="float" office:value="0.01974879" calcext:value-type="float">
            <text:p>0.01974879</text:p>
          </table:table-cell>
          <table:table-cell office:value-type="float" office:value="0.01749407" calcext:value-type="float">
            <text:p>0.01749407</text:p>
          </table:table-cell>
          <table:table-cell office:value-type="float" office:value="0.007004914" calcext:value-type="float">
            <text:p>0.007004914</text:p>
          </table:table-cell>
          <table:table-cell office:value-type="float" office:value="0.007341046" calcext:value-type="float">
            <text:p>0.007341046</text:p>
          </table:table-cell>
          <table:table-cell office:value-type="float" office:value="0" calcext:value-type="float">
            <text:p>0</text:p>
          </table:table-cell>
          <table:table-cell office:value-type="float" office:value="7.844749" calcext:value-type="float">
            <text:p>7.844749</text:p>
          </table:table-cell>
          <table:table-cell office:value-type="float" office:value="15.16506" calcext:value-type="float">
            <text:p>15.16506</text:p>
          </table:table-cell>
          <table:table-cell office:value-type="float" office:value="18.39546" calcext:value-type="float">
            <text:p>18.39546</text:p>
          </table:table-cell>
          <table:table-cell office:value-type="float" office:value="20.59524" calcext:value-type="float">
            <text:p>20.59524</text:p>
          </table:table-cell>
          <table:table-cell office:value-type="float" office:value="20.1056" calcext:value-type="float">
            <text:p>20.1056</text:p>
          </table:table-cell>
          <table:table-cell office:value-type="float" office:value="10.58603" calcext:value-type="float">
            <text:p>10.58603</text:p>
          </table:table-cell>
          <table:table-cell office:value-type="float" office:value="7.074892" calcext:value-type="float">
            <text:p>7.074892</text:p>
          </table:table-cell>
          <table:table-cell office:value-type="float" office:value="7.200089" calcext:value-type="float">
            <text:p>7.200089</text:p>
          </table:table-cell>
          <table:table-cell office:value-type="float" office:value="6.716652" calcext:value-type="float">
            <text:p>6.716652</text:p>
          </table:table-cell>
          <table:table-cell office:value-type="float" office:value="3.702548" calcext:value-type="float">
            <text:p>3.702548</text:p>
          </table:table-cell>
          <table:table-cell office:value-type="float" office:value="1.557199" calcext:value-type="float">
            <text:p>1.557199</text:p>
          </table:table-cell>
          <table:table-cell office:value-type="float" office:value="0.5473282" calcext:value-type="float">
            <text:p>0.5473282</text:p>
          </table:table-cell>
          <table:table-cell office:value-type="float" office:value="0.37027" calcext:value-type="float">
            <text:p>0.37027</text:p>
          </table:table-cell>
          <table:table-cell office:value-type="float" office:value="0.3347741" calcext:value-type="float">
            <text:p>0.3347741</text:p>
          </table:table-cell>
          <table:table-cell office:value-type="float" office:value="0" calcext:value-type="float">
            <text:p>0</text:p>
          </table:table-cell>
          <table:table-cell office:value-type="float" office:value="2171.33" calcext:value-type="float">
            <text:p>21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0802" calcext:value-type="float">
            <text:p>0.3160802</text:p>
          </table:table-cell>
          <table:table-cell office:value-type="float" office:value="0" calcext:value-type="float">
            <text:p>0</text:p>
          </table:table-cell>
          <table:table-cell office:value-type="float" office:value="-0.02080303" calcext:value-type="float">
            <text:p>-0.020803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27.6869" calcext:value-type="float">
            <text:p>27.6869</text:p>
          </table:table-cell>
          <table:table-cell office:value-type="float" office:value="1099.535" calcext:value-type="float">
            <text:p>1099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5164" calcext:value-type="float">
            <text:p>2.115164</text:p>
          </table:table-cell>
          <table:table-cell office:value-type="float" office:value="15.18783" calcext:value-type="float">
            <text:p>15.18783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263" calcext:value-type="float">
            <text:p>0.001421263</text:p>
          </table:table-cell>
          <table:table-cell office:value-type="float" office:value="-0.03948294" calcext:value-type="float">
            <text:p>-0.03948294</text:p>
          </table:table-cell>
          <table:table-cell office:value-type="float" office:value="0.002349697" calcext:value-type="float">
            <text:p>0.002349697</text:p>
          </table:table-cell>
          <table:table-cell office:value-type="float" office:value="0.00220121" calcext:value-type="float">
            <text:p>0.00220121</text:p>
          </table:table-cell>
          <table:table-cell office:value-type="float" office:value="19.54883" calcext:value-type="float">
            <text:p>19.54883</text:p>
          </table:table-cell>
          <table:table-cell office:value-type="float" office:value="0.2057195" calcext:value-type="float">
            <text:p>0.2057195</text:p>
          </table:table-cell>
          <table:table-cell office:value-type="float" office:value="0.04537784" calcext:value-type="float">
            <text:p>0.04537784</text:p>
          </table:table-cell>
          <table:table-cell office:value-type="float" office:value="0.04313768" calcext:value-type="float">
            <text:p>0.04313768</text:p>
          </table:table-cell>
          <table:table-cell office:value-type="float" office:value="0.03693406" calcext:value-type="float">
            <text:p>0.03693406</text:p>
          </table:table-cell>
          <table:table-cell office:value-type="float" office:value="0.03653779" calcext:value-type="float">
            <text:p>0.03653779</text:p>
          </table:table-cell>
          <table:table-cell office:value-type="float" office:value="0.01671786" calcext:value-type="float">
            <text:p>0.01671786</text:p>
          </table:table-cell>
          <table:table-cell office:value-type="float" office:value="0.01188187" calcext:value-type="float">
            <text:p>0.01188187</text:p>
          </table:table-cell>
          <table:table-cell office:value-type="float" office:value="0.02582037" calcext:value-type="float">
            <text:p>0.02582037</text:p>
          </table:table-cell>
          <table:table-cell office:value-type="float" office:value="0.02155672" calcext:value-type="float">
            <text:p>0.02155672</text:p>
          </table:table-cell>
          <table:table-cell office:value-type="float" office:value="0.01955402" calcext:value-type="float">
            <text:p>0.01955402</text:p>
          </table:table-cell>
          <table:table-cell office:value-type="float" office:value="0.01969217" calcext:value-type="float">
            <text:p>0.01969217</text:p>
          </table:table-cell>
          <table:table-cell office:value-type="float" office:value="0.01746738" calcext:value-type="float">
            <text:p>0.01746738</text:p>
          </table:table-cell>
          <table:table-cell office:value-type="float" office:value="0.007002326" calcext:value-type="float">
            <text:p>0.007002326</text:p>
          </table:table-cell>
          <table:table-cell office:value-type="float" office:value="0.007340531" calcext:value-type="float">
            <text:p>0.007340531</text:p>
          </table:table-cell>
          <table:table-cell office:value-type="float" office:value="0" calcext:value-type="float">
            <text:p>0</text:p>
          </table:table-cell>
          <table:table-cell office:value-type="float" office:value="9.995214" calcext:value-type="float">
            <text:p>9.995214</text:p>
          </table:table-cell>
          <table:table-cell office:value-type="float" office:value="15.72255" calcext:value-type="float">
            <text:p>15.72255</text:p>
          </table:table-cell>
          <table:table-cell office:value-type="float" office:value="18.59134" calcext:value-type="float">
            <text:p>18.59134</text:p>
          </table:table-cell>
          <table:table-cell office:value-type="float" office:value="20.54395" calcext:value-type="float">
            <text:p>20.54395</text:p>
          </table:table-cell>
          <table:table-cell office:value-type="float" office:value="19.94745" calcext:value-type="float">
            <text:p>19.94745</text:p>
          </table:table-cell>
          <table:table-cell office:value-type="float" office:value="10.52831" calcext:value-type="float">
            <text:p>10.52831</text:p>
          </table:table-cell>
          <table:table-cell office:value-type="float" office:value="7.050941" calcext:value-type="float">
            <text:p>7.050941</text:p>
          </table:table-cell>
          <table:table-cell office:value-type="float" office:value="7.198125" calcext:value-type="float">
            <text:p>7.198125</text:p>
          </table:table-cell>
          <table:table-cell office:value-type="float" office:value="6.731837" calcext:value-type="float">
            <text:p>6.731837</text:p>
          </table:table-cell>
          <table:table-cell office:value-type="float" office:value="3.709987" calcext:value-type="float">
            <text:p>3.709987</text:p>
          </table:table-cell>
          <table:table-cell office:value-type="float" office:value="1.558247" calcext:value-type="float">
            <text:p>1.558247</text:p>
          </table:table-cell>
          <table:table-cell office:value-type="float" office:value="0.5478028" calcext:value-type="float">
            <text:p>0.5478028</text:p>
          </table:table-cell>
          <table:table-cell office:value-type="float" office:value="0.3702315" calcext:value-type="float">
            <text:p>0.3702315</text:p>
          </table:table-cell>
          <table:table-cell office:value-type="float" office:value="0.3347926" calcext:value-type="float">
            <text:p>0.3347926</text:p>
          </table:table-cell>
          <table:table-cell office:value-type="float" office:value="0" calcext:value-type="float">
            <text:p>0</text:p>
          </table:table-cell>
          <table:table-cell office:value-type="float" office:value="2461.179" calcext:value-type="float">
            <text:p>2461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6785" calcext:value-type="float">
            <text:p>0.6176785</text:p>
          </table:table-cell>
          <table:table-cell office:value-type="float" office:value="0" calcext:value-type="float">
            <text:p>0</text:p>
          </table:table-cell>
          <table:table-cell office:value-type="float" office:value="-0.02081823" calcext:value-type="float">
            <text:p>-0.020818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27.29403" calcext:value-type="float">
            <text:p>27.29403</text:p>
          </table:table-cell>
          <table:table-cell office:value-type="float" office:value="1099.581" calcext:value-type="float">
            <text:p>1099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0776" calcext:value-type="float">
            <text:p>2.390776</text:p>
          </table:table-cell>
          <table:table-cell office:value-type="float" office:value="15.24895" calcext:value-type="float">
            <text:p>15.24895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263" calcext:value-type="float">
            <text:p>0.001421263</text:p>
          </table:table-cell>
          <table:table-cell office:value-type="float" office:value="-0.03971438" calcext:value-type="float">
            <text:p>-0.03971438</text:p>
          </table:table-cell>
          <table:table-cell office:value-type="float" office:value="0.002307443" calcext:value-type="float">
            <text:p>0.002307443</text:p>
          </table:table-cell>
          <table:table-cell office:value-type="float" office:value="0.002202814" calcext:value-type="float">
            <text:p>0.002202814</text:p>
          </table:table-cell>
          <table:table-cell office:value-type="float" office:value="18.95212" calcext:value-type="float">
            <text:p>18.95212</text:p>
          </table:table-cell>
          <table:table-cell office:value-type="float" office:value="0.1926989" calcext:value-type="float">
            <text:p>0.1926989</text:p>
          </table:table-cell>
          <table:table-cell office:value-type="float" office:value="0.04569761" calcext:value-type="float">
            <text:p>0.04569761</text:p>
          </table:table-cell>
          <table:table-cell office:value-type="float" office:value="0.04339015" calcext:value-type="float">
            <text:p>0.04339015</text:p>
          </table:table-cell>
          <table:table-cell office:value-type="float" office:value="0.03744399" calcext:value-type="float">
            <text:p>0.03744399</text:p>
          </table:table-cell>
          <table:table-cell office:value-type="float" office:value="0.03710891" calcext:value-type="float">
            <text:p>0.03710891</text:p>
          </table:table-cell>
          <table:table-cell office:value-type="float" office:value="0.01672353" calcext:value-type="float">
            <text:p>0.01672353</text:p>
          </table:table-cell>
          <table:table-cell office:value-type="float" office:value="0.01185479" calcext:value-type="float">
            <text:p>0.01185479</text:p>
          </table:table-cell>
          <table:table-cell office:value-type="float" office:value="0.02578098" calcext:value-type="float">
            <text:p>0.02578098</text:p>
          </table:table-cell>
          <table:table-cell office:value-type="float" office:value="0.0215301" calcext:value-type="float">
            <text:p>0.0215301</text:p>
          </table:table-cell>
          <table:table-cell office:value-type="float" office:value="0.01950068" calcext:value-type="float">
            <text:p>0.01950068</text:p>
          </table:table-cell>
          <table:table-cell office:value-type="float" office:value="0.01963504" calcext:value-type="float">
            <text:p>0.01963504</text:p>
          </table:table-cell>
          <table:table-cell office:value-type="float" office:value="0.01744018" calcext:value-type="float">
            <text:p>0.01744018</text:p>
          </table:table-cell>
          <table:table-cell office:value-type="float" office:value="0.006999693" calcext:value-type="float">
            <text:p>0.006999693</text:p>
          </table:table-cell>
          <table:table-cell office:value-type="float" office:value="0.007340017" calcext:value-type="float">
            <text:p>0.007340017</text:p>
          </table:table-cell>
          <table:table-cell office:value-type="float" office:value="0" calcext:value-type="float">
            <text:p>0</text:p>
          </table:table-cell>
          <table:table-cell office:value-type="float" office:value="11.76556" calcext:value-type="float">
            <text:p>11.76556</text:p>
          </table:table-cell>
          <table:table-cell office:value-type="float" office:value="16.28848" calcext:value-type="float">
            <text:p>16.28848</text:p>
          </table:table-cell>
          <table:table-cell office:value-type="float" office:value="18.77303" calcext:value-type="float">
            <text:p>18.77303</text:p>
          </table:table-cell>
          <table:table-cell office:value-type="float" office:value="20.52439" calcext:value-type="float">
            <text:p>20.52439</text:p>
          </table:table-cell>
          <table:table-cell office:value-type="float" office:value="19.84175" calcext:value-type="float">
            <text:p>19.84175</text:p>
          </table:table-cell>
          <table:table-cell office:value-type="float" office:value="10.48528" calcext:value-type="float">
            <text:p>10.48528</text:p>
          </table:table-cell>
          <table:table-cell office:value-type="float" office:value="7.033196" calcext:value-type="float">
            <text:p>7.033196</text:p>
          </table:table-cell>
          <table:table-cell office:value-type="float" office:value="7.197992" calcext:value-type="float">
            <text:p>7.197992</text:p>
          </table:table-cell>
          <table:table-cell office:value-type="float" office:value="6.744046" calcext:value-type="float">
            <text:p>6.744046</text:p>
          </table:table-cell>
          <table:table-cell office:value-type="float" office:value="3.717588" calcext:value-type="float">
            <text:p>3.717588</text:p>
          </table:table-cell>
          <table:table-cell office:value-type="float" office:value="1.559373" calcext:value-type="float">
            <text:p>1.559373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0.3701956" calcext:value-type="float">
            <text:p>0.3701956</text:p>
          </table:table-cell>
          <table:table-cell office:value-type="float" office:value="0.3348111" calcext:value-type="float">
            <text:p>0.3348111</text:p>
          </table:table-cell>
          <table:table-cell office:value-type="float" office:value="0" calcext:value-type="float">
            <text:p>0</text:p>
          </table:table-cell>
          <table:table-cell office:value-type="float" office:value="2805.773" calcext:value-type="float">
            <text:p>2805.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8519" calcext:value-type="float">
            <text:p>0.9548519</text:p>
          </table:table-cell>
          <table:table-cell office:value-type="float" office:value="0" calcext:value-type="float">
            <text:p>0</text:p>
          </table:table-cell>
          <table:table-cell office:value-type="float" office:value="-0.02083168" calcext:value-type="float">
            <text:p>-0.020831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27.11837" calcext:value-type="float">
            <text:p>27.11837</text:p>
          </table:table-cell>
          <table:table-cell office:value-type="float" office:value="1099.583" calcext:value-type="float">
            <text:p>1099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9959" calcext:value-type="float">
            <text:p>2.499959</text:p>
          </table:table-cell>
          <table:table-cell office:value-type="float" office:value="15.30491" calcext:value-type="float">
            <text:p>15.30491</text:p>
          </table:table-cell>
          <table:table-cell office:value-type="float" office:value="0" calcext:value-type="float">
            <text:p>0</text:p>
          </table:table-cell>
          <table:table-cell office:value-type="float" office:value="0.000009603538" calcext:value-type="float">
            <text:p>9.603538E-06</text:p>
          </table:table-cell>
          <table:table-cell office:value-type="float" office:value="0" calcext:value-type="float">
            <text:p>0</text:p>
          </table:table-cell>
          <table:table-cell office:value-type="float" office:value="0.00142134" calcext:value-type="float">
            <text:p>0.00142134</text:p>
          </table:table-cell>
          <table:table-cell office:value-type="float" office:value="-0.03992321" calcext:value-type="float">
            <text:p>-0.03992321</text:p>
          </table:table-cell>
          <table:table-cell office:value-type="float" office:value="0.002300815" calcext:value-type="float">
            <text:p>0.002300815</text:p>
          </table:table-cell>
          <table:table-cell office:value-type="float" office:value="0.00220445" calcext:value-type="float">
            <text:p>0.00220445</text:p>
          </table:table-cell>
          <table:table-cell office:value-type="float" office:value="18.71822" calcext:value-type="float">
            <text:p>18.71822</text:p>
          </table:table-cell>
          <table:table-cell office:value-type="float" office:value="0.2254438" calcext:value-type="float">
            <text:p>0.2254438</text:p>
          </table:table-cell>
          <table:table-cell office:value-type="float" office:value="0.04626639" calcext:value-type="float">
            <text:p>0.04626639</text:p>
          </table:table-cell>
          <table:table-cell office:value-type="float" office:value="0.04419138" calcext:value-type="float">
            <text:p>0.04419138</text:p>
          </table:table-cell>
          <table:table-cell office:value-type="float" office:value="0.03810611" calcext:value-type="float">
            <text:p>0.03810611</text:p>
          </table:table-cell>
          <table:table-cell office:value-type="float" office:value="0.03776106" calcext:value-type="float">
            <text:p>0.03776106</text:p>
          </table:table-cell>
          <table:table-cell office:value-type="float" office:value="0.01679894" calcext:value-type="float">
            <text:p>0.01679894</text:p>
          </table:table-cell>
          <table:table-cell office:value-type="float" office:value="0.01185946" calcext:value-type="float">
            <text:p>0.01185946</text:p>
          </table:table-cell>
          <table:table-cell office:value-type="float" office:value="0.02575579" calcext:value-type="float">
            <text:p>0.02575579</text:p>
          </table:table-cell>
          <table:table-cell office:value-type="float" office:value="0.02150396" calcext:value-type="float">
            <text:p>0.02150396</text:p>
          </table:table-cell>
          <table:table-cell office:value-type="float" office:value="0.01944794" calcext:value-type="float">
            <text:p>0.01944794</text:p>
          </table:table-cell>
          <table:table-cell office:value-type="float" office:value="0.01957725" calcext:value-type="float">
            <text:p>0.01957725</text:p>
          </table:table-cell>
          <table:table-cell office:value-type="float" office:value="0.01741241" calcext:value-type="float">
            <text:p>0.01741241</text:p>
          </table:table-cell>
          <table:table-cell office:value-type="float" office:value="0.006997019" calcext:value-type="float">
            <text:p>0.006997019</text:p>
          </table:table-cell>
          <table:table-cell office:value-type="float" office:value="0.007339511" calcext:value-type="float">
            <text:p>0.007339511</text:p>
          </table:table-cell>
          <table:table-cell office:value-type="float" office:value="0" calcext:value-type="float">
            <text:p>0</text:p>
          </table:table-cell>
          <table:table-cell office:value-type="float" office:value="13.78784" calcext:value-type="float">
            <text:p>13.78784</text:p>
          </table:table-cell>
          <table:table-cell office:value-type="float" office:value="16.84345" calcext:value-type="float">
            <text:p>16.84345</text:p>
          </table:table-cell>
          <table:table-cell office:value-type="float" office:value="18.94864" calcext:value-type="float">
            <text:p>18.94864</text:p>
          </table:table-cell>
          <table:table-cell office:value-type="float" office:value="20.5115" calcext:value-type="float">
            <text:p>20.5115</text:p>
          </table:table-cell>
          <table:table-cell office:value-type="float" office:value="19.75791" calcext:value-type="float">
            <text:p>19.75791</text:p>
          </table:table-cell>
          <table:table-cell office:value-type="float" office:value="10.44855" calcext:value-type="float">
            <text:p>10.44855</text:p>
          </table:table-cell>
          <table:table-cell office:value-type="float" office:value="7.021158" calcext:value-type="float">
            <text:p>7.021158</text:p>
          </table:table-cell>
          <table:table-cell office:value-type="float" office:value="7.198844" calcext:value-type="float">
            <text:p>7.198844</text:p>
          </table:table-cell>
          <table:table-cell office:value-type="float" office:value="6.752922" calcext:value-type="float">
            <text:p>6.752922</text:p>
          </table:table-cell>
          <table:table-cell office:value-type="float" office:value="3.726084" calcext:value-type="float">
            <text:p>3.726084</text:p>
          </table:table-cell>
          <table:table-cell office:value-type="float" office:value="1.56055" calcext:value-type="float">
            <text:p>1.56055</text:p>
          </table:table-cell>
          <table:table-cell office:value-type="float" office:value="0.5487843" calcext:value-type="float">
            <text:p>0.5487843</text:p>
          </table:table-cell>
          <table:table-cell office:value-type="float" office:value="0.3701633" calcext:value-type="float">
            <text:p>0.3701633</text:p>
          </table:table-cell>
          <table:table-cell office:value-type="float" office:value="0.3348294" calcext:value-type="float">
            <text:p>0.3348294</text:p>
          </table:table-cell>
          <table:table-cell office:value-type="float" office:value="0" calcext:value-type="float">
            <text:p>0</text:p>
          </table:table-cell>
          <table:table-cell office:value-type="float" office:value="2943.93" calcext:value-type="float">
            <text:p>294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9558" calcext:value-type="float">
            <text:p>1.119558</text:p>
          </table:table-cell>
          <table:table-cell office:value-type="float" office:value="0" calcext:value-type="float">
            <text:p>0</text:p>
          </table:table-cell>
          <table:table-cell office:value-type="float" office:value="-0.02084226" calcext:value-type="float">
            <text:p>-0.020842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27.1279" calcext:value-type="float">
            <text:p>27.1279</text:p>
          </table:table-cell>
          <table:table-cell office:value-type="float" office:value="1099.603" calcext:value-type="float">
            <text:p>1099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3761" calcext:value-type="float">
            <text:p>2.333761</text:p>
          </table:table-cell>
          <table:table-cell office:value-type="float" office:value="15.39963" calcext:value-type="float">
            <text:p>15.3996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83" calcext:value-type="float">
            <text:p>2.15908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14" calcext:value-type="float">
            <text:p>0.002220914</text:p>
          </table:table-cell>
          <table:table-cell office:value-type="float" office:value="-0.0435044" calcext:value-type="float">
            <text:p>-0.0435044</text:p>
          </table:table-cell>
          <table:table-cell office:value-type="float" office:value="0.002295694" calcext:value-type="float">
            <text:p>0.002295694</text:p>
          </table:table-cell>
          <table:table-cell office:value-type="float" office:value="0.002206481" calcext:value-type="float">
            <text:p>0.002206481</text:p>
          </table:table-cell>
          <table:table-cell office:value-type="float" office:value="19.04634" calcext:value-type="float">
            <text:p>19.04634</text:p>
          </table:table-cell>
          <table:table-cell office:value-type="float" office:value="1.669484" calcext:value-type="float">
            <text:p>1.669484</text:p>
          </table:table-cell>
          <table:table-cell office:value-type="float" office:value="0.3177314" calcext:value-type="float">
            <text:p>0.3177314</text:p>
          </table:table-cell>
          <table:table-cell office:value-type="float" office:value="0.0938592" calcext:value-type="float">
            <text:p>0.0938592</text:p>
          </table:table-cell>
          <table:table-cell office:value-type="float" office:value="0.04695318" calcext:value-type="float">
            <text:p>0.04695318</text:p>
          </table:table-cell>
          <table:table-cell office:value-type="float" office:value="0.04127897" calcext:value-type="float">
            <text:p>0.04127897</text:p>
          </table:table-cell>
          <table:table-cell office:value-type="float" office:value="0.01747861" calcext:value-type="float">
            <text:p>0.01747861</text:p>
          </table:table-cell>
          <table:table-cell office:value-type="float" office:value="0.01234734" calcext:value-type="float">
            <text:p>0.01234734</text:p>
          </table:table-cell>
          <table:table-cell office:value-type="float" office:value="0.02581099" calcext:value-type="float">
            <text:p>0.02581099</text:p>
          </table:table-cell>
          <table:table-cell office:value-type="float" office:value="0.02148608" calcext:value-type="float">
            <text:p>0.02148608</text:p>
          </table:table-cell>
          <table:table-cell office:value-type="float" office:value="0.01939611" calcext:value-type="float">
            <text:p>0.01939611</text:p>
          </table:table-cell>
          <table:table-cell office:value-type="float" office:value="0.01951896" calcext:value-type="float">
            <text:p>0.01951896</text:p>
          </table:table-cell>
          <table:table-cell office:value-type="float" office:value="0.01738399" calcext:value-type="float">
            <text:p>0.01738399</text:p>
          </table:table-cell>
          <table:table-cell office:value-type="float" office:value="0.006994299" calcext:value-type="float">
            <text:p>0.006994299</text:p>
          </table:table-cell>
          <table:table-cell office:value-type="float" office:value="0.007338959" calcext:value-type="float">
            <text:p>0.007338959</text:p>
          </table:table-cell>
          <table:table-cell office:value-type="float" office:value="0" calcext:value-type="float">
            <text:p>0</text:p>
          </table:table-cell>
          <table:table-cell office:value-type="float" office:value="4.258594" calcext:value-type="float">
            <text:p>4.258594</text:p>
          </table:table-cell>
          <table:table-cell office:value-type="float" office:value="15.89466" calcext:value-type="float">
            <text:p>15.89466</text:p>
          </table:table-cell>
          <table:table-cell office:value-type="float" office:value="20.84275" calcext:value-type="float">
            <text:p>20.84275</text:p>
          </table:table-cell>
          <table:table-cell office:value-type="float" office:value="23.58423" calcext:value-type="float">
            <text:p>23.58423</text:p>
          </table:table-cell>
          <table:table-cell office:value-type="float" office:value="24.48924" calcext:value-type="float">
            <text:p>24.48924</text:p>
          </table:table-cell>
          <table:table-cell office:value-type="float" office:value="11.63491" calcext:value-type="float">
            <text:p>11.63491</text:p>
          </table:table-cell>
          <table:table-cell office:value-type="float" office:value="6.617252" calcext:value-type="float">
            <text:p>6.617252</text:p>
          </table:table-cell>
          <table:table-cell office:value-type="float" office:value="7.271182" calcext:value-type="float">
            <text:p>7.271182</text:p>
          </table:table-cell>
          <table:table-cell office:value-type="float" office:value="6.764827" calcext:value-type="float">
            <text:p>6.764827</text:p>
          </table:table-cell>
          <table:table-cell office:value-type="float" office:value="3.734516" calcext:value-type="float">
            <text:p>3.734516</text:p>
          </table:table-cell>
          <table:table-cell office:value-type="float" office:value="1.56182" calcext:value-type="float">
            <text:p>1.56182</text:p>
          </table:table-cell>
          <table:table-cell office:value-type="float" office:value="0.5492908" calcext:value-type="float">
            <text:p>0.5492908</text:p>
          </table:table-cell>
          <table:table-cell office:value-type="float" office:value="0.3701337" calcext:value-type="float">
            <text:p>0.3701337</text:p>
          </table:table-cell>
          <table:table-cell office:value-type="float" office:value="0.3348478" calcext:value-type="float">
            <text:p>0.3348478</text:p>
          </table:table-cell>
          <table:table-cell office:value-type="float" office:value="0" calcext:value-type="float">
            <text:p>0</text:p>
          </table:table-cell>
          <table:table-cell office:value-type="float" office:value="2734.078" calcext:value-type="float">
            <text:p>2734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9682" calcext:value-type="float">
            <text:p>1.079682</text:p>
          </table:table-cell>
          <table:table-cell office:value-type="float" office:value="0" calcext:value-type="float">
            <text:p>0</text:p>
          </table:table-cell>
          <table:table-cell office:value-type="float" office:value="-0.02866361" calcext:value-type="float">
            <text:p>-0.028663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27.15552" calcext:value-type="float">
            <text:p>27.15552</text:p>
          </table:table-cell>
          <table:table-cell office:value-type="float" office:value="1099.629" calcext:value-type="float">
            <text:p>1099.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72" calcext:value-type="float">
            <text:p>2.23372</text:p>
          </table:table-cell>
          <table:table-cell office:value-type="float" office:value="15.43786" calcext:value-type="float">
            <text:p>15.4378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83" calcext:value-type="float">
            <text:p>2.15908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14" calcext:value-type="float">
            <text:p>0.002220914</text:p>
          </table:table-cell>
          <table:table-cell office:value-type="float" office:value="-0.04488942" calcext:value-type="float">
            <text:p>-0.04488942</text:p>
          </table:table-cell>
          <table:table-cell office:value-type="float" office:value="0.002291098" calcext:value-type="float">
            <text:p>0.002291098</text:p>
          </table:table-cell>
          <table:table-cell office:value-type="float" office:value="0.002214572" calcext:value-type="float">
            <text:p>0.002214572</text:p>
          </table:table-cell>
          <table:table-cell office:value-type="float" office:value="19.4145" calcext:value-type="float">
            <text:p>19.4145</text:p>
          </table:table-cell>
          <table:table-cell office:value-type="float" office:value="1.046821" calcext:value-type="float">
            <text:p>1.046821</text:p>
          </table:table-cell>
          <table:table-cell office:value-type="float" office:value="0.2041117" calcext:value-type="float">
            <text:p>0.2041117</text:p>
          </table:table-cell>
          <table:table-cell office:value-type="float" office:value="0.07297714" calcext:value-type="float">
            <text:p>0.07297714</text:p>
          </table:table-cell>
          <table:table-cell office:value-type="float" office:value="0.04427345" calcext:value-type="float">
            <text:p>0.04427345</text:p>
          </table:table-cell>
          <table:table-cell office:value-type="float" office:value="0.0412449" calcext:value-type="float">
            <text:p>0.0412449</text:p>
          </table:table-cell>
          <table:table-cell office:value-type="float" office:value="0.01790552" calcext:value-type="float">
            <text:p>0.01790552</text:p>
          </table:table-cell>
          <table:table-cell office:value-type="float" office:value="0.01254294" calcext:value-type="float">
            <text:p>0.01254294</text:p>
          </table:table-cell>
          <table:table-cell office:value-type="float" office:value="0.02590266" calcext:value-type="float">
            <text:p>0.02590266</text:p>
          </table:table-cell>
          <table:table-cell office:value-type="float" office:value="0.02148566" calcext:value-type="float">
            <text:p>0.02148566</text:p>
          </table:table-cell>
          <table:table-cell office:value-type="float" office:value="0.01934685" calcext:value-type="float">
            <text:p>0.01934685</text:p>
          </table:table-cell>
          <table:table-cell office:value-type="float" office:value="0.01946038" calcext:value-type="float">
            <text:p>0.01946038</text:p>
          </table:table-cell>
          <table:table-cell office:value-type="float" office:value="0.01735494" calcext:value-type="float">
            <text:p>0.01735494</text:p>
          </table:table-cell>
          <table:table-cell office:value-type="float" office:value="0.006991532" calcext:value-type="float">
            <text:p>0.006991532</text:p>
          </table:table-cell>
          <table:table-cell office:value-type="float" office:value="0.007338403" calcext:value-type="float">
            <text:p>0.007338403</text:p>
          </table:table-cell>
          <table:table-cell office:value-type="float" office:value="0" calcext:value-type="float">
            <text:p>0</text:p>
          </table:table-cell>
          <table:table-cell office:value-type="float" office:value="5.031909" calcext:value-type="float">
            <text:p>5.031909</text:p>
          </table:table-cell>
          <table:table-cell office:value-type="float" office:value="15.19298" calcext:value-type="float">
            <text:p>15.19298</text:p>
          </table:table-cell>
          <table:table-cell office:value-type="float" office:value="19.72984" calcext:value-type="float">
            <text:p>19.72984</text:p>
          </table:table-cell>
          <table:table-cell office:value-type="float" office:value="22.2607" calcext:value-type="float">
            <text:p>22.2607</text:p>
          </table:table-cell>
          <table:table-cell office:value-type="float" office:value="23.0088" calcext:value-type="float">
            <text:p>23.0088</text:p>
          </table:table-cell>
          <table:table-cell office:value-type="float" office:value="12.19099" calcext:value-type="float">
            <text:p>12.19099</text:p>
          </table:table-cell>
          <table:table-cell office:value-type="float" office:value="7.247343" calcext:value-type="float">
            <text:p>7.247343</text:p>
          </table:table-cell>
          <table:table-cell office:value-type="float" office:value="7.346116" calcext:value-type="float">
            <text:p>7.346116</text:p>
          </table:table-cell>
          <table:table-cell office:value-type="float" office:value="6.78412" calcext:value-type="float">
            <text:p>6.78412</text:p>
          </table:table-cell>
          <table:table-cell office:value-type="float" office:value="3.743188" calcext:value-type="float">
            <text:p>3.743188</text:p>
          </table:table-cell>
          <table:table-cell office:value-type="float" office:value="1.563259" calcext:value-type="float">
            <text:p>1.563259</text:p>
          </table:table-cell>
          <table:table-cell office:value-type="float" office:value="0.5498083" calcext:value-type="float">
            <text:p>0.5498083</text:p>
          </table:table-cell>
          <table:table-cell office:value-type="float" office:value="0.3701083" calcext:value-type="float">
            <text:p>0.3701083</text:p>
          </table:table-cell>
          <table:table-cell office:value-type="float" office:value="0.3348662" calcext:value-type="float">
            <text:p>0.3348662</text:p>
          </table:table-cell>
          <table:table-cell office:value-type="float" office:value="0" calcext:value-type="float">
            <text:p>0</text:p>
          </table:table-cell>
          <table:table-cell office:value-type="float" office:value="2654.617" calcext:value-type="float">
            <text:p>2654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8962" calcext:value-type="float">
            <text:p>1.018962</text:p>
          </table:table-cell>
          <table:table-cell office:value-type="float" office:value="0" calcext:value-type="float">
            <text:p>0</text:p>
          </table:table-cell>
          <table:table-cell office:value-type="float" office:value="-0.02877068" calcext:value-type="float">
            <text:p>-0.028770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7.22795" calcext:value-type="float">
            <text:p>27.22795</text:p>
          </table:table-cell>
          <table:table-cell office:value-type="float" office:value="1099.711" calcext:value-type="float">
            <text:p>1099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042" calcext:value-type="float">
            <text:p>2.07042</text:p>
          </table:table-cell>
          <table:table-cell office:value-type="float" office:value="15.43613" calcext:value-type="float">
            <text:p>15.4361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83" calcext:value-type="float">
            <text:p>2.15908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14" calcext:value-type="float">
            <text:p>0.002220914</text:p>
          </table:table-cell>
          <table:table-cell office:value-type="float" office:value="-0.04703876" calcext:value-type="float">
            <text:p>-0.04703876</text:p>
          </table:table-cell>
          <table:table-cell office:value-type="float" office:value="0.002290355" calcext:value-type="float">
            <text:p>0.002290355</text:p>
          </table:table-cell>
          <table:table-cell office:value-type="float" office:value="0.002259216" calcext:value-type="float">
            <text:p>0.002259216</text:p>
          </table:table-cell>
          <table:table-cell office:value-type="float" office:value="20.13538" calcext:value-type="float">
            <text:p>20.13538</text:p>
          </table:table-cell>
          <table:table-cell office:value-type="float" office:value="0.6690804" calcext:value-type="float">
            <text:p>0.6690804</text:p>
          </table:table-cell>
          <table:table-cell office:value-type="float" office:value="0.1377999" calcext:value-type="float">
            <text:p>0.1377999</text:p>
          </table:table-cell>
          <table:table-cell office:value-type="float" office:value="0.06078726" calcext:value-type="float">
            <text:p>0.06078726</text:p>
          </table:table-cell>
          <table:table-cell office:value-type="float" office:value="0.0431246" calcext:value-type="float">
            <text:p>0.0431246</text:p>
          </table:table-cell>
          <table:table-cell office:value-type="float" office:value="0.04155042" calcext:value-type="float">
            <text:p>0.04155042</text:p>
          </table:table-cell>
          <table:table-cell office:value-type="float" office:value="0.01805823" calcext:value-type="float">
            <text:p>0.01805823</text:p>
          </table:table-cell>
          <table:table-cell office:value-type="float" office:value="0.01263121" calcext:value-type="float">
            <text:p>0.01263121</text:p>
          </table:table-cell>
          <table:table-cell office:value-type="float" office:value="0.02601418" calcext:value-type="float">
            <text:p>0.02601418</text:p>
          </table:table-cell>
          <table:table-cell office:value-type="float" office:value="0.02150215" calcext:value-type="float">
            <text:p>0.02150215</text:p>
          </table:table-cell>
          <table:table-cell office:value-type="float" office:value="0.01930204" calcext:value-type="float">
            <text:p>0.01930204</text:p>
          </table:table-cell>
          <table:table-cell office:value-type="float" office:value="0.01940192" calcext:value-type="float">
            <text:p>0.01940192</text:p>
          </table:table-cell>
          <table:table-cell office:value-type="float" office:value="0.01732531" calcext:value-type="float">
            <text:p>0.01732531</text:p>
          </table:table-cell>
          <table:table-cell office:value-type="float" office:value="0.006988709" calcext:value-type="float">
            <text:p>0.006988709</text:p>
          </table:table-cell>
          <table:table-cell office:value-type="float" office:value="0.007337808" calcext:value-type="float">
            <text:p>0.007337808</text:p>
          </table:table-cell>
          <table:table-cell office:value-type="float" office:value="0" calcext:value-type="float">
            <text:p>0</text:p>
          </table:table-cell>
          <table:table-cell office:value-type="float" office:value="7.25567" calcext:value-type="float">
            <text:p>7.25567</text:p>
          </table:table-cell>
          <table:table-cell office:value-type="float" office:value="14.14125" calcext:value-type="float">
            <text:p>14.14125</text:p>
          </table:table-cell>
          <table:table-cell office:value-type="float" office:value="18.46576" calcext:value-type="float">
            <text:p>18.46576</text:p>
          </table:table-cell>
          <table:table-cell office:value-type="float" office:value="21.19448" calcext:value-type="float">
            <text:p>21.19448</text:p>
          </table:table-cell>
          <table:table-cell office:value-type="float" office:value="22.05074" calcext:value-type="float">
            <text:p>22.05074</text:p>
          </table:table-cell>
          <table:table-cell office:value-type="float" office:value="12.02409" calcext:value-type="float">
            <text:p>12.02409</text:p>
          </table:table-cell>
          <table:table-cell office:value-type="float" office:value="7.454332" calcext:value-type="float">
            <text:p>7.454332</text:p>
          </table:table-cell>
          <table:table-cell office:value-type="float" office:value="7.425329" calcext:value-type="float">
            <text:p>7.425329</text:p>
          </table:table-cell>
          <table:table-cell office:value-type="float" office:value="6.808586" calcext:value-type="float">
            <text:p>6.808586</text:p>
          </table:table-cell>
          <table:table-cell office:value-type="float" office:value="3.752355" calcext:value-type="float">
            <text:p>3.752355</text:p>
          </table:table-cell>
          <table:table-cell office:value-type="float" office:value="1.565018" calcext:value-type="float">
            <text:p>1.565018</text:p>
          </table:table-cell>
          <table:table-cell office:value-type="float" office:value="0.5503374" calcext:value-type="float">
            <text:p>0.5503374</text:p>
          </table:table-cell>
          <table:table-cell office:value-type="float" office:value="0.3700854" calcext:value-type="float">
            <text:p>0.3700854</text:p>
          </table:table-cell>
          <table:table-cell office:value-type="float" office:value="0.3348849" calcext:value-type="float">
            <text:p>0.3348849</text:p>
          </table:table-cell>
          <table:table-cell office:value-type="float" office:value="0" calcext:value-type="float">
            <text:p>0</text:p>
          </table:table-cell>
          <table:table-cell office:value-type="float" office:value="2516.553" calcext:value-type="float">
            <text:p>2516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1653" calcext:value-type="float">
            <text:p>0.8561653</text:p>
          </table:table-cell>
          <table:table-cell office:value-type="float" office:value="0" calcext:value-type="float">
            <text:p>0</text:p>
          </table:table-cell>
          <table:table-cell office:value-type="float" office:value="-0.02883866" calcext:value-type="float">
            <text:p>-0.028838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27.21122" calcext:value-type="float">
            <text:p>27.21122</text:p>
          </table:table-cell>
          <table:table-cell office:value-type="float" office:value="1099.787" calcext:value-type="float">
            <text:p>1099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171" calcext:value-type="float">
            <text:p>1.958171</text:p>
          </table:table-cell>
          <table:table-cell office:value-type="float" office:value="15.47965" calcext:value-type="float">
            <text:p>15.4796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83" calcext:value-type="float">
            <text:p>2.15908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14" calcext:value-type="float">
            <text:p>0.002220914</text:p>
          </table:table-cell>
          <table:table-cell office:value-type="float" office:value="-0.04878661" calcext:value-type="float">
            <text:p>-0.04878661</text:p>
          </table:table-cell>
          <table:table-cell office:value-type="float" office:value="0.002293826" calcext:value-type="float">
            <text:p>0.002293826</text:p>
          </table:table-cell>
          <table:table-cell office:value-type="float" office:value="0.002299228" calcext:value-type="float">
            <text:p>0.002299228</text:p>
          </table:table-cell>
          <table:table-cell office:value-type="float" office:value="20.54716" calcext:value-type="float">
            <text:p>20.54716</text:p>
          </table:table-cell>
          <table:table-cell office:value-type="float" office:value="0.4689016" calcext:value-type="float">
            <text:p>0.4689016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0.05434763" calcext:value-type="float">
            <text:p>0.05434763</text:p>
          </table:table-cell>
          <table:table-cell office:value-type="float" office:value="0.04238137" calcext:value-type="float">
            <text:p>0.04238137</text:p>
          </table:table-cell>
          <table:table-cell office:value-type="float" office:value="0.04154034" calcext:value-type="float">
            <text:p>0.04154034</text:p>
          </table:table-cell>
          <table:table-cell office:value-type="float" office:value="0.01799053" calcext:value-type="float">
            <text:p>0.01799053</text:p>
          </table:table-cell>
          <table:table-cell office:value-type="float" office:value="0.01257182" calcext:value-type="float">
            <text:p>0.01257182</text:p>
          </table:table-cell>
          <table:table-cell office:value-type="float" office:value="0.02608133" calcext:value-type="float">
            <text:p>0.02608133</text:p>
          </table:table-cell>
          <table:table-cell office:value-type="float" office:value="0.021528" calcext:value-type="float">
            <text:p>0.021528</text:p>
          </table:table-cell>
          <table:table-cell office:value-type="float" office:value="0.01926258" calcext:value-type="float">
            <text:p>0.01926258</text:p>
          </table:table-cell>
          <table:table-cell office:value-type="float" office:value="0.01934407" calcext:value-type="float">
            <text:p>0.01934407</text:p>
          </table:table-cell>
          <table:table-cell office:value-type="float" office:value="0.01729513" calcext:value-type="float">
            <text:p>0.01729513</text:p>
          </table:table-cell>
          <table:table-cell office:value-type="float" office:value="0.006985848" calcext:value-type="float">
            <text:p>0.006985848</text:p>
          </table:table-cell>
          <table:table-cell office:value-type="float" office:value="0.007337224" calcext:value-type="float">
            <text:p>0.007337224</text:p>
          </table:table-cell>
          <table:table-cell office:value-type="float" office:value="0" calcext:value-type="float">
            <text:p>0</text:p>
          </table:table-cell>
          <table:table-cell office:value-type="float" office:value="5.796711" calcext:value-type="float">
            <text:p>5.796711</text:p>
          </table:table-cell>
          <table:table-cell office:value-type="float" office:value="15.04457" calcext:value-type="float">
            <text:p>15.04457</text:p>
          </table:table-cell>
          <table:table-cell office:value-type="float" office:value="18.36759" calcext:value-type="float">
            <text:p>18.36759</text:p>
          </table:table-cell>
          <table:table-cell office:value-type="float" office:value="20.59613" calcext:value-type="float">
            <text:p>20.59613</text:p>
          </table:table-cell>
          <table:table-cell office:value-type="float" office:value="21.20782" calcext:value-type="float">
            <text:p>21.20782</text:p>
          </table:table-cell>
          <table:table-cell office:value-type="float" office:value="11.72647" calcext:value-type="float">
            <text:p>11.72647</text:p>
          </table:table-cell>
          <table:table-cell office:value-type="float" office:value="7.410076" calcext:value-type="float">
            <text:p>7.410076</text:p>
          </table:table-cell>
          <table:table-cell office:value-type="float" office:value="7.459585" calcext:value-type="float">
            <text:p>7.459585</text:p>
          </table:table-cell>
          <table:table-cell office:value-type="float" office:value="6.836833" calcext:value-type="float">
            <text:p>6.836833</text:p>
          </table:table-cell>
          <table:table-cell office:value-type="float" office:value="3.762571" calcext:value-type="float">
            <text:p>3.762571</text:p>
          </table:table-cell>
          <table:table-cell office:value-type="float" office:value="1.567111" calcext:value-type="float">
            <text:p>1.567111</text:p>
          </table:table-cell>
          <table:table-cell office:value-type="float" office:value="0.5508777" calcext:value-type="float">
            <text:p>0.5508777</text:p>
          </table:table-cell>
          <table:table-cell office:value-type="float" office:value="0.3700683" calcext:value-type="float">
            <text:p>0.3700683</text:p>
          </table:table-cell>
          <table:table-cell office:value-type="float" office:value="0.3349036" calcext:value-type="float">
            <text:p>0.3349036</text:p>
          </table:table-cell>
          <table:table-cell office:value-type="float" office:value="0" calcext:value-type="float">
            <text:p>0</text:p>
          </table:table-cell>
          <table:table-cell office:value-type="float" office:value="2423.753" calcext:value-type="float">
            <text:p>2423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4039" calcext:value-type="float">
            <text:p>0.7894039</text:p>
          </table:table-cell>
          <table:table-cell office:value-type="float" office:value="0" calcext:value-type="float">
            <text:p>0</text:p>
          </table:table-cell>
          <table:table-cell office:value-type="float" office:value="-0.02888189" calcext:value-type="float">
            <text:p>-0.02888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26.69793" calcext:value-type="float">
            <text:p>26.69793</text:p>
          </table:table-cell>
          <table:table-cell office:value-type="float" office:value="1099.869" calcext:value-type="float">
            <text:p>1099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105" calcext:value-type="float">
            <text:p>2.295105</text:p>
          </table:table-cell>
          <table:table-cell office:value-type="float" office:value="15.56334" calcext:value-type="float">
            <text:p>15.5633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83" calcext:value-type="float">
            <text:p>2.15908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14" calcext:value-type="float">
            <text:p>0.002220914</text:p>
          </table:table-cell>
          <table:table-cell office:value-type="float" office:value="-0.04923473" calcext:value-type="float">
            <text:p>-0.04923473</text:p>
          </table:table-cell>
          <table:table-cell office:value-type="float" office:value="0.002238925" calcext:value-type="float">
            <text:p>0.002238925</text:p>
          </table:table-cell>
          <table:table-cell office:value-type="float" office:value="0.002300796" calcext:value-type="float">
            <text:p>0.002300796</text:p>
          </table:table-cell>
          <table:table-cell office:value-type="float" office:value="19.78257" calcext:value-type="float">
            <text:p>19.78257</text:p>
          </table:table-cell>
          <table:table-cell office:value-type="float" office:value="0.3994345" calcext:value-type="float">
            <text:p>0.3994345</text:p>
          </table:table-cell>
          <table:table-cell office:value-type="float" office:value="0.07863761" calcext:value-type="float">
            <text:p>0.07863761</text:p>
          </table:table-cell>
          <table:table-cell office:value-type="float" office:value="0.05095117" calcext:value-type="float">
            <text:p>0.05095117</text:p>
          </table:table-cell>
          <table:table-cell office:value-type="float" office:value="0.04228447" calcext:value-type="float">
            <text:p>0.04228447</text:p>
          </table:table-cell>
          <table:table-cell office:value-type="float" office:value="0.04173144" calcext:value-type="float">
            <text:p>0.04173144</text:p>
          </table:table-cell>
          <table:table-cell office:value-type="float" office:value="0.01788375" calcext:value-type="float">
            <text:p>0.01788375</text:p>
          </table:table-cell>
          <table:table-cell office:value-type="float" office:value="0.01246423" calcext:value-type="float">
            <text:p>0.01246423</text:p>
          </table:table-cell>
          <table:table-cell office:value-type="float" office:value="0.02610165" calcext:value-type="float">
            <text:p>0.02610165</text:p>
          </table:table-cell>
          <table:table-cell office:value-type="float" office:value="0.02155355" calcext:value-type="float">
            <text:p>0.02155355</text:p>
          </table:table-cell>
          <table:table-cell office:value-type="float" office:value="0.01922809" calcext:value-type="float">
            <text:p>0.01922809</text:p>
          </table:table-cell>
          <table:table-cell office:value-type="float" office:value="0.0192872" calcext:value-type="float">
            <text:p>0.0192872</text:p>
          </table:table-cell>
          <table:table-cell office:value-type="float" office:value="0.01726451" calcext:value-type="float">
            <text:p>0.01726451</text:p>
          </table:table-cell>
          <table:table-cell office:value-type="float" office:value="0.006982945" calcext:value-type="float">
            <text:p>0.006982945</text:p>
          </table:table-cell>
          <table:table-cell office:value-type="float" office:value="0.007336615" calcext:value-type="float">
            <text:p>0.007336615</text:p>
          </table:table-cell>
          <table:table-cell office:value-type="float" office:value="0" calcext:value-type="float">
            <text:p>0</text:p>
          </table:table-cell>
          <table:table-cell office:value-type="float" office:value="8.910261" calcext:value-type="float">
            <text:p>8.910261</text:p>
          </table:table-cell>
          <table:table-cell office:value-type="float" office:value="15.86314" calcext:value-type="float">
            <text:p>15.86314</text:p>
          </table:table-cell>
          <table:table-cell office:value-type="float" office:value="18.72236" calcext:value-type="float">
            <text:p>18.72236</text:p>
          </table:table-cell>
          <table:table-cell office:value-type="float" office:value="20.56967" calcext:value-type="float">
            <text:p>20.56967</text:p>
          </table:table-cell>
          <table:table-cell office:value-type="float" office:value="20.90762" calcext:value-type="float">
            <text:p>20.90762</text:p>
          </table:table-cell>
          <table:table-cell office:value-type="float" office:value="11.56864" calcext:value-type="float">
            <text:p>11.56864</text:p>
          </table:table-cell>
          <table:table-cell office:value-type="float" office:value="7.346277" calcext:value-type="float">
            <text:p>7.346277</text:p>
          </table:table-cell>
          <table:table-cell office:value-type="float" office:value="7.459178" calcext:value-type="float">
            <text:p>7.459178</text:p>
          </table:table-cell>
          <table:table-cell office:value-type="float" office:value="6.865293" calcext:value-type="float">
            <text:p>6.865293</text:p>
          </table:table-cell>
          <table:table-cell office:value-type="float" office:value="3.774572" calcext:value-type="float">
            <text:p>3.774572</text:p>
          </table:table-cell>
          <table:table-cell office:value-type="float" office:value="1.569629" calcext:value-type="float">
            <text:p>1.569629</text:p>
          </table:table-cell>
          <table:table-cell office:value-type="float" office:value="0.5514297" calcext:value-type="float">
            <text:p>0.5514297</text:p>
          </table:table-cell>
          <table:table-cell office:value-type="float" office:value="0.3700573" calcext:value-type="float">
            <text:p>0.3700573</text:p>
          </table:table-cell>
          <table:table-cell office:value-type="float" office:value="0.3349222" calcext:value-type="float">
            <text:p>0.3349222</text:p>
          </table:table-cell>
          <table:table-cell office:value-type="float" office:value="0" calcext:value-type="float">
            <text:p>0</text:p>
          </table:table-cell>
          <table:table-cell office:value-type="float" office:value="2883.281" calcext:value-type="float">
            <text:p>2883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0764" calcext:value-type="float">
            <text:p>1.210764</text:p>
          </table:table-cell>
          <table:table-cell office:value-type="float" office:value="0" calcext:value-type="float">
            <text:p>0</text:p>
          </table:table-cell>
          <table:table-cell office:value-type="float" office:value="-0.02889898" calcext:value-type="float">
            <text:p>-0.028898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26.40854" calcext:value-type="float">
            <text:p>26.40854</text:p>
          </table:table-cell>
          <table:table-cell office:value-type="float" office:value="1099.894" calcext:value-type="float">
            <text:p>1099.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3985" calcext:value-type="float">
            <text:p>2.473985</text:p>
          </table:table-cell>
          <table:table-cell office:value-type="float" office:value="15.64043" calcext:value-type="float">
            <text:p>15.6404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94" calcext:value-type="float">
            <text:p>2.15909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0995" calcext:value-type="float">
            <text:p>0.002220995</text:p>
          </table:table-cell>
          <table:table-cell office:value-type="float" office:value="-0.04956773" calcext:value-type="float">
            <text:p>-0.04956773</text:p>
          </table:table-cell>
          <table:table-cell office:value-type="float" office:value="0.002214571" calcext:value-type="float">
            <text:p>0.002214571</text:p>
          </table:table-cell>
          <table:table-cell office:value-type="float" office:value="0.002302435" calcext:value-type="float">
            <text:p>0.002302435</text:p>
          </table:table-cell>
          <table:table-cell office:value-type="float" office:value="19.38839" calcext:value-type="float">
            <text:p>19.38839</text:p>
          </table:table-cell>
          <table:table-cell office:value-type="float" office:value="0.3757306" calcext:value-type="float">
            <text:p>0.3757306</text:p>
          </table:table-cell>
          <table:table-cell office:value-type="float" office:value="0.06620414" calcext:value-type="float">
            <text:p>0.06620414</text:p>
          </table:table-cell>
          <table:table-cell office:value-type="float" office:value="0.04908265" calcext:value-type="float">
            <text:p>0.04908265</text:p>
          </table:table-cell>
          <table:table-cell office:value-type="float" office:value="0.04220435" calcext:value-type="float">
            <text:p>0.04220435</text:p>
          </table:table-cell>
          <table:table-cell office:value-type="float" office:value="0.04182428" calcext:value-type="float">
            <text:p>0.04182428</text:p>
          </table:table-cell>
          <table:table-cell office:value-type="float" office:value="0.01779015" calcext:value-type="float">
            <text:p>0.01779015</text:p>
          </table:table-cell>
          <table:table-cell office:value-type="float" office:value="0.01234594" calcext:value-type="float">
            <text:p>0.01234594</text:p>
          </table:table-cell>
          <table:table-cell office:value-type="float" office:value="0.02609451" calcext:value-type="float">
            <text:p>0.02609451</text:p>
          </table:table-cell>
          <table:table-cell office:value-type="float" office:value="0.0215709" calcext:value-type="float">
            <text:p>0.0215709</text:p>
          </table:table-cell>
          <table:table-cell office:value-type="float" office:value="0.01919628" calcext:value-type="float">
            <text:p>0.01919628</text:p>
          </table:table-cell>
          <table:table-cell office:value-type="float" office:value="0.01923127" calcext:value-type="float">
            <text:p>0.01923127</text:p>
          </table:table-cell>
          <table:table-cell office:value-type="float" office:value="0.0172335" calcext:value-type="float">
            <text:p>0.0172335</text:p>
          </table:table-cell>
          <table:table-cell office:value-type="float" office:value="0.006980003" calcext:value-type="float">
            <text:p>0.006980003</text:p>
          </table:table-cell>
          <table:table-cell office:value-type="float" office:value="0.007336021" calcext:value-type="float">
            <text:p>0.007336021</text:p>
          </table:table-cell>
          <table:table-cell office:value-type="float" office:value="0" calcext:value-type="float">
            <text:p>0</text:p>
          </table:table-cell>
          <table:table-cell office:value-type="float" office:value="11.51204" calcext:value-type="float">
            <text:p>11.51204</text:p>
          </table:table-cell>
          <table:table-cell office:value-type="float" office:value="16.52631" calcext:value-type="float">
            <text:p>16.52631</text:p>
          </table:table-cell>
          <table:table-cell office:value-type="float" office:value="18.96765" calcext:value-type="float">
            <text:p>18.96765</text:p>
          </table:table-cell>
          <table:table-cell office:value-type="float" office:value="20.63432" calcext:value-type="float">
            <text:p>20.63432</text:p>
          </table:table-cell>
          <table:table-cell office:value-type="float" office:value="20.83925" calcext:value-type="float">
            <text:p>20.83925</text:p>
          </table:table-cell>
          <table:table-cell office:value-type="float" office:value="11.49658" calcext:value-type="float">
            <text:p>11.49658</text:p>
          </table:table-cell>
          <table:table-cell office:value-type="float" office:value="7.315339" calcext:value-type="float">
            <text:p>7.315339</text:p>
          </table:table-cell>
          <table:table-cell office:value-type="float" office:value="7.454707" calcext:value-type="float">
            <text:p>7.454707</text:p>
          </table:table-cell>
          <table:table-cell office:value-type="float" office:value="6.88739" calcext:value-type="float">
            <text:p>6.88739</text:p>
          </table:table-cell>
          <table:table-cell office:value-type="float" office:value="3.786969" calcext:value-type="float">
            <text:p>3.786969</text:p>
          </table:table-cell>
          <table:table-cell office:value-type="float" office:value="1.572581" calcext:value-type="float">
            <text:p>1.572581</text:p>
          </table:table-cell>
          <table:table-cell office:value-type="float" office:value="0.5519932" calcext:value-type="float">
            <text:p>0.5519932</text:p>
          </table:table-cell>
          <table:table-cell office:value-type="float" office:value="0.3700548" calcext:value-type="float">
            <text:p>0.3700548</text:p>
          </table:table-cell>
          <table:table-cell office:value-type="float" office:value="0.3349405" calcext:value-type="float">
            <text:p>0.3349405</text:p>
          </table:table-cell>
          <table:table-cell office:value-type="float" office:value="0" calcext:value-type="float">
            <text:p>0</text:p>
          </table:table-cell>
          <table:table-cell office:value-type="float" office:value="3130.922" calcext:value-type="float">
            <text:p>3130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541" calcext:value-type="float">
            <text:p>1.466541</text:p>
          </table:table-cell>
          <table:table-cell office:value-type="float" office:value="0" calcext:value-type="float">
            <text:p>0</text:p>
          </table:table-cell>
          <table:table-cell office:value-type="float" office:value="-0.02891524" calcext:value-type="float">
            <text:p>-0.028915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26.12442" calcext:value-type="float">
            <text:p>26.12442</text:p>
          </table:table-cell>
          <table:table-cell office:value-type="float" office:value="1099.928" calcext:value-type="float">
            <text:p>1099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5492" calcext:value-type="float">
            <text:p>2.665492</text:p>
          </table:table-cell>
          <table:table-cell office:value-type="float" office:value="15.6892" calcext:value-type="float">
            <text:p>15.6892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98" calcext:value-type="float">
            <text:p>2.159098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033" calcext:value-type="float">
            <text:p>0.002221033</text:p>
          </table:table-cell>
          <table:table-cell office:value-type="float" office:value="-0.04996208" calcext:value-type="float">
            <text:p>-0.04996208</text:p>
          </table:table-cell>
          <table:table-cell office:value-type="float" office:value="0.002179863" calcext:value-type="float">
            <text:p>0.002179863</text:p>
          </table:table-cell>
          <table:table-cell office:value-type="float" office:value="0.002304323" calcext:value-type="float">
            <text:p>0.002304323</text:p>
          </table:table-cell>
          <table:table-cell office:value-type="float" office:value="19.05467" calcext:value-type="float">
            <text:p>19.05467</text:p>
          </table:table-cell>
          <table:table-cell office:value-type="float" office:value="0.273224" calcext:value-type="float">
            <text:p>0.273224</text:p>
          </table:table-cell>
          <table:table-cell office:value-type="float" office:value="0.05980795" calcext:value-type="float">
            <text:p>0.05980795</text:p>
          </table:table-cell>
          <table:table-cell office:value-type="float" office:value="0.0480356" calcext:value-type="float">
            <text:p>0.0480356</text:p>
          </table:table-cell>
          <table:table-cell office:value-type="float" office:value="0.04236069" calcext:value-type="float">
            <text:p>0.04236069</text:p>
          </table:table-cell>
          <table:table-cell office:value-type="float" office:value="0.04212836" calcext:value-type="float">
            <text:p>0.04212836</text:p>
          </table:table-cell>
          <table:table-cell office:value-type="float" office:value="0.01780145" calcext:value-type="float">
            <text:p>0.01780145</text:p>
          </table:table-cell>
          <table:table-cell office:value-type="float" office:value="0.01228844" calcext:value-type="float">
            <text:p>0.01228844</text:p>
          </table:table-cell>
          <table:table-cell office:value-type="float" office:value="0.02608604" calcext:value-type="float">
            <text:p>0.02608604</text:p>
          </table:table-cell>
          <table:table-cell office:value-type="float" office:value="0.02158042" calcext:value-type="float">
            <text:p>0.02158042</text:p>
          </table:table-cell>
          <table:table-cell office:value-type="float" office:value="0.01916589" calcext:value-type="float">
            <text:p>0.01916589</text:p>
          </table:table-cell>
          <table:table-cell office:value-type="float" office:value="0.01917612" calcext:value-type="float">
            <text:p>0.01917612</text:p>
          </table:table-cell>
          <table:table-cell office:value-type="float" office:value="0.01720215" calcext:value-type="float">
            <text:p>0.01720215</text:p>
          </table:table-cell>
          <table:table-cell office:value-type="float" office:value="0.006977012" calcext:value-type="float">
            <text:p>0.006977012</text:p>
          </table:table-cell>
          <table:table-cell office:value-type="float" office:value="0.007335421" calcext:value-type="float">
            <text:p>0.007335421</text:p>
          </table:table-cell>
          <table:table-cell office:value-type="float" office:value="0" calcext:value-type="float">
            <text:p>0</text:p>
          </table:table-cell>
          <table:table-cell office:value-type="float" office:value="12.32215" calcext:value-type="float">
            <text:p>12.32215</text:p>
          </table:table-cell>
          <table:table-cell office:value-type="float" office:value="17.0875" calcext:value-type="float">
            <text:p>17.0875</text:p>
          </table:table-cell>
          <table:table-cell office:value-type="float" office:value="19.13368" calcext:value-type="float">
            <text:p>19.13368</text:p>
          </table:table-cell>
          <table:table-cell office:value-type="float" office:value="20.67442" calcext:value-type="float">
            <text:p>20.67442</text:p>
          </table:table-cell>
          <table:table-cell office:value-type="float" office:value="20.80392" calcext:value-type="float">
            <text:p>20.80392</text:p>
          </table:table-cell>
          <table:table-cell office:value-type="float" office:value="11.45495" calcext:value-type="float">
            <text:p>11.45495</text:p>
          </table:table-cell>
          <table:table-cell office:value-type="float" office:value="7.309389" calcext:value-type="float">
            <text:p>7.309389</text:p>
          </table:table-cell>
          <table:table-cell office:value-type="float" office:value="7.452801" calcext:value-type="float">
            <text:p>7.452801</text:p>
          </table:table-cell>
          <table:table-cell office:value-type="float" office:value="6.903087" calcext:value-type="float">
            <text:p>6.903087</text:p>
          </table:table-cell>
          <table:table-cell office:value-type="float" office:value="3.799331" calcext:value-type="float">
            <text:p>3.799331</text:p>
          </table:table-cell>
          <table:table-cell office:value-type="float" office:value="1.575951" calcext:value-type="float">
            <text:p>1.575951</text:p>
          </table:table-cell>
          <table:table-cell office:value-type="float" office:value="0.5525692" calcext:value-type="float">
            <text:p>0.5525692</text:p>
          </table:table-cell>
          <table:table-cell office:value-type="float" office:value="0.3700592" calcext:value-type="float">
            <text:p>0.3700592</text:p>
          </table:table-cell>
          <table:table-cell office:value-type="float" office:value="0.3349589" calcext:value-type="float">
            <text:p>0.3349589</text:p>
          </table:table-cell>
          <table:table-cell office:value-type="float" office:value="0" calcext:value-type="float">
            <text:p>0</text:p>
          </table:table-cell>
          <table:table-cell office:value-type="float" office:value="3404.463" calcext:value-type="float">
            <text:p>3404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723" calcext:value-type="float">
            <text:p>1.70723</text:p>
          </table:table-cell>
          <table:table-cell office:value-type="float" office:value="0" calcext:value-type="float">
            <text:p>0</text:p>
          </table:table-cell>
          <table:table-cell office:value-type="float" office:value="-0.02893182" calcext:value-type="float">
            <text:p>-0.02893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25.89775" calcext:value-type="float">
            <text:p>25.89775</text:p>
          </table:table-cell>
          <table:table-cell office:value-type="float" office:value="1099.932" calcext:value-type="float">
            <text:p>1099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9738" calcext:value-type="float">
            <text:p>2.809738</text:p>
          </table:table-cell>
          <table:table-cell office:value-type="float" office:value="15.75866" calcext:value-type="float">
            <text:p>15.7586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98" calcext:value-type="float">
            <text:p>2.159098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033" calcext:value-type="float">
            <text:p>0.002221033</text:p>
          </table:table-cell>
          <table:table-cell office:value-type="float" office:value="-0.05016702" calcext:value-type="float">
            <text:p>-0.05016702</text:p>
          </table:table-cell>
          <table:table-cell office:value-type="float" office:value="0.002162137" calcext:value-type="float">
            <text:p>0.002162137</text:p>
          </table:table-cell>
          <table:table-cell office:value-type="float" office:value="0.002306076" calcext:value-type="float">
            <text:p>0.002306076</text:p>
          </table:table-cell>
          <table:table-cell office:value-type="float" office:value="18.73467" calcext:value-type="float">
            <text:p>18.73467</text:p>
          </table:table-cell>
          <table:table-cell office:value-type="float" office:value="0.2785415" calcext:value-type="float">
            <text:p>0.2785415</text:p>
          </table:table-cell>
          <table:table-cell office:value-type="float" office:value="0.05662876" calcext:value-type="float">
            <text:p>0.05662876</text:p>
          </table:table-cell>
          <table:table-cell office:value-type="float" office:value="0.04768245" calcext:value-type="float">
            <text:p>0.04768245</text:p>
          </table:table-cell>
          <table:table-cell office:value-type="float" office:value="0.04261979" calcext:value-type="float">
            <text:p>0.04261979</text:p>
          </table:table-cell>
          <table:table-cell office:value-type="float" office:value="0.04243772" calcext:value-type="float">
            <text:p>0.04243772</text:p>
          </table:table-cell>
          <table:table-cell office:value-type="float" office:value="0.01783389" calcext:value-type="float">
            <text:p>0.01783389</text:p>
          </table:table-cell>
          <table:table-cell office:value-type="float" office:value="0.01225014" calcext:value-type="float">
            <text:p>0.01225014</text:p>
          </table:table-cell>
          <table:table-cell office:value-type="float" office:value="0.02607936" calcext:value-type="float">
            <text:p>0.02607936</text:p>
          </table:table-cell>
          <table:table-cell office:value-type="float" office:value="0.02158609" calcext:value-type="float">
            <text:p>0.02158609</text:p>
          </table:table-cell>
          <table:table-cell office:value-type="float" office:value="0.01913633" calcext:value-type="float">
            <text:p>0.01913633</text:p>
          </table:table-cell>
          <table:table-cell office:value-type="float" office:value="0.01912151" calcext:value-type="float">
            <text:p>0.01912151</text:p>
          </table:table-cell>
          <table:table-cell office:value-type="float" office:value="0.01717046" calcext:value-type="float">
            <text:p>0.01717046</text:p>
          </table:table-cell>
          <table:table-cell office:value-type="float" office:value="0.006973987" calcext:value-type="float">
            <text:p>0.006973987</text:p>
          </table:table-cell>
          <table:table-cell office:value-type="float" office:value="0.007334813" calcext:value-type="float">
            <text:p>0.007334813</text:p>
          </table:table-cell>
          <table:table-cell office:value-type="float" office:value="0" calcext:value-type="float">
            <text:p>0</text:p>
          </table:table-cell>
          <table:table-cell office:value-type="float" office:value="13.41323" calcext:value-type="float">
            <text:p>13.41323</text:p>
          </table:table-cell>
          <table:table-cell office:value-type="float" office:value="17.7419" calcext:value-type="float">
            <text:p>17.7419</text:p>
          </table:table-cell>
          <table:table-cell office:value-type="float" office:value="19.3314" calcext:value-type="float">
            <text:p>19.3314</text:p>
          </table:table-cell>
          <table:table-cell office:value-type="float" office:value="20.72203" calcext:value-type="float">
            <text:p>20.72203</text:p>
          </table:table-cell>
          <table:table-cell office:value-type="float" office:value="20.78068" calcext:value-type="float">
            <text:p>20.78068</text:p>
          </table:table-cell>
          <table:table-cell office:value-type="float" office:value="11.42302" calcext:value-type="float">
            <text:p>11.42302</text:p>
          </table:table-cell>
          <table:table-cell office:value-type="float" office:value="7.306007" calcext:value-type="float">
            <text:p>7.306007</text:p>
          </table:table-cell>
          <table:table-cell office:value-type="float" office:value="7.453618" calcext:value-type="float">
            <text:p>7.453618</text:p>
          </table:table-cell>
          <table:table-cell office:value-type="float" office:value="6.914949" calcext:value-type="float">
            <text:p>6.914949</text:p>
          </table:table-cell>
          <table:table-cell office:value-type="float" office:value="3.811362" calcext:value-type="float">
            <text:p>3.811362</text:p>
          </table:table-cell>
          <table:table-cell office:value-type="float" office:value="1.579658" calcext:value-type="float">
            <text:p>1.579658</text:p>
          </table:table-cell>
          <table:table-cell office:value-type="float" office:value="0.5531731" calcext:value-type="float">
            <text:p>0.5531731</text:p>
          </table:table-cell>
          <table:table-cell office:value-type="float" office:value="0.3700712" calcext:value-type="float">
            <text:p>0.3700712</text:p>
          </table:table-cell>
          <table:table-cell office:value-type="float" office:value="0.3349774" calcext:value-type="float">
            <text:p>0.3349774</text:p>
          </table:table-cell>
          <table:table-cell office:value-type="float" office:value="0" calcext:value-type="float">
            <text:p>0</text:p>
          </table:table-cell>
          <table:table-cell office:value-type="float" office:value="3603.51" calcext:value-type="float">
            <text:p>360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1241" calcext:value-type="float">
            <text:p>1.921241</text:p>
          </table:table-cell>
          <table:table-cell office:value-type="float" office:value="0" calcext:value-type="float">
            <text:p>0</text:p>
          </table:table-cell>
          <table:table-cell office:value-type="float" office:value="-0.02894669" calcext:value-type="float">
            <text:p>-0.028946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25.71659" calcext:value-type="float">
            <text:p>25.71659</text:p>
          </table:table-cell>
          <table:table-cell office:value-type="float" office:value="1099.921" calcext:value-type="float">
            <text:p>1099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4106" calcext:value-type="float">
            <text:p>2.924106</text:p>
          </table:table-cell>
          <table:table-cell office:value-type="float" office:value="15.82615" calcext:value-type="float">
            <text:p>15.8261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98" calcext:value-type="float">
            <text:p>2.159098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033" calcext:value-type="float">
            <text:p>0.002221033</text:p>
          </table:table-cell>
          <table:table-cell office:value-type="float" office:value="-0.05036809" calcext:value-type="float">
            <text:p>-0.05036809</text:p>
          </table:table-cell>
          <table:table-cell office:value-type="float" office:value="0.002152284" calcext:value-type="float">
            <text:p>0.002152284</text:p>
          </table:table-cell>
          <table:table-cell office:value-type="float" office:value="0.002307863" calcext:value-type="float">
            <text:p>0.002307863</text:p>
          </table:table-cell>
          <table:table-cell office:value-type="float" office:value="18.47843" calcext:value-type="float">
            <text:p>18.47843</text:p>
          </table:table-cell>
          <table:table-cell office:value-type="float" office:value="0.8542185" calcext:value-type="float">
            <text:p>0.8542185</text:p>
          </table:table-cell>
          <table:table-cell office:value-type="float" office:value="0.05609625" calcext:value-type="float">
            <text:p>0.05609625</text:p>
          </table:table-cell>
          <table:table-cell office:value-type="float" office:value="0.04756191" calcext:value-type="float">
            <text:p>0.04756191</text:p>
          </table:table-cell>
          <table:table-cell office:value-type="float" office:value="0.04288676" calcext:value-type="float">
            <text:p>0.04288676</text:p>
          </table:table-cell>
          <table:table-cell office:value-type="float" office:value="0.04273843" calcext:value-type="float">
            <text:p>0.04273843</text:p>
          </table:table-cell>
          <table:table-cell office:value-type="float" office:value="0.01787188" calcext:value-type="float">
            <text:p>0.01787188</text:p>
          </table:table-cell>
          <table:table-cell office:value-type="float" office:value="0.01222043" calcext:value-type="float">
            <text:p>0.01222043</text:p>
          </table:table-cell>
          <table:table-cell office:value-type="float" office:value="0.02607626" calcext:value-type="float">
            <text:p>0.02607626</text:p>
          </table:table-cell>
          <table:table-cell office:value-type="float" office:value="0.02159018" calcext:value-type="float">
            <text:p>0.02159018</text:p>
          </table:table-cell>
          <table:table-cell office:value-type="float" office:value="0.01910758" calcext:value-type="float">
            <text:p>0.01910758</text:p>
          </table:table-cell>
          <table:table-cell office:value-type="float" office:value="0.01906727" calcext:value-type="float">
            <text:p>0.01906727</text:p>
          </table:table-cell>
          <table:table-cell office:value-type="float" office:value="0.01713843" calcext:value-type="float">
            <text:p>0.01713843</text:p>
          </table:table-cell>
          <table:table-cell office:value-type="float" office:value="0.006970927" calcext:value-type="float">
            <text:p>0.006970927</text:p>
          </table:table-cell>
          <table:table-cell office:value-type="float" office:value="0.007334193" calcext:value-type="float">
            <text:p>0.007334193</text:p>
          </table:table-cell>
          <table:table-cell office:value-type="float" office:value="0" calcext:value-type="float">
            <text:p>0</text:p>
          </table:table-cell>
          <table:table-cell office:value-type="float" office:value="14.11279" calcext:value-type="float">
            <text:p>14.11279</text:p>
          </table:table-cell>
          <table:table-cell office:value-type="float" office:value="18.54079" calcext:value-type="float">
            <text:p>18.54079</text:p>
          </table:table-cell>
          <table:table-cell office:value-type="float" office:value="19.58342" calcext:value-type="float">
            <text:p>19.58342</text:p>
          </table:table-cell>
          <table:table-cell office:value-type="float" office:value="20.8153" calcext:value-type="float">
            <text:p>20.8153</text:p>
          </table:table-cell>
          <table:table-cell office:value-type="float" office:value="20.8024" calcext:value-type="float">
            <text:p>20.8024</text:p>
          </table:table-cell>
          <table:table-cell office:value-type="float" office:value="11.40211" calcext:value-type="float">
            <text:p>11.40211</text:p>
          </table:table-cell>
          <table:table-cell office:value-type="float" office:value="7.304366" calcext:value-type="float">
            <text:p>7.304366</text:p>
          </table:table-cell>
          <table:table-cell office:value-type="float" office:value="7.45675" calcext:value-type="float">
            <text:p>7.45675</text:p>
          </table:table-cell>
          <table:table-cell office:value-type="float" office:value="6.924734" calcext:value-type="float">
            <text:p>6.924734</text:p>
          </table:table-cell>
          <table:table-cell office:value-type="float" office:value="3.822974" calcext:value-type="float">
            <text:p>3.822974</text:p>
          </table:table-cell>
          <table:table-cell office:value-type="float" office:value="1.583598" calcext:value-type="float">
            <text:p>1.583598</text:p>
          </table:table-cell>
          <table:table-cell office:value-type="float" office:value="0.5538425" calcext:value-type="float">
            <text:p>0.5538425</text:p>
          </table:table-cell>
          <table:table-cell office:value-type="float" office:value="0.3700908" calcext:value-type="float">
            <text:p>0.3700908</text:p>
          </table:table-cell>
          <table:table-cell office:value-type="float" office:value="0.3349957" calcext:value-type="float">
            <text:p>0.3349957</text:p>
          </table:table-cell>
          <table:table-cell office:value-type="float" office:value="0" calcext:value-type="float">
            <text:p>0</text:p>
          </table:table-cell>
          <table:table-cell office:value-type="float" office:value="3753.29" calcext:value-type="float">
            <text:p>375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3337" calcext:value-type="float">
            <text:p>2.103337</text:p>
          </table:table-cell>
          <table:table-cell office:value-type="float" office:value="0" calcext:value-type="float">
            <text:p>0</text:p>
          </table:table-cell>
          <table:table-cell office:value-type="float" office:value="-0.02896143" calcext:value-type="float">
            <text:p>-0.02896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25.5589" calcext:value-type="float">
            <text:p>25.5589</text:p>
          </table:table-cell>
          <table:table-cell office:value-type="float" office:value="1099.901" calcext:value-type="float">
            <text:p>1099.901</text:p>
          </table:table-cell>
          <table:table-cell office:value-type="float" office:value="0" calcext:value-type="float">
            <text:p>0</text:p>
          </table:table-cell>
          <table:table-cell office:value-type="float" office:value="-0.0001250188" calcext:value-type="float">
            <text:p>-0.0001250188</text:p>
          </table:table-cell>
          <table:table-cell office:value-type="float" office:value="3.027029" calcext:value-type="float">
            <text:p>3.027029</text:p>
          </table:table-cell>
          <table:table-cell office:value-type="float" office:value="15.89153" calcext:value-type="float">
            <text:p>15.8915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098" calcext:value-type="float">
            <text:p>2.159098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033" calcext:value-type="float">
            <text:p>0.002221033</text:p>
          </table:table-cell>
          <table:table-cell office:value-type="float" office:value="-0.05054888" calcext:value-type="float">
            <text:p>-0.05054888</text:p>
          </table:table-cell>
          <table:table-cell office:value-type="float" office:value="0.002140333" calcext:value-type="float">
            <text:p>0.002140333</text:p>
          </table:table-cell>
          <table:table-cell office:value-type="float" office:value="0.002309684" calcext:value-type="float">
            <text:p>0.002309684</text:p>
          </table:table-cell>
          <table:table-cell office:value-type="float" office:value="18.25074" calcext:value-type="float">
            <text:p>18.25074</text:p>
          </table:table-cell>
          <table:table-cell office:value-type="float" office:value="2.458011" calcext:value-type="float">
            <text:p>2.458011</text:p>
          </table:table-cell>
          <table:table-cell office:value-type="float" office:value="0.05854623" calcext:value-type="float">
            <text:p>0.05854623</text:p>
          </table:table-cell>
          <table:table-cell office:value-type="float" office:value="0.04759963" calcext:value-type="float">
            <text:p>0.04759963</text:p>
          </table:table-cell>
          <table:table-cell office:value-type="float" office:value="0.04311748" calcext:value-type="float">
            <text:p>0.04311748</text:p>
          </table:table-cell>
          <table:table-cell office:value-type="float" office:value="0.04301683" calcext:value-type="float">
            <text:p>0.04301683</text:p>
          </table:table-cell>
          <table:table-cell office:value-type="float" office:value="0.01790236" calcext:value-type="float">
            <text:p>0.01790236</text:p>
          </table:table-cell>
          <table:table-cell office:value-type="float" office:value="0.01218877" calcext:value-type="float">
            <text:p>0.01218877</text:p>
          </table:table-cell>
          <table:table-cell office:value-type="float" office:value="0.02607338" calcext:value-type="float">
            <text:p>0.02607338</text:p>
          </table:table-cell>
          <table:table-cell office:value-type="float" office:value="0.02159316" calcext:value-type="float">
            <text:p>0.02159316</text:p>
          </table:table-cell>
          <table:table-cell office:value-type="float" office:value="0.01907974" calcext:value-type="float">
            <text:p>0.01907974</text:p>
          </table:table-cell>
          <table:table-cell office:value-type="float" office:value="0.01901334" calcext:value-type="float">
            <text:p>0.01901334</text:p>
          </table:table-cell>
          <table:table-cell office:value-type="float" office:value="0.01710606" calcext:value-type="float">
            <text:p>0.01710606</text:p>
          </table:table-cell>
          <table:table-cell office:value-type="float" office:value="0.006967828" calcext:value-type="float">
            <text:p>0.006967828</text:p>
          </table:table-cell>
          <table:table-cell office:value-type="float" office:value="0.007333571" calcext:value-type="float">
            <text:p>0.007333571</text:p>
          </table:table-cell>
          <table:table-cell office:value-type="float" office:value="0" calcext:value-type="float">
            <text:p>0</text:p>
          </table:table-cell>
          <table:table-cell office:value-type="float" office:value="14.27635" calcext:value-type="float">
            <text:p>14.27635</text:p>
          </table:table-cell>
          <table:table-cell office:value-type="float" office:value="19.4477" calcext:value-type="float">
            <text:p>19.4477</text:p>
          </table:table-cell>
          <table:table-cell office:value-type="float" office:value="19.89045" calcext:value-type="float">
            <text:p>19.89045</text:p>
          </table:table-cell>
          <table:table-cell office:value-type="float" office:value="20.96293" calcext:value-type="float">
            <text:p>20.96293</text:p>
          </table:table-cell>
          <table:table-cell office:value-type="float" office:value="20.88303" calcext:value-type="float">
            <text:p>20.88303</text:p>
          </table:table-cell>
          <table:table-cell office:value-type="float" office:value="11.39411" calcext:value-type="float">
            <text:p>11.39411</text:p>
          </table:table-cell>
          <table:table-cell office:value-type="float" office:value="7.310586" calcext:value-type="float">
            <text:p>7.310586</text:p>
          </table:table-cell>
          <table:table-cell office:value-type="float" office:value="7.461651" calcext:value-type="float">
            <text:p>7.461651</text:p>
          </table:table-cell>
          <table:table-cell office:value-type="float" office:value="6.932974" calcext:value-type="float">
            <text:p>6.932974</text:p>
          </table:table-cell>
          <table:table-cell office:value-type="float" office:value="3.834132" calcext:value-type="float">
            <text:p>3.834132</text:p>
          </table:table-cell>
          <table:table-cell office:value-type="float" office:value="1.587725" calcext:value-type="float">
            <text:p>1.587725</text:p>
          </table:table-cell>
          <table:table-cell office:value-type="float" office:value="0.5545778" calcext:value-type="float">
            <text:p>0.5545778</text:p>
          </table:table-cell>
          <table:table-cell office:value-type="float" office:value="0.3701178" calcext:value-type="float">
            <text:p>0.3701178</text:p>
          </table:table-cell>
          <table:table-cell office:value-type="float" office:value="0.3350141" calcext:value-type="float">
            <text:p>0.3350141</text:p>
          </table:table-cell>
          <table:table-cell office:value-type="float" office:value="0" calcext:value-type="float">
            <text:p>0</text:p>
          </table:table-cell>
          <table:table-cell office:value-type="float" office:value="3872.809" calcext:value-type="float">
            <text:p>3872.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1849" calcext:value-type="float">
            <text:p>2.271849</text:p>
          </table:table-cell>
          <table:table-cell office:value-type="float" office:value="0" calcext:value-type="float">
            <text:p>0</text:p>
          </table:table-cell>
          <table:table-cell office:value-type="float" office:value="-0.0289774" calcext:value-type="float">
            <text:p>-0.02897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25.42591" calcext:value-type="float">
            <text:p>25.42591</text:p>
          </table:table-cell>
          <table:table-cell office:value-type="float" office:value="1099.872" calcext:value-type="float">
            <text:p>1099.872</text:p>
          </table:table-cell>
          <table:table-cell office:value-type="float" office:value="0" calcext:value-type="float">
            <text:p>0</text:p>
          </table:table-cell>
          <table:table-cell office:value-type="float" office:value="-0.0003560922" calcext:value-type="float">
            <text:p>-0.0003560922</text:p>
          </table:table-cell>
          <table:table-cell office:value-type="float" office:value="3.108667" calcext:value-type="float">
            <text:p>3.108667</text:p>
          </table:table-cell>
          <table:table-cell office:value-type="float" office:value="15.96166" calcext:value-type="float">
            <text:p>15.9616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103" calcext:value-type="float">
            <text:p>2.15910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079" calcext:value-type="float">
            <text:p>0.002221079</text:p>
          </table:table-cell>
          <table:table-cell office:value-type="float" office:value="-0.05074126" calcext:value-type="float">
            <text:p>-0.05074126</text:p>
          </table:table-cell>
          <table:table-cell office:value-type="float" office:value="0.002124244" calcext:value-type="float">
            <text:p>0.002124244</text:p>
          </table:table-cell>
          <table:table-cell office:value-type="float" office:value="0.00231155" calcext:value-type="float">
            <text:p>0.00231155</text:p>
          </table:table-cell>
          <table:table-cell office:value-type="float" office:value="18.06566" calcext:value-type="float">
            <text:p>18.06566</text:p>
          </table:table-cell>
          <table:table-cell office:value-type="float" office:value="4.225104" calcext:value-type="float">
            <text:p>4.225104</text:p>
          </table:table-cell>
          <table:table-cell office:value-type="float" office:value="0.0622053" calcext:value-type="float">
            <text:p>0.0622053</text:p>
          </table:table-cell>
          <table:table-cell office:value-type="float" office:value="0.04798929" calcext:value-type="float">
            <text:p>0.04798929</text:p>
          </table:table-cell>
          <table:table-cell office:value-type="float" office:value="0.04335359" calcext:value-type="float">
            <text:p>0.04335359</text:p>
          </table:table-cell>
          <table:table-cell office:value-type="float" office:value="0.04328181" calcext:value-type="float">
            <text:p>0.04328181</text:p>
          </table:table-cell>
          <table:table-cell office:value-type="float" office:value="0.01792053" calcext:value-type="float">
            <text:p>0.01792053</text:p>
          </table:table-cell>
          <table:table-cell office:value-type="float" office:value="0.01214843" calcext:value-type="float">
            <text:p>0.01214843</text:p>
          </table:table-cell>
          <table:table-cell office:value-type="float" office:value="0.02606695" calcext:value-type="float">
            <text:p>0.02606695</text:p>
          </table:table-cell>
          <table:table-cell office:value-type="float" office:value="0.02159441" calcext:value-type="float">
            <text:p>0.02159441</text:p>
          </table:table-cell>
          <table:table-cell office:value-type="float" office:value="0.01905286" calcext:value-type="float">
            <text:p>0.01905286</text:p>
          </table:table-cell>
          <table:table-cell office:value-type="float" office:value="0.01895971" calcext:value-type="float">
            <text:p>0.01895971</text:p>
          </table:table-cell>
          <table:table-cell office:value-type="float" office:value="0.01707332" calcext:value-type="float">
            <text:p>0.01707332</text:p>
          </table:table-cell>
          <table:table-cell office:value-type="float" office:value="0.006964685" calcext:value-type="float">
            <text:p>0.006964685</text:p>
          </table:table-cell>
          <table:table-cell office:value-type="float" office:value="0.007332935" calcext:value-type="float">
            <text:p>0.007332935</text:p>
          </table:table-cell>
          <table:table-cell office:value-type="float" office:value="0" calcext:value-type="float">
            <text:p>0</text:p>
          </table:table-cell>
          <table:table-cell office:value-type="float" office:value="15.02946" calcext:value-type="float">
            <text:p>15.02946</text:p>
          </table:table-cell>
          <table:table-cell office:value-type="float" office:value="20.42954" calcext:value-type="float">
            <text:p>20.42954</text:p>
          </table:table-cell>
          <table:table-cell office:value-type="float" office:value="20.22039" calcext:value-type="float">
            <text:p>20.22039</text:p>
          </table:table-cell>
          <table:table-cell office:value-type="float" office:value="21.14025" calcext:value-type="float">
            <text:p>21.14025</text:p>
          </table:table-cell>
          <table:table-cell office:value-type="float" office:value="21.00528" calcext:value-type="float">
            <text:p>21.00528</text:p>
          </table:table-cell>
          <table:table-cell office:value-type="float" office:value="11.39855" calcext:value-type="float">
            <text:p>11.39855</text:p>
          </table:table-cell>
          <table:table-cell office:value-type="float" office:value="7.324608" calcext:value-type="float">
            <text:p>7.324608</text:p>
          </table:table-cell>
          <table:table-cell office:value-type="float" office:value="7.468109" calcext:value-type="float">
            <text:p>7.468109</text:p>
          </table:table-cell>
          <table:table-cell office:value-type="float" office:value="6.940105" calcext:value-type="float">
            <text:p>6.940105</text:p>
          </table:table-cell>
          <table:table-cell office:value-type="float" office:value="3.844828" calcext:value-type="float">
            <text:p>3.844828</text:p>
          </table:table-cell>
          <table:table-cell office:value-type="float" office:value="1.592002" calcext:value-type="float">
            <text:p>1.592002</text:p>
          </table:table-cell>
          <table:table-cell office:value-type="float" office:value="0.5553764" calcext:value-type="float">
            <text:p>0.5553764</text:p>
          </table:table-cell>
          <table:table-cell office:value-type="float" office:value="0.3701521" calcext:value-type="float">
            <text:p>0.3701521</text:p>
          </table:table-cell>
          <table:table-cell office:value-type="float" office:value="0.3350325" calcext:value-type="float">
            <text:p>0.3350325</text:p>
          </table:table-cell>
          <table:table-cell office:value-type="float" office:value="0" calcext:value-type="float">
            <text:p>0</text:p>
          </table:table-cell>
          <table:table-cell office:value-type="float" office:value="3960.833" calcext:value-type="float">
            <text:p>3960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3627" calcext:value-type="float">
            <text:p>2.423627</text:p>
          </table:table-cell>
          <table:table-cell office:value-type="float" office:value="0" calcext:value-type="float">
            <text:p>0</text:p>
          </table:table-cell>
          <table:table-cell office:value-type="float" office:value="-0.0289954" calcext:value-type="float">
            <text:p>-0.02899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25.3598" calcext:value-type="float">
            <text:p>25.3598</text:p>
          </table:table-cell>
          <table:table-cell office:value-type="float" office:value="1099.839" calcext:value-type="float">
            <text:p>1099.839</text:p>
          </table:table-cell>
          <table:table-cell office:value-type="float" office:value="0" calcext:value-type="float">
            <text:p>0</text:p>
          </table:table-cell>
          <table:table-cell office:value-type="float" office:value="-0.0009686826" calcext:value-type="float">
            <text:p>-0.0009686826</text:p>
          </table:table-cell>
          <table:table-cell office:value-type="float" office:value="3.120847" calcext:value-type="float">
            <text:p>3.120847</text:p>
          </table:table-cell>
          <table:table-cell office:value-type="float" office:value="16.03894" calcext:value-type="float">
            <text:p>16.0389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131" calcext:value-type="float">
            <text:p>2.159131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307" calcext:value-type="float">
            <text:p>0.002221307</text:p>
          </table:table-cell>
          <table:table-cell office:value-type="float" office:value="-0.05098648" calcext:value-type="float">
            <text:p>-0.05098648</text:p>
          </table:table-cell>
          <table:table-cell office:value-type="float" office:value="0.002116924" calcext:value-type="float">
            <text:p>0.002116924</text:p>
          </table:table-cell>
          <table:table-cell office:value-type="float" office:value="0.002313478" calcext:value-type="float">
            <text:p>0.002313478</text:p>
          </table:table-cell>
          <table:table-cell office:value-type="float" office:value="18.03645" calcext:value-type="float">
            <text:p>18.03645</text:p>
          </table:table-cell>
          <table:table-cell office:value-type="float" office:value="4.167215" calcext:value-type="float">
            <text:p>4.167215</text:p>
          </table:table-cell>
          <table:table-cell office:value-type="float" office:value="0.05950168" calcext:value-type="float">
            <text:p>0.05950168</text:p>
          </table:table-cell>
          <table:table-cell office:value-type="float" office:value="0.04807652" calcext:value-type="float">
            <text:p>0.04807652</text:p>
          </table:table-cell>
          <table:table-cell office:value-type="float" office:value="0.04364023" calcext:value-type="float">
            <text:p>0.04364023</text:p>
          </table:table-cell>
          <table:table-cell office:value-type="float" office:value="0.04348273" calcext:value-type="float">
            <text:p>0.04348273</text:p>
          </table:table-cell>
          <table:table-cell office:value-type="float" office:value="0.01796241" calcext:value-type="float">
            <text:p>0.01796241</text:p>
          </table:table-cell>
          <table:table-cell office:value-type="float" office:value="0.01211601" calcext:value-type="float">
            <text:p>0.01211601</text:p>
          </table:table-cell>
          <table:table-cell office:value-type="float" office:value="0.02605609" calcext:value-type="float">
            <text:p>0.02605609</text:p>
          </table:table-cell>
          <table:table-cell office:value-type="float" office:value="0.02159241" calcext:value-type="float">
            <text:p>0.02159241</text:p>
          </table:table-cell>
          <table:table-cell office:value-type="float" office:value="0.0190269" calcext:value-type="float">
            <text:p>0.0190269</text:p>
          </table:table-cell>
          <table:table-cell office:value-type="float" office:value="0.01890663" calcext:value-type="float">
            <text:p>0.01890663</text:p>
          </table:table-cell>
          <table:table-cell office:value-type="float" office:value="0.01704021" calcext:value-type="float">
            <text:p>0.01704021</text:p>
          </table:table-cell>
          <table:table-cell office:value-type="float" office:value="0.006961507" calcext:value-type="float">
            <text:p>0.006961507</text:p>
          </table:table-cell>
          <table:table-cell office:value-type="float" office:value="0.007332275" calcext:value-type="float">
            <text:p>0.007332275</text:p>
          </table:table-cell>
          <table:table-cell office:value-type="float" office:value="0" calcext:value-type="float">
            <text:p>0</text:p>
          </table:table-cell>
          <table:table-cell office:value-type="float" office:value="17.85437" calcext:value-type="float">
            <text:p>17.85437</text:p>
          </table:table-cell>
          <table:table-cell office:value-type="float" office:value="21.14853" calcext:value-type="float">
            <text:p>21.14853</text:p>
          </table:table-cell>
          <table:table-cell office:value-type="float" office:value="20.48961" calcext:value-type="float">
            <text:p>20.48961</text:p>
          </table:table-cell>
          <table:table-cell office:value-type="float" office:value="21.30111" calcext:value-type="float">
            <text:p>21.30111</text:p>
          </table:table-cell>
          <table:table-cell office:value-type="float" office:value="21.13442" calcext:value-type="float">
            <text:p>21.13442</text:p>
          </table:table-cell>
          <table:table-cell office:value-type="float" office:value="11.41025" calcext:value-type="float">
            <text:p>11.41025</text:p>
          </table:table-cell>
          <table:table-cell office:value-type="float" office:value="7.344557" calcext:value-type="float">
            <text:p>7.344557</text:p>
          </table:table-cell>
          <table:table-cell office:value-type="float" office:value="7.476436" calcext:value-type="float">
            <text:p>7.476436</text:p>
          </table:table-cell>
          <table:table-cell office:value-type="float" office:value="6.945696" calcext:value-type="float">
            <text:p>6.945696</text:p>
          </table:table-cell>
          <table:table-cell office:value-type="float" office:value="3.855546" calcext:value-type="float">
            <text:p>3.855546</text:p>
          </table:table-cell>
          <table:table-cell office:value-type="float" office:value="1.596664" calcext:value-type="float">
            <text:p>1.596664</text:p>
          </table:table-cell>
          <table:table-cell office:value-type="float" office:value="0.5562366" calcext:value-type="float">
            <text:p>0.5562366</text:p>
          </table:table-cell>
          <table:table-cell office:value-type="float" office:value="0.3701948" calcext:value-type="float">
            <text:p>0.3701948</text:p>
          </table:table-cell>
          <table:table-cell office:value-type="float" office:value="0.3350509" calcext:value-type="float">
            <text:p>0.3350509</text:p>
          </table:table-cell>
          <table:table-cell office:value-type="float" office:value="0" calcext:value-type="float">
            <text:p>0</text:p>
          </table:table-cell>
          <table:table-cell office:value-type="float" office:value="3984.007" calcext:value-type="float">
            <text:p>3984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1725" calcext:value-type="float">
            <text:p>2.511725</text:p>
          </table:table-cell>
          <table:table-cell office:value-type="float" office:value="0" calcext:value-type="float">
            <text:p>0</text:p>
          </table:table-cell>
          <table:table-cell office:value-type="float" office:value="-0.02901035" calcext:value-type="float">
            <text:p>-0.029010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5.3477" calcext:value-type="float">
            <text:p>25.3477</text:p>
          </table:table-cell>
          <table:table-cell office:value-type="float" office:value="1099.833" calcext:value-type="float">
            <text:p>1099.833</text:p>
          </table:table-cell>
          <table:table-cell office:value-type="float" office:value="0" calcext:value-type="float">
            <text:p>0</text:p>
          </table:table-cell>
          <table:table-cell office:value-type="float" office:value="-0.003089388" calcext:value-type="float">
            <text:p>-0.003089388</text:p>
          </table:table-cell>
          <table:table-cell office:value-type="float" office:value="3.041336" calcext:value-type="float">
            <text:p>3.041336</text:p>
          </table:table-cell>
          <table:table-cell office:value-type="float" office:value="16.12374" calcext:value-type="float">
            <text:p>16.1237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59141" calcext:value-type="float">
            <text:p>2.159141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221392" calcext:value-type="float">
            <text:p>0.002221392</text:p>
          </table:table-cell>
          <table:table-cell office:value-type="float" office:value="-0.05169718" calcext:value-type="float">
            <text:p>-0.05169718</text:p>
          </table:table-cell>
          <table:table-cell office:value-type="float" office:value="0.002106941" calcext:value-type="float">
            <text:p>0.002106941</text:p>
          </table:table-cell>
          <table:table-cell office:value-type="float" office:value="0.002315451" calcext:value-type="float">
            <text:p>0.002315451</text:p>
          </table:table-cell>
          <table:table-cell office:value-type="float" office:value="18.32602" calcext:value-type="float">
            <text:p>18.32602</text:p>
          </table:table-cell>
          <table:table-cell office:value-type="float" office:value="2.773039" calcext:value-type="float">
            <text:p>2.773039</text:p>
          </table:table-cell>
          <table:table-cell office:value-type="float" office:value="0.05635269" calcext:value-type="float">
            <text:p>0.05635269</text:p>
          </table:table-cell>
          <table:table-cell office:value-type="float" office:value="0.04754327" calcext:value-type="float">
            <text:p>0.04754327</text:p>
          </table:table-cell>
          <table:table-cell office:value-type="float" office:value="0.04355095" calcext:value-type="float">
            <text:p>0.04355095</text:p>
          </table:table-cell>
          <table:table-cell office:value-type="float" office:value="0.0435624" calcext:value-type="float">
            <text:p>0.0435624</text:p>
          </table:table-cell>
          <table:table-cell office:value-type="float" office:value="0.01803898" calcext:value-type="float">
            <text:p>0.01803898</text:p>
          </table:table-cell>
          <table:table-cell office:value-type="float" office:value="0.0121344" calcext:value-type="float">
            <text:p>0.0121344</text:p>
          </table:table-cell>
          <table:table-cell office:value-type="float" office:value="0.02606471" calcext:value-type="float">
            <text:p>0.02606471</text:p>
          </table:table-cell>
          <table:table-cell office:value-type="float" office:value="0.02158973" calcext:value-type="float">
            <text:p>0.02158973</text:p>
          </table:table-cell>
          <table:table-cell office:value-type="float" office:value="0.01900185" calcext:value-type="float">
            <text:p>0.01900185</text:p>
          </table:table-cell>
          <table:table-cell office:value-type="float" office:value="0.01885429" calcext:value-type="float">
            <text:p>0.01885429</text:p>
          </table:table-cell>
          <table:table-cell office:value-type="float" office:value="0.01700666" calcext:value-type="float">
            <text:p>0.01700666</text:p>
          </table:table-cell>
          <table:table-cell office:value-type="float" office:value="0.006958333" calcext:value-type="float">
            <text:p>0.006958333</text:p>
          </table:table-cell>
          <table:table-cell office:value-type="float" office:value="0.007331603" calcext:value-type="float">
            <text:p>0.007331603</text:p>
          </table:table-cell>
          <table:table-cell office:value-type="float" office:value="0" calcext:value-type="float">
            <text:p>0</text:p>
          </table:table-cell>
          <table:table-cell office:value-type="float" office:value="19.88265" calcext:value-type="float">
            <text:p>19.88265</text:p>
          </table:table-cell>
          <table:table-cell office:value-type="float" office:value="20.05341" calcext:value-type="float">
            <text:p>20.05341</text:p>
          </table:table-cell>
          <table:table-cell office:value-type="float" office:value="20.16208" calcext:value-type="float">
            <text:p>20.16208</text:p>
          </table:table-cell>
          <table:table-cell office:value-type="float" office:value="21.1821" calcext:value-type="float">
            <text:p>21.1821</text:p>
          </table:table-cell>
          <table:table-cell office:value-type="float" office:value="21.08945" calcext:value-type="float">
            <text:p>21.08945</text:p>
          </table:table-cell>
          <table:table-cell office:value-type="float" office:value="11.40553" calcext:value-type="float">
            <text:p>11.40553</text:p>
          </table:table-cell>
          <table:table-cell office:value-type="float" office:value="7.363753" calcext:value-type="float">
            <text:p>7.363753</text:p>
          </table:table-cell>
          <table:table-cell office:value-type="float" office:value="7.4859" calcext:value-type="float">
            <text:p>7.4859</text:p>
          </table:table-cell>
          <table:table-cell office:value-type="float" office:value="6.949627" calcext:value-type="float">
            <text:p>6.949627</text:p>
          </table:table-cell>
          <table:table-cell office:value-type="float" office:value="3.8666" calcext:value-type="float">
            <text:p>3.8666</text:p>
          </table:table-cell>
          <table:table-cell office:value-type="float" office:value="1.601974" calcext:value-type="float">
            <text:p>1.601974</text:p>
          </table:table-cell>
          <table:table-cell office:value-type="float" office:value="0.5571676" calcext:value-type="float">
            <text:p>0.5571676</text:p>
          </table:table-cell>
          <table:table-cell office:value-type="float" office:value="0.3702508" calcext:value-type="float">
            <text:p>0.3702508</text:p>
          </table:table-cell>
          <table:table-cell office:value-type="float" office:value="0.3350693" calcext:value-type="float">
            <text:p>0.3350693</text:p>
          </table:table-cell>
          <table:table-cell office:value-type="float" office:value="0" calcext:value-type="float">
            <text:p>0</text:p>
          </table:table-cell>
          <table:table-cell office:value-type="float" office:value="3931.415" calcext:value-type="float">
            <text:p>3931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909" calcext:value-type="float">
            <text:p>2.51909</text:p>
          </table:table-cell>
          <table:table-cell office:value-type="float" office:value="0" calcext:value-type="float">
            <text:p>0</text:p>
          </table:table-cell>
          <table:table-cell office:value-type="float" office:value="-0.02902834" calcext:value-type="float">
            <text:p>-0.029028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25.32984" calcext:value-type="float">
            <text:p>25.32984</text:p>
          </table:table-cell>
          <table:table-cell office:value-type="float" office:value="1099.823" calcext:value-type="float">
            <text:p>1099.823</text:p>
          </table:table-cell>
          <table:table-cell office:value-type="float" office:value="0" calcext:value-type="float">
            <text:p>0</text:p>
          </table:table-cell>
          <table:table-cell office:value-type="float" office:value="-0.009191849" calcext:value-type="float">
            <text:p>-0.009191849</text:p>
          </table:table-cell>
          <table:table-cell office:value-type="float" office:value="2.975833" calcext:value-type="float">
            <text:p>2.975833</text:p>
          </table:table-cell>
          <table:table-cell office:value-type="float" office:value="16.20651" calcext:value-type="float">
            <text:p>16.20651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7963" calcext:value-type="float">
            <text:p>2.1796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343106" calcext:value-type="float">
            <text:p>0.002343106</text:p>
          </table:table-cell>
          <table:table-cell office:value-type="float" office:value="-0.05213738" calcext:value-type="float">
            <text:p>-0.05213738</text:p>
          </table:table-cell>
          <table:table-cell office:value-type="float" office:value="0.002102392" calcext:value-type="float">
            <text:p>0.002102392</text:p>
          </table:table-cell>
          <table:table-cell office:value-type="float" office:value="0.002320922" calcext:value-type="float">
            <text:p>0.002320922</text:p>
          </table:table-cell>
          <table:table-cell office:value-type="float" office:value="18.46536" calcext:value-type="float">
            <text:p>18.46536</text:p>
          </table:table-cell>
          <table:table-cell office:value-type="float" office:value="5.350942" calcext:value-type="float">
            <text:p>5.350942</text:p>
          </table:table-cell>
          <table:table-cell office:value-type="float" office:value="1.162874" calcext:value-type="float">
            <text:p>1.162874</text:p>
          </table:table-cell>
          <table:table-cell office:value-type="float" office:value="0.2130748" calcext:value-type="float">
            <text:p>0.2130748</text:p>
          </table:table-cell>
          <table:table-cell office:value-type="float" office:value="0.04778287" calcext:value-type="float">
            <text:p>0.04778287</text:p>
          </table:table-cell>
          <table:table-cell office:value-type="float" office:value="0.04343893" calcext:value-type="float">
            <text:p>0.04343893</text:p>
          </table:table-cell>
          <table:table-cell office:value-type="float" office:value="0.01810326" calcext:value-type="float">
            <text:p>0.01810326</text:p>
          </table:table-cell>
          <table:table-cell office:value-type="float" office:value="0.01224431" calcext:value-type="float">
            <text:p>0.01224431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0.02159135" calcext:value-type="float">
            <text:p>0.02159135</text:p>
          </table:table-cell>
          <table:table-cell office:value-type="float" office:value="0.01897781" calcext:value-type="float">
            <text:p>0.01897781</text:p>
          </table:table-cell>
          <table:table-cell office:value-type="float" office:value="0.01880223" calcext:value-type="float">
            <text:p>0.01880223</text:p>
          </table:table-cell>
          <table:table-cell office:value-type="float" office:value="0.01697272" calcext:value-type="float">
            <text:p>0.01697272</text:p>
          </table:table-cell>
          <table:table-cell office:value-type="float" office:value="0.00695518" calcext:value-type="float">
            <text:p>0.00695518</text:p>
          </table:table-cell>
          <table:table-cell office:value-type="float" office:value="0.007330919" calcext:value-type="float">
            <text:p>0.007330919</text:p>
          </table:table-cell>
          <table:table-cell office:value-type="float" office:value="0" calcext:value-type="float">
            <text:p>0</text:p>
          </table:table-cell>
          <table:table-cell office:value-type="float" office:value="14.51358" calcext:value-type="float">
            <text:p>14.51358</text:p>
          </table:table-cell>
          <table:table-cell office:value-type="float" office:value="25.10497" calcext:value-type="float">
            <text:p>25.10497</text:p>
          </table:table-cell>
          <table:table-cell office:value-type="float" office:value="25.28844" calcext:value-type="float">
            <text:p>25.28844</text:p>
          </table:table-cell>
          <table:table-cell office:value-type="float" office:value="21.80373" calcext:value-type="float">
            <text:p>21.80373</text:p>
          </table:table-cell>
          <table:table-cell office:value-type="float" office:value="21.17112" calcext:value-type="float">
            <text:p>21.17112</text:p>
          </table:table-cell>
          <table:table-cell office:value-type="float" office:value="11.39728" calcext:value-type="float">
            <text:p>11.39728</text:p>
          </table:table-cell>
          <table:table-cell office:value-type="float" office:value="7.206897" calcext:value-type="float">
            <text:p>7.206897</text:p>
          </table:table-cell>
          <table:table-cell office:value-type="float" office:value="7.515052" calcext:value-type="float">
            <text:p>7.515052</text:p>
          </table:table-cell>
          <table:table-cell office:value-type="float" office:value="6.95399" calcext:value-type="float">
            <text:p>6.95399</text:p>
          </table:table-cell>
          <table:table-cell office:value-type="float" office:value="3.876976" calcext:value-type="float">
            <text:p>3.876976</text:p>
          </table:table-cell>
          <table:table-cell office:value-type="float" office:value="1.607323" calcext:value-type="float">
            <text:p>1.607323</text:p>
          </table:table-cell>
          <table:table-cell office:value-type="float" office:value="0.5581673" calcext:value-type="float">
            <text:p>0.5581673</text:p>
          </table:table-cell>
          <table:table-cell office:value-type="float" office:value="0.3703215" calcext:value-type="float">
            <text:p>0.3703215</text:p>
          </table:table-cell>
          <table:table-cell office:value-type="float" office:value="0.3350878" calcext:value-type="float">
            <text:p>0.3350878</text:p>
          </table:table-cell>
          <table:table-cell office:value-type="float" office:value="0" calcext:value-type="float">
            <text:p>0</text:p>
          </table:table-cell>
          <table:table-cell office:value-type="float" office:value="3758.169" calcext:value-type="float">
            <text:p>3758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691" calcext:value-type="float">
            <text:p>2.53691</text:p>
          </table:table-cell>
          <table:table-cell office:value-type="float" office:value="0" calcext:value-type="float">
            <text:p>0</text:p>
          </table:table-cell>
          <table:table-cell office:value-type="float" office:value="-0.03064788" calcext:value-type="float">
            <text:p>-0.030647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5.36252" calcext:value-type="float">
            <text:p>25.36252</text:p>
          </table:table-cell>
          <table:table-cell office:value-type="float" office:value="1099.867" calcext:value-type="float">
            <text:p>1099.867</text:p>
          </table:table-cell>
          <table:table-cell office:value-type="float" office:value="0" calcext:value-type="float">
            <text:p>0</text:p>
          </table:table-cell>
          <table:table-cell office:value-type="float" office:value="-0.02084305" calcext:value-type="float">
            <text:p>-0.02084305</text:p>
          </table:table-cell>
          <table:table-cell office:value-type="float" office:value="2.844498" calcext:value-type="float">
            <text:p>2.844498</text:p>
          </table:table-cell>
          <table:table-cell office:value-type="float" office:value="16.23906" calcext:value-type="float">
            <text:p>16.2390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17963" calcext:value-type="float">
            <text:p>2.17963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343106" calcext:value-type="float">
            <text:p>0.002343106</text:p>
          </table:table-cell>
          <table:table-cell office:value-type="float" office:value="-0.05484286" calcext:value-type="float">
            <text:p>-0.05484286</text:p>
          </table:table-cell>
          <table:table-cell office:value-type="float" office:value="0.002091799" calcext:value-type="float">
            <text:p>0.002091799</text:p>
          </table:table-cell>
          <table:table-cell office:value-type="float" office:value="0.00234076" calcext:value-type="float">
            <text:p>0.00234076</text:p>
          </table:table-cell>
          <table:table-cell office:value-type="float" office:value="18.99991" calcext:value-type="float">
            <text:p>18.99991</text:p>
          </table:table-cell>
          <table:table-cell office:value-type="float" office:value="2.393647" calcext:value-type="float">
            <text:p>2.393647</text:p>
          </table:table-cell>
          <table:table-cell office:value-type="float" office:value="0.32239" calcext:value-type="float">
            <text:p>0.32239</text:p>
          </table:table-cell>
          <table:table-cell office:value-type="float" office:value="0.07449308" calcext:value-type="float">
            <text:p>0.07449308</text:p>
          </table:table-cell>
          <table:table-cell office:value-type="float" office:value="0.04638793" calcext:value-type="float">
            <text:p>0.04638793</text:p>
          </table:table-cell>
          <table:table-cell office:value-type="float" office:value="0.04510085" calcext:value-type="float">
            <text:p>0.04510085</text:p>
          </table:table-cell>
          <table:table-cell office:value-type="float" office:value="0.01838604" calcext:value-type="float">
            <text:p>0.01838604</text:p>
          </table:table-cell>
          <table:table-cell office:value-type="float" office:value="0.01245016" calcext:value-type="float">
            <text:p>0.01245016</text:p>
          </table:table-cell>
          <table:table-cell office:value-type="float" office:value="0.02621397" calcext:value-type="float">
            <text:p>0.02621397</text:p>
          </table:table-cell>
          <table:table-cell office:value-type="float" office:value="0.02160859" calcext:value-type="float">
            <text:p>0.02160859</text:p>
          </table:table-cell>
          <table:table-cell office:value-type="float" office:value="0.018956" calcext:value-type="float">
            <text:p>0.018956</text:p>
          </table:table-cell>
          <table:table-cell office:value-type="float" office:value="0.01875062" calcext:value-type="float">
            <text:p>0.01875062</text:p>
          </table:table-cell>
          <table:table-cell office:value-type="float" office:value="0.01693835" calcext:value-type="float">
            <text:p>0.01693835</text:p>
          </table:table-cell>
          <table:table-cell office:value-type="float" office:value="0.006952042" calcext:value-type="float">
            <text:p>0.006952042</text:p>
          </table:table-cell>
          <table:table-cell office:value-type="float" office:value="0.007330177" calcext:value-type="float">
            <text:p>0.007330177</text:p>
          </table:table-cell>
          <table:table-cell office:value-type="float" office:value="0" calcext:value-type="float">
            <text:p>0</text:p>
          </table:table-cell>
          <table:table-cell office:value-type="float" office:value="11.93464" calcext:value-type="float">
            <text:p>11.93464</text:p>
          </table:table-cell>
          <table:table-cell office:value-type="float" office:value="20.17724" calcext:value-type="float">
            <text:p>20.17724</text:p>
          </table:table-cell>
          <table:table-cell office:value-type="float" office:value="21.95387" calcext:value-type="float">
            <text:p>21.95387</text:p>
          </table:table-cell>
          <table:table-cell office:value-type="float" office:value="22.78756" calcext:value-type="float">
            <text:p>22.78756</text:p>
          </table:table-cell>
          <table:table-cell office:value-type="float" office:value="22.89318" calcext:value-type="float">
            <text:p>22.89318</text:p>
          </table:table-cell>
          <table:table-cell office:value-type="float" office:value="12.07486" calcext:value-type="float">
            <text:p>12.07486</text:p>
          </table:table-cell>
          <table:table-cell office:value-type="float" office:value="7.18393" calcext:value-type="float">
            <text:p>7.18393</text:p>
          </table:table-cell>
          <table:table-cell office:value-type="float" office:value="7.556216" calcext:value-type="float">
            <text:p>7.556216</text:p>
          </table:table-cell>
          <table:table-cell office:value-type="float" office:value="6.963419" calcext:value-type="float">
            <text:p>6.963419</text:p>
          </table:table-cell>
          <table:table-cell office:value-type="float" office:value="3.886956" calcext:value-type="float">
            <text:p>3.886956</text:p>
          </table:table-cell>
          <table:table-cell office:value-type="float" office:value="1.612686" calcext:value-type="float">
            <text:p>1.612686</text:p>
          </table:table-cell>
          <table:table-cell office:value-type="float" office:value="0.5592272" calcext:value-type="float">
            <text:p>0.5592272</text:p>
          </table:table-cell>
          <table:table-cell office:value-type="float" office:value="0.3704068" calcext:value-type="float">
            <text:p>0.3704068</text:p>
          </table:table-cell>
          <table:table-cell office:value-type="float" office:value="0.3351063" calcext:value-type="float">
            <text:p>0.3351063</text:p>
          </table:table-cell>
          <table:table-cell office:value-type="float" office:value="0" calcext:value-type="float">
            <text:p>0</text:p>
          </table:table-cell>
          <table:table-cell office:value-type="float" office:value="3738.121" calcext:value-type="float">
            <text:p>3738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789" calcext:value-type="float">
            <text:p>2.450789</text:p>
          </table:table-cell>
          <table:table-cell office:value-type="float" office:value="0" calcext:value-type="float">
            <text:p>0</text:p>
          </table:table-cell>
          <table:table-cell office:value-type="float" office:value="-0.03084803" calcext:value-type="float">
            <text:p>-0.030848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5.35575" calcext:value-type="float">
            <text:p>25.35575</text:p>
          </table:table-cell>
          <table:table-cell office:value-type="float" office:value="1099.925" calcext:value-type="float">
            <text:p>1099.925</text:p>
          </table:table-cell>
          <table:table-cell office:value-type="float" office:value="0" calcext:value-type="float">
            <text:p>0</text:p>
          </table:table-cell>
          <table:table-cell office:value-type="float" office:value="-0.04528842" calcext:value-type="float">
            <text:p>-0.04528842</text:p>
          </table:table-cell>
          <table:table-cell office:value-type="float" office:value="2.751263" calcext:value-type="float">
            <text:p>2.751263</text:p>
          </table:table-cell>
          <table:table-cell office:value-type="float" office:value="16.24726" calcext:value-type="float">
            <text:p>16.2472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212027" calcext:value-type="float">
            <text:p>2.212027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375273" calcext:value-type="float">
            <text:p>0.002375273</text:p>
          </table:table-cell>
          <table:table-cell office:value-type="float" office:value="-0.05622842" calcext:value-type="float">
            <text:p>-0.05622842</text:p>
          </table:table-cell>
          <table:table-cell office:value-type="float" office:value="0.002082296" calcext:value-type="float">
            <text:p>0.002082296</text:p>
          </table:table-cell>
          <table:table-cell office:value-type="float" office:value="0.002380939" calcext:value-type="float">
            <text:p>0.002380939</text:p>
          </table:table-cell>
          <table:table-cell office:value-type="float" office:value="19.46887" calcext:value-type="float">
            <text:p>19.46887</text:p>
          </table:table-cell>
          <table:table-cell office:value-type="float" office:value="3.58699" calcext:value-type="float">
            <text:p>3.58699</text:p>
          </table:table-cell>
          <table:table-cell office:value-type="float" office:value="0.3952974" calcext:value-type="float">
            <text:p>0.3952974</text:p>
          </table:table-cell>
          <table:table-cell office:value-type="float" office:value="0.07016066" calcext:value-type="float">
            <text:p>0.07016066</text:p>
          </table:table-cell>
          <table:table-cell office:value-type="float" office:value="0.04511873" calcext:value-type="float">
            <text:p>0.04511873</text:p>
          </table:table-cell>
          <table:table-cell office:value-type="float" office:value="0.04481384" calcext:value-type="float">
            <text:p>0.04481384</text:p>
          </table:table-cell>
          <table:table-cell office:value-type="float" office:value="0.01817808" calcext:value-type="float">
            <text:p>0.01817808</text:p>
          </table:table-cell>
          <table:table-cell office:value-type="float" office:value="0.01243839" calcext:value-type="float">
            <text:p>0.01243839</text:p>
          </table:table-cell>
          <table:table-cell office:value-type="float" office:value="0.02629541" calcext:value-type="float">
            <text:p>0.02629541</text:p>
          </table:table-cell>
          <table:table-cell office:value-type="float" office:value="0.02163793" calcext:value-type="float">
            <text:p>0.02163793</text:p>
          </table:table-cell>
          <table:table-cell office:value-type="float" office:value="0.01893818" calcext:value-type="float">
            <text:p>0.01893818</text:p>
          </table:table-cell>
          <table:table-cell office:value-type="float" office:value="0.01869983" calcext:value-type="float">
            <text:p>0.01869983</text:p>
          </table:table-cell>
          <table:table-cell office:value-type="float" office:value="0.0169036" calcext:value-type="float">
            <text:p>0.0169036</text:p>
          </table:table-cell>
          <table:table-cell office:value-type="float" office:value="0.006948929" calcext:value-type="float">
            <text:p>0.006948929</text:p>
          </table:table-cell>
          <table:table-cell office:value-type="float" office:value="0.007329423" calcext:value-type="float">
            <text:p>0.007329423</text:p>
          </table:table-cell>
          <table:table-cell office:value-type="float" office:value="0" calcext:value-type="float">
            <text:p>0</text:p>
          </table:table-cell>
          <table:table-cell office:value-type="float" office:value="15.81892" calcext:value-type="float">
            <text:p>15.81892</text:p>
          </table:table-cell>
          <table:table-cell office:value-type="float" office:value="22.8099" calcext:value-type="float">
            <text:p>22.8099</text:p>
          </table:table-cell>
          <table:table-cell office:value-type="float" office:value="22.62767" calcext:value-type="float">
            <text:p>22.62767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22.34237" calcext:value-type="float">
            <text:p>22.34237</text:p>
          </table:table-cell>
          <table:table-cell office:value-type="float" office:value="11.94001" calcext:value-type="float">
            <text:p>11.94001</text:p>
          </table:table-cell>
          <table:table-cell office:value-type="float" office:value="7.270172" calcext:value-type="float">
            <text:p>7.270172</text:p>
          </table:table-cell>
          <table:table-cell office:value-type="float" office:value="7.591466" calcext:value-type="float">
            <text:p>7.591466</text:p>
          </table:table-cell>
          <table:table-cell office:value-type="float" office:value="6.974986" calcext:value-type="float">
            <text:p>6.974986</text:p>
          </table:table-cell>
          <table:table-cell office:value-type="float" office:value="3.896825" calcext:value-type="float">
            <text:p>3.896825</text:p>
          </table:table-cell>
          <table:table-cell office:value-type="float" office:value="1.618061" calcext:value-type="float">
            <text:p>1.618061</text:p>
          </table:table-cell>
          <table:table-cell office:value-type="float" office:value="0.5603409" calcext:value-type="float">
            <text:p>0.5603409</text:p>
          </table:table-cell>
          <table:table-cell office:value-type="float" office:value="0.3705072" calcext:value-type="float">
            <text:p>0.3705072</text:p>
          </table:table-cell>
          <table:table-cell office:value-type="float" office:value="0.3351251" calcext:value-type="float">
            <text:p>0.3351251</text:p>
          </table:table-cell>
          <table:table-cell office:value-type="float" office:value="0" calcext:value-type="float">
            <text:p>0</text:p>
          </table:table-cell>
          <table:table-cell office:value-type="float" office:value="3660.172" calcext:value-type="float">
            <text:p>3660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9102" calcext:value-type="float">
            <text:p>2.389102</text:p>
          </table:table-cell>
          <table:table-cell office:value-type="float" office:value="0" calcext:value-type="float">
            <text:p>0</text:p>
          </table:table-cell>
          <table:table-cell office:value-type="float" office:value="-0.03287003" calcext:value-type="float">
            <text:p>-0.03287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25.38254" calcext:value-type="float">
            <text:p>25.38254</text:p>
          </table:table-cell>
          <table:table-cell office:value-type="float" office:value="1100.021" calcext:value-type="float">
            <text:p>1100.021</text:p>
          </table:table-cell>
          <table:table-cell office:value-type="float" office:value="0" calcext:value-type="float">
            <text:p>0</text:p>
          </table:table-cell>
          <table:table-cell office:value-type="float" office:value="-0.08245001" calcext:value-type="float">
            <text:p>-0.08245001</text:p>
          </table:table-cell>
          <table:table-cell office:value-type="float" office:value="2.59607" calcext:value-type="float">
            <text:p>2.59607</text:p>
          </table:table-cell>
          <table:table-cell office:value-type="float" office:value="16.22633" calcext:value-type="float">
            <text:p>16.2263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212027" calcext:value-type="float">
            <text:p>2.212027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375273" calcext:value-type="float">
            <text:p>0.002375273</text:p>
          </table:table-cell>
          <table:table-cell office:value-type="float" office:value="-0.06025133" calcext:value-type="float">
            <text:p>-0.06025133</text:p>
          </table:table-cell>
          <table:table-cell office:value-type="float" office:value="0.002075403" calcext:value-type="float">
            <text:p>0.002075403</text:p>
          </table:table-cell>
          <table:table-cell office:value-type="float" office:value="0.002466433" calcext:value-type="float">
            <text:p>0.002466433</text:p>
          </table:table-cell>
          <table:table-cell office:value-type="float" office:value="20.10744" calcext:value-type="float">
            <text:p>20.10744</text:p>
          </table:table-cell>
          <table:table-cell office:value-type="float" office:value="1.53453" calcext:value-type="float">
            <text:p>1.53453</text:p>
          </table:table-cell>
          <table:table-cell office:value-type="float" office:value="0.1727082" calcext:value-type="float">
            <text:p>0.1727082</text:p>
          </table:table-cell>
          <table:table-cell office:value-type="float" office:value="0.05675856" calcext:value-type="float">
            <text:p>0.05675856</text:p>
          </table:table-cell>
          <table:table-cell office:value-type="float" office:value="0.04444313" calcext:value-type="float">
            <text:p>0.04444313</text:p>
          </table:table-cell>
          <table:table-cell office:value-type="float" office:value="0.04495085" calcext:value-type="float">
            <text:p>0.04495085</text:p>
          </table:table-cell>
          <table:table-cell office:value-type="float" office:value="0.01809285" calcext:value-type="float">
            <text:p>0.01809285</text:p>
          </table:table-cell>
          <table:table-cell office:value-type="float" office:value="0.01228016" calcext:value-type="float">
            <text:p>0.01228016</text:p>
          </table:table-cell>
          <table:table-cell office:value-type="float" office:value="0.02633937" calcext:value-type="float">
            <text:p>0.02633937</text:p>
          </table:table-cell>
          <table:table-cell office:value-type="float" office:value="0.02166711" calcext:value-type="float">
            <text:p>0.02166711</text:p>
          </table:table-cell>
          <table:table-cell office:value-type="float" office:value="0.01892402" calcext:value-type="float">
            <text:p>0.01892402</text:p>
          </table:table-cell>
          <table:table-cell office:value-type="float" office:value="0.01865035" calcext:value-type="float">
            <text:p>0.01865035</text:p>
          </table:table-cell>
          <table:table-cell office:value-type="float" office:value="0.01686864" calcext:value-type="float">
            <text:p>0.01686864</text:p>
          </table:table-cell>
          <table:table-cell office:value-type="float" office:value="0.006945848" calcext:value-type="float">
            <text:p>0.006945848</text:p>
          </table:table-cell>
          <table:table-cell office:value-type="float" office:value="0.007328659" calcext:value-type="float">
            <text:p>0.007328659</text:p>
          </table:table-cell>
          <table:table-cell office:value-type="float" office:value="0" calcext:value-type="float">
            <text:p>0</text:p>
          </table:table-cell>
          <table:table-cell office:value-type="float" office:value="9.081742" calcext:value-type="float">
            <text:p>9.081742</text:p>
          </table:table-cell>
          <table:table-cell office:value-type="float" office:value="18.45537" calcext:value-type="float">
            <text:p>18.45537</text:p>
          </table:table-cell>
          <table:table-cell office:value-type="float" office:value="21.24079" calcext:value-type="float">
            <text:p>21.24079</text:p>
          </table:table-cell>
          <table:table-cell office:value-type="float" office:value="22.37302" calcext:value-type="float">
            <text:p>22.37302</text:p>
          </table:table-cell>
          <table:table-cell office:value-type="float" office:value="22.75998" calcext:value-type="float">
            <text:p>22.75998</text:p>
          </table:table-cell>
          <table:table-cell office:value-type="float" office:value="12.06441" calcext:value-type="float">
            <text:p>12.06441</text:p>
          </table:table-cell>
          <table:table-cell office:value-type="float" office:value="7.267803" calcext:value-type="float">
            <text:p>7.267803</text:p>
          </table:table-cell>
          <table:table-cell office:value-type="float" office:value="7.626519" calcext:value-type="float">
            <text:p>7.626519</text:p>
          </table:table-cell>
          <table:table-cell office:value-type="float" office:value="6.988671" calcext:value-type="float">
            <text:p>6.988671</text:p>
          </table:table-cell>
          <table:table-cell office:value-type="float" office:value="3.906541" calcext:value-type="float">
            <text:p>3.906541</text:p>
          </table:table-cell>
          <table:table-cell office:value-type="float" office:value="1.623679" calcext:value-type="float">
            <text:p>1.623679</text:p>
          </table:table-cell>
          <table:table-cell office:value-type="float" office:value="0.5615593" calcext:value-type="float">
            <text:p>0.5615593</text:p>
          </table:table-cell>
          <table:table-cell office:value-type="float" office:value="0.3706247" calcext:value-type="float">
            <text:p>0.3706247</text:p>
          </table:table-cell>
          <table:table-cell office:value-type="float" office:value="0.3351437" calcext:value-type="float">
            <text:p>0.3351437</text:p>
          </table:table-cell>
          <table:table-cell office:value-type="float" office:value="0" calcext:value-type="float">
            <text:p>0</text:p>
          </table:table-cell>
          <table:table-cell office:value-type="float" office:value="3577.701" calcext:value-type="float">
            <text:p>3577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755" calcext:value-type="float">
            <text:p>2.255755</text:p>
          </table:table-cell>
          <table:table-cell office:value-type="float" office:value="0" calcext:value-type="float">
            <text:p>0</text:p>
          </table:table-cell>
          <table:table-cell office:value-type="float" office:value="-0.03608791" calcext:value-type="float">
            <text:p>-0.036087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5.39152" calcext:value-type="float">
            <text:p>25.39152</text:p>
          </table:table-cell>
          <table:table-cell office:value-type="float" office:value="1100.149" calcext:value-type="float">
            <text:p>1100.149</text:p>
          </table:table-cell>
          <table:table-cell office:value-type="float" office:value="0" calcext:value-type="float">
            <text:p>0</text:p>
          </table:table-cell>
          <table:table-cell office:value-type="float" office:value="-0.1359606" calcext:value-type="float">
            <text:p>-0.1359606</text:p>
          </table:table-cell>
          <table:table-cell office:value-type="float" office:value="2.335292" calcext:value-type="float">
            <text:p>2.335292</text:p>
          </table:table-cell>
          <table:table-cell office:value-type="float" office:value="16.27334" calcext:value-type="float">
            <text:p>16.2733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475" calcext:value-type="float">
            <text:p>2.383475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7852" calcext:value-type="float">
            <text:p>0.002457852</text:p>
          </table:table-cell>
          <table:table-cell office:value-type="float" office:value="-0.06733031" calcext:value-type="float">
            <text:p>-0.06733031</text:p>
          </table:table-cell>
          <table:table-cell office:value-type="float" office:value="0.00207161" calcext:value-type="float">
            <text:p>0.00207161</text:p>
          </table:table-cell>
          <table:table-cell office:value-type="float" office:value="0.002586021" calcext:value-type="float">
            <text:p>0.002586021</text:p>
          </table:table-cell>
          <table:table-cell office:value-type="float" office:value="20.75074" calcext:value-type="float">
            <text:p>20.75074</text:p>
          </table:table-cell>
          <table:table-cell office:value-type="float" office:value="1.681744" calcext:value-type="float">
            <text:p>1.681744</text:p>
          </table:table-cell>
          <table:table-cell office:value-type="float" office:value="0.1825233" calcext:value-type="float">
            <text:p>0.1825233</text:p>
          </table:table-cell>
          <table:table-cell office:value-type="float" office:value="0.05592446" calcext:value-type="float">
            <text:p>0.05592446</text:p>
          </table:table-cell>
          <table:table-cell office:value-type="float" office:value="0.04439772" calcext:value-type="float">
            <text:p>0.04439772</text:p>
          </table:table-cell>
          <table:table-cell office:value-type="float" office:value="0.04489385" calcext:value-type="float">
            <text:p>0.04489385</text:p>
          </table:table-cell>
          <table:table-cell office:value-type="float" office:value="0.01788347" calcext:value-type="float">
            <text:p>0.01788347</text:p>
          </table:table-cell>
          <table:table-cell office:value-type="float" office:value="0.01212854" calcext:value-type="float">
            <text:p>0.01212854</text:p>
          </table:table-cell>
          <table:table-cell office:value-type="float" office:value="0.02634259" calcext:value-type="float">
            <text:p>0.02634259</text:p>
          </table:table-cell>
          <table:table-cell office:value-type="float" office:value="0.02169246" calcext:value-type="float">
            <text:p>0.02169246</text:p>
          </table:table-cell>
          <table:table-cell office:value-type="float" office:value="0.01891206" calcext:value-type="float">
            <text:p>0.01891206</text:p>
          </table:table-cell>
          <table:table-cell office:value-type="float" office:value="0.01860229" calcext:value-type="float">
            <text:p>0.01860229</text:p>
          </table:table-cell>
          <table:table-cell office:value-type="float" office:value="0.01683362" calcext:value-type="float">
            <text:p>0.01683362</text:p>
          </table:table-cell>
          <table:table-cell office:value-type="float" office:value="0.006942799" calcext:value-type="float">
            <text:p>0.006942799</text:p>
          </table:table-cell>
          <table:table-cell office:value-type="float" office:value="0.007327834" calcext:value-type="float">
            <text:p>0.007327834</text:p>
          </table:table-cell>
          <table:table-cell office:value-type="float" office:value="0" calcext:value-type="float">
            <text:p>0</text:p>
          </table:table-cell>
          <table:table-cell office:value-type="float" office:value="9.050328" calcext:value-type="float">
            <text:p>9.050328</text:p>
          </table:table-cell>
          <table:table-cell office:value-type="float" office:value="18.40617" calcext:value-type="float">
            <text:p>18.40617</text:p>
          </table:table-cell>
          <table:table-cell office:value-type="float" office:value="21.17353" calcext:value-type="float">
            <text:p>21.17353</text:p>
          </table:table-cell>
          <table:table-cell office:value-type="float" office:value="22.70684" calcext:value-type="float">
            <text:p>22.70684</text:p>
          </table:table-cell>
          <table:table-cell office:value-type="float" office:value="23.15578" calcext:value-type="float">
            <text:p>23.15578</text:p>
          </table:table-cell>
          <table:table-cell office:value-type="float" office:value="12.17667" calcext:value-type="float">
            <text:p>12.17667</text:p>
          </table:table-cell>
          <table:table-cell office:value-type="float" office:value="7.330036" calcext:value-type="float">
            <text:p>7.330036</text:p>
          </table:table-cell>
          <table:table-cell office:value-type="float" office:value="7.662393" calcext:value-type="float">
            <text:p>7.662393</text:p>
          </table:table-cell>
          <table:table-cell office:value-type="float" office:value="7.005728" calcext:value-type="float">
            <text:p>7.005728</text:p>
          </table:table-cell>
          <table:table-cell office:value-type="float" office:value="3.916273" calcext:value-type="float">
            <text:p>3.916273</text:p>
          </table:table-cell>
          <table:table-cell office:value-type="float" office:value="1.629606" calcext:value-type="float">
            <text:p>1.629606</text:p>
          </table:table-cell>
          <table:table-cell office:value-type="float" office:value="0.5629089" calcext:value-type="float">
            <text:p>0.5629089</text:p>
          </table:table-cell>
          <table:table-cell office:value-type="float" office:value="0.370761" calcext:value-type="float">
            <text:p>0.370761</text:p>
          </table:table-cell>
          <table:table-cell office:value-type="float" office:value="0.3351628" calcext:value-type="float">
            <text:p>0.3351628</text:p>
          </table:table-cell>
          <table:table-cell office:value-type="float" office:value="0" calcext:value-type="float">
            <text:p>0</text:p>
          </table:table-cell>
          <table:table-cell office:value-type="float" office:value="3303.318" calcext:value-type="float">
            <text:p>3303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274" calcext:value-type="float">
            <text:p>2.109274</text:p>
          </table:table-cell>
          <table:table-cell office:value-type="float" office:value="0" calcext:value-type="float">
            <text:p>0</text:p>
          </table:table-cell>
          <table:table-cell office:value-type="float" office:value="-0.04794066" calcext:value-type="float">
            <text:p>-0.047940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5.30023" calcext:value-type="float">
            <text:p>25.30023</text:p>
          </table:table-cell>
          <table:table-cell office:value-type="float" office:value="1100.256" calcext:value-type="float">
            <text:p>1100.256</text:p>
          </table:table-cell>
          <table:table-cell office:value-type="float" office:value="0" calcext:value-type="float">
            <text:p>0</text:p>
          </table:table-cell>
          <table:table-cell office:value-type="float" office:value="-0.2092525" calcext:value-type="float">
            <text:p>-0.2092525</text:p>
          </table:table-cell>
          <table:table-cell office:value-type="float" office:value="2.158739" calcext:value-type="float">
            <text:p>2.158739</text:p>
          </table:table-cell>
          <table:table-cell office:value-type="float" office:value="16.3476" calcext:value-type="float">
            <text:p>16.347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4" calcext:value-type="float">
            <text:p>2.38354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27" calcext:value-type="float">
            <text:p>0.002458927</text:p>
          </table:table-cell>
          <table:table-cell office:value-type="float" office:value="-0.07097403" calcext:value-type="float">
            <text:p>-0.07097403</text:p>
          </table:table-cell>
          <table:table-cell office:value-type="float" office:value="0.002071889" calcext:value-type="float">
            <text:p>0.002071889</text:p>
          </table:table-cell>
          <table:table-cell office:value-type="float" office:value="0.002669334" calcext:value-type="float">
            <text:p>0.002669334</text:p>
          </table:table-cell>
          <table:table-cell office:value-type="float" office:value="21.10942" calcext:value-type="float">
            <text:p>21.10942</text:p>
          </table:table-cell>
          <table:table-cell office:value-type="float" office:value="1.208208" calcext:value-type="float">
            <text:p>1.208208</text:p>
          </table:table-cell>
          <table:table-cell office:value-type="float" office:value="0.1380897" calcext:value-type="float">
            <text:p>0.1380897</text:p>
          </table:table-cell>
          <table:table-cell office:value-type="float" office:value="0.05647736" calcext:value-type="float">
            <text:p>0.05647736</text:p>
          </table:table-cell>
          <table:table-cell office:value-type="float" office:value="0.04374757" calcext:value-type="float">
            <text:p>0.04374757</text:p>
          </table:table-cell>
          <table:table-cell office:value-type="float" office:value="0.04447389" calcext:value-type="float">
            <text:p>0.04447389</text:p>
          </table:table-cell>
          <table:table-cell office:value-type="float" office:value="0.01761351" calcext:value-type="float">
            <text:p>0.01761351</text:p>
          </table:table-cell>
          <table:table-cell office:value-type="float" office:value="0.01202009" calcext:value-type="float">
            <text:p>0.01202009</text:p>
          </table:table-cell>
          <table:table-cell office:value-type="float" office:value="0.02631615" calcext:value-type="float">
            <text:p>0.02631615</text:p>
          </table:table-cell>
          <table:table-cell office:value-type="float" office:value="0.02171363" calcext:value-type="float">
            <text:p>0.02171363</text:p>
          </table:table-cell>
          <table:table-cell office:value-type="float" office:value="0.01890188" calcext:value-type="float">
            <text:p>0.01890188</text:p>
          </table:table-cell>
          <table:table-cell office:value-type="float" office:value="0.01855543" calcext:value-type="float">
            <text:p>0.01855543</text:p>
          </table:table-cell>
          <table:table-cell office:value-type="float" office:value="0.0167984" calcext:value-type="float">
            <text:p>0.0167984</text:p>
          </table:table-cell>
          <table:table-cell office:value-type="float" office:value="0.006939795" calcext:value-type="float">
            <text:p>0.006939795</text:p>
          </table:table-cell>
          <table:table-cell office:value-type="float" office:value="0.007327024" calcext:value-type="float">
            <text:p>0.007327024</text:p>
          </table:table-cell>
          <table:table-cell office:value-type="float" office:value="0" calcext:value-type="float">
            <text:p>0</text:p>
          </table:table-cell>
          <table:table-cell office:value-type="float" office:value="9.50052" calcext:value-type="float">
            <text:p>9.50052</text:p>
          </table:table-cell>
          <table:table-cell office:value-type="float" office:value="18.45936" calcext:value-type="float">
            <text:p>18.45936</text:p>
          </table:table-cell>
          <table:table-cell office:value-type="float" office:value="20.56168" calcext:value-type="float">
            <text:p>20.56168</text:p>
          </table:table-cell>
          <table:table-cell office:value-type="float" office:value="22.05365" calcext:value-type="float">
            <text:p>22.05365</text:p>
          </table:table-cell>
          <table:table-cell office:value-type="float" office:value="22.63829" calcext:value-type="float">
            <text:p>22.63829</text:p>
          </table:table-cell>
          <table:table-cell office:value-type="float" office:value="11.94762" calcext:value-type="float">
            <text:p>11.94762</text:p>
          </table:table-cell>
          <table:table-cell office:value-type="float" office:value="7.390551" calcext:value-type="float">
            <text:p>7.390551</text:p>
          </table:table-cell>
          <table:table-cell office:value-type="float" office:value="7.683033" calcext:value-type="float">
            <text:p>7.683033</text:p>
          </table:table-cell>
          <table:table-cell office:value-type="float" office:value="7.025212" calcext:value-type="float">
            <text:p>7.025212</text:p>
          </table:table-cell>
          <table:table-cell office:value-type="float" office:value="3.927459" calcext:value-type="float">
            <text:p>3.927459</text:p>
          </table:table-cell>
          <table:table-cell office:value-type="float" office:value="1.635571" calcext:value-type="float">
            <text:p>1.635571</text:p>
          </table:table-cell>
          <table:table-cell office:value-type="float" office:value="0.5642998" calcext:value-type="float">
            <text:p>0.5642998</text:p>
          </table:table-cell>
          <table:table-cell office:value-type="float" office:value="0.3709188" calcext:value-type="float">
            <text:p>0.3709188</text:p>
          </table:table-cell>
          <table:table-cell office:value-type="float" office:value="0.3351817" calcext:value-type="float">
            <text:p>0.3351817</text:p>
          </table:table-cell>
          <table:table-cell office:value-type="float" office:value="0" calcext:value-type="float">
            <text:p>0</text:p>
          </table:table-cell>
          <table:table-cell office:value-type="float" office:value="3136.522" calcext:value-type="float">
            <text:p>3136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326" calcext:value-type="float">
            <text:p>2.083326</text:p>
          </table:table-cell>
          <table:table-cell office:value-type="float" office:value="0" calcext:value-type="float">
            <text:p>0</text:p>
          </table:table-cell>
          <table:table-cell office:value-type="float" office:value="-0.04905633" calcext:value-type="float">
            <text:p>-0.04905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24.33588" calcext:value-type="float">
            <text:p>24.33588</text:p>
          </table:table-cell>
          <table:table-cell office:value-type="float" office:value="1100.431" calcext:value-type="float">
            <text:p>1100.431</text:p>
          </table:table-cell>
          <table:table-cell office:value-type="float" office:value="0" calcext:value-type="float">
            <text:p>0</text:p>
          </table:table-cell>
          <table:table-cell office:value-type="float" office:value="-0.3014543" calcext:value-type="float">
            <text:p>-0.3014543</text:p>
          </table:table-cell>
          <table:table-cell office:value-type="float" office:value="2.782675" calcext:value-type="float">
            <text:p>2.782675</text:p>
          </table:table-cell>
          <table:table-cell office:value-type="float" office:value="16.41096" calcext:value-type="float">
            <text:p>16.4109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4" calcext:value-type="float">
            <text:p>2.38354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27" calcext:value-type="float">
            <text:p>0.002458927</text:p>
          </table:table-cell>
          <table:table-cell office:value-type="float" office:value="-0.07173529" calcext:value-type="float">
            <text:p>-0.07173529</text:p>
          </table:table-cell>
          <table:table-cell office:value-type="float" office:value="0.001911909" calcext:value-type="float">
            <text:p>0.001911909</text:p>
          </table:table-cell>
          <table:table-cell office:value-type="float" office:value="0.002683456" calcext:value-type="float">
            <text:p>0.002683456</text:p>
          </table:table-cell>
          <table:table-cell office:value-type="float" office:value="19.59201" calcext:value-type="float">
            <text:p>19.59201</text:p>
          </table:table-cell>
          <table:table-cell office:value-type="float" office:value="1.048396" calcext:value-type="float">
            <text:p>1.048396</text:p>
          </table:table-cell>
          <table:table-cell office:value-type="float" office:value="0.1157073" calcext:value-type="float">
            <text:p>0.1157073</text:p>
          </table:table-cell>
          <table:table-cell office:value-type="float" office:value="0.05945287" calcext:value-type="float">
            <text:p>0.05945287</text:p>
          </table:table-cell>
          <table:table-cell office:value-type="float" office:value="0.04381415" calcext:value-type="float">
            <text:p>0.04381415</text:p>
          </table:table-cell>
          <table:table-cell office:value-type="float" office:value="0.04420278" calcext:value-type="float">
            <text:p>0.04420278</text:p>
          </table:table-cell>
          <table:table-cell office:value-type="float" office:value="0.01740409" calcext:value-type="float">
            <text:p>0.01740409</text:p>
          </table:table-cell>
          <table:table-cell office:value-type="float" office:value="0.01191955" calcext:value-type="float">
            <text:p>0.01191955</text:p>
          </table:table-cell>
          <table:table-cell office:value-type="float" office:value="0.02625949" calcext:value-type="float">
            <text:p>0.02625949</text:p>
          </table:table-cell>
          <table:table-cell office:value-type="float" office:value="0.02172802" calcext:value-type="float">
            <text:p>0.02172802</text:p>
          </table:table-cell>
          <table:table-cell office:value-type="float" office:value="0.01889256" calcext:value-type="float">
            <text:p>0.01889256</text:p>
          </table:table-cell>
          <table:table-cell office:value-type="float" office:value="0.01850943" calcext:value-type="float">
            <text:p>0.01850943</text:p>
          </table:table-cell>
          <table:table-cell office:value-type="float" office:value="0.0167631" calcext:value-type="float">
            <text:p>0.0167631</text:p>
          </table:table-cell>
          <table:table-cell office:value-type="float" office:value="0.006936981" calcext:value-type="float">
            <text:p>0.006936981</text:p>
          </table:table-cell>
          <table:table-cell office:value-type="float" office:value="0.007326206" calcext:value-type="float">
            <text:p>0.007326206</text:p>
          </table:table-cell>
          <table:table-cell office:value-type="float" office:value="0" calcext:value-type="float">
            <text:p>0</text:p>
          </table:table-cell>
          <table:table-cell office:value-type="float" office:value="15.30346" calcext:value-type="float">
            <text:p>15.30346</text:p>
          </table:table-cell>
          <table:table-cell office:value-type="float" office:value="19.60228" calcext:value-type="float">
            <text:p>19.60228</text:p>
          </table:table-cell>
          <table:table-cell office:value-type="float" office:value="20.33124" calcext:value-type="float">
            <text:p>20.33124</text:p>
          </table:table-cell>
          <table:table-cell office:value-type="float" office:value="21.67185" calcext:value-type="float">
            <text:p>21.67185</text:p>
          </table:table-cell>
          <table:table-cell office:value-type="float" office:value="22.19238" calcext:value-type="float">
            <text:p>22.19238</text:p>
          </table:table-cell>
          <table:table-cell office:value-type="float" office:value="11.67594" calcext:value-type="float">
            <text:p>11.67594</text:p>
          </table:table-cell>
          <table:table-cell office:value-type="float" office:value="7.353078" calcext:value-type="float">
            <text:p>7.353078</text:p>
          </table:table-cell>
          <table:table-cell office:value-type="float" office:value="7.686527" calcext:value-type="float">
            <text:p>7.686527</text:p>
          </table:table-cell>
          <table:table-cell office:value-type="float" office:value="7.043776" calcext:value-type="float">
            <text:p>7.043776</text:p>
          </table:table-cell>
          <table:table-cell office:value-type="float" office:value="3.93996" calcext:value-type="float">
            <text:p>3.93996</text:p>
          </table:table-cell>
          <table:table-cell office:value-type="float" office:value="1.641594" calcext:value-type="float">
            <text:p>1.641594</text:p>
          </table:table-cell>
          <table:table-cell office:value-type="float" office:value="0.5657976" calcext:value-type="float">
            <text:p>0.5657976</text:p>
          </table:table-cell>
          <table:table-cell office:value-type="float" office:value="0.3711213" calcext:value-type="float">
            <text:p>0.3711213</text:p>
          </table:table-cell>
          <table:table-cell office:value-type="float" office:value="0.3352006" calcext:value-type="float">
            <text:p>0.3352006</text:p>
          </table:table-cell>
          <table:table-cell office:value-type="float" office:value="0" calcext:value-type="float">
            <text:p>0</text:p>
          </table:table-cell>
          <table:table-cell office:value-type="float" office:value="4154.004" calcext:value-type="float">
            <text:p>4154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2288" calcext:value-type="float">
            <text:p>2.862288</text:p>
          </table:table-cell>
          <table:table-cell office:value-type="float" office:value="0" calcext:value-type="float">
            <text:p>0</text:p>
          </table:table-cell>
          <table:table-cell office:value-type="float" office:value="-0.04908944" calcext:value-type="float">
            <text:p>-0.049089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23.78491" calcext:value-type="float">
            <text:p>23.78491</text:p>
          </table:table-cell>
          <table:table-cell office:value-type="float" office:value="1100.476" calcext:value-type="float">
            <text:p>1100.476</text:p>
          </table:table-cell>
          <table:table-cell office:value-type="float" office:value="0" calcext:value-type="float">
            <text:p>0</text:p>
          </table:table-cell>
          <table:table-cell office:value-type="float" office:value="-0.4029123" calcext:value-type="float">
            <text:p>-0.4029123</text:p>
          </table:table-cell>
          <table:table-cell office:value-type="float" office:value="3.162939" calcext:value-type="float">
            <text:p>3.162939</text:p>
          </table:table-cell>
          <table:table-cell office:value-type="float" office:value="16.4267" calcext:value-type="float">
            <text:p>16.4267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4" calcext:value-type="float">
            <text:p>2.38354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27" calcext:value-type="float">
            <text:p>0.002458927</text:p>
          </table:table-cell>
          <table:table-cell office:value-type="float" office:value="-0.0722086" calcext:value-type="float">
            <text:p>-0.0722086</text:p>
          </table:table-cell>
          <table:table-cell office:value-type="float" office:value="0.001807719" calcext:value-type="float">
            <text:p>0.001807719</text:p>
          </table:table-cell>
          <table:table-cell office:value-type="float" office:value="0.002685983" calcext:value-type="float">
            <text:p>0.002685983</text:p>
          </table:table-cell>
          <table:table-cell office:value-type="float" office:value="18.74937" calcext:value-type="float">
            <text:p>18.74937</text:p>
          </table:table-cell>
          <table:table-cell office:value-type="float" office:value="2.947618" calcext:value-type="float">
            <text:p>2.947618</text:p>
          </table:table-cell>
          <table:table-cell office:value-type="float" office:value="0.1091775" calcext:value-type="float">
            <text:p>0.1091775</text:p>
          </table:table-cell>
          <table:table-cell office:value-type="float" office:value="0.0630659" calcext:value-type="float">
            <text:p>0.0630659</text:p>
          </table:table-cell>
          <table:table-cell office:value-type="float" office:value="0.04531002" calcext:value-type="float">
            <text:p>0.04531002</text:p>
          </table:table-cell>
          <table:table-cell office:value-type="float" office:value="0.04394548" calcext:value-type="float">
            <text:p>0.04394548</text:p>
          </table:table-cell>
          <table:table-cell office:value-type="float" office:value="0.0172306" calcext:value-type="float">
            <text:p>0.0172306</text:p>
          </table:table-cell>
          <table:table-cell office:value-type="float" office:value="0.01183428" calcext:value-type="float">
            <text:p>0.01183428</text:p>
          </table:table-cell>
          <table:table-cell office:value-type="float" office:value="0.02620273" calcext:value-type="float">
            <text:p>0.02620273</text:p>
          </table:table-cell>
          <table:table-cell office:value-type="float" office:value="0.02172522" calcext:value-type="float">
            <text:p>0.02172522</text:p>
          </table:table-cell>
          <table:table-cell office:value-type="float" office:value="0.01888256" calcext:value-type="float">
            <text:p>0.01888256</text:p>
          </table:table-cell>
          <table:table-cell office:value-type="float" office:value="0.01846405" calcext:value-type="float">
            <text:p>0.01846405</text:p>
          </table:table-cell>
          <table:table-cell office:value-type="float" office:value="0.01672759" calcext:value-type="float">
            <text:p>0.01672759</text:p>
          </table:table-cell>
          <table:table-cell office:value-type="float" office:value="0.006934344" calcext:value-type="float">
            <text:p>0.006934344</text:p>
          </table:table-cell>
          <table:table-cell office:value-type="float" office:value="0.007325402" calcext:value-type="float">
            <text:p>0.007325402</text:p>
          </table:table-cell>
          <table:table-cell office:value-type="float" office:value="0" calcext:value-type="float">
            <text:p>0</text:p>
          </table:table-cell>
          <table:table-cell office:value-type="float" office:value="17.76522" calcext:value-type="float">
            <text:p>17.76522</text:p>
          </table:table-cell>
          <table:table-cell office:value-type="float" office:value="21.06334" calcext:value-type="float">
            <text:p>21.06334</text:p>
          </table:table-cell>
          <table:table-cell office:value-type="float" office:value="20.27221" calcext:value-type="float">
            <text:p>20.27221</text:p>
          </table:table-cell>
          <table:table-cell office:value-type="float" office:value="21.43367" calcext:value-type="float">
            <text:p>21.43367</text:p>
          </table:table-cell>
          <table:table-cell office:value-type="float" office:value="21.88426" calcext:value-type="float">
            <text:p>21.88426</text:p>
          </table:table-cell>
          <table:table-cell office:value-type="float" office:value="11.44818" calcext:value-type="float">
            <text:p>11.44818</text:p>
          </table:table-cell>
          <table:table-cell office:value-type="float" office:value="7.309262" calcext:value-type="float">
            <text:p>7.309262</text:p>
          </table:table-cell>
          <table:table-cell office:value-type="float" office:value="7.682883" calcext:value-type="float">
            <text:p>7.682883</text:p>
          </table:table-cell>
          <table:table-cell office:value-type="float" office:value="7.056999" calcext:value-type="float">
            <text:p>7.056999</text:p>
          </table:table-cell>
          <table:table-cell office:value-type="float" office:value="3.952454" calcext:value-type="float">
            <text:p>3.952454</text:p>
          </table:table-cell>
          <table:table-cell office:value-type="float" office:value="1.647762" calcext:value-type="float">
            <text:p>1.647762</text:p>
          </table:table-cell>
          <table:table-cell office:value-type="float" office:value="0.5673814" calcext:value-type="float">
            <text:p>0.5673814</text:p>
          </table:table-cell>
          <table:table-cell office:value-type="float" office:value="0.3713689" calcext:value-type="float">
            <text:p>0.3713689</text:p>
          </table:table-cell>
          <table:table-cell office:value-type="float" office:value="0.3352191" calcext:value-type="float">
            <text:p>0.3352191</text:p>
          </table:table-cell>
          <table:table-cell office:value-type="float" office:value="0" calcext:value-type="float">
            <text:p>0</text:p>
          </table:table-cell>
          <table:table-cell office:value-type="float" office:value="4745.943" calcext:value-type="float">
            <text:p>4745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8598" calcext:value-type="float">
            <text:p>3.358598</text:p>
          </table:table-cell>
          <table:table-cell office:value-type="float" office:value="0" calcext:value-type="float">
            <text:p>0</text:p>
          </table:table-cell>
          <table:table-cell office:value-type="float" office:value="-0.04912481" calcext:value-type="float">
            <text:p>-0.049124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23.50608" calcext:value-type="float">
            <text:p>23.50608</text:p>
          </table:table-cell>
          <table:table-cell office:value-type="float" office:value="1100.447" calcext:value-type="float">
            <text:p>1100.447</text:p>
          </table:table-cell>
          <table:table-cell office:value-type="float" office:value="0" calcext:value-type="float">
            <text:p>0</text:p>
          </table:table-cell>
          <table:table-cell office:value-type="float" office:value="-0.5262746" calcext:value-type="float">
            <text:p>-0.5262746</text:p>
          </table:table-cell>
          <table:table-cell office:value-type="float" office:value="3.3441" calcext:value-type="float">
            <text:p>3.3441</text:p>
          </table:table-cell>
          <table:table-cell office:value-type="float" office:value="16.42055" calcext:value-type="float">
            <text:p>16.4205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4" calcext:value-type="float">
            <text:p>2.38354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27" calcext:value-type="float">
            <text:p>0.002458927</text:p>
          </table:table-cell>
          <table:table-cell office:value-type="float" office:value="-0.07272257" calcext:value-type="float">
            <text:p>-0.07272257</text:p>
          </table:table-cell>
          <table:table-cell office:value-type="float" office:value="0.00175494" calcext:value-type="float">
            <text:p>0.00175494</text:p>
          </table:table-cell>
          <table:table-cell office:value-type="float" office:value="0.002688636" calcext:value-type="float">
            <text:p>0.002688636</text:p>
          </table:table-cell>
          <table:table-cell office:value-type="float" office:value="18.33919" calcext:value-type="float">
            <text:p>18.33919</text:p>
          </table:table-cell>
          <table:table-cell office:value-type="float" office:value="6.043366" calcext:value-type="float">
            <text:p>6.043366</text:p>
          </table:table-cell>
          <table:table-cell office:value-type="float" office:value="0.1156556" calcext:value-type="float">
            <text:p>0.1156556</text:p>
          </table:table-cell>
          <table:table-cell office:value-type="float" office:value="0.06943683" calcext:value-type="float">
            <text:p>0.06943683</text:p>
          </table:table-cell>
          <table:table-cell office:value-type="float" office:value="0.04843061" calcext:value-type="float">
            <text:p>0.04843061</text:p>
          </table:table-cell>
          <table:table-cell office:value-type="float" office:value="0.04489562" calcext:value-type="float">
            <text:p>0.04489562</text:p>
          </table:table-cell>
          <table:table-cell office:value-type="float" office:value="0.0171415" calcext:value-type="float">
            <text:p>0.0171415</text:p>
          </table:table-cell>
          <table:table-cell office:value-type="float" office:value="0.01176977" calcext:value-type="float">
            <text:p>0.01176977</text:p>
          </table:table-cell>
          <table:table-cell office:value-type="float" office:value="0.02615361" calcext:value-type="float">
            <text:p>0.02615361</text:p>
          </table:table-cell>
          <table:table-cell office:value-type="float" office:value="0.02170452" calcext:value-type="float">
            <text:p>0.02170452</text:p>
          </table:table-cell>
          <table:table-cell office:value-type="float" office:value="0.01887095" calcext:value-type="float">
            <text:p>0.01887095</text:p>
          </table:table-cell>
          <table:table-cell office:value-type="float" office:value="0.01841918" calcext:value-type="float">
            <text:p>0.01841918</text:p>
          </table:table-cell>
          <table:table-cell office:value-type="float" office:value="0.01669186" calcext:value-type="float">
            <text:p>0.01669186</text:p>
          </table:table-cell>
          <table:table-cell office:value-type="float" office:value="0.006931727" calcext:value-type="float">
            <text:p>0.006931727</text:p>
          </table:table-cell>
          <table:table-cell office:value-type="float" office:value="0.007324619" calcext:value-type="float">
            <text:p>0.007324619</text:p>
          </table:table-cell>
          <table:table-cell office:value-type="float" office:value="0" calcext:value-type="float">
            <text:p>0</text:p>
          </table:table-cell>
          <table:table-cell office:value-type="float" office:value="19.09841" calcext:value-type="float">
            <text:p>19.09841</text:p>
          </table:table-cell>
          <table:table-cell office:value-type="float" office:value="22.79123" calcext:value-type="float">
            <text:p>22.79123</text:p>
          </table:table-cell>
          <table:table-cell office:value-type="float" office:value="20.20884" calcext:value-type="float">
            <text:p>20.20884</text:p>
          </table:table-cell>
          <table:table-cell office:value-type="float" office:value="21.27328" calcext:value-type="float">
            <text:p>21.27328</text:p>
          </table:table-cell>
          <table:table-cell office:value-type="float" office:value="21.67185" calcext:value-type="float">
            <text:p>21.67185</text:p>
          </table:table-cell>
          <table:table-cell office:value-type="float" office:value="11.1943" calcext:value-type="float">
            <text:p>11.1943</text:p>
          </table:table-cell>
          <table:table-cell office:value-type="float" office:value="7.268934" calcext:value-type="float">
            <text:p>7.268934</text:p>
          </table:table-cell>
          <table:table-cell office:value-type="float" office:value="7.680651" calcext:value-type="float">
            <text:p>7.680651</text:p>
          </table:table-cell>
          <table:table-cell office:value-type="float" office:value="7.064739" calcext:value-type="float">
            <text:p>7.064739</text:p>
          </table:table-cell>
          <table:table-cell office:value-type="float" office:value="3.964531" calcext:value-type="float">
            <text:p>3.964531</text:p>
          </table:table-cell>
          <table:table-cell office:value-type="float" office:value="1.654146" calcext:value-type="float">
            <text:p>1.654146</text:p>
          </table:table-cell>
          <table:table-cell office:value-type="float" office:value="0.5690022" calcext:value-type="float">
            <text:p>0.5690022</text:p>
          </table:table-cell>
          <table:table-cell office:value-type="float" office:value="0.3716342" calcext:value-type="float">
            <text:p>0.3716342</text:p>
          </table:table-cell>
          <table:table-cell office:value-type="float" office:value="0.3352377" calcext:value-type="float">
            <text:p>0.3352377</text:p>
          </table:table-cell>
          <table:table-cell office:value-type="float" office:value="0" calcext:value-type="float">
            <text:p>0</text:p>
          </table:table-cell>
          <table:table-cell office:value-type="float" office:value="4991.221" calcext:value-type="float">
            <text:p>4991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5854" calcext:value-type="float">
            <text:p>3.655854</text:p>
          </table:table-cell>
          <table:table-cell office:value-type="float" office:value="0" calcext:value-type="float">
            <text:p>0</text:p>
          </table:table-cell>
          <table:table-cell office:value-type="float" office:value="-0.04916888" calcext:value-type="float">
            <text:p>-0.049168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23.34134" calcext:value-type="float">
            <text:p>23.34134</text:p>
          </table:table-cell>
          <table:table-cell office:value-type="float" office:value="1100.391" calcext:value-type="float">
            <text:p>1100.391</text:p>
          </table:table-cell>
          <table:table-cell office:value-type="float" office:value="0" calcext:value-type="float">
            <text:p>0</text:p>
          </table:table-cell>
          <table:table-cell office:value-type="float" office:value="-0.661114" calcext:value-type="float">
            <text:p>-0.661114</text:p>
          </table:table-cell>
          <table:table-cell office:value-type="float" office:value="3.427364" calcext:value-type="float">
            <text:p>3.427364</text:p>
          </table:table-cell>
          <table:table-cell office:value-type="float" office:value="16.41436" calcext:value-type="float">
            <text:p>16.4143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4" calcext:value-type="float">
            <text:p>2.38354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27" calcext:value-type="float">
            <text:p>0.002458927</text:p>
          </table:table-cell>
          <table:table-cell office:value-type="float" office:value="-0.07326883" calcext:value-type="float">
            <text:p>-0.07326883</text:p>
          </table:table-cell>
          <table:table-cell office:value-type="float" office:value="0.001718613" calcext:value-type="float">
            <text:p>0.001718613</text:p>
          </table:table-cell>
          <table:table-cell office:value-type="float" office:value="0.00269142" calcext:value-type="float">
            <text:p>0.00269142</text:p>
          </table:table-cell>
          <table:table-cell office:value-type="float" office:value="18.13095" calcext:value-type="float">
            <text:p>18.13095</text:p>
          </table:table-cell>
          <table:table-cell office:value-type="float" office:value="8.11985" calcext:value-type="float">
            <text:p>8.11985</text:p>
          </table:table-cell>
          <table:table-cell office:value-type="float" office:value="0.1215502" calcext:value-type="float">
            <text:p>0.1215502</text:p>
          </table:table-cell>
          <table:table-cell office:value-type="float" office:value="0.07506222" calcext:value-type="float">
            <text:p>0.07506222</text:p>
          </table:table-cell>
          <table:table-cell office:value-type="float" office:value="0.05198015" calcext:value-type="float">
            <text:p>0.05198015</text:p>
          </table:table-cell>
          <table:table-cell office:value-type="float" office:value="0.04692228" calcext:value-type="float">
            <text:p>0.04692228</text:p>
          </table:table-cell>
          <table:table-cell office:value-type="float" office:value="0.01715447" calcext:value-type="float">
            <text:p>0.01715447</text:p>
          </table:table-cell>
          <table:table-cell office:value-type="float" office:value="0.01171565" calcext:value-type="float">
            <text:p>0.01171565</text:p>
          </table:table-cell>
          <table:table-cell office:value-type="float" office:value="0.02610578" calcext:value-type="float">
            <text:p>0.02610578</text:p>
          </table:table-cell>
          <table:table-cell office:value-type="float" office:value="0.02167285" calcext:value-type="float">
            <text:p>0.02167285</text:p>
          </table:table-cell>
          <table:table-cell office:value-type="float" office:value="0.01885718" calcext:value-type="float">
            <text:p>0.01885718</text:p>
          </table:table-cell>
          <table:table-cell office:value-type="float" office:value="0.01837449" calcext:value-type="float">
            <text:p>0.01837449</text:p>
          </table:table-cell>
          <table:table-cell office:value-type="float" office:value="0.01665585" calcext:value-type="float">
            <text:p>0.01665585</text:p>
          </table:table-cell>
          <table:table-cell office:value-type="float" office:value="0.006929126" calcext:value-type="float">
            <text:p>0.006929126</text:p>
          </table:table-cell>
          <table:table-cell office:value-type="float" office:value="0.007323808" calcext:value-type="float">
            <text:p>0.007323808</text:p>
          </table:table-cell>
          <table:table-cell office:value-type="float" office:value="0" calcext:value-type="float">
            <text:p>0</text:p>
          </table:table-cell>
          <table:table-cell office:value-type="float" office:value="19.48373" calcext:value-type="float">
            <text:p>19.48373</text:p>
          </table:table-cell>
          <table:table-cell office:value-type="float" office:value="24.4937" calcext:value-type="float">
            <text:p>24.4937</text:p>
          </table:table-cell>
          <table:table-cell office:value-type="float" office:value="20.26107" calcext:value-type="float">
            <text:p>20.26107</text:p>
          </table:table-cell>
          <table:table-cell office:value-type="float" office:value="21.09465" calcext:value-type="float">
            <text:p>21.09465</text:p>
          </table:table-cell>
          <table:table-cell office:value-type="float" office:value="21.46641" calcext:value-type="float">
            <text:p>21.46641</text:p>
          </table:table-cell>
          <table:table-cell office:value-type="float" office:value="10.93195" calcext:value-type="float">
            <text:p>10.93195</text:p>
          </table:table-cell>
          <table:table-cell office:value-type="float" office:value="7.235134" calcext:value-type="float">
            <text:p>7.235134</text:p>
          </table:table-cell>
          <table:table-cell office:value-type="float" office:value="7.681293" calcext:value-type="float">
            <text:p>7.681293</text:p>
          </table:table-cell>
          <table:table-cell office:value-type="float" office:value="7.069179" calcext:value-type="float">
            <text:p>7.069179</text:p>
          </table:table-cell>
          <table:table-cell office:value-type="float" office:value="3.97604" calcext:value-type="float">
            <text:p>3.97604</text:p>
          </table:table-cell>
          <table:table-cell office:value-type="float" office:value="1.660681" calcext:value-type="float">
            <text:p>1.660681</text:p>
          </table:table-cell>
          <table:table-cell office:value-type="float" office:value="0.5706639" calcext:value-type="float">
            <text:p>0.5706639</text:p>
          </table:table-cell>
          <table:table-cell office:value-type="float" office:value="0.3719149" calcext:value-type="float">
            <text:p>0.3719149</text:p>
          </table:table-cell>
          <table:table-cell office:value-type="float" office:value="0.3352561" calcext:value-type="float">
            <text:p>0.3352561</text:p>
          </table:table-cell>
          <table:table-cell office:value-type="float" office:value="0" calcext:value-type="float">
            <text:p>0</text:p>
          </table:table-cell>
          <table:table-cell office:value-type="float" office:value="5092.71" calcext:value-type="float">
            <text:p>509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67" calcext:value-type="float">
            <text:p>3.8667</text:p>
          </table:table-cell>
          <table:table-cell office:value-type="float" office:value="0" calcext:value-type="float">
            <text:p>0</text:p>
          </table:table-cell>
          <table:table-cell office:value-type="float" office:value="-0.04921966" calcext:value-type="float">
            <text:p>-0.049219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23.25168" calcext:value-type="float">
            <text:p>23.25168</text:p>
          </table:table-cell>
          <table:table-cell office:value-type="float" office:value="1100.324" calcext:value-type="float">
            <text:p>1100.324</text:p>
          </table:table-cell>
          <table:table-cell office:value-type="float" office:value="0" calcext:value-type="float">
            <text:p>0</text:p>
          </table:table-cell>
          <table:table-cell office:value-type="float" office:value="-0.8106748" calcext:value-type="float">
            <text:p>-0.8106748</text:p>
          </table:table-cell>
          <table:table-cell office:value-type="float" office:value="3.449798" calcext:value-type="float">
            <text:p>3.449798</text:p>
          </table:table-cell>
          <table:table-cell office:value-type="float" office:value="16.38998" calcext:value-type="float">
            <text:p>16.38998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8" calcext:value-type="float">
            <text:p>2.383548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64" calcext:value-type="float">
            <text:p>0.002458964</text:p>
          </table:table-cell>
          <table:table-cell office:value-type="float" office:value="-0.07379036" calcext:value-type="float">
            <text:p>-0.07379036</text:p>
          </table:table-cell>
          <table:table-cell office:value-type="float" office:value="0.00169527" calcext:value-type="float">
            <text:p>0.00169527</text:p>
          </table:table-cell>
          <table:table-cell office:value-type="float" office:value="0.002694368" calcext:value-type="float">
            <text:p>0.002694368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9.07714" calcext:value-type="float">
            <text:p>9.07714</text:p>
          </table:table-cell>
          <table:table-cell office:value-type="float" office:value="0.1111249" calcext:value-type="float">
            <text:p>0.1111249</text:p>
          </table:table-cell>
          <table:table-cell office:value-type="float" office:value="0.07195973" calcext:value-type="float">
            <text:p>0.07195973</text:p>
          </table:table-cell>
          <table:table-cell office:value-type="float" office:value="0.05110488" calcext:value-type="float">
            <text:p>0.05110488</text:p>
          </table:table-cell>
          <table:table-cell office:value-type="float" office:value="0.04659682" calcext:value-type="float">
            <text:p>0.04659682</text:p>
          </table:table-cell>
          <table:table-cell office:value-type="float" office:value="0.0170606" calcext:value-type="float">
            <text:p>0.0170606</text:p>
          </table:table-cell>
          <table:table-cell office:value-type="float" office:value="0.01170535" calcext:value-type="float">
            <text:p>0.01170535</text:p>
          </table:table-cell>
          <table:table-cell office:value-type="float" office:value="0.02606927" calcext:value-type="float">
            <text:p>0.02606927</text:p>
          </table:table-cell>
          <table:table-cell office:value-type="float" office:value="0.02163357" calcext:value-type="float">
            <text:p>0.02163357</text:p>
          </table:table-cell>
          <table:table-cell office:value-type="float" office:value="0.01884081" calcext:value-type="float">
            <text:p>0.01884081</text:p>
          </table:table-cell>
          <table:table-cell office:value-type="float" office:value="0.01832966" calcext:value-type="float">
            <text:p>0.01832966</text:p>
          </table:table-cell>
          <table:table-cell office:value-type="float" office:value="0.01661949" calcext:value-type="float">
            <text:p>0.01661949</text:p>
          </table:table-cell>
          <table:table-cell office:value-type="float" office:value="0.0069265" calcext:value-type="float">
            <text:p>0.0069265</text:p>
          </table:table-cell>
          <table:table-cell office:value-type="float" office:value="0.007322993" calcext:value-type="float">
            <text:p>0.007322993</text:p>
          </table:table-cell>
          <table:table-cell office:value-type="float" office:value="0" calcext:value-type="float">
            <text:p>0</text:p>
          </table:table-cell>
          <table:table-cell office:value-type="float" office:value="20.12644" calcext:value-type="float">
            <text:p>20.12644</text:p>
          </table:table-cell>
          <table:table-cell office:value-type="float" office:value="25.8435" calcext:value-type="float">
            <text:p>25.8435</text:p>
          </table:table-cell>
          <table:table-cell office:value-type="float" office:value="20.23211" calcext:value-type="float">
            <text:p>20.23211</text:p>
          </table:table-cell>
          <table:table-cell office:value-type="float" office:value="20.93523" calcext:value-type="float">
            <text:p>20.93523</text:p>
          </table:table-cell>
          <table:table-cell office:value-type="float" office:value="21.18653" calcext:value-type="float">
            <text:p>21.18653</text:p>
          </table:table-cell>
          <table:table-cell office:value-type="float" office:value="10.65302" calcext:value-type="float">
            <text:p>10.65302</text:p>
          </table:table-cell>
          <table:table-cell office:value-type="float" office:value="7.205653" calcext:value-type="float">
            <text:p>7.205653</text:p>
          </table:table-cell>
          <table:table-cell office:value-type="float" office:value="7.684097" calcext:value-type="float">
            <text:p>7.684097</text:p>
          </table:table-cell>
          <table:table-cell office:value-type="float" office:value="7.070894" calcext:value-type="float">
            <text:p>7.070894</text:p>
          </table:table-cell>
          <table:table-cell office:value-type="float" office:value="3.986945" calcext:value-type="float">
            <text:p>3.986945</text:p>
          </table:table-cell>
          <table:table-cell office:value-type="float" office:value="1.66731" calcext:value-type="float">
            <text:p>1.66731</text:p>
          </table:table-cell>
          <table:table-cell office:value-type="float" office:value="0.5723679" calcext:value-type="float">
            <text:p>0.5723679</text:p>
          </table:table-cell>
          <table:table-cell office:value-type="float" office:value="0.3722095" calcext:value-type="float">
            <text:p>0.3722095</text:p>
          </table:table-cell>
          <table:table-cell office:value-type="float" office:value="0.3352746" calcext:value-type="float">
            <text:p>0.3352746</text:p>
          </table:table-cell>
          <table:table-cell office:value-type="float" office:value="0" calcext:value-type="float">
            <text:p>0</text:p>
          </table:table-cell>
          <table:table-cell office:value-type="float" office:value="5115.183" calcext:value-type="float">
            <text:p>5115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2578" calcext:value-type="float">
            <text:p>4.012578</text:p>
          </table:table-cell>
          <table:table-cell office:value-type="float" office:value="0" calcext:value-type="float">
            <text:p>0</text:p>
          </table:table-cell>
          <table:table-cell office:value-type="float" office:value="-0.04925892" calcext:value-type="float">
            <text:p>-0.049258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23.17908" calcext:value-type="float">
            <text:p>23.17908</text:p>
          </table:table-cell>
          <table:table-cell office:value-type="float" office:value="1100.266" calcext:value-type="float">
            <text:p>1100.266</text:p>
          </table:table-cell>
          <table:table-cell office:value-type="float" office:value="0" calcext:value-type="float">
            <text:p>0</text:p>
          </table:table-cell>
          <table:table-cell office:value-type="float" office:value="-0.9845333" calcext:value-type="float">
            <text:p>-0.9845333</text:p>
          </table:table-cell>
          <table:table-cell office:value-type="float" office:value="3.463793" calcext:value-type="float">
            <text:p>3.463793</text:p>
          </table:table-cell>
          <table:table-cell office:value-type="float" office:value="16.32574" calcext:value-type="float">
            <text:p>16.3257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418781" calcext:value-type="float">
            <text:p>-0.07418781</text:p>
          </table:table-cell>
          <table:table-cell office:value-type="float" office:value="0.001674391" calcext:value-type="float">
            <text:p>0.001674391</text:p>
          </table:table-cell>
          <table:table-cell office:value-type="float" office:value="0.002697485" calcext:value-type="float">
            <text:p>0.002697485</text:p>
          </table:table-cell>
          <table:table-cell office:value-type="float" office:value="18.00012" calcext:value-type="float">
            <text:p>18.00012</text:p>
          </table:table-cell>
          <table:table-cell office:value-type="float" office:value="9.522697" calcext:value-type="float">
            <text:p>9.522697</text:p>
          </table:table-cell>
          <table:table-cell office:value-type="float" office:value="0.09830922" calcext:value-type="float">
            <text:p>0.09830922</text:p>
          </table:table-cell>
          <table:table-cell office:value-type="float" office:value="0.06523271" calcext:value-type="float">
            <text:p>0.06523271</text:p>
          </table:table-cell>
          <table:table-cell office:value-type="float" office:value="0.04742984" calcext:value-type="float">
            <text:p>0.04742984</text:p>
          </table:table-cell>
          <table:table-cell office:value-type="float" office:value="0.0441575" calcext:value-type="float">
            <text:p>0.0441575</text:p>
          </table:table-cell>
          <table:table-cell office:value-type="float" office:value="0.01660362" calcext:value-type="float">
            <text:p>0.01660362</text:p>
          </table:table-cell>
          <table:table-cell office:value-type="float" office:value="0.01171946" calcext:value-type="float">
            <text:p>0.01171946</text:p>
          </table:table-cell>
          <table:table-cell office:value-type="float" office:value="0.02606613" calcext:value-type="float">
            <text:p>0.02606613</text:p>
          </table:table-cell>
          <table:table-cell office:value-type="float" office:value="0.02159297" calcext:value-type="float">
            <text:p>0.02159297</text:p>
          </table:table-cell>
          <table:table-cell office:value-type="float" office:value="0.01882212" calcext:value-type="float">
            <text:p>0.01882212</text:p>
          </table:table-cell>
          <table:table-cell office:value-type="float" office:value="0.01828449" calcext:value-type="float">
            <text:p>0.01828449</text:p>
          </table:table-cell>
          <table:table-cell office:value-type="float" office:value="0.01658269" calcext:value-type="float">
            <text:p>0.01658269</text:p>
          </table:table-cell>
          <table:table-cell office:value-type="float" office:value="0.006923858" calcext:value-type="float">
            <text:p>0.006923858</text:p>
          </table:table-cell>
          <table:table-cell office:value-type="float" office:value="0.00732215" calcext:value-type="float">
            <text:p>0.00732215</text:p>
          </table:table-cell>
          <table:table-cell office:value-type="float" office:value="0" calcext:value-type="float">
            <text:p>0</text:p>
          </table:table-cell>
          <table:table-cell office:value-type="float" office:value="21.14402" calcext:value-type="float">
            <text:p>21.14402</text:p>
          </table:table-cell>
          <table:table-cell office:value-type="float" office:value="26.77954" calcext:value-type="float">
            <text:p>26.77954</text:p>
          </table:table-cell>
          <table:table-cell office:value-type="float" office:value="20.10995" calcext:value-type="float">
            <text:p>20.10995</text:p>
          </table:table-cell>
          <table:table-cell office:value-type="float" office:value="20.61264" calcext:value-type="float">
            <text:p>20.61264</text:p>
          </table:table-cell>
          <table:table-cell office:value-type="float" office:value="20.85256" calcext:value-type="float">
            <text:p>20.85256</text:p>
          </table:table-cell>
          <table:table-cell office:value-type="float" office:value="10.2709" calcext:value-type="float">
            <text:p>10.2709</text:p>
          </table:table-cell>
          <table:table-cell office:value-type="float" office:value="7.173837" calcext:value-type="float">
            <text:p>7.173837</text:p>
          </table:table-cell>
          <table:table-cell office:value-type="float" office:value="7.687346" calcext:value-type="float">
            <text:p>7.687346</text:p>
          </table:table-cell>
          <table:table-cell office:value-type="float" office:value="7.070043" calcext:value-type="float">
            <text:p>7.070043</text:p>
          </table:table-cell>
          <table:table-cell office:value-type="float" office:value="3.997247" calcext:value-type="float">
            <text:p>3.997247</text:p>
          </table:table-cell>
          <table:table-cell office:value-type="float" office:value="1.67399" calcext:value-type="float">
            <text:p>1.67399</text:p>
          </table:table-cell>
          <table:table-cell office:value-type="float" office:value="0.5741116" calcext:value-type="float">
            <text:p>0.5741116</text:p>
          </table:table-cell>
          <table:table-cell office:value-type="float" office:value="0.3725176" calcext:value-type="float">
            <text:p>0.3725176</text:p>
          </table:table-cell>
          <table:table-cell office:value-type="float" office:value="0.3352931" calcext:value-type="float">
            <text:p>0.3352931</text:p>
          </table:table-cell>
          <table:table-cell office:value-type="float" office:value="0" calcext:value-type="float">
            <text:p>0</text:p>
          </table:table-cell>
          <table:table-cell office:value-type="float" office:value="5134.628" calcext:value-type="float">
            <text:p>5134.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3011" calcext:value-type="float">
            <text:p>4.133011</text:p>
          </table:table-cell>
          <table:table-cell office:value-type="float" office:value="0" calcext:value-type="float">
            <text:p>0</text:p>
          </table:table-cell>
          <table:table-cell office:value-type="float" office:value="-0.04928313" calcext:value-type="float">
            <text:p>-0.049283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23.10385" calcext:value-type="float">
            <text:p>23.10385</text:p>
          </table:table-cell>
          <table:table-cell office:value-type="float" office:value="1100.206" calcext:value-type="float">
            <text:p>1100.206</text:p>
          </table:table-cell>
          <table:table-cell office:value-type="float" office:value="0" calcext:value-type="float">
            <text:p>0</text:p>
          </table:table-cell>
          <table:table-cell office:value-type="float" office:value="-1.199824" calcext:value-type="float">
            <text:p>-1.199824</text:p>
          </table:table-cell>
          <table:table-cell office:value-type="float" office:value="3.48267" calcext:value-type="float">
            <text:p>3.48267</text:p>
          </table:table-cell>
          <table:table-cell office:value-type="float" office:value="16.21979" calcext:value-type="float">
            <text:p>16.21979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455727" calcext:value-type="float">
            <text:p>-0.07455727</text:p>
          </table:table-cell>
          <table:table-cell office:value-type="float" office:value="0.001654046" calcext:value-type="float">
            <text:p>0.001654046</text:p>
          </table:table-cell>
          <table:table-cell office:value-type="float" office:value="0.002700661" calcext:value-type="float">
            <text:p>0.002700661</text:p>
          </table:table-cell>
          <table:table-cell office:value-type="float" office:value="17.93156" calcext:value-type="float">
            <text:p>17.93156</text:p>
          </table:table-cell>
          <table:table-cell office:value-type="float" office:value="9.941281" calcext:value-type="float">
            <text:p>9.941281</text:p>
          </table:table-cell>
          <table:table-cell office:value-type="float" office:value="0.09771204" calcext:value-type="float">
            <text:p>0.09771204</text:p>
          </table:table-cell>
          <table:table-cell office:value-type="float" office:value="0.06549866" calcext:value-type="float">
            <text:p>0.06549866</text:p>
          </table:table-cell>
          <table:table-cell office:value-type="float" office:value="0.0475553" calcext:value-type="float">
            <text:p>0.0475553</text:p>
          </table:table-cell>
          <table:table-cell office:value-type="float" office:value="0.04416502" calcext:value-type="float">
            <text:p>0.04416502</text:p>
          </table:table-cell>
          <table:table-cell office:value-type="float" office:value="0.01633142" calcext:value-type="float">
            <text:p>0.01633142</text:p>
          </table:table-cell>
          <table:table-cell office:value-type="float" office:value="0.01172754" calcext:value-type="float">
            <text:p>0.01172754</text:p>
          </table:table-cell>
          <table:table-cell office:value-type="float" office:value="0.02609641" calcext:value-type="float">
            <text:p>0.02609641</text:p>
          </table:table-cell>
          <table:table-cell office:value-type="float" office:value="0.02156076" calcext:value-type="float">
            <text:p>0.02156076</text:p>
          </table:table-cell>
          <table:table-cell office:value-type="float" office:value="0.01880246" calcext:value-type="float">
            <text:p>0.01880246</text:p>
          </table:table-cell>
          <table:table-cell office:value-type="float" office:value="0.01823898" calcext:value-type="float">
            <text:p>0.01823898</text:p>
          </table:table-cell>
          <table:table-cell office:value-type="float" office:value="0.01654542" calcext:value-type="float">
            <text:p>0.01654542</text:p>
          </table:table-cell>
          <table:table-cell office:value-type="float" office:value="0.006921193" calcext:value-type="float">
            <text:p>0.006921193</text:p>
          </table:table-cell>
          <table:table-cell office:value-type="float" office:value="0.007321286" calcext:value-type="float">
            <text:p>0.007321286</text:p>
          </table:table-cell>
          <table:table-cell office:value-type="float" office:value="0" calcext:value-type="float">
            <text:p>0</text:p>
          </table:table-cell>
          <table:table-cell office:value-type="float" office:value="20.85305" calcext:value-type="float">
            <text:p>20.85305</text:p>
          </table:table-cell>
          <table:table-cell office:value-type="float" office:value="27.77513" calcext:value-type="float">
            <text:p>27.77513</text:p>
          </table:table-cell>
          <table:table-cell office:value-type="float" office:value="19.68022" calcext:value-type="float">
            <text:p>19.68022</text:p>
          </table:table-cell>
          <table:table-cell office:value-type="float" office:value="20.1203" calcext:value-type="float">
            <text:p>20.1203</text:p>
          </table:table-cell>
          <table:table-cell office:value-type="float" office:value="20.33073" calcext:value-type="float">
            <text:p>20.33073</text:p>
          </table:table-cell>
          <table:table-cell office:value-type="float" office:value="9.832399" calcext:value-type="float">
            <text:p>9.832399</text:p>
          </table:table-cell>
          <table:table-cell office:value-type="float" office:value="7.135577" calcext:value-type="float">
            <text:p>7.135577</text:p>
          </table:table-cell>
          <table:table-cell office:value-type="float" office:value="7.690101" calcext:value-type="float">
            <text:p>7.690101</text:p>
          </table:table-cell>
          <table:table-cell office:value-type="float" office:value="7.066631" calcext:value-type="float">
            <text:p>7.066631</text:p>
          </table:table-cell>
          <table:table-cell office:value-type="float" office:value="4.006924" calcext:value-type="float">
            <text:p>4.006924</text:p>
          </table:table-cell>
          <table:table-cell office:value-type="float" office:value="1.680676" calcext:value-type="float">
            <text:p>1.680676</text:p>
          </table:table-cell>
          <table:table-cell office:value-type="float" office:value="0.5758922" calcext:value-type="float">
            <text:p>0.5758922</text:p>
          </table:table-cell>
          <table:table-cell office:value-type="float" office:value="0.3728402" calcext:value-type="float">
            <text:p>0.3728402</text:p>
          </table:table-cell>
          <table:table-cell office:value-type="float" office:value="0.3353117" calcext:value-type="float">
            <text:p>0.3353117</text:p>
          </table:table-cell>
          <table:table-cell office:value-type="float" office:value="0" calcext:value-type="float">
            <text:p>0</text:p>
          </table:table-cell>
          <table:table-cell office:value-type="float" office:value="5159.316" calcext:value-type="float">
            <text:p>5159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7041" calcext:value-type="float">
            <text:p>4.257041</text:p>
          </table:table-cell>
          <table:table-cell office:value-type="float" office:value="0" calcext:value-type="float">
            <text:p>0</text:p>
          </table:table-cell>
          <table:table-cell office:value-type="float" office:value="-0.04930748" calcext:value-type="float">
            <text:p>-0.049307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23.0261" calcext:value-type="float">
            <text:p>23.0261</text:p>
          </table:table-cell>
          <table:table-cell office:value-type="float" office:value="1100.143" calcext:value-type="float">
            <text:p>1100.143</text:p>
          </table:table-cell>
          <table:table-cell office:value-type="float" office:value="0" calcext:value-type="float">
            <text:p>0</text:p>
          </table:table-cell>
          <table:table-cell office:value-type="float" office:value="-1.448836" calcext:value-type="float">
            <text:p>-1.448836</text:p>
          </table:table-cell>
          <table:table-cell office:value-type="float" office:value="3.500667" calcext:value-type="float">
            <text:p>3.500667</text:p>
          </table:table-cell>
          <table:table-cell office:value-type="float" office:value="16.08898" calcext:value-type="float">
            <text:p>16.08898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490057" calcext:value-type="float">
            <text:p>-0.07490057</text:p>
          </table:table-cell>
          <table:table-cell office:value-type="float" office:value="0.00163299" calcext:value-type="float">
            <text:p>0.00163299</text:p>
          </table:table-cell>
          <table:table-cell office:value-type="float" office:value="0.002703838" calcext:value-type="float">
            <text:p>0.002703838</text:p>
          </table:table-cell>
          <table:table-cell office:value-type="float" office:value="17.86262" calcext:value-type="float">
            <text:p>17.86262</text:p>
          </table:table-cell>
          <table:table-cell office:value-type="float" office:value="10.33373" calcext:value-type="float">
            <text:p>10.33373</text:p>
          </table:table-cell>
          <table:table-cell office:value-type="float" office:value="0.1037076" calcext:value-type="float">
            <text:p>0.1037076</text:p>
          </table:table-cell>
          <table:table-cell office:value-type="float" office:value="0.06909862" calcext:value-type="float">
            <text:p>0.06909862</text:p>
          </table:table-cell>
          <table:table-cell office:value-type="float" office:value="0.04972646" calcext:value-type="float">
            <text:p>0.04972646</text:p>
          </table:table-cell>
          <table:table-cell office:value-type="float" office:value="0.0456156" calcext:value-type="float">
            <text:p>0.0456156</text:p>
          </table:table-cell>
          <table:table-cell office:value-type="float" office:value="0.01621678" calcext:value-type="float">
            <text:p>0.01621678</text:p>
          </table:table-cell>
          <table:table-cell office:value-type="float" office:value="0.01158987" calcext:value-type="float">
            <text:p>0.01158987</text:p>
          </table:table-cell>
          <table:table-cell office:value-type="float" office:value="0.02613516" calcext:value-type="float">
            <text:p>0.02613516</text:p>
          </table:table-cell>
          <table:table-cell office:value-type="float" office:value="0.02154579" calcext:value-type="float">
            <text:p>0.02154579</text:p>
          </table:table-cell>
          <table:table-cell office:value-type="float" office:value="0.01878241" calcext:value-type="float">
            <text:p>0.01878241</text:p>
          </table:table-cell>
          <table:table-cell office:value-type="float" office:value="0.01819333" calcext:value-type="float">
            <text:p>0.01819333</text:p>
          </table:table-cell>
          <table:table-cell office:value-type="float" office:value="0.01650761" calcext:value-type="float">
            <text:p>0.01650761</text:p>
          </table:table-cell>
          <table:table-cell office:value-type="float" office:value="0.006918491" calcext:value-type="float">
            <text:p>0.006918491</text:p>
          </table:table-cell>
          <table:table-cell office:value-type="float" office:value="0.007320408" calcext:value-type="float">
            <text:p>0.007320408</text:p>
          </table:table-cell>
          <table:table-cell office:value-type="float" office:value="0" calcext:value-type="float">
            <text:p>0</text:p>
          </table:table-cell>
          <table:table-cell office:value-type="float" office:value="20.38554" calcext:value-type="float">
            <text:p>20.38554</text:p>
          </table:table-cell>
          <table:table-cell office:value-type="float" office:value="28.67559" calcext:value-type="float">
            <text:p>28.67559</text:p>
          </table:table-cell>
          <table:table-cell office:value-type="float" office:value="19.24864" calcext:value-type="float">
            <text:p>19.24864</text:p>
          </table:table-cell>
          <table:table-cell office:value-type="float" office:value="19.5373" calcext:value-type="float">
            <text:p>19.5373</text:p>
          </table:table-cell>
          <table:table-cell office:value-type="float" office:value="19.67709" calcext:value-type="float">
            <text:p>19.67709</text:p>
          </table:table-cell>
          <table:table-cell office:value-type="float" office:value="9.323966" calcext:value-type="float">
            <text:p>9.323966</text:p>
          </table:table-cell>
          <table:table-cell office:value-type="float" office:value="7.077802" calcext:value-type="float">
            <text:p>7.077802</text:p>
          </table:table-cell>
          <table:table-cell office:value-type="float" office:value="7.692905" calcext:value-type="float">
            <text:p>7.692905</text:p>
          </table:table-cell>
          <table:table-cell office:value-type="float" office:value="7.061866" calcext:value-type="float">
            <text:p>7.061866</text:p>
          </table:table-cell>
          <table:table-cell office:value-type="float" office:value="4.015586" calcext:value-type="float">
            <text:p>4.015586</text:p>
          </table:table-cell>
          <table:table-cell office:value-type="float" office:value="1.687332" calcext:value-type="float">
            <text:p>1.687332</text:p>
          </table:table-cell>
          <table:table-cell office:value-type="float" office:value="0.5777073" calcext:value-type="float">
            <text:p>0.5777073</text:p>
          </table:table-cell>
          <table:table-cell office:value-type="float" office:value="0.3731751" calcext:value-type="float">
            <text:p>0.3731751</text:p>
          </table:table-cell>
          <table:table-cell office:value-type="float" office:value="0.3353302" calcext:value-type="float">
            <text:p>0.3353302</text:p>
          </table:table-cell>
          <table:table-cell office:value-type="float" office:value="0" calcext:value-type="float">
            <text:p>0</text:p>
          </table:table-cell>
          <table:table-cell office:value-type="float" office:value="5181.741" calcext:value-type="float">
            <text:p>5181.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806" calcext:value-type="float">
            <text:p>4.38806</text:p>
          </table:table-cell>
          <table:table-cell office:value-type="float" office:value="0" calcext:value-type="float">
            <text:p>0</text:p>
          </table:table-cell>
          <table:table-cell office:value-type="float" office:value="-0.04933593" calcext:value-type="float">
            <text:p>-0.04933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22.95142" calcext:value-type="float">
            <text:p>22.95142</text:p>
          </table:table-cell>
          <table:table-cell office:value-type="float" office:value="1100.073" calcext:value-type="float">
            <text:p>1100.073</text:p>
          </table:table-cell>
          <table:table-cell office:value-type="float" office:value="0" calcext:value-type="float">
            <text:p>0</text:p>
          </table:table-cell>
          <table:table-cell office:value-type="float" office:value="-1.719138" calcext:value-type="float">
            <text:p>-1.719138</text:p>
          </table:table-cell>
          <table:table-cell office:value-type="float" office:value="3.51198" calcext:value-type="float">
            <text:p>3.51198</text:p>
          </table:table-cell>
          <table:table-cell office:value-type="float" office:value="15.94705" calcext:value-type="float">
            <text:p>15.9470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524999" calcext:value-type="float">
            <text:p>-0.07524999</text:p>
          </table:table-cell>
          <table:table-cell office:value-type="float" office:value="0.001612578" calcext:value-type="float">
            <text:p>0.001612578</text:p>
          </table:table-cell>
          <table:table-cell office:value-type="float" office:value="0.002707049" calcext:value-type="float">
            <text:p>0.002707049</text:p>
          </table:table-cell>
          <table:table-cell office:value-type="float" office:value="17.80536" calcext:value-type="float">
            <text:p>17.80536</text:p>
          </table:table-cell>
          <table:table-cell office:value-type="float" office:value="10.63395" calcext:value-type="float">
            <text:p>10.63395</text:p>
          </table:table-cell>
          <table:table-cell office:value-type="float" office:value="0.1112004" calcext:value-type="float">
            <text:p>0.1112004</text:p>
          </table:table-cell>
          <table:table-cell office:value-type="float" office:value="0.07434253" calcext:value-type="float">
            <text:p>0.07434253</text:p>
          </table:table-cell>
          <table:table-cell office:value-type="float" office:value="0.05296305" calcext:value-type="float">
            <text:p>0.05296305</text:p>
          </table:table-cell>
          <table:table-cell office:value-type="float" office:value="0.04818228" calcext:value-type="float">
            <text:p>0.04818228</text:p>
          </table:table-cell>
          <table:table-cell office:value-type="float" office:value="0.01621101" calcext:value-type="float">
            <text:p>0.01621101</text:p>
          </table:table-cell>
          <table:table-cell office:value-type="float" office:value="0.01139124" calcext:value-type="float">
            <text:p>0.01139124</text:p>
          </table:table-cell>
          <table:table-cell office:value-type="float" office:value="0.0261716" calcext:value-type="float">
            <text:p>0.0261716</text:p>
          </table:table-cell>
          <table:table-cell office:value-type="float" office:value="0.02155508" calcext:value-type="float">
            <text:p>0.02155508</text:p>
          </table:table-cell>
          <table:table-cell office:value-type="float" office:value="0.01875397" calcext:value-type="float">
            <text:p>0.01875397</text:p>
          </table:table-cell>
          <table:table-cell office:value-type="float" office:value="0.0181478" calcext:value-type="float">
            <text:p>0.0181478</text:p>
          </table:table-cell>
          <table:table-cell office:value-type="float" office:value="0.01646929" calcext:value-type="float">
            <text:p>0.01646929</text:p>
          </table:table-cell>
          <table:table-cell office:value-type="float" office:value="0.006915743" calcext:value-type="float">
            <text:p>0.006915743</text:p>
          </table:table-cell>
          <table:table-cell office:value-type="float" office:value="0.007319508" calcext:value-type="float">
            <text:p>0.007319508</text:p>
          </table:table-cell>
          <table:table-cell office:value-type="float" office:value="0" calcext:value-type="float">
            <text:p>0</text:p>
          </table:table-cell>
          <table:table-cell office:value-type="float" office:value="19.95863" calcext:value-type="float">
            <text:p>19.95863</text:p>
          </table:table-cell>
          <table:table-cell office:value-type="float" office:value="29.477" calcext:value-type="float">
            <text:p>29.477</text:p>
          </table:table-cell>
          <table:table-cell office:value-type="float" office:value="18.84005" calcext:value-type="float">
            <text:p>18.84005</text:p>
          </table:table-cell>
          <table:table-cell office:value-type="float" office:value="18.97001" calcext:value-type="float">
            <text:p>18.97001</text:p>
          </table:table-cell>
          <table:table-cell office:value-type="float" office:value="18.99097" calcext:value-type="float">
            <text:p>18.99097</text:p>
          </table:table-cell>
          <table:table-cell office:value-type="float" office:value="8.754785" calcext:value-type="float">
            <text:p>8.754785</text:p>
          </table:table-cell>
          <table:table-cell office:value-type="float" office:value="6.987102" calcext:value-type="float">
            <text:p>6.987102</text:p>
          </table:table-cell>
          <table:table-cell office:value-type="float" office:value="7.69749" calcext:value-type="float">
            <text:p>7.69749</text:p>
          </table:table-cell>
          <table:table-cell office:value-type="float" office:value="7.059952" calcext:value-type="float">
            <text:p>7.059952</text:p>
          </table:table-cell>
          <table:table-cell office:value-type="float" office:value="4.022106" calcext:value-type="float">
            <text:p>4.022106</text:p>
          </table:table-cell>
          <table:table-cell office:value-type="float" office:value="1.693845" calcext:value-type="float">
            <text:p>1.693845</text:p>
          </table:table-cell>
          <table:table-cell office:value-type="float" office:value="0.5795516" calcext:value-type="float">
            <text:p>0.5795516</text:p>
          </table:table-cell>
          <table:table-cell office:value-type="float" office:value="0.3735208" calcext:value-type="float">
            <text:p>0.3735208</text:p>
          </table:table-cell>
          <table:table-cell office:value-type="float" office:value="0.3353488" calcext:value-type="float">
            <text:p>0.3353488</text:p>
          </table:table-cell>
          <table:table-cell office:value-type="float" office:value="0" calcext:value-type="float">
            <text:p>0</text:p>
          </table:table-cell>
          <table:table-cell office:value-type="float" office:value="5194.211" calcext:value-type="float">
            <text:p>5194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2761" calcext:value-type="float">
            <text:p>4.522761</text:p>
          </table:table-cell>
          <table:table-cell office:value-type="float" office:value="0" calcext:value-type="float">
            <text:p>0</text:p>
          </table:table-cell>
          <table:table-cell office:value-type="float" office:value="-0.04936855" calcext:value-type="float">
            <text:p>-0.049368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22.87887" calcext:value-type="float">
            <text:p>22.87887</text:p>
          </table:table-cell>
          <table:table-cell office:value-type="float" office:value="1099.999" calcext:value-type="float">
            <text:p>1099.999</text:p>
          </table:table-cell>
          <table:table-cell office:value-type="float" office:value="0" calcext:value-type="float">
            <text:p>0</text:p>
          </table:table-cell>
          <table:table-cell office:value-type="float" office:value="-2.008863" calcext:value-type="float">
            <text:p>-2.008863</text:p>
          </table:table-cell>
          <table:table-cell office:value-type="float" office:value="3.518791" calcext:value-type="float">
            <text:p>3.518791</text:p>
          </table:table-cell>
          <table:table-cell office:value-type="float" office:value="15.79318" calcext:value-type="float">
            <text:p>15.79318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560289" calcext:value-type="float">
            <text:p>-0.07560289</text:p>
          </table:table-cell>
          <table:table-cell office:value-type="float" office:value="0.001592763" calcext:value-type="float">
            <text:p>0.001592763</text:p>
          </table:table-cell>
          <table:table-cell office:value-type="float" office:value="0.002710337" calcext:value-type="float">
            <text:p>0.002710337</text:p>
          </table:table-cell>
          <table:table-cell office:value-type="float" office:value="17.75577" calcext:value-type="float">
            <text:p>17.75577</text:p>
          </table:table-cell>
          <table:table-cell office:value-type="float" office:value="10.81511" calcext:value-type="float">
            <text:p>10.81511</text:p>
          </table:table-cell>
          <table:table-cell office:value-type="float" office:value="0.1174991" calcext:value-type="float">
            <text:p>0.1174991</text:p>
          </table:table-cell>
          <table:table-cell office:value-type="float" office:value="0.07891159" calcext:value-type="float">
            <text:p>0.07891159</text:p>
          </table:table-cell>
          <table:table-cell office:value-type="float" office:value="0.05625694" calcext:value-type="float">
            <text:p>0.05625694</text:p>
          </table:table-cell>
          <table:table-cell office:value-type="float" office:value="0.05093883" calcext:value-type="float">
            <text:p>0.05093883</text:p>
          </table:table-cell>
          <table:table-cell office:value-type="float" office:value="0.01630997" calcext:value-type="float">
            <text:p>0.01630997</text:p>
          </table:table-cell>
          <table:table-cell office:value-type="float" office:value="0.01129176" calcext:value-type="float">
            <text:p>0.01129176</text:p>
          </table:table-cell>
          <table:table-cell office:value-type="float" office:value="0.02618448" calcext:value-type="float">
            <text:p>0.02618448</text:p>
          </table:table-cell>
          <table:table-cell office:value-type="float" office:value="0.02156599" calcext:value-type="float">
            <text:p>0.02156599</text:p>
          </table:table-cell>
          <table:table-cell office:value-type="float" office:value="0.01872385" calcext:value-type="float">
            <text:p>0.01872385</text:p>
          </table:table-cell>
          <table:table-cell office:value-type="float" office:value="0.0181026" calcext:value-type="float">
            <text:p>0.0181026</text:p>
          </table:table-cell>
          <table:table-cell office:value-type="float" office:value="0.01643037" calcext:value-type="float">
            <text:p>0.01643037</text:p>
          </table:table-cell>
          <table:table-cell office:value-type="float" office:value="0.006913048" calcext:value-type="float">
            <text:p>0.006913048</text:p>
          </table:table-cell>
          <table:table-cell office:value-type="float" office:value="0.007318592" calcext:value-type="float">
            <text:p>0.007318592</text:p>
          </table:table-cell>
          <table:table-cell office:value-type="float" office:value="0" calcext:value-type="float">
            <text:p>0</text:p>
          </table:table-cell>
          <table:table-cell office:value-type="float" office:value="19.8727" calcext:value-type="float">
            <text:p>19.8727</text:p>
          </table:table-cell>
          <table:table-cell office:value-type="float" office:value="30.08533" calcext:value-type="float">
            <text:p>30.08533</text:p>
          </table:table-cell>
          <table:table-cell office:value-type="float" office:value="18.47202" calcext:value-type="float">
            <text:p>18.47202</text:p>
          </table:table-cell>
          <table:table-cell office:value-type="float" office:value="18.39802" calcext:value-type="float">
            <text:p>18.39802</text:p>
          </table:table-cell>
          <table:table-cell office:value-type="float" office:value="18.24686" calcext:value-type="float">
            <text:p>18.24686</text:p>
          </table:table-cell>
          <table:table-cell office:value-type="float" office:value="8.154533" calcext:value-type="float">
            <text:p>8.154533</text:p>
          </table:table-cell>
          <table:table-cell office:value-type="float" office:value="6.870278" calcext:value-type="float">
            <text:p>6.870278</text:p>
          </table:table-cell>
          <table:table-cell office:value-type="float" office:value="7.700144" calcext:value-type="float">
            <text:p>7.700144</text:p>
          </table:table-cell>
          <table:table-cell office:value-type="float" office:value="7.058889" calcext:value-type="float">
            <text:p>7.058889</text:p>
          </table:table-cell>
          <table:table-cell office:value-type="float" office:value="4.026958" calcext:value-type="float">
            <text:p>4.026958</text:p>
          </table:table-cell>
          <table:table-cell office:value-type="float" office:value="1.700172" calcext:value-type="float">
            <text:p>1.700172</text:p>
          </table:table-cell>
          <table:table-cell office:value-type="float" office:value="0.5813976" calcext:value-type="float">
            <text:p>0.5813976</text:p>
          </table:table-cell>
          <table:table-cell office:value-type="float" office:value="0.3738964" calcext:value-type="float">
            <text:p>0.3738964</text:p>
          </table:table-cell>
          <table:table-cell office:value-type="float" office:value="0.3353673" calcext:value-type="float">
            <text:p>0.3353673</text:p>
          </table:table-cell>
          <table:table-cell office:value-type="float" office:value="0" calcext:value-type="float">
            <text:p>0</text:p>
          </table:table-cell>
          <table:table-cell office:value-type="float" office:value="5201.345" calcext:value-type="float">
            <text:p>5201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9802" calcext:value-type="float">
            <text:p>4.659802</text:p>
          </table:table-cell>
          <table:table-cell office:value-type="float" office:value="0" calcext:value-type="float">
            <text:p>0</text:p>
          </table:table-cell>
          <table:table-cell office:value-type="float" office:value="-0.04940256" calcext:value-type="float">
            <text:p>-0.049402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22.81129" calcext:value-type="float">
            <text:p>22.81129</text:p>
          </table:table-cell>
          <table:table-cell office:value-type="float" office:value="1099.924" calcext:value-type="float">
            <text:p>1099.924</text:p>
          </table:table-cell>
          <table:table-cell office:value-type="float" office:value="0" calcext:value-type="float">
            <text:p>0</text:p>
          </table:table-cell>
          <table:table-cell office:value-type="float" office:value="-2.310382" calcext:value-type="float">
            <text:p>-2.310382</text:p>
          </table:table-cell>
          <table:table-cell office:value-type="float" office:value="3.52206" calcext:value-type="float">
            <text:p>3.52206</text:p>
          </table:table-cell>
          <table:table-cell office:value-type="float" office:value="15.62841" calcext:value-type="float">
            <text:p>15.62841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549" calcext:value-type="float">
            <text:p>2.38354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58979" calcext:value-type="float">
            <text:p>0.002458979</text:p>
          </table:table-cell>
          <table:table-cell office:value-type="float" office:value="-0.07594626" calcext:value-type="float">
            <text:p>-0.07594626</text:p>
          </table:table-cell>
          <table:table-cell office:value-type="float" office:value="0.001574729" calcext:value-type="float">
            <text:p>0.001574729</text:p>
          </table:table-cell>
          <table:table-cell office:value-type="float" office:value="0.002713824" calcext:value-type="float">
            <text:p>0.002713824</text:p>
          </table:table-cell>
          <table:table-cell office:value-type="float" office:value="17.71443" calcext:value-type="float">
            <text:p>17.71443</text:p>
          </table:table-cell>
          <table:table-cell office:value-type="float" office:value="10.83636" calcext:value-type="float">
            <text:p>10.83636</text:p>
          </table:table-cell>
          <table:table-cell office:value-type="float" office:value="0.1163491" calcext:value-type="float">
            <text:p>0.1163491</text:p>
          </table:table-cell>
          <table:table-cell office:value-type="float" office:value="0.07954532" calcext:value-type="float">
            <text:p>0.07954532</text:p>
          </table:table-cell>
          <table:table-cell office:value-type="float" office:value="0.05717557" calcext:value-type="float">
            <text:p>0.05717557</text:p>
          </table:table-cell>
          <table:table-cell office:value-type="float" office:value="0.05226773" calcext:value-type="float">
            <text:p>0.05226773</text:p>
          </table:table-cell>
          <table:table-cell office:value-type="float" office:value="0.01639449" calcext:value-type="float">
            <text:p>0.01639449</text:p>
          </table:table-cell>
          <table:table-cell office:value-type="float" office:value="0.01140855" calcext:value-type="float">
            <text:p>0.01140855</text:p>
          </table:table-cell>
          <table:table-cell office:value-type="float" office:value="0.02618816" calcext:value-type="float">
            <text:p>0.02618816</text:p>
          </table:table-cell>
          <table:table-cell office:value-type="float" office:value="0.02157543" calcext:value-type="float">
            <text:p>0.02157543</text:p>
          </table:table-cell>
          <table:table-cell office:value-type="float" office:value="0.01869312" calcext:value-type="float">
            <text:p>0.01869312</text:p>
          </table:table-cell>
          <table:table-cell office:value-type="float" office:value="0.01805785" calcext:value-type="float">
            <text:p>0.01805785</text:p>
          </table:table-cell>
          <table:table-cell office:value-type="float" office:value="0.01639103" calcext:value-type="float">
            <text:p>0.01639103</text:p>
          </table:table-cell>
          <table:table-cell office:value-type="float" office:value="0.006910256" calcext:value-type="float">
            <text:p>0.006910256</text:p>
          </table:table-cell>
          <table:table-cell office:value-type="float" office:value="0.007317648" calcext:value-type="float">
            <text:p>0.007317648</text:p>
          </table:table-cell>
          <table:table-cell office:value-type="float" office:value="0" calcext:value-type="float">
            <text:p>0</text:p>
          </table:table-cell>
          <table:table-cell office:value-type="float" office:value="20.02123" calcext:value-type="float">
            <text:p>20.02123</text:p>
          </table:table-cell>
          <table:table-cell office:value-type="float" office:value="30.45853" calcext:value-type="float">
            <text:p>30.45853</text:p>
          </table:table-cell>
          <table:table-cell office:value-type="float" office:value="18.0591" calcext:value-type="float">
            <text:p>18.0591</text:p>
          </table:table-cell>
          <table:table-cell office:value-type="float" office:value="17.84517" calcext:value-type="float">
            <text:p>17.84517</text:p>
          </table:table-cell>
          <table:table-cell office:value-type="float" office:value="17.48796" calcext:value-type="float">
            <text:p>17.48796</text:p>
          </table:table-cell>
          <table:table-cell office:value-type="float" office:value="7.523488" calcext:value-type="float">
            <text:p>7.523488</text:p>
          </table:table-cell>
          <table:table-cell office:value-type="float" office:value="6.78406" calcext:value-type="float">
            <text:p>6.78406</text:p>
          </table:table-cell>
          <table:table-cell office:value-type="float" office:value="7.697986" calcext:value-type="float">
            <text:p>7.697986</text:p>
          </table:table-cell>
          <table:table-cell office:value-type="float" office:value="7.057551" calcext:value-type="float">
            <text:p>7.057551</text:p>
          </table:table-cell>
          <table:table-cell office:value-type="float" office:value="4.029977" calcext:value-type="float">
            <text:p>4.029977</text:p>
          </table:table-cell>
          <table:table-cell office:value-type="float" office:value="1.706302" calcext:value-type="float">
            <text:p>1.706302</text:p>
          </table:table-cell>
          <table:table-cell office:value-type="float" office:value="0.5832627" calcext:value-type="float">
            <text:p>0.5832627</text:p>
          </table:table-cell>
          <table:table-cell office:value-type="float" office:value="0.3742768" calcext:value-type="float">
            <text:p>0.3742768</text:p>
          </table:table-cell>
          <table:table-cell office:value-type="float" office:value="0.3353859" calcext:value-type="float">
            <text:p>0.3353859</text:p>
          </table:table-cell>
          <table:table-cell office:value-type="float" office:value="0" calcext:value-type="float">
            <text:p>0</text:p>
          </table:table-cell>
          <table:table-cell office:value-type="float" office:value="5206.368" calcext:value-type="float">
            <text:p>5206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3255" calcext:value-type="float">
            <text:p>4.793255</text:p>
          </table:table-cell>
          <table:table-cell office:value-type="float" office:value="0" calcext:value-type="float">
            <text:p>0</text:p>
          </table:table-cell>
          <table:table-cell office:value-type="float" office:value="-0.04943391" calcext:value-type="float">
            <text:p>-0.049433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22.7452" calcext:value-type="float">
            <text:p>22.7452</text:p>
          </table:table-cell>
          <table:table-cell office:value-type="float" office:value="1099.854" calcext:value-type="float">
            <text:p>1099.854</text:p>
          </table:table-cell>
          <table:table-cell office:value-type="float" office:value="0" calcext:value-type="float">
            <text:p>0</text:p>
          </table:table-cell>
          <table:table-cell office:value-type="float" office:value="-2.623878" calcext:value-type="float">
            <text:p>-2.623878</text:p>
          </table:table-cell>
          <table:table-cell office:value-type="float" office:value="3.511138" calcext:value-type="float">
            <text:p>3.511138</text:p>
          </table:table-cell>
          <table:table-cell office:value-type="float" office:value="15.46379" calcext:value-type="float">
            <text:p>15.46379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834" calcext:value-type="float">
            <text:p>2.38383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1625" calcext:value-type="float">
            <text:p>0.002461625</text:p>
          </table:table-cell>
          <table:table-cell office:value-type="float" office:value="-0.07645211" calcext:value-type="float">
            <text:p>-0.07645211</text:p>
          </table:table-cell>
          <table:table-cell office:value-type="float" office:value="0.001558881" calcext:value-type="float">
            <text:p>0.001558881</text:p>
          </table:table-cell>
          <table:table-cell office:value-type="float" office:value="0.002717606" calcext:value-type="float">
            <text:p>0.002717606</text:p>
          </table:table-cell>
          <table:table-cell office:value-type="float" office:value="17.67533" calcext:value-type="float">
            <text:p>17.67533</text:p>
          </table:table-cell>
          <table:table-cell office:value-type="float" office:value="11.47666" calcext:value-type="float">
            <text:p>11.47666</text:p>
          </table:table-cell>
          <table:table-cell office:value-type="float" office:value="0.1998024" calcext:value-type="float">
            <text:p>0.1998024</text:p>
          </table:table-cell>
          <table:table-cell office:value-type="float" office:value="0.07568047" calcext:value-type="float">
            <text:p>0.07568047</text:p>
          </table:table-cell>
          <table:table-cell office:value-type="float" office:value="0.0558752" calcext:value-type="float">
            <text:p>0.0558752</text:p>
          </table:table-cell>
          <table:table-cell office:value-type="float" office:value="0.05182034" calcext:value-type="float">
            <text:p>0.05182034</text:p>
          </table:table-cell>
          <table:table-cell office:value-type="float" office:value="0.01636017" calcext:value-type="float">
            <text:p>0.01636017</text:p>
          </table:table-cell>
          <table:table-cell office:value-type="float" office:value="0.01148666" calcext:value-type="float">
            <text:p>0.01148666</text:p>
          </table:table-cell>
          <table:table-cell office:value-type="float" office:value="0.02620421" calcext:value-type="float">
            <text:p>0.02620421</text:p>
          </table:table-cell>
          <table:table-cell office:value-type="float" office:value="0.02158577" calcext:value-type="float">
            <text:p>0.02158577</text:p>
          </table:table-cell>
          <table:table-cell office:value-type="float" office:value="0.018663" calcext:value-type="float">
            <text:p>0.018663</text:p>
          </table:table-cell>
          <table:table-cell office:value-type="float" office:value="0.0180136" calcext:value-type="float">
            <text:p>0.0180136</text:p>
          </table:table-cell>
          <table:table-cell office:value-type="float" office:value="0.01635132" calcext:value-type="float">
            <text:p>0.01635132</text:p>
          </table:table-cell>
          <table:table-cell office:value-type="float" office:value="0.006907364" calcext:value-type="float">
            <text:p>0.006907364</text:p>
          </table:table-cell>
          <table:table-cell office:value-type="float" office:value="0.007316686" calcext:value-type="float">
            <text:p>0.007316686</text:p>
          </table:table-cell>
          <table:table-cell office:value-type="float" office:value="0" calcext:value-type="float">
            <text:p>0</text:p>
          </table:table-cell>
          <table:table-cell office:value-type="float" office:value="23.41988" calcext:value-type="float">
            <text:p>23.41988</text:p>
          </table:table-cell>
          <table:table-cell office:value-type="float" office:value="32.25011" calcext:value-type="float">
            <text:p>32.25011</text:p>
          </table:table-cell>
          <table:table-cell office:value-type="float" office:value="17.83536" calcext:value-type="float">
            <text:p>17.83536</text:p>
          </table:table-cell>
          <table:table-cell office:value-type="float" office:value="17.16884" calcext:value-type="float">
            <text:p>17.16884</text:p>
          </table:table-cell>
          <table:table-cell office:value-type="float" office:value="16.67192" calcext:value-type="float">
            <text:p>16.67192</text:p>
          </table:table-cell>
          <table:table-cell office:value-type="float" office:value="6.900801" calcext:value-type="float">
            <text:p>6.900801</text:p>
          </table:table-cell>
          <table:table-cell office:value-type="float" office:value="6.70141" calcext:value-type="float">
            <text:p>6.70141</text:p>
          </table:table-cell>
          <table:table-cell office:value-type="float" office:value="7.693078" calcext:value-type="float">
            <text:p>7.693078</text:p>
          </table:table-cell>
          <table:table-cell office:value-type="float" office:value="7.055775" calcext:value-type="float">
            <text:p>7.055775</text:p>
          </table:table-cell>
          <table:table-cell office:value-type="float" office:value="4.031336" calcext:value-type="float">
            <text:p>4.031336</text:p>
          </table:table-cell>
          <table:table-cell office:value-type="float" office:value="1.712242" calcext:value-type="float">
            <text:p>1.712242</text:p>
          </table:table-cell>
          <table:table-cell office:value-type="float" office:value="0.5851423" calcext:value-type="float">
            <text:p>0.5851423</text:p>
          </table:table-cell>
          <table:table-cell office:value-type="float" office:value="0.37466" calcext:value-type="float">
            <text:p>0.37466</text:p>
          </table:table-cell>
          <table:table-cell office:value-type="float" office:value="0.3354044" calcext:value-type="float">
            <text:p>0.3354044</text:p>
          </table:table-cell>
          <table:table-cell office:value-type="float" office:value="0" calcext:value-type="float">
            <text:p>0</text:p>
          </table:table-cell>
          <table:table-cell office:value-type="float" office:value="5176.245" calcext:value-type="float">
            <text:p>5176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2078" calcext:value-type="float">
            <text:p>4.92078</text:p>
          </table:table-cell>
          <table:table-cell office:value-type="float" office:value="0" calcext:value-type="float">
            <text:p>0</text:p>
          </table:table-cell>
          <table:table-cell office:value-type="float" office:value="-0.04986379" calcext:value-type="float">
            <text:p>-0.049863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22.67994" calcext:value-type="float">
            <text:p>22.67994</text:p>
          </table:table-cell>
          <table:table-cell office:value-type="float" office:value="1099.817" calcext:value-type="float">
            <text:p>1099.817</text:p>
          </table:table-cell>
          <table:table-cell office:value-type="float" office:value="0" calcext:value-type="float">
            <text:p>0</text:p>
          </table:table-cell>
          <table:table-cell office:value-type="float" office:value="-2.949288" calcext:value-type="float">
            <text:p>-2.949288</text:p>
          </table:table-cell>
          <table:table-cell office:value-type="float" office:value="3.380343" calcext:value-type="float">
            <text:p>3.380343</text:p>
          </table:table-cell>
          <table:table-cell office:value-type="float" office:value="15.37122" calcext:value-type="float">
            <text:p>15.37122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847" calcext:value-type="float">
            <text:p>2.383847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1749" calcext:value-type="float">
            <text:p>0.002461749</text:p>
          </table:table-cell>
          <table:table-cell office:value-type="float" office:value="-0.07866131" calcext:value-type="float">
            <text:p>-0.07866131</text:p>
          </table:table-cell>
          <table:table-cell office:value-type="float" office:value="0.001543968" calcext:value-type="float">
            <text:p>0.001543968</text:p>
          </table:table-cell>
          <table:table-cell office:value-type="float" office:value="0.002721407" calcext:value-type="float">
            <text:p>0.002721407</text:p>
          </table:table-cell>
          <table:table-cell office:value-type="float" office:value="17.83269" calcext:value-type="float">
            <text:p>17.83269</text:p>
          </table:table-cell>
          <table:table-cell office:value-type="float" office:value="6.531198" calcext:value-type="float">
            <text:p>6.531198</text:p>
          </table:table-cell>
          <table:table-cell office:value-type="float" office:value="0.1159507" calcext:value-type="float">
            <text:p>0.1159507</text:p>
          </table:table-cell>
          <table:table-cell office:value-type="float" office:value="0.07261194" calcext:value-type="float">
            <text:p>0.07261194</text:p>
          </table:table-cell>
          <table:table-cell office:value-type="float" office:value="0.05403301" calcext:value-type="float">
            <text:p>0.05403301</text:p>
          </table:table-cell>
          <table:table-cell office:value-type="float" office:value="0.05049654" calcext:value-type="float">
            <text:p>0.05049654</text:p>
          </table:table-cell>
          <table:table-cell office:value-type="float" office:value="0.016258" calcext:value-type="float">
            <text:p>0.016258</text:p>
          </table:table-cell>
          <table:table-cell office:value-type="float" office:value="0.01148971" calcext:value-type="float">
            <text:p>0.01148971</text:p>
          </table:table-cell>
          <table:table-cell office:value-type="float" office:value="0.02623606" calcext:value-type="float">
            <text:p>0.02623606</text:p>
          </table:table-cell>
          <table:table-cell office:value-type="float" office:value="0.02160057" calcext:value-type="float">
            <text:p>0.02160057</text:p>
          </table:table-cell>
          <table:table-cell office:value-type="float" office:value="0.01863536" calcext:value-type="float">
            <text:p>0.01863536</text:p>
          </table:table-cell>
          <table:table-cell office:value-type="float" office:value="0.01796987" calcext:value-type="float">
            <text:p>0.01796987</text:p>
          </table:table-cell>
          <table:table-cell office:value-type="float" office:value="0.01631123" calcext:value-type="float">
            <text:p>0.01631123</text:p>
          </table:table-cell>
          <table:table-cell office:value-type="float" office:value="0.00690436" calcext:value-type="float">
            <text:p>0.00690436</text:p>
          </table:table-cell>
          <table:table-cell office:value-type="float" office:value="0.007315689" calcext:value-type="float">
            <text:p>0.007315689</text:p>
          </table:table-cell>
          <table:table-cell office:value-type="float" office:value="0" calcext:value-type="float">
            <text:p>0</text:p>
          </table:table-cell>
          <table:table-cell office:value-type="float" office:value="23.39637" calcext:value-type="float">
            <text:p>23.39637</text:p>
          </table:table-cell>
          <table:table-cell office:value-type="float" office:value="27.63921" calcext:value-type="float">
            <text:p>27.63921</text:p>
          </table:table-cell>
          <table:table-cell office:value-type="float" office:value="18.89418" calcext:value-type="float">
            <text:p>18.89418</text:p>
          </table:table-cell>
          <table:table-cell office:value-type="float" office:value="17.03625" calcext:value-type="float">
            <text:p>17.03625</text:p>
          </table:table-cell>
          <table:table-cell office:value-type="float" office:value="16.0674" calcext:value-type="float">
            <text:p>16.0674</text:p>
          </table:table-cell>
          <table:table-cell office:value-type="float" office:value="6.313709" calcext:value-type="float">
            <text:p>6.313709</text:p>
          </table:table-cell>
          <table:table-cell office:value-type="float" office:value="6.614819" calcext:value-type="float">
            <text:p>6.614819</text:p>
          </table:table-cell>
          <table:table-cell office:value-type="float" office:value="7.68527" calcext:value-type="float">
            <text:p>7.68527</text:p>
          </table:table-cell>
          <table:table-cell office:value-type="float" office:value="7.053542" calcext:value-type="float">
            <text:p>7.053542</text:p>
          </table:table-cell>
          <table:table-cell office:value-type="float" office:value="4.031429" calcext:value-type="float">
            <text:p>4.031429</text:p>
          </table:table-cell>
          <table:table-cell office:value-type="float" office:value="1.717993" calcext:value-type="float">
            <text:p>1.717993</text:p>
          </table:table-cell>
          <table:table-cell office:value-type="float" office:value="0.587024" calcext:value-type="float">
            <text:p>0.587024</text:p>
          </table:table-cell>
          <table:table-cell office:value-type="float" office:value="0.3750461" calcext:value-type="float">
            <text:p>0.3750461</text:p>
          </table:table-cell>
          <table:table-cell office:value-type="float" office:value="0.335423" calcext:value-type="float">
            <text:p>0.335423</text:p>
          </table:table-cell>
          <table:table-cell office:value-type="float" office:value="0" calcext:value-type="float">
            <text:p>0</text:p>
          </table:table-cell>
          <table:table-cell office:value-type="float" office:value="5089.801" calcext:value-type="float">
            <text:p>5089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14509" calcext:value-type="float">
            <text:p>5.014509</text:p>
          </table:table-cell>
          <table:table-cell office:value-type="float" office:value="0" calcext:value-type="float">
            <text:p>0</text:p>
          </table:table-cell>
          <table:table-cell office:value-type="float" office:value="-0.05011919" calcext:value-type="float">
            <text:p>-0.050119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22.62501" calcext:value-type="float">
            <text:p>22.62501</text:p>
          </table:table-cell>
          <table:table-cell office:value-type="float" office:value="1099.801" calcext:value-type="float">
            <text:p>1099.801</text:p>
          </table:table-cell>
          <table:table-cell office:value-type="float" office:value="0" calcext:value-type="float">
            <text:p>0</text:p>
          </table:table-cell>
          <table:table-cell office:value-type="float" office:value="-3.290886" calcext:value-type="float">
            <text:p>-3.290886</text:p>
          </table:table-cell>
          <table:table-cell office:value-type="float" office:value="3.298275" calcext:value-type="float">
            <text:p>3.298275</text:p>
          </table:table-cell>
          <table:table-cell office:value-type="float" office:value="15.18768" calcext:value-type="float">
            <text:p>15.18768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879" calcext:value-type="float">
            <text:p>2.38387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2017" calcext:value-type="float">
            <text:p>0.002462017</text:p>
          </table:table-cell>
          <table:table-cell office:value-type="float" office:value="-0.07973974" calcext:value-type="float">
            <text:p>-0.07973974</text:p>
          </table:table-cell>
          <table:table-cell office:value-type="float" office:value="0.001535414" calcext:value-type="float">
            <text:p>0.001535414</text:p>
          </table:table-cell>
          <table:table-cell office:value-type="float" office:value="0.002725266" calcext:value-type="float">
            <text:p>0.002725266</text:p>
          </table:table-cell>
          <table:table-cell office:value-type="float" office:value="18.11214" calcext:value-type="float">
            <text:p>18.11214</text:p>
          </table:table-cell>
          <table:table-cell office:value-type="float" office:value="5.173333" calcext:value-type="float">
            <text:p>5.173333</text:p>
          </table:table-cell>
          <table:table-cell office:value-type="float" office:value="0.1037301" calcext:value-type="float">
            <text:p>0.1037301</text:p>
          </table:table-cell>
          <table:table-cell office:value-type="float" office:value="0.06647245" calcext:value-type="float">
            <text:p>0.06647245</text:p>
          </table:table-cell>
          <table:table-cell office:value-type="float" office:value="0.05039731" calcext:value-type="float">
            <text:p>0.05039731</text:p>
          </table:table-cell>
          <table:table-cell office:value-type="float" office:value="0.0478695" calcext:value-type="float">
            <text:p>0.0478695</text:p>
          </table:table-cell>
          <table:table-cell office:value-type="float" office:value="0.01607604" calcext:value-type="float">
            <text:p>0.01607604</text:p>
          </table:table-cell>
          <table:table-cell office:value-type="float" office:value="0.01150925" calcext:value-type="float">
            <text:p>0.01150925</text:p>
          </table:table-cell>
          <table:table-cell office:value-type="float" office:value="0.02631513" calcext:value-type="float">
            <text:p>0.02631513</text:p>
          </table:table-cell>
          <table:table-cell office:value-type="float" office:value="0.02160028" calcext:value-type="float">
            <text:p>0.02160028</text:p>
          </table:table-cell>
          <table:table-cell office:value-type="float" office:value="0.0186115" calcext:value-type="float">
            <text:p>0.0186115</text:p>
          </table:table-cell>
          <table:table-cell office:value-type="float" office:value="0.01792682" calcext:value-type="float">
            <text:p>0.01792682</text:p>
          </table:table-cell>
          <table:table-cell office:value-type="float" office:value="0.01627082" calcext:value-type="float">
            <text:p>0.01627082</text:p>
          </table:table-cell>
          <table:table-cell office:value-type="float" office:value="0.006901236" calcext:value-type="float">
            <text:p>0.006901236</text:p>
          </table:table-cell>
          <table:table-cell office:value-type="float" office:value="0.007314658" calcext:value-type="float">
            <text:p>0.007314658</text:p>
          </table:table-cell>
          <table:table-cell office:value-type="float" office:value="0" calcext:value-type="float">
            <text:p>0</text:p>
          </table:table-cell>
          <table:table-cell office:value-type="float" office:value="27.93929" calcext:value-type="float">
            <text:p>27.93929</text:p>
          </table:table-cell>
          <table:table-cell office:value-type="float" office:value="27.73637" calcext:value-type="float">
            <text:p>27.73637</text:p>
          </table:table-cell>
          <table:table-cell office:value-type="float" office:value="17.71644" calcext:value-type="float">
            <text:p>17.71644</text:p>
          </table:table-cell>
          <table:table-cell office:value-type="float" office:value="16.08261" calcext:value-type="float">
            <text:p>16.08261</text:p>
          </table:table-cell>
          <table:table-cell office:value-type="float" office:value="15.21637" calcext:value-type="float">
            <text:p>15.21637</text:p>
          </table:table-cell>
          <table:table-cell office:value-type="float" office:value="5.717078" calcext:value-type="float">
            <text:p>5.717078</text:p>
          </table:table-cell>
          <table:table-cell office:value-type="float" office:value="6.5315" calcext:value-type="float">
            <text:p>6.5315</text:p>
          </table:table-cell>
          <table:table-cell office:value-type="float" office:value="7.679101" calcext:value-type="float">
            <text:p>7.679101</text:p>
          </table:table-cell>
          <table:table-cell office:value-type="float" office:value="7.047753" calcext:value-type="float">
            <text:p>7.047753</text:p>
          </table:table-cell>
          <table:table-cell office:value-type="float" office:value="4.030566" calcext:value-type="float">
            <text:p>4.030566</text:p>
          </table:table-cell>
          <table:table-cell office:value-type="float" office:value="1.723558" calcext:value-type="float">
            <text:p>1.723558</text:p>
          </table:table-cell>
          <table:table-cell office:value-type="float" office:value="0.5889053" calcext:value-type="float">
            <text:p>0.5889053</text:p>
          </table:table-cell>
          <table:table-cell office:value-type="float" office:value="0.3754351" calcext:value-type="float">
            <text:p>0.3754351</text:p>
          </table:table-cell>
          <table:table-cell office:value-type="float" office:value="0.3354416" calcext:value-type="float">
            <text:p>0.3354416</text:p>
          </table:table-cell>
          <table:table-cell office:value-type="float" office:value="0" calcext:value-type="float">
            <text:p>0</text:p>
          </table:table-cell>
          <table:table-cell office:value-type="float" office:value="5040.372" calcext:value-type="float">
            <text:p>5040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8271" calcext:value-type="float">
            <text:p>5.078271</text:p>
          </table:table-cell>
          <table:table-cell office:value-type="float" office:value="0" calcext:value-type="float">
            <text:p>0</text:p>
          </table:table-cell>
          <table:table-cell office:value-type="float" office:value="-0.05028789" calcext:value-type="float">
            <text:p>-0.050287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22.57775" calcext:value-type="float">
            <text:p>22.57775</text:p>
          </table:table-cell>
          <table:table-cell office:value-type="float" office:value="1099.79" calcext:value-type="float">
            <text:p>1099.79</text:p>
          </table:table-cell>
          <table:table-cell office:value-type="float" office:value="0" calcext:value-type="float">
            <text:p>0</text:p>
          </table:table-cell>
          <table:table-cell office:value-type="float" office:value="-3.621339" calcext:value-type="float">
            <text:p>-3.621339</text:p>
          </table:table-cell>
          <table:table-cell office:value-type="float" office:value="3.265512" calcext:value-type="float">
            <text:p>3.265512</text:p>
          </table:table-cell>
          <table:table-cell office:value-type="float" office:value="14.95561" calcext:value-type="float">
            <text:p>14.95561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879" calcext:value-type="float">
            <text:p>2.38387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2017" calcext:value-type="float">
            <text:p>0.002462017</text:p>
          </table:table-cell>
          <table:table-cell office:value-type="float" office:value="-0.0804001" calcext:value-type="float">
            <text:p>-0.0804001</text:p>
          </table:table-cell>
          <table:table-cell office:value-type="float" office:value="0.001523837" calcext:value-type="float">
            <text:p>0.001523837</text:p>
          </table:table-cell>
          <table:table-cell office:value-type="float" office:value="0.002729117" calcext:value-type="float">
            <text:p>0.002729117</text:p>
          </table:table-cell>
          <table:table-cell office:value-type="float" office:value="18.34162" calcext:value-type="float">
            <text:p>18.34162</text:p>
          </table:table-cell>
          <table:table-cell office:value-type="float" office:value="3.367694" calcext:value-type="float">
            <text:p>3.367694</text:p>
          </table:table-cell>
          <table:table-cell office:value-type="float" office:value="0.08331929" calcext:value-type="float">
            <text:p>0.08331929</text:p>
          </table:table-cell>
          <table:table-cell office:value-type="float" office:value="0.06011686" calcext:value-type="float">
            <text:p>0.06011686</text:p>
          </table:table-cell>
          <table:table-cell office:value-type="float" office:value="0.04621067" calcext:value-type="float">
            <text:p>0.04621067</text:p>
          </table:table-cell>
          <table:table-cell office:value-type="float" office:value="0.04437935" calcext:value-type="float">
            <text:p>0.04437935</text:p>
          </table:table-cell>
          <table:table-cell office:value-type="float" office:value="0.01576086" calcext:value-type="float">
            <text:p>0.01576086</text:p>
          </table:table-cell>
          <table:table-cell office:value-type="float" office:value="0.01147244" calcext:value-type="float">
            <text:p>0.01147244</text:p>
          </table:table-cell>
          <table:table-cell office:value-type="float" office:value="0.02640735" calcext:value-type="float">
            <text:p>0.02640735</text:p>
          </table:table-cell>
          <table:table-cell office:value-type="float" office:value="0.02160581" calcext:value-type="float">
            <text:p>0.02160581</text:p>
          </table:table-cell>
          <table:table-cell office:value-type="float" office:value="0.01859172" calcext:value-type="float">
            <text:p>0.01859172</text:p>
          </table:table-cell>
          <table:table-cell office:value-type="float" office:value="0.01788472" calcext:value-type="float">
            <text:p>0.01788472</text:p>
          </table:table-cell>
          <table:table-cell office:value-type="float" office:value="0.01623013" calcext:value-type="float">
            <text:p>0.01623013</text:p>
          </table:table-cell>
          <table:table-cell office:value-type="float" office:value="0.006897983" calcext:value-type="float">
            <text:p>0.006897983</text:p>
          </table:table-cell>
          <table:table-cell office:value-type="float" office:value="0.007313585" calcext:value-type="float">
            <text:p>0.007313585</text:p>
          </table:table-cell>
          <table:table-cell office:value-type="float" office:value="0" calcext:value-type="float">
            <text:p>0</text:p>
          </table:table-cell>
          <table:table-cell office:value-type="float" office:value="19.89641" calcext:value-type="float">
            <text:p>19.89641</text:p>
          </table:table-cell>
          <table:table-cell office:value-type="float" office:value="25.9891" calcext:value-type="float">
            <text:p>25.9891</text:p>
          </table:table-cell>
          <table:table-cell office:value-type="float" office:value="16.84555" calcext:value-type="float">
            <text:p>16.84555</text:p>
          </table:table-cell>
          <table:table-cell office:value-type="float" office:value="15.25896" calcext:value-type="float">
            <text:p>15.25896</text:p>
          </table:table-cell>
          <table:table-cell office:value-type="float" office:value="14.34641" calcext:value-type="float">
            <text:p>14.34641</text:p>
          </table:table-cell>
          <table:table-cell office:value-type="float" office:value="5.139063" calcext:value-type="float">
            <text:p>5.139063</text:p>
          </table:table-cell>
          <table:table-cell office:value-type="float" office:value="6.43293" calcext:value-type="float">
            <text:p>6.43293</text:p>
          </table:table-cell>
          <table:table-cell office:value-type="float" office:value="7.675141" calcext:value-type="float">
            <text:p>7.675141</text:p>
          </table:table-cell>
          <table:table-cell office:value-type="float" office:value="7.038815" calcext:value-type="float">
            <text:p>7.038815</text:p>
          </table:table-cell>
          <table:table-cell office:value-type="float" office:value="4.028743" calcext:value-type="float">
            <text:p>4.028743</text:p>
          </table:table-cell>
          <table:table-cell office:value-type="float" office:value="1.728931" calcext:value-type="float">
            <text:p>1.728931</text:p>
          </table:table-cell>
          <table:table-cell office:value-type="float" office:value="0.5907811" calcext:value-type="float">
            <text:p>0.5907811</text:p>
          </table:table-cell>
          <table:table-cell office:value-type="float" office:value="0.3758258" calcext:value-type="float">
            <text:p>0.3758258</text:p>
          </table:table-cell>
          <table:table-cell office:value-type="float" office:value="0.3354601" calcext:value-type="float">
            <text:p>0.3354601</text:p>
          </table:table-cell>
          <table:table-cell office:value-type="float" office:value="0" calcext:value-type="float">
            <text:p>0</text:p>
          </table:table-cell>
          <table:table-cell office:value-type="float" office:value="5072.883" calcext:value-type="float">
            <text:p>5072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9755" calcext:value-type="float">
            <text:p>5.129755</text:p>
          </table:table-cell>
          <table:table-cell office:value-type="float" office:value="0" calcext:value-type="float">
            <text:p>0</text:p>
          </table:table-cell>
          <table:table-cell office:value-type="float" office:value="-0.05030562" calcext:value-type="float">
            <text:p>-0.050305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22.40837" calcext:value-type="float">
            <text:p>22.40837</text:p>
          </table:table-cell>
          <table:table-cell office:value-type="float" office:value="1099.769" calcext:value-type="float">
            <text:p>1099.769</text:p>
          </table:table-cell>
          <table:table-cell office:value-type="float" office:value="0" calcext:value-type="float">
            <text:p>0</text:p>
          </table:table-cell>
          <table:table-cell office:value-type="float" office:value="-3.964483" calcext:value-type="float">
            <text:p>-3.964483</text:p>
          </table:table-cell>
          <table:table-cell office:value-type="float" office:value="3.343047" calcext:value-type="float">
            <text:p>3.343047</text:p>
          </table:table-cell>
          <table:table-cell office:value-type="float" office:value="14.73886" calcext:value-type="float">
            <text:p>14.73886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3879" calcext:value-type="float">
            <text:p>2.383879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2017" calcext:value-type="float">
            <text:p>0.002462017</text:p>
          </table:table-cell>
          <table:table-cell office:value-type="float" office:value="-0.08066656" calcext:value-type="float">
            <text:p>-0.08066656</text:p>
          </table:table-cell>
          <table:table-cell office:value-type="float" office:value="0.001513023" calcext:value-type="float">
            <text:p>0.001513023</text:p>
          </table:table-cell>
          <table:table-cell office:value-type="float" office:value="0.00273292" calcext:value-type="float">
            <text:p>0.00273292</text:p>
          </table:table-cell>
          <table:table-cell office:value-type="float" office:value="18.15219" calcext:value-type="float">
            <text:p>18.15219</text:p>
          </table:table-cell>
          <table:table-cell office:value-type="float" office:value="2.704298" calcext:value-type="float">
            <text:p>2.704298</text:p>
          </table:table-cell>
          <table:table-cell office:value-type="float" office:value="0.07961392" calcext:value-type="float">
            <text:p>0.07961392</text:p>
          </table:table-cell>
          <table:table-cell office:value-type="float" office:value="0.05911339" calcext:value-type="float">
            <text:p>0.05911339</text:p>
          </table:table-cell>
          <table:table-cell office:value-type="float" office:value="0.04479755" calcext:value-type="float">
            <text:p>0.04479755</text:p>
          </table:table-cell>
          <table:table-cell office:value-type="float" office:value="0.04288189" calcext:value-type="float">
            <text:p>0.04288189</text:p>
          </table:table-cell>
          <table:table-cell office:value-type="float" office:value="0.01551487" calcext:value-type="float">
            <text:p>0.01551487</text:p>
          </table:table-cell>
          <table:table-cell office:value-type="float" office:value="0.01138665" calcext:value-type="float">
            <text:p>0.01138665</text:p>
          </table:table-cell>
          <table:table-cell office:value-type="float" office:value="0.02650373" calcext:value-type="float">
            <text:p>0.02650373</text:p>
          </table:table-cell>
          <table:table-cell office:value-type="float" office:value="0.02161763" calcext:value-type="float">
            <text:p>0.02161763</text:p>
          </table:table-cell>
          <table:table-cell office:value-type="float" office:value="0.01857479" calcext:value-type="float">
            <text:p>0.01857479</text:p>
          </table:table-cell>
          <table:table-cell office:value-type="float" office:value="0.0178439" calcext:value-type="float">
            <text:p>0.0178439</text:p>
          </table:table-cell>
          <table:table-cell office:value-type="float" office:value="0.01618922" calcext:value-type="float">
            <text:p>0.01618922</text:p>
          </table:table-cell>
          <table:table-cell office:value-type="float" office:value="0.006894601" calcext:value-type="float">
            <text:p>0.006894601</text:p>
          </table:table-cell>
          <table:table-cell office:value-type="float" office:value="0.007312502" calcext:value-type="float">
            <text:p>0.007312502</text:p>
          </table:table-cell>
          <table:table-cell office:value-type="float" office:value="0" calcext:value-type="float">
            <text:p>0</text:p>
          </table:table-cell>
          <table:table-cell office:value-type="float" office:value="20.79105" calcext:value-type="float">
            <text:p>20.79105</text:p>
          </table:table-cell>
          <table:table-cell office:value-type="float" office:value="24.86855" calcext:value-type="float">
            <text:p>24.86855</text:p>
          </table:table-cell>
          <table:table-cell office:value-type="float" office:value="15.73614" calcext:value-type="float">
            <text:p>15.73614</text:p>
          </table:table-cell>
          <table:table-cell office:value-type="float" office:value="14.36113" calcext:value-type="float">
            <text:p>14.36113</text:p>
          </table:table-cell>
          <table:table-cell office:value-type="float" office:value="13.47217" calcext:value-type="float">
            <text:p>13.47217</text:p>
          </table:table-cell>
          <table:table-cell office:value-type="float" office:value="4.56826" calcext:value-type="float">
            <text:p>4.56826</text:p>
          </table:table-cell>
          <table:table-cell office:value-type="float" office:value="6.308944" calcext:value-type="float">
            <text:p>6.308944</text:p>
          </table:table-cell>
          <table:table-cell office:value-type="float" office:value="7.66715" calcext:value-type="float">
            <text:p>7.66715</text:p>
          </table:table-cell>
          <table:table-cell office:value-type="float" office:value="7.026127" calcext:value-type="float">
            <text:p>7.026127</text:p>
          </table:table-cell>
          <table:table-cell office:value-type="float" office:value="4.025327" calcext:value-type="float">
            <text:p>4.025327</text:p>
          </table:table-cell>
          <table:table-cell office:value-type="float" office:value="1.734082" calcext:value-type="float">
            <text:p>1.734082</text:p>
          </table:table-cell>
          <table:table-cell office:value-type="float" office:value="0.5926457" calcext:value-type="float">
            <text:p>0.5926457</text:p>
          </table:table-cell>
          <table:table-cell office:value-type="float" office:value="0.376217" calcext:value-type="float">
            <text:p>0.376217</text:p>
          </table:table-cell>
          <table:table-cell office:value-type="float" office:value="0.3354787" calcext:value-type="float">
            <text:p>0.3354787</text:p>
          </table:table-cell>
          <table:table-cell office:value-type="float" office:value="0" calcext:value-type="float">
            <text:p>0</text:p>
          </table:table-cell>
          <table:table-cell office:value-type="float" office:value="5230.524" calcext:value-type="float">
            <text:p>5230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3567" calcext:value-type="float">
            <text:p>5.313567</text:p>
          </table:table-cell>
          <table:table-cell office:value-type="float" office:value="0" calcext:value-type="float">
            <text:p>0</text:p>
          </table:table-cell>
          <table:table-cell office:value-type="float" office:value="-0.05032051" calcext:value-type="float">
            <text:p>-0.050320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2.29361" calcext:value-type="float">
            <text:p>22.29361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0" calcext:value-type="float">
            <text:p>0</text:p>
          </table:table-cell>
          <table:table-cell office:value-type="float" office:value="-4.328928" calcext:value-type="float">
            <text:p>-4.328928</text:p>
          </table:table-cell>
          <table:table-cell office:value-type="float" office:value="3.374457" calcext:value-type="float">
            <text:p>3.374457</text:p>
          </table:table-cell>
          <table:table-cell office:value-type="float" office:value="14.4924" calcext:value-type="float">
            <text:p>14.4924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01" calcext:value-type="float">
            <text:p>2.384001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2768" calcext:value-type="float">
            <text:p>0.002462768</text:p>
          </table:table-cell>
          <table:table-cell office:value-type="float" office:value="-0.08323211" calcext:value-type="float">
            <text:p>-0.08323211</text:p>
          </table:table-cell>
          <table:table-cell office:value-type="float" office:value="0.001510835" calcext:value-type="float">
            <text:p>0.001510835</text:p>
          </table:table-cell>
          <table:table-cell office:value-type="float" office:value="0.002736662" calcext:value-type="float">
            <text:p>0.002736662</text:p>
          </table:table-cell>
          <table:table-cell office:value-type="float" office:value="18.12891" calcext:value-type="float">
            <text:p>18.12891</text:p>
          </table:table-cell>
          <table:table-cell office:value-type="float" office:value="4.140578" calcext:value-type="float">
            <text:p>4.140578</text:p>
          </table:table-cell>
          <table:table-cell office:value-type="float" office:value="0.08081859" calcext:value-type="float">
            <text:p>0.08081859</text:p>
          </table:table-cell>
          <table:table-cell office:value-type="float" office:value="0.05728143" calcext:value-type="float">
            <text:p>0.05728143</text:p>
          </table:table-cell>
          <table:table-cell office:value-type="float" office:value="0.04333622" calcext:value-type="float">
            <text:p>0.04333622</text:p>
          </table:table-cell>
          <table:table-cell office:value-type="float" office:value="0.0414913" calcext:value-type="float">
            <text:p>0.0414913</text:p>
          </table:table-cell>
          <table:table-cell office:value-type="float" office:value="0.01529837" calcext:value-type="float">
            <text:p>0.01529837</text:p>
          </table:table-cell>
          <table:table-cell office:value-type="float" office:value="0.0113209" calcext:value-type="float">
            <text:p>0.0113209</text:p>
          </table:table-cell>
          <table:table-cell office:value-type="float" office:value="0.0265919" calcext:value-type="float">
            <text:p>0.0265919</text:p>
          </table:table-cell>
          <table:table-cell office:value-type="float" office:value="0.02163652" calcext:value-type="float">
            <text:p>0.02163652</text:p>
          </table:table-cell>
          <table:table-cell office:value-type="float" office:value="0.0185655" calcext:value-type="float">
            <text:p>0.0185655</text:p>
          </table:table-cell>
          <table:table-cell office:value-type="float" office:value="0.01780426" calcext:value-type="float">
            <text:p>0.01780426</text:p>
          </table:table-cell>
          <table:table-cell office:value-type="float" office:value="0.01614827" calcext:value-type="float">
            <text:p>0.01614827</text:p>
          </table:table-cell>
          <table:table-cell office:value-type="float" office:value="0.006891076" calcext:value-type="float">
            <text:p>0.006891076</text:p>
          </table:table-cell>
          <table:table-cell office:value-type="float" office:value="0.007311387" calcext:value-type="float">
            <text:p>0.007311387</text:p>
          </table:table-cell>
          <table:table-cell office:value-type="float" office:value="0" calcext:value-type="float">
            <text:p>0</text:p>
          </table:table-cell>
          <table:table-cell office:value-type="float" office:value="34.4701" calcext:value-type="float">
            <text:p>34.4701</text:p>
          </table:table-cell>
          <table:table-cell office:value-type="float" office:value="24.7721" calcext:value-type="float">
            <text:p>24.7721</text:p>
          </table:table-cell>
          <table:table-cell office:value-type="float" office:value="14.75933" calcext:value-type="float">
            <text:p>14.75933</text:p>
          </table:table-cell>
          <table:table-cell office:value-type="float" office:value="13.46948" calcext:value-type="float">
            <text:p>13.46948</text:p>
          </table:table-cell>
          <table:table-cell office:value-type="float" office:value="12.50487" calcext:value-type="float">
            <text:p>12.50487</text:p>
          </table:table-cell>
          <table:table-cell office:value-type="float" office:value="3.977753" calcext:value-type="float">
            <text:p>3.977753</text:p>
          </table:table-cell>
          <table:table-cell office:value-type="float" office:value="6.174813" calcext:value-type="float">
            <text:p>6.174813</text:p>
          </table:table-cell>
          <table:table-cell office:value-type="float" office:value="7.6567" calcext:value-type="float">
            <text:p>7.6567</text:p>
          </table:table-cell>
          <table:table-cell office:value-type="float" office:value="7.010822" calcext:value-type="float">
            <text:p>7.010822</text:p>
          </table:table-cell>
          <table:table-cell office:value-type="float" office:value="4.020977" calcext:value-type="float">
            <text:p>4.020977</text:p>
          </table:table-cell>
          <table:table-cell office:value-type="float" office:value="1.738973" calcext:value-type="float">
            <text:p>1.738973</text:p>
          </table:table-cell>
          <table:table-cell office:value-type="float" office:value="0.5944959" calcext:value-type="float">
            <text:p>0.5944959</text:p>
          </table:table-cell>
          <table:table-cell office:value-type="float" office:value="0.376606" calcext:value-type="float">
            <text:p>0.376606</text:p>
          </table:table-cell>
          <table:table-cell office:value-type="float" office:value="0.3354974" calcext:value-type="float">
            <text:p>0.3354974</text:p>
          </table:table-cell>
          <table:table-cell office:value-type="float" office:value="0" calcext:value-type="float">
            <text:p>0</text:p>
          </table:table-cell>
          <table:table-cell office:value-type="float" office:value="5292.799" calcext:value-type="float">
            <text:p>5292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1638" calcext:value-type="float">
            <text:p>5.441638</text:p>
          </table:table-cell>
          <table:table-cell office:value-type="float" office:value="0" calcext:value-type="float">
            <text:p>0</text:p>
          </table:table-cell>
          <table:table-cell office:value-type="float" office:value="-0.05528357" calcext:value-type="float">
            <text:p>-0.055283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2.25379" calcext:value-type="float">
            <text:p>22.25379</text:p>
          </table:table-cell>
          <table:table-cell office:value-type="float" office:value="1099.742" calcext:value-type="float">
            <text:p>1099.742</text:p>
          </table:table-cell>
          <table:table-cell office:value-type="float" office:value="0" calcext:value-type="float">
            <text:p>0</text:p>
          </table:table-cell>
          <table:table-cell office:value-type="float" office:value="-4.704227" calcext:value-type="float">
            <text:p>-4.704227</text:p>
          </table:table-cell>
          <table:table-cell office:value-type="float" office:value="3.352926" calcext:value-type="float">
            <text:p>3.352926</text:p>
          </table:table-cell>
          <table:table-cell office:value-type="float" office:value="14.21435" calcext:value-type="float">
            <text:p>14.2143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01" calcext:value-type="float">
            <text:p>2.384001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2768" calcext:value-type="float">
            <text:p>0.002462768</text:p>
          </table:table-cell>
          <table:table-cell office:value-type="float" office:value="-0.08465403" calcext:value-type="float">
            <text:p>-0.08465403</text:p>
          </table:table-cell>
          <table:table-cell office:value-type="float" office:value="0.001496752" calcext:value-type="float">
            <text:p>0.001496752</text:p>
          </table:table-cell>
          <table:table-cell office:value-type="float" office:value="0.002740375" calcext:value-type="float">
            <text:p>0.002740375</text:p>
          </table:table-cell>
          <table:table-cell office:value-type="float" office:value="18.33755" calcext:value-type="float">
            <text:p>18.33755</text:p>
          </table:table-cell>
          <table:table-cell office:value-type="float" office:value="2.15191" calcext:value-type="float">
            <text:p>2.15191</text:p>
          </table:table-cell>
          <table:table-cell office:value-type="float" office:value="0.07588959" calcext:value-type="float">
            <text:p>0.07588959</text:p>
          </table:table-cell>
          <table:table-cell office:value-type="float" office:value="0.05723425" calcext:value-type="float">
            <text:p>0.05723425</text:p>
          </table:table-cell>
          <table:table-cell office:value-type="float" office:value="0.0430006" calcext:value-type="float">
            <text:p>0.0430006</text:p>
          </table:table-cell>
          <table:table-cell office:value-type="float" office:value="0.04092857" calcext:value-type="float">
            <text:p>0.04092857</text:p>
          </table:table-cell>
          <table:table-cell office:value-type="float" office:value="0.0151293" calcext:value-type="float">
            <text:p>0.0151293</text:p>
          </table:table-cell>
          <table:table-cell office:value-type="float" office:value="0.01127781" calcext:value-type="float">
            <text:p>0.01127781</text:p>
          </table:table-cell>
          <table:table-cell office:value-type="float" office:value="0.02667192" calcext:value-type="float">
            <text:p>0.02667192</text:p>
          </table:table-cell>
          <table:table-cell office:value-type="float" office:value="0.02166227" calcext:value-type="float">
            <text:p>0.02166227</text:p>
          </table:table-cell>
          <table:table-cell office:value-type="float" office:value="0.01857276" calcext:value-type="float">
            <text:p>0.01857276</text:p>
          </table:table-cell>
          <table:table-cell office:value-type="float" office:value="0.01776111" calcext:value-type="float">
            <text:p>0.01776111</text:p>
          </table:table-cell>
          <table:table-cell office:value-type="float" office:value="0.01610738" calcext:value-type="float">
            <text:p>0.01610738</text:p>
          </table:table-cell>
          <table:table-cell office:value-type="float" office:value="0.006887405" calcext:value-type="float">
            <text:p>0.006887405</text:p>
          </table:table-cell>
          <table:table-cell office:value-type="float" office:value="0.007310231" calcext:value-type="float">
            <text:p>0.007310231</text:p>
          </table:table-cell>
          <table:table-cell office:value-type="float" office:value="0" calcext:value-type="float">
            <text:p>0</text:p>
          </table:table-cell>
          <table:table-cell office:value-type="float" office:value="16.59399" calcext:value-type="float">
            <text:p>16.59399</text:p>
          </table:table-cell>
          <table:table-cell office:value-type="float" office:value="24.60013" calcext:value-type="float">
            <text:p>24.60013</text:p>
          </table:table-cell>
          <table:table-cell office:value-type="float" office:value="13.80237" calcext:value-type="float">
            <text:p>13.80237</text:p>
          </table:table-cell>
          <table:table-cell office:value-type="float" office:value="12.64892" calcext:value-type="float">
            <text:p>12.64892</text:p>
          </table:table-cell>
          <table:table-cell office:value-type="float" office:value="11.53916" calcext:value-type="float">
            <text:p>11.53916</text:p>
          </table:table-cell>
          <table:table-cell office:value-type="float" office:value="3.391744" calcext:value-type="float">
            <text:p>3.391744</text:p>
          </table:table-cell>
          <table:table-cell office:value-type="float" office:value="6.038206" calcext:value-type="float">
            <text:p>6.038206</text:p>
          </table:table-cell>
          <table:table-cell office:value-type="float" office:value="7.643181" calcext:value-type="float">
            <text:p>7.643181</text:p>
          </table:table-cell>
          <table:table-cell office:value-type="float" office:value="6.993908" calcext:value-type="float">
            <text:p>6.993908</text:p>
          </table:table-cell>
          <table:table-cell office:value-type="float" office:value="4.018983" calcext:value-type="float">
            <text:p>4.018983</text:p>
          </table:table-cell>
          <table:table-cell office:value-type="float" office:value="1.742579" calcext:value-type="float">
            <text:p>1.742579</text:p>
          </table:table-cell>
          <table:table-cell office:value-type="float" office:value="0.596321" calcext:value-type="float">
            <text:p>0.596321</text:p>
          </table:table-cell>
          <table:table-cell office:value-type="float" office:value="0.3769928" calcext:value-type="float">
            <text:p>0.3769928</text:p>
          </table:table-cell>
          <table:table-cell office:value-type="float" office:value="0.3355161" calcext:value-type="float">
            <text:p>0.3355161</text:p>
          </table:table-cell>
          <table:table-cell office:value-type="float" office:value="0" calcext:value-type="float">
            <text:p>0</text:p>
          </table:table-cell>
          <table:table-cell office:value-type="float" office:value="5349.201" calcext:value-type="float">
            <text:p>5349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86864" calcext:value-type="float">
            <text:p>5.486864</text:p>
          </table:table-cell>
          <table:table-cell office:value-type="float" office:value="0" calcext:value-type="float">
            <text:p>0</text:p>
          </table:table-cell>
          <table:table-cell office:value-type="float" office:value="-0.05535255" calcext:value-type="float">
            <text:p>-0.055352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2.0199" calcext:value-type="float">
            <text:p>22.0199</text:p>
          </table:table-cell>
          <table:table-cell office:value-type="float" office:value="1099.727" calcext:value-type="float">
            <text:p>1099.727</text:p>
          </table:table-cell>
          <table:table-cell office:value-type="float" office:value="0" calcext:value-type="float">
            <text:p>0</text:p>
          </table:table-cell>
          <table:table-cell office:value-type="float" office:value="-5.116017" calcext:value-type="float">
            <text:p>-5.116017</text:p>
          </table:table-cell>
          <table:table-cell office:value-type="float" office:value="3.49482" calcext:value-type="float">
            <text:p>3.49482</text:p>
          </table:table-cell>
          <table:table-cell office:value-type="float" office:value="13.94398" calcext:value-type="float">
            <text:p>13.94398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529429" calcext:value-type="float">
            <text:p>-0.08529429</text:p>
          </table:table-cell>
          <table:table-cell office:value-type="float" office:value="0.001482031" calcext:value-type="float">
            <text:p>0.001482031</text:p>
          </table:table-cell>
          <table:table-cell office:value-type="float" office:value="0.002744048" calcext:value-type="float">
            <text:p>0.002744048</text:p>
          </table:table-cell>
          <table:table-cell office:value-type="float" office:value="17.99121" calcext:value-type="float">
            <text:p>17.99121</text:p>
          </table:table-cell>
          <table:table-cell office:value-type="float" office:value="2.199806" calcext:value-type="float">
            <text:p>2.199806</text:p>
          </table:table-cell>
          <table:table-cell office:value-type="float" office:value="0.08238232" calcext:value-type="float">
            <text:p>0.08238232</text:p>
          </table:table-cell>
          <table:table-cell office:value-type="float" office:value="0.0603926" calcext:value-type="float">
            <text:p>0.0603926</text:p>
          </table:table-cell>
          <table:table-cell office:value-type="float" office:value="0.0446149" calcext:value-type="float">
            <text:p>0.0446149</text:p>
          </table:table-cell>
          <table:table-cell office:value-type="float" office:value="0.04200352" calcext:value-type="float">
            <text:p>0.04200352</text:p>
          </table:table-cell>
          <table:table-cell office:value-type="float" office:value="0.01508288" calcext:value-type="float">
            <text:p>0.01508288</text:p>
          </table:table-cell>
          <table:table-cell office:value-type="float" office:value="0.01123378" calcext:value-type="float">
            <text:p>0.01123378</text:p>
          </table:table-cell>
          <table:table-cell office:value-type="float" office:value="0.02674079" calcext:value-type="float">
            <text:p>0.02674079</text:p>
          </table:table-cell>
          <table:table-cell office:value-type="float" office:value="0.02172003" calcext:value-type="float">
            <text:p>0.02172003</text:p>
          </table:table-cell>
          <table:table-cell office:value-type="float" office:value="0.01856799" calcext:value-type="float">
            <text:p>0.01856799</text:p>
          </table:table-cell>
          <table:table-cell office:value-type="float" office:value="0.01771813" calcext:value-type="float">
            <text:p>0.01771813</text:p>
          </table:table-cell>
          <table:table-cell office:value-type="float" office:value="0.01606662" calcext:value-type="float">
            <text:p>0.01606662</text:p>
          </table:table-cell>
          <table:table-cell office:value-type="float" office:value="0.006883586" calcext:value-type="float">
            <text:p>0.006883586</text:p>
          </table:table-cell>
          <table:table-cell office:value-type="float" office:value="0.007309061" calcext:value-type="float">
            <text:p>0.007309061</text:p>
          </table:table-cell>
          <table:table-cell office:value-type="float" office:value="0" calcext:value-type="float">
            <text:p>0</text:p>
          </table:table-cell>
          <table:table-cell office:value-type="float" office:value="19.98998" calcext:value-type="float">
            <text:p>19.98998</text:p>
          </table:table-cell>
          <table:table-cell office:value-type="float" office:value="22.86109" calcext:value-type="float">
            <text:p>22.86109</text:p>
          </table:table-cell>
          <table:table-cell office:value-type="float" office:value="12.73625" calcext:value-type="float">
            <text:p>12.73625</text:p>
          </table:table-cell>
          <table:table-cell office:value-type="float" office:value="11.75696" calcext:value-type="float">
            <text:p>11.75696</text:p>
          </table:table-cell>
          <table:table-cell office:value-type="float" office:value="10.56665" calcext:value-type="float">
            <text:p>10.56665</text:p>
          </table:table-cell>
          <table:table-cell office:value-type="float" office:value="2.794105" calcext:value-type="float">
            <text:p>2.794105</text:p>
          </table:table-cell>
          <table:table-cell office:value-type="float" office:value="5.899752" calcext:value-type="float">
            <text:p>5.899752</text:p>
          </table:table-cell>
          <table:table-cell office:value-type="float" office:value="7.626794" calcext:value-type="float">
            <text:p>7.626794</text:p>
          </table:table-cell>
          <table:table-cell office:value-type="float" office:value="6.980894" calcext:value-type="float">
            <text:p>6.980894</text:p>
          </table:table-cell>
          <table:table-cell office:value-type="float" office:value="4.013165" calcext:value-type="float">
            <text:p>4.013165</text:p>
          </table:table-cell>
          <table:table-cell office:value-type="float" office:value="1.742753" calcext:value-type="float">
            <text:p>1.742753</text:p>
          </table:table-cell>
          <table:table-cell office:value-type="float" office:value="0.5981082" calcext:value-type="float">
            <text:p>0.5981082</text:p>
          </table:table-cell>
          <table:table-cell office:value-type="float" office:value="0.3773769" calcext:value-type="float">
            <text:p>0.3773769</text:p>
          </table:table-cell>
          <table:table-cell office:value-type="float" office:value="0.335535" calcext:value-type="float">
            <text:p>0.335535</text:p>
          </table:table-cell>
          <table:table-cell office:value-type="float" office:value="0" calcext:value-type="float">
            <text:p>0</text:p>
          </table:table-cell>
          <table:table-cell office:value-type="float" office:value="5603.041" calcext:value-type="float">
            <text:p>5603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4407" calcext:value-type="float">
            <text:p>5.734407</text:p>
          </table:table-cell>
          <table:table-cell office:value-type="float" office:value="0" calcext:value-type="float">
            <text:p>0</text:p>
          </table:table-cell>
          <table:table-cell office:value-type="float" office:value="-0.05540707" calcext:value-type="float">
            <text:p>-0.055407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1.8281" calcext:value-type="float">
            <text:p>21.8281</text:p>
          </table:table-cell>
          <table:table-cell office:value-type="float" office:value="1099.689" calcext:value-type="float">
            <text:p>1099.689</text:p>
          </table:table-cell>
          <table:table-cell office:value-type="float" office:value="0" calcext:value-type="float">
            <text:p>0</text:p>
          </table:table-cell>
          <table:table-cell office:value-type="float" office:value="-5.578685" calcext:value-type="float">
            <text:p>-5.578685</text:p>
          </table:table-cell>
          <table:table-cell office:value-type="float" office:value="3.619313" calcext:value-type="float">
            <text:p>3.619313</text:p>
          </table:table-cell>
          <table:table-cell office:value-type="float" office:value="13.62563" calcext:value-type="float">
            <text:p>13.6256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566692" calcext:value-type="float">
            <text:p>-0.08566692</text:p>
          </table:table-cell>
          <table:table-cell office:value-type="float" office:value="0.001468982" calcext:value-type="float">
            <text:p>0.001468982</text:p>
          </table:table-cell>
          <table:table-cell office:value-type="float" office:value="0.002747678" calcext:value-type="float">
            <text:p>0.002747678</text:p>
          </table:table-cell>
          <table:table-cell office:value-type="float" office:value="17.6753" calcext:value-type="float">
            <text:p>17.6753</text:p>
          </table:table-cell>
          <table:table-cell office:value-type="float" office:value="3.269043" calcext:value-type="float">
            <text:p>3.269043</text:p>
          </table:table-cell>
          <table:table-cell office:value-type="float" office:value="0.09434363" calcext:value-type="float">
            <text:p>0.09434363</text:p>
          </table:table-cell>
          <table:table-cell office:value-type="float" office:value="0.06613426" calcext:value-type="float">
            <text:p>0.06613426</text:p>
          </table:table-cell>
          <table:table-cell office:value-type="float" office:value="0.04794478" calcext:value-type="float">
            <text:p>0.04794478</text:p>
          </table:table-cell>
          <table:table-cell office:value-type="float" office:value="0.04466067" calcext:value-type="float">
            <text:p>0.04466067</text:p>
          </table:table-cell>
          <table:table-cell office:value-type="float" office:value="0.01515432" calcext:value-type="float">
            <text:p>0.01515432</text:p>
          </table:table-cell>
          <table:table-cell office:value-type="float" office:value="0.01117477" calcext:value-type="float">
            <text:p>0.01117477</text:p>
          </table:table-cell>
          <table:table-cell office:value-type="float" office:value="0.0267926" calcext:value-type="float">
            <text:p>0.0267926</text:p>
          </table:table-cell>
          <table:table-cell office:value-type="float" office:value="0.02177482" calcext:value-type="float">
            <text:p>0.02177482</text:p>
          </table:table-cell>
          <table:table-cell office:value-type="float" office:value="0.0185664" calcext:value-type="float">
            <text:p>0.0185664</text:p>
          </table:table-cell>
          <table:table-cell office:value-type="float" office:value="0.0176767" calcext:value-type="float">
            <text:p>0.0176767</text:p>
          </table:table-cell>
          <table:table-cell office:value-type="float" office:value="0.01602618" calcext:value-type="float">
            <text:p>0.01602618</text:p>
          </table:table-cell>
          <table:table-cell office:value-type="float" office:value="0.006879606" calcext:value-type="float">
            <text:p>0.006879606</text:p>
          </table:table-cell>
          <table:table-cell office:value-type="float" office:value="0.007307868" calcext:value-type="float">
            <text:p>0.007307868</text:p>
          </table:table-cell>
          <table:table-cell office:value-type="float" office:value="0" calcext:value-type="float">
            <text:p>0</text:p>
          </table:table-cell>
          <table:table-cell office:value-type="float" office:value="22.35756" calcext:value-type="float">
            <text:p>22.35756</text:p>
          </table:table-cell>
          <table:table-cell office:value-type="float" office:value="21.44114" calcext:value-type="float">
            <text:p>21.44114</text:p>
          </table:table-cell>
          <table:table-cell office:value-type="float" office:value="11.49679" calcext:value-type="float">
            <text:p>11.49679</text:p>
          </table:table-cell>
          <table:table-cell office:value-type="float" office:value="10.76944" calcext:value-type="float">
            <text:p>10.76944</text:p>
          </table:table-cell>
          <table:table-cell office:value-type="float" office:value="9.50371" calcext:value-type="float">
            <text:p>9.50371</text:p>
          </table:table-cell>
          <table:table-cell office:value-type="float" office:value="2.169073" calcext:value-type="float">
            <text:p>2.169073</text:p>
          </table:table-cell>
          <table:table-cell office:value-type="float" office:value="5.755938" calcext:value-type="float">
            <text:p>5.755938</text:p>
          </table:table-cell>
          <table:table-cell office:value-type="float" office:value="7.608612" calcext:value-type="float">
            <text:p>7.608612</text:p>
          </table:table-cell>
          <table:table-cell office:value-type="float" office:value="6.969675" calcext:value-type="float">
            <text:p>6.969675</text:p>
          </table:table-cell>
          <table:table-cell office:value-type="float" office:value="4.005975" calcext:value-type="float">
            <text:p>4.005975</text:p>
          </table:table-cell>
          <table:table-cell office:value-type="float" office:value="1.738672" calcext:value-type="float">
            <text:p>1.738672</text:p>
          </table:table-cell>
          <table:table-cell office:value-type="float" office:value="0.5998425" calcext:value-type="float">
            <text:p>0.5998425</text:p>
          </table:table-cell>
          <table:table-cell office:value-type="float" office:value="0.3777574" calcext:value-type="float">
            <text:p>0.3777574</text:p>
          </table:table-cell>
          <table:table-cell office:value-type="float" office:value="0.3355551" calcext:value-type="float">
            <text:p>0.3355551</text:p>
          </table:table-cell>
          <table:table-cell office:value-type="float" office:value="0" calcext:value-type="float">
            <text:p>0</text:p>
          </table:table-cell>
          <table:table-cell office:value-type="float" office:value="5801.509" calcext:value-type="float">
            <text:p>5801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6459" calcext:value-type="float">
            <text:p>5.96459</text:p>
          </table:table-cell>
          <table:table-cell office:value-type="float" office:value="0" calcext:value-type="float">
            <text:p>0</text:p>
          </table:table-cell>
          <table:table-cell office:value-type="float" office:value="-0.05544011" calcext:value-type="float">
            <text:p>-0.055440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1.66655" calcext:value-type="float">
            <text:p>21.66655</text:p>
          </table:table-cell>
          <table:table-cell office:value-type="float" office:value="1099.639" calcext:value-type="float">
            <text:p>1099.639</text:p>
          </table:table-cell>
          <table:table-cell office:value-type="float" office:value="0" calcext:value-type="float">
            <text:p>0</text:p>
          </table:table-cell>
          <table:table-cell office:value-type="float" office:value="-6.097616" calcext:value-type="float">
            <text:p>-6.097616</text:p>
          </table:table-cell>
          <table:table-cell office:value-type="float" office:value="3.717857" calcext:value-type="float">
            <text:p>3.717857</text:p>
          </table:table-cell>
          <table:table-cell office:value-type="float" office:value="13.26493" calcext:value-type="float">
            <text:p>13.26493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589001" calcext:value-type="float">
            <text:p>-0.08589001</text:p>
          </table:table-cell>
          <table:table-cell office:value-type="float" office:value="0.001455689" calcext:value-type="float">
            <text:p>0.001455689</text:p>
          </table:table-cell>
          <table:table-cell office:value-type="float" office:value="0.002751303" calcext:value-type="float">
            <text:p>0.002751303</text:p>
          </table:table-cell>
          <table:table-cell office:value-type="float" office:value="17.39179" calcext:value-type="float">
            <text:p>17.39179</text:p>
          </table:table-cell>
          <table:table-cell office:value-type="float" office:value="4.481319" calcext:value-type="float">
            <text:p>4.481319</text:p>
          </table:table-cell>
          <table:table-cell office:value-type="float" office:value="0.1106523" calcext:value-type="float">
            <text:p>0.1106523</text:p>
          </table:table-cell>
          <table:table-cell office:value-type="float" office:value="0.07468159" calcext:value-type="float">
            <text:p>0.07468159</text:p>
          </table:table-cell>
          <table:table-cell office:value-type="float" office:value="0.05309734" calcext:value-type="float">
            <text:p>0.05309734</text:p>
          </table:table-cell>
          <table:table-cell office:value-type="float" office:value="0.04866457" calcext:value-type="float">
            <text:p>0.04866457</text:p>
          </table:table-cell>
          <table:table-cell office:value-type="float" office:value="0.01532517" calcext:value-type="float">
            <text:p>0.01532517</text:p>
          </table:table-cell>
          <table:table-cell office:value-type="float" office:value="0.01111027" calcext:value-type="float">
            <text:p>0.01111027</text:p>
          </table:table-cell>
          <table:table-cell office:value-type="float" office:value="0.02682516" calcext:value-type="float">
            <text:p>0.02682516</text:p>
          </table:table-cell>
          <table:table-cell office:value-type="float" office:value="0.02182226" calcext:value-type="float">
            <text:p>0.02182226</text:p>
          </table:table-cell>
          <table:table-cell office:value-type="float" office:value="0.01856821" calcext:value-type="float">
            <text:p>0.01856821</text:p>
          </table:table-cell>
          <table:table-cell office:value-type="float" office:value="0.01763717" calcext:value-type="float">
            <text:p>0.01763717</text:p>
          </table:table-cell>
          <table:table-cell office:value-type="float" office:value="0.01598616" calcext:value-type="float">
            <text:p>0.01598616</text:p>
          </table:table-cell>
          <table:table-cell office:value-type="float" office:value="0.006875464" calcext:value-type="float">
            <text:p>0.006875464</text:p>
          </table:table-cell>
          <table:table-cell office:value-type="float" office:value="0.007306643" calcext:value-type="float">
            <text:p>0.007306643</text:p>
          </table:table-cell>
          <table:table-cell office:value-type="float" office:value="0" calcext:value-type="float">
            <text:p>0</text:p>
          </table:table-cell>
          <table:table-cell office:value-type="float" office:value="24.89046" calcext:value-type="float">
            <text:p>24.89046</text:p>
          </table:table-cell>
          <table:table-cell office:value-type="float" office:value="19.89736" calcext:value-type="float">
            <text:p>19.89736</text:p>
          </table:table-cell>
          <table:table-cell office:value-type="float" office:value="10.00057" calcext:value-type="float">
            <text:p>10.00057</text:p>
          </table:table-cell>
          <table:table-cell office:value-type="float" office:value="9.654871" calcext:value-type="float">
            <text:p>9.654871</text:p>
          </table:table-cell>
          <table:table-cell office:value-type="float" office:value="8.367763" calcext:value-type="float">
            <text:p>8.367763</text:p>
          </table:table-cell>
          <table:table-cell office:value-type="float" office:value="1.512569" calcext:value-type="float">
            <text:p>1.512569</text:p>
          </table:table-cell>
          <table:table-cell office:value-type="float" office:value="5.604308" calcext:value-type="float">
            <text:p>5.604308</text:p>
          </table:table-cell>
          <table:table-cell office:value-type="float" office:value="7.591076" calcext:value-type="float">
            <text:p>7.591076</text:p>
          </table:table-cell>
          <table:table-cell office:value-type="float" office:value="6.95812" calcext:value-type="float">
            <text:p>6.95812</text:p>
          </table:table-cell>
          <table:table-cell office:value-type="float" office:value="3.997855" calcext:value-type="float">
            <text:p>3.997855</text:p>
          </table:table-cell>
          <table:table-cell office:value-type="float" office:value="1.730338" calcext:value-type="float">
            <text:p>1.730338</text:p>
          </table:table-cell>
          <table:table-cell office:value-type="float" office:value="0.6015102" calcext:value-type="float">
            <text:p>0.6015102</text:p>
          </table:table-cell>
          <table:table-cell office:value-type="float" office:value="0.3781301" calcext:value-type="float">
            <text:p>0.3781301</text:p>
          </table:table-cell>
          <table:table-cell office:value-type="float" office:value="0.3355771" calcext:value-type="float">
            <text:p>0.3355771</text:p>
          </table:table-cell>
          <table:table-cell office:value-type="float" office:value="0" calcext:value-type="float">
            <text:p>0</text:p>
          </table:table-cell>
          <table:table-cell office:value-type="float" office:value="5951.134" calcext:value-type="float">
            <text:p>5951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81728" calcext:value-type="float">
            <text:p>6.181728</text:p>
          </table:table-cell>
          <table:table-cell office:value-type="float" office:value="0" calcext:value-type="float">
            <text:p>0</text:p>
          </table:table-cell>
          <table:table-cell office:value-type="float" office:value="-0.05545985" calcext:value-type="float">
            <text:p>-0.055459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1.57781" calcext:value-type="float">
            <text:p>21.57781</text:p>
          </table:table-cell>
          <table:table-cell office:value-type="float" office:value="1099.574" calcext:value-type="float">
            <text:p>1099.574</text:p>
          </table:table-cell>
          <table:table-cell office:value-type="float" office:value="0" calcext:value-type="float">
            <text:p>0</text:p>
          </table:table-cell>
          <table:table-cell office:value-type="float" office:value="-6.630797" calcext:value-type="float">
            <text:p>-6.630797</text:p>
          </table:table-cell>
          <table:table-cell office:value-type="float" office:value="3.758494" calcext:value-type="float">
            <text:p>3.758494</text:p>
          </table:table-cell>
          <table:table-cell office:value-type="float" office:value="12.89302" calcext:value-type="float">
            <text:p>12.89302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612694" calcext:value-type="float">
            <text:p>-0.08612694</text:p>
          </table:table-cell>
          <table:table-cell office:value-type="float" office:value="0.001452083" calcext:value-type="float">
            <text:p>0.001452083</text:p>
          </table:table-cell>
          <table:table-cell office:value-type="float" office:value="0.002754939" calcext:value-type="float">
            <text:p>0.002754939</text:p>
          </table:table-cell>
          <table:table-cell office:value-type="float" office:value="17.22519" calcext:value-type="float">
            <text:p>17.22519</text:p>
          </table:table-cell>
          <table:table-cell office:value-type="float" office:value="5.310784" calcext:value-type="float">
            <text:p>5.310784</text:p>
          </table:table-cell>
          <table:table-cell office:value-type="float" office:value="0.1143259" calcext:value-type="float">
            <text:p>0.1143259</text:p>
          </table:table-cell>
          <table:table-cell office:value-type="float" office:value="0.07839541" calcext:value-type="float">
            <text:p>0.07839541</text:p>
          </table:table-cell>
          <table:table-cell office:value-type="float" office:value="0.05574093" calcext:value-type="float">
            <text:p>0.05574093</text:p>
          </table:table-cell>
          <table:table-cell office:value-type="float" office:value="0.05106101" calcext:value-type="float">
            <text:p>0.05106101</text:p>
          </table:table-cell>
          <table:table-cell office:value-type="float" office:value="0.01547808" calcext:value-type="float">
            <text:p>0.01547808</text:p>
          </table:table-cell>
          <table:table-cell office:value-type="float" office:value="0.01106563" calcext:value-type="float">
            <text:p>0.01106563</text:p>
          </table:table-cell>
          <table:table-cell office:value-type="float" office:value="0.02684471" calcext:value-type="float">
            <text:p>0.02684471</text:p>
          </table:table-cell>
          <table:table-cell office:value-type="float" office:value="0.02186094" calcext:value-type="float">
            <text:p>0.02186094</text:p>
          </table:table-cell>
          <table:table-cell office:value-type="float" office:value="0.01857268" calcext:value-type="float">
            <text:p>0.01857268</text:p>
          </table:table-cell>
          <table:table-cell office:value-type="float" office:value="0.01760282" calcext:value-type="float">
            <text:p>0.01760282</text:p>
          </table:table-cell>
          <table:table-cell office:value-type="float" office:value="0.01594435" calcext:value-type="float">
            <text:p>0.01594435</text:p>
          </table:table-cell>
          <table:table-cell office:value-type="float" office:value="0.006871142" calcext:value-type="float">
            <text:p>0.006871142</text:p>
          </table:table-cell>
          <table:table-cell office:value-type="float" office:value="0.007305398" calcext:value-type="float">
            <text:p>0.007305398</text:p>
          </table:table-cell>
          <table:table-cell office:value-type="float" office:value="0" calcext:value-type="float">
            <text:p>0</text:p>
          </table:table-cell>
          <table:table-cell office:value-type="float" office:value="27.08441" calcext:value-type="float">
            <text:p>27.08441</text:p>
          </table:table-cell>
          <table:table-cell office:value-type="float" office:value="18.36723" calcext:value-type="float">
            <text:p>18.36723</text:p>
          </table:table-cell>
          <table:table-cell office:value-type="float" office:value="8.409108" calcext:value-type="float">
            <text:p>8.409108</text:p>
          </table:table-cell>
          <table:table-cell office:value-type="float" office:value="8.477812" calcext:value-type="float">
            <text:p>8.477812</text:p>
          </table:table-cell>
          <table:table-cell office:value-type="float" office:value="7.167388" calcext:value-type="float">
            <text:p>7.167388</text:p>
          </table:table-cell>
          <table:table-cell office:value-type="float" office:value="0.8709957" calcext:value-type="float">
            <text:p>0.8709957</text:p>
          </table:table-cell>
          <table:table-cell office:value-type="float" office:value="5.445901" calcext:value-type="float">
            <text:p>5.445901</text:p>
          </table:table-cell>
          <table:table-cell office:value-type="float" office:value="7.572959" calcext:value-type="float">
            <text:p>7.572959</text:p>
          </table:table-cell>
          <table:table-cell office:value-type="float" office:value="6.946068" calcext:value-type="float">
            <text:p>6.946068</text:p>
          </table:table-cell>
          <table:table-cell office:value-type="float" office:value="3.989267" calcext:value-type="float">
            <text:p>3.989267</text:p>
          </table:table-cell>
          <table:table-cell office:value-type="float" office:value="1.722883" calcext:value-type="float">
            <text:p>1.722883</text:p>
          </table:table-cell>
          <table:table-cell office:value-type="float" office:value="0.6026264" calcext:value-type="float">
            <text:p>0.6026264</text:p>
          </table:table-cell>
          <table:table-cell office:value-type="float" office:value="0.3784915" calcext:value-type="float">
            <text:p>0.3784915</text:p>
          </table:table-cell>
          <table:table-cell office:value-type="float" office:value="0.3356008" calcext:value-type="float">
            <text:p>0.3356008</text:p>
          </table:table-cell>
          <table:table-cell office:value-type="float" office:value="0" calcext:value-type="float">
            <text:p>0</text:p>
          </table:table-cell>
          <table:table-cell office:value-type="float" office:value="6007.429" calcext:value-type="float">
            <text:p>6007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43788" calcext:value-type="float">
            <text:p>6.343788</text:p>
          </table:table-cell>
          <table:table-cell office:value-type="float" office:value="0" calcext:value-type="float">
            <text:p>0</text:p>
          </table:table-cell>
          <table:table-cell office:value-type="float" office:value="-0.05548199" calcext:value-type="float">
            <text:p>-0.055481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1.49398" calcext:value-type="float">
            <text:p>21.49398</text:p>
          </table:table-cell>
          <table:table-cell office:value-type="float" office:value="1099.504" calcext:value-type="float">
            <text:p>1099.504</text:p>
          </table:table-cell>
          <table:table-cell office:value-type="float" office:value="0" calcext:value-type="float">
            <text:p>0</text:p>
          </table:table-cell>
          <table:table-cell office:value-type="float" office:value="-7.162862" calcext:value-type="float">
            <text:p>-7.162862</text:p>
          </table:table-cell>
          <table:table-cell office:value-type="float" office:value="3.794488" calcext:value-type="float">
            <text:p>3.794488</text:p>
          </table:table-cell>
          <table:table-cell office:value-type="float" office:value="12.52755" calcext:value-type="float">
            <text:p>12.5275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635625" calcext:value-type="float">
            <text:p>-0.08635625</text:p>
          </table:table-cell>
          <table:table-cell office:value-type="float" office:value="0.001448285" calcext:value-type="float">
            <text:p>0.001448285</text:p>
          </table:table-cell>
          <table:table-cell office:value-type="float" office:value="0.002758595" calcext:value-type="float">
            <text:p>0.002758595</text:p>
          </table:table-cell>
          <table:table-cell office:value-type="float" office:value="17.05596" calcext:value-type="float">
            <text:p>17.05596</text:p>
          </table:table-cell>
          <table:table-cell office:value-type="float" office:value="6.031113" calcext:value-type="float">
            <text:p>6.031113</text:p>
          </table:table-cell>
          <table:table-cell office:value-type="float" office:value="0.1217152" calcext:value-type="float">
            <text:p>0.1217152</text:p>
          </table:table-cell>
          <table:table-cell office:value-type="float" office:value="0.08517026" calcext:value-type="float">
            <text:p>0.08517026</text:p>
          </table:table-cell>
          <table:table-cell office:value-type="float" office:value="0.06006841" calcext:value-type="float">
            <text:p>0.06006841</text:p>
          </table:table-cell>
          <table:table-cell office:value-type="float" office:value="0.05445313" calcext:value-type="float">
            <text:p>0.05445313</text:p>
          </table:table-cell>
          <table:table-cell office:value-type="float" office:value="0.01561944" calcext:value-type="float">
            <text:p>0.01561944</text:p>
          </table:table-cell>
          <table:table-cell office:value-type="float" office:value="0.01103329" calcext:value-type="float">
            <text:p>0.01103329</text:p>
          </table:table-cell>
          <table:table-cell office:value-type="float" office:value="0.02686209" calcext:value-type="float">
            <text:p>0.02686209</text:p>
          </table:table-cell>
          <table:table-cell office:value-type="float" office:value="0.02189215" calcext:value-type="float">
            <text:p>0.02189215</text:p>
          </table:table-cell>
          <table:table-cell office:value-type="float" office:value="0.0185784" calcext:value-type="float">
            <text:p>0.0185784</text:p>
          </table:table-cell>
          <table:table-cell office:value-type="float" office:value="0.01757406" calcext:value-type="float">
            <text:p>0.01757406</text:p>
          </table:table-cell>
          <table:table-cell office:value-type="float" office:value="0.01590158" calcext:value-type="float">
            <text:p>0.01590158</text:p>
          </table:table-cell>
          <table:table-cell office:value-type="float" office:value="0.006866612" calcext:value-type="float">
            <text:p>0.006866612</text:p>
          </table:table-cell>
          <table:table-cell office:value-type="float" office:value="0.007304119" calcext:value-type="float">
            <text:p>0.007304119</text:p>
          </table:table-cell>
          <table:table-cell office:value-type="float" office:value="0" calcext:value-type="float">
            <text:p>0</text:p>
          </table:table-cell>
          <table:table-cell office:value-type="float" office:value="28.55446" calcext:value-type="float">
            <text:p>28.55446</text:p>
          </table:table-cell>
          <table:table-cell office:value-type="float" office:value="16.71723" calcext:value-type="float">
            <text:p>16.71723</text:p>
          </table:table-cell>
          <table:table-cell office:value-type="float" office:value="6.688236" calcext:value-type="float">
            <text:p>6.688236</text:p>
          </table:table-cell>
          <table:table-cell office:value-type="float" office:value="7.200922" calcext:value-type="float">
            <text:p>7.200922</text:p>
          </table:table-cell>
          <table:table-cell office:value-type="float" office:value="5.911682" calcext:value-type="float">
            <text:p>5.911682</text:p>
          </table:table-cell>
          <table:table-cell office:value-type="float" office:value="0.4169116" calcext:value-type="float">
            <text:p>0.4169116</text:p>
          </table:table-cell>
          <table:table-cell office:value-type="float" office:value="5.284705" calcext:value-type="float">
            <text:p>5.284705</text:p>
          </table:table-cell>
          <table:table-cell office:value-type="float" office:value="7.556467" calcext:value-type="float">
            <text:p>7.556467</text:p>
          </table:table-cell>
          <table:table-cell office:value-type="float" office:value="6.933849" calcext:value-type="float">
            <text:p>6.933849</text:p>
          </table:table-cell>
          <table:table-cell office:value-type="float" office:value="3.980486" calcext:value-type="float">
            <text:p>3.980486</text:p>
          </table:table-cell>
          <table:table-cell office:value-type="float" office:value="1.719314" calcext:value-type="float">
            <text:p>1.719314</text:p>
          </table:table-cell>
          <table:table-cell office:value-type="float" office:value="0.6019434" calcext:value-type="float">
            <text:p>0.6019434</text:p>
          </table:table-cell>
          <table:table-cell office:value-type="float" office:value="0.3788346" calcext:value-type="float">
            <text:p>0.3788346</text:p>
          </table:table-cell>
          <table:table-cell office:value-type="float" office:value="0.3356245" calcext:value-type="float">
            <text:p>0.3356245</text:p>
          </table:table-cell>
          <table:table-cell office:value-type="float" office:value="0" calcext:value-type="float">
            <text:p>0</text:p>
          </table:table-cell>
          <table:table-cell office:value-type="float" office:value="6056.627" calcext:value-type="float">
            <text:p>6056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07106" calcext:value-type="float">
            <text:p>6.507106</text:p>
          </table:table-cell>
          <table:table-cell office:value-type="float" office:value="0" calcext:value-type="float">
            <text:p>0</text:p>
          </table:table-cell>
          <table:table-cell office:value-type="float" office:value="-0.05551055" calcext:value-type="float">
            <text:p>-0.055510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1.42834" calcext:value-type="float">
            <text:p>21.42834</text:p>
          </table:table-cell>
          <table:table-cell office:value-type="float" office:value="1099.427" calcext:value-type="float">
            <text:p>1099.427</text:p>
          </table:table-cell>
          <table:table-cell office:value-type="float" office:value="0" calcext:value-type="float">
            <text:p>0</text:p>
          </table:table-cell>
          <table:table-cell office:value-type="float" office:value="-7.700791" calcext:value-type="float">
            <text:p>-7.700791</text:p>
          </table:table-cell>
          <table:table-cell office:value-type="float" office:value="3.818107" calcext:value-type="float">
            <text:p>3.818107</text:p>
          </table:table-cell>
          <table:table-cell office:value-type="float" office:value="12.15682" calcext:value-type="float">
            <text:p>12.15682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658444" calcext:value-type="float">
            <text:p>-0.08658444</text:p>
          </table:table-cell>
          <table:table-cell office:value-type="float" office:value="0.001445503" calcext:value-type="float">
            <text:p>0.001445503</text:p>
          </table:table-cell>
          <table:table-cell office:value-type="float" office:value="0.002762249" calcext:value-type="float">
            <text:p>0.002762249</text:p>
          </table:table-cell>
          <table:table-cell office:value-type="float" office:value="16.90162" calcext:value-type="float">
            <text:p>16.90162</text:p>
          </table:table-cell>
          <table:table-cell office:value-type="float" office:value="6.609664" calcext:value-type="float">
            <text:p>6.609664</text:p>
          </table:table-cell>
          <table:table-cell office:value-type="float" office:value="0.125713" calcext:value-type="float">
            <text:p>0.125713</text:p>
          </table:table-cell>
          <table:table-cell office:value-type="float" office:value="0.09133644" calcext:value-type="float">
            <text:p>0.09133644</text:p>
          </table:table-cell>
          <table:table-cell office:value-type="float" office:value="0.0643778" calcext:value-type="float">
            <text:p>0.0643778</text:p>
          </table:table-cell>
          <table:table-cell office:value-type="float" office:value="0.05805468" calcext:value-type="float">
            <text:p>0.05805468</text:p>
          </table:table-cell>
          <table:table-cell office:value-type="float" office:value="0.01572136" calcext:value-type="float">
            <text:p>0.01572136</text:p>
          </table:table-cell>
          <table:table-cell office:value-type="float" office:value="0.01100863" calcext:value-type="float">
            <text:p>0.01100863</text:p>
          </table:table-cell>
          <table:table-cell office:value-type="float" office:value="0.02687451" calcext:value-type="float">
            <text:p>0.02687451</text:p>
          </table:table-cell>
          <table:table-cell office:value-type="float" office:value="0.02191704" calcext:value-type="float">
            <text:p>0.02191704</text:p>
          </table:table-cell>
          <table:table-cell office:value-type="float" office:value="0.01858468" calcext:value-type="float">
            <text:p>0.01858468</text:p>
          </table:table-cell>
          <table:table-cell office:value-type="float" office:value="0.01754809" calcext:value-type="float">
            <text:p>0.01754809</text:p>
          </table:table-cell>
          <table:table-cell office:value-type="float" office:value="0.01585898" calcext:value-type="float">
            <text:p>0.01585898</text:p>
          </table:table-cell>
          <table:table-cell office:value-type="float" office:value="0.006861863" calcext:value-type="float">
            <text:p>0.006861863</text:p>
          </table:table-cell>
          <table:table-cell office:value-type="float" office:value="0.007302815" calcext:value-type="float">
            <text:p>0.007302815</text:p>
          </table:table-cell>
          <table:table-cell office:value-type="float" office:value="0" calcext:value-type="float">
            <text:p>0</text:p>
          </table:table-cell>
          <table:table-cell office:value-type="float" office:value="29.47101" calcext:value-type="float">
            <text:p>29.47101</text:p>
          </table:table-cell>
          <table:table-cell office:value-type="float" office:value="15.01072" calcext:value-type="float">
            <text:p>15.01072</text:p>
          </table:table-cell>
          <table:table-cell office:value-type="float" office:value="4.878109" calcext:value-type="float">
            <text:p>4.878109</text:p>
          </table:table-cell>
          <table:table-cell office:value-type="float" office:value="5.797929" calcext:value-type="float">
            <text:p>5.797929</text:p>
          </table:table-cell>
          <table:table-cell office:value-type="float" office:value="4.597241" calcext:value-type="float">
            <text:p>4.597241</text:p>
          </table:table-cell>
          <table:table-cell office:value-type="float" office:value="0.05735712" calcext:value-type="float">
            <text:p>0.05735712</text:p>
          </table:table-cell>
          <table:table-cell office:value-type="float" office:value="5.123358" calcext:value-type="float">
            <text:p>5.123358</text:p>
          </table:table-cell>
          <table:table-cell office:value-type="float" office:value="7.539588" calcext:value-type="float">
            <text:p>7.539588</text:p>
          </table:table-cell>
          <table:table-cell office:value-type="float" office:value="6.921125" calcext:value-type="float">
            <text:p>6.921125</text:p>
          </table:table-cell>
          <table:table-cell office:value-type="float" office:value="3.971611" calcext:value-type="float">
            <text:p>3.971611</text:p>
          </table:table-cell>
          <table:table-cell office:value-type="float" office:value="1.716618" calcext:value-type="float">
            <text:p>1.716618</text:p>
          </table:table-cell>
          <table:table-cell office:value-type="float" office:value="0.599177" calcext:value-type="float">
            <text:p>0.599177</text:p>
          </table:table-cell>
          <table:table-cell office:value-type="float" office:value="0.3791548" calcext:value-type="float">
            <text:p>0.3791548</text:p>
          </table:table-cell>
          <table:table-cell office:value-type="float" office:value="0.3356481" calcext:value-type="float">
            <text:p>0.3356481</text:p>
          </table:table-cell>
          <table:table-cell office:value-type="float" office:value="0" calcext:value-type="float">
            <text:p>0</text:p>
          </table:table-cell>
          <table:table-cell office:value-type="float" office:value="6084.834" calcext:value-type="float">
            <text:p>6084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3733" calcext:value-type="float">
            <text:p>6.663733</text:p>
          </table:table-cell>
          <table:table-cell office:value-type="float" office:value="0" calcext:value-type="float">
            <text:p>0</text:p>
          </table:table-cell>
          <table:table-cell office:value-type="float" office:value="-0.05554557" calcext:value-type="float">
            <text:p>-0.055545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1.38557" calcext:value-type="float">
            <text:p>21.38557</text:p>
          </table:table-cell>
          <table:table-cell office:value-type="float" office:value="1099.345" calcext:value-type="float">
            <text:p>1099.345</text:p>
          </table:table-cell>
          <table:table-cell office:value-type="float" office:value="0" calcext:value-type="float">
            <text:p>0</text:p>
          </table:table-cell>
          <table:table-cell office:value-type="float" office:value="-8.154239" calcext:value-type="float">
            <text:p>-8.154239</text:p>
          </table:table-cell>
          <table:table-cell office:value-type="float" office:value="3.832754" calcext:value-type="float">
            <text:p>3.832754</text:p>
          </table:table-cell>
          <table:table-cell office:value-type="float" office:value="11.85839" calcext:value-type="float">
            <text:p>11.85839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682269" calcext:value-type="float">
            <text:p>-0.08682269</text:p>
          </table:table-cell>
          <table:table-cell office:value-type="float" office:value="0.00144445" calcext:value-type="float">
            <text:p>0.00144445</text:p>
          </table:table-cell>
          <table:table-cell office:value-type="float" office:value="0.0027659" calcext:value-type="float">
            <text:p>0.0027659</text:p>
          </table:table-cell>
          <table:table-cell office:value-type="float" office:value="16.75792" calcext:value-type="float">
            <text:p>16.75792</text:p>
          </table:table-cell>
          <table:table-cell office:value-type="float" office:value="7.074416" calcext:value-type="float">
            <text:p>7.074416</text:p>
          </table:table-cell>
          <table:table-cell office:value-type="float" office:value="0.1264089" calcext:value-type="float">
            <text:p>0.1264089</text:p>
          </table:table-cell>
          <table:table-cell office:value-type="float" office:value="0.09698541" calcext:value-type="float">
            <text:p>0.09698541</text:p>
          </table:table-cell>
          <table:table-cell office:value-type="float" office:value="0.06842452" calcext:value-type="float">
            <text:p>0.06842452</text:p>
          </table:table-cell>
          <table:table-cell office:value-type="float" office:value="0.06168332" calcext:value-type="float">
            <text:p>0.06168332</text:p>
          </table:table-cell>
          <table:table-cell office:value-type="float" office:value="0.01568531" calcext:value-type="float">
            <text:p>0.01568531</text:p>
          </table:table-cell>
          <table:table-cell office:value-type="float" office:value="0.01102521" calcext:value-type="float">
            <text:p>0.01102521</text:p>
          </table:table-cell>
          <table:table-cell office:value-type="float" office:value="0.02688779" calcext:value-type="float">
            <text:p>0.02688779</text:p>
          </table:table-cell>
          <table:table-cell office:value-type="float" office:value="0.02193717" calcext:value-type="float">
            <text:p>0.02193717</text:p>
          </table:table-cell>
          <table:table-cell office:value-type="float" office:value="0.01859152" calcext:value-type="float">
            <text:p>0.01859152</text:p>
          </table:table-cell>
          <table:table-cell office:value-type="float" office:value="0.01752366" calcext:value-type="float">
            <text:p>0.01752366</text:p>
          </table:table-cell>
          <table:table-cell office:value-type="float" office:value="0.01581677" calcext:value-type="float">
            <text:p>0.01581677</text:p>
          </table:table-cell>
          <table:table-cell office:value-type="float" office:value="0.006856877" calcext:value-type="float">
            <text:p>0.006856877</text:p>
          </table:table-cell>
          <table:table-cell office:value-type="float" office:value="0.007301486" calcext:value-type="float">
            <text:p>0.007301486</text:p>
          </table:table-cell>
          <table:table-cell office:value-type="float" office:value="0" calcext:value-type="float">
            <text:p>0</text:p>
          </table:table-cell>
          <table:table-cell office:value-type="float" office:value="29.63494" calcext:value-type="float">
            <text:p>29.63494</text:p>
          </table:table-cell>
          <table:table-cell office:value-type="float" office:value="13.3098" calcext:value-type="float">
            <text:p>13.3098</text:p>
          </table:table-cell>
          <table:table-cell office:value-type="float" office:value="3.778424" calcext:value-type="float">
            <text:p>3.778424</text:p>
          </table:table-cell>
          <table:table-cell office:value-type="float" office:value="4.29604" calcext:value-type="float">
            <text:p>4.29604</text:p>
          </table:table-cell>
          <table:table-cell office:value-type="float" office:value="3.239334" calcext:value-type="float">
            <text:p>3.239334</text:p>
          </table:table-cell>
          <table:table-cell office:value-type="float" office:value="0.02568396" calcext:value-type="float">
            <text:p>0.02568396</text:p>
          </table:table-cell>
          <table:table-cell office:value-type="float" office:value="4.968237" calcext:value-type="float">
            <text:p>4.968237</text:p>
          </table:table-cell>
          <table:table-cell office:value-type="float" office:value="7.523433" calcext:value-type="float">
            <text:p>7.523433</text:p>
          </table:table-cell>
          <table:table-cell office:value-type="float" office:value="6.90845" calcext:value-type="float">
            <text:p>6.90845</text:p>
          </table:table-cell>
          <table:table-cell office:value-type="float" office:value="3.962906" calcext:value-type="float">
            <text:p>3.962906</text:p>
          </table:table-cell>
          <table:table-cell office:value-type="float" office:value="1.71387" calcext:value-type="float">
            <text:p>1.71387</text:p>
          </table:table-cell>
          <table:table-cell office:value-type="float" office:value="0.5945231" calcext:value-type="float">
            <text:p>0.5945231</text:p>
          </table:table-cell>
          <table:table-cell office:value-type="float" office:value="0.3794478" calcext:value-type="float">
            <text:p>0.3794478</text:p>
          </table:table-cell>
          <table:table-cell office:value-type="float" office:value="0.3356718" calcext:value-type="float">
            <text:p>0.3356718</text:p>
          </table:table-cell>
          <table:table-cell office:value-type="float" office:value="0" calcext:value-type="float">
            <text:p>0</text:p>
          </table:table-cell>
          <table:table-cell office:value-type="float" office:value="6094.43" calcext:value-type="float">
            <text:p>609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4828" calcext:value-type="float">
            <text:p>6.814828</text:p>
          </table:table-cell>
          <table:table-cell office:value-type="float" office:value="0" calcext:value-type="float">
            <text:p>0</text:p>
          </table:table-cell>
          <table:table-cell office:value-type="float" office:value="-0.05559846" calcext:value-type="float">
            <text:p>-0.055598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1.34872" calcext:value-type="float">
            <text:p>21.34872</text:p>
          </table:table-cell>
          <table:table-cell office:value-type="float" office:value="1099.262" calcext:value-type="float">
            <text:p>1099.262</text:p>
          </table:table-cell>
          <table:table-cell office:value-type="float" office:value="0" calcext:value-type="float">
            <text:p>0</text:p>
          </table:table-cell>
          <table:table-cell office:value-type="float" office:value="-8.588798" calcext:value-type="float">
            <text:p>-8.588798</text:p>
          </table:table-cell>
          <table:table-cell office:value-type="float" office:value="3.84113" calcext:value-type="float">
            <text:p>3.84113</text:p>
          </table:table-cell>
          <table:table-cell office:value-type="float" office:value="11.58117" calcext:value-type="float">
            <text:p>11.58117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704872" calcext:value-type="float">
            <text:p>-0.08704872</text:p>
          </table:table-cell>
          <table:table-cell office:value-type="float" office:value="0.001444245" calcext:value-type="float">
            <text:p>0.001444245</text:p>
          </table:table-cell>
          <table:table-cell office:value-type="float" office:value="0.002769546" calcext:value-type="float">
            <text:p>0.002769546</text:p>
          </table:table-cell>
          <table:table-cell office:value-type="float" office:value="16.62854" calcext:value-type="float">
            <text:p>16.62854</text:p>
          </table:table-cell>
          <table:table-cell office:value-type="float" office:value="7.436669" calcext:value-type="float">
            <text:p>7.436669</text:p>
          </table:table-cell>
          <table:table-cell office:value-type="float" office:value="0.1225034" calcext:value-type="float">
            <text:p>0.1225034</text:p>
          </table:table-cell>
          <table:table-cell office:value-type="float" office:value="0.09889357" calcext:value-type="float">
            <text:p>0.09889357</text:p>
          </table:table-cell>
          <table:table-cell office:value-type="float" office:value="0.07077378" calcext:value-type="float">
            <text:p>0.07077378</text:p>
          </table:table-cell>
          <table:table-cell office:value-type="float" office:value="0.06431457" calcext:value-type="float">
            <text:p>0.06431457</text:p>
          </table:table-cell>
          <table:table-cell office:value-type="float" office:value="0.01566803" calcext:value-type="float">
            <text:p>0.01566803</text:p>
          </table:table-cell>
          <table:table-cell office:value-type="float" office:value="0.01101161" calcext:value-type="float">
            <text:p>0.01101161</text:p>
          </table:table-cell>
          <table:table-cell office:value-type="float" office:value="0.02689215" calcext:value-type="float">
            <text:p>0.02689215</text:p>
          </table:table-cell>
          <table:table-cell office:value-type="float" office:value="0.02195397" calcext:value-type="float">
            <text:p>0.02195397</text:p>
          </table:table-cell>
          <table:table-cell office:value-type="float" office:value="0.01859913" calcext:value-type="float">
            <text:p>0.01859913</text:p>
          </table:table-cell>
          <table:table-cell office:value-type="float" office:value="0.01750026" calcext:value-type="float">
            <text:p>0.01750026</text:p>
          </table:table-cell>
          <table:table-cell office:value-type="float" office:value="0.01577512" calcext:value-type="float">
            <text:p>0.01577512</text:p>
          </table:table-cell>
          <table:table-cell office:value-type="float" office:value="0.006851652" calcext:value-type="float">
            <text:p>0.006851652</text:p>
          </table:table-cell>
          <table:table-cell office:value-type="float" office:value="0.007300126" calcext:value-type="float">
            <text:p>0.007300126</text:p>
          </table:table-cell>
          <table:table-cell office:value-type="float" office:value="0" calcext:value-type="float">
            <text:p>0</text:p>
          </table:table-cell>
          <table:table-cell office:value-type="float" office:value="29.72186" calcext:value-type="float">
            <text:p>29.72186</text:p>
          </table:table-cell>
          <table:table-cell office:value-type="float" office:value="11.67761" calcext:value-type="float">
            <text:p>11.67761</text:p>
          </table:table-cell>
          <table:table-cell office:value-type="float" office:value="2.896113" calcext:value-type="float">
            <text:p>2.896113</text:p>
          </table:table-cell>
          <table:table-cell office:value-type="float" office:value="2.85061" calcext:value-type="float">
            <text:p>2.85061</text:p>
          </table:table-cell>
          <table:table-cell office:value-type="float" office:value="1.901535" calcext:value-type="float">
            <text:p>1.901535</text:p>
          </table:table-cell>
          <table:table-cell office:value-type="float" office:value="0.02362136" calcext:value-type="float">
            <text:p>0.02362136</text:p>
          </table:table-cell>
          <table:table-cell office:value-type="float" office:value="4.824977" calcext:value-type="float">
            <text:p>4.824977</text:p>
          </table:table-cell>
          <table:table-cell office:value-type="float" office:value="7.506843" calcext:value-type="float">
            <text:p>7.506843</text:p>
          </table:table-cell>
          <table:table-cell office:value-type="float" office:value="6.895941" calcext:value-type="float">
            <text:p>6.895941</text:p>
          </table:table-cell>
          <table:table-cell office:value-type="float" office:value="3.954796" calcext:value-type="float">
            <text:p>3.954796</text:p>
          </table:table-cell>
          <table:table-cell office:value-type="float" office:value="1.710692" calcext:value-type="float">
            <text:p>1.710692</text:p>
          </table:table-cell>
          <table:table-cell office:value-type="float" office:value="0.5885785" calcext:value-type="float">
            <text:p>0.5885785</text:p>
          </table:table-cell>
          <table:table-cell office:value-type="float" office:value="0.3797132" calcext:value-type="float">
            <text:p>0.3797132</text:p>
          </table:table-cell>
          <table:table-cell office:value-type="float" office:value="0.3356955" calcext:value-type="float">
            <text:p>0.3356955</text:p>
          </table:table-cell>
          <table:table-cell office:value-type="float" office:value="0" calcext:value-type="float">
            <text:p>0</text:p>
          </table:table-cell>
          <table:table-cell office:value-type="float" office:value="6096.429" calcext:value-type="float">
            <text:p>6096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57487" calcext:value-type="float">
            <text:p>6.957487</text:p>
          </table:table-cell>
          <table:table-cell office:value-type="float" office:value="0" calcext:value-type="float">
            <text:p>0</text:p>
          </table:table-cell>
          <table:table-cell office:value-type="float" office:value="-0.05565696" calcext:value-type="float">
            <text:p>-0.055656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1.31447" calcext:value-type="float">
            <text:p>21.31447</text:p>
          </table:table-cell>
          <table:table-cell office:value-type="float" office:value="1099.179" calcext:value-type="float">
            <text:p>1099.179</text:p>
          </table:table-cell>
          <table:table-cell office:value-type="float" office:value="0" calcext:value-type="float">
            <text:p>0</text:p>
          </table:table-cell>
          <table:table-cell office:value-type="float" office:value="-8.979753" calcext:value-type="float">
            <text:p>-8.979753</text:p>
          </table:table-cell>
          <table:table-cell office:value-type="float" office:value="3.847639" calcext:value-type="float">
            <text:p>3.847639</text:p>
          </table:table-cell>
          <table:table-cell office:value-type="float" office:value="11.3495" calcext:value-type="float">
            <text:p>11.3495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728038" calcext:value-type="float">
            <text:p>-0.08728038</text:p>
          </table:table-cell>
          <table:table-cell office:value-type="float" office:value="0.001443271" calcext:value-type="float">
            <text:p>0.001443271</text:p>
          </table:table-cell>
          <table:table-cell office:value-type="float" office:value="0.002773313" calcext:value-type="float">
            <text:p>0.002773313</text:p>
          </table:table-cell>
          <table:table-cell office:value-type="float" office:value="16.50463" calcext:value-type="float">
            <text:p>16.50463</text:p>
          </table:table-cell>
          <table:table-cell office:value-type="float" office:value="7.724661" calcext:value-type="float">
            <text:p>7.724661</text:p>
          </table:table-cell>
          <table:table-cell office:value-type="float" office:value="0.1192832" calcext:value-type="float">
            <text:p>0.1192832</text:p>
          </table:table-cell>
          <table:table-cell office:value-type="float" office:value="0.09966984" calcext:value-type="float">
            <text:p>0.09966984</text:p>
          </table:table-cell>
          <table:table-cell office:value-type="float" office:value="0.07312564" calcext:value-type="float">
            <text:p>0.07312564</text:p>
          </table:table-cell>
          <table:table-cell office:value-type="float" office:value="0.06688631" calcext:value-type="float">
            <text:p>0.06688631</text:p>
          </table:table-cell>
          <table:table-cell office:value-type="float" office:value="0.01588653" calcext:value-type="float">
            <text:p>0.01588653</text:p>
          </table:table-cell>
          <table:table-cell office:value-type="float" office:value="0.01103714" calcext:value-type="float">
            <text:p>0.01103714</text:p>
          </table:table-cell>
          <table:table-cell office:value-type="float" office:value="0.02687628" calcext:value-type="float">
            <text:p>0.02687628</text:p>
          </table:table-cell>
          <table:table-cell office:value-type="float" office:value="0.02196852" calcext:value-type="float">
            <text:p>0.02196852</text:p>
          </table:table-cell>
          <table:table-cell office:value-type="float" office:value="0.01860935" calcext:value-type="float">
            <text:p>0.01860935</text:p>
          </table:table-cell>
          <table:table-cell office:value-type="float" office:value="0.01747772" calcext:value-type="float">
            <text:p>0.01747772</text:p>
          </table:table-cell>
          <table:table-cell office:value-type="float" office:value="0.01573415" calcext:value-type="float">
            <text:p>0.01573415</text:p>
          </table:table-cell>
          <table:table-cell office:value-type="float" office:value="0.006846185" calcext:value-type="float">
            <text:p>0.006846185</text:p>
          </table:table-cell>
          <table:table-cell office:value-type="float" office:value="0.007298732" calcext:value-type="float">
            <text:p>0.007298732</text:p>
          </table:table-cell>
          <table:table-cell office:value-type="float" office:value="0" calcext:value-type="float">
            <text:p>0</text:p>
          </table:table-cell>
          <table:table-cell office:value-type="float" office:value="29.62313" calcext:value-type="float">
            <text:p>29.62313</text:p>
          </table:table-cell>
          <table:table-cell office:value-type="float" office:value="10.06232" calcext:value-type="float">
            <text:p>10.06232</text:p>
          </table:table-cell>
          <table:table-cell office:value-type="float" office:value="1.957045" calcext:value-type="float">
            <text:p>1.957045</text:p>
          </table:table-cell>
          <table:table-cell office:value-type="float" office:value="2.113905" calcext:value-type="float">
            <text:p>2.113905</text:p>
          </table:table-cell>
          <table:table-cell office:value-type="float" office:value="1.023927" calcext:value-type="float">
            <text:p>1.023927</text:p>
          </table:table-cell>
          <table:table-cell office:value-type="float" office:value="0.02170189" calcext:value-type="float">
            <text:p>0.02170189</text:p>
          </table:table-cell>
          <table:table-cell office:value-type="float" office:value="4.693655" calcext:value-type="float">
            <text:p>4.693655</text:p>
          </table:table-cell>
          <table:table-cell office:value-type="float" office:value="7.484906" calcext:value-type="float">
            <text:p>7.484906</text:p>
          </table:table-cell>
          <table:table-cell office:value-type="float" office:value="6.882284" calcext:value-type="float">
            <text:p>6.882284</text:p>
          </table:table-cell>
          <table:table-cell office:value-type="float" office:value="3.946971" calcext:value-type="float">
            <text:p>3.946971</text:p>
          </table:table-cell>
          <table:table-cell office:value-type="float" office:value="1.706337" calcext:value-type="float">
            <text:p>1.706337</text:p>
          </table:table-cell>
          <table:table-cell office:value-type="float" office:value="0.5821026" calcext:value-type="float">
            <text:p>0.5821026</text:p>
          </table:table-cell>
          <table:table-cell office:value-type="float" office:value="0.3799505" calcext:value-type="float">
            <text:p>0.3799505</text:p>
          </table:table-cell>
          <table:table-cell office:value-type="float" office:value="0.3357192" calcext:value-type="float">
            <text:p>0.3357192</text:p>
          </table:table-cell>
          <table:table-cell office:value-type="float" office:value="0" calcext:value-type="float">
            <text:p>0</text:p>
          </table:table-cell>
          <table:table-cell office:value-type="float" office:value="6096.631" calcext:value-type="float">
            <text:p>6096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95823" calcext:value-type="float">
            <text:p>7.095823</text:p>
          </table:table-cell>
          <table:table-cell office:value-type="float" office:value="0" calcext:value-type="float">
            <text:p>0</text:p>
          </table:table-cell>
          <table:table-cell office:value-type="float" office:value="-0.05572991" calcext:value-type="float">
            <text:p>-0.055729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1.29906" calcext:value-type="float">
            <text:p>21.29906</text:p>
          </table:table-cell>
          <table:table-cell office:value-type="float" office:value="1099.095" calcext:value-type="float">
            <text:p>1099.095</text:p>
          </table:table-cell>
          <table:table-cell office:value-type="float" office:value="0" calcext:value-type="float">
            <text:p>0</text:p>
          </table:table-cell>
          <table:table-cell office:value-type="float" office:value="-9.355787" calcext:value-type="float">
            <text:p>-9.355787</text:p>
          </table:table-cell>
          <table:table-cell office:value-type="float" office:value="3.852275" calcext:value-type="float">
            <text:p>3.852275</text:p>
          </table:table-cell>
          <table:table-cell office:value-type="float" office:value="11.11577" calcext:value-type="float">
            <text:p>11.11577</text:p>
          </table:table-cell>
          <table:table-cell office:value-type="float" office:value="0.001732124" calcext:value-type="float">
            <text:p>0.001732124</text:p>
          </table:table-cell>
          <table:table-cell office:value-type="float" office:value="0.00002384084" calcext:value-type="float">
            <text:p>2.384084E-05</text:p>
          </table:table-cell>
          <table:table-cell office:value-type="float" office:value="0.03456359" calcext:value-type="float">
            <text:p>0.03456359</text:p>
          </table:table-cell>
          <table:table-cell office:value-type="float" office:value="0.002463866" calcext:value-type="float">
            <text:p>0.002463866</text:p>
          </table:table-cell>
          <table:table-cell office:value-type="float" office:value="-0.08750686" calcext:value-type="float">
            <text:p>-0.08750686</text:p>
          </table:table-cell>
          <table:table-cell office:value-type="float" office:value="0.001442597" calcext:value-type="float">
            <text:p>0.001442597</text:p>
          </table:table-cell>
          <table:table-cell office:value-type="float" office:value="0.002777175" calcext:value-type="float">
            <text:p>0.002777175</text:p>
          </table:table-cell>
          <table:table-cell office:value-type="float" office:value="16.3805" calcext:value-type="float">
            <text:p>16.3805</text:p>
          </table:table-cell>
          <table:table-cell office:value-type="float" office:value="7.961495" calcext:value-type="float">
            <text:p>7.961495</text:p>
          </table:table-cell>
          <table:table-cell office:value-type="float" office:value="0.1164408" calcext:value-type="float">
            <text:p>0.1164408</text:p>
          </table:table-cell>
          <table:table-cell office:value-type="float" office:value="0.09996959" calcext:value-type="float">
            <text:p>0.09996959</text:p>
          </table:table-cell>
          <table:table-cell office:value-type="float" office:value="0.07622936" calcext:value-type="float">
            <text:p>0.07622936</text:p>
          </table:table-cell>
          <table:table-cell office:value-type="float" office:value="0.07030844" calcext:value-type="float">
            <text:p>0.07030844</text:p>
          </table:table-cell>
          <table:table-cell office:value-type="float" office:value="0.01635475" calcext:value-type="float">
            <text:p>0.01635475</text:p>
          </table:table-cell>
          <table:table-cell office:value-type="float" office:value="0.01095279" calcext:value-type="float">
            <text:p>0.01095279</text:p>
          </table:table-cell>
          <table:table-cell office:value-type="float" office:value="0.0268549" calcext:value-type="float">
            <text:p>0.0268549</text:p>
          </table:table-cell>
          <table:table-cell office:value-type="float" office:value="0.02198517" calcext:value-type="float">
            <text:p>0.02198517</text:p>
          </table:table-cell>
          <table:table-cell office:value-type="float" office:value="0.01863188" calcext:value-type="float">
            <text:p>0.01863188</text:p>
          </table:table-cell>
          <table:table-cell office:value-type="float" office:value="0.01745273" calcext:value-type="float">
            <text:p>0.01745273</text:p>
          </table:table-cell>
          <table:table-cell office:value-type="float" office:value="0.01569442" calcext:value-type="float">
            <text:p>0.01569442</text:p>
          </table:table-cell>
          <table:table-cell office:value-type="float" office:value="0.006840466" calcext:value-type="float">
            <text:p>0.006840466</text:p>
          </table:table-cell>
          <table:table-cell office:value-type="float" office:value="0.007297311" calcext:value-type="float">
            <text:p>0.007297311</text:p>
          </table:table-cell>
          <table:table-cell office:value-type="float" office:value="0" calcext:value-type="float">
            <text:p>0</text:p>
          </table:table-cell>
          <table:table-cell office:value-type="float" office:value="29.16868" calcext:value-type="float">
            <text:p>29.16868</text:p>
          </table:table-cell>
          <table:table-cell office:value-type="float" office:value="8.40734" calcext:value-type="float">
            <text:p>8.40734</text:p>
          </table:table-cell>
          <table:table-cell office:value-type="float" office:value="0.950844" calcext:value-type="float">
            <text:p>0.950844</text:p>
          </table:table-cell>
          <table:table-cell office:value-type="float" office:value="1.29729" calcext:value-type="float">
            <text:p>1.29729</text:p>
          </table:table-cell>
          <table:table-cell office:value-type="float" office:value="0.3843578" calcext:value-type="float">
            <text:p>0.3843578</text:p>
          </table:table-cell>
          <table:table-cell office:value-type="float" office:value="0.02049256" calcext:value-type="float">
            <text:p>0.02049256</text:p>
          </table:table-cell>
          <table:table-cell office:value-type="float" office:value="4.563771" calcext:value-type="float">
            <text:p>4.563771</text:p>
          </table:table-cell>
          <table:table-cell office:value-type="float" office:value="7.460328" calcext:value-type="float">
            <text:p>7.460328</text:p>
          </table:table-cell>
          <table:table-cell office:value-type="float" office:value="6.868981" calcext:value-type="float">
            <text:p>6.868981</text:p>
          </table:table-cell>
          <table:table-cell office:value-type="float" office:value="3.942023" calcext:value-type="float">
            <text:p>3.942023</text:p>
          </table:table-cell>
          <table:table-cell office:value-type="float" office:value="1.698671" calcext:value-type="float">
            <text:p>1.698671</text:p>
          </table:table-cell>
          <table:table-cell office:value-type="float" office:value="0.5774356" calcext:value-type="float">
            <text:p>0.5774356</text:p>
          </table:table-cell>
          <table:table-cell office:value-type="float" office:value="0.3801576" calcext:value-type="float">
            <text:p>0.3801576</text:p>
          </table:table-cell>
          <table:table-cell office:value-type="float" office:value="0.335743" calcext:value-type="float">
            <text:p>0.335743</text:p>
          </table:table-cell>
          <table:table-cell office:value-type="float" office:value="0" calcext:value-type="float">
            <text:p>0</text:p>
          </table:table-cell>
          <table:table-cell office:value-type="float" office:value="6088.279" calcext:value-type="float">
            <text:p>6088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4425" calcext:value-type="float">
            <text:p>7.234425</text:p>
          </table:table-cell>
          <table:table-cell office:value-type="float" office:value="0" calcext:value-type="float">
            <text:p>0</text:p>
          </table:table-cell>
          <table:table-cell office:value-type="float" office:value="-0.05580362" calcext:value-type="float">
            <text:p>-0.055803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1.24032" calcext:value-type="float">
            <text:p>21.24032</text:p>
          </table:table-cell>
          <table:table-cell office:value-type="float" office:value="1099.028" calcext:value-type="float">
            <text:p>1099.028</text:p>
          </table:table-cell>
          <table:table-cell office:value-type="float" office:value="0" calcext:value-type="float">
            <text:p>0</text:p>
          </table:table-cell>
          <table:table-cell office:value-type="float" office:value="-9.721541" calcext:value-type="float">
            <text:p>-9.721541</text:p>
          </table:table-cell>
          <table:table-cell office:value-type="float" office:value="3.679923" calcext:value-type="float">
            <text:p>3.679923</text:p>
          </table:table-cell>
          <table:table-cell office:value-type="float" office:value="10.93609" calcext:value-type="float">
            <text:p>10.93609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887766" calcext:value-type="float">
            <text:p>-0.0887766</text:p>
          </table:table-cell>
          <table:table-cell office:value-type="float" office:value="0.001435816" calcext:value-type="float">
            <text:p>0.001435816</text:p>
          </table:table-cell>
          <table:table-cell office:value-type="float" office:value="0.002782852" calcext:value-type="float">
            <text:p>0.002782852</text:p>
          </table:table-cell>
          <table:table-cell office:value-type="float" office:value="16.3238" calcext:value-type="float">
            <text:p>16.3238</text:p>
          </table:table-cell>
          <table:table-cell office:value-type="float" office:value="11.77575" calcext:value-type="float">
            <text:p>11.77575</text:p>
          </table:table-cell>
          <table:table-cell office:value-type="float" office:value="1.623542" calcext:value-type="float">
            <text:p>1.623542</text:p>
          </table:table-cell>
          <table:table-cell office:value-type="float" office:value="0.09076456" calcext:value-type="float">
            <text:p>0.09076456</text:p>
          </table:table-cell>
          <table:table-cell office:value-type="float" office:value="0.0708435" calcext:value-type="float">
            <text:p>0.0708435</text:p>
          </table:table-cell>
          <table:table-cell office:value-type="float" office:value="0.06953766" calcext:value-type="float">
            <text:p>0.06953766</text:p>
          </table:table-cell>
          <table:table-cell office:value-type="float" office:value="0.01616983" calcext:value-type="float">
            <text:p>0.01616983</text:p>
          </table:table-cell>
          <table:table-cell office:value-type="float" office:value="0.01171654" calcext:value-type="float">
            <text:p>0.01171654</text:p>
          </table:table-cell>
          <table:table-cell office:value-type="float" office:value="0.0268428" calcext:value-type="float">
            <text:p>0.0268428</text:p>
          </table:table-cell>
          <table:table-cell office:value-type="float" office:value="0.02198259" calcext:value-type="float">
            <text:p>0.02198259</text:p>
          </table:table-cell>
          <table:table-cell office:value-type="float" office:value="0.01865339" calcext:value-type="float">
            <text:p>0.01865339</text:p>
          </table:table-cell>
          <table:table-cell office:value-type="float" office:value="0.0174273" calcext:value-type="float">
            <text:p>0.0174273</text:p>
          </table:table-cell>
          <table:table-cell office:value-type="float" office:value="0.01565684" calcext:value-type="float">
            <text:p>0.01565684</text:p>
          </table:table-cell>
          <table:table-cell office:value-type="float" office:value="0.00683449" calcext:value-type="float">
            <text:p>0.00683449</text:p>
          </table:table-cell>
          <table:table-cell office:value-type="float" office:value="0.007295853" calcext:value-type="float">
            <text:p>0.007295853</text:p>
          </table:table-cell>
          <table:table-cell office:value-type="float" office:value="0" calcext:value-type="float">
            <text:p>0</text:p>
          </table:table-cell>
          <table:table-cell office:value-type="float" office:value="7.106493" calcext:value-type="float">
            <text:p>7.106493</text:p>
          </table:table-cell>
          <table:table-cell office:value-type="float" office:value="15.89372" calcext:value-type="float">
            <text:p>15.89372</text:p>
          </table:table-cell>
          <table:table-cell office:value-type="float" office:value="0.3579238" calcext:value-type="float">
            <text:p>0.3579238</text:p>
          </table:table-cell>
          <table:table-cell office:value-type="float" office:value="0.4792692" calcext:value-type="float">
            <text:p>0.4792692</text:p>
          </table:table-cell>
          <table:table-cell office:value-type="float" office:value="0.03730671" calcext:value-type="float">
            <text:p>0.03730671</text:p>
          </table:table-cell>
          <table:table-cell office:value-type="float" office:value="0.02258199" calcext:value-type="float">
            <text:p>0.02258199</text:p>
          </table:table-cell>
          <table:table-cell office:value-type="float" office:value="4.24446" calcext:value-type="float">
            <text:p>4.24446</text:p>
          </table:table-cell>
          <table:table-cell office:value-type="float" office:value="7.475092" calcext:value-type="float">
            <text:p>7.475092</text:p>
          </table:table-cell>
          <table:table-cell office:value-type="float" office:value="6.853848" calcext:value-type="float">
            <text:p>6.853848</text:p>
          </table:table-cell>
          <table:table-cell office:value-type="float" office:value="3.937581" calcext:value-type="float">
            <text:p>3.937581</text:p>
          </table:table-cell>
          <table:table-cell office:value-type="float" office:value="1.689236" calcext:value-type="float">
            <text:p>1.689236</text:p>
          </table:table-cell>
          <table:table-cell office:value-type="float" office:value="0.5750671" calcext:value-type="float">
            <text:p>0.5750671</text:p>
          </table:table-cell>
          <table:table-cell office:value-type="float" office:value="0.3803359" calcext:value-type="float">
            <text:p>0.3803359</text:p>
          </table:table-cell>
          <table:table-cell office:value-type="float" office:value="0.3357666" calcext:value-type="float">
            <text:p>0.3357666</text:p>
          </table:table-cell>
          <table:table-cell office:value-type="float" office:value="0" calcext:value-type="float">
            <text:p>0</text:p>
          </table:table-cell>
          <table:table-cell office:value-type="float" office:value="5659.929" calcext:value-type="float">
            <text:p>5659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56925" calcext:value-type="float">
            <text:p>7.356925</text:p>
          </table:table-cell>
          <table:table-cell office:value-type="float" office:value="0" calcext:value-type="float">
            <text:p>0</text:p>
          </table:table-cell>
          <table:table-cell office:value-type="float" office:value="-0.08441521" calcext:value-type="float">
            <text:p>-0.084415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1.2076" calcext:value-type="float">
            <text:p>21.2076</text:p>
          </table:table-cell>
          <table:table-cell office:value-type="float" office:value="1099.005" calcext:value-type="float">
            <text:p>1099.005</text:p>
          </table:table-cell>
          <table:table-cell office:value-type="float" office:value="0" calcext:value-type="float">
            <text:p>0</text:p>
          </table:table-cell>
          <table:table-cell office:value-type="float" office:value="-10.01664" calcext:value-type="float">
            <text:p>-10.01664</text:p>
          </table:table-cell>
          <table:table-cell office:value-type="float" office:value="3.575284" calcext:value-type="float">
            <text:p>3.575284</text:p>
          </table:table-cell>
          <table:table-cell office:value-type="float" office:value="10.81611" calcext:value-type="float">
            <text:p>10.81611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9522753" calcext:value-type="float">
            <text:p>-0.09522753</text:p>
          </table:table-cell>
          <table:table-cell office:value-type="float" office:value="0.001414724" calcext:value-type="float">
            <text:p>0.001414724</text:p>
          </table:table-cell>
          <table:table-cell office:value-type="float" office:value="0.002787521" calcext:value-type="float">
            <text:p>0.002787521</text:p>
          </table:table-cell>
          <table:table-cell office:value-type="float" office:value="16.5292" calcext:value-type="float">
            <text:p>16.5292</text:p>
          </table:table-cell>
          <table:table-cell office:value-type="float" office:value="7.522352" calcext:value-type="float">
            <text:p>7.522352</text:p>
          </table:table-cell>
          <table:table-cell office:value-type="float" office:value="0.6761592" calcext:value-type="float">
            <text:p>0.6761592</text:p>
          </table:table-cell>
          <table:table-cell office:value-type="float" office:value="0.08061299" calcext:value-type="float">
            <text:p>0.08061299</text:p>
          </table:table-cell>
          <table:table-cell office:value-type="float" office:value="0.06499105" calcext:value-type="float">
            <text:p>0.06499105</text:p>
          </table:table-cell>
          <table:table-cell office:value-type="float" office:value="0.06556178" calcext:value-type="float">
            <text:p>0.06556178</text:p>
          </table:table-cell>
          <table:table-cell office:value-type="float" office:value="0.01564513" calcext:value-type="float">
            <text:p>0.01564513</text:p>
          </table:table-cell>
          <table:table-cell office:value-type="float" office:value="0.01129307" calcext:value-type="float">
            <text:p>0.01129307</text:p>
          </table:table-cell>
          <table:table-cell office:value-type="float" office:value="0.02678044" calcext:value-type="float">
            <text:p>0.02678044</text:p>
          </table:table-cell>
          <table:table-cell office:value-type="float" office:value="0.02197503" calcext:value-type="float">
            <text:p>0.02197503</text:p>
          </table:table-cell>
          <table:table-cell office:value-type="float" office:value="0.01866971" calcext:value-type="float">
            <text:p>0.01866971</text:p>
          </table:table-cell>
          <table:table-cell office:value-type="float" office:value="0.01740228" calcext:value-type="float">
            <text:p>0.01740228</text:p>
          </table:table-cell>
          <table:table-cell office:value-type="float" office:value="0.01562072" calcext:value-type="float">
            <text:p>0.01562072</text:p>
          </table:table-cell>
          <table:table-cell office:value-type="float" office:value="0.006828296" calcext:value-type="float">
            <text:p>0.006828296</text:p>
          </table:table-cell>
          <table:table-cell office:value-type="float" office:value="0.007294354" calcext:value-type="float">
            <text:p>0.007294354</text:p>
          </table:table-cell>
          <table:table-cell office:value-type="float" office:value="0" calcext:value-type="float">
            <text:p>0</text:p>
          </table:table-cell>
          <table:table-cell office:value-type="float" office:value="9.858966" calcext:value-type="float">
            <text:p>9.858966</text:p>
          </table:table-cell>
          <table:table-cell office:value-type="float" office:value="12.23393" calcext:value-type="float">
            <text:p>12.23393</text:p>
          </table:table-cell>
          <table:table-cell office:value-type="float" office:value="0.04175478" calcext:value-type="float">
            <text:p>0.04175478</text:p>
          </table:table-cell>
          <table:table-cell office:value-type="float" office:value="0.03278298" calcext:value-type="float">
            <text:p>0.03278298</text:p>
          </table:table-cell>
          <table:table-cell office:value-type="float" office:value="0.03424469" calcext:value-type="float">
            <text:p>0.03424469</text:p>
          </table:table-cell>
          <table:table-cell office:value-type="float" office:value="0.0206594" calcext:value-type="float">
            <text:p>0.0206594</text:p>
          </table:table-cell>
          <table:table-cell office:value-type="float" office:value="3.812844" calcext:value-type="float">
            <text:p>3.812844</text:p>
          </table:table-cell>
          <table:table-cell office:value-type="float" office:value="7.478067" calcext:value-type="float">
            <text:p>7.478067</text:p>
          </table:table-cell>
          <table:table-cell office:value-type="float" office:value="6.843952" calcext:value-type="float">
            <text:p>6.843952</text:p>
          </table:table-cell>
          <table:table-cell office:value-type="float" office:value="3.932122" calcext:value-type="float">
            <text:p>3.932122</text:p>
          </table:table-cell>
          <table:table-cell office:value-type="float" office:value="1.67768" calcext:value-type="float">
            <text:p>1.67768</text:p>
          </table:table-cell>
          <table:table-cell office:value-type="float" office:value="0.5734253" calcext:value-type="float">
            <text:p>0.5734253</text:p>
          </table:table-cell>
          <table:table-cell office:value-type="float" office:value="0.3804933" calcext:value-type="float">
            <text:p>0.3804933</text:p>
          </table:table-cell>
          <table:table-cell office:value-type="float" office:value="0.3357903" calcext:value-type="float">
            <text:p>0.3357903</text:p>
          </table:table-cell>
          <table:table-cell office:value-type="float" office:value="0" calcext:value-type="float">
            <text:p>0</text:p>
          </table:table-cell>
          <table:table-cell office:value-type="float" office:value="5675.3" calcext:value-type="float">
            <text:p>567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403" calcext:value-type="float">
            <text:p>7.41403</text:p>
          </table:table-cell>
          <table:table-cell office:value-type="float" office:value="0" calcext:value-type="float">
            <text:p>0</text:p>
          </table:table-cell>
          <table:table-cell office:value-type="float" office:value="-0.1247429" calcext:value-type="float">
            <text:p>-0.1247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1.17308" calcext:value-type="float">
            <text:p>21.17308</text:p>
          </table:table-cell>
          <table:table-cell office:value-type="float" office:value="1098.993" calcext:value-type="float">
            <text:p>1098.993</text:p>
          </table:table-cell>
          <table:table-cell office:value-type="float" office:value="0" calcext:value-type="float">
            <text:p>0</text:p>
          </table:table-cell>
          <table:table-cell office:value-type="float" office:value="-10.34976" calcext:value-type="float">
            <text:p>-10.34976</text:p>
          </table:table-cell>
          <table:table-cell office:value-type="float" office:value="3.53409" calcext:value-type="float">
            <text:p>3.53409</text:p>
          </table:table-cell>
          <table:table-cell office:value-type="float" office:value="10.64047" calcext:value-type="float">
            <text:p>10.64047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9652051" calcext:value-type="float">
            <text:p>-0.09652051</text:p>
          </table:table-cell>
          <table:table-cell office:value-type="float" office:value="0.001396412" calcext:value-type="float">
            <text:p>0.001396412</text:p>
          </table:table-cell>
          <table:table-cell office:value-type="float" office:value="0.002792709" calcext:value-type="float">
            <text:p>0.002792709</text:p>
          </table:table-cell>
          <table:table-cell office:value-type="float" office:value="16.78658" calcext:value-type="float">
            <text:p>16.78658</text:p>
          </table:table-cell>
          <table:table-cell office:value-type="float" office:value="4.792688" calcext:value-type="float">
            <text:p>4.792688</text:p>
          </table:table-cell>
          <table:table-cell office:value-type="float" office:value="0.4734128" calcext:value-type="float">
            <text:p>0.4734128</text:p>
          </table:table-cell>
          <table:table-cell office:value-type="float" office:value="0.07598388" calcext:value-type="float">
            <text:p>0.07598388</text:p>
          </table:table-cell>
          <table:table-cell office:value-type="float" office:value="0.06333309" calcext:value-type="float">
            <text:p>0.06333309</text:p>
          </table:table-cell>
          <table:table-cell office:value-type="float" office:value="0.06432459" calcext:value-type="float">
            <text:p>0.06432459</text:p>
          </table:table-cell>
          <table:table-cell office:value-type="float" office:value="0.0157299" calcext:value-type="float">
            <text:p>0.0157299</text:p>
          </table:table-cell>
          <table:table-cell office:value-type="float" office:value="0.01108674" calcext:value-type="float">
            <text:p>0.01108674</text:p>
          </table:table-cell>
          <table:table-cell office:value-type="float" office:value="0.02665923" calcext:value-type="float">
            <text:p>0.02665923</text:p>
          </table:table-cell>
          <table:table-cell office:value-type="float" office:value="0.02197543" calcext:value-type="float">
            <text:p>0.02197543</text:p>
          </table:table-cell>
          <table:table-cell office:value-type="float" office:value="0.018684" calcext:value-type="float">
            <text:p>0.018684</text:p>
          </table:table-cell>
          <table:table-cell office:value-type="float" office:value="0.01737763" calcext:value-type="float">
            <text:p>0.01737763</text:p>
          </table:table-cell>
          <table:table-cell office:value-type="float" office:value="0.0155849" calcext:value-type="float">
            <text:p>0.0155849</text:p>
          </table:table-cell>
          <table:table-cell office:value-type="float" office:value="0.006821869" calcext:value-type="float">
            <text:p>0.006821869</text:p>
          </table:table-cell>
          <table:table-cell office:value-type="float" office:value="0.007292814" calcext:value-type="float">
            <text:p>0.007292814</text:p>
          </table:table-cell>
          <table:table-cell office:value-type="float" office:value="0" calcext:value-type="float">
            <text:p>0</text:p>
          </table:table-cell>
          <table:table-cell office:value-type="float" office:value="5.199162" calcext:value-type="float">
            <text:p>5.199162</text:p>
          </table:table-cell>
          <table:table-cell office:value-type="float" office:value="9.250274" calcext:value-type="float">
            <text:p>9.250274</text:p>
          </table:table-cell>
          <table:table-cell office:value-type="float" office:value="0.03792137" calcext:value-type="float">
            <text:p>0.03792137</text:p>
          </table:table-cell>
          <table:table-cell office:value-type="float" office:value="0.03074384" calcext:value-type="float">
            <text:p>0.03074384</text:p>
          </table:table-cell>
          <table:table-cell office:value-type="float" office:value="0.03267375" calcext:value-type="float">
            <text:p>0.03267375</text:p>
          </table:table-cell>
          <table:table-cell office:value-type="float" office:value="0.01866818" calcext:value-type="float">
            <text:p>0.01866818</text:p>
          </table:table-cell>
          <table:table-cell office:value-type="float" office:value="3.523016" calcext:value-type="float">
            <text:p>3.523016</text:p>
          </table:table-cell>
          <table:table-cell office:value-type="float" office:value="7.417477" calcext:value-type="float">
            <text:p>7.417477</text:p>
          </table:table-cell>
          <table:table-cell office:value-type="float" office:value="6.831471" calcext:value-type="float">
            <text:p>6.831471</text:p>
          </table:table-cell>
          <table:table-cell office:value-type="float" office:value="3.925924" calcext:value-type="float">
            <text:p>3.925924</text:p>
          </table:table-cell>
          <table:table-cell office:value-type="float" office:value="1.664094" calcext:value-type="float">
            <text:p>1.664094</text:p>
          </table:table-cell>
          <table:table-cell office:value-type="float" office:value="0.5716098" calcext:value-type="float">
            <text:p>0.5716098</text:p>
          </table:table-cell>
          <table:table-cell office:value-type="float" office:value="0.3806283" calcext:value-type="float">
            <text:p>0.3806283</text:p>
          </table:table-cell>
          <table:table-cell office:value-type="float" office:value="0.3358141" calcext:value-type="float">
            <text:p>0.3358141</text:p>
          </table:table-cell>
          <table:table-cell office:value-type="float" office:value="0" calcext:value-type="float">
            <text:p>0</text:p>
          </table:table-cell>
          <table:table-cell office:value-type="float" office:value="5740.083" calcext:value-type="float">
            <text:p>5740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0839" calcext:value-type="float">
            <text:p>7.460839</text:p>
          </table:table-cell>
          <table:table-cell office:value-type="float" office:value="0" calcext:value-type="float">
            <text:p>0</text:p>
          </table:table-cell>
          <table:table-cell office:value-type="float" office:value="-0.1248652" calcext:value-type="float">
            <text:p>-0.12486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0.95956" calcext:value-type="float">
            <text:p>20.95956</text:p>
          </table:table-cell>
          <table:table-cell office:value-type="float" office:value="1098.963" calcext:value-type="float">
            <text:p>1098.963</text:p>
          </table:table-cell>
          <table:table-cell office:value-type="float" office:value="0" calcext:value-type="float">
            <text:p>0</text:p>
          </table:table-cell>
          <table:table-cell office:value-type="float" office:value="-10.69484" calcext:value-type="float">
            <text:p>-10.69484</text:p>
          </table:table-cell>
          <table:table-cell office:value-type="float" office:value="3.662105" calcext:value-type="float">
            <text:p>3.662105</text:p>
          </table:table-cell>
          <table:table-cell office:value-type="float" office:value="10.48799" calcext:value-type="float">
            <text:p>10.48799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9728991" calcext:value-type="float">
            <text:p>-0.09728991</text:p>
          </table:table-cell>
          <table:table-cell office:value-type="float" office:value="0.00138161" calcext:value-type="float">
            <text:p>0.00138161</text:p>
          </table:table-cell>
          <table:table-cell office:value-type="float" office:value="0.002798347" calcext:value-type="float">
            <text:p>0.002798347</text:p>
          </table:table-cell>
          <table:table-cell office:value-type="float" office:value="16.45355" calcext:value-type="float">
            <text:p>16.45355</text:p>
          </table:table-cell>
          <table:table-cell office:value-type="float" office:value="4.65987" calcext:value-type="float">
            <text:p>4.65987</text:p>
          </table:table-cell>
          <table:table-cell office:value-type="float" office:value="0.3663034" calcext:value-type="float">
            <text:p>0.3663034</text:p>
          </table:table-cell>
          <table:table-cell office:value-type="float" office:value="0.07529145" calcext:value-type="float">
            <text:p>0.07529145</text:p>
          </table:table-cell>
          <table:table-cell office:value-type="float" office:value="0.06437191" calcext:value-type="float">
            <text:p>0.06437191</text:p>
          </table:table-cell>
          <table:table-cell office:value-type="float" office:value="0.06488924" calcext:value-type="float">
            <text:p>0.06488924</text:p>
          </table:table-cell>
          <table:table-cell office:value-type="float" office:value="0.01604044" calcext:value-type="float">
            <text:p>0.01604044</text:p>
          </table:table-cell>
          <table:table-cell office:value-type="float" office:value="0.01091284" calcext:value-type="float">
            <text:p>0.01091284</text:p>
          </table:table-cell>
          <table:table-cell office:value-type="float" office:value="0.02654245" calcext:value-type="float">
            <text:p>0.02654245</text:p>
          </table:table-cell>
          <table:table-cell office:value-type="float" office:value="0.02195548" calcext:value-type="float">
            <text:p>0.02195548</text:p>
          </table:table-cell>
          <table:table-cell office:value-type="float" office:value="0.01869911" calcext:value-type="float">
            <text:p>0.01869911</text:p>
          </table:table-cell>
          <table:table-cell office:value-type="float" office:value="0.01735407" calcext:value-type="float">
            <text:p>0.01735407</text:p>
          </table:table-cell>
          <table:table-cell office:value-type="float" office:value="0.01554916" calcext:value-type="float">
            <text:p>0.01554916</text:p>
          </table:table-cell>
          <table:table-cell office:value-type="float" office:value="0.006815201" calcext:value-type="float">
            <text:p>0.006815201</text:p>
          </table:table-cell>
          <table:table-cell office:value-type="float" office:value="0.007291261" calcext:value-type="float">
            <text:p>0.007291261</text:p>
          </table:table-cell>
          <table:table-cell office:value-type="float" office:value="0" calcext:value-type="float">
            <text:p>0</text:p>
          </table:table-cell>
          <table:table-cell office:value-type="float" office:value="7.51557" calcext:value-type="float">
            <text:p>7.51557</text:p>
          </table:table-cell>
          <table:table-cell office:value-type="float" office:value="6.940521" calcext:value-type="float">
            <text:p>6.940521</text:p>
          </table:table-cell>
          <table:table-cell office:value-type="float" office:value="0.03306453" calcext:value-type="float">
            <text:p>0.03306453</text:p>
          </table:table-cell>
          <table:table-cell office:value-type="float" office:value="0.02927083" calcext:value-type="float">
            <text:p>0.02927083</text:p>
          </table:table-cell>
          <table:table-cell office:value-type="float" office:value="0.03137294" calcext:value-type="float">
            <text:p>0.03137294</text:p>
          </table:table-cell>
          <table:table-cell office:value-type="float" office:value="0.01723442" calcext:value-type="float">
            <text:p>0.01723442</text:p>
          </table:table-cell>
          <table:table-cell office:value-type="float" office:value="3.299638" calcext:value-type="float">
            <text:p>3.299638</text:p>
          </table:table-cell>
          <table:table-cell office:value-type="float" office:value="7.328576" calcext:value-type="float">
            <text:p>7.328576</text:p>
          </table:table-cell>
          <table:table-cell office:value-type="float" office:value="6.809732" calcext:value-type="float">
            <text:p>6.809732</text:p>
          </table:table-cell>
          <table:table-cell office:value-type="float" office:value="3.919374" calcext:value-type="float">
            <text:p>3.919374</text:p>
          </table:table-cell>
          <table:table-cell office:value-type="float" office:value="1.6493" calcext:value-type="float">
            <text:p>1.6493</text:p>
          </table:table-cell>
          <table:table-cell office:value-type="float" office:value="0.569465" calcext:value-type="float">
            <text:p>0.569465</text:p>
          </table:table-cell>
          <table:table-cell office:value-type="float" office:value="0.3807401" calcext:value-type="float">
            <text:p>0.3807401</text:p>
          </table:table-cell>
          <table:table-cell office:value-type="float" office:value="0.3358378" calcext:value-type="float">
            <text:p>0.3358378</text:p>
          </table:table-cell>
          <table:table-cell office:value-type="float" office:value="0" calcext:value-type="float">
            <text:p>0</text:p>
          </table:table-cell>
          <table:table-cell office:value-type="float" office:value="5988.414" calcext:value-type="float">
            <text:p>5988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6961" calcext:value-type="float">
            <text:p>7.706961</text:p>
          </table:table-cell>
          <table:table-cell office:value-type="float" office:value="0" calcext:value-type="float">
            <text:p>0</text:p>
          </table:table-cell>
          <table:table-cell office:value-type="float" office:value="-0.1250036" calcext:value-type="float">
            <text:p>-0.12500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0.82067" calcext:value-type="float">
            <text:p>20.82067</text:p>
          </table:table-cell>
          <table:table-cell office:value-type="float" office:value="1098.906" calcext:value-type="float">
            <text:p>1098.906</text:p>
          </table:table-cell>
          <table:table-cell office:value-type="float" office:value="0" calcext:value-type="float">
            <text:p>0</text:p>
          </table:table-cell>
          <table:table-cell office:value-type="float" office:value="-11.01427" calcext:value-type="float">
            <text:p>-11.01427</text:p>
          </table:table-cell>
          <table:table-cell office:value-type="float" office:value="3.745766" calcext:value-type="float">
            <text:p>3.745766</text:p>
          </table:table-cell>
          <table:table-cell office:value-type="float" office:value="10.36268" calcext:value-type="float">
            <text:p>10.36268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9757834" calcext:value-type="float">
            <text:p>-0.09757834</text:p>
          </table:table-cell>
          <table:table-cell office:value-type="float" office:value="0.001373058" calcext:value-type="float">
            <text:p>0.001373058</text:p>
          </table:table-cell>
          <table:table-cell office:value-type="float" office:value="0.002804027" calcext:value-type="float">
            <text:p>0.002804027</text:p>
          </table:table-cell>
          <table:table-cell office:value-type="float" office:value="16.20186" calcext:value-type="float">
            <text:p>16.20186</text:p>
          </table:table-cell>
          <table:table-cell office:value-type="float" office:value="5.311681" calcext:value-type="float">
            <text:p>5.311681</text:p>
          </table:table-cell>
          <table:table-cell office:value-type="float" office:value="0.2982044" calcext:value-type="float">
            <text:p>0.2982044</text:p>
          </table:table-cell>
          <table:table-cell office:value-type="float" office:value="0.07573623" calcext:value-type="float">
            <text:p>0.07573623</text:p>
          </table:table-cell>
          <table:table-cell office:value-type="float" office:value="0.06607825" calcext:value-type="float">
            <text:p>0.06607825</text:p>
          </table:table-cell>
          <table:table-cell office:value-type="float" office:value="0.06640086" calcext:value-type="float">
            <text:p>0.06640086</text:p>
          </table:table-cell>
          <table:table-cell office:value-type="float" office:value="0.01643335" calcext:value-type="float">
            <text:p>0.01643335</text:p>
          </table:table-cell>
          <table:table-cell office:value-type="float" office:value="0.01075847" calcext:value-type="float">
            <text:p>0.01075847</text:p>
          </table:table-cell>
          <table:table-cell office:value-type="float" office:value="0.02652699" calcext:value-type="float">
            <text:p>0.02652699</text:p>
          </table:table-cell>
          <table:table-cell office:value-type="float" office:value="0.02189346" calcext:value-type="float">
            <text:p>0.02189346</text:p>
          </table:table-cell>
          <table:table-cell office:value-type="float" office:value="0.0187158" calcext:value-type="float">
            <text:p>0.0187158</text:p>
          </table:table-cell>
          <table:table-cell office:value-type="float" office:value="0.01733215" calcext:value-type="float">
            <text:p>0.01733215</text:p>
          </table:table-cell>
          <table:table-cell office:value-type="float" office:value="0.01551365" calcext:value-type="float">
            <text:p>0.01551365</text:p>
          </table:table-cell>
          <table:table-cell office:value-type="float" office:value="0.006808273" calcext:value-type="float">
            <text:p>0.006808273</text:p>
          </table:table-cell>
          <table:table-cell office:value-type="float" office:value="0.007289677" calcext:value-type="float">
            <text:p>0.007289677</text:p>
          </table:table-cell>
          <table:table-cell office:value-type="float" office:value="0" calcext:value-type="float">
            <text:p>0</text:p>
          </table:table-cell>
          <table:table-cell office:value-type="float" office:value="8.871535" calcext:value-type="float">
            <text:p>8.871535</text:p>
          </table:table-cell>
          <table:table-cell office:value-type="float" office:value="5.839334" calcext:value-type="float">
            <text:p>5.839334</text:p>
          </table:table-cell>
          <table:table-cell office:value-type="float" office:value="0.03014904" calcext:value-type="float">
            <text:p>0.03014904</text:p>
          </table:table-cell>
          <table:table-cell office:value-type="float" office:value="0.02784764" calcext:value-type="float">
            <text:p>0.02784764</text:p>
          </table:table-cell>
          <table:table-cell office:value-type="float" office:value="0.03023788" calcext:value-type="float">
            <text:p>0.03023788</text:p>
          </table:table-cell>
          <table:table-cell office:value-type="float" office:value="0.01589708" calcext:value-type="float">
            <text:p>0.01589708</text:p>
          </table:table-cell>
          <table:table-cell office:value-type="float" office:value="3.108866" calcext:value-type="float">
            <text:p>3.108866</text:p>
          </table:table-cell>
          <table:table-cell office:value-type="float" office:value="7.243341" calcext:value-type="float">
            <text:p>7.243341</text:p>
          </table:table-cell>
          <table:table-cell office:value-type="float" office:value="6.773979" calcext:value-type="float">
            <text:p>6.773979</text:p>
          </table:table-cell>
          <table:table-cell office:value-type="float" office:value="3.912723" calcext:value-type="float">
            <text:p>3.912723</text:p>
          </table:table-cell>
          <table:table-cell office:value-type="float" office:value="1.634071" calcext:value-type="float">
            <text:p>1.634071</text:p>
          </table:table-cell>
          <table:table-cell office:value-type="float" office:value="0.5669097" calcext:value-type="float">
            <text:p>0.5669097</text:p>
          </table:table-cell>
          <table:table-cell office:value-type="float" office:value="0.3808258" calcext:value-type="float">
            <text:p>0.3808258</text:p>
          </table:table-cell>
          <table:table-cell office:value-type="float" office:value="0.3358616" calcext:value-type="float">
            <text:p>0.3358616</text:p>
          </table:table-cell>
          <table:table-cell office:value-type="float" office:value="0" calcext:value-type="float">
            <text:p>0</text:p>
          </table:table-cell>
          <table:table-cell office:value-type="float" office:value="6132.942" calcext:value-type="float">
            <text:p>6132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03115" calcext:value-type="float">
            <text:p>7.903115</text:p>
          </table:table-cell>
          <table:table-cell office:value-type="float" office:value="0" calcext:value-type="float">
            <text:p>0</text:p>
          </table:table-cell>
          <table:table-cell office:value-type="float" office:value="-0.1250923" calcext:value-type="float">
            <text:p>-0.12509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0.73378" calcext:value-type="float">
            <text:p>20.73378</text:p>
          </table:table-cell>
          <table:table-cell office:value-type="float" office:value="1098.838" calcext:value-type="float">
            <text:p>1098.838</text:p>
          </table:table-cell>
          <table:table-cell office:value-type="float" office:value="0" calcext:value-type="float">
            <text:p>0</text:p>
          </table:table-cell>
          <table:table-cell office:value-type="float" office:value="-11.34487" calcext:value-type="float">
            <text:p>-11.34487</text:p>
          </table:table-cell>
          <table:table-cell office:value-type="float" office:value="3.788782" calcext:value-type="float">
            <text:p>3.788782</text:p>
          </table:table-cell>
          <table:table-cell office:value-type="float" office:value="10.23242" calcext:value-type="float">
            <text:p>10.23242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367806" calcext:value-type="float">
            <text:p>4.36780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3852433" calcext:value-type="float">
            <text:p>0.003852433</text:p>
          </table:table-cell>
          <table:table-cell office:value-type="float" office:value="-0.09784201" calcext:value-type="float">
            <text:p>-0.09784201</text:p>
          </table:table-cell>
          <table:table-cell office:value-type="float" office:value="0.001369408" calcext:value-type="float">
            <text:p>0.001369408</text:p>
          </table:table-cell>
          <table:table-cell office:value-type="float" office:value="0.002809576" calcext:value-type="float">
            <text:p>0.002809576</text:p>
          </table:table-cell>
          <table:table-cell office:value-type="float" office:value="16.03135" calcext:value-type="float">
            <text:p>16.03135</text:p>
          </table:table-cell>
          <table:table-cell office:value-type="float" office:value="5.84614" calcext:value-type="float">
            <text:p>5.84614</text:p>
          </table:table-cell>
          <table:table-cell office:value-type="float" office:value="0.2455103" calcext:value-type="float">
            <text:p>0.2455103</text:p>
          </table:table-cell>
          <table:table-cell office:value-type="float" office:value="0.0754478" calcext:value-type="float">
            <text:p>0.0754478</text:p>
          </table:table-cell>
          <table:table-cell office:value-type="float" office:value="0.06690241" calcext:value-type="float">
            <text:p>0.06690241</text:p>
          </table:table-cell>
          <table:table-cell office:value-type="float" office:value="0.06730307" calcext:value-type="float">
            <text:p>0.06730307</text:p>
          </table:table-cell>
          <table:table-cell office:value-type="float" office:value="0.01672406" calcext:value-type="float">
            <text:p>0.01672406</text:p>
          </table:table-cell>
          <table:table-cell office:value-type="float" office:value="0.0106241" calcext:value-type="float">
            <text:p>0.0106241</text:p>
          </table:table-cell>
          <table:table-cell office:value-type="float" office:value="0.02649261" calcext:value-type="float">
            <text:p>0.02649261</text:p>
          </table:table-cell>
          <table:table-cell office:value-type="float" office:value="0.02180629" calcext:value-type="float">
            <text:p>0.02180629</text:p>
          </table:table-cell>
          <table:table-cell office:value-type="float" office:value="0.01872208" calcext:value-type="float">
            <text:p>0.01872208</text:p>
          </table:table-cell>
          <table:table-cell office:value-type="float" office:value="0.01731442" calcext:value-type="float">
            <text:p>0.01731442</text:p>
          </table:table-cell>
          <table:table-cell office:value-type="float" office:value="0.01547711" calcext:value-type="float">
            <text:p>0.01547711</text:p>
          </table:table-cell>
          <table:table-cell office:value-type="float" office:value="0.006801084" calcext:value-type="float">
            <text:p>0.006801084</text:p>
          </table:table-cell>
          <table:table-cell office:value-type="float" office:value="0.007288063" calcext:value-type="float">
            <text:p>0.007288063</text:p>
          </table:table-cell>
          <table:table-cell office:value-type="float" office:value="0" calcext:value-type="float">
            <text:p>0</text:p>
          </table:table-cell>
          <table:table-cell office:value-type="float" office:value="10.31791" calcext:value-type="float">
            <text:p>10.31791</text:p>
          </table:table-cell>
          <table:table-cell office:value-type="float" office:value="4.903139" calcext:value-type="float">
            <text:p>4.903139</text:p>
          </table:table-cell>
          <table:table-cell office:value-type="float" office:value="0.02872541" calcext:value-type="float">
            <text:p>0.02872541</text:p>
          </table:table-cell>
          <table:table-cell office:value-type="float" office:value="0.02651848" calcext:value-type="float">
            <text:p>0.02651848</text:p>
          </table:table-cell>
          <table:table-cell office:value-type="float" office:value="0.02903421" calcext:value-type="float">
            <text:p>0.02903421</text:p>
          </table:table-cell>
          <table:table-cell office:value-type="float" office:value="0.01517769" calcext:value-type="float">
            <text:p>0.01517769</text:p>
          </table:table-cell>
          <table:table-cell office:value-type="float" office:value="2.929192" calcext:value-type="float">
            <text:p>2.929192</text:p>
          </table:table-cell>
          <table:table-cell office:value-type="float" office:value="7.158285" calcext:value-type="float">
            <text:p>7.158285</text:p>
          </table:table-cell>
          <table:table-cell office:value-type="float" office:value="6.71999" calcext:value-type="float">
            <text:p>6.71999</text:p>
          </table:table-cell>
          <table:table-cell office:value-type="float" office:value="3.90359" calcext:value-type="float">
            <text:p>3.90359</text:p>
          </table:table-cell>
          <table:table-cell office:value-type="float" office:value="1.623199" calcext:value-type="float">
            <text:p>1.623199</text:p>
          </table:table-cell>
          <table:table-cell office:value-type="float" office:value="0.5613428" calcext:value-type="float">
            <text:p>0.5613428</text:p>
          </table:table-cell>
          <table:table-cell office:value-type="float" office:value="0.3808835" calcext:value-type="float">
            <text:p>0.3808835</text:p>
          </table:table-cell>
          <table:table-cell office:value-type="float" office:value="0.3358853" calcext:value-type="float">
            <text:p>0.3358853</text:p>
          </table:table-cell>
          <table:table-cell office:value-type="float" office:value="0" calcext:value-type="float">
            <text:p>0</text:p>
          </table:table-cell>
          <table:table-cell office:value-type="float" office:value="6205.879" calcext:value-type="float">
            <text:p>6205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8499" calcext:value-type="float">
            <text:p>8.058499</text:p>
          </table:table-cell>
          <table:table-cell office:value-type="float" office:value="0" calcext:value-type="float">
            <text:p>0</text:p>
          </table:table-cell>
          <table:table-cell office:value-type="float" office:value="-0.125175" calcext:value-type="float">
            <text:p>-0.1251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20.67547" calcext:value-type="float">
            <text:p>20.67547</text:p>
          </table:table-cell>
          <table:table-cell office:value-type="float" office:value="1098.768" calcext:value-type="float">
            <text:p>1098.768</text:p>
          </table:table-cell>
          <table:table-cell office:value-type="float" office:value="0" calcext:value-type="float">
            <text:p>0</text:p>
          </table:table-cell>
          <table:table-cell office:value-type="float" office:value="-11.68203" calcext:value-type="float">
            <text:p>-11.68203</text:p>
          </table:table-cell>
          <table:table-cell office:value-type="float" office:value="3.81094" calcext:value-type="float">
            <text:p>3.81094</text:p>
          </table:table-cell>
          <table:table-cell office:value-type="float" office:value="10.0976" calcext:value-type="float">
            <text:p>10.0976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663516" calcext:value-type="float">
            <text:p>4.66351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044818" calcext:value-type="float">
            <text:p>0.004044818</text:p>
          </table:table-cell>
          <table:table-cell office:value-type="float" office:value="-0.09809314" calcext:value-type="float">
            <text:p>-0.09809314</text:p>
          </table:table-cell>
          <table:table-cell office:value-type="float" office:value="0.001368223" calcext:value-type="float">
            <text:p>0.001368223</text:p>
          </table:table-cell>
          <table:table-cell office:value-type="float" office:value="0.002814957" calcext:value-type="float">
            <text:p>0.002814957</text:p>
          </table:table-cell>
          <table:table-cell office:value-type="float" office:value="15.9094" calcext:value-type="float">
            <text:p>15.9094</text:p>
          </table:table-cell>
          <table:table-cell office:value-type="float" office:value="6.204318" calcext:value-type="float">
            <text:p>6.204318</text:p>
          </table:table-cell>
          <table:table-cell office:value-type="float" office:value="0.2019047" calcext:value-type="float">
            <text:p>0.2019047</text:p>
          </table:table-cell>
          <table:table-cell office:value-type="float" office:value="0.073041" calcext:value-type="float">
            <text:p>0.073041</text:p>
          </table:table-cell>
          <table:table-cell office:value-type="float" office:value="0.06583133" calcext:value-type="float">
            <text:p>0.06583133</text:p>
          </table:table-cell>
          <table:table-cell office:value-type="float" office:value="0.06652966" calcext:value-type="float">
            <text:p>0.06652966</text:p>
          </table:table-cell>
          <table:table-cell office:value-type="float" office:value="0.01680409" calcext:value-type="float">
            <text:p>0.01680409</text:p>
          </table:table-cell>
          <table:table-cell office:value-type="float" office:value="0.01050291" calcext:value-type="float">
            <text:p>0.01050291</text:p>
          </table:table-cell>
          <table:table-cell office:value-type="float" office:value="0.02645514" calcext:value-type="float">
            <text:p>0.02645514</text:p>
          </table:table-cell>
          <table:table-cell office:value-type="float" office:value="0.02171907" calcext:value-type="float">
            <text:p>0.02171907</text:p>
          </table:table-cell>
          <table:table-cell office:value-type="float" office:value="0.01871975" calcext:value-type="float">
            <text:p>0.01871975</text:p>
          </table:table-cell>
          <table:table-cell office:value-type="float" office:value="0.01730102" calcext:value-type="float">
            <text:p>0.01730102</text:p>
          </table:table-cell>
          <table:table-cell office:value-type="float" office:value="0.01544004" calcext:value-type="float">
            <text:p>0.01544004</text:p>
          </table:table-cell>
          <table:table-cell office:value-type="float" office:value="0.006793708" calcext:value-type="float">
            <text:p>0.006793708</text:p>
          </table:table-cell>
          <table:table-cell office:value-type="float" office:value="0.007286417" calcext:value-type="float">
            <text:p>0.007286417</text:p>
          </table:table-cell>
          <table:table-cell office:value-type="float" office:value="0" calcext:value-type="float">
            <text:p>0</text:p>
          </table:table-cell>
          <table:table-cell office:value-type="float" office:value="11.3828" calcext:value-type="float">
            <text:p>11.3828</text:p>
          </table:table-cell>
          <table:table-cell office:value-type="float" office:value="4.005265" calcext:value-type="float">
            <text:p>4.005265</text:p>
          </table:table-cell>
          <table:table-cell office:value-type="float" office:value="0.02727108" calcext:value-type="float">
            <text:p>0.02727108</text:p>
          </table:table-cell>
          <table:table-cell office:value-type="float" office:value="0.02534533" calcext:value-type="float">
            <text:p>0.02534533</text:p>
          </table:table-cell>
          <table:table-cell office:value-type="float" office:value="0.02780106" calcext:value-type="float">
            <text:p>0.02780106</text:p>
          </table:table-cell>
          <table:table-cell office:value-type="float" office:value="0.01440236" calcext:value-type="float">
            <text:p>0.01440236</text:p>
          </table:table-cell>
          <table:table-cell office:value-type="float" office:value="2.762654" calcext:value-type="float">
            <text:p>2.762654</text:p>
          </table:table-cell>
          <table:table-cell office:value-type="float" office:value="7.07332" calcext:value-type="float">
            <text:p>7.07332</text:p>
          </table:table-cell>
          <table:table-cell office:value-type="float" office:value="6.656036" calcext:value-type="float">
            <text:p>6.656036</text:p>
          </table:table-cell>
          <table:table-cell office:value-type="float" office:value="3.890885" calcext:value-type="float">
            <text:p>3.890885</text:p>
          </table:table-cell>
          <table:table-cell office:value-type="float" office:value="1.614647" calcext:value-type="float">
            <text:p>1.614647</text:p>
          </table:table-cell>
          <table:table-cell office:value-type="float" office:value="0.5548198" calcext:value-type="float">
            <text:p>0.5548198</text:p>
          </table:table-cell>
          <table:table-cell office:value-type="float" office:value="0.3809191" calcext:value-type="float">
            <text:p>0.3809191</text:p>
          </table:table-cell>
          <table:table-cell office:value-type="float" office:value="0.3359091" calcext:value-type="float">
            <text:p>0.3359091</text:p>
          </table:table-cell>
          <table:table-cell office:value-type="float" office:value="0" calcext:value-type="float">
            <text:p>0</text:p>
          </table:table-cell>
          <table:table-cell office:value-type="float" office:value="6244.276" calcext:value-type="float">
            <text:p>6244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843" calcext:value-type="float">
            <text:p>8.18843</text:p>
          </table:table-cell>
          <table:table-cell office:value-type="float" office:value="0" calcext:value-type="float">
            <text:p>0</text:p>
          </table:table-cell>
          <table:table-cell office:value-type="float" office:value="-0.1252522" calcext:value-type="float">
            <text:p>-0.12525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0.62642" calcext:value-type="float">
            <text:p>20.62642</text:p>
          </table:table-cell>
          <table:table-cell office:value-type="float" office:value="1098.698" calcext:value-type="float">
            <text:p>1098.698</text:p>
          </table:table-cell>
          <table:table-cell office:value-type="float" office:value="0" calcext:value-type="float">
            <text:p>0</text:p>
          </table:table-cell>
          <table:table-cell office:value-type="float" office:value="-12.02204" calcext:value-type="float">
            <text:p>-12.02204</text:p>
          </table:table-cell>
          <table:table-cell office:value-type="float" office:value="3.832936" calcext:value-type="float">
            <text:p>3.832936</text:p>
          </table:table-cell>
          <table:table-cell office:value-type="float" office:value="9.956346" calcext:value-type="float">
            <text:p>9.956346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663516" calcext:value-type="float">
            <text:p>4.66351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044818" calcext:value-type="float">
            <text:p>0.004044818</text:p>
          </table:table-cell>
          <table:table-cell office:value-type="float" office:value="-0.09832432" calcext:value-type="float">
            <text:p>-0.09832432</text:p>
          </table:table-cell>
          <table:table-cell office:value-type="float" office:value="0.001367193" calcext:value-type="float">
            <text:p>0.001367193</text:p>
          </table:table-cell>
          <table:table-cell office:value-type="float" office:value="0.002820163" calcext:value-type="float">
            <text:p>0.002820163</text:p>
          </table:table-cell>
          <table:table-cell office:value-type="float" office:value="15.78959" calcext:value-type="float">
            <text:p>15.78959</text:p>
          </table:table-cell>
          <table:table-cell office:value-type="float" office:value="6.487768" calcext:value-type="float">
            <text:p>6.487768</text:p>
          </table:table-cell>
          <table:table-cell office:value-type="float" office:value="0.1693356" calcext:value-type="float">
            <text:p>0.1693356</text:p>
          </table:table-cell>
          <table:table-cell office:value-type="float" office:value="0.07207619" calcext:value-type="float">
            <text:p>0.07207619</text:p>
          </table:table-cell>
          <table:table-cell office:value-type="float" office:value="0.06541242" calcext:value-type="float">
            <text:p>0.06541242</text:p>
          </table:table-cell>
          <table:table-cell office:value-type="float" office:value="0.06629108" calcext:value-type="float">
            <text:p>0.06629108</text:p>
          </table:table-cell>
          <table:table-cell office:value-type="float" office:value="0.01693005" calcext:value-type="float">
            <text:p>0.01693005</text:p>
          </table:table-cell>
          <table:table-cell office:value-type="float" office:value="0.01037649" calcext:value-type="float">
            <text:p>0.01037649</text:p>
          </table:table-cell>
          <table:table-cell office:value-type="float" office:value="0.02640578" calcext:value-type="float">
            <text:p>0.02640578</text:p>
          </table:table-cell>
          <table:table-cell office:value-type="float" office:value="0.0216335" calcext:value-type="float">
            <text:p>0.0216335</text:p>
          </table:table-cell>
          <table:table-cell office:value-type="float" office:value="0.0187194" calcext:value-type="float">
            <text:p>0.0187194</text:p>
          </table:table-cell>
          <table:table-cell office:value-type="float" office:value="0.01728958" calcext:value-type="float">
            <text:p>0.01728958</text:p>
          </table:table-cell>
          <table:table-cell office:value-type="float" office:value="0.01540338" calcext:value-type="float">
            <text:p>0.01540338</text:p>
          </table:table-cell>
          <table:table-cell office:value-type="float" office:value="0.006786169" calcext:value-type="float">
            <text:p>0.006786169</text:p>
          </table:table-cell>
          <table:table-cell office:value-type="float" office:value="0.007284739" calcext:value-type="float">
            <text:p>0.007284739</text:p>
          </table:table-cell>
          <table:table-cell office:value-type="float" office:value="0" calcext:value-type="float">
            <text:p>0</text:p>
          </table:table-cell>
          <table:table-cell office:value-type="float" office:value="11.97489" calcext:value-type="float">
            <text:p>11.97489</text:p>
          </table:table-cell>
          <table:table-cell office:value-type="float" office:value="3.108136" calcext:value-type="float">
            <text:p>3.108136</text:p>
          </table:table-cell>
          <table:table-cell office:value-type="float" office:value="0.02628504" calcext:value-type="float">
            <text:p>0.02628504</text:p>
          </table:table-cell>
          <table:table-cell office:value-type="float" office:value="0.02449937" calcext:value-type="float">
            <text:p>0.02449937</text:p>
          </table:table-cell>
          <table:table-cell office:value-type="float" office:value="0.02686875" calcext:value-type="float">
            <text:p>0.02686875</text:p>
          </table:table-cell>
          <table:table-cell office:value-type="float" office:value="0.01369074" calcext:value-type="float">
            <text:p>0.01369074</text:p>
          </table:table-cell>
          <table:table-cell office:value-type="float" office:value="2.606274" calcext:value-type="float">
            <text:p>2.606274</text:p>
          </table:table-cell>
          <table:table-cell office:value-type="float" office:value="6.984626" calcext:value-type="float">
            <text:p>6.984626</text:p>
          </table:table-cell>
          <table:table-cell office:value-type="float" office:value="6.584278" calcext:value-type="float">
            <text:p>6.584278</text:p>
          </table:table-cell>
          <table:table-cell office:value-type="float" office:value="3.876928" calcext:value-type="float">
            <text:p>3.876928</text:p>
          </table:table-cell>
          <table:table-cell office:value-type="float" office:value="1.606182" calcext:value-type="float">
            <text:p>1.606182</text:p>
          </table:table-cell>
          <table:table-cell office:value-type="float" office:value="0.5479068" calcext:value-type="float">
            <text:p>0.5479068</text:p>
          </table:table-cell>
          <table:table-cell office:value-type="float" office:value="0.3809361" calcext:value-type="float">
            <text:p>0.3809361</text:p>
          </table:table-cell>
          <table:table-cell office:value-type="float" office:value="0.3359329" calcext:value-type="float">
            <text:p>0.3359329</text:p>
          </table:table-cell>
          <table:table-cell office:value-type="float" office:value="0" calcext:value-type="float">
            <text:p>0</text:p>
          </table:table-cell>
          <table:table-cell office:value-type="float" office:value="6279.833" calcext:value-type="float">
            <text:p>6279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637" calcext:value-type="float">
            <text:p>8.31637</text:p>
          </table:table-cell>
          <table:table-cell office:value-type="float" office:value="0" calcext:value-type="float">
            <text:p>0</text:p>
          </table:table-cell>
          <table:table-cell office:value-type="float" office:value="-0.1253268" calcext:value-type="float">
            <text:p>-0.12532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0.57837" calcext:value-type="float">
            <text:p>20.57837</text:p>
          </table:table-cell>
          <table:table-cell office:value-type="float" office:value="1098.627" calcext:value-type="float">
            <text:p>1098.627</text:p>
          </table:table-cell>
          <table:table-cell office:value-type="float" office:value="0" calcext:value-type="float">
            <text:p>0</text:p>
          </table:table-cell>
          <table:table-cell office:value-type="float" office:value="-12.3765" calcext:value-type="float">
            <text:p>-12.3765</text:p>
          </table:table-cell>
          <table:table-cell office:value-type="float" office:value="3.851545" calcext:value-type="float">
            <text:p>3.851545</text:p>
          </table:table-cell>
          <table:table-cell office:value-type="float" office:value="9.808446" calcext:value-type="float">
            <text:p>9.808446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663516" calcext:value-type="float">
            <text:p>4.66351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044818" calcext:value-type="float">
            <text:p>0.004044818</text:p>
          </table:table-cell>
          <table:table-cell office:value-type="float" office:value="-0.0985488" calcext:value-type="float">
            <text:p>-0.0985488</text:p>
          </table:table-cell>
          <table:table-cell office:value-type="float" office:value="0.001365725" calcext:value-type="float">
            <text:p>0.001365725</text:p>
          </table:table-cell>
          <table:table-cell office:value-type="float" office:value="0.002825153" calcext:value-type="float">
            <text:p>0.002825153</text:p>
          </table:table-cell>
          <table:table-cell office:value-type="float" office:value="15.67743" calcext:value-type="float">
            <text:p>15.67743</text:p>
          </table:table-cell>
          <table:table-cell office:value-type="float" office:value="6.747749" calcext:value-type="float">
            <text:p>6.747749</text:p>
          </table:table-cell>
          <table:table-cell office:value-type="float" office:value="0.1457387" calcext:value-type="float">
            <text:p>0.1457387</text:p>
          </table:table-cell>
          <table:table-cell office:value-type="float" office:value="0.07207582" calcext:value-type="float">
            <text:p>0.07207582</text:p>
          </table:table-cell>
          <table:table-cell office:value-type="float" office:value="0.06525381" calcext:value-type="float">
            <text:p>0.06525381</text:p>
          </table:table-cell>
          <table:table-cell office:value-type="float" office:value="0.06618048" calcext:value-type="float">
            <text:p>0.06618048</text:p>
          </table:table-cell>
          <table:table-cell office:value-type="float" office:value="0.01709693" calcext:value-type="float">
            <text:p>0.01709693</text:p>
          </table:table-cell>
          <table:table-cell office:value-type="float" office:value="0.01024295" calcext:value-type="float">
            <text:p>0.01024295</text:p>
          </table:table-cell>
          <table:table-cell office:value-type="float" office:value="0.02634216" calcext:value-type="float">
            <text:p>0.02634216</text:p>
          </table:table-cell>
          <table:table-cell office:value-type="float" office:value="0.02156768" calcext:value-type="float">
            <text:p>0.02156768</text:p>
          </table:table-cell>
          <table:table-cell office:value-type="float" office:value="0.01871198" calcext:value-type="float">
            <text:p>0.01871198</text:p>
          </table:table-cell>
          <table:table-cell office:value-type="float" office:value="0.01727951" calcext:value-type="float">
            <text:p>0.01727951</text:p>
          </table:table-cell>
          <table:table-cell office:value-type="float" office:value="0.01536738" calcext:value-type="float">
            <text:p>0.01536738</text:p>
          </table:table-cell>
          <table:table-cell office:value-type="float" office:value="0.006778467" calcext:value-type="float">
            <text:p>0.006778467</text:p>
          </table:table-cell>
          <table:table-cell office:value-type="float" office:value="0.007283032" calcext:value-type="float">
            <text:p>0.007283032</text:p>
          </table:table-cell>
          <table:table-cell office:value-type="float" office:value="0" calcext:value-type="float">
            <text:p>0</text:p>
          </table:table-cell>
          <table:table-cell office:value-type="float" office:value="12.29045" calcext:value-type="float">
            <text:p>12.29045</text:p>
          </table:table-cell>
          <table:table-cell office:value-type="float" office:value="2.202881" calcext:value-type="float">
            <text:p>2.202881</text:p>
          </table:table-cell>
          <table:table-cell office:value-type="float" office:value="0.02536323" calcext:value-type="float">
            <text:p>0.02536323</text:p>
          </table:table-cell>
          <table:table-cell office:value-type="float" office:value="0.02372197" calcext:value-type="float">
            <text:p>0.02372197</text:p>
          </table:table-cell>
          <table:table-cell office:value-type="float" office:value="0.02593974" calcext:value-type="float">
            <text:p>0.02593974</text:p>
          </table:table-cell>
          <table:table-cell office:value-type="float" office:value="0.01302078" calcext:value-type="float">
            <text:p>0.01302078</text:p>
          </table:table-cell>
          <table:table-cell office:value-type="float" office:value="2.45019" calcext:value-type="float">
            <text:p>2.45019</text:p>
          </table:table-cell>
          <table:table-cell office:value-type="float" office:value="6.891018" calcext:value-type="float">
            <text:p>6.891018</text:p>
          </table:table-cell>
          <table:table-cell office:value-type="float" office:value="6.508783" calcext:value-type="float">
            <text:p>6.508783</text:p>
          </table:table-cell>
          <table:table-cell office:value-type="float" office:value="3.860801" calcext:value-type="float">
            <text:p>3.860801</text:p>
          </table:table-cell>
          <table:table-cell office:value-type="float" office:value="1.597586" calcext:value-type="float">
            <text:p>1.597586</text:p>
          </table:table-cell>
          <table:table-cell office:value-type="float" office:value="0.5409524" calcext:value-type="float">
            <text:p>0.5409524</text:p>
          </table:table-cell>
          <table:table-cell office:value-type="float" office:value="0.3809345" calcext:value-type="float">
            <text:p>0.3809345</text:p>
          </table:table-cell>
          <table:table-cell office:value-type="float" office:value="0.3359566" calcext:value-type="float">
            <text:p>0.3359566</text:p>
          </table:table-cell>
          <table:table-cell office:value-type="float" office:value="0" calcext:value-type="float">
            <text:p>0</text:p>
          </table:table-cell>
          <table:table-cell office:value-type="float" office:value="6310.924" calcext:value-type="float">
            <text:p>6310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40625" calcext:value-type="float">
            <text:p>8.440625</text:p>
          </table:table-cell>
          <table:table-cell office:value-type="float" office:value="0" calcext:value-type="float">
            <text:p>0</text:p>
          </table:table-cell>
          <table:table-cell office:value-type="float" office:value="-0.1253996" calcext:value-type="float">
            <text:p>-0.12539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0.55619" calcext:value-type="float">
            <text:p>20.55619</text:p>
          </table:table-cell>
          <table:table-cell office:value-type="float" office:value="1098.557" calcext:value-type="float">
            <text:p>1098.557</text:p>
          </table:table-cell>
          <table:table-cell office:value-type="float" office:value="0" calcext:value-type="float">
            <text:p>0</text:p>
          </table:table-cell>
          <table:table-cell office:value-type="float" office:value="-12.70501" calcext:value-type="float">
            <text:p>-12.70501</text:p>
          </table:table-cell>
          <table:table-cell office:value-type="float" office:value="3.858462" calcext:value-type="float">
            <text:p>3.858462</text:p>
          </table:table-cell>
          <table:table-cell office:value-type="float" office:value="9.670603" calcext:value-type="float">
            <text:p>9.670603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4663546" calcext:value-type="float">
            <text:p>4.663546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045143" calcext:value-type="float">
            <text:p>0.004045143</text:p>
          </table:table-cell>
          <table:table-cell office:value-type="float" office:value="-0.09949062" calcext:value-type="float">
            <text:p>-0.09949062</text:p>
          </table:table-cell>
          <table:table-cell office:value-type="float" office:value="0.001365491" calcext:value-type="float">
            <text:p>0.001365491</text:p>
          </table:table-cell>
          <table:table-cell office:value-type="float" office:value="0.002829711" calcext:value-type="float">
            <text:p>0.002829711</text:p>
          </table:table-cell>
          <table:table-cell office:value-type="float" office:value="15.58277" calcext:value-type="float">
            <text:p>15.58277</text:p>
          </table:table-cell>
          <table:table-cell office:value-type="float" office:value="7.777995" calcext:value-type="float">
            <text:p>7.777995</text:p>
          </table:table-cell>
          <table:table-cell office:value-type="float" office:value="0.1250685" calcext:value-type="float">
            <text:p>0.1250685</text:p>
          </table:table-cell>
          <table:table-cell office:value-type="float" office:value="0.0704472" calcext:value-type="float">
            <text:p>0.0704472</text:p>
          </table:table-cell>
          <table:table-cell office:value-type="float" office:value="0.06445503" calcext:value-type="float">
            <text:p>0.06445503</text:p>
          </table:table-cell>
          <table:table-cell office:value-type="float" office:value="0.06587642" calcext:value-type="float">
            <text:p>0.06587642</text:p>
          </table:table-cell>
          <table:table-cell office:value-type="float" office:value="0.01736344" calcext:value-type="float">
            <text:p>0.01736344</text:p>
          </table:table-cell>
          <table:table-cell office:value-type="float" office:value="0.01010729" calcext:value-type="float">
            <text:p>0.01010729</text:p>
          </table:table-cell>
          <table:table-cell office:value-type="float" office:value="0.02627694" calcext:value-type="float">
            <text:p>0.02627694</text:p>
          </table:table-cell>
          <table:table-cell office:value-type="float" office:value="0.02160875" calcext:value-type="float">
            <text:p>0.02160875</text:p>
          </table:table-cell>
          <table:table-cell office:value-type="float" office:value="0.01868865" calcext:value-type="float">
            <text:p>0.01868865</text:p>
          </table:table-cell>
          <table:table-cell office:value-type="float" office:value="0.01727073" calcext:value-type="float">
            <text:p>0.01727073</text:p>
          </table:table-cell>
          <table:table-cell office:value-type="float" office:value="0.01533223" calcext:value-type="float">
            <text:p>0.01533223</text:p>
          </table:table-cell>
          <table:table-cell office:value-type="float" office:value="0.006770602" calcext:value-type="float">
            <text:p>0.006770602</text:p>
          </table:table-cell>
          <table:table-cell office:value-type="float" office:value="0.007281279" calcext:value-type="float">
            <text:p>0.007281279</text:p>
          </table:table-cell>
          <table:table-cell office:value-type="float" office:value="0" calcext:value-type="float">
            <text:p>0</text:p>
          </table:table-cell>
          <table:table-cell office:value-type="float" office:value="14.37108" calcext:value-type="float">
            <text:p>14.37108</text:p>
          </table:table-cell>
          <table:table-cell office:value-type="float" office:value="1.30429" calcext:value-type="float">
            <text:p>1.30429</text:p>
          </table:table-cell>
          <table:table-cell office:value-type="float" office:value="0.02435921" calcext:value-type="float">
            <text:p>0.02435921</text:p>
          </table:table-cell>
          <table:table-cell office:value-type="float" office:value="0.02296822" calcext:value-type="float">
            <text:p>0.02296822</text:p>
          </table:table-cell>
          <table:table-cell office:value-type="float" office:value="0.02500751" calcext:value-type="float">
            <text:p>0.02500751</text:p>
          </table:table-cell>
          <table:table-cell office:value-type="float" office:value="0.01235924" calcext:value-type="float">
            <text:p>0.01235924</text:p>
          </table:table-cell>
          <table:table-cell office:value-type="float" office:value="2.288171" calcext:value-type="float">
            <text:p>2.288171</text:p>
          </table:table-cell>
          <table:table-cell office:value-type="float" office:value="6.797915" calcext:value-type="float">
            <text:p>6.797915</text:p>
          </table:table-cell>
          <table:table-cell office:value-type="float" office:value="6.450523" calcext:value-type="float">
            <text:p>6.450523</text:p>
          </table:table-cell>
          <table:table-cell office:value-type="float" office:value="3.839023" calcext:value-type="float">
            <text:p>3.839023</text:p>
          </table:table-cell>
          <table:table-cell office:value-type="float" office:value="1.589051" calcext:value-type="float">
            <text:p>1.589051</text:p>
          </table:table-cell>
          <table:table-cell office:value-type="float" office:value="0.5342525" calcext:value-type="float">
            <text:p>0.5342525</text:p>
          </table:table-cell>
          <table:table-cell office:value-type="float" office:value="0.3809141" calcext:value-type="float">
            <text:p>0.3809141</text:p>
          </table:table-cell>
          <table:table-cell office:value-type="float" office:value="0.3359804" calcext:value-type="float">
            <text:p>0.3359804</text:p>
          </table:table-cell>
          <table:table-cell office:value-type="float" office:value="0" calcext:value-type="float">
            <text:p>0</text:p>
          </table:table-cell>
          <table:table-cell office:value-type="float" office:value="6302.599" calcext:value-type="float">
            <text:p>6302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60106" calcext:value-type="float">
            <text:p>8.560106</text:p>
          </table:table-cell>
          <table:table-cell office:value-type="float" office:value="0" calcext:value-type="float">
            <text:p>0</text:p>
          </table:table-cell>
          <table:table-cell office:value-type="float" office:value="-0.1255382" calcext:value-type="float">
            <text:p>-0.12553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0.52881" calcext:value-type="float">
            <text:p>20.52881</text:p>
          </table:table-cell>
          <table:table-cell office:value-type="float" office:value="1098.528" calcext:value-type="float">
            <text:p>1098.528</text:p>
          </table:table-cell>
          <table:table-cell office:value-type="float" office:value="0" calcext:value-type="float">
            <text:p>0</text:p>
          </table:table-cell>
          <table:table-cell office:value-type="float" office:value="-13.10941" calcext:value-type="float">
            <text:p>-13.10941</text:p>
          </table:table-cell>
          <table:table-cell office:value-type="float" office:value="3.700827" calcext:value-type="float">
            <text:p>3.700827</text:p>
          </table:table-cell>
          <table:table-cell office:value-type="float" office:value="9.588881" calcext:value-type="float">
            <text:p>9.588881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5251307" calcext:value-type="float">
            <text:p>5.251307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312308" calcext:value-type="float">
            <text:p>0.004312308</text:p>
          </table:table-cell>
          <table:table-cell office:value-type="float" office:value="-0.1023244" calcext:value-type="float">
            <text:p>-0.1023244</text:p>
          </table:table-cell>
          <table:table-cell office:value-type="float" office:value="0.001349759" calcext:value-type="float">
            <text:p>0.001349759</text:p>
          </table:table-cell>
          <table:table-cell office:value-type="float" office:value="0.002833909" calcext:value-type="float">
            <text:p>0.002833909</text:p>
          </table:table-cell>
          <table:table-cell office:value-type="float" office:value="15.73975" calcext:value-type="float">
            <text:p>15.73975</text:p>
          </table:table-cell>
          <table:table-cell office:value-type="float" office:value="5.887222" calcext:value-type="float">
            <text:p>5.887222</text:p>
          </table:table-cell>
          <table:table-cell office:value-type="float" office:value="0.2415331" calcext:value-type="float">
            <text:p>0.2415331</text:p>
          </table:table-cell>
          <table:table-cell office:value-type="float" office:value="0.0668844" calcext:value-type="float">
            <text:p>0.0668844</text:p>
          </table:table-cell>
          <table:table-cell office:value-type="float" office:value="0.06056822" calcext:value-type="float">
            <text:p>0.06056822</text:p>
          </table:table-cell>
          <table:table-cell office:value-type="float" office:value="0.06264135" calcext:value-type="float">
            <text:p>0.06264135</text:p>
          </table:table-cell>
          <table:table-cell office:value-type="float" office:value="0.01712585" calcext:value-type="float">
            <text:p>0.01712585</text:p>
          </table:table-cell>
          <table:table-cell office:value-type="float" office:value="0.0102132" calcext:value-type="float">
            <text:p>0.0102132</text:p>
          </table:table-cell>
          <table:table-cell office:value-type="float" office:value="0.02620573" calcext:value-type="float">
            <text:p>0.02620573</text:p>
          </table:table-cell>
          <table:table-cell office:value-type="float" office:value="0.02163639" calcext:value-type="float">
            <text:p>0.02163639</text:p>
          </table:table-cell>
          <table:table-cell office:value-type="float" office:value="0.01864924" calcext:value-type="float">
            <text:p>0.01864924</text:p>
          </table:table-cell>
          <table:table-cell office:value-type="float" office:value="0.01726298" calcext:value-type="float">
            <text:p>0.01726298</text:p>
          </table:table-cell>
          <table:table-cell office:value-type="float" office:value="0.01529798" calcext:value-type="float">
            <text:p>0.01529798</text:p>
          </table:table-cell>
          <table:table-cell office:value-type="float" office:value="0.006762587" calcext:value-type="float">
            <text:p>0.006762587</text:p>
          </table:table-cell>
          <table:table-cell office:value-type="float" office:value="0.007279489" calcext:value-type="float">
            <text:p>0.007279489</text:p>
          </table:table-cell>
          <table:table-cell office:value-type="float" office:value="0" calcext:value-type="float">
            <text:p>0</text:p>
          </table:table-cell>
          <table:table-cell office:value-type="float" office:value="6.104852" calcext:value-type="float">
            <text:p>6.104852</text:p>
          </table:table-cell>
          <table:table-cell office:value-type="float" office:value="4.241185" calcext:value-type="float">
            <text:p>4.241185</text:p>
          </table:table-cell>
          <table:table-cell office:value-type="float" office:value="0.02679643" calcext:value-type="float">
            <text:p>0.02679643</text:p>
          </table:table-cell>
          <table:table-cell office:value-type="float" office:value="0.02197871" calcext:value-type="float">
            <text:p>0.02197871</text:p>
          </table:table-cell>
          <table:table-cell office:value-type="float" office:value="0.02387195" calcext:value-type="float">
            <text:p>0.02387195</text:p>
          </table:table-cell>
          <table:table-cell office:value-type="float" office:value="0.01230411" calcext:value-type="float">
            <text:p>0.01230411</text:p>
          </table:table-cell>
          <table:table-cell office:value-type="float" office:value="2.083195" calcext:value-type="float">
            <text:p>2.083195</text:p>
          </table:table-cell>
          <table:table-cell office:value-type="float" office:value="6.712356" calcext:value-type="float">
            <text:p>6.712356</text:p>
          </table:table-cell>
          <table:table-cell office:value-type="float" office:value="6.402874" calcext:value-type="float">
            <text:p>6.402874</text:p>
          </table:table-cell>
          <table:table-cell office:value-type="float" office:value="3.807971" calcext:value-type="float">
            <text:p>3.807971</text:p>
          </table:table-cell>
          <table:table-cell office:value-type="float" office:value="1.580089" calcext:value-type="float">
            <text:p>1.580089</text:p>
          </table:table-cell>
          <table:table-cell office:value-type="float" office:value="0.5276304" calcext:value-type="float">
            <text:p>0.5276304</text:p>
          </table:table-cell>
          <table:table-cell office:value-type="float" office:value="0.3808793" calcext:value-type="float">
            <text:p>0.3808793</text:p>
          </table:table-cell>
          <table:table-cell office:value-type="float" office:value="0.3360043" calcext:value-type="float">
            <text:p>0.3360043</text:p>
          </table:table-cell>
          <table:table-cell office:value-type="float" office:value="0" calcext:value-type="float">
            <text:p>0</text:p>
          </table:table-cell>
          <table:table-cell office:value-type="float" office:value="6110.048" calcext:value-type="float">
            <text:p>611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1641" calcext:value-type="float">
            <text:p>8.621641</text:p>
          </table:table-cell>
          <table:table-cell office:value-type="float" office:value="0" calcext:value-type="float">
            <text:p>0</text:p>
          </table:table-cell>
          <table:table-cell office:value-type="float" office:value="-0.1284406" calcext:value-type="float">
            <text:p>-0.1284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0.44913" calcext:value-type="float">
            <text:p>20.44913</text:p>
          </table:table-cell>
          <table:table-cell office:value-type="float" office:value="1098.495" calcext:value-type="float">
            <text:p>1098.495</text:p>
          </table:table-cell>
          <table:table-cell office:value-type="float" office:value="0" calcext:value-type="float">
            <text:p>0</text:p>
          </table:table-cell>
          <table:table-cell office:value-type="float" office:value="-13.49474" calcext:value-type="float">
            <text:p>-13.49474</text:p>
          </table:table-cell>
          <table:table-cell office:value-type="float" office:value="3.717824" calcext:value-type="float">
            <text:p>3.717824</text:p>
          </table:table-cell>
          <table:table-cell office:value-type="float" office:value="9.417148" calcext:value-type="float">
            <text:p>9.417148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5251307" calcext:value-type="float">
            <text:p>5.251307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312308" calcext:value-type="float">
            <text:p>0.004312308</text:p>
          </table:table-cell>
          <table:table-cell office:value-type="float" office:value="-0.1035556" calcext:value-type="float">
            <text:p>-0.1035556</text:p>
          </table:table-cell>
          <table:table-cell office:value-type="float" office:value="0.00133742" calcext:value-type="float">
            <text:p>0.00133742</text:p>
          </table:table-cell>
          <table:table-cell office:value-type="float" office:value="0.002838051" calcext:value-type="float">
            <text:p>0.002838051</text:p>
          </table:table-cell>
          <table:table-cell office:value-type="float" office:value="15.72475" calcext:value-type="float">
            <text:p>15.72475</text:p>
          </table:table-cell>
          <table:table-cell office:value-type="float" office:value="4.516096" calcext:value-type="float">
            <text:p>4.516096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06545116" calcext:value-type="float">
            <text:p>0.06545116</text:p>
          </table:table-cell>
          <table:table-cell office:value-type="float" office:value="0.05902338" calcext:value-type="float">
            <text:p>0.05902338</text:p>
          </table:table-cell>
          <table:table-cell office:value-type="float" office:value="0.06087245" calcext:value-type="float">
            <text:p>0.06087245</text:p>
          </table:table-cell>
          <table:table-cell office:value-type="float" office:value="0.01705468" calcext:value-type="float">
            <text:p>0.01705468</text:p>
          </table:table-cell>
          <table:table-cell office:value-type="float" office:value="0.01008516" calcext:value-type="float">
            <text:p>0.01008516</text:p>
          </table:table-cell>
          <table:table-cell office:value-type="float" office:value="0.02612022" calcext:value-type="float">
            <text:p>0.02612022</text:p>
          </table:table-cell>
          <table:table-cell office:value-type="float" office:value="0.02164683" calcext:value-type="float">
            <text:p>0.02164683</text:p>
          </table:table-cell>
          <table:table-cell office:value-type="float" office:value="0.01859945" calcext:value-type="float">
            <text:p>0.01859945</text:p>
          </table:table-cell>
          <table:table-cell office:value-type="float" office:value="0.01725502" calcext:value-type="float">
            <text:p>0.01725502</text:p>
          </table:table-cell>
          <table:table-cell office:value-type="float" office:value="0.01526431" calcext:value-type="float">
            <text:p>0.01526431</text:p>
          </table:table-cell>
          <table:table-cell office:value-type="float" office:value="0.006754429" calcext:value-type="float">
            <text:p>0.006754429</text:p>
          </table:table-cell>
          <table:table-cell office:value-type="float" office:value="0.007277668" calcext:value-type="float">
            <text:p>0.007277668</text:p>
          </table:table-cell>
          <table:table-cell office:value-type="float" office:value="0" calcext:value-type="float">
            <text:p>0</text:p>
          </table:table-cell>
          <table:table-cell office:value-type="float" office:value="4.432221" calcext:value-type="float">
            <text:p>4.432221</text:p>
          </table:table-cell>
          <table:table-cell office:value-type="float" office:value="2.669821" calcext:value-type="float">
            <text:p>2.669821</text:p>
          </table:table-cell>
          <table:table-cell office:value-type="float" office:value="0.02415168" calcext:value-type="float">
            <text:p>0.02415168</text:p>
          </table:table-cell>
          <table:table-cell office:value-type="float" office:value="0.02150504" calcext:value-type="float">
            <text:p>0.02150504</text:p>
          </table:table-cell>
          <table:table-cell office:value-type="float" office:value="0.023239" calcext:value-type="float">
            <text:p>0.023239</text:p>
          </table:table-cell>
          <table:table-cell office:value-type="float" office:value="0.011837" calcext:value-type="float">
            <text:p>0.011837</text:p>
          </table:table-cell>
          <table:table-cell office:value-type="float" office:value="1.877531" calcext:value-type="float">
            <text:p>1.877531</text:p>
          </table:table-cell>
          <table:table-cell office:value-type="float" office:value="6.611845" calcext:value-type="float">
            <text:p>6.611845</text:p>
          </table:table-cell>
          <table:table-cell office:value-type="float" office:value="6.351995" calcext:value-type="float">
            <text:p>6.351995</text:p>
          </table:table-cell>
          <table:table-cell office:value-type="float" office:value="3.767272" calcext:value-type="float">
            <text:p>3.767272</text:p>
          </table:table-cell>
          <table:table-cell office:value-type="float" office:value="1.569879" calcext:value-type="float">
            <text:p>1.569879</text:p>
          </table:table-cell>
          <table:table-cell office:value-type="float" office:value="0.5204151" calcext:value-type="float">
            <text:p>0.5204151</text:p>
          </table:table-cell>
          <table:table-cell office:value-type="float" office:value="0.3808328" calcext:value-type="float">
            <text:p>0.3808328</text:p>
          </table:table-cell>
          <table:table-cell office:value-type="float" office:value="0.3360281" calcext:value-type="float">
            <text:p>0.3360281</text:p>
          </table:table-cell>
          <table:table-cell office:value-type="float" office:value="0" calcext:value-type="float">
            <text:p>0</text:p>
          </table:table-cell>
          <table:table-cell office:value-type="float" office:value="6203.805" calcext:value-type="float">
            <text:p>6203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41861" calcext:value-type="float">
            <text:p>8.741861</text:p>
          </table:table-cell>
          <table:table-cell office:value-type="float" office:value="0" calcext:value-type="float">
            <text:p>0</text:p>
          </table:table-cell>
          <table:table-cell office:value-type="float" office:value="-0.1285851" calcext:value-type="float">
            <text:p>-0.12858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0.35431" calcext:value-type="float">
            <text:p>20.35431</text:p>
          </table:table-cell>
          <table:table-cell office:value-type="float" office:value="1098.442" calcext:value-type="float">
            <text:p>1098.442</text:p>
          </table:table-cell>
          <table:table-cell office:value-type="float" office:value="0" calcext:value-type="float">
            <text:p>0</text:p>
          </table:table-cell>
          <table:table-cell office:value-type="float" office:value="-13.86782" calcext:value-type="float">
            <text:p>-13.86782</text:p>
          </table:table-cell>
          <table:table-cell office:value-type="float" office:value="3.781137" calcext:value-type="float">
            <text:p>3.781137</text:p>
          </table:table-cell>
          <table:table-cell office:value-type="float" office:value="9.251352" calcext:value-type="float">
            <text:p>9.251352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5251307" calcext:value-type="float">
            <text:p>5.251307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312308" calcext:value-type="float">
            <text:p>0.004312308</text:p>
          </table:table-cell>
          <table:table-cell office:value-type="float" office:value="-0.1045962" calcext:value-type="float">
            <text:p>-0.1045962</text:p>
          </table:table-cell>
          <table:table-cell office:value-type="float" office:value="0.001338225" calcext:value-type="float">
            <text:p>0.001338225</text:p>
          </table:table-cell>
          <table:table-cell office:value-type="float" office:value="0.002841971" calcext:value-type="float">
            <text:p>0.002841971</text:p>
          </table:table-cell>
          <table:table-cell office:value-type="float" office:value="15.53928" calcext:value-type="float">
            <text:p>15.53928</text:p>
          </table:table-cell>
          <table:table-cell office:value-type="float" office:value="4.64976" calcext:value-type="float">
            <text:p>4.64976</text:p>
          </table:table-cell>
          <table:table-cell office:value-type="float" office:value="0.1617184" calcext:value-type="float">
            <text:p>0.1617184</text:p>
          </table:table-cell>
          <table:table-cell office:value-type="float" office:value="0.06630104" calcext:value-type="float">
            <text:p>0.06630104</text:p>
          </table:table-cell>
          <table:table-cell office:value-type="float" office:value="0.05917322" calcext:value-type="float">
            <text:p>0.05917322</text:p>
          </table:table-cell>
          <table:table-cell office:value-type="float" office:value="0.06079486" calcext:value-type="float">
            <text:p>0.06079486</text:p>
          </table:table-cell>
          <table:table-cell office:value-type="float" office:value="0.01721236" calcext:value-type="float">
            <text:p>0.01721236</text:p>
          </table:table-cell>
          <table:table-cell office:value-type="float" office:value="0.009936397" calcext:value-type="float">
            <text:p>0.009936397</text:p>
          </table:table-cell>
          <table:table-cell office:value-type="float" office:value="0.02602978" calcext:value-type="float">
            <text:p>0.02602978</text:p>
          </table:table-cell>
          <table:table-cell office:value-type="float" office:value="0.02165607" calcext:value-type="float">
            <text:p>0.02165607</text:p>
          </table:table-cell>
          <table:table-cell office:value-type="float" office:value="0.0185482" calcext:value-type="float">
            <text:p>0.0185482</text:p>
          </table:table-cell>
          <table:table-cell office:value-type="float" office:value="0.01724735" calcext:value-type="float">
            <text:p>0.01724735</text:p>
          </table:table-cell>
          <table:table-cell office:value-type="float" office:value="0.01523125" calcext:value-type="float">
            <text:p>0.01523125</text:p>
          </table:table-cell>
          <table:table-cell office:value-type="float" office:value="0.006746117" calcext:value-type="float">
            <text:p>0.006746117</text:p>
          </table:table-cell>
          <table:table-cell office:value-type="float" office:value="0.007275822" calcext:value-type="float">
            <text:p>0.007275822</text:p>
          </table:table-cell>
          <table:table-cell office:value-type="float" office:value="0" calcext:value-type="float">
            <text:p>0</text:p>
          </table:table-cell>
          <table:table-cell office:value-type="float" office:value="4.843327" calcext:value-type="float">
            <text:p>4.843327</text:p>
          </table:table-cell>
          <table:table-cell office:value-type="float" office:value="1.534878" calcext:value-type="float">
            <text:p>1.534878</text:p>
          </table:table-cell>
          <table:table-cell office:value-type="float" office:value="0.02275545" calcext:value-type="float">
            <text:p>0.02275545</text:p>
          </table:table-cell>
          <table:table-cell office:value-type="float" office:value="0.02104413" calcext:value-type="float">
            <text:p>0.02104413</text:p>
          </table:table-cell>
          <table:table-cell office:value-type="float" office:value="0.02266347" calcext:value-type="float">
            <text:p>0.02266347</text:p>
          </table:table-cell>
          <table:table-cell office:value-type="float" office:value="0.01126392" calcext:value-type="float">
            <text:p>0.01126392</text:p>
          </table:table-cell>
          <table:table-cell office:value-type="float" office:value="1.678542" calcext:value-type="float">
            <text:p>1.678542</text:p>
          </table:table-cell>
          <table:table-cell office:value-type="float" office:value="6.502619" calcext:value-type="float">
            <text:p>6.502619</text:p>
          </table:table-cell>
          <table:table-cell office:value-type="float" office:value="6.30077" calcext:value-type="float">
            <text:p>6.30077</text:p>
          </table:table-cell>
          <table:table-cell office:value-type="float" office:value="3.720133" calcext:value-type="float">
            <text:p>3.720133</text:p>
          </table:table-cell>
          <table:table-cell office:value-type="float" office:value="1.559208" calcext:value-type="float">
            <text:p>1.559208</text:p>
          </table:table-cell>
          <table:table-cell office:value-type="float" office:value="0.5130038" calcext:value-type="float">
            <text:p>0.5130038</text:p>
          </table:table-cell>
          <table:table-cell office:value-type="float" office:value="0.3807698" calcext:value-type="float">
            <text:p>0.3807698</text:p>
          </table:table-cell>
          <table:table-cell office:value-type="float" office:value="0.3360518" calcext:value-type="float">
            <text:p>0.3360518</text:p>
          </table:table-cell>
          <table:table-cell office:value-type="float" office:value="0" calcext:value-type="float">
            <text:p>0</text:p>
          </table:table-cell>
          <table:table-cell office:value-type="float" office:value="6319.084" calcext:value-type="float">
            <text:p>6319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08551" calcext:value-type="float">
            <text:p>8.908551</text:p>
          </table:table-cell>
          <table:table-cell office:value-type="float" office:value="0" calcext:value-type="float">
            <text:p>0</text:p>
          </table:table-cell>
          <table:table-cell office:value-type="float" office:value="-0.1287295" calcext:value-type="float">
            <text:p>-0.12872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0.31692" calcext:value-type="float">
            <text:p>20.31692</text:p>
          </table:table-cell>
          <table:table-cell office:value-type="float" office:value="1098.394" calcext:value-type="float">
            <text:p>1098.394</text:p>
          </table:table-cell>
          <table:table-cell office:value-type="float" office:value="0" calcext:value-type="float">
            <text:p>0</text:p>
          </table:table-cell>
          <table:table-cell office:value-type="float" office:value="-14.25601" calcext:value-type="float">
            <text:p>-14.25601</text:p>
          </table:table-cell>
          <table:table-cell office:value-type="float" office:value="3.768832" calcext:value-type="float">
            <text:p>3.768832</text:p>
          </table:table-cell>
          <table:table-cell office:value-type="float" office:value="9.086039" calcext:value-type="float">
            <text:p>9.086039</text:p>
          </table:table-cell>
          <table:table-cell office:value-type="float" office:value="0.006220761" calcext:value-type="float">
            <text:p>0.006220761</text:p>
          </table:table-cell>
          <table:table-cell office:value-type="float" office:value="0.00005427921" calcext:value-type="float">
            <text:p>5.427921E-05</text:p>
          </table:table-cell>
          <table:table-cell office:value-type="float" office:value="0.1523711" calcext:value-type="float">
            <text:p>0.1523711</text:p>
          </table:table-cell>
          <table:table-cell office:value-type="float" office:value="0.00459703" calcext:value-type="float">
            <text:p>0.00459703</text:p>
          </table:table-cell>
          <table:table-cell office:value-type="float" office:value="-0.1077295" calcext:value-type="float">
            <text:p>-0.1077295</text:p>
          </table:table-cell>
          <table:table-cell office:value-type="float" office:value="0.001335177" calcext:value-type="float">
            <text:p>0.001335177</text:p>
          </table:table-cell>
          <table:table-cell office:value-type="float" office:value="0.002845564" calcext:value-type="float">
            <text:p>0.002845564</text:p>
          </table:table-cell>
          <table:table-cell office:value-type="float" office:value="15.57564" calcext:value-type="float">
            <text:p>15.57564</text:p>
          </table:table-cell>
          <table:table-cell office:value-type="float" office:value="3.893096" calcext:value-type="float">
            <text:p>3.893096</text:p>
          </table:table-cell>
          <table:table-cell office:value-type="float" office:value="0.1351567" calcext:value-type="float">
            <text:p>0.1351567</text:p>
          </table:table-cell>
          <table:table-cell office:value-type="float" office:value="0.0636583" calcext:value-type="float">
            <text:p>0.0636583</text:p>
          </table:table-cell>
          <table:table-cell office:value-type="float" office:value="0.05732311" calcext:value-type="float">
            <text:p>0.05732311</text:p>
          </table:table-cell>
          <table:table-cell office:value-type="float" office:value="0.05918982" calcext:value-type="float">
            <text:p>0.05918982</text:p>
          </table:table-cell>
          <table:table-cell office:value-type="float" office:value="0.01722327" calcext:value-type="float">
            <text:p>0.01722327</text:p>
          </table:table-cell>
          <table:table-cell office:value-type="float" office:value="0.009795903" calcext:value-type="float">
            <text:p>0.009795903</text:p>
          </table:table-cell>
          <table:table-cell office:value-type="float" office:value="0.0259479" calcext:value-type="float">
            <text:p>0.0259479</text:p>
          </table:table-cell>
          <table:table-cell office:value-type="float" office:value="0.02166868" calcext:value-type="float">
            <text:p>0.02166868</text:p>
          </table:table-cell>
          <table:table-cell office:value-type="float" office:value="0.01850186" calcext:value-type="float">
            <text:p>0.01850186</text:p>
          </table:table-cell>
          <table:table-cell office:value-type="float" office:value="0.01724088" calcext:value-type="float">
            <text:p>0.01724088</text:p>
          </table:table-cell>
          <table:table-cell office:value-type="float" office:value="0.01519903" calcext:value-type="float">
            <text:p>0.01519903</text:p>
          </table:table-cell>
          <table:table-cell office:value-type="float" office:value="0.006737645" calcext:value-type="float">
            <text:p>0.006737645</text:p>
          </table:table-cell>
          <table:table-cell office:value-type="float" office:value="0.007273929" calcext:value-type="float">
            <text:p>0.007273929</text:p>
          </table:table-cell>
          <table:table-cell office:value-type="float" office:value="0" calcext:value-type="float">
            <text:p>0</text:p>
          </table:table-cell>
          <table:table-cell office:value-type="float" office:value="4.603343" calcext:value-type="float">
            <text:p>4.603343</text:p>
          </table:table-cell>
          <table:table-cell office:value-type="float" office:value="0.4702522" calcext:value-type="float">
            <text:p>0.4702522</text:p>
          </table:table-cell>
          <table:table-cell office:value-type="float" office:value="0.02168103" calcext:value-type="float">
            <text:p>0.02168103</text:p>
          </table:table-cell>
          <table:table-cell office:value-type="float" office:value="0.02047605" calcext:value-type="float">
            <text:p>0.02047605</text:p>
          </table:table-cell>
          <table:table-cell office:value-type="float" office:value="0.02192406" calcext:value-type="float">
            <text:p>0.02192406</text:p>
          </table:table-cell>
          <table:table-cell office:value-type="float" office:value="0.01089544" calcext:value-type="float">
            <text:p>0.01089544</text:p>
          </table:table-cell>
          <table:table-cell office:value-type="float" office:value="1.472414" calcext:value-type="float">
            <text:p>1.472414</text:p>
          </table:table-cell>
          <table:table-cell office:value-type="float" office:value="6.394655" calcext:value-type="float">
            <text:p>6.394655</text:p>
          </table:table-cell>
          <table:table-cell office:value-type="float" office:value="6.250362" calcext:value-type="float">
            <text:p>6.250362</text:p>
          </table:table-cell>
          <table:table-cell office:value-type="float" office:value="3.669576" calcext:value-type="float">
            <text:p>3.669576</text:p>
          </table:table-cell>
          <table:table-cell office:value-type="float" office:value="1.54863" calcext:value-type="float">
            <text:p>1.54863</text:p>
          </table:table-cell>
          <table:table-cell office:value-type="float" office:value="0.5058051" calcext:value-type="float">
            <text:p>0.5058051</text:p>
          </table:table-cell>
          <table:table-cell office:value-type="float" office:value="0.3806885" calcext:value-type="float">
            <text:p>0.3806885</text:p>
          </table:table-cell>
          <table:table-cell office:value-type="float" office:value="0.3360756" calcext:value-type="float">
            <text:p>0.3360756</text:p>
          </table:table-cell>
          <table:table-cell office:value-type="float" office:value="0" calcext:value-type="float">
            <text:p>0</text:p>
          </table:table-cell>
          <table:table-cell office:value-type="float" office:value="6346.377" calcext:value-type="float">
            <text:p>6346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0902" calcext:value-type="float">
            <text:p>9.000902</text:p>
          </table:table-cell>
          <table:table-cell office:value-type="float" office:value="0" calcext:value-type="float">
            <text:p>0</text:p>
          </table:table-cell>
          <table:table-cell office:value-type="float" office:value="-0.1290049" calcext:value-type="float">
            <text:p>-0.12900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20.27667" calcext:value-type="float">
            <text:p>20.27667</text:p>
          </table:table-cell>
          <table:table-cell office:value-type="float" office:value="1098.361" calcext:value-type="float">
            <text:p>1098.361</text:p>
          </table:table-cell>
          <table:table-cell office:value-type="float" office:value="0" calcext:value-type="float">
            <text:p>0</text:p>
          </table:table-cell>
          <table:table-cell office:value-type="float" office:value="-14.63442" calcext:value-type="float">
            <text:p>-14.63442</text:p>
          </table:table-cell>
          <table:table-cell office:value-type="float" office:value="3.583363" calcext:value-type="float">
            <text:p>3.583363</text:p>
          </table:table-cell>
          <table:table-cell office:value-type="float" office:value="8.926514" calcext:value-type="float">
            <text:p>8.926514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" calcext:value-type="float">
            <text:p>0.00516261</text:p>
          </table:table-cell>
          <table:table-cell office:value-type="float" office:value="-0.1094455" calcext:value-type="float">
            <text:p>-0.1094455</text:p>
          </table:table-cell>
          <table:table-cell office:value-type="float" office:value="0.001335211" calcext:value-type="float">
            <text:p>0.001335211</text:p>
          </table:table-cell>
          <table:table-cell office:value-type="float" office:value="0.002849065" calcext:value-type="float">
            <text:p>0.002849065</text:p>
          </table:table-cell>
          <table:table-cell office:value-type="float" office:value="15.63674" calcext:value-type="float">
            <text:p>15.63674</text:p>
          </table:table-cell>
          <table:table-cell office:value-type="float" office:value="9.067636" calcext:value-type="float">
            <text:p>9.067636</text:p>
          </table:table-cell>
          <table:table-cell office:value-type="float" office:value="2.377498" calcext:value-type="float">
            <text:p>2.377498</text:p>
          </table:table-cell>
          <table:table-cell office:value-type="float" office:value="0.06145924" calcext:value-type="float">
            <text:p>0.06145924</text:p>
          </table:table-cell>
          <table:table-cell office:value-type="float" office:value="0.05061163" calcext:value-type="float">
            <text:p>0.05061163</text:p>
          </table:table-cell>
          <table:table-cell office:value-type="float" office:value="0.05350864" calcext:value-type="float">
            <text:p>0.05350864</text:p>
          </table:table-cell>
          <table:table-cell office:value-type="float" office:value="0.01648491" calcext:value-type="float">
            <text:p>0.01648491</text:p>
          </table:table-cell>
          <table:table-cell office:value-type="float" office:value="0.01061673" calcext:value-type="float">
            <text:p>0.01061673</text:p>
          </table:table-cell>
          <table:table-cell office:value-type="float" office:value="0.02587487" calcext:value-type="float">
            <text:p>0.02587487</text:p>
          </table:table-cell>
          <table:table-cell office:value-type="float" office:value="0.02166902" calcext:value-type="float">
            <text:p>0.02166902</text:p>
          </table:table-cell>
          <table:table-cell office:value-type="float" office:value="0.01845633" calcext:value-type="float">
            <text:p>0.01845633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1516817" calcext:value-type="float">
            <text:p>0.01516817</text:p>
          </table:table-cell>
          <table:table-cell office:value-type="float" office:value="0.006729019" calcext:value-type="float">
            <text:p>0.006729019</text:p>
          </table:table-cell>
          <table:table-cell office:value-type="float" office:value="0.007271994" calcext:value-type="float">
            <text:p>0.007271994</text:p>
          </table:table-cell>
          <table:table-cell office:value-type="float" office:value="0" calcext:value-type="float">
            <text:p>0</text:p>
          </table:table-cell>
          <table:table-cell office:value-type="float" office:value="1.615027" calcext:value-type="float">
            <text:p>1.615027</text:p>
          </table:table-cell>
          <table:table-cell office:value-type="float" office:value="2.151986" calcext:value-type="float">
            <text:p>2.151986</text:p>
          </table:table-cell>
          <table:table-cell office:value-type="float" office:value="0.05143327" calcext:value-type="float">
            <text:p>0.05143327</text:p>
          </table:table-cell>
          <table:table-cell office:value-type="float" office:value="0.02167528" calcext:value-type="float">
            <text:p>0.02167528</text:p>
          </table:table-cell>
          <table:table-cell office:value-type="float" office:value="0.02132556" calcext:value-type="float">
            <text:p>0.02132556</text:p>
          </table:table-cell>
          <table:table-cell office:value-type="float" office:value="0.01089242" calcext:value-type="float">
            <text:p>0.01089242</text:p>
          </table:table-cell>
          <table:table-cell office:value-type="float" office:value="1.242316" calcext:value-type="float">
            <text:p>1.242316</text:p>
          </table:table-cell>
          <table:table-cell office:value-type="float" office:value="6.290353" calcext:value-type="float">
            <text:p>6.290353</text:p>
          </table:table-cell>
          <table:table-cell office:value-type="float" office:value="6.19628" calcext:value-type="float">
            <text:p>6.19628</text:p>
          </table:table-cell>
          <table:table-cell office:value-type="float" office:value="3.614695" calcext:value-type="float">
            <text:p>3.614695</text:p>
          </table:table-cell>
          <table:table-cell office:value-type="float" office:value="1.53743" calcext:value-type="float">
            <text:p>1.53743</text:p>
          </table:table-cell>
          <table:table-cell office:value-type="float" office:value="0.5001846" calcext:value-type="float">
            <text:p>0.5001846</text:p>
          </table:table-cell>
          <table:table-cell office:value-type="float" office:value="0.3805909" calcext:value-type="float">
            <text:p>0.3805909</text:p>
          </table:table-cell>
          <table:table-cell office:value-type="float" office:value="0.3360994" calcext:value-type="float">
            <text:p>0.3360994</text:p>
          </table:table-cell>
          <table:table-cell office:value-type="float" office:value="0" calcext:value-type="float">
            <text:p>0</text:p>
          </table:table-cell>
          <table:table-cell office:value-type="float" office:value="5818.854" calcext:value-type="float">
            <text:p>5818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74001" calcext:value-type="float">
            <text:p>9.074001</text:p>
          </table:table-cell>
          <table:table-cell office:value-type="float" office:value="0" calcext:value-type="float">
            <text:p>0</text:p>
          </table:table-cell>
          <table:table-cell office:value-type="float" office:value="-0.1566073" calcext:value-type="float">
            <text:p>-0.15660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20.26081" calcext:value-type="float">
            <text:p>20.26081</text:p>
          </table:table-cell>
          <table:table-cell office:value-type="float" office:value="1098.364" calcext:value-type="float">
            <text:p>1098.364</text:p>
          </table:table-cell>
          <table:table-cell office:value-type="float" office:value="0" calcext:value-type="float">
            <text:p>0</text:p>
          </table:table-cell>
          <table:table-cell office:value-type="float" office:value="-14.97569" calcext:value-type="float">
            <text:p>-14.97569</text:p>
          </table:table-cell>
          <table:table-cell office:value-type="float" office:value="3.449973" calcext:value-type="float">
            <text:p>3.449973</text:p>
          </table:table-cell>
          <table:table-cell office:value-type="float" office:value="8.787507" calcext:value-type="float">
            <text:p>8.787507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4" calcext:value-type="float">
            <text:p>0.005162614</text:p>
          </table:table-cell>
          <table:table-cell office:value-type="float" office:value="-0.1143689" calcext:value-type="float">
            <text:p>-0.1143689</text:p>
          </table:table-cell>
          <table:table-cell office:value-type="float" office:value="0.001318897" calcext:value-type="float">
            <text:p>0.001318897</text:p>
          </table:table-cell>
          <table:table-cell office:value-type="float" office:value="0.002852923" calcext:value-type="float">
            <text:p>0.002852923</text:p>
          </table:table-cell>
          <table:table-cell office:value-type="float" office:value="15.88356" calcext:value-type="float">
            <text:p>15.88356</text:p>
          </table:table-cell>
          <table:table-cell office:value-type="float" office:value="9.157512" calcext:value-type="float">
            <text:p>9.157512</text:p>
          </table:table-cell>
          <table:table-cell office:value-type="float" office:value="2.13031" calcext:value-type="float">
            <text:p>2.13031</text:p>
          </table:table-cell>
          <table:table-cell office:value-type="float" office:value="0.05473422" calcext:value-type="float">
            <text:p>0.05473422</text:p>
          </table:table-cell>
          <table:table-cell office:value-type="float" office:value="0.04573516" calcext:value-type="float">
            <text:p>0.04573516</text:p>
          </table:table-cell>
          <table:table-cell office:value-type="float" office:value="0.04859374" calcext:value-type="float">
            <text:p>0.04859374</text:p>
          </table:table-cell>
          <table:table-cell office:value-type="float" office:value="0.01556989" calcext:value-type="float">
            <text:p>0.01556989</text:p>
          </table:table-cell>
          <table:table-cell office:value-type="float" office:value="0.0103748" calcext:value-type="float">
            <text:p>0.0103748</text:p>
          </table:table-cell>
          <table:table-cell office:value-type="float" office:value="0.02580305" calcext:value-type="float">
            <text:p>0.02580305</text:p>
          </table:table-cell>
          <table:table-cell office:value-type="float" office:value="0.02165682" calcext:value-type="float">
            <text:p>0.02165682</text:p>
          </table:table-cell>
          <table:table-cell office:value-type="float" office:value="0.01841269" calcext:value-type="float">
            <text:p>0.01841269</text:p>
          </table:table-cell>
          <table:table-cell office:value-type="float" office:value="0.01722782" calcext:value-type="float">
            <text:p>0.01722782</text:p>
          </table:table-cell>
          <table:table-cell office:value-type="float" office:value="0.01513953" calcext:value-type="float">
            <text:p>0.01513953</text:p>
          </table:table-cell>
          <table:table-cell office:value-type="float" office:value="0.006720269" calcext:value-type="float">
            <text:p>0.006720269</text:p>
          </table:table-cell>
          <table:table-cell office:value-type="float" office:value="0.007270016" calcext:value-type="float">
            <text:p>0.007270016</text:p>
          </table:table-cell>
          <table:table-cell office:value-type="float" office:value="0" calcext:value-type="float">
            <text:p>0</text:p>
          </table:table-cell>
          <table:table-cell office:value-type="float" office:value="2.165442" calcext:value-type="float">
            <text:p>2.165442</text:p>
          </table:table-cell>
          <table:table-cell office:value-type="float" office:value="1.300123" calcext:value-type="float">
            <text:p>1.300123</text:p>
          </table:table-cell>
          <table:table-cell office:value-type="float" office:value="0.02715187" calcext:value-type="float">
            <text:p>0.02715187</text:p>
          </table:table-cell>
          <table:table-cell office:value-type="float" office:value="0.02114183" calcext:value-type="float">
            <text:p>0.02114183</text:p>
          </table:table-cell>
          <table:table-cell office:value-type="float" office:value="0.0212983" calcext:value-type="float">
            <text:p>0.0212983</text:p>
          </table:table-cell>
          <table:table-cell office:value-type="float" office:value="0.01103867" calcext:value-type="float">
            <text:p>0.01103867</text:p>
          </table:table-cell>
          <table:table-cell office:value-type="float" office:value="0.9879684" calcext:value-type="float">
            <text:p>0.9879684</text:p>
          </table:table-cell>
          <table:table-cell office:value-type="float" office:value="6.181932" calcext:value-type="float">
            <text:p>6.181932</text:p>
          </table:table-cell>
          <table:table-cell office:value-type="float" office:value="6.136137" calcext:value-type="float">
            <text:p>6.136137</text:p>
          </table:table-cell>
          <table:table-cell office:value-type="float" office:value="3.553767" calcext:value-type="float">
            <text:p>3.553767</text:p>
          </table:table-cell>
          <table:table-cell office:value-type="float" office:value="1.519781" calcext:value-type="float">
            <text:p>1.519781</text:p>
          </table:table-cell>
          <table:table-cell office:value-type="float" office:value="0.4960488" calcext:value-type="float">
            <text:p>0.4960488</text:p>
          </table:table-cell>
          <table:table-cell office:value-type="float" office:value="0.380486" calcext:value-type="float">
            <text:p>0.380486</text:p>
          </table:table-cell>
          <table:table-cell office:value-type="float" office:value="0.3361233" calcext:value-type="float">
            <text:p>0.3361233</text:p>
          </table:table-cell>
          <table:table-cell office:value-type="float" office:value="0" calcext:value-type="float">
            <text:p>0</text:p>
          </table:table-cell>
          <table:table-cell office:value-type="float" office:value="5673.137" calcext:value-type="float">
            <text:p>5673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7311" calcext:value-type="float">
            <text:p>9.097311</text:p>
          </table:table-cell>
          <table:table-cell office:value-type="float" office:value="0" calcext:value-type="float">
            <text:p>0</text:p>
          </table:table-cell>
          <table:table-cell office:value-type="float" office:value="-0.2306751" calcext:value-type="float">
            <text:p>-0.23067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0.25575" calcext:value-type="float">
            <text:p>20.25575</text:p>
          </table:table-cell>
          <table:table-cell office:value-type="float" office:value="1098.387" calcext:value-type="float">
            <text:p>1098.387</text:p>
          </table:table-cell>
          <table:table-cell office:value-type="float" office:value="0" calcext:value-type="float">
            <text:p>0</text:p>
          </table:table-cell>
          <table:table-cell office:value-type="float" office:value="-15.42277" calcext:value-type="float">
            <text:p>-15.42277</text:p>
          </table:table-cell>
          <table:table-cell office:value-type="float" office:value="3.2281" calcext:value-type="float">
            <text:p>3.2281</text:p>
          </table:table-cell>
          <table:table-cell office:value-type="float" office:value="8.701264" calcext:value-type="float">
            <text:p>8.701264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4" calcext:value-type="float">
            <text:p>0.005162614</text:p>
          </table:table-cell>
          <table:table-cell office:value-type="float" office:value="-0.1200127" calcext:value-type="float">
            <text:p>-0.1200127</text:p>
          </table:table-cell>
          <table:table-cell office:value-type="float" office:value="0.001306928" calcext:value-type="float">
            <text:p>0.001306928</text:p>
          </table:table-cell>
          <table:table-cell office:value-type="float" office:value="0.002858353" calcext:value-type="float">
            <text:p>0.002858353</text:p>
          </table:table-cell>
          <table:table-cell office:value-type="float" office:value="16.22297" calcext:value-type="float">
            <text:p>16.22297</text:p>
          </table:table-cell>
          <table:table-cell office:value-type="float" office:value="4.814556" calcext:value-type="float">
            <text:p>4.814556</text:p>
          </table:table-cell>
          <table:table-cell office:value-type="float" office:value="1.032164" calcext:value-type="float">
            <text:p>1.032164</text:p>
          </table:table-cell>
          <table:table-cell office:value-type="float" office:value="0.05062102" calcext:value-type="float">
            <text:p>0.05062102</text:p>
          </table:table-cell>
          <table:table-cell office:value-type="float" office:value="0.0431278" calcext:value-type="float">
            <text:p>0.0431278</text:p>
          </table:table-cell>
          <table:table-cell office:value-type="float" office:value="0.04569197" calcext:value-type="float">
            <text:p>0.04569197</text:p>
          </table:table-cell>
          <table:table-cell office:value-type="float" office:value="0.01506352" calcext:value-type="float">
            <text:p>0.01506352</text:p>
          </table:table-cell>
          <table:table-cell office:value-type="float" office:value="0.01015754" calcext:value-type="float">
            <text:p>0.01015754</text:p>
          </table:table-cell>
          <table:table-cell office:value-type="float" office:value="0.02571635" calcext:value-type="float">
            <text:p>0.02571635</text:p>
          </table:table-cell>
          <table:table-cell office:value-type="float" office:value="0.02163479" calcext:value-type="float">
            <text:p>0.02163479</text:p>
          </table:table-cell>
          <table:table-cell office:value-type="float" office:value="0.01836488" calcext:value-type="float">
            <text:p>0.01836488</text:p>
          </table:table-cell>
          <table:table-cell office:value-type="float" office:value="0.01721838" calcext:value-type="float">
            <text:p>0.01721838</text:p>
          </table:table-cell>
          <table:table-cell office:value-type="float" office:value="0.01511176" calcext:value-type="float">
            <text:p>0.01511176</text:p>
          </table:table-cell>
          <table:table-cell office:value-type="float" office:value="0.006711385" calcext:value-type="float">
            <text:p>0.006711385</text:p>
          </table:table-cell>
          <table:table-cell office:value-type="float" office:value="0.007268009" calcext:value-type="float">
            <text:p>0.007268009</text:p>
          </table:table-cell>
          <table:table-cell office:value-type="float" office:value="0" calcext:value-type="float">
            <text:p>0</text:p>
          </table:table-cell>
          <table:table-cell office:value-type="float" office:value="5.470891" calcext:value-type="float">
            <text:p>5.470891</text:p>
          </table:table-cell>
          <table:table-cell office:value-type="float" office:value="0.8005851" calcext:value-type="float">
            <text:p>0.8005851</text:p>
          </table:table-cell>
          <table:table-cell office:value-type="float" office:value="0.02360764" calcext:value-type="float">
            <text:p>0.02360764</text:p>
          </table:table-cell>
          <table:table-cell office:value-type="float" office:value="0.02067587" calcext:value-type="float">
            <text:p>0.02067587</text:p>
          </table:table-cell>
          <table:table-cell office:value-type="float" office:value="0.02127081" calcext:value-type="float">
            <text:p>0.02127081</text:p>
          </table:table-cell>
          <table:table-cell office:value-type="float" office:value="0.01085061" calcext:value-type="float">
            <text:p>0.01085061</text:p>
          </table:table-cell>
          <table:table-cell office:value-type="float" office:value="0.7492186" calcext:value-type="float">
            <text:p>0.7492186</text:p>
          </table:table-cell>
          <table:table-cell office:value-type="float" office:value="6.057431" calcext:value-type="float">
            <text:p>6.057431</text:p>
          </table:table-cell>
          <table:table-cell office:value-type="float" office:value="6.067565" calcext:value-type="float">
            <text:p>6.067565</text:p>
          </table:table-cell>
          <table:table-cell office:value-type="float" office:value="3.483202" calcext:value-type="float">
            <text:p>3.483202</text:p>
          </table:table-cell>
          <table:table-cell office:value-type="float" office:value="1.497113" calcext:value-type="float">
            <text:p>1.497113</text:p>
          </table:table-cell>
          <table:table-cell office:value-type="float" office:value="0.4914549" calcext:value-type="float">
            <text:p>0.4914549</text:p>
          </table:table-cell>
          <table:table-cell office:value-type="float" office:value="0.3803715" calcext:value-type="float">
            <text:p>0.3803715</text:p>
          </table:table-cell>
          <table:table-cell office:value-type="float" office:value="0.3361472" calcext:value-type="float">
            <text:p>0.3361472</text:p>
          </table:table-cell>
          <table:table-cell office:value-type="float" office:value="0" calcext:value-type="float">
            <text:p>0</text:p>
          </table:table-cell>
          <table:table-cell office:value-type="float" office:value="5528.652" calcext:value-type="float">
            <text:p>5528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069" calcext:value-type="float">
            <text:p>9.09069</text:p>
          </table:table-cell>
          <table:table-cell office:value-type="float" office:value="0" calcext:value-type="float">
            <text:p>0</text:p>
          </table:table-cell>
          <table:table-cell office:value-type="float" office:value="-0.2468742" calcext:value-type="float">
            <text:p>-0.24687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0.24748" calcext:value-type="float">
            <text:p>20.24748</text:p>
          </table:table-cell>
          <table:table-cell office:value-type="float" office:value="1098.42" calcext:value-type="float">
            <text:p>1098.42</text:p>
          </table:table-cell>
          <table:table-cell office:value-type="float" office:value="0" calcext:value-type="float">
            <text:p>0</text:p>
          </table:table-cell>
          <table:table-cell office:value-type="float" office:value="-15.88366" calcext:value-type="float">
            <text:p>-15.88366</text:p>
          </table:table-cell>
          <table:table-cell office:value-type="float" office:value="3.039267" calcext:value-type="float">
            <text:p>3.039267</text:p>
          </table:table-cell>
          <table:table-cell office:value-type="float" office:value="8.592382" calcext:value-type="float">
            <text:p>8.592382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4" calcext:value-type="float">
            <text:p>0.005162614</text:p>
          </table:table-cell>
          <table:table-cell office:value-type="float" office:value="-0.1221796" calcext:value-type="float">
            <text:p>-0.1221796</text:p>
          </table:table-cell>
          <table:table-cell office:value-type="float" office:value="0.001301907" calcext:value-type="float">
            <text:p>0.001301907</text:p>
          </table:table-cell>
          <table:table-cell office:value-type="float" office:value="0.002869801" calcext:value-type="float">
            <text:p>0.002869801</text:p>
          </table:table-cell>
          <table:table-cell office:value-type="float" office:value="16.56397" calcext:value-type="float">
            <text:p>16.56397</text:p>
          </table:table-cell>
          <table:table-cell office:value-type="float" office:value="3.243742" calcext:value-type="float">
            <text:p>3.243742</text:p>
          </table:table-cell>
          <table:table-cell office:value-type="float" office:value="0.7100641" calcext:value-type="float">
            <text:p>0.7100641</text:p>
          </table:table-cell>
          <table:table-cell office:value-type="float" office:value="0.0491855" calcext:value-type="float">
            <text:p>0.0491855</text:p>
          </table:table-cell>
          <table:table-cell office:value-type="float" office:value="0.0420312" calcext:value-type="float">
            <text:p>0.0420312</text:p>
          </table:table-cell>
          <table:table-cell office:value-type="float" office:value="0.04418186" calcext:value-type="float">
            <text:p>0.04418186</text:p>
          </table:table-cell>
          <table:table-cell office:value-type="float" office:value="0.01479099" calcext:value-type="float">
            <text:p>0.01479099</text:p>
          </table:table-cell>
          <table:table-cell office:value-type="float" office:value="0.009957488" calcext:value-type="float">
            <text:p>0.009957488</text:p>
          </table:table-cell>
          <table:table-cell office:value-type="float" office:value="0.02561728" calcext:value-type="float">
            <text:p>0.02561728</text:p>
          </table:table-cell>
          <table:table-cell office:value-type="float" office:value="0.02161373" calcext:value-type="float">
            <text:p>0.02161373</text:p>
          </table:table-cell>
          <table:table-cell office:value-type="float" office:value="0.01835856" calcext:value-type="float">
            <text:p>0.01835856</text:p>
          </table:table-cell>
          <table:table-cell office:value-type="float" office:value="0.01720724" calcext:value-type="float">
            <text:p>0.01720724</text:p>
          </table:table-cell>
          <table:table-cell office:value-type="float" office:value="0.01508449" calcext:value-type="float">
            <text:p>0.01508449</text:p>
          </table:table-cell>
          <table:table-cell office:value-type="float" office:value="0.006702358" calcext:value-type="float">
            <text:p>0.006702358</text:p>
          </table:table-cell>
          <table:table-cell office:value-type="float" office:value="0.007265957" calcext:value-type="float">
            <text:p>0.007265957</text:p>
          </table:table-cell>
          <table:table-cell office:value-type="float" office:value="0" calcext:value-type="float">
            <text:p>0</text:p>
          </table:table-cell>
          <table:table-cell office:value-type="float" office:value="6.076878" calcext:value-type="float">
            <text:p>6.076878</text:p>
          </table:table-cell>
          <table:table-cell office:value-type="float" office:value="0.07182425" calcext:value-type="float">
            <text:p>0.07182425</text:p>
          </table:table-cell>
          <table:table-cell office:value-type="float" office:value="0.02140954" calcext:value-type="float">
            <text:p>0.02140954</text:p>
          </table:table-cell>
          <table:table-cell office:value-type="float" office:value="0.02008597" calcext:value-type="float">
            <text:p>0.02008597</text:p>
          </table:table-cell>
          <table:table-cell office:value-type="float" office:value="0.02097324" calcext:value-type="float">
            <text:p>0.02097324</text:p>
          </table:table-cell>
          <table:table-cell office:value-type="float" office:value="0.01056146" calcext:value-type="float">
            <text:p>0.01056146</text:p>
          </table:table-cell>
          <table:table-cell office:value-type="float" office:value="0.5208694" calcext:value-type="float">
            <text:p>0.5208694</text:p>
          </table:table-cell>
          <table:table-cell office:value-type="float" office:value="5.921478" calcext:value-type="float">
            <text:p>5.921478</text:p>
          </table:table-cell>
          <table:table-cell office:value-type="float" office:value="5.993578" calcext:value-type="float">
            <text:p>5.993578</text:p>
          </table:table-cell>
          <table:table-cell office:value-type="float" office:value="3.416574" calcext:value-type="float">
            <text:p>3.416574</text:p>
          </table:table-cell>
          <table:table-cell office:value-type="float" office:value="1.467351" calcext:value-type="float">
            <text:p>1.467351</text:p>
          </table:table-cell>
          <table:table-cell office:value-type="float" office:value="0.486337" calcext:value-type="float">
            <text:p>0.486337</text:p>
          </table:table-cell>
          <table:table-cell office:value-type="float" office:value="0.3802429" calcext:value-type="float">
            <text:p>0.3802429</text:p>
          </table:table-cell>
          <table:table-cell office:value-type="float" office:value="0.3361713" calcext:value-type="float">
            <text:p>0.3361713</text:p>
          </table:table-cell>
          <table:table-cell office:value-type="float" office:value="0" calcext:value-type="float">
            <text:p>0</text:p>
          </table:table-cell>
          <table:table-cell office:value-type="float" office:value="5344.155" calcext:value-type="float">
            <text:p>5344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78202" calcext:value-type="float">
            <text:p>9.078202</text:p>
          </table:table-cell>
          <table:table-cell office:value-type="float" office:value="0" calcext:value-type="float">
            <text:p>0</text:p>
          </table:table-cell>
          <table:table-cell office:value-type="float" office:value="-0.2470125" calcext:value-type="float">
            <text:p>-0.2470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0.18971" calcext:value-type="float">
            <text:p>20.18971</text:p>
          </table:table-cell>
          <table:table-cell office:value-type="float" office:value="1098.42" calcext:value-type="float">
            <text:p>1098.42</text:p>
          </table:table-cell>
          <table:table-cell office:value-type="float" office:value="0" calcext:value-type="float">
            <text:p>0</text:p>
          </table:table-cell>
          <table:table-cell office:value-type="float" office:value="-16.31863" calcext:value-type="float">
            <text:p>-16.31863</text:p>
          </table:table-cell>
          <table:table-cell office:value-type="float" office:value="2.980207" calcext:value-type="float">
            <text:p>2.980207</text:p>
          </table:table-cell>
          <table:table-cell office:value-type="float" office:value="8.473783" calcext:value-type="float">
            <text:p>8.473783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4" calcext:value-type="float">
            <text:p>0.005162614</text:p>
          </table:table-cell>
          <table:table-cell office:value-type="float" office:value="-0.1234499" calcext:value-type="float">
            <text:p>-0.1234499</text:p>
          </table:table-cell>
          <table:table-cell office:value-type="float" office:value="0.001305471" calcext:value-type="float">
            <text:p>0.001305471</text:p>
          </table:table-cell>
          <table:table-cell office:value-type="float" office:value="0.002876099" calcext:value-type="float">
            <text:p>0.002876099</text:p>
          </table:table-cell>
          <table:table-cell office:value-type="float" office:value="16.62812" calcext:value-type="float">
            <text:p>16.62812</text:p>
          </table:table-cell>
          <table:table-cell office:value-type="float" office:value="2.475287" calcext:value-type="float">
            <text:p>2.475287</text:p>
          </table:table-cell>
          <table:table-cell office:value-type="float" office:value="0.5350338" calcext:value-type="float">
            <text:p>0.5350338</text:p>
          </table:table-cell>
          <table:table-cell office:value-type="float" office:value="0.04848091" calcext:value-type="float">
            <text:p>0.04848091</text:p>
          </table:table-cell>
          <table:table-cell office:value-type="float" office:value="0.04151414" calcext:value-type="float">
            <text:p>0.04151414</text:p>
          </table:table-cell>
          <table:table-cell office:value-type="float" office:value="0.04345893" calcext:value-type="float">
            <text:p>0.04345893</text:p>
          </table:table-cell>
          <table:table-cell office:value-type="float" office:value="0.01466242" calcext:value-type="float">
            <text:p>0.01466242</text:p>
          </table:table-cell>
          <table:table-cell office:value-type="float" office:value="0.009742839" calcext:value-type="float">
            <text:p>0.009742839</text:p>
          </table:table-cell>
          <table:table-cell office:value-type="float" office:value="0.02550448" calcext:value-type="float">
            <text:p>0.02550448</text:p>
          </table:table-cell>
          <table:table-cell office:value-type="float" office:value="0.02159251" calcext:value-type="float">
            <text:p>0.02159251</text:p>
          </table:table-cell>
          <table:table-cell office:value-type="float" office:value="0.01839313" calcext:value-type="float">
            <text:p>0.01839313</text:p>
          </table:table-cell>
          <table:table-cell office:value-type="float" office:value="0.01718996" calcext:value-type="float">
            <text:p>0.01718996</text:p>
          </table:table-cell>
          <table:table-cell office:value-type="float" office:value="0.01505807" calcext:value-type="float">
            <text:p>0.01505807</text:p>
          </table:table-cell>
          <table:table-cell office:value-type="float" office:value="0.006693305" calcext:value-type="float">
            <text:p>0.006693305</text:p>
          </table:table-cell>
          <table:table-cell office:value-type="float" office:value="0.007263879" calcext:value-type="float">
            <text:p>0.007263879</text:p>
          </table:table-cell>
          <table:table-cell office:value-type="float" office:value="0" calcext:value-type="float">
            <text:p>0</text:p>
          </table:table-cell>
          <table:table-cell office:value-type="float" office:value="6.189754" calcext:value-type="float">
            <text:p>6.189754</text:p>
          </table:table-cell>
          <table:table-cell office:value-type="float" office:value="0.04652373" calcext:value-type="float">
            <text:p>0.04652373</text:p>
          </table:table-cell>
          <table:table-cell office:value-type="float" office:value="0.02029669" calcext:value-type="float">
            <text:p>0.02029669</text:p>
          </table:table-cell>
          <table:table-cell office:value-type="float" office:value="0.01954663" calcext:value-type="float">
            <text:p>0.01954663</text:p>
          </table:table-cell>
          <table:table-cell office:value-type="float" office:value="0.0206079" calcext:value-type="float">
            <text:p>0.0206079</text:p>
          </table:table-cell>
          <table:table-cell office:value-type="float" office:value="0.01022655" calcext:value-type="float">
            <text:p>0.01022655</text:p>
          </table:table-cell>
          <table:table-cell office:value-type="float" office:value="0.3179607" calcext:value-type="float">
            <text:p>0.3179607</text:p>
          </table:table-cell>
          <table:table-cell office:value-type="float" office:value="5.775937" calcext:value-type="float">
            <text:p>5.775937</text:p>
          </table:table-cell>
          <table:table-cell office:value-type="float" office:value="5.916742" calcext:value-type="float">
            <text:p>5.916742</text:p>
          </table:table-cell>
          <table:table-cell office:value-type="float" office:value="3.370907" calcext:value-type="float">
            <text:p>3.370907</text:p>
          </table:table-cell>
          <table:table-cell office:value-type="float" office:value="1.417811" calcext:value-type="float">
            <text:p>1.417811</text:p>
          </table:table-cell>
          <table:table-cell office:value-type="float" office:value="0.4809576" calcext:value-type="float">
            <text:p>0.4809576</text:p>
          </table:table-cell>
          <table:table-cell office:value-type="float" office:value="0.3801422" calcext:value-type="float">
            <text:p>0.3801422</text:p>
          </table:table-cell>
          <table:table-cell office:value-type="float" office:value="0.3361952" calcext:value-type="float">
            <text:p>0.3361952</text:p>
          </table:table-cell>
          <table:table-cell office:value-type="float" office:value="0" calcext:value-type="float">
            <text:p>0</text:p>
          </table:table-cell>
          <table:table-cell office:value-type="float" office:value="5321.037" calcext:value-type="float">
            <text:p>5321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129" calcext:value-type="float">
            <text:p>9.15129</text:p>
          </table:table-cell>
          <table:table-cell office:value-type="float" office:value="0" calcext:value-type="float">
            <text:p>0</text:p>
          </table:table-cell>
          <table:table-cell office:value-type="float" office:value="-0.2470979" calcext:value-type="float">
            <text:p>-0.247097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9.95213" calcext:value-type="float">
            <text:p>19.95213</text:p>
          </table:table-cell>
          <table:table-cell office:value-type="float" office:value="1098.416" calcext:value-type="float">
            <text:p>1098.416</text:p>
          </table:table-cell>
          <table:table-cell office:value-type="float" office:value="0" calcext:value-type="float">
            <text:p>0</text:p>
          </table:table-cell>
          <table:table-cell office:value-type="float" office:value="-16.77081" calcext:value-type="float">
            <text:p>-16.77081</text:p>
          </table:table-cell>
          <table:table-cell office:value-type="float" office:value="3.150745" calcext:value-type="float">
            <text:p>3.150745</text:p>
          </table:table-cell>
          <table:table-cell office:value-type="float" office:value="8.307227" calcext:value-type="float">
            <text:p>8.307227</text:p>
          </table:table-cell>
          <table:table-cell office:value-type="float" office:value="0.01487564" calcext:value-type="float">
            <text:p>0.01487564</text:p>
          </table:table-cell>
          <table:table-cell office:value-type="float" office:value="0.00008857683" calcext:value-type="float">
            <text:p>8.857683E-05</text:p>
          </table:table-cell>
          <table:table-cell office:value-type="float" office:value="0.2768507" calcext:value-type="float">
            <text:p>0.2768507</text:p>
          </table:table-cell>
          <table:table-cell office:value-type="float" office:value="0.005162614" calcext:value-type="float">
            <text:p>0.005162614</text:p>
          </table:table-cell>
          <table:table-cell office:value-type="float" office:value="-0.1246572" calcext:value-type="float">
            <text:p>-0.1246572</text:p>
          </table:table-cell>
          <table:table-cell office:value-type="float" office:value="0.001292358" calcext:value-type="float">
            <text:p>0.001292358</text:p>
          </table:table-cell>
          <table:table-cell office:value-type="float" office:value="0.002880329" calcext:value-type="float">
            <text:p>0.002880329</text:p>
          </table:table-cell>
          <table:table-cell office:value-type="float" office:value="16.22132" calcext:value-type="float">
            <text:p>16.22132</text:p>
          </table:table-cell>
          <table:table-cell office:value-type="float" office:value="2.827533" calcext:value-type="float">
            <text:p>2.827533</text:p>
          </table:table-cell>
          <table:table-cell office:value-type="float" office:value="0.4292501" calcext:value-type="float">
            <text:p>0.4292501</text:p>
          </table:table-cell>
          <table:table-cell office:value-type="float" office:value="0.04936325" calcext:value-type="float">
            <text:p>0.04936325</text:p>
          </table:table-cell>
          <table:table-cell office:value-type="float" office:value="0.04225648" calcext:value-type="float">
            <text:p>0.04225648</text:p>
          </table:table-cell>
          <table:table-cell office:value-type="float" office:value="0.04403795" calcext:value-type="float">
            <text:p>0.04403795</text:p>
          </table:table-cell>
          <table:table-cell office:value-type="float" office:value="0.01469271" calcext:value-type="float">
            <text:p>0.01469271</text:p>
          </table:table-cell>
          <table:table-cell office:value-type="float" office:value="0.009454086" calcext:value-type="float">
            <text:p>0.009454086</text:p>
          </table:table-cell>
          <table:table-cell office:value-type="float" office:value="0.02537578" calcext:value-type="float">
            <text:p>0.02537578</text:p>
          </table:table-cell>
          <table:table-cell office:value-type="float" office:value="0.02156893" calcext:value-type="float">
            <text:p>0.02156893</text:p>
          </table:table-cell>
          <table:table-cell office:value-type="float" office:value="0.01842343" calcext:value-type="float">
            <text:p>0.01842343</text:p>
          </table:table-cell>
          <table:table-cell office:value-type="float" office:value="0.01716842" calcext:value-type="float">
            <text:p>0.01716842</text:p>
          </table:table-cell>
          <table:table-cell office:value-type="float" office:value="0.01503265" calcext:value-type="float">
            <text:p>0.01503265</text:p>
          </table:table-cell>
          <table:table-cell office:value-type="float" office:value="0.006684131" calcext:value-type="float">
            <text:p>0.006684131</text:p>
          </table:table-cell>
          <table:table-cell office:value-type="float" office:value="0.007261779" calcext:value-type="float">
            <text:p>0.007261779</text:p>
          </table:table-cell>
          <table:table-cell office:value-type="float" office:value="0" calcext:value-type="float">
            <text:p>0</text:p>
          </table:table-cell>
          <table:table-cell office:value-type="float" office:value="7.348997" calcext:value-type="float">
            <text:p>7.348997</text:p>
          </table:table-cell>
          <table:table-cell office:value-type="float" office:value="0.04397013" calcext:value-type="float">
            <text:p>0.04397013</text:p>
          </table:table-cell>
          <table:table-cell office:value-type="float" office:value="0.01936616" calcext:value-type="float">
            <text:p>0.01936616</text:p>
          </table:table-cell>
          <table:table-cell office:value-type="float" office:value="0.01903899" calcext:value-type="float">
            <text:p>0.01903899</text:p>
          </table:table-cell>
          <table:table-cell office:value-type="float" office:value="0.02026659" calcext:value-type="float">
            <text:p>0.02026659</text:p>
          </table:table-cell>
          <table:table-cell office:value-type="float" office:value="0.009842739" calcext:value-type="float">
            <text:p>0.009842739</text:p>
          </table:table-cell>
          <table:table-cell office:value-type="float" office:value="0.1900288" calcext:value-type="float">
            <text:p>0.1900288</text:p>
          </table:table-cell>
          <table:table-cell office:value-type="float" office:value="5.618936" calcext:value-type="float">
            <text:p>5.618936</text:p>
          </table:table-cell>
          <table:table-cell office:value-type="float" office:value="5.838338" calcext:value-type="float">
            <text:p>5.838338</text:p>
          </table:table-cell>
          <table:table-cell office:value-type="float" office:value="3.328225" calcext:value-type="float">
            <text:p>3.328225</text:p>
          </table:table-cell>
          <table:table-cell office:value-type="float" office:value="1.348479" calcext:value-type="float">
            <text:p>1.348479</text:p>
          </table:table-cell>
          <table:table-cell office:value-type="float" office:value="0.4755004" calcext:value-type="float">
            <text:p>0.4755004</text:p>
          </table:table-cell>
          <table:table-cell office:value-type="float" office:value="0.3800274" calcext:value-type="float">
            <text:p>0.3800274</text:p>
          </table:table-cell>
          <table:table-cell office:value-type="float" office:value="0.3362191" calcext:value-type="float">
            <text:p>0.3362191</text:p>
          </table:table-cell>
          <table:table-cell office:value-type="float" office:value="0" calcext:value-type="float">
            <text:p>0</text:p>
          </table:table-cell>
          <table:table-cell office:value-type="float" office:value="5665.578" calcext:value-type="float">
            <text:p>5665.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10398" calcext:value-type="float">
            <text:p>9.410398</text:p>
          </table:table-cell>
          <table:table-cell office:value-type="float" office:value="0" calcext:value-type="float">
            <text:p>0</text:p>
          </table:table-cell>
          <table:table-cell office:value-type="float" office:value="-0.2472138" calcext:value-type="float">
            <text:p>-0.24721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9.83405" calcext:value-type="float">
            <text:p>19.83405</text:p>
          </table:table-cell>
          <table:table-cell office:value-type="float" office:value="1098.434" calcext:value-type="float">
            <text:p>1098.434</text:p>
          </table:table-cell>
          <table:table-cell office:value-type="float" office:value="0" calcext:value-type="float">
            <text:p>0</text:p>
          </table:table-cell>
          <table:table-cell office:value-type="float" office:value="-17.2503" calcext:value-type="float">
            <text:p>-17.2503</text:p>
          </table:table-cell>
          <table:table-cell office:value-type="float" office:value="2.981767" calcext:value-type="float">
            <text:p>2.981767</text:p>
          </table:table-cell>
          <table:table-cell office:value-type="float" office:value="8.102451" calcext:value-type="float">
            <text:p>8.102451</text:p>
          </table:table-cell>
          <table:table-cell office:value-type="float" office:value="0.03280394" calcext:value-type="float">
            <text:p>0.03280394</text:p>
          </table:table-cell>
          <table:table-cell office:value-type="float" office:value="0.0001861804" calcext:value-type="float">
            <text:p>0.0001861804</text:p>
          </table:table-cell>
          <table:table-cell office:value-type="float" office:value="0.3899225" calcext:value-type="float">
            <text:p>0.3899225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1279808" calcext:value-type="float">
            <text:p>-0.1279808</text:p>
          </table:table-cell>
          <table:table-cell office:value-type="float" office:value="0.001287628" calcext:value-type="float">
            <text:p>0.001287628</text:p>
          </table:table-cell>
          <table:table-cell office:value-type="float" office:value="0.002888198" calcext:value-type="float">
            <text:p>0.002888198</text:p>
          </table:table-cell>
          <table:table-cell office:value-type="float" office:value="16.28125" calcext:value-type="float">
            <text:p>16.28125</text:p>
          </table:table-cell>
          <table:table-cell office:value-type="float" office:value="8.142659" calcext:value-type="float">
            <text:p>8.142659</text:p>
          </table:table-cell>
          <table:table-cell office:value-type="float" office:value="2.076083" calcext:value-type="float">
            <text:p>2.076083</text:p>
          </table:table-cell>
          <table:table-cell office:value-type="float" office:value="0.05406984" calcext:value-type="float">
            <text:p>0.05406984</text:p>
          </table:table-cell>
          <table:table-cell office:value-type="float" office:value="0.04365969" calcext:value-type="float">
            <text:p>0.04365969</text:p>
          </table:table-cell>
          <table:table-cell office:value-type="float" office:value="0.04564821" calcext:value-type="float">
            <text:p>0.04564821</text:p>
          </table:table-cell>
          <table:table-cell office:value-type="float" office:value="0.01504325" calcext:value-type="float">
            <text:p>0.01504325</text:p>
          </table:table-cell>
          <table:table-cell office:value-type="float" office:value="0.01009107" calcext:value-type="float">
            <text:p>0.01009107</text:p>
          </table:table-cell>
          <table:table-cell office:value-type="float" office:value="0.02525946" calcext:value-type="float">
            <text:p>0.02525946</text:p>
          </table:table-cell>
          <table:table-cell office:value-type="float" office:value="0.02154697" calcext:value-type="float">
            <text:p>0.02154697</text:p>
          </table:table-cell>
          <table:table-cell office:value-type="float" office:value="0.01845279" calcext:value-type="float">
            <text:p>0.01845279</text:p>
          </table:table-cell>
          <table:table-cell office:value-type="float" office:value="0.01714523" calcext:value-type="float">
            <text:p>0.01714523</text:p>
          </table:table-cell>
          <table:table-cell office:value-type="float" office:value="0.01500699" calcext:value-type="float">
            <text:p>0.01500699</text:p>
          </table:table-cell>
          <table:table-cell office:value-type="float" office:value="0.006674795" calcext:value-type="float">
            <text:p>0.006674795</text:p>
          </table:table-cell>
          <table:table-cell office:value-type="float" office:value="0.00725962" calcext:value-type="float">
            <text:p>0.00725962</text:p>
          </table:table-cell>
          <table:table-cell office:value-type="float" office:value="0" calcext:value-type="float">
            <text:p>0</text:p>
          </table:table-cell>
          <table:table-cell office:value-type="float" office:value="2.313954" calcext:value-type="float">
            <text:p>2.313954</text:p>
          </table:table-cell>
          <table:table-cell office:value-type="float" office:value="4.080055" calcext:value-type="float">
            <text:p>4.080055</text:p>
          </table:table-cell>
          <table:table-cell office:value-type="float" office:value="0.0389658" calcext:value-type="float">
            <text:p>0.0389658</text:p>
          </table:table-cell>
          <table:table-cell office:value-type="float" office:value="0.02027171" calcext:value-type="float">
            <text:p>0.02027171</text:p>
          </table:table-cell>
          <table:table-cell office:value-type="float" office:value="0.01994539" calcext:value-type="float">
            <text:p>0.01994539</text:p>
          </table:table-cell>
          <table:table-cell office:value-type="float" office:value="0.009389685" calcext:value-type="float">
            <text:p>0.009389685</text:p>
          </table:table-cell>
          <table:table-cell office:value-type="float" office:value="0.0985215" calcext:value-type="float">
            <text:p>0.0985215</text:p>
          </table:table-cell>
          <table:table-cell office:value-type="float" office:value="5.459015" calcext:value-type="float">
            <text:p>5.459015</text:p>
          </table:table-cell>
          <table:table-cell office:value-type="float" office:value="5.760613" calcext:value-type="float">
            <text:p>5.760613</text:p>
          </table:table-cell>
          <table:table-cell office:value-type="float" office:value="3.28689" calcext:value-type="float">
            <text:p>3.28689</text:p>
          </table:table-cell>
          <table:table-cell office:value-type="float" office:value="1.272474" calcext:value-type="float">
            <text:p>1.272474</text:p>
          </table:table-cell>
          <table:table-cell office:value-type="float" office:value="0.46734" calcext:value-type="float">
            <text:p>0.46734</text:p>
          </table:table-cell>
          <table:table-cell office:value-type="float" office:value="0.3798842" calcext:value-type="float">
            <text:p>0.3798842</text:p>
          </table:table-cell>
          <table:table-cell office:value-type="float" office:value="0.3362437" calcext:value-type="float">
            <text:p>0.3362437</text:p>
          </table:table-cell>
          <table:table-cell office:value-type="float" office:value="0" calcext:value-type="float">
            <text:p>0</text:p>
          </table:table-cell>
          <table:table-cell office:value-type="float" office:value="5216.397" calcext:value-type="float">
            <text:p>5216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3621" calcext:value-type="float">
            <text:p>9.513621</text:p>
          </table:table-cell>
          <table:table-cell office:value-type="float" office:value="0" calcext:value-type="float">
            <text:p>0</text:p>
          </table:table-cell>
          <table:table-cell office:value-type="float" office:value="-0.3094674" calcext:value-type="float">
            <text:p>-0.30946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9.82586" calcext:value-type="float">
            <text:p>19.82586</text:p>
          </table:table-cell>
          <table:table-cell office:value-type="float" office:value="1098.487" calcext:value-type="float">
            <text:p>1098.487</text:p>
          </table:table-cell>
          <table:table-cell office:value-type="float" office:value="0" calcext:value-type="float">
            <text:p>0</text:p>
          </table:table-cell>
          <table:table-cell office:value-type="float" office:value="-17.72124" calcext:value-type="float">
            <text:p>-17.72124</text:p>
          </table:table-cell>
          <table:table-cell office:value-type="float" office:value="2.663367" calcext:value-type="float">
            <text:p>2.663367</text:p>
          </table:table-cell>
          <table:table-cell office:value-type="float" office:value="8.010987" calcext:value-type="float">
            <text:p>8.010987</text:p>
          </table:table-cell>
          <table:table-cell office:value-type="float" office:value="0.03280394" calcext:value-type="float">
            <text:p>0.03280394</text:p>
          </table:table-cell>
          <table:table-cell office:value-type="float" office:value="0.0001861804" calcext:value-type="float">
            <text:p>0.0001861804</text:p>
          </table:table-cell>
          <table:table-cell office:value-type="float" office:value="0.3899225" calcext:value-type="float">
            <text:p>0.3899225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1422096" calcext:value-type="float">
            <text:p>-0.1422096</text:p>
          </table:table-cell>
          <table:table-cell office:value-type="float" office:value="0.001278451" calcext:value-type="float">
            <text:p>0.001278451</text:p>
          </table:table-cell>
          <table:table-cell office:value-type="float" office:value="0.002899622" calcext:value-type="float">
            <text:p>0.002899622</text:p>
          </table:table-cell>
          <table:table-cell office:value-type="float" office:value="16.71084" calcext:value-type="float">
            <text:p>16.71084</text:p>
          </table:table-cell>
          <table:table-cell office:value-type="float" office:value="4.950528" calcext:value-type="float">
            <text:p>4.950528</text:p>
          </table:table-cell>
          <table:table-cell office:value-type="float" office:value="1.023133" calcext:value-type="float">
            <text:p>1.023133</text:p>
          </table:table-cell>
          <table:table-cell office:value-type="float" office:value="0.05306436" calcext:value-type="float">
            <text:p>0.05306436</text:p>
          </table:table-cell>
          <table:table-cell office:value-type="float" office:value="0.04347651" calcext:value-type="float">
            <text:p>0.04347651</text:p>
          </table:table-cell>
          <table:table-cell office:value-type="float" office:value="0.0454555" calcext:value-type="float">
            <text:p>0.0454555</text:p>
          </table:table-cell>
          <table:table-cell office:value-type="float" office:value="0.01512602" calcext:value-type="float">
            <text:p>0.01512602</text:p>
          </table:table-cell>
          <table:table-cell office:value-type="float" office:value="0.009732771" calcext:value-type="float">
            <text:p>0.009732771</text:p>
          </table:table-cell>
          <table:table-cell office:value-type="float" office:value="0.02517045" calcext:value-type="float">
            <text:p>0.02517045</text:p>
          </table:table-cell>
          <table:table-cell office:value-type="float" office:value="0.02152245" calcext:value-type="float">
            <text:p>0.02152245</text:p>
          </table:table-cell>
          <table:table-cell office:value-type="float" office:value="0.01847773" calcext:value-type="float">
            <text:p>0.01847773</text:p>
          </table:table-cell>
          <table:table-cell office:value-type="float" office:value="0.01712296" calcext:value-type="float">
            <text:p>0.01712296</text:p>
          </table:table-cell>
          <table:table-cell office:value-type="float" office:value="0.01498092" calcext:value-type="float">
            <text:p>0.01498092</text:p>
          </table:table-cell>
          <table:table-cell office:value-type="float" office:value="0.006665322" calcext:value-type="float">
            <text:p>0.006665322</text:p>
          </table:table-cell>
          <table:table-cell office:value-type="float" office:value="0.007257425" calcext:value-type="float">
            <text:p>0.007257425</text:p>
          </table:table-cell>
          <table:table-cell office:value-type="float" office:value="0" calcext:value-type="float">
            <text:p>0</text:p>
          </table:table-cell>
          <table:table-cell office:value-type="float" office:value="5.63953" calcext:value-type="float">
            <text:p>5.63953</text:p>
          </table:table-cell>
          <table:table-cell office:value-type="float" office:value="2.411557" calcext:value-type="float">
            <text:p>2.411557</text:p>
          </table:table-cell>
          <table:table-cell office:value-type="float" office:value="0.02443848" calcext:value-type="float">
            <text:p>0.02443848</text:p>
          </table:table-cell>
          <table:table-cell office:value-type="float" office:value="0.01929213" calcext:value-type="float">
            <text:p>0.01929213</text:p>
          </table:table-cell>
          <table:table-cell office:value-type="float" office:value="0.01977011" calcext:value-type="float">
            <text:p>0.01977011</text:p>
          </table:table-cell>
          <table:table-cell office:value-type="float" office:value="0.009161342" calcext:value-type="float">
            <text:p>0.009161342</text:p>
          </table:table-cell>
          <table:table-cell office:value-type="float" office:value="0.03090351" calcext:value-type="float">
            <text:p>0.03090351</text:p>
          </table:table-cell>
          <table:table-cell office:value-type="float" office:value="5.293857" calcext:value-type="float">
            <text:p>5.293857</text:p>
          </table:table-cell>
          <table:table-cell office:value-type="float" office:value="5.682248" calcext:value-type="float">
            <text:p>5.682248</text:p>
          </table:table-cell>
          <table:table-cell office:value-type="float" office:value="3.244756" calcext:value-type="float">
            <text:p>3.244756</text:p>
          </table:table-cell>
          <table:table-cell office:value-type="float" office:value="1.194521" calcext:value-type="float">
            <text:p>1.194521</text:p>
          </table:table-cell>
          <table:table-cell office:value-type="float" office:value="0.4572885" calcext:value-type="float">
            <text:p>0.4572885</text:p>
          </table:table-cell>
          <table:table-cell office:value-type="float" office:value="0.3797175" calcext:value-type="float">
            <text:p>0.3797175</text:p>
          </table:table-cell>
          <table:table-cell office:value-type="float" office:value="0.3362681" calcext:value-type="float">
            <text:p>0.3362681</text:p>
          </table:table-cell>
          <table:table-cell office:value-type="float" office:value="0" calcext:value-type="float">
            <text:p>0</text:p>
          </table:table-cell>
          <table:table-cell office:value-type="float" office:value="4877.603" calcext:value-type="float">
            <text:p>4877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90764" calcext:value-type="float">
            <text:p>9.490764</text:p>
          </table:table-cell>
          <table:table-cell office:value-type="float" office:value="0" calcext:value-type="float">
            <text:p>0</text:p>
          </table:table-cell>
          <table:table-cell office:value-type="float" office:value="-0.4087442" calcext:value-type="float">
            <text:p>-0.40874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9.81022" calcext:value-type="float">
            <text:p>19.81022</text:p>
          </table:table-cell>
          <table:table-cell office:value-type="float" office:value="1098.541" calcext:value-type="float">
            <text:p>1098.541</text:p>
          </table:table-cell>
          <table:table-cell office:value-type="float" office:value="0" calcext:value-type="float">
            <text:p>0</text:p>
          </table:table-cell>
          <table:table-cell office:value-type="float" office:value="-18.27303" calcext:value-type="float">
            <text:p>-18.27303</text:p>
          </table:table-cell>
          <table:table-cell office:value-type="float" office:value="2.402796" calcext:value-type="float">
            <text:p>2.402796</text:p>
          </table:table-cell>
          <table:table-cell office:value-type="float" office:value="7.911772" calcext:value-type="float">
            <text:p>7.911772</text:p>
          </table:table-cell>
          <table:table-cell office:value-type="float" office:value="0.03280394" calcext:value-type="float">
            <text:p>0.03280394</text:p>
          </table:table-cell>
          <table:table-cell office:value-type="float" office:value="0.0001861804" calcext:value-type="float">
            <text:p>0.0001861804</text:p>
          </table:table-cell>
          <table:table-cell office:value-type="float" office:value="0.3899225" calcext:value-type="float">
            <text:p>0.3899225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1460394" calcext:value-type="float">
            <text:p>-0.1460394</text:p>
          </table:table-cell>
          <table:table-cell office:value-type="float" office:value="0.001279764" calcext:value-type="float">
            <text:p>0.001279764</text:p>
          </table:table-cell>
          <table:table-cell office:value-type="float" office:value="0.002921879" calcext:value-type="float">
            <text:p>0.002921879</text:p>
          </table:table-cell>
          <table:table-cell office:value-type="float" office:value="17.07963" calcext:value-type="float">
            <text:p>17.07963</text:p>
          </table:table-cell>
          <table:table-cell office:value-type="float" office:value="3.186937" calcext:value-type="float">
            <text:p>3.186937</text:p>
          </table:table-cell>
          <table:table-cell office:value-type="float" office:value="0.6949734" calcext:value-type="float">
            <text:p>0.6949734</text:p>
          </table:table-cell>
          <table:table-cell office:value-type="float" office:value="0.05336938" calcext:value-type="float">
            <text:p>0.05336938</text:p>
          </table:table-cell>
          <table:table-cell office:value-type="float" office:value="0.04407659" calcext:value-type="float">
            <text:p>0.04407659</text:p>
          </table:table-cell>
          <table:table-cell office:value-type="float" office:value="0.04578028" calcext:value-type="float">
            <text:p>0.04578028</text:p>
          </table:table-cell>
          <table:table-cell office:value-type="float" office:value="0.01525392" calcext:value-type="float">
            <text:p>0.01525392</text:p>
          </table:table-cell>
          <table:table-cell office:value-type="float" office:value="0.009327176" calcext:value-type="float">
            <text:p>0.009327176</text:p>
          </table:table-cell>
          <table:table-cell office:value-type="float" office:value="0.02509085" calcext:value-type="float">
            <text:p>0.02509085</text:p>
          </table:table-cell>
          <table:table-cell office:value-type="float" office:value="0.02149607" calcext:value-type="float">
            <text:p>0.02149607</text:p>
          </table:table-cell>
          <table:table-cell office:value-type="float" office:value="0.01849751" calcext:value-type="float">
            <text:p>0.01849751</text:p>
          </table:table-cell>
          <table:table-cell office:value-type="float" office:value="0.01710245" calcext:value-type="float">
            <text:p>0.01710245</text:p>
          </table:table-cell>
          <table:table-cell office:value-type="float" office:value="0.01495474" calcext:value-type="float">
            <text:p>0.01495474</text:p>
          </table:table-cell>
          <table:table-cell office:value-type="float" office:value="0.006655698" calcext:value-type="float">
            <text:p>0.006655698</text:p>
          </table:table-cell>
          <table:table-cell office:value-type="float" office:value="0.007255203" calcext:value-type="float">
            <text:p>0.007255203</text:p>
          </table:table-cell>
          <table:table-cell office:value-type="float" office:value="0" calcext:value-type="float">
            <text:p>0</text:p>
          </table:table-cell>
          <table:table-cell office:value-type="float" office:value="7.5135" calcext:value-type="float">
            <text:p>7.5135</text:p>
          </table:table-cell>
          <table:table-cell office:value-type="float" office:value="0.4649267" calcext:value-type="float">
            <text:p>0.4649267</text:p>
          </table:table-cell>
          <table:table-cell office:value-type="float" office:value="0.01935069" calcext:value-type="float">
            <text:p>0.01935069</text:p>
          </table:table-cell>
          <table:table-cell office:value-type="float" office:value="0.01855747" calcext:value-type="float">
            <text:p>0.01855747</text:p>
          </table:table-cell>
          <table:table-cell office:value-type="float" office:value="0.01954447" calcext:value-type="float">
            <text:p>0.01954447</text:p>
          </table:table-cell>
          <table:table-cell office:value-type="float" office:value="0.008931117" calcext:value-type="float">
            <text:p>0.008931117</text:p>
          </table:table-cell>
          <table:table-cell office:value-type="float" office:value="0.02048359" calcext:value-type="float">
            <text:p>0.02048359</text:p>
          </table:table-cell>
          <table:table-cell office:value-type="float" office:value="5.123099" calcext:value-type="float">
            <text:p>5.123099</text:p>
          </table:table-cell>
          <table:table-cell office:value-type="float" office:value="5.601511" calcext:value-type="float">
            <text:p>5.601511</text:p>
          </table:table-cell>
          <table:table-cell office:value-type="float" office:value="3.201364" calcext:value-type="float">
            <text:p>3.201364</text:p>
          </table:table-cell>
          <table:table-cell office:value-type="float" office:value="1.121721" calcext:value-type="float">
            <text:p>1.121721</text:p>
          </table:table-cell>
          <table:table-cell office:value-type="float" office:value="0.4458682" calcext:value-type="float">
            <text:p>0.4458682</text:p>
          </table:table-cell>
          <table:table-cell office:value-type="float" office:value="0.3795234" calcext:value-type="float">
            <text:p>0.3795234</text:p>
          </table:table-cell>
          <table:table-cell office:value-type="float" office:value="0.3362924" calcext:value-type="float">
            <text:p>0.3362924</text:p>
          </table:table-cell>
          <table:table-cell office:value-type="float" office:value="0" calcext:value-type="float">
            <text:p>0</text:p>
          </table:table-cell>
          <table:table-cell office:value-type="float" office:value="4550.601" calcext:value-type="float">
            <text:p>4550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76233" calcext:value-type="float">
            <text:p>9.476233</text:p>
          </table:table-cell>
          <table:table-cell office:value-type="float" office:value="0" calcext:value-type="float">
            <text:p>0</text:p>
          </table:table-cell>
          <table:table-cell office:value-type="float" office:value="-0.4092098" calcext:value-type="float">
            <text:p>-0.40920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9.6438" calcext:value-type="float">
            <text:p>19.6438</text:p>
          </table:table-cell>
          <table:table-cell office:value-type="float" office:value="1098.556" calcext:value-type="float">
            <text:p>1098.556</text:p>
          </table:table-cell>
          <table:table-cell office:value-type="float" office:value="0" calcext:value-type="float">
            <text:p>0</text:p>
          </table:table-cell>
          <table:table-cell office:value-type="float" office:value="-18.74578" calcext:value-type="float">
            <text:p>-18.74578</text:p>
          </table:table-cell>
          <table:table-cell office:value-type="float" office:value="2.423238" calcext:value-type="float">
            <text:p>2.423238</text:p>
          </table:table-cell>
          <table:table-cell office:value-type="float" office:value="7.787358" calcext:value-type="float">
            <text:p>7.787358</text:p>
          </table:table-cell>
          <table:table-cell office:value-type="float" office:value="0.03280394" calcext:value-type="float">
            <text:p>0.03280394</text:p>
          </table:table-cell>
          <table:table-cell office:value-type="float" office:value="0.0001861804" calcext:value-type="float">
            <text:p>0.0001861804</text:p>
          </table:table-cell>
          <table:table-cell office:value-type="float" office:value="0.3899225" calcext:value-type="float">
            <text:p>0.3899225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1493668" calcext:value-type="float">
            <text:p>-0.1493668</text:p>
          </table:table-cell>
          <table:table-cell office:value-type="float" office:value="0.001280073" calcext:value-type="float">
            <text:p>0.001280073</text:p>
          </table:table-cell>
          <table:table-cell office:value-type="float" office:value="0.002927357" calcext:value-type="float">
            <text:p>0.002927357</text:p>
          </table:table-cell>
          <table:table-cell office:value-type="float" office:value="16.92439" calcext:value-type="float">
            <text:p>16.92439</text:p>
          </table:table-cell>
          <table:table-cell office:value-type="float" office:value="2.690798" calcext:value-type="float">
            <text:p>2.690798</text:p>
          </table:table-cell>
          <table:table-cell office:value-type="float" office:value="0.5292573" calcext:value-type="float">
            <text:p>0.5292573</text:p>
          </table:table-cell>
          <table:table-cell office:value-type="float" office:value="0.05413242" calcext:value-type="float">
            <text:p>0.05413242</text:p>
          </table:table-cell>
          <table:table-cell office:value-type="float" office:value="0.04506206" calcext:value-type="float">
            <text:p>0.04506206</text:p>
          </table:table-cell>
          <table:table-cell office:value-type="float" office:value="0.04653431" calcext:value-type="float">
            <text:p>0.04653431</text:p>
          </table:table-cell>
          <table:table-cell office:value-type="float" office:value="0.01538581" calcext:value-type="float">
            <text:p>0.01538581</text:p>
          </table:table-cell>
          <table:table-cell office:value-type="float" office:value="0.008940956" calcext:value-type="float">
            <text:p>0.008940956</text:p>
          </table:table-cell>
          <table:table-cell office:value-type="float" office:value="0.02500706" calcext:value-type="float">
            <text:p>0.02500706</text:p>
          </table:table-cell>
          <table:table-cell office:value-type="float" office:value="0.02146894" calcext:value-type="float">
            <text:p>0.02146894</text:p>
          </table:table-cell>
          <table:table-cell office:value-type="float" office:value="0.01851567" calcext:value-type="float">
            <text:p>0.01851567</text:p>
          </table:table-cell>
          <table:table-cell office:value-type="float" office:value="0.01709571" calcext:value-type="float">
            <text:p>0.01709571</text:p>
          </table:table-cell>
          <table:table-cell office:value-type="float" office:value="0.01492704" calcext:value-type="float">
            <text:p>0.01492704</text:p>
          </table:table-cell>
          <table:table-cell office:value-type="float" office:value="0.006645877" calcext:value-type="float">
            <text:p>0.006645877</text:p>
          </table:table-cell>
          <table:table-cell office:value-type="float" office:value="0.007252968" calcext:value-type="float">
            <text:p>0.007252968</text:p>
          </table:table-cell>
          <table:table-cell office:value-type="float" office:value="0" calcext:value-type="float">
            <text:p>0</text:p>
          </table:table-cell>
          <table:table-cell office:value-type="float" office:value="8.507119" calcext:value-type="float">
            <text:p>8.507119</text:p>
          </table:table-cell>
          <table:table-cell office:value-type="float" office:value="0.04721238" calcext:value-type="float">
            <text:p>0.04721238</text:p>
          </table:table-cell>
          <table:table-cell office:value-type="float" office:value="0.01812014" calcext:value-type="float">
            <text:p>0.01812014</text:p>
          </table:table-cell>
          <table:table-cell office:value-type="float" office:value="0.01794584" calcext:value-type="float">
            <text:p>0.01794584</text:p>
          </table:table-cell>
          <table:table-cell office:value-type="float" office:value="0.01923181" calcext:value-type="float">
            <text:p>0.01923181</text:p>
          </table:table-cell>
          <table:table-cell office:value-type="float" office:value="0.008671135" calcext:value-type="float">
            <text:p>0.008671135</text:p>
          </table:table-cell>
          <table:table-cell office:value-type="float" office:value="0.01760684" calcext:value-type="float">
            <text:p>0.01760684</text:p>
          </table:table-cell>
          <table:table-cell office:value-type="float" office:value="4.949607" calcext:value-type="float">
            <text:p>4.949607</text:p>
          </table:table-cell>
          <table:table-cell office:value-type="float" office:value="5.519655" calcext:value-type="float">
            <text:p>5.519655</text:p>
          </table:table-cell>
          <table:table-cell office:value-type="float" office:value="3.157839" calcext:value-type="float">
            <text:p>3.157839</text:p>
          </table:table-cell>
          <table:table-cell office:value-type="float" office:value="1.077196" calcext:value-type="float">
            <text:p>1.077196</text:p>
          </table:table-cell>
          <table:table-cell office:value-type="float" office:value="0.4281055" calcext:value-type="float">
            <text:p>0.4281055</text:p>
          </table:table-cell>
          <table:table-cell office:value-type="float" office:value="0.3792842" calcext:value-type="float">
            <text:p>0.3792842</text:p>
          </table:table-cell>
          <table:table-cell office:value-type="float" office:value="0.3363166" calcext:value-type="float">
            <text:p>0.3363166</text:p>
          </table:table-cell>
          <table:table-cell office:value-type="float" office:value="0" calcext:value-type="float">
            <text:p>0</text:p>
          </table:table-cell>
          <table:table-cell office:value-type="float" office:value="4677.504" calcext:value-type="float">
            <text:p>4677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51491" calcext:value-type="float">
            <text:p>9.651491</text:p>
          </table:table-cell>
          <table:table-cell office:value-type="float" office:value="0" calcext:value-type="float">
            <text:p>0</text:p>
          </table:table-cell>
          <table:table-cell office:value-type="float" office:value="-0.409467" calcext:value-type="float">
            <text:p>-0.4094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9.32974" calcext:value-type="float">
            <text:p>19.32974</text:p>
          </table:table-cell>
          <table:table-cell office:value-type="float" office:value="1098.562" calcext:value-type="float">
            <text:p>1098.562</text:p>
          </table:table-cell>
          <table:table-cell office:value-type="float" office:value="0" calcext:value-type="float">
            <text:p>0</text:p>
          </table:table-cell>
          <table:table-cell office:value-type="float" office:value="-19.18835" calcext:value-type="float">
            <text:p>-19.18835</text:p>
          </table:table-cell>
          <table:table-cell office:value-type="float" office:value="2.66904" calcext:value-type="float">
            <text:p>2.66904</text:p>
          </table:table-cell>
          <table:table-cell office:value-type="float" office:value="7.623105" calcext:value-type="float">
            <text:p>7.623105</text:p>
          </table:table-cell>
          <table:table-cell office:value-type="float" office:value="0.03280394" calcext:value-type="float">
            <text:p>0.03280394</text:p>
          </table:table-cell>
          <table:table-cell office:value-type="float" office:value="0.0001983842" calcext:value-type="float">
            <text:p>0.0001983842</text:p>
          </table:table-cell>
          <table:table-cell office:value-type="float" office:value="0.3899225" calcext:value-type="float">
            <text:p>0.3899225</text:p>
          </table:table-cell>
          <table:table-cell office:value-type="float" office:value="0.005977962" calcext:value-type="float">
            <text:p>0.005977962</text:p>
          </table:table-cell>
          <table:table-cell office:value-type="float" office:value="-0.1512154" calcext:value-type="float">
            <text:p>-0.1512154</text:p>
          </table:table-cell>
          <table:table-cell office:value-type="float" office:value="0.001245438" calcext:value-type="float">
            <text:p>0.001245438</text:p>
          </table:table-cell>
          <table:table-cell office:value-type="float" office:value="0.002930706" calcext:value-type="float">
            <text:p>0.002930706</text:p>
          </table:table-cell>
          <table:table-cell office:value-type="float" office:value="16.33515" calcext:value-type="float">
            <text:p>16.33515</text:p>
          </table:table-cell>
          <table:table-cell office:value-type="float" office:value="7.410427" calcext:value-type="float">
            <text:p>7.410427</text:p>
          </table:table-cell>
          <table:table-cell office:value-type="float" office:value="0.5986105" calcext:value-type="float">
            <text:p>0.5986105</text:p>
          </table:table-cell>
          <table:table-cell office:value-type="float" office:value="0.05653169" calcext:value-type="float">
            <text:p>0.05653169</text:p>
          </table:table-cell>
          <table:table-cell office:value-type="float" office:value="0.04732276" calcext:value-type="float">
            <text:p>0.04732276</text:p>
          </table:table-cell>
          <table:table-cell office:value-type="float" office:value="0.04858736" calcext:value-type="float">
            <text:p>0.04858736</text:p>
          </table:table-cell>
          <table:table-cell office:value-type="float" office:value="0.01566069" calcext:value-type="float">
            <text:p>0.01566069</text:p>
          </table:table-cell>
          <table:table-cell office:value-type="float" office:value="0.008642552" calcext:value-type="float">
            <text:p>0.008642552</text:p>
          </table:table-cell>
          <table:table-cell office:value-type="float" office:value="0.02491472" calcext:value-type="float">
            <text:p>0.02491472</text:p>
          </table:table-cell>
          <table:table-cell office:value-type="float" office:value="0.02144244" calcext:value-type="float">
            <text:p>0.02144244</text:p>
          </table:table-cell>
          <table:table-cell office:value-type="float" office:value="0.01853433" calcext:value-type="float">
            <text:p>0.01853433</text:p>
          </table:table-cell>
          <table:table-cell office:value-type="float" office:value="0.0170989" calcext:value-type="float">
            <text:p>0.0170989</text:p>
          </table:table-cell>
          <table:table-cell office:value-type="float" office:value="0.01489862" calcext:value-type="float">
            <text:p>0.01489862</text:p>
          </table:table-cell>
          <table:table-cell office:value-type="float" office:value="0.006635819" calcext:value-type="float">
            <text:p>0.006635819</text:p>
          </table:table-cell>
          <table:table-cell office:value-type="float" office:value="0.007250709" calcext:value-type="float">
            <text:p>0.007250709</text:p>
          </table:table-cell>
          <table:table-cell office:value-type="float" office:value="0" calcext:value-type="float">
            <text:p>0</text:p>
          </table:table-cell>
          <table:table-cell office:value-type="float" office:value="29.12324" calcext:value-type="float">
            <text:p>29.12324</text:p>
          </table:table-cell>
          <table:table-cell office:value-type="float" office:value="1.06296" calcext:value-type="float">
            <text:p>1.06296</text:p>
          </table:table-cell>
          <table:table-cell office:value-type="float" office:value="0.01757022" calcext:value-type="float">
            <text:p>0.01757022</text:p>
          </table:table-cell>
          <table:table-cell office:value-type="float" office:value="0.01738002" calcext:value-type="float">
            <text:p>0.01738002</text:p>
          </table:table-cell>
          <table:table-cell office:value-type="float" office:value="0.01883708" calcext:value-type="float">
            <text:p>0.01883708</text:p>
          </table:table-cell>
          <table:table-cell office:value-type="float" office:value="0.008333955" calcext:value-type="float">
            <text:p>0.008333955</text:p>
          </table:table-cell>
          <table:table-cell office:value-type="float" office:value="0.01885715" calcext:value-type="float">
            <text:p>0.01885715</text:p>
          </table:table-cell>
          <table:table-cell office:value-type="float" office:value="4.772573" calcext:value-type="float">
            <text:p>4.772573</text:p>
          </table:table-cell>
          <table:table-cell office:value-type="float" office:value="5.439483" calcext:value-type="float">
            <text:p>5.439483</text:p>
          </table:table-cell>
          <table:table-cell office:value-type="float" office:value="3.115383" calcext:value-type="float">
            <text:p>3.115383</text:p>
          </table:table-cell>
          <table:table-cell office:value-type="float" office:value="1.040228" calcext:value-type="float">
            <text:p>1.040228</text:p>
          </table:table-cell>
          <table:table-cell office:value-type="float" office:value="0.3996508" calcext:value-type="float">
            <text:p>0.3996508</text:p>
          </table:table-cell>
          <table:table-cell office:value-type="float" office:value="0.3789761" calcext:value-type="float">
            <text:p>0.3789761</text:p>
          </table:table-cell>
          <table:table-cell office:value-type="float" office:value="0.3363406" calcext:value-type="float">
            <text:p>0.3363406</text:p>
          </table:table-cell>
          <table:table-cell office:value-type="float" office:value="0" calcext:value-type="float">
            <text:p>0</text:p>
          </table:table-cell>
          <table:table-cell office:value-type="float" office:value="5100.745" calcext:value-type="float">
            <text:p>5100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459" calcext:value-type="float">
            <text:p>10.00459</text:p>
          </table:table-cell>
          <table:table-cell office:value-type="float" office:value="0" calcext:value-type="float">
            <text:p>0</text:p>
          </table:table-cell>
          <table:table-cell office:value-type="float" office:value="-0.4096477" calcext:value-type="float">
            <text:p>-0.40964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9.26663" calcext:value-type="float">
            <text:p>19.26663</text:p>
          </table:table-cell>
          <table:table-cell office:value-type="float" office:value="1098.607" calcext:value-type="float">
            <text:p>1098.607</text:p>
          </table:table-cell>
          <table:table-cell office:value-type="float" office:value="0" calcext:value-type="float">
            <text:p>0</text:p>
          </table:table-cell>
          <table:table-cell office:value-type="float" office:value="-19.77053" calcext:value-type="float">
            <text:p>-19.77053</text:p>
          </table:table-cell>
          <table:table-cell office:value-type="float" office:value="2.293829" calcext:value-type="float">
            <text:p>2.293829</text:p>
          </table:table-cell>
          <table:table-cell office:value-type="float" office:value="7.397011" calcext:value-type="float">
            <text:p>7.397011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050064" calcext:value-type="float">
            <text:p>0.0003050064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02875" calcext:value-type="float">
            <text:p>0.006602875</text:p>
          </table:table-cell>
          <table:table-cell office:value-type="float" office:value="-0.1614417" calcext:value-type="float">
            <text:p>-0.1614417</text:p>
          </table:table-cell>
          <table:table-cell office:value-type="float" office:value="0.001238996" calcext:value-type="float">
            <text:p>0.001238996</text:p>
          </table:table-cell>
          <table:table-cell office:value-type="float" office:value="0.002934167" calcext:value-type="float">
            <text:p>0.002934167</text:p>
          </table:table-cell>
          <table:table-cell office:value-type="float" office:value="16.65685" calcext:value-type="float">
            <text:p>16.65685</text:p>
          </table:table-cell>
          <table:table-cell office:value-type="float" office:value="7.225101" calcext:value-type="float">
            <text:p>7.225101</text:p>
          </table:table-cell>
          <table:table-cell office:value-type="float" office:value="1.873301" calcext:value-type="float">
            <text:p>1.873301</text:p>
          </table:table-cell>
          <table:table-cell office:value-type="float" office:value="0.1132656" calcext:value-type="float">
            <text:p>0.1132656</text:p>
          </table:table-cell>
          <table:table-cell office:value-type="float" office:value="0.04548194" calcext:value-type="float">
            <text:p>0.04548194</text:p>
          </table:table-cell>
          <table:table-cell office:value-type="float" office:value="0.04707061" calcext:value-type="float">
            <text:p>0.04707061</text:p>
          </table:table-cell>
          <table:table-cell office:value-type="float" office:value="0.01548827" calcext:value-type="float">
            <text:p>0.01548827</text:p>
          </table:table-cell>
          <table:table-cell office:value-type="float" office:value="0.009269291" calcext:value-type="float">
            <text:p>0.009269291</text:p>
          </table:table-cell>
          <table:table-cell office:value-type="float" office:value="0.02484294" calcext:value-type="float">
            <text:p>0.02484294</text:p>
          </table:table-cell>
          <table:table-cell office:value-type="float" office:value="0.02141789" calcext:value-type="float">
            <text:p>0.02141789</text:p>
          </table:table-cell>
          <table:table-cell office:value-type="float" office:value="0.01855321" calcext:value-type="float">
            <text:p>0.01855321</text:p>
          </table:table-cell>
          <table:table-cell office:value-type="float" office:value="0.01710473" calcext:value-type="float">
            <text:p>0.01710473</text:p>
          </table:table-cell>
          <table:table-cell office:value-type="float" office:value="0.0148707" calcext:value-type="float">
            <text:p>0.0148707</text:p>
          </table:table-cell>
          <table:table-cell office:value-type="float" office:value="0.006625572" calcext:value-type="float">
            <text:p>0.006625572</text:p>
          </table:table-cell>
          <table:table-cell office:value-type="float" office:value="0.007248374" calcext:value-type="float">
            <text:p>0.007248374</text:p>
          </table:table-cell>
          <table:table-cell office:value-type="float" office:value="0" calcext:value-type="float">
            <text:p>0</text:p>
          </table:table-cell>
          <table:table-cell office:value-type="float" office:value="1.641999" calcext:value-type="float">
            <text:p>1.641999</text:p>
          </table:table-cell>
          <table:table-cell office:value-type="float" office:value="3.409741" calcext:value-type="float">
            <text:p>3.409741</text:p>
          </table:table-cell>
          <table:table-cell office:value-type="float" office:value="2.517467" calcext:value-type="float">
            <text:p>2.517467</text:p>
          </table:table-cell>
          <table:table-cell office:value-type="float" office:value="0.02580678" calcext:value-type="float">
            <text:p>0.02580678</text:p>
          </table:table-cell>
          <table:table-cell office:value-type="float" office:value="0.018597" calcext:value-type="float">
            <text:p>0.018597</text:p>
          </table:table-cell>
          <table:table-cell office:value-type="float" office:value="0.008258197" calcext:value-type="float">
            <text:p>0.008258197</text:p>
          </table:table-cell>
          <table:table-cell office:value-type="float" office:value="0.024407" calcext:value-type="float">
            <text:p>0.024407</text:p>
          </table:table-cell>
          <table:table-cell office:value-type="float" office:value="4.592429" calcext:value-type="float">
            <text:p>4.592429</text:p>
          </table:table-cell>
          <table:table-cell office:value-type="float" office:value="5.360077" calcext:value-type="float">
            <text:p>5.360077</text:p>
          </table:table-cell>
          <table:table-cell office:value-type="float" office:value="3.073309" calcext:value-type="float">
            <text:p>3.073309</text:p>
          </table:table-cell>
          <table:table-cell office:value-type="float" office:value="1.004263" calcext:value-type="float">
            <text:p>1.004263</text:p>
          </table:table-cell>
          <table:table-cell office:value-type="float" office:value="0.3618566" calcext:value-type="float">
            <text:p>0.3618566</text:p>
          </table:table-cell>
          <table:table-cell office:value-type="float" office:value="0.3786115" calcext:value-type="float">
            <text:p>0.3786115</text:p>
          </table:table-cell>
          <table:table-cell office:value-type="float" office:value="0.3363653" calcext:value-type="float">
            <text:p>0.3363653</text:p>
          </table:table-cell>
          <table:table-cell office:value-type="float" office:value="0" calcext:value-type="float">
            <text:p>0</text:p>
          </table:table-cell>
          <table:table-cell office:value-type="float" office:value="4347.062" calcext:value-type="float">
            <text:p>4347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946" calcext:value-type="float">
            <text:p>10.02946</text:p>
          </table:table-cell>
          <table:table-cell office:value-type="float" office:value="0" calcext:value-type="float">
            <text:p>0</text:p>
          </table:table-cell>
          <table:table-cell office:value-type="float" office:value="-0.5021436" calcext:value-type="float">
            <text:p>-0.50214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9.26826" calcext:value-type="float">
            <text:p>19.26826</text:p>
          </table:table-cell>
          <table:table-cell office:value-type="float" office:value="1098.635" calcext:value-type="float">
            <text:p>1098.635</text:p>
          </table:table-cell>
          <table:table-cell office:value-type="float" office:value="0" calcext:value-type="float">
            <text:p>0</text:p>
          </table:table-cell>
          <table:table-cell office:value-type="float" office:value="-20.39734" calcext:value-type="float">
            <text:p>-20.39734</text:p>
          </table:table-cell>
          <table:table-cell office:value-type="float" office:value="2.003202" calcext:value-type="float">
            <text:p>2.003202</text:p>
          </table:table-cell>
          <table:table-cell office:value-type="float" office:value="7.218025" calcext:value-type="float">
            <text:p>7.218025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050064" calcext:value-type="float">
            <text:p>0.0003050064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02875" calcext:value-type="float">
            <text:p>0.006602875</text:p>
          </table:table-cell>
          <table:table-cell office:value-type="float" office:value="-0.1697768" calcext:value-type="float">
            <text:p>-0.1697768</text:p>
          </table:table-cell>
          <table:table-cell office:value-type="float" office:value="0.001236688" calcext:value-type="float">
            <text:p>0.001236688</text:p>
          </table:table-cell>
          <table:table-cell office:value-type="float" office:value="0.00294722" calcext:value-type="float">
            <text:p>0.00294722</text:p>
          </table:table-cell>
          <table:table-cell office:value-type="float" office:value="16.98219" calcext:value-type="float">
            <text:p>16.98219</text:p>
          </table:table-cell>
          <table:table-cell office:value-type="float" office:value="3.517262" calcext:value-type="float">
            <text:p>3.517262</text:p>
          </table:table-cell>
          <table:table-cell office:value-type="float" office:value="0.7356524" calcext:value-type="float">
            <text:p>0.7356524</text:p>
          </table:table-cell>
          <table:table-cell office:value-type="float" office:value="0.07459814" calcext:value-type="float">
            <text:p>0.07459814</text:p>
          </table:table-cell>
          <table:table-cell office:value-type="float" office:value="0.04259467" calcext:value-type="float">
            <text:p>0.04259467</text:p>
          </table:table-cell>
          <table:table-cell office:value-type="float" office:value="0.04443034" calcext:value-type="float">
            <text:p>0.04443034</text:p>
          </table:table-cell>
          <table:table-cell office:value-type="float" office:value="0.01495128" calcext:value-type="float">
            <text:p>0.01495128</text:p>
          </table:table-cell>
          <table:table-cell office:value-type="float" office:value="0.009060518" calcext:value-type="float">
            <text:p>0.009060518</text:p>
          </table:table-cell>
          <table:table-cell office:value-type="float" office:value="0.02478047" calcext:value-type="float">
            <text:p>0.02478047</text:p>
          </table:table-cell>
          <table:table-cell office:value-type="float" office:value="0.02138298" calcext:value-type="float">
            <text:p>0.02138298</text:p>
          </table:table-cell>
          <table:table-cell office:value-type="float" office:value="0.01855882" calcext:value-type="float">
            <text:p>0.01855882</text:p>
          </table:table-cell>
          <table:table-cell office:value-type="float" office:value="0.01710815" calcext:value-type="float">
            <text:p>0.01710815</text:p>
          </table:table-cell>
          <table:table-cell office:value-type="float" office:value="0.01484419" calcext:value-type="float">
            <text:p>0.01484419</text:p>
          </table:table-cell>
          <table:table-cell office:value-type="float" office:value="0.006615269" calcext:value-type="float">
            <text:p>0.006615269</text:p>
          </table:table-cell>
          <table:table-cell office:value-type="float" office:value="0.007246054" calcext:value-type="float">
            <text:p>0.007246054</text:p>
          </table:table-cell>
          <table:table-cell office:value-type="float" office:value="0" calcext:value-type="float">
            <text:p>0</text:p>
          </table:table-cell>
          <table:table-cell office:value-type="float" office:value="5.493064" calcext:value-type="float">
            <text:p>5.493064</text:p>
          </table:table-cell>
          <table:table-cell office:value-type="float" office:value="2.023826" calcext:value-type="float">
            <text:p>2.023826</text:p>
          </table:table-cell>
          <table:table-cell office:value-type="float" office:value="0.6169344" calcext:value-type="float">
            <text:p>0.6169344</text:p>
          </table:table-cell>
          <table:table-cell office:value-type="float" office:value="0.02106381" calcext:value-type="float">
            <text:p>0.02106381</text:p>
          </table:table-cell>
          <table:table-cell office:value-type="float" office:value="0.01890704" calcext:value-type="float">
            <text:p>0.01890704</text:p>
          </table:table-cell>
          <table:table-cell office:value-type="float" office:value="0.008319736" calcext:value-type="float">
            <text:p>0.008319736</text:p>
          </table:table-cell>
          <table:table-cell office:value-type="float" office:value="0.02034334" calcext:value-type="float">
            <text:p>0.02034334</text:p>
          </table:table-cell>
          <table:table-cell office:value-type="float" office:value="4.402315" calcext:value-type="float">
            <text:p>4.402315</text:p>
          </table:table-cell>
          <table:table-cell office:value-type="float" office:value="5.273877" calcext:value-type="float">
            <text:p>5.273877</text:p>
          </table:table-cell>
          <table:table-cell office:value-type="float" office:value="3.026749" calcext:value-type="float">
            <text:p>3.026749</text:p>
          </table:table-cell>
          <table:table-cell office:value-type="float" office:value="0.9644687" calcext:value-type="float">
            <text:p>0.9644687</text:p>
          </table:table-cell>
          <table:table-cell office:value-type="float" office:value="0.3123473" calcext:value-type="float">
            <text:p>0.3123473</text:p>
          </table:table-cell>
          <table:table-cell office:value-type="float" office:value="0.3782366" calcext:value-type="float">
            <text:p>0.3782366</text:p>
          </table:table-cell>
          <table:table-cell office:value-type="float" office:value="0.3363892" calcext:value-type="float">
            <text:p>0.3363892</text:p>
          </table:table-cell>
          <table:table-cell office:value-type="float" office:value="0" calcext:value-type="float">
            <text:p>0</text:p>
          </table:table-cell>
          <table:table-cell office:value-type="float" office:value="4003.223" calcext:value-type="float">
            <text:p>4003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203" calcext:value-type="float">
            <text:p>10.02203</text:p>
          </table:table-cell>
          <table:table-cell office:value-type="float" office:value="0" calcext:value-type="float">
            <text:p>0</text:p>
          </table:table-cell>
          <table:table-cell office:value-type="float" office:value="-0.5321143" calcext:value-type="float">
            <text:p>-0.53211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9.27235" calcext:value-type="float">
            <text:p>19.27235</text:p>
          </table:table-cell>
          <table:table-cell office:value-type="float" office:value="1098.667" calcext:value-type="float">
            <text:p>1098.667</text:p>
          </table:table-cell>
          <table:table-cell office:value-type="float" office:value="0" calcext:value-type="float">
            <text:p>0</text:p>
          </table:table-cell>
          <table:table-cell office:value-type="float" office:value="-20.97611" calcext:value-type="float">
            <text:p>-20.97611</text:p>
          </table:table-cell>
          <table:table-cell office:value-type="float" office:value="1.766026" calcext:value-type="float">
            <text:p>1.766026</text:p>
          </table:table-cell>
          <table:table-cell office:value-type="float" office:value="7.068264" calcext:value-type="float">
            <text:p>7.068264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646" calcext:value-type="float">
            <text:p>0.0003147646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47" calcext:value-type="float">
            <text:p>0.006673347</text:p>
          </table:table-cell>
          <table:table-cell office:value-type="float" office:value="-0.1725937" calcext:value-type="float">
            <text:p>-0.1725937</text:p>
          </table:table-cell>
          <table:table-cell office:value-type="float" office:value="0.001239569" calcext:value-type="float">
            <text:p>0.001239569</text:p>
          </table:table-cell>
          <table:table-cell office:value-type="float" office:value="0.002972471" calcext:value-type="float">
            <text:p>0.002972471</text:p>
          </table:table-cell>
          <table:table-cell office:value-type="float" office:value="17.28981" calcext:value-type="float">
            <text:p>17.28981</text:p>
          </table:table-cell>
          <table:table-cell office:value-type="float" office:value="2.81536" calcext:value-type="float">
            <text:p>2.81536</text:p>
          </table:table-cell>
          <table:table-cell office:value-type="float" office:value="0.4983829" calcext:value-type="float">
            <text:p>0.4983829</text:p>
          </table:table-cell>
          <table:table-cell office:value-type="float" office:value="0.06081925" calcext:value-type="float">
            <text:p>0.06081925</text:p>
          </table:table-cell>
          <table:table-cell office:value-type="float" office:value="0.04113975" calcext:value-type="float">
            <text:p>0.04113975</text:p>
          </table:table-cell>
          <table:table-cell office:value-type="float" office:value="0.04274246" calcext:value-type="float">
            <text:p>0.04274246</text:p>
          </table:table-cell>
          <table:table-cell office:value-type="float" office:value="0.01451409" calcext:value-type="float">
            <text:p>0.01451409</text:p>
          </table:table-cell>
          <table:table-cell office:value-type="float" office:value="0.008808932" calcext:value-type="float">
            <text:p>0.008808932</text:p>
          </table:table-cell>
          <table:table-cell office:value-type="float" office:value="0.02472237" calcext:value-type="float">
            <text:p>0.02472237</text:p>
          </table:table-cell>
          <table:table-cell office:value-type="float" office:value="0.02135041" calcext:value-type="float">
            <text:p>0.02135041</text:p>
          </table:table-cell>
          <table:table-cell office:value-type="float" office:value="0.01855995" calcext:value-type="float">
            <text:p>0.01855995</text:p>
          </table:table-cell>
          <table:table-cell office:value-type="float" office:value="0.01710873" calcext:value-type="float">
            <text:p>0.01710873</text:p>
          </table:table-cell>
          <table:table-cell office:value-type="float" office:value="0.01482078" calcext:value-type="float">
            <text:p>0.01482078</text:p>
          </table:table-cell>
          <table:table-cell office:value-type="float" office:value="0.00660489" calcext:value-type="float">
            <text:p>0.00660489</text:p>
          </table:table-cell>
          <table:table-cell office:value-type="float" office:value="0.007243704" calcext:value-type="float">
            <text:p>0.007243704</text:p>
          </table:table-cell>
          <table:table-cell office:value-type="float" office:value="0" calcext:value-type="float">
            <text:p>0</text:p>
          </table:table-cell>
          <table:table-cell office:value-type="float" office:value="14.80193" calcext:value-type="float">
            <text:p>14.80193</text:p>
          </table:table-cell>
          <table:table-cell office:value-type="float" office:value="0.9183909" calcext:value-type="float">
            <text:p>0.9183909</text:p>
          </table:table-cell>
          <table:table-cell office:value-type="float" office:value="0.03365254" calcext:value-type="float">
            <text:p>0.03365254</text:p>
          </table:table-cell>
          <table:table-cell office:value-type="float" office:value="0.01871536" calcext:value-type="float">
            <text:p>0.01871536</text:p>
          </table:table-cell>
          <table:table-cell office:value-type="float" office:value="0.01904124" calcext:value-type="float">
            <text:p>0.01904124</text:p>
          </table:table-cell>
          <table:table-cell office:value-type="float" office:value="0.0083196" calcext:value-type="float">
            <text:p>0.0083196</text:p>
          </table:table-cell>
          <table:table-cell office:value-type="float" office:value="0.01835648" calcext:value-type="float">
            <text:p>0.01835648</text:p>
          </table:table-cell>
          <table:table-cell office:value-type="float" office:value="4.2064" calcext:value-type="float">
            <text:p>4.2064</text:p>
          </table:table-cell>
          <table:table-cell office:value-type="float" office:value="5.181906" calcext:value-type="float">
            <text:p>5.181906</text:p>
          </table:table-cell>
          <table:table-cell office:value-type="float" office:value="2.976923" calcext:value-type="float">
            <text:p>2.976923</text:p>
          </table:table-cell>
          <table:table-cell office:value-type="float" office:value="0.9215674" calcext:value-type="float">
            <text:p>0.9215674</text:p>
          </table:table-cell>
          <table:table-cell office:value-type="float" office:value="0.2473478" calcext:value-type="float">
            <text:p>0.2473478</text:p>
          </table:table-cell>
          <table:table-cell office:value-type="float" office:value="0.3778426" calcext:value-type="float">
            <text:p>0.3778426</text:p>
          </table:table-cell>
          <table:table-cell office:value-type="float" office:value="0.3364134" calcext:value-type="float">
            <text:p>0.3364134</text:p>
          </table:table-cell>
          <table:table-cell office:value-type="float" office:value="0" calcext:value-type="float">
            <text:p>0</text:p>
          </table:table-cell>
          <table:table-cell office:value-type="float" office:value="3619.745" calcext:value-type="float">
            <text:p>3619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904" calcext:value-type="float">
            <text:p>10.00904</text:p>
          </table:table-cell>
          <table:table-cell office:value-type="float" office:value="0" calcext:value-type="float">
            <text:p>0</text:p>
          </table:table-cell>
          <table:table-cell office:value-type="float" office:value="-0.5325484" calcext:value-type="float">
            <text:p>-0.53254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9.27415" calcext:value-type="float">
            <text:p>19.27415</text:p>
          </table:table-cell>
          <table:table-cell office:value-type="float" office:value="1098.715" calcext:value-type="float">
            <text:p>1098.715</text:p>
          </table:table-cell>
          <table:table-cell office:value-type="float" office:value="0" calcext:value-type="float">
            <text:p>0</text:p>
          </table:table-cell>
          <table:table-cell office:value-type="float" office:value="-21.59942" calcext:value-type="float">
            <text:p>-21.59942</text:p>
          </table:table-cell>
          <table:table-cell office:value-type="float" office:value="1.51423" calcext:value-type="float">
            <text:p>1.51423</text:p>
          </table:table-cell>
          <table:table-cell office:value-type="float" office:value="6.865296" calcext:value-type="float">
            <text:p>6.865296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699" calcext:value-type="float">
            <text:p>0.0003147699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8" calcext:value-type="float">
            <text:p>0.00667338</text:p>
          </table:table-cell>
          <table:table-cell office:value-type="float" office:value="-0.178373" calcext:value-type="float">
            <text:p>-0.178373</text:p>
          </table:table-cell>
          <table:table-cell office:value-type="float" office:value="0.001245412" calcext:value-type="float">
            <text:p>0.001245412</text:p>
          </table:table-cell>
          <table:table-cell office:value-type="float" office:value="0.003021976" calcext:value-type="float">
            <text:p>0.003021976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.761792" calcext:value-type="float">
            <text:p>1.761792</text:p>
          </table:table-cell>
          <table:table-cell office:value-type="float" office:value="0.3397532" calcext:value-type="float">
            <text:p>0.3397532</text:p>
          </table:table-cell>
          <table:table-cell office:value-type="float" office:value="0.05548133" calcext:value-type="float">
            <text:p>0.05548133</text:p>
          </table:table-cell>
          <table:table-cell office:value-type="float" office:value="0.04115947" calcext:value-type="float">
            <text:p>0.04115947</text:p>
          </table:table-cell>
          <table:table-cell office:value-type="float" office:value="0.04231005" calcext:value-type="float">
            <text:p>0.04231005</text:p>
          </table:table-cell>
          <table:table-cell office:value-type="float" office:value="0.0143362" calcext:value-type="float">
            <text:p>0.0143362</text:p>
          </table:table-cell>
          <table:table-cell office:value-type="float" office:value="0.00861621" calcext:value-type="float">
            <text:p>0.00861621</text:p>
          </table:table-cell>
          <table:table-cell office:value-type="float" office:value="0.02467225" calcext:value-type="float">
            <text:p>0.02467225</text:p>
          </table:table-cell>
          <table:table-cell office:value-type="float" office:value="0.02132971" calcext:value-type="float">
            <text:p>0.02132971</text:p>
          </table:table-cell>
          <table:table-cell office:value-type="float" office:value="0.01856736" calcext:value-type="float">
            <text:p>0.01856736</text:p>
          </table:table-cell>
          <table:table-cell office:value-type="float" office:value="0.01711141" calcext:value-type="float">
            <text:p>0.01711141</text:p>
          </table:table-cell>
          <table:table-cell office:value-type="float" office:value="0.01480084" calcext:value-type="float">
            <text:p>0.01480084</text:p>
          </table:table-cell>
          <table:table-cell office:value-type="float" office:value="0.006594412" calcext:value-type="float">
            <text:p>0.006594412</text:p>
          </table:table-cell>
          <table:table-cell office:value-type="float" office:value="0.007241311" calcext:value-type="float">
            <text:p>0.007241311</text:p>
          </table:table-cell>
          <table:table-cell office:value-type="float" office:value="0" calcext:value-type="float">
            <text:p>0</text:p>
          </table:table-cell>
          <table:table-cell office:value-type="float" office:value="10.00818" calcext:value-type="float">
            <text:p>10.00818</text:p>
          </table:table-cell>
          <table:table-cell office:value-type="float" office:value="1.521146" calcext:value-type="float">
            <text:p>1.521146</text:p>
          </table:table-cell>
          <table:table-cell office:value-type="float" office:value="0.03286685" calcext:value-type="float">
            <text:p>0.03286685</text:p>
          </table:table-cell>
          <table:table-cell office:value-type="float" office:value="0.01834491" calcext:value-type="float">
            <text:p>0.01834491</text:p>
          </table:table-cell>
          <table:table-cell office:value-type="float" office:value="0.01901461" calcext:value-type="float">
            <text:p>0.01901461</text:p>
          </table:table-cell>
          <table:table-cell office:value-type="float" office:value="0.008207642" calcext:value-type="float">
            <text:p>0.008207642</text:p>
          </table:table-cell>
          <table:table-cell office:value-type="float" office:value="0.01686256" calcext:value-type="float">
            <text:p>0.01686256</text:p>
          </table:table-cell>
          <table:table-cell office:value-type="float" office:value="4.009858" calcext:value-type="float">
            <text:p>4.009858</text:p>
          </table:table-cell>
          <table:table-cell office:value-type="float" office:value="5.090951" calcext:value-type="float">
            <text:p>5.090951</text:p>
          </table:table-cell>
          <table:table-cell office:value-type="float" office:value="2.927682" calcext:value-type="float">
            <text:p>2.927682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1666832" calcext:value-type="float">
            <text:p>0.1666832</text:p>
          </table:table-cell>
          <table:table-cell office:value-type="float" office:value="0.3774145" calcext:value-type="float">
            <text:p>0.3774145</text:p>
          </table:table-cell>
          <table:table-cell office:value-type="float" office:value="0.3364376" calcext:value-type="float">
            <text:p>0.3364376</text:p>
          </table:table-cell>
          <table:table-cell office:value-type="float" office:value="0" calcext:value-type="float">
            <text:p>0</text:p>
          </table:table-cell>
          <table:table-cell office:value-type="float" office:value="3197.076" calcext:value-type="float">
            <text:p>3197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487" calcext:value-type="float">
            <text:p>9.98487</text:p>
          </table:table-cell>
          <table:table-cell office:value-type="float" office:value="0" calcext:value-type="float">
            <text:p>0</text:p>
          </table:table-cell>
          <table:table-cell office:value-type="float" office:value="-0.5398785" calcext:value-type="float">
            <text:p>-0.53987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9.27249" calcext:value-type="float">
            <text:p>19.27249</text:p>
          </table:table-cell>
          <table:table-cell office:value-type="float" office:value="1098.755" calcext:value-type="float">
            <text:p>1098.755</text:p>
          </table:table-cell>
          <table:table-cell office:value-type="float" office:value="0" calcext:value-type="float">
            <text:p>0</text:p>
          </table:table-cell>
          <table:table-cell office:value-type="float" office:value="-22.17507" calcext:value-type="float">
            <text:p>-22.17507</text:p>
          </table:table-cell>
          <table:table-cell office:value-type="float" office:value="1.276584" calcext:value-type="float">
            <text:p>1.276584</text:p>
          </table:table-cell>
          <table:table-cell office:value-type="float" office:value="6.69216" calcext:value-type="float">
            <text:p>6.69216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702" calcext:value-type="float">
            <text:p>0.0003147702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8" calcext:value-type="float">
            <text:p>0.00667338</text:p>
          </table:table-cell>
          <table:table-cell office:value-type="float" office:value="-0.1840796" calcext:value-type="float">
            <text:p>-0.1840796</text:p>
          </table:table-cell>
          <table:table-cell office:value-type="float" office:value="0.001253589" calcext:value-type="float">
            <text:p>0.001253589</text:p>
          </table:table-cell>
          <table:table-cell office:value-type="float" office:value="0.003075891" calcext:value-type="float">
            <text:p>0.003075891</text:p>
          </table:table-cell>
          <table:table-cell office:value-type="float" office:value="17.90371" calcext:value-type="float">
            <text:p>17.90371</text:p>
          </table:table-cell>
          <table:table-cell office:value-type="float" office:value="1.250978" calcext:value-type="float">
            <text:p>1.250978</text:p>
          </table:table-cell>
          <table:table-cell office:value-type="float" office:value="0.2321276" calcext:value-type="float">
            <text:p>0.2321276</text:p>
          </table:table-cell>
          <table:table-cell office:value-type="float" office:value="0.05109189" calcext:value-type="float">
            <text:p>0.05109189</text:p>
          </table:table-cell>
          <table:table-cell office:value-type="float" office:value="0.04015917" calcext:value-type="float">
            <text:p>0.04015917</text:p>
          </table:table-cell>
          <table:table-cell office:value-type="float" office:value="0.04130063" calcext:value-type="float">
            <text:p>0.04130063</text:p>
          </table:table-cell>
          <table:table-cell office:value-type="float" office:value="0.01409538" calcext:value-type="float">
            <text:p>0.01409538</text:p>
          </table:table-cell>
          <table:table-cell office:value-type="float" office:value="0.008500379" calcext:value-type="float">
            <text:p>0.008500379</text:p>
          </table:table-cell>
          <table:table-cell office:value-type="float" office:value="0.02467253" calcext:value-type="float">
            <text:p>0.02467253</text:p>
          </table:table-cell>
          <table:table-cell office:value-type="float" office:value="0.02133917" calcext:value-type="float">
            <text:p>0.02133917</text:p>
          </table:table-cell>
          <table:table-cell office:value-type="float" office:value="0.01859063" calcext:value-type="float">
            <text:p>0.01859063</text:p>
          </table:table-cell>
          <table:table-cell office:value-type="float" office:value="0.0171203" calcext:value-type="float">
            <text:p>0.0171203</text:p>
          </table:table-cell>
          <table:table-cell office:value-type="float" office:value="0.0147845" calcext:value-type="float">
            <text:p>0.0147845</text:p>
          </table:table-cell>
          <table:table-cell office:value-type="float" office:value="0.00658387" calcext:value-type="float">
            <text:p>0.00658387</text:p>
          </table:table-cell>
          <table:table-cell office:value-type="float" office:value="0.007238885" calcext:value-type="float">
            <text:p>0.007238885</text:p>
          </table:table-cell>
          <table:table-cell office:value-type="float" office:value="0" calcext:value-type="float">
            <text:p>0</text:p>
          </table:table-cell>
          <table:table-cell office:value-type="float" office:value="14.71542" calcext:value-type="float">
            <text:p>14.71542</text:p>
          </table:table-cell>
          <table:table-cell office:value-type="float" office:value="2.704441" calcext:value-type="float">
            <text:p>2.704441</text:p>
          </table:table-cell>
          <table:table-cell office:value-type="float" office:value="0.05730575" calcext:value-type="float">
            <text:p>0.05730575</text:p>
          </table:table-cell>
          <table:table-cell office:value-type="float" office:value="0.01877684" calcext:value-type="float">
            <text:p>0.01877684</text:p>
          </table:table-cell>
          <table:table-cell office:value-type="float" office:value="0.01940362" calcext:value-type="float">
            <text:p>0.01940362</text:p>
          </table:table-cell>
          <table:table-cell office:value-type="float" office:value="0.008160203" calcext:value-type="float">
            <text:p>0.008160203</text:p>
          </table:table-cell>
          <table:table-cell office:value-type="float" office:value="0.01620823" calcext:value-type="float">
            <text:p>0.01620823</text:p>
          </table:table-cell>
          <table:table-cell office:value-type="float" office:value="3.817774" calcext:value-type="float">
            <text:p>3.817774</text:p>
          </table:table-cell>
          <table:table-cell office:value-type="float" office:value="5.007451" calcext:value-type="float">
            <text:p>5.007451</text:p>
          </table:table-cell>
          <table:table-cell office:value-type="float" office:value="2.88236" calcext:value-type="float">
            <text:p>2.88236</text:p>
          </table:table-cell>
          <table:table-cell office:value-type="float" office:value="0.8387001" calcext:value-type="float">
            <text:p>0.8387001</text:p>
          </table:table-cell>
          <table:table-cell office:value-type="float" office:value="0.08265175" calcext:value-type="float">
            <text:p>0.08265175</text:p>
          </table:table-cell>
          <table:table-cell office:value-type="float" office:value="0.3769576" calcext:value-type="float">
            <text:p>0.3769576</text:p>
          </table:table-cell>
          <table:table-cell office:value-type="float" office:value="0.3364619" calcext:value-type="float">
            <text:p>0.3364619</text:p>
          </table:table-cell>
          <table:table-cell office:value-type="float" office:value="0" calcext:value-type="float">
            <text:p>0</text:p>
          </table:table-cell>
          <table:table-cell office:value-type="float" office:value="2759.119" calcext:value-type="float">
            <text:p>2759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72118" calcext:value-type="float">
            <text:p>9.972118</text:p>
          </table:table-cell>
          <table:table-cell office:value-type="float" office:value="0" calcext:value-type="float">
            <text:p>0</text:p>
          </table:table-cell>
          <table:table-cell office:value-type="float" office:value="-0.5490152" calcext:value-type="float">
            <text:p>-0.54901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9.26796" calcext:value-type="float">
            <text:p>19.26796</text:p>
          </table:table-cell>
          <table:table-cell office:value-type="float" office:value="1098.801" calcext:value-type="float">
            <text:p>1098.801</text:p>
          </table:table-cell>
          <table:table-cell office:value-type="float" office:value="0" calcext:value-type="float">
            <text:p>0</text:p>
          </table:table-cell>
          <table:table-cell office:value-type="float" office:value="-22.67133" calcext:value-type="float">
            <text:p>-22.67133</text:p>
          </table:table-cell>
          <table:table-cell office:value-type="float" office:value="1.099551" calcext:value-type="float">
            <text:p>1.099551</text:p>
          </table:table-cell>
          <table:table-cell office:value-type="float" office:value="6.520181" calcext:value-type="float">
            <text:p>6.520181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702" calcext:value-type="float">
            <text:p>0.0003147702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8" calcext:value-type="float">
            <text:p>0.00667338</text:p>
          </table:table-cell>
          <table:table-cell office:value-type="float" office:value="-0.1874576" calcext:value-type="float">
            <text:p>-0.1874576</text:p>
          </table:table-cell>
          <table:table-cell office:value-type="float" office:value="0.001263783" calcext:value-type="float">
            <text:p>0.001263783</text:p>
          </table:table-cell>
          <table:table-cell office:value-type="float" office:value="0.00311332" calcext:value-type="float">
            <text:p>0.00311332</text:p>
          </table:table-cell>
          <table:table-cell office:value-type="float" office:value="18.21081" calcext:value-type="float">
            <text:p>18.21081</text:p>
          </table:table-cell>
          <table:table-cell office:value-type="float" office:value="0.8587977" calcext:value-type="float">
            <text:p>0.8587977</text:p>
          </table:table-cell>
          <table:table-cell office:value-type="float" office:value="0.1690784" calcext:value-type="float">
            <text:p>0.1690784</text:p>
          </table:table-cell>
          <table:table-cell office:value-type="float" office:value="0.05152582" calcext:value-type="float">
            <text:p>0.05152582</text:p>
          </table:table-cell>
          <table:table-cell office:value-type="float" office:value="0.04123865" calcext:value-type="float">
            <text:p>0.04123865</text:p>
          </table:table-cell>
          <table:table-cell office:value-type="float" office:value="0.04191273" calcext:value-type="float">
            <text:p>0.04191273</text:p>
          </table:table-cell>
          <table:table-cell office:value-type="float" office:value="0.01411735" calcext:value-type="float">
            <text:p>0.01411735</text:p>
          </table:table-cell>
          <table:table-cell office:value-type="float" office:value="0.008392824" calcext:value-type="float">
            <text:p>0.008392824</text:p>
          </table:table-cell>
          <table:table-cell office:value-type="float" office:value="0.02468834" calcext:value-type="float">
            <text:p>0.02468834</text:p>
          </table:table-cell>
          <table:table-cell office:value-type="float" office:value="0.02136429" calcext:value-type="float">
            <text:p>0.02136429</text:p>
          </table:table-cell>
          <table:table-cell office:value-type="float" office:value="0.01862921" calcext:value-type="float">
            <text:p>0.01862921</text:p>
          </table:table-cell>
          <table:table-cell office:value-type="float" office:value="0.01713889" calcext:value-type="float">
            <text:p>0.01713889</text:p>
          </table:table-cell>
          <table:table-cell office:value-type="float" office:value="0.0147717" calcext:value-type="float">
            <text:p>0.0147717</text:p>
          </table:table-cell>
          <table:table-cell office:value-type="float" office:value="0.006573287" calcext:value-type="float">
            <text:p>0.006573287</text:p>
          </table:table-cell>
          <table:table-cell office:value-type="float" office:value="0.007236442" calcext:value-type="float">
            <text:p>0.007236442</text:p>
          </table:table-cell>
          <table:table-cell office:value-type="float" office:value="0" calcext:value-type="float">
            <text:p>0</text:p>
          </table:table-cell>
          <table:table-cell office:value-type="float" office:value="11.57311" calcext:value-type="float">
            <text:p>11.57311</text:p>
          </table:table-cell>
          <table:table-cell office:value-type="float" office:value="1.053036" calcext:value-type="float">
            <text:p>1.053036</text:p>
          </table:table-cell>
          <table:table-cell office:value-type="float" office:value="0.02701373" calcext:value-type="float">
            <text:p>0.02701373</text:p>
          </table:table-cell>
          <table:table-cell office:value-type="float" office:value="0.01819896" calcext:value-type="float">
            <text:p>0.01819896</text:p>
          </table:table-cell>
          <table:table-cell office:value-type="float" office:value="0.01903721" calcext:value-type="float">
            <text:p>0.01903721</text:p>
          </table:table-cell>
          <table:table-cell office:value-type="float" office:value="0.008049702" calcext:value-type="float">
            <text:p>0.008049702</text:p>
          </table:table-cell>
          <table:table-cell office:value-type="float" office:value="0.01550223" calcext:value-type="float">
            <text:p>0.01550223</text:p>
          </table:table-cell>
          <table:table-cell office:value-type="float" office:value="3.642964" calcext:value-type="float">
            <text:p>3.642964</text:p>
          </table:table-cell>
          <table:table-cell office:value-type="float" office:value="4.935311" calcext:value-type="float">
            <text:p>4.935311</text:p>
          </table:table-cell>
          <table:table-cell office:value-type="float" office:value="2.842769" calcext:value-type="float">
            <text:p>2.842769</text:p>
          </table:table-cell>
          <table:table-cell office:value-type="float" office:value="0.8033277" calcext:value-type="float">
            <text:p>0.8033277</text:p>
          </table:table-cell>
          <table:table-cell office:value-type="float" office:value="0.0300746" calcext:value-type="float">
            <text:p>0.0300746</text:p>
          </table:table-cell>
          <table:table-cell office:value-type="float" office:value="0.3764808" calcext:value-type="float">
            <text:p>0.3764808</text:p>
          </table:table-cell>
          <table:table-cell office:value-type="float" office:value="0.3364862" calcext:value-type="float">
            <text:p>0.3364862</text:p>
          </table:table-cell>
          <table:table-cell office:value-type="float" office:value="0" calcext:value-type="float">
            <text:p>0</text:p>
          </table:table-cell>
          <table:table-cell office:value-type="float" office:value="2440.594" calcext:value-type="float">
            <text:p>2440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57764" calcext:value-type="float">
            <text:p>9.957764</text:p>
          </table:table-cell>
          <table:table-cell office:value-type="float" office:value="0" calcext:value-type="float">
            <text:p>0</text:p>
          </table:table-cell>
          <table:table-cell office:value-type="float" office:value="-0.5492331" calcext:value-type="float">
            <text:p>-0.54923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098.825" calcext:value-type="float">
            <text:p>1098.825</text:p>
          </table:table-cell>
          <table:table-cell office:value-type="float" office:value="0" calcext:value-type="float">
            <text:p>0</text:p>
          </table:table-cell>
          <table:table-cell office:value-type="float" office:value="-23.10649" calcext:value-type="float">
            <text:p>-23.10649</text:p>
          </table:table-cell>
          <table:table-cell office:value-type="float" office:value="1.005796" calcext:value-type="float">
            <text:p>1.005796</text:p>
          </table:table-cell>
          <table:table-cell office:value-type="float" office:value="6.394575" calcext:value-type="float">
            <text:p>6.394575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702" calcext:value-type="float">
            <text:p>0.0003147702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8" calcext:value-type="float">
            <text:p>0.00667338</text:p>
          </table:table-cell>
          <table:table-cell office:value-type="float" office:value="-0.1898329" calcext:value-type="float">
            <text:p>-0.1898329</text:p>
          </table:table-cell>
          <table:table-cell office:value-type="float" office:value="0.00127929" calcext:value-type="float">
            <text:p>0.00127929</text:p>
          </table:table-cell>
          <table:table-cell office:value-type="float" office:value="0.003123503" calcext:value-type="float">
            <text:p>0.003123503</text:p>
          </table:table-cell>
          <table:table-cell office:value-type="float" office:value="18.30085" calcext:value-type="float">
            <text:p>18.30085</text:p>
          </table:table-cell>
          <table:table-cell office:value-type="float" office:value="0.6278922" calcext:value-type="float">
            <text:p>0.6278922</text:p>
          </table:table-cell>
          <table:table-cell office:value-type="float" office:value="0.1299274" calcext:value-type="float">
            <text:p>0.1299274</text:p>
          </table:table-cell>
          <table:table-cell office:value-type="float" office:value="0.05118996" calcext:value-type="float">
            <text:p>0.05118996</text:p>
          </table:table-cell>
          <table:table-cell office:value-type="float" office:value="0.04141688" calcext:value-type="float">
            <text:p>0.04141688</text:p>
          </table:table-cell>
          <table:table-cell office:value-type="float" office:value="0.04211212" calcext:value-type="float">
            <text:p>0.04211212</text:p>
          </table:table-cell>
          <table:table-cell office:value-type="float" office:value="0.01413666" calcext:value-type="float">
            <text:p>0.01413666</text:p>
          </table:table-cell>
          <table:table-cell office:value-type="float" office:value="0.008309324" calcext:value-type="float">
            <text:p>0.008309324</text:p>
          </table:table-cell>
          <table:table-cell office:value-type="float" office:value="0.02467972" calcext:value-type="float">
            <text:p>0.02467972</text:p>
          </table:table-cell>
          <table:table-cell office:value-type="float" office:value="0.02137459" calcext:value-type="float">
            <text:p>0.02137459</text:p>
          </table:table-cell>
          <table:table-cell office:value-type="float" office:value="0.01865928" calcext:value-type="float">
            <text:p>0.01865928</text:p>
          </table:table-cell>
          <table:table-cell office:value-type="float" office:value="0.01715958" calcext:value-type="float">
            <text:p>0.01715958</text:p>
          </table:table-cell>
          <table:table-cell office:value-type="float" office:value="0.01476172" calcext:value-type="float">
            <text:p>0.01476172</text:p>
          </table:table-cell>
          <table:table-cell office:value-type="float" office:value="0.006562626" calcext:value-type="float">
            <text:p>0.006562626</text:p>
          </table:table-cell>
          <table:table-cell office:value-type="float" office:value="0.007233974" calcext:value-type="float">
            <text:p>0.007233974</text:p>
          </table:table-cell>
          <table:table-cell office:value-type="float" office:value="0" calcext:value-type="float">
            <text:p>0</text:p>
          </table:table-cell>
          <table:table-cell office:value-type="float" office:value="13.32118" calcext:value-type="float">
            <text:p>13.32118</text:p>
          </table:table-cell>
          <table:table-cell office:value-type="float" office:value="0.05907382" calcext:value-type="float">
            <text:p>0.05907382</text:p>
          </table:table-cell>
          <table:table-cell office:value-type="float" office:value="0.02268118" calcext:value-type="float">
            <text:p>0.02268118</text:p>
          </table:table-cell>
          <table:table-cell office:value-type="float" office:value="0.01787645" calcext:value-type="float">
            <text:p>0.01787645</text:p>
          </table:table-cell>
          <table:table-cell office:value-type="float" office:value="0.01877364" calcext:value-type="float">
            <text:p>0.01877364</text:p>
          </table:table-cell>
          <table:table-cell office:value-type="float" office:value="0.007888969" calcext:value-type="float">
            <text:p>0.007888969</text:p>
          </table:table-cell>
          <table:table-cell office:value-type="float" office:value="0.0157087" calcext:value-type="float">
            <text:p>0.0157087</text:p>
          </table:table-cell>
          <table:table-cell office:value-type="float" office:value="3.468143" calcext:value-type="float">
            <text:p>3.468143</text:p>
          </table:table-cell>
          <table:table-cell office:value-type="float" office:value="4.861685" calcext:value-type="float">
            <text:p>4.861685</text:p>
          </table:table-cell>
          <table:table-cell office:value-type="float" office:value="2.802326" calcext:value-type="float">
            <text:p>2.802326</text:p>
          </table:table-cell>
          <table:table-cell office:value-type="float" office:value="0.7669845" calcext:value-type="float">
            <text:p>0.7669845</text:p>
          </table:table-cell>
          <table:table-cell office:value-type="float" office:value="0.01743855" calcext:value-type="float">
            <text:p>0.01743855</text:p>
          </table:table-cell>
          <table:table-cell office:value-type="float" office:value="0.3759841" calcext:value-type="float">
            <text:p>0.3759841</text:p>
          </table:table-cell>
          <table:table-cell office:value-type="float" office:value="0.3365101" calcext:value-type="float">
            <text:p>0.3365101</text:p>
          </table:table-cell>
          <table:table-cell office:value-type="float" office:value="0" calcext:value-type="float">
            <text:p>0</text:p>
          </table:table-cell>
          <table:table-cell office:value-type="float" office:value="2279.195" calcext:value-type="float">
            <text:p>2279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419" calcext:value-type="float">
            <text:p>10.02419</text:p>
          </table:table-cell>
          <table:table-cell office:value-type="float" office:value="0" calcext:value-type="float">
            <text:p>0</text:p>
          </table:table-cell>
          <table:table-cell office:value-type="float" office:value="-0.5493544" calcext:value-type="float">
            <text:p>-0.54935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19.09159" calcext:value-type="float">
            <text:p>19.09159</text:p>
          </table:table-cell>
          <table:table-cell office:value-type="float" office:value="1098.812" calcext:value-type="float">
            <text:p>1098.812</text:p>
          </table:table-cell>
          <table:table-cell office:value-type="float" office:value="0" calcext:value-type="float">
            <text:p>0</text:p>
          </table:table-cell>
          <table:table-cell office:value-type="float" office:value="-23.49986" calcext:value-type="float">
            <text:p>-23.49986</text:p>
          </table:table-cell>
          <table:table-cell office:value-type="float" office:value="1.023875" calcext:value-type="float">
            <text:p>1.023875</text:p>
          </table:table-cell>
          <table:table-cell office:value-type="float" office:value="6.281819" calcext:value-type="float">
            <text:p>6.281819</text:p>
          </table:table-cell>
          <table:table-cell office:value-type="float" office:value="0.05142393" calcext:value-type="float">
            <text:p>0.05142393</text:p>
          </table:table-cell>
          <table:table-cell office:value-type="float" office:value="0.0003147702" calcext:value-type="float">
            <text:p>0.0003147702</text:p>
          </table:table-cell>
          <table:table-cell office:value-type="float" office:value="0.493599" calcext:value-type="float">
            <text:p>0.493599</text:p>
          </table:table-cell>
          <table:table-cell office:value-type="float" office:value="0.00667338" calcext:value-type="float">
            <text:p>0.00667338</text:p>
          </table:table-cell>
          <table:table-cell office:value-type="float" office:value="-0.1912115" calcext:value-type="float">
            <text:p>-0.1912115</text:p>
          </table:table-cell>
          <table:table-cell office:value-type="float" office:value="0.001297274" calcext:value-type="float">
            <text:p>0.001297274</text:p>
          </table:table-cell>
          <table:table-cell office:value-type="float" office:value="0.003126112" calcext:value-type="float">
            <text:p>0.003126112</text:p>
          </table:table-cell>
          <table:table-cell office:value-type="float" office:value="18.17029" calcext:value-type="float">
            <text:p>18.17029</text:p>
          </table:table-cell>
          <table:table-cell office:value-type="float" office:value="0.6351807" calcext:value-type="float">
            <text:p>0.6351807</text:p>
          </table:table-cell>
          <table:table-cell office:value-type="float" office:value="0.1079405" calcext:value-type="float">
            <text:p>0.1079405</text:p>
          </table:table-cell>
          <table:table-cell office:value-type="float" office:value="0.05148864" calcext:value-type="float">
            <text:p>0.05148864</text:p>
          </table:table-cell>
          <table:table-cell office:value-type="float" office:value="0.04141559" calcext:value-type="float">
            <text:p>0.04141559</text:p>
          </table:table-cell>
          <table:table-cell office:value-type="float" office:value="0.04204594" calcext:value-type="float">
            <text:p>0.04204594</text:p>
          </table:table-cell>
          <table:table-cell office:value-type="float" office:value="0.01402679" calcext:value-type="float">
            <text:p>0.01402679</text:p>
          </table:table-cell>
          <table:table-cell office:value-type="float" office:value="0.008186759" calcext:value-type="float">
            <text:p>0.008186759</text:p>
          </table:table-cell>
          <table:table-cell office:value-type="float" office:value="0.0246452" calcext:value-type="float">
            <text:p>0.0246452</text:p>
          </table:table-cell>
          <table:table-cell office:value-type="float" office:value="0.02137423" calcext:value-type="float">
            <text:p>0.02137423</text:p>
          </table:table-cell>
          <table:table-cell office:value-type="float" office:value="0.01868305" calcext:value-type="float">
            <text:p>0.01868305</text:p>
          </table:table-cell>
          <table:table-cell office:value-type="float" office:value="0.01718099" calcext:value-type="float">
            <text:p>0.01718099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00655188" calcext:value-type="float">
            <text:p>0.00655188</text:p>
          </table:table-cell>
          <table:table-cell office:value-type="float" office:value="0.007231502" calcext:value-type="float">
            <text:p>0.007231502</text:p>
          </table:table-cell>
          <table:table-cell office:value-type="float" office:value="0" calcext:value-type="float">
            <text:p>0</text:p>
          </table:table-cell>
          <table:table-cell office:value-type="float" office:value="14.79008" calcext:value-type="float">
            <text:p>14.79008</text:p>
          </table:table-cell>
          <table:table-cell office:value-type="float" office:value="0.04961462" calcext:value-type="float">
            <text:p>0.04961462</text:p>
          </table:table-cell>
          <table:table-cell office:value-type="float" office:value="0.01924039" calcext:value-type="float">
            <text:p>0.01924039</text:p>
          </table:table-cell>
          <table:table-cell office:value-type="float" office:value="0.01719146" calcext:value-type="float">
            <text:p>0.01719146</text:p>
          </table:table-cell>
          <table:table-cell office:value-type="float" office:value="0.01822143" calcext:value-type="float">
            <text:p>0.01822143</text:p>
          </table:table-cell>
          <table:table-cell office:value-type="float" office:value="0.007814365" calcext:value-type="float">
            <text:p>0.007814365</text:p>
          </table:table-cell>
          <table:table-cell office:value-type="float" office:value="0.01608164" calcext:value-type="float">
            <text:p>0.01608164</text:p>
          </table:table-cell>
          <table:table-cell office:value-type="float" office:value="3.289716" calcext:value-type="float">
            <text:p>3.289716</text:p>
          </table:table-cell>
          <table:table-cell office:value-type="float" office:value="4.785516" calcext:value-type="float">
            <text:p>4.785516</text:p>
          </table:table-cell>
          <table:table-cell office:value-type="float" office:value="2.76066" calcext:value-type="float">
            <text:p>2.76066</text:p>
          </table:table-cell>
          <table:table-cell office:value-type="float" office:value="0.7295523" calcext:value-type="float">
            <text:p>0.7295523</text:p>
          </table:table-cell>
          <table:table-cell office:value-type="float" office:value="0.01630094" calcext:value-type="float">
            <text:p>0.01630094</text:p>
          </table:table-cell>
          <table:table-cell office:value-type="float" office:value="0.3754702" calcext:value-type="float">
            <text:p>0.3754702</text:p>
          </table:table-cell>
          <table:table-cell office:value-type="float" office:value="0.3365339" calcext:value-type="float">
            <text:p>0.3365339</text:p>
          </table:table-cell>
          <table:table-cell office:value-type="float" office:value="0" calcext:value-type="float">
            <text:p>0</text:p>
          </table:table-cell>
          <table:table-cell office:value-type="float" office:value="2350.655" calcext:value-type="float">
            <text:p>2350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539" calcext:value-type="float">
            <text:p>10.17539</text:p>
          </table:table-cell>
          <table:table-cell office:value-type="float" office:value="0" calcext:value-type="float">
            <text:p>0</text:p>
          </table:table-cell>
          <table:table-cell office:value-type="float" office:value="-0.5494754" calcext:value-type="float">
            <text:p>-0.54947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8.97598" calcext:value-type="float">
            <text:p>18.97598</text:p>
          </table:table-cell>
          <table:table-cell office:value-type="float" office:value="1098.83" calcext:value-type="float">
            <text:p>1098.83</text:p>
          </table:table-cell>
          <table:table-cell office:value-type="float" office:value="0" calcext:value-type="float">
            <text:p>0</text:p>
          </table:table-cell>
          <table:table-cell office:value-type="float" office:value="-23.93438" calcext:value-type="float">
            <text:p>-23.93438</text:p>
          </table:table-cell>
          <table:table-cell office:value-type="float" office:value="0.9645371" calcext:value-type="float">
            <text:p>0.9645371</text:p>
          </table:table-cell>
          <table:table-cell office:value-type="float" office:value="6.042283" calcext:value-type="float">
            <text:p>6.042283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157453" calcext:value-type="float">
            <text:p>0.000415745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519684" calcext:value-type="float">
            <text:p>0.007519684</text:p>
          </table:table-cell>
          <table:table-cell office:value-type="float" office:value="-0.1962757" calcext:value-type="float">
            <text:p>-0.1962757</text:p>
          </table:table-cell>
          <table:table-cell office:value-type="float" office:value="0.001306452" calcext:value-type="float">
            <text:p>0.001306452</text:p>
          </table:table-cell>
          <table:table-cell office:value-type="float" office:value="0.003153627" calcext:value-type="float">
            <text:p>0.003153627</text:p>
          </table:table-cell>
          <table:table-cell office:value-type="float" office:value="18.16253" calcext:value-type="float">
            <text:p>18.16253</text:p>
          </table:table-cell>
          <table:table-cell office:value-type="float" office:value="2.50968" calcext:value-type="float">
            <text:p>2.50968</text:p>
          </table:table-cell>
          <table:table-cell office:value-type="float" office:value="1.015868" calcext:value-type="float">
            <text:p>1.015868</text:p>
          </table:table-cell>
          <table:table-cell office:value-type="float" office:value="0.05559" calcext:value-type="float">
            <text:p>0.05559</text:p>
          </table:table-cell>
          <table:table-cell office:value-type="float" office:value="0.0415985" calcext:value-type="float">
            <text:p>0.0415985</text:p>
          </table:table-cell>
          <table:table-cell office:value-type="float" office:value="0.04225114" calcext:value-type="float">
            <text:p>0.04225114</text:p>
          </table:table-cell>
          <table:table-cell office:value-type="float" office:value="0.01398118" calcext:value-type="float">
            <text:p>0.01398118</text:p>
          </table:table-cell>
          <table:table-cell office:value-type="float" office:value="0.008703577" calcext:value-type="float">
            <text:p>0.008703577</text:p>
          </table:table-cell>
          <table:table-cell office:value-type="float" office:value="0.02461343" calcext:value-type="float">
            <text:p>0.02461343</text:p>
          </table:table-cell>
          <table:table-cell office:value-type="float" office:value="0.02136939" calcext:value-type="float">
            <text:p>0.02136939</text:p>
          </table:table-cell>
          <table:table-cell office:value-type="float" office:value="0.01870215" calcext:value-type="float">
            <text:p>0.01870215</text:p>
          </table:table-cell>
          <table:table-cell office:value-type="float" office:value="0.01720229" calcext:value-type="float">
            <text:p>0.01720229</text:p>
          </table:table-cell>
          <table:table-cell office:value-type="float" office:value="0.01474811" calcext:value-type="float">
            <text:p>0.01474811</text:p>
          </table:table-cell>
          <table:table-cell office:value-type="float" office:value="0.006541027" calcext:value-type="float">
            <text:p>0.006541027</text:p>
          </table:table-cell>
          <table:table-cell office:value-type="float" office:value="0.007228962" calcext:value-type="float">
            <text:p>0.007228962</text:p>
          </table:table-cell>
          <table:table-cell office:value-type="float" office:value="0" calcext:value-type="float">
            <text:p>0</text:p>
          </table:table-cell>
          <table:table-cell office:value-type="float" office:value="4.089758" calcext:value-type="float">
            <text:p>4.089758</text:p>
          </table:table-cell>
          <table:table-cell office:value-type="float" office:value="6.340199" calcext:value-type="float">
            <text:p>6.340199</text:p>
          </table:table-cell>
          <table:table-cell office:value-type="float" office:value="0.1942965" calcext:value-type="float">
            <text:p>0.1942965</text:p>
          </table:table-cell>
          <table:table-cell office:value-type="float" office:value="0.02010552" calcext:value-type="float">
            <text:p>0.02010552</text:p>
          </table:table-cell>
          <table:table-cell office:value-type="float" office:value="0.01813339" calcext:value-type="float">
            <text:p>0.01813339</text:p>
          </table:table-cell>
          <table:table-cell office:value-type="float" office:value="0.007712058" calcext:value-type="float">
            <text:p>0.007712058</text:p>
          </table:table-cell>
          <table:table-cell office:value-type="float" office:value="0.02162241" calcext:value-type="float">
            <text:p>0.02162241</text:p>
          </table:table-cell>
          <table:table-cell office:value-type="float" office:value="3.108945" calcext:value-type="float">
            <text:p>3.108945</text:p>
          </table:table-cell>
          <table:table-cell office:value-type="float" office:value="4.706544" calcext:value-type="float">
            <text:p>4.706544</text:p>
          </table:table-cell>
          <table:table-cell office:value-type="float" office:value="2.7177" calcext:value-type="float">
            <text:p>2.7177</text:p>
          </table:table-cell>
          <table:table-cell office:value-type="float" office:value="0.6910394" calcext:value-type="float">
            <text:p>0.6910394</text:p>
          </table:table-cell>
          <table:table-cell office:value-type="float" office:value="0.01615167" calcext:value-type="float">
            <text:p>0.01615167</text:p>
          </table:table-cell>
          <table:table-cell office:value-type="float" office:value="0.3749318" calcext:value-type="float">
            <text:p>0.3749318</text:p>
          </table:table-cell>
          <table:table-cell office:value-type="float" office:value="0.3365586" calcext:value-type="float">
            <text:p>0.3365586</text:p>
          </table:table-cell>
          <table:table-cell office:value-type="float" office:value="0" calcext:value-type="float">
            <text:p>0</text:p>
          </table:table-cell>
          <table:table-cell office:value-type="float" office:value="2118.419" calcext:value-type="float">
            <text:p>2118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8896" calcext:value-type="float">
            <text:p>10.28896</text:p>
          </table:table-cell>
          <table:table-cell office:value-type="float" office:value="0" calcext:value-type="float">
            <text:p>0</text:p>
          </table:table-cell>
          <table:table-cell office:value-type="float" office:value="-0.6192602" calcext:value-type="float">
            <text:p>-0.61926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18.98831" calcext:value-type="float">
            <text:p>18.98831</text:p>
          </table:table-cell>
          <table:table-cell office:value-type="float" office:value="1098.867" calcext:value-type="float">
            <text:p>1098.867</text:p>
          </table:table-cell>
          <table:table-cell office:value-type="float" office:value="0" calcext:value-type="float">
            <text:p>0</text:p>
          </table:table-cell>
          <table:table-cell office:value-type="float" office:value="-24.37088" calcext:value-type="float">
            <text:p>-24.37088</text:p>
          </table:table-cell>
          <table:table-cell office:value-type="float" office:value="0.7758195" calcext:value-type="float">
            <text:p>0.7758195</text:p>
          </table:table-cell>
          <table:table-cell office:value-type="float" office:value="5.813117" calcext:value-type="float">
            <text:p>5.813117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157453" calcext:value-type="float">
            <text:p>0.000415745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519684" calcext:value-type="float">
            <text:p>0.007519684</text:p>
          </table:table-cell>
          <table:table-cell office:value-type="float" office:value="-0.2057462" calcext:value-type="float">
            <text:p>-0.2057462</text:p>
          </table:table-cell>
          <table:table-cell office:value-type="float" office:value="0.001314597" calcext:value-type="float">
            <text:p>0.001314597</text:p>
          </table:table-cell>
          <table:table-cell office:value-type="float" office:value="0.003188379" calcext:value-type="float">
            <text:p>0.003188379</text:p>
          </table:table-cell>
          <table:table-cell office:value-type="float" office:value="18.50515" calcext:value-type="float">
            <text:p>18.50515</text:p>
          </table:table-cell>
          <table:table-cell office:value-type="float" office:value="1.102867" calcext:value-type="float">
            <text:p>1.102867</text:p>
          </table:table-cell>
          <table:table-cell office:value-type="float" office:value="0.4501337" calcext:value-type="float">
            <text:p>0.4501337</text:p>
          </table:table-cell>
          <table:table-cell office:value-type="float" office:value="0.05469821" calcext:value-type="float">
            <text:p>0.05469821</text:p>
          </table:table-cell>
          <table:table-cell office:value-type="float" office:value="0.04177228" calcext:value-type="float">
            <text:p>0.04177228</text:p>
          </table:table-cell>
          <table:table-cell office:value-type="float" office:value="0.04250935" calcext:value-type="float">
            <text:p>0.04250935</text:p>
          </table:table-cell>
          <table:table-cell office:value-type="float" office:value="0.01394818" calcext:value-type="float">
            <text:p>0.01394818</text:p>
          </table:table-cell>
          <table:table-cell office:value-type="float" office:value="0.008650868" calcext:value-type="float">
            <text:p>0.008650868</text:p>
          </table:table-cell>
          <table:table-cell office:value-type="float" office:value="0.02459303" calcext:value-type="float">
            <text:p>0.02459303</text:p>
          </table:table-cell>
          <table:table-cell office:value-type="float" office:value="0.02136927" calcext:value-type="float">
            <text:p>0.02136927</text:p>
          </table:table-cell>
          <table:table-cell office:value-type="float" office:value="0.0187238" calcext:value-type="float">
            <text:p>0.0187238</text:p>
          </table:table-cell>
          <table:table-cell office:value-type="float" office:value="0.01722611" calcext:value-type="float">
            <text:p>0.01722611</text:p>
          </table:table-cell>
          <table:table-cell office:value-type="float" office:value="0.01474419" calcext:value-type="float">
            <text:p>0.01474419</text:p>
          </table:table-cell>
          <table:table-cell office:value-type="float" office:value="0.006530121" calcext:value-type="float">
            <text:p>0.006530121</text:p>
          </table:table-cell>
          <table:table-cell office:value-type="float" office:value="0.007226423" calcext:value-type="float">
            <text:p>0.007226423</text:p>
          </table:table-cell>
          <table:table-cell office:value-type="float" office:value="0" calcext:value-type="float">
            <text:p>0</text:p>
          </table:table-cell>
          <table:table-cell office:value-type="float" office:value="3.286313" calcext:value-type="float">
            <text:p>3.286313</text:p>
          </table:table-cell>
          <table:table-cell office:value-type="float" office:value="3.160432" calcext:value-type="float">
            <text:p>3.160432</text:p>
          </table:table-cell>
          <table:table-cell office:value-type="float" office:value="0.04386884" calcext:value-type="float">
            <text:p>0.04386884</text:p>
          </table:table-cell>
          <table:table-cell office:value-type="float" office:value="0.01793228" calcext:value-type="float">
            <text:p>0.01793228</text:p>
          </table:table-cell>
          <table:table-cell office:value-type="float" office:value="0.01787262" calcext:value-type="float">
            <text:p>0.01787262</text:p>
          </table:table-cell>
          <table:table-cell office:value-type="float" office:value="0.007606959" calcext:value-type="float">
            <text:p>0.007606959</text:p>
          </table:table-cell>
          <table:table-cell office:value-type="float" office:value="0.01750014" calcext:value-type="float">
            <text:p>0.01750014</text:p>
          </table:table-cell>
          <table:table-cell office:value-type="float" office:value="2.937091" calcext:value-type="float">
            <text:p>2.937091</text:p>
          </table:table-cell>
          <table:table-cell office:value-type="float" office:value="4.630179" calcext:value-type="float">
            <text:p>4.630179</text:p>
          </table:table-cell>
          <table:table-cell office:value-type="float" office:value="2.675706" calcext:value-type="float">
            <text:p>2.675706</text:p>
          </table:table-cell>
          <table:table-cell office:value-type="float" office:value="0.6534339" calcext:value-type="float">
            <text:p>0.6534339</text:p>
          </table:table-cell>
          <table:table-cell office:value-type="float" office:value="0.01607874" calcext:value-type="float">
            <text:p>0.01607874</text:p>
          </table:table-cell>
          <table:table-cell office:value-type="float" office:value="0.374393" calcext:value-type="float">
            <text:p>0.374393</text:p>
          </table:table-cell>
          <table:table-cell office:value-type="float" office:value="0.3365825" calcext:value-type="float">
            <text:p>0.3365825</text:p>
          </table:table-cell>
          <table:table-cell office:value-type="float" office:value="0" calcext:value-type="float">
            <text:p>0</text:p>
          </table:table-cell>
          <table:table-cell office:value-type="float" office:value="1795.018" calcext:value-type="float">
            <text:p>1795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722" calcext:value-type="float">
            <text:p>10.26722</text:p>
          </table:table-cell>
          <table:table-cell office:value-type="float" office:value="0" calcext:value-type="float">
            <text:p>0</text:p>
          </table:table-cell>
          <table:table-cell office:value-type="float" office:value="-0.7106625" calcext:value-type="float">
            <text:p>-0.71066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18.97718" calcext:value-type="float">
            <text:p>18.97718</text:p>
          </table:table-cell>
          <table:table-cell office:value-type="float" office:value="1098.885" calcext:value-type="float">
            <text:p>1098.885</text:p>
          </table:table-cell>
          <table:table-cell office:value-type="float" office:value="0" calcext:value-type="float">
            <text:p>0</text:p>
          </table:table-cell>
          <table:table-cell office:value-type="float" office:value="-24.84055" calcext:value-type="float">
            <text:p>-24.84055</text:p>
          </table:table-cell>
          <table:table-cell office:value-type="float" office:value="0.6750149" calcext:value-type="float">
            <text:p>0.6750149</text:p>
          </table:table-cell>
          <table:table-cell office:value-type="float" office:value="5.607251" calcext:value-type="float">
            <text:p>5.607251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157453" calcext:value-type="float">
            <text:p>0.000415745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519684" calcext:value-type="float">
            <text:p>0.007519684</text:p>
          </table:table-cell>
          <table:table-cell office:value-type="float" office:value="-0.2079405" calcext:value-type="float">
            <text:p>-0.2079405</text:p>
          </table:table-cell>
          <table:table-cell office:value-type="float" office:value="0.00132725" calcext:value-type="float">
            <text:p>0.00132725</text:p>
          </table:table-cell>
          <table:table-cell office:value-type="float" office:value="0.003216974" calcext:value-type="float">
            <text:p>0.003216974</text:p>
          </table:table-cell>
          <table:table-cell office:value-type="float" office:value="18.68531" calcext:value-type="float">
            <text:p>18.68531</text:p>
          </table:table-cell>
          <table:table-cell office:value-type="float" office:value="0.7563562" calcext:value-type="float">
            <text:p>0.7563562</text:p>
          </table:table-cell>
          <table:table-cell office:value-type="float" office:value="0.3085088" calcext:value-type="float">
            <text:p>0.3085088</text:p>
          </table:table-cell>
          <table:table-cell office:value-type="float" office:value="0.05142986" calcext:value-type="float">
            <text:p>0.05142986</text:p>
          </table:table-cell>
          <table:table-cell office:value-type="float" office:value="0.04045863" calcext:value-type="float">
            <text:p>0.04045863</text:p>
          </table:table-cell>
          <table:table-cell office:value-type="float" office:value="0.04161272" calcext:value-type="float">
            <text:p>0.04161272</text:p>
          </table:table-cell>
          <table:table-cell office:value-type="float" office:value="0.01375361" calcext:value-type="float">
            <text:p>0.01375361</text:p>
          </table:table-cell>
          <table:table-cell office:value-type="float" office:value="0.008518211" calcext:value-type="float">
            <text:p>0.008518211</text:p>
          </table:table-cell>
          <table:table-cell office:value-type="float" office:value="0.024547" calcext:value-type="float">
            <text:p>0.024547</text:p>
          </table:table-cell>
          <table:table-cell office:value-type="float" office:value="0.02135264" calcext:value-type="float">
            <text:p>0.02135264</text:p>
          </table:table-cell>
          <table:table-cell office:value-type="float" office:value="0.01873555" calcext:value-type="float">
            <text:p>0.01873555</text:p>
          </table:table-cell>
          <table:table-cell office:value-type="float" office:value="0.01724878" calcext:value-type="float">
            <text:p>0.01724878</text:p>
          </table:table-cell>
          <table:table-cell office:value-type="float" office:value="0.01474172" calcext:value-type="float">
            <text:p>0.01474172</text:p>
          </table:table-cell>
          <table:table-cell office:value-type="float" office:value="0.006519133" calcext:value-type="float">
            <text:p>0.006519133</text:p>
          </table:table-cell>
          <table:table-cell office:value-type="float" office:value="0.007223868" calcext:value-type="float">
            <text:p>0.007223868</text:p>
          </table:table-cell>
          <table:table-cell office:value-type="float" office:value="0" calcext:value-type="float">
            <text:p>0</text:p>
          </table:table-cell>
          <table:table-cell office:value-type="float" office:value="3.878192" calcext:value-type="float">
            <text:p>3.878192</text:p>
          </table:table-cell>
          <table:table-cell office:value-type="float" office:value="0.809195" calcext:value-type="float">
            <text:p>0.809195</text:p>
          </table:table-cell>
          <table:table-cell office:value-type="float" office:value="0.02112753" calcext:value-type="float">
            <text:p>0.02112753</text:p>
          </table:table-cell>
          <table:table-cell office:value-type="float" office:value="0.01747544" calcext:value-type="float">
            <text:p>0.01747544</text:p>
          </table:table-cell>
          <table:table-cell office:value-type="float" office:value="0.01787328" calcext:value-type="float">
            <text:p>0.01787328</text:p>
          </table:table-cell>
          <table:table-cell office:value-type="float" office:value="0.007550473" calcext:value-type="float">
            <text:p>0.007550473</text:p>
          </table:table-cell>
          <table:table-cell office:value-type="float" office:value="0.01596034" calcext:value-type="float">
            <text:p>0.01596034</text:p>
          </table:table-cell>
          <table:table-cell office:value-type="float" office:value="2.766251" calcext:value-type="float">
            <text:p>2.766251</text:p>
          </table:table-cell>
          <table:table-cell office:value-type="float" office:value="4.549005" calcext:value-type="float">
            <text:p>4.549005</text:p>
          </table:table-cell>
          <table:table-cell office:value-type="float" office:value="2.630912" calcext:value-type="float">
            <text:p>2.630912</text:p>
          </table:table-cell>
          <table:table-cell office:value-type="float" office:value="0.6134545" calcext:value-type="float">
            <text:p>0.6134545</text:p>
          </table:table-cell>
          <table:table-cell office:value-type="float" office:value="0.01601852" calcext:value-type="float">
            <text:p>0.01601852</text:p>
          </table:table-cell>
          <table:table-cell office:value-type="float" office:value="0.3738444" calcext:value-type="float">
            <text:p>0.3738444</text:p>
          </table:table-cell>
          <table:table-cell office:value-type="float" office:value="0.3366065" calcext:value-type="float">
            <text:p>0.3366065</text:p>
          </table:table-cell>
          <table:table-cell office:value-type="float" office:value="0" calcext:value-type="float">
            <text:p>0</text:p>
          </table:table-cell>
          <table:table-cell office:value-type="float" office:value="1597.99" calcext:value-type="float">
            <text:p>1597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8615" calcext:value-type="float">
            <text:p>10.28615</text:p>
          </table:table-cell>
          <table:table-cell office:value-type="float" office:value="0" calcext:value-type="float">
            <text:p>0</text:p>
          </table:table-cell>
          <table:table-cell office:value-type="float" office:value="-0.7109573" calcext:value-type="float">
            <text:p>-0.710957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18.90178" calcext:value-type="float">
            <text:p>18.90178</text:p>
          </table:table-cell>
          <table:table-cell office:value-type="float" office:value="1098.885" calcext:value-type="float">
            <text:p>1098.885</text:p>
          </table:table-cell>
          <table:table-cell office:value-type="float" office:value="0" calcext:value-type="float">
            <text:p>0</text:p>
          </table:table-cell>
          <table:table-cell office:value-type="float" office:value="-25.25835" calcext:value-type="float">
            <text:p>-25.25835</text:p>
          </table:table-cell>
          <table:table-cell office:value-type="float" office:value="0.6419391" calcext:value-type="float">
            <text:p>0.6419391</text:p>
          </table:table-cell>
          <table:table-cell office:value-type="float" office:value="5.479808" calcext:value-type="float">
            <text:p>5.479808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157453" calcext:value-type="float">
            <text:p>0.000415745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519684" calcext:value-type="float">
            <text:p>0.007519684</text:p>
          </table:table-cell>
          <table:table-cell office:value-type="float" office:value="-0.2087581" calcext:value-type="float">
            <text:p>-0.2087581</text:p>
          </table:table-cell>
          <table:table-cell office:value-type="float" office:value="0.001347456" calcext:value-type="float">
            <text:p>0.001347456</text:p>
          </table:table-cell>
          <table:table-cell office:value-type="float" office:value="0.003242126" calcext:value-type="float">
            <text:p>0.003242126</text:p>
          </table:table-cell>
          <table:table-cell office:value-type="float" office:value="18.62139" calcext:value-type="float">
            <text:p>18.62139</text:p>
          </table:table-cell>
          <table:table-cell office:value-type="float" office:value="0.5830135" calcext:value-type="float">
            <text:p>0.5830135</text:p>
          </table:table-cell>
          <table:table-cell office:value-type="float" office:value="0.2330674" calcext:value-type="float">
            <text:p>0.2330674</text:p>
          </table:table-cell>
          <table:table-cell office:value-type="float" office:value="0.04859485" calcext:value-type="float">
            <text:p>0.04859485</text:p>
          </table:table-cell>
          <table:table-cell office:value-type="float" office:value="0.0385173" calcext:value-type="float">
            <text:p>0.0385173</text:p>
          </table:table-cell>
          <table:table-cell office:value-type="float" office:value="0.03966126" calcext:value-type="float">
            <text:p>0.03966126</text:p>
          </table:table-cell>
          <table:table-cell office:value-type="float" office:value="0.01320156" calcext:value-type="float">
            <text:p>0.01320156</text:p>
          </table:table-cell>
          <table:table-cell office:value-type="float" office:value="0.008294601" calcext:value-type="float">
            <text:p>0.008294601</text:p>
          </table:table-cell>
          <table:table-cell office:value-type="float" office:value="0.02442924" calcext:value-type="float">
            <text:p>0.02442924</text:p>
          </table:table-cell>
          <table:table-cell office:value-type="float" office:value="0.02131828" calcext:value-type="float">
            <text:p>0.02131828</text:p>
          </table:table-cell>
          <table:table-cell office:value-type="float" office:value="0.01873301" calcext:value-type="float">
            <text:p>0.01873301</text:p>
          </table:table-cell>
          <table:table-cell office:value-type="float" office:value="0.01726887" calcext:value-type="float">
            <text:p>0.01726887</text:p>
          </table:table-cell>
          <table:table-cell office:value-type="float" office:value="0.01474039" calcext:value-type="float">
            <text:p>0.01474039</text:p>
          </table:table-cell>
          <table:table-cell office:value-type="float" office:value="0.006508222" calcext:value-type="float">
            <text:p>0.006508222</text:p>
          </table:table-cell>
          <table:table-cell office:value-type="float" office:value="0.007221286" calcext:value-type="float">
            <text:p>0.007221286</text:p>
          </table:table-cell>
          <table:table-cell office:value-type="float" office:value="0" calcext:value-type="float">
            <text:p>0</text:p>
          </table:table-cell>
          <table:table-cell office:value-type="float" office:value="6.940653" calcext:value-type="float">
            <text:p>6.940653</text:p>
          </table:table-cell>
          <table:table-cell office:value-type="float" office:value="0.03672028" calcext:value-type="float">
            <text:p>0.03672028</text:p>
          </table:table-cell>
          <table:table-cell office:value-type="float" office:value="0.01818928" calcext:value-type="float">
            <text:p>0.01818928</text:p>
          </table:table-cell>
          <table:table-cell office:value-type="float" office:value="0.01718993" calcext:value-type="float">
            <text:p>0.01718993</text:p>
          </table:table-cell>
          <table:table-cell office:value-type="float" office:value="0.01791872" calcext:value-type="float">
            <text:p>0.01791872</text:p>
          </table:table-cell>
          <table:table-cell office:value-type="float" office:value="0.007725848" calcext:value-type="float">
            <text:p>0.007725848</text:p>
          </table:table-cell>
          <table:table-cell office:value-type="float" office:value="0.01500912" calcext:value-type="float">
            <text:p>0.01500912</text:p>
          </table:table-cell>
          <table:table-cell office:value-type="float" office:value="2.613197" calcext:value-type="float">
            <text:p>2.613197</text:p>
          </table:table-cell>
          <table:table-cell office:value-type="float" office:value="4.458128" calcext:value-type="float">
            <text:p>4.458128</text:p>
          </table:table-cell>
          <table:table-cell office:value-type="float" office:value="2.581038" calcext:value-type="float">
            <text:p>2.581038</text:p>
          </table:table-cell>
          <table:table-cell office:value-type="float" office:value="0.5692831" calcext:value-type="float">
            <text:p>0.5692831</text:p>
          </table:table-cell>
          <table:table-cell office:value-type="float" office:value="0.01591893" calcext:value-type="float">
            <text:p>0.01591893</text:p>
          </table:table-cell>
          <table:table-cell office:value-type="float" office:value="0.3733582" calcext:value-type="float">
            <text:p>0.3733582</text:p>
          </table:table-cell>
          <table:table-cell office:value-type="float" office:value="0.3366303" calcext:value-type="float">
            <text:p>0.3366303</text:p>
          </table:table-cell>
          <table:table-cell office:value-type="float" office:value="0" calcext:value-type="float">
            <text:p>0</text:p>
          </table:table-cell>
          <table:table-cell office:value-type="float" office:value="1544.784" calcext:value-type="float">
            <text:p>1544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577" calcext:value-type="float">
            <text:p>10.38577</text:p>
          </table:table-cell>
          <table:table-cell office:value-type="float" office:value="0" calcext:value-type="float">
            <text:p>0</text:p>
          </table:table-cell>
          <table:table-cell office:value-type="float" office:value="-0.7110503" calcext:value-type="float">
            <text:p>-0.71105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18.61522" calcext:value-type="float">
            <text:p>18.61522</text:p>
          </table:table-cell>
          <table:table-cell office:value-type="float" office:value="1098.897" calcext:value-type="float">
            <text:p>1098.897</text:p>
          </table:table-cell>
          <table:table-cell office:value-type="float" office:value="0" calcext:value-type="float">
            <text:p>0</text:p>
          </table:table-cell>
          <table:table-cell office:value-type="float" office:value="-25.66216" calcext:value-type="float">
            <text:p>-25.66216</text:p>
          </table:table-cell>
          <table:table-cell office:value-type="float" office:value="0.8369036" calcext:value-type="float">
            <text:p>0.8369036</text:p>
          </table:table-cell>
          <table:table-cell office:value-type="float" office:value="5.349265" calcext:value-type="float">
            <text:p>5.349265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157453" calcext:value-type="float">
            <text:p>0.000415745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519684" calcext:value-type="float">
            <text:p>0.007519684</text:p>
          </table:table-cell>
          <table:table-cell office:value-type="float" office:value="-0.2097143" calcext:value-type="float">
            <text:p>-0.2097143</text:p>
          </table:table-cell>
          <table:table-cell office:value-type="float" office:value="0.00134432" calcext:value-type="float">
            <text:p>0.00134432</text:p>
          </table:table-cell>
          <table:table-cell office:value-type="float" office:value="0.003244791" calcext:value-type="float">
            <text:p>0.003244791</text:p>
          </table:table-cell>
          <table:table-cell office:value-type="float" office:value="18.1255" calcext:value-type="float">
            <text:p>18.1255</text:p>
          </table:table-cell>
          <table:table-cell office:value-type="float" office:value="1.162991" calcext:value-type="float">
            <text:p>1.162991</text:p>
          </table:table-cell>
          <table:table-cell office:value-type="float" office:value="0.191284" calcext:value-type="float">
            <text:p>0.191284</text:p>
          </table:table-cell>
          <table:table-cell office:value-type="float" office:value="0.05117973" calcext:value-type="float">
            <text:p>0.05117973</text:p>
          </table:table-cell>
          <table:table-cell office:value-type="float" office:value="0.03946878" calcext:value-type="float">
            <text:p>0.03946878</text:p>
          </table:table-cell>
          <table:table-cell office:value-type="float" office:value="0.04010625" calcext:value-type="float">
            <text:p>0.04010625</text:p>
          </table:table-cell>
          <table:table-cell office:value-type="float" office:value="0.01311053" calcext:value-type="float">
            <text:p>0.01311053</text:p>
          </table:table-cell>
          <table:table-cell office:value-type="float" office:value="0.008085094" calcext:value-type="float">
            <text:p>0.008085094</text:p>
          </table:table-cell>
          <table:table-cell office:value-type="float" office:value="0.02422283" calcext:value-type="float">
            <text:p>0.02422283</text:p>
          </table:table-cell>
          <table:table-cell office:value-type="float" office:value="0.02128084" calcext:value-type="float">
            <text:p>0.02128084</text:p>
          </table:table-cell>
          <table:table-cell office:value-type="float" office:value="0.01872565" calcext:value-type="float">
            <text:p>0.01872565</text:p>
          </table:table-cell>
          <table:table-cell office:value-type="float" office:value="0.01728648" calcext:value-type="float">
            <text:p>0.01728648</text:p>
          </table:table-cell>
          <table:table-cell office:value-type="float" office:value="0.01473972" calcext:value-type="float">
            <text:p>0.01473972</text:p>
          </table:table-cell>
          <table:table-cell office:value-type="float" office:value="0.006497384" calcext:value-type="float">
            <text:p>0.006497384</text:p>
          </table:table-cell>
          <table:table-cell office:value-type="float" office:value="0.007218687" calcext:value-type="float">
            <text:p>0.007218687</text:p>
          </table:table-cell>
          <table:table-cell office:value-type="float" office:value="0" calcext:value-type="float">
            <text:p>0</text:p>
          </table:table-cell>
          <table:table-cell office:value-type="float" office:value="7.591424" calcext:value-type="float">
            <text:p>7.591424</text:p>
          </table:table-cell>
          <table:table-cell office:value-type="float" office:value="0.03453286" calcext:value-type="float">
            <text:p>0.03453286</text:p>
          </table:table-cell>
          <table:table-cell office:value-type="float" office:value="0.01570609" calcext:value-type="float">
            <text:p>0.01570609</text:p>
          </table:table-cell>
          <table:table-cell office:value-type="float" office:value="0.01572867" calcext:value-type="float">
            <text:p>0.01572867</text:p>
          </table:table-cell>
          <table:table-cell office:value-type="float" office:value="0.01680752" calcext:value-type="float">
            <text:p>0.01680752</text:p>
          </table:table-cell>
          <table:table-cell office:value-type="float" office:value="0.007544853" calcext:value-type="float">
            <text:p>0.007544853</text:p>
          </table:table-cell>
          <table:table-cell office:value-type="float" office:value="0.01461565" calcext:value-type="float">
            <text:p>0.01461565</text:p>
          </table:table-cell>
          <table:table-cell office:value-type="float" office:value="2.509835" calcext:value-type="float">
            <text:p>2.509835</text:p>
          </table:table-cell>
          <table:table-cell office:value-type="float" office:value="4.361751" calcext:value-type="float">
            <text:p>4.361751</text:p>
          </table:table-cell>
          <table:table-cell office:value-type="float" office:value="2.528505" calcext:value-type="float">
            <text:p>2.528505</text:p>
          </table:table-cell>
          <table:table-cell office:value-type="float" office:value="0.5232142" calcext:value-type="float">
            <text:p>0.5232142</text:p>
          </table:table-cell>
          <table:table-cell office:value-type="float" office:value="0.01585612" calcext:value-type="float">
            <text:p>0.01585612</text:p>
          </table:table-cell>
          <table:table-cell office:value-type="float" office:value="0.372921" calcext:value-type="float">
            <text:p>0.372921</text:p>
          </table:table-cell>
          <table:table-cell office:value-type="float" office:value="0.3366541" calcext:value-type="float">
            <text:p>0.3366541</text:p>
          </table:table-cell>
          <table:table-cell office:value-type="float" office:value="0" calcext:value-type="float">
            <text:p>0</text:p>
          </table:table-cell>
          <table:table-cell office:value-type="float" office:value="2087.687" calcext:value-type="float">
            <text:p>2087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377" calcext:value-type="float">
            <text:p>10.68377</text:p>
          </table:table-cell>
          <table:table-cell office:value-type="float" office:value="0" calcext:value-type="float">
            <text:p>0</text:p>
          </table:table-cell>
          <table:table-cell office:value-type="float" office:value="-0.7111859" calcext:value-type="float">
            <text:p>-0.71118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18.62708" calcext:value-type="float">
            <text:p>18.62708</text:p>
          </table:table-cell>
          <table:table-cell office:value-type="float" office:value="1098.92" calcext:value-type="float">
            <text:p>1098.92</text:p>
          </table:table-cell>
          <table:table-cell office:value-type="float" office:value="0" calcext:value-type="float">
            <text:p>0</text:p>
          </table:table-cell>
          <table:table-cell office:value-type="float" office:value="-26.10457" calcext:value-type="float">
            <text:p>-26.10457</text:p>
          </table:table-cell>
          <table:table-cell office:value-type="float" office:value="0.714608" calcext:value-type="float">
            <text:p>0.714608</text:p>
          </table:table-cell>
          <table:table-cell office:value-type="float" office:value="5.153823" calcext:value-type="float">
            <text:p>5.153823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306383" calcext:value-type="float">
            <text:p>0.0004306383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620779" calcext:value-type="float">
            <text:p>0.007620779</text:p>
          </table:table-cell>
          <table:table-cell office:value-type="float" office:value="-0.2171371" calcext:value-type="float">
            <text:p>-0.2171371</text:p>
          </table:table-cell>
          <table:table-cell office:value-type="float" office:value="0.001351224" calcext:value-type="float">
            <text:p>0.001351224</text:p>
          </table:table-cell>
          <table:table-cell office:value-type="float" office:value="0.003270759" calcext:value-type="float">
            <text:p>0.003270759</text:p>
          </table:table-cell>
          <table:table-cell office:value-type="float" office:value="18.47557" calcext:value-type="float">
            <text:p>18.47557</text:p>
          </table:table-cell>
          <table:table-cell office:value-type="float" office:value="1.431593" calcext:value-type="float">
            <text:p>1.431593</text:p>
          </table:table-cell>
          <table:table-cell office:value-type="float" office:value="0.1594746" calcext:value-type="float">
            <text:p>0.1594746</text:p>
          </table:table-cell>
          <table:table-cell office:value-type="float" office:value="0.05454255" calcext:value-type="float">
            <text:p>0.05454255</text:p>
          </table:table-cell>
          <table:table-cell office:value-type="float" office:value="0.04146779" calcext:value-type="float">
            <text:p>0.04146779</text:p>
          </table:table-cell>
          <table:table-cell office:value-type="float" office:value="0.04178328" calcext:value-type="float">
            <text:p>0.04178328</text:p>
          </table:table-cell>
          <table:table-cell office:value-type="float" office:value="0.01338226" calcext:value-type="float">
            <text:p>0.01338226</text:p>
          </table:table-cell>
          <table:table-cell office:value-type="float" office:value="0.007968441" calcext:value-type="float">
            <text:p>0.007968441</text:p>
          </table:table-cell>
          <table:table-cell office:value-type="float" office:value="0.02400818" calcext:value-type="float">
            <text:p>0.02400818</text:p>
          </table:table-cell>
          <table:table-cell office:value-type="float" office:value="0.02125514" calcext:value-type="float">
            <text:p>0.02125514</text:p>
          </table:table-cell>
          <table:table-cell office:value-type="float" office:value="0.01872926" calcext:value-type="float">
            <text:p>0.01872926</text:p>
          </table:table-cell>
          <table:table-cell office:value-type="float" office:value="0.01730631" calcext:value-type="float">
            <text:p>0.01730631</text:p>
          </table:table-cell>
          <table:table-cell office:value-type="float" office:value="0.01473978" calcext:value-type="float">
            <text:p>0.01473978</text:p>
          </table:table-cell>
          <table:table-cell office:value-type="float" office:value="0.006486441" calcext:value-type="float">
            <text:p>0.006486441</text:p>
          </table:table-cell>
          <table:table-cell office:value-type="float" office:value="0.007216042" calcext:value-type="float">
            <text:p>0.007216042</text:p>
          </table:table-cell>
          <table:table-cell office:value-type="float" office:value="0" calcext:value-type="float">
            <text:p>0</text:p>
          </table:table-cell>
          <table:table-cell office:value-type="float" office:value="6.749457" calcext:value-type="float">
            <text:p>6.749457</text:p>
          </table:table-cell>
          <table:table-cell office:value-type="float" office:value="0.04453751" calcext:value-type="float">
            <text:p>0.04453751</text:p>
          </table:table-cell>
          <table:table-cell office:value-type="float" office:value="0.01515176" calcext:value-type="float">
            <text:p>0.01515176</text:p>
          </table:table-cell>
          <table:table-cell office:value-type="float" office:value="0.01502985" calcext:value-type="float">
            <text:p>0.01502985</text:p>
          </table:table-cell>
          <table:table-cell office:value-type="float" office:value="0.01627486" calcext:value-type="float">
            <text:p>0.01627486</text:p>
          </table:table-cell>
          <table:table-cell office:value-type="float" office:value="0.007232918" calcext:value-type="float">
            <text:p>0.007232918</text:p>
          </table:table-cell>
          <table:table-cell office:value-type="float" office:value="0.01443149" calcext:value-type="float">
            <text:p>0.01443149</text:p>
          </table:table-cell>
          <table:table-cell office:value-type="float" office:value="2.421547" calcext:value-type="float">
            <text:p>2.421547</text:p>
          </table:table-cell>
          <table:table-cell office:value-type="float" office:value="4.269415" calcext:value-type="float">
            <text:p>4.269415</text:p>
          </table:table-cell>
          <table:table-cell office:value-type="float" office:value="2.478686" calcext:value-type="float">
            <text:p>2.478686</text:p>
          </table:table-cell>
          <table:table-cell office:value-type="float" office:value="0.4798326" calcext:value-type="float">
            <text:p>0.4798326</text:p>
          </table:table-cell>
          <table:table-cell office:value-type="float" office:value="0.01583444" calcext:value-type="float">
            <text:p>0.01583444</text:p>
          </table:table-cell>
          <table:table-cell office:value-type="float" office:value="0.3724546" calcext:value-type="float">
            <text:p>0.3724546</text:p>
          </table:table-cell>
          <table:table-cell office:value-type="float" office:value="0.3366781" calcext:value-type="float">
            <text:p>0.3366781</text:p>
          </table:table-cell>
          <table:table-cell office:value-type="float" office:value="0" calcext:value-type="float">
            <text:p>0</text:p>
          </table:table-cell>
          <table:table-cell office:value-type="float" office:value="1813.258" calcext:value-type="float">
            <text:p>1813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484" calcext:value-type="float">
            <text:p>10.67484</text:p>
          </table:table-cell>
          <table:table-cell office:value-type="float" office:value="0" calcext:value-type="float">
            <text:p>0</text:p>
          </table:table-cell>
          <table:table-cell office:value-type="float" office:value="-0.7384334" calcext:value-type="float">
            <text:p>-0.738433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8.63143" calcext:value-type="float">
            <text:p>18.63143</text:p>
          </table:table-cell>
          <table:table-cell office:value-type="float" office:value="1098.956" calcext:value-type="float">
            <text:p>1098.956</text:p>
          </table:table-cell>
          <table:table-cell office:value-type="float" office:value="0" calcext:value-type="float">
            <text:p>0</text:p>
          </table:table-cell>
          <table:table-cell office:value-type="float" office:value="-26.57168" calcext:value-type="float">
            <text:p>-26.57168</text:p>
          </table:table-cell>
          <table:table-cell office:value-type="float" office:value="0.5940972" calcext:value-type="float">
            <text:p>0.5940972</text:p>
          </table:table-cell>
          <table:table-cell office:value-type="float" office:value="4.924435" calcext:value-type="float">
            <text:p>4.924435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306524" calcext:value-type="float">
            <text:p>0.0004306524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620901" calcext:value-type="float">
            <text:p>0.007620901</text:p>
          </table:table-cell>
          <table:table-cell office:value-type="float" office:value="-0.2222857" calcext:value-type="float">
            <text:p>-0.2222857</text:p>
          </table:table-cell>
          <table:table-cell office:value-type="float" office:value="0.001360308" calcext:value-type="float">
            <text:p>0.001360308</text:p>
          </table:table-cell>
          <table:table-cell office:value-type="float" office:value="0.003420328" calcext:value-type="float">
            <text:p>0.003420328</text:p>
          </table:table-cell>
          <table:table-cell office:value-type="float" office:value="18.78819" calcext:value-type="float">
            <text:p>18.78819</text:p>
          </table:table-cell>
          <table:table-cell office:value-type="float" office:value="1.03571" calcext:value-type="float">
            <text:p>1.03571</text:p>
          </table:table-cell>
          <table:table-cell office:value-type="float" office:value="0.1243138" calcext:value-type="float">
            <text:p>0.1243138</text:p>
          </table:table-cell>
          <table:table-cell office:value-type="float" office:value="0.05613988" calcext:value-type="float">
            <text:p>0.05613988</text:p>
          </table:table-cell>
          <table:table-cell office:value-type="float" office:value="0.04253626" calcext:value-type="float">
            <text:p>0.04253626</text:p>
          </table:table-cell>
          <table:table-cell office:value-type="float" office:value="0.04268762" calcext:value-type="float">
            <text:p>0.04268762</text:p>
          </table:table-cell>
          <table:table-cell office:value-type="float" office:value="0.01353287" calcext:value-type="float">
            <text:p>0.01353287</text:p>
          </table:table-cell>
          <table:table-cell office:value-type="float" office:value="0.007947314" calcext:value-type="float">
            <text:p>0.007947314</text:p>
          </table:table-cell>
          <table:table-cell office:value-type="float" office:value="0.02382184" calcext:value-type="float">
            <text:p>0.02382184</text:p>
          </table:table-cell>
          <table:table-cell office:value-type="float" office:value="0.02123475" calcext:value-type="float">
            <text:p>0.02123475</text:p>
          </table:table-cell>
          <table:table-cell office:value-type="float" office:value="0.01873954" calcext:value-type="float">
            <text:p>0.01873954</text:p>
          </table:table-cell>
          <table:table-cell office:value-type="float" office:value="0.0173295" calcext:value-type="float">
            <text:p>0.0173295</text:p>
          </table:table-cell>
          <table:table-cell office:value-type="float" office:value="0.01474105" calcext:value-type="float">
            <text:p>0.01474105</text:p>
          </table:table-cell>
          <table:table-cell office:value-type="float" office:value="0.006475421" calcext:value-type="float">
            <text:p>0.006475421</text:p>
          </table:table-cell>
          <table:table-cell office:value-type="float" office:value="0.007213378" calcext:value-type="float">
            <text:p>0.007213378</text:p>
          </table:table-cell>
          <table:table-cell office:value-type="float" office:value="0" calcext:value-type="float">
            <text:p>0</text:p>
          </table:table-cell>
          <table:table-cell office:value-type="float" office:value="1.000814" calcext:value-type="float">
            <text:p>1.000814</text:p>
          </table:table-cell>
          <table:table-cell office:value-type="float" office:value="0.09210332" calcext:value-type="float">
            <text:p>0.09210332</text:p>
          </table:table-cell>
          <table:table-cell office:value-type="float" office:value="0.01534238" calcext:value-type="float">
            <text:p>0.01534238</text:p>
          </table:table-cell>
          <table:table-cell office:value-type="float" office:value="0.01487977" calcext:value-type="float">
            <text:p>0.01487977</text:p>
          </table:table-cell>
          <table:table-cell office:value-type="float" office:value="0.01615752" calcext:value-type="float">
            <text:p>0.01615752</text:p>
          </table:table-cell>
          <table:table-cell office:value-type="float" office:value="0.007098753" calcext:value-type="float">
            <text:p>0.007098753</text:p>
          </table:table-cell>
          <table:table-cell office:value-type="float" office:value="0.01423907" calcext:value-type="float">
            <text:p>0.01423907</text:p>
          </table:table-cell>
          <table:table-cell office:value-type="float" office:value="2.328645" calcext:value-type="float">
            <text:p>2.328645</text:p>
          </table:table-cell>
          <table:table-cell office:value-type="float" office:value="4.180102" calcext:value-type="float">
            <text:p>4.180102</text:p>
          </table:table-cell>
          <table:table-cell office:value-type="float" office:value="2.430814" calcext:value-type="float">
            <text:p>2.430814</text:p>
          </table:table-cell>
          <table:table-cell office:value-type="float" office:value="0.438784" calcext:value-type="float">
            <text:p>0.438784</text:p>
          </table:table-cell>
          <table:table-cell office:value-type="float" office:value="0.01585042" calcext:value-type="float">
            <text:p>0.01585042</text:p>
          </table:table-cell>
          <table:table-cell office:value-type="float" office:value="0.3719658" calcext:value-type="float">
            <text:p>0.3719658</text:p>
          </table:table-cell>
          <table:table-cell office:value-type="float" office:value="0.3367024" calcext:value-type="float">
            <text:p>0.3367024</text:p>
          </table:table-cell>
          <table:table-cell office:value-type="float" office:value="0" calcext:value-type="float">
            <text:p>0</text:p>
          </table:table-cell>
          <table:table-cell office:value-type="float" office:value="1546.506" calcext:value-type="float">
            <text:p>1546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5924" calcext:value-type="float">
            <text:p>10.65924</text:p>
          </table:table-cell>
          <table:table-cell office:value-type="float" office:value="0" calcext:value-type="float">
            <text:p>0</text:p>
          </table:table-cell>
          <table:table-cell office:value-type="float" office:value="-0.756768" calcext:value-type="float">
            <text:p>-0.7567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18.64328" calcext:value-type="float">
            <text:p>18.64328</text:p>
          </table:table-cell>
          <table:table-cell office:value-type="float" office:value="1098.971" calcext:value-type="float">
            <text:p>1098.971</text:p>
          </table:table-cell>
          <table:table-cell office:value-type="float" office:value="0" calcext:value-type="float">
            <text:p>0</text:p>
          </table:table-cell>
          <table:table-cell office:value-type="float" office:value="-26.87491" calcext:value-type="float">
            <text:p>-26.87491</text:p>
          </table:table-cell>
          <table:table-cell office:value-type="float" office:value="0.5310705" calcext:value-type="float">
            <text:p>0.5310705</text:p>
          </table:table-cell>
          <table:table-cell office:value-type="float" office:value="4.818982" calcext:value-type="float">
            <text:p>4.818982</text:p>
          </table:table-cell>
          <table:table-cell office:value-type="float" office:value="0.06362195" calcext:value-type="float">
            <text:p>0.06362195</text:p>
          </table:table-cell>
          <table:table-cell office:value-type="float" office:value="0.0004306524" calcext:value-type="float">
            <text:p>0.0004306524</text:p>
          </table:table-cell>
          <table:table-cell office:value-type="float" office:value="0.52715" calcext:value-type="float">
            <text:p>0.52715</text:p>
          </table:table-cell>
          <table:table-cell office:value-type="float" office:value="0.007620901" calcext:value-type="float">
            <text:p>0.007620901</text:p>
          </table:table-cell>
          <table:table-cell office:value-type="float" office:value="-0.2236431" calcext:value-type="float">
            <text:p>-0.2236431</text:p>
          </table:table-cell>
          <table:table-cell office:value-type="float" office:value="0.001376008" calcext:value-type="float">
            <text:p>0.001376008</text:p>
          </table:table-cell>
          <table:table-cell office:value-type="float" office:value="0.003438403" calcext:value-type="float">
            <text:p>0.003438403</text:p>
          </table:table-cell>
          <table:table-cell office:value-type="float" office:value="18.9142" calcext:value-type="float">
            <text:p>18.9142</text:p>
          </table:table-cell>
          <table:table-cell office:value-type="float" office:value="0.759236" calcext:value-type="float">
            <text:p>0.759236</text:p>
          </table:table-cell>
          <table:table-cell office:value-type="float" office:value="0.1017693" calcext:value-type="float">
            <text:p>0.1017693</text:p>
          </table:table-cell>
          <table:table-cell office:value-type="float" office:value="0.05666696" calcext:value-type="float">
            <text:p>0.05666696</text:p>
          </table:table-cell>
          <table:table-cell office:value-type="float" office:value="0.04329956" calcext:value-type="float">
            <text:p>0.04329956</text:p>
          </table:table-cell>
          <table:table-cell office:value-type="float" office:value="0.0435209" calcext:value-type="float">
            <text:p>0.0435209</text:p>
          </table:table-cell>
          <table:table-cell office:value-type="float" office:value="0.01369986" calcext:value-type="float">
            <text:p>0.01369986</text:p>
          </table:table-cell>
          <table:table-cell office:value-type="float" office:value="0.007876473" calcext:value-type="float">
            <text:p>0.007876473</text:p>
          </table:table-cell>
          <table:table-cell office:value-type="float" office:value="0.023652" calcext:value-type="float">
            <text:p>0.023652</text:p>
          </table:table-cell>
          <table:table-cell office:value-type="float" office:value="0.02121523" calcext:value-type="float">
            <text:p>0.02121523</text:p>
          </table:table-cell>
          <table:table-cell office:value-type="float" office:value="0.01875098" calcext:value-type="float">
            <text:p>0.01875098</text:p>
          </table:table-cell>
          <table:table-cell office:value-type="float" office:value="0.01735432" calcext:value-type="float">
            <text:p>0.01735432</text:p>
          </table:table-cell>
          <table:table-cell office:value-type="float" office:value="0.01474379" calcext:value-type="float">
            <text:p>0.01474379</text:p>
          </table:table-cell>
          <table:table-cell office:value-type="float" office:value="0.006464378" calcext:value-type="float">
            <text:p>0.006464378</text:p>
          </table:table-cell>
          <table:table-cell office:value-type="float" office:value="0.007210699" calcext:value-type="float">
            <text:p>0.007210699</text:p>
          </table:table-cell>
          <table:table-cell office:value-type="float" office:value="0" calcext:value-type="float">
            <text:p>0</text:p>
          </table:table-cell>
          <table:table-cell office:value-type="float" office:value="1.215239" calcext:value-type="float">
            <text:p>1.215239</text:p>
          </table:table-cell>
          <table:table-cell office:value-type="float" office:value="0.0296516" calcext:value-type="float">
            <text:p>0.0296516</text:p>
          </table:table-cell>
          <table:table-cell office:value-type="float" office:value="0.01472692" calcext:value-type="float">
            <text:p>0.01472692</text:p>
          </table:table-cell>
          <table:table-cell office:value-type="float" office:value="0.01452921" calcext:value-type="float">
            <text:p>0.01452921</text:p>
          </table:table-cell>
          <table:table-cell office:value-type="float" office:value="0.01575877" calcext:value-type="float">
            <text:p>0.01575877</text:p>
          </table:table-cell>
          <table:table-cell office:value-type="float" office:value="0.006955831" calcext:value-type="float">
            <text:p>0.006955831</text:p>
          </table:table-cell>
          <table:table-cell office:value-type="float" office:value="0.01389278" calcext:value-type="float">
            <text:p>0.01389278</text:p>
          </table:table-cell>
          <table:table-cell office:value-type="float" office:value="2.231372" calcext:value-type="float">
            <text:p>2.231372</text:p>
          </table:table-cell>
          <table:table-cell office:value-type="float" office:value="4.091802" calcext:value-type="float">
            <text:p>4.091802</text:p>
          </table:table-cell>
          <table:table-cell office:value-type="float" office:value="2.383595" calcext:value-type="float">
            <text:p>2.383595</text:p>
          </table:table-cell>
          <table:table-cell office:value-type="float" office:value="0.3992243" calcext:value-type="float">
            <text:p>0.3992243</text:p>
          </table:table-cell>
          <table:table-cell office:value-type="float" office:value="0.01590451" calcext:value-type="float">
            <text:p>0.01590451</text:p>
          </table:table-cell>
          <table:table-cell office:value-type="float" office:value="0.3714651" calcext:value-type="float">
            <text:p>0.3714651</text:p>
          </table:table-cell>
          <table:table-cell office:value-type="float" office:value="0.3367262" calcext:value-type="float">
            <text:p>0.3367262</text:p>
          </table:table-cell>
          <table:table-cell office:value-type="float" office:value="0" calcext:value-type="float">
            <text:p>0</text:p>
          </table:table-cell>
          <table:table-cell office:value-type="float" office:value="1403.222" calcext:value-type="float">
            <text:p>1403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881" calcext:value-type="float">
            <text:p>10.70881</text:p>
          </table:table-cell>
          <table:table-cell office:value-type="float" office:value="0" calcext:value-type="float">
            <text:p>0</text:p>
          </table:table-cell>
          <table:table-cell office:value-type="float" office:value="-0.7569324" calcext:value-type="float">
            <text:p>-0.75693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18.52131" calcext:value-type="float">
            <text:p>18.52131</text:p>
          </table:table-cell>
          <table:table-cell office:value-type="float" office:value="1099.002" calcext:value-type="float">
            <text:p>1099.002</text:p>
          </table:table-cell>
          <table:table-cell office:value-type="float" office:value="0" calcext:value-type="float">
            <text:p>0</text:p>
          </table:table-cell>
          <table:table-cell office:value-type="float" office:value="-27.24944" calcext:value-type="float">
            <text:p>-27.24944</text:p>
          </table:table-cell>
          <table:table-cell office:value-type="float" office:value="0.4868734" calcext:value-type="float">
            <text:p>0.4868734</text:p>
          </table:table-cell>
          <table:table-cell office:value-type="float" office:value="4.659419" calcext:value-type="float">
            <text:p>4.659419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557126" calcext:value-type="float">
            <text:p>0.000557126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802673" calcext:value-type="float">
            <text:p>0.007802673</text:p>
          </table:table-cell>
          <table:table-cell office:value-type="float" office:value="-0.2256584" calcext:value-type="float">
            <text:p>-0.2256584</text:p>
          </table:table-cell>
          <table:table-cell office:value-type="float" office:value="0.001389329" calcext:value-type="float">
            <text:p>0.001389329</text:p>
          </table:table-cell>
          <table:table-cell office:value-type="float" office:value="0.00354548" calcext:value-type="float">
            <text:p>0.00354548</text:p>
          </table:table-cell>
          <table:table-cell office:value-type="float" office:value="18.89709" calcext:value-type="float">
            <text:p>18.89709</text:p>
          </table:table-cell>
          <table:table-cell office:value-type="float" office:value="1.572654" calcext:value-type="float">
            <text:p>1.572654</text:p>
          </table:table-cell>
          <table:table-cell office:value-type="float" office:value="0.7405216" calcext:value-type="float">
            <text:p>0.7405216</text:p>
          </table:table-cell>
          <table:table-cell office:value-type="float" office:value="0.05944019" calcext:value-type="float">
            <text:p>0.05944019</text:p>
          </table:table-cell>
          <table:table-cell office:value-type="float" office:value="0.04344906" calcext:value-type="float">
            <text:p>0.04344906</text:p>
          </table:table-cell>
          <table:table-cell office:value-type="float" office:value="0.04386505" calcext:value-type="float">
            <text:p>0.04386505</text:p>
          </table:table-cell>
          <table:table-cell office:value-type="float" office:value="0.0137208" calcext:value-type="float">
            <text:p>0.0137208</text:p>
          </table:table-cell>
          <table:table-cell office:value-type="float" office:value="0.008359645" calcext:value-type="float">
            <text:p>0.008359645</text:p>
          </table:table-cell>
          <table:table-cell office:value-type="float" office:value="0.02348296" calcext:value-type="float">
            <text:p>0.02348296</text:p>
          </table:table-cell>
          <table:table-cell office:value-type="float" office:value="0.0211803" calcext:value-type="float">
            <text:p>0.0211803</text:p>
          </table:table-cell>
          <table:table-cell office:value-type="float" office:value="0.01875272" calcext:value-type="float">
            <text:p>0.01875272</text:p>
          </table:table-cell>
          <table:table-cell office:value-type="float" office:value="0.01737703" calcext:value-type="float">
            <text:p>0.01737703</text:p>
          </table:table-cell>
          <table:table-cell office:value-type="float" office:value="0.0147481" calcext:value-type="float">
            <text:p>0.0147481</text:p>
          </table:table-cell>
          <table:table-cell office:value-type="float" office:value="0.006453384" calcext:value-type="float">
            <text:p>0.006453384</text:p>
          </table:table-cell>
          <table:table-cell office:value-type="float" office:value="0.007207972" calcext:value-type="float">
            <text:p>0.007207972</text:p>
          </table:table-cell>
          <table:table-cell office:value-type="float" office:value="0" calcext:value-type="float">
            <text:p>0</text:p>
          </table:table-cell>
          <table:table-cell office:value-type="float" office:value="0.01983782" calcext:value-type="float">
            <text:p>0.01983782</text:p>
          </table:table-cell>
          <table:table-cell office:value-type="float" office:value="0.4367318" calcext:value-type="float">
            <text:p>0.4367318</text:p>
          </table:table-cell>
          <table:table-cell office:value-type="float" office:value="0.04080891" calcext:value-type="float">
            <text:p>0.04080891</text:p>
          </table:table-cell>
          <table:table-cell office:value-type="float" office:value="0.016158" calcext:value-type="float">
            <text:p>0.016158</text:p>
          </table:table-cell>
          <table:table-cell office:value-type="float" office:value="0.01566175" calcext:value-type="float">
            <text:p>0.01566175</text:p>
          </table:table-cell>
          <table:table-cell office:value-type="float" office:value="0.00690065" calcext:value-type="float">
            <text:p>0.00690065</text:p>
          </table:table-cell>
          <table:table-cell office:value-type="float" office:value="0.01597232" calcext:value-type="float">
            <text:p>0.01597232</text:p>
          </table:table-cell>
          <table:table-cell office:value-type="float" office:value="2.125974" calcext:value-type="float">
            <text:p>2.125974</text:p>
          </table:table-cell>
          <table:table-cell office:value-type="float" office:value="3.998042" calcext:value-type="float">
            <text:p>3.998042</text:p>
          </table:table-cell>
          <table:table-cell office:value-type="float" office:value="2.333558" calcext:value-type="float">
            <text:p>2.333558</text:p>
          </table:table-cell>
          <table:table-cell office:value-type="float" office:value="0.3584868" calcext:value-type="float">
            <text:p>0.3584868</text:p>
          </table:table-cell>
          <table:table-cell office:value-type="float" office:value="0.01605237" calcext:value-type="float">
            <text:p>0.01605237</text:p>
          </table:table-cell>
          <table:table-cell office:value-type="float" office:value="0.3709573" calcext:value-type="float">
            <text:p>0.3709573</text:p>
          </table:table-cell>
          <table:table-cell office:value-type="float" office:value="0.336751" calcext:value-type="float">
            <text:p>0.336751</text:p>
          </table:table-cell>
          <table:table-cell office:value-type="float" office:value="0" calcext:value-type="float">
            <text:p>0</text:p>
          </table:table-cell>
          <table:table-cell office:value-type="float" office:value="1207.967" calcext:value-type="float">
            <text:p>1207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0946" calcext:value-type="float">
            <text:p>10.80946</text:p>
          </table:table-cell>
          <table:table-cell office:value-type="float" office:value="0" calcext:value-type="float">
            <text:p>0</text:p>
          </table:table-cell>
          <table:table-cell office:value-type="float" office:value="-0.7963703" calcext:value-type="float">
            <text:p>-0.79637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18.51558" calcext:value-type="float">
            <text:p>18.51558</text:p>
          </table:table-cell>
          <table:table-cell office:value-type="float" office:value="1099.022" calcext:value-type="float">
            <text:p>1099.022</text:p>
          </table:table-cell>
          <table:table-cell office:value-type="float" office:value="0" calcext:value-type="float">
            <text:p>0</text:p>
          </table:table-cell>
          <table:table-cell office:value-type="float" office:value="-27.62364" calcext:value-type="float">
            <text:p>-27.62364</text:p>
          </table:table-cell>
          <table:table-cell office:value-type="float" office:value="0.389299" calcext:value-type="float">
            <text:p>0.389299</text:p>
          </table:table-cell>
          <table:table-cell office:value-type="float" office:value="4.507802" calcext:value-type="float">
            <text:p>4.507802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557126" calcext:value-type="float">
            <text:p>0.000557126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802673" calcext:value-type="float">
            <text:p>0.007802673</text:p>
          </table:table-cell>
          <table:table-cell office:value-type="float" office:value="-0.2288167" calcext:value-type="float">
            <text:p>-0.2288167</text:p>
          </table:table-cell>
          <table:table-cell office:value-type="float" office:value="0.0013981" calcext:value-type="float">
            <text:p>0.0013981</text:p>
          </table:table-cell>
          <table:table-cell office:value-type="float" office:value="0.003576197" calcext:value-type="float">
            <text:p>0.003576197</text:p>
          </table:table-cell>
          <table:table-cell office:value-type="float" office:value="19.10198" calcext:value-type="float">
            <text:p>19.10198</text:p>
          </table:table-cell>
          <table:table-cell office:value-type="float" office:value="0.7579551" calcext:value-type="float">
            <text:p>0.7579551</text:p>
          </table:table-cell>
          <table:table-cell office:value-type="float" office:value="0.3218516" calcext:value-type="float">
            <text:p>0.3218516</text:p>
          </table:table-cell>
          <table:table-cell office:value-type="float" office:value="0.05413646" calcext:value-type="float">
            <text:p>0.05413646</text:p>
          </table:table-cell>
          <table:table-cell office:value-type="float" office:value="0.04111591" calcext:value-type="float">
            <text:p>0.04111591</text:p>
          </table:table-cell>
          <table:table-cell office:value-type="float" office:value="0.04212171" calcext:value-type="float">
            <text:p>0.04212171</text:p>
          </table:table-cell>
          <table:table-cell office:value-type="float" office:value="0.01333119" calcext:value-type="float">
            <text:p>0.01333119</text:p>
          </table:table-cell>
          <table:table-cell office:value-type="float" office:value="0.00832183" calcext:value-type="float">
            <text:p>0.00832183</text:p>
          </table:table-cell>
          <table:table-cell office:value-type="float" office:value="0.02332392" calcext:value-type="float">
            <text:p>0.02332392</text:p>
          </table:table-cell>
          <table:table-cell office:value-type="float" office:value="0.02113796" calcext:value-type="float">
            <text:p>0.02113796</text:p>
          </table:table-cell>
          <table:table-cell office:value-type="float" office:value="0.01874581" calcext:value-type="float">
            <text:p>0.01874581</text:p>
          </table:table-cell>
          <table:table-cell office:value-type="float" office:value="0.01739691" calcext:value-type="float">
            <text:p>0.01739691</text:p>
          </table:table-cell>
          <table:table-cell office:value-type="float" office:value="0.01475342" calcext:value-type="float">
            <text:p>0.01475342</text:p>
          </table:table-cell>
          <table:table-cell office:value-type="float" office:value="0.006442488" calcext:value-type="float">
            <text:p>0.006442488</text:p>
          </table:table-cell>
          <table:table-cell office:value-type="float" office:value="0.00720526" calcext:value-type="float">
            <text:p>0.00720526</text:p>
          </table:table-cell>
          <table:table-cell office:value-type="float" office:value="0" calcext:value-type="float">
            <text:p>0</text:p>
          </table:table-cell>
          <table:table-cell office:value-type="float" office:value="0.2464067" calcext:value-type="float">
            <text:p>0.2464067</text:p>
          </table:table-cell>
          <table:table-cell office:value-type="float" office:value="0.05366917" calcext:value-type="float">
            <text:p>0.05366917</text:p>
          </table:table-cell>
          <table:table-cell office:value-type="float" office:value="0.0232702" calcext:value-type="float">
            <text:p>0.0232702</text:p>
          </table:table-cell>
          <table:table-cell office:value-type="float" office:value="0.01593946" calcext:value-type="float">
            <text:p>0.01593946</text:p>
          </table:table-cell>
          <table:table-cell office:value-type="float" office:value="0.01591748" calcext:value-type="float">
            <text:p>0.01591748</text:p>
          </table:table-cell>
          <table:table-cell office:value-type="float" office:value="0.006967202" calcext:value-type="float">
            <text:p>0.006967202</text:p>
          </table:table-cell>
          <table:table-cell office:value-type="float" office:value="0.0152894" calcext:value-type="float">
            <text:p>0.0152894</text:p>
          </table:table-cell>
          <table:table-cell office:value-type="float" office:value="2.012775" calcext:value-type="float">
            <text:p>2.012775</text:p>
          </table:table-cell>
          <table:table-cell office:value-type="float" office:value="3.898139" calcext:value-type="float">
            <text:p>3.898139</text:p>
          </table:table-cell>
          <table:table-cell office:value-type="float" office:value="2.280085" calcext:value-type="float">
            <text:p>2.280085</text:p>
          </table:table-cell>
          <table:table-cell office:value-type="float" office:value="0.3162833" calcext:value-type="float">
            <text:p>0.3162833</text:p>
          </table:table-cell>
          <table:table-cell office:value-type="float" office:value="0.01641738" calcext:value-type="float">
            <text:p>0.01641738</text:p>
          </table:table-cell>
          <table:table-cell office:value-type="float" office:value="0.3704598" calcext:value-type="float">
            <text:p>0.3704598</text:p>
          </table:table-cell>
          <table:table-cell office:value-type="float" office:value="0.3367747" calcext:value-type="float">
            <text:p>0.3367747</text:p>
          </table:table-cell>
          <table:table-cell office:value-type="float" office:value="0" calcext:value-type="float">
            <text:p>0</text:p>
          </table:table-cell>
          <table:table-cell office:value-type="float" office:value="1010.685" calcext:value-type="float">
            <text:p>1010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482" calcext:value-type="float">
            <text:p>10.81482</text:p>
          </table:table-cell>
          <table:table-cell office:value-type="float" office:value="0" calcext:value-type="float">
            <text:p>0</text:p>
          </table:table-cell>
          <table:table-cell office:value-type="float" office:value="-0.824378" calcext:value-type="float">
            <text:p>-0.8243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8.56845" calcext:value-type="float">
            <text:p>18.56845</text:p>
          </table:table-cell>
          <table:table-cell office:value-type="float" office:value="1099.033" calcext:value-type="float">
            <text:p>1099.033</text:p>
          </table:table-cell>
          <table:table-cell office:value-type="float" office:value="0" calcext:value-type="float">
            <text:p>0</text:p>
          </table:table-cell>
          <table:table-cell office:value-type="float" office:value="-27.94566" calcext:value-type="float">
            <text:p>-27.94566</text:p>
          </table:table-cell>
          <table:table-cell office:value-type="float" office:value="0.3377273" calcext:value-type="float">
            <text:p>0.3377273</text:p>
          </table:table-cell>
          <table:table-cell office:value-type="float" office:value="4.361908" calcext:value-type="float">
            <text:p>4.361908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557126" calcext:value-type="float">
            <text:p>0.000557126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802673" calcext:value-type="float">
            <text:p>0.007802673</text:p>
          </table:table-cell>
          <table:table-cell office:value-type="float" office:value="-0.2298052" calcext:value-type="float">
            <text:p>-0.2298052</text:p>
          </table:table-cell>
          <table:table-cell office:value-type="float" office:value="0.001410699" calcext:value-type="float">
            <text:p>0.001410699</text:p>
          </table:table-cell>
          <table:table-cell office:value-type="float" office:value="0.00359742" calcext:value-type="float">
            <text:p>0.00359742</text:p>
          </table:table-cell>
          <table:table-cell office:value-type="float" office:value="19.22779" calcext:value-type="float">
            <text:p>19.22779</text:p>
          </table:table-cell>
          <table:table-cell office:value-type="float" office:value="0.5342023" calcext:value-type="float">
            <text:p>0.5342023</text:p>
          </table:table-cell>
          <table:table-cell office:value-type="float" office:value="0.2262063" calcext:value-type="float">
            <text:p>0.2262063</text:p>
          </table:table-cell>
          <table:table-cell office:value-type="float" office:value="0.05070834" calcext:value-type="float">
            <text:p>0.05070834</text:p>
          </table:table-cell>
          <table:table-cell office:value-type="float" office:value="0.03947358" calcext:value-type="float">
            <text:p>0.03947358</text:p>
          </table:table-cell>
          <table:table-cell office:value-type="float" office:value="0.0405661" calcext:value-type="float">
            <text:p>0.0405661</text:p>
          </table:table-cell>
          <table:table-cell office:value-type="float" office:value="0.01291999" calcext:value-type="float">
            <text:p>0.01291999</text:p>
          </table:table-cell>
          <table:table-cell office:value-type="float" office:value="0.008184223" calcext:value-type="float">
            <text:p>0.008184223</text:p>
          </table:table-cell>
          <table:table-cell office:value-type="float" office:value="0.02316786" calcext:value-type="float">
            <text:p>0.02316786</text:p>
          </table:table-cell>
          <table:table-cell office:value-type="float" office:value="0.02109173" calcext:value-type="float">
            <text:p>0.02109173</text:p>
          </table:table-cell>
          <table:table-cell office:value-type="float" office:value="0.01873192" calcext:value-type="float">
            <text:p>0.01873192</text:p>
          </table:table-cell>
          <table:table-cell office:value-type="float" office:value="0.01741307" calcext:value-type="float">
            <text:p>0.01741307</text:p>
          </table:table-cell>
          <table:table-cell office:value-type="float" office:value="0.01475952" calcext:value-type="float">
            <text:p>0.01475952</text:p>
          </table:table-cell>
          <table:table-cell office:value-type="float" office:value="0.006431658" calcext:value-type="float">
            <text:p>0.006431658</text:p>
          </table:table-cell>
          <table:table-cell office:value-type="float" office:value="0.007202542" calcext:value-type="float">
            <text:p>0.007202542</text:p>
          </table:table-cell>
          <table:table-cell office:value-type="float" office:value="0" calcext:value-type="float">
            <text:p>0</text:p>
          </table:table-cell>
          <table:table-cell office:value-type="float" office:value="0.2756805" calcext:value-type="float">
            <text:p>0.2756805</text:p>
          </table:table-cell>
          <table:table-cell office:value-type="float" office:value="0.03216119" calcext:value-type="float">
            <text:p>0.03216119</text:p>
          </table:table-cell>
          <table:table-cell office:value-type="float" office:value="0.02045497" calcext:value-type="float">
            <text:p>0.02045497</text:p>
          </table:table-cell>
          <table:table-cell office:value-type="float" office:value="0.01582116" calcext:value-type="float">
            <text:p>0.01582116</text:p>
          </table:table-cell>
          <table:table-cell office:value-type="float" office:value="0.01607299" calcext:value-type="float">
            <text:p>0.01607299</text:p>
          </table:table-cell>
          <table:table-cell office:value-type="float" office:value="0.007063303" calcext:value-type="float">
            <text:p>0.007063303</text:p>
          </table:table-cell>
          <table:table-cell office:value-type="float" office:value="0.01461942" calcext:value-type="float">
            <text:p>0.01461942</text:p>
          </table:table-cell>
          <table:table-cell office:value-type="float" office:value="1.894651" calcext:value-type="float">
            <text:p>1.894651</text:p>
          </table:table-cell>
          <table:table-cell office:value-type="float" office:value="3.790525" calcext:value-type="float">
            <text:p>3.790525</text:p>
          </table:table-cell>
          <table:table-cell office:value-type="float" office:value="2.222231" calcext:value-type="float">
            <text:p>2.222231</text:p>
          </table:table-cell>
          <table:table-cell office:value-type="float" office:value="0.2722761" calcext:value-type="float">
            <text:p>0.2722761</text:p>
          </table:table-cell>
          <table:table-cell office:value-type="float" office:value="0.01709902" calcext:value-type="float">
            <text:p>0.01709902</text:p>
          </table:table-cell>
          <table:table-cell office:value-type="float" office:value="0.3699662" calcext:value-type="float">
            <text:p>0.3699662</text:p>
          </table:table-cell>
          <table:table-cell office:value-type="float" office:value="0.3367985" calcext:value-type="float">
            <text:p>0.3367985</text:p>
          </table:table-cell>
          <table:table-cell office:value-type="float" office:value="0" calcext:value-type="float">
            <text:p>0</text:p>
          </table:table-cell>
          <table:table-cell office:value-type="float" office:value="876.6539" calcext:value-type="float">
            <text:p>876.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4186" calcext:value-type="float">
            <text:p>10.84186</text:p>
          </table:table-cell>
          <table:table-cell office:value-type="float" office:value="0" calcext:value-type="float">
            <text:p>0</text:p>
          </table:table-cell>
          <table:table-cell office:value-type="float" office:value="-0.8245415" calcext:value-type="float">
            <text:p>-0.82454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18.48685" calcext:value-type="float">
            <text:p>18.48685</text:p>
          </table:table-cell>
          <table:table-cell office:value-type="float" office:value="1099.042" calcext:value-type="float">
            <text:p>1099.042</text:p>
          </table:table-cell>
          <table:table-cell office:value-type="float" office:value="0" calcext:value-type="float">
            <text:p>0</text:p>
          </table:table-cell>
          <table:table-cell office:value-type="float" office:value="-28.3588" calcext:value-type="float">
            <text:p>-28.3588</text:p>
          </table:table-cell>
          <table:table-cell office:value-type="float" office:value="0.3177352" calcext:value-type="float">
            <text:p>0.3177352</text:p>
          </table:table-cell>
          <table:table-cell office:value-type="float" office:value="4.236463" calcext:value-type="float">
            <text:p>4.236463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5688585" calcext:value-type="float">
            <text:p>0.0005688585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818013" calcext:value-type="float">
            <text:p>0.007818013</text:p>
          </table:table-cell>
          <table:table-cell office:value-type="float" office:value="-0.2304416" calcext:value-type="float">
            <text:p>-0.2304416</text:p>
          </table:table-cell>
          <table:table-cell office:value-type="float" office:value="0.001429145" calcext:value-type="float">
            <text:p>0.001429145</text:p>
          </table:table-cell>
          <table:table-cell office:value-type="float" office:value="0.003600096" calcext:value-type="float">
            <text:p>0.003600096</text:p>
          </table:table-cell>
          <table:table-cell office:value-type="float" office:value="19.21583" calcext:value-type="float">
            <text:p>19.21583</text:p>
          </table:table-cell>
          <table:table-cell office:value-type="float" office:value="0.4099093" calcext:value-type="float">
            <text:p>0.4099093</text:p>
          </table:table-cell>
          <table:table-cell office:value-type="float" office:value="0.1721312" calcext:value-type="float">
            <text:p>0.1721312</text:p>
          </table:table-cell>
          <table:table-cell office:value-type="float" office:value="0.05118077" calcext:value-type="float">
            <text:p>0.05118077</text:p>
          </table:table-cell>
          <table:table-cell office:value-type="float" office:value="0.03980857" calcext:value-type="float">
            <text:p>0.03980857</text:p>
          </table:table-cell>
          <table:table-cell office:value-type="float" office:value="0.04063467" calcext:value-type="float">
            <text:p>0.04063467</text:p>
          </table:table-cell>
          <table:table-cell office:value-type="float" office:value="0.01281188" calcext:value-type="float">
            <text:p>0.01281188</text:p>
          </table:table-cell>
          <table:table-cell office:value-type="float" office:value="0.008048953" calcext:value-type="float">
            <text:p>0.008048953</text:p>
          </table:table-cell>
          <table:table-cell office:value-type="float" office:value="0.0230156" calcext:value-type="float">
            <text:p>0.0230156</text:p>
          </table:table-cell>
          <table:table-cell office:value-type="float" office:value="0.02104893" calcext:value-type="float">
            <text:p>0.02104893</text:p>
          </table:table-cell>
          <table:table-cell office:value-type="float" office:value="0.01871829" calcext:value-type="float">
            <text:p>0.01871829</text:p>
          </table:table-cell>
          <table:table-cell office:value-type="float" office:value="0.0174275" calcext:value-type="float">
            <text:p>0.0174275</text:p>
          </table:table-cell>
          <table:table-cell office:value-type="float" office:value="0.01476628" calcext:value-type="float">
            <text:p>0.01476628</text:p>
          </table:table-cell>
          <table:table-cell office:value-type="float" office:value="0.006420881" calcext:value-type="float">
            <text:p>0.006420881</text:p>
          </table:table-cell>
          <table:table-cell office:value-type="float" office:value="0.007199788" calcext:value-type="float">
            <text:p>0.007199788</text:p>
          </table:table-cell>
          <table:table-cell office:value-type="float" office:value="0" calcext:value-type="float">
            <text:p>0</text:p>
          </table:table-cell>
          <table:table-cell office:value-type="float" office:value="0.6224763" calcext:value-type="float">
            <text:p>0.6224763</text:p>
          </table:table-cell>
          <table:table-cell office:value-type="float" office:value="0.02689702" calcext:value-type="float">
            <text:p>0.02689702</text:p>
          </table:table-cell>
          <table:table-cell office:value-type="float" office:value="0.01757657" calcext:value-type="float">
            <text:p>0.01757657</text:p>
          </table:table-cell>
          <table:table-cell office:value-type="float" office:value="0.01520305" calcext:value-type="float">
            <text:p>0.01520305</text:p>
          </table:table-cell>
          <table:table-cell office:value-type="float" office:value="0.01570523" calcext:value-type="float">
            <text:p>0.01570523</text:p>
          </table:table-cell>
          <table:table-cell office:value-type="float" office:value="0.006991468" calcext:value-type="float">
            <text:p>0.006991468</text:p>
          </table:table-cell>
          <table:table-cell office:value-type="float" office:value="0.01401752" calcext:value-type="float">
            <text:p>0.01401752</text:p>
          </table:table-cell>
          <table:table-cell office:value-type="float" office:value="1.772936" calcext:value-type="float">
            <text:p>1.772936</text:p>
          </table:table-cell>
          <table:table-cell office:value-type="float" office:value="3.678935" calcext:value-type="float">
            <text:p>3.678935</text:p>
          </table:table-cell>
          <table:table-cell office:value-type="float" office:value="2.162088" calcext:value-type="float">
            <text:p>2.162088</text:p>
          </table:table-cell>
          <table:table-cell office:value-type="float" office:value="0.2285413" calcext:value-type="float">
            <text:p>0.2285413</text:p>
          </table:table-cell>
          <table:table-cell office:value-type="float" office:value="0.01798965" calcext:value-type="float">
            <text:p>0.01798965</text:p>
          </table:table-cell>
          <table:table-cell office:value-type="float" office:value="0.3694749" calcext:value-type="float">
            <text:p>0.3694749</text:p>
          </table:table-cell>
          <table:table-cell office:value-type="float" office:value="0.3368222" calcext:value-type="float">
            <text:p>0.3368222</text:p>
          </table:table-cell>
          <table:table-cell office:value-type="float" office:value="0" calcext:value-type="float">
            <text:p>0</text:p>
          </table:table-cell>
          <table:table-cell office:value-type="float" office:value="843.0161" calcext:value-type="float">
            <text:p>843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3038" calcext:value-type="float">
            <text:p>10.93038</text:p>
          </table:table-cell>
          <table:table-cell office:value-type="float" office:value="0" calcext:value-type="float">
            <text:p>0</text:p>
          </table:table-cell>
          <table:table-cell office:value-type="float" office:value="-0.8246622" calcext:value-type="float">
            <text:p>-0.82466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18.31237" calcext:value-type="float">
            <text:p>18.31237</text:p>
          </table:table-cell>
          <table:table-cell office:value-type="float" office:value="1099.034" calcext:value-type="float">
            <text:p>1099.034</text:p>
          </table:table-cell>
          <table:table-cell office:value-type="float" office:value="0" calcext:value-type="float">
            <text:p>0</text:p>
          </table:table-cell>
          <table:table-cell office:value-type="float" office:value="-28.78344" calcext:value-type="float">
            <text:p>-28.78344</text:p>
          </table:table-cell>
          <table:table-cell office:value-type="float" office:value="0.4086366" calcext:value-type="float">
            <text:p>0.4086366</text:p>
          </table:table-cell>
          <table:table-cell office:value-type="float" office:value="4.097775" calcext:value-type="float">
            <text:p>4.097775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5688585" calcext:value-type="float">
            <text:p>0.0005688585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407873" calcext:value-type="float">
            <text:p>0.007407873</text:p>
          </table:table-cell>
          <table:table-cell office:value-type="float" office:value="-0.2309701" calcext:value-type="float">
            <text:p>-0.2309701</text:p>
          </table:table-cell>
          <table:table-cell office:value-type="float" office:value="0.001444238" calcext:value-type="float">
            <text:p>0.001444238</text:p>
          </table:table-cell>
          <table:table-cell office:value-type="float" office:value="0.003602074" calcext:value-type="float">
            <text:p>0.003602074</text:p>
          </table:table-cell>
          <table:table-cell office:value-type="float" office:value="18.94816" calcext:value-type="float">
            <text:p>18.94816</text:p>
          </table:table-cell>
          <table:table-cell office:value-type="float" office:value="0.7119619" calcext:value-type="float">
            <text:p>0.7119619</text:p>
          </table:table-cell>
          <table:table-cell office:value-type="float" office:value="0.1400405" calcext:value-type="float">
            <text:p>0.1400405</text:p>
          </table:table-cell>
          <table:table-cell office:value-type="float" office:value="0.05204019" calcext:value-type="float">
            <text:p>0.05204019</text:p>
          </table:table-cell>
          <table:table-cell office:value-type="float" office:value="0.04028033" calcext:value-type="float">
            <text:p>0.04028033</text:p>
          </table:table-cell>
          <table:table-cell office:value-type="float" office:value="0.04098587" calcext:value-type="float">
            <text:p>0.04098587</text:p>
          </table:table-cell>
          <table:table-cell office:value-type="float" office:value="0.01280608" calcext:value-type="float">
            <text:p>0.01280608</text:p>
          </table:table-cell>
          <table:table-cell office:value-type="float" office:value="0.007893458" calcext:value-type="float">
            <text:p>0.007893458</text:p>
          </table:table-cell>
          <table:table-cell office:value-type="float" office:value="0.02286517" calcext:value-type="float">
            <text:p>0.02286517</text:p>
          </table:table-cell>
          <table:table-cell office:value-type="float" office:value="0.0210066" calcext:value-type="float">
            <text:p>0.0210066</text:p>
          </table:table-cell>
          <table:table-cell office:value-type="float" office:value="0.01870842" calcext:value-type="float">
            <text:p>0.01870842</text:p>
          </table:table-cell>
          <table:table-cell office:value-type="float" office:value="0.01744206" calcext:value-type="float">
            <text:p>0.01744206</text:p>
          </table:table-cell>
          <table:table-cell office:value-type="float" office:value="0.01477328" calcext:value-type="float">
            <text:p>0.01477328</text:p>
          </table:table-cell>
          <table:table-cell office:value-type="float" office:value="0.006414691" calcext:value-type="float">
            <text:p>0.006414691</text:p>
          </table:table-cell>
          <table:table-cell office:value-type="float" office:value="0.007192388" calcext:value-type="float">
            <text:p>0.007192388</text:p>
          </table:table-cell>
          <table:table-cell office:value-type="float" office:value="0" calcext:value-type="float">
            <text:p>0</text:p>
          </table:table-cell>
          <table:table-cell office:value-type="float" office:value="1.018562" calcext:value-type="float">
            <text:p>1.018562</text:p>
          </table:table-cell>
          <table:table-cell office:value-type="float" office:value="0.02399103" calcext:value-type="float">
            <text:p>0.02399103</text:p>
          </table:table-cell>
          <table:table-cell office:value-type="float" office:value="0.0149796" calcext:value-type="float">
            <text:p>0.0149796</text:p>
          </table:table-cell>
          <table:table-cell office:value-type="float" office:value="0.01430935" calcext:value-type="float">
            <text:p>0.01430935</text:p>
          </table:table-cell>
          <table:table-cell office:value-type="float" office:value="0.01495629" calcext:value-type="float">
            <text:p>0.01495629</text:p>
          </table:table-cell>
          <table:table-cell office:value-type="float" office:value="0.006834002" calcext:value-type="float">
            <text:p>0.006834002</text:p>
          </table:table-cell>
          <table:table-cell office:value-type="float" office:value="0.01341021" calcext:value-type="float">
            <text:p>0.01341021</text:p>
          </table:table-cell>
          <table:table-cell office:value-type="float" office:value="1.647856" calcext:value-type="float">
            <text:p>1.647856</text:p>
          </table:table-cell>
          <table:table-cell office:value-type="float" office:value="3.566934" calcext:value-type="float">
            <text:p>3.566934</text:p>
          </table:table-cell>
          <table:table-cell office:value-type="float" office:value="2.101971" calcext:value-type="float">
            <text:p>2.101971</text:p>
          </table:table-cell>
          <table:table-cell office:value-type="float" office:value="0.1872089" calcext:value-type="float">
            <text:p>0.1872089</text:p>
          </table:table-cell>
          <table:table-cell office:value-type="float" office:value="0.01919033" calcext:value-type="float">
            <text:p>0.01919033</text:p>
          </table:table-cell>
          <table:table-cell office:value-type="float" office:value="0.3699136" calcext:value-type="float">
            <text:p>0.3699136</text:p>
          </table:table-cell>
          <table:table-cell office:value-type="float" office:value="0.3365654" calcext:value-type="float">
            <text:p>0.3365654</text:p>
          </table:table-cell>
          <table:table-cell office:value-type="float" office:value="0" calcext:value-type="float">
            <text:p>0</text:p>
          </table:table-cell>
          <table:table-cell office:value-type="float" office:value="1163.36" calcext:value-type="float">
            <text:p>116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3206" calcext:value-type="float">
            <text:p>11.13206</text:p>
          </table:table-cell>
          <table:table-cell office:value-type="float" office:value="0" calcext:value-type="float">
            <text:p>0</text:p>
          </table:table-cell>
          <table:table-cell office:value-type="float" office:value="-0.8248051" calcext:value-type="float">
            <text:p>-0.82480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8.20228" calcext:value-type="float">
            <text:p>18.20228</text:p>
          </table:table-cell>
          <table:table-cell office:value-type="float" office:value="1099.026" calcext:value-type="float">
            <text:p>1099.026</text:p>
          </table:table-cell>
          <table:table-cell office:value-type="float" office:value="0" calcext:value-type="float">
            <text:p>0</text:p>
          </table:table-cell>
          <table:table-cell office:value-type="float" office:value="-29.19639" calcext:value-type="float">
            <text:p>-29.19639</text:p>
          </table:table-cell>
          <table:table-cell office:value-type="float" office:value="0.4767728" calcext:value-type="float">
            <text:p>0.4767728</text:p>
          </table:table-cell>
          <table:table-cell office:value-type="float" office:value="3.93159" calcext:value-type="float">
            <text:p>3.93159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068909" calcext:value-type="float">
            <text:p>0.0006068909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552963" calcext:value-type="float">
            <text:p>0.007552963</text:p>
          </table:table-cell>
          <table:table-cell office:value-type="float" office:value="-0.232144" calcext:value-type="float">
            <text:p>-0.232144</text:p>
          </table:table-cell>
          <table:table-cell office:value-type="float" office:value="0.001445672" calcext:value-type="float">
            <text:p>0.001445672</text:p>
          </table:table-cell>
          <table:table-cell office:value-type="float" office:value="0.003630886" calcext:value-type="float">
            <text:p>0.003630886</text:p>
          </table:table-cell>
          <table:table-cell office:value-type="float" office:value="18.71549" calcext:value-type="float">
            <text:p>18.71549</text:p>
          </table:table-cell>
          <table:table-cell office:value-type="float" office:value="1.73744" calcext:value-type="float">
            <text:p>1.73744</text:p>
          </table:table-cell>
          <table:table-cell office:value-type="float" office:value="0.3028181" calcext:value-type="float">
            <text:p>0.3028181</text:p>
          </table:table-cell>
          <table:table-cell office:value-type="float" office:value="0.04975851" calcext:value-type="float">
            <text:p>0.04975851</text:p>
          </table:table-cell>
          <table:table-cell office:value-type="float" office:value="0.03934706" calcext:value-type="float">
            <text:p>0.03934706</text:p>
          </table:table-cell>
          <table:table-cell office:value-type="float" office:value="0.04052239" calcext:value-type="float">
            <text:p>0.04052239</text:p>
          </table:table-cell>
          <table:table-cell office:value-type="float" office:value="0.01275187" calcext:value-type="float">
            <text:p>0.01275187</text:p>
          </table:table-cell>
          <table:table-cell office:value-type="float" office:value="0.008061094" calcext:value-type="float">
            <text:p>0.008061094</text:p>
          </table:table-cell>
          <table:table-cell office:value-type="float" office:value="0.02272067" calcext:value-type="float">
            <text:p>0.02272067</text:p>
          </table:table-cell>
          <table:table-cell office:value-type="float" office:value="0.02096078" calcext:value-type="float">
            <text:p>0.02096078</text:p>
          </table:table-cell>
          <table:table-cell office:value-type="float" office:value="0.01869921" calcext:value-type="float">
            <text:p>0.01869921</text:p>
          </table:table-cell>
          <table:table-cell office:value-type="float" office:value="0.01745615" calcext:value-type="float">
            <text:p>0.01745615</text:p>
          </table:table-cell>
          <table:table-cell office:value-type="float" office:value="0.01478031" calcext:value-type="float">
            <text:p>0.01478031</text:p>
          </table:table-cell>
          <table:table-cell office:value-type="float" office:value="0.006403543" calcext:value-type="float">
            <text:p>0.006403543</text:p>
          </table:table-cell>
          <table:table-cell office:value-type="float" office:value="0.007189942" calcext:value-type="float">
            <text:p>0.007189942</text:p>
          </table:table-cell>
          <table:table-cell office:value-type="float" office:value="0" calcext:value-type="float">
            <text:p>0</text:p>
          </table:table-cell>
          <table:table-cell office:value-type="float" office:value="0.8764428" calcext:value-type="float">
            <text:p>0.8764428</text:p>
          </table:table-cell>
          <table:table-cell office:value-type="float" office:value="0.6579714" calcext:value-type="float">
            <text:p>0.6579714</text:p>
          </table:table-cell>
          <table:table-cell office:value-type="float" office:value="0.01537953" calcext:value-type="float">
            <text:p>0.01537953</text:p>
          </table:table-cell>
          <table:table-cell office:value-type="float" office:value="0.01476118" calcext:value-type="float">
            <text:p>0.01476118</text:p>
          </table:table-cell>
          <table:table-cell office:value-type="float" office:value="0.01466327" calcext:value-type="float">
            <text:p>0.01466327</text:p>
          </table:table-cell>
          <table:table-cell office:value-type="float" office:value="0.006698917" calcext:value-type="float">
            <text:p>0.006698917</text:p>
          </table:table-cell>
          <table:table-cell office:value-type="float" office:value="0.01421921" calcext:value-type="float">
            <text:p>0.01421921</text:p>
          </table:table-cell>
          <table:table-cell office:value-type="float" office:value="1.518738" calcext:value-type="float">
            <text:p>1.518738</text:p>
          </table:table-cell>
          <table:table-cell office:value-type="float" office:value="3.453429" calcext:value-type="float">
            <text:p>3.453429</text:p>
          </table:table-cell>
          <table:table-cell office:value-type="float" office:value="2.041508" calcext:value-type="float">
            <text:p>2.041508</text:p>
          </table:table-cell>
          <table:table-cell office:value-type="float" office:value="0.1487006" calcext:value-type="float">
            <text:p>0.1487006</text:p>
          </table:table-cell>
          <table:table-cell office:value-type="float" office:value="0.0204991" calcext:value-type="float">
            <text:p>0.0204991</text:p>
          </table:table-cell>
          <table:table-cell office:value-type="float" office:value="0.3692229" calcext:value-type="float">
            <text:p>0.3692229</text:p>
          </table:table-cell>
          <table:table-cell office:value-type="float" office:value="0.3367009" calcext:value-type="float">
            <text:p>0.3367009</text:p>
          </table:table-cell>
          <table:table-cell office:value-type="float" office:value="0" calcext:value-type="float">
            <text:p>0</text:p>
          </table:table-cell>
          <table:table-cell office:value-type="float" office:value="1348.972" calcext:value-type="float">
            <text:p>1348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436" calcext:value-type="float">
            <text:p>11.32436</text:p>
          </table:table-cell>
          <table:table-cell office:value-type="float" office:value="0" calcext:value-type="float">
            <text:p>0</text:p>
          </table:table-cell>
          <table:table-cell office:value-type="float" office:value="-0.831369" calcext:value-type="float">
            <text:p>-0.8313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18.20669" calcext:value-type="float">
            <text:p>18.20669</text:p>
          </table:table-cell>
          <table:table-cell office:value-type="float" office:value="1099.033" calcext:value-type="float">
            <text:p>1099.033</text:p>
          </table:table-cell>
          <table:table-cell office:value-type="float" office:value="0" calcext:value-type="float">
            <text:p>0</text:p>
          </table:table-cell>
          <table:table-cell office:value-type="float" office:value="-29.61719" calcext:value-type="float">
            <text:p>-29.61719</text:p>
          </table:table-cell>
          <table:table-cell office:value-type="float" office:value="0.3876933" calcext:value-type="float">
            <text:p>0.3876933</text:p>
          </table:table-cell>
          <table:table-cell office:value-type="float" office:value="3.748528" calcext:value-type="float">
            <text:p>3.748528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093043" calcext:value-type="float">
            <text:p>0.0006093043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7323742" calcext:value-type="float">
            <text:p>0.007323742</text:p>
          </table:table-cell>
          <table:table-cell office:value-type="float" office:value="-0.2345726" calcext:value-type="float">
            <text:p>-0.2345726</text:p>
          </table:table-cell>
          <table:table-cell office:value-type="float" office:value="0.001453906" calcext:value-type="float">
            <text:p>0.001453906</text:p>
          </table:table-cell>
          <table:table-cell office:value-type="float" office:value="0.003642634" calcext:value-type="float">
            <text:p>0.003642634</text:p>
          </table:table-cell>
          <table:table-cell office:value-type="float" office:value="18.93243" calcext:value-type="float">
            <text:p>18.93243</text:p>
          </table:table-cell>
          <table:table-cell office:value-type="float" office:value="0.7929692" calcext:value-type="float">
            <text:p>0.7929692</text:p>
          </table:table-cell>
          <table:table-cell office:value-type="float" office:value="0.1548378" calcext:value-type="float">
            <text:p>0.1548378</text:p>
          </table:table-cell>
          <table:table-cell office:value-type="float" office:value="0.04703316" calcext:value-type="float">
            <text:p>0.04703316</text:p>
          </table:table-cell>
          <table:table-cell office:value-type="float" office:value="0.03723294" calcext:value-type="float">
            <text:p>0.03723294</text:p>
          </table:table-cell>
          <table:table-cell office:value-type="float" office:value="0.03855828" calcext:value-type="float">
            <text:p>0.03855828</text:p>
          </table:table-cell>
          <table:table-cell office:value-type="float" office:value="0.01224258" calcext:value-type="float">
            <text:p>0.01224258</text:p>
          </table:table-cell>
          <table:table-cell office:value-type="float" office:value="0.007974256" calcext:value-type="float">
            <text:p>0.007974256</text:p>
          </table:table-cell>
          <table:table-cell office:value-type="float" office:value="0.02253128" calcext:value-type="float">
            <text:p>0.02253128</text:p>
          </table:table-cell>
          <table:table-cell office:value-type="float" office:value="0.02088149" calcext:value-type="float">
            <text:p>0.02088149</text:p>
          </table:table-cell>
          <table:table-cell office:value-type="float" office:value="0.01867483" calcext:value-type="float">
            <text:p>0.01867483</text:p>
          </table:table-cell>
          <table:table-cell office:value-type="float" office:value="0.01746845" calcext:value-type="float">
            <text:p>0.01746845</text:p>
          </table:table-cell>
          <table:table-cell office:value-type="float" office:value="0.01478798" calcext:value-type="float">
            <text:p>0.01478798</text:p>
          </table:table-cell>
          <table:table-cell office:value-type="float" office:value="0.006422393" calcext:value-type="float">
            <text:p>0.006422393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" calcext:value-type="float">
            <text:p>0</text:p>
          </table:table-cell>
          <table:table-cell office:value-type="float" office:value="0.3687615" calcext:value-type="float">
            <text:p>0.3687615</text:p>
          </table:table-cell>
          <table:table-cell office:value-type="float" office:value="0.138375" calcext:value-type="float">
            <text:p>0.138375</text:p>
          </table:table-cell>
          <table:table-cell office:value-type="float" office:value="0.01464157" calcext:value-type="float">
            <text:p>0.01464157</text:p>
          </table:table-cell>
          <table:table-cell office:value-type="float" office:value="0.01453203" calcext:value-type="float">
            <text:p>0.01453203</text:p>
          </table:table-cell>
          <table:table-cell office:value-type="float" office:value="0.01463289" calcext:value-type="float">
            <text:p>0.01463289</text:p>
          </table:table-cell>
          <table:table-cell office:value-type="float" office:value="0.006906601" calcext:value-type="float">
            <text:p>0.006906601</text:p>
          </table:table-cell>
          <table:table-cell office:value-type="float" office:value="0.0141103" calcext:value-type="float">
            <text:p>0.0141103</text:p>
          </table:table-cell>
          <table:table-cell office:value-type="float" office:value="1.382825" calcext:value-type="float">
            <text:p>1.382825</text:p>
          </table:table-cell>
          <table:table-cell office:value-type="float" office:value="3.322298" calcext:value-type="float">
            <text:p>3.322298</text:p>
          </table:table-cell>
          <table:table-cell office:value-type="float" office:value="1.972023" calcext:value-type="float">
            <text:p>1.972023</text:p>
          </table:table-cell>
          <table:table-cell office:value-type="float" office:value="0.1101329" calcext:value-type="float">
            <text:p>0.1101329</text:p>
          </table:table-cell>
          <table:table-cell office:value-type="float" office:value="0.02194937" calcext:value-type="float">
            <text:p>0.02194937</text:p>
          </table:table-cell>
          <table:table-cell office:value-type="float" office:value="0.3750254" calcext:value-type="float">
            <text:p>0.3750254</text:p>
          </table:table-cell>
          <table:table-cell office:value-type="float" office:value="0.3306053" calcext:value-type="float">
            <text:p>0.3306053</text:p>
          </table:table-cell>
          <table:table-cell office:value-type="float" office:value="0" calcext:value-type="float">
            <text:p>0</text:p>
          </table:table-cell>
          <table:table-cell office:value-type="float" office:value="1126.81" calcext:value-type="float">
            <text:p>112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2708" calcext:value-type="float">
            <text:p>11.32708</text:p>
          </table:table-cell>
          <table:table-cell office:value-type="float" office:value="0" calcext:value-type="float">
            <text:p>0</text:p>
          </table:table-cell>
          <table:table-cell office:value-type="float" office:value="-0.8622622" calcext:value-type="float">
            <text:p>-0.86226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18.16685" calcext:value-type="float">
            <text:p>18.16685</text:p>
          </table:table-cell>
          <table:table-cell office:value-type="float" office:value="1099.059" calcext:value-type="float">
            <text:p>1099.059</text:p>
          </table:table-cell>
          <table:table-cell office:value-type="float" office:value="0" calcext:value-type="float">
            <text:p>0</text:p>
          </table:table-cell>
          <table:table-cell office:value-type="float" office:value="-30.09141" calcext:value-type="float">
            <text:p>-30.09141</text:p>
          </table:table-cell>
          <table:table-cell office:value-type="float" office:value="0.3346385" calcext:value-type="float">
            <text:p>0.3346385</text:p>
          </table:table-cell>
          <table:table-cell office:value-type="float" office:value="3.518099" calcext:value-type="float">
            <text:p>3.518099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573" calcext:value-type="float">
            <text:p>0.0006399573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6500796" calcext:value-type="float">
            <text:p>0.006500796</text:p>
          </table:table-cell>
          <table:table-cell office:value-type="float" office:value="-0.2357266" calcext:value-type="float">
            <text:p>-0.2357266</text:p>
          </table:table-cell>
          <table:table-cell office:value-type="float" office:value="0.001462698" calcext:value-type="float">
            <text:p>0.001462698</text:p>
          </table:table-cell>
          <table:table-cell office:value-type="float" office:value="0.003776751" calcext:value-type="float">
            <text:p>0.003776751</text:p>
          </table:table-cell>
          <table:table-cell office:value-type="float" office:value="19.05087" calcext:value-type="float">
            <text:p>19.05087</text:p>
          </table:table-cell>
          <table:table-cell office:value-type="float" office:value="0.5708812" calcext:value-type="float">
            <text:p>0.5708812</text:p>
          </table:table-cell>
          <table:table-cell office:value-type="float" office:value="0.3490045" calcext:value-type="float">
            <text:p>0.3490045</text:p>
          </table:table-cell>
          <table:table-cell office:value-type="float" office:value="0.1183944" calcext:value-type="float">
            <text:p>0.1183944</text:p>
          </table:table-cell>
          <table:table-cell office:value-type="float" office:value="0.03758609" calcext:value-type="float">
            <text:p>0.03758609</text:p>
          </table:table-cell>
          <table:table-cell office:value-type="float" office:value="0.03822828" calcext:value-type="float">
            <text:p>0.03822828</text:p>
          </table:table-cell>
          <table:table-cell office:value-type="float" office:value="0.01202709" calcext:value-type="float">
            <text:p>0.01202709</text:p>
          </table:table-cell>
          <table:table-cell office:value-type="float" office:value="0.008097542" calcext:value-type="float">
            <text:p>0.008097542</text:p>
          </table:table-cell>
          <table:table-cell office:value-type="float" office:value="0.02235144" calcext:value-type="float">
            <text:p>0.02235144</text:p>
          </table:table-cell>
          <table:table-cell office:value-type="float" office:value="0.02076002" calcext:value-type="float">
            <text:p>0.02076002</text:p>
          </table:table-cell>
          <table:table-cell office:value-type="float" office:value="0.01862366" calcext:value-type="float">
            <text:p>0.01862366</text:p>
          </table:table-cell>
          <table:table-cell office:value-type="float" office:value="0.01747575" calcext:value-type="float">
            <text:p>0.01747575</text:p>
          </table:table-cell>
          <table:table-cell office:value-type="float" office:value="0.01479721" calcext:value-type="float">
            <text:p>0.01479721</text:p>
          </table:table-cell>
          <table:table-cell office:value-type="float" office:value="0.006405798" calcext:value-type="float">
            <text:p>0.006405798</text:p>
          </table:table-cell>
          <table:table-cell office:value-type="float" office:value="0.007159432" calcext:value-type="float">
            <text:p>0.007159432</text:p>
          </table:table-cell>
          <table:table-cell office:value-type="float" office:value="0" calcext:value-type="float">
            <text:p>0</text:p>
          </table:table-cell>
          <table:table-cell office:value-type="float" office:value="0.09689138" calcext:value-type="float">
            <text:p>0.09689138</text:p>
          </table:table-cell>
          <table:table-cell office:value-type="float" office:value="0.06601325" calcext:value-type="float">
            <text:p>0.06601325</text:p>
          </table:table-cell>
          <table:table-cell office:value-type="float" office:value="0.08405665" calcext:value-type="float">
            <text:p>0.08405665</text:p>
          </table:table-cell>
          <table:table-cell office:value-type="float" office:value="0.02944648" calcext:value-type="float">
            <text:p>0.02944648</text:p>
          </table:table-cell>
          <table:table-cell office:value-type="float" office:value="0.01335569" calcext:value-type="float">
            <text:p>0.01335569</text:p>
          </table:table-cell>
          <table:table-cell office:value-type="float" office:value="0.006783898" calcext:value-type="float">
            <text:p>0.006783898</text:p>
          </table:table-cell>
          <table:table-cell office:value-type="float" office:value="0.01464997" calcext:value-type="float">
            <text:p>0.01464997</text:p>
          </table:table-cell>
          <table:table-cell office:value-type="float" office:value="1.235425" calcext:value-type="float">
            <text:p>1.235425</text:p>
          </table:table-cell>
          <table:table-cell office:value-type="float" office:value="3.134365" calcext:value-type="float">
            <text:p>3.134365</text:p>
          </table:table-cell>
          <table:table-cell office:value-type="float" office:value="1.87171" calcext:value-type="float">
            <text:p>1.87171</text:p>
          </table:table-cell>
          <table:table-cell office:value-type="float" office:value="0.0681149" calcext:value-type="float">
            <text:p>0.0681149</text:p>
          </table:table-cell>
          <table:table-cell office:value-type="float" office:value="0.02366608" calcext:value-type="float">
            <text:p>0.02366608</text:p>
          </table:table-cell>
          <table:table-cell office:value-type="float" office:value="0.3723357" calcext:value-type="float">
            <text:p>0.3723357</text:p>
          </table:table-cell>
          <table:table-cell office:value-type="float" office:value="0.3337784" calcext:value-type="float">
            <text:p>0.3337784</text:p>
          </table:table-cell>
          <table:table-cell office:value-type="float" office:value="0" calcext:value-type="float">
            <text:p>0</text:p>
          </table:table-cell>
          <table:table-cell office:value-type="float" office:value="940.8633" calcext:value-type="float">
            <text:p>940.8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714" calcext:value-type="float">
            <text:p>11.35714</text:p>
          </table:table-cell>
          <table:table-cell office:value-type="float" office:value="0" calcext:value-type="float">
            <text:p>0</text:p>
          </table:table-cell>
          <table:table-cell office:value-type="float" office:value="-0.8836081" calcext:value-type="float">
            <text:p>-0.883608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18.22447" calcext:value-type="float">
            <text:p>18.22447</text:p>
          </table:table-cell>
          <table:table-cell office:value-type="float" office:value="1099.077" calcext:value-type="float">
            <text:p>1099.077</text:p>
          </table:table-cell>
          <table:table-cell office:value-type="float" office:value="0" calcext:value-type="float">
            <text:p>0</text:p>
          </table:table-cell>
          <table:table-cell office:value-type="float" office:value="-30.54614" calcext:value-type="float">
            <text:p>-30.54614</text:p>
          </table:table-cell>
          <table:table-cell office:value-type="float" office:value="0.2738029" calcext:value-type="float">
            <text:p>0.2738029</text:p>
          </table:table-cell>
          <table:table-cell office:value-type="float" office:value="3.285322" calcext:value-type="float">
            <text:p>3.285322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573" calcext:value-type="float">
            <text:p>0.0006399573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691895" calcext:value-type="float">
            <text:p>0.005691895</text:p>
          </table:table-cell>
          <table:table-cell office:value-type="float" office:value="-0.2367496" calcext:value-type="float">
            <text:p>-0.2367496</text:p>
          </table:table-cell>
          <table:table-cell office:value-type="float" office:value="0.001470696" calcext:value-type="float">
            <text:p>0.001470696</text:p>
          </table:table-cell>
          <table:table-cell office:value-type="float" office:value="0.003798498" calcext:value-type="float">
            <text:p>0.003798498</text:p>
          </table:table-cell>
          <table:table-cell office:value-type="float" office:value="19.25733" calcext:value-type="float">
            <text:p>19.25733</text:p>
          </table:table-cell>
          <table:table-cell office:value-type="float" office:value="0.3339944" calcext:value-type="float">
            <text:p>0.3339944</text:p>
          </table:table-cell>
          <table:table-cell office:value-type="float" office:value="0.1562223" calcext:value-type="float">
            <text:p>0.1562223</text:p>
          </table:table-cell>
          <table:table-cell office:value-type="float" office:value="0.06428317" calcext:value-type="float">
            <text:p>0.06428317</text:p>
          </table:table-cell>
          <table:table-cell office:value-type="float" office:value="0.03728199" calcext:value-type="float">
            <text:p>0.03728199</text:p>
          </table:table-cell>
          <table:table-cell office:value-type="float" office:value="0.03821395" calcext:value-type="float">
            <text:p>0.03821395</text:p>
          </table:table-cell>
          <table:table-cell office:value-type="float" office:value="0.01197836" calcext:value-type="float">
            <text:p>0.01197836</text:p>
          </table:table-cell>
          <table:table-cell office:value-type="float" office:value="0.007976224" calcext:value-type="float">
            <text:p>0.007976224</text:p>
          </table:table-cell>
          <table:table-cell office:value-type="float" office:value="0.02219201" calcext:value-type="float">
            <text:p>0.02219201</text:p>
          </table:table-cell>
          <table:table-cell office:value-type="float" office:value="0.02066329" calcext:value-type="float">
            <text:p>0.02066329</text:p>
          </table:table-cell>
          <table:table-cell office:value-type="float" office:value="0.01858611" calcext:value-type="float">
            <text:p>0.01858611</text:p>
          </table:table-cell>
          <table:table-cell office:value-type="float" office:value="0.01748226" calcext:value-type="float">
            <text:p>0.01748226</text:p>
          </table:table-cell>
          <table:table-cell office:value-type="float" office:value="0.01480708" calcext:value-type="float">
            <text:p>0.01480708</text:p>
          </table:table-cell>
          <table:table-cell office:value-type="float" office:value="0.006389897" calcext:value-type="float">
            <text:p>0.006389897</text:p>
          </table:table-cell>
          <table:table-cell office:value-type="float" office:value="0.007161296" calcext:value-type="float">
            <text:p>0.007161296</text:p>
          </table:table-cell>
          <table:table-cell office:value-type="float" office:value="0" calcext:value-type="float">
            <text:p>0</text:p>
          </table:table-cell>
          <table:table-cell office:value-type="float" office:value="0.03602892" calcext:value-type="float">
            <text:p>0.03602892</text:p>
          </table:table-cell>
          <table:table-cell office:value-type="float" office:value="0.03176181" calcext:value-type="float">
            <text:p>0.03176181</text:p>
          </table:table-cell>
          <table:table-cell office:value-type="float" office:value="0.02459818" calcext:value-type="float">
            <text:p>0.02459818</text:p>
          </table:table-cell>
          <table:table-cell office:value-type="float" office:value="0.02564417" calcext:value-type="float">
            <text:p>0.02564417</text:p>
          </table:table-cell>
          <table:table-cell office:value-type="float" office:value="0.01289124" calcext:value-type="float">
            <text:p>0.01289124</text:p>
          </table:table-cell>
          <table:table-cell office:value-type="float" office:value="0.006448401" calcext:value-type="float">
            <text:p>0.006448401</text:p>
          </table:table-cell>
          <table:table-cell office:value-type="float" office:value="0.01429395" calcext:value-type="float">
            <text:p>0.01429395</text:p>
          </table:table-cell>
          <table:table-cell office:value-type="float" office:value="1.080679" calcext:value-type="float">
            <text:p>1.080679</text:p>
          </table:table-cell>
          <table:table-cell office:value-type="float" office:value="2.942462" calcext:value-type="float">
            <text:p>2.942462</text:p>
          </table:table-cell>
          <table:table-cell office:value-type="float" office:value="1.759371" calcext:value-type="float">
            <text:p>1.759371</text:p>
          </table:table-cell>
          <table:table-cell office:value-type="float" office:value="0.03793028" calcext:value-type="float">
            <text:p>0.03793028</text:p>
          </table:table-cell>
          <table:table-cell office:value-type="float" office:value="0.02516599" calcext:value-type="float">
            <text:p>0.02516599</text:p>
          </table:table-cell>
          <table:table-cell office:value-type="float" office:value="0.3699022" calcext:value-type="float">
            <text:p>0.3699022</text:p>
          </table:table-cell>
          <table:table-cell office:value-type="float" office:value="0.3368296" calcext:value-type="float">
            <text:p>0.3368296</text:p>
          </table:table-cell>
          <table:table-cell office:value-type="float" office:value="0" calcext:value-type="float">
            <text:p>0</text:p>
          </table:table-cell>
          <table:table-cell office:value-type="float" office:value="776.7972" calcext:value-type="float">
            <text:p>776.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6641" calcext:value-type="float">
            <text:p>11.36641</text:p>
          </table:table-cell>
          <table:table-cell office:value-type="float" office:value="0" calcext:value-type="float">
            <text:p>0</text:p>
          </table:table-cell>
          <table:table-cell office:value-type="float" office:value="-0.8901736" calcext:value-type="float">
            <text:p>-0.89017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8.24487" calcext:value-type="float">
            <text:p>18.24487</text:p>
          </table:table-cell>
          <table:table-cell office:value-type="float" office:value="1099.094" calcext:value-type="float">
            <text:p>1099.094</text:p>
          </table:table-cell>
          <table:table-cell office:value-type="float" office:value="0" calcext:value-type="float">
            <text:p>0</text:p>
          </table:table-cell>
          <table:table-cell office:value-type="float" office:value="-31.01691" calcext:value-type="float">
            <text:p>-31.01691</text:p>
          </table:table-cell>
          <table:table-cell office:value-type="float" office:value="0.2327106" calcext:value-type="float">
            <text:p>0.2327106</text:p>
          </table:table-cell>
          <table:table-cell office:value-type="float" office:value="3.074955" calcext:value-type="float">
            <text:p>3.074955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672" calcext:value-type="float">
            <text:p>0.0006399672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155" calcext:value-type="float">
            <text:p>0.005415155</text:p>
          </table:table-cell>
          <table:table-cell office:value-type="float" office:value="-0.2375813" calcext:value-type="float">
            <text:p>-0.2375813</text:p>
          </table:table-cell>
          <table:table-cell office:value-type="float" office:value="0.001478058" calcext:value-type="float">
            <text:p>0.001478058</text:p>
          </table:table-cell>
          <table:table-cell office:value-type="float" office:value="0.003855796" calcext:value-type="float">
            <text:p>0.003855796</text:p>
          </table:table-cell>
          <table:table-cell office:value-type="float" office:value="19.41221" calcext:value-type="float">
            <text:p>19.41221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0.1138867" calcext:value-type="float">
            <text:p>0.1138867</text:p>
          </table:table-cell>
          <table:table-cell office:value-type="float" office:value="0.05599108" calcext:value-type="float">
            <text:p>0.05599108</text:p>
          </table:table-cell>
          <table:table-cell office:value-type="float" office:value="0.03672855" calcext:value-type="float">
            <text:p>0.03672855</text:p>
          </table:table-cell>
          <table:table-cell office:value-type="float" office:value="0.03772195" calcext:value-type="float">
            <text:p>0.03772195</text:p>
          </table:table-cell>
          <table:table-cell office:value-type="float" office:value="0.01181332" calcext:value-type="float">
            <text:p>0.01181332</text:p>
          </table:table-cell>
          <table:table-cell office:value-type="float" office:value="0.007869979" calcext:value-type="float">
            <text:p>0.007869979</text:p>
          </table:table-cell>
          <table:table-cell office:value-type="float" office:value="0.02208925" calcext:value-type="float">
            <text:p>0.02208925</text:p>
          </table:table-cell>
          <table:table-cell office:value-type="float" office:value="0.02059555" calcext:value-type="float">
            <text:p>0.02059555</text:p>
          </table:table-cell>
          <table:table-cell office:value-type="float" office:value="0.01857216" calcext:value-type="float">
            <text:p>0.01857216</text:p>
          </table:table-cell>
          <table:table-cell office:value-type="float" office:value="0.01748912" calcext:value-type="float">
            <text:p>0.01748912</text:p>
          </table:table-cell>
          <table:table-cell office:value-type="float" office:value="0.01481699" calcext:value-type="float">
            <text:p>0.01481699</text:p>
          </table:table-cell>
          <table:table-cell office:value-type="float" office:value="0.00637674" calcext:value-type="float">
            <text:p>0.00637674</text:p>
          </table:table-cell>
          <table:table-cell office:value-type="float" office:value="0.007160642" calcext:value-type="float">
            <text:p>0.007160642</text:p>
          </table:table-cell>
          <table:table-cell office:value-type="float" office:value="0" calcext:value-type="float">
            <text:p>0</text:p>
          </table:table-cell>
          <table:table-cell office:value-type="float" office:value="0.0303824" calcext:value-type="float">
            <text:p>0.0303824</text:p>
          </table:table-cell>
          <table:table-cell office:value-type="float" office:value="0.03554465" calcext:value-type="float">
            <text:p>0.03554465</text:p>
          </table:table-cell>
          <table:table-cell office:value-type="float" office:value="0.02536634" calcext:value-type="float">
            <text:p>0.02536634</text:p>
          </table:table-cell>
          <table:table-cell office:value-type="float" office:value="0.02650052" calcext:value-type="float">
            <text:p>0.02650052</text:p>
          </table:table-cell>
          <table:table-cell office:value-type="float" office:value="0.01422207" calcext:value-type="float">
            <text:p>0.01422207</text:p>
          </table:table-cell>
          <table:table-cell office:value-type="float" office:value="0.006512637" calcext:value-type="float">
            <text:p>0.006512637</text:p>
          </table:table-cell>
          <table:table-cell office:value-type="float" office:value="0.01391345" calcext:value-type="float">
            <text:p>0.01391345</text:p>
          </table:table-cell>
          <table:table-cell office:value-type="float" office:value="0.928933" calcext:value-type="float">
            <text:p>0.928933</text:p>
          </table:table-cell>
          <table:table-cell office:value-type="float" office:value="2.757546" calcext:value-type="float">
            <text:p>2.757546</text:p>
          </table:table-cell>
          <table:table-cell office:value-type="float" office:value="1.6552" calcext:value-type="float">
            <text:p>1.6552</text:p>
          </table:table-cell>
          <table:table-cell office:value-type="float" office:value="0.02382592" calcext:value-type="float">
            <text:p>0.02382592</text:p>
          </table:table-cell>
          <table:table-cell office:value-type="float" office:value="0.02652231" calcext:value-type="float">
            <text:p>0.02652231</text:p>
          </table:table-cell>
          <table:table-cell office:value-type="float" office:value="0.368452" calcext:value-type="float">
            <text:p>0.368452</text:p>
          </table:table-cell>
          <table:table-cell office:value-type="float" office:value="0.3380907" calcext:value-type="float">
            <text:p>0.3380907</text:p>
          </table:table-cell>
          <table:table-cell office:value-type="float" office:value="0" calcext:value-type="float">
            <text:p>0</text:p>
          </table:table-cell>
          <table:table-cell office:value-type="float" office:value="648.5235" calcext:value-type="float">
            <text:p>648.5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9299" calcext:value-type="float">
            <text:p>11.39299</text:p>
          </table:table-cell>
          <table:table-cell office:value-type="float" office:value="0" calcext:value-type="float">
            <text:p>0</text:p>
          </table:table-cell>
          <table:table-cell office:value-type="float" office:value="-0.892903" calcext:value-type="float">
            <text:p>-0.8929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18.22682" calcext:value-type="float">
            <text:p>18.22682</text:p>
          </table:table-cell>
          <table:table-cell office:value-type="float" office:value="1099.114" calcext:value-type="float">
            <text:p>1099.114</text:p>
          </table:table-cell>
          <table:table-cell office:value-type="float" office:value="0" calcext:value-type="float">
            <text:p>0</text:p>
          </table:table-cell>
          <table:table-cell office:value-type="float" office:value="-31.46337" calcext:value-type="float">
            <text:p>-31.46337</text:p>
          </table:table-cell>
          <table:table-cell office:value-type="float" office:value="0.2003603" calcext:value-type="float">
            <text:p>0.2003603</text:p>
          </table:table-cell>
          <table:table-cell office:value-type="float" office:value="2.887621" calcext:value-type="float">
            <text:p>2.887621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991" calcext:value-type="float">
            <text:p>0.0006399991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234" calcext:value-type="float">
            <text:p>0.005415234</text:p>
          </table:table-cell>
          <table:table-cell office:value-type="float" office:value="-0.2386439" calcext:value-type="float">
            <text:p>-0.2386439</text:p>
          </table:table-cell>
          <table:table-cell office:value-type="float" office:value="0.001484718" calcext:value-type="float">
            <text:p>0.001484718</text:p>
          </table:table-cell>
          <table:table-cell office:value-type="float" office:value="0.003873967" calcext:value-type="float">
            <text:p>0.003873967</text:p>
          </table:table-cell>
          <table:table-cell office:value-type="float" office:value="19.51284" calcext:value-type="float">
            <text:p>19.51284</text:p>
          </table:table-cell>
          <table:table-cell office:value-type="float" office:value="0.2046792" calcext:value-type="float">
            <text:p>0.2046792</text:p>
          </table:table-cell>
          <table:table-cell office:value-type="float" office:value="0.1061431" calcext:value-type="float">
            <text:p>0.1061431</text:p>
          </table:table-cell>
          <table:table-cell office:value-type="float" office:value="0.04975125" calcext:value-type="float">
            <text:p>0.04975125</text:p>
          </table:table-cell>
          <table:table-cell office:value-type="float" office:value="0.03610341" calcext:value-type="float">
            <text:p>0.03610341</text:p>
          </table:table-cell>
          <table:table-cell office:value-type="float" office:value="0.03714375" calcext:value-type="float">
            <text:p>0.03714375</text:p>
          </table:table-cell>
          <table:table-cell office:value-type="float" office:value="0.01177052" calcext:value-type="float">
            <text:p>0.01177052</text:p>
          </table:table-cell>
          <table:table-cell office:value-type="float" office:value="0.007825606" calcext:value-type="float">
            <text:p>0.007825606</text:p>
          </table:table-cell>
          <table:table-cell office:value-type="float" office:value="0.02200593" calcext:value-type="float">
            <text:p>0.02200593</text:p>
          </table:table-cell>
          <table:table-cell office:value-type="float" office:value="0.02055357" calcext:value-type="float">
            <text:p>0.02055357</text:p>
          </table:table-cell>
          <table:table-cell office:value-type="float" office:value="0.01857612" calcext:value-type="float">
            <text:p>0.01857612</text:p>
          </table:table-cell>
          <table:table-cell office:value-type="float" office:value="0.01749797" calcext:value-type="float">
            <text:p>0.01749797</text:p>
          </table:table-cell>
          <table:table-cell office:value-type="float" office:value="0.01482736" calcext:value-type="float">
            <text:p>0.01482736</text:p>
          </table:table-cell>
          <table:table-cell office:value-type="float" office:value="0.006366038" calcext:value-type="float">
            <text:p>0.006366038</text:p>
          </table:table-cell>
          <table:table-cell office:value-type="float" office:value="0.007157691" calcext:value-type="float">
            <text:p>0.007157691</text:p>
          </table:table-cell>
          <table:table-cell office:value-type="float" office:value="0" calcext:value-type="float">
            <text:p>0</text:p>
          </table:table-cell>
          <table:table-cell office:value-type="float" office:value="0.09408177" calcext:value-type="float">
            <text:p>0.09408177</text:p>
          </table:table-cell>
          <table:table-cell office:value-type="float" office:value="0.04539122" calcext:value-type="float">
            <text:p>0.04539122</text:p>
          </table:table-cell>
          <table:table-cell office:value-type="float" office:value="0.02897424" calcext:value-type="float">
            <text:p>0.02897424</text:p>
          </table:table-cell>
          <table:table-cell office:value-type="float" office:value="0.0341461" calcext:value-type="float">
            <text:p>0.0341461</text:p>
          </table:table-cell>
          <table:table-cell office:value-type="float" office:value="0.01605518" calcext:value-type="float">
            <text:p>0.01605518</text:p>
          </table:table-cell>
          <table:table-cell office:value-type="float" office:value="0.006572918" calcext:value-type="float">
            <text:p>0.006572918</text:p>
          </table:table-cell>
          <table:table-cell office:value-type="float" office:value="0.01368999" calcext:value-type="float">
            <text:p>0.01368999</text:p>
          </table:table-cell>
          <table:table-cell office:value-type="float" office:value="0.7798341" calcext:value-type="float">
            <text:p>0.7798341</text:p>
          </table:table-cell>
          <table:table-cell office:value-type="float" office:value="2.584294" calcext:value-type="float">
            <text:p>2.584294</text:p>
          </table:table-cell>
          <table:table-cell office:value-type="float" office:value="1.562658" calcext:value-type="float">
            <text:p>1.562658</text:p>
          </table:table-cell>
          <table:table-cell office:value-type="float" office:value="0.01991089" calcext:value-type="float">
            <text:p>0.01991089</text:p>
          </table:table-cell>
          <table:table-cell office:value-type="float" office:value="0.02780316" calcext:value-type="float">
            <text:p>0.02780316</text:p>
          </table:table-cell>
          <table:table-cell office:value-type="float" office:value="0.3678206" calcext:value-type="float">
            <text:p>0.3678206</text:p>
          </table:table-cell>
          <table:table-cell office:value-type="float" office:value="0.3381146" calcext:value-type="float">
            <text:p>0.3381146</text:p>
          </table:table-cell>
          <table:table-cell office:value-type="float" office:value="0" calcext:value-type="float">
            <text:p>0</text:p>
          </table:table-cell>
          <table:table-cell office:value-type="float" office:value="541.5005" calcext:value-type="float">
            <text:p>541.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3151" calcext:value-type="float">
            <text:p>11.43151</text:p>
          </table:table-cell>
          <table:table-cell office:value-type="float" office:value="0" calcext:value-type="float">
            <text:p>0</text:p>
          </table:table-cell>
          <table:table-cell office:value-type="float" office:value="-0.9003777" calcext:value-type="float">
            <text:p>-0.900377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18.20637" calcext:value-type="float">
            <text:p>18.20637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0" calcext:value-type="float">
            <text:p>0</text:p>
          </table:table-cell>
          <table:table-cell office:value-type="float" office:value="-31.96414" calcext:value-type="float">
            <text:p>-31.96414</text:p>
          </table:table-cell>
          <table:table-cell office:value-type="float" office:value="0.1729674" calcext:value-type="float">
            <text:p>0.1729674</text:p>
          </table:table-cell>
          <table:table-cell office:value-type="float" office:value="2.706547" calcext:value-type="float">
            <text:p>2.706547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991" calcext:value-type="float">
            <text:p>0.0006399991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234" calcext:value-type="float">
            <text:p>0.005415234</text:p>
          </table:table-cell>
          <table:table-cell office:value-type="float" office:value="-0.2390761" calcext:value-type="float">
            <text:p>-0.2390761</text:p>
          </table:table-cell>
          <table:table-cell office:value-type="float" office:value="0.001492582" calcext:value-type="float">
            <text:p>0.001492582</text:p>
          </table:table-cell>
          <table:table-cell office:value-type="float" office:value="0.003877865" calcext:value-type="float">
            <text:p>0.003877865</text:p>
          </table:table-cell>
          <table:table-cell office:value-type="float" office:value="19.59196" calcext:value-type="float">
            <text:p>19.59196</text:p>
          </table:table-cell>
          <table:table-cell office:value-type="float" office:value="0.1444879" calcext:value-type="float">
            <text:p>0.1444879</text:p>
          </table:table-cell>
          <table:table-cell office:value-type="float" office:value="0.07478055" calcext:value-type="float">
            <text:p>0.07478055</text:p>
          </table:table-cell>
          <table:table-cell office:value-type="float" office:value="0.04347177" calcext:value-type="float">
            <text:p>0.04347177</text:p>
          </table:table-cell>
          <table:table-cell office:value-type="float" office:value="0.0330312" calcext:value-type="float">
            <text:p>0.0330312</text:p>
          </table:table-cell>
          <table:table-cell office:value-type="float" office:value="0.0352799" calcext:value-type="float">
            <text:p>0.0352799</text:p>
          </table:table-cell>
          <table:table-cell office:value-type="float" office:value="0.01132456" calcext:value-type="float">
            <text:p>0.01132456</text:p>
          </table:table-cell>
          <table:table-cell office:value-type="float" office:value="0.007693194" calcext:value-type="float">
            <text:p>0.007693194</text:p>
          </table:table-cell>
          <table:table-cell office:value-type="float" office:value="0.02193841" calcext:value-type="float">
            <text:p>0.02193841</text:p>
          </table:table-cell>
          <table:table-cell office:value-type="float" office:value="0.02052518" calcext:value-type="float">
            <text:p>0.02052518</text:p>
          </table:table-cell>
          <table:table-cell office:value-type="float" office:value="0.01858857" calcext:value-type="float">
            <text:p>0.01858857</text:p>
          </table:table-cell>
          <table:table-cell office:value-type="float" office:value="0.01750875" calcext:value-type="float">
            <text:p>0.01750875</text:p>
          </table:table-cell>
          <table:table-cell office:value-type="float" office:value="0.01483833" calcext:value-type="float">
            <text:p>0.01483833</text:p>
          </table:table-cell>
          <table:table-cell office:value-type="float" office:value="0.006355417" calcext:value-type="float">
            <text:p>0.006355417</text:p>
          </table:table-cell>
          <table:table-cell office:value-type="float" office:value="0.007154751" calcext:value-type="float">
            <text:p>0.007154751</text:p>
          </table:table-cell>
          <table:table-cell office:value-type="float" office:value="0" calcext:value-type="float">
            <text:p>0</text:p>
          </table:table-cell>
          <table:table-cell office:value-type="float" office:value="0.1895091" calcext:value-type="float">
            <text:p>0.1895091</text:p>
          </table:table-cell>
          <table:table-cell office:value-type="float" office:value="0.03984259" calcext:value-type="float">
            <text:p>0.03984259</text:p>
          </table:table-cell>
          <table:table-cell office:value-type="float" office:value="0.02778328" calcext:value-type="float">
            <text:p>0.02778328</text:p>
          </table:table-cell>
          <table:table-cell office:value-type="float" office:value="0.03112328" calcext:value-type="float">
            <text:p>0.03112328</text:p>
          </table:table-cell>
          <table:table-cell office:value-type="float" office:value="0.02317314" calcext:value-type="float">
            <text:p>0.02317314</text:p>
          </table:table-cell>
          <table:table-cell office:value-type="float" office:value="0.00691355" calcext:value-type="float">
            <text:p>0.00691355</text:p>
          </table:table-cell>
          <table:table-cell office:value-type="float" office:value="0.01338143" calcext:value-type="float">
            <text:p>0.01338143</text:p>
          </table:table-cell>
          <table:table-cell office:value-type="float" office:value="0.6331341" calcext:value-type="float">
            <text:p>0.6331341</text:p>
          </table:table-cell>
          <table:table-cell office:value-type="float" office:value="2.42011" calcext:value-type="float">
            <text:p>2.42011</text:p>
          </table:table-cell>
          <table:table-cell office:value-type="float" office:value="1.473038" calcext:value-type="float">
            <text:p>1.473038</text:p>
          </table:table-cell>
          <table:table-cell office:value-type="float" office:value="0.01906595" calcext:value-type="float">
            <text:p>0.01906595</text:p>
          </table:table-cell>
          <table:table-cell office:value-type="float" office:value="0.02905701" calcext:value-type="float">
            <text:p>0.02905701</text:p>
          </table:table-cell>
          <table:table-cell office:value-type="float" office:value="0.3672137" calcext:value-type="float">
            <text:p>0.3672137</text:p>
          </table:table-cell>
          <table:table-cell office:value-type="float" office:value="0.3381384" calcext:value-type="float">
            <text:p>0.3381384</text:p>
          </table:table-cell>
          <table:table-cell office:value-type="float" office:value="0" calcext:value-type="float">
            <text:p>0</text:p>
          </table:table-cell>
          <table:table-cell office:value-type="float" office:value="452.2981" calcext:value-type="float">
            <text:p>452.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6726" calcext:value-type="float">
            <text:p>11.46726</text:p>
          </table:table-cell>
          <table:table-cell office:value-type="float" office:value="0" calcext:value-type="float">
            <text:p>0</text:p>
          </table:table-cell>
          <table:table-cell office:value-type="float" office:value="-0.9009713" calcext:value-type="float">
            <text:p>-0.90097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8.34479" calcext:value-type="float">
            <text:p>18.34479</text:p>
          </table:table-cell>
          <table:table-cell office:value-type="float" office:value="1099.133" calcext:value-type="float">
            <text:p>1099.133</text:p>
          </table:table-cell>
          <table:table-cell office:value-type="float" office:value="0" calcext:value-type="float">
            <text:p>0</text:p>
          </table:table-cell>
          <table:table-cell office:value-type="float" office:value="-32.29212" calcext:value-type="float">
            <text:p>-32.29212</text:p>
          </table:table-cell>
          <table:table-cell office:value-type="float" office:value="0.15255" calcext:value-type="float">
            <text:p>0.15255</text:p>
          </table:table-cell>
          <table:table-cell office:value-type="float" office:value="2.523524" calcext:value-type="float">
            <text:p>2.523524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399991" calcext:value-type="float">
            <text:p>0.0006399991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234" calcext:value-type="float">
            <text:p>0.005415234</text:p>
          </table:table-cell>
          <table:table-cell office:value-type="float" office:value="-0.2395277" calcext:value-type="float">
            <text:p>-0.2395277</text:p>
          </table:table-cell>
          <table:table-cell office:value-type="float" office:value="0.001500798" calcext:value-type="float">
            <text:p>0.001500798</text:p>
          </table:table-cell>
          <table:table-cell office:value-type="float" office:value="0.003882111" calcext:value-type="float">
            <text:p>0.003882111</text:p>
          </table:table-cell>
          <table:table-cell office:value-type="float" office:value="19.70175" calcext:value-type="float">
            <text:p>19.70175</text:p>
          </table:table-cell>
          <table:table-cell office:value-type="float" office:value="0.1224596" calcext:value-type="float">
            <text:p>0.1224596</text:p>
          </table:table-cell>
          <table:table-cell office:value-type="float" office:value="0.06289808" calcext:value-type="float">
            <text:p>0.06289808</text:p>
          </table:table-cell>
          <table:table-cell office:value-type="float" office:value="0.04227869" calcext:value-type="float">
            <text:p>0.04227869</text:p>
          </table:table-cell>
          <table:table-cell office:value-type="float" office:value="0.0327108" calcext:value-type="float">
            <text:p>0.0327108</text:p>
          </table:table-cell>
          <table:table-cell office:value-type="float" office:value="0.03395642" calcext:value-type="float">
            <text:p>0.03395642</text:p>
          </table:table-cell>
          <table:table-cell office:value-type="float" office:value="0.01113688" calcext:value-type="float">
            <text:p>0.01113688</text:p>
          </table:table-cell>
          <table:table-cell office:value-type="float" office:value="0.00758166" calcext:value-type="float">
            <text:p>0.00758166</text:p>
          </table:table-cell>
          <table:table-cell office:value-type="float" office:value="0.02186671" calcext:value-type="float">
            <text:p>0.02186671</text:p>
          </table:table-cell>
          <table:table-cell office:value-type="float" office:value="0.02050601" calcext:value-type="float">
            <text:p>0.02050601</text:p>
          </table:table-cell>
          <table:table-cell office:value-type="float" office:value="0.01861075" calcext:value-type="float">
            <text:p>0.01861075</text:p>
          </table:table-cell>
          <table:table-cell office:value-type="float" office:value="0.01752176" calcext:value-type="float">
            <text:p>0.01752176</text:p>
          </table:table-cell>
          <table:table-cell office:value-type="float" office:value="0.01484989" calcext:value-type="float">
            <text:p>0.01484989</text:p>
          </table:table-cell>
          <table:table-cell office:value-type="float" office:value="0.006344873" calcext:value-type="float">
            <text:p>0.006344873</text:p>
          </table:table-cell>
          <table:table-cell office:value-type="float" office:value="0.007151781" calcext:value-type="float">
            <text:p>0.007151781</text:p>
          </table:table-cell>
          <table:table-cell office:value-type="float" office:value="0" calcext:value-type="float">
            <text:p>0</text:p>
          </table:table-cell>
          <table:table-cell office:value-type="float" office:value="0.06495122" calcext:value-type="float">
            <text:p>0.06495122</text:p>
          </table:table-cell>
          <table:table-cell office:value-type="float" office:value="0.03270064" calcext:value-type="float">
            <text:p>0.03270064</text:p>
          </table:table-cell>
          <table:table-cell office:value-type="float" office:value="0.02412664" calcext:value-type="float">
            <text:p>0.02412664</text:p>
          </table:table-cell>
          <table:table-cell office:value-type="float" office:value="0.02743348" calcext:value-type="float">
            <text:p>0.02743348</text:p>
          </table:table-cell>
          <table:table-cell office:value-type="float" office:value="0.03016187" calcext:value-type="float">
            <text:p>0.03016187</text:p>
          </table:table-cell>
          <table:table-cell office:value-type="float" office:value="0.0071226" calcext:value-type="float">
            <text:p>0.0071226</text:p>
          </table:table-cell>
          <table:table-cell office:value-type="float" office:value="0.01310499" calcext:value-type="float">
            <text:p>0.01310499</text:p>
          </table:table-cell>
          <table:table-cell office:value-type="float" office:value="0.4912754" calcext:value-type="float">
            <text:p>0.4912754</text:p>
          </table:table-cell>
          <table:table-cell office:value-type="float" office:value="2.265452" calcext:value-type="float">
            <text:p>2.265452</text:p>
          </table:table-cell>
          <table:table-cell office:value-type="float" office:value="1.387402" calcext:value-type="float">
            <text:p>1.387402</text:p>
          </table:table-cell>
          <table:table-cell office:value-type="float" office:value="0.01887095" calcext:value-type="float">
            <text:p>0.01887095</text:p>
          </table:table-cell>
          <table:table-cell office:value-type="float" office:value="0.03028625" calcext:value-type="float">
            <text:p>0.03028625</text:p>
          </table:table-cell>
          <table:table-cell office:value-type="float" office:value="0.3666271" calcext:value-type="float">
            <text:p>0.3666271</text:p>
          </table:table-cell>
          <table:table-cell office:value-type="float" office:value="0.3381622" calcext:value-type="float">
            <text:p>0.3381622</text:p>
          </table:table-cell>
          <table:table-cell office:value-type="float" office:value="0" calcext:value-type="float">
            <text:p>0</text:p>
          </table:table-cell>
          <table:table-cell office:value-type="float" office:value="368.426" calcext:value-type="float">
            <text:p>368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9995" calcext:value-type="float">
            <text:p>11.49995</text:p>
          </table:table-cell>
          <table:table-cell office:value-type="float" office:value="0" calcext:value-type="float">
            <text:p>0</text:p>
          </table:table-cell>
          <table:table-cell office:value-type="float" office:value="-0.90121" calcext:value-type="float">
            <text:p>-0.901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18.34642" calcext:value-type="float">
            <text:p>18.34642</text:p>
          </table:table-cell>
          <table:table-cell office:value-type="float" office:value="1099.162" calcext:value-type="float">
            <text:p>1099.162</text:p>
          </table:table-cell>
          <table:table-cell office:value-type="float" office:value="0" calcext:value-type="float">
            <text:p>0</text:p>
          </table:table-cell>
          <table:table-cell office:value-type="float" office:value="-32.73202" calcext:value-type="float">
            <text:p>-32.73202</text:p>
          </table:table-cell>
          <table:table-cell office:value-type="float" office:value="0.1379313" calcext:value-type="float">
            <text:p>0.1379313</text:p>
          </table:table-cell>
          <table:table-cell office:value-type="float" office:value="2.319764" calcext:value-type="float">
            <text:p>2.319764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400514" calcext:value-type="float">
            <text:p>0.0006400514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36" calcext:value-type="float">
            <text:p>0.00541536</text:p>
          </table:table-cell>
          <table:table-cell office:value-type="float" office:value="-0.2402892" calcext:value-type="float">
            <text:p>-0.2402892</text:p>
          </table:table-cell>
          <table:table-cell office:value-type="float" office:value="0.001507094" calcext:value-type="float">
            <text:p>0.001507094</text:p>
          </table:table-cell>
          <table:table-cell office:value-type="float" office:value="0.003949297" calcext:value-type="float">
            <text:p>0.003949297</text:p>
          </table:table-cell>
          <table:table-cell office:value-type="float" office:value="19.82622" calcext:value-type="float">
            <text:p>19.82622</text:p>
          </table:table-cell>
          <table:table-cell office:value-type="float" office:value="0.1295434" calcext:value-type="float">
            <text:p>0.1295434</text:p>
          </table:table-cell>
          <table:table-cell office:value-type="float" office:value="0.08748027" calcext:value-type="float">
            <text:p>0.08748027</text:p>
          </table:table-cell>
          <table:table-cell office:value-type="float" office:value="0.0452026" calcext:value-type="float">
            <text:p>0.0452026</text:p>
          </table:table-cell>
          <table:table-cell office:value-type="float" office:value="0.03483587" calcext:value-type="float">
            <text:p>0.03483587</text:p>
          </table:table-cell>
          <table:table-cell office:value-type="float" office:value="0.04056863" calcext:value-type="float">
            <text:p>0.04056863</text:p>
          </table:table-cell>
          <table:table-cell office:value-type="float" office:value="0.01119039" calcext:value-type="float">
            <text:p>0.01119039</text:p>
          </table:table-cell>
          <table:table-cell office:value-type="float" office:value="0.007561039" calcext:value-type="float">
            <text:p>0.007561039</text:p>
          </table:table-cell>
          <table:table-cell office:value-type="float" office:value="0.02176074" calcext:value-type="float">
            <text:p>0.02176074</text:p>
          </table:table-cell>
          <table:table-cell office:value-type="float" office:value="0.02042775" calcext:value-type="float">
            <text:p>0.02042775</text:p>
          </table:table-cell>
          <table:table-cell office:value-type="float" office:value="0.01860994" calcext:value-type="float">
            <text:p>0.01860994</text:p>
          </table:table-cell>
          <table:table-cell office:value-type="float" office:value="0.01753693" calcext:value-type="float">
            <text:p>0.01753693</text:p>
          </table:table-cell>
          <table:table-cell office:value-type="float" office:value="0.0148619" calcext:value-type="float">
            <text:p>0.0148619</text:p>
          </table:table-cell>
          <table:table-cell office:value-type="float" office:value="0.006334428" calcext:value-type="float">
            <text:p>0.006334428</text:p>
          </table:table-cell>
          <table:table-cell office:value-type="float" office:value="0.007148782" calcext:value-type="float">
            <text:p>0.007148782</text:p>
          </table:table-cell>
          <table:table-cell office:value-type="float" office:value="0" calcext:value-type="float">
            <text:p>0</text:p>
          </table:table-cell>
          <table:table-cell office:value-type="float" office:value="0.03584328" calcext:value-type="float">
            <text:p>0.03584328</text:p>
          </table:table-cell>
          <table:table-cell office:value-type="float" office:value="0.0408433" calcext:value-type="float">
            <text:p>0.0408433</text:p>
          </table:table-cell>
          <table:table-cell office:value-type="float" office:value="0.03259834" calcext:value-type="float">
            <text:p>0.03259834</text:p>
          </table:table-cell>
          <table:table-cell office:value-type="float" office:value="0.03285676" calcext:value-type="float">
            <text:p>0.03285676</text:p>
          </table:table-cell>
          <table:table-cell office:value-type="float" office:value="0.03606725" calcext:value-type="float">
            <text:p>0.03606725</text:p>
          </table:table-cell>
          <table:table-cell office:value-type="float" office:value="0.007121449" calcext:value-type="float">
            <text:p>0.007121449</text:p>
          </table:table-cell>
          <table:table-cell office:value-type="float" office:value="0.0130945" calcext:value-type="float">
            <text:p>0.0130945</text:p>
          </table:table-cell>
          <table:table-cell office:value-type="float" office:value="0.3462037" calcext:value-type="float">
            <text:p>0.3462037</text:p>
          </table:table-cell>
          <table:table-cell office:value-type="float" office:value="2.085302" calcext:value-type="float">
            <text:p>2.085302</text:p>
          </table:table-cell>
          <table:table-cell office:value-type="float" office:value="1.27837" calcext:value-type="float">
            <text:p>1.27837</text:p>
          </table:table-cell>
          <table:table-cell office:value-type="float" office:value="0.0186862" calcext:value-type="float">
            <text:p>0.0186862</text:p>
          </table:table-cell>
          <table:table-cell office:value-type="float" office:value="0.03149483" calcext:value-type="float">
            <text:p>0.03149483</text:p>
          </table:table-cell>
          <table:table-cell office:value-type="float" office:value="0.3660559" calcext:value-type="float">
            <text:p>0.3660559</text:p>
          </table:table-cell>
          <table:table-cell office:value-type="float" office:value="0.3381864" calcext:value-type="float">
            <text:p>0.3381864</text:p>
          </table:table-cell>
          <table:table-cell office:value-type="float" office:value="0" calcext:value-type="float">
            <text:p>0</text:p>
          </table:table-cell>
          <table:table-cell office:value-type="float" office:value="311.4266" calcext:value-type="float">
            <text:p>311.4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478" calcext:value-type="float">
            <text:p>11.54478</text:p>
          </table:table-cell>
          <table:table-cell office:value-type="float" office:value="0" calcext:value-type="float">
            <text:p>0</text:p>
          </table:table-cell>
          <table:table-cell office:value-type="float" office:value="-0.9069914" calcext:value-type="float">
            <text:p>-0.90699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8.30883" calcext:value-type="float">
            <text:p>18.30883</text:p>
          </table:table-cell>
          <table:table-cell office:value-type="float" office:value="1099.201" calcext:value-type="float">
            <text:p>1099.201</text:p>
          </table:table-cell>
          <table:table-cell office:value-type="float" office:value="0" calcext:value-type="float">
            <text:p>0</text:p>
          </table:table-cell>
          <table:table-cell office:value-type="float" office:value="-33.14993" calcext:value-type="float">
            <text:p>-33.14993</text:p>
          </table:table-cell>
          <table:table-cell office:value-type="float" office:value="0.1381139" calcext:value-type="float">
            <text:p>0.1381139</text:p>
          </table:table-cell>
          <table:table-cell office:value-type="float" office:value="2.101077" calcext:value-type="float">
            <text:p>2.101077</text:p>
          </table:table-cell>
          <table:table-cell office:value-type="float" office:value="0.07717162" calcext:value-type="float">
            <text:p>0.07717162</text:p>
          </table:table-cell>
          <table:table-cell office:value-type="float" office:value="0.000640073" calcext:value-type="float">
            <text:p>0.000640073</text:p>
          </table:table-cell>
          <table:table-cell office:value-type="float" office:value="0.5441216" calcext:value-type="float">
            <text:p>0.5441216</text:p>
          </table:table-cell>
          <table:table-cell office:value-type="float" office:value="0.005415412" calcext:value-type="float">
            <text:p>0.005415412</text:p>
          </table:table-cell>
          <table:table-cell office:value-type="float" office:value="-0.2413302" calcext:value-type="float">
            <text:p>-0.2413302</text:p>
          </table:table-cell>
          <table:table-cell office:value-type="float" office:value="0.001513114" calcext:value-type="float">
            <text:p>0.001513114</text:p>
          </table:table-cell>
          <table:table-cell office:value-type="float" office:value="0.003960251" calcext:value-type="float">
            <text:p>0.003960251</text:p>
          </table:table-cell>
          <table:table-cell office:value-type="float" office:value="19.87885" calcext:value-type="float">
            <text:p>19.87885</text:p>
          </table:table-cell>
          <table:table-cell office:value-type="float" office:value="0.3517202" calcext:value-type="float">
            <text:p>0.3517202</text:p>
          </table:table-cell>
          <table:table-cell office:value-type="float" office:value="0.2029292" calcext:value-type="float">
            <text:p>0.2029292</text:p>
          </table:table-cell>
          <table:table-cell office:value-type="float" office:value="0.06610989" calcext:value-type="float">
            <text:p>0.06610989</text:p>
          </table:table-cell>
          <table:table-cell office:value-type="float" office:value="0.0460408" calcext:value-type="float">
            <text:p>0.0460408</text:p>
          </table:table-cell>
          <table:table-cell office:value-type="float" office:value="0.09350997" calcext:value-type="float">
            <text:p>0.09350997</text:p>
          </table:table-cell>
          <table:table-cell office:value-type="float" office:value="0.01164297" calcext:value-type="float">
            <text:p>0.01164297</text:p>
          </table:table-cell>
          <table:table-cell office:value-type="float" office:value="0.007540507" calcext:value-type="float">
            <text:p>0.007540507</text:p>
          </table:table-cell>
          <table:table-cell office:value-type="float" office:value="0.02164575" calcext:value-type="float">
            <text:p>0.02164575</text:p>
          </table:table-cell>
          <table:table-cell office:value-type="float" office:value="0.0203555" calcext:value-type="float">
            <text:p>0.0203555</text:p>
          </table:table-cell>
          <table:table-cell office:value-type="float" office:value="0.01861238" calcext:value-type="float">
            <text:p>0.01861238</text:p>
          </table:table-cell>
          <table:table-cell office:value-type="float" office:value="0.01755488" calcext:value-type="float">
            <text:p>0.01755488</text:p>
          </table:table-cell>
          <table:table-cell office:value-type="float" office:value="0.01487499" calcext:value-type="float">
            <text:p>0.01487499</text:p>
          </table:table-cell>
          <table:table-cell office:value-type="float" office:value="0.006324054" calcext:value-type="float">
            <text:p>0.006324054</text:p>
          </table:table-cell>
          <table:table-cell office:value-type="float" office:value="0.007145759" calcext:value-type="float">
            <text:p>0.007145759</text:p>
          </table:table-cell>
          <table:table-cell office:value-type="float" office:value="0" calcext:value-type="float">
            <text:p>0</text:p>
          </table:table-cell>
          <table:table-cell office:value-type="float" office:value="0.240328" calcext:value-type="float">
            <text:p>0.240328</text:p>
          </table:table-cell>
          <table:table-cell office:value-type="float" office:value="0.04799685" calcext:value-type="float">
            <text:p>0.04799685</text:p>
          </table:table-cell>
          <table:table-cell office:value-type="float" office:value="0.02895198" calcext:value-type="float">
            <text:p>0.02895198</text:p>
          </table:table-cell>
          <table:table-cell office:value-type="float" office:value="0.02986131" calcext:value-type="float">
            <text:p>0.02986131</text:p>
          </table:table-cell>
          <table:table-cell office:value-type="float" office:value="0.02404985" calcext:value-type="float">
            <text:p>0.02404985</text:p>
          </table:table-cell>
          <table:table-cell office:value-type="float" office:value="0.0067087" calcext:value-type="float">
            <text:p>0.0067087</text:p>
          </table:table-cell>
          <table:table-cell office:value-type="float" office:value="0.01300304" calcext:value-type="float">
            <text:p>0.01300304</text:p>
          </table:table-cell>
          <table:table-cell office:value-type="float" office:value="0.1865118" calcext:value-type="float">
            <text:p>0.1865118</text:p>
          </table:table-cell>
          <table:table-cell office:value-type="float" office:value="1.885937" calcext:value-type="float">
            <text:p>1.885937</text:p>
          </table:table-cell>
          <table:table-cell office:value-type="float" office:value="1.1577" calcext:value-type="float">
            <text:p>1.1577</text:p>
          </table:table-cell>
          <table:table-cell office:value-type="float" office:value="0.01857939" calcext:value-type="float">
            <text:p>0.01857939</text:p>
          </table:table-cell>
          <table:table-cell office:value-type="float" office:value="0.03268443" calcext:value-type="float">
            <text:p>0.03268443</text:p>
          </table:table-cell>
          <table:table-cell office:value-type="float" office:value="0.3654992" calcext:value-type="float">
            <text:p>0.3654992</text:p>
          </table:table-cell>
          <table:table-cell office:value-type="float" office:value="0.3382107" calcext:value-type="float">
            <text:p>0.3382107</text:p>
          </table:table-cell>
          <table:table-cell office:value-type="float" office:value="0" calcext:value-type="float">
            <text:p>0</text:p>
          </table:table-cell>
          <table:table-cell office:value-type="float" office:value="278.9743" calcext:value-type="float">
            <text:p>278.9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828" calcext:value-type="float">
            <text:p>11.62828</text:p>
          </table:table-cell>
          <table:table-cell office:value-type="float" office:value="0" calcext:value-type="float">
            <text:p>0</text:p>
          </table:table-cell>
          <table:table-cell office:value-type="float" office:value="-0.9175521" calcext:value-type="float">
            <text:p>-0.917552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8.32081" calcext:value-type="float">
            <text:p>18.32081</text:p>
          </table:table-cell>
          <table:table-cell office:value-type="float" office:value="1099.249" calcext:value-type="float">
            <text:p>1099.249</text:p>
          </table:table-cell>
          <table:table-cell office:value-type="float" office:value="0" calcext:value-type="float">
            <text:p>0</text:p>
          </table:table-cell>
          <table:table-cell office:value-type="float" office:value="-33.4478" calcext:value-type="float">
            <text:p>-33.4478</text:p>
          </table:table-cell>
          <table:table-cell office:value-type="float" office:value="0.1615275" calcext:value-type="float">
            <text:p>0.1615275</text:p>
          </table:table-cell>
          <table:table-cell office:value-type="float" office:value="1.904524" calcext:value-type="float">
            <text:p>1.904524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54" calcext:value-type="float">
            <text:p>0.0006796954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4832865" calcext:value-type="float">
            <text:p>0.004832865</text:p>
          </table:table-cell>
          <table:table-cell office:value-type="float" office:value="-0.242772" calcext:value-type="float">
            <text:p>-0.242772</text:p>
          </table:table-cell>
          <table:table-cell office:value-type="float" office:value="0.001514951" calcext:value-type="float">
            <text:p>0.001514951</text:p>
          </table:table-cell>
          <table:table-cell office:value-type="float" office:value="0.003992285" calcext:value-type="float">
            <text:p>0.003992285</text:p>
          </table:table-cell>
          <table:table-cell office:value-type="float" office:value="19.84697" calcext:value-type="float">
            <text:p>19.84697</text:p>
          </table:table-cell>
          <table:table-cell office:value-type="float" office:value="0.5900052" calcext:value-type="float">
            <text:p>0.5900052</text:p>
          </table:table-cell>
          <table:table-cell office:value-type="float" office:value="0.4801067" calcext:value-type="float">
            <text:p>0.4801067</text:p>
          </table:table-cell>
          <table:table-cell office:value-type="float" office:value="0.2826408" calcext:value-type="float">
            <text:p>0.2826408</text:p>
          </table:table-cell>
          <table:table-cell office:value-type="float" office:value="0.1551544" calcext:value-type="float">
            <text:p>0.1551544</text:p>
          </table:table-cell>
          <table:table-cell office:value-type="float" office:value="0.1230148" calcext:value-type="float">
            <text:p>0.1230148</text:p>
          </table:table-cell>
          <table:table-cell office:value-type="float" office:value="0.01806664" calcext:value-type="float">
            <text:p>0.01806664</text:p>
          </table:table-cell>
          <table:table-cell office:value-type="float" office:value="0.00995459" calcext:value-type="float">
            <text:p>0.00995459</text:p>
          </table:table-cell>
          <table:table-cell office:value-type="float" office:value="0.02213719" calcext:value-type="float">
            <text:p>0.02213719</text:p>
          </table:table-cell>
          <table:table-cell office:value-type="float" office:value="0.02032281" calcext:value-type="float">
            <text:p>0.02032281</text:p>
          </table:table-cell>
          <table:table-cell office:value-type="float" office:value="0.01863322" calcext:value-type="float">
            <text:p>0.01863322</text:p>
          </table:table-cell>
          <table:table-cell office:value-type="float" office:value="0.01757565" calcext:value-type="float">
            <text:p>0.01757565</text:p>
          </table:table-cell>
          <table:table-cell office:value-type="float" office:value="0.01488995" calcext:value-type="float">
            <text:p>0.01488995</text:p>
          </table:table-cell>
          <table:table-cell office:value-type="float" office:value="0.00635413" calcext:value-type="float">
            <text:p>0.00635413</text:p>
          </table:table-cell>
          <table:table-cell office:value-type="float" office:value="0.007101284" calcext:value-type="float">
            <text:p>0.007101284</text:p>
          </table:table-cell>
          <table:table-cell office:value-type="float" office:value="0" calcext:value-type="float">
            <text:p>0</text:p>
          </table:table-cell>
          <table:table-cell office:value-type="float" office:value="0.2033753" calcext:value-type="float">
            <text:p>0.2033753</text:p>
          </table:table-cell>
          <table:table-cell office:value-type="float" office:value="0.1861548" calcext:value-type="float">
            <text:p>0.1861548</text:p>
          </table:table-cell>
          <table:table-cell office:value-type="float" office:value="0.134351" calcext:value-type="float">
            <text:p>0.134351</text:p>
          </table:table-cell>
          <table:table-cell office:value-type="float" office:value="0.08105767" calcext:value-type="float">
            <text:p>0.08105767</text:p>
          </table:table-cell>
          <table:table-cell office:value-type="float" office:value="0.05096494" calcext:value-type="float">
            <text:p>0.05096494</text:p>
          </table:table-cell>
          <table:table-cell office:value-type="float" office:value="0.02280117" calcext:value-type="float">
            <text:p>0.02280117</text:p>
          </table:table-cell>
          <table:table-cell office:value-type="float" office:value="0.02048445" calcext:value-type="float">
            <text:p>0.02048445</text:p>
          </table:table-cell>
          <table:table-cell office:value-type="float" office:value="0.04916447" calcext:value-type="float">
            <text:p>0.04916447</text:p>
          </table:table-cell>
          <table:table-cell office:value-type="float" office:value="1.69396" calcext:value-type="float">
            <text:p>1.69396</text:p>
          </table:table-cell>
          <table:table-cell office:value-type="float" office:value="1.041236" calcext:value-type="float">
            <text:p>1.041236</text:p>
          </table:table-cell>
          <table:table-cell office:value-type="float" office:value="0.01847561" calcext:value-type="float">
            <text:p>0.01847561</text:p>
          </table:table-cell>
          <table:table-cell office:value-type="float" office:value="0.03435193" calcext:value-type="float">
            <text:p>0.03435193</text:p>
          </table:table-cell>
          <table:table-cell office:value-type="float" office:value="0.3732991" calcext:value-type="float">
            <text:p>0.3732991</text:p>
          </table:table-cell>
          <table:table-cell office:value-type="float" office:value="0.3304472" calcext:value-type="float">
            <text:p>0.3304472</text:p>
          </table:table-cell>
          <table:table-cell office:value-type="float" office:value="0" calcext:value-type="float">
            <text:p>0</text:p>
          </table:table-cell>
          <table:table-cell office:value-type="float" office:value="243.6427" calcext:value-type="float">
            <text:p>243.6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4653" calcext:value-type="float">
            <text:p>11.74653</text:p>
          </table:table-cell>
          <table:table-cell office:value-type="float" office:value="0" calcext:value-type="float">
            <text:p>0</text:p>
          </table:table-cell>
          <table:table-cell office:value-type="float" office:value="-0.9426561" calcext:value-type="float">
            <text:p>-0.94265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8.2608" calcext:value-type="float">
            <text:p>18.2608</text:p>
          </table:table-cell>
          <table:table-cell office:value-type="float" office:value="1099.29" calcext:value-type="float">
            <text:p>1099.29</text:p>
          </table:table-cell>
          <table:table-cell office:value-type="float" office:value="0" calcext:value-type="float">
            <text:p>0</text:p>
          </table:table-cell>
          <table:table-cell office:value-type="float" office:value="-33.85244" calcext:value-type="float">
            <text:p>-33.85244</text:p>
          </table:table-cell>
          <table:table-cell office:value-type="float" office:value="0.1331526" calcext:value-type="float">
            <text:p>0.1331526</text:p>
          </table:table-cell>
          <table:table-cell office:value-type="float" office:value="1.733933" calcext:value-type="float">
            <text:p>1.73393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95" calcext:value-type="float">
            <text:p>0.0006796995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-0.2446768" calcext:value-type="float">
            <text:p>-0.2446768</text:p>
          </table:table-cell>
          <table:table-cell office:value-type="float" office:value="0.00151584" calcext:value-type="float">
            <text:p>0.00151584</text:p>
          </table:table-cell>
          <table:table-cell office:value-type="float" office:value="0.004000011" calcext:value-type="float">
            <text:p>0.004000011</text:p>
          </table:table-cell>
          <table:table-cell office:value-type="float" office:value="19.91536" calcext:value-type="float">
            <text:p>19.91536</text:p>
          </table:table-cell>
          <table:table-cell office:value-type="float" office:value="0.3654277" calcext:value-type="float">
            <text:p>0.3654277</text:p>
          </table:table-cell>
          <table:table-cell office:value-type="float" office:value="0.2577136" calcext:value-type="float">
            <text:p>0.2577136</text:p>
          </table:table-cell>
          <table:table-cell office:value-type="float" office:value="0.1226169" calcext:value-type="float">
            <text:p>0.1226169</text:p>
          </table:table-cell>
          <table:table-cell office:value-type="float" office:value="0.07680045" calcext:value-type="float">
            <text:p>0.07680045</text:p>
          </table:table-cell>
          <table:table-cell office:value-type="float" office:value="0.08211928" calcext:value-type="float">
            <text:p>0.08211928</text:p>
          </table:table-cell>
          <table:table-cell office:value-type="float" office:value="0.01473689" calcext:value-type="float">
            <text:p>0.01473689</text:p>
          </table:table-cell>
          <table:table-cell office:value-type="float" office:value="0.009441255" calcext:value-type="float">
            <text:p>0.009441255</text:p>
          </table:table-cell>
          <table:table-cell office:value-type="float" office:value="0.0225633" calcext:value-type="float">
            <text:p>0.0225633</text:p>
          </table:table-cell>
          <table:table-cell office:value-type="float" office:value="0.02125598" calcext:value-type="float">
            <text:p>0.02125598</text:p>
          </table:table-cell>
          <table:table-cell office:value-type="float" office:value="0.01869071" calcext:value-type="float">
            <text:p>0.01869071</text:p>
          </table:table-cell>
          <table:table-cell office:value-type="float" office:value="0.01759984" calcext:value-type="float">
            <text:p>0.01759984</text:p>
          </table:table-cell>
          <table:table-cell office:value-type="float" office:value="0.01490583" calcext:value-type="float">
            <text:p>0.01490583</text:p>
          </table:table-cell>
          <table:table-cell office:value-type="float" office:value="0.006334512" calcext:value-type="float">
            <text:p>0.006334512</text:p>
          </table:table-cell>
          <table:table-cell office:value-type="float" office:value="0.007106655" calcext:value-type="float">
            <text:p>0.007106655</text:p>
          </table:table-cell>
          <table:table-cell office:value-type="float" office:value="0" calcext:value-type="float">
            <text:p>0</text:p>
          </table:table-cell>
          <table:table-cell office:value-type="float" office:value="0.3741314" calcext:value-type="float">
            <text:p>0.3741314</text:p>
          </table:table-cell>
          <table:table-cell office:value-type="float" office:value="0.03568542" calcext:value-type="float">
            <text:p>0.03568542</text:p>
          </table:table-cell>
          <table:table-cell office:value-type="float" office:value="0.03066984" calcext:value-type="float">
            <text:p>0.03066984</text:p>
          </table:table-cell>
          <table:table-cell office:value-type="float" office:value="0.02920614" calcext:value-type="float">
            <text:p>0.02920614</text:p>
          </table:table-cell>
          <table:table-cell office:value-type="float" office:value="0.026898" calcext:value-type="float">
            <text:p>0.026898</text:p>
          </table:table-cell>
          <table:table-cell office:value-type="float" office:value="0.01873511" calcext:value-type="float">
            <text:p>0.01873511</text:p>
          </table:table-cell>
          <table:table-cell office:value-type="float" office:value="0.01853091" calcext:value-type="float">
            <text:p>0.01853091</text:p>
          </table:table-cell>
          <table:table-cell office:value-type="float" office:value="0.0234176" calcext:value-type="float">
            <text:p>0.0234176</text:p>
          </table:table-cell>
          <table:table-cell office:value-type="float" office:value="1.48505" calcext:value-type="float">
            <text:p>1.48505</text:p>
          </table:table-cell>
          <table:table-cell office:value-type="float" office:value="0.9373913" calcext:value-type="float">
            <text:p>0.9373913</text:p>
          </table:table-cell>
          <table:table-cell office:value-type="float" office:value="0.01847932" calcext:value-type="float">
            <text:p>0.01847932</text:p>
          </table:table-cell>
          <table:table-cell office:value-type="float" office:value="0.03602529" calcext:value-type="float">
            <text:p>0.03602529</text:p>
          </table:table-cell>
          <table:table-cell office:value-type="float" office:value="0.3694698" calcext:value-type="float">
            <text:p>0.3694698</text:p>
          </table:table-cell>
          <table:table-cell office:value-type="float" office:value="0.3347565" calcext:value-type="float">
            <text:p>0.3347565</text:p>
          </table:table-cell>
          <table:table-cell office:value-type="float" office:value="0" calcext:value-type="float">
            <text:p>0</text:p>
          </table:table-cell>
          <table:table-cell office:value-type="float" office:value="232.4142" calcext:value-type="float">
            <text:p>232.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3876" calcext:value-type="float">
            <text:p>11.83876</text:p>
          </table:table-cell>
          <table:table-cell office:value-type="float" office:value="0" calcext:value-type="float">
            <text:p>0</text:p>
          </table:table-cell>
          <table:table-cell office:value-type="float" office:value="-0.965488" calcext:value-type="float">
            <text:p>-0.9654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8.17881" calcext:value-type="float">
            <text:p>18.17881</text:p>
          </table:table-cell>
          <table:table-cell office:value-type="float" office:value="1099.308" calcext:value-type="float">
            <text:p>1099.308</text:p>
          </table:table-cell>
          <table:table-cell office:value-type="float" office:value="0" calcext:value-type="float">
            <text:p>0</text:p>
          </table:table-cell>
          <table:table-cell office:value-type="float" office:value="-34.32095" calcext:value-type="float">
            <text:p>-34.32095</text:p>
          </table:table-cell>
          <table:table-cell office:value-type="float" office:value="0.1233634" calcext:value-type="float">
            <text:p>0.1233634</text:p>
          </table:table-cell>
          <table:table-cell office:value-type="float" office:value="1.603381" calcext:value-type="float">
            <text:p>1.60338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95" calcext:value-type="float">
            <text:p>0.0006796995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3160251" calcext:value-type="float">
            <text:p>0.003160251</text:p>
          </table:table-cell>
          <table:table-cell office:value-type="float" office:value="-0.2452032" calcext:value-type="float">
            <text:p>-0.2452032</text:p>
          </table:table-cell>
          <table:table-cell office:value-type="float" office:value="0.001523051" calcext:value-type="float">
            <text:p>0.001523051</text:p>
          </table:table-cell>
          <table:table-cell office:value-type="float" office:value="0.004006677" calcext:value-type="float">
            <text:p>0.004006677</text:p>
          </table:table-cell>
          <table:table-cell office:value-type="float" office:value="19.97607" calcext:value-type="float">
            <text:p>19.97607</text:p>
          </table:table-cell>
          <table:table-cell office:value-type="float" office:value="0.2494699" calcext:value-type="float">
            <text:p>0.2494699</text:p>
          </table:table-cell>
          <table:table-cell office:value-type="float" office:value="0.1563746" calcext:value-type="float">
            <text:p>0.1563746</text:p>
          </table:table-cell>
          <table:table-cell office:value-type="float" office:value="0.08739904" calcext:value-type="float">
            <text:p>0.08739904</text:p>
          </table:table-cell>
          <table:table-cell office:value-type="float" office:value="0.05881821" calcext:value-type="float">
            <text:p>0.05881821</text:p>
          </table:table-cell>
          <table:table-cell office:value-type="float" office:value="0.06004766" calcext:value-type="float">
            <text:p>0.06004766</text:p>
          </table:table-cell>
          <table:table-cell office:value-type="float" office:value="0.01442812" calcext:value-type="float">
            <text:p>0.01442812</text:p>
          </table:table-cell>
          <table:table-cell office:value-type="float" office:value="0.009396683" calcext:value-type="float">
            <text:p>0.009396683</text:p>
          </table:table-cell>
          <table:table-cell office:value-type="float" office:value="0.02259577" calcext:value-type="float">
            <text:p>0.02259577</text:p>
          </table:table-cell>
          <table:table-cell office:value-type="float" office:value="0.02176707" calcext:value-type="float">
            <text:p>0.02176707</text:p>
          </table:table-cell>
          <table:table-cell office:value-type="float" office:value="0.0187665" calcext:value-type="float">
            <text:p>0.0187665</text:p>
          </table:table-cell>
          <table:table-cell office:value-type="float" office:value="0.01762751" calcext:value-type="float">
            <text:p>0.01762751</text:p>
          </table:table-cell>
          <table:table-cell office:value-type="float" office:value="0.01492231" calcext:value-type="float">
            <text:p>0.01492231</text:p>
          </table:table-cell>
          <table:table-cell office:value-type="float" office:value="0.006317086" calcext:value-type="float">
            <text:p>0.006317086</text:p>
          </table:table-cell>
          <table:table-cell office:value-type="float" office:value="0.007110179" calcext:value-type="float">
            <text:p>0.007110179</text:p>
          </table:table-cell>
          <table:table-cell office:value-type="float" office:value="0" calcext:value-type="float">
            <text:p>0</text:p>
          </table:table-cell>
          <table:table-cell office:value-type="float" office:value="0.7599912" calcext:value-type="float">
            <text:p>0.7599912</text:p>
          </table:table-cell>
          <table:table-cell office:value-type="float" office:value="0.04208406" calcext:value-type="float">
            <text:p>0.04208406</text:p>
          </table:table-cell>
          <table:table-cell office:value-type="float" office:value="0.0251853" calcext:value-type="float">
            <text:p>0.0251853</text:p>
          </table:table-cell>
          <table:table-cell office:value-type="float" office:value="0.02559059" calcext:value-type="float">
            <text:p>0.02559059</text:p>
          </table:table-cell>
          <table:table-cell office:value-type="float" office:value="0.02781433" calcext:value-type="float">
            <text:p>0.02781433</text:p>
          </table:table-cell>
          <table:table-cell office:value-type="float" office:value="0.01621535" calcext:value-type="float">
            <text:p>0.01621535</text:p>
          </table:table-cell>
          <table:table-cell office:value-type="float" office:value="0.01785956" calcext:value-type="float">
            <text:p>0.01785956</text:p>
          </table:table-cell>
          <table:table-cell office:value-type="float" office:value="0.0219239" calcext:value-type="float">
            <text:p>0.0219239</text:p>
          </table:table-cell>
          <table:table-cell office:value-type="float" office:value="1.297462" calcext:value-type="float">
            <text:p>1.297462</text:p>
          </table:table-cell>
          <table:table-cell office:value-type="float" office:value="0.8483582" calcext:value-type="float">
            <text:p>0.8483582</text:p>
          </table:table-cell>
          <table:table-cell office:value-type="float" office:value="0.01850726" calcext:value-type="float">
            <text:p>0.01850726</text:p>
          </table:table-cell>
          <table:table-cell office:value-type="float" office:value="0.03745322" calcext:value-type="float">
            <text:p>0.03745322</text:p>
          </table:table-cell>
          <table:table-cell office:value-type="float" office:value="0.3664208" calcext:value-type="float">
            <text:p>0.3664208</text:p>
          </table:table-cell>
          <table:table-cell office:value-type="float" office:value="0.3384491" calcext:value-type="float">
            <text:p>0.3384491</text:p>
          </table:table-cell>
          <table:table-cell office:value-type="float" office:value="0" calcext:value-type="float">
            <text:p>0</text:p>
          </table:table-cell>
          <table:table-cell office:value-type="float" office:value="234.1055" calcext:value-type="float">
            <text:p>234.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314" calcext:value-type="float">
            <text:p>11.9314</text:p>
          </table:table-cell>
          <table:table-cell office:value-type="float" office:value="0" calcext:value-type="float">
            <text:p>0</text:p>
          </table:table-cell>
          <table:table-cell office:value-type="float" office:value="-0.9668766" calcext:value-type="float">
            <text:p>-0.96687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18.08944" calcext:value-type="float">
            <text:p>18.08944</text:p>
          </table:table-cell>
          <table:table-cell office:value-type="float" office:value="1099.326" calcext:value-type="float">
            <text:p>1099.326</text:p>
          </table:table-cell>
          <table:table-cell office:value-type="float" office:value="0" calcext:value-type="float">
            <text:p>0</text:p>
          </table:table-cell>
          <table:table-cell office:value-type="float" office:value="-34.73552" calcext:value-type="float">
            <text:p>-34.73552</text:p>
          </table:table-cell>
          <table:table-cell office:value-type="float" office:value="0.1210581" calcext:value-type="float">
            <text:p>0.1210581</text:p>
          </table:table-cell>
          <table:table-cell office:value-type="float" office:value="1.487799" calcext:value-type="float">
            <text:p>1.487799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95" calcext:value-type="float">
            <text:p>0.0006796995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880645" calcext:value-type="float">
            <text:p>0.002880645</text:p>
          </table:table-cell>
          <table:table-cell office:value-type="float" office:value="-0.2456921" calcext:value-type="float">
            <text:p>-0.2456921</text:p>
          </table:table-cell>
          <table:table-cell office:value-type="float" office:value="0.001530452" calcext:value-type="float">
            <text:p>0.001530452</text:p>
          </table:table-cell>
          <table:table-cell office:value-type="float" office:value="0.004013793" calcext:value-type="float">
            <text:p>0.004013793</text:p>
          </table:table-cell>
          <table:table-cell office:value-type="float" office:value="20.02199" calcext:value-type="float">
            <text:p>20.02199</text:p>
          </table:table-cell>
          <table:table-cell office:value-type="float" office:value="0.2013041" calcext:value-type="float">
            <text:p>0.2013041</text:p>
          </table:table-cell>
          <table:table-cell office:value-type="float" office:value="0.1120571" calcext:value-type="float">
            <text:p>0.1120571</text:p>
          </table:table-cell>
          <table:table-cell office:value-type="float" office:value="0.06988414" calcext:value-type="float">
            <text:p>0.06988414</text:p>
          </table:table-cell>
          <table:table-cell office:value-type="float" office:value="0.04973156" calcext:value-type="float">
            <text:p>0.04973156</text:p>
          </table:table-cell>
          <table:table-cell office:value-type="float" office:value="0.04918946" calcext:value-type="float">
            <text:p>0.04918946</text:p>
          </table:table-cell>
          <table:table-cell office:value-type="float" office:value="0.01420359" calcext:value-type="float">
            <text:p>0.01420359</text:p>
          </table:table-cell>
          <table:table-cell office:value-type="float" office:value="0.009241991" calcext:value-type="float">
            <text:p>0.009241991</text:p>
          </table:table-cell>
          <table:table-cell office:value-type="float" office:value="0.02251473" calcext:value-type="float">
            <text:p>0.02251473</text:p>
          </table:table-cell>
          <table:table-cell office:value-type="float" office:value="0.02225824" calcext:value-type="float">
            <text:p>0.02225824</text:p>
          </table:table-cell>
          <table:table-cell office:value-type="float" office:value="0.01885649" calcext:value-type="float">
            <text:p>0.01885649</text:p>
          </table:table-cell>
          <table:table-cell office:value-type="float" office:value="0.01765739" calcext:value-type="float">
            <text:p>0.01765739</text:p>
          </table:table-cell>
          <table:table-cell office:value-type="float" office:value="0.01493929" calcext:value-type="float">
            <text:p>0.01493929</text:p>
          </table:table-cell>
          <table:table-cell office:value-type="float" office:value="0.006303654" calcext:value-type="float">
            <text:p>0.006303654</text:p>
          </table:table-cell>
          <table:table-cell office:value-type="float" office:value="0.007110081" calcext:value-type="float">
            <text:p>0.007110081</text:p>
          </table:table-cell>
          <table:table-cell office:value-type="float" office:value="0" calcext:value-type="float">
            <text:p>0</text:p>
          </table:table-cell>
          <table:table-cell office:value-type="float" office:value="1.267986" calcext:value-type="float">
            <text:p>1.267986</text:p>
          </table:table-cell>
          <table:table-cell office:value-type="float" office:value="0.03543082" calcext:value-type="float">
            <text:p>0.03543082</text:p>
          </table:table-cell>
          <table:table-cell office:value-type="float" office:value="0.02329684" calcext:value-type="float">
            <text:p>0.02329684</text:p>
          </table:table-cell>
          <table:table-cell office:value-type="float" office:value="0.024287" calcext:value-type="float">
            <text:p>0.024287</text:p>
          </table:table-cell>
          <table:table-cell office:value-type="float" office:value="0.02530147" calcext:value-type="float">
            <text:p>0.02530147</text:p>
          </table:table-cell>
          <table:table-cell office:value-type="float" office:value="0.01490354" calcext:value-type="float">
            <text:p>0.01490354</text:p>
          </table:table-cell>
          <table:table-cell office:value-type="float" office:value="0.01721896" calcext:value-type="float">
            <text:p>0.01721896</text:p>
          </table:table-cell>
          <table:table-cell office:value-type="float" office:value="0.02069147" calcext:value-type="float">
            <text:p>0.02069147</text:p>
          </table:table-cell>
          <table:table-cell office:value-type="float" office:value="1.128783" calcext:value-type="float">
            <text:p>1.128783</text:p>
          </table:table-cell>
          <table:table-cell office:value-type="float" office:value="0.7665597" calcext:value-type="float">
            <text:p>0.7665597</text:p>
          </table:table-cell>
          <table:table-cell office:value-type="float" office:value="0.01854265" calcext:value-type="float">
            <text:p>0.01854265</text:p>
          </table:table-cell>
          <table:table-cell office:value-type="float" office:value="0.03872989" calcext:value-type="float">
            <text:p>0.03872989</text:p>
          </table:table-cell>
          <table:table-cell office:value-type="float" office:value="0.3647474" calcext:value-type="float">
            <text:p>0.3647474</text:p>
          </table:table-cell>
          <table:table-cell office:value-type="float" office:value="0.3399767" calcext:value-type="float">
            <text:p>0.3399767</text:p>
          </table:table-cell>
          <table:table-cell office:value-type="float" office:value="0" calcext:value-type="float">
            <text:p>0</text:p>
          </table:table-cell>
          <table:table-cell office:value-type="float" office:value="249.9582" calcext:value-type="float">
            <text:p>249.9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3423" calcext:value-type="float">
            <text:p>12.03423</text:p>
          </table:table-cell>
          <table:table-cell office:value-type="float" office:value="0" calcext:value-type="float">
            <text:p>0</text:p>
          </table:table-cell>
          <table:table-cell office:value-type="float" office:value="-0.967373" calcext:value-type="float">
            <text:p>-0.96737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7.99701" calcext:value-type="float">
            <text:p>17.99701</text:p>
          </table:table-cell>
          <table:table-cell office:value-type="float" office:value="1099.337" calcext:value-type="float">
            <text:p>1099.337</text:p>
          </table:table-cell>
          <table:table-cell office:value-type="float" office:value="0" calcext:value-type="float">
            <text:p>0</text:p>
          </table:table-cell>
          <table:table-cell office:value-type="float" office:value="-35.12013" calcext:value-type="float">
            <text:p>-35.12013</text:p>
          </table:table-cell>
          <table:table-cell office:value-type="float" office:value="0.1211419" calcext:value-type="float">
            <text:p>0.1211419</text:p>
          </table:table-cell>
          <table:table-cell office:value-type="float" office:value="1.384829" calcext:value-type="float">
            <text:p>1.384829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95" calcext:value-type="float">
            <text:p>0.0006796995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880645" calcext:value-type="float">
            <text:p>0.002880645</text:p>
          </table:table-cell>
          <table:table-cell office:value-type="float" office:value="-0.2461511" calcext:value-type="float">
            <text:p>-0.2461511</text:p>
          </table:table-cell>
          <table:table-cell office:value-type="float" office:value="0.00153819" calcext:value-type="float">
            <text:p>0.00153819</text:p>
          </table:table-cell>
          <table:table-cell office:value-type="float" office:value="0.004021477" calcext:value-type="float">
            <text:p>0.004021477</text:p>
          </table:table-cell>
          <table:table-cell office:value-type="float" office:value="20.03251" calcext:value-type="float">
            <text:p>20.03251</text:p>
          </table:table-cell>
          <table:table-cell office:value-type="float" office:value="0.1702962" calcext:value-type="float">
            <text:p>0.1702962</text:p>
          </table:table-cell>
          <table:table-cell office:value-type="float" office:value="0.08633081" calcext:value-type="float">
            <text:p>0.08633081</text:p>
          </table:table-cell>
          <table:table-cell office:value-type="float" office:value="0.05947106" calcext:value-type="float">
            <text:p>0.05947106</text:p>
          </table:table-cell>
          <table:table-cell office:value-type="float" office:value="0.04434982" calcext:value-type="float">
            <text:p>0.04434982</text:p>
          </table:table-cell>
          <table:table-cell office:value-type="float" office:value="0.04311155" calcext:value-type="float">
            <text:p>0.04311155</text:p>
          </table:table-cell>
          <table:table-cell office:value-type="float" office:value="0.01400198" calcext:value-type="float">
            <text:p>0.01400198</text:p>
          </table:table-cell>
          <table:table-cell office:value-type="float" office:value="0.009109168" calcext:value-type="float">
            <text:p>0.009109168</text:p>
          </table:table-cell>
          <table:table-cell office:value-type="float" office:value="0.02244906" calcext:value-type="float">
            <text:p>0.02244906</text:p>
          </table:table-cell>
          <table:table-cell office:value-type="float" office:value="0.02263056" calcext:value-type="float">
            <text:p>0.02263056</text:p>
          </table:table-cell>
          <table:table-cell office:value-type="float" office:value="0.01895135" calcext:value-type="float">
            <text:p>0.01895135</text:p>
          </table:table-cell>
          <table:table-cell office:value-type="float" office:value="0.01768951" calcext:value-type="float">
            <text:p>0.01768951</text:p>
          </table:table-cell>
          <table:table-cell office:value-type="float" office:value="0.01495658" calcext:value-type="float">
            <text:p>0.01495658</text:p>
          </table:table-cell>
          <table:table-cell office:value-type="float" office:value="0.006293432" calcext:value-type="float">
            <text:p>0.006293432</text:p>
          </table:table-cell>
          <table:table-cell office:value-type="float" office:value="0.007106957" calcext:value-type="float">
            <text:p>0.007106957</text:p>
          </table:table-cell>
          <table:table-cell office:value-type="float" office:value="0" calcext:value-type="float">
            <text:p>0</text:p>
          </table:table-cell>
          <table:table-cell office:value-type="float" office:value="2.559406" calcext:value-type="float">
            <text:p>2.559406</text:p>
          </table:table-cell>
          <table:table-cell office:value-type="float" office:value="0.03739477" calcext:value-type="float">
            <text:p>0.03739477</text:p>
          </table:table-cell>
          <table:table-cell office:value-type="float" office:value="0.02287031" calcext:value-type="float">
            <text:p>0.02287031</text:p>
          </table:table-cell>
          <table:table-cell office:value-type="float" office:value="0.02402148" calcext:value-type="float">
            <text:p>0.02402148</text:p>
          </table:table-cell>
          <table:table-cell office:value-type="float" office:value="0.02508311" calcext:value-type="float">
            <text:p>0.02508311</text:p>
          </table:table-cell>
          <table:table-cell office:value-type="float" office:value="0.01416793" calcext:value-type="float">
            <text:p>0.01416793</text:p>
          </table:table-cell>
          <table:table-cell office:value-type="float" office:value="0.01690058" calcext:value-type="float">
            <text:p>0.01690058</text:p>
          </table:table-cell>
          <table:table-cell office:value-type="float" office:value="0.02026615" calcext:value-type="float">
            <text:p>0.02026615</text:p>
          </table:table-cell>
          <table:table-cell office:value-type="float" office:value="0.9689318" calcext:value-type="float">
            <text:p>0.9689318</text:p>
          </table:table-cell>
          <table:table-cell office:value-type="float" office:value="0.6857972" calcext:value-type="float">
            <text:p>0.6857972</text:p>
          </table:table-cell>
          <table:table-cell office:value-type="float" office:value="0.01856327" calcext:value-type="float">
            <text:p>0.01856327</text:p>
          </table:table-cell>
          <table:table-cell office:value-type="float" office:value="0.03993335" calcext:value-type="float">
            <text:p>0.03993335</text:p>
          </table:table-cell>
          <table:table-cell office:value-type="float" office:value="0.3641588" calcext:value-type="float">
            <text:p>0.3641588</text:p>
          </table:table-cell>
          <table:table-cell office:value-type="float" office:value="0.3399979" calcext:value-type="float">
            <text:p>0.3399979</text:p>
          </table:table-cell>
          <table:table-cell office:value-type="float" office:value="0" calcext:value-type="float">
            <text:p>0</text:p>
          </table:table-cell>
          <table:table-cell office:value-type="float" office:value="269.7195" calcext:value-type="float">
            <text:p>269.7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565" calcext:value-type="float">
            <text:p>12.14565</text:p>
          </table:table-cell>
          <table:table-cell office:value-type="float" office:value="0" calcext:value-type="float">
            <text:p>0</text:p>
          </table:table-cell>
          <table:table-cell office:value-type="float" office:value="-0.9676508" calcext:value-type="float">
            <text:p>-0.96765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7.88889" calcext:value-type="float">
            <text:p>17.88889</text:p>
          </table:table-cell>
          <table:table-cell office:value-type="float" office:value="1099.348" calcext:value-type="float">
            <text:p>1099.348</text:p>
          </table:table-cell>
          <table:table-cell office:value-type="float" office:value="0" calcext:value-type="float">
            <text:p>0</text:p>
          </table:table-cell>
          <table:table-cell office:value-type="float" office:value="-35.49464" calcext:value-type="float">
            <text:p>-35.49464</text:p>
          </table:table-cell>
          <table:table-cell office:value-type="float" office:value="0.1247162" calcext:value-type="float">
            <text:p>0.1247162</text:p>
          </table:table-cell>
          <table:table-cell office:value-type="float" office:value="1.295099" calcext:value-type="float">
            <text:p>1.295099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796995" calcext:value-type="float">
            <text:p>0.0006796995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880645" calcext:value-type="float">
            <text:p>0.002880645</text:p>
          </table:table-cell>
          <table:table-cell office:value-type="float" office:value="-0.2466558" calcext:value-type="float">
            <text:p>-0.2466558</text:p>
          </table:table-cell>
          <table:table-cell office:value-type="float" office:value="0.001546287" calcext:value-type="float">
            <text:p>0.001546287</text:p>
          </table:table-cell>
          <table:table-cell office:value-type="float" office:value="0.004029739" calcext:value-type="float">
            <text:p>0.004029739</text:p>
          </table:table-cell>
          <table:table-cell office:value-type="float" office:value="20.02337" calcext:value-type="float">
            <text:p>20.02337</text:p>
          </table:table-cell>
          <table:table-cell office:value-type="float" office:value="0.1591571" calcext:value-type="float">
            <text:p>0.1591571</text:p>
          </table:table-cell>
          <table:table-cell office:value-type="float" office:value="0.07484522" calcext:value-type="float">
            <text:p>0.07484522</text:p>
          </table:table-cell>
          <table:table-cell office:value-type="float" office:value="0.05488294" calcext:value-type="float">
            <text:p>0.05488294</text:p>
          </table:table-cell>
          <table:table-cell office:value-type="float" office:value="0.04196016" calcext:value-type="float">
            <text:p>0.04196016</text:p>
          </table:table-cell>
          <table:table-cell office:value-type="float" office:value="0.04030127" calcext:value-type="float">
            <text:p>0.04030127</text:p>
          </table:table-cell>
          <table:table-cell office:value-type="float" office:value="0.01389848" calcext:value-type="float">
            <text:p>0.01389848</text:p>
          </table:table-cell>
          <table:table-cell office:value-type="float" office:value="0.009002587" calcext:value-type="float">
            <text:p>0.009002587</text:p>
          </table:table-cell>
          <table:table-cell office:value-type="float" office:value="0.02237689" calcext:value-type="float">
            <text:p>0.02237689</text:p>
          </table:table-cell>
          <table:table-cell office:value-type="float" office:value="0.02293654" calcext:value-type="float">
            <text:p>0.02293654</text:p>
          </table:table-cell>
          <table:table-cell office:value-type="float" office:value="0.01905524" calcext:value-type="float">
            <text:p>0.01905524</text:p>
          </table:table-cell>
          <table:table-cell office:value-type="float" office:value="0.0177246" calcext:value-type="float">
            <text:p>0.0177246</text:p>
          </table:table-cell>
          <table:table-cell office:value-type="float" office:value="0.01497413" calcext:value-type="float">
            <text:p>0.01497413</text:p>
          </table:table-cell>
          <table:table-cell office:value-type="float" office:value="0.006283349" calcext:value-type="float">
            <text:p>0.006283349</text:p>
          </table:table-cell>
          <table:table-cell office:value-type="float" office:value="0.007103828" calcext:value-type="float">
            <text:p>0.007103828</text:p>
          </table:table-cell>
          <table:table-cell office:value-type="float" office:value="0" calcext:value-type="float">
            <text:p>0</text:p>
          </table:table-cell>
          <table:table-cell office:value-type="float" office:value="4.372793" calcext:value-type="float">
            <text:p>4.372793</text:p>
          </table:table-cell>
          <table:table-cell office:value-type="float" office:value="0.03859435" calcext:value-type="float">
            <text:p>0.03859435</text:p>
          </table:table-cell>
          <table:table-cell office:value-type="float" office:value="0.02172026" calcext:value-type="float">
            <text:p>0.02172026</text:p>
          </table:table-cell>
          <table:table-cell office:value-type="float" office:value="0.02307602" calcext:value-type="float">
            <text:p>0.02307602</text:p>
          </table:table-cell>
          <table:table-cell office:value-type="float" office:value="0.02441457" calcext:value-type="float">
            <text:p>0.02441457</text:p>
          </table:table-cell>
          <table:table-cell office:value-type="float" office:value="0.01366184" calcext:value-type="float">
            <text:p>0.01366184</text:p>
          </table:table-cell>
          <table:table-cell office:value-type="float" office:value="0.01667264" calcext:value-type="float">
            <text:p>0.01667264</text:p>
          </table:table-cell>
          <table:table-cell office:value-type="float" office:value="0.02003136" calcext:value-type="float">
            <text:p>0.02003136</text:p>
          </table:table-cell>
          <table:table-cell office:value-type="float" office:value="0.816302" calcext:value-type="float">
            <text:p>0.816302</text:p>
          </table:table-cell>
          <table:table-cell office:value-type="float" office:value="0.6074566" calcext:value-type="float">
            <text:p>0.6074566</text:p>
          </table:table-cell>
          <table:table-cell office:value-type="float" office:value="0.01858944" calcext:value-type="float">
            <text:p>0.01858944</text:p>
          </table:table-cell>
          <table:table-cell office:value-type="float" office:value="0.0411046" calcext:value-type="float">
            <text:p>0.0411046</text:p>
          </table:table-cell>
          <table:table-cell office:value-type="float" office:value="0.3636021" calcext:value-type="float">
            <text:p>0.3636021</text:p>
          </table:table-cell>
          <table:table-cell office:value-type="float" office:value="0.3400193" calcext:value-type="float">
            <text:p>0.3400193</text:p>
          </table:table-cell>
          <table:table-cell office:value-type="float" office:value="0" calcext:value-type="float">
            <text:p>0</text:p>
          </table:table-cell>
          <table:table-cell office:value-type="float" office:value="302.183" calcext:value-type="float">
            <text:p>302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7341" calcext:value-type="float">
            <text:p>12.27341</text:p>
          </table:table-cell>
          <table:table-cell office:value-type="float" office:value="0" calcext:value-type="float">
            <text:p>0</text:p>
          </table:table-cell>
          <table:table-cell office:value-type="float" office:value="-0.9678678" calcext:value-type="float">
            <text:p>-0.96786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7.76451" calcext:value-type="float">
            <text:p>17.76451</text:p>
          </table:table-cell>
          <table:table-cell office:value-type="float" office:value="1099.358" calcext:value-type="float">
            <text:p>1099.358</text:p>
          </table:table-cell>
          <table:table-cell office:value-type="float" office:value="0" calcext:value-type="float">
            <text:p>0</text:p>
          </table:table-cell>
          <table:table-cell office:value-type="float" office:value="-35.91282" calcext:value-type="float">
            <text:p>-35.91282</text:p>
          </table:table-cell>
          <table:table-cell office:value-type="float" office:value="0.1334963" calcext:value-type="float">
            <text:p>0.1334963</text:p>
          </table:table-cell>
          <table:table-cell office:value-type="float" office:value="1.161108" calcext:value-type="float">
            <text:p>1.16110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992411" calcext:value-type="float">
            <text:p>0.002992411</text:p>
          </table:table-cell>
          <table:table-cell office:value-type="float" office:value="-0.2479321" calcext:value-type="float">
            <text:p>-0.2479321</text:p>
          </table:table-cell>
          <table:table-cell office:value-type="float" office:value="0.001553073" calcext:value-type="float">
            <text:p>0.001553073</text:p>
          </table:table-cell>
          <table:table-cell office:value-type="float" office:value="0.00403851" calcext:value-type="float">
            <text:p>0.00403851</text:p>
          </table:table-cell>
          <table:table-cell office:value-type="float" office:value="19.97489" calcext:value-type="float">
            <text:p>19.97489</text:p>
          </table:table-cell>
          <table:table-cell office:value-type="float" office:value="0.3797723" calcext:value-type="float">
            <text:p>0.3797723</text:p>
          </table:table-cell>
          <table:table-cell office:value-type="float" office:value="0.1027525" calcext:value-type="float">
            <text:p>0.1027525</text:p>
          </table:table-cell>
          <table:table-cell office:value-type="float" office:value="0.0523116" calcext:value-type="float">
            <text:p>0.0523116</text:p>
          </table:table-cell>
          <table:table-cell office:value-type="float" office:value="0.04074612" calcext:value-type="float">
            <text:p>0.04074612</text:p>
          </table:table-cell>
          <table:table-cell office:value-type="float" office:value="0.03915812" calcext:value-type="float">
            <text:p>0.03915812</text:p>
          </table:table-cell>
          <table:table-cell office:value-type="float" office:value="0.01395144" calcext:value-type="float">
            <text:p>0.01395144</text:p>
          </table:table-cell>
          <table:table-cell office:value-type="float" office:value="0.008987425" calcext:value-type="float">
            <text:p>0.008987425</text:p>
          </table:table-cell>
          <table:table-cell office:value-type="float" office:value="0.02232384" calcext:value-type="float">
            <text:p>0.02232384</text:p>
          </table:table-cell>
          <table:table-cell office:value-type="float" office:value="0.02319119" calcext:value-type="float">
            <text:p>0.02319119</text:p>
          </table:table-cell>
          <table:table-cell office:value-type="float" office:value="0.01916322" calcext:value-type="float">
            <text:p>0.01916322</text:p>
          </table:table-cell>
          <table:table-cell office:value-type="float" office:value="0.01776358" calcext:value-type="float">
            <text:p>0.01776358</text:p>
          </table:table-cell>
          <table:table-cell office:value-type="float" office:value="0.01499174" calcext:value-type="float">
            <text:p>0.01499174</text:p>
          </table:table-cell>
          <table:table-cell office:value-type="float" office:value="0.006273385" calcext:value-type="float">
            <text:p>0.006273385</text:p>
          </table:table-cell>
          <table:table-cell office:value-type="float" office:value="0.007100678" calcext:value-type="float">
            <text:p>0.007100678</text:p>
          </table:table-cell>
          <table:table-cell office:value-type="float" office:value="0" calcext:value-type="float">
            <text:p>0</text:p>
          </table:table-cell>
          <table:table-cell office:value-type="float" office:value="1.64573" calcext:value-type="float">
            <text:p>1.64573</text:p>
          </table:table-cell>
          <table:table-cell office:value-type="float" office:value="1.000773" calcext:value-type="float">
            <text:p>1.000773</text:p>
          </table:table-cell>
          <table:table-cell office:value-type="float" office:value="0.1294912" calcext:value-type="float">
            <text:p>0.1294912</text:p>
          </table:table-cell>
          <table:table-cell office:value-type="float" office:value="0.0443167" calcext:value-type="float">
            <text:p>0.0443167</text:p>
          </table:table-cell>
          <table:table-cell office:value-type="float" office:value="0.0297444" calcext:value-type="float">
            <text:p>0.0297444</text:p>
          </table:table-cell>
          <table:table-cell office:value-type="float" office:value="0.01384335" calcext:value-type="float">
            <text:p>0.01384335</text:p>
          </table:table-cell>
          <table:table-cell office:value-type="float" office:value="0.01653596" calcext:value-type="float">
            <text:p>0.01653596</text:p>
          </table:table-cell>
          <table:table-cell office:value-type="float" office:value="0.01995075" calcext:value-type="float">
            <text:p>0.01995075</text:p>
          </table:table-cell>
          <table:table-cell office:value-type="float" office:value="0.6701985" calcext:value-type="float">
            <text:p>0.6701985</text:p>
          </table:table-cell>
          <table:table-cell office:value-type="float" office:value="0.5303916" calcext:value-type="float">
            <text:p>0.5303916</text:p>
          </table:table-cell>
          <table:table-cell office:value-type="float" office:value="0.01869064" calcext:value-type="float">
            <text:p>0.01869064</text:p>
          </table:table-cell>
          <table:table-cell office:value-type="float" office:value="0.04225096" calcext:value-type="float">
            <text:p>0.04225096</text:p>
          </table:table-cell>
          <table:table-cell office:value-type="float" office:value="0.3630688" calcext:value-type="float">
            <text:p>0.3630688</text:p>
          </table:table-cell>
          <table:table-cell office:value-type="float" office:value="0.3400407" calcext:value-type="float">
            <text:p>0.3400407</text:p>
          </table:table-cell>
          <table:table-cell office:value-type="float" office:value="0" calcext:value-type="float">
            <text:p>0</text:p>
          </table:table-cell>
          <table:table-cell office:value-type="float" office:value="341.9259" calcext:value-type="float">
            <text:p>341.9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1909" calcext:value-type="float">
            <text:p>12.41909</text:p>
          </table:table-cell>
          <table:table-cell office:value-type="float" office:value="0" calcext:value-type="float">
            <text:p>0</text:p>
          </table:table-cell>
          <table:table-cell office:value-type="float" office:value="-0.9786597" calcext:value-type="float">
            <text:p>-0.978659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7.63904" calcext:value-type="float">
            <text:p>17.63904</text:p>
          </table:table-cell>
          <table:table-cell office:value-type="float" office:value="1099.363" calcext:value-type="float">
            <text:p>1099.363</text:p>
          </table:table-cell>
          <table:table-cell office:value-type="float" office:value="0" calcext:value-type="float">
            <text:p>0</text:p>
          </table:table-cell>
          <table:table-cell office:value-type="float" office:value="-36.30637" calcext:value-type="float">
            <text:p>-36.30637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1.064658" calcext:value-type="float">
            <text:p>1.06465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992411" calcext:value-type="float">
            <text:p>0.002992411</text:p>
          </table:table-cell>
          <table:table-cell office:value-type="float" office:value="-0.2488673" calcext:value-type="float">
            <text:p>-0.2488673</text:p>
          </table:table-cell>
          <table:table-cell office:value-type="float" office:value="0.001560153" calcext:value-type="float">
            <text:p>0.001560153</text:p>
          </table:table-cell>
          <table:table-cell office:value-type="float" office:value="0.004047823" calcext:value-type="float">
            <text:p>0.004047823</text:p>
          </table:table-cell>
          <table:table-cell office:value-type="float" office:value="19.92159" calcext:value-type="float">
            <text:p>19.92159</text:p>
          </table:table-cell>
          <table:table-cell office:value-type="float" office:value="0.2216698" calcext:value-type="float">
            <text:p>0.2216698</text:p>
          </table:table-cell>
          <table:table-cell office:value-type="float" office:value="0.07566418" calcext:value-type="float">
            <text:p>0.07566418</text:p>
          </table:table-cell>
          <table:table-cell office:value-type="float" office:value="0.04995198" calcext:value-type="float">
            <text:p>0.04995198</text:p>
          </table:table-cell>
          <table:table-cell office:value-type="float" office:value="0.03934401" calcext:value-type="float">
            <text:p>0.03934401</text:p>
          </table:table-cell>
          <table:table-cell office:value-type="float" office:value="0.03760752" calcext:value-type="float">
            <text:p>0.03760752</text:p>
          </table:table-cell>
          <table:table-cell office:value-type="float" office:value="0.01388962" calcext:value-type="float">
            <text:p>0.01388962</text:p>
          </table:table-cell>
          <table:table-cell office:value-type="float" office:value="0.009027071" calcext:value-type="float">
            <text:p>0.009027071</text:p>
          </table:table-cell>
          <table:table-cell office:value-type="float" office:value="0.0222963" calcext:value-type="float">
            <text:p>0.0222963</text:p>
          </table:table-cell>
          <table:table-cell office:value-type="float" office:value="0.02341313" calcext:value-type="float">
            <text:p>0.02341313</text:p>
          </table:table-cell>
          <table:table-cell office:value-type="float" office:value="0.01927602" calcext:value-type="float">
            <text:p>0.01927602</text:p>
          </table:table-cell>
          <table:table-cell office:value-type="float" office:value="0.01780852" calcext:value-type="float">
            <text:p>0.01780852</text:p>
          </table:table-cell>
          <table:table-cell office:value-type="float" office:value="0.01500906" calcext:value-type="float">
            <text:p>0.01500906</text:p>
          </table:table-cell>
          <table:table-cell office:value-type="float" office:value="0.006263523" calcext:value-type="float">
            <text:p>0.006263523</text:p>
          </table:table-cell>
          <table:table-cell office:value-type="float" office:value="0.007097526" calcext:value-type="float">
            <text:p>0.007097526</text:p>
          </table:table-cell>
          <table:table-cell office:value-type="float" office:value="0" calcext:value-type="float">
            <text:p>0</text:p>
          </table:table-cell>
          <table:table-cell office:value-type="float" office:value="4.151825" calcext:value-type="float">
            <text:p>4.151825</text:p>
          </table:table-cell>
          <table:table-cell office:value-type="float" office:value="0.06131917" calcext:value-type="float">
            <text:p>0.06131917</text:p>
          </table:table-cell>
          <table:table-cell office:value-type="float" office:value="0.03018127" calcext:value-type="float">
            <text:p>0.03018127</text:p>
          </table:table-cell>
          <table:table-cell office:value-type="float" office:value="0.02726292" calcext:value-type="float">
            <text:p>0.02726292</text:p>
          </table:table-cell>
          <table:table-cell office:value-type="float" office:value="0.02757697" calcext:value-type="float">
            <text:p>0.02757697</text:p>
          </table:table-cell>
          <table:table-cell office:value-type="float" office:value="0.01458993" calcext:value-type="float">
            <text:p>0.01458993</text:p>
          </table:table-cell>
          <table:table-cell office:value-type="float" office:value="0.01681279" calcext:value-type="float">
            <text:p>0.01681279</text:p>
          </table:table-cell>
          <table:table-cell office:value-type="float" office:value="0.01996928" calcext:value-type="float">
            <text:p>0.01996928</text:p>
          </table:table-cell>
          <table:table-cell office:value-type="float" office:value="0.5330096" calcext:value-type="float">
            <text:p>0.5330096</text:p>
          </table:table-cell>
          <table:table-cell office:value-type="float" office:value="0.4551785" calcext:value-type="float">
            <text:p>0.4551785</text:p>
          </table:table-cell>
          <table:table-cell office:value-type="float" office:value="0.01888434" calcext:value-type="float">
            <text:p>0.01888434</text:p>
          </table:table-cell>
          <table:table-cell office:value-type="float" office:value="0.04337253" calcext:value-type="float">
            <text:p>0.04337253</text:p>
          </table:table-cell>
          <table:table-cell office:value-type="float" office:value="0.3625541" calcext:value-type="float">
            <text:p>0.3625541</text:p>
          </table:table-cell>
          <table:table-cell office:value-type="float" office:value="0.340062" calcext:value-type="float">
            <text:p>0.340062</text:p>
          </table:table-cell>
          <table:table-cell office:value-type="float" office:value="0" calcext:value-type="float">
            <text:p>0</text:p>
          </table:table-cell>
          <table:table-cell office:value-type="float" office:value="394.1715" calcext:value-type="float">
            <text:p>394.1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7036" calcext:value-type="float">
            <text:p>12.57036</text:p>
          </table:table-cell>
          <table:table-cell office:value-type="float" office:value="0" calcext:value-type="float">
            <text:p>0</text:p>
          </table:table-cell>
          <table:table-cell office:value-type="float" office:value="-0.9802371" calcext:value-type="float">
            <text:p>-0.98023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7.51127" calcext:value-type="float">
            <text:p>17.51127</text:p>
          </table:table-cell>
          <table:table-cell office:value-type="float" office:value="1099.363" calcext:value-type="float">
            <text:p>1099.363</text:p>
          </table:table-cell>
          <table:table-cell office:value-type="float" office:value="0" calcext:value-type="float">
            <text:p>0</text:p>
          </table:table-cell>
          <table:table-cell office:value-type="float" office:value="-36.66168" calcext:value-type="float">
            <text:p>-36.66168</text:p>
          </table:table-cell>
          <table:table-cell office:value-type="float" office:value="0.1457965" calcext:value-type="float">
            <text:p>0.1457965</text:p>
          </table:table-cell>
          <table:table-cell office:value-type="float" office:value="1.011237" calcext:value-type="float">
            <text:p>1.01123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992411" calcext:value-type="float">
            <text:p>0.002992411</text:p>
          </table:table-cell>
          <table:table-cell office:value-type="float" office:value="-0.2494319" calcext:value-type="float">
            <text:p>-0.2494319</text:p>
          </table:table-cell>
          <table:table-cell office:value-type="float" office:value="0.00156771" calcext:value-type="float">
            <text:p>0.00156771</text:p>
          </table:table-cell>
          <table:table-cell office:value-type="float" office:value="0.004057806" calcext:value-type="float">
            <text:p>0.004057806</text:p>
          </table:table-cell>
          <table:table-cell office:value-type="float" office:value="19.8545" calcext:value-type="float">
            <text:p>19.8545</text:p>
          </table:table-cell>
          <table:table-cell office:value-type="float" office:value="0.1928206" calcext:value-type="float">
            <text:p>0.1928206</text:p>
          </table:table-cell>
          <table:table-cell office:value-type="float" office:value="0.06701358" calcext:value-type="float">
            <text:p>0.06701358</text:p>
          </table:table-cell>
          <table:table-cell office:value-type="float" office:value="0.04857931" calcext:value-type="float">
            <text:p>0.04857931</text:p>
          </table:table-cell>
          <table:table-cell office:value-type="float" office:value="0.03867159" calcext:value-type="float">
            <text:p>0.03867159</text:p>
          </table:table-cell>
          <table:table-cell office:value-type="float" office:value="0.03699627" calcext:value-type="float">
            <text:p>0.03699627</text:p>
          </table:table-cell>
          <table:table-cell office:value-type="float" office:value="0.01377794" calcext:value-type="float">
            <text:p>0.01377794</text:p>
          </table:table-cell>
          <table:table-cell office:value-type="float" office:value="0.00895558" calcext:value-type="float">
            <text:p>0.00895558</text:p>
          </table:table-cell>
          <table:table-cell office:value-type="float" office:value="0.02225089" calcext:value-type="float">
            <text:p>0.02225089</text:p>
          </table:table-cell>
          <table:table-cell office:value-type="float" office:value="0.02357651" calcext:value-type="float">
            <text:p>0.02357651</text:p>
          </table:table-cell>
          <table:table-cell office:value-type="float" office:value="0.0193823" calcext:value-type="float">
            <text:p>0.0193823</text:p>
          </table:table-cell>
          <table:table-cell office:value-type="float" office:value="0.01785613" calcext:value-type="float">
            <text:p>0.01785613</text:p>
          </table:table-cell>
          <table:table-cell office:value-type="float" office:value="0.01502669" calcext:value-type="float">
            <text:p>0.01502669</text:p>
          </table:table-cell>
          <table:table-cell office:value-type="float" office:value="0.006253738" calcext:value-type="float">
            <text:p>0.006253738</text:p>
          </table:table-cell>
          <table:table-cell office:value-type="float" office:value="0.007094366" calcext:value-type="float">
            <text:p>0.007094366</text:p>
          </table:table-cell>
          <table:table-cell office:value-type="float" office:value="0" calcext:value-type="float">
            <text:p>0</text:p>
          </table:table-cell>
          <table:table-cell office:value-type="float" office:value="7.774966" calcext:value-type="float">
            <text:p>7.774966</text:p>
          </table:table-cell>
          <table:table-cell office:value-type="float" office:value="0.04969205" calcext:value-type="float">
            <text:p>0.04969205</text:p>
          </table:table-cell>
          <table:table-cell office:value-type="float" office:value="0.02336478" calcext:value-type="float">
            <text:p>0.02336478</text:p>
          </table:table-cell>
          <table:table-cell office:value-type="float" office:value="0.02450821" calcext:value-type="float">
            <text:p>0.02450821</text:p>
          </table:table-cell>
          <table:table-cell office:value-type="float" office:value="0.02603097" calcext:value-type="float">
            <text:p>0.02603097</text:p>
          </table:table-cell>
          <table:table-cell office:value-type="float" office:value="0.01412026" calcext:value-type="float">
            <text:p>0.01412026</text:p>
          </table:table-cell>
          <table:table-cell office:value-type="float" office:value="0.01663969" calcext:value-type="float">
            <text:p>0.01663969</text:p>
          </table:table-cell>
          <table:table-cell office:value-type="float" office:value="0.01984657" calcext:value-type="float">
            <text:p>0.01984657</text:p>
          </table:table-cell>
          <table:table-cell office:value-type="float" office:value="0.4026712" calcext:value-type="float">
            <text:p>0.4026712</text:p>
          </table:table-cell>
          <table:table-cell office:value-type="float" office:value="0.3782259" calcext:value-type="float">
            <text:p>0.3782259</text:p>
          </table:table-cell>
          <table:table-cell office:value-type="float" office:value="0.01905035" calcext:value-type="float">
            <text:p>0.01905035</text:p>
          </table:table-cell>
          <table:table-cell office:value-type="float" office:value="0.04448169" calcext:value-type="float">
            <text:p>0.04448169</text:p>
          </table:table-cell>
          <table:table-cell office:value-type="float" office:value="0.3620578" calcext:value-type="float">
            <text:p>0.3620578</text:p>
          </table:table-cell>
          <table:table-cell office:value-type="float" office:value="0.3400833" calcext:value-type="float">
            <text:p>0.3400833</text:p>
          </table:table-cell>
          <table:table-cell office:value-type="float" office:value="0" calcext:value-type="float">
            <text:p>0</text:p>
          </table:table-cell>
          <table:table-cell office:value-type="float" office:value="450.1687" calcext:value-type="float">
            <text:p>450.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877" calcext:value-type="float">
            <text:p>12.72877</text:p>
          </table:table-cell>
          <table:table-cell office:value-type="float" office:value="0" calcext:value-type="float">
            <text:p>0</text:p>
          </table:table-cell>
          <table:table-cell office:value-type="float" office:value="-0.9804851" calcext:value-type="float">
            <text:p>-0.98048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17.37997" calcext:value-type="float">
            <text:p>17.37997</text:p>
          </table:table-cell>
          <table:table-cell office:value-type="float" office:value="1099.36" calcext:value-type="float">
            <text:p>1099.36</text:p>
          </table:table-cell>
          <table:table-cell office:value-type="float" office:value="0" calcext:value-type="float">
            <text:p>0</text:p>
          </table:table-cell>
          <table:table-cell office:value-type="float" office:value="-37.01482" calcext:value-type="float">
            <text:p>-37.01482</text:p>
          </table:table-cell>
          <table:table-cell office:value-type="float" office:value="0.1531307" calcext:value-type="float">
            <text:p>0.1531307</text:p>
          </table:table-cell>
          <table:table-cell office:value-type="float" office:value="0.9669437" calcext:value-type="float">
            <text:p>0.966943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992411" calcext:value-type="float">
            <text:p>0.002992411</text:p>
          </table:table-cell>
          <table:table-cell office:value-type="float" office:value="-0.2499621" calcext:value-type="float">
            <text:p>-0.2499621</text:p>
          </table:table-cell>
          <table:table-cell office:value-type="float" office:value="0.00157604" calcext:value-type="float">
            <text:p>0.00157604</text:p>
          </table:table-cell>
          <table:table-cell office:value-type="float" office:value="0.004068436" calcext:value-type="float">
            <text:p>0.004068436</text:p>
          </table:table-cell>
          <table:table-cell office:value-type="float" office:value="19.78166" calcext:value-type="float">
            <text:p>19.78166</text:p>
          </table:table-cell>
          <table:table-cell office:value-type="float" office:value="0.1790682" calcext:value-type="float">
            <text:p>0.1790682</text:p>
          </table:table-cell>
          <table:table-cell office:value-type="float" office:value="0.06379175" calcext:value-type="float">
            <text:p>0.06379175</text:p>
          </table:table-cell>
          <table:table-cell office:value-type="float" office:value="0.0484773" calcext:value-type="float">
            <text:p>0.0484773</text:p>
          </table:table-cell>
          <table:table-cell office:value-type="float" office:value="0.03867692" calcext:value-type="float">
            <text:p>0.03867692</text:p>
          </table:table-cell>
          <table:table-cell office:value-type="float" office:value="0.03704193" calcext:value-type="float">
            <text:p>0.03704193</text:p>
          </table:table-cell>
          <table:table-cell office:value-type="float" office:value="0.0137013" calcext:value-type="float">
            <text:p>0.0137013</text:p>
          </table:table-cell>
          <table:table-cell office:value-type="float" office:value="0.008857833" calcext:value-type="float">
            <text:p>0.008857833</text:p>
          </table:table-cell>
          <table:table-cell office:value-type="float" office:value="0.02218825" calcext:value-type="float">
            <text:p>0.02218825</text:p>
          </table:table-cell>
          <table:table-cell office:value-type="float" office:value="0.0236592" calcext:value-type="float">
            <text:p>0.0236592</text:p>
          </table:table-cell>
          <table:table-cell office:value-type="float" office:value="0.01948276" calcext:value-type="float">
            <text:p>0.01948276</text:p>
          </table:table-cell>
          <table:table-cell office:value-type="float" office:value="0.01790553" calcext:value-type="float">
            <text:p>0.01790553</text:p>
          </table:table-cell>
          <table:table-cell office:value-type="float" office:value="0.0150445" calcext:value-type="float">
            <text:p>0.0150445</text:p>
          </table:table-cell>
          <table:table-cell office:value-type="float" office:value="0.006244047" calcext:value-type="float">
            <text:p>0.006244047</text:p>
          </table:table-cell>
          <table:table-cell office:value-type="float" office:value="0.007091183" calcext:value-type="float">
            <text:p>0.007091183</text:p>
          </table:table-cell>
          <table:table-cell office:value-type="float" office:value="0" calcext:value-type="float">
            <text:p>0</text:p>
          </table:table-cell>
          <table:table-cell office:value-type="float" office:value="11.35589" calcext:value-type="float">
            <text:p>11.35589</text:p>
          </table:table-cell>
          <table:table-cell office:value-type="float" office:value="0.0520561" calcext:value-type="float">
            <text:p>0.0520561</text:p>
          </table:table-cell>
          <table:table-cell office:value-type="float" office:value="0.02154023" calcext:value-type="float">
            <text:p>0.02154023</text:p>
          </table:table-cell>
          <table:table-cell office:value-type="float" office:value="0.02295503" calcext:value-type="float">
            <text:p>0.02295503</text:p>
          </table:table-cell>
          <table:table-cell office:value-type="float" office:value="0.02463503" calcext:value-type="float">
            <text:p>0.02463503</text:p>
          </table:table-cell>
          <table:table-cell office:value-type="float" office:value="0.01356024" calcext:value-type="float">
            <text:p>0.01356024</text:p>
          </table:table-cell>
          <table:table-cell office:value-type="float" office:value="0.01639795" calcext:value-type="float">
            <text:p>0.01639795</text:p>
          </table:table-cell>
          <table:table-cell office:value-type="float" office:value="0.01967106" calcext:value-type="float">
            <text:p>0.01967106</text:p>
          </table:table-cell>
          <table:table-cell office:value-type="float" office:value="0.2923543" calcext:value-type="float">
            <text:p>0.2923543</text:p>
          </table:table-cell>
          <table:table-cell office:value-type="float" office:value="0.3012768" calcext:value-type="float">
            <text:p>0.3012768</text:p>
          </table:table-cell>
          <table:table-cell office:value-type="float" office:value="0.01918709" calcext:value-type="float">
            <text:p>0.01918709</text:p>
          </table:table-cell>
          <table:table-cell office:value-type="float" office:value="0.0455733" calcext:value-type="float">
            <text:p>0.0455733</text:p>
          </table:table-cell>
          <table:table-cell office:value-type="float" office:value="0.3615848" calcext:value-type="float">
            <text:p>0.3615848</text:p>
          </table:table-cell>
          <table:table-cell office:value-type="float" office:value="0.3401046" calcext:value-type="float">
            <text:p>0.3401046</text:p>
          </table:table-cell>
          <table:table-cell office:value-type="float" office:value="0" calcext:value-type="float">
            <text:p>0</text:p>
          </table:table-cell>
          <table:table-cell office:value-type="float" office:value="505.8973" calcext:value-type="float">
            <text:p>505.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932" calcext:value-type="float">
            <text:p>12.8932</text:p>
          </table:table-cell>
          <table:table-cell office:value-type="float" office:value="0" calcext:value-type="float">
            <text:p>0</text:p>
          </table:table-cell>
          <table:table-cell office:value-type="float" office:value="-0.9806718" calcext:value-type="float">
            <text:p>-0.98067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7.2448" calcext:value-type="float">
            <text:p>17.2448</text:p>
          </table:table-cell>
          <table:table-cell office:value-type="float" office:value="1099.355" calcext:value-type="float">
            <text:p>1099.355</text:p>
          </table:table-cell>
          <table:table-cell office:value-type="float" office:value="0" calcext:value-type="float">
            <text:p>0</text:p>
          </table:table-cell>
          <table:table-cell office:value-type="float" office:value="-37.35671" calcext:value-type="float">
            <text:p>-37.35671</text:p>
          </table:table-cell>
          <table:table-cell office:value-type="float" office:value="0.1644685" calcext:value-type="float">
            <text:p>0.1644685</text:p>
          </table:table-cell>
          <table:table-cell office:value-type="float" office:value="0.9377543" calcext:value-type="float">
            <text:p>0.937754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992411" calcext:value-type="float">
            <text:p>0.002992411</text:p>
          </table:table-cell>
          <table:table-cell office:value-type="float" office:value="-0.2504286" calcext:value-type="float">
            <text:p>-0.2504286</text:p>
          </table:table-cell>
          <table:table-cell office:value-type="float" office:value="0.001585218" calcext:value-type="float">
            <text:p>0.001585218</text:p>
          </table:table-cell>
          <table:table-cell office:value-type="float" office:value="0.004079677" calcext:value-type="float">
            <text:p>0.004079677</text:p>
          </table:table-cell>
          <table:table-cell office:value-type="float" office:value="19.69116" calcext:value-type="float">
            <text:p>19.69116</text:p>
          </table:table-cell>
          <table:table-cell office:value-type="float" office:value="0.1842138" calcext:value-type="float">
            <text:p>0.1842138</text:p>
          </table:table-cell>
          <table:table-cell office:value-type="float" office:value="0.0643224" calcext:value-type="float">
            <text:p>0.0643224</text:p>
          </table:table-cell>
          <table:table-cell office:value-type="float" office:value="0.04941373" calcext:value-type="float">
            <text:p>0.04941373</text:p>
          </table:table-cell>
          <table:table-cell office:value-type="float" office:value="0.03920791" calcext:value-type="float">
            <text:p>0.03920791</text:p>
          </table:table-cell>
          <table:table-cell office:value-type="float" office:value="0.03750105" calcext:value-type="float">
            <text:p>0.03750105</text:p>
          </table:table-cell>
          <table:table-cell office:value-type="float" office:value="0.01367369" calcext:value-type="float">
            <text:p>0.01367369</text:p>
          </table:table-cell>
          <table:table-cell office:value-type="float" office:value="0.008764865" calcext:value-type="float">
            <text:p>0.008764865</text:p>
          </table:table-cell>
          <table:table-cell office:value-type="float" office:value="0.02212329" calcext:value-type="float">
            <text:p>0.02212329</text:p>
          </table:table-cell>
          <table:table-cell office:value-type="float" office:value="0.02361866" calcext:value-type="float">
            <text:p>0.02361866</text:p>
          </table:table-cell>
          <table:table-cell office:value-type="float" office:value="0.01957668" calcext:value-type="float">
            <text:p>0.01957668</text:p>
          </table:table-cell>
          <table:table-cell office:value-type="float" office:value="0.01795741" calcext:value-type="float">
            <text:p>0.01795741</text:p>
          </table:table-cell>
          <table:table-cell office:value-type="float" office:value="0.01506244" calcext:value-type="float">
            <text:p>0.01506244</text:p>
          </table:table-cell>
          <table:table-cell office:value-type="float" office:value="0.006234447" calcext:value-type="float">
            <text:p>0.006234447</text:p>
          </table:table-cell>
          <table:table-cell office:value-type="float" office:value="0.007087995" calcext:value-type="float">
            <text:p>0.007087995</text:p>
          </table:table-cell>
          <table:table-cell office:value-type="float" office:value="0" calcext:value-type="float">
            <text:p>0</text:p>
          </table:table-cell>
          <table:table-cell office:value-type="float" office:value="15.09377" calcext:value-type="float">
            <text:p>15.09377</text:p>
          </table:table-cell>
          <table:table-cell office:value-type="float" office:value="0.05601089" calcext:value-type="float">
            <text:p>0.05601089</text:p>
          </table:table-cell>
          <table:table-cell office:value-type="float" office:value="0.02015217" calcext:value-type="float">
            <text:p>0.02015217</text:p>
          </table:table-cell>
          <table:table-cell office:value-type="float" office:value="0.02160669" calcext:value-type="float">
            <text:p>0.02160669</text:p>
          </table:table-cell>
          <table:table-cell office:value-type="float" office:value="0.02334828" calcext:value-type="float">
            <text:p>0.02334828</text:p>
          </table:table-cell>
          <table:table-cell office:value-type="float" office:value="0.01296512" calcext:value-type="float">
            <text:p>0.01296512</text:p>
          </table:table-cell>
          <table:table-cell office:value-type="float" office:value="0.01614565" calcext:value-type="float">
            <text:p>0.01614565</text:p>
          </table:table-cell>
          <table:table-cell office:value-type="float" office:value="0.01953306" calcext:value-type="float">
            <text:p>0.01953306</text:p>
          </table:table-cell>
          <table:table-cell office:value-type="float" office:value="0.2187639" calcext:value-type="float">
            <text:p>0.2187639</text:p>
          </table:table-cell>
          <table:table-cell office:value-type="float" office:value="0.2271242" calcext:value-type="float">
            <text:p>0.2271242</text:p>
          </table:table-cell>
          <table:table-cell office:value-type="float" office:value="0.0193115" calcext:value-type="float">
            <text:p>0.0193115</text:p>
          </table:table-cell>
          <table:table-cell office:value-type="float" office:value="0.04664401" calcext:value-type="float">
            <text:p>0.04664401</text:p>
          </table:table-cell>
          <table:table-cell office:value-type="float" office:value="0.3611387" calcext:value-type="float">
            <text:p>0.3611387</text:p>
          </table:table-cell>
          <table:table-cell office:value-type="float" office:value="0.3401258" calcext:value-type="float">
            <text:p>0.3401258</text:p>
          </table:table-cell>
          <table:table-cell office:value-type="float" office:value="0" calcext:value-type="float">
            <text:p>0</text:p>
          </table:table-cell>
          <table:table-cell office:value-type="float" office:value="585.3444" calcext:value-type="float">
            <text:p>585.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489" calcext:value-type="float">
            <text:p>13.06489</text:p>
          </table:table-cell>
          <table:table-cell office:value-type="float" office:value="0" calcext:value-type="float">
            <text:p>0</text:p>
          </table:table-cell>
          <table:table-cell office:value-type="float" office:value="-0.9808316" calcext:value-type="float">
            <text:p>-0.98083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7.12048" calcext:value-type="float">
            <text:p>17.12048</text:p>
          </table:table-cell>
          <table:table-cell office:value-type="float" office:value="1099.34" calcext:value-type="float">
            <text:p>1099.34</text:p>
          </table:table-cell>
          <table:table-cell office:value-type="float" office:value="0" calcext:value-type="float">
            <text:p>0</text:p>
          </table:table-cell>
          <table:table-cell office:value-type="float" office:value="-37.6821" calcext:value-type="float">
            <text:p>-37.6821</text:p>
          </table:table-cell>
          <table:table-cell office:value-type="float" office:value="0.194935" calcext:value-type="float">
            <text:p>0.194935</text:p>
          </table:table-cell>
          <table:table-cell office:value-type="float" office:value="0.9023538" calcext:value-type="float">
            <text:p>0.902353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2530849" calcext:value-type="float">
            <text:p>0.002530849</text:p>
          </table:table-cell>
          <table:table-cell office:value-type="float" office:value="-0.2507064" calcext:value-type="float">
            <text:p>-0.2507064</text:p>
          </table:table-cell>
          <table:table-cell office:value-type="float" office:value="0.001597491" calcext:value-type="float">
            <text:p>0.001597491</text:p>
          </table:table-cell>
          <table:table-cell office:value-type="float" office:value="0.004091485" calcext:value-type="float">
            <text:p>0.004091485</text:p>
          </table:table-cell>
          <table:table-cell office:value-type="float" office:value="19.55941" calcext:value-type="float">
            <text:p>19.55941</text:p>
          </table:table-cell>
          <table:table-cell office:value-type="float" office:value="0.1859265" calcext:value-type="float">
            <text:p>0.1859265</text:p>
          </table:table-cell>
          <table:table-cell office:value-type="float" office:value="0.06160799" calcext:value-type="float">
            <text:p>0.06160799</text:p>
          </table:table-cell>
          <table:table-cell office:value-type="float" office:value="0.04869583" calcext:value-type="float">
            <text:p>0.04869583</text:p>
          </table:table-cell>
          <table:table-cell office:value-type="float" office:value="0.03923779" calcext:value-type="float">
            <text:p>0.03923779</text:p>
          </table:table-cell>
          <table:table-cell office:value-type="float" office:value="0.03785595" calcext:value-type="float">
            <text:p>0.03785595</text:p>
          </table:table-cell>
          <table:table-cell office:value-type="float" office:value="0.01368153" calcext:value-type="float">
            <text:p>0.01368153</text:p>
          </table:table-cell>
          <table:table-cell office:value-type="float" office:value="0.008677115" calcext:value-type="float">
            <text:p>0.008677115</text:p>
          </table:table-cell>
          <table:table-cell office:value-type="float" office:value="0.02205941" calcext:value-type="float">
            <text:p>0.02205941</text:p>
          </table:table-cell>
          <table:table-cell office:value-type="float" office:value="0.02343698" calcext:value-type="float">
            <text:p>0.02343698</text:p>
          </table:table-cell>
          <table:table-cell office:value-type="float" office:value="0.01964946" calcext:value-type="float">
            <text:p>0.01964946</text:p>
          </table:table-cell>
          <table:table-cell office:value-type="float" office:value="0.01801156" calcext:value-type="float">
            <text:p>0.01801156</text:p>
          </table:table-cell>
          <table:table-cell office:value-type="float" office:value="0.01508143" calcext:value-type="float">
            <text:p>0.01508143</text:p>
          </table:table-cell>
          <table:table-cell office:value-type="float" office:value="0.006258531" calcext:value-type="float">
            <text:p>0.006258531</text:p>
          </table:table-cell>
          <table:table-cell office:value-type="float" office:value="0.007050512" calcext:value-type="float">
            <text:p>0.007050512</text:p>
          </table:table-cell>
          <table:table-cell office:value-type="float" office:value="0" calcext:value-type="float">
            <text:p>0</text:p>
          </table:table-cell>
          <table:table-cell office:value-type="float" office:value="18.60039" calcext:value-type="float">
            <text:p>18.60039</text:p>
          </table:table-cell>
          <table:table-cell office:value-type="float" office:value="0.05208304" calcext:value-type="float">
            <text:p>0.05208304</text:p>
          </table:table-cell>
          <table:table-cell office:value-type="float" office:value="0.01894718" calcext:value-type="float">
            <text:p>0.01894718</text:p>
          </table:table-cell>
          <table:table-cell office:value-type="float" office:value="0.02042983" calcext:value-type="float">
            <text:p>0.02042983</text:p>
          </table:table-cell>
          <table:table-cell office:value-type="float" office:value="0.02215889" calcext:value-type="float">
            <text:p>0.02215889</text:p>
          </table:table-cell>
          <table:table-cell office:value-type="float" office:value="0.01233046" calcext:value-type="float">
            <text:p>0.01233046</text:p>
          </table:table-cell>
          <table:table-cell office:value-type="float" office:value="0.01588961" calcext:value-type="float">
            <text:p>0.01588961</text:p>
          </table:table-cell>
          <table:table-cell office:value-type="float" office:value="0.01940674" calcext:value-type="float">
            <text:p>0.01940674</text:p>
          </table:table-cell>
          <table:table-cell office:value-type="float" office:value="0.175075" calcext:value-type="float">
            <text:p>0.175075</text:p>
          </table:table-cell>
          <table:table-cell office:value-type="float" office:value="0.1587037" calcext:value-type="float">
            <text:p>0.1587037</text:p>
          </table:table-cell>
          <table:table-cell office:value-type="float" office:value="0.01936234" calcext:value-type="float">
            <text:p>0.01936234</text:p>
          </table:table-cell>
          <table:table-cell office:value-type="float" office:value="0.04800726" calcext:value-type="float">
            <text:p>0.04800726</text:p>
          </table:table-cell>
          <table:table-cell office:value-type="float" office:value="0.3679832" calcext:value-type="float">
            <text:p>0.3679832</text:p>
          </table:table-cell>
          <table:table-cell office:value-type="float" office:value="0.3333663" calcext:value-type="float">
            <text:p>0.3333663</text:p>
          </table:table-cell>
          <table:table-cell office:value-type="float" office:value="0" calcext:value-type="float">
            <text:p>0</text:p>
          </table:table-cell>
          <table:table-cell office:value-type="float" office:value="782.5861" calcext:value-type="float">
            <text:p>782.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3695" calcext:value-type="float">
            <text:p>13.23695</text:p>
          </table:table-cell>
          <table:table-cell office:value-type="float" office:value="0" calcext:value-type="float">
            <text:p>0</text:p>
          </table:table-cell>
          <table:table-cell office:value-type="float" office:value="-0.9809794" calcext:value-type="float">
            <text:p>-0.98097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7.03344" calcext:value-type="float">
            <text:p>17.03344</text:p>
          </table:table-cell>
          <table:table-cell office:value-type="float" office:value="1099.312" calcext:value-type="float">
            <text:p>1099.312</text:p>
          </table:table-cell>
          <table:table-cell office:value-type="float" office:value="0" calcext:value-type="float">
            <text:p>0</text:p>
          </table:table-cell>
          <table:table-cell office:value-type="float" office:value="-38.00478" calcext:value-type="float">
            <text:p>-38.00478</text:p>
          </table:table-cell>
          <table:table-cell office:value-type="float" office:value="0.2518806" calcext:value-type="float">
            <text:p>0.2518806</text:p>
          </table:table-cell>
          <table:table-cell office:value-type="float" office:value="0.827166" calcext:value-type="float">
            <text:p>0.827166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1686572" calcext:value-type="float">
            <text:p>0.001686572</text:p>
          </table:table-cell>
          <table:table-cell office:value-type="float" office:value="-0.2507392" calcext:value-type="float">
            <text:p>-0.2507392</text:p>
          </table:table-cell>
          <table:table-cell office:value-type="float" office:value="0.001613467" calcext:value-type="float">
            <text:p>0.001613467</text:p>
          </table:table-cell>
          <table:table-cell office:value-type="float" office:value="0.004104099" calcext:value-type="float">
            <text:p>0.004104099</text:p>
          </table:table-cell>
          <table:table-cell office:value-type="float" office:value="19.40467" calcext:value-type="float">
            <text:p>19.40467</text:p>
          </table:table-cell>
          <table:table-cell office:value-type="float" office:value="0.2603436" calcext:value-type="float">
            <text:p>0.2603436</text:p>
          </table:table-cell>
          <table:table-cell office:value-type="float" office:value="0.05859549" calcext:value-type="float">
            <text:p>0.05859549</text:p>
          </table:table-cell>
          <table:table-cell office:value-type="float" office:value="0.04640912" calcext:value-type="float">
            <text:p>0.04640912</text:p>
          </table:table-cell>
          <table:table-cell office:value-type="float" office:value="0.03758832" calcext:value-type="float">
            <text:p>0.03758832</text:p>
          </table:table-cell>
          <table:table-cell office:value-type="float" office:value="0.03654639" calcext:value-type="float">
            <text:p>0.03654639</text:p>
          </table:table-cell>
          <table:table-cell office:value-type="float" office:value="0.01332288" calcext:value-type="float">
            <text:p>0.01332288</text:p>
          </table:table-cell>
          <table:table-cell office:value-type="float" office:value="0.008521874" calcext:value-type="float">
            <text:p>0.008521874</text:p>
          </table:table-cell>
          <table:table-cell office:value-type="float" office:value="0.02197941" calcext:value-type="float">
            <text:p>0.02197941</text:p>
          </table:table-cell>
          <table:table-cell office:value-type="float" office:value="0.02318657" calcext:value-type="float">
            <text:p>0.02318657</text:p>
          </table:table-cell>
          <table:table-cell office:value-type="float" office:value="0.01969171" calcext:value-type="float">
            <text:p>0.01969171</text:p>
          </table:table-cell>
          <table:table-cell office:value-type="float" office:value="0.01807062" calcext:value-type="float">
            <text:p>0.01807062</text:p>
          </table:table-cell>
          <table:table-cell office:value-type="float" office:value="0.01510126" calcext:value-type="float">
            <text:p>0.01510126</text:p>
          </table:table-cell>
          <table:table-cell office:value-type="float" office:value="0.006241569" calcext:value-type="float">
            <text:p>0.006241569</text:p>
          </table:table-cell>
          <table:table-cell office:value-type="float" office:value="0.007054049" calcext:value-type="float">
            <text:p>0.007054049</text:p>
          </table:table-cell>
          <table:table-cell office:value-type="float" office:value="0" calcext:value-type="float">
            <text:p>0</text:p>
          </table:table-cell>
          <table:table-cell office:value-type="float" office:value="17.72225" calcext:value-type="float">
            <text:p>17.72225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1840913" calcext:value-type="float">
            <text:p>0.01840913</text:p>
          </table:table-cell>
          <table:table-cell office:value-type="float" office:value="0.02016104" calcext:value-type="float">
            <text:p>0.02016104</text:p>
          </table:table-cell>
          <table:table-cell office:value-type="float" office:value="0.02191225" calcext:value-type="float">
            <text:p>0.02191225</text:p>
          </table:table-cell>
          <table:table-cell office:value-type="float" office:value="0.01227688" calcext:value-type="float">
            <text:p>0.01227688</text:p>
          </table:table-cell>
          <table:table-cell office:value-type="float" office:value="0.01559755" calcext:value-type="float">
            <text:p>0.01559755</text:p>
          </table:table-cell>
          <table:table-cell office:value-type="float" office:value="0.01925419" calcext:value-type="float">
            <text:p>0.01925419</text:p>
          </table:table-cell>
          <table:table-cell office:value-type="float" office:value="0.1359727" calcext:value-type="float">
            <text:p>0.1359727</text:p>
          </table:table-cell>
          <table:table-cell office:value-type="float" office:value="0.107191" calcext:value-type="float">
            <text:p>0.107191</text:p>
          </table:table-cell>
          <table:table-cell office:value-type="float" office:value="0.01949965" calcext:value-type="float">
            <text:p>0.01949965</text:p>
          </table:table-cell>
          <table:table-cell office:value-type="float" office:value="0.04947735" calcext:value-type="float">
            <text:p>0.04947735</text:p>
          </table:table-cell>
          <table:table-cell office:value-type="float" office:value="0.3648911" calcext:value-type="float">
            <text:p>0.3648911</text:p>
          </table:table-cell>
          <table:table-cell office:value-type="float" office:value="0.3371186" calcext:value-type="float">
            <text:p>0.3371186</text:p>
          </table:table-cell>
          <table:table-cell office:value-type="float" office:value="0" calcext:value-type="float">
            <text:p>0</text:p>
          </table:table-cell>
          <table:table-cell office:value-type="float" office:value="1137.027" calcext:value-type="float">
            <text:p>1137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8198" calcext:value-type="float">
            <text:p>13.38198</text:p>
          </table:table-cell>
          <table:table-cell office:value-type="float" office:value="0" calcext:value-type="float">
            <text:p>0</text:p>
          </table:table-cell>
          <table:table-cell office:value-type="float" office:value="-0.9811038" calcext:value-type="float">
            <text:p>-0.98110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6.89655" calcext:value-type="float">
            <text:p>16.89655</text:p>
          </table:table-cell>
          <table:table-cell office:value-type="float" office:value="1099.283" calcext:value-type="float">
            <text:p>1099.283</text:p>
          </table:table-cell>
          <table:table-cell office:value-type="float" office:value="0" calcext:value-type="float">
            <text:p>0</text:p>
          </table:table-cell>
          <table:table-cell office:value-type="float" office:value="-38.36382" calcext:value-type="float">
            <text:p>-38.36382</text:p>
          </table:table-cell>
          <table:table-cell office:value-type="float" office:value="0.3538526" calcext:value-type="float">
            <text:p>0.3538526</text:p>
          </table:table-cell>
          <table:table-cell office:value-type="float" office:value="0.7348247" calcext:value-type="float">
            <text:p>0.734824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8798417" calcext:value-type="float">
            <text:p>0.0008798417</text:p>
          </table:table-cell>
          <table:table-cell office:value-type="float" office:value="-0.2508561" calcext:value-type="float">
            <text:p>-0.2508561</text:p>
          </table:table-cell>
          <table:table-cell office:value-type="float" office:value="0.001621902" calcext:value-type="float">
            <text:p>0.001621902</text:p>
          </table:table-cell>
          <table:table-cell office:value-type="float" office:value="0.00411761" calcext:value-type="float">
            <text:p>0.00411761</text:p>
          </table:table-cell>
          <table:table-cell office:value-type="float" office:value="19.13258" calcext:value-type="float">
            <text:p>19.13258</text:p>
          </table:table-cell>
          <table:table-cell office:value-type="float" office:value="0.5009714" calcext:value-type="float">
            <text:p>0.5009714</text:p>
          </table:table-cell>
          <table:table-cell office:value-type="float" office:value="0.06475441" calcext:value-type="float">
            <text:p>0.06475441</text:p>
          </table:table-cell>
          <table:table-cell office:value-type="float" office:value="0.04884304" calcext:value-type="float">
            <text:p>0.04884304</text:p>
          </table:table-cell>
          <table:table-cell office:value-type="float" office:value="0.0384686" calcext:value-type="float">
            <text:p>0.0384686</text:p>
          </table:table-cell>
          <table:table-cell office:value-type="float" office:value="0.03701626" calcext:value-type="float">
            <text:p>0.03701626</text:p>
          </table:table-cell>
          <table:table-cell office:value-type="float" office:value="0.01321281" calcext:value-type="float">
            <text:p>0.01321281</text:p>
          </table:table-cell>
          <table:table-cell office:value-type="float" office:value="0.008399742" calcext:value-type="float">
            <text:p>0.008399742</text:p>
          </table:table-cell>
          <table:table-cell office:value-type="float" office:value="0.02189456" calcext:value-type="float">
            <text:p>0.02189456</text:p>
          </table:table-cell>
          <table:table-cell office:value-type="float" office:value="0.02293285" calcext:value-type="float">
            <text:p>0.02293285</text:p>
          </table:table-cell>
          <table:table-cell office:value-type="float" office:value="0.01967332" calcext:value-type="float">
            <text:p>0.01967332</text:p>
          </table:table-cell>
          <table:table-cell office:value-type="float" office:value="0.01813004" calcext:value-type="float">
            <text:p>0.01813004</text:p>
          </table:table-cell>
          <table:table-cell office:value-type="float" office:value="0.01512169" calcext:value-type="float">
            <text:p>0.01512169</text:p>
          </table:table-cell>
          <table:table-cell office:value-type="float" office:value="0.006226147" calcext:value-type="float">
            <text:p>0.006226147</text:p>
          </table:table-cell>
          <table:table-cell office:value-type="float" office:value="0.007056308" calcext:value-type="float">
            <text:p>0.007056308</text:p>
          </table:table-cell>
          <table:table-cell office:value-type="float" office:value="0" calcext:value-type="float">
            <text:p>0</text:p>
          </table:table-cell>
          <table:table-cell office:value-type="float" office:value="14.36884" calcext:value-type="float">
            <text:p>14.36884</text:p>
          </table:table-cell>
          <table:table-cell office:value-type="float" office:value="0.04827952" calcext:value-type="float">
            <text:p>0.04827952</text:p>
          </table:table-cell>
          <table:table-cell office:value-type="float" office:value="0.01688165" calcext:value-type="float">
            <text:p>0.01688165</text:p>
          </table:table-cell>
          <table:table-cell office:value-type="float" office:value="0.01866839" calcext:value-type="float">
            <text:p>0.01866839</text:p>
          </table:table-cell>
          <table:table-cell office:value-type="float" office:value="0.02064268" calcext:value-type="float">
            <text:p>0.02064268</text:p>
          </table:table-cell>
          <table:table-cell office:value-type="float" office:value="0.0120252" calcext:value-type="float">
            <text:p>0.0120252</text:p>
          </table:table-cell>
          <table:table-cell office:value-type="float" office:value="0.01531108" calcext:value-type="float">
            <text:p>0.01531108</text:p>
          </table:table-cell>
          <table:table-cell office:value-type="float" office:value="0.01911699" calcext:value-type="float">
            <text:p>0.01911699</text:p>
          </table:table-cell>
          <table:table-cell office:value-type="float" office:value="0.09661846" calcext:value-type="float">
            <text:p>0.09661846</text:p>
          </table:table-cell>
          <table:table-cell office:value-type="float" office:value="0.07973687" calcext:value-type="float">
            <text:p>0.07973687</text:p>
          </table:table-cell>
          <table:table-cell office:value-type="float" office:value="0.01966221" calcext:value-type="float">
            <text:p>0.01966221</text:p>
          </table:table-cell>
          <table:table-cell office:value-type="float" office:value="0.05073055" calcext:value-type="float">
            <text:p>0.05073055</text:p>
          </table:table-cell>
          <table:table-cell office:value-type="float" office:value="0.3623715" calcext:value-type="float">
            <text:p>0.3623715</text:p>
          </table:table-cell>
          <table:table-cell office:value-type="float" office:value="0.3404553" calcext:value-type="float">
            <text:p>0.3404553</text:p>
          </table:table-cell>
          <table:table-cell office:value-type="float" office:value="0" calcext:value-type="float">
            <text:p>0</text:p>
          </table:table-cell>
          <table:table-cell office:value-type="float" office:value="1761.887" calcext:value-type="float">
            <text:p>1761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7796" calcext:value-type="float">
            <text:p>13.57796</text:p>
          </table:table-cell>
          <table:table-cell office:value-type="float" office:value="0" calcext:value-type="float">
            <text:p>0</text:p>
          </table:table-cell>
          <table:table-cell office:value-type="float" office:value="-0.9812518" calcext:value-type="float">
            <text:p>-0.98125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6.7831" calcext:value-type="float">
            <text:p>16.7831</text:p>
          </table:table-cell>
          <table:table-cell office:value-type="float" office:value="1099.243" calcext:value-type="float">
            <text:p>1099.243</text:p>
          </table:table-cell>
          <table:table-cell office:value-type="float" office:value="0" calcext:value-type="float">
            <text:p>0</text:p>
          </table:table-cell>
          <table:table-cell office:value-type="float" office:value="-38.72567" calcext:value-type="float">
            <text:p>-38.72567</text:p>
          </table:table-cell>
          <table:table-cell office:value-type="float" office:value="0.4403391" calcext:value-type="float">
            <text:p>0.4403391</text:p>
          </table:table-cell>
          <table:table-cell office:value-type="float" office:value="0.6450051" calcext:value-type="float">
            <text:p>0.645005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0472" calcext:value-type="float">
            <text:p>-0.2510472</text:p>
          </table:table-cell>
          <table:table-cell office:value-type="float" office:value="0.0016312" calcext:value-type="float">
            <text:p>0.0016312</text:p>
          </table:table-cell>
          <table:table-cell office:value-type="float" office:value="0.004131929" calcext:value-type="float">
            <text:p>0.004131929</text:p>
          </table:table-cell>
          <table:table-cell office:value-type="float" office:value="18.88253" calcext:value-type="float">
            <text:p>18.88253</text:p>
          </table:table-cell>
          <table:table-cell office:value-type="float" office:value="0.5066178" calcext:value-type="float">
            <text:p>0.5066178</text:p>
          </table:table-cell>
          <table:table-cell office:value-type="float" office:value="0.07105967" calcext:value-type="float">
            <text:p>0.07105967</text:p>
          </table:table-cell>
          <table:table-cell office:value-type="float" office:value="0.05215808" calcext:value-type="float">
            <text:p>0.05215808</text:p>
          </table:table-cell>
          <table:table-cell office:value-type="float" office:value="0.04050304" calcext:value-type="float">
            <text:p>0.04050304</text:p>
          </table:table-cell>
          <table:table-cell office:value-type="float" office:value="0.03866736" calcext:value-type="float">
            <text:p>0.03866736</text:p>
          </table:table-cell>
          <table:table-cell office:value-type="float" office:value="0.01342223" calcext:value-type="float">
            <text:p>0.01342223</text:p>
          </table:table-cell>
          <table:table-cell office:value-type="float" office:value="0.00834642" calcext:value-type="float">
            <text:p>0.00834642</text:p>
          </table:table-cell>
          <table:table-cell office:value-type="float" office:value="0.02182486" calcext:value-type="float">
            <text:p>0.02182486</text:p>
          </table:table-cell>
          <table:table-cell office:value-type="float" office:value="0.02269589" calcext:value-type="float">
            <text:p>0.02269589</text:p>
          </table:table-cell>
          <table:table-cell office:value-type="float" office:value="0.01960005" calcext:value-type="float">
            <text:p>0.01960005</text:p>
          </table:table-cell>
          <table:table-cell office:value-type="float" office:value="0.01818959" calcext:value-type="float">
            <text:p>0.01818959</text:p>
          </table:table-cell>
          <table:table-cell office:value-type="float" office:value="0.01514269" calcext:value-type="float">
            <text:p>0.01514269</text:p>
          </table:table-cell>
          <table:table-cell office:value-type="float" office:value="0.006214684" calcext:value-type="float">
            <text:p>0.006214684</text:p>
          </table:table-cell>
          <table:table-cell office:value-type="float" office:value="0.007054984" calcext:value-type="float">
            <text:p>0.007054984</text:p>
          </table:table-cell>
          <table:table-cell office:value-type="float" office:value="0" calcext:value-type="float">
            <text:p>0</text:p>
          </table:table-cell>
          <table:table-cell office:value-type="float" office:value="9.391172" calcext:value-type="float">
            <text:p>9.391172</text:p>
          </table:table-cell>
          <table:table-cell office:value-type="float" office:value="0.03801658" calcext:value-type="float">
            <text:p>0.03801658</text:p>
          </table:table-cell>
          <table:table-cell office:value-type="float" office:value="0.01565736" calcext:value-type="float">
            <text:p>0.01565736</text:p>
          </table:table-cell>
          <table:table-cell office:value-type="float" office:value="0.01730408" calcext:value-type="float">
            <text:p>0.01730408</text:p>
          </table:table-cell>
          <table:table-cell office:value-type="float" office:value="0.01930584" calcext:value-type="float">
            <text:p>0.01930584</text:p>
          </table:table-cell>
          <table:table-cell office:value-type="float" office:value="0.01132692" calcext:value-type="float">
            <text:p>0.01132692</text:p>
          </table:table-cell>
          <table:table-cell office:value-type="float" office:value="0.0151104" calcext:value-type="float">
            <text:p>0.0151104</text:p>
          </table:table-cell>
          <table:table-cell office:value-type="float" office:value="0.01899014" calcext:value-type="float">
            <text:p>0.01899014</text:p>
          </table:table-cell>
          <table:table-cell office:value-type="float" office:value="0.05969677" calcext:value-type="float">
            <text:p>0.05969677</text:p>
          </table:table-cell>
          <table:table-cell office:value-type="float" office:value="0.07115939" calcext:value-type="float">
            <text:p>0.07115939</text:p>
          </table:table-cell>
          <table:table-cell office:value-type="float" office:value="0.01986859" calcext:value-type="float">
            <text:p>0.01986859</text:p>
          </table:table-cell>
          <table:table-cell office:value-type="float" office:value="0.05184809" calcext:value-type="float">
            <text:p>0.05184809</text:p>
          </table:table-cell>
          <table:table-cell office:value-type="float" office:value="0.361255" calcext:value-type="float">
            <text:p>0.361255</text:p>
          </table:table-cell>
          <table:table-cell office:value-type="float" office:value="0.3413241" calcext:value-type="float">
            <text:p>0.3413241</text:p>
          </table:table-cell>
          <table:table-cell office:value-type="float" office:value="0" calcext:value-type="float">
            <text:p>0</text:p>
          </table:table-cell>
          <table:table-cell office:value-type="float" office:value="2303.983" calcext:value-type="float">
            <text:p>2303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217" calcext:value-type="float">
            <text:p>13.77217</text:p>
          </table:table-cell>
          <table:table-cell office:value-type="float" office:value="0" calcext:value-type="float">
            <text:p>0</text:p>
          </table:table-cell>
          <table:table-cell office:value-type="float" office:value="-0.9814144" calcext:value-type="float">
            <text:p>-0.98141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6.70552" calcext:value-type="float">
            <text:p>16.70552</text:p>
          </table:table-cell>
          <table:table-cell office:value-type="float" office:value="1099.197" calcext:value-type="float">
            <text:p>1099.197</text:p>
          </table:table-cell>
          <table:table-cell office:value-type="float" office:value="0" calcext:value-type="float">
            <text:p>0</text:p>
          </table:table-cell>
          <table:table-cell office:value-type="float" office:value="-39.06038" calcext:value-type="float">
            <text:p>-39.06038</text:p>
          </table:table-cell>
          <table:table-cell office:value-type="float" office:value="0.5174064" calcext:value-type="float">
            <text:p>0.5174064</text:p>
          </table:table-cell>
          <table:table-cell office:value-type="float" office:value="0.562331" calcext:value-type="float">
            <text:p>0.56233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3213" calcext:value-type="float">
            <text:p>-0.2513213</text:p>
          </table:table-cell>
          <table:table-cell office:value-type="float" office:value="0.001643408" calcext:value-type="float">
            <text:p>0.001643408</text:p>
          </table:table-cell>
          <table:table-cell office:value-type="float" office:value="0.0041471" calcext:value-type="float">
            <text:p>0.0041471</text:p>
          </table:table-cell>
          <table:table-cell office:value-type="float" office:value="18.65174" calcext:value-type="float">
            <text:p>18.65174</text:p>
          </table:table-cell>
          <table:table-cell office:value-type="float" office:value="0.5320528" calcext:value-type="float">
            <text:p>0.5320528</text:p>
          </table:table-cell>
          <table:table-cell office:value-type="float" office:value="0.07700618" calcext:value-type="float">
            <text:p>0.07700618</text:p>
          </table:table-cell>
          <table:table-cell office:value-type="float" office:value="0.05556618" calcext:value-type="float">
            <text:p>0.05556618</text:p>
          </table:table-cell>
          <table:table-cell office:value-type="float" office:value="0.04282549" calcext:value-type="float">
            <text:p>0.04282549</text:p>
          </table:table-cell>
          <table:table-cell office:value-type="float" office:value="0.04074724" calcext:value-type="float">
            <text:p>0.04074724</text:p>
          </table:table-cell>
          <table:table-cell office:value-type="float" office:value="0.01371738" calcext:value-type="float">
            <text:p>0.01371738</text:p>
          </table:table-cell>
          <table:table-cell office:value-type="float" office:value="0.008303047" calcext:value-type="float">
            <text:p>0.008303047</text:p>
          </table:table-cell>
          <table:table-cell office:value-type="float" office:value="0.02177357" calcext:value-type="float">
            <text:p>0.02177357</text:p>
          </table:table-cell>
          <table:table-cell office:value-type="float" office:value="0.02244226" calcext:value-type="float">
            <text:p>0.02244226</text:p>
          </table:table-cell>
          <table:table-cell office:value-type="float" office:value="0.01951364" calcext:value-type="float">
            <text:p>0.01951364</text:p>
          </table:table-cell>
          <table:table-cell office:value-type="float" office:value="0.01824968" calcext:value-type="float">
            <text:p>0.01824968</text:p>
          </table:table-cell>
          <table:table-cell office:value-type="float" office:value="0.0151643" calcext:value-type="float">
            <text:p>0.0151643</text:p>
          </table:table-cell>
          <table:table-cell office:value-type="float" office:value="0.006205329" calcext:value-type="float">
            <text:p>0.006205329</text:p>
          </table:table-cell>
          <table:table-cell office:value-type="float" office:value="0.007051746" calcext:value-type="float">
            <text:p>0.007051746</text:p>
          </table:table-cell>
          <table:table-cell office:value-type="float" office:value="0" calcext:value-type="float">
            <text:p>0</text:p>
          </table:table-cell>
          <table:table-cell office:value-type="float" office:value="3.71174" calcext:value-type="float">
            <text:p>3.71174</text:p>
          </table:table-cell>
          <table:table-cell office:value-type="float" office:value="0.02789751" calcext:value-type="float">
            <text:p>0.02789751</text:p>
          </table:table-cell>
          <table:table-cell office:value-type="float" office:value="0.01440192" calcext:value-type="float">
            <text:p>0.01440192</text:p>
          </table:table-cell>
          <table:table-cell office:value-type="float" office:value="0.0160035" calcext:value-type="float">
            <text:p>0.0160035</text:p>
          </table:table-cell>
          <table:table-cell office:value-type="float" office:value="0.01795364" calcext:value-type="float">
            <text:p>0.01795364</text:p>
          </table:table-cell>
          <table:table-cell office:value-type="float" office:value="0.01062339" calcext:value-type="float">
            <text:p>0.01062339</text:p>
          </table:table-cell>
          <table:table-cell office:value-type="float" office:value="0.01492882" calcext:value-type="float">
            <text:p>0.01492882</text:p>
          </table:table-cell>
          <table:table-cell office:value-type="float" office:value="0.01888867" calcext:value-type="float">
            <text:p>0.01888867</text:p>
          </table:table-cell>
          <table:table-cell office:value-type="float" office:value="0.03177129" calcext:value-type="float">
            <text:p>0.03177129</text:p>
          </table:table-cell>
          <table:table-cell office:value-type="float" office:value="0.06963205" calcext:value-type="float">
            <text:p>0.06963205</text:p>
          </table:table-cell>
          <table:table-cell office:value-type="float" office:value="0.02010457" calcext:value-type="float">
            <text:p>0.02010457</text:p>
          </table:table-cell>
          <table:table-cell office:value-type="float" office:value="0.05289895" calcext:value-type="float">
            <text:p>0.05289895</text:p>
          </table:table-cell>
          <table:table-cell office:value-type="float" office:value="0.3608546" calcext:value-type="float">
            <text:p>0.3608546</text:p>
          </table:table-cell>
          <table:table-cell office:value-type="float" office:value="0.3413453" calcext:value-type="float">
            <text:p>0.3413453</text:p>
          </table:table-cell>
          <table:table-cell office:value-type="float" office:value="0" calcext:value-type="float">
            <text:p>0</text:p>
          </table:table-cell>
          <table:table-cell office:value-type="float" office:value="2766.6" calcext:value-type="float">
            <text:p>27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6018" calcext:value-type="float">
            <text:p>13.96018</text:p>
          </table:table-cell>
          <table:table-cell office:value-type="float" office:value="0" calcext:value-type="float">
            <text:p>0</text:p>
          </table:table-cell>
          <table:table-cell office:value-type="float" office:value="-0.981585" calcext:value-type="float">
            <text:p>-0.9815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16.67104" calcext:value-type="float">
            <text:p>16.67104</text:p>
          </table:table-cell>
          <table:table-cell office:value-type="float" office:value="1099.146" calcext:value-type="float">
            <text:p>1099.146</text:p>
          </table:table-cell>
          <table:table-cell office:value-type="float" office:value="0" calcext:value-type="float">
            <text:p>0</text:p>
          </table:table-cell>
          <table:table-cell office:value-type="float" office:value="-39.3358" calcext:value-type="float">
            <text:p>-39.3358</text:p>
          </table:table-cell>
          <table:table-cell office:value-type="float" office:value="0.5756963" calcext:value-type="float">
            <text:p>0.5756963</text:p>
          </table:table-cell>
          <table:table-cell office:value-type="float" office:value="0.5255908" calcext:value-type="float">
            <text:p>0.525590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4523" calcext:value-type="float">
            <text:p>-0.2514523</text:p>
          </table:table-cell>
          <table:table-cell office:value-type="float" office:value="0.001659819" calcext:value-type="float">
            <text:p>0.001659819</text:p>
          </table:table-cell>
          <table:table-cell office:value-type="float" office:value="0.004163243" calcext:value-type="float">
            <text:p>0.004163243</text:p>
          </table:table-cell>
          <table:table-cell office:value-type="float" office:value="18.4644" calcext:value-type="float">
            <text:p>18.4644</text:p>
          </table:table-cell>
          <table:table-cell office:value-type="float" office:value="0.5097731" calcext:value-type="float">
            <text:p>0.5097731</text:p>
          </table:table-cell>
          <table:table-cell office:value-type="float" office:value="0.0804525" calcext:value-type="float">
            <text:p>0.0804525</text:p>
          </table:table-cell>
          <table:table-cell office:value-type="float" office:value="0.05749717" calcext:value-type="float">
            <text:p>0.05749717</text:p>
          </table:table-cell>
          <table:table-cell office:value-type="float" office:value="0.0443854" calcext:value-type="float">
            <text:p>0.0443854</text:p>
          </table:table-cell>
          <table:table-cell office:value-type="float" office:value="0.04239595" calcext:value-type="float">
            <text:p>0.04239595</text:p>
          </table:table-cell>
          <table:table-cell office:value-type="float" office:value="0.01393121" calcext:value-type="float">
            <text:p>0.01393121</text:p>
          </table:table-cell>
          <table:table-cell office:value-type="float" office:value="0.008230588" calcext:value-type="float">
            <text:p>0.008230588</text:p>
          </table:table-cell>
          <table:table-cell office:value-type="float" office:value="0.02175405" calcext:value-type="float">
            <text:p>0.02175405</text:p>
          </table:table-cell>
          <table:table-cell office:value-type="float" office:value="0.02212018" calcext:value-type="float">
            <text:p>0.02212018</text:p>
          </table:table-cell>
          <table:table-cell office:value-type="float" office:value="0.01945767" calcext:value-type="float">
            <text:p>0.01945767</text:p>
          </table:table-cell>
          <table:table-cell office:value-type="float" office:value="0.01831041" calcext:value-type="float">
            <text:p>0.01831041</text:p>
          </table:table-cell>
          <table:table-cell office:value-type="float" office:value="0.01518652" calcext:value-type="float">
            <text:p>0.01518652</text:p>
          </table:table-cell>
          <table:table-cell office:value-type="float" office:value="0.006196115" calcext:value-type="float">
            <text:p>0.006196115</text:p>
          </table:table-cell>
          <table:table-cell office:value-type="float" office:value="0.007048495" calcext:value-type="float">
            <text:p>0.007048495</text:p>
          </table:table-cell>
          <table:table-cell office:value-type="float" office:value="0" calcext:value-type="float">
            <text:p>0</text:p>
          </table:table-cell>
          <table:table-cell office:value-type="float" office:value="1.053903" calcext:value-type="float">
            <text:p>1.053903</text:p>
          </table:table-cell>
          <table:table-cell office:value-type="float" office:value="0.02262327" calcext:value-type="float">
            <text:p>0.02262327</text:p>
          </table:table-cell>
          <table:table-cell office:value-type="float" office:value="0.01310359" calcext:value-type="float">
            <text:p>0.01310359</text:p>
          </table:table-cell>
          <table:table-cell office:value-type="float" office:value="0.01426682" calcext:value-type="float">
            <text:p>0.01426682</text:p>
          </table:table-cell>
          <table:table-cell office:value-type="float" office:value="0.01618486" calcext:value-type="float">
            <text:p>0.01618486</text:p>
          </table:table-cell>
          <table:table-cell office:value-type="float" office:value="0.009961858" calcext:value-type="float">
            <text:p>0.009961858</text:p>
          </table:table-cell>
          <table:table-cell office:value-type="float" office:value="0.01470448" calcext:value-type="float">
            <text:p>0.01470448</text:p>
          </table:table-cell>
          <table:table-cell office:value-type="float" office:value="0.01887471" calcext:value-type="float">
            <text:p>0.01887471</text:p>
          </table:table-cell>
          <table:table-cell office:value-type="float" office:value="0.0260434" calcext:value-type="float">
            <text:p>0.0260434</text:p>
          </table:table-cell>
          <table:table-cell office:value-type="float" office:value="0.06936435" calcext:value-type="float">
            <text:p>0.06936435</text:p>
          </table:table-cell>
          <table:table-cell office:value-type="float" office:value="0.02042199" calcext:value-type="float">
            <text:p>0.02042199</text:p>
          </table:table-cell>
          <table:table-cell office:value-type="float" office:value="0.05390521" calcext:value-type="float">
            <text:p>0.05390521</text:p>
          </table:table-cell>
          <table:table-cell office:value-type="float" office:value="0.360504" calcext:value-type="float">
            <text:p>0.360504</text:p>
          </table:table-cell>
          <table:table-cell office:value-type="float" office:value="0.3413666" calcext:value-type="float">
            <text:p>0.3413666</text:p>
          </table:table-cell>
          <table:table-cell office:value-type="float" office:value="0" calcext:value-type="float">
            <text:p>0</text:p>
          </table:table-cell>
          <table:table-cell office:value-type="float" office:value="3093.354" calcext:value-type="float">
            <text:p>3093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2549" calcext:value-type="float">
            <text:p>14.12549</text:p>
          </table:table-cell>
          <table:table-cell office:value-type="float" office:value="0" calcext:value-type="float">
            <text:p>0</text:p>
          </table:table-cell>
          <table:table-cell office:value-type="float" office:value="-0.9817277" calcext:value-type="float">
            <text:p>-0.981727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6.68342" calcext:value-type="float">
            <text:p>16.68342</text:p>
          </table:table-cell>
          <table:table-cell office:value-type="float" office:value="1099.091" calcext:value-type="float">
            <text:p>1099.091</text:p>
          </table:table-cell>
          <table:table-cell office:value-type="float" office:value="0" calcext:value-type="float">
            <text:p>0</text:p>
          </table:table-cell>
          <table:table-cell office:value-type="float" office:value="-39.56265" calcext:value-type="float">
            <text:p>-39.56265</text:p>
          </table:table-cell>
          <table:table-cell office:value-type="float" office:value="0.6229193" calcext:value-type="float">
            <text:p>0.6229193</text:p>
          </table:table-cell>
          <table:table-cell office:value-type="float" office:value="0.5208306" calcext:value-type="float">
            <text:p>0.5208306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4661" calcext:value-type="float">
            <text:p>-0.2514661</text:p>
          </table:table-cell>
          <table:table-cell office:value-type="float" office:value="0.001678907" calcext:value-type="float">
            <text:p>0.001678907</text:p>
          </table:table-cell>
          <table:table-cell office:value-type="float" office:value="0.004180348" calcext:value-type="float">
            <text:p>0.004180348</text:p>
          </table:table-cell>
          <table:table-cell office:value-type="float" office:value="18.29941" calcext:value-type="float">
            <text:p>18.29941</text:p>
          </table:table-cell>
          <table:table-cell office:value-type="float" office:value="0.4803203" calcext:value-type="float">
            <text:p>0.4803203</text:p>
          </table:table-cell>
          <table:table-cell office:value-type="float" office:value="0.08431685" calcext:value-type="float">
            <text:p>0.08431685</text:p>
          </table:table-cell>
          <table:table-cell office:value-type="float" office:value="0.05980908" calcext:value-type="float">
            <text:p>0.05980908</text:p>
          </table:table-cell>
          <table:table-cell office:value-type="float" office:value="0.04595516" calcext:value-type="float">
            <text:p>0.04595516</text:p>
          </table:table-cell>
          <table:table-cell office:value-type="float" office:value="0.04399903" calcext:value-type="float">
            <text:p>0.04399903</text:p>
          </table:table-cell>
          <table:table-cell office:value-type="float" office:value="0.01408465" calcext:value-type="float">
            <text:p>0.01408465</text:p>
          </table:table-cell>
          <table:table-cell office:value-type="float" office:value="0.008123036" calcext:value-type="float">
            <text:p>0.008123036</text:p>
          </table:table-cell>
          <table:table-cell office:value-type="float" office:value="0.02174412" calcext:value-type="float">
            <text:p>0.02174412</text:p>
          </table:table-cell>
          <table:table-cell office:value-type="float" office:value="0.02183918" calcext:value-type="float">
            <text:p>0.02183918</text:p>
          </table:table-cell>
          <table:table-cell office:value-type="float" office:value="0.01942106" calcext:value-type="float">
            <text:p>0.01942106</text:p>
          </table:table-cell>
          <table:table-cell office:value-type="float" office:value="0.01837156" calcext:value-type="float">
            <text:p>0.01837156</text:p>
          </table:table-cell>
          <table:table-cell office:value-type="float" office:value="0.01520952" calcext:value-type="float">
            <text:p>0.01520952</text:p>
          </table:table-cell>
          <table:table-cell office:value-type="float" office:value="0.006186906" calcext:value-type="float">
            <text:p>0.006186906</text:p>
          </table:table-cell>
          <table:table-cell office:value-type="float" office:value="0.007045236" calcext:value-type="float">
            <text:p>0.007045236</text:p>
          </table:table-cell>
          <table:table-cell office:value-type="float" office:value="0" calcext:value-type="float">
            <text:p>0</text:p>
          </table:table-cell>
          <table:table-cell office:value-type="float" office:value="0.9852419" calcext:value-type="float">
            <text:p>0.9852419</text:p>
          </table:table-cell>
          <table:table-cell office:value-type="float" office:value="0.0208372" calcext:value-type="float">
            <text:p>0.0208372</text:p>
          </table:table-cell>
          <table:table-cell office:value-type="float" office:value="0.0120509" calcext:value-type="float">
            <text:p>0.0120509</text:p>
          </table:table-cell>
          <table:table-cell office:value-type="float" office:value="0.01256336" calcext:value-type="float">
            <text:p>0.01256336</text:p>
          </table:table-cell>
          <table:table-cell office:value-type="float" office:value="0.0142952" calcext:value-type="float">
            <text:p>0.0142952</text:p>
          </table:table-cell>
          <table:table-cell office:value-type="float" office:value="0.009314061" calcext:value-type="float">
            <text:p>0.009314061</text:p>
          </table:table-cell>
          <table:table-cell office:value-type="float" office:value="0.01441533" calcext:value-type="float">
            <text:p>0.01441533</text:p>
          </table:table-cell>
          <table:table-cell office:value-type="float" office:value="0.01885081" calcext:value-type="float">
            <text:p>0.01885081</text:p>
          </table:table-cell>
          <table:table-cell office:value-type="float" office:value="0.02560579" calcext:value-type="float">
            <text:p>0.02560579</text:p>
          </table:table-cell>
          <table:table-cell office:value-type="float" office:value="0.06924994" calcext:value-type="float">
            <text:p>0.06924994</text:p>
          </table:table-cell>
          <table:table-cell office:value-type="float" office:value="0.02077614" calcext:value-type="float">
            <text:p>0.02077614</text:p>
          </table:table-cell>
          <table:table-cell office:value-type="float" office:value="0.05494145" calcext:value-type="float">
            <text:p>0.05494145</text:p>
          </table:table-cell>
          <table:table-cell office:value-type="float" office:value="0.3601257" calcext:value-type="float">
            <text:p>0.3601257</text:p>
          </table:table-cell>
          <table:table-cell office:value-type="float" office:value="0.3413877" calcext:value-type="float">
            <text:p>0.3413877</text:p>
          </table:table-cell>
          <table:table-cell office:value-type="float" office:value="0" calcext:value-type="float">
            <text:p>0</text:p>
          </table:table-cell>
          <table:table-cell office:value-type="float" office:value="3311.031" calcext:value-type="float">
            <text:p>3311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7701" calcext:value-type="float">
            <text:p>14.27701</text:p>
          </table:table-cell>
          <table:table-cell office:value-type="float" office:value="0" calcext:value-type="float">
            <text:p>0</text:p>
          </table:table-cell>
          <table:table-cell office:value-type="float" office:value="-0.9818566" calcext:value-type="float">
            <text:p>-0.98185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6.74184" calcext:value-type="float">
            <text:p>16.74184</text:p>
          </table:table-cell>
          <table:table-cell office:value-type="float" office:value="1099.033" calcext:value-type="float">
            <text:p>1099.033</text:p>
          </table:table-cell>
          <table:table-cell office:value-type="float" office:value="0" calcext:value-type="float">
            <text:p>0</text:p>
          </table:table-cell>
          <table:table-cell office:value-type="float" office:value="-39.77501" calcext:value-type="float">
            <text:p>-39.77501</text:p>
          </table:table-cell>
          <table:table-cell office:value-type="float" office:value="0.6564711" calcext:value-type="float">
            <text:p>0.6564711</text:p>
          </table:table-cell>
          <table:table-cell office:value-type="float" office:value="0.5178727" calcext:value-type="float">
            <text:p>0.517872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5123" calcext:value-type="float">
            <text:p>-0.2515123</text:p>
          </table:table-cell>
          <table:table-cell office:value-type="float" office:value="0.001701114" calcext:value-type="float">
            <text:p>0.001701114</text:p>
          </table:table-cell>
          <table:table-cell office:value-type="float" office:value="0.004198384" calcext:value-type="float">
            <text:p>0.004198384</text:p>
          </table:table-cell>
          <table:table-cell office:value-type="float" office:value="18.1722" calcext:value-type="float">
            <text:p>18.1722</text:p>
          </table:table-cell>
          <table:table-cell office:value-type="float" office:value="0.4301651" calcext:value-type="float">
            <text:p>0.4301651</text:p>
          </table:table-cell>
          <table:table-cell office:value-type="float" office:value="0.08412282" calcext:value-type="float">
            <text:p>0.08412282</text:p>
          </table:table-cell>
          <table:table-cell office:value-type="float" office:value="0.06045863" calcext:value-type="float">
            <text:p>0.06045863</text:p>
          </table:table-cell>
          <table:table-cell office:value-type="float" office:value="0.04666355" calcext:value-type="float">
            <text:p>0.04666355</text:p>
          </table:table-cell>
          <table:table-cell office:value-type="float" office:value="0.04502966" calcext:value-type="float">
            <text:p>0.04502966</text:p>
          </table:table-cell>
          <table:table-cell office:value-type="float" office:value="0.01416096" calcext:value-type="float">
            <text:p>0.01416096</text:p>
          </table:table-cell>
          <table:table-cell office:value-type="float" office:value="0.008012731" calcext:value-type="float">
            <text:p>0.008012731</text:p>
          </table:table-cell>
          <table:table-cell office:value-type="float" office:value="0.02173367" calcext:value-type="float">
            <text:p>0.02173367</text:p>
          </table:table-cell>
          <table:table-cell office:value-type="float" office:value="0.02159013" calcext:value-type="float">
            <text:p>0.02159013</text:p>
          </table:table-cell>
          <table:table-cell office:value-type="float" office:value="0.01938754" calcext:value-type="float">
            <text:p>0.01938754</text:p>
          </table:table-cell>
          <table:table-cell office:value-type="float" office:value="0.01843077" calcext:value-type="float">
            <text:p>0.01843077</text:p>
          </table:table-cell>
          <table:table-cell office:value-type="float" office:value="0.01523319" calcext:value-type="float">
            <text:p>0.01523319</text:p>
          </table:table-cell>
          <table:table-cell office:value-type="float" office:value="0.00617786" calcext:value-type="float">
            <text:p>0.00617786</text:p>
          </table:table-cell>
          <table:table-cell office:value-type="float" office:value="0.007041974" calcext:value-type="float">
            <text:p>0.007041974</text:p>
          </table:table-cell>
          <table:table-cell office:value-type="float" office:value="0" calcext:value-type="float">
            <text:p>0</text:p>
          </table:table-cell>
          <table:table-cell office:value-type="float" office:value="0.9038514" calcext:value-type="float">
            <text:p>0.9038514</text:p>
          </table:table-cell>
          <table:table-cell office:value-type="float" office:value="0.01990973" calcext:value-type="float">
            <text:p>0.01990973</text:p>
          </table:table-cell>
          <table:table-cell office:value-type="float" office:value="0.01162763" calcext:value-type="float">
            <text:p>0.01162763</text:p>
          </table:table-cell>
          <table:table-cell office:value-type="float" office:value="0.01158136" calcext:value-type="float">
            <text:p>0.01158136</text:p>
          </table:table-cell>
          <table:table-cell office:value-type="float" office:value="0.01311603" calcext:value-type="float">
            <text:p>0.01311603</text:p>
          </table:table-cell>
          <table:table-cell office:value-type="float" office:value="0.008715907" calcext:value-type="float">
            <text:p>0.008715907</text:p>
          </table:table-cell>
          <table:table-cell office:value-type="float" office:value="0.01412702" calcext:value-type="float">
            <text:p>0.01412702</text:p>
          </table:table-cell>
          <table:table-cell office:value-type="float" office:value="0.01879919" calcext:value-type="float">
            <text:p>0.01879919</text:p>
          </table:table-cell>
          <table:table-cell office:value-type="float" office:value="0.02532964" calcext:value-type="float">
            <text:p>0.02532964</text:p>
          </table:table-cell>
          <table:table-cell office:value-type="float" office:value="0.06910499" calcext:value-type="float">
            <text:p>0.06910499</text:p>
          </table:table-cell>
          <table:table-cell office:value-type="float" office:value="0.02106448" calcext:value-type="float">
            <text:p>0.02106448</text:p>
          </table:table-cell>
          <table:table-cell office:value-type="float" office:value="0.05593829" calcext:value-type="float">
            <text:p>0.05593829</text:p>
          </table:table-cell>
          <table:table-cell office:value-type="float" office:value="0.3597876" calcext:value-type="float">
            <text:p>0.3597876</text:p>
          </table:table-cell>
          <table:table-cell office:value-type="float" office:value="0.3414089" calcext:value-type="float">
            <text:p>0.3414089</text:p>
          </table:table-cell>
          <table:table-cell office:value-type="float" office:value="0" calcext:value-type="float">
            <text:p>0</text:p>
          </table:table-cell>
          <table:table-cell office:value-type="float" office:value="3414.917" calcext:value-type="float">
            <text:p>3414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0963" calcext:value-type="float">
            <text:p>14.40963</text:p>
          </table:table-cell>
          <table:table-cell office:value-type="float" office:value="0" calcext:value-type="float">
            <text:p>0</text:p>
          </table:table-cell>
          <table:table-cell office:value-type="float" office:value="-0.9819846" calcext:value-type="float">
            <text:p>-0.98198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6.80068" calcext:value-type="float">
            <text:p>16.80068</text:p>
          </table:table-cell>
          <table:table-cell office:value-type="float" office:value="1098.976" calcext:value-type="float">
            <text:p>1098.976</text:p>
          </table:table-cell>
          <table:table-cell office:value-type="float" office:value="0" calcext:value-type="float">
            <text:p>0</text:p>
          </table:table-cell>
          <table:table-cell office:value-type="float" office:value="-40.01451" calcext:value-type="float">
            <text:p>-40.01451</text:p>
          </table:table-cell>
          <table:table-cell office:value-type="float" office:value="0.6747782" calcext:value-type="float">
            <text:p>0.6747782</text:p>
          </table:table-cell>
          <table:table-cell office:value-type="float" office:value="0.5161753" calcext:value-type="float">
            <text:p>0.516175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5531" calcext:value-type="float">
            <text:p>-0.2515531</text:p>
          </table:table-cell>
          <table:table-cell office:value-type="float" office:value="0.001726713" calcext:value-type="float">
            <text:p>0.001726713</text:p>
          </table:table-cell>
          <table:table-cell office:value-type="float" office:value="0.004217345" calcext:value-type="float">
            <text:p>0.004217345</text:p>
          </table:table-cell>
          <table:table-cell office:value-type="float" office:value="18.09351" calcext:value-type="float">
            <text:p>18.09351</text:p>
          </table:table-cell>
          <table:table-cell office:value-type="float" office:value="0.3557411" calcext:value-type="float">
            <text:p>0.3557411</text:p>
          </table:table-cell>
          <table:table-cell office:value-type="float" office:value="0.07459297" calcext:value-type="float">
            <text:p>0.07459297</text:p>
          </table:table-cell>
          <table:table-cell office:value-type="float" office:value="0.05609683" calcext:value-type="float">
            <text:p>0.05609683</text:p>
          </table:table-cell>
          <table:table-cell office:value-type="float" office:value="0.04486027" calcext:value-type="float">
            <text:p>0.04486027</text:p>
          </table:table-cell>
          <table:table-cell office:value-type="float" office:value="0.04409029" calcext:value-type="float">
            <text:p>0.04409029</text:p>
          </table:table-cell>
          <table:table-cell office:value-type="float" office:value="0.01395488" calcext:value-type="float">
            <text:p>0.01395488</text:p>
          </table:table-cell>
          <table:table-cell office:value-type="float" office:value="0.007892903" calcext:value-type="float">
            <text:p>0.007892903</text:p>
          </table:table-cell>
          <table:table-cell office:value-type="float" office:value="0.02172048" calcext:value-type="float">
            <text:p>0.02172048</text:p>
          </table:table-cell>
          <table:table-cell office:value-type="float" office:value="0.02136853" calcext:value-type="float">
            <text:p>0.02136853</text:p>
          </table:table-cell>
          <table:table-cell office:value-type="float" office:value="0.01935664" calcext:value-type="float">
            <text:p>0.01935664</text:p>
          </table:table-cell>
          <table:table-cell office:value-type="float" office:value="0.01848755" calcext:value-type="float">
            <text:p>0.01848755</text:p>
          </table:table-cell>
          <table:table-cell office:value-type="float" office:value="0.01525738" calcext:value-type="float">
            <text:p>0.01525738</text:p>
          </table:table-cell>
          <table:table-cell office:value-type="float" office:value="0.006169006" calcext:value-type="float">
            <text:p>0.006169006</text:p>
          </table:table-cell>
          <table:table-cell office:value-type="float" office:value="0.007038701" calcext:value-type="float">
            <text:p>0.007038701</text:p>
          </table:table-cell>
          <table:table-cell office:value-type="float" office:value="0" calcext:value-type="float">
            <text:p>0</text:p>
          </table:table-cell>
          <table:table-cell office:value-type="float" office:value="0.8281643" calcext:value-type="float">
            <text:p>0.8281643</text:p>
          </table:table-cell>
          <table:table-cell office:value-type="float" office:value="0.01980214" calcext:value-type="float">
            <text:p>0.01980214</text:p>
          </table:table-cell>
          <table:table-cell office:value-type="float" office:value="0.01156825" calcext:value-type="float">
            <text:p>0.01156825</text:p>
          </table:table-cell>
          <table:table-cell office:value-type="float" office:value="0.01128712" calcext:value-type="float">
            <text:p>0.01128712</text:p>
          </table:table-cell>
          <table:table-cell office:value-type="float" office:value="0.01268146" calcext:value-type="float">
            <text:p>0.01268146</text:p>
          </table:table-cell>
          <table:table-cell office:value-type="float" office:value="0.00840733" calcext:value-type="float">
            <text:p>0.00840733</text:p>
          </table:table-cell>
          <table:table-cell office:value-type="float" office:value="0.01385698" calcext:value-type="float">
            <text:p>0.01385698</text:p>
          </table:table-cell>
          <table:table-cell office:value-type="float" office:value="0.01874833" calcext:value-type="float">
            <text:p>0.01874833</text:p>
          </table:table-cell>
          <table:table-cell office:value-type="float" office:value="0.02511334" calcext:value-type="float">
            <text:p>0.02511334</text:p>
          </table:table-cell>
          <table:table-cell office:value-type="float" office:value="0.06896371" calcext:value-type="float">
            <text:p>0.06896371</text:p>
          </table:table-cell>
          <table:table-cell office:value-type="float" office:value="0.02131187" calcext:value-type="float">
            <text:p>0.02131187</text:p>
          </table:table-cell>
          <table:table-cell office:value-type="float" office:value="0.05687936" calcext:value-type="float">
            <text:p>0.05687936</text:p>
          </table:table-cell>
          <table:table-cell office:value-type="float" office:value="0.3595057" calcext:value-type="float">
            <text:p>0.3595057</text:p>
          </table:table-cell>
          <table:table-cell office:value-type="float" office:value="0.3414302" calcext:value-type="float">
            <text:p>0.3414302</text:p>
          </table:table-cell>
          <table:table-cell office:value-type="float" office:value="0" calcext:value-type="float">
            <text:p>0</text:p>
          </table:table-cell>
          <table:table-cell office:value-type="float" office:value="3455.145" calcext:value-type="float">
            <text:p>3455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1491" calcext:value-type="float">
            <text:p>14.51491</text:p>
          </table:table-cell>
          <table:table-cell office:value-type="float" office:value="0" calcext:value-type="float">
            <text:p>0</text:p>
          </table:table-cell>
          <table:table-cell office:value-type="float" office:value="-0.9821061" calcext:value-type="float">
            <text:p>-0.98210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6.88134" calcext:value-type="float">
            <text:p>16.88134</text:p>
          </table:table-cell>
          <table:table-cell office:value-type="float" office:value="1098.926" calcext:value-type="float">
            <text:p>1098.926</text:p>
          </table:table-cell>
          <table:table-cell office:value-type="float" office:value="0" calcext:value-type="float">
            <text:p>0</text:p>
          </table:table-cell>
          <table:table-cell office:value-type="float" office:value="-40.24878" calcext:value-type="float">
            <text:p>-40.24878</text:p>
          </table:table-cell>
          <table:table-cell office:value-type="float" office:value="0.6914346" calcext:value-type="float">
            <text:p>0.6914346</text:p>
          </table:table-cell>
          <table:table-cell office:value-type="float" office:value="0.5150668" calcext:value-type="float">
            <text:p>0.515066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5504" calcext:value-type="float">
            <text:p>-0.2515504</text:p>
          </table:table-cell>
          <table:table-cell office:value-type="float" office:value="0.00175342" calcext:value-type="float">
            <text:p>0.00175342</text:p>
          </table:table-cell>
          <table:table-cell office:value-type="float" office:value="0.004237148" calcext:value-type="float">
            <text:p>0.004237148</text:p>
          </table:table-cell>
          <table:table-cell office:value-type="float" office:value="18.02224" calcext:value-type="float">
            <text:p>18.02224</text:p>
          </table:table-cell>
          <table:table-cell office:value-type="float" office:value="0.3157088" calcext:value-type="float">
            <text:p>0.3157088</text:p>
          </table:table-cell>
          <table:table-cell office:value-type="float" office:value="0.0692359" calcext:value-type="float">
            <text:p>0.0692359</text:p>
          </table:table-cell>
          <table:table-cell office:value-type="float" office:value="0.05280488" calcext:value-type="float">
            <text:p>0.05280488</text:p>
          </table:table-cell>
          <table:table-cell office:value-type="float" office:value="0.04285718" calcext:value-type="float">
            <text:p>0.04285718</text:p>
          </table:table-cell>
          <table:table-cell office:value-type="float" office:value="0.04246078" calcext:value-type="float">
            <text:p>0.04246078</text:p>
          </table:table-cell>
          <table:table-cell office:value-type="float" office:value="0.01347983" calcext:value-type="float">
            <text:p>0.01347983</text:p>
          </table:table-cell>
          <table:table-cell office:value-type="float" office:value="0.007720824" calcext:value-type="float">
            <text:p>0.007720824</text:p>
          </table:table-cell>
          <table:table-cell office:value-type="float" office:value="0.02167863" calcext:value-type="float">
            <text:p>0.02167863</text:p>
          </table:table-cell>
          <table:table-cell office:value-type="float" office:value="0.02116763" calcext:value-type="float">
            <text:p>0.02116763</text:p>
          </table:table-cell>
          <table:table-cell office:value-type="float" office:value="0.01932566" calcext:value-type="float">
            <text:p>0.01932566</text:p>
          </table:table-cell>
          <table:table-cell office:value-type="float" office:value="0.01854154" calcext:value-type="float">
            <text:p>0.01854154</text:p>
          </table:table-cell>
          <table:table-cell office:value-type="float" office:value="0.01528204" calcext:value-type="float">
            <text:p>0.01528204</text:p>
          </table:table-cell>
          <table:table-cell office:value-type="float" office:value="0.006160332" calcext:value-type="float">
            <text:p>0.006160332</text:p>
          </table:table-cell>
          <table:table-cell office:value-type="float" office:value="0.007035428" calcext:value-type="float">
            <text:p>0.007035428</text:p>
          </table:table-cell>
          <table:table-cell office:value-type="float" office:value="0" calcext:value-type="float">
            <text:p>0</text:p>
          </table:table-cell>
          <table:table-cell office:value-type="float" office:value="0.7628828" calcext:value-type="float">
            <text:p>0.7628828</text:p>
          </table:table-cell>
          <table:table-cell office:value-type="float" office:value="0.01956792" calcext:value-type="float">
            <text:p>0.01956792</text:p>
          </table:table-cell>
          <table:table-cell office:value-type="float" office:value="0.01156301" calcext:value-type="float">
            <text:p>0.01156301</text:p>
          </table:table-cell>
          <table:table-cell office:value-type="float" office:value="0.01110549" calcext:value-type="float">
            <text:p>0.01110549</text:p>
          </table:table-cell>
          <table:table-cell office:value-type="float" office:value="0.01231055" calcext:value-type="float">
            <text:p>0.01231055</text:p>
          </table:table-cell>
          <table:table-cell office:value-type="float" office:value="0.008364391" calcext:value-type="float">
            <text:p>0.008364391</text:p>
          </table:table-cell>
          <table:table-cell office:value-type="float" office:value="0.01352284" calcext:value-type="float">
            <text:p>0.01352284</text:p>
          </table:table-cell>
          <table:table-cell office:value-type="float" office:value="0.01867554" calcext:value-type="float">
            <text:p>0.01867554</text:p>
          </table:table-cell>
          <table:table-cell office:value-type="float" office:value="0.02491758" calcext:value-type="float">
            <text:p>0.02491758</text:p>
          </table:table-cell>
          <table:table-cell office:value-type="float" office:value="0.06882771" calcext:value-type="float">
            <text:p>0.06882771</text:p>
          </table:table-cell>
          <table:table-cell office:value-type="float" office:value="0.02152704" calcext:value-type="float">
            <text:p>0.02152704</text:p>
          </table:table-cell>
          <table:table-cell office:value-type="float" office:value="0.05777417" calcext:value-type="float">
            <text:p>0.05777417</text:p>
          </table:table-cell>
          <table:table-cell office:value-type="float" office:value="0.3592713" calcext:value-type="float">
            <text:p>0.3592713</text:p>
          </table:table-cell>
          <table:table-cell office:value-type="float" office:value="0.3414514" calcext:value-type="float">
            <text:p>0.3414514</text:p>
          </table:table-cell>
          <table:table-cell office:value-type="float" office:value="0" calcext:value-type="float">
            <text:p>0</text:p>
          </table:table-cell>
          <table:table-cell office:value-type="float" office:value="3467.027" calcext:value-type="float">
            <text:p>3467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0706" calcext:value-type="float">
            <text:p>14.60706</text:p>
          </table:table-cell>
          <table:table-cell office:value-type="float" office:value="0" calcext:value-type="float">
            <text:p>0</text:p>
          </table:table-cell>
          <table:table-cell office:value-type="float" office:value="-0.9822179" calcext:value-type="float">
            <text:p>-0.98221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16.97878" calcext:value-type="float">
            <text:p>16.97878</text:p>
          </table:table-cell>
          <table:table-cell office:value-type="float" office:value="1098.878" calcext:value-type="float">
            <text:p>1098.878</text:p>
          </table:table-cell>
          <table:table-cell office:value-type="float" office:value="0" calcext:value-type="float">
            <text:p>0</text:p>
          </table:table-cell>
          <table:table-cell office:value-type="float" office:value="-40.48929" calcext:value-type="float">
            <text:p>-40.48929</text:p>
          </table:table-cell>
          <table:table-cell office:value-type="float" office:value="0.7042606" calcext:value-type="float">
            <text:p>0.7042606</text:p>
          </table:table-cell>
          <table:table-cell office:value-type="float" office:value="0.5143183" calcext:value-type="float">
            <text:p>0.514318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658" calcext:value-type="float">
            <text:p>0.0006983658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4747" calcext:value-type="float">
            <text:p>0.0007624747</text:p>
          </table:table-cell>
          <table:table-cell office:value-type="float" office:value="-0.251599" calcext:value-type="float">
            <text:p>-0.251599</text:p>
          </table:table-cell>
          <table:table-cell office:value-type="float" office:value="0.001780652" calcext:value-type="float">
            <text:p>0.001780652</text:p>
          </table:table-cell>
          <table:table-cell office:value-type="float" office:value="0.0042576" calcext:value-type="float">
            <text:p>0.0042576</text:p>
          </table:table-cell>
          <table:table-cell office:value-type="float" office:value="17.9662" calcext:value-type="float">
            <text:p>17.9662</text:p>
          </table:table-cell>
          <table:table-cell office:value-type="float" office:value="0.2713505" calcext:value-type="float">
            <text:p>0.2713505</text:p>
          </table:table-cell>
          <table:table-cell office:value-type="float" office:value="0.06402728" calcext:value-type="float">
            <text:p>0.06402728</text:p>
          </table:table-cell>
          <table:table-cell office:value-type="float" office:value="0.04961087" calcext:value-type="float">
            <text:p>0.04961087</text:p>
          </table:table-cell>
          <table:table-cell office:value-type="float" office:value="0.0410389" calcext:value-type="float">
            <text:p>0.0410389</text:p>
          </table:table-cell>
          <table:table-cell office:value-type="float" office:value="0.04105183" calcext:value-type="float">
            <text:p>0.04105183</text:p>
          </table:table-cell>
          <table:table-cell office:value-type="float" office:value="0.01310138" calcext:value-type="float">
            <text:p>0.01310138</text:p>
          </table:table-cell>
          <table:table-cell office:value-type="float" office:value="0.007591283" calcext:value-type="float">
            <text:p>0.007591283</text:p>
          </table:table-cell>
          <table:table-cell office:value-type="float" office:value="0.02163349" calcext:value-type="float">
            <text:p>0.02163349</text:p>
          </table:table-cell>
          <table:table-cell office:value-type="float" office:value="0.02099849" calcext:value-type="float">
            <text:p>0.02099849</text:p>
          </table:table-cell>
          <table:table-cell office:value-type="float" office:value="0.01929691" calcext:value-type="float">
            <text:p>0.01929691</text:p>
          </table:table-cell>
          <table:table-cell office:value-type="float" office:value="0.01859263" calcext:value-type="float">
            <text:p>0.01859263</text:p>
          </table:table-cell>
          <table:table-cell office:value-type="float" office:value="0.01530717" calcext:value-type="float">
            <text:p>0.01530717</text:p>
          </table:table-cell>
          <table:table-cell office:value-type="float" office:value="0.006151823" calcext:value-type="float">
            <text:p>0.006151823</text:p>
          </table:table-cell>
          <table:table-cell office:value-type="float" office:value="0.007032153" calcext:value-type="float">
            <text:p>0.007032153</text:p>
          </table:table-cell>
          <table:table-cell office:value-type="float" office:value="0" calcext:value-type="float">
            <text:p>0</text:p>
          </table:table-cell>
          <table:table-cell office:value-type="float" office:value="0.697823" calcext:value-type="float">
            <text:p>0.697823</text:p>
          </table:table-cell>
          <table:table-cell office:value-type="float" office:value="0.01946385" calcext:value-type="float">
            <text:p>0.01946385</text:p>
          </table:table-cell>
          <table:table-cell office:value-type="float" office:value="0.01170793" calcext:value-type="float">
            <text:p>0.01170793</text:p>
          </table:table-cell>
          <table:table-cell office:value-type="float" office:value="0.01113901" calcext:value-type="float">
            <text:p>0.01113901</text:p>
          </table:table-cell>
          <table:table-cell office:value-type="float" office:value="0.01225597" calcext:value-type="float">
            <text:p>0.01225597</text:p>
          </table:table-cell>
          <table:table-cell office:value-type="float" office:value="0.008295398" calcext:value-type="float">
            <text:p>0.008295398</text:p>
          </table:table-cell>
          <table:table-cell office:value-type="float" office:value="0.013269" calcext:value-type="float">
            <text:p>0.013269</text:p>
          </table:table-cell>
          <table:table-cell office:value-type="float" office:value="0.01863159" calcext:value-type="float">
            <text:p>0.01863159</text:p>
          </table:table-cell>
          <table:table-cell office:value-type="float" office:value="0.02478943" calcext:value-type="float">
            <text:p>0.02478943</text:p>
          </table:table-cell>
          <table:table-cell office:value-type="float" office:value="0.06871615" calcext:value-type="float">
            <text:p>0.06871615</text:p>
          </table:table-cell>
          <table:table-cell office:value-type="float" office:value="0.0217264" calcext:value-type="float">
            <text:p>0.0217264</text:p>
          </table:table-cell>
          <table:table-cell office:value-type="float" office:value="0.05863125" calcext:value-type="float">
            <text:p>0.05863125</text:p>
          </table:table-cell>
          <table:table-cell office:value-type="float" office:value="0.359076" calcext:value-type="float">
            <text:p>0.359076</text:p>
          </table:table-cell>
          <table:table-cell office:value-type="float" office:value="0.3414726" calcext:value-type="float">
            <text:p>0.3414726</text:p>
          </table:table-cell>
          <table:table-cell office:value-type="float" office:value="0" calcext:value-type="float">
            <text:p>0</text:p>
          </table:table-cell>
          <table:table-cell office:value-type="float" office:value="3450.697" calcext:value-type="float">
            <text:p>3450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9121" calcext:value-type="float">
            <text:p>14.69121</text:p>
          </table:table-cell>
          <table:table-cell office:value-type="float" office:value="0" calcext:value-type="float">
            <text:p>0</text:p>
          </table:table-cell>
          <table:table-cell office:value-type="float" office:value="-0.9823314" calcext:value-type="float">
            <text:p>-0.98233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7.02801" calcext:value-type="float">
            <text:p>17.02801</text:p>
          </table:table-cell>
          <table:table-cell office:value-type="float" office:value="1098.851" calcext:value-type="float">
            <text:p>1098.851</text:p>
          </table:table-cell>
          <table:table-cell office:value-type="float" office:value="0" calcext:value-type="float">
            <text:p>0</text:p>
          </table:table-cell>
          <table:table-cell office:value-type="float" office:value="-40.73352" calcext:value-type="float">
            <text:p>-40.73352</text:p>
          </table:table-cell>
          <table:table-cell office:value-type="float" office:value="0.7012489" calcext:value-type="float">
            <text:p>0.7012489</text:p>
          </table:table-cell>
          <table:table-cell office:value-type="float" office:value="0.5238631" calcext:value-type="float">
            <text:p>0.523863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21756" calcext:value-type="float">
            <text:p>-0.2521756</text:p>
          </table:table-cell>
          <table:table-cell office:value-type="float" office:value="0.00179205" calcext:value-type="float">
            <text:p>0.00179205</text:p>
          </table:table-cell>
          <table:table-cell office:value-type="float" office:value="0.004278669" calcext:value-type="float">
            <text:p>0.004278669</text:p>
          </table:table-cell>
          <table:table-cell office:value-type="float" office:value="17.9712" calcext:value-type="float">
            <text:p>17.9712</text:p>
          </table:table-cell>
          <table:table-cell office:value-type="float" office:value="2.064759" calcext:value-type="float">
            <text:p>2.064759</text:p>
          </table:table-cell>
          <table:table-cell office:value-type="float" office:value="0.2161841" calcext:value-type="float">
            <text:p>0.2161841</text:p>
          </table:table-cell>
          <table:table-cell office:value-type="float" office:value="0.04677255" calcext:value-type="float">
            <text:p>0.04677255</text:p>
          </table:table-cell>
          <table:table-cell office:value-type="float" office:value="0.03926855" calcext:value-type="float">
            <text:p>0.03926855</text:p>
          </table:table-cell>
          <table:table-cell office:value-type="float" office:value="0.03954647" calcext:value-type="float">
            <text:p>0.03954647</text:p>
          </table:table-cell>
          <table:table-cell office:value-type="float" office:value="0.01274886" calcext:value-type="float">
            <text:p>0.01274886</text:p>
          </table:table-cell>
          <table:table-cell office:value-type="float" office:value="0.007523318" calcext:value-type="float">
            <text:p>0.007523318</text:p>
          </table:table-cell>
          <table:table-cell office:value-type="float" office:value="0.02159482" calcext:value-type="float">
            <text:p>0.02159482</text:p>
          </table:table-cell>
          <table:table-cell office:value-type="float" office:value="0.02085987" calcext:value-type="float">
            <text:p>0.02085987</text:p>
          </table:table-cell>
          <table:table-cell office:value-type="float" office:value="0.01927446" calcext:value-type="float">
            <text:p>0.01927446</text:p>
          </table:table-cell>
          <table:table-cell office:value-type="float" office:value="0.01864177" calcext:value-type="float">
            <text:p>0.01864177</text:p>
          </table:table-cell>
          <table:table-cell office:value-type="float" office:value="0.01533271" calcext:value-type="float">
            <text:p>0.01533271</text:p>
          </table:table-cell>
          <table:table-cell office:value-type="float" office:value="0.006143473" calcext:value-type="float">
            <text:p>0.006143473</text:p>
          </table:table-cell>
          <table:table-cell office:value-type="float" office:value="0.007028835" calcext:value-type="float">
            <text:p>0.007028835</text:p>
          </table:table-cell>
          <table:table-cell office:value-type="float" office:value="0" calcext:value-type="float">
            <text:p>0</text:p>
          </table:table-cell>
          <table:table-cell office:value-type="float" office:value="0.7184932" calcext:value-type="float">
            <text:p>0.7184932</text:p>
          </table:table-cell>
          <table:table-cell office:value-type="float" office:value="0.239068" calcext:value-type="float">
            <text:p>0.239068</text:p>
          </table:table-cell>
          <table:table-cell office:value-type="float" office:value="0.01227915" calcext:value-type="float">
            <text:p>0.01227915</text:p>
          </table:table-cell>
          <table:table-cell office:value-type="float" office:value="0.01134765" calcext:value-type="float">
            <text:p>0.01134765</text:p>
          </table:table-cell>
          <table:table-cell office:value-type="float" office:value="0.01254846" calcext:value-type="float">
            <text:p>0.01254846</text:p>
          </table:table-cell>
          <table:table-cell office:value-type="float" office:value="0.008351846" calcext:value-type="float">
            <text:p>0.008351846</text:p>
          </table:table-cell>
          <table:table-cell office:value-type="float" office:value="0.01318933" calcext:value-type="float">
            <text:p>0.01318933</text:p>
          </table:table-cell>
          <table:table-cell office:value-type="float" office:value="0.01861912" calcext:value-type="float">
            <text:p>0.01861912</text:p>
          </table:table-cell>
          <table:table-cell office:value-type="float" office:value="0.02470711" calcext:value-type="float">
            <text:p>0.02470711</text:p>
          </table:table-cell>
          <table:table-cell office:value-type="float" office:value="0.06864276" calcext:value-type="float">
            <text:p>0.06864276</text:p>
          </table:table-cell>
          <table:table-cell office:value-type="float" office:value="0.02191317" calcext:value-type="float">
            <text:p>0.02191317</text:p>
          </table:table-cell>
          <table:table-cell office:value-type="float" office:value="0.05945265" calcext:value-type="float">
            <text:p>0.05945265</text:p>
          </table:table-cell>
          <table:table-cell office:value-type="float" office:value="0.3589174" calcext:value-type="float">
            <text:p>0.3589174</text:p>
          </table:table-cell>
          <table:table-cell office:value-type="float" office:value="0.341494" calcext:value-type="float">
            <text:p>0.341494</text:p>
          </table:table-cell>
          <table:table-cell office:value-type="float" office:value="0" calcext:value-type="float">
            <text:p>0</text:p>
          </table:table-cell>
          <table:table-cell office:value-type="float" office:value="3257.855" calcext:value-type="float">
            <text:p>3257.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187" calcext:value-type="float">
            <text:p>14.80187</text:p>
          </table:table-cell>
          <table:table-cell office:value-type="float" office:value="0" calcext:value-type="float">
            <text:p>0</text:p>
          </table:table-cell>
          <table:table-cell office:value-type="float" office:value="-0.9858792" calcext:value-type="float">
            <text:p>-0.985879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6.98445" calcext:value-type="float">
            <text:p>16.98445</text:p>
          </table:table-cell>
          <table:table-cell office:value-type="float" office:value="1098.83" calcext:value-type="float">
            <text:p>1098.83</text:p>
          </table:table-cell>
          <table:table-cell office:value-type="float" office:value="0" calcext:value-type="float">
            <text:p>0</text:p>
          </table:table-cell>
          <table:table-cell office:value-type="float" office:value="-40.803" calcext:value-type="float">
            <text:p>-40.803</text:p>
          </table:table-cell>
          <table:table-cell office:value-type="float" office:value="0.6898191" calcext:value-type="float">
            <text:p>0.6898191</text:p>
          </table:table-cell>
          <table:table-cell office:value-type="float" office:value="0.5301853" calcext:value-type="float">
            <text:p>0.530185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26315" calcext:value-type="float">
            <text:p>-0.2526315</text:p>
          </table:table-cell>
          <table:table-cell office:value-type="float" office:value="0.001797313" calcext:value-type="float">
            <text:p>0.001797313</text:p>
          </table:table-cell>
          <table:table-cell office:value-type="float" office:value="0.004300172" calcext:value-type="float">
            <text:p>0.004300172</text:p>
          </table:table-cell>
          <table:table-cell office:value-type="float" office:value="18.01437" calcext:value-type="float">
            <text:p>18.01437</text:p>
          </table:table-cell>
          <table:table-cell office:value-type="float" office:value="0.696409" calcext:value-type="float">
            <text:p>0.696409</text:p>
          </table:table-cell>
          <table:table-cell office:value-type="float" office:value="0.06442905" calcext:value-type="float">
            <text:p>0.06442905</text:p>
          </table:table-cell>
          <table:table-cell office:value-type="float" office:value="0.0437297" calcext:value-type="float">
            <text:p>0.0437297</text:p>
          </table:table-cell>
          <table:table-cell office:value-type="float" office:value="0.03766675" calcext:value-type="float">
            <text:p>0.03766675</text:p>
          </table:table-cell>
          <table:table-cell office:value-type="float" office:value="0.03819875" calcext:value-type="float">
            <text:p>0.03819875</text:p>
          </table:table-cell>
          <table:table-cell office:value-type="float" office:value="0.01249124" calcext:value-type="float">
            <text:p>0.01249124</text:p>
          </table:table-cell>
          <table:table-cell office:value-type="float" office:value="0.007488623" calcext:value-type="float">
            <text:p>0.007488623</text:p>
          </table:table-cell>
          <table:table-cell office:value-type="float" office:value="0.02154885" calcext:value-type="float">
            <text:p>0.02154885</text:p>
          </table:table-cell>
          <table:table-cell office:value-type="float" office:value="0.02074837" calcext:value-type="float">
            <text:p>0.02074837</text:p>
          </table:table-cell>
          <table:table-cell office:value-type="float" office:value="0.0192422" calcext:value-type="float">
            <text:p>0.0192422</text:p>
          </table:table-cell>
          <table:table-cell office:value-type="float" office:value="0.01868819" calcext:value-type="float">
            <text:p>0.01868819</text:p>
          </table:table-cell>
          <table:table-cell office:value-type="float" office:value="0.01535798" calcext:value-type="float">
            <text:p>0.01535798</text:p>
          </table:table-cell>
          <table:table-cell office:value-type="float" office:value="0.006135285" calcext:value-type="float">
            <text:p>0.006135285</text:p>
          </table:table-cell>
          <table:table-cell office:value-type="float" office:value="0.007025523" calcext:value-type="float">
            <text:p>0.007025523</text:p>
          </table:table-cell>
          <table:table-cell office:value-type="float" office:value="0" calcext:value-type="float">
            <text:p>0</text:p>
          </table:table-cell>
          <table:table-cell office:value-type="float" office:value="0.7040104" calcext:value-type="float">
            <text:p>0.7040104</text:p>
          </table:table-cell>
          <table:table-cell office:value-type="float" office:value="0.05638618" calcext:value-type="float">
            <text:p>0.05638618</text:p>
          </table:table-cell>
          <table:table-cell office:value-type="float" office:value="0.01264818" calcext:value-type="float">
            <text:p>0.01264818</text:p>
          </table:table-cell>
          <table:table-cell office:value-type="float" office:value="0.01140793" calcext:value-type="float">
            <text:p>0.01140793</text:p>
          </table:table-cell>
          <table:table-cell office:value-type="float" office:value="0.01261185" calcext:value-type="float">
            <text:p>0.01261185</text:p>
          </table:table-cell>
          <table:table-cell office:value-type="float" office:value="0.00841109" calcext:value-type="float">
            <text:p>0.00841109</text:p>
          </table:table-cell>
          <table:table-cell office:value-type="float" office:value="0.0131883" calcext:value-type="float">
            <text:p>0.0131883</text:p>
          </table:table-cell>
          <table:table-cell office:value-type="float" office:value="0.01856052" calcext:value-type="float">
            <text:p>0.01856052</text:p>
          </table:table-cell>
          <table:table-cell office:value-type="float" office:value="0.02467951" calcext:value-type="float">
            <text:p>0.02467951</text:p>
          </table:table-cell>
          <table:table-cell office:value-type="float" office:value="0.06849867" calcext:value-type="float">
            <text:p>0.06849867</text:p>
          </table:table-cell>
          <table:table-cell office:value-type="float" office:value="0.0219903" calcext:value-type="float">
            <text:p>0.0219903</text:p>
          </table:table-cell>
          <table:table-cell office:value-type="float" office:value="0.06023801" calcext:value-type="float">
            <text:p>0.06023801</text:p>
          </table:table-cell>
          <table:table-cell office:value-type="float" office:value="0.3587954" calcext:value-type="float">
            <text:p>0.3587954</text:p>
          </table:table-cell>
          <table:table-cell office:value-type="float" office:value="0.3415152" calcext:value-type="float">
            <text:p>0.3415152</text:p>
          </table:table-cell>
          <table:table-cell office:value-type="float" office:value="0" calcext:value-type="float">
            <text:p>0</text:p>
          </table:table-cell>
          <table:table-cell office:value-type="float" office:value="3341.697" calcext:value-type="float">
            <text:p>3341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1112" calcext:value-type="float">
            <text:p>14.91112</text:p>
          </table:table-cell>
          <table:table-cell office:value-type="float" office:value="0" calcext:value-type="float">
            <text:p>0</text:p>
          </table:table-cell>
          <table:table-cell office:value-type="float" office:value="-0.9867889" calcext:value-type="float">
            <text:p>-0.98678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6.94161" calcext:value-type="float">
            <text:p>16.94161</text:p>
          </table:table-cell>
          <table:table-cell office:value-type="float" office:value="1098.81" calcext:value-type="float">
            <text:p>1098.81</text:p>
          </table:table-cell>
          <table:table-cell office:value-type="float" office:value="0" calcext:value-type="float">
            <text:p>0</text:p>
          </table:table-cell>
          <table:table-cell office:value-type="float" office:value="-40.85641" calcext:value-type="float">
            <text:p>-40.85641</text:p>
          </table:table-cell>
          <table:table-cell office:value-type="float" office:value="0.6870483" calcext:value-type="float">
            <text:p>0.6870483</text:p>
          </table:table-cell>
          <table:table-cell office:value-type="float" office:value="0.5385058" calcext:value-type="float">
            <text:p>0.5385058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29041" calcext:value-type="float">
            <text:p>-0.2529041</text:p>
          </table:table-cell>
          <table:table-cell office:value-type="float" office:value="0.00180416" calcext:value-type="float">
            <text:p>0.00180416</text:p>
          </table:table-cell>
          <table:table-cell office:value-type="float" office:value="0.004322005" calcext:value-type="float">
            <text:p>0.004322005</text:p>
          </table:table-cell>
          <table:table-cell office:value-type="float" office:value="18.04164" calcext:value-type="float">
            <text:p>18.04164</text:p>
          </table:table-cell>
          <table:table-cell office:value-type="float" office:value="0.5062066" calcext:value-type="float">
            <text:p>0.5062066</text:p>
          </table:table-cell>
          <table:table-cell office:value-type="float" office:value="0.05224353" calcext:value-type="float">
            <text:p>0.05224353</text:p>
          </table:table-cell>
          <table:table-cell office:value-type="float" office:value="0.04013463" calcext:value-type="float">
            <text:p>0.04013463</text:p>
          </table:table-cell>
          <table:table-cell office:value-type="float" office:value="0.03519635" calcext:value-type="float">
            <text:p>0.03519635</text:p>
          </table:table-cell>
          <table:table-cell office:value-type="float" office:value="0.03591524" calcext:value-type="float">
            <text:p>0.03591524</text:p>
          </table:table-cell>
          <table:table-cell office:value-type="float" office:value="0.01200525" calcext:value-type="float">
            <text:p>0.01200525</text:p>
          </table:table-cell>
          <table:table-cell office:value-type="float" office:value="0.007391822" calcext:value-type="float">
            <text:p>0.007391822</text:p>
          </table:table-cell>
          <table:table-cell office:value-type="float" office:value="0.02148976" calcext:value-type="float">
            <text:p>0.02148976</text:p>
          </table:table-cell>
          <table:table-cell office:value-type="float" office:value="0.02065611" calcext:value-type="float">
            <text:p>0.02065611</text:p>
          </table:table-cell>
          <table:table-cell office:value-type="float" office:value="0.01921286" calcext:value-type="float">
            <text:p>0.01921286</text:p>
          </table:table-cell>
          <table:table-cell office:value-type="float" office:value="0.01873187" calcext:value-type="float">
            <text:p>0.01873187</text:p>
          </table:table-cell>
          <table:table-cell office:value-type="float" office:value="0.01538339" calcext:value-type="float">
            <text:p>0.01538339</text:p>
          </table:table-cell>
          <table:table-cell office:value-type="float" office:value="0.006127241" calcext:value-type="float">
            <text:p>0.006127241</text:p>
          </table:table-cell>
          <table:table-cell office:value-type="float" office:value="0.007022198" calcext:value-type="float">
            <text:p>0.007022198</text:p>
          </table:table-cell>
          <table:table-cell office:value-type="float" office:value="0" calcext:value-type="float">
            <text:p>0</text:p>
          </table:table-cell>
          <table:table-cell office:value-type="float" office:value="0.9035469" calcext:value-type="float">
            <text:p>0.9035469</text:p>
          </table:table-cell>
          <table:table-cell office:value-type="float" office:value="0.03469205" calcext:value-type="float">
            <text:p>0.03469205</text:p>
          </table:table-cell>
          <table:table-cell office:value-type="float" office:value="0.01290056" calcext:value-type="float">
            <text:p>0.01290056</text:p>
          </table:table-cell>
          <table:table-cell office:value-type="float" office:value="0.01169641" calcext:value-type="float">
            <text:p>0.01169641</text:p>
          </table:table-cell>
          <table:table-cell office:value-type="float" office:value="0.01274468" calcext:value-type="float">
            <text:p>0.01274468</text:p>
          </table:table-cell>
          <table:table-cell office:value-type="float" office:value="0.008639093" calcext:value-type="float">
            <text:p>0.008639093</text:p>
          </table:table-cell>
          <table:table-cell office:value-type="float" office:value="0.01307231" calcext:value-type="float">
            <text:p>0.01307231</text:p>
          </table:table-cell>
          <table:table-cell office:value-type="float" office:value="0.01850965" calcext:value-type="float">
            <text:p>0.01850965</text:p>
          </table:table-cell>
          <table:table-cell office:value-type="float" office:value="0.0246927" calcext:value-type="float">
            <text:p>0.0246927</text:p>
          </table:table-cell>
          <table:table-cell office:value-type="float" office:value="0.06842396" calcext:value-type="float">
            <text:p>0.06842396</text:p>
          </table:table-cell>
          <table:table-cell office:value-type="float" office:value="0.02206388" calcext:value-type="float">
            <text:p>0.02206388</text:p>
          </table:table-cell>
          <table:table-cell office:value-type="float" office:value="0.06090085" calcext:value-type="float">
            <text:p>0.06090085</text:p>
          </table:table-cell>
          <table:table-cell office:value-type="float" office:value="0.3587012" calcext:value-type="float">
            <text:p>0.3587012</text:p>
          </table:table-cell>
          <table:table-cell office:value-type="float" office:value="0.3415364" calcext:value-type="float">
            <text:p>0.3415364</text:p>
          </table:table-cell>
          <table:table-cell office:value-type="float" office:value="0" calcext:value-type="float">
            <text:p>0</text:p>
          </table:table-cell>
          <table:table-cell office:value-type="float" office:value="3387.519" calcext:value-type="float">
            <text:p>3387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0023" calcext:value-type="float">
            <text:p>15.00023</text:p>
          </table:table-cell>
          <table:table-cell office:value-type="float" office:value="0" calcext:value-type="float">
            <text:p>0</text:p>
          </table:table-cell>
          <table:table-cell office:value-type="float" office:value="-0.9869267" calcext:value-type="float">
            <text:p>-0.9869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6.89515" calcext:value-type="float">
            <text:p>16.89515</text:p>
          </table:table-cell>
          <table:table-cell office:value-type="float" office:value="1098.792" calcext:value-type="float">
            <text:p>1098.792</text:p>
          </table:table-cell>
          <table:table-cell office:value-type="float" office:value="0" calcext:value-type="float">
            <text:p>0</text:p>
          </table:table-cell>
          <table:table-cell office:value-type="float" office:value="-40.9091" calcext:value-type="float">
            <text:p>-40.9091</text:p>
          </table:table-cell>
          <table:table-cell office:value-type="float" office:value="0.6890724" calcext:value-type="float">
            <text:p>0.6890724</text:p>
          </table:table-cell>
          <table:table-cell office:value-type="float" office:value="0.5424607" calcext:value-type="float">
            <text:p>0.542460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31923" calcext:value-type="float">
            <text:p>-0.2531923</text:p>
          </table:table-cell>
          <table:table-cell office:value-type="float" office:value="0.001814734" calcext:value-type="float">
            <text:p>0.001814734</text:p>
          </table:table-cell>
          <table:table-cell office:value-type="float" office:value="0.004344343" calcext:value-type="float">
            <text:p>0.004344343</text:p>
          </table:table-cell>
          <table:table-cell office:value-type="float" office:value="18.03639" calcext:value-type="float">
            <text:p>18.03639</text:p>
          </table:table-cell>
          <table:table-cell office:value-type="float" office:value="0.361187" calcext:value-type="float">
            <text:p>0.361187</text:p>
          </table:table-cell>
          <table:table-cell office:value-type="float" office:value="0.04756474" calcext:value-type="float">
            <text:p>0.04756474</text:p>
          </table:table-cell>
          <table:table-cell office:value-type="float" office:value="0.03849233" calcext:value-type="float">
            <text:p>0.03849233</text:p>
          </table:table-cell>
          <table:table-cell office:value-type="float" office:value="0.03388485" calcext:value-type="float">
            <text:p>0.03388485</text:p>
          </table:table-cell>
          <table:table-cell office:value-type="float" office:value="0.03459216" calcext:value-type="float">
            <text:p>0.03459216</text:p>
          </table:table-cell>
          <table:table-cell office:value-type="float" office:value="0.0116823" calcext:value-type="float">
            <text:p>0.0116823</text:p>
          </table:table-cell>
          <table:table-cell office:value-type="float" office:value="0.007305611" calcext:value-type="float">
            <text:p>0.007305611</text:p>
          </table:table-cell>
          <table:table-cell office:value-type="float" office:value="0.0214575" calcext:value-type="float">
            <text:p>0.0214575</text:p>
          </table:table-cell>
          <table:table-cell office:value-type="float" office:value="0.02057926" calcext:value-type="float">
            <text:p>0.02057926</text:p>
          </table:table-cell>
          <table:table-cell office:value-type="float" office:value="0.01918562" calcext:value-type="float">
            <text:p>0.01918562</text:p>
          </table:table-cell>
          <table:table-cell office:value-type="float" office:value="0.01877206" calcext:value-type="float">
            <text:p>0.01877206</text:p>
          </table:table-cell>
          <table:table-cell office:value-type="float" office:value="0.01540847" calcext:value-type="float">
            <text:p>0.01540847</text:p>
          </table:table-cell>
          <table:table-cell office:value-type="float" office:value="0.00611932" calcext:value-type="float">
            <text:p>0.00611932</text:p>
          </table:table-cell>
          <table:table-cell office:value-type="float" office:value="0.007018874" calcext:value-type="float">
            <text:p>0.007018874</text:p>
          </table:table-cell>
          <table:table-cell office:value-type="float" office:value="0" calcext:value-type="float">
            <text:p>0</text:p>
          </table:table-cell>
          <table:table-cell office:value-type="float" office:value="0.9179146" calcext:value-type="float">
            <text:p>0.9179146</text:p>
          </table:table-cell>
          <table:table-cell office:value-type="float" office:value="0.02832079" calcext:value-type="float">
            <text:p>0.02832079</text:p>
          </table:table-cell>
          <table:table-cell office:value-type="float" office:value="0.01293407" calcext:value-type="float">
            <text:p>0.01293407</text:p>
          </table:table-cell>
          <table:table-cell office:value-type="float" office:value="0.0117119" calcext:value-type="float">
            <text:p>0.0117119</text:p>
          </table:table-cell>
          <table:table-cell office:value-type="float" office:value="0.01261241" calcext:value-type="float">
            <text:p>0.01261241</text:p>
          </table:table-cell>
          <table:table-cell office:value-type="float" office:value="0.008773351" calcext:value-type="float">
            <text:p>0.008773351</text:p>
          </table:table-cell>
          <table:table-cell office:value-type="float" office:value="0.01294942" calcext:value-type="float">
            <text:p>0.01294942</text:p>
          </table:table-cell>
          <table:table-cell office:value-type="float" office:value="0.01850192" calcext:value-type="float">
            <text:p>0.01850192</text:p>
          </table:table-cell>
          <table:table-cell office:value-type="float" office:value="0.02472383" calcext:value-type="float">
            <text:p>0.02472383</text:p>
          </table:table-cell>
          <table:table-cell office:value-type="float" office:value="0.06838225" calcext:value-type="float">
            <text:p>0.06838225</text:p>
          </table:table-cell>
          <table:table-cell office:value-type="float" office:value="0.02214278" calcext:value-type="float">
            <text:p>0.02214278</text:p>
          </table:table-cell>
          <table:table-cell office:value-type="float" office:value="0.06150496" calcext:value-type="float">
            <text:p>0.06150496</text:p>
          </table:table-cell>
          <table:table-cell office:value-type="float" office:value="0.3586232" calcext:value-type="float">
            <text:p>0.3586232</text:p>
          </table:table-cell>
          <table:table-cell office:value-type="float" office:value="0.3415577" calcext:value-type="float">
            <text:p>0.3415577</text:p>
          </table:table-cell>
          <table:table-cell office:value-type="float" office:value="0" calcext:value-type="float">
            <text:p>0</text:p>
          </table:table-cell>
          <table:table-cell office:value-type="float" office:value="3451.405" calcext:value-type="float">
            <text:p>3451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8972" calcext:value-type="float">
            <text:p>15.08972</text:p>
          </table:table-cell>
          <table:table-cell office:value-type="float" office:value="0" calcext:value-type="float">
            <text:p>0</text:p>
          </table:table-cell>
          <table:table-cell office:value-type="float" office:value="-0.9870422" calcext:value-type="float">
            <text:p>-0.98704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6.85869" calcext:value-type="float">
            <text:p>16.85869</text:p>
          </table:table-cell>
          <table:table-cell office:value-type="float" office:value="1098.764" calcext:value-type="float">
            <text:p>1098.764</text:p>
          </table:table-cell>
          <table:table-cell office:value-type="float" office:value="0" calcext:value-type="float">
            <text:p>0</text:p>
          </table:table-cell>
          <table:table-cell office:value-type="float" office:value="-40.95834" calcext:value-type="float">
            <text:p>-40.95834</text:p>
          </table:table-cell>
          <table:table-cell office:value-type="float" office:value="0.7065116" calcext:value-type="float">
            <text:p>0.7065116</text:p>
          </table:table-cell>
          <table:table-cell office:value-type="float" office:value="0.5332239" calcext:value-type="float">
            <text:p>0.5332239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33521" calcext:value-type="float">
            <text:p>-0.2533521</text:p>
          </table:table-cell>
          <table:table-cell office:value-type="float" office:value="0.001832432" calcext:value-type="float">
            <text:p>0.001832432</text:p>
          </table:table-cell>
          <table:table-cell office:value-type="float" office:value="0.004367198" calcext:value-type="float">
            <text:p>0.004367198</text:p>
          </table:table-cell>
          <table:table-cell office:value-type="float" office:value="17.98863" calcext:value-type="float">
            <text:p>17.98863</text:p>
          </table:table-cell>
          <table:table-cell office:value-type="float" office:value="0.2824848" calcext:value-type="float">
            <text:p>0.2824848</text:p>
          </table:table-cell>
          <table:table-cell office:value-type="float" office:value="0.04848875" calcext:value-type="float">
            <text:p>0.04848875</text:p>
          </table:table-cell>
          <table:table-cell office:value-type="float" office:value="0.03852919" calcext:value-type="float">
            <text:p>0.03852919</text:p>
          </table:table-cell>
          <table:table-cell office:value-type="float" office:value="0.03356246" calcext:value-type="float">
            <text:p>0.03356246</text:p>
          </table:table-cell>
          <table:table-cell office:value-type="float" office:value="0.0341242" calcext:value-type="float">
            <text:p>0.0341242</text:p>
          </table:table-cell>
          <table:table-cell office:value-type="float" office:value="0.01152605" calcext:value-type="float">
            <text:p>0.01152605</text:p>
          </table:table-cell>
          <table:table-cell office:value-type="float" office:value="0.007252117" calcext:value-type="float">
            <text:p>0.007252117</text:p>
          </table:table-cell>
          <table:table-cell office:value-type="float" office:value="0.02144753" calcext:value-type="float">
            <text:p>0.02144753</text:p>
          </table:table-cell>
          <table:table-cell office:value-type="float" office:value="0.02051637" calcext:value-type="float">
            <text:p>0.02051637</text:p>
          </table:table-cell>
          <table:table-cell office:value-type="float" office:value="0.01916273" calcext:value-type="float">
            <text:p>0.01916273</text:p>
          </table:table-cell>
          <table:table-cell office:value-type="float" office:value="0.0188086" calcext:value-type="float">
            <text:p>0.0188086</text:p>
          </table:table-cell>
          <table:table-cell office:value-type="float" office:value="0.01543271" calcext:value-type="float">
            <text:p>0.01543271</text:p>
          </table:table-cell>
          <table:table-cell office:value-type="float" office:value="0.006111517" calcext:value-type="float">
            <text:p>0.006111517</text:p>
          </table:table-cell>
          <table:table-cell office:value-type="float" office:value="0.00701556" calcext:value-type="float">
            <text:p>0.00701556</text:p>
          </table:table-cell>
          <table:table-cell office:value-type="float" office:value="0" calcext:value-type="float">
            <text:p>0</text:p>
          </table:table-cell>
          <table:table-cell office:value-type="float" office:value="0.5762204" calcext:value-type="float">
            <text:p>0.5762204</text:p>
          </table:table-cell>
          <table:table-cell office:value-type="float" office:value="0.02413821" calcext:value-type="float">
            <text:p>0.02413821</text:p>
          </table:table-cell>
          <table:table-cell office:value-type="float" office:value="0.01285851" calcext:value-type="float">
            <text:p>0.01285851</text:p>
          </table:table-cell>
          <table:table-cell office:value-type="float" office:value="0.01169075" calcext:value-type="float">
            <text:p>0.01169075</text:p>
          </table:table-cell>
          <table:table-cell office:value-type="float" office:value="0.01246485" calcext:value-type="float">
            <text:p>0.01246485</text:p>
          </table:table-cell>
          <table:table-cell office:value-type="float" office:value="0.008751171" calcext:value-type="float">
            <text:p>0.008751171</text:p>
          </table:table-cell>
          <table:table-cell office:value-type="float" office:value="0.01286633" calcext:value-type="float">
            <text:p>0.01286633</text:p>
          </table:table-cell>
          <table:table-cell office:value-type="float" office:value="0.0185205" calcext:value-type="float">
            <text:p>0.0185205</text:p>
          </table:table-cell>
          <table:table-cell office:value-type="float" office:value="0.02476797" calcext:value-type="float">
            <text:p>0.02476797</text:p>
          </table:table-cell>
          <table:table-cell office:value-type="float" office:value="0.06836934" calcext:value-type="float">
            <text:p>0.06836934</text:p>
          </table:table-cell>
          <table:table-cell office:value-type="float" office:value="0.02220285" calcext:value-type="float">
            <text:p>0.02220285</text:p>
          </table:table-cell>
          <table:table-cell office:value-type="float" office:value="0.06208623" calcext:value-type="float">
            <text:p>0.06208623</text:p>
          </table:table-cell>
          <table:table-cell office:value-type="float" office:value="0.3585584" calcext:value-type="float">
            <text:p>0.3585584</text:p>
          </table:table-cell>
          <table:table-cell office:value-type="float" office:value="0.3415788" calcext:value-type="float">
            <text:p>0.3415788</text:p>
          </table:table-cell>
          <table:table-cell office:value-type="float" office:value="0" calcext:value-type="float">
            <text:p>0</text:p>
          </table:table-cell>
          <table:table-cell office:value-type="float" office:value="3575.935" calcext:value-type="float">
            <text:p>3575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7729" calcext:value-type="float">
            <text:p>15.17729</text:p>
          </table:table-cell>
          <table:table-cell office:value-type="float" office:value="0" calcext:value-type="float">
            <text:p>0</text:p>
          </table:table-cell>
          <table:table-cell office:value-type="float" office:value="-0.9871509" calcext:value-type="float">
            <text:p>-0.98715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6.81849" calcext:value-type="float">
            <text:p>16.81849</text:p>
          </table:table-cell>
          <table:table-cell office:value-type="float" office:value="1098.726" calcext:value-type="float">
            <text:p>1098.726</text:p>
          </table:table-cell>
          <table:table-cell office:value-type="float" office:value="0" calcext:value-type="float">
            <text:p>0</text:p>
          </table:table-cell>
          <table:table-cell office:value-type="float" office:value="-41.0027" calcext:value-type="float">
            <text:p>-41.0027</text:p>
          </table:table-cell>
          <table:table-cell office:value-type="float" office:value="0.7383746" calcext:value-type="float">
            <text:p>0.7383746</text:p>
          </table:table-cell>
          <table:table-cell office:value-type="float" office:value="0.5264193" calcext:value-type="float">
            <text:p>0.526419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38078" calcext:value-type="float">
            <text:p>-0.2538078</text:p>
          </table:table-cell>
          <table:table-cell office:value-type="float" office:value="0.001853032" calcext:value-type="float">
            <text:p>0.001853032</text:p>
          </table:table-cell>
          <table:table-cell office:value-type="float" office:value="0.004390626" calcext:value-type="float">
            <text:p>0.004390626</text:p>
          </table:table-cell>
          <table:table-cell office:value-type="float" office:value="17.90973" calcext:value-type="float">
            <text:p>17.90973</text:p>
          </table:table-cell>
          <table:table-cell office:value-type="float" office:value="0.2538223" calcext:value-type="float">
            <text:p>0.2538223</text:p>
          </table:table-cell>
          <table:table-cell office:value-type="float" office:value="0.05161626" calcext:value-type="float">
            <text:p>0.05161626</text:p>
          </table:table-cell>
          <table:table-cell office:value-type="float" office:value="0.04020128" calcext:value-type="float">
            <text:p>0.04020128</text:p>
          </table:table-cell>
          <table:table-cell office:value-type="float" office:value="0.03477577" calcext:value-type="float">
            <text:p>0.03477577</text:p>
          </table:table-cell>
          <table:table-cell office:value-type="float" office:value="0.03521254" calcext:value-type="float">
            <text:p>0.03521254</text:p>
          </table:table-cell>
          <table:table-cell office:value-type="float" office:value="0.01173048" calcext:value-type="float">
            <text:p>0.01173048</text:p>
          </table:table-cell>
          <table:table-cell office:value-type="float" office:value="0.007262295" calcext:value-type="float">
            <text:p>0.007262295</text:p>
          </table:table-cell>
          <table:table-cell office:value-type="float" office:value="0.02144955" calcext:value-type="float">
            <text:p>0.02144955</text:p>
          </table:table-cell>
          <table:table-cell office:value-type="float" office:value="0.02046194" calcext:value-type="float">
            <text:p>0.02046194</text:p>
          </table:table-cell>
          <table:table-cell office:value-type="float" office:value="0.01914093" calcext:value-type="float">
            <text:p>0.01914093</text:p>
          </table:table-cell>
          <table:table-cell office:value-type="float" office:value="0.0188416" calcext:value-type="float">
            <text:p>0.0188416</text:p>
          </table:table-cell>
          <table:table-cell office:value-type="float" office:value="0.01545604" calcext:value-type="float">
            <text:p>0.01545604</text:p>
          </table:table-cell>
          <table:table-cell office:value-type="float" office:value="0.006103811" calcext:value-type="float">
            <text:p>0.006103811</text:p>
          </table:table-cell>
          <table:table-cell office:value-type="float" office:value="0.007012216" calcext:value-type="float">
            <text:p>0.007012216</text:p>
          </table:table-cell>
          <table:table-cell office:value-type="float" office:value="0" calcext:value-type="float">
            <text:p>0</text:p>
          </table:table-cell>
          <table:table-cell office:value-type="float" office:value="0.6100728" calcext:value-type="float">
            <text:p>0.6100728</text:p>
          </table:table-cell>
          <table:table-cell office:value-type="float" office:value="0.0220777" calcext:value-type="float">
            <text:p>0.0220777</text:p>
          </table:table-cell>
          <table:table-cell office:value-type="float" office:value="0.01257374" calcext:value-type="float">
            <text:p>0.01257374</text:p>
          </table:table-cell>
          <table:table-cell office:value-type="float" office:value="0.01146276" calcext:value-type="float">
            <text:p>0.01146276</text:p>
          </table:table-cell>
          <table:table-cell office:value-type="float" office:value="0.01215179" calcext:value-type="float">
            <text:p>0.01215179</text:p>
          </table:table-cell>
          <table:table-cell office:value-type="float" office:value="0.008473873" calcext:value-type="float">
            <text:p>0.008473873</text:p>
          </table:table-cell>
          <table:table-cell office:value-type="float" office:value="0.01284987" calcext:value-type="float">
            <text:p>0.01284987</text:p>
          </table:table-cell>
          <table:table-cell office:value-type="float" office:value="0.01853766" calcext:value-type="float">
            <text:p>0.01853766</text:p>
          </table:table-cell>
          <table:table-cell office:value-type="float" office:value="0.02481118" calcext:value-type="float">
            <text:p>0.02481118</text:p>
          </table:table-cell>
          <table:table-cell office:value-type="float" office:value="0.06835715" calcext:value-type="float">
            <text:p>0.06835715</text:p>
          </table:table-cell>
          <table:table-cell office:value-type="float" office:value="0.02224584" calcext:value-type="float">
            <text:p>0.02224584</text:p>
          </table:table-cell>
          <table:table-cell office:value-type="float" office:value="0.06265029" calcext:value-type="float">
            <text:p>0.06265029</text:p>
          </table:table-cell>
          <table:table-cell office:value-type="float" office:value="0.3585015" calcext:value-type="float">
            <text:p>0.358501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" calcext:value-type="float">
            <text:p>0</text:p>
          </table:table-cell>
          <table:table-cell office:value-type="float" office:value="3768.562" calcext:value-type="float">
            <text:p>3768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7792" calcext:value-type="float">
            <text:p>15.27792</text:p>
          </table:table-cell>
          <table:table-cell office:value-type="float" office:value="0" calcext:value-type="float">
            <text:p>0</text:p>
          </table:table-cell>
          <table:table-cell office:value-type="float" office:value="-0.9873599" calcext:value-type="float">
            <text:p>-0.98735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6.80499" calcext:value-type="float">
            <text:p>16.80499</text:p>
          </table:table-cell>
          <table:table-cell office:value-type="float" office:value="1098.685" calcext:value-type="float">
            <text:p>1098.685</text:p>
          </table:table-cell>
          <table:table-cell office:value-type="float" office:value="0" calcext:value-type="float">
            <text:p>0</text:p>
          </table:table-cell>
          <table:table-cell office:value-type="float" office:value="-41.03621" calcext:value-type="float">
            <text:p>-41.03621</text:p>
          </table:table-cell>
          <table:table-cell office:value-type="float" office:value="0.7524589" calcext:value-type="float">
            <text:p>0.7524589</text:p>
          </table:table-cell>
          <table:table-cell office:value-type="float" office:value="0.524441" calcext:value-type="float">
            <text:p>0.52444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3906" calcext:value-type="float">
            <text:p>-0.2543906</text:p>
          </table:table-cell>
          <table:table-cell office:value-type="float" office:value="0.0018784" calcext:value-type="float">
            <text:p>0.0018784</text:p>
          </table:table-cell>
          <table:table-cell office:value-type="float" office:value="0.004414788" calcext:value-type="float">
            <text:p>0.004414788</text:p>
          </table:table-cell>
          <table:table-cell office:value-type="float" office:value="17.86884" calcext:value-type="float">
            <text:p>17.86884</text:p>
          </table:table-cell>
          <table:table-cell office:value-type="float" office:value="0.2134099" calcext:value-type="float">
            <text:p>0.2134099</text:p>
          </table:table-cell>
          <table:table-cell office:value-type="float" office:value="0.04746658" calcext:value-type="float">
            <text:p>0.04746658</text:p>
          </table:table-cell>
          <table:table-cell office:value-type="float" office:value="0.03752884" calcext:value-type="float">
            <text:p>0.03752884</text:p>
          </table:table-cell>
          <table:table-cell office:value-type="float" office:value="0.03318186" calcext:value-type="float">
            <text:p>0.03318186</text:p>
          </table:table-cell>
          <table:table-cell office:value-type="float" office:value="0.034065" calcext:value-type="float">
            <text:p>0.034065</text:p>
          </table:table-cell>
          <table:table-cell office:value-type="float" office:value="0.01158821" calcext:value-type="float">
            <text:p>0.01158821</text:p>
          </table:table-cell>
          <table:table-cell office:value-type="float" office:value="0.007241086" calcext:value-type="float">
            <text:p>0.007241086</text:p>
          </table:table-cell>
          <table:table-cell office:value-type="float" office:value="0.02146843" calcext:value-type="float">
            <text:p>0.02146843</text:p>
          </table:table-cell>
          <table:table-cell office:value-type="float" office:value="0.02040819" calcext:value-type="float">
            <text:p>0.02040819</text:p>
          </table:table-cell>
          <table:table-cell office:value-type="float" office:value="0.01911848" calcext:value-type="float">
            <text:p>0.01911848</text:p>
          </table:table-cell>
          <table:table-cell office:value-type="float" office:value="0.0188712" calcext:value-type="float">
            <text:p>0.0188712</text:p>
          </table:table-cell>
          <table:table-cell office:value-type="float" office:value="0.01547842" calcext:value-type="float">
            <text:p>0.01547842</text:p>
          </table:table-cell>
          <table:table-cell office:value-type="float" office:value="0.006096192" calcext:value-type="float">
            <text:p>0.006096192</text:p>
          </table:table-cell>
          <table:table-cell office:value-type="float" office:value="0.007008863" calcext:value-type="float">
            <text:p>0.007008863</text:p>
          </table:table-cell>
          <table:table-cell office:value-type="float" office:value="0" calcext:value-type="float">
            <text:p>0</text:p>
          </table:table-cell>
          <table:table-cell office:value-type="float" office:value="0.8059275" calcext:value-type="float">
            <text:p>0.8059275</text:p>
          </table:table-cell>
          <table:table-cell office:value-type="float" office:value="0.02470357" calcext:value-type="float">
            <text:p>0.02470357</text:p>
          </table:table-cell>
          <table:table-cell office:value-type="float" office:value="0.01301159" calcext:value-type="float">
            <text:p>0.01301159</text:p>
          </table:table-cell>
          <table:table-cell office:value-type="float" office:value="0.01179096" calcext:value-type="float">
            <text:p>0.01179096</text:p>
          </table:table-cell>
          <table:table-cell office:value-type="float" office:value="0.01237429" calcext:value-type="float">
            <text:p>0.01237429</text:p>
          </table:table-cell>
          <table:table-cell office:value-type="float" office:value="0.008426035" calcext:value-type="float">
            <text:p>0.008426035</text:p>
          </table:table-cell>
          <table:table-cell office:value-type="float" office:value="0.01281401" calcext:value-type="float">
            <text:p>0.01281401</text:p>
          </table:table-cell>
          <table:table-cell office:value-type="float" office:value="0.01855795" calcext:value-type="float">
            <text:p>0.01855795</text:p>
          </table:table-cell>
          <table:table-cell office:value-type="float" office:value="0.02482647" calcext:value-type="float">
            <text:p>0.02482647</text:p>
          </table:table-cell>
          <table:table-cell office:value-type="float" office:value="0.0683355" calcext:value-type="float">
            <text:p>0.0683355</text:p>
          </table:table-cell>
          <table:table-cell office:value-type="float" office:value="0.02228242" calcext:value-type="float">
            <text:p>0.02228242</text:p>
          </table:table-cell>
          <table:table-cell office:value-type="float" office:value="0.06320066" calcext:value-type="float">
            <text:p>0.06320066</text:p>
          </table:table-cell>
          <table:table-cell office:value-type="float" office:value="0.3584488" calcext:value-type="float">
            <text:p>0.3584488</text:p>
          </table:table-cell>
          <table:table-cell office:value-type="float" office:value="0.3416211" calcext:value-type="float">
            <text:p>0.3416211</text:p>
          </table:table-cell>
          <table:table-cell office:value-type="float" office:value="0" calcext:value-type="float">
            <text:p>0</text:p>
          </table:table-cell>
          <table:table-cell office:value-type="float" office:value="3860.805" calcext:value-type="float">
            <text:p>3860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5214" calcext:value-type="float">
            <text:p>15.35214</text:p>
          </table:table-cell>
          <table:table-cell office:value-type="float" office:value="0" calcext:value-type="float">
            <text:p>0</text:p>
          </table:table-cell>
          <table:table-cell office:value-type="float" office:value="-0.9875205" calcext:value-type="float">
            <text:p>-0.98752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16.76028" calcext:value-type="float">
            <text:p>16.76028</text:p>
          </table:table-cell>
          <table:table-cell office:value-type="float" office:value="1098.65" calcext:value-type="float">
            <text:p>1098.65</text:p>
          </table:table-cell>
          <table:table-cell office:value-type="float" office:value="0" calcext:value-type="float">
            <text:p>0</text:p>
          </table:table-cell>
          <table:table-cell office:value-type="float" office:value="-41.07273" calcext:value-type="float">
            <text:p>-41.07273</text:p>
          </table:table-cell>
          <table:table-cell office:value-type="float" office:value="0.7890433" calcext:value-type="float">
            <text:p>0.7890433</text:p>
          </table:table-cell>
          <table:table-cell office:value-type="float" office:value="0.5227432" calcext:value-type="float">
            <text:p>0.5227432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4921" calcext:value-type="float">
            <text:p>-0.2544921</text:p>
          </table:table-cell>
          <table:table-cell office:value-type="float" office:value="0.001898977" calcext:value-type="float">
            <text:p>0.001898977</text:p>
          </table:table-cell>
          <table:table-cell office:value-type="float" office:value="0.004439422" calcext:value-type="float">
            <text:p>0.004439422</text:p>
          </table:table-cell>
          <table:table-cell office:value-type="float" office:value="17.77018" calcext:value-type="float">
            <text:p>17.77018</text:p>
          </table:table-cell>
          <table:table-cell office:value-type="float" office:value="0.2249808" calcext:value-type="float">
            <text:p>0.2249808</text:p>
          </table:table-cell>
          <table:table-cell office:value-type="float" office:value="0.04957379" calcext:value-type="float">
            <text:p>0.04957379</text:p>
          </table:table-cell>
          <table:table-cell office:value-type="float" office:value="0.03812029" calcext:value-type="float">
            <text:p>0.03812029</text:p>
          </table:table-cell>
          <table:table-cell office:value-type="float" office:value="0.03334095" calcext:value-type="float">
            <text:p>0.03334095</text:p>
          </table:table-cell>
          <table:table-cell office:value-type="float" office:value="0.03403023" calcext:value-type="float">
            <text:p>0.03403023</text:p>
          </table:table-cell>
          <table:table-cell office:value-type="float" office:value="0.01152121" calcext:value-type="float">
            <text:p>0.01152121</text:p>
          </table:table-cell>
          <table:table-cell office:value-type="float" office:value="0.007206656" calcext:value-type="float">
            <text:p>0.007206656</text:p>
          </table:table-cell>
          <table:table-cell office:value-type="float" office:value="0.02149248" calcext:value-type="float">
            <text:p>0.02149248</text:p>
          </table:table-cell>
          <table:table-cell office:value-type="float" office:value="0.02035649" calcext:value-type="float">
            <text:p>0.02035649</text:p>
          </table:table-cell>
          <table:table-cell office:value-type="float" office:value="0.01909564" calcext:value-type="float">
            <text:p>0.01909564</text:p>
          </table:table-cell>
          <table:table-cell office:value-type="float" office:value="0.01889752" calcext:value-type="float">
            <text:p>0.01889752</text:p>
          </table:table-cell>
          <table:table-cell office:value-type="float" office:value="0.01549986" calcext:value-type="float">
            <text:p>0.01549986</text:p>
          </table:table-cell>
          <table:table-cell office:value-type="float" office:value="0.006088646" calcext:value-type="float">
            <text:p>0.006088646</text:p>
          </table:table-cell>
          <table:table-cell office:value-type="float" office:value="0.007005513" calcext:value-type="float">
            <text:p>0.007005513</text:p>
          </table:table-cell>
          <table:table-cell office:value-type="float" office:value="0" calcext:value-type="float">
            <text:p>0</text:p>
          </table:table-cell>
          <table:table-cell office:value-type="float" office:value="0.822485" calcext:value-type="float">
            <text:p>0.822485</text:p>
          </table:table-cell>
          <table:table-cell office:value-type="float" office:value="0.02439828" calcext:value-type="float">
            <text:p>0.02439828</text:p>
          </table:table-cell>
          <table:table-cell office:value-type="float" office:value="0.01285424" calcext:value-type="float">
            <text:p>0.01285424</text:p>
          </table:table-cell>
          <table:table-cell office:value-type="float" office:value="0.01181016" calcext:value-type="float">
            <text:p>0.01181016</text:p>
          </table:table-cell>
          <table:table-cell office:value-type="float" office:value="0.01238196" calcext:value-type="float">
            <text:p>0.01238196</text:p>
          </table:table-cell>
          <table:table-cell office:value-type="float" office:value="0.008558308" calcext:value-type="float">
            <text:p>0.008558308</text:p>
          </table:table-cell>
          <table:table-cell office:value-type="float" office:value="0.01275241" calcext:value-type="float">
            <text:p>0.01275241</text:p>
          </table:table-cell>
          <table:table-cell office:value-type="float" office:value="0.01856856" calcext:value-type="float">
            <text:p>0.01856856</text:p>
          </table:table-cell>
          <table:table-cell office:value-type="float" office:value="0.02482826" calcext:value-type="float">
            <text:p>0.02482826</text:p>
          </table:table-cell>
          <table:table-cell office:value-type="float" office:value="0.06831524" calcext:value-type="float">
            <text:p>0.06831524</text:p>
          </table:table-cell>
          <table:table-cell office:value-type="float" office:value="0.02231725" calcext:value-type="float">
            <text:p>0.02231725</text:p>
          </table:table-cell>
          <table:table-cell office:value-type="float" office:value="0.06373978" calcext:value-type="float">
            <text:p>0.06373978</text:p>
          </table:table-cell>
          <table:table-cell office:value-type="float" office:value="0.3583988" calcext:value-type="float">
            <text:p>0.3583988</text:p>
          </table:table-cell>
          <table:table-cell office:value-type="float" office:value="0.3416422" calcext:value-type="float">
            <text:p>0.3416422</text:p>
          </table:table-cell>
          <table:table-cell office:value-type="float" office:value="0" calcext:value-type="float">
            <text:p>0</text:p>
          </table:table-cell>
          <table:table-cell office:value-type="float" office:value="4078.247" calcext:value-type="float">
            <text:p>4078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091" calcext:value-type="float">
            <text:p>15.45091</text:p>
          </table:table-cell>
          <table:table-cell office:value-type="float" office:value="0" calcext:value-type="float">
            <text:p>0</text:p>
          </table:table-cell>
          <table:table-cell office:value-type="float" office:value="-0.9876404" calcext:value-type="float">
            <text:p>-0.98764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6.74064" calcext:value-type="float">
            <text:p>16.74064</text:p>
          </table:table-cell>
          <table:table-cell office:value-type="float" office:value="1098.608" calcext:value-type="float">
            <text:p>1098.608</text:p>
          </table:table-cell>
          <table:table-cell office:value-type="float" office:value="0" calcext:value-type="float">
            <text:p>0</text:p>
          </table:table-cell>
          <table:table-cell office:value-type="float" office:value="-41.10746" calcext:value-type="float">
            <text:p>-41.10746</text:p>
          </table:table-cell>
          <table:table-cell office:value-type="float" office:value="0.8075549" calcext:value-type="float">
            <text:p>0.8075549</text:p>
          </table:table-cell>
          <table:table-cell office:value-type="float" office:value="0.5217184" calcext:value-type="float">
            <text:p>0.5217184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4705" calcext:value-type="float">
            <text:p>-0.2544705</text:p>
          </table:table-cell>
          <table:table-cell office:value-type="float" office:value="0.001922785" calcext:value-type="float">
            <text:p>0.001922785</text:p>
          </table:table-cell>
          <table:table-cell office:value-type="float" office:value="0.004464497" calcext:value-type="float">
            <text:p>0.004464497</text:p>
          </table:table-cell>
          <table:table-cell office:value-type="float" office:value="17.71014" calcext:value-type="float">
            <text:p>17.71014</text:p>
          </table:table-cell>
          <table:table-cell office:value-type="float" office:value="0.2002441" calcext:value-type="float">
            <text:p>0.2002441</text:p>
          </table:table-cell>
          <table:table-cell office:value-type="float" office:value="0.04687838" calcext:value-type="float">
            <text:p>0.04687838</text:p>
          </table:table-cell>
          <table:table-cell office:value-type="float" office:value="0.03650361" calcext:value-type="float">
            <text:p>0.03650361</text:p>
          </table:table-cell>
          <table:table-cell office:value-type="float" office:value="0.03236355" calcext:value-type="float">
            <text:p>0.03236355</text:p>
          </table:table-cell>
          <table:table-cell office:value-type="float" office:value="0.03333369" calcext:value-type="float">
            <text:p>0.03333369</text:p>
          </table:table-cell>
          <table:table-cell office:value-type="float" office:value="0.0114412" calcext:value-type="float">
            <text:p>0.0114412</text:p>
          </table:table-cell>
          <table:table-cell office:value-type="float" office:value="0.007194516" calcext:value-type="float">
            <text:p>0.007194516</text:p>
          </table:table-cell>
          <table:table-cell office:value-type="float" office:value="0.02151344" calcext:value-type="float">
            <text:p>0.02151344</text:p>
          </table:table-cell>
          <table:table-cell office:value-type="float" office:value="0.02030715" calcext:value-type="float">
            <text:p>0.02030715</text:p>
          </table:table-cell>
          <table:table-cell office:value-type="float" office:value="0.0190728" calcext:value-type="float">
            <text:p>0.0190728</text:p>
          </table:table-cell>
          <table:table-cell office:value-type="float" office:value="0.01892061" calcext:value-type="float">
            <text:p>0.01892061</text:p>
          </table:table-cell>
          <table:table-cell office:value-type="float" office:value="0.01552035" calcext:value-type="float">
            <text:p>0.01552035</text:p>
          </table:table-cell>
          <table:table-cell office:value-type="float" office:value="0.006081165" calcext:value-type="float">
            <text:p>0.006081165</text:p>
          </table:table-cell>
          <table:table-cell office:value-type="float" office:value="0.00700216" calcext:value-type="float">
            <text:p>0.00700216</text:p>
          </table:table-cell>
          <table:table-cell office:value-type="float" office:value="0" calcext:value-type="float">
            <text:p>0</text:p>
          </table:table-cell>
          <table:table-cell office:value-type="float" office:value="0.8714224" calcext:value-type="float">
            <text:p>0.8714224</text:p>
          </table:table-cell>
          <table:table-cell office:value-type="float" office:value="0.02575496" calcext:value-type="float">
            <text:p>0.02575496</text:p>
          </table:table-cell>
          <table:table-cell office:value-type="float" office:value="0.01300991" calcext:value-type="float">
            <text:p>0.01300991</text:p>
          </table:table-cell>
          <table:table-cell office:value-type="float" office:value="0.01193183" calcext:value-type="float">
            <text:p>0.01193183</text:p>
          </table:table-cell>
          <table:table-cell office:value-type="float" office:value="0.01243401" calcext:value-type="float">
            <text:p>0.01243401</text:p>
          </table:table-cell>
          <table:table-cell office:value-type="float" office:value="0.008545073" calcext:value-type="float">
            <text:p>0.008545073</text:p>
          </table:table-cell>
          <table:table-cell office:value-type="float" office:value="0.01272943" calcext:value-type="float">
            <text:p>0.01272943</text:p>
          </table:table-cell>
          <table:table-cell office:value-type="float" office:value="0.01856721" calcext:value-type="float">
            <text:p>0.01856721</text:p>
          </table:table-cell>
          <table:table-cell office:value-type="float" office:value="0.02482495" calcext:value-type="float">
            <text:p>0.02482495</text:p>
          </table:table-cell>
          <table:table-cell office:value-type="float" office:value="0.06829651" calcext:value-type="float">
            <text:p>0.06829651</text:p>
          </table:table-cell>
          <table:table-cell office:value-type="float" office:value="0.0223539" calcext:value-type="float">
            <text:p>0.0223539</text:p>
          </table:table-cell>
          <table:table-cell office:value-type="float" office:value="0.06427062" calcext:value-type="float">
            <text:p>0.06427062</text:p>
          </table:table-cell>
          <table:table-cell office:value-type="float" office:value="0.3583483" calcext:value-type="float">
            <text:p>0.3583483</text:p>
          </table:table-cell>
          <table:table-cell office:value-type="float" office:value="0.3416633" calcext:value-type="float">
            <text:p>0.3416633</text:p>
          </table:table-cell>
          <table:table-cell office:value-type="float" office:value="0" calcext:value-type="float">
            <text:p>0</text:p>
          </table:table-cell>
          <table:table-cell office:value-type="float" office:value="4192.242" calcext:value-type="float">
            <text:p>4192.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967" calcext:value-type="float">
            <text:p>15.52967</text:p>
          </table:table-cell>
          <table:table-cell office:value-type="float" office:value="0" calcext:value-type="float">
            <text:p>0</text:p>
          </table:table-cell>
          <table:table-cell office:value-type="float" office:value="-0.9877434" calcext:value-type="float">
            <text:p>-0.98774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6.72269" calcext:value-type="float">
            <text:p>16.72269</text:p>
          </table:table-cell>
          <table:table-cell office:value-type="float" office:value="1098.569" calcext:value-type="float">
            <text:p>1098.569</text:p>
          </table:table-cell>
          <table:table-cell office:value-type="float" office:value="0" calcext:value-type="float">
            <text:p>0</text:p>
          </table:table-cell>
          <table:table-cell office:value-type="float" office:value="-41.13873" calcext:value-type="float">
            <text:p>-41.13873</text:p>
          </table:table-cell>
          <table:table-cell office:value-type="float" office:value="0.8253763" calcext:value-type="float">
            <text:p>0.8253763</text:p>
          </table:table-cell>
          <table:table-cell office:value-type="float" office:value="0.5208282" calcext:value-type="float">
            <text:p>0.5208282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448" calcext:value-type="float">
            <text:p>-0.254448</text:p>
          </table:table-cell>
          <table:table-cell office:value-type="float" office:value="0.001947135" calcext:value-type="float">
            <text:p>0.001947135</text:p>
          </table:table-cell>
          <table:table-cell office:value-type="float" office:value="0.004490009" calcext:value-type="float">
            <text:p>0.004490009</text:p>
          </table:table-cell>
          <table:table-cell office:value-type="float" office:value="17.65397" calcext:value-type="float">
            <text:p>17.65397</text:p>
          </table:table-cell>
          <table:table-cell office:value-type="float" office:value="0.1840634" calcext:value-type="float">
            <text:p>0.1840634</text:p>
          </table:table-cell>
          <table:table-cell office:value-type="float" office:value="0.04479299" calcext:value-type="float">
            <text:p>0.04479299</text:p>
          </table:table-cell>
          <table:table-cell office:value-type="float" office:value="0.03513127" calcext:value-type="float">
            <text:p>0.03513127</text:p>
          </table:table-cell>
          <table:table-cell office:value-type="float" office:value="0.03132649" calcext:value-type="float">
            <text:p>0.03132649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1124984" calcext:value-type="float">
            <text:p>0.01124984</text:p>
          </table:table-cell>
          <table:table-cell office:value-type="float" office:value="0.0071551" calcext:value-type="float">
            <text:p>0.0071551</text:p>
          </table:table-cell>
          <table:table-cell office:value-type="float" office:value="0.02153034" calcext:value-type="float">
            <text:p>0.02153034</text:p>
          </table:table-cell>
          <table:table-cell office:value-type="float" office:value="0.02026644" calcext:value-type="float">
            <text:p>0.02026644</text:p>
          </table:table-cell>
          <table:table-cell office:value-type="float" office:value="0.01905004" calcext:value-type="float">
            <text:p>0.01905004</text:p>
          </table:table-cell>
          <table:table-cell office:value-type="float" office:value="0.01894012" calcext:value-type="float">
            <text:p>0.01894012</text:p>
          </table:table-cell>
          <table:table-cell office:value-type="float" office:value="0.01553988" calcext:value-type="float">
            <text:p>0.01553988</text:p>
          </table:table-cell>
          <table:table-cell office:value-type="float" office:value="0.006073751" calcext:value-type="float">
            <text:p>0.006073751</text:p>
          </table:table-cell>
          <table:table-cell office:value-type="float" office:value="0.006998809" calcext:value-type="float">
            <text:p>0.006998809</text:p>
          </table:table-cell>
          <table:table-cell office:value-type="float" office:value="0" calcext:value-type="float">
            <text:p>0</text:p>
          </table:table-cell>
          <table:table-cell office:value-type="float" office:value="0.8598153" calcext:value-type="float">
            <text:p>0.8598153</text:p>
          </table:table-cell>
          <table:table-cell office:value-type="float" office:value="0.02622597" calcext:value-type="float">
            <text:p>0.02622597</text:p>
          </table:table-cell>
          <table:table-cell office:value-type="float" office:value="0.01319226" calcext:value-type="float">
            <text:p>0.01319226</text:p>
          </table:table-cell>
          <table:table-cell office:value-type="float" office:value="0.01215694" calcext:value-type="float">
            <text:p>0.01215694</text:p>
          </table:table-cell>
          <table:table-cell office:value-type="float" office:value="0.0126174" calcext:value-type="float">
            <text:p>0.0126174</text:p>
          </table:table-cell>
          <table:table-cell office:value-type="float" office:value="0.008706267" calcext:value-type="float">
            <text:p>0.008706267</text:p>
          </table:table-cell>
          <table:table-cell office:value-type="float" office:value="0.01267998" calcext:value-type="float">
            <text:p>0.01267998</text:p>
          </table:table-cell>
          <table:table-cell office:value-type="float" office:value="0.01855207" calcext:value-type="float">
            <text:p>0.01855207</text:p>
          </table:table-cell>
          <table:table-cell office:value-type="float" office:value="0.02481652" calcext:value-type="float">
            <text:p>0.02481652</text:p>
          </table:table-cell>
          <table:table-cell office:value-type="float" office:value="0.06827967" calcext:value-type="float">
            <text:p>0.06827967</text:p>
          </table:table-cell>
          <table:table-cell office:value-type="float" office:value="0.02239468" calcext:value-type="float">
            <text:p>0.02239468</text:p>
          </table:table-cell>
          <table:table-cell office:value-type="float" office:value="0.06479461" calcext:value-type="float">
            <text:p>0.06479461</text:p>
          </table:table-cell>
          <table:table-cell office:value-type="float" office:value="0.358297" calcext:value-type="float">
            <text:p>0.358297</text:p>
          </table:table-cell>
          <table:table-cell office:value-type="float" office:value="0.3416844" calcext:value-type="float">
            <text:p>0.3416844</text:p>
          </table:table-cell>
          <table:table-cell office:value-type="float" office:value="0" calcext:value-type="float">
            <text:p>0</text:p>
          </table:table-cell>
          <table:table-cell office:value-type="float" office:value="4301.691" calcext:value-type="float">
            <text:p>4301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0269" calcext:value-type="float">
            <text:p>15.60269</text:p>
          </table:table-cell>
          <table:table-cell office:value-type="float" office:value="0" calcext:value-type="float">
            <text:p>0</text:p>
          </table:table-cell>
          <table:table-cell office:value-type="float" office:value="-0.9878353" calcext:value-type="float">
            <text:p>-0.98783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6.71006" calcext:value-type="float">
            <text:p>16.71006</text:p>
          </table:table-cell>
          <table:table-cell office:value-type="float" office:value="1098.53" calcext:value-type="float">
            <text:p>1098.53</text:p>
          </table:table-cell>
          <table:table-cell office:value-type="float" office:value="0" calcext:value-type="float">
            <text:p>0</text:p>
          </table:table-cell>
          <table:table-cell office:value-type="float" office:value="-41.16873" calcext:value-type="float">
            <text:p>-41.16873</text:p>
          </table:table-cell>
          <table:table-cell office:value-type="float" office:value="0.8393403" calcext:value-type="float">
            <text:p>0.8393403</text:p>
          </table:table-cell>
          <table:table-cell office:value-type="float" office:value="0.5200066" calcext:value-type="float">
            <text:p>0.5200066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4187" calcext:value-type="float">
            <text:p>-0.2544187</text:p>
          </table:table-cell>
          <table:table-cell office:value-type="float" office:value="0.001972291" calcext:value-type="float">
            <text:p>0.001972291</text:p>
          </table:table-cell>
          <table:table-cell office:value-type="float" office:value="0.004515834" calcext:value-type="float">
            <text:p>0.004515834</text:p>
          </table:table-cell>
          <table:table-cell office:value-type="float" office:value="17.60825" calcext:value-type="float">
            <text:p>17.60825</text:p>
          </table:table-cell>
          <table:table-cell office:value-type="float" office:value="0.1666201" calcext:value-type="float">
            <text:p>0.1666201</text:p>
          </table:table-cell>
          <table:table-cell office:value-type="float" office:value="0.04258675" calcext:value-type="float">
            <text:p>0.04258675</text:p>
          </table:table-cell>
          <table:table-cell office:value-type="float" office:value="0.03373502" calcext:value-type="float">
            <text:p>0.03373502</text:p>
          </table:table-cell>
          <table:table-cell office:value-type="float" office:value="0.03032311" calcext:value-type="float">
            <text:p>0.03032311</text:p>
          </table:table-cell>
          <table:table-cell office:value-type="float" office:value="0.0314752" calcext:value-type="float">
            <text:p>0.0314752</text:p>
          </table:table-cell>
          <table:table-cell office:value-type="float" office:value="0.01110166" calcext:value-type="float">
            <text:p>0.01110166</text:p>
          </table:table-cell>
          <table:table-cell office:value-type="float" office:value="0.007124593" calcext:value-type="float">
            <text:p>0.007124593</text:p>
          </table:table-cell>
          <table:table-cell office:value-type="float" office:value="0.02154242" calcext:value-type="float">
            <text:p>0.02154242</text:p>
          </table:table-cell>
          <table:table-cell office:value-type="float" office:value="0.02023765" calcext:value-type="float">
            <text:p>0.02023765</text:p>
          </table:table-cell>
          <table:table-cell office:value-type="float" office:value="0.01902711" calcext:value-type="float">
            <text:p>0.01902711</text:p>
          </table:table-cell>
          <table:table-cell office:value-type="float" office:value="0.01895559" calcext:value-type="float">
            <text:p>0.01895559</text:p>
          </table:table-cell>
          <table:table-cell office:value-type="float" office:value="0.01555848" calcext:value-type="float">
            <text:p>0.01555848</text:p>
          </table:table-cell>
          <table:table-cell office:value-type="float" office:value="0.006066384" calcext:value-type="float">
            <text:p>0.006066384</text:p>
          </table:table-cell>
          <table:table-cell office:value-type="float" office:value="0.006995455" calcext:value-type="float">
            <text:p>0.006995455</text:p>
          </table:table-cell>
          <table:table-cell office:value-type="float" office:value="0" calcext:value-type="float">
            <text:p>0</text:p>
          </table:table-cell>
          <table:table-cell office:value-type="float" office:value="0.8186304" calcext:value-type="float">
            <text:p>0.8186304</text:p>
          </table:table-cell>
          <table:table-cell office:value-type="float" office:value="0.02622567" calcext:value-type="float">
            <text:p>0.02622567</text:p>
          </table:table-cell>
          <table:table-cell office:value-type="float" office:value="0.01331811" calcext:value-type="float">
            <text:p>0.01331811</text:p>
          </table:table-cell>
          <table:table-cell office:value-type="float" office:value="0.01228419" calcext:value-type="float">
            <text:p>0.01228419</text:p>
          </table:table-cell>
          <table:table-cell office:value-type="float" office:value="0.01265194" calcext:value-type="float">
            <text:p>0.01265194</text:p>
          </table:table-cell>
          <table:table-cell office:value-type="float" office:value="0.008798912" calcext:value-type="float">
            <text:p>0.008798912</text:p>
          </table:table-cell>
          <table:table-cell office:value-type="float" office:value="0.01264079" calcext:value-type="float">
            <text:p>0.01264079</text:p>
          </table:table-cell>
          <table:table-cell office:value-type="float" office:value="0.01853773" calcext:value-type="float">
            <text:p>0.01853773</text:p>
          </table:table-cell>
          <table:table-cell office:value-type="float" office:value="0.02480471" calcext:value-type="float">
            <text:p>0.02480471</text:p>
          </table:table-cell>
          <table:table-cell office:value-type="float" office:value="0.06825844" calcext:value-type="float">
            <text:p>0.06825844</text:p>
          </table:table-cell>
          <table:table-cell office:value-type="float" office:value="0.02243869" calcext:value-type="float">
            <text:p>0.02243869</text:p>
          </table:table-cell>
          <table:table-cell office:value-type="float" office:value="0.06531239" calcext:value-type="float">
            <text:p>0.06531239</text:p>
          </table:table-cell>
          <table:table-cell office:value-type="float" office:value="0.3582418" calcext:value-type="float">
            <text:p>0.3582418</text:p>
          </table:table-cell>
          <table:table-cell office:value-type="float" office:value="0.3417055" calcext:value-type="float">
            <text:p>0.3417055</text:p>
          </table:table-cell>
          <table:table-cell office:value-type="float" office:value="0" calcext:value-type="float">
            <text:p>0</text:p>
          </table:table-cell>
          <table:table-cell office:value-type="float" office:value="4388.341" calcext:value-type="float">
            <text:p>4388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7005" calcext:value-type="float">
            <text:p>15.67005</text:p>
          </table:table-cell>
          <table:table-cell office:value-type="float" office:value="0" calcext:value-type="float">
            <text:p>0</text:p>
          </table:table-cell>
          <table:table-cell office:value-type="float" office:value="-0.9879259" calcext:value-type="float">
            <text:p>-0.98792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6.69445" calcext:value-type="float">
            <text:p>16.69445</text:p>
          </table:table-cell>
          <table:table-cell office:value-type="float" office:value="1098.493" calcext:value-type="float">
            <text:p>1098.493</text:p>
          </table:table-cell>
          <table:table-cell office:value-type="float" office:value="0" calcext:value-type="float">
            <text:p>0</text:p>
          </table:table-cell>
          <table:table-cell office:value-type="float" office:value="-41.19737" calcext:value-type="float">
            <text:p>-41.19737</text:p>
          </table:table-cell>
          <table:table-cell office:value-type="float" office:value="0.8556882" calcext:value-type="float">
            <text:p>0.8556882</text:p>
          </table:table-cell>
          <table:table-cell office:value-type="float" office:value="0.5192564" calcext:value-type="float">
            <text:p>0.5192564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2" calcext:value-type="float">
            <text:p>0.0006983982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13" calcext:value-type="float">
            <text:p>0.0007625513</text:p>
          </table:table-cell>
          <table:table-cell office:value-type="float" office:value="-0.2543982" calcext:value-type="float">
            <text:p>-0.2543982</text:p>
          </table:table-cell>
          <table:table-cell office:value-type="float" office:value="0.001996832" calcext:value-type="float">
            <text:p>0.001996832</text:p>
          </table:table-cell>
          <table:table-cell office:value-type="float" office:value="0.004541968" calcext:value-type="float">
            <text:p>0.004541968</text:p>
          </table:table-cell>
          <table:table-cell office:value-type="float" office:value="17.55836" calcext:value-type="float">
            <text:p>17.55836</text:p>
          </table:table-cell>
          <table:table-cell office:value-type="float" office:value="0.1668442" calcext:value-type="float">
            <text:p>0.1668442</text:p>
          </table:table-cell>
          <table:table-cell office:value-type="float" office:value="0.04438714" calcext:value-type="float">
            <text:p>0.04438714</text:p>
          </table:table-cell>
          <table:table-cell office:value-type="float" office:value="0.03389707" calcext:value-type="float">
            <text:p>0.03389707</text:p>
          </table:table-cell>
          <table:table-cell office:value-type="float" office:value="0.02995282" calcext:value-type="float">
            <text:p>0.02995282</text:p>
          </table:table-cell>
          <table:table-cell office:value-type="float" office:value="0.03090591" calcext:value-type="float">
            <text:p>0.03090591</text:p>
          </table:table-cell>
          <table:table-cell office:value-type="float" office:value="0.01093493" calcext:value-type="float">
            <text:p>0.01093493</text:p>
          </table:table-cell>
          <table:table-cell office:value-type="float" office:value="0.007082287" calcext:value-type="float">
            <text:p>0.007082287</text:p>
          </table:table-cell>
          <table:table-cell office:value-type="float" office:value="0.02155095" calcext:value-type="float">
            <text:p>0.02155095</text:p>
          </table:table-cell>
          <table:table-cell office:value-type="float" office:value="0.02021842" calcext:value-type="float">
            <text:p>0.02021842</text:p>
          </table:table-cell>
          <table:table-cell office:value-type="float" office:value="0.01900431" calcext:value-type="float">
            <text:p>0.01900431</text:p>
          </table:table-cell>
          <table:table-cell office:value-type="float" office:value="0.01896698" calcext:value-type="float">
            <text:p>0.01896698</text:p>
          </table:table-cell>
          <table:table-cell office:value-type="float" office:value="0.01557613" calcext:value-type="float">
            <text:p>0.01557613</text:p>
          </table:table-cell>
          <table:table-cell office:value-type="float" office:value="0.006059068" calcext:value-type="float">
            <text:p>0.006059068</text:p>
          </table:table-cell>
          <table:table-cell office:value-type="float" office:value="0.00699211" calcext:value-type="float">
            <text:p>0.00699211</text:p>
          </table:table-cell>
          <table:table-cell office:value-type="float" office:value="0" calcext:value-type="float">
            <text:p>0</text:p>
          </table:table-cell>
          <table:table-cell office:value-type="float" office:value="0.7644579" calcext:value-type="float">
            <text:p>0.7644579</text:p>
          </table:table-cell>
          <table:table-cell office:value-type="float" office:value="0.02515641" calcext:value-type="float">
            <text:p>0.02515641</text:p>
          </table:table-cell>
          <table:table-cell office:value-type="float" office:value="0.01337101" calcext:value-type="float">
            <text:p>0.01337101</text:p>
          </table:table-cell>
          <table:table-cell office:value-type="float" office:value="0.01240802" calcext:value-type="float">
            <text:p>0.01240802</text:p>
          </table:table-cell>
          <table:table-cell office:value-type="float" office:value="0.01272878" calcext:value-type="float">
            <text:p>0.01272878</text:p>
          </table:table-cell>
          <table:table-cell office:value-type="float" office:value="0.008953938" calcext:value-type="float">
            <text:p>0.008953938</text:p>
          </table:table-cell>
          <table:table-cell office:value-type="float" office:value="0.01259049" calcext:value-type="float">
            <text:p>0.01259049</text:p>
          </table:table-cell>
          <table:table-cell office:value-type="float" office:value="0.01851852" calcext:value-type="float">
            <text:p>0.01851852</text:p>
          </table:table-cell>
          <table:table-cell office:value-type="float" office:value="0.02479187" calcext:value-type="float">
            <text:p>0.02479187</text:p>
          </table:table-cell>
          <table:table-cell office:value-type="float" office:value="0.0682383" calcext:value-type="float">
            <text:p>0.0682383</text:p>
          </table:table-cell>
          <table:table-cell office:value-type="float" office:value="0.02248408" calcext:value-type="float">
            <text:p>0.02248408</text:p>
          </table:table-cell>
          <table:table-cell office:value-type="float" office:value="0.06582455" calcext:value-type="float">
            <text:p>0.06582455</text:p>
          </table:table-cell>
          <table:table-cell office:value-type="float" office:value="0.3581823" calcext:value-type="float">
            <text:p>0.3581823</text:p>
          </table:table-cell>
          <table:table-cell office:value-type="float" office:value="0.3417258" calcext:value-type="float">
            <text:p>0.3417258</text:p>
          </table:table-cell>
          <table:table-cell office:value-type="float" office:value="0" calcext:value-type="float">
            <text:p>0</text:p>
          </table:table-cell>
          <table:table-cell office:value-type="float" office:value="4486.731" calcext:value-type="float">
            <text:p>4486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378" calcext:value-type="float">
            <text:p>15.7378</text:p>
          </table:table-cell>
          <table:table-cell office:value-type="float" office:value="0" calcext:value-type="float">
            <text:p>0</text:p>
          </table:table-cell>
          <table:table-cell office:value-type="float" office:value="-0.9880127" calcext:value-type="float">
            <text:p>-0.98801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6.66784" calcext:value-type="float">
            <text:p>16.66784</text:p>
          </table:table-cell>
          <table:table-cell office:value-type="float" office:value="1098.463" calcext:value-type="float">
            <text:p>1098.463</text:p>
          </table:table-cell>
          <table:table-cell office:value-type="float" office:value="0" calcext:value-type="float">
            <text:p>0</text:p>
          </table:table-cell>
          <table:table-cell office:value-type="float" office:value="-41.2468" calcext:value-type="float">
            <text:p>-41.2468</text:p>
          </table:table-cell>
          <table:table-cell office:value-type="float" office:value="0.8522161" calcext:value-type="float">
            <text:p>0.8522161</text:p>
          </table:table-cell>
          <table:table-cell office:value-type="float" office:value="0.5226483" calcext:value-type="float">
            <text:p>0.5226483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6" calcext:value-type="float">
            <text:p>0.0006983986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22" calcext:value-type="float">
            <text:p>0.0007625522</text:p>
          </table:table-cell>
          <table:table-cell office:value-type="float" office:value="-0.2545254" calcext:value-type="float">
            <text:p>-0.2545254</text:p>
          </table:table-cell>
          <table:table-cell office:value-type="float" office:value="0.002013888" calcext:value-type="float">
            <text:p>0.002013888</text:p>
          </table:table-cell>
          <table:table-cell office:value-type="float" office:value="0.004568459" calcext:value-type="float">
            <text:p>0.004568459</text:p>
          </table:table-cell>
          <table:table-cell office:value-type="float" office:value="17.5699" calcext:value-type="float">
            <text:p>17.5699</text:p>
          </table:table-cell>
          <table:table-cell office:value-type="float" office:value="0.2976918" calcext:value-type="float">
            <text:p>0.2976918</text:p>
          </table:table-cell>
          <table:table-cell office:value-type="float" office:value="0.04311626" calcext:value-type="float">
            <text:p>0.04311626</text:p>
          </table:table-cell>
          <table:table-cell office:value-type="float" office:value="0.03331987" calcext:value-type="float">
            <text:p>0.03331987</text:p>
          </table:table-cell>
          <table:table-cell office:value-type="float" office:value="0.02973826" calcext:value-type="float">
            <text:p>0.02973826</text:p>
          </table:table-cell>
          <table:table-cell office:value-type="float" office:value="0.03083107" calcext:value-type="float">
            <text:p>0.03083107</text:p>
          </table:table-cell>
          <table:table-cell office:value-type="float" office:value="0.01095257" calcext:value-type="float">
            <text:p>0.01095257</text:p>
          </table:table-cell>
          <table:table-cell office:value-type="float" office:value="0.007086844" calcext:value-type="float">
            <text:p>0.007086844</text:p>
          </table:table-cell>
          <table:table-cell office:value-type="float" office:value="0.02155543" calcext:value-type="float">
            <text:p>0.02155543</text:p>
          </table:table-cell>
          <table:table-cell office:value-type="float" office:value="0.02020677" calcext:value-type="float">
            <text:p>0.02020677</text:p>
          </table:table-cell>
          <table:table-cell office:value-type="float" office:value="0.01898222" calcext:value-type="float">
            <text:p>0.01898222</text:p>
          </table:table-cell>
          <table:table-cell office:value-type="float" office:value="0.01897449" calcext:value-type="float">
            <text:p>0.01897449</text:p>
          </table:table-cell>
          <table:table-cell office:value-type="float" office:value="0.01559285" calcext:value-type="float">
            <text:p>0.01559285</text:p>
          </table:table-cell>
          <table:table-cell office:value-type="float" office:value="0.006051796" calcext:value-type="float">
            <text:p>0.006051796</text:p>
          </table:table-cell>
          <table:table-cell office:value-type="float" office:value="0.006988755" calcext:value-type="float">
            <text:p>0.006988755</text:p>
          </table:table-cell>
          <table:table-cell office:value-type="float" office:value="0" calcext:value-type="float">
            <text:p>0</text:p>
          </table:table-cell>
          <table:table-cell office:value-type="float" office:value="0.5177224" calcext:value-type="float">
            <text:p>0.5177224</text:p>
          </table:table-cell>
          <table:table-cell office:value-type="float" office:value="0.02595694" calcext:value-type="float">
            <text:p>0.02595694</text:p>
          </table:table-cell>
          <table:table-cell office:value-type="float" office:value="0.0133523" calcext:value-type="float">
            <text:p>0.0133523</text:p>
          </table:table-cell>
          <table:table-cell office:value-type="float" office:value="0.01228988" calcext:value-type="float">
            <text:p>0.01228988</text:p>
          </table:table-cell>
          <table:table-cell office:value-type="float" office:value="0.01258096" calcext:value-type="float">
            <text:p>0.01258096</text:p>
          </table:table-cell>
          <table:table-cell office:value-type="float" office:value="0.008844889" calcext:value-type="float">
            <text:p>0.008844889</text:p>
          </table:table-cell>
          <table:table-cell office:value-type="float" office:value="0.01259313" calcext:value-type="float">
            <text:p>0.01259313</text:p>
          </table:table-cell>
          <table:table-cell office:value-type="float" office:value="0.01850796" calcext:value-type="float">
            <text:p>0.01850796</text:p>
          </table:table-cell>
          <table:table-cell office:value-type="float" office:value="0.02478497" calcext:value-type="float">
            <text:p>0.02478497</text:p>
          </table:table-cell>
          <table:table-cell office:value-type="float" office:value="0.06822184" calcext:value-type="float">
            <text:p>0.06822184</text:p>
          </table:table-cell>
          <table:table-cell office:value-type="float" office:value="0.02252968" calcext:value-type="float">
            <text:p>0.02252968</text:p>
          </table:table-cell>
          <table:table-cell office:value-type="float" office:value="0.0663324" calcext:value-type="float">
            <text:p>0.0663324</text:p>
          </table:table-cell>
          <table:table-cell office:value-type="float" office:value="0.3581166" calcext:value-type="float">
            <text:p>0.3581166</text:p>
          </table:table-cell>
          <table:table-cell office:value-type="float" office:value="0.3417445" calcext:value-type="float">
            <text:p>0.3417445</text:p>
          </table:table-cell>
          <table:table-cell office:value-type="float" office:value="0" calcext:value-type="float">
            <text:p>0</text:p>
          </table:table-cell>
          <table:table-cell office:value-type="float" office:value="4498.635" calcext:value-type="float">
            <text:p>4498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0836" calcext:value-type="float">
            <text:p>15.80836</text:p>
          </table:table-cell>
          <table:table-cell office:value-type="float" office:value="0" calcext:value-type="float">
            <text:p>0</text:p>
          </table:table-cell>
          <table:table-cell office:value-type="float" office:value="-0.9883149" calcext:value-type="float">
            <text:p>-0.98831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6.64083" calcext:value-type="float">
            <text:p>16.64083</text:p>
          </table:table-cell>
          <table:table-cell office:value-type="float" office:value="1098.442" calcext:value-type="float">
            <text:p>1098.442</text:p>
          </table:table-cell>
          <table:table-cell office:value-type="float" office:value="0" calcext:value-type="float">
            <text:p>0</text:p>
          </table:table-cell>
          <table:table-cell office:value-type="float" office:value="-41.29149" calcext:value-type="float">
            <text:p>-41.29149</text:p>
          </table:table-cell>
          <table:table-cell office:value-type="float" office:value="0.8432826" calcext:value-type="float">
            <text:p>0.8432826</text:p>
          </table:table-cell>
          <table:table-cell office:value-type="float" office:value="0.5268657" calcext:value-type="float">
            <text:p>0.526865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6" calcext:value-type="float">
            <text:p>0.0006983986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22" calcext:value-type="float">
            <text:p>0.0007625522</text:p>
          </table:table-cell>
          <table:table-cell office:value-type="float" office:value="-0.254646" calcext:value-type="float">
            <text:p>-0.254646</text:p>
          </table:table-cell>
          <table:table-cell office:value-type="float" office:value="0.002025724" calcext:value-type="float">
            <text:p>0.002025724</text:p>
          </table:table-cell>
          <table:table-cell office:value-type="float" office:value="0.004595444" calcext:value-type="float">
            <text:p>0.004595444</text:p>
          </table:table-cell>
          <table:table-cell office:value-type="float" office:value="17.58836" calcext:value-type="float">
            <text:p>17.58836</text:p>
          </table:table-cell>
          <table:table-cell office:value-type="float" office:value="0.292319" calcext:value-type="float">
            <text:p>0.292319</text:p>
          </table:table-cell>
          <table:table-cell office:value-type="float" office:value="0.03740908" calcext:value-type="float">
            <text:p>0.03740908</text:p>
          </table:table-cell>
          <table:table-cell office:value-type="float" office:value="0.03002924" calcext:value-type="float">
            <text:p>0.03002924</text:p>
          </table:table-cell>
          <table:table-cell office:value-type="float" office:value="0.02745114" calcext:value-type="float">
            <text:p>0.02745114</text:p>
          </table:table-cell>
          <table:table-cell office:value-type="float" office:value="0.02887806" calcext:value-type="float">
            <text:p>0.02887806</text:p>
          </table:table-cell>
          <table:table-cell office:value-type="float" office:value="0.01064122" calcext:value-type="float">
            <text:p>0.01064122</text:p>
          </table:table-cell>
          <table:table-cell office:value-type="float" office:value="0.007041289" calcext:value-type="float">
            <text:p>0.007041289</text:p>
          </table:table-cell>
          <table:table-cell office:value-type="float" office:value="0.02156703" calcext:value-type="float">
            <text:p>0.02156703</text:p>
          </table:table-cell>
          <table:table-cell office:value-type="float" office:value="0.02020322" calcext:value-type="float">
            <text:p>0.02020322</text:p>
          </table:table-cell>
          <table:table-cell office:value-type="float" office:value="0.01896141" calcext:value-type="float">
            <text:p>0.01896141</text:p>
          </table:table-cell>
          <table:table-cell office:value-type="float" office:value="0.01897858" calcext:value-type="float">
            <text:p>0.01897858</text:p>
          </table:table-cell>
          <table:table-cell office:value-type="float" office:value="0.01560868" calcext:value-type="float">
            <text:p>0.01560868</text:p>
          </table:table-cell>
          <table:table-cell office:value-type="float" office:value="0.006044567" calcext:value-type="float">
            <text:p>0.006044567</text:p>
          </table:table-cell>
          <table:table-cell office:value-type="float" office:value="0.006985405" calcext:value-type="float">
            <text:p>0.006985405</text:p>
          </table:table-cell>
          <table:table-cell office:value-type="float" office:value="0" calcext:value-type="float">
            <text:p>0</text:p>
          </table:table-cell>
          <table:table-cell office:value-type="float" office:value="0.6287762" calcext:value-type="float">
            <text:p>0.6287762</text:p>
          </table:table-cell>
          <table:table-cell office:value-type="float" office:value="0.03253451" calcext:value-type="float">
            <text:p>0.03253451</text:p>
          </table:table-cell>
          <table:table-cell office:value-type="float" office:value="0.014351" calcext:value-type="float">
            <text:p>0.014351</text:p>
          </table:table-cell>
          <table:table-cell office:value-type="float" office:value="0.01289338" calcext:value-type="float">
            <text:p>0.01289338</text:p>
          </table:table-cell>
          <table:table-cell office:value-type="float" office:value="0.01300958" calcext:value-type="float">
            <text:p>0.01300958</text:p>
          </table:table-cell>
          <table:table-cell office:value-type="float" office:value="0.00905306" calcext:value-type="float">
            <text:p>0.00905306</text:p>
          </table:table-cell>
          <table:table-cell office:value-type="float" office:value="0.01255084" calcext:value-type="float">
            <text:p>0.01255084</text:p>
          </table:table-cell>
          <table:table-cell office:value-type="float" office:value="0.01850762" calcext:value-type="float">
            <text:p>0.01850762</text:p>
          </table:table-cell>
          <table:table-cell office:value-type="float" office:value="0.02478952" calcext:value-type="float">
            <text:p>0.02478952</text:p>
          </table:table-cell>
          <table:table-cell office:value-type="float" office:value="0.06820842" calcext:value-type="float">
            <text:p>0.06820842</text:p>
          </table:table-cell>
          <table:table-cell office:value-type="float" office:value="0.02257622" calcext:value-type="float">
            <text:p>0.02257622</text:p>
          </table:table-cell>
          <table:table-cell office:value-type="float" office:value="0.06683541" calcext:value-type="float">
            <text:p>0.06683541</text:p>
          </table:table-cell>
          <table:table-cell office:value-type="float" office:value="0.3580468" calcext:value-type="float">
            <text:p>0.3580468</text:p>
          </table:table-cell>
          <table:table-cell office:value-type="float" office:value="0.341763" calcext:value-type="float">
            <text:p>0.341763</text:p>
          </table:table-cell>
          <table:table-cell office:value-type="float" office:value="0" calcext:value-type="float">
            <text:p>0</text:p>
          </table:table-cell>
          <table:table-cell office:value-type="float" office:value="4496.172" calcext:value-type="float">
            <text:p>4496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999" calcext:value-type="float">
            <text:p>15.86999</text:p>
          </table:table-cell>
          <table:table-cell office:value-type="float" office:value="0" calcext:value-type="float">
            <text:p>0</text:p>
          </table:table-cell>
          <table:table-cell office:value-type="float" office:value="-0.9884098" calcext:value-type="float">
            <text:p>-0.98840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6.60737" calcext:value-type="float">
            <text:p>16.60737</text:p>
          </table:table-cell>
          <table:table-cell office:value-type="float" office:value="1098.422" calcext:value-type="float">
            <text:p>1098.422</text:p>
          </table:table-cell>
          <table:table-cell office:value-type="float" office:value="0" calcext:value-type="float">
            <text:p>0</text:p>
          </table:table-cell>
          <table:table-cell office:value-type="float" office:value="-41.33157" calcext:value-type="float">
            <text:p>-41.33157</text:p>
          </table:table-cell>
          <table:table-cell office:value-type="float" office:value="0.8480898" calcext:value-type="float">
            <text:p>0.8480898</text:p>
          </table:table-cell>
          <table:table-cell office:value-type="float" office:value="0.5272387" calcext:value-type="float">
            <text:p>0.527238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6" calcext:value-type="float">
            <text:p>0.0006983986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22" calcext:value-type="float">
            <text:p>0.0007625522</text:p>
          </table:table-cell>
          <table:table-cell office:value-type="float" office:value="-0.2547681" calcext:value-type="float">
            <text:p>-0.2547681</text:p>
          </table:table-cell>
          <table:table-cell office:value-type="float" office:value="0.002040936" calcext:value-type="float">
            <text:p>0.002040936</text:p>
          </table:table-cell>
          <table:table-cell office:value-type="float" office:value="0.004622495" calcext:value-type="float">
            <text:p>0.004622495</text:p>
          </table:table-cell>
          <table:table-cell office:value-type="float" office:value="17.5724" calcext:value-type="float">
            <text:p>17.5724</text:p>
          </table:table-cell>
          <table:table-cell office:value-type="float" office:value="0.2077105" calcext:value-type="float">
            <text:p>0.2077105</text:p>
          </table:table-cell>
          <table:table-cell office:value-type="float" office:value="0.03633513" calcext:value-type="float">
            <text:p>0.03633513</text:p>
          </table:table-cell>
          <table:table-cell office:value-type="float" office:value="0.02942245" calcext:value-type="float">
            <text:p>0.02942245</text:p>
          </table:table-cell>
          <table:table-cell office:value-type="float" office:value="0.02676557" calcext:value-type="float">
            <text:p>0.02676557</text:p>
          </table:table-cell>
          <table:table-cell office:value-type="float" office:value="0.02804468" calcext:value-type="float">
            <text:p>0.02804468</text:p>
          </table:table-cell>
          <table:table-cell office:value-type="float" office:value="0.01042441" calcext:value-type="float">
            <text:p>0.01042441</text:p>
          </table:table-cell>
          <table:table-cell office:value-type="float" office:value="0.006987492" calcext:value-type="float">
            <text:p>0.006987492</text:p>
          </table:table-cell>
          <table:table-cell office:value-type="float" office:value="0.02157646" calcext:value-type="float">
            <text:p>0.02157646</text:p>
          </table:table-cell>
          <table:table-cell office:value-type="float" office:value="0.02020618" calcext:value-type="float">
            <text:p>0.02020618</text:p>
          </table:table-cell>
          <table:table-cell office:value-type="float" office:value="0.0189413" calcext:value-type="float">
            <text:p>0.0189413</text:p>
          </table:table-cell>
          <table:table-cell office:value-type="float" office:value="0.01897939" calcext:value-type="float">
            <text:p>0.01897939</text:p>
          </table:table-cell>
          <table:table-cell office:value-type="float" office:value="0.01562362" calcext:value-type="float">
            <text:p>0.01562362</text:p>
          </table:table-cell>
          <table:table-cell office:value-type="float" office:value="0.00603738" calcext:value-type="float">
            <text:p>0.00603738</text:p>
          </table:table-cell>
          <table:table-cell office:value-type="float" office:value="0.006982056" calcext:value-type="float">
            <text:p>0.006982056</text:p>
          </table:table-cell>
          <table:table-cell office:value-type="float" office:value="0" calcext:value-type="float">
            <text:p>0</text:p>
          </table:table-cell>
          <table:table-cell office:value-type="float" office:value="0.4552826" calcext:value-type="float">
            <text:p>0.4552826</text:p>
          </table:table-cell>
          <table:table-cell office:value-type="float" office:value="0.0250031" calcext:value-type="float">
            <text:p>0.0250031</text:p>
          </table:table-cell>
          <table:table-cell office:value-type="float" office:value="0.01447351" calcext:value-type="float">
            <text:p>0.01447351</text:p>
          </table:table-cell>
          <table:table-cell office:value-type="float" office:value="0.01309656" calcext:value-type="float">
            <text:p>0.01309656</text:p>
          </table:table-cell>
          <table:table-cell office:value-type="float" office:value="0.01320036" calcext:value-type="float">
            <text:p>0.01320036</text:p>
          </table:table-cell>
          <table:table-cell office:value-type="float" office:value="0.009430672" calcext:value-type="float">
            <text:p>0.009430672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01850184" calcext:value-type="float">
            <text:p>0.01850184</text:p>
          </table:table-cell>
          <table:table-cell office:value-type="float" office:value="0.02479195" calcext:value-type="float">
            <text:p>0.02479195</text:p>
          </table:table-cell>
          <table:table-cell office:value-type="float" office:value="0.06819353" calcext:value-type="float">
            <text:p>0.06819353</text:p>
          </table:table-cell>
          <table:table-cell office:value-type="float" office:value="0.022622" calcext:value-type="float">
            <text:p>0.022622</text:p>
          </table:table-cell>
          <table:table-cell office:value-type="float" office:value="0.06733409" calcext:value-type="float">
            <text:p>0.06733409</text:p>
          </table:table-cell>
          <table:table-cell office:value-type="float" office:value="0.3579719" calcext:value-type="float">
            <text:p>0.3579719</text:p>
          </table:table-cell>
          <table:table-cell office:value-type="float" office:value="0.3417815" calcext:value-type="float">
            <text:p>0.3417815</text:p>
          </table:table-cell>
          <table:table-cell office:value-type="float" office:value="0" calcext:value-type="float">
            <text:p>0</text:p>
          </table:table-cell>
          <table:table-cell office:value-type="float" office:value="4566.617" calcext:value-type="float">
            <text:p>4566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621" calcext:value-type="float">
            <text:p>15.93621</text:p>
          </table:table-cell>
          <table:table-cell office:value-type="float" office:value="0" calcext:value-type="float">
            <text:p>0</text:p>
          </table:table-cell>
          <table:table-cell office:value-type="float" office:value="-0.9884952" calcext:value-type="float">
            <text:p>-0.98849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6.57032" calcext:value-type="float">
            <text:p>16.57032</text:p>
          </table:table-cell>
          <table:table-cell office:value-type="float" office:value="1098.402" calcext:value-type="float">
            <text:p>1098.402</text:p>
          </table:table-cell>
          <table:table-cell office:value-type="float" office:value="0" calcext:value-type="float">
            <text:p>0</text:p>
          </table:table-cell>
          <table:table-cell office:value-type="float" office:value="-41.36845" calcext:value-type="float">
            <text:p>-41.36845</text:p>
          </table:table-cell>
          <table:table-cell office:value-type="float" office:value="0.8637921" calcext:value-type="float">
            <text:p>0.8637921</text:p>
          </table:table-cell>
          <table:table-cell office:value-type="float" office:value="0.5259154" calcext:value-type="float">
            <text:p>0.5259154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3986" calcext:value-type="float">
            <text:p>0.0006983986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522" calcext:value-type="float">
            <text:p>0.0007625522</text:p>
          </table:table-cell>
          <table:table-cell office:value-type="float" office:value="-0.2548464" calcext:value-type="float">
            <text:p>-0.2548464</text:p>
          </table:table-cell>
          <table:table-cell office:value-type="float" office:value="0.002060444" calcext:value-type="float">
            <text:p>0.002060444</text:p>
          </table:table-cell>
          <table:table-cell office:value-type="float" office:value="0.00464967" calcext:value-type="float">
            <text:p>0.00464967</text:p>
          </table:table-cell>
          <table:table-cell office:value-type="float" office:value="17.53367" calcext:value-type="float">
            <text:p>17.53367</text:p>
          </table:table-cell>
          <table:table-cell office:value-type="float" office:value="0.1764701" calcext:value-type="float">
            <text:p>0.1764701</text:p>
          </table:table-cell>
          <table:table-cell office:value-type="float" office:value="0.03802458" calcext:value-type="float">
            <text:p>0.03802458</text:p>
          </table:table-cell>
          <table:table-cell office:value-type="float" office:value="0.03010478" calcext:value-type="float">
            <text:p>0.03010478</text:p>
          </table:table-cell>
          <table:table-cell office:value-type="float" office:value="0.02698749" calcext:value-type="float">
            <text:p>0.02698749</text:p>
          </table:table-cell>
          <table:table-cell office:value-type="float" office:value="0.0280486" calcext:value-type="float">
            <text:p>0.0280486</text:p>
          </table:table-cell>
          <table:table-cell office:value-type="float" office:value="0.01036504" calcext:value-type="float">
            <text:p>0.01036504</text:p>
          </table:table-cell>
          <table:table-cell office:value-type="float" office:value="0.006966908" calcext:value-type="float">
            <text:p>0.006966908</text:p>
          </table:table-cell>
          <table:table-cell office:value-type="float" office:value="0.02158225" calcext:value-type="float">
            <text:p>0.02158225</text:p>
          </table:table-cell>
          <table:table-cell office:value-type="float" office:value="0.02021285" calcext:value-type="float">
            <text:p>0.02021285</text:p>
          </table:table-cell>
          <table:table-cell office:value-type="float" office:value="0.01892201" calcext:value-type="float">
            <text:p>0.01892201</text:p>
          </table:table-cell>
          <table:table-cell office:value-type="float" office:value="0.01897721" calcext:value-type="float">
            <text:p>0.01897721</text:p>
          </table:table-cell>
          <table:table-cell office:value-type="float" office:value="0.01563772" calcext:value-type="float">
            <text:p>0.01563772</text:p>
          </table:table-cell>
          <table:table-cell office:value-type="float" office:value="0.00603023" calcext:value-type="float">
            <text:p>0.00603023</text:p>
          </table:table-cell>
          <table:table-cell office:value-type="float" office:value="0.006978705" calcext:value-type="float">
            <text:p>0.006978705</text:p>
          </table:table-cell>
          <table:table-cell office:value-type="float" office:value="0" calcext:value-type="float">
            <text:p>0</text:p>
          </table:table-cell>
          <table:table-cell office:value-type="float" office:value="0.3193057" calcext:value-type="float">
            <text:p>0.3193057</text:p>
          </table:table-cell>
          <table:table-cell office:value-type="float" office:value="0.02140236" calcext:value-type="float">
            <text:p>0.02140236</text:p>
          </table:table-cell>
          <table:table-cell office:value-type="float" office:value="0.01416289" calcext:value-type="float">
            <text:p>0.01416289</text:p>
          </table:table-cell>
          <table:table-cell office:value-type="float" office:value="0.01297357" calcext:value-type="float">
            <text:p>0.01297357</text:p>
          </table:table-cell>
          <table:table-cell office:value-type="float" office:value="0.0131141" calcext:value-type="float">
            <text:p>0.0131141</text:p>
          </table:table-cell>
          <table:table-cell office:value-type="float" office:value="0.009529889" calcext:value-type="float">
            <text:p>0.009529889</text:p>
          </table:table-cell>
          <table:table-cell office:value-type="float" office:value="0.01245451" calcext:value-type="float">
            <text:p>0.01245451</text:p>
          </table:table-cell>
          <table:table-cell office:value-type="float" office:value="0.01850045" calcext:value-type="float">
            <text:p>0.01850045</text:p>
          </table:table-cell>
          <table:table-cell office:value-type="float" office:value="0.02479311" calcext:value-type="float">
            <text:p>0.02479311</text:p>
          </table:table-cell>
          <table:table-cell office:value-type="float" office:value="0.06817608" calcext:value-type="float">
            <text:p>0.06817608</text:p>
          </table:table-cell>
          <table:table-cell office:value-type="float" office:value="0.022665" calcext:value-type="float">
            <text:p>0.022665</text:p>
          </table:table-cell>
          <table:table-cell office:value-type="float" office:value="0.06783043" calcext:value-type="float">
            <text:p>0.06783043</text:p>
          </table:table-cell>
          <table:table-cell office:value-type="float" office:value="0.3578908" calcext:value-type="float">
            <text:p>0.3578908</text:p>
          </table:table-cell>
          <table:table-cell office:value-type="float" office:value="0.3418002" calcext:value-type="float">
            <text:p>0.3418002</text:p>
          </table:table-cell>
          <table:table-cell office:value-type="float" office:value="0" calcext:value-type="float">
            <text:p>0</text:p>
          </table:table-cell>
          <table:table-cell office:value-type="float" office:value="4689.354" calcext:value-type="float">
            <text:p>4689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0839" calcext:value-type="float">
            <text:p>16.00839</text:p>
          </table:table-cell>
          <table:table-cell office:value-type="float" office:value="0" calcext:value-type="float">
            <text:p>0</text:p>
          </table:table-cell>
          <table:table-cell office:value-type="float" office:value="-0.9885815" calcext:value-type="float">
            <text:p>-0.98858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6.52516" calcext:value-type="float">
            <text:p>16.52516</text:p>
          </table:table-cell>
          <table:table-cell office:value-type="float" office:value="1098.391" calcext:value-type="float">
            <text:p>1098.391</text:p>
          </table:table-cell>
          <table:table-cell office:value-type="float" office:value="0" calcext:value-type="float">
            <text:p>0</text:p>
          </table:table-cell>
          <table:table-cell office:value-type="float" office:value="-41.43721" calcext:value-type="float">
            <text:p>-41.43721</text:p>
          </table:table-cell>
          <table:table-cell office:value-type="float" office:value="0.827614" calcext:value-type="float">
            <text:p>0.827614</text:p>
          </table:table-cell>
          <table:table-cell office:value-type="float" office:value="0.5412256" calcext:value-type="float">
            <text:p>0.5412256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4024" calcext:value-type="float">
            <text:p>0.0006984024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607" calcext:value-type="float">
            <text:p>0.0007625607</text:p>
          </table:table-cell>
          <table:table-cell office:value-type="float" office:value="-0.2554505" calcext:value-type="float">
            <text:p>-0.2554505</text:p>
          </table:table-cell>
          <table:table-cell office:value-type="float" office:value="0.002068522" calcext:value-type="float">
            <text:p>0.002068522</text:p>
          </table:table-cell>
          <table:table-cell office:value-type="float" office:value="0.004677252" calcext:value-type="float">
            <text:p>0.004677252</text:p>
          </table:table-cell>
          <table:table-cell office:value-type="float" office:value="17.62" calcext:value-type="float">
            <text:p>17.62</text:p>
          </table:table-cell>
          <table:table-cell office:value-type="float" office:value="0.4487489" calcext:value-type="float">
            <text:p>0.4487489</text:p>
          </table:table-cell>
          <table:table-cell office:value-type="float" office:value="0.04317548" calcext:value-type="float">
            <text:p>0.04317548</text:p>
          </table:table-cell>
          <table:table-cell office:value-type="float" office:value="0.03228769" calcext:value-type="float">
            <text:p>0.03228769</text:p>
          </table:table-cell>
          <table:table-cell office:value-type="float" office:value="0.02831147" calcext:value-type="float">
            <text:p>0.02831147</text:p>
          </table:table-cell>
          <table:table-cell office:value-type="float" office:value="0.02913586" calcext:value-type="float">
            <text:p>0.02913586</text:p>
          </table:table-cell>
          <table:table-cell office:value-type="float" office:value="0.01052211" calcext:value-type="float">
            <text:p>0.01052211</text:p>
          </table:table-cell>
          <table:table-cell office:value-type="float" office:value="0.006984445" calcext:value-type="float">
            <text:p>0.006984445</text:p>
          </table:table-cell>
          <table:table-cell office:value-type="float" office:value="0.02158686" calcext:value-type="float">
            <text:p>0.02158686</text:p>
          </table:table-cell>
          <table:table-cell office:value-type="float" office:value="0.02022225" calcext:value-type="float">
            <text:p>0.02022225</text:p>
          </table:table-cell>
          <table:table-cell office:value-type="float" office:value="0.01890453" calcext:value-type="float">
            <text:p>0.01890453</text:p>
          </table:table-cell>
          <table:table-cell office:value-type="float" office:value="0.01897246" calcext:value-type="float">
            <text:p>0.01897246</text:p>
          </table:table-cell>
          <table:table-cell office:value-type="float" office:value="0.01565104" calcext:value-type="float">
            <text:p>0.01565104</text:p>
          </table:table-cell>
          <table:table-cell office:value-type="float" office:value="0.006023119" calcext:value-type="float">
            <text:p>0.006023119</text:p>
          </table:table-cell>
          <table:table-cell office:value-type="float" office:value="0.006975353" calcext:value-type="float">
            <text:p>0.006975353</text:p>
          </table:table-cell>
          <table:table-cell office:value-type="float" office:value="0" calcext:value-type="float">
            <text:p>0</text:p>
          </table:table-cell>
          <table:table-cell office:value-type="float" office:value="0.8462859" calcext:value-type="float">
            <text:p>0.8462859</text:p>
          </table:table-cell>
          <table:table-cell office:value-type="float" office:value="0.04189823" calcext:value-type="float">
            <text:p>0.04189823</text:p>
          </table:table-cell>
          <table:table-cell office:value-type="float" office:value="0.01387129" calcext:value-type="float">
            <text:p>0.01387129</text:p>
          </table:table-cell>
          <table:table-cell office:value-type="float" office:value="0.01258504" calcext:value-type="float">
            <text:p>0.01258504</text:p>
          </table:table-cell>
          <table:table-cell office:value-type="float" office:value="0.01284169" calcext:value-type="float">
            <text:p>0.01284169</text:p>
          </table:table-cell>
          <table:table-cell office:value-type="float" office:value="0.009381003" calcext:value-type="float">
            <text:p>0.009381003</text:p>
          </table:table-cell>
          <table:table-cell office:value-type="float" office:value="0.0124488" calcext:value-type="float">
            <text:p>0.0124488</text:p>
          </table:table-cell>
          <table:table-cell office:value-type="float" office:value="0.01850768" calcext:value-type="float">
            <text:p>0.01850768</text:p>
          </table:table-cell>
          <table:table-cell office:value-type="float" office:value="0.0247998" calcext:value-type="float">
            <text:p>0.0247998</text:p>
          </table:table-cell>
          <table:table-cell office:value-type="float" office:value="0.06816386" calcext:value-type="float">
            <text:p>0.06816386</text:p>
          </table:table-cell>
          <table:table-cell office:value-type="float" office:value="0.0227058" calcext:value-type="float">
            <text:p>0.0227058</text:p>
          </table:table-cell>
          <table:table-cell office:value-type="float" office:value="0.06832428" calcext:value-type="float">
            <text:p>0.06832428</text:p>
          </table:table-cell>
          <table:table-cell office:value-type="float" office:value="0.3578049" calcext:value-type="float">
            <text:p>0.3578049</text:p>
          </table:table-cell>
          <table:table-cell office:value-type="float" office:value="0.3418188" calcext:value-type="float">
            <text:p>0.3418188</text:p>
          </table:table-cell>
          <table:table-cell office:value-type="float" office:value="0" calcext:value-type="float">
            <text:p>0</text:p>
          </table:table-cell>
          <table:table-cell office:value-type="float" office:value="4557.858" calcext:value-type="float">
            <text:p>4557.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7809" calcext:value-type="float">
            <text:p>16.07809</text:p>
          </table:table-cell>
          <table:table-cell office:value-type="float" office:value="0" calcext:value-type="float">
            <text:p>0</text:p>
          </table:table-cell>
          <table:table-cell office:value-type="float" office:value="-0.9914232" calcext:value-type="float">
            <text:p>-0.99142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6.47314" calcext:value-type="float">
            <text:p>16.47314</text:p>
          </table:table-cell>
          <table:table-cell office:value-type="float" office:value="1098.368" calcext:value-type="float">
            <text:p>1098.368</text:p>
          </table:table-cell>
          <table:table-cell office:value-type="float" office:value="0" calcext:value-type="float">
            <text:p>0</text:p>
          </table:table-cell>
          <table:table-cell office:value-type="float" office:value="-41.49815" calcext:value-type="float">
            <text:p>-41.49815</text:p>
          </table:table-cell>
          <table:table-cell office:value-type="float" office:value="0.8368177" calcext:value-type="float">
            <text:p>0.8368177</text:p>
          </table:table-cell>
          <table:table-cell office:value-type="float" office:value="0.5384065" calcext:value-type="float">
            <text:p>0.5384065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4024" calcext:value-type="float">
            <text:p>0.0006984024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607" calcext:value-type="float">
            <text:p>0.0007625607</text:p>
          </table:table-cell>
          <table:table-cell office:value-type="float" office:value="-0.2557028" calcext:value-type="float">
            <text:p>-0.2557028</text:p>
          </table:table-cell>
          <table:table-cell office:value-type="float" office:value="0.002083015" calcext:value-type="float">
            <text:p>0.002083015</text:p>
          </table:table-cell>
          <table:table-cell office:value-type="float" office:value="0.004705629" calcext:value-type="float">
            <text:p>0.004705629</text:p>
          </table:table-cell>
          <table:table-cell office:value-type="float" office:value="17.60651" calcext:value-type="float">
            <text:p>17.60651</text:p>
          </table:table-cell>
          <table:table-cell office:value-type="float" office:value="0.3210548" calcext:value-type="float">
            <text:p>0.3210548</text:p>
          </table:table-cell>
          <table:table-cell office:value-type="float" office:value="0.04559506" calcext:value-type="float">
            <text:p>0.04559506</text:p>
          </table:table-cell>
          <table:table-cell office:value-type="float" office:value="0.03467141" calcext:value-type="float">
            <text:p>0.03467141</text:p>
          </table:table-cell>
          <table:table-cell office:value-type="float" office:value="0.03016745" calcext:value-type="float">
            <text:p>0.03016745</text:p>
          </table:table-cell>
          <table:table-cell office:value-type="float" office:value="0.03089949" calcext:value-type="float">
            <text:p>0.03089949</text:p>
          </table:table-cell>
          <table:table-cell office:value-type="float" office:value="0.01086038" calcext:value-type="float">
            <text:p>0.01086038</text:p>
          </table:table-cell>
          <table:table-cell office:value-type="float" office:value="0.007039757" calcext:value-type="float">
            <text:p>0.007039757</text:p>
          </table:table-cell>
          <table:table-cell office:value-type="float" office:value="0.02159144" calcext:value-type="float">
            <text:p>0.02159144</text:p>
          </table:table-cell>
          <table:table-cell office:value-type="float" office:value="0.02023221" calcext:value-type="float">
            <text:p>0.02023221</text:p>
          </table:table-cell>
          <table:table-cell office:value-type="float" office:value="0.01888849" calcext:value-type="float">
            <text:p>0.01888849</text:p>
          </table:table-cell>
          <table:table-cell office:value-type="float" office:value="0.0189653" calcext:value-type="float">
            <text:p>0.0189653</text:p>
          </table:table-cell>
          <table:table-cell office:value-type="float" office:value="0.01566354" calcext:value-type="float">
            <text:p>0.01566354</text:p>
          </table:table-cell>
          <table:table-cell office:value-type="float" office:value="0.006016053" calcext:value-type="float">
            <text:p>0.006016053</text:p>
          </table:table-cell>
          <table:table-cell office:value-type="float" office:value="0.006972009" calcext:value-type="float">
            <text:p>0.006972009</text:p>
          </table:table-cell>
          <table:table-cell office:value-type="float" office:value="0" calcext:value-type="float">
            <text:p>0</text:p>
          </table:table-cell>
          <table:table-cell office:value-type="float" office:value="0.7540309" calcext:value-type="float">
            <text:p>0.7540309</text:p>
          </table:table-cell>
          <table:table-cell office:value-type="float" office:value="0.02502094" calcext:value-type="float">
            <text:p>0.02502094</text:p>
          </table:table-cell>
          <table:table-cell office:value-type="float" office:value="0.01359673" calcext:value-type="float">
            <text:p>0.01359673</text:p>
          </table:table-cell>
          <table:table-cell office:value-type="float" office:value="0.0122568" calcext:value-type="float">
            <text:p>0.0122568</text:p>
          </table:table-cell>
          <table:table-cell office:value-type="float" office:value="0.01251953" calcext:value-type="float">
            <text:p>0.01251953</text:p>
          </table:table-cell>
          <table:table-cell office:value-type="float" office:value="0.008981033" calcext:value-type="float">
            <text:p>0.008981033</text:p>
          </table:table-cell>
          <table:table-cell office:value-type="float" office:value="0.01247803" calcext:value-type="float">
            <text:p>0.01247803</text:p>
          </table:table-cell>
          <table:table-cell office:value-type="float" office:value="0.01852143" calcext:value-type="float">
            <text:p>0.01852143</text:p>
          </table:table-cell>
          <table:table-cell office:value-type="float" office:value="0.02481379" calcext:value-type="float">
            <text:p>0.02481379</text:p>
          </table:table-cell>
          <table:table-cell office:value-type="float" office:value="0.06815665" calcext:value-type="float">
            <text:p>0.06815665</text:p>
          </table:table-cell>
          <table:table-cell office:value-type="float" office:value="0.02274772" calcext:value-type="float">
            <text:p>0.02274772</text:p>
          </table:table-cell>
          <table:table-cell office:value-type="float" office:value="0.06881405" calcext:value-type="float">
            <text:p>0.06881405</text:p>
          </table:table-cell>
          <table:table-cell office:value-type="float" office:value="0.3577146" calcext:value-type="float">
            <text:p>0.3577146</text:p>
          </table:table-cell>
          <table:table-cell office:value-type="float" office:value="0.3418373" calcext:value-type="float">
            <text:p>0.3418373</text:p>
          </table:table-cell>
          <table:table-cell office:value-type="float" office:value="0" calcext:value-type="float">
            <text:p>0</text:p>
          </table:table-cell>
          <table:table-cell office:value-type="float" office:value="4675.663" calcext:value-type="float">
            <text:p>4675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732" calcext:value-type="float">
            <text:p>16.16732</text:p>
          </table:table-cell>
          <table:table-cell office:value-type="float" office:value="0" calcext:value-type="float">
            <text:p>0</text:p>
          </table:table-cell>
          <table:table-cell office:value-type="float" office:value="-0.9915408" calcext:value-type="float">
            <text:p>-0.99154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6.41951" calcext:value-type="float">
            <text:p>16.41951</text:p>
          </table:table-cell>
          <table:table-cell office:value-type="float" office:value="1098.346" calcext:value-type="float">
            <text:p>1098.346</text:p>
          </table:table-cell>
          <table:table-cell office:value-type="float" office:value="0" calcext:value-type="float">
            <text:p>0</text:p>
          </table:table-cell>
          <table:table-cell office:value-type="float" office:value="-41.56171" calcext:value-type="float">
            <text:p>-41.56171</text:p>
          </table:table-cell>
          <table:table-cell office:value-type="float" office:value="0.8408836" calcext:value-type="float">
            <text:p>0.8408836</text:p>
          </table:table-cell>
          <table:table-cell office:value-type="float" office:value="0.5418347" calcext:value-type="float">
            <text:p>0.5418347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6984029" calcext:value-type="float">
            <text:p>0.0006984029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7625627" calcext:value-type="float">
            <text:p>0.0007625627</text:p>
          </table:table-cell>
          <table:table-cell office:value-type="float" office:value="-0.2560082" calcext:value-type="float">
            <text:p>-0.2560082</text:p>
          </table:table-cell>
          <table:table-cell office:value-type="float" office:value="0.002099505" calcext:value-type="float">
            <text:p>0.002099505</text:p>
          </table:table-cell>
          <table:table-cell office:value-type="float" office:value="0.00473504" calcext:value-type="float">
            <text:p>0.00473504</text:p>
          </table:table-cell>
          <table:table-cell office:value-type="float" office:value="17.59371" calcext:value-type="float">
            <text:p>17.59371</text:p>
          </table:table-cell>
          <table:table-cell office:value-type="float" office:value="0.5288583" calcext:value-type="float">
            <text:p>0.5288583</text:p>
          </table:table-cell>
          <table:table-cell office:value-type="float" office:value="0.04738051" calcext:value-type="float">
            <text:p>0.04738051</text:p>
          </table:table-cell>
          <table:table-cell office:value-type="float" office:value="0.03582824" calcext:value-type="float">
            <text:p>0.03582824</text:p>
          </table:table-cell>
          <table:table-cell office:value-type="float" office:value="0.03117925" calcext:value-type="float">
            <text:p>0.03117925</text:p>
          </table:table-cell>
          <table:table-cell office:value-type="float" office:value="0.03194303" calcext:value-type="float">
            <text:p>0.03194303</text:p>
          </table:table-cell>
          <table:table-cell office:value-type="float" office:value="0.01107606" calcext:value-type="float">
            <text:p>0.01107606</text:p>
          </table:table-cell>
          <table:table-cell office:value-type="float" office:value="0.007074889" calcext:value-type="float">
            <text:p>0.007074889</text:p>
          </table:table-cell>
          <table:table-cell office:value-type="float" office:value="0.02159948" calcext:value-type="float">
            <text:p>0.02159948</text:p>
          </table:table-cell>
          <table:table-cell office:value-type="float" office:value="0.02024172" calcext:value-type="float">
            <text:p>0.02024172</text:p>
          </table:table-cell>
          <table:table-cell office:value-type="float" office:value="0.018873" calcext:value-type="float">
            <text:p>0.018873</text:p>
          </table:table-cell>
          <table:table-cell office:value-type="float" office:value="0.01895587" calcext:value-type="float">
            <text:p>0.01895587</text:p>
          </table:table-cell>
          <table:table-cell office:value-type="float" office:value="0.01567522" calcext:value-type="float">
            <text:p>0.01567522</text:p>
          </table:table-cell>
          <table:table-cell office:value-type="float" office:value="0.006009027" calcext:value-type="float">
            <text:p>0.006009027</text:p>
          </table:table-cell>
          <table:table-cell office:value-type="float" office:value="0.00696867" calcext:value-type="float">
            <text:p>0.00696867</text:p>
          </table:table-cell>
          <table:table-cell office:value-type="float" office:value="0" calcext:value-type="float">
            <text:p>0</text:p>
          </table:table-cell>
          <table:table-cell office:value-type="float" office:value="1.437099" calcext:value-type="float">
            <text:p>1.437099</text:p>
          </table:table-cell>
          <table:table-cell office:value-type="float" office:value="0.03920013" calcext:value-type="float">
            <text:p>0.03920013</text:p>
          </table:table-cell>
          <table:table-cell office:value-type="float" office:value="0.01361305" calcext:value-type="float">
            <text:p>0.01361305</text:p>
          </table:table-cell>
          <table:table-cell office:value-type="float" office:value="0.01227914" calcext:value-type="float">
            <text:p>0.01227914</text:p>
          </table:table-cell>
          <table:table-cell office:value-type="float" office:value="0.01249041" calcext:value-type="float">
            <text:p>0.01249041</text:p>
          </table:table-cell>
          <table:table-cell office:value-type="float" office:value="0.008783807" calcext:value-type="float">
            <text:p>0.008783807</text:p>
          </table:table-cell>
          <table:table-cell office:value-type="float" office:value="0.01250059" calcext:value-type="float">
            <text:p>0.01250059</text:p>
          </table:table-cell>
          <table:table-cell office:value-type="float" office:value="0.01853012" calcext:value-type="float">
            <text:p>0.01853012</text:p>
          </table:table-cell>
          <table:table-cell office:value-type="float" office:value="0.02482715" calcext:value-type="float">
            <text:p>0.02482715</text:p>
          </table:table-cell>
          <table:table-cell office:value-type="float" office:value="0.06814897" calcext:value-type="float">
            <text:p>0.06814897</text:p>
          </table:table-cell>
          <table:table-cell office:value-type="float" office:value="0.02278899" calcext:value-type="float">
            <text:p>0.02278899</text:p>
          </table:table-cell>
          <table:table-cell office:value-type="float" office:value="0.06930076" calcext:value-type="float">
            <text:p>0.06930076</text:p>
          </table:table-cell>
          <table:table-cell office:value-type="float" office:value="0.3576175" calcext:value-type="float">
            <text:p>0.3576175</text:p>
          </table:table-cell>
          <table:table-cell office:value-type="float" office:value="0.3418558" calcext:value-type="float">
            <text:p>0.3418558</text:p>
          </table:table-cell>
          <table:table-cell office:value-type="float" office:value="0" calcext:value-type="float">
            <text:p>0</text:p>
          </table:table-cell>
          <table:table-cell office:value-type="float" office:value="4748.633" calcext:value-type="float">
            <text:p>4748.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5661" calcext:value-type="float">
            <text:p>16.25661</text:p>
          </table:table-cell>
          <table:table-cell office:value-type="float" office:value="0" calcext:value-type="float">
            <text:p>0</text:p>
          </table:table-cell>
          <table:table-cell office:value-type="float" office:value="-0.9916992" calcext:value-type="float">
            <text:p>-0.99169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16.39849" calcext:value-type="float">
            <text:p>16.39849</text:p>
          </table:table-cell>
          <table:table-cell office:value-type="float" office:value="1098.332" calcext:value-type="float">
            <text:p>1098.332</text:p>
          </table:table-cell>
          <table:table-cell office:value-type="float" office:value="0" calcext:value-type="float">
            <text:p>0</text:p>
          </table:table-cell>
          <table:table-cell office:value-type="float" office:value="-41.66438" calcext:value-type="float">
            <text:p>-41.66438</text:p>
          </table:table-cell>
          <table:table-cell office:value-type="float" office:value="0.7691269" calcext:value-type="float">
            <text:p>0.7691269</text:p>
          </table:table-cell>
          <table:table-cell office:value-type="float" office:value="0.5466741" calcext:value-type="float">
            <text:p>0.5466741</text:p>
          </table:table-cell>
          <table:table-cell office:value-type="float" office:value="0.07752115" calcext:value-type="float">
            <text:p>0.07752115</text:p>
          </table:table-cell>
          <table:table-cell office:value-type="float" office:value="0.0007053561" calcext:value-type="float">
            <text:p>0.0007053561</text:p>
          </table:table-cell>
          <table:table-cell office:value-type="float" office:value="0.544422" calcext:value-type="float">
            <text:p>0.544422</text:p>
          </table:table-cell>
          <table:table-cell office:value-type="float" office:value="0.00082471" calcext:value-type="float">
            <text:p>0.00082471</text:p>
          </table:table-cell>
          <table:table-cell office:value-type="float" office:value="-0.2563366" calcext:value-type="float">
            <text:p>-0.2563366</text:p>
          </table:table-cell>
          <table:table-cell office:value-type="float" office:value="0.002102947" calcext:value-type="float">
            <text:p>0.002102947</text:p>
          </table:table-cell>
          <table:table-cell office:value-type="float" office:value="0.004765066" calcext:value-type="float">
            <text:p>0.004765066</text:p>
          </table:table-cell>
          <table:table-cell office:value-type="float" office:value="17.63158" calcext:value-type="float">
            <text:p>17.63158</text:p>
          </table:table-cell>
          <table:table-cell office:value-type="float" office:value="1.094571" calcext:value-type="float">
            <text:p>1.094571</text:p>
          </table:table-cell>
          <table:table-cell office:value-type="float" office:value="0.07897562" calcext:value-type="float">
            <text:p>0.07897562</text:p>
          </table:table-cell>
          <table:table-cell office:value-type="float" office:value="0.03182434" calcext:value-type="float">
            <text:p>0.03182434</text:p>
          </table:table-cell>
          <table:table-cell office:value-type="float" office:value="0.02731238" calcext:value-type="float">
            <text:p>0.02731238</text:p>
          </table:table-cell>
          <table:table-cell office:value-type="float" office:value="0.02873248" calcext:value-type="float">
            <text:p>0.02873248</text:p>
          </table:table-cell>
          <table:table-cell office:value-type="float" office:value="0.01062339" calcext:value-type="float">
            <text:p>0.01062339</text:p>
          </table:table-cell>
          <table:table-cell office:value-type="float" office:value="0.007207278" calcext:value-type="float">
            <text:p>0.007207278</text:p>
          </table:table-cell>
          <table:table-cell office:value-type="float" office:value="0.02163849" calcext:value-type="float">
            <text:p>0.02163849</text:p>
          </table:table-cell>
          <table:table-cell office:value-type="float" office:value="0.02025599" calcext:value-type="float">
            <text:p>0.02025599</text:p>
          </table:table-cell>
          <table:table-cell office:value-type="float" office:value="0.01885928" calcext:value-type="float">
            <text:p>0.01885928</text:p>
          </table:table-cell>
          <table:table-cell office:value-type="float" office:value="0.01894483" calcext:value-type="float">
            <text:p>0.01894483</text:p>
          </table:table-cell>
          <table:table-cell office:value-type="float" office:value="0.01568613" calcext:value-type="float">
            <text:p>0.01568613</text:p>
          </table:table-cell>
          <table:table-cell office:value-type="float" office:value="0.006002034" calcext:value-type="float">
            <text:p>0.006002034</text:p>
          </table:table-cell>
          <table:table-cell office:value-type="float" office:value="0.006965321" calcext:value-type="float">
            <text:p>0.006965321</text:p>
          </table:table-cell>
          <table:table-cell office:value-type="float" office:value="0" calcext:value-type="float">
            <text:p>0</text:p>
          </table:table-cell>
          <table:table-cell office:value-type="float" office:value="0.9825273" calcext:value-type="float">
            <text:p>0.9825273</text:p>
          </table:table-cell>
          <table:table-cell office:value-type="float" office:value="0.2762824" calcext:value-type="float">
            <text:p>0.2762824</text:p>
          </table:table-cell>
          <table:table-cell office:value-type="float" office:value="0.128514" calcext:value-type="float">
            <text:p>0.128514</text:p>
          </table:table-cell>
          <table:table-cell office:value-type="float" office:value="0.01730923" calcext:value-type="float">
            <text:p>0.01730923</text:p>
          </table:table-cell>
          <table:table-cell office:value-type="float" office:value="0.01353229" calcext:value-type="float">
            <text:p>0.01353229</text:p>
          </table:table-cell>
          <table:table-cell office:value-type="float" office:value="0.009184343" calcext:value-type="float">
            <text:p>0.009184343</text:p>
          </table:table-cell>
          <table:table-cell office:value-type="float" office:value="0.01289849" calcext:value-type="float">
            <text:p>0.01289849</text:p>
          </table:table-cell>
          <table:table-cell office:value-type="float" office:value="0.0186214" calcext:value-type="float">
            <text:p>0.0186214</text:p>
          </table:table-cell>
          <table:table-cell office:value-type="float" office:value="0.02485166" calcext:value-type="float">
            <text:p>0.02485166</text:p>
          </table:table-cell>
          <table:table-cell office:value-type="float" office:value="0.06814849" calcext:value-type="float">
            <text:p>0.06814849</text:p>
          </table:table-cell>
          <table:table-cell office:value-type="float" office:value="0.02283179" calcext:value-type="float">
            <text:p>0.02283179</text:p>
          </table:table-cell>
          <table:table-cell office:value-type="float" office:value="0.06978343" calcext:value-type="float">
            <text:p>0.06978343</text:p>
          </table:table-cell>
          <table:table-cell office:value-type="float" office:value="0.3575134" calcext:value-type="float">
            <text:p>0.3575134</text:p>
          </table:table-cell>
          <table:table-cell office:value-type="float" office:value="0.3418744" calcext:value-type="float">
            <text:p>0.3418744</text:p>
          </table:table-cell>
          <table:table-cell office:value-type="float" office:value="0" calcext:value-type="float">
            <text:p>0</text:p>
          </table:table-cell>
          <table:table-cell office:value-type="float" office:value="4329.501" calcext:value-type="float">
            <text:p>4329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0411" calcext:value-type="float">
            <text:p>16.30411</text:p>
          </table:table-cell>
          <table:table-cell office:value-type="float" office:value="0" calcext:value-type="float">
            <text:p>0</text:p>
          </table:table-cell>
          <table:table-cell office:value-type="float" office:value="-0.9949362" calcext:value-type="float">
            <text:p>-0.994936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16.37088" calcext:value-type="float">
            <text:p>16.37088</text:p>
          </table:table-cell>
          <table:table-cell office:value-type="float" office:value="1098.307" calcext:value-type="float">
            <text:p>1098.307</text:p>
          </table:table-cell>
          <table:table-cell office:value-type="float" office:value="0" calcext:value-type="float">
            <text:p>0</text:p>
          </table:table-cell>
          <table:table-cell office:value-type="float" office:value="-41.77816" calcext:value-type="float">
            <text:p>-41.77816</text:p>
          </table:table-cell>
          <table:table-cell office:value-type="float" office:value="0.6534318" calcext:value-type="float">
            <text:p>0.6534318</text:p>
          </table:table-cell>
          <table:table-cell office:value-type="float" office:value="0.5583159" calcext:value-type="float">
            <text:p>0.558315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1" calcext:value-type="float">
            <text:p>0.000716259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73473" calcext:value-type="float">
            <text:p>0.0008973473</text:p>
          </table:table-cell>
          <table:table-cell office:value-type="float" office:value="-0.2566478" calcext:value-type="float">
            <text:p>-0.2566478</text:p>
          </table:table-cell>
          <table:table-cell office:value-type="float" office:value="0.002102592" calcext:value-type="float">
            <text:p>0.002102592</text:p>
          </table:table-cell>
          <table:table-cell office:value-type="float" office:value="0.004794425" calcext:value-type="float">
            <text:p>0.004794425</text:p>
          </table:table-cell>
          <table:table-cell office:value-type="float" office:value="17.67743" calcext:value-type="float">
            <text:p>17.67743</text:p>
          </table:table-cell>
          <table:table-cell office:value-type="float" office:value="2.900328" calcext:value-type="float">
            <text:p>2.900328</text:p>
          </table:table-cell>
          <table:table-cell office:value-type="float" office:value="0.4700021" calcext:value-type="float">
            <text:p>0.4700021</text:p>
          </table:table-cell>
          <table:table-cell office:value-type="float" office:value="0.08830094" calcext:value-type="float">
            <text:p>0.08830094</text:p>
          </table:table-cell>
          <table:table-cell office:value-type="float" office:value="0.0424148" calcext:value-type="float">
            <text:p>0.0424148</text:p>
          </table:table-cell>
          <table:table-cell office:value-type="float" office:value="0.03657689" calcext:value-type="float">
            <text:p>0.03657689</text:p>
          </table:table-cell>
          <table:table-cell office:value-type="float" office:value="0.01033876" calcext:value-type="float">
            <text:p>0.01033876</text:p>
          </table:table-cell>
          <table:table-cell office:value-type="float" office:value="0.007467581" calcext:value-type="float">
            <text:p>0.007467581</text:p>
          </table:table-cell>
          <table:table-cell office:value-type="float" office:value="0.0216848" calcext:value-type="float">
            <text:p>0.0216848</text:p>
          </table:table-cell>
          <table:table-cell office:value-type="float" office:value="0.02027596" calcext:value-type="float">
            <text:p>0.02027596</text:p>
          </table:table-cell>
          <table:table-cell office:value-type="float" office:value="0.01884705" calcext:value-type="float">
            <text:p>0.01884705</text:p>
          </table:table-cell>
          <table:table-cell office:value-type="float" office:value="0.01893231" calcext:value-type="float">
            <text:p>0.01893231</text:p>
          </table:table-cell>
          <table:table-cell office:value-type="float" office:value="0.01569606" calcext:value-type="float">
            <text:p>0.01569606</text:p>
          </table:table-cell>
          <table:table-cell office:value-type="float" office:value="0.005995054" calcext:value-type="float">
            <text:p>0.005995054</text:p>
          </table:table-cell>
          <table:table-cell office:value-type="float" office:value="0.006961734" calcext:value-type="float">
            <text:p>0.006961734</text:p>
          </table:table-cell>
          <table:table-cell office:value-type="float" office:value="0" calcext:value-type="float">
            <text:p>0</text:p>
          </table:table-cell>
          <table:table-cell office:value-type="float" office:value="0.2277212" calcext:value-type="float">
            <text:p>0.2277212</text:p>
          </table:table-cell>
          <table:table-cell office:value-type="float" office:value="0.3509549" calcext:value-type="float">
            <text:p>0.3509549</text:p>
          </table:table-cell>
          <table:table-cell office:value-type="float" office:value="0.3145504" calcext:value-type="float">
            <text:p>0.3145504</text:p>
          </table:table-cell>
          <table:table-cell office:value-type="float" office:value="0.1977841" calcext:value-type="float">
            <text:p>0.1977841</text:p>
          </table:table-cell>
          <table:table-cell office:value-type="float" office:value="0.1206345" calcext:value-type="float">
            <text:p>0.1206345</text:p>
          </table:table-cell>
          <table:table-cell office:value-type="float" office:value="0.01094291" calcext:value-type="float">
            <text:p>0.01094291</text:p>
          </table:table-cell>
          <table:table-cell office:value-type="float" office:value="0.01358761" calcext:value-type="float">
            <text:p>0.01358761</text:p>
          </table:table-cell>
          <table:table-cell office:value-type="float" office:value="0.01869988" calcext:value-type="float">
            <text:p>0.01869988</text:p>
          </table:table-cell>
          <table:table-cell office:value-type="float" office:value="0.02487103" calcext:value-type="float">
            <text:p>0.02487103</text:p>
          </table:table-cell>
          <table:table-cell office:value-type="float" office:value="0.06814929" calcext:value-type="float">
            <text:p>0.06814929</text:p>
          </table:table-cell>
          <table:table-cell office:value-type="float" office:value="0.02287662" calcext:value-type="float">
            <text:p>0.02287662</text:p>
          </table:table-cell>
          <table:table-cell office:value-type="float" office:value="0.07026751" calcext:value-type="float">
            <text:p>0.07026751</text:p>
          </table:table-cell>
          <table:table-cell office:value-type="float" office:value="0.3573887" calcext:value-type="float">
            <text:p>0.3573887</text:p>
          </table:table-cell>
          <table:table-cell office:value-type="float" office:value="0.3418961" calcext:value-type="float">
            <text:p>0.3418961</text:p>
          </table:table-cell>
          <table:table-cell office:value-type="float" office:value="0" calcext:value-type="float">
            <text:p>0</text:p>
          </table:table-cell>
          <table:table-cell office:value-type="float" office:value="3437.641" calcext:value-type="float">
            <text:p>3437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47" calcext:value-type="float">
            <text:p>16.347</text:p>
          </table:table-cell>
          <table:table-cell office:value-type="float" office:value="0" calcext:value-type="float">
            <text:p>0</text:p>
          </table:table-cell>
          <table:table-cell office:value-type="float" office:value="-0.9957255" calcext:value-type="float">
            <text:p>-0.99572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6.34624" calcext:value-type="float">
            <text:p>16.34624</text:p>
          </table:table-cell>
          <table:table-cell office:value-type="float" office:value="1098.299" calcext:value-type="float">
            <text:p>1098.299</text:p>
          </table:table-cell>
          <table:table-cell office:value-type="float" office:value="0" calcext:value-type="float">
            <text:p>0</text:p>
          </table:table-cell>
          <table:table-cell office:value-type="float" office:value="-41.86258" calcext:value-type="float">
            <text:p>-41.86258</text:p>
          </table:table-cell>
          <table:table-cell office:value-type="float" office:value="0.5843972" calcext:value-type="float">
            <text:p>0.5843972</text:p>
          </table:table-cell>
          <table:table-cell office:value-type="float" office:value="0.5659423" calcext:value-type="float">
            <text:p>0.565942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71308" calcext:value-type="float">
            <text:p>-0.2571308</text:p>
          </table:table-cell>
          <table:table-cell office:value-type="float" office:value="0.002105648" calcext:value-type="float">
            <text:p>0.002105648</text:p>
          </table:table-cell>
          <table:table-cell office:value-type="float" office:value="0.004823292" calcext:value-type="float">
            <text:p>0.004823292</text:p>
          </table:table-cell>
          <table:table-cell office:value-type="float" office:value="17.73641" calcext:value-type="float">
            <text:p>17.73641</text:p>
          </table:table-cell>
          <table:table-cell office:value-type="float" office:value="1.419831" calcext:value-type="float">
            <text:p>1.419831</text:p>
          </table:table-cell>
          <table:table-cell office:value-type="float" office:value="0.09923201" calcext:value-type="float">
            <text:p>0.09923201</text:p>
          </table:table-cell>
          <table:table-cell office:value-type="float" office:value="0.0362884" calcext:value-type="float">
            <text:p>0.0362884</text:p>
          </table:table-cell>
          <table:table-cell office:value-type="float" office:value="0.02816347" calcext:value-type="float">
            <text:p>0.02816347</text:p>
          </table:table-cell>
          <table:table-cell office:value-type="float" office:value="0.02800017" calcext:value-type="float">
            <text:p>0.02800017</text:p>
          </table:table-cell>
          <table:table-cell office:value-type="float" office:value="0.01059278" calcext:value-type="float">
            <text:p>0.01059278</text:p>
          </table:table-cell>
          <table:table-cell office:value-type="float" office:value="0.007346275" calcext:value-type="float">
            <text:p>0.007346275</text:p>
          </table:table-cell>
          <table:table-cell office:value-type="float" office:value="0.02177254" calcext:value-type="float">
            <text:p>0.02177254</text:p>
          </table:table-cell>
          <table:table-cell office:value-type="float" office:value="0.02030251" calcext:value-type="float">
            <text:p>0.02030251</text:p>
          </table:table-cell>
          <table:table-cell office:value-type="float" office:value="0.01883749" calcext:value-type="float">
            <text:p>0.01883749</text:p>
          </table:table-cell>
          <table:table-cell office:value-type="float" office:value="0.01891878" calcext:value-type="float">
            <text:p>0.01891878</text:p>
          </table:table-cell>
          <table:table-cell office:value-type="float" office:value="0.01570545" calcext:value-type="float">
            <text:p>0.01570545</text:p>
          </table:table-cell>
          <table:table-cell office:value-type="float" office:value="0.005988162" calcext:value-type="float">
            <text:p>0.005988162</text:p>
          </table:table-cell>
          <table:table-cell office:value-type="float" office:value="0.006958383" calcext:value-type="float">
            <text:p>0.006958383</text:p>
          </table:table-cell>
          <table:table-cell office:value-type="float" office:value="0" calcext:value-type="float">
            <text:p>0</text:p>
          </table:table-cell>
          <table:table-cell office:value-type="float" office:value="2.007309" calcext:value-type="float">
            <text:p>2.007309</text:p>
          </table:table-cell>
          <table:table-cell office:value-type="float" office:value="0.1727854" calcext:value-type="float">
            <text:p>0.1727854</text:p>
          </table:table-cell>
          <table:table-cell office:value-type="float" office:value="0.1421666" calcext:value-type="float">
            <text:p>0.1421666</text:p>
          </table:table-cell>
          <table:table-cell office:value-type="float" office:value="0.09698854" calcext:value-type="float">
            <text:p>0.09698854</text:p>
          </table:table-cell>
          <table:table-cell office:value-type="float" office:value="0.09320328" calcext:value-type="float">
            <text:p>0.09320328</text:p>
          </table:table-cell>
          <table:table-cell office:value-type="float" office:value="0.01853449" calcext:value-type="float">
            <text:p>0.01853449</text:p>
          </table:table-cell>
          <table:table-cell office:value-type="float" office:value="0.0132636" calcext:value-type="float">
            <text:p>0.0132636</text:p>
          </table:table-cell>
          <table:table-cell office:value-type="float" office:value="0.01890687" calcext:value-type="float">
            <text:p>0.01890687</text:p>
          </table:table-cell>
          <table:table-cell office:value-type="float" office:value="0.02490337" calcext:value-type="float">
            <text:p>0.02490337</text:p>
          </table:table-cell>
          <table:table-cell office:value-type="float" office:value="0.06815501" calcext:value-type="float">
            <text:p>0.06815501</text:p>
          </table:table-cell>
          <table:table-cell office:value-type="float" office:value="0.02292068" calcext:value-type="float">
            <text:p>0.02292068</text:p>
          </table:table-cell>
          <table:table-cell office:value-type="float" office:value="0.07074025" calcext:value-type="float">
            <text:p>0.07074025</text:p>
          </table:table-cell>
          <table:table-cell office:value-type="float" office:value="0.3572798" calcext:value-type="float">
            <text:p>0.3572798</text:p>
          </table:table-cell>
          <table:table-cell office:value-type="float" office:value="0.3419148" calcext:value-type="float">
            <text:p>0.3419148</text:p>
          </table:table-cell>
          <table:table-cell office:value-type="float" office:value="0" calcext:value-type="float">
            <text:p>0</text:p>
          </table:table-cell>
          <table:table-cell office:value-type="float" office:value="3263.807" calcext:value-type="float">
            <text:p>3263.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9059" calcext:value-type="float">
            <text:p>16.39059</text:p>
          </table:table-cell>
          <table:table-cell office:value-type="float" office:value="0" calcext:value-type="float">
            <text:p>0</text:p>
          </table:table-cell>
          <table:table-cell office:value-type="float" office:value="-0.9984242" calcext:value-type="float">
            <text:p>-0.99842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6.31805" calcext:value-type="float">
            <text:p>16.31805</text:p>
          </table:table-cell>
          <table:table-cell office:value-type="float" office:value="1098.293" calcext:value-type="float">
            <text:p>1098.293</text:p>
          </table:table-cell>
          <table:table-cell office:value-type="float" office:value="0" calcext:value-type="float">
            <text:p>0</text:p>
          </table:table-cell>
          <table:table-cell office:value-type="float" office:value="-41.92353" calcext:value-type="float">
            <text:p>-41.92353</text:p>
          </table:table-cell>
          <table:table-cell office:value-type="float" office:value="0.5417461" calcext:value-type="float">
            <text:p>0.5417461</text:p>
          </table:table-cell>
          <table:table-cell office:value-type="float" office:value="0.5747663" calcext:value-type="float">
            <text:p>0.574766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75748" calcext:value-type="float">
            <text:p>-0.2575748</text:p>
          </table:table-cell>
          <table:table-cell office:value-type="float" office:value="0.002110347" calcext:value-type="float">
            <text:p>0.002110347</text:p>
          </table:table-cell>
          <table:table-cell office:value-type="float" office:value="0.004851949" calcext:value-type="float">
            <text:p>0.004851949</text:p>
          </table:table-cell>
          <table:table-cell office:value-type="float" office:value="17.78923" calcext:value-type="float">
            <text:p>17.78923</text:p>
          </table:table-cell>
          <table:table-cell office:value-type="float" office:value="0.9136701" calcext:value-type="float">
            <text:p>0.9136701</text:p>
          </table:table-cell>
          <table:table-cell office:value-type="float" office:value="0.06789611" calcext:value-type="float">
            <text:p>0.06789611</text:p>
          </table:table-cell>
          <table:table-cell office:value-type="float" office:value="0.03154791" calcext:value-type="float">
            <text:p>0.03154791</text:p>
          </table:table-cell>
          <table:table-cell office:value-type="float" office:value="0.02619254" calcext:value-type="float">
            <text:p>0.02619254</text:p>
          </table:table-cell>
          <table:table-cell office:value-type="float" office:value="0.02623323" calcext:value-type="float">
            <text:p>0.02623323</text:p>
          </table:table-cell>
          <table:table-cell office:value-type="float" office:value="0.01095336" calcext:value-type="float">
            <text:p>0.01095336</text:p>
          </table:table-cell>
          <table:table-cell office:value-type="float" office:value="0.007439825" calcext:value-type="float">
            <text:p>0.007439825</text:p>
          </table:table-cell>
          <table:table-cell office:value-type="float" office:value="0.02185945" calcext:value-type="float">
            <text:p>0.02185945</text:p>
          </table:table-cell>
          <table:table-cell office:value-type="float" office:value="0.02033333" calcext:value-type="float">
            <text:p>0.02033333</text:p>
          </table:table-cell>
          <table:table-cell office:value-type="float" office:value="0.01883019" calcext:value-type="float">
            <text:p>0.01883019</text:p>
          </table:table-cell>
          <table:table-cell office:value-type="float" office:value="0.01890444" calcext:value-type="float">
            <text:p>0.01890444</text:p>
          </table:table-cell>
          <table:table-cell office:value-type="float" office:value="0.01571409" calcext:value-type="float">
            <text:p>0.01571409</text:p>
          </table:table-cell>
          <table:table-cell office:value-type="float" office:value="0.005981311" calcext:value-type="float">
            <text:p>0.005981311</text:p>
          </table:table-cell>
          <table:table-cell office:value-type="float" office:value="0.006955042" calcext:value-type="float">
            <text:p>0.006955042</text:p>
          </table:table-cell>
          <table:table-cell office:value-type="float" office:value="0" calcext:value-type="float">
            <text:p>0</text:p>
          </table:table-cell>
          <table:table-cell office:value-type="float" office:value="2.679537" calcext:value-type="float">
            <text:p>2.679537</text:p>
          </table:table-cell>
          <table:table-cell office:value-type="float" office:value="0.1126635" calcext:value-type="float">
            <text:p>0.1126635</text:p>
          </table:table-cell>
          <table:table-cell office:value-type="float" office:value="0.07222791" calcext:value-type="float">
            <text:p>0.07222791</text:p>
          </table:table-cell>
          <table:table-cell office:value-type="float" office:value="0.0572989" calcext:value-type="float">
            <text:p>0.0572989</text:p>
          </table:table-cell>
          <table:table-cell office:value-type="float" office:value="0.05239657" calcext:value-type="float">
            <text:p>0.05239657</text:p>
          </table:table-cell>
          <table:table-cell office:value-type="float" office:value="0.02133277" calcext:value-type="float">
            <text:p>0.02133277</text:p>
          </table:table-cell>
          <table:table-cell office:value-type="float" office:value="0.0142878" calcext:value-type="float">
            <text:p>0.0142878</text:p>
          </table:table-cell>
          <table:table-cell office:value-type="float" office:value="0.01905806" calcext:value-type="float">
            <text:p>0.01905806</text:p>
          </table:table-cell>
          <table:table-cell office:value-type="float" office:value="0.02494909" calcext:value-type="float">
            <text:p>0.02494909</text:p>
          </table:table-cell>
          <table:table-cell office:value-type="float" office:value="0.06816208" calcext:value-type="float">
            <text:p>0.06816208</text:p>
          </table:table-cell>
          <table:table-cell office:value-type="float" office:value="0.02296385" calcext:value-type="float">
            <text:p>0.02296385</text:p>
          </table:table-cell>
          <table:table-cell office:value-type="float" office:value="0.07120933" calcext:value-type="float">
            <text:p>0.07120933</text:p>
          </table:table-cell>
          <table:table-cell office:value-type="float" office:value="0.3571686" calcext:value-type="float">
            <text:p>0.3571686</text:p>
          </table:table-cell>
          <table:table-cell office:value-type="float" office:value="0.3419333" calcext:value-type="float">
            <text:p>0.3419333</text:p>
          </table:table-cell>
          <table:table-cell office:value-type="float" office:value="0" calcext:value-type="float">
            <text:p>0</text:p>
          </table:table-cell>
          <table:table-cell office:value-type="float" office:value="3084.252" calcext:value-type="float">
            <text:p>3084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572" calcext:value-type="float">
            <text:p>16.43572</text:p>
          </table:table-cell>
          <table:table-cell office:value-type="float" office:value="0" calcext:value-type="float">
            <text:p>0</text:p>
          </table:table-cell>
          <table:table-cell office:value-type="float" office:value="-0.9987879" calcext:value-type="float">
            <text:p>-0.99878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6.29103" calcext:value-type="float">
            <text:p>16.29103</text:p>
          </table:table-cell>
          <table:table-cell office:value-type="float" office:value="1098.284" calcext:value-type="float">
            <text:p>1098.284</text:p>
          </table:table-cell>
          <table:table-cell office:value-type="float" office:value="0" calcext:value-type="float">
            <text:p>0</text:p>
          </table:table-cell>
          <table:table-cell office:value-type="float" office:value="-41.97673" calcext:value-type="float">
            <text:p>-41.97673</text:p>
          </table:table-cell>
          <table:table-cell office:value-type="float" office:value="0.5106655" calcext:value-type="float">
            <text:p>0.5106655</text:p>
          </table:table-cell>
          <table:table-cell office:value-type="float" office:value="0.5816628" calcext:value-type="float">
            <text:p>0.581662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79798" calcext:value-type="float">
            <text:p>-0.2579798</text:p>
          </table:table-cell>
          <table:table-cell office:value-type="float" office:value="0.002115524" calcext:value-type="float">
            <text:p>0.002115524</text:p>
          </table:table-cell>
          <table:table-cell office:value-type="float" office:value="0.004880473" calcext:value-type="float">
            <text:p>0.004880473</text:p>
          </table:table-cell>
          <table:table-cell office:value-type="float" office:value="17.82765" calcext:value-type="float">
            <text:p>17.82765</text:p>
          </table:table-cell>
          <table:table-cell office:value-type="float" office:value="0.7131322" calcext:value-type="float">
            <text:p>0.7131322</text:p>
          </table:table-cell>
          <table:table-cell office:value-type="float" office:value="0.04862143" calcext:value-type="float">
            <text:p>0.04862143</text:p>
          </table:table-cell>
          <table:table-cell office:value-type="float" office:value="0.02785318" calcext:value-type="float">
            <text:p>0.02785318</text:p>
          </table:table-cell>
          <table:table-cell office:value-type="float" office:value="0.02465498" calcext:value-type="float">
            <text:p>0.02465498</text:p>
          </table:table-cell>
          <table:table-cell office:value-type="float" office:value="0.0252498" calcext:value-type="float">
            <text:p>0.0252498</text:p>
          </table:table-cell>
          <table:table-cell office:value-type="float" office:value="0.01116598" calcext:value-type="float">
            <text:p>0.01116598</text:p>
          </table:table-cell>
          <table:table-cell office:value-type="float" office:value="0.007855369" calcext:value-type="float">
            <text:p>0.007855369</text:p>
          </table:table-cell>
          <table:table-cell office:value-type="float" office:value="0.02197992" calcext:value-type="float">
            <text:p>0.02197992</text:p>
          </table:table-cell>
          <table:table-cell office:value-type="float" office:value="0.02036998" calcext:value-type="float">
            <text:p>0.02036998</text:p>
          </table:table-cell>
          <table:table-cell office:value-type="float" office:value="0.01882578" calcext:value-type="float">
            <text:p>0.01882578</text:p>
          </table:table-cell>
          <table:table-cell office:value-type="float" office:value="0.01888956" calcext:value-type="float">
            <text:p>0.01888956</text:p>
          </table:table-cell>
          <table:table-cell office:value-type="float" office:value="0.01572205" calcext:value-type="float">
            <text:p>0.01572205</text:p>
          </table:table-cell>
          <table:table-cell office:value-type="float" office:value="0.005974498" calcext:value-type="float">
            <text:p>0.005974498</text:p>
          </table:table-cell>
          <table:table-cell office:value-type="float" office:value="0.006951733" calcext:value-type="float">
            <text:p>0.006951733</text:p>
          </table:table-cell>
          <table:table-cell office:value-type="float" office:value="0" calcext:value-type="float">
            <text:p>0</text:p>
          </table:table-cell>
          <table:table-cell office:value-type="float" office:value="3.513894" calcext:value-type="float">
            <text:p>3.51389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4221997" calcext:value-type="float">
            <text:p>0.04221997</text:p>
          </table:table-cell>
          <table:table-cell office:value-type="float" office:value="0.0374895" calcext:value-type="float">
            <text:p>0.0374895</text:p>
          </table:table-cell>
          <table:table-cell office:value-type="float" office:value="0.03472396" calcext:value-type="float">
            <text:p>0.03472396</text:p>
          </table:table-cell>
          <table:table-cell office:value-type="float" office:value="0.02006493" calcext:value-type="float">
            <text:p>0.02006493</text:p>
          </table:table-cell>
          <table:table-cell office:value-type="float" office:value="0.01624559" calcext:value-type="float">
            <text:p>0.01624559</text:p>
          </table:table-cell>
          <table:table-cell office:value-type="float" office:value="0.01934736" calcext:value-type="float">
            <text:p>0.01934736</text:p>
          </table:table-cell>
          <table:table-cell office:value-type="float" office:value="0.02501229" calcext:value-type="float">
            <text:p>0.02501229</text:p>
          </table:table-cell>
          <table:table-cell office:value-type="float" office:value="0.06817253" calcext:value-type="float">
            <text:p>0.06817253</text:p>
          </table:table-cell>
          <table:table-cell office:value-type="float" office:value="0.02300403" calcext:value-type="float">
            <text:p>0.02300403</text:p>
          </table:table-cell>
          <table:table-cell office:value-type="float" office:value="0.07167505" calcext:value-type="float">
            <text:p>0.07167505</text:p>
          </table:table-cell>
          <table:table-cell office:value-type="float" office:value="0.3570534" calcext:value-type="float">
            <text:p>0.3570534</text:p>
          </table:table-cell>
          <table:table-cell office:value-type="float" office:value="0.3419517" calcext:value-type="float">
            <text:p>0.3419517</text:p>
          </table:table-cell>
          <table:table-cell office:value-type="float" office:value="0" calcext:value-type="float">
            <text:p>0</text:p>
          </table:table-cell>
          <table:table-cell office:value-type="float" office:value="2944.486" calcext:value-type="float">
            <text:p>2944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8212" calcext:value-type="float">
            <text:p>16.48212</text:p>
          </table:table-cell>
          <table:table-cell office:value-type="float" office:value="0" calcext:value-type="float">
            <text:p>0</text:p>
          </table:table-cell>
          <table:table-cell office:value-type="float" office:value="-0.9989718" calcext:value-type="float">
            <text:p>-0.99897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6.26505" calcext:value-type="float">
            <text:p>16.26505</text:p>
          </table:table-cell>
          <table:table-cell office:value-type="float" office:value="1098.276" calcext:value-type="float">
            <text:p>1098.276</text:p>
          </table:table-cell>
          <table:table-cell office:value-type="float" office:value="0" calcext:value-type="float">
            <text:p>0</text:p>
          </table:table-cell>
          <table:table-cell office:value-type="float" office:value="-42.01872" calcext:value-type="float">
            <text:p>-42.01872</text:p>
          </table:table-cell>
          <table:table-cell office:value-type="float" office:value="0.4860511" calcext:value-type="float">
            <text:p>0.4860511</text:p>
          </table:table-cell>
          <table:table-cell office:value-type="float" office:value="0.5915341" calcext:value-type="float">
            <text:p>0.591534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83049" calcext:value-type="float">
            <text:p>-0.2583049</text:p>
          </table:table-cell>
          <table:table-cell office:value-type="float" office:value="0.002120856" calcext:value-type="float">
            <text:p>0.002120856</text:p>
          </table:table-cell>
          <table:table-cell office:value-type="float" office:value="0.00490898" calcext:value-type="float">
            <text:p>0.00490898</text:p>
          </table:table-cell>
          <table:table-cell office:value-type="float" office:value="17.84732" calcext:value-type="float">
            <text:p>17.84732</text:p>
          </table:table-cell>
          <table:table-cell office:value-type="float" office:value="0.5242395" calcext:value-type="float">
            <text:p>0.5242395</text:p>
          </table:table-cell>
          <table:table-cell office:value-type="float" office:value="0.03929812" calcext:value-type="float">
            <text:p>0.03929812</text:p>
          </table:table-cell>
          <table:table-cell office:value-type="float" office:value="0.02581212" calcext:value-type="float">
            <text:p>0.02581212</text:p>
          </table:table-cell>
          <table:table-cell office:value-type="float" office:value="0.02338309" calcext:value-type="float">
            <text:p>0.02338309</text:p>
          </table:table-cell>
          <table:table-cell office:value-type="float" office:value="0.02397681" calcext:value-type="float">
            <text:p>0.02397681</text:p>
          </table:table-cell>
          <table:table-cell office:value-type="float" office:value="0.01099696" calcext:value-type="float">
            <text:p>0.01099696</text:p>
          </table:table-cell>
          <table:table-cell office:value-type="float" office:value="0.007889007" calcext:value-type="float">
            <text:p>0.007889007</text:p>
          </table:table-cell>
          <table:table-cell office:value-type="float" office:value="0.02212678" calcext:value-type="float">
            <text:p>0.02212678</text:p>
          </table:table-cell>
          <table:table-cell office:value-type="float" office:value="0.02041525" calcext:value-type="float">
            <text:p>0.02041525</text:p>
          </table:table-cell>
          <table:table-cell office:value-type="float" office:value="0.01882511" calcext:value-type="float">
            <text:p>0.01882511</text:p>
          </table:table-cell>
          <table:table-cell office:value-type="float" office:value="0.01887455" calcext:value-type="float">
            <text:p>0.01887455</text:p>
          </table:table-cell>
          <table:table-cell office:value-type="float" office:value="0.01572936" calcext:value-type="float">
            <text:p>0.01572936</text:p>
          </table:table-cell>
          <table:table-cell office:value-type="float" office:value="0.005967718" calcext:value-type="float">
            <text:p>0.005967718</text:p>
          </table:table-cell>
          <table:table-cell office:value-type="float" office:value="0.006948431" calcext:value-type="float">
            <text:p>0.006948431</text:p>
          </table:table-cell>
          <table:table-cell office:value-type="float" office:value="0" calcext:value-type="float">
            <text:p>0</text:p>
          </table:table-cell>
          <table:table-cell office:value-type="float" office:value="4.011918" calcext:value-type="float">
            <text:p>4.011918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0.0347329" calcext:value-type="float">
            <text:p>0.0347329</text:p>
          </table:table-cell>
          <table:table-cell office:value-type="float" office:value="0.03207808" calcext:value-type="float">
            <text:p>0.03207808</text:p>
          </table:table-cell>
          <table:table-cell office:value-type="float" office:value="0.03081277" calcext:value-type="float">
            <text:p>0.03081277</text:p>
          </table:table-cell>
          <table:table-cell office:value-type="float" office:value="0.0184375" calcext:value-type="float">
            <text:p>0.0184375</text:p>
          </table:table-cell>
          <table:table-cell office:value-type="float" office:value="0.01602226" calcext:value-type="float">
            <text:p>0.01602226</text:p>
          </table:table-cell>
          <table:table-cell office:value-type="float" office:value="0.01962132" calcext:value-type="float">
            <text:p>0.01962132</text:p>
          </table:table-cell>
          <table:table-cell office:value-type="float" office:value="0.02510047" calcext:value-type="float">
            <text:p>0.02510047</text:p>
          </table:table-cell>
          <table:table-cell office:value-type="float" office:value="0.06819116" calcext:value-type="float">
            <text:p>0.06819116</text:p>
          </table:table-cell>
          <table:table-cell office:value-type="float" office:value="0.02304154" calcext:value-type="float">
            <text:p>0.02304154</text:p>
          </table:table-cell>
          <table:table-cell office:value-type="float" office:value="0.07213704" calcext:value-type="float">
            <text:p>0.07213704</text:p>
          </table:table-cell>
          <table:table-cell office:value-type="float" office:value="0.3569346" calcext:value-type="float">
            <text:p>0.3569346</text:p>
          </table:table-cell>
          <table:table-cell office:value-type="float" office:value="0.3419702" calcext:value-type="float">
            <text:p>0.3419702</text:p>
          </table:table-cell>
          <table:table-cell office:value-type="float" office:value="0" calcext:value-type="float">
            <text:p>0</text:p>
          </table:table-cell>
          <table:table-cell office:value-type="float" office:value="2832.295" calcext:value-type="float">
            <text:p>2832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608" calcext:value-type="float">
            <text:p>16.52608</text:p>
          </table:table-cell>
          <table:table-cell office:value-type="float" office:value="0" calcext:value-type="float">
            <text:p>0</text:p>
          </table:table-cell>
          <table:table-cell office:value-type="float" office:value="-0.999079" calcext:value-type="float">
            <text:p>-0.9990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6.22048" calcext:value-type="float">
            <text:p>16.22048</text:p>
          </table:table-cell>
          <table:table-cell office:value-type="float" office:value="1098.273" calcext:value-type="float">
            <text:p>1098.273</text:p>
          </table:table-cell>
          <table:table-cell office:value-type="float" office:value="0" calcext:value-type="float">
            <text:p>0</text:p>
          </table:table-cell>
          <table:table-cell office:value-type="float" office:value="-42.07401" calcext:value-type="float">
            <text:p>-42.07401</text:p>
          </table:table-cell>
          <table:table-cell office:value-type="float" office:value="0.4590891" calcext:value-type="float">
            <text:p>0.4590891</text:p>
          </table:table-cell>
          <table:table-cell office:value-type="float" office:value="0.6044232" calcext:value-type="float">
            <text:p>0.604423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87951" calcext:value-type="float">
            <text:p>-0.2587951</text:p>
          </table:table-cell>
          <table:table-cell office:value-type="float" office:value="0.002126556" calcext:value-type="float">
            <text:p>0.002126556</text:p>
          </table:table-cell>
          <table:table-cell office:value-type="float" office:value="0.004937077" calcext:value-type="float">
            <text:p>0.004937077</text:p>
          </table:table-cell>
          <table:table-cell office:value-type="float" office:value="17.87114" calcext:value-type="float">
            <text:p>17.87114</text:p>
          </table:table-cell>
          <table:table-cell office:value-type="float" office:value="0.3821013" calcext:value-type="float">
            <text:p>0.3821013</text:p>
          </table:table-cell>
          <table:table-cell office:value-type="float" office:value="0.03659819" calcext:value-type="float">
            <text:p>0.03659819</text:p>
          </table:table-cell>
          <table:table-cell office:value-type="float" office:value="0.0262689" calcext:value-type="float">
            <text:p>0.0262689</text:p>
          </table:table-cell>
          <table:table-cell office:value-type="float" office:value="0.02370972" calcext:value-type="float">
            <text:p>0.02370972</text:p>
          </table:table-cell>
          <table:table-cell office:value-type="float" office:value="0.02421881" calcext:value-type="float">
            <text:p>0.02421881</text:p>
          </table:table-cell>
          <table:table-cell office:value-type="float" office:value="0.01098855" calcext:value-type="float">
            <text:p>0.01098855</text:p>
          </table:table-cell>
          <table:table-cell office:value-type="float" office:value="0.007868209" calcext:value-type="float">
            <text:p>0.007868209</text:p>
          </table:table-cell>
          <table:table-cell office:value-type="float" office:value="0.02226503" calcext:value-type="float">
            <text:p>0.02226503</text:p>
          </table:table-cell>
          <table:table-cell office:value-type="float" office:value="0.02047107" calcext:value-type="float">
            <text:p>0.02047107</text:p>
          </table:table-cell>
          <table:table-cell office:value-type="float" office:value="0.01882918" calcext:value-type="float">
            <text:p>0.01882918</text:p>
          </table:table-cell>
          <table:table-cell office:value-type="float" office:value="0.01885984" calcext:value-type="float">
            <text:p>0.01885984</text:p>
          </table:table-cell>
          <table:table-cell office:value-type="float" office:value="0.01573611" calcext:value-type="float">
            <text:p>0.01573611</text:p>
          </table:table-cell>
          <table:table-cell office:value-type="float" office:value="0.005960978" calcext:value-type="float">
            <text:p>0.005960978</text:p>
          </table:table-cell>
          <table:table-cell office:value-type="float" office:value="0.006945129" calcext:value-type="float">
            <text:p>0.006945129</text:p>
          </table:table-cell>
          <table:table-cell office:value-type="float" office:value="0" calcext:value-type="float">
            <text:p>0</text:p>
          </table:table-cell>
          <table:table-cell office:value-type="float" office:value="4.545371" calcext:value-type="float">
            <text:p>4.545371</text:p>
          </table:table-cell>
          <table:table-cell office:value-type="float" office:value="0.1128199" calcext:value-type="float">
            <text:p>0.1128199</text:p>
          </table:table-cell>
          <table:table-cell office:value-type="float" office:value="0.02977988" calcext:value-type="float">
            <text:p>0.02977988</text:p>
          </table:table-cell>
          <table:table-cell office:value-type="float" office:value="0.02837654" calcext:value-type="float">
            <text:p>0.02837654</text:p>
          </table:table-cell>
          <table:table-cell office:value-type="float" office:value="0.02779744" calcext:value-type="float">
            <text:p>0.02779744</text:p>
          </table:table-cell>
          <table:table-cell office:value-type="float" office:value="0.01734184" calcext:value-type="float">
            <text:p>0.01734184</text:p>
          </table:table-cell>
          <table:table-cell office:value-type="float" office:value="0.01559625" calcext:value-type="float">
            <text:p>0.01559625</text:p>
          </table:table-cell>
          <table:table-cell office:value-type="float" office:value="0.01982004" calcext:value-type="float">
            <text:p>0.01982004</text:p>
          </table:table-cell>
          <table:table-cell office:value-type="float" office:value="0.02521121" calcext:value-type="float">
            <text:p>0.02521121</text:p>
          </table:table-cell>
          <table:table-cell office:value-type="float" office:value="0.0682219" calcext:value-type="float">
            <text:p>0.0682219</text:p>
          </table:table-cell>
          <table:table-cell office:value-type="float" office:value="0.02307725" calcext:value-type="float">
            <text:p>0.02307725</text:p>
          </table:table-cell>
          <table:table-cell office:value-type="float" office:value="0.07259499" calcext:value-type="float">
            <text:p>0.07259499</text:p>
          </table:table-cell>
          <table:table-cell office:value-type="float" office:value="0.3568129" calcext:value-type="float">
            <text:p>0.3568129</text:p>
          </table:table-cell>
          <table:table-cell office:value-type="float" office:value="0.3419888" calcext:value-type="float">
            <text:p>0.3419888</text:p>
          </table:table-cell>
          <table:table-cell office:value-type="float" office:value="0" calcext:value-type="float">
            <text:p>0</text:p>
          </table:table-cell>
          <table:table-cell office:value-type="float" office:value="2707.208" calcext:value-type="float">
            <text:p>2707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8453" calcext:value-type="float">
            <text:p>16.58453</text:p>
          </table:table-cell>
          <table:table-cell office:value-type="float" office:value="0" calcext:value-type="float">
            <text:p>0</text:p>
          </table:table-cell>
          <table:table-cell office:value-type="float" office:value="-0.9992106" calcext:value-type="float">
            <text:p>-0.99921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39.86481" calcext:value-type="float">
            <text:p>39.86481</text:p>
          </table:table-cell>
          <table:table-cell office:value-type="float" office:value="1098.268" calcext:value-type="float">
            <text:p>1098.26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4654588" calcext:value-type="float">
            <text:p>0.4654588</text:p>
          </table:table-cell>
          <table:table-cell office:value-type="float" office:value="0.6529392" calcext:value-type="float">
            <text:p>0.652939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9235" calcext:value-type="float">
            <text:p>-0.259235</text:p>
          </table:table-cell>
          <table:table-cell office:value-type="float" office:value="0.002135955" calcext:value-type="float">
            <text:p>0.00213595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85407" calcext:value-type="float">
            <text:p>17.85407</text:p>
          </table:table-cell>
          <table:table-cell office:value-type="float" office:value="0.2781848" calcext:value-type="float">
            <text:p>0.2781848</text:p>
          </table:table-cell>
          <table:table-cell office:value-type="float" office:value="0.09524649" calcext:value-type="float">
            <text:p>0.09524649</text:p>
          </table:table-cell>
          <table:table-cell office:value-type="float" office:value="0.07071695" calcext:value-type="float">
            <text:p>0.07071695</text:p>
          </table:table-cell>
          <table:table-cell office:value-type="float" office:value="0.05657504" calcext:value-type="float">
            <text:p>0.05657504</text:p>
          </table:table-cell>
          <table:table-cell office:value-type="float" office:value="0.05940731" calcext:value-type="float">
            <text:p>0.05940731</text:p>
          </table:table-cell>
          <table:table-cell office:value-type="float" office:value="0.01993144" calcext:value-type="float">
            <text:p>0.01993144</text:p>
          </table:table-cell>
          <table:table-cell office:value-type="float" office:value="0.01207987" calcext:value-type="float">
            <text:p>0.01207987</text:p>
          </table:table-cell>
          <table:table-cell office:value-type="float" office:value="0.02416884" calcext:value-type="float">
            <text:p>0.02416884</text:p>
          </table:table-cell>
          <table:table-cell office:value-type="float" office:value="0.02130163" calcext:value-type="float">
            <text:p>0.02130163</text:p>
          </table:table-cell>
          <table:table-cell office:value-type="float" office:value="0.01910966" calcext:value-type="float">
            <text:p>0.01910966</text:p>
          </table:table-cell>
          <table:table-cell office:value-type="float" office:value="0.0188735" calcext:value-type="float">
            <text:p>0.0188735</text:p>
          </table:table-cell>
          <table:table-cell office:value-type="float" office:value="0.01575826" calcext:value-type="float">
            <text:p>0.01575826</text:p>
          </table:table-cell>
          <table:table-cell office:value-type="float" office:value="0.005954109" calcext:value-type="float">
            <text:p>0.005954109</text:p>
          </table:table-cell>
          <table:table-cell office:value-type="float" office:value="0.00693942" calcext:value-type="float">
            <text:p>0.00693942</text:p>
          </table:table-cell>
          <table:table-cell office:value-type="float" office:value="0" calcext:value-type="float">
            <text:p>0</text:p>
          </table:table-cell>
          <table:table-cell office:value-type="float" office:value="3.019903" calcext:value-type="float">
            <text:p>3.019903</text:p>
          </table:table-cell>
          <table:table-cell office:value-type="float" office:value="0.2784896" calcext:value-type="float">
            <text:p>0.2784896</text:p>
          </table:table-cell>
          <table:table-cell office:value-type="float" office:value="0.0727211" calcext:value-type="float">
            <text:p>0.0727211</text:p>
          </table:table-cell>
          <table:table-cell office:value-type="float" office:value="0.0577985" calcext:value-type="float">
            <text:p>0.0577985</text:p>
          </table:table-cell>
          <table:table-cell office:value-type="float" office:value="0.05958137" calcext:value-type="float">
            <text:p>0.05958137</text:p>
          </table:table-cell>
          <table:table-cell office:value-type="float" office:value="0.02200465" calcext:value-type="float">
            <text:p>0.02200465</text:p>
          </table:table-cell>
          <table:table-cell office:value-type="float" office:value="0.01872488" calcext:value-type="float">
            <text:p>0.01872488</text:p>
          </table:table-cell>
          <table:table-cell office:value-type="float" office:value="0.02446306" calcext:value-type="float">
            <text:p>0.02446306</text:p>
          </table:table-cell>
          <table:table-cell office:value-type="float" office:value="0.02889365" calcext:value-type="float">
            <text:p>0.02889365</text:p>
          </table:table-cell>
          <table:table-cell office:value-type="float" office:value="0.07024032" calcext:value-type="float">
            <text:p>0.07024032</text:p>
          </table:table-cell>
          <table:table-cell office:value-type="float" office:value="0.02390849" calcext:value-type="float">
            <text:p>0.02390849</text:p>
          </table:table-cell>
          <table:table-cell office:value-type="float" office:value="0.07321962" calcext:value-type="float">
            <text:p>0.07321962</text:p>
          </table:table-cell>
          <table:table-cell office:value-type="float" office:value="0.3566297" calcext:value-type="float">
            <text:p>0.3566297</text:p>
          </table:table-cell>
          <table:table-cell office:value-type="float" office:value="0.3419405" calcext:value-type="float">
            <text:p>0.3419405</text:p>
          </table:table-cell>
          <table:table-cell office:value-type="float" office:value="0" calcext:value-type="float">
            <text:p>0</text:p>
          </table:table-cell>
          <table:table-cell office:value-type="float" office:value="481.0381" calcext:value-type="float">
            <text:p>481.038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6.67115" calcext:value-type="float">
            <text:p>16.67115</text:p>
          </table:table-cell>
          <table:table-cell office:value-type="float" office:value="0" calcext:value-type="float">
            <text:p>0</text:p>
          </table:table-cell>
          <table:table-cell office:value-type="float" office:value="-0.9993275" calcext:value-type="float">
            <text:p>-0.99932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39.73434" calcext:value-type="float">
            <text:p>39.73434</text:p>
          </table:table-cell>
          <table:table-cell office:value-type="float" office:value="1098.261" calcext:value-type="float">
            <text:p>1098.26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5224628" calcext:value-type="float">
            <text:p>0.5224628</text:p>
          </table:table-cell>
          <table:table-cell office:value-type="float" office:value="0.7266964" calcext:value-type="float">
            <text:p>0.726696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6" calcext:value-type="float">
            <text:p>0.0008999836</text:p>
          </table:table-cell>
          <table:table-cell office:value-type="float" office:value="-0.2596614" calcext:value-type="float">
            <text:p>-0.2596614</text:p>
          </table:table-cell>
          <table:table-cell office:value-type="float" office:value="0.002143913" calcext:value-type="float">
            <text:p>0.00214391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7752" calcext:value-type="float">
            <text:p>17.7752</text:p>
          </table:table-cell>
          <table:table-cell office:value-type="float" office:value="0.2291629" calcext:value-type="float">
            <text:p>0.2291629</text:p>
          </table:table-cell>
          <table:table-cell office:value-type="float" office:value="0.1392617" calcext:value-type="float">
            <text:p>0.1392617</text:p>
          </table:table-cell>
          <table:table-cell office:value-type="float" office:value="0.1132137" calcext:value-type="float">
            <text:p>0.1132137</text:p>
          </table:table-cell>
          <table:table-cell office:value-type="float" office:value="0.08941981" calcext:value-type="float">
            <text:p>0.08941981</text:p>
          </table:table-cell>
          <table:table-cell office:value-type="float" office:value="0.0936414" calcext:value-type="float">
            <text:p>0.0936414</text:p>
          </table:table-cell>
          <table:table-cell office:value-type="float" office:value="0.03152815" calcext:value-type="float">
            <text:p>0.03152815</text:p>
          </table:table-cell>
          <table:table-cell office:value-type="float" office:value="0.01789305" calcext:value-type="float">
            <text:p>0.01789305</text:p>
          </table:table-cell>
          <table:table-cell office:value-type="float" office:value="0.02646364" calcext:value-type="float">
            <text:p>0.02646364</text:p>
          </table:table-cell>
          <table:table-cell office:value-type="float" office:value="0.02232517" calcext:value-type="float">
            <text:p>0.02232517</text:p>
          </table:table-cell>
          <table:table-cell office:value-type="float" office:value="0.01952159" calcext:value-type="float">
            <text:p>0.01952159</text:p>
          </table:table-cell>
          <table:table-cell office:value-type="float" office:value="0.01893827" calcext:value-type="float">
            <text:p>0.01893827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05947283" calcext:value-type="float">
            <text:p>0.005947283</text:p>
          </table:table-cell>
          <table:table-cell office:value-type="float" office:value="0.006936371" calcext:value-type="float">
            <text:p>0.006936371</text:p>
          </table:table-cell>
          <table:table-cell office:value-type="float" office:value="0" calcext:value-type="float">
            <text:p>0</text:p>
          </table:table-cell>
          <table:table-cell office:value-type="float" office:value="2.610877" calcext:value-type="float">
            <text:p>2.610877</text:p>
          </table:table-cell>
          <table:table-cell office:value-type="float" office:value="0.616757" calcext:value-type="float">
            <text:p>0.616757</text:p>
          </table:table-cell>
          <table:table-cell office:value-type="float" office:value="0.2250362" calcext:value-type="float">
            <text:p>0.2250362</text:p>
          </table:table-cell>
          <table:table-cell office:value-type="float" office:value="0.1647272" calcext:value-type="float">
            <text:p>0.1647272</text:p>
          </table:table-cell>
          <table:table-cell office:value-type="float" office:value="0.1727508" calcext:value-type="float">
            <text:p>0.1727508</text:p>
          </table:table-cell>
          <table:table-cell office:value-type="float" office:value="0.04002344" calcext:value-type="float">
            <text:p>0.04002344</text:p>
          </table:table-cell>
          <table:table-cell office:value-type="float" office:value="0.02966844" calcext:value-type="float">
            <text:p>0.02966844</text:p>
          </table:table-cell>
          <table:table-cell office:value-type="float" office:value="0.03497277" calcext:value-type="float">
            <text:p>0.03497277</text:p>
          </table:table-cell>
          <table:table-cell office:value-type="float" office:value="0.03643732" calcext:value-type="float">
            <text:p>0.03643732</text:p>
          </table:table-cell>
          <table:table-cell office:value-type="float" office:value="0.07416064" calcext:value-type="float">
            <text:p>0.07416064</text:p>
          </table:table-cell>
          <table:table-cell office:value-type="float" office:value="0.02546645" calcext:value-type="float">
            <text:p>0.02546645</text:p>
          </table:table-cell>
          <table:table-cell office:value-type="float" office:value="0.07399627" calcext:value-type="float">
            <text:p>0.07399627</text:p>
          </table:table-cell>
          <table:table-cell office:value-type="float" office:value="0.3564394" calcext:value-type="float">
            <text:p>0.3564394</text:p>
          </table:table-cell>
          <table:table-cell office:value-type="float" office:value="0.3420328" calcext:value-type="float">
            <text:p>0.3420328</text:p>
          </table:table-cell>
          <table:table-cell office:value-type="float" office:value="0" calcext:value-type="float">
            <text:p>0</text:p>
          </table:table-cell>
          <table:table-cell office:value-type="float" office:value="539.9582" calcext:value-type="float">
            <text:p>539.958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6.80293" calcext:value-type="float">
            <text:p>16.80293</text:p>
          </table:table-cell>
          <table:table-cell office:value-type="float" office:value="0" calcext:value-type="float">
            <text:p>0</text:p>
          </table:table-cell>
          <table:table-cell office:value-type="float" office:value="-0.9994603" calcext:value-type="float">
            <text:p>-0.999460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39.58466" calcext:value-type="float">
            <text:p>39.58466</text:p>
          </table:table-cell>
          <table:table-cell office:value-type="float" office:value="1098.252" calcext:value-type="float">
            <text:p>1098.252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123182" calcext:value-type="float">
            <text:p>0.6123182</text:p>
          </table:table-cell>
          <table:table-cell office:value-type="float" office:value="0.7887422" calcext:value-type="float">
            <text:p>0.788742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8999838" calcext:value-type="float">
            <text:p>0.0008999838</text:p>
          </table:table-cell>
          <table:table-cell office:value-type="float" office:value="-0.260021" calcext:value-type="float">
            <text:p>-0.260021</text:p>
          </table:table-cell>
          <table:table-cell office:value-type="float" office:value="0.002150071" calcext:value-type="float">
            <text:p>0.00215007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61753" calcext:value-type="float">
            <text:p>17.61753</text:p>
          </table:table-cell>
          <table:table-cell office:value-type="float" office:value="0.245529" calcext:value-type="float">
            <text:p>0.245529</text:p>
          </table:table-cell>
          <table:table-cell office:value-type="float" office:value="0.1606029" calcext:value-type="float">
            <text:p>0.1606029</text:p>
          </table:table-cell>
          <table:table-cell office:value-type="float" office:value="0.1364818" calcext:value-type="float">
            <text:p>0.1364818</text:p>
          </table:table-cell>
          <table:table-cell office:value-type="float" office:value="0.1085315" calcext:value-type="float">
            <text:p>0.1085315</text:p>
          </table:table-cell>
          <table:table-cell office:value-type="float" office:value="0.1135369" calcext:value-type="float">
            <text:p>0.1135369</text:p>
          </table:table-cell>
          <table:table-cell office:value-type="float" office:value="0.0395338" calcext:value-type="float">
            <text:p>0.0395338</text:p>
          </table:table-cell>
          <table:table-cell office:value-type="float" office:value="0.02165851" calcext:value-type="float">
            <text:p>0.02165851</text:p>
          </table:table-cell>
          <table:table-cell office:value-type="float" office:value="0.02824755" calcext:value-type="float">
            <text:p>0.02824755</text:p>
          </table:table-cell>
          <table:table-cell office:value-type="float" office:value="0.02312869" calcext:value-type="float">
            <text:p>0.02312869</text:p>
          </table:table-cell>
          <table:table-cell office:value-type="float" office:value="0.01986077" calcext:value-type="float">
            <text:p>0.01986077</text:p>
          </table:table-cell>
          <table:table-cell office:value-type="float" office:value="0.01899724" calcext:value-type="float">
            <text:p>0.01899724</text:p>
          </table:table-cell>
          <table:table-cell office:value-type="float" office:value="0.01584678" calcext:value-type="float">
            <text:p>0.01584678</text:p>
          </table:table-cell>
          <table:table-cell office:value-type="float" office:value="0.005940657" calcext:value-type="float">
            <text:p>0.005940657</text:p>
          </table:table-cell>
          <table:table-cell office:value-type="float" office:value="0.006933185" calcext:value-type="float">
            <text:p>0.006933185</text:p>
          </table:table-cell>
          <table:table-cell office:value-type="float" office:value="0" calcext:value-type="float">
            <text:p>0</text:p>
          </table:table-cell>
          <table:table-cell office:value-type="float" office:value="3.11116" calcext:value-type="float">
            <text:p>3.11116</text:p>
          </table:table-cell>
          <table:table-cell office:value-type="float" office:value="1.020943" calcext:value-type="float">
            <text:p>1.020943</text:p>
          </table:table-cell>
          <table:table-cell office:value-type="float" office:value="0.4217112" calcext:value-type="float">
            <text:p>0.4217112</text:p>
          </table:table-cell>
          <table:table-cell office:value-type="float" office:value="0.3038412" calcext:value-type="float">
            <text:p>0.3038412</text:p>
          </table:table-cell>
          <table:table-cell office:value-type="float" office:value="0.3171741" calcext:value-type="float">
            <text:p>0.3171741</text:p>
          </table:table-cell>
          <table:table-cell office:value-type="float" office:value="0.06496597" calcext:value-type="float">
            <text:p>0.06496597</text:p>
          </table:table-cell>
          <table:table-cell office:value-type="float" office:value="0.04405498" calcext:value-type="float">
            <text:p>0.04405498</text:p>
          </table:table-cell>
          <table:table-cell office:value-type="float" office:value="0.04640411" calcext:value-type="float">
            <text:p>0.04640411</text:p>
          </table:table-cell>
          <table:table-cell office:value-type="float" office:value="0.04422276" calcext:value-type="float">
            <text:p>0.04422276</text:p>
          </table:table-cell>
          <table:table-cell office:value-type="float" office:value="0.07811964" calcext:value-type="float">
            <text:p>0.07811964</text:p>
          </table:table-cell>
          <table:table-cell office:value-type="float" office:value="0.027019" calcext:value-type="float">
            <text:p>0.027019</text:p>
          </table:table-cell>
          <table:table-cell office:value-type="float" office:value="0.07477107" calcext:value-type="float">
            <text:p>0.07477107</text:p>
          </table:table-cell>
          <table:table-cell office:value-type="float" office:value="0.3563012" calcext:value-type="float">
            <text:p>0.3563012</text:p>
          </table:table-cell>
          <table:table-cell office:value-type="float" office:value="0.3420728" calcext:value-type="float">
            <text:p>0.3420728</text:p>
          </table:table-cell>
          <table:table-cell office:value-type="float" office:value="0" calcext:value-type="float">
            <text:p>0</text:p>
          </table:table-cell>
          <table:table-cell office:value-type="float" office:value="643.3252" calcext:value-type="float">
            <text:p>643.325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6.9552" calcext:value-type="float">
            <text:p>16.9552</text:p>
          </table:table-cell>
          <table:table-cell office:value-type="float" office:value="0" calcext:value-type="float">
            <text:p>0</text:p>
          </table:table-cell>
          <table:table-cell office:value-type="float" office:value="-0.9996061" calcext:value-type="float">
            <text:p>-0.99960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39.49228" calcext:value-type="float">
            <text:p>39.49228</text:p>
          </table:table-cell>
          <table:table-cell office:value-type="float" office:value="1098.231" calcext:value-type="float">
            <text:p>1098.23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509016" calcext:value-type="float">
            <text:p>0.6509016</text:p>
          </table:table-cell>
          <table:table-cell office:value-type="float" office:value="0.8562497" calcext:value-type="float">
            <text:p>0.856249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0.000661749" calcext:value-type="float">
            <text:p>0.000661749</text:p>
          </table:table-cell>
          <table:table-cell office:value-type="float" office:value="-0.2603842" calcext:value-type="float">
            <text:p>-0.2603842</text:p>
          </table:table-cell>
          <table:table-cell office:value-type="float" office:value="0.002164638" calcext:value-type="float">
            <text:p>0.00216463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57212" calcext:value-type="float">
            <text:p>17.57212</text:p>
          </table:table-cell>
          <table:table-cell office:value-type="float" office:value="0.2225209" calcext:value-type="float">
            <text:p>0.2225209</text:p>
          </table:table-cell>
          <table:table-cell office:value-type="float" office:value="0.1704545" calcext:value-type="float">
            <text:p>0.1704545</text:p>
          </table:table-cell>
          <table:table-cell office:value-type="float" office:value="0.1481467" calcext:value-type="float">
            <text:p>0.1481467</text:p>
          </table:table-cell>
          <table:table-cell office:value-type="float" office:value="0.1189724" calcext:value-type="float">
            <text:p>0.1189724</text:p>
          </table:table-cell>
          <table:table-cell office:value-type="float" office:value="0.1244128" calcext:value-type="float">
            <text:p>0.1244128</text:p>
          </table:table-cell>
          <table:table-cell office:value-type="float" office:value="0.04489963" calcext:value-type="float">
            <text:p>0.04489963</text:p>
          </table:table-cell>
          <table:table-cell office:value-type="float" office:value="0.02409203" calcext:value-type="float">
            <text:p>0.02409203</text:p>
          </table:table-cell>
          <table:table-cell office:value-type="float" office:value="0.02974344" calcext:value-type="float">
            <text:p>0.02974344</text:p>
          </table:table-cell>
          <table:table-cell office:value-type="float" office:value="0.02381309" calcext:value-type="float">
            <text:p>0.02381309</text:p>
          </table:table-cell>
          <table:table-cell office:value-type="float" office:value="0.02015765" calcext:value-type="float">
            <text:p>0.02015765</text:p>
          </table:table-cell>
          <table:table-cell office:value-type="float" office:value="0.01905172" calcext:value-type="float">
            <text:p>0.01905172</text:p>
          </table:table-cell>
          <table:table-cell office:value-type="float" office:value="0.01588899" calcext:value-type="float">
            <text:p>0.01588899</text:p>
          </table:table-cell>
          <table:table-cell office:value-type="float" office:value="0.005978717" calcext:value-type="float">
            <text:p>0.005978717</text:p>
          </table:table-cell>
          <table:table-cell office:value-type="float" office:value="0.006884811" calcext:value-type="float">
            <text:p>0.006884811</text:p>
          </table:table-cell>
          <table:table-cell office:value-type="float" office:value="0" calcext:value-type="float">
            <text:p>0</text:p>
          </table:table-cell>
          <table:table-cell office:value-type="float" office:value="3.866214" calcext:value-type="float">
            <text:p>3.866214</text:p>
          </table:table-cell>
          <table:table-cell office:value-type="float" office:value="1.438064" calcext:value-type="float">
            <text:p>1.438064</text:p>
          </table:table-cell>
          <table:table-cell office:value-type="float" office:value="0.6281379" calcext:value-type="float">
            <text:p>0.6281379</text:p>
          </table:table-cell>
          <table:table-cell office:value-type="float" office:value="0.4557334" calcext:value-type="float">
            <text:p>0.4557334</text:p>
          </table:table-cell>
          <table:table-cell office:value-type="float" office:value="0.4761424" calcext:value-type="float">
            <text:p>0.4761424</text:p>
          </table:table-cell>
          <table:table-cell office:value-type="float" office:value="0.09457778" calcext:value-type="float">
            <text:p>0.09457778</text:p>
          </table:table-cell>
          <table:table-cell office:value-type="float" office:value="0.06083602" calcext:value-type="float">
            <text:p>0.06083602</text:p>
          </table:table-cell>
          <table:table-cell office:value-type="float" office:value="0.05864197" calcext:value-type="float">
            <text:p>0.05864197</text:p>
          </table:table-cell>
          <table:table-cell office:value-type="float" office:value="0.05220925" calcext:value-type="float">
            <text:p>0.05220925</text:p>
          </table:table-cell>
          <table:table-cell office:value-type="float" office:value="0.08210195" calcext:value-type="float">
            <text:p>0.08210195</text:p>
          </table:table-cell>
          <table:table-cell office:value-type="float" office:value="0.02856442" calcext:value-type="float">
            <text:p>0.02856442</text:p>
          </table:table-cell>
          <table:table-cell office:value-type="float" office:value="0.07580918" calcext:value-type="float">
            <text:p>0.07580918</text:p>
          </table:table-cell>
          <table:table-cell office:value-type="float" office:value="0.3663236" calcext:value-type="float">
            <text:p>0.3663236</text:p>
          </table:table-cell>
          <table:table-cell office:value-type="float" office:value="0.3320903" calcext:value-type="float">
            <text:p>0.3320903</text:p>
          </table:table-cell>
          <table:table-cell office:value-type="float" office:value="0" calcext:value-type="float">
            <text:p>0</text:p>
          </table:table-cell>
          <table:table-cell office:value-type="float" office:value="687.045" calcext:value-type="float">
            <text:p>687.04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06177" calcext:value-type="float">
            <text:p>17.06177</text:p>
          </table:table-cell>
          <table:table-cell office:value-type="float" office:value="0" calcext:value-type="float">
            <text:p>0</text:p>
          </table:table-cell>
          <table:table-cell office:value-type="float" office:value="-0.9997339" calcext:value-type="float">
            <text:p>-0.99973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39.40365" calcext:value-type="float">
            <text:p>39.40365</text:p>
          </table:table-cell>
          <table:table-cell office:value-type="float" office:value="1098.212" calcext:value-type="float">
            <text:p>1098.212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002213" calcext:value-type="float">
            <text:p>0.7002213</text:p>
          </table:table-cell>
          <table:table-cell office:value-type="float" office:value="0.9091887" calcext:value-type="float">
            <text:p>0.909188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02237286" calcext:value-type="float">
            <text:p>-0.0002237286</text:p>
          </table:table-cell>
          <table:table-cell office:value-type="float" office:value="-0.2606734" calcext:value-type="float">
            <text:p>-0.2606734</text:p>
          </table:table-cell>
          <table:table-cell office:value-type="float" office:value="0.002178722" calcext:value-type="float">
            <text:p>0.00217872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49605" calcext:value-type="float">
            <text:p>17.49605</text:p>
          </table:table-cell>
          <table:table-cell office:value-type="float" office:value="0.2909589" calcext:value-type="float">
            <text:p>0.2909589</text:p>
          </table:table-cell>
          <table:table-cell office:value-type="float" office:value="0.1741387" calcext:value-type="float">
            <text:p>0.1741387</text:p>
          </table:table-cell>
          <table:table-cell office:value-type="float" office:value="0.1531574" calcext:value-type="float">
            <text:p>0.1531574</text:p>
          </table:table-cell>
          <table:table-cell office:value-type="float" office:value="0.1240851" calcext:value-type="float">
            <text:p>0.1240851</text:p>
          </table:table-cell>
          <table:table-cell office:value-type="float" office:value="0.1296867" calcext:value-type="float">
            <text:p>0.1296867</text:p>
          </table:table-cell>
          <table:table-cell office:value-type="float" office:value="0.04828364" calcext:value-type="float">
            <text:p>0.04828364</text:p>
          </table:table-cell>
          <table:table-cell office:value-type="float" office:value="0.02561799" calcext:value-type="float">
            <text:p>0.02561799</text:p>
          </table:table-cell>
          <table:table-cell office:value-type="float" office:value="0.03099689" calcext:value-type="float">
            <text:p>0.03099689</text:p>
          </table:table-cell>
          <table:table-cell office:value-type="float" office:value="0.02440161" calcext:value-type="float">
            <text:p>0.02440161</text:p>
          </table:table-cell>
          <table:table-cell office:value-type="float" office:value="0.02041981" calcext:value-type="float">
            <text:p>0.02041981</text:p>
          </table:table-cell>
          <table:table-cell office:value-type="float" office:value="0.01910293" calcext:value-type="float">
            <text:p>0.01910293</text:p>
          </table:table-cell>
          <table:table-cell office:value-type="float" office:value="0.01593073" calcext:value-type="float">
            <text:p>0.01593073</text:p>
          </table:table-cell>
          <table:table-cell office:value-type="float" office:value="0.005963339" calcext:value-type="float">
            <text:p>0.005963339</text:p>
          </table:table-cell>
          <table:table-cell office:value-type="float" office:value="0.006889257" calcext:value-type="float">
            <text:p>0.006889257</text:p>
          </table:table-cell>
          <table:table-cell office:value-type="float" office:value="0" calcext:value-type="float">
            <text:p>0</text:p>
          </table:table-cell>
          <table:table-cell office:value-type="float" office:value="3.861809" calcext:value-type="float">
            <text:p>3.861809</text:p>
          </table:table-cell>
          <table:table-cell office:value-type="float" office:value="1.807624" calcext:value-type="float">
            <text:p>1.807624</text:p>
          </table:table-cell>
          <table:table-cell office:value-type="float" office:value="0.8108053" calcext:value-type="float">
            <text:p>0.8108053</text:p>
          </table:table-cell>
          <table:table-cell office:value-type="float" office:value="0.5929865" calcext:value-type="float">
            <text:p>0.5929865</text:p>
          </table:table-cell>
          <table:table-cell office:value-type="float" office:value="0.6218526" calcext:value-type="float">
            <text:p>0.6218526</text:p>
          </table:table-cell>
          <table:table-cell office:value-type="float" office:value="0.1243302" calcext:value-type="float">
            <text:p>0.1243302</text:p>
          </table:table-cell>
          <table:table-cell office:value-type="float" office:value="0.07806274" calcext:value-type="float">
            <text:p>0.07806274</text:p>
          </table:table-cell>
          <table:table-cell office:value-type="float" office:value="0.07118951" calcext:value-type="float">
            <text:p>0.07118951</text:p>
          </table:table-cell>
          <table:table-cell office:value-type="float" office:value="0.06043388" calcext:value-type="float">
            <text:p>0.06043388</text:p>
          </table:table-cell>
          <table:table-cell office:value-type="float" office:value="0.08612481" calcext:value-type="float">
            <text:p>0.08612481</text:p>
          </table:table-cell>
          <table:table-cell office:value-type="float" office:value="0.03011697" calcext:value-type="float">
            <text:p>0.03011697</text:p>
          </table:table-cell>
          <table:table-cell office:value-type="float" office:value="0.07737034" calcext:value-type="float">
            <text:p>0.07737034</text:p>
          </table:table-cell>
          <table:table-cell office:value-type="float" office:value="0.3627314" calcext:value-type="float">
            <text:p>0.3627314</text:p>
          </table:table-cell>
          <table:table-cell office:value-type="float" office:value="0.3363347" calcext:value-type="float">
            <text:p>0.3363347</text:p>
          </table:table-cell>
          <table:table-cell office:value-type="float" office:value="0" calcext:value-type="float">
            <text:p>0</text:p>
          </table:table-cell>
          <table:table-cell office:value-type="float" office:value="744.5558" calcext:value-type="float">
            <text:p>744.555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1638" calcext:value-type="float">
            <text:p>17.1638</text:p>
          </table:table-cell>
          <table:table-cell office:value-type="float" office:value="0" calcext:value-type="float">
            <text:p>0</text:p>
          </table:table-cell>
          <table:table-cell office:value-type="float" office:value="-0.9998388" calcext:value-type="float">
            <text:p>-0.99983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39.31366" calcext:value-type="float">
            <text:p>39.31366</text:p>
          </table:table-cell>
          <table:table-cell office:value-type="float" office:value="1098.191" calcext:value-type="float">
            <text:p>1098.19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49514" calcext:value-type="float">
            <text:p>0.749514</text:p>
          </table:table-cell>
          <table:table-cell office:value-type="float" office:value="0.964327" calcext:value-type="float">
            <text:p>0.96432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056949" calcext:value-type="float">
            <text:p>-0.001056949</text:p>
          </table:table-cell>
          <table:table-cell office:value-type="float" office:value="-0.2609717" calcext:value-type="float">
            <text:p>-0.2609717</text:p>
          </table:table-cell>
          <table:table-cell office:value-type="float" office:value="0.002192077" calcext:value-type="float">
            <text:p>0.00219207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42207" calcext:value-type="float">
            <text:p>17.42207</text:p>
          </table:table-cell>
          <table:table-cell office:value-type="float" office:value="0.4900905" calcext:value-type="float">
            <text:p>0.4900905</text:p>
          </table:table-cell>
          <table:table-cell office:value-type="float" office:value="0.1741291" calcext:value-type="float">
            <text:p>0.1741291</text:p>
          </table:table-cell>
          <table:table-cell office:value-type="float" office:value="0.1539108" calcext:value-type="float">
            <text:p>0.1539108</text:p>
          </table:table-cell>
          <table:table-cell office:value-type="float" office:value="0.1258912" calcext:value-type="float">
            <text:p>0.1258912</text:p>
          </table:table-cell>
          <table:table-cell office:value-type="float" office:value="0.1314559" calcext:value-type="float">
            <text:p>0.1314559</text:p>
          </table:table-cell>
          <table:table-cell office:value-type="float" office:value="0.05027024" calcext:value-type="float">
            <text:p>0.05027024</text:p>
          </table:table-cell>
          <table:table-cell office:value-type="float" office:value="0.02651628" calcext:value-type="float">
            <text:p>0.02651628</text:p>
          </table:table-cell>
          <table:table-cell office:value-type="float" office:value="0.0320443" calcext:value-type="float">
            <text:p>0.0320443</text:p>
          </table:table-cell>
          <table:table-cell office:value-type="float" office:value="0.02490534" calcext:value-type="float">
            <text:p>0.02490534</text:p>
          </table:table-cell>
          <table:table-cell office:value-type="float" office:value="0.02065123" calcext:value-type="float">
            <text:p>0.02065123</text:p>
          </table:table-cell>
          <table:table-cell office:value-type="float" office:value="0.01915106" calcext:value-type="float">
            <text:p>0.01915106</text:p>
          </table:table-cell>
          <table:table-cell office:value-type="float" office:value="0.01597067" calcext:value-type="float">
            <text:p>0.01597067</text:p>
          </table:table-cell>
          <table:table-cell office:value-type="float" office:value="0.005948558" calcext:value-type="float">
            <text:p>0.005948558</text:p>
          </table:table-cell>
          <table:table-cell office:value-type="float" office:value="0.006893605" calcext:value-type="float">
            <text:p>0.006893605</text:p>
          </table:table-cell>
          <table:table-cell office:value-type="float" office:value="0" calcext:value-type="float">
            <text:p>0</text:p>
          </table:table-cell>
          <table:table-cell office:value-type="float" office:value="3.909055" calcext:value-type="float">
            <text:p>3.909055</text:p>
          </table:table-cell>
          <table:table-cell office:value-type="float" office:value="2.206873" calcext:value-type="float">
            <text:p>2.206873</text:p>
          </table:table-cell>
          <table:table-cell office:value-type="float" office:value="1.010757" calcext:value-type="float">
            <text:p>1.010757</text:p>
          </table:table-cell>
          <table:table-cell office:value-type="float" office:value="0.7390918" calcext:value-type="float">
            <text:p>0.7390918</text:p>
          </table:table-cell>
          <table:table-cell office:value-type="float" office:value="0.7729073" calcext:value-type="float">
            <text:p>0.7729073</text:p>
          </table:table-cell>
          <table:table-cell office:value-type="float" office:value="0.1554485" calcext:value-type="float">
            <text:p>0.1554485</text:p>
          </table:table-cell>
          <table:table-cell office:value-type="float" office:value="0.09566329" calcext:value-type="float">
            <text:p>0.09566329</text:p>
          </table:table-cell>
          <table:table-cell office:value-type="float" office:value="0.08376178" calcext:value-type="float">
            <text:p>0.08376178</text:p>
          </table:table-cell>
          <table:table-cell office:value-type="float" office:value="0.06875131" calcext:value-type="float">
            <text:p>0.06875131</text:p>
          </table:table-cell>
          <table:table-cell office:value-type="float" office:value="0.0901904" calcext:value-type="float">
            <text:p>0.0901904</text:p>
          </table:table-cell>
          <table:table-cell office:value-type="float" office:value="0.03167535" calcext:value-type="float">
            <text:p>0.03167535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3594755" calcext:value-type="float">
            <text:p>0.3594755</text:p>
          </table:table-cell>
          <table:table-cell office:value-type="float" office:value="0.3404967" calcext:value-type="float">
            <text:p>0.3404967</text:p>
          </table:table-cell>
          <table:table-cell office:value-type="float" office:value="0" calcext:value-type="float">
            <text:p>0</text:p>
          </table:table-cell>
          <table:table-cell office:value-type="float" office:value="801.7434" calcext:value-type="float">
            <text:p>801.743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26797" calcext:value-type="float">
            <text:p>17.26797</text:p>
          </table:table-cell>
          <table:table-cell office:value-type="float" office:value="0" calcext:value-type="float">
            <text:p>0</text:p>
          </table:table-cell>
          <table:table-cell office:value-type="float" office:value="-0.9999419" calcext:value-type="float">
            <text:p>-0.99994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39.25207" calcext:value-type="float">
            <text:p>39.25207</text:p>
          </table:table-cell>
          <table:table-cell office:value-type="float" office:value="1098.165" calcext:value-type="float">
            <text:p>1098.16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777444" calcext:value-type="float">
            <text:p>0.7777444</text:p>
          </table:table-cell>
          <table:table-cell office:value-type="float" office:value="1.017302" calcext:value-type="float">
            <text:p>1.01730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6" calcext:value-type="float">
            <text:p>-0.001654826</text:p>
          </table:table-cell>
          <table:table-cell office:value-type="float" office:value="-0.2612464" calcext:value-type="float">
            <text:p>-0.2612464</text:p>
          </table:table-cell>
          <table:table-cell office:value-type="float" office:value="0.002208934" calcext:value-type="float">
            <text:p>0.00220893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39382" calcext:value-type="float">
            <text:p>17.39382</text:p>
          </table:table-cell>
          <table:table-cell office:value-type="float" office:value="0.7701976" calcext:value-type="float">
            <text:p>0.7701976</text:p>
          </table:table-cell>
          <table:table-cell office:value-type="float" office:value="0.1732008" calcext:value-type="float">
            <text:p>0.1732008</text:p>
          </table:table-cell>
          <table:table-cell office:value-type="float" office:value="0.1523789" calcext:value-type="float">
            <text:p>0.1523789</text:p>
          </table:table-cell>
          <table:table-cell office:value-type="float" office:value="0.1256913" calcext:value-type="float">
            <text:p>0.1256913</text:p>
          </table:table-cell>
          <table:table-cell office:value-type="float" office:value="0.1310967" calcext:value-type="float">
            <text:p>0.1310967</text:p>
          </table:table-cell>
          <table:table-cell office:value-type="float" office:value="0.0512667" calcext:value-type="float">
            <text:p>0.0512667</text:p>
          </table:table-cell>
          <table:table-cell office:value-type="float" office:value="0.02703722" calcext:value-type="float">
            <text:p>0.02703722</text:p>
          </table:table-cell>
          <table:table-cell office:value-type="float" office:value="0.03291336" calcext:value-type="float">
            <text:p>0.03291336</text:p>
          </table:table-cell>
          <table:table-cell office:value-type="float" office:value="0.0253327" calcext:value-type="float">
            <text:p>0.0253327</text:p>
          </table:table-cell>
          <table:table-cell office:value-type="float" office:value="0.02085512" calcext:value-type="float">
            <text:p>0.02085512</text:p>
          </table:table-cell>
          <table:table-cell office:value-type="float" office:value="0.01919619" calcext:value-type="float">
            <text:p>0.01919619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005936287" calcext:value-type="float">
            <text:p>0.005936287</text:p>
          </table:table-cell>
          <table:table-cell office:value-type="float" office:value="0.006895815" calcext:value-type="float">
            <text:p>0.006895815</text:p>
          </table:table-cell>
          <table:table-cell office:value-type="float" office:value="0" calcext:value-type="float">
            <text:p>0</text:p>
          </table:table-cell>
          <table:table-cell office:value-type="float" office:value="3.891118" calcext:value-type="float">
            <text:p>3.891118</text:p>
          </table:table-cell>
          <table:table-cell office:value-type="float" office:value="2.586149" calcext:value-type="float">
            <text:p>2.586149</text:p>
          </table:table-cell>
          <table:table-cell office:value-type="float" office:value="1.208347" calcext:value-type="float">
            <text:p>1.208347</text:p>
          </table:table-cell>
          <table:table-cell office:value-type="float" office:value="0.8860825" calcext:value-type="float">
            <text:p>0.8860825</text:p>
          </table:table-cell>
          <table:table-cell office:value-type="float" office:value="0.9247474" calcext:value-type="float">
            <text:p>0.9247474</text:p>
          </table:table-cell>
          <table:table-cell office:value-type="float" office:value="0.1879332" calcext:value-type="float">
            <text:p>0.1879332</text:p>
          </table:table-cell>
          <table:table-cell office:value-type="float" office:value="0.1140483" calcext:value-type="float">
            <text:p>0.1140483</text:p>
          </table:table-cell>
          <table:table-cell office:value-type="float" office:value="0.09645225" calcext:value-type="float">
            <text:p>0.09645225</text:p>
          </table:table-cell>
          <table:table-cell office:value-type="float" office:value="0.07706904" calcext:value-type="float">
            <text:p>0.07706904</text:p>
          </table:table-cell>
          <table:table-cell office:value-type="float" office:value="0.09428885" calcext:value-type="float">
            <text:p>0.09428885</text:p>
          </table:table-cell>
          <table:table-cell office:value-type="float" office:value="0.03323279" calcext:value-type="float">
            <text:p>0.03323279</text:p>
          </table:table-cell>
          <table:table-cell office:value-type="float" office:value="0.07953327" calcext:value-type="float">
            <text:p>0.07953327</text:p>
          </table:table-cell>
          <table:table-cell office:value-type="float" office:value="0.3571999" calcext:value-type="float">
            <text:p>0.3571999</text:p>
          </table:table-cell>
          <table:table-cell office:value-type="float" office:value="0.3435168" calcext:value-type="float">
            <text:p>0.3435168</text:p>
          </table:table-cell>
          <table:table-cell office:value-type="float" office:value="0" calcext:value-type="float">
            <text:p>0</text:p>
          </table:table-cell>
          <table:table-cell office:value-type="float" office:value="832.4937" calcext:value-type="float">
            <text:p>832.493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34927" calcext:value-type="float">
            <text:p>17.34927</text:p>
          </table:table-cell>
          <table:table-cell office:value-type="float" office:value="0" calcext:value-type="float">
            <text:p>0</text:p>
          </table:table-cell>
          <table:table-cell office:value-type="float" office:value="-1.000033" calcext:value-type="float">
            <text:p>-1.0000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39.21015" calcext:value-type="float">
            <text:p>39.21015</text:p>
          </table:table-cell>
          <table:table-cell office:value-type="float" office:value="1098.143" calcext:value-type="float">
            <text:p>1098.14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827567" calcext:value-type="float">
            <text:p>0.7827567</text:p>
          </table:table-cell>
          <table:table-cell office:value-type="float" office:value="1.072743" calcext:value-type="float">
            <text:p>1.07274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14655" calcext:value-type="float">
            <text:p>-0.2614655</text:p>
          </table:table-cell>
          <table:table-cell office:value-type="float" office:value="0.002224973" calcext:value-type="float">
            <text:p>0.00222497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41479" calcext:value-type="float">
            <text:p>17.41479</text:p>
          </table:table-cell>
          <table:table-cell office:value-type="float" office:value="0.8535429" calcext:value-type="float">
            <text:p>0.8535429</text:p>
          </table:table-cell>
          <table:table-cell office:value-type="float" office:value="0.1722769" calcext:value-type="float">
            <text:p>0.1722769</text:p>
          </table:table-cell>
          <table:table-cell office:value-type="float" office:value="0.1505745" calcext:value-type="float">
            <text:p>0.1505745</text:p>
          </table:table-cell>
          <table:table-cell office:value-type="float" office:value="0.1248071" calcext:value-type="float">
            <text:p>0.1248071</text:p>
          </table:table-cell>
          <table:table-cell office:value-type="float" office:value="0.1298372" calcext:value-type="float">
            <text:p>0.1298372</text:p>
          </table:table-cell>
          <table:table-cell office:value-type="float" office:value="0.05174351" calcext:value-type="float">
            <text:p>0.05174351</text:p>
          </table:table-cell>
          <table:table-cell office:value-type="float" office:value="0.02734386" calcext:value-type="float">
            <text:p>0.02734386</text:p>
          </table:table-cell>
          <table:table-cell office:value-type="float" office:value="0.03364634" calcext:value-type="float">
            <text:p>0.03364634</text:p>
          </table:table-cell>
          <table:table-cell office:value-type="float" office:value="0.02569564" calcext:value-type="float">
            <text:p>0.02569564</text:p>
          </table:table-cell>
          <table:table-cell office:value-type="float" office:value="0.02103412" calcext:value-type="float">
            <text:p>0.02103412</text:p>
          </table:table-cell>
          <table:table-cell office:value-type="float" office:value="0.0192383" calcext:value-type="float">
            <text:p>0.0192383</text:p>
          </table:table-cell>
          <table:table-cell office:value-type="float" office:value="0.01604598" calcext:value-type="float">
            <text:p>0.01604598</text:p>
          </table:table-cell>
          <table:table-cell office:value-type="float" office:value="0.005929791" calcext:value-type="float">
            <text:p>0.005929791</text:p>
          </table:table-cell>
          <table:table-cell office:value-type="float" office:value="0.006892616" calcext:value-type="float">
            <text:p>0.006892616</text:p>
          </table:table-cell>
          <table:table-cell office:value-type="float" office:value="0" calcext:value-type="float">
            <text:p>0</text:p>
          </table:table-cell>
          <table:table-cell office:value-type="float" office:value="8.600961" calcext:value-type="float">
            <text:p>8.600961</text:p>
          </table:table-cell>
          <table:table-cell office:value-type="float" office:value="2.848851" calcext:value-type="float">
            <text:p>2.848851</text:p>
          </table:table-cell>
          <table:table-cell office:value-type="float" office:value="1.359475" calcext:value-type="float">
            <text:p>1.359475</text:p>
          </table:table-cell>
          <table:table-cell office:value-type="float" office:value="1.009161" calcext:value-type="float">
            <text:p>1.009161</text:p>
          </table:table-cell>
          <table:table-cell office:value-type="float" office:value="1.056755" calcext:value-type="float">
            <text:p>1.056755</text:p>
          </table:table-cell>
          <table:table-cell office:value-type="float" office:value="0.2188815" calcext:value-type="float">
            <text:p>0.2188815</text:p>
          </table:table-cell>
          <table:table-cell office:value-type="float" office:value="0.1319826" calcext:value-type="float">
            <text:p>0.1319826</text:p>
          </table:table-cell>
          <table:table-cell office:value-type="float" office:value="0.1091591" calcext:value-type="float">
            <text:p>0.1091591</text:p>
          </table:table-cell>
          <table:table-cell office:value-type="float" office:value="0.08538451" calcext:value-type="float">
            <text:p>0.08538451</text:p>
          </table:table-cell>
          <table:table-cell office:value-type="float" office:value="0.0984126" calcext:value-type="float">
            <text:p>0.0984126</text:p>
          </table:table-cell>
          <table:table-cell office:value-type="float" office:value="0.0347857" calcext:value-type="float">
            <text:p>0.0347857</text:p>
          </table:table-cell>
          <table:table-cell office:value-type="float" office:value="0.08039569" calcext:value-type="float">
            <text:p>0.08039569</text:p>
          </table:table-cell>
          <table:table-cell office:value-type="float" office:value="0.3569694" calcext:value-type="float">
            <text:p>0.3569694</text:p>
          </table:table-cell>
          <table:table-cell office:value-type="float" office:value="0.3435372" calcext:value-type="float">
            <text:p>0.3435372</text:p>
          </table:table-cell>
          <table:table-cell office:value-type="float" office:value="0" calcext:value-type="float">
            <text:p>0</text:p>
          </table:table-cell>
          <table:table-cell office:value-type="float" office:value="837.6255" calcext:value-type="float">
            <text:p>837.625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40749" calcext:value-type="float">
            <text:p>17.40749</text:p>
          </table:table-cell>
          <table:table-cell office:value-type="float" office:value="0" calcext:value-type="float">
            <text:p>0</text:p>
          </table:table-cell>
          <table:table-cell office:value-type="float" office:value="-1.000111" calcext:value-type="float">
            <text:p>-1.0001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39.12625" calcext:value-type="float">
            <text:p>39.12625</text:p>
          </table:table-cell>
          <table:table-cell office:value-type="float" office:value="1098.135" calcext:value-type="float">
            <text:p>1098.13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890301" calcext:value-type="float">
            <text:p>0.7890301</text:p>
          </table:table-cell>
          <table:table-cell office:value-type="float" office:value="1.151257" calcext:value-type="float">
            <text:p>1.15125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19148" calcext:value-type="float">
            <text:p>-0.2619148</text:p>
          </table:table-cell>
          <table:table-cell office:value-type="float" office:value="0.002233688" calcext:value-type="float">
            <text:p>0.00223368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5269" calcext:value-type="float">
            <text:p>17.5269</text:p>
          </table:table-cell>
          <table:table-cell office:value-type="float" office:value="0.5587272" calcext:value-type="float">
            <text:p>0.5587272</text:p>
          </table:table-cell>
          <table:table-cell office:value-type="float" office:value="0.1650837" calcext:value-type="float">
            <text:p>0.1650837</text:p>
          </table:table-cell>
          <table:table-cell office:value-type="float" office:value="0.1470862" calcext:value-type="float">
            <text:p>0.1470862</text:p>
          </table:table-cell>
          <table:table-cell office:value-type="float" office:value="0.1231731" calcext:value-type="float">
            <text:p>0.1231731</text:p>
          </table:table-cell>
          <table:table-cell office:value-type="float" office:value="0.128015" calcext:value-type="float">
            <text:p>0.128015</text:p>
          </table:table-cell>
          <table:table-cell office:value-type="float" office:value="0.05184151" calcext:value-type="float">
            <text:p>0.05184151</text:p>
          </table:table-cell>
          <table:table-cell office:value-type="float" office:value="0.02754766" calcext:value-type="float">
            <text:p>0.02754766</text:p>
          </table:table-cell>
          <table:table-cell office:value-type="float" office:value="0.03428315" calcext:value-type="float">
            <text:p>0.03428315</text:p>
          </table:table-cell>
          <table:table-cell office:value-type="float" office:value="0.02600824" calcext:value-type="float">
            <text:p>0.02600824</text:p>
          </table:table-cell>
          <table:table-cell office:value-type="float" office:value="0.02119107" calcext:value-type="float">
            <text:p>0.02119107</text:p>
          </table:table-cell>
          <table:table-cell office:value-type="float" office:value="0.01927756" calcext:value-type="float">
            <text:p>0.01927756</text:p>
          </table:table-cell>
          <table:table-cell office:value-type="float" office:value="0.01608185" calcext:value-type="float">
            <text:p>0.01608185</text:p>
          </table:table-cell>
          <table:table-cell office:value-type="float" office:value="0.005923365" calcext:value-type="float">
            <text:p>0.005923365</text:p>
          </table:table-cell>
          <table:table-cell office:value-type="float" office:value="0.006889426" calcext:value-type="float">
            <text:p>0.006889426</text:p>
          </table:table-cell>
          <table:table-cell office:value-type="float" office:value="0" calcext:value-type="float">
            <text:p>0</text:p>
          </table:table-cell>
          <table:table-cell office:value-type="float" office:value="6.775685" calcext:value-type="float">
            <text:p>6.775685</text:p>
          </table:table-cell>
          <table:table-cell office:value-type="float" office:value="2.932378" calcext:value-type="float">
            <text:p>2.932378</text:p>
          </table:table-cell>
          <table:table-cell office:value-type="float" office:value="1.478704" calcext:value-type="float">
            <text:p>1.478704</text:p>
          </table:table-cell>
          <table:table-cell office:value-type="float" office:value="1.112275" calcext:value-type="float">
            <text:p>1.112275</text:p>
          </table:table-cell>
          <table:table-cell office:value-type="float" office:value="1.164827" calcext:value-type="float">
            <text:p>1.164827</text:p>
          </table:table-cell>
          <table:table-cell office:value-type="float" office:value="0.2452691" calcext:value-type="float">
            <text:p>0.2452691</text:p>
          </table:table-cell>
          <table:table-cell office:value-type="float" office:value="0.1481473" calcext:value-type="float">
            <text:p>0.1481473</text:p>
          </table:table-cell>
          <table:table-cell office:value-type="float" office:value="0.1212486" calcext:value-type="float">
            <text:p>0.1212486</text:p>
          </table:table-cell>
          <table:table-cell office:value-type="float" office:value="0.09360746" calcext:value-type="float">
            <text:p>0.09360746</text:p>
          </table:table-cell>
          <table:table-cell office:value-type="float" office:value="0.1025513" calcext:value-type="float">
            <text:p>0.1025513</text:p>
          </table:table-cell>
          <table:table-cell office:value-type="float" office:value="0.03633381" calcext:value-type="float">
            <text:p>0.03633381</text:p>
          </table:table-cell>
          <table:table-cell office:value-type="float" office:value="0.08124385" calcext:value-type="float">
            <text:p>0.08124385</text:p>
          </table:table-cell>
          <table:table-cell office:value-type="float" office:value="0.3567571" calcext:value-type="float">
            <text:p>0.3567571</text:p>
          </table:table-cell>
          <table:table-cell office:value-type="float" office:value="0.3435557" calcext:value-type="float">
            <text:p>0.3435557</text:p>
          </table:table-cell>
          <table:table-cell office:value-type="float" office:value="0" calcext:value-type="float">
            <text:p>0</text:p>
          </table:table-cell>
          <table:table-cell office:value-type="float" office:value="851.9749" calcext:value-type="float">
            <text:p>851.974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49337" calcext:value-type="float">
            <text:p>17.49337</text:p>
          </table:table-cell>
          <table:table-cell office:value-type="float" office:value="0" calcext:value-type="float">
            <text:p>0</text:p>
          </table:table-cell>
          <table:table-cell office:value-type="float" office:value="-1.000187" calcext:value-type="float">
            <text:p>-1.0001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39.01862" calcext:value-type="float">
            <text:p>39.01862</text:p>
          </table:table-cell>
          <table:table-cell office:value-type="float" office:value="1098.133" calcext:value-type="float">
            <text:p>1098.13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868149" calcext:value-type="float">
            <text:p>0.7868149</text:p>
          </table:table-cell>
          <table:table-cell office:value-type="float" office:value="1.255857" calcext:value-type="float">
            <text:p>1.25585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25062" calcext:value-type="float">
            <text:p>-0.2625062</text:p>
          </table:table-cell>
          <table:table-cell office:value-type="float" office:value="0.002242747" calcext:value-type="float">
            <text:p>0.00224274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6684" calcext:value-type="float">
            <text:p>17.6684</text:p>
          </table:table-cell>
          <table:table-cell office:value-type="float" office:value="0.4017713" calcext:value-type="float">
            <text:p>0.4017713</text:p>
          </table:table-cell>
          <table:table-cell office:value-type="float" office:value="0.1575968" calcext:value-type="float">
            <text:p>0.1575968</text:p>
          </table:table-cell>
          <table:table-cell office:value-type="float" office:value="0.142225" calcext:value-type="float">
            <text:p>0.142225</text:p>
          </table:table-cell>
          <table:table-cell office:value-type="float" office:value="0.1203684" calcext:value-type="float">
            <text:p>0.1203684</text:p>
          </table:table-cell>
          <table:table-cell office:value-type="float" office:value="0.1249295" calcext:value-type="float">
            <text:p>0.1249295</text:p>
          </table:table-cell>
          <table:table-cell office:value-type="float" office:value="0.0513918" calcext:value-type="float">
            <text:p>0.0513918</text:p>
          </table:table-cell>
          <table:table-cell office:value-type="float" office:value="0.02753029" calcext:value-type="float">
            <text:p>0.02753029</text:p>
          </table:table-cell>
          <table:table-cell office:value-type="float" office:value="0.034807" calcext:value-type="float">
            <text:p>0.034807</text:p>
          </table:table-cell>
          <table:table-cell office:value-type="float" office:value="0.02628084" calcext:value-type="float">
            <text:p>0.02628084</text:p>
          </table:table-cell>
          <table:table-cell office:value-type="float" office:value="0.02132953" calcext:value-type="float">
            <text:p>0.02132953</text:p>
          </table:table-cell>
          <table:table-cell office:value-type="float" office:value="0.01931427" calcext:value-type="float">
            <text:p>0.01931427</text:p>
          </table:table-cell>
          <table:table-cell office:value-type="float" office:value="0.01611672" calcext:value-type="float">
            <text:p>0.01611672</text:p>
          </table:table-cell>
          <table:table-cell office:value-type="float" office:value="0.005917015" calcext:value-type="float">
            <text:p>0.005917015</text:p>
          </table:table-cell>
          <table:table-cell office:value-type="float" office:value="0.006886258" calcext:value-type="float">
            <text:p>0.006886258</text:p>
          </table:table-cell>
          <table:table-cell office:value-type="float" office:value="0" calcext:value-type="float">
            <text:p>0</text:p>
          </table:table-cell>
          <table:table-cell office:value-type="float" office:value="6.212966" calcext:value-type="float">
            <text:p>6.212966</text:p>
          </table:table-cell>
          <table:table-cell office:value-type="float" office:value="3.008534" calcext:value-type="float">
            <text:p>3.008534</text:p>
          </table:table-cell>
          <table:table-cell office:value-type="float" office:value="1.622917" calcext:value-type="float">
            <text:p>1.622917</text:p>
          </table:table-cell>
          <table:table-cell office:value-type="float" office:value="1.229986" calcext:value-type="float">
            <text:p>1.229986</text:p>
          </table:table-cell>
          <table:table-cell office:value-type="float" office:value="1.264889" calcext:value-type="float">
            <text:p>1.264889</text:p>
          </table:table-cell>
          <table:table-cell office:value-type="float" office:value="0.2718707" calcext:value-type="float">
            <text:p>0.2718707</text:p>
          </table:table-cell>
          <table:table-cell office:value-type="float" office:value="0.1639277" calcext:value-type="float">
            <text:p>0.1639277</text:p>
          </table:table-cell>
          <table:table-cell office:value-type="float" office:value="0.1328884" calcext:value-type="float">
            <text:p>0.1328884</text:p>
          </table:table-cell>
          <table:table-cell office:value-type="float" office:value="0.1016946" calcext:value-type="float">
            <text:p>0.1016946</text:p>
          </table:table-cell>
          <table:table-cell office:value-type="float" office:value="0.1066939" calcext:value-type="float">
            <text:p>0.1066939</text:p>
          </table:table-cell>
          <table:table-cell office:value-type="float" office:value="0.03788045" calcext:value-type="float">
            <text:p>0.03788045</text:p>
          </table:table-cell>
          <table:table-cell office:value-type="float" office:value="0.08207866" calcext:value-type="float">
            <text:p>0.08207866</text:p>
          </table:table-cell>
          <table:table-cell office:value-type="float" office:value="0.3565601" calcext:value-type="float">
            <text:p>0.3565601</text:p>
          </table:table-cell>
          <table:table-cell office:value-type="float" office:value="0.343574" calcext:value-type="float">
            <text:p>0.343574</text:p>
          </table:table-cell>
          <table:table-cell office:value-type="float" office:value="0" calcext:value-type="float">
            <text:p>0</text:p>
          </table:table-cell>
          <table:table-cell office:value-type="float" office:value="855.5282" calcext:value-type="float">
            <text:p>855.528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59715" calcext:value-type="float">
            <text:p>17.59715</text:p>
          </table:table-cell>
          <table:table-cell office:value-type="float" office:value="0" calcext:value-type="float">
            <text:p>0</text:p>
          </table:table-cell>
          <table:table-cell office:value-type="float" office:value="-1.000263" calcext:value-type="float">
            <text:p>-1.0002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38.94162" calcext:value-type="float">
            <text:p>38.94162</text:p>
          </table:table-cell>
          <table:table-cell office:value-type="float" office:value="1098.123" calcext:value-type="float">
            <text:p>1098.12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794688" calcext:value-type="float">
            <text:p>0.7794688</text:p>
          </table:table-cell>
          <table:table-cell office:value-type="float" office:value="1.342633" calcext:value-type="float">
            <text:p>1.34263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29218" calcext:value-type="float">
            <text:p>-0.2629218</text:p>
          </table:table-cell>
          <table:table-cell office:value-type="float" office:value="0.002254855" calcext:value-type="float">
            <text:p>0.00225485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75825" calcext:value-type="float">
            <text:p>17.75825</text:p>
          </table:table-cell>
          <table:table-cell office:value-type="float" office:value="0.3191218" calcext:value-type="float">
            <text:p>0.3191218</text:p>
          </table:table-cell>
          <table:table-cell office:value-type="float" office:value="0.1529791" calcext:value-type="float">
            <text:p>0.1529791</text:p>
          </table:table-cell>
          <table:table-cell office:value-type="float" office:value="0.1382899" calcext:value-type="float">
            <text:p>0.1382899</text:p>
          </table:table-cell>
          <table:table-cell office:value-type="float" office:value="0.1176584" calcext:value-type="float">
            <text:p>0.1176584</text:p>
          </table:table-cell>
          <table:table-cell office:value-type="float" office:value="0.121792" calcext:value-type="float">
            <text:p>0.121792</text:p>
          </table:table-cell>
          <table:table-cell office:value-type="float" office:value="0.05071604" calcext:value-type="float">
            <text:p>0.05071604</text:p>
          </table:table-cell>
          <table:table-cell office:value-type="float" office:value="0.02740197" calcext:value-type="float">
            <text:p>0.02740197</text:p>
          </table:table-cell>
          <table:table-cell office:value-type="float" office:value="0.03522868" calcext:value-type="float">
            <text:p>0.03522868</text:p>
          </table:table-cell>
          <table:table-cell office:value-type="float" office:value="0.02651184" calcext:value-type="float">
            <text:p>0.02651184</text:p>
          </table:table-cell>
          <table:table-cell office:value-type="float" office:value="0.02145247" calcext:value-type="float">
            <text:p>0.02145247</text:p>
          </table:table-cell>
          <table:table-cell office:value-type="float" office:value="0.01934883" calcext:value-type="float">
            <text:p>0.01934883</text:p>
          </table:table-cell>
          <table:table-cell office:value-type="float" office:value="0.01615062" calcext:value-type="float">
            <text:p>0.01615062</text:p>
          </table:table-cell>
          <table:table-cell office:value-type="float" office:value="0.005910744" calcext:value-type="float">
            <text:p>0.005910744</text:p>
          </table:table-cell>
          <table:table-cell office:value-type="float" office:value="0.006883111" calcext:value-type="float">
            <text:p>0.006883111</text:p>
          </table:table-cell>
          <table:table-cell office:value-type="float" office:value="0" calcext:value-type="float">
            <text:p>0</text:p>
          </table:table-cell>
          <table:table-cell office:value-type="float" office:value="6.890804" calcext:value-type="float">
            <text:p>6.890804</text:p>
          </table:table-cell>
          <table:table-cell office:value-type="float" office:value="3.077784" calcext:value-type="float">
            <text:p>3.077784</text:p>
          </table:table-cell>
          <table:table-cell office:value-type="float" office:value="1.744239" calcext:value-type="float">
            <text:p>1.744239</text:p>
          </table:table-cell>
          <table:table-cell office:value-type="float" office:value="1.340106" calcext:value-type="float">
            <text:p>1.340106</text:p>
          </table:table-cell>
          <table:table-cell office:value-type="float" office:value="1.346212" calcext:value-type="float">
            <text:p>1.346212</text:p>
          </table:table-cell>
          <table:table-cell office:value-type="float" office:value="0.2988279" calcext:value-type="float">
            <text:p>0.2988279</text:p>
          </table:table-cell>
          <table:table-cell office:value-type="float" office:value="0.1793251" calcext:value-type="float">
            <text:p>0.1793251</text:p>
          </table:table-cell>
          <table:table-cell office:value-type="float" office:value="0.1445385" calcext:value-type="float">
            <text:p>0.1445385</text:p>
          </table:table-cell>
          <table:table-cell office:value-type="float" office:value="0.1096397" calcext:value-type="float">
            <text:p>0.1096397</text:p>
          </table:table-cell>
          <table:table-cell office:value-type="float" office:value="0.1108442" calcext:value-type="float">
            <text:p>0.1108442</text:p>
          </table:table-cell>
          <table:table-cell office:value-type="float" office:value="0.03942855" calcext:value-type="float">
            <text:p>0.03942855</text:p>
          </table:table-cell>
          <table:table-cell office:value-type="float" office:value="0.08290065" calcext:value-type="float">
            <text:p>0.08290065</text:p>
          </table:table-cell>
          <table:table-cell office:value-type="float" office:value="0.3563783" calcext:value-type="float">
            <text:p>0.3563783</text:p>
          </table:table-cell>
          <table:table-cell office:value-type="float" office:value="0.3435924" calcext:value-type="float">
            <text:p>0.3435924</text:p>
          </table:table-cell>
          <table:table-cell office:value-type="float" office:value="0" calcext:value-type="float">
            <text:p>0</text:p>
          </table:table-cell>
          <table:table-cell office:value-type="float" office:value="850.2891" calcext:value-type="float">
            <text:p>850.289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67746" calcext:value-type="float">
            <text:p>17.67746</text:p>
          </table:table-cell>
          <table:table-cell office:value-type="float" office:value="0" calcext:value-type="float">
            <text:p>0</text:p>
          </table:table-cell>
          <table:table-cell office:value-type="float" office:value="-1.000337" calcext:value-type="float">
            <text:p>-1.00033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38.8556" calcext:value-type="float">
            <text:p>38.8556</text:p>
          </table:table-cell>
          <table:table-cell office:value-type="float" office:value="1098.118" calcext:value-type="float">
            <text:p>1098.11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647346" calcext:value-type="float">
            <text:p>0.7647346</text:p>
          </table:table-cell>
          <table:table-cell office:value-type="float" office:value="1.44084" calcext:value-type="float">
            <text:p>1.4408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34332" calcext:value-type="float">
            <text:p>-0.2634332</text:p>
          </table:table-cell>
          <table:table-cell office:value-type="float" office:value="0.002268205" calcext:value-type="float">
            <text:p>0.00226820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85666" calcext:value-type="float">
            <text:p>17.85666</text:p>
          </table:table-cell>
          <table:table-cell office:value-type="float" office:value="0.2519926" calcext:value-type="float">
            <text:p>0.2519926</text:p>
          </table:table-cell>
          <table:table-cell office:value-type="float" office:value="0.1485125" calcext:value-type="float">
            <text:p>0.1485125</text:p>
          </table:table-cell>
          <table:table-cell office:value-type="float" office:value="0.1346152" calcext:value-type="float">
            <text:p>0.1346152</text:p>
          </table:table-cell>
          <table:table-cell office:value-type="float" office:value="0.1153312" calcext:value-type="float">
            <text:p>0.1153312</text:p>
          </table:table-cell>
          <table:table-cell office:value-type="float" office:value="0.1195555" calcext:value-type="float">
            <text:p>0.1195555</text:p>
          </table:table-cell>
          <table:table-cell office:value-type="float" office:value="0.05000132" calcext:value-type="float">
            <text:p>0.05000132</text:p>
          </table:table-cell>
          <table:table-cell office:value-type="float" office:value="0.02728559" calcext:value-type="float">
            <text:p>0.02728559</text:p>
          </table:table-cell>
          <table:table-cell office:value-type="float" office:value="0.03558235" calcext:value-type="float">
            <text:p>0.03558235</text:p>
          </table:table-cell>
          <table:table-cell office:value-type="float" office:value="0.02670629" calcext:value-type="float">
            <text:p>0.02670629</text:p>
          </table:table-cell>
          <table:table-cell office:value-type="float" office:value="0.02156067" calcext:value-type="float">
            <text:p>0.02156067</text:p>
          </table:table-cell>
          <table:table-cell office:value-type="float" office:value="0.01938184" calcext:value-type="float">
            <text:p>0.01938184</text:p>
          </table:table-cell>
          <table:table-cell office:value-type="float" office:value="0.01618351" calcext:value-type="float">
            <text:p>0.01618351</text:p>
          </table:table-cell>
          <table:table-cell office:value-type="float" office:value="0.005904547" calcext:value-type="float">
            <text:p>0.005904547</text:p>
          </table:table-cell>
          <table:table-cell office:value-type="float" office:value="0.006879965" calcext:value-type="float">
            <text:p>0.006879965</text:p>
          </table:table-cell>
          <table:table-cell office:value-type="float" office:value="0" calcext:value-type="float">
            <text:p>0</text:p>
          </table:table-cell>
          <table:table-cell office:value-type="float" office:value="7.834134" calcext:value-type="float">
            <text:p>7.834134</text:p>
          </table:table-cell>
          <table:table-cell office:value-type="float" office:value="3.205493" calcext:value-type="float">
            <text:p>3.205493</text:p>
          </table:table-cell>
          <table:table-cell office:value-type="float" office:value="1.861513" calcext:value-type="float">
            <text:p>1.861513</text:p>
          </table:table-cell>
          <table:table-cell office:value-type="float" office:value="1.443246" calcext:value-type="float">
            <text:p>1.443246</text:p>
          </table:table-cell>
          <table:table-cell office:value-type="float" office:value="1.415711" calcext:value-type="float">
            <text:p>1.415711</text:p>
          </table:table-cell>
          <table:table-cell office:value-type="float" office:value="0.3239028" calcext:value-type="float">
            <text:p>0.3239028</text:p>
          </table:table-cell>
          <table:table-cell office:value-type="float" office:value="0.1938827" calcext:value-type="float">
            <text:p>0.1938827</text:p>
          </table:table-cell>
          <table:table-cell office:value-type="float" office:value="0.1558953" calcext:value-type="float">
            <text:p>0.1558953</text:p>
          </table:table-cell>
          <table:table-cell office:value-type="float" office:value="0.1174422" calcext:value-type="float">
            <text:p>0.1174422</text:p>
          </table:table-cell>
          <table:table-cell office:value-type="float" office:value="0.1149794" calcext:value-type="float">
            <text:p>0.1149794</text:p>
          </table:table-cell>
          <table:table-cell office:value-type="float" office:value="0.0409896" calcext:value-type="float">
            <text:p>0.0409896</text:p>
          </table:table-cell>
          <table:table-cell office:value-type="float" office:value="0.08370759" calcext:value-type="float">
            <text:p>0.08370759</text:p>
          </table:table-cell>
          <table:table-cell office:value-type="float" office:value="0.3562092" calcext:value-type="float">
            <text:p>0.3562092</text:p>
          </table:table-cell>
          <table:table-cell office:value-type="float" office:value="0.3436108" calcext:value-type="float">
            <text:p>0.3436108</text:p>
          </table:table-cell>
          <table:table-cell office:value-type="float" office:value="0" calcext:value-type="float">
            <text:p>0</text:p>
          </table:table-cell>
          <table:table-cell office:value-type="float" office:value="836.0645" calcext:value-type="float">
            <text:p>836.064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76167" calcext:value-type="float">
            <text:p>17.76167</text:p>
          </table:table-cell>
          <table:table-cell office:value-type="float" office:value="0" calcext:value-type="float">
            <text:p>0</text:p>
          </table:table-cell>
          <table:table-cell office:value-type="float" office:value="-1.000402" calcext:value-type="float">
            <text:p>-1.0004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38.78188" calcext:value-type="float">
            <text:p>38.78188</text:p>
          </table:table-cell>
          <table:table-cell office:value-type="float" office:value="1098.109" calcext:value-type="float">
            <text:p>1098.10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525004" calcext:value-type="float">
            <text:p>0.7525004</text:p>
          </table:table-cell>
          <table:table-cell office:value-type="float" office:value="1.528392" calcext:value-type="float">
            <text:p>1.52839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21" calcext:value-type="float">
            <text:p>-0.001654821</text:p>
          </table:table-cell>
          <table:table-cell office:value-type="float" office:value="-0.2638426" calcext:value-type="float">
            <text:p>-0.2638426</text:p>
          </table:table-cell>
          <table:table-cell office:value-type="float" office:value="0.002283011" calcext:value-type="float">
            <text:p>0.00228301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92757" calcext:value-type="float">
            <text:p>17.92757</text:p>
          </table:table-cell>
          <table:table-cell office:value-type="float" office:value="0.2165934" calcext:value-type="float">
            <text:p>0.2165934</text:p>
          </table:table-cell>
          <table:table-cell office:value-type="float" office:value="0.1453793" calcext:value-type="float">
            <text:p>0.1453793</text:p>
          </table:table-cell>
          <table:table-cell office:value-type="float" office:value="0.1311993" calcext:value-type="float">
            <text:p>0.1311993</text:p>
          </table:table-cell>
          <table:table-cell office:value-type="float" office:value="0.1133091" calcext:value-type="float">
            <text:p>0.1133091</text:p>
          </table:table-cell>
          <table:table-cell office:value-type="float" office:value="0.1176321" calcext:value-type="float">
            <text:p>0.1176321</text:p>
          </table:table-cell>
          <table:table-cell office:value-type="float" office:value="0.04916226" calcext:value-type="float">
            <text:p>0.04916226</text:p>
          </table:table-cell>
          <table:table-cell office:value-type="float" office:value="0.02712527" calcext:value-type="float">
            <text:p>0.02712527</text:p>
          </table:table-cell>
          <table:table-cell office:value-type="float" office:value="0.03587165" calcext:value-type="float">
            <text:p>0.03587165</text:p>
          </table:table-cell>
          <table:table-cell office:value-type="float" office:value="0.02687076" calcext:value-type="float">
            <text:p>0.02687076</text:p>
          </table:table-cell>
          <table:table-cell office:value-type="float" office:value="0.02165532" calcext:value-type="float">
            <text:p>0.02165532</text:p>
          </table:table-cell>
          <table:table-cell office:value-type="float" office:value="0.01941298" calcext:value-type="float">
            <text:p>0.01941298</text:p>
          </table:table-cell>
          <table:table-cell office:value-type="float" office:value="0.01621559" calcext:value-type="float">
            <text:p>0.01621559</text:p>
          </table:table-cell>
          <table:table-cell office:value-type="float" office:value="0.005898423" calcext:value-type="float">
            <text:p>0.005898423</text:p>
          </table:table-cell>
          <table:table-cell office:value-type="float" office:value="0.006876829" calcext:value-type="float">
            <text:p>0.006876829</text:p>
          </table:table-cell>
          <table:table-cell office:value-type="float" office:value="0" calcext:value-type="float">
            <text:p>0</text:p>
          </table:table-cell>
          <table:table-cell office:value-type="float" office:value="9.110255" calcext:value-type="float">
            <text:p>9.110255</text:p>
          </table:table-cell>
          <table:table-cell office:value-type="float" office:value="3.352251" calcext:value-type="float">
            <text:p>3.352251</text:p>
          </table:table-cell>
          <table:table-cell office:value-type="float" office:value="1.977405" calcext:value-type="float">
            <text:p>1.977405</text:p>
          </table:table-cell>
          <table:table-cell office:value-type="float" office:value="1.546731" calcext:value-type="float">
            <text:p>1.546731</text:p>
          </table:table-cell>
          <table:table-cell office:value-type="float" office:value="1.488816" calcext:value-type="float">
            <text:p>1.488816</text:p>
          </table:table-cell>
          <table:table-cell office:value-type="float" office:value="0.3489611" calcext:value-type="float">
            <text:p>0.3489611</text:p>
          </table:table-cell>
          <table:table-cell office:value-type="float" office:value="0.2084174" calcext:value-type="float">
            <text:p>0.2084174</text:p>
          </table:table-cell>
          <table:table-cell office:value-type="float" office:value="0.1669695" calcext:value-type="float">
            <text:p>0.1669695</text:p>
          </table:table-cell>
          <table:table-cell office:value-type="float" office:value="0.1250845" calcext:value-type="float">
            <text:p>0.1250845</text:p>
          </table:table-cell>
          <table:table-cell office:value-type="float" office:value="0.1190818" calcext:value-type="float">
            <text:p>0.1190818</text:p>
          </table:table-cell>
          <table:table-cell office:value-type="float" office:value="0.04254894" calcext:value-type="float">
            <text:p>0.04254894</text:p>
          </table:table-cell>
          <table:table-cell office:value-type="float" office:value="0.084506" calcext:value-type="float">
            <text:p>0.084506</text:p>
          </table:table-cell>
          <table:table-cell office:value-type="float" office:value="0.3560514" calcext:value-type="float">
            <text:p>0.3560514</text:p>
          </table:table-cell>
          <table:table-cell office:value-type="float" office:value="0.3436292" calcext:value-type="float">
            <text:p>0.3436292</text:p>
          </table:table-cell>
          <table:table-cell office:value-type="float" office:value="0" calcext:value-type="float">
            <text:p>0</text:p>
          </table:table-cell>
          <table:table-cell office:value-type="float" office:value="823.7279" calcext:value-type="float">
            <text:p>823.727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83771" calcext:value-type="float">
            <text:p>17.83771</text:p>
          </table:table-cell>
          <table:table-cell office:value-type="float" office:value="0" calcext:value-type="float">
            <text:p>0</text:p>
          </table:table-cell>
          <table:table-cell office:value-type="float" office:value="-1.000466" calcext:value-type="float">
            <text:p>-1.0004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38.74564" calcext:value-type="float">
            <text:p>38.74564</text:p>
          </table:table-cell>
          <table:table-cell office:value-type="float" office:value="1098.093" calcext:value-type="float">
            <text:p>1098.09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523193" calcext:value-type="float">
            <text:p>0.7523193</text:p>
          </table:table-cell>
          <table:table-cell office:value-type="float" office:value="1.575066" calcext:value-type="float">
            <text:p>1.57506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594" calcext:value-type="float">
            <text:p>0.00071625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818" calcext:value-type="float">
            <text:p>-0.001654818</text:p>
          </table:table-cell>
          <table:table-cell office:value-type="float" office:value="-0.2640058" calcext:value-type="float">
            <text:p>-0.2640058</text:p>
          </table:table-cell>
          <table:table-cell office:value-type="float" office:value="0.002297444" calcext:value-type="float">
            <text:p>0.00229744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95193" calcext:value-type="float">
            <text:p>17.95193</text:p>
          </table:table-cell>
          <table:table-cell office:value-type="float" office:value="0.3213297" calcext:value-type="float">
            <text:p>0.3213297</text:p>
          </table:table-cell>
          <table:table-cell office:value-type="float" office:value="0.1494726" calcext:value-type="float">
            <text:p>0.1494726</text:p>
          </table:table-cell>
          <table:table-cell office:value-type="float" office:value="0.1311523" calcext:value-type="float">
            <text:p>0.1311523</text:p>
          </table:table-cell>
          <table:table-cell office:value-type="float" office:value="0.1134932" calcext:value-type="float">
            <text:p>0.1134932</text:p>
          </table:table-cell>
          <table:table-cell office:value-type="float" office:value="0.1173981" calcext:value-type="float">
            <text:p>0.1173981</text:p>
          </table:table-cell>
          <table:table-cell office:value-type="float" office:value="0.04859021" calcext:value-type="float">
            <text:p>0.04859021</text:p>
          </table:table-cell>
          <table:table-cell office:value-type="float" office:value="0.0270585" calcext:value-type="float">
            <text:p>0.0270585</text:p>
          </table:table-cell>
          <table:table-cell office:value-type="float" office:value="0.03612233" calcext:value-type="float">
            <text:p>0.03612233</text:p>
          </table:table-cell>
          <table:table-cell office:value-type="float" office:value="0.02700934" calcext:value-type="float">
            <text:p>0.02700934</text:p>
          </table:table-cell>
          <table:table-cell office:value-type="float" office:value="0.0217378" calcext:value-type="float">
            <text:p>0.0217378</text:p>
          </table:table-cell>
          <table:table-cell office:value-type="float" office:value="0.01944228" calcext:value-type="float">
            <text:p>0.01944228</text:p>
          </table:table-cell>
          <table:table-cell office:value-type="float" office:value="0.01624696" calcext:value-type="float">
            <text:p>0.01624696</text:p>
          </table:table-cell>
          <table:table-cell office:value-type="float" office:value="0.005892371" calcext:value-type="float">
            <text:p>0.005892371</text:p>
          </table:table-cell>
          <table:table-cell office:value-type="float" office:value="0.006873722" calcext:value-type="float">
            <text:p>0.006873722</text:p>
          </table:table-cell>
          <table:table-cell office:value-type="float" office:value="0" calcext:value-type="float">
            <text:p>0</text:p>
          </table:table-cell>
          <table:table-cell office:value-type="float" office:value="14.27404" calcext:value-type="float">
            <text:p>14.27404</text:p>
          </table:table-cell>
          <table:table-cell office:value-type="float" office:value="3.795926" calcext:value-type="float">
            <text:p>3.795926</text:p>
          </table:table-cell>
          <table:table-cell office:value-type="float" office:value="2.063249" calcext:value-type="float">
            <text:p>2.063249</text:p>
          </table:table-cell>
          <table:table-cell office:value-type="float" office:value="1.627995" calcext:value-type="float">
            <text:p>1.627995</text:p>
          </table:table-cell>
          <table:table-cell office:value-type="float" office:value="1.540261" calcext:value-type="float">
            <text:p>1.540261</text:p>
          </table:table-cell>
          <table:table-cell office:value-type="float" office:value="0.3711774" calcext:value-type="float">
            <text:p>0.3711774</text:p>
          </table:table-cell>
          <table:table-cell office:value-type="float" office:value="0.2220968" calcext:value-type="float">
            <text:p>0.2220968</text:p>
          </table:table-cell>
          <table:table-cell office:value-type="float" office:value="0.1776924" calcext:value-type="float">
            <text:p>0.1776924</text:p>
          </table:table-cell>
          <table:table-cell office:value-type="float" office:value="0.1325374" calcext:value-type="float">
            <text:p>0.1325374</text:p>
          </table:table-cell>
          <table:table-cell office:value-type="float" office:value="0.1231465" calcext:value-type="float">
            <text:p>0.1231465</text:p>
          </table:table-cell>
          <table:table-cell office:value-type="float" office:value="0.04410265" calcext:value-type="float">
            <text:p>0.04410265</text:p>
          </table:table-cell>
          <table:table-cell office:value-type="float" office:value="0.08529489" calcext:value-type="float">
            <text:p>0.08529489</text:p>
          </table:table-cell>
          <table:table-cell office:value-type="float" office:value="0.3559052" calcext:value-type="float">
            <text:p>0.3559052</text:p>
          </table:table-cell>
          <table:table-cell office:value-type="float" office:value="0.3436475" calcext:value-type="float">
            <text:p>0.3436475</text:p>
          </table:table-cell>
          <table:table-cell office:value-type="float" office:value="0" calcext:value-type="float">
            <text:p>0</text:p>
          </table:table-cell>
          <table:table-cell office:value-type="float" office:value="822.4761" calcext:value-type="float">
            <text:p>822.476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88402" calcext:value-type="float">
            <text:p>17.88402</text:p>
          </table:table-cell>
          <table:table-cell office:value-type="float" office:value="0" calcext:value-type="float">
            <text:p>0</text:p>
          </table:table-cell>
          <table:table-cell office:value-type="float" office:value="-1.00049" calcext:value-type="float">
            <text:p>-1.000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38.71952" calcext:value-type="float">
            <text:p>38.71952</text:p>
          </table:table-cell>
          <table:table-cell office:value-type="float" office:value="1098.078" calcext:value-type="float">
            <text:p>1098.07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525378" calcext:value-type="float">
            <text:p>0.7525378</text:p>
          </table:table-cell>
          <table:table-cell office:value-type="float" office:value="1.610495" calcext:value-type="float">
            <text:p>1.61049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2611" calcext:value-type="float">
            <text:p>0.000716261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4777" calcext:value-type="float">
            <text:p>-0.001654777</text:p>
          </table:table-cell>
          <table:table-cell office:value-type="float" office:value="-0.2641303" calcext:value-type="float">
            <text:p>-0.2641303</text:p>
          </table:table-cell>
          <table:table-cell office:value-type="float" office:value="0.002310791" calcext:value-type="float">
            <text:p>0.00231079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96984" calcext:value-type="float">
            <text:p>17.96984</text:p>
          </table:table-cell>
          <table:table-cell office:value-type="float" office:value="0.3256346" calcext:value-type="float">
            <text:p>0.3256346</text:p>
          </table:table-cell>
          <table:table-cell office:value-type="float" office:value="0.1518646" calcext:value-type="float">
            <text:p>0.1518646</text:p>
          </table:table-cell>
          <table:table-cell office:value-type="float" office:value="0.1332122" calcext:value-type="float">
            <text:p>0.1332122</text:p>
          </table:table-cell>
          <table:table-cell office:value-type="float" office:value="0.1148702" calcext:value-type="float">
            <text:p>0.1148702</text:p>
          </table:table-cell>
          <table:table-cell office:value-type="float" office:value="0.1184072" calcext:value-type="float">
            <text:p>0.1184072</text:p>
          </table:table-cell>
          <table:table-cell office:value-type="float" office:value="0.04828067" calcext:value-type="float">
            <text:p>0.04828067</text:p>
          </table:table-cell>
          <table:table-cell office:value-type="float" office:value="0.02709994" calcext:value-type="float">
            <text:p>0.02709994</text:p>
          </table:table-cell>
          <table:table-cell office:value-type="float" office:value="0.03637233" calcext:value-type="float">
            <text:p>0.03637233</text:p>
          </table:table-cell>
          <table:table-cell office:value-type="float" office:value="0.02713639" calcext:value-type="float">
            <text:p>0.02713639</text:p>
          </table:table-cell>
          <table:table-cell office:value-type="float" office:value="0.02180972" calcext:value-type="float">
            <text:p>0.02180972</text:p>
          </table:table-cell>
          <table:table-cell office:value-type="float" office:value="0.01946983" calcext:value-type="float">
            <text:p>0.01946983</text:p>
          </table:table-cell>
          <table:table-cell office:value-type="float" office:value="0.01627763" calcext:value-type="float">
            <text:p>0.01627763</text:p>
          </table:table-cell>
          <table:table-cell office:value-type="float" office:value="0.005886396" calcext:value-type="float">
            <text:p>0.005886396</text:p>
          </table:table-cell>
          <table:table-cell office:value-type="float" office:value="0.006870619" calcext:value-type="float">
            <text:p>0.006870619</text:p>
          </table:table-cell>
          <table:table-cell office:value-type="float" office:value="0" calcext:value-type="float">
            <text:p>0</text:p>
          </table:table-cell>
          <table:table-cell office:value-type="float" office:value="13.77505" calcext:value-type="float">
            <text:p>13.77505</text:p>
          </table:table-cell>
          <table:table-cell office:value-type="float" office:value="3.94476" calcext:value-type="float">
            <text:p>3.94476</text:p>
          </table:table-cell>
          <table:table-cell office:value-type="float" office:value="2.137197" calcext:value-type="float">
            <text:p>2.137197</text:p>
          </table:table-cell>
          <table:table-cell office:value-type="float" office:value="1.69314" calcext:value-type="float">
            <text:p>1.69314</text:p>
          </table:table-cell>
          <table:table-cell office:value-type="float" office:value="1.580881" calcext:value-type="float">
            <text:p>1.580881</text:p>
          </table:table-cell>
          <table:table-cell office:value-type="float" office:value="0.3893777" calcext:value-type="float">
            <text:p>0.3893777</text:p>
          </table:table-cell>
          <table:table-cell office:value-type="float" office:value="0.2337254" calcext:value-type="float">
            <text:p>0.2337254</text:p>
          </table:table-cell>
          <table:table-cell office:value-type="float" office:value="0.1875595" calcext:value-type="float">
            <text:p>0.1875595</text:p>
          </table:table-cell>
          <table:table-cell office:value-type="float" office:value="0.1397489" calcext:value-type="float">
            <text:p>0.1397489</text:p>
          </table:table-cell>
          <table:table-cell office:value-type="float" office:value="0.1271637" calcext:value-type="float">
            <text:p>0.1271637</text:p>
          </table:table-cell>
          <table:table-cell office:value-type="float" office:value="0.04564898" calcext:value-type="float">
            <text:p>0.04564898</text:p>
          </table:table-cell>
          <table:table-cell office:value-type="float" office:value="0.08607259" calcext:value-type="float">
            <text:p>0.08607259</text:p>
          </table:table-cell>
          <table:table-cell office:value-type="float" office:value="0.3557732" calcext:value-type="float">
            <text:p>0.3557732</text:p>
          </table:table-cell>
          <table:table-cell office:value-type="float" office:value="0.3436659" calcext:value-type="float">
            <text:p>0.3436659</text:p>
          </table:table-cell>
          <table:table-cell office:value-type="float" office:value="0" calcext:value-type="float">
            <text:p>0</text:p>
          </table:table-cell>
          <table:table-cell office:value-type="float" office:value="822.6098" calcext:value-type="float">
            <text:p>822.609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92054" calcext:value-type="float">
            <text:p>17.92054</text:p>
          </table:table-cell>
          <table:table-cell office:value-type="float" office:value="0" calcext:value-type="float">
            <text:p>0</text:p>
          </table:table-cell>
          <table:table-cell office:value-type="float" office:value="-1.000502" calcext:value-type="float">
            <text:p>-1.0005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38.6935" calcext:value-type="float">
            <text:p>38.6935</text:p>
          </table:table-cell>
          <table:table-cell office:value-type="float" office:value="1098.065" calcext:value-type="float">
            <text:p>1098.06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5359" calcext:value-type="float">
            <text:p>0.75359</text:p>
          </table:table-cell>
          <table:table-cell office:value-type="float" office:value="1.643286" calcext:value-type="float">
            <text:p>1.64328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3894" calcext:value-type="float">
            <text:p>0.000716389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51321" calcext:value-type="float">
            <text:p>-0.001651321</text:p>
          </table:table-cell>
          <table:table-cell office:value-type="float" office:value="-0.2642412" calcext:value-type="float">
            <text:p>-0.2642412</text:p>
          </table:table-cell>
          <table:table-cell office:value-type="float" office:value="0.002326227" calcext:value-type="float">
            <text:p>0.00232622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7.98155" calcext:value-type="float">
            <text:p>17.98155</text:p>
          </table:table-cell>
          <table:table-cell office:value-type="float" office:value="0.3210768" calcext:value-type="float">
            <text:p>0.3210768</text:p>
          </table:table-cell>
          <table:table-cell office:value-type="float" office:value="0.1540312" calcext:value-type="float">
            <text:p>0.1540312</text:p>
          </table:table-cell>
          <table:table-cell office:value-type="float" office:value="0.1353595" calcext:value-type="float">
            <text:p>0.1353595</text:p>
          </table:table-cell>
          <table:table-cell office:value-type="float" office:value="0.1167028" calcext:value-type="float">
            <text:p>0.1167028</text:p>
          </table:table-cell>
          <table:table-cell office:value-type="float" office:value="0.1199416" calcext:value-type="float">
            <text:p>0.1199416</text:p>
          </table:table-cell>
          <table:table-cell office:value-type="float" office:value="0.04819896" calcext:value-type="float">
            <text:p>0.04819896</text:p>
          </table:table-cell>
          <table:table-cell office:value-type="float" office:value="0.02716689" calcext:value-type="float">
            <text:p>0.02716689</text:p>
          </table:table-cell>
          <table:table-cell office:value-type="float" office:value="0.03664303" calcext:value-type="float">
            <text:p>0.03664303</text:p>
          </table:table-cell>
          <table:table-cell office:value-type="float" office:value="0.02726085" calcext:value-type="float">
            <text:p>0.02726085</text:p>
          </table:table-cell>
          <table:table-cell office:value-type="float" office:value="0.0218733" calcext:value-type="float">
            <text:p>0.0218733</text:p>
          </table:table-cell>
          <table:table-cell office:value-type="float" office:value="0.01949578" calcext:value-type="float">
            <text:p>0.01949578</text:p>
          </table:table-cell>
          <table:table-cell office:value-type="float" office:value="0.01630765" calcext:value-type="float">
            <text:p>0.01630765</text:p>
          </table:table-cell>
          <table:table-cell office:value-type="float" office:value="0.005880501" calcext:value-type="float">
            <text:p>0.005880501</text:p>
          </table:table-cell>
          <table:table-cell office:value-type="float" office:value="0.006867524" calcext:value-type="float">
            <text:p>0.006867524</text:p>
          </table:table-cell>
          <table:table-cell office:value-type="float" office:value="0" calcext:value-type="float">
            <text:p>0</text:p>
          </table:table-cell>
          <table:table-cell office:value-type="float" office:value="12.89824" calcext:value-type="float">
            <text:p>12.89824</text:p>
          </table:table-cell>
          <table:table-cell office:value-type="float" office:value="3.971966" calcext:value-type="float">
            <text:p>3.971966</text:p>
          </table:table-cell>
          <table:table-cell office:value-type="float" office:value="2.174454" calcext:value-type="float">
            <text:p>2.174454</text:p>
          </table:table-cell>
          <table:table-cell office:value-type="float" office:value="1.743014" calcext:value-type="float">
            <text:p>1.743014</text:p>
          </table:table-cell>
          <table:table-cell office:value-type="float" office:value="1.606401" calcext:value-type="float">
            <text:p>1.606401</text:p>
          </table:table-cell>
          <table:table-cell office:value-type="float" office:value="0.4056754" calcext:value-type="float">
            <text:p>0.4056754</text:p>
          </table:table-cell>
          <table:table-cell office:value-type="float" office:value="0.2398771" calcext:value-type="float">
            <text:p>0.2398771</text:p>
          </table:table-cell>
          <table:table-cell office:value-type="float" office:value="0.1969177" calcext:value-type="float">
            <text:p>0.1969177</text:p>
          </table:table-cell>
          <table:table-cell office:value-type="float" office:value="0.1466608" calcext:value-type="float">
            <text:p>0.1466608</text:p>
          </table:table-cell>
          <table:table-cell office:value-type="float" office:value="0.131115" calcext:value-type="float">
            <text:p>0.131115</text:p>
          </table:table-cell>
          <table:table-cell office:value-type="float" office:value="0.04718531" calcext:value-type="float">
            <text:p>0.04718531</text:p>
          </table:table-cell>
          <table:table-cell office:value-type="float" office:value="0.08683802" calcext:value-type="float">
            <text:p>0.08683802</text:p>
          </table:table-cell>
          <table:table-cell office:value-type="float" office:value="0.3556558" calcext:value-type="float">
            <text:p>0.3556558</text:p>
          </table:table-cell>
          <table:table-cell office:value-type="float" office:value="0.3436842" calcext:value-type="float">
            <text:p>0.3436842</text:p>
          </table:table-cell>
          <table:table-cell office:value-type="float" office:value="0" calcext:value-type="float">
            <text:p>0</text:p>
          </table:table-cell>
          <table:table-cell office:value-type="float" office:value="823.8315" calcext:value-type="float">
            <text:p>823.831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95594" calcext:value-type="float">
            <text:p>17.95594</text:p>
          </table:table-cell>
          <table:table-cell office:value-type="float" office:value="0" calcext:value-type="float">
            <text:p>0</text:p>
          </table:table-cell>
          <table:table-cell office:value-type="float" office:value="-1.000513" calcext:value-type="float">
            <text:p>-1.0005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38.65711" calcext:value-type="float">
            <text:p>38.65711</text:p>
          </table:table-cell>
          <table:table-cell office:value-type="float" office:value="1098.057" calcext:value-type="float">
            <text:p>1098.05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491817" calcext:value-type="float">
            <text:p>0.7491817</text:p>
          </table:table-cell>
          <table:table-cell office:value-type="float" office:value="1.687402" calcext:value-type="float">
            <text:p>1.68740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5174" calcext:value-type="float">
            <text:p>0.000716517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7741" calcext:value-type="float">
            <text:p>-0.001647741</text:p>
          </table:table-cell>
          <table:table-cell office:value-type="float" office:value="-0.2644306" calcext:value-type="float">
            <text:p>-0.2644306</text:p>
          </table:table-cell>
          <table:table-cell office:value-type="float" office:value="0.002341604" calcext:value-type="float">
            <text:p>0.00234160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0172" calcext:value-type="float">
            <text:p>18.0172</text:p>
          </table:table-cell>
          <table:table-cell office:value-type="float" office:value="0.4650319" calcext:value-type="float">
            <text:p>0.4650319</text:p>
          </table:table-cell>
          <table:table-cell office:value-type="float" office:value="0.160308" calcext:value-type="float">
            <text:p>0.160308</text:p>
          </table:table-cell>
          <table:table-cell office:value-type="float" office:value="0.1365063" calcext:value-type="float">
            <text:p>0.1365063</text:p>
          </table:table-cell>
          <table:table-cell office:value-type="float" office:value="0.1178786" calcext:value-type="float">
            <text:p>0.1178786</text:p>
          </table:table-cell>
          <table:table-cell office:value-type="float" office:value="0.1210373" calcext:value-type="float">
            <text:p>0.1210373</text:p>
          </table:table-cell>
          <table:table-cell office:value-type="float" office:value="0.04816604" calcext:value-type="float">
            <text:p>0.04816604</text:p>
          </table:table-cell>
          <table:table-cell office:value-type="float" office:value="0.02719973" calcext:value-type="float">
            <text:p>0.02719973</text:p>
          </table:table-cell>
          <table:table-cell office:value-type="float" office:value="0.03692284" calcext:value-type="float">
            <text:p>0.03692284</text:p>
          </table:table-cell>
          <table:table-cell office:value-type="float" office:value="0.02738632" calcext:value-type="float">
            <text:p>0.02738632</text:p>
          </table:table-cell>
          <table:table-cell office:value-type="float" office:value="0.02193067" calcext:value-type="float">
            <text:p>0.02193067</text:p>
          </table:table-cell>
          <table:table-cell office:value-type="float" office:value="0.01952036" calcext:value-type="float">
            <text:p>0.01952036</text:p>
          </table:table-cell>
          <table:table-cell office:value-type="float" office:value="0.01633704" calcext:value-type="float">
            <text:p>0.01633704</text:p>
          </table:table-cell>
          <table:table-cell office:value-type="float" office:value="0.005874684" calcext:value-type="float">
            <text:p>0.005874684</text:p>
          </table:table-cell>
          <table:table-cell office:value-type="float" office:value="0.006864458" calcext:value-type="float">
            <text:p>0.006864458</text:p>
          </table:table-cell>
          <table:table-cell office:value-type="float" office:value="0" calcext:value-type="float">
            <text:p>0</text:p>
          </table:table-cell>
          <table:table-cell office:value-type="float" office:value="19.04961" calcext:value-type="float">
            <text:p>19.04961</text:p>
          </table:table-cell>
          <table:table-cell office:value-type="float" office:value="4.680424" calcext:value-type="float">
            <text:p>4.680424</text:p>
          </table:table-cell>
          <table:table-cell office:value-type="float" office:value="2.237645" calcext:value-type="float">
            <text:p>2.237645</text:p>
          </table:table-cell>
          <table:table-cell office:value-type="float" office:value="1.792959" calcext:value-type="float">
            <text:p>1.792959</text:p>
          </table:table-cell>
          <table:table-cell office:value-type="float" office:value="1.621993" calcext:value-type="float">
            <text:p>1.621993</text:p>
          </table:table-cell>
          <table:table-cell office:value-type="float" office:value="0.4207974" calcext:value-type="float">
            <text:p>0.4207974</text:p>
          </table:table-cell>
          <table:table-cell office:value-type="float" office:value="0.2417257" calcext:value-type="float">
            <text:p>0.2417257</text:p>
          </table:table-cell>
          <table:table-cell office:value-type="float" office:value="0.2058399" calcext:value-type="float">
            <text:p>0.2058399</text:p>
          </table:table-cell>
          <table:table-cell office:value-type="float" office:value="0.1532708" calcext:value-type="float">
            <text:p>0.1532708</text:p>
          </table:table-cell>
          <table:table-cell office:value-type="float" office:value="0.1349815" calcext:value-type="float">
            <text:p>0.1349815</text:p>
          </table:table-cell>
          <table:table-cell office:value-type="float" office:value="0.04870817" calcext:value-type="float">
            <text:p>0.04870817</text:p>
          </table:table-cell>
          <table:table-cell office:value-type="float" office:value="0.08759014" calcext:value-type="float">
            <text:p>0.08759014</text:p>
          </table:table-cell>
          <table:table-cell office:value-type="float" office:value="0.3555528" calcext:value-type="float">
            <text:p>0.3555528</text:p>
          </table:table-cell>
          <table:table-cell office:value-type="float" office:value="0.3437025" calcext:value-type="float">
            <text:p>0.3437025</text:p>
          </table:table-cell>
          <table:table-cell office:value-type="float" office:value="0" calcext:value-type="float">
            <text:p>0</text:p>
          </table:table-cell>
          <table:table-cell office:value-type="float" office:value="816.8571" calcext:value-type="float">
            <text:p>816.857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7.99714" calcext:value-type="float">
            <text:p>17.99714</text:p>
          </table:table-cell>
          <table:table-cell office:value-type="float" office:value="0" calcext:value-type="float">
            <text:p>0</text:p>
          </table:table-cell>
          <table:table-cell office:value-type="float" office:value="-1.000513" calcext:value-type="float">
            <text:p>-1.0005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38.58518" calcext:value-type="float">
            <text:p>38.58518</text:p>
          </table:table-cell>
          <table:table-cell office:value-type="float" office:value="1098.059" calcext:value-type="float">
            <text:p>1098.05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235857" calcext:value-type="float">
            <text:p>0.7235857</text:p>
          </table:table-cell>
          <table:table-cell office:value-type="float" office:value="1.776951" calcext:value-type="float">
            <text:p>1.77695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5174" calcext:value-type="float">
            <text:p>0.000716517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7741" calcext:value-type="float">
            <text:p>-0.001647741</text:p>
          </table:table-cell>
          <table:table-cell office:value-type="float" office:value="-0.2649982" calcext:value-type="float">
            <text:p>-0.2649982</text:p>
          </table:table-cell>
          <table:table-cell office:value-type="float" office:value="0.002355751" calcext:value-type="float">
            <text:p>0.00235575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16421" calcext:value-type="float">
            <text:p>18.16421</text:p>
          </table:table-cell>
          <table:table-cell office:value-type="float" office:value="0.3114524" calcext:value-type="float">
            <text:p>0.3114524</text:p>
          </table:table-cell>
          <table:table-cell office:value-type="float" office:value="0.1543926" calcext:value-type="float">
            <text:p>0.1543926</text:p>
          </table:table-cell>
          <table:table-cell office:value-type="float" office:value="0.1343992" calcext:value-type="float">
            <text:p>0.1343992</text:p>
          </table:table-cell>
          <table:table-cell office:value-type="float" office:value="0.1169345" calcext:value-type="float">
            <text:p>0.1169345</text:p>
          </table:table-cell>
          <table:table-cell office:value-type="float" office:value="0.1204281" calcext:value-type="float">
            <text:p>0.1204281</text:p>
          </table:table-cell>
          <table:table-cell office:value-type="float" office:value="0.04780575" calcext:value-type="float">
            <text:p>0.04780575</text:p>
          </table:table-cell>
          <table:table-cell office:value-type="float" office:value="0.02726286" calcext:value-type="float">
            <text:p>0.02726286</text:p>
          </table:table-cell>
          <table:table-cell office:value-type="float" office:value="0.03714876" calcext:value-type="float">
            <text:p>0.03714876</text:p>
          </table:table-cell>
          <table:table-cell office:value-type="float" office:value="0.02750927" calcext:value-type="float">
            <text:p>0.02750927</text:p>
          </table:table-cell>
          <table:table-cell office:value-type="float" office:value="0.02198332" calcext:value-type="float">
            <text:p>0.02198332</text:p>
          </table:table-cell>
          <table:table-cell office:value-type="float" office:value="0.01954377" calcext:value-type="float">
            <text:p>0.01954377</text:p>
          </table:table-cell>
          <table:table-cell office:value-type="float" office:value="0.01636587" calcext:value-type="float">
            <text:p>0.01636587</text:p>
          </table:table-cell>
          <table:table-cell office:value-type="float" office:value="0.00586895" calcext:value-type="float">
            <text:p>0.00586895</text:p>
          </table:table-cell>
          <table:table-cell office:value-type="float" office:value="0.006861394" calcext:value-type="float">
            <text:p>0.006861394</text:p>
          </table:table-cell>
          <table:table-cell office:value-type="float" office:value="0" calcext:value-type="float">
            <text:p>0</text:p>
          </table:table-cell>
          <table:table-cell office:value-type="float" office:value="15.97426" calcext:value-type="float">
            <text:p>15.97426</text:p>
          </table:table-cell>
          <table:table-cell office:value-type="float" office:value="4.985952" calcext:value-type="float">
            <text:p>4.985952</text:p>
          </table:table-cell>
          <table:table-cell office:value-type="float" office:value="2.36463" calcext:value-type="float">
            <text:p>2.36463</text:p>
          </table:table-cell>
          <table:table-cell office:value-type="float" office:value="1.873709" calcext:value-type="float">
            <text:p>1.873709</text:p>
          </table:table-cell>
          <table:table-cell office:value-type="float" office:value="1.66003" calcext:value-type="float">
            <text:p>1.66003</text:p>
          </table:table-cell>
          <table:table-cell office:value-type="float" office:value="0.4357068" calcext:value-type="float">
            <text:p>0.4357068</text:p>
          </table:table-cell>
          <table:table-cell office:value-type="float" office:value="0.2494539" calcext:value-type="float">
            <text:p>0.2494539</text:p>
          </table:table-cell>
          <table:table-cell office:value-type="float" office:value="0.213585" calcext:value-type="float">
            <text:p>0.213585</text:p>
          </table:table-cell>
          <table:table-cell office:value-type="float" office:value="0.1595826" calcext:value-type="float">
            <text:p>0.1595826</text:p>
          </table:table-cell>
          <table:table-cell office:value-type="float" office:value="0.1387514" calcext:value-type="float">
            <text:p>0.1387514</text:p>
          </table:table-cell>
          <table:table-cell office:value-type="float" office:value="0.05021624" calcext:value-type="float">
            <text:p>0.05021624</text:p>
          </table:table-cell>
          <table:table-cell office:value-type="float" office:value="0.08832409" calcext:value-type="float">
            <text:p>0.08832409</text:p>
          </table:table-cell>
          <table:table-cell office:value-type="float" office:value="0.3554665" calcext:value-type="float">
            <text:p>0.3554665</text:p>
          </table:table-cell>
          <table:table-cell office:value-type="float" office:value="0.3437208" calcext:value-type="float">
            <text:p>0.3437208</text:p>
          </table:table-cell>
          <table:table-cell office:value-type="float" office:value="0" calcext:value-type="float">
            <text:p>0</text:p>
          </table:table-cell>
          <table:table-cell office:value-type="float" office:value="790.3019" calcext:value-type="float">
            <text:p>790.301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06293" calcext:value-type="float">
            <text:p>18.06293</text:p>
          </table:table-cell>
          <table:table-cell office:value-type="float" office:value="0" calcext:value-type="float">
            <text:p>0</text:p>
          </table:table-cell>
          <table:table-cell office:value-type="float" office:value="-1.000515" calcext:value-type="float">
            <text:p>-1.0005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38.54596" calcext:value-type="float">
            <text:p>38.54596</text:p>
          </table:table-cell>
          <table:table-cell office:value-type="float" office:value="1098.051" calcext:value-type="float">
            <text:p>1098.05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7149433" calcext:value-type="float">
            <text:p>0.7149433</text:p>
          </table:table-cell>
          <table:table-cell office:value-type="float" office:value="1.83072" calcext:value-type="float">
            <text:p>1.8307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5392" calcext:value-type="float">
            <text:p>0.0007165392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709" calcext:value-type="float">
            <text:p>-0.00164709</text:p>
          </table:table-cell>
          <table:table-cell office:value-type="float" office:value="-0.265331" calcext:value-type="float">
            <text:p>-0.265331</text:p>
          </table:table-cell>
          <table:table-cell office:value-type="float" office:value="0.002368215" calcext:value-type="float">
            <text:p>0.00236821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21059" calcext:value-type="float">
            <text:p>18.21059</text:p>
          </table:table-cell>
          <table:table-cell office:value-type="float" office:value="0.9961112" calcext:value-type="float">
            <text:p>0.9961112</text:p>
          </table:table-cell>
          <table:table-cell office:value-type="float" office:value="0.266108" calcext:value-type="float">
            <text:p>0.266108</text:p>
          </table:table-cell>
          <table:table-cell office:value-type="float" office:value="0.1456442" calcext:value-type="float">
            <text:p>0.1456442</text:p>
          </table:table-cell>
          <table:table-cell office:value-type="float" office:value="0.1177493" calcext:value-type="float">
            <text:p>0.1177493</text:p>
          </table:table-cell>
          <table:table-cell office:value-type="float" office:value="0.1204679" calcext:value-type="float">
            <text:p>0.1204679</text:p>
          </table:table-cell>
          <table:table-cell office:value-type="float" office:value="0.04738473" calcext:value-type="float">
            <text:p>0.04738473</text:p>
          </table:table-cell>
          <table:table-cell office:value-type="float" office:value="0.02723998" calcext:value-type="float">
            <text:p>0.02723998</text:p>
          </table:table-cell>
          <table:table-cell office:value-type="float" office:value="0.03733107" calcext:value-type="float">
            <text:p>0.03733107</text:p>
          </table:table-cell>
          <table:table-cell office:value-type="float" office:value="0.02762047" calcext:value-type="float">
            <text:p>0.02762047</text:p>
          </table:table-cell>
          <table:table-cell office:value-type="float" office:value="0.02203151" calcext:value-type="float">
            <text:p>0.02203151</text:p>
          </table:table-cell>
          <table:table-cell office:value-type="float" office:value="0.01956617" calcext:value-type="float">
            <text:p>0.01956617</text:p>
          </table:table-cell>
          <table:table-cell office:value-type="float" office:value="0.01639419" calcext:value-type="float">
            <text:p>0.01639419</text:p>
          </table:table-cell>
          <table:table-cell office:value-type="float" office:value="0.005863298" calcext:value-type="float">
            <text:p>0.005863298</text:p>
          </table:table-cell>
          <table:table-cell office:value-type="float" office:value="0.006858348" calcext:value-type="float">
            <text:p>0.006858348</text:p>
          </table:table-cell>
          <table:table-cell office:value-type="float" office:value="0" calcext:value-type="float">
            <text:p>0</text:p>
          </table:table-cell>
          <table:table-cell office:value-type="float" office:value="17.29216" calcext:value-type="float">
            <text:p>17.29216</text:p>
          </table:table-cell>
          <table:table-cell office:value-type="float" office:value="10.26806" calcext:value-type="float">
            <text:p>10.26806</text:p>
          </table:table-cell>
          <table:table-cell office:value-type="float" office:value="3.436931" calcext:value-type="float">
            <text:p>3.436931</text:p>
          </table:table-cell>
          <table:table-cell office:value-type="float" office:value="1.999623" calcext:value-type="float">
            <text:p>1.999623</text:p>
          </table:table-cell>
          <table:table-cell office:value-type="float" office:value="1.717922" calcext:value-type="float">
            <text:p>1.717922</text:p>
          </table:table-cell>
          <table:table-cell office:value-type="float" office:value="0.4522679" calcext:value-type="float">
            <text:p>0.4522679</text:p>
          </table:table-cell>
          <table:table-cell office:value-type="float" office:value="0.2591713" calcext:value-type="float">
            <text:p>0.2591713</text:p>
          </table:table-cell>
          <table:table-cell office:value-type="float" office:value="0.2213603" calcext:value-type="float">
            <text:p>0.2213603</text:p>
          </table:table-cell>
          <table:table-cell office:value-type="float" office:value="0.1656507" calcext:value-type="float">
            <text:p>0.1656507</text:p>
          </table:table-cell>
          <table:table-cell office:value-type="float" office:value="0.1424234" calcext:value-type="float">
            <text:p>0.1424234</text:p>
          </table:table-cell>
          <table:table-cell office:value-type="float" office:value="0.05170696" calcext:value-type="float">
            <text:p>0.05170696</text:p>
          </table:table-cell>
          <table:table-cell office:value-type="float" office:value="0.08904228" calcext:value-type="float">
            <text:p>0.08904228</text:p>
          </table:table-cell>
          <table:table-cell office:value-type="float" office:value="0.3553933" calcext:value-type="float">
            <text:p>0.3553933</text:p>
          </table:table-cell>
          <table:table-cell office:value-type="float" office:value="0.3437391" calcext:value-type="float">
            <text:p>0.3437391</text:p>
          </table:table-cell>
          <table:table-cell office:value-type="float" office:value="0" calcext:value-type="float">
            <text:p>0</text:p>
          </table:table-cell>
          <table:table-cell office:value-type="float" office:value="765.2437" calcext:value-type="float">
            <text:p>765.243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10583" calcext:value-type="float">
            <text:p>18.10583</text:p>
          </table:table-cell>
          <table:table-cell office:value-type="float" office:value="0" calcext:value-type="float">
            <text:p>0</text:p>
          </table:table-cell>
          <table:table-cell office:value-type="float" office:value="-1.000569" calcext:value-type="float">
            <text:p>-1.0005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38.50434" calcext:value-type="float">
            <text:p>38.50434</text:p>
          </table:table-cell>
          <table:table-cell office:value-type="float" office:value="1098.047" calcext:value-type="float">
            <text:p>1098.04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995302" calcext:value-type="float">
            <text:p>0.6995302</text:p>
          </table:table-cell>
          <table:table-cell office:value-type="float" office:value="1.887382" calcext:value-type="float">
            <text:p>1.88738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6262" calcext:value-type="float">
            <text:p>0.0007166262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4494" calcext:value-type="float">
            <text:p>-0.001644494</text:p>
          </table:table-cell>
          <table:table-cell office:value-type="float" office:value="-0.2656857" calcext:value-type="float">
            <text:p>-0.2656857</text:p>
          </table:table-cell>
          <table:table-cell office:value-type="float" office:value="0.002379207" calcext:value-type="float">
            <text:p>0.00237920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27449" calcext:value-type="float">
            <text:p>18.27449</text:p>
          </table:table-cell>
          <table:table-cell office:value-type="float" office:value="0.6929309" calcext:value-type="float">
            <text:p>0.6929309</text:p>
          </table:table-cell>
          <table:table-cell office:value-type="float" office:value="0.2187347" calcext:value-type="float">
            <text:p>0.2187347</text:p>
          </table:table-cell>
          <table:table-cell office:value-type="float" office:value="0.1441005" calcext:value-type="float">
            <text:p>0.1441005</text:p>
          </table:table-cell>
          <table:table-cell office:value-type="float" office:value="0.1200605" calcext:value-type="float">
            <text:p>0.1200605</text:p>
          </table:table-cell>
          <table:table-cell office:value-type="float" office:value="0.1226061" calcext:value-type="float">
            <text:p>0.1226061</text:p>
          </table:table-cell>
          <table:table-cell office:value-type="float" office:value="0.0473046" calcext:value-type="float">
            <text:p>0.0473046</text:p>
          </table:table-cell>
          <table:table-cell office:value-type="float" office:value="0.02726232" calcext:value-type="float">
            <text:p>0.02726232</text:p>
          </table:table-cell>
          <table:table-cell office:value-type="float" office:value="0.03752867" calcext:value-type="float">
            <text:p>0.03752867</text:p>
          </table:table-cell>
          <table:table-cell office:value-type="float" office:value="0.02772181" calcext:value-type="float">
            <text:p>0.02772181</text:p>
          </table:table-cell>
          <table:table-cell office:value-type="float" office:value="0.02207497" calcext:value-type="float">
            <text:p>0.02207497</text:p>
          </table:table-cell>
          <table:table-cell office:value-type="float" office:value="0.01958763" calcext:value-type="float">
            <text:p>0.01958763</text:p>
          </table:table-cell>
          <table:table-cell office:value-type="float" office:value="0.01642206" calcext:value-type="float">
            <text:p>0.01642206</text:p>
          </table:table-cell>
          <table:table-cell office:value-type="float" office:value="0.00585773" calcext:value-type="float">
            <text:p>0.00585773</text:p>
          </table:table-cell>
          <table:table-cell office:value-type="float" office:value="0.006855324" calcext:value-type="float">
            <text:p>0.006855324</text:p>
          </table:table-cell>
          <table:table-cell office:value-type="float" office:value="0" calcext:value-type="float">
            <text:p>0</text:p>
          </table:table-cell>
          <table:table-cell office:value-type="float" office:value="15.5023" calcext:value-type="float">
            <text:p>15.5023</text:p>
          </table:table-cell>
          <table:table-cell office:value-type="float" office:value="9.770503" calcext:value-type="float">
            <text:p>9.770503</text:p>
          </table:table-cell>
          <table:table-cell office:value-type="float" office:value="3.859082" calcext:value-type="float">
            <text:p>3.859082</text:p>
          </table:table-cell>
          <table:table-cell office:value-type="float" office:value="2.245828" calcext:value-type="float">
            <text:p>2.245828</text:p>
          </table:table-cell>
          <table:table-cell office:value-type="float" office:value="1.865966" calcext:value-type="float">
            <text:p>1.865966</text:p>
          </table:table-cell>
          <table:table-cell office:value-type="float" office:value="0.4730723" calcext:value-type="float">
            <text:p>0.4730723</text:p>
          </table:table-cell>
          <table:table-cell office:value-type="float" office:value="0.2655779" calcext:value-type="float">
            <text:p>0.2655779</text:p>
          </table:table-cell>
          <table:table-cell office:value-type="float" office:value="0.2293264" calcext:value-type="float">
            <text:p>0.2293264</text:p>
          </table:table-cell>
          <table:table-cell office:value-type="float" office:value="0.1715695" calcext:value-type="float">
            <text:p>0.1715695</text:p>
          </table:table-cell>
          <table:table-cell office:value-type="float" office:value="0.1460076" calcext:value-type="float">
            <text:p>0.1460076</text:p>
          </table:table-cell>
          <table:table-cell office:value-type="float" office:value="0.05317896" calcext:value-type="float">
            <text:p>0.05317896</text:p>
          </table:table-cell>
          <table:table-cell office:value-type="float" office:value="0.08974528" calcext:value-type="float">
            <text:p>0.08974528</text:p>
          </table:table-cell>
          <table:table-cell office:value-type="float" office:value="0.3553312" calcext:value-type="float">
            <text:p>0.3553312</text:p>
          </table:table-cell>
          <table:table-cell office:value-type="float" office:value="0.3437574" calcext:value-type="float">
            <text:p>0.3437574</text:p>
          </table:table-cell>
          <table:table-cell office:value-type="float" office:value="0" calcext:value-type="float">
            <text:p>0</text:p>
          </table:table-cell>
          <table:table-cell office:value-type="float" office:value="753.242" calcext:value-type="float">
            <text:p>753.24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14851" calcext:value-type="float">
            <text:p>18.14851</text:p>
          </table:table-cell>
          <table:table-cell office:value-type="float" office:value="0" calcext:value-type="float">
            <text:p>0</text:p>
          </table:table-cell>
          <table:table-cell office:value-type="float" office:value="-1.000577" calcext:value-type="float">
            <text:p>-1.0005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38.45808" calcext:value-type="float">
            <text:p>38.45808</text:p>
          </table:table-cell>
          <table:table-cell office:value-type="float" office:value="1098.044" calcext:value-type="float">
            <text:p>1098.04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85191" calcext:value-type="float">
            <text:p>0.685191</text:p>
          </table:table-cell>
          <table:table-cell office:value-type="float" office:value="1.946316" calcext:value-type="float">
            <text:p>1.94631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6262" calcext:value-type="float">
            <text:p>0.0007166262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449" calcext:value-type="float">
            <text:p>-0.00164449</text:p>
          </table:table-cell>
          <table:table-cell office:value-type="float" office:value="-0.2660659" calcext:value-type="float">
            <text:p>-0.2660659</text:p>
          </table:table-cell>
          <table:table-cell office:value-type="float" office:value="0.002390546" calcext:value-type="float">
            <text:p>0.00239054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34807" calcext:value-type="float">
            <text:p>18.34807</text:p>
          </table:table-cell>
          <table:table-cell office:value-type="float" office:value="0.6401664" calcext:value-type="float">
            <text:p>0.6401664</text:p>
          </table:table-cell>
          <table:table-cell office:value-type="float" office:value="0.203351" calcext:value-type="float">
            <text:p>0.203351</text:p>
          </table:table-cell>
          <table:table-cell office:value-type="float" office:value="0.1437749" calcext:value-type="float">
            <text:p>0.1437749</text:p>
          </table:table-cell>
          <table:table-cell office:value-type="float" office:value="0.1205411" calcext:value-type="float">
            <text:p>0.1205411</text:p>
          </table:table-cell>
          <table:table-cell office:value-type="float" office:value="0.1232753" calcext:value-type="float">
            <text:p>0.1232753</text:p>
          </table:table-cell>
          <table:table-cell office:value-type="float" office:value="0.04724984" calcext:value-type="float">
            <text:p>0.04724984</text:p>
          </table:table-cell>
          <table:table-cell office:value-type="float" office:value="0.02739273" calcext:value-type="float">
            <text:p>0.02739273</text:p>
          </table:table-cell>
          <table:table-cell office:value-type="float" office:value="0.03771169" calcext:value-type="float">
            <text:p>0.03771169</text:p>
          </table:table-cell>
          <table:table-cell office:value-type="float" office:value="0.02781791" calcext:value-type="float">
            <text:p>0.02781791</text:p>
          </table:table-cell>
          <table:table-cell office:value-type="float" office:value="0.02211405" calcext:value-type="float">
            <text:p>0.02211405</text:p>
          </table:table-cell>
          <table:table-cell office:value-type="float" office:value="0.01960813" calcext:value-type="float">
            <text:p>0.01960813</text:p>
          </table:table-cell>
          <table:table-cell office:value-type="float" office:value="0.01644949" calcext:value-type="float">
            <text:p>0.01644949</text:p>
          </table:table-cell>
          <table:table-cell office:value-type="float" office:value="0.005852247" calcext:value-type="float">
            <text:p>0.005852247</text:p>
          </table:table-cell>
          <table:table-cell office:value-type="float" office:value="0.006852309" calcext:value-type="float">
            <text:p>0.006852309</text:p>
          </table:table-cell>
          <table:table-cell office:value-type="float" office:value="0" calcext:value-type="float">
            <text:p>0</text:p>
          </table:table-cell>
          <table:table-cell office:value-type="float" office:value="15.91263" calcext:value-type="float">
            <text:p>15.91263</text:p>
          </table:table-cell>
          <table:table-cell office:value-type="float" office:value="10.0317" calcext:value-type="float">
            <text:p>10.0317</text:p>
          </table:table-cell>
          <table:table-cell office:value-type="float" office:value="4.117494" calcext:value-type="float">
            <text:p>4.117494</text:p>
          </table:table-cell>
          <table:table-cell office:value-type="float" office:value="2.376876" calcext:value-type="float">
            <text:p>2.376876</text:p>
          </table:table-cell>
          <table:table-cell office:value-type="float" office:value="1.973626" calcext:value-type="float">
            <text:p>1.973626</text:p>
          </table:table-cell>
          <table:table-cell office:value-type="float" office:value="0.4972127" calcext:value-type="float">
            <text:p>0.4972127</text:p>
          </table:table-cell>
          <table:table-cell office:value-type="float" office:value="0.2752407" calcext:value-type="float">
            <text:p>0.2752407</text:p>
          </table:table-cell>
          <table:table-cell office:value-type="float" office:value="0.2367499" calcext:value-type="float">
            <text:p>0.2367499</text:p>
          </table:table-cell>
          <table:table-cell office:value-type="float" office:value="0.1773222" calcext:value-type="float">
            <text:p>0.1773222</text:p>
          </table:table-cell>
          <table:table-cell office:value-type="float" office:value="0.1495101" calcext:value-type="float">
            <text:p>0.1495101</text:p>
          </table:table-cell>
          <table:table-cell office:value-type="float" office:value="0.05463198" calcext:value-type="float">
            <text:p>0.05463198</text:p>
          </table:table-cell>
          <table:table-cell office:value-type="float" office:value="0.09043273" calcext:value-type="float">
            <text:p>0.09043273</text:p>
          </table:table-cell>
          <table:table-cell office:value-type="float" office:value="0.3552808" calcext:value-type="float">
            <text:p>0.3552808</text:p>
          </table:table-cell>
          <table:table-cell office:value-type="float" office:value="0.3437757" calcext:value-type="float">
            <text:p>0.3437757</text:p>
          </table:table-cell>
          <table:table-cell office:value-type="float" office:value="0" calcext:value-type="float">
            <text:p>0</text:p>
          </table:table-cell>
          <table:table-cell office:value-type="float" office:value="738.0093" calcext:value-type="float">
            <text:p>738.009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19394" calcext:value-type="float">
            <text:p>18.19394</text:p>
          </table:table-cell>
          <table:table-cell office:value-type="float" office:value="0" calcext:value-type="float">
            <text:p>0</text:p>
          </table:table-cell>
          <table:table-cell office:value-type="float" office:value="-1.000577" calcext:value-type="float">
            <text:p>-1.0005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38.42203" calcext:value-type="float">
            <text:p>38.42203</text:p>
          </table:table-cell>
          <table:table-cell office:value-type="float" office:value="1098.039" calcext:value-type="float">
            <text:p>1098.03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665619" calcext:value-type="float">
            <text:p>0.6665619</text:p>
          </table:table-cell>
          <table:table-cell office:value-type="float" office:value="2.005893" calcext:value-type="float">
            <text:p>2.00589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7233" calcext:value-type="float">
            <text:p>0.000716723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41362" calcext:value-type="float">
            <text:p>-0.001641362</text:p>
          </table:table-cell>
          <table:table-cell office:value-type="float" office:value="-0.2664483" calcext:value-type="float">
            <text:p>-0.2664483</text:p>
          </table:table-cell>
          <table:table-cell office:value-type="float" office:value="0.00239991" calcext:value-type="float">
            <text:p>0.0023999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40399" calcext:value-type="float">
            <text:p>18.40399</text:p>
          </table:table-cell>
          <table:table-cell office:value-type="float" office:value="0.9912213" calcext:value-type="float">
            <text:p>0.9912213</text:p>
          </table:table-cell>
          <table:table-cell office:value-type="float" office:value="0.3574081" calcext:value-type="float">
            <text:p>0.3574081</text:p>
          </table:table-cell>
          <table:table-cell office:value-type="float" office:value="0.178611" calcext:value-type="float">
            <text:p>0.178611</text:p>
          </table:table-cell>
          <table:table-cell office:value-type="float" office:value="0.1294309" calcext:value-type="float">
            <text:p>0.1294309</text:p>
          </table:table-cell>
          <table:table-cell office:value-type="float" office:value="0.1276785" calcext:value-type="float">
            <text:p>0.1276785</text:p>
          </table:table-cell>
          <table:table-cell office:value-type="float" office:value="0.04783053" calcext:value-type="float">
            <text:p>0.04783053</text:p>
          </table:table-cell>
          <table:table-cell office:value-type="float" office:value="0.02753565" calcext:value-type="float">
            <text:p>0.02753565</text:p>
          </table:table-cell>
          <table:table-cell office:value-type="float" office:value="0.03790426" calcext:value-type="float">
            <text:p>0.03790426</text:p>
          </table:table-cell>
          <table:table-cell office:value-type="float" office:value="0.02790845" calcext:value-type="float">
            <text:p>0.02790845</text:p>
          </table:table-cell>
          <table:table-cell office:value-type="float" office:value="0.02214918" calcext:value-type="float">
            <text:p>0.02214918</text:p>
          </table:table-cell>
          <table:table-cell office:value-type="float" office:value="0.0196277" calcext:value-type="float">
            <text:p>0.0196277</text:p>
          </table:table-cell>
          <table:table-cell office:value-type="float" office:value="0.01647652" calcext:value-type="float">
            <text:p>0.01647652</text:p>
          </table:table-cell>
          <table:table-cell office:value-type="float" office:value="0.005846864" calcext:value-type="float">
            <text:p>0.005846864</text:p>
          </table:table-cell>
          <table:table-cell office:value-type="float" office:value="0.00684932" calcext:value-type="float">
            <text:p>0.00684932</text:p>
          </table:table-cell>
          <table:table-cell office:value-type="float" office:value="0" calcext:value-type="float">
            <text:p>0</text:p>
          </table:table-cell>
          <table:table-cell office:value-type="float" office:value="7.495705" calcext:value-type="float">
            <text:p>7.495705</text:p>
          </table:table-cell>
          <table:table-cell office:value-type="float" office:value="10.19669" calcext:value-type="float">
            <text:p>10.19669</text:p>
          </table:table-cell>
          <table:table-cell office:value-type="float" office:value="6.690115" calcext:value-type="float">
            <text:p>6.690115</text:p>
          </table:table-cell>
          <table:table-cell office:value-type="float" office:value="3.550755" calcext:value-type="float">
            <text:p>3.550755</text:p>
          </table:table-cell>
          <table:table-cell office:value-type="float" office:value="2.469886" calcext:value-type="float">
            <text:p>2.469886</text:p>
          </table:table-cell>
          <table:table-cell office:value-type="float" office:value="0.5602993" calcext:value-type="float">
            <text:p>0.5602993</text:p>
          </table:table-cell>
          <table:table-cell office:value-type="float" office:value="0.2847624" calcext:value-type="float">
            <text:p>0.2847624</text:p>
          </table:table-cell>
          <table:table-cell office:value-type="float" office:value="0.2444995" calcext:value-type="float">
            <text:p>0.2444995</text:p>
          </table:table-cell>
          <table:table-cell office:value-type="float" office:value="0.1829159" calcext:value-type="float">
            <text:p>0.1829159</text:p>
          </table:table-cell>
          <table:table-cell office:value-type="float" office:value="0.1529327" calcext:value-type="float">
            <text:p>0.1529327</text:p>
          </table:table-cell>
          <table:table-cell office:value-type="float" office:value="0.0560657" calcext:value-type="float">
            <text:p>0.0560657</text:p>
          </table:table-cell>
          <table:table-cell office:value-type="float" office:value="0.09110675" calcext:value-type="float">
            <text:p>0.09110675</text:p>
          </table:table-cell>
          <table:table-cell office:value-type="float" office:value="0.3552387" calcext:value-type="float">
            <text:p>0.3552387</text:p>
          </table:table-cell>
          <table:table-cell office:value-type="float" office:value="0.343794" calcext:value-type="float">
            <text:p>0.343794</text:p>
          </table:table-cell>
          <table:table-cell office:value-type="float" office:value="0" calcext:value-type="float">
            <text:p>0</text:p>
          </table:table-cell>
          <table:table-cell office:value-type="float" office:value="699.8717" calcext:value-type="float">
            <text:p>699.871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23136" calcext:value-type="float">
            <text:p>18.23136</text:p>
          </table:table-cell>
          <table:table-cell office:value-type="float" office:value="0" calcext:value-type="float">
            <text:p>0</text:p>
          </table:table-cell>
          <table:table-cell office:value-type="float" office:value="-1.000589" calcext:value-type="float">
            <text:p>-1.0005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38.39449" calcext:value-type="float">
            <text:p>38.39449</text:p>
          </table:table-cell>
          <table:table-cell office:value-type="float" office:value="1098.031" calcext:value-type="float">
            <text:p>1098.03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614721" calcext:value-type="float">
            <text:p>0.6614721</text:p>
          </table:table-cell>
          <table:table-cell office:value-type="float" office:value="2.041773" calcext:value-type="float">
            <text:p>2.04177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69686" calcext:value-type="float">
            <text:p>0.000716968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33827" calcext:value-type="float">
            <text:p>-0.001633827</text:p>
          </table:table-cell>
          <table:table-cell office:value-type="float" office:value="-0.2666974" calcext:value-type="float">
            <text:p>-0.2666974</text:p>
          </table:table-cell>
          <table:table-cell office:value-type="float" office:value="0.002412089" calcext:value-type="float">
            <text:p>0.00241208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42699" calcext:value-type="float">
            <text:p>18.42699</text:p>
          </table:table-cell>
          <table:table-cell office:value-type="float" office:value="0.7241777" calcext:value-type="float">
            <text:p>0.7241777</text:p>
          </table:table-cell>
          <table:table-cell office:value-type="float" office:value="0.3004781" calcext:value-type="float">
            <text:p>0.3004781</text:p>
          </table:table-cell>
          <table:table-cell office:value-type="float" office:value="0.168305" calcext:value-type="float">
            <text:p>0.168305</text:p>
          </table:table-cell>
          <table:table-cell office:value-type="float" office:value="0.1272682" calcext:value-type="float">
            <text:p>0.1272682</text:p>
          </table:table-cell>
          <table:table-cell office:value-type="float" office:value="0.1272811" calcext:value-type="float">
            <text:p>0.1272811</text:p>
          </table:table-cell>
          <table:table-cell office:value-type="float" office:value="0.04866453" calcext:value-type="float">
            <text:p>0.04866453</text:p>
          </table:table-cell>
          <table:table-cell office:value-type="float" office:value="0.02739895" calcext:value-type="float">
            <text:p>0.02739895</text:p>
          </table:table-cell>
          <table:table-cell office:value-type="float" office:value="0.03823718" calcext:value-type="float">
            <text:p>0.03823718</text:p>
          </table:table-cell>
          <table:table-cell office:value-type="float" office:value="0.02800179" calcext:value-type="float">
            <text:p>0.02800179</text:p>
          </table:table-cell>
          <table:table-cell office:value-type="float" office:value="0.02218088" calcext:value-type="float">
            <text:p>0.02218088</text:p>
          </table:table-cell>
          <table:table-cell office:value-type="float" office:value="0.01964636" calcext:value-type="float">
            <text:p>0.01964636</text:p>
          </table:table-cell>
          <table:table-cell office:value-type="float" office:value="0.01650308" calcext:value-type="float">
            <text:p>0.01650308</text:p>
          </table:table-cell>
          <table:table-cell office:value-type="float" office:value="0.005841631" calcext:value-type="float">
            <text:p>0.005841631</text:p>
          </table:table-cell>
          <table:table-cell office:value-type="float" office:value="0.006846319" calcext:value-type="float">
            <text:p>0.006846319</text:p>
          </table:table-cell>
          <table:table-cell office:value-type="float" office:value="0" calcext:value-type="float">
            <text:p>0</text:p>
          </table:table-cell>
          <table:table-cell office:value-type="float" office:value="8.012565" calcext:value-type="float">
            <text:p>8.012565</text:p>
          </table:table-cell>
          <table:table-cell office:value-type="float" office:value="8.828587" calcext:value-type="float">
            <text:p>8.828587</text:p>
          </table:table-cell>
          <table:table-cell office:value-type="float" office:value="6.182859" calcext:value-type="float">
            <text:p>6.182859</text:p>
          </table:table-cell>
          <table:table-cell office:value-type="float" office:value="3.444307" calcext:value-type="float">
            <text:p>3.444307</text:p>
          </table:table-cell>
          <table:table-cell office:value-type="float" office:value="2.454944" calcext:value-type="float">
            <text:p>2.454944</text:p>
          </table:table-cell>
          <table:table-cell office:value-type="float" office:value="0.609834" calcext:value-type="float">
            <text:p>0.609834</text:p>
          </table:table-cell>
          <table:table-cell office:value-type="float" office:value="0.2673678" calcext:value-type="float">
            <text:p>0.2673678</text:p>
          </table:table-cell>
          <table:table-cell office:value-type="float" office:value="0.2553811" calcext:value-type="float">
            <text:p>0.2553811</text:p>
          </table:table-cell>
          <table:table-cell office:value-type="float" office:value="0.188753" calcext:value-type="float">
            <text:p>0.188753</text:p>
          </table:table-cell>
          <table:table-cell office:value-type="float" office:value="0.1562863" calcext:value-type="float">
            <text:p>0.1562863</text:p>
          </table:table-cell>
          <table:table-cell office:value-type="float" office:value="0.05748003" calcext:value-type="float">
            <text:p>0.05748003</text:p>
          </table:table-cell>
          <table:table-cell office:value-type="float" office:value="0.09177366" calcext:value-type="float">
            <text:p>0.09177366</text:p>
          </table:table-cell>
          <table:table-cell office:value-type="float" office:value="0.3551953" calcext:value-type="float">
            <text:p>0.3551953</text:p>
          </table:table-cell>
          <table:table-cell office:value-type="float" office:value="0.3438131" calcext:value-type="float">
            <text:p>0.3438131</text:p>
          </table:table-cell>
          <table:table-cell office:value-type="float" office:value="0" calcext:value-type="float">
            <text:p>0</text:p>
          </table:table-cell>
          <table:table-cell office:value-type="float" office:value="700.8534" calcext:value-type="float">
            <text:p>700.853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2634" calcext:value-type="float">
            <text:p>18.2634</text:p>
          </table:table-cell>
          <table:table-cell office:value-type="float" office:value="0" calcext:value-type="float">
            <text:p>0</text:p>
          </table:table-cell>
          <table:table-cell office:value-type="float" office:value="-1.000591" calcext:value-type="float">
            <text:p>-1.00059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38.35793" calcext:value-type="float">
            <text:p>38.35793</text:p>
          </table:table-cell>
          <table:table-cell office:value-type="float" office:value="1098.026" calcext:value-type="float">
            <text:p>1098.02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533431" calcext:value-type="float">
            <text:p>0.6533431</text:p>
          </table:table-cell>
          <table:table-cell office:value-type="float" office:value="2.086071" calcext:value-type="float">
            <text:p>2.08607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0611" calcext:value-type="float">
            <text:p>0.000717061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31098" calcext:value-type="float">
            <text:p>-0.001631098</text:p>
          </table:table-cell>
          <table:table-cell office:value-type="float" office:value="-0.266985" calcext:value-type="float">
            <text:p>-0.266985</text:p>
          </table:table-cell>
          <table:table-cell office:value-type="float" office:value="0.002428621" calcext:value-type="float">
            <text:p>0.00242862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47975" calcext:value-type="float">
            <text:p>18.47975</text:p>
          </table:table-cell>
          <table:table-cell office:value-type="float" office:value="0.6093684" calcext:value-type="float">
            <text:p>0.6093684</text:p>
          </table:table-cell>
          <table:table-cell office:value-type="float" office:value="0.2661899" calcext:value-type="float">
            <text:p>0.2661899</text:p>
          </table:table-cell>
          <table:table-cell office:value-type="float" office:value="0.1637621" calcext:value-type="float">
            <text:p>0.1637621</text:p>
          </table:table-cell>
          <table:table-cell office:value-type="float" office:value="0.1270528" calcext:value-type="float">
            <text:p>0.1270528</text:p>
          </table:table-cell>
          <table:table-cell office:value-type="float" office:value="0.1271088" calcext:value-type="float">
            <text:p>0.1271088</text:p>
          </table:table-cell>
          <table:table-cell office:value-type="float" office:value="0.04880383" calcext:value-type="float">
            <text:p>0.04880383</text:p>
          </table:table-cell>
          <table:table-cell office:value-type="float" office:value="0.02767558" calcext:value-type="float">
            <text:p>0.02767558</text:p>
          </table:table-cell>
          <table:table-cell office:value-type="float" office:value="0.03851943" calcext:value-type="float">
            <text:p>0.03851943</text:p>
          </table:table-cell>
          <table:table-cell office:value-type="float" office:value="0.02809883" calcext:value-type="float">
            <text:p>0.02809883</text:p>
          </table:table-cell>
          <table:table-cell office:value-type="float" office:value="0.02221048" calcext:value-type="float">
            <text:p>0.02221048</text:p>
          </table:table-cell>
          <table:table-cell office:value-type="float" office:value="0.01966419" calcext:value-type="float">
            <text:p>0.01966419</text:p>
          </table:table-cell>
          <table:table-cell office:value-type="float" office:value="0.01652917" calcext:value-type="float">
            <text:p>0.01652917</text:p>
          </table:table-cell>
          <table:table-cell office:value-type="float" office:value="0.005836575" calcext:value-type="float">
            <text:p>0.005836575</text:p>
          </table:table-cell>
          <table:table-cell office:value-type="float" office:value="0.006843372" calcext:value-type="float">
            <text:p>0.006843372</text:p>
          </table:table-cell>
          <table:table-cell office:value-type="float" office:value="0" calcext:value-type="float">
            <text:p>0</text:p>
          </table:table-cell>
          <table:table-cell office:value-type="float" office:value="10.412" calcext:value-type="float">
            <text:p>10.412</text:p>
          </table:table-cell>
          <table:table-cell office:value-type="float" office:value="8.625297" calcext:value-type="float">
            <text:p>8.625297</text:p>
          </table:table-cell>
          <table:table-cell office:value-type="float" office:value="6.036163" calcext:value-type="float">
            <text:p>6.036163</text:p>
          </table:table-cell>
          <table:table-cell office:value-type="float" office:value="3.436802" calcext:value-type="float">
            <text:p>3.436802</text:p>
          </table:table-cell>
          <table:table-cell office:value-type="float" office:value="2.402272" calcext:value-type="float">
            <text:p>2.402272</text:p>
          </table:table-cell>
          <table:table-cell office:value-type="float" office:value="0.6160437" calcext:value-type="float">
            <text:p>0.6160437</text:p>
          </table:table-cell>
          <table:table-cell office:value-type="float" office:value="0.2622658" calcext:value-type="float">
            <text:p>0.2622658</text:p>
          </table:table-cell>
          <table:table-cell office:value-type="float" office:value="0.2635521" calcext:value-type="float">
            <text:p>0.2635521</text:p>
          </table:table-cell>
          <table:table-cell office:value-type="float" office:value="0.1947527" calcext:value-type="float">
            <text:p>0.1947527</text:p>
          </table:table-cell>
          <table:table-cell office:value-type="float" office:value="0.1595913" calcext:value-type="float">
            <text:p>0.1595913</text:p>
          </table:table-cell>
          <table:table-cell office:value-type="float" office:value="0.05887624" calcext:value-type="float">
            <text:p>0.05887624</text:p>
          </table:table-cell>
          <table:table-cell office:value-type="float" office:value="0.09243417" calcext:value-type="float">
            <text:p>0.09243417</text:p>
          </table:table-cell>
          <table:table-cell office:value-type="float" office:value="0.3551489" calcext:value-type="float">
            <text:p>0.3551489</text:p>
          </table:table-cell>
          <table:table-cell office:value-type="float" office:value="0.3438372" calcext:value-type="float">
            <text:p>0.3438372</text:p>
          </table:table-cell>
          <table:table-cell office:value-type="float" office:value="0" calcext:value-type="float">
            <text:p>0</text:p>
          </table:table-cell>
          <table:table-cell office:value-type="float" office:value="695.0198" calcext:value-type="float">
            <text:p>695.019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30054" calcext:value-type="float">
            <text:p>18.30054</text:p>
          </table:table-cell>
          <table:table-cell office:value-type="float" office:value="0" calcext:value-type="float">
            <text:p>0</text:p>
          </table:table-cell>
          <table:table-cell office:value-type="float" office:value="-1.000591" calcext:value-type="float">
            <text:p>-1.0005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38.31445" calcext:value-type="float">
            <text:p>38.31445</text:p>
          </table:table-cell>
          <table:table-cell office:value-type="float" office:value="1098.039" calcext:value-type="float">
            <text:p>1098.03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6376265" calcext:value-type="float">
            <text:p>0.6376265</text:p>
          </table:table-cell>
          <table:table-cell office:value-type="float" office:value="2.128264" calcext:value-type="float">
            <text:p>2.12826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3166" calcext:value-type="float">
            <text:p>0.000717316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23594" calcext:value-type="float">
            <text:p>-0.001623594</text:p>
          </table:table-cell>
          <table:table-cell office:value-type="float" office:value="-0.2671898" calcext:value-type="float">
            <text:p>-0.2671898</text:p>
          </table:table-cell>
          <table:table-cell office:value-type="float" office:value="0.002445674" calcext:value-type="float">
            <text:p>0.00244567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48942" calcext:value-type="float">
            <text:p>18.48942</text:p>
          </table:table-cell>
          <table:table-cell office:value-type="float" office:value="3.889893" calcext:value-type="float">
            <text:p>3.889893</text:p>
          </table:table-cell>
          <table:table-cell office:value-type="float" office:value="3.865148" calcext:value-type="float">
            <text:p>3.865148</text:p>
          </table:table-cell>
          <table:table-cell office:value-type="float" office:value="3.807992" calcext:value-type="float">
            <text:p>3.807992</text:p>
          </table:table-cell>
          <table:table-cell office:value-type="float" office:value="0.129252" calcext:value-type="float">
            <text:p>0.129252</text:p>
          </table:table-cell>
          <table:table-cell office:value-type="float" office:value="0.1268021" calcext:value-type="float">
            <text:p>0.1268021</text:p>
          </table:table-cell>
          <table:table-cell office:value-type="float" office:value="0.04909237" calcext:value-type="float">
            <text:p>0.04909237</text:p>
          </table:table-cell>
          <table:table-cell office:value-type="float" office:value="0.02758195" calcext:value-type="float">
            <text:p>0.02758195</text:p>
          </table:table-cell>
          <table:table-cell office:value-type="float" office:value="0.03883983" calcext:value-type="float">
            <text:p>0.03883983</text:p>
          </table:table-cell>
          <table:table-cell office:value-type="float" office:value="0.02819628" calcext:value-type="float">
            <text:p>0.02819628</text:p>
          </table:table-cell>
          <table:table-cell office:value-type="float" office:value="0.02223915" calcext:value-type="float">
            <text:p>0.02223915</text:p>
          </table:table-cell>
          <table:table-cell office:value-type="float" office:value="0.01968131" calcext:value-type="float">
            <text:p>0.01968131</text:p>
          </table:table-cell>
          <table:table-cell office:value-type="float" office:value="0.01655487" calcext:value-type="float">
            <text:p>0.01655487</text:p>
          </table:table-cell>
          <table:table-cell office:value-type="float" office:value="0.005831657" calcext:value-type="float">
            <text:p>0.005831657</text:p>
          </table:table-cell>
          <table:table-cell office:value-type="float" office:value="0.006840435" calcext:value-type="float">
            <text:p>0.006840435</text:p>
          </table:table-cell>
          <table:table-cell office:value-type="float" office:value="0" calcext:value-type="float">
            <text:p>0</text:p>
          </table:table-cell>
          <table:table-cell office:value-type="float" office:value="6.754965" calcext:value-type="float">
            <text:p>6.754965</text:p>
          </table:table-cell>
          <table:table-cell office:value-type="float" office:value="9.416707" calcext:value-type="float">
            <text:p>9.416707</text:p>
          </table:table-cell>
          <table:table-cell office:value-type="float" office:value="8.596446" calcext:value-type="float">
            <text:p>8.596446</text:p>
          </table:table-cell>
          <table:table-cell office:value-type="float" office:value="3.444827" calcext:value-type="float">
            <text:p>3.444827</text:p>
          </table:table-cell>
          <table:table-cell office:value-type="float" office:value="2.352161" calcext:value-type="float">
            <text:p>2.352161</text:p>
          </table:table-cell>
          <table:table-cell office:value-type="float" office:value="0.6239417" calcext:value-type="float">
            <text:p>0.6239417</text:p>
          </table:table-cell>
          <table:table-cell office:value-type="float" office:value="0.2490813" calcext:value-type="float">
            <text:p>0.2490813</text:p>
          </table:table-cell>
          <table:table-cell office:value-type="float" office:value="0.2718277" calcext:value-type="float">
            <text:p>0.2718277</text:p>
          </table:table-cell>
          <table:table-cell office:value-type="float" office:value="0.2006742" calcext:value-type="float">
            <text:p>0.2006742</text:p>
          </table:table-cell>
          <table:table-cell office:value-type="float" office:value="0.1628476" calcext:value-type="float">
            <text:p>0.1628476</text:p>
          </table:table-cell>
          <table:table-cell office:value-type="float" office:value="0.06025607" calcext:value-type="float">
            <text:p>0.06025607</text:p>
          </table:table-cell>
          <table:table-cell office:value-type="float" office:value="0.09308805" calcext:value-type="float">
            <text:p>0.09308805</text:p>
          </table:table-cell>
          <table:table-cell office:value-type="float" office:value="0.3551061" calcext:value-type="float">
            <text:p>0.3551061</text:p>
          </table:table-cell>
          <table:table-cell office:value-type="float" office:value="0.3438591" calcext:value-type="float">
            <text:p>0.3438591</text:p>
          </table:table-cell>
          <table:table-cell office:value-type="float" office:value="0" calcext:value-type="float">
            <text:p>0</text:p>
          </table:table-cell>
          <table:table-cell office:value-type="float" office:value="703.4274" calcext:value-type="float">
            <text:p>703.427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32812" calcext:value-type="float">
            <text:p>18.32812</text:p>
          </table:table-cell>
          <table:table-cell office:value-type="float" office:value="0" calcext:value-type="float">
            <text:p>0</text:p>
          </table:table-cell>
          <table:table-cell office:value-type="float" office:value="-1.000591" calcext:value-type="float">
            <text:p>-1.0005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38.28441" calcext:value-type="float">
            <text:p>38.28441</text:p>
          </table:table-cell>
          <table:table-cell office:value-type="float" office:value="1098.036" calcext:value-type="float">
            <text:p>1098.03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5927159" calcext:value-type="float">
            <text:p>0.5927159</text:p>
          </table:table-cell>
          <table:table-cell office:value-type="float" office:value="2.201468" calcext:value-type="float">
            <text:p>2.20146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3484" calcext:value-type="float">
            <text:p>0.0007173484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22722" calcext:value-type="float">
            <text:p>-0.001622722</text:p>
          </table:table-cell>
          <table:table-cell office:value-type="float" office:value="-0.2674831" calcext:value-type="float">
            <text:p>-0.2674831</text:p>
          </table:table-cell>
          <table:table-cell office:value-type="float" office:value="0.002466161" calcext:value-type="float">
            <text:p>0.00246616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51329" calcext:value-type="float">
            <text:p>18.51329</text:p>
          </table:table-cell>
          <table:table-cell office:value-type="float" office:value="3.692498" calcext:value-type="float">
            <text:p>3.692498</text:p>
          </table:table-cell>
          <table:table-cell office:value-type="float" office:value="3.441431" calcext:value-type="float">
            <text:p>3.441431</text:p>
          </table:table-cell>
          <table:table-cell office:value-type="float" office:value="3.323444" calcext:value-type="float">
            <text:p>3.323444</text:p>
          </table:table-cell>
          <table:table-cell office:value-type="float" office:value="0.1347451" calcext:value-type="float">
            <text:p>0.1347451</text:p>
          </table:table-cell>
          <table:table-cell office:value-type="float" office:value="0.1259916" calcext:value-type="float">
            <text:p>0.1259916</text:p>
          </table:table-cell>
          <table:table-cell office:value-type="float" office:value="0.04908396" calcext:value-type="float">
            <text:p>0.04908396</text:p>
          </table:table-cell>
          <table:table-cell office:value-type="float" office:value="0.02798596" calcext:value-type="float">
            <text:p>0.02798596</text:p>
          </table:table-cell>
          <table:table-cell office:value-type="float" office:value="0.0390843" calcext:value-type="float">
            <text:p>0.0390843</text:p>
          </table:table-cell>
          <table:table-cell office:value-type="float" office:value="0.02829551" calcext:value-type="float">
            <text:p>0.02829551</text:p>
          </table:table-cell>
          <table:table-cell office:value-type="float" office:value="0.02226816" calcext:value-type="float">
            <text:p>0.02226816</text:p>
          </table:table-cell>
          <table:table-cell office:value-type="float" office:value="0.01969787" calcext:value-type="float">
            <text:p>0.01969787</text:p>
          </table:table-cell>
          <table:table-cell office:value-type="float" office:value="0.01658014" calcext:value-type="float">
            <text:p>0.01658014</text:p>
          </table:table-cell>
          <table:table-cell office:value-type="float" office:value="0.005826869" calcext:value-type="float">
            <text:p>0.005826869</text:p>
          </table:table-cell>
          <table:table-cell office:value-type="float" office:value="0.006837486" calcext:value-type="float">
            <text:p>0.006837486</text:p>
          </table:table-cell>
          <table:table-cell office:value-type="float" office:value="0" calcext:value-type="float">
            <text:p>0</text:p>
          </table:table-cell>
          <table:table-cell office:value-type="float" office:value="13.61913" calcext:value-type="float">
            <text:p>13.61913</text:p>
          </table:table-cell>
          <table:table-cell office:value-type="float" office:value="10.08727" calcext:value-type="float">
            <text:p>10.08727</text:p>
          </table:table-cell>
          <table:table-cell office:value-type="float" office:value="8.834022" calcext:value-type="float">
            <text:p>8.834022</text:p>
          </table:table-cell>
          <table:table-cell office:value-type="float" office:value="3.511518" calcext:value-type="float">
            <text:p>3.511518</text:p>
          </table:table-cell>
          <table:table-cell office:value-type="float" office:value="2.29737" calcext:value-type="float">
            <text:p>2.29737</text:p>
          </table:table-cell>
          <table:table-cell office:value-type="float" office:value="0.625219" calcext:value-type="float">
            <text:p>0.625219</text:p>
          </table:table-cell>
          <table:table-cell office:value-type="float" office:value="0.2470032" calcext:value-type="float">
            <text:p>0.2470032</text:p>
          </table:table-cell>
          <table:table-cell office:value-type="float" office:value="0.2777995" calcext:value-type="float">
            <text:p>0.2777995</text:p>
          </table:table-cell>
          <table:table-cell office:value-type="float" office:value="0.2065873" calcext:value-type="float">
            <text:p>0.2065873</text:p>
          </table:table-cell>
          <table:table-cell office:value-type="float" office:value="0.1660591" calcext:value-type="float">
            <text:p>0.1660591</text:p>
          </table:table-cell>
          <table:table-cell office:value-type="float" office:value="0.06162104" calcext:value-type="float">
            <text:p>0.06162104</text:p>
          </table:table-cell>
          <table:table-cell office:value-type="float" office:value="0.09373503" calcext:value-type="float">
            <text:p>0.09373503</text:p>
          </table:table-cell>
          <table:table-cell office:value-type="float" office:value="0.3550648" calcext:value-type="float">
            <text:p>0.3550648</text:p>
          </table:table-cell>
          <table:table-cell office:value-type="float" office:value="0.3438775" calcext:value-type="float">
            <text:p>0.3438775</text:p>
          </table:table-cell>
          <table:table-cell office:value-type="float" office:value="0" calcext:value-type="float">
            <text:p>0</text:p>
          </table:table-cell>
          <table:table-cell office:value-type="float" office:value="697.0867" calcext:value-type="float">
            <text:p>697.086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35701" calcext:value-type="float">
            <text:p>18.35701</text:p>
          </table:table-cell>
          <table:table-cell office:value-type="float" office:value="0" calcext:value-type="float">
            <text:p>0</text:p>
          </table:table-cell>
          <table:table-cell office:value-type="float" office:value="-1.000591" calcext:value-type="float">
            <text:p>-1.00059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38.24974" calcext:value-type="float">
            <text:p>38.24974</text:p>
          </table:table-cell>
          <table:table-cell office:value-type="float" office:value="1098.034" calcext:value-type="float">
            <text:p>1098.03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5362302" calcext:value-type="float">
            <text:p>0.5362302</text:p>
          </table:table-cell>
          <table:table-cell office:value-type="float" office:value="2.28978" calcext:value-type="float">
            <text:p>2.2897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3487" calcext:value-type="float">
            <text:p>0.000717348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22711" calcext:value-type="float">
            <text:p>-0.001622711</text:p>
          </table:table-cell>
          <table:table-cell office:value-type="float" office:value="-0.2678462" calcext:value-type="float">
            <text:p>-0.2678462</text:p>
          </table:table-cell>
          <table:table-cell office:value-type="float" office:value="0.002479376" calcext:value-type="float">
            <text:p>0.00247937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54374" calcext:value-type="float">
            <text:p>18.54374</text:p>
          </table:table-cell>
          <table:table-cell office:value-type="float" office:value="3.174024" calcext:value-type="float">
            <text:p>3.174024</text:p>
          </table:table-cell>
          <table:table-cell office:value-type="float" office:value="2.918449" calcext:value-type="float">
            <text:p>2.918449</text:p>
          </table:table-cell>
          <table:table-cell office:value-type="float" office:value="2.774837" calcext:value-type="float">
            <text:p>2.774837</text:p>
          </table:table-cell>
          <table:table-cell office:value-type="float" office:value="0.1356234" calcext:value-type="float">
            <text:p>0.1356234</text:p>
          </table:table-cell>
          <table:table-cell office:value-type="float" office:value="0.124747" calcext:value-type="float">
            <text:p>0.124747</text:p>
          </table:table-cell>
          <table:table-cell office:value-type="float" office:value="0.04895991" calcext:value-type="float">
            <text:p>0.04895991</text:p>
          </table:table-cell>
          <table:table-cell office:value-type="float" office:value="0.02848857" calcext:value-type="float">
            <text:p>0.02848857</text:p>
          </table:table-cell>
          <table:table-cell office:value-type="float" office:value="0.03927238" calcext:value-type="float">
            <text:p>0.03927238</text:p>
          </table:table-cell>
          <table:table-cell office:value-type="float" office:value="0.02838589" calcext:value-type="float">
            <text:p>0.02838589</text:p>
          </table:table-cell>
          <table:table-cell office:value-type="float" office:value="0.02229789" calcext:value-type="float">
            <text:p>0.02229789</text:p>
          </table:table-cell>
          <table:table-cell office:value-type="float" office:value="0.01971433" calcext:value-type="float">
            <text:p>0.01971433</text:p>
          </table:table-cell>
          <table:table-cell office:value-type="float" office:value="0.01660505" calcext:value-type="float">
            <text:p>0.01660505</text:p>
          </table:table-cell>
          <table:table-cell office:value-type="float" office:value="0.005822284" calcext:value-type="float">
            <text:p>0.005822284</text:p>
          </table:table-cell>
          <table:table-cell office:value-type="float" office:value="0.00683463" calcext:value-type="float">
            <text:p>0.00683463</text:p>
          </table:table-cell>
          <table:table-cell office:value-type="float" office:value="0" calcext:value-type="float">
            <text:p>0</text:p>
          </table:table-cell>
          <table:table-cell office:value-type="float" office:value="17.9592" calcext:value-type="float">
            <text:p>17.9592</text:p>
          </table:table-cell>
          <table:table-cell office:value-type="float" office:value="11.14703" calcext:value-type="float">
            <text:p>11.14703</text:p>
          </table:table-cell>
          <table:table-cell office:value-type="float" office:value="9.088352" calcext:value-type="float">
            <text:p>9.088352</text:p>
          </table:table-cell>
          <table:table-cell office:value-type="float" office:value="3.568101" calcext:value-type="float">
            <text:p>3.568101</text:p>
          </table:table-cell>
          <table:table-cell office:value-type="float" office:value="2.296447" calcext:value-type="float">
            <text:p>2.296447</text:p>
          </table:table-cell>
          <table:table-cell office:value-type="float" office:value="0.6313226" calcext:value-type="float">
            <text:p>0.6313226</text:p>
          </table:table-cell>
          <table:table-cell office:value-type="float" office:value="0.2526982" calcext:value-type="float">
            <text:p>0.2526982</text:p>
          </table:table-cell>
          <table:table-cell office:value-type="float" office:value="0.2826452" calcext:value-type="float">
            <text:p>0.2826452</text:p>
          </table:table-cell>
          <table:table-cell office:value-type="float" office:value="0.2121062" calcext:value-type="float">
            <text:p>0.2121062</text:p>
          </table:table-cell>
          <table:table-cell office:value-type="float" office:value="0.1692348" calcext:value-type="float">
            <text:p>0.1692348</text:p>
          </table:table-cell>
          <table:table-cell office:value-type="float" office:value="0.06298726" calcext:value-type="float">
            <text:p>0.06298726</text:p>
          </table:table-cell>
          <table:table-cell office:value-type="float" office:value="0.0943751" calcext:value-type="float">
            <text:p>0.0943751</text:p>
          </table:table-cell>
          <table:table-cell office:value-type="float" office:value="0.3550225" calcext:value-type="float">
            <text:p>0.3550225</text:p>
          </table:table-cell>
          <table:table-cell office:value-type="float" office:value="0.3439043" calcext:value-type="float">
            <text:p>0.3439043</text:p>
          </table:table-cell>
          <table:table-cell office:value-type="float" office:value="0" calcext:value-type="float">
            <text:p>0</text:p>
          </table:table-cell>
          <table:table-cell office:value-type="float" office:value="687.5841" calcext:value-type="float">
            <text:p>687.584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38863" calcext:value-type="float">
            <text:p>18.38863</text:p>
          </table:table-cell>
          <table:table-cell office:value-type="float" office:value="0" calcext:value-type="float">
            <text:p>0</text:p>
          </table:table-cell>
          <table:table-cell office:value-type="float" office:value="-1.000595" calcext:value-type="float">
            <text:p>-1.0005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38.21764" calcext:value-type="float">
            <text:p>38.21764</text:p>
          </table:table-cell>
          <table:table-cell office:value-type="float" office:value="1098.033" calcext:value-type="float">
            <text:p>1098.03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4838917" calcext:value-type="float">
            <text:p>0.4838917</text:p>
          </table:table-cell>
          <table:table-cell office:value-type="float" office:value="2.370744" calcext:value-type="float">
            <text:p>2.37074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4248" calcext:value-type="float">
            <text:p>0.0007174248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20551" calcext:value-type="float">
            <text:p>-0.001620551</text:p>
          </table:table-cell>
          <table:table-cell office:value-type="float" office:value="-0.268199" calcext:value-type="float">
            <text:p>-0.268199</text:p>
          </table:table-cell>
          <table:table-cell office:value-type="float" office:value="0.002488072" calcext:value-type="float">
            <text:p>0.00248807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58403" calcext:value-type="float">
            <text:p>18.58403</text:p>
          </table:table-cell>
          <table:table-cell office:value-type="float" office:value="2.588462" calcext:value-type="float">
            <text:p>2.588462</text:p>
          </table:table-cell>
          <table:table-cell office:value-type="float" office:value="2.472972" calcext:value-type="float">
            <text:p>2.472972</text:p>
          </table:table-cell>
          <table:table-cell office:value-type="float" office:value="2.301181" calcext:value-type="float">
            <text:p>2.301181</text:p>
          </table:table-cell>
          <table:table-cell office:value-type="float" office:value="0.1341921" calcext:value-type="float">
            <text:p>0.1341921</text:p>
          </table:table-cell>
          <table:table-cell office:value-type="float" office:value="0.1237198" calcext:value-type="float">
            <text:p>0.1237198</text:p>
          </table:table-cell>
          <table:table-cell office:value-type="float" office:value="0.04879199" calcext:value-type="float">
            <text:p>0.04879199</text:p>
          </table:table-cell>
          <table:table-cell office:value-type="float" office:value="0.02881536" calcext:value-type="float">
            <text:p>0.02881536</text:p>
          </table:table-cell>
          <table:table-cell office:value-type="float" office:value="0.03943529" calcext:value-type="float">
            <text:p>0.03943529</text:p>
          </table:table-cell>
          <table:table-cell office:value-type="float" office:value="0.02846498" calcext:value-type="float">
            <text:p>0.02846498</text:p>
          </table:table-cell>
          <table:table-cell office:value-type="float" office:value="0.02232793" calcext:value-type="float">
            <text:p>0.02232793</text:p>
          </table:table-cell>
          <table:table-cell office:value-type="float" office:value="0.01973099" calcext:value-type="float">
            <text:p>0.01973099</text:p>
          </table:table-cell>
          <table:table-cell office:value-type="float" office:value="0.01662965" calcext:value-type="float">
            <text:p>0.01662965</text:p>
          </table:table-cell>
          <table:table-cell office:value-type="float" office:value="0.005817813" calcext:value-type="float">
            <text:p>0.005817813</text:p>
          </table:table-cell>
          <table:table-cell office:value-type="float" office:value="0.00683178" calcext:value-type="float">
            <text:p>0.00683178</text:p>
          </table:table-cell>
          <table:table-cell office:value-type="float" office:value="0" calcext:value-type="float">
            <text:p>0</text:p>
          </table:table-cell>
          <table:table-cell office:value-type="float" office:value="17.65282" calcext:value-type="float">
            <text:p>17.65282</text:p>
          </table:table-cell>
          <table:table-cell office:value-type="float" office:value="11.85578" calcext:value-type="float">
            <text:p>11.85578</text:p>
          </table:table-cell>
          <table:table-cell office:value-type="float" office:value="9.604706" calcext:value-type="float">
            <text:p>9.604706</text:p>
          </table:table-cell>
          <table:table-cell office:value-type="float" office:value="3.658551" calcext:value-type="float">
            <text:p>3.658551</text:p>
          </table:table-cell>
          <table:table-cell office:value-type="float" office:value="2.331787" calcext:value-type="float">
            <text:p>2.331787</text:p>
          </table:table-cell>
          <table:table-cell office:value-type="float" office:value="0.6406639" calcext:value-type="float">
            <text:p>0.6406639</text:p>
          </table:table-cell>
          <table:table-cell office:value-type="float" office:value="0.2568517" calcext:value-type="float">
            <text:p>0.2568517</text:p>
          </table:table-cell>
          <table:table-cell office:value-type="float" office:value="0.2879108" calcext:value-type="float">
            <text:p>0.2879108</text:p>
          </table:table-cell>
          <table:table-cell office:value-type="float" office:value="0.217288" calcext:value-type="float">
            <text:p>0.217288</text:p>
          </table:table-cell>
          <table:table-cell office:value-type="float" office:value="0.172373" calcext:value-type="float">
            <text:p>0.172373</text:p>
          </table:table-cell>
          <table:table-cell office:value-type="float" office:value="0.06436562" calcext:value-type="float">
            <text:p>0.06436562</text:p>
          </table:table-cell>
          <table:table-cell office:value-type="float" office:value="0.09500884" calcext:value-type="float">
            <text:p>0.09500884</text:p>
          </table:table-cell>
          <table:table-cell office:value-type="float" office:value="0.3549872" calcext:value-type="float">
            <text:p>0.3549872</text:p>
          </table:table-cell>
          <table:table-cell office:value-type="float" office:value="0.3439225" calcext:value-type="float">
            <text:p>0.3439225</text:p>
          </table:table-cell>
          <table:table-cell office:value-type="float" office:value="0" calcext:value-type="float">
            <text:p>0</text:p>
          </table:table-cell>
          <table:table-cell office:value-type="float" office:value="670.0341" calcext:value-type="float">
            <text:p>670.034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4178" calcext:value-type="float">
            <text:p>18.4178</text:p>
          </table:table-cell>
          <table:table-cell office:value-type="float" office:value="0" calcext:value-type="float">
            <text:p>0</text:p>
          </table:table-cell>
          <table:table-cell office:value-type="float" office:value="-1.000596" calcext:value-type="float">
            <text:p>-1.0005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38.17037" calcext:value-type="float">
            <text:p>38.17037</text:p>
          </table:table-cell>
          <table:table-cell office:value-type="float" office:value="1098.037" calcext:value-type="float">
            <text:p>1098.03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4093848" calcext:value-type="float">
            <text:p>0.4093848</text:p>
          </table:table-cell>
          <table:table-cell office:value-type="float" office:value="2.482302" calcext:value-type="float">
            <text:p>2.48230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371" calcext:value-type="float">
            <text:p>0.000717537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7289" calcext:value-type="float">
            <text:p>-0.001617289</text:p>
          </table:table-cell>
          <table:table-cell office:value-type="float" office:value="-0.2688199" calcext:value-type="float">
            <text:p>-0.2688199</text:p>
          </table:table-cell>
          <table:table-cell office:value-type="float" office:value="0.002497644" calcext:value-type="float">
            <text:p>0.00249764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68197" calcext:value-type="float">
            <text:p>18.68197</text:p>
          </table:table-cell>
          <table:table-cell office:value-type="float" office:value="1.755763" calcext:value-type="float">
            <text:p>1.755763</text:p>
          </table:table-cell>
          <table:table-cell office:value-type="float" office:value="1.773358" calcext:value-type="float">
            <text:p>1.773358</text:p>
          </table:table-cell>
          <table:table-cell office:value-type="float" office:value="1.680601" calcext:value-type="float">
            <text:p>1.680601</text:p>
          </table:table-cell>
          <table:table-cell office:value-type="float" office:value="0.1300837" calcext:value-type="float">
            <text:p>0.1300837</text:p>
          </table:table-cell>
          <table:table-cell office:value-type="float" office:value="0.1212139" calcext:value-type="float">
            <text:p>0.1212139</text:p>
          </table:table-cell>
          <table:table-cell office:value-type="float" office:value="0.0485471" calcext:value-type="float">
            <text:p>0.0485471</text:p>
          </table:table-cell>
          <table:table-cell office:value-type="float" office:value="0.02897079" calcext:value-type="float">
            <text:p>0.02897079</text:p>
          </table:table-cell>
          <table:table-cell office:value-type="float" office:value="0.0395943" calcext:value-type="float">
            <text:p>0.0395943</text:p>
          </table:table-cell>
          <table:table-cell office:value-type="float" office:value="0.02853842" calcext:value-type="float">
            <text:p>0.02853842</text:p>
          </table:table-cell>
          <table:table-cell office:value-type="float" office:value="0.02235842" calcext:value-type="float">
            <text:p>0.02235842</text:p>
          </table:table-cell>
          <table:table-cell office:value-type="float" office:value="0.01974729" calcext:value-type="float">
            <text:p>0.01974729</text:p>
          </table:table-cell>
          <table:table-cell office:value-type="float" office:value="0.01665397" calcext:value-type="float">
            <text:p>0.01665397</text:p>
          </table:table-cell>
          <table:table-cell office:value-type="float" office:value="0.005813529" calcext:value-type="float">
            <text:p>0.005813529</text:p>
          </table:table-cell>
          <table:table-cell office:value-type="float" office:value="0.006828935" calcext:value-type="float">
            <text:p>0.006828935</text:p>
          </table:table-cell>
          <table:table-cell office:value-type="float" office:value="0" calcext:value-type="float">
            <text:p>0</text:p>
          </table:table-cell>
          <table:table-cell office:value-type="float" office:value="20.66593" calcext:value-type="float">
            <text:p>20.66593</text:p>
          </table:table-cell>
          <table:table-cell office:value-type="float" office:value="11.93796" calcext:value-type="float">
            <text:p>11.93796</text:p>
          </table:table-cell>
          <table:table-cell office:value-type="float" office:value="9.727066" calcext:value-type="float">
            <text:p>9.727066</text:p>
          </table:table-cell>
          <table:table-cell office:value-type="float" office:value="3.711619" calcext:value-type="float">
            <text:p>3.711619</text:p>
          </table:table-cell>
          <table:table-cell office:value-type="float" office:value="2.346814" calcext:value-type="float">
            <text:p>2.346814</text:p>
          </table:table-cell>
          <table:table-cell office:value-type="float" office:value="0.6499172" calcext:value-type="float">
            <text:p>0.6499172</text:p>
          </table:table-cell>
          <table:table-cell office:value-type="float" office:value="0.2568872" calcext:value-type="float">
            <text:p>0.2568872</text:p>
          </table:table-cell>
          <table:table-cell office:value-type="float" office:value="0.2935292" calcext:value-type="float">
            <text:p>0.2935292</text:p>
          </table:table-cell>
          <table:table-cell office:value-type="float" office:value="0.2224366" calcext:value-type="float">
            <text:p>0.2224366</text:p>
          </table:table-cell>
          <table:table-cell office:value-type="float" office:value="0.1754987" calcext:value-type="float">
            <text:p>0.1754987</text:p>
          </table:table-cell>
          <table:table-cell office:value-type="float" office:value="0.06573466" calcext:value-type="float">
            <text:p>0.06573466</text:p>
          </table:table-cell>
          <table:table-cell office:value-type="float" office:value="0.09563613" calcext:value-type="float">
            <text:p>0.09563613</text:p>
          </table:table-cell>
          <table:table-cell office:value-type="float" office:value="0.3549444" calcext:value-type="float">
            <text:p>0.3549444</text:p>
          </table:table-cell>
          <table:table-cell office:value-type="float" office:value="0.3439504" calcext:value-type="float">
            <text:p>0.3439504</text:p>
          </table:table-cell>
          <table:table-cell office:value-type="float" office:value="0" calcext:value-type="float">
            <text:p>0</text:p>
          </table:table-cell>
          <table:table-cell office:value-type="float" office:value="647.3251" calcext:value-type="float">
            <text:p>647.325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45597" calcext:value-type="float">
            <text:p>18.45597</text:p>
          </table:table-cell>
          <table:table-cell office:value-type="float" office:value="0" calcext:value-type="float">
            <text:p>0</text:p>
          </table:table-cell>
          <table:table-cell office:value-type="float" office:value="-1.000605" calcext:value-type="float">
            <text:p>-1.0006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38.09846" calcext:value-type="float">
            <text:p>38.09846</text:p>
          </table:table-cell>
          <table:table-cell office:value-type="float" office:value="1098.049" calcext:value-type="float">
            <text:p>1098.04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3391381" calcext:value-type="float">
            <text:p>0.3391381</text:p>
          </table:table-cell>
          <table:table-cell office:value-type="float" office:value="2.606009" calcext:value-type="float">
            <text:p>2.60600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726" calcext:value-type="float">
            <text:p>0.000717572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6277" calcext:value-type="float">
            <text:p>-0.001616277</text:p>
          </table:table-cell>
          <table:table-cell office:value-type="float" office:value="-0.2698062" calcext:value-type="float">
            <text:p>-0.2698062</text:p>
          </table:table-cell>
          <table:table-cell office:value-type="float" office:value="0.002508732" calcext:value-type="float">
            <text:p>0.00250873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8393" calcext:value-type="float">
            <text:p>18.8393</text:p>
          </table:table-cell>
          <table:table-cell office:value-type="float" office:value="1.189797" calcext:value-type="float">
            <text:p>1.189797</text:p>
          </table:table-cell>
          <table:table-cell office:value-type="float" office:value="1.154362" calcext:value-type="float">
            <text:p>1.154362</text:p>
          </table:table-cell>
          <table:table-cell office:value-type="float" office:value="1.087658" calcext:value-type="float">
            <text:p>1.087658</text:p>
          </table:table-cell>
          <table:table-cell office:value-type="float" office:value="0.1215841" calcext:value-type="float">
            <text:p>0.1215841</text:p>
          </table:table-cell>
          <table:table-cell office:value-type="float" office:value="0.1166121" calcext:value-type="float">
            <text:p>0.1166121</text:p>
          </table:table-cell>
          <table:table-cell office:value-type="float" office:value="0.04774591" calcext:value-type="float">
            <text:p>0.04774591</text:p>
          </table:table-cell>
          <table:table-cell office:value-type="float" office:value="0.02917037" calcext:value-type="float">
            <text:p>0.02917037</text:p>
          </table:table-cell>
          <table:table-cell office:value-type="float" office:value="0.03966415" calcext:value-type="float">
            <text:p>0.03966415</text:p>
          </table:table-cell>
          <table:table-cell office:value-type="float" office:value="0.02859988" calcext:value-type="float">
            <text:p>0.02859988</text:p>
          </table:table-cell>
          <table:table-cell office:value-type="float" office:value="0.02238828" calcext:value-type="float">
            <text:p>0.02238828</text:p>
          </table:table-cell>
          <table:table-cell office:value-type="float" office:value="0.01976333" calcext:value-type="float">
            <text:p>0.01976333</text:p>
          </table:table-cell>
          <table:table-cell office:value-type="float" office:value="0.01667807" calcext:value-type="float">
            <text:p>0.01667807</text:p>
          </table:table-cell>
          <table:table-cell office:value-type="float" office:value="0.005809368" calcext:value-type="float">
            <text:p>0.005809368</text:p>
          </table:table-cell>
          <table:table-cell office:value-type="float" office:value="0.006826138" calcext:value-type="float">
            <text:p>0.006826138</text:p>
          </table:table-cell>
          <table:table-cell office:value-type="float" office:value="0" calcext:value-type="float">
            <text:p>0</text:p>
          </table:table-cell>
          <table:table-cell office:value-type="float" office:value="25.2649" calcext:value-type="float">
            <text:p>25.2649</text:p>
          </table:table-cell>
          <table:table-cell office:value-type="float" office:value="12.23599" calcext:value-type="float">
            <text:p>12.23599</text:p>
          </table:table-cell>
          <table:table-cell office:value-type="float" office:value="9.957851" calcext:value-type="float">
            <text:p>9.957851</text:p>
          </table:table-cell>
          <table:table-cell office:value-type="float" office:value="3.7858" calcext:value-type="float">
            <text:p>3.7858</text:p>
          </table:table-cell>
          <table:table-cell office:value-type="float" office:value="2.366358" calcext:value-type="float">
            <text:p>2.366358</text:p>
          </table:table-cell>
          <table:table-cell office:value-type="float" office:value="0.6590128" calcext:value-type="float">
            <text:p>0.6590128</text:p>
          </table:table-cell>
          <table:table-cell office:value-type="float" office:value="0.2627534" calcext:value-type="float">
            <text:p>0.2627534</text:p>
          </table:table-cell>
          <table:table-cell office:value-type="float" office:value="0.298666" calcext:value-type="float">
            <text:p>0.298666</text:p>
          </table:table-cell>
          <table:table-cell office:value-type="float" office:value="0.2274062" calcext:value-type="float">
            <text:p>0.2274062</text:p>
          </table:table-cell>
          <table:table-cell office:value-type="float" office:value="0.1785828" calcext:value-type="float">
            <text:p>0.1785828</text:p>
          </table:table-cell>
          <table:table-cell office:value-type="float" office:value="0.06709886" calcext:value-type="float">
            <text:p>0.06709886</text:p>
          </table:table-cell>
          <table:table-cell office:value-type="float" office:value="0.09625752" calcext:value-type="float">
            <text:p>0.09625752</text:p>
          </table:table-cell>
          <table:table-cell office:value-type="float" office:value="0.3549108" calcext:value-type="float">
            <text:p>0.3549108</text:p>
          </table:table-cell>
          <table:table-cell office:value-type="float" office:value="0.3439699" calcext:value-type="float">
            <text:p>0.3439699</text:p>
          </table:table-cell>
          <table:table-cell office:value-type="float" office:value="0" calcext:value-type="float">
            <text:p>0</text:p>
          </table:table-cell>
          <table:table-cell office:value-type="float" office:value="615.2485" calcext:value-type="float">
            <text:p>615.248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51136" calcext:value-type="float">
            <text:p>18.51136</text:p>
          </table:table-cell>
          <table:table-cell office:value-type="float" office:value="0" calcext:value-type="float">
            <text:p>0</text:p>
          </table:table-cell>
          <table:table-cell office:value-type="float" office:value="-1.000627" calcext:value-type="float">
            <text:p>-1.0006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38.01822" calcext:value-type="float">
            <text:p>38.01822</text:p>
          </table:table-cell>
          <table:table-cell office:value-type="float" office:value="1098.061" calcext:value-type="float">
            <text:p>1098.06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947436" calcext:value-type="float">
            <text:p>0.2947436</text:p>
          </table:table-cell>
          <table:table-cell office:value-type="float" office:value="2.711512" calcext:value-type="float">
            <text:p>2.71151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726" calcext:value-type="float">
            <text:p>0.000717572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6277" calcext:value-type="float">
            <text:p>-0.001616277</text:p>
          </table:table-cell>
          <table:table-cell office:value-type="float" office:value="-0.2707424" calcext:value-type="float">
            <text:p>-0.2707424</text:p>
          </table:table-cell>
          <table:table-cell office:value-type="float" office:value="0.002520548" calcext:value-type="float">
            <text:p>0.00252054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8.98855" calcext:value-type="float">
            <text:p>18.98855</text:p>
          </table:table-cell>
          <table:table-cell office:value-type="float" office:value="0.8602367" calcext:value-type="float">
            <text:p>0.8602367</text:p>
          </table:table-cell>
          <table:table-cell office:value-type="float" office:value="0.819101" calcext:value-type="float">
            <text:p>0.819101</text:p>
          </table:table-cell>
          <table:table-cell office:value-type="float" office:value="0.7504513" calcext:value-type="float">
            <text:p>0.7504513</text:p>
          </table:table-cell>
          <table:table-cell office:value-type="float" office:value="0.113231" calcext:value-type="float">
            <text:p>0.113231</text:p>
          </table:table-cell>
          <table:table-cell office:value-type="float" office:value="0.1113819" calcext:value-type="float">
            <text:p>0.1113819</text:p>
          </table:table-cell>
          <table:table-cell office:value-type="float" office:value="0.0465135" calcext:value-type="float">
            <text:p>0.0465135</text:p>
          </table:table-cell>
          <table:table-cell office:value-type="float" office:value="0.02920355" calcext:value-type="float">
            <text:p>0.02920355</text:p>
          </table:table-cell>
          <table:table-cell office:value-type="float" office:value="0.03963565" calcext:value-type="float">
            <text:p>0.03963565</text:p>
          </table:table-cell>
          <table:table-cell office:value-type="float" office:value="0.02863841" calcext:value-type="float">
            <text:p>0.02863841</text:p>
          </table:table-cell>
          <table:table-cell office:value-type="float" office:value="0.02241592" calcext:value-type="float">
            <text:p>0.02241592</text:p>
          </table:table-cell>
          <table:table-cell office:value-type="float" office:value="0.01977911" calcext:value-type="float">
            <text:p>0.01977911</text:p>
          </table:table-cell>
          <table:table-cell office:value-type="float" office:value="0.01670192" calcext:value-type="float">
            <text:p>0.01670192</text:p>
          </table:table-cell>
          <table:table-cell office:value-type="float" office:value="0.005805365" calcext:value-type="float">
            <text:p>0.005805365</text:p>
          </table:table-cell>
          <table:table-cell office:value-type="float" office:value="0.006823388" calcext:value-type="float">
            <text:p>0.006823388</text:p>
          </table:table-cell>
          <table:table-cell office:value-type="float" office:value="0" calcext:value-type="float">
            <text:p>0</text:p>
          </table:table-cell>
          <table:table-cell office:value-type="float" office:value="30.37456" calcext:value-type="float">
            <text:p>30.37456</text:p>
          </table:table-cell>
          <table:table-cell office:value-type="float" office:value="12.89567" calcext:value-type="float">
            <text:p>12.89567</text:p>
          </table:table-cell>
          <table:table-cell office:value-type="float" office:value="10.06247" calcext:value-type="float">
            <text:p>10.06247</text:p>
          </table:table-cell>
          <table:table-cell office:value-type="float" office:value="3.87642" calcext:value-type="float">
            <text:p>3.87642</text:p>
          </table:table-cell>
          <table:table-cell office:value-type="float" office:value="2.411169" calcext:value-type="float">
            <text:p>2.411169</text:p>
          </table:table-cell>
          <table:table-cell office:value-type="float" office:value="0.6717567" calcext:value-type="float">
            <text:p>0.6717567</text:p>
          </table:table-cell>
          <table:table-cell office:value-type="float" office:value="0.2725559" calcext:value-type="float">
            <text:p>0.2725559</text:p>
          </table:table-cell>
          <table:table-cell office:value-type="float" office:value="0.3043039" calcext:value-type="float">
            <text:p>0.3043039</text:p>
          </table:table-cell>
          <table:table-cell office:value-type="float" office:value="0.2321557" calcext:value-type="float">
            <text:p>0.2321557</text:p>
          </table:table-cell>
          <table:table-cell office:value-type="float" office:value="0.181603" calcext:value-type="float">
            <text:p>0.181603</text:p>
          </table:table-cell>
          <table:table-cell office:value-type="float" office:value="0.06845747" calcext:value-type="float">
            <text:p>0.06845747</text:p>
          </table:table-cell>
          <table:table-cell office:value-type="float" office:value="0.0968727" calcext:value-type="float">
            <text:p>0.0968727</text:p>
          </table:table-cell>
          <table:table-cell office:value-type="float" office:value="0.3548797" calcext:value-type="float">
            <text:p>0.3548797</text:p>
          </table:table-cell>
          <table:table-cell office:value-type="float" office:value="0.3439878" calcext:value-type="float">
            <text:p>0.3439878</text:p>
          </table:table-cell>
          <table:table-cell office:value-type="float" office:value="0" calcext:value-type="float">
            <text:p>0</text:p>
          </table:table-cell>
          <table:table-cell office:value-type="float" office:value="578.5754" calcext:value-type="float">
            <text:p>578.575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57382" calcext:value-type="float">
            <text:p>18.57382</text:p>
          </table:table-cell>
          <table:table-cell office:value-type="float" office:value="0" calcext:value-type="float">
            <text:p>0</text:p>
          </table:table-cell>
          <table:table-cell office:value-type="float" office:value="-1.000657" calcext:value-type="float">
            <text:p>-1.0006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37.92905" calcext:value-type="float">
            <text:p>37.92905</text:p>
          </table:table-cell>
          <table:table-cell office:value-type="float" office:value="1098.076" calcext:value-type="float">
            <text:p>1098.07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630775" calcext:value-type="float">
            <text:p>0.2630775</text:p>
          </table:table-cell>
          <table:table-cell office:value-type="float" office:value="2.809887" calcext:value-type="float">
            <text:p>2.80988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726" calcext:value-type="float">
            <text:p>0.000717572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6277" calcext:value-type="float">
            <text:p>-0.001616277</text:p>
          </table:table-cell>
          <table:table-cell office:value-type="float" office:value="-0.2717406" calcext:value-type="float">
            <text:p>-0.2717406</text:p>
          </table:table-cell>
          <table:table-cell office:value-type="float" office:value="0.002532646" calcext:value-type="float">
            <text:p>0.00253264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15328" calcext:value-type="float">
            <text:p>19.15328</text:p>
          </table:table-cell>
          <table:table-cell office:value-type="float" office:value="0.6120567" calcext:value-type="float">
            <text:p>0.6120567</text:p>
          </table:table-cell>
          <table:table-cell office:value-type="float" office:value="0.5819471" calcext:value-type="float">
            <text:p>0.5819471</text:p>
          </table:table-cell>
          <table:table-cell office:value-type="float" office:value="0.5281994" calcext:value-type="float">
            <text:p>0.5281994</text:p>
          </table:table-cell>
          <table:table-cell office:value-type="float" office:value="0.1064206" calcext:value-type="float">
            <text:p>0.1064206</text:p>
          </table:table-cell>
          <table:table-cell office:value-type="float" office:value="0.1066404" calcext:value-type="float">
            <text:p>0.1066404</text:p>
          </table:table-cell>
          <table:table-cell office:value-type="float" office:value="0.0453238" calcext:value-type="float">
            <text:p>0.0453238</text:p>
          </table:table-cell>
          <table:table-cell office:value-type="float" office:value="0.02915894" calcext:value-type="float">
            <text:p>0.02915894</text:p>
          </table:table-cell>
          <table:table-cell office:value-type="float" office:value="0.0395438" calcext:value-type="float">
            <text:p>0.0395438</text:p>
          </table:table-cell>
          <table:table-cell office:value-type="float" office:value="0.02865141" calcext:value-type="float">
            <text:p>0.02865141</text:p>
          </table:table-cell>
          <table:table-cell office:value-type="float" office:value="0.02243972" calcext:value-type="float">
            <text:p>0.02243972</text:p>
          </table:table-cell>
          <table:table-cell office:value-type="float" office:value="0.01979452" calcext:value-type="float">
            <text:p>0.01979452</text:p>
          </table:table-cell>
          <table:table-cell office:value-type="float" office:value="0.01672555" calcext:value-type="float">
            <text:p>0.01672555</text:p>
          </table:table-cell>
          <table:table-cell office:value-type="float" office:value="0.00580152" calcext:value-type="float">
            <text:p>0.00580152</text:p>
          </table:table-cell>
          <table:table-cell office:value-type="float" office:value="0.006820655" calcext:value-type="float">
            <text:p>0.006820655</text:p>
          </table:table-cell>
          <table:table-cell office:value-type="float" office:value="0" calcext:value-type="float">
            <text:p>0</text:p>
          </table:table-cell>
          <table:table-cell office:value-type="float" office:value="34.01194" calcext:value-type="float">
            <text:p>34.01194</text:p>
          </table:table-cell>
          <table:table-cell office:value-type="float" office:value="13.32082" calcext:value-type="float">
            <text:p>13.32082</text:p>
          </table:table-cell>
          <table:table-cell office:value-type="float" office:value="10.1421" calcext:value-type="float">
            <text:p>10.1421</text:p>
          </table:table-cell>
          <table:table-cell office:value-type="float" office:value="3.977884" calcext:value-type="float">
            <text:p>3.977884</text:p>
          </table:table-cell>
          <table:table-cell office:value-type="float" office:value="2.465109" calcext:value-type="float">
            <text:p>2.465109</text:p>
          </table:table-cell>
          <table:table-cell office:value-type="float" office:value="0.6863098" calcext:value-type="float">
            <text:p>0.6863098</text:p>
          </table:table-cell>
          <table:table-cell office:value-type="float" office:value="0.2837775" calcext:value-type="float">
            <text:p>0.2837775</text:p>
          </table:table-cell>
          <table:table-cell office:value-type="float" office:value="0.3105048" calcext:value-type="float">
            <text:p>0.3105048</text:p>
          </table:table-cell>
          <table:table-cell office:value-type="float" office:value="0.2368876" calcext:value-type="float">
            <text:p>0.2368876</text:p>
          </table:table-cell>
          <table:table-cell office:value-type="float" office:value="0.1845725" calcext:value-type="float">
            <text:p>0.1845725</text:p>
          </table:table-cell>
          <table:table-cell office:value-type="float" office:value="0.06981003" calcext:value-type="float">
            <text:p>0.06981003</text:p>
          </table:table-cell>
          <table:table-cell office:value-type="float" office:value="0.09748212" calcext:value-type="float">
            <text:p>0.09748212</text:p>
          </table:table-cell>
          <table:table-cell office:value-type="float" office:value="0.3548487" calcext:value-type="float">
            <text:p>0.3548487</text:p>
          </table:table-cell>
          <table:table-cell office:value-type="float" office:value="0.3440059" calcext:value-type="float">
            <text:p>0.3440059</text:p>
          </table:table-cell>
          <table:table-cell office:value-type="float" office:value="0" calcext:value-type="float">
            <text:p>0</text:p>
          </table:table-cell>
          <table:table-cell office:value-type="float" office:value="551.244" calcext:value-type="float">
            <text:p>551.24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64184" calcext:value-type="float">
            <text:p>18.64184</text:p>
          </table:table-cell>
          <table:table-cell office:value-type="float" office:value="0" calcext:value-type="float">
            <text:p>0</text:p>
          </table:table-cell>
          <table:table-cell office:value-type="float" office:value="-1.000694" calcext:value-type="float">
            <text:p>-1.0006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37.85888" calcext:value-type="float">
            <text:p>37.85888</text:p>
          </table:table-cell>
          <table:table-cell office:value-type="float" office:value="1098.083" calcext:value-type="float">
            <text:p>1098.08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431325" calcext:value-type="float">
            <text:p>0.2431325</text:p>
          </table:table-cell>
          <table:table-cell office:value-type="float" office:value="2.885916" calcext:value-type="float">
            <text:p>2.88591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726" calcext:value-type="float">
            <text:p>0.000717572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6277" calcext:value-type="float">
            <text:p>-0.001616277</text:p>
          </table:table-cell>
          <table:table-cell office:value-type="float" office:value="-0.272355" calcext:value-type="float">
            <text:p>-0.272355</text:p>
          </table:table-cell>
          <table:table-cell office:value-type="float" office:value="0.002545413" calcext:value-type="float">
            <text:p>0.00254541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25488" calcext:value-type="float">
            <text:p>19.25488</text:p>
          </table:table-cell>
          <table:table-cell office:value-type="float" office:value="0.4896629" calcext:value-type="float">
            <text:p>0.4896629</text:p>
          </table:table-cell>
          <table:table-cell office:value-type="float" office:value="0.4436234" calcext:value-type="float">
            <text:p>0.4436234</text:p>
          </table:table-cell>
          <table:table-cell office:value-type="float" office:value="0.392978" calcext:value-type="float">
            <text:p>0.392978</text:p>
          </table:table-cell>
          <table:table-cell office:value-type="float" office:value="0.1024166" calcext:value-type="float">
            <text:p>0.1024166</text:p>
          </table:table-cell>
          <table:table-cell office:value-type="float" office:value="0.1035223" calcext:value-type="float">
            <text:p>0.1035223</text:p>
          </table:table-cell>
          <table:table-cell office:value-type="float" office:value="0.04424375" calcext:value-type="float">
            <text:p>0.04424375</text:p>
          </table:table-cell>
          <table:table-cell office:value-type="float" office:value="0.02905479" calcext:value-type="float">
            <text:p>0.02905479</text:p>
          </table:table-cell>
          <table:table-cell office:value-type="float" office:value="0.03940336" calcext:value-type="float">
            <text:p>0.03940336</text:p>
          </table:table-cell>
          <table:table-cell office:value-type="float" office:value="0.02864082" calcext:value-type="float">
            <text:p>0.02864082</text:p>
          </table:table-cell>
          <table:table-cell office:value-type="float" office:value="0.02245843" calcext:value-type="float">
            <text:p>0.02245843</text:p>
          </table:table-cell>
          <table:table-cell office:value-type="float" office:value="0.01980929" calcext:value-type="float">
            <text:p>0.01980929</text:p>
          </table:table-cell>
          <table:table-cell office:value-type="float" office:value="0.01674896" calcext:value-type="float">
            <text:p>0.01674896</text:p>
          </table:table-cell>
          <table:table-cell office:value-type="float" office:value="0.005797836" calcext:value-type="float">
            <text:p>0.005797836</text:p>
          </table:table-cell>
          <table:table-cell office:value-type="float" office:value="0.006817964" calcext:value-type="float">
            <text:p>0.006817964</text:p>
          </table:table-cell>
          <table:table-cell office:value-type="float" office:value="0" calcext:value-type="float">
            <text:p>0</text:p>
          </table:table-cell>
          <table:table-cell office:value-type="float" office:value="37.91262" calcext:value-type="float">
            <text:p>37.91262</text:p>
          </table:table-cell>
          <table:table-cell office:value-type="float" office:value="13.77771" calcext:value-type="float">
            <text:p>13.77771</text:p>
          </table:table-cell>
          <table:table-cell office:value-type="float" office:value="10.1164" calcext:value-type="float">
            <text:p>10.1164</text:p>
          </table:table-cell>
          <table:table-cell office:value-type="float" office:value="4.067222" calcext:value-type="float">
            <text:p>4.067222</text:p>
          </table:table-cell>
          <table:table-cell office:value-type="float" office:value="2.526515" calcext:value-type="float">
            <text:p>2.526515</text:p>
          </table:table-cell>
          <table:table-cell office:value-type="float" office:value="0.7021911" calcext:value-type="float">
            <text:p>0.7021911</text:p>
          </table:table-cell>
          <table:table-cell office:value-type="float" office:value="0.2958811" calcext:value-type="float">
            <text:p>0.2958811</text:p>
          </table:table-cell>
          <table:table-cell office:value-type="float" office:value="0.3171991" calcext:value-type="float">
            <text:p>0.3171991</text:p>
          </table:table-cell>
          <table:table-cell office:value-type="float" office:value="0.2416391" calcext:value-type="float">
            <text:p>0.2416391</text:p>
          </table:table-cell>
          <table:table-cell office:value-type="float" office:value="0.1875013" calcext:value-type="float">
            <text:p>0.1875013</text:p>
          </table:table-cell>
          <table:table-cell office:value-type="float" office:value="0.07116143" calcext:value-type="float">
            <text:p>0.07116143</text:p>
          </table:table-cell>
          <table:table-cell office:value-type="float" office:value="0.09808696" calcext:value-type="float">
            <text:p>0.09808696</text:p>
          </table:table-cell>
          <table:table-cell office:value-type="float" office:value="0.3548203" calcext:value-type="float">
            <text:p>0.3548203</text:p>
          </table:table-cell>
          <table:table-cell office:value-type="float" office:value="0.3440239" calcext:value-type="float">
            <text:p>0.3440239</text:p>
          </table:table-cell>
          <table:table-cell office:value-type="float" office:value="0" calcext:value-type="float">
            <text:p>0</text:p>
          </table:table-cell>
          <table:table-cell office:value-type="float" office:value="529.1039" calcext:value-type="float">
            <text:p>529.103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6989" calcext:value-type="float">
            <text:p>18.6989</text:p>
          </table:table-cell>
          <table:table-cell office:value-type="float" office:value="0" calcext:value-type="float">
            <text:p>0</text:p>
          </table:table-cell>
          <table:table-cell office:value-type="float" office:value="-1.000719" calcext:value-type="float">
            <text:p>-1.0007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37.8104" calcext:value-type="float">
            <text:p>37.8104</text:p>
          </table:table-cell>
          <table:table-cell office:value-type="float" office:value="1098.086" calcext:value-type="float">
            <text:p>1098.08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297721" calcext:value-type="float">
            <text:p>0.2297721</text:p>
          </table:table-cell>
          <table:table-cell office:value-type="float" office:value="2.939833" calcext:value-type="float">
            <text:p>2.93983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5999" calcext:value-type="float">
            <text:p>0.000717599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421" calcext:value-type="float">
            <text:p>-0.001615421</text:p>
          </table:table-cell>
          <table:table-cell office:value-type="float" office:value="-0.2727317" calcext:value-type="float">
            <text:p>-0.2727317</text:p>
          </table:table-cell>
          <table:table-cell office:value-type="float" office:value="0.002558545" calcext:value-type="float">
            <text:p>0.00255854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3186" calcext:value-type="float">
            <text:p>19.3186</text:p>
          </table:table-cell>
          <table:table-cell office:value-type="float" office:value="0.3980808" calcext:value-type="float">
            <text:p>0.3980808</text:p>
          </table:table-cell>
          <table:table-cell office:value-type="float" office:value="0.34436" calcext:value-type="float">
            <text:p>0.34436</text:p>
          </table:table-cell>
          <table:table-cell office:value-type="float" office:value="0.3015312" calcext:value-type="float">
            <text:p>0.3015312</text:p>
          </table:table-cell>
          <table:table-cell office:value-type="float" office:value="0.1014143" calcext:value-type="float">
            <text:p>0.1014143</text:p>
          </table:table-cell>
          <table:table-cell office:value-type="float" office:value="0.1027074" calcext:value-type="float">
            <text:p>0.1027074</text:p>
          </table:table-cell>
          <table:table-cell office:value-type="float" office:value="0.04370988" calcext:value-type="float">
            <text:p>0.04370988</text:p>
          </table:table-cell>
          <table:table-cell office:value-type="float" office:value="0.02911773" calcext:value-type="float">
            <text:p>0.02911773</text:p>
          </table:table-cell>
          <table:table-cell office:value-type="float" office:value="0.03928697" calcext:value-type="float">
            <text:p>0.03928697</text:p>
          </table:table-cell>
          <table:table-cell office:value-type="float" office:value="0.02861443" calcext:value-type="float">
            <text:p>0.02861443</text:p>
          </table:table-cell>
          <table:table-cell office:value-type="float" office:value="0.02247115" calcext:value-type="float">
            <text:p>0.02247115</text:p>
          </table:table-cell>
          <table:table-cell office:value-type="float" office:value="0.01982336" calcext:value-type="float">
            <text:p>0.01982336</text:p>
          </table:table-cell>
          <table:table-cell office:value-type="float" office:value="0.01677245" calcext:value-type="float">
            <text:p>0.01677245</text:p>
          </table:table-cell>
          <table:table-cell office:value-type="float" office:value="0.005794342" calcext:value-type="float">
            <text:p>0.005794342</text:p>
          </table:table-cell>
          <table:table-cell office:value-type="float" office:value="0.006815115" calcext:value-type="float">
            <text:p>0.006815115</text:p>
          </table:table-cell>
          <table:table-cell office:value-type="float" office:value="0" calcext:value-type="float">
            <text:p>0</text:p>
          </table:table-cell>
          <table:table-cell office:value-type="float" office:value="41.12296" calcext:value-type="float">
            <text:p>41.12296</text:p>
          </table:table-cell>
          <table:table-cell office:value-type="float" office:value="13.94305" calcext:value-type="float">
            <text:p>13.94305</text:p>
          </table:table-cell>
          <table:table-cell office:value-type="float" office:value="9.974535" calcext:value-type="float">
            <text:p>9.974535</text:p>
          </table:table-cell>
          <table:table-cell office:value-type="float" office:value="4.119364" calcext:value-type="float">
            <text:p>4.119364</text:p>
          </table:table-cell>
          <table:table-cell office:value-type="float" office:value="2.553697" calcext:value-type="float">
            <text:p>2.553697</text:p>
          </table:table-cell>
          <table:table-cell office:value-type="float" office:value="0.7145849" calcext:value-type="float">
            <text:p>0.7145849</text:p>
          </table:table-cell>
          <table:table-cell office:value-type="float" office:value="0.3063916" calcext:value-type="float">
            <text:p>0.3063916</text:p>
          </table:table-cell>
          <table:table-cell office:value-type="float" office:value="0.3239239" calcext:value-type="float">
            <text:p>0.3239239</text:p>
          </table:table-cell>
          <table:table-cell office:value-type="float" office:value="0.2463934" calcext:value-type="float">
            <text:p>0.2463934</text:p>
          </table:table-cell>
          <table:table-cell office:value-type="float" office:value="0.1903794" calcext:value-type="float">
            <text:p>0.1903794</text:p>
          </table:table-cell>
          <table:table-cell office:value-type="float" office:value="0.07253549" calcext:value-type="float">
            <text:p>0.07253549</text:p>
          </table:table-cell>
          <table:table-cell office:value-type="float" office:value="0.09869287" calcext:value-type="float">
            <text:p>0.09869287</text:p>
          </table:table-cell>
          <table:table-cell office:value-type="float" office:value="0.3547759" calcext:value-type="float">
            <text:p>0.3547759</text:p>
          </table:table-cell>
          <table:table-cell office:value-type="float" office:value="0.3440495" calcext:value-type="float">
            <text:p>0.3440495</text:p>
          </table:table-cell>
          <table:table-cell office:value-type="float" office:value="0" calcext:value-type="float">
            <text:p>0</text:p>
          </table:table-cell>
          <table:table-cell office:value-type="float" office:value="515.3808" calcext:value-type="float">
            <text:p>515.380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74037" calcext:value-type="float">
            <text:p>18.74037</text:p>
          </table:table-cell>
          <table:table-cell office:value-type="float" office:value="0" calcext:value-type="float">
            <text:p>0</text:p>
          </table:table-cell>
          <table:table-cell office:value-type="float" office:value="-1.000733" calcext:value-type="float">
            <text:p>-1.0007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37.7505" calcext:value-type="float">
            <text:p>37.7505</text:p>
          </table:table-cell>
          <table:table-cell office:value-type="float" office:value="1098.094" calcext:value-type="float">
            <text:p>1098.09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19077" calcext:value-type="float">
            <text:p>0.219077</text:p>
          </table:table-cell>
          <table:table-cell office:value-type="float" office:value="2.996153" calcext:value-type="float">
            <text:p>2.99615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47" calcext:value-type="float">
            <text:p>0.000717604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6" calcext:value-type="float">
            <text:p>-0.00161526</text:p>
          </table:table-cell>
          <table:table-cell office:value-type="float" office:value="-0.2732743" calcext:value-type="float">
            <text:p>-0.2732743</text:p>
          </table:table-cell>
          <table:table-cell office:value-type="float" office:value="0.002571894" calcext:value-type="float">
            <text:p>0.00257189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42579" calcext:value-type="float">
            <text:p>19.42579</text:p>
          </table:table-cell>
          <table:table-cell office:value-type="float" office:value="0.3128209" calcext:value-type="float">
            <text:p>0.3128209</text:p>
          </table:table-cell>
          <table:table-cell office:value-type="float" office:value="0.263634" calcext:value-type="float">
            <text:p>0.263634</text:p>
          </table:table-cell>
          <table:table-cell office:value-type="float" office:value="0.2318266" calcext:value-type="float">
            <text:p>0.2318266</text:p>
          </table:table-cell>
          <table:table-cell office:value-type="float" office:value="0.09944467" calcext:value-type="float">
            <text:p>0.09944467</text:p>
          </table:table-cell>
          <table:table-cell office:value-type="float" office:value="0.1013577" calcext:value-type="float">
            <text:p>0.1013577</text:p>
          </table:table-cell>
          <table:table-cell office:value-type="float" office:value="0.04329288" calcext:value-type="float">
            <text:p>0.04329288</text:p>
          </table:table-cell>
          <table:table-cell office:value-type="float" office:value="0.02917799" calcext:value-type="float">
            <text:p>0.02917799</text:p>
          </table:table-cell>
          <table:table-cell office:value-type="float" office:value="0.03921289" calcext:value-type="float">
            <text:p>0.03921289</text:p>
          </table:table-cell>
          <table:table-cell office:value-type="float" office:value="0.02858662" calcext:value-type="float">
            <text:p>0.02858662</text:p>
          </table:table-cell>
          <table:table-cell office:value-type="float" office:value="0.02247826" calcext:value-type="float">
            <text:p>0.02247826</text:p>
          </table:table-cell>
          <table:table-cell office:value-type="float" office:value="0.01983615" calcext:value-type="float">
            <text:p>0.01983615</text:p>
          </table:table-cell>
          <table:table-cell office:value-type="float" office:value="0.01679557" calcext:value-type="float">
            <text:p>0.01679557</text:p>
          </table:table-cell>
          <table:table-cell office:value-type="float" office:value="0.005791137" calcext:value-type="float">
            <text:p>0.005791137</text:p>
          </table:table-cell>
          <table:table-cell office:value-type="float" office:value="0.006812577" calcext:value-type="float">
            <text:p>0.006812577</text:p>
          </table:table-cell>
          <table:table-cell office:value-type="float" office:value="0" calcext:value-type="float">
            <text:p>0</text:p>
          </table:table-cell>
          <table:table-cell office:value-type="float" office:value="43.68166" calcext:value-type="float">
            <text:p>43.68166</text:p>
          </table:table-cell>
          <table:table-cell office:value-type="float" office:value="14.45228" calcext:value-type="float">
            <text:p>14.45228</text:p>
          </table:table-cell>
          <table:table-cell office:value-type="float" office:value="9.862303" calcext:value-type="float">
            <text:p>9.862303</text:p>
          </table:table-cell>
          <table:table-cell office:value-type="float" office:value="4.171152" calcext:value-type="float">
            <text:p>4.171152</text:p>
          </table:table-cell>
          <table:table-cell office:value-type="float" office:value="2.581099" calcext:value-type="float">
            <text:p>2.581099</text:p>
          </table:table-cell>
          <table:table-cell office:value-type="float" office:value="0.7250719" calcext:value-type="float">
            <text:p>0.7250719</text:p>
          </table:table-cell>
          <table:table-cell office:value-type="float" office:value="0.3160234" calcext:value-type="float">
            <text:p>0.3160234</text:p>
          </table:table-cell>
          <table:table-cell office:value-type="float" office:value="0.3302644" calcext:value-type="float">
            <text:p>0.3302644</text:p>
          </table:table-cell>
          <table:table-cell office:value-type="float" office:value="0.2510543" calcext:value-type="float">
            <text:p>0.2510543</text:p>
          </table:table-cell>
          <table:table-cell office:value-type="float" office:value="0.1931749" calcext:value-type="float">
            <text:p>0.1931749</text:p>
          </table:table-cell>
          <table:table-cell office:value-type="float" office:value="0.0738984" calcext:value-type="float">
            <text:p>0.0738984</text:p>
          </table:table-cell>
          <table:table-cell office:value-type="float" office:value="0.09929364" calcext:value-type="float">
            <text:p>0.09929364</text:p>
          </table:table-cell>
          <table:table-cell office:value-type="float" office:value="0.3547443" calcext:value-type="float">
            <text:p>0.3547443</text:p>
          </table:table-cell>
          <table:table-cell office:value-type="float" office:value="0.3440817" calcext:value-type="float">
            <text:p>0.3440817</text:p>
          </table:table-cell>
          <table:table-cell office:value-type="float" office:value="0" calcext:value-type="float">
            <text:p>0</text:p>
          </table:table-cell>
          <table:table-cell office:value-type="float" office:value="507.153" calcext:value-type="float">
            <text:p>507.15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78677" calcext:value-type="float">
            <text:p>18.78677</text:p>
          </table:table-cell>
          <table:table-cell office:value-type="float" office:value="0" calcext:value-type="float">
            <text:p>0</text:p>
          </table:table-cell>
          <table:table-cell office:value-type="float" office:value="-1.000742" calcext:value-type="float">
            <text:p>-1.00074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37.6862" calcext:value-type="float">
            <text:p>37.6862</text:p>
          </table:table-cell>
          <table:table-cell office:value-type="float" office:value="1098.104" calcext:value-type="float">
            <text:p>1098.10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096162" calcext:value-type="float">
            <text:p>0.2096162</text:p>
          </table:table-cell>
          <table:table-cell office:value-type="float" office:value="3.054346" calcext:value-type="float">
            <text:p>3.05434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47" calcext:value-type="float">
            <text:p>0.000717604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6" calcext:value-type="float">
            <text:p>-0.00161526</text:p>
          </table:table-cell>
          <table:table-cell office:value-type="float" office:value="-0.2737938" calcext:value-type="float">
            <text:p>-0.2737938</text:p>
          </table:table-cell>
          <table:table-cell office:value-type="float" office:value="0.00258598" calcext:value-type="float">
            <text:p>0.0025859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52995" calcext:value-type="float">
            <text:p>19.52995</text:p>
          </table:table-cell>
          <table:table-cell office:value-type="float" office:value="0.2524226" calcext:value-type="float">
            <text:p>0.2524226</text:p>
          </table:table-cell>
          <table:table-cell office:value-type="float" office:value="0.2102234" calcext:value-type="float">
            <text:p>0.2102234</text:p>
          </table:table-cell>
          <table:table-cell office:value-type="float" office:value="0.1870023" calcext:value-type="float">
            <text:p>0.1870023</text:p>
          </table:table-cell>
          <table:table-cell office:value-type="float" office:value="0.09719785" calcext:value-type="float">
            <text:p>0.09719785</text:p>
          </table:table-cell>
          <table:table-cell office:value-type="float" office:value="0.09938759" calcext:value-type="float">
            <text:p>0.09938759</text:p>
          </table:table-cell>
          <table:table-cell office:value-type="float" office:value="0.04272544" calcext:value-type="float">
            <text:p>0.04272544</text:p>
          </table:table-cell>
          <table:table-cell office:value-type="float" office:value="0.02912069" calcext:value-type="float">
            <text:p>0.02912069</text:p>
          </table:table-cell>
          <table:table-cell office:value-type="float" office:value="0.03913213" calcext:value-type="float">
            <text:p>0.03913213</text:p>
          </table:table-cell>
          <table:table-cell office:value-type="float" office:value="0.0285592" calcext:value-type="float">
            <text:p>0.0285592</text:p>
          </table:table-cell>
          <table:table-cell office:value-type="float" office:value="0.02248244" calcext:value-type="float">
            <text:p>0.02248244</text:p>
          </table:table-cell>
          <table:table-cell office:value-type="float" office:value="0.01984767" calcext:value-type="float">
            <text:p>0.01984767</text:p>
          </table:table-cell>
          <table:table-cell office:value-type="float" office:value="0.01681832" calcext:value-type="float">
            <text:p>0.01681832</text:p>
          </table:table-cell>
          <table:table-cell office:value-type="float" office:value="0.005788033" calcext:value-type="float">
            <text:p>0.005788033</text:p>
          </table:table-cell>
          <table:table-cell office:value-type="float" office:value="0.006809962" calcext:value-type="float">
            <text:p>0.006809962</text:p>
          </table:table-cell>
          <table:table-cell office:value-type="float" office:value="0" calcext:value-type="float">
            <text:p>0</text:p>
          </table:table-cell>
          <table:table-cell office:value-type="float" office:value="46.85656" calcext:value-type="float">
            <text:p>46.85656</text:p>
          </table:table-cell>
          <table:table-cell office:value-type="float" office:value="14.84739" calcext:value-type="float">
            <text:p>14.84739</text:p>
          </table:table-cell>
          <table:table-cell office:value-type="float" office:value="9.805219" calcext:value-type="float">
            <text:p>9.805219</text:p>
          </table:table-cell>
          <table:table-cell office:value-type="float" office:value="4.227168" calcext:value-type="float">
            <text:p>4.227168</text:p>
          </table:table-cell>
          <table:table-cell office:value-type="float" office:value="2.61197" calcext:value-type="float">
            <text:p>2.61197</text:p>
          </table:table-cell>
          <table:table-cell office:value-type="float" office:value="0.7367436" calcext:value-type="float">
            <text:p>0.7367436</text:p>
          </table:table-cell>
          <table:table-cell office:value-type="float" office:value="0.3262647" calcext:value-type="float">
            <text:p>0.3262647</text:p>
          </table:table-cell>
          <table:table-cell office:value-type="float" office:value="0.3364534" calcext:value-type="float">
            <text:p>0.3364534</text:p>
          </table:table-cell>
          <table:table-cell office:value-type="float" office:value="0.2555734" calcext:value-type="float">
            <text:p>0.2555734</text:p>
          </table:table-cell>
          <table:table-cell office:value-type="float" office:value="0.195941" calcext:value-type="float">
            <text:p>0.195941</text:p>
          </table:table-cell>
          <table:table-cell office:value-type="float" office:value="0.07524711" calcext:value-type="float">
            <text:p>0.07524711</text:p>
          </table:table-cell>
          <table:table-cell office:value-type="float" office:value="0.09989" calcext:value-type="float">
            <text:p>0.09989</text:p>
          </table:table-cell>
          <table:table-cell office:value-type="float" office:value="0.3547197" calcext:value-type="float">
            <text:p>0.3547197</text:p>
          </table:table-cell>
          <table:table-cell office:value-type="float" office:value="0.3441001" calcext:value-type="float">
            <text:p>0.3441001</text:p>
          </table:table-cell>
          <table:table-cell office:value-type="float" office:value="0" calcext:value-type="float">
            <text:p>0</text:p>
          </table:table-cell>
          <table:table-cell office:value-type="float" office:value="492.6433" calcext:value-type="float">
            <text:p>492.643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8361" calcext:value-type="float">
            <text:p>18.8361</text:p>
          </table:table-cell>
          <table:table-cell office:value-type="float" office:value="0" calcext:value-type="float">
            <text:p>0</text:p>
          </table:table-cell>
          <table:table-cell office:value-type="float" office:value="-1.000748" calcext:value-type="float">
            <text:p>-1.0007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37.6285" calcext:value-type="float">
            <text:p>37.6285</text:p>
          </table:table-cell>
          <table:table-cell office:value-type="float" office:value="1098.11" calcext:value-type="float">
            <text:p>1098.1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015065" calcext:value-type="float">
            <text:p>0.2015065</text:p>
          </table:table-cell>
          <table:table-cell office:value-type="float" office:value="3.107886" calcext:value-type="float">
            <text:p>3.10788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47" calcext:value-type="float">
            <text:p>0.000717604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6" calcext:value-type="float">
            <text:p>-0.00161526</text:p>
          </table:table-cell>
          <table:table-cell office:value-type="float" office:value="-0.2741713" calcext:value-type="float">
            <text:p>-0.2741713</text:p>
          </table:table-cell>
          <table:table-cell office:value-type="float" office:value="0.002599825" calcext:value-type="float">
            <text:p>0.00259982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6074" calcext:value-type="float">
            <text:p>19.6074</text:p>
          </table:table-cell>
          <table:table-cell office:value-type="float" office:value="0.2270336" calcext:value-type="float">
            <text:p>0.2270336</text:p>
          </table:table-cell>
          <table:table-cell office:value-type="float" office:value="0.1812401" calcext:value-type="float">
            <text:p>0.1812401</text:p>
          </table:table-cell>
          <table:table-cell office:value-type="float" office:value="0.1620414" calcext:value-type="float">
            <text:p>0.1620414</text:p>
          </table:table-cell>
          <table:table-cell office:value-type="float" office:value="0.095527" calcext:value-type="float">
            <text:p>0.095527</text:p>
          </table:table-cell>
          <table:table-cell office:value-type="float" office:value="0.09773409" calcext:value-type="float">
            <text:p>0.09773409</text:p>
          </table:table-cell>
          <table:table-cell office:value-type="float" office:value="0.04211378" calcext:value-type="float">
            <text:p>0.04211378</text:p>
          </table:table-cell>
          <table:table-cell office:value-type="float" office:value="0.0289799" calcext:value-type="float">
            <text:p>0.0289799</text:p>
          </table:table-cell>
          <table:table-cell office:value-type="float" office:value="0.03903238" calcext:value-type="float">
            <text:p>0.03903238</text:p>
          </table:table-cell>
          <table:table-cell office:value-type="float" office:value="0.02852836" calcext:value-type="float">
            <text:p>0.02852836</text:p>
          </table:table-cell>
          <table:table-cell office:value-type="float" office:value="0.02248431" calcext:value-type="float">
            <text:p>0.02248431</text:p>
          </table:table-cell>
          <table:table-cell office:value-type="float" office:value="0.01985802" calcext:value-type="float">
            <text:p>0.01985802</text:p>
          </table:table-cell>
          <table:table-cell office:value-type="float" office:value="0.01684074" calcext:value-type="float">
            <text:p>0.01684074</text:p>
          </table:table-cell>
          <table:table-cell office:value-type="float" office:value="0.005785088" calcext:value-type="float">
            <text:p>0.005785088</text:p>
          </table:table-cell>
          <table:table-cell office:value-type="float" office:value="0.006807378" calcext:value-type="float">
            <text:p>0.006807378</text:p>
          </table:table-cell>
          <table:table-cell office:value-type="float" office:value="0" calcext:value-type="float">
            <text:p>0</text:p>
          </table:table-cell>
          <table:table-cell office:value-type="float" office:value="49.80305" calcext:value-type="float">
            <text:p>49.80305</text:p>
          </table:table-cell>
          <table:table-cell office:value-type="float" office:value="15.45765" calcext:value-type="float">
            <text:p>15.45765</text:p>
          </table:table-cell>
          <table:table-cell office:value-type="float" office:value="9.77983" calcext:value-type="float">
            <text:p>9.77983</text:p>
          </table:table-cell>
          <table:table-cell office:value-type="float" office:value="4.284555" calcext:value-type="float">
            <text:p>4.284555</text:p>
          </table:table-cell>
          <table:table-cell office:value-type="float" office:value="2.656052" calcext:value-type="float">
            <text:p>2.656052</text:p>
          </table:table-cell>
          <table:table-cell office:value-type="float" office:value="0.7494439" calcext:value-type="float">
            <text:p>0.7494439</text:p>
          </table:table-cell>
          <table:table-cell office:value-type="float" office:value="0.3369409" calcext:value-type="float">
            <text:p>0.3369409</text:p>
          </table:table-cell>
          <table:table-cell office:value-type="float" office:value="0.3427038" calcext:value-type="float">
            <text:p>0.3427038</text:p>
          </table:table-cell>
          <table:table-cell office:value-type="float" office:value="0.2600073" calcext:value-type="float">
            <text:p>0.2600073</text:p>
          </table:table-cell>
          <table:table-cell office:value-type="float" office:value="0.1986709" calcext:value-type="float">
            <text:p>0.1986709</text:p>
          </table:table-cell>
          <table:table-cell office:value-type="float" office:value="0.0765811" calcext:value-type="float">
            <text:p>0.0765811</text:p>
          </table:table-cell>
          <table:table-cell office:value-type="float" office:value="0.1004822" calcext:value-type="float">
            <text:p>0.1004822</text:p>
          </table:table-cell>
          <table:table-cell office:value-type="float" office:value="0.3546992" calcext:value-type="float">
            <text:p>0.3546992</text:p>
          </table:table-cell>
          <table:table-cell office:value-type="float" office:value="0.3441157" calcext:value-type="float">
            <text:p>0.3441157</text:p>
          </table:table-cell>
          <table:table-cell office:value-type="float" office:value="0" calcext:value-type="float">
            <text:p>0</text:p>
          </table:table-cell>
          <table:table-cell office:value-type="float" office:value="471.99" calcext:value-type="float">
            <text:p>471.9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8822" calcext:value-type="float">
            <text:p>18.8822</text:p>
          </table:table-cell>
          <table:table-cell office:value-type="float" office:value="0" calcext:value-type="float">
            <text:p>0</text:p>
          </table:table-cell>
          <table:table-cell office:value-type="float" office:value="-1.000748" calcext:value-type="float">
            <text:p>-1.0007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37.58771" calcext:value-type="float">
            <text:p>37.58771</text:p>
          </table:table-cell>
          <table:table-cell office:value-type="float" office:value="1098.111" calcext:value-type="float">
            <text:p>1098.11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6778" calcext:value-type="float">
            <text:p>0.196778</text:p>
          </table:table-cell>
          <table:table-cell office:value-type="float" office:value="3.146737" calcext:value-type="float">
            <text:p>3.14673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47" calcext:value-type="float">
            <text:p>0.000717604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6" calcext:value-type="float">
            <text:p>-0.00161526</text:p>
          </table:table-cell>
          <table:table-cell office:value-type="float" office:value="-0.2744013" calcext:value-type="float">
            <text:p>-0.2744013</text:p>
          </table:table-cell>
          <table:table-cell office:value-type="float" office:value="0.002613398" calcext:value-type="float">
            <text:p>0.00261339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65331" calcext:value-type="float">
            <text:p>19.65331</text:p>
          </table:table-cell>
          <table:table-cell office:value-type="float" office:value="0.2232322" calcext:value-type="float">
            <text:p>0.2232322</text:p>
          </table:table-cell>
          <table:table-cell office:value-type="float" office:value="0.1682958" calcext:value-type="float">
            <text:p>0.1682958</text:p>
          </table:table-cell>
          <table:table-cell office:value-type="float" office:value="0.1514822" calcext:value-type="float">
            <text:p>0.1514822</text:p>
          </table:table-cell>
          <table:table-cell office:value-type="float" office:value="0.09595779" calcext:value-type="float">
            <text:p>0.09595779</text:p>
          </table:table-cell>
          <table:table-cell office:value-type="float" office:value="0.09780087" calcext:value-type="float">
            <text:p>0.09780087</text:p>
          </table:table-cell>
          <table:table-cell office:value-type="float" office:value="0.04186312" calcext:value-type="float">
            <text:p>0.04186312</text:p>
          </table:table-cell>
          <table:table-cell office:value-type="float" office:value="0.0289373" calcext:value-type="float">
            <text:p>0.0289373</text:p>
          </table:table-cell>
          <table:table-cell office:value-type="float" office:value="0.03894847" calcext:value-type="float">
            <text:p>0.03894847</text:p>
          </table:table-cell>
          <table:table-cell office:value-type="float" office:value="0.02849436" calcext:value-type="float">
            <text:p>0.02849436</text:p>
          </table:table-cell>
          <table:table-cell office:value-type="float" office:value="0.02248399" calcext:value-type="float">
            <text:p>0.02248399</text:p>
          </table:table-cell>
          <table:table-cell office:value-type="float" office:value="0.01986723" calcext:value-type="float">
            <text:p>0.01986723</text:p>
          </table:table-cell>
          <table:table-cell office:value-type="float" office:value="0.01686277" calcext:value-type="float">
            <text:p>0.01686277</text:p>
          </table:table-cell>
          <table:table-cell office:value-type="float" office:value="0.005782302" calcext:value-type="float">
            <text:p>0.005782302</text:p>
          </table:table-cell>
          <table:table-cell office:value-type="float" office:value="0.00680481" calcext:value-type="float">
            <text:p>0.00680481</text:p>
          </table:table-cell>
          <table:table-cell office:value-type="float" office:value="0" calcext:value-type="float">
            <text:p>0</text:p>
          </table:table-cell>
          <table:table-cell office:value-type="float" office:value="52.36466" calcext:value-type="float">
            <text:p>52.36466</text:p>
          </table:table-cell>
          <table:table-cell office:value-type="float" office:value="15.9541" calcext:value-type="float">
            <text:p>15.9541</text:p>
          </table:table-cell>
          <table:table-cell office:value-type="float" office:value="9.755882" calcext:value-type="float">
            <text:p>9.755882</text:p>
          </table:table-cell>
          <table:table-cell office:value-type="float" office:value="4.338226" calcext:value-type="float">
            <text:p>4.338226</text:p>
          </table:table-cell>
          <table:table-cell office:value-type="float" office:value="2.683105" calcext:value-type="float">
            <text:p>2.683105</text:p>
          </table:table-cell>
          <table:table-cell office:value-type="float" office:value="0.7598584" calcext:value-type="float">
            <text:p>0.7598584</text:p>
          </table:table-cell>
          <table:table-cell office:value-type="float" office:value="0.346614" calcext:value-type="float">
            <text:p>0.346614</text:p>
          </table:table-cell>
          <table:table-cell office:value-type="float" office:value="0.3488086" calcext:value-type="float">
            <text:p>0.3488086</text:p>
          </table:table-cell>
          <table:table-cell office:value-type="float" office:value="0.2643739" calcext:value-type="float">
            <text:p>0.2643739</text:p>
          </table:table-cell>
          <table:table-cell office:value-type="float" office:value="0.2013633" calcext:value-type="float">
            <text:p>0.2013633</text:p>
          </table:table-cell>
          <table:table-cell office:value-type="float" office:value="0.07789984" calcext:value-type="float">
            <text:p>0.07789984</text:p>
          </table:table-cell>
          <table:table-cell office:value-type="float" office:value="0.1010697" calcext:value-type="float">
            <text:p>0.1010697</text:p>
          </table:table-cell>
          <table:table-cell office:value-type="float" office:value="0.3546776" calcext:value-type="float">
            <text:p>0.3546776</text:p>
          </table:table-cell>
          <table:table-cell office:value-type="float" office:value="0.3441342" calcext:value-type="float">
            <text:p>0.3441342</text:p>
          </table:table-cell>
          <table:table-cell office:value-type="float" office:value="0" calcext:value-type="float">
            <text:p>0</text:p>
          </table:table-cell>
          <table:table-cell office:value-type="float" office:value="457.3097" calcext:value-type="float">
            <text:p>457.309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91702" calcext:value-type="float">
            <text:p>18.91702</text:p>
          </table:table-cell>
          <table:table-cell office:value-type="float" office:value="0" calcext:value-type="float">
            <text:p>0</text:p>
          </table:table-cell>
          <table:table-cell office:value-type="float" office:value="-1.000748" calcext:value-type="float">
            <text:p>-1.0007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37.54109" calcext:value-type="float">
            <text:p>37.54109</text:p>
          </table:table-cell>
          <table:table-cell office:value-type="float" office:value="1098.116" calcext:value-type="float">
            <text:p>1098.11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19636" calcext:value-type="float">
            <text:p>0.1919636</text:p>
          </table:table-cell>
          <table:table-cell office:value-type="float" office:value="3.186984" calcext:value-type="float">
            <text:p>3.18698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47" calcext:value-type="float">
            <text:p>0.0007176047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6" calcext:value-type="float">
            <text:p>-0.00161526</text:p>
          </table:table-cell>
          <table:table-cell office:value-type="float" office:value="-0.2747393" calcext:value-type="float">
            <text:p>-0.2747393</text:p>
          </table:table-cell>
          <table:table-cell office:value-type="float" office:value="0.002627121" calcext:value-type="float">
            <text:p>0.00262712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73927" calcext:value-type="float">
            <text:p>19.73927</text:p>
          </table:table-cell>
          <table:table-cell office:value-type="float" office:value="0.2028998" calcext:value-type="float">
            <text:p>0.2028998</text:p>
          </table:table-cell>
          <table:table-cell office:value-type="float" office:value="0.1530462" calcext:value-type="float">
            <text:p>0.1530462</text:p>
          </table:table-cell>
          <table:table-cell office:value-type="float" office:value="0.1405677" calcext:value-type="float">
            <text:p>0.1405677</text:p>
          </table:table-cell>
          <table:table-cell office:value-type="float" office:value="0.09527583" calcext:value-type="float">
            <text:p>0.09527583</text:p>
          </table:table-cell>
          <table:table-cell office:value-type="float" office:value="0.09714259" calcext:value-type="float">
            <text:p>0.09714259</text:p>
          </table:table-cell>
          <table:table-cell office:value-type="float" office:value="0.04166952" calcext:value-type="float">
            <text:p>0.04166952</text:p>
          </table:table-cell>
          <table:table-cell office:value-type="float" office:value="0.02893511" calcext:value-type="float">
            <text:p>0.02893511</text:p>
          </table:table-cell>
          <table:table-cell office:value-type="float" office:value="0.03889809" calcext:value-type="float">
            <text:p>0.03889809</text:p>
          </table:table-cell>
          <table:table-cell office:value-type="float" office:value="0.0284639" calcext:value-type="float">
            <text:p>0.0284639</text:p>
          </table:table-cell>
          <table:table-cell office:value-type="float" office:value="0.02248207" calcext:value-type="float">
            <text:p>0.02248207</text:p>
          </table:table-cell>
          <table:table-cell office:value-type="float" office:value="0.01987537" calcext:value-type="float">
            <text:p>0.01987537</text:p>
          </table:table-cell>
          <table:table-cell office:value-type="float" office:value="0.01688445" calcext:value-type="float">
            <text:p>0.01688445</text:p>
          </table:table-cell>
          <table:table-cell office:value-type="float" office:value="0.00577964" calcext:value-type="float">
            <text:p>0.00577964</text:p>
          </table:table-cell>
          <table:table-cell office:value-type="float" office:value="0.006802186" calcext:value-type="float">
            <text:p>0.006802186</text:p>
          </table:table-cell>
          <table:table-cell office:value-type="float" office:value="0" calcext:value-type="float">
            <text:p>0</text:p>
          </table:table-cell>
          <table:table-cell office:value-type="float" office:value="51.59125" calcext:value-type="float">
            <text:p>51.59125</text:p>
          </table:table-cell>
          <table:table-cell office:value-type="float" office:value="16.29364" calcext:value-type="float">
            <text:p>16.29364</text:p>
          </table:table-cell>
          <table:table-cell office:value-type="float" office:value="9.753478" calcext:value-type="float">
            <text:p>9.753478</text:p>
          </table:table-cell>
          <table:table-cell office:value-type="float" office:value="4.38898" calcext:value-type="float">
            <text:p>4.38898</text:p>
          </table:table-cell>
          <table:table-cell office:value-type="float" office:value="2.710795" calcext:value-type="float">
            <text:p>2.710795</text:p>
          </table:table-cell>
          <table:table-cell office:value-type="float" office:value="0.7699012" calcext:value-type="float">
            <text:p>0.7699012</text:p>
          </table:table-cell>
          <table:table-cell office:value-type="float" office:value="0.3557195" calcext:value-type="float">
            <text:p>0.3557195</text:p>
          </table:table-cell>
          <table:table-cell office:value-type="float" office:value="0.3545215" calcext:value-type="float">
            <text:p>0.3545215</text:p>
          </table:table-cell>
          <table:table-cell office:value-type="float" office:value="0.2686189" calcext:value-type="float">
            <text:p>0.2686189</text:p>
          </table:table-cell>
          <table:table-cell office:value-type="float" office:value="0.2040138" calcext:value-type="float">
            <text:p>0.2040138</text:p>
          </table:table-cell>
          <table:table-cell office:value-type="float" office:value="0.07920279" calcext:value-type="float">
            <text:p>0.07920279</text:p>
          </table:table-cell>
          <table:table-cell office:value-type="float" office:value="0.1016527" calcext:value-type="float">
            <text:p>0.1016527</text:p>
          </table:table-cell>
          <table:table-cell office:value-type="float" office:value="0.3546503" calcext:value-type="float">
            <text:p>0.3546503</text:p>
          </table:table-cell>
          <table:table-cell office:value-type="float" office:value="0.3441542" calcext:value-type="float">
            <text:p>0.3441542</text:p>
          </table:table-cell>
          <table:table-cell office:value-type="float" office:value="0" calcext:value-type="float">
            <text:p>0</text:p>
          </table:table-cell>
          <table:table-cell office:value-type="float" office:value="445.0499" calcext:value-type="float">
            <text:p>445.049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9534" calcext:value-type="float">
            <text:p>18.9534</text:p>
          </table:table-cell>
          <table:table-cell office:value-type="float" office:value="0" calcext:value-type="float">
            <text:p>0</text:p>
          </table:table-cell>
          <table:table-cell office:value-type="float" office:value="-1.000748" calcext:value-type="float">
            <text:p>-1.0007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37.49105" calcext:value-type="float">
            <text:p>37.49105</text:p>
          </table:table-cell>
          <table:table-cell office:value-type="float" office:value="1098.124" calcext:value-type="float">
            <text:p>1098.12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78697" calcext:value-type="float">
            <text:p>0.1878697</text:p>
          </table:table-cell>
          <table:table-cell office:value-type="float" office:value="3.227362" calcext:value-type="float">
            <text:p>3.22736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51176" calcext:value-type="float">
            <text:p>-0.2751176</text:p>
          </table:table-cell>
          <table:table-cell office:value-type="float" office:value="0.002641099" calcext:value-type="float">
            <text:p>0.00264109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84233" calcext:value-type="float">
            <text:p>19.84233</text:p>
          </table:table-cell>
          <table:table-cell office:value-type="float" office:value="0.1871479" calcext:value-type="float">
            <text:p>0.1871479</text:p>
          </table:table-cell>
          <table:table-cell office:value-type="float" office:value="0.1418755" calcext:value-type="float">
            <text:p>0.1418755</text:p>
          </table:table-cell>
          <table:table-cell office:value-type="float" office:value="0.132448" calcext:value-type="float">
            <text:p>0.132448</text:p>
          </table:table-cell>
          <table:table-cell office:value-type="float" office:value="0.0942633" calcext:value-type="float">
            <text:p>0.0942633</text:p>
          </table:table-cell>
          <table:table-cell office:value-type="float" office:value="0.09630106" calcext:value-type="float">
            <text:p>0.09630106</text:p>
          </table:table-cell>
          <table:table-cell office:value-type="float" office:value="0.04144507" calcext:value-type="float">
            <text:p>0.04144507</text:p>
          </table:table-cell>
          <table:table-cell office:value-type="float" office:value="0.02890093" calcext:value-type="float">
            <text:p>0.02890093</text:p>
          </table:table-cell>
          <table:table-cell office:value-type="float" office:value="0.03885312" calcext:value-type="float">
            <text:p>0.03885312</text:p>
          </table:table-cell>
          <table:table-cell office:value-type="float" office:value="0.02843775" calcext:value-type="float">
            <text:p>0.02843775</text:p>
          </table:table-cell>
          <table:table-cell office:value-type="float" office:value="0.02247937" calcext:value-type="float">
            <text:p>0.02247937</text:p>
          </table:table-cell>
          <table:table-cell office:value-type="float" office:value="0.01988252" calcext:value-type="float">
            <text:p>0.01988252</text:p>
          </table:table-cell>
          <table:table-cell office:value-type="float" office:value="0.01690578" calcext:value-type="float">
            <text:p>0.01690578</text:p>
          </table:table-cell>
          <table:table-cell office:value-type="float" office:value="0.005777161" calcext:value-type="float">
            <text:p>0.005777161</text:p>
          </table:table-cell>
          <table:table-cell office:value-type="float" office:value="0.006799735" calcext:value-type="float">
            <text:p>0.006799735</text:p>
          </table:table-cell>
          <table:table-cell office:value-type="float" office:value="0" calcext:value-type="float">
            <text:p>0</text:p>
          </table:table-cell>
          <table:table-cell office:value-type="float" office:value="53.75515" calcext:value-type="float">
            <text:p>53.75515</text:p>
          </table:table-cell>
          <table:table-cell office:value-type="float" office:value="16.84898" calcext:value-type="float">
            <text:p>16.84898</text:p>
          </table:table-cell>
          <table:table-cell office:value-type="float" office:value="9.692236" calcext:value-type="float">
            <text:p>9.692236</text:p>
          </table:table-cell>
          <table:table-cell office:value-type="float" office:value="4.425573" calcext:value-type="float">
            <text:p>4.425573</text:p>
          </table:table-cell>
          <table:table-cell office:value-type="float" office:value="2.743483" calcext:value-type="float">
            <text:p>2.743483</text:p>
          </table:table-cell>
          <table:table-cell office:value-type="float" office:value="0.7801911" calcext:value-type="float">
            <text:p>0.7801911</text:p>
          </table:table-cell>
          <table:table-cell office:value-type="float" office:value="0.3646596" calcext:value-type="float">
            <text:p>0.3646596</text:p>
          </table:table-cell>
          <table:table-cell office:value-type="float" office:value="0.3600501" calcext:value-type="float">
            <text:p>0.3600501</text:p>
          </table:table-cell>
          <table:table-cell office:value-type="float" office:value="0.272743" calcext:value-type="float">
            <text:p>0.272743</text:p>
          </table:table-cell>
          <table:table-cell office:value-type="float" office:value="0.2066145" calcext:value-type="float">
            <text:p>0.2066145</text:p>
          </table:table-cell>
          <table:table-cell office:value-type="float" office:value="0.08048872" calcext:value-type="float">
            <text:p>0.08048872</text:p>
          </table:table-cell>
          <table:table-cell office:value-type="float" office:value="0.1022312" calcext:value-type="float">
            <text:p>0.1022312</text:p>
          </table:table-cell>
          <table:table-cell office:value-type="float" office:value="0.3546256" calcext:value-type="float">
            <text:p>0.3546256</text:p>
          </table:table-cell>
          <table:table-cell office:value-type="float" office:value="0.344182" calcext:value-type="float">
            <text:p>0.344182</text:p>
          </table:table-cell>
          <table:table-cell office:value-type="float" office:value="0" calcext:value-type="float">
            <text:p>0</text:p>
          </table:table-cell>
          <table:table-cell office:value-type="float" office:value="435.2253" calcext:value-type="float">
            <text:p>435.225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8.99087" calcext:value-type="float">
            <text:p>18.99087</text:p>
          </table:table-cell>
          <table:table-cell office:value-type="float" office:value="0" calcext:value-type="float">
            <text:p>0</text:p>
          </table:table-cell>
          <table:table-cell office:value-type="float" office:value="-1.000748" calcext:value-type="float">
            <text:p>-1.00074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37.42605" calcext:value-type="float">
            <text:p>37.42605</text:p>
          </table:table-cell>
          <table:table-cell office:value-type="float" office:value="1098.137" calcext:value-type="float">
            <text:p>1098.13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5127" calcext:value-type="float">
            <text:p>0.185127</text:p>
          </table:table-cell>
          <table:table-cell office:value-type="float" office:value="3.275316" calcext:value-type="float">
            <text:p>3.27531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56287" calcext:value-type="float">
            <text:p>-0.2756287</text:p>
          </table:table-cell>
          <table:table-cell office:value-type="float" office:value="0.002656072" calcext:value-type="float">
            <text:p>0.00265607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19.97995" calcext:value-type="float">
            <text:p>19.97995</text:p>
          </table:table-cell>
          <table:table-cell office:value-type="float" office:value="0.1750595" calcext:value-type="float">
            <text:p>0.1750595</text:p>
          </table:table-cell>
          <table:table-cell office:value-type="float" office:value="0.1314203" calcext:value-type="float">
            <text:p>0.1314203</text:p>
          </table:table-cell>
          <table:table-cell office:value-type="float" office:value="0.1241202" calcext:value-type="float">
            <text:p>0.1241202</text:p>
          </table:table-cell>
          <table:table-cell office:value-type="float" office:value="0.09157486" calcext:value-type="float">
            <text:p>0.09157486</text:p>
          </table:table-cell>
          <table:table-cell office:value-type="float" office:value="0.09385167" calcext:value-type="float">
            <text:p>0.09385167</text:p>
          </table:table-cell>
          <table:table-cell office:value-type="float" office:value="0.04093322" calcext:value-type="float">
            <text:p>0.04093322</text:p>
          </table:table-cell>
          <table:table-cell office:value-type="float" office:value="0.02874005" calcext:value-type="float">
            <text:p>0.02874005</text:p>
          </table:table-cell>
          <table:table-cell office:value-type="float" office:value="0.03879349" calcext:value-type="float">
            <text:p>0.03879349</text:p>
          </table:table-cell>
          <table:table-cell office:value-type="float" office:value="0.02841284" calcext:value-type="float">
            <text:p>0.02841284</text:p>
          </table:table-cell>
          <table:table-cell office:value-type="float" office:value="0.02247624" calcext:value-type="float">
            <text:p>0.02247624</text:p>
          </table:table-cell>
          <table:table-cell office:value-type="float" office:value="0.0198888" calcext:value-type="float">
            <text:p>0.0198888</text:p>
          </table:table-cell>
          <table:table-cell office:value-type="float" office:value="0.01692675" calcext:value-type="float">
            <text:p>0.01692675</text:p>
          </table:table-cell>
          <table:table-cell office:value-type="float" office:value="0.005774735" calcext:value-type="float">
            <text:p>0.005774735</text:p>
          </table:table-cell>
          <table:table-cell office:value-type="float" office:value="0.006797263" calcext:value-type="float">
            <text:p>0.006797263</text:p>
          </table:table-cell>
          <table:table-cell office:value-type="float" office:value="0" calcext:value-type="float">
            <text:p>0</text:p>
          </table:table-cell>
          <table:table-cell office:value-type="float" office:value="52.16711" calcext:value-type="float">
            <text:p>52.16711</text:p>
          </table:table-cell>
          <table:table-cell office:value-type="float" office:value="16.98268" calcext:value-type="float">
            <text:p>16.98268</text:p>
          </table:table-cell>
          <table:table-cell office:value-type="float" office:value="9.73761" calcext:value-type="float">
            <text:p>9.73761</text:p>
          </table:table-cell>
          <table:table-cell office:value-type="float" office:value="4.485057" calcext:value-type="float">
            <text:p>4.485057</text:p>
          </table:table-cell>
          <table:table-cell office:value-type="float" office:value="2.787393" calcext:value-type="float">
            <text:p>2.787393</text:p>
          </table:table-cell>
          <table:table-cell office:value-type="float" office:value="0.7919218" calcext:value-type="float">
            <text:p>0.7919218</text:p>
          </table:table-cell>
          <table:table-cell office:value-type="float" office:value="0.3740635" calcext:value-type="float">
            <text:p>0.3740635</text:p>
          </table:table-cell>
          <table:table-cell office:value-type="float" office:value="0.3655551" calcext:value-type="float">
            <text:p>0.3655551</text:p>
          </table:table-cell>
          <table:table-cell office:value-type="float" office:value="0.2767761" calcext:value-type="float">
            <text:p>0.2767761</text:p>
          </table:table-cell>
          <table:table-cell office:value-type="float" office:value="0.2091616" calcext:value-type="float">
            <text:p>0.2091616</text:p>
          </table:table-cell>
          <table:table-cell office:value-type="float" office:value="0.08175627" calcext:value-type="float">
            <text:p>0.08175627</text:p>
          </table:table-cell>
          <table:table-cell office:value-type="float" office:value="0.1028051" calcext:value-type="float">
            <text:p>0.1028051</text:p>
          </table:table-cell>
          <table:table-cell office:value-type="float" office:value="0.3546095" calcext:value-type="float">
            <text:p>0.3546095</text:p>
          </table:table-cell>
          <table:table-cell office:value-type="float" office:value="0.3441977" calcext:value-type="float">
            <text:p>0.3441977</text:p>
          </table:table-cell>
          <table:table-cell office:value-type="float" office:value="0" calcext:value-type="float">
            <text:p>0</text:p>
          </table:table-cell>
          <table:table-cell office:value-type="float" office:value="433.4322" calcext:value-type="float">
            <text:p>433.432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03742" calcext:value-type="float">
            <text:p>19.03742</text:p>
          </table:table-cell>
          <table:table-cell office:value-type="float" office:value="0" calcext:value-type="float">
            <text:p>0</text:p>
          </table:table-cell>
          <table:table-cell office:value-type="float" office:value="-1.000754" calcext:value-type="float">
            <text:p>-1.0007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37.36954" calcext:value-type="float">
            <text:p>37.36954</text:p>
          </table:table-cell>
          <table:table-cell office:value-type="float" office:value="1098.147" calcext:value-type="float">
            <text:p>1098.14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25612" calcext:value-type="float">
            <text:p>0.1825612</text:p>
          </table:table-cell>
          <table:table-cell office:value-type="float" office:value="3.318633" calcext:value-type="float">
            <text:p>3.31863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59795" calcext:value-type="float">
            <text:p>-0.2759795</text:p>
          </table:table-cell>
          <table:table-cell office:value-type="float" office:value="0.0026718" calcext:value-type="float">
            <text:p>0.002671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08244" calcext:value-type="float">
            <text:p>20.08244</text:p>
          </table:table-cell>
          <table:table-cell office:value-type="float" office:value="0.1663965" calcext:value-type="float">
            <text:p>0.1663965</text:p>
          </table:table-cell>
          <table:table-cell office:value-type="float" office:value="0.1268854" calcext:value-type="float">
            <text:p>0.1268854</text:p>
          </table:table-cell>
          <table:table-cell office:value-type="float" office:value="0.1209331" calcext:value-type="float">
            <text:p>0.1209331</text:p>
          </table:table-cell>
          <table:table-cell office:value-type="float" office:value="0.09041273" calcext:value-type="float">
            <text:p>0.09041273</text:p>
          </table:table-cell>
          <table:table-cell office:value-type="float" office:value="0.09255128" calcext:value-type="float">
            <text:p>0.09255128</text:p>
          </table:table-cell>
          <table:table-cell office:value-type="float" office:value="0.0404859" calcext:value-type="float">
            <text:p>0.0404859</text:p>
          </table:table-cell>
          <table:table-cell office:value-type="float" office:value="0.02855268" calcext:value-type="float">
            <text:p>0.02855268</text:p>
          </table:table-cell>
          <table:table-cell office:value-type="float" office:value="0.03870774" calcext:value-type="float">
            <text:p>0.03870774</text:p>
          </table:table-cell>
          <table:table-cell office:value-type="float" office:value="0.02838367" calcext:value-type="float">
            <text:p>0.02838367</text:p>
          </table:table-cell>
          <table:table-cell office:value-type="float" office:value="0.02247247" calcext:value-type="float">
            <text:p>0.02247247</text:p>
          </table:table-cell>
          <table:table-cell office:value-type="float" office:value="0.01989426" calcext:value-type="float">
            <text:p>0.01989426</text:p>
          </table:table-cell>
          <table:table-cell office:value-type="float" office:value="0.01694739" calcext:value-type="float">
            <text:p>0.01694739</text:p>
          </table:table-cell>
          <table:table-cell office:value-type="float" office:value="0.005772413" calcext:value-type="float">
            <text:p>0.005772413</text:p>
          </table:table-cell>
          <table:table-cell office:value-type="float" office:value="0.006794807" calcext:value-type="float">
            <text:p>0.006794807</text:p>
          </table:table-cell>
          <table:table-cell office:value-type="float" office:value="0" calcext:value-type="float">
            <text:p>0</text:p>
          </table:table-cell>
          <table:table-cell office:value-type="float" office:value="56.28086" calcext:value-type="float">
            <text:p>56.28086</text:p>
          </table:table-cell>
          <table:table-cell office:value-type="float" office:value="17.18656" calcext:value-type="float">
            <text:p>17.18656</text:p>
          </table:table-cell>
          <table:table-cell office:value-type="float" office:value="9.724917" calcext:value-type="float">
            <text:p>9.724917</text:p>
          </table:table-cell>
          <table:table-cell office:value-type="float" office:value="4.537594" calcext:value-type="float">
            <text:p>4.537594</text:p>
          </table:table-cell>
          <table:table-cell office:value-type="float" office:value="2.824441" calcext:value-type="float">
            <text:p>2.824441</text:p>
          </table:table-cell>
          <table:table-cell office:value-type="float" office:value="0.8035547" calcext:value-type="float">
            <text:p>0.8035547</text:p>
          </table:table-cell>
          <table:table-cell office:value-type="float" office:value="0.3836827" calcext:value-type="float">
            <text:p>0.3836827</text:p>
          </table:table-cell>
          <table:table-cell office:value-type="float" office:value="0.371226" calcext:value-type="float">
            <text:p>0.371226</text:p>
          </table:table-cell>
          <table:table-cell office:value-type="float" office:value="0.2807781" calcext:value-type="float">
            <text:p>0.2807781</text:p>
          </table:table-cell>
          <table:table-cell office:value-type="float" office:value="0.2116575" calcext:value-type="float">
            <text:p>0.2116575</text:p>
          </table:table-cell>
          <table:table-cell office:value-type="float" office:value="0.08300442" calcext:value-type="float">
            <text:p>0.08300442</text:p>
          </table:table-cell>
          <table:table-cell office:value-type="float" office:value="0.1033743" calcext:value-type="float">
            <text:p>0.1033743</text:p>
          </table:table-cell>
          <table:table-cell office:value-type="float" office:value="0.354591" calcext:value-type="float">
            <text:p>0.354591</text:p>
          </table:table-cell>
          <table:table-cell office:value-type="float" office:value="0.3442161" calcext:value-type="float">
            <text:p>0.3442161</text:p>
          </table:table-cell>
          <table:table-cell office:value-type="float" office:value="0" calcext:value-type="float">
            <text:p>0</text:p>
          </table:table-cell>
          <table:table-cell office:value-type="float" office:value="428.2857" calcext:value-type="float">
            <text:p>428.285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07959" calcext:value-type="float">
            <text:p>19.07959</text:p>
          </table:table-cell>
          <table:table-cell office:value-type="float" office:value="0" calcext:value-type="float">
            <text:p>0</text:p>
          </table:table-cell>
          <table:table-cell office:value-type="float" office:value="-1.000755" calcext:value-type="float">
            <text:p>-1.0007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37.29551" calcext:value-type="float">
            <text:p>37.29551</text:p>
          </table:table-cell>
          <table:table-cell office:value-type="float" office:value="1098.162" calcext:value-type="float">
            <text:p>1098.162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25979" calcext:value-type="float">
            <text:p>0.1825979</text:p>
          </table:table-cell>
          <table:table-cell office:value-type="float" office:value="3.370349" calcext:value-type="float">
            <text:p>3.37034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64639" calcext:value-type="float">
            <text:p>-0.2764639</text:p>
          </table:table-cell>
          <table:table-cell office:value-type="float" office:value="0.002689043" calcext:value-type="float">
            <text:p>0.00268904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21342" calcext:value-type="float">
            <text:p>20.21342</text:p>
          </table:table-cell>
          <table:table-cell office:value-type="float" office:value="0.1575077" calcext:value-type="float">
            <text:p>0.1575077</text:p>
          </table:table-cell>
          <table:table-cell office:value-type="float" office:value="0.1200409" calcext:value-type="float">
            <text:p>0.1200409</text:p>
          </table:table-cell>
          <table:table-cell office:value-type="float" office:value="0.1151603" calcext:value-type="float">
            <text:p>0.1151603</text:p>
          </table:table-cell>
          <table:table-cell office:value-type="float" office:value="0.08759768" calcext:value-type="float">
            <text:p>0.08759768</text:p>
          </table:table-cell>
          <table:table-cell office:value-type="float" office:value="0.08991611" calcext:value-type="float">
            <text:p>0.08991611</text:p>
          </table:table-cell>
          <table:table-cell office:value-type="float" office:value="0.03989663" calcext:value-type="float">
            <text:p>0.03989663</text:p>
          </table:table-cell>
          <table:table-cell office:value-type="float" office:value="0.02830984" calcext:value-type="float">
            <text:p>0.02830984</text:p>
          </table:table-cell>
          <table:table-cell office:value-type="float" office:value="0.03861304" calcext:value-type="float">
            <text:p>0.03861304</text:p>
          </table:table-cell>
          <table:table-cell office:value-type="float" office:value="0.02835028" calcext:value-type="float">
            <text:p>0.02835028</text:p>
          </table:table-cell>
          <table:table-cell office:value-type="float" office:value="0.02246755" calcext:value-type="float">
            <text:p>0.02246755</text:p>
          </table:table-cell>
          <table:table-cell office:value-type="float" office:value="0.01989837" calcext:value-type="float">
            <text:p>0.01989837</text:p>
          </table:table-cell>
          <table:table-cell office:value-type="float" office:value="0.01696763" calcext:value-type="float">
            <text:p>0.01696763</text:p>
          </table:table-cell>
          <table:table-cell office:value-type="float" office:value="0.005770603" calcext:value-type="float">
            <text:p>0.005770603</text:p>
          </table:table-cell>
          <table:table-cell office:value-type="float" office:value="0.00679239" calcext:value-type="float">
            <text:p>0.00679239</text:p>
          </table:table-cell>
          <table:table-cell office:value-type="float" office:value="0" calcext:value-type="float">
            <text:p>0</text:p>
          </table:table-cell>
          <table:table-cell office:value-type="float" office:value="55.46484" calcext:value-type="float">
            <text:p>55.46484</text:p>
          </table:table-cell>
          <table:table-cell office:value-type="float" office:value="17.6081" calcext:value-type="float">
            <text:p>17.6081</text:p>
          </table:table-cell>
          <table:table-cell office:value-type="float" office:value="9.780579" calcext:value-type="float">
            <text:p>9.780579</text:p>
          </table:table-cell>
          <table:table-cell office:value-type="float" office:value="4.596454" calcext:value-type="float">
            <text:p>4.596454</text:p>
          </table:table-cell>
          <table:table-cell office:value-type="float" office:value="2.865911" calcext:value-type="float">
            <text:p>2.865911</text:p>
          </table:table-cell>
          <table:table-cell office:value-type="float" office:value="0.8160826" calcext:value-type="float">
            <text:p>0.8160826</text:p>
          </table:table-cell>
          <table:table-cell office:value-type="float" office:value="0.3936004" calcext:value-type="float">
            <text:p>0.3936004</text:p>
          </table:table-cell>
          <table:table-cell office:value-type="float" office:value="0.3768843" calcext:value-type="float">
            <text:p>0.3768843</text:p>
          </table:table-cell>
          <table:table-cell office:value-type="float" office:value="0.284765" calcext:value-type="float">
            <text:p>0.284765</text:p>
          </table:table-cell>
          <table:table-cell office:value-type="float" office:value="0.2141078" calcext:value-type="float">
            <text:p>0.2141078</text:p>
          </table:table-cell>
          <table:table-cell office:value-type="float" office:value="0.08422349" calcext:value-type="float">
            <text:p>0.08422349</text:p>
          </table:table-cell>
          <table:table-cell office:value-type="float" office:value="0.103939" calcext:value-type="float">
            <text:p>0.103939</text:p>
          </table:table-cell>
          <table:table-cell office:value-type="float" office:value="0.354584" calcext:value-type="float">
            <text:p>0.354584</text:p>
          </table:table-cell>
          <table:table-cell office:value-type="float" office:value="0.3442317" calcext:value-type="float">
            <text:p>0.3442317</text:p>
          </table:table-cell>
          <table:table-cell office:value-type="float" office:value="0" calcext:value-type="float">
            <text:p>0</text:p>
          </table:table-cell>
          <table:table-cell office:value-type="float" office:value="438.7809" calcext:value-type="float">
            <text:p>438.780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1328" calcext:value-type="float">
            <text:p>19.1328</text:p>
          </table:table-cell>
          <table:table-cell office:value-type="float" office:value="0" calcext:value-type="float">
            <text:p>0</text:p>
          </table:table-cell>
          <table:table-cell office:value-type="float" office:value="-1.000762" calcext:value-type="float">
            <text:p>-1.0007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37.24259" calcext:value-type="float">
            <text:p>37.24259</text:p>
          </table:table-cell>
          <table:table-cell office:value-type="float" office:value="1098.168" calcext:value-type="float">
            <text:p>1098.16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07148" calcext:value-type="float">
            <text:p>0.1807148</text:p>
          </table:table-cell>
          <table:table-cell office:value-type="float" office:value="3.412932" calcext:value-type="float">
            <text:p>3.41293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66692" calcext:value-type="float">
            <text:p>-0.2766692</text:p>
          </table:table-cell>
          <table:table-cell office:value-type="float" office:value="0.002706459" calcext:value-type="float">
            <text:p>0.00270645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27538" calcext:value-type="float">
            <text:p>20.27538</text:p>
          </table:table-cell>
          <table:table-cell office:value-type="float" office:value="0.1619489" calcext:value-type="float">
            <text:p>0.1619489</text:p>
          </table:table-cell>
          <table:table-cell office:value-type="float" office:value="0.1233055" calcext:value-type="float">
            <text:p>0.1233055</text:p>
          </table:table-cell>
          <table:table-cell office:value-type="float" office:value="0.1175642" calcext:value-type="float">
            <text:p>0.1175642</text:p>
          </table:table-cell>
          <table:table-cell office:value-type="float" office:value="0.08721054" calcext:value-type="float">
            <text:p>0.08721054</text:p>
          </table:table-cell>
          <table:table-cell office:value-type="float" office:value="0.08919477" calcext:value-type="float">
            <text:p>0.08919477</text:p>
          </table:table-cell>
          <table:table-cell office:value-type="float" office:value="0.03943533" calcext:value-type="float">
            <text:p>0.03943533</text:p>
          </table:table-cell>
          <table:table-cell office:value-type="float" office:value="0.02806907" calcext:value-type="float">
            <text:p>0.02806907</text:p>
          </table:table-cell>
          <table:table-cell office:value-type="float" office:value="0.03849272" calcext:value-type="float">
            <text:p>0.03849272</text:p>
          </table:table-cell>
          <table:table-cell office:value-type="float" office:value="0.02831049" calcext:value-type="float">
            <text:p>0.02831049</text:p>
          </table:table-cell>
          <table:table-cell office:value-type="float" office:value="0.02246113" calcext:value-type="float">
            <text:p>0.02246113</text:p>
          </table:table-cell>
          <table:table-cell office:value-type="float" office:value="0.01990152" calcext:value-type="float">
            <text:p>0.01990152</text:p>
          </table:table-cell>
          <table:table-cell office:value-type="float" office:value="0.01698752" calcext:value-type="float">
            <text:p>0.01698752</text:p>
          </table:table-cell>
          <table:table-cell office:value-type="float" office:value="0.005768949" calcext:value-type="float">
            <text:p>0.005768949</text:p>
          </table:table-cell>
          <table:table-cell office:value-type="float" office:value="0.006789933" calcext:value-type="float">
            <text:p>0.006789933</text:p>
          </table:table-cell>
          <table:table-cell office:value-type="float" office:value="0" calcext:value-type="float">
            <text:p>0</text:p>
          </table:table-cell>
          <table:table-cell office:value-type="float" office:value="59.66397" calcext:value-type="float">
            <text:p>59.66397</text:p>
          </table:table-cell>
          <table:table-cell office:value-type="float" office:value="17.82939" calcext:value-type="float">
            <text:p>17.82939</text:p>
          </table:table-cell>
          <table:table-cell office:value-type="float" office:value="9.773614" calcext:value-type="float">
            <text:p>9.773614</text:p>
          </table:table-cell>
          <table:table-cell office:value-type="float" office:value="4.635864" calcext:value-type="float">
            <text:p>4.635864</text:p>
          </table:table-cell>
          <table:table-cell office:value-type="float" office:value="2.91101" calcext:value-type="float">
            <text:p>2.91101</text:p>
          </table:table-cell>
          <table:table-cell office:value-type="float" office:value="0.829349" calcext:value-type="float">
            <text:p>0.829349</text:p>
          </table:table-cell>
          <table:table-cell office:value-type="float" office:value="0.4038334" calcext:value-type="float">
            <text:p>0.4038334</text:p>
          </table:table-cell>
          <table:table-cell office:value-type="float" office:value="0.3827669" calcext:value-type="float">
            <text:p>0.3827669</text:p>
          </table:table-cell>
          <table:table-cell office:value-type="float" office:value="0.2887657" calcext:value-type="float">
            <text:p>0.2887657</text:p>
          </table:table-cell>
          <table:table-cell office:value-type="float" office:value="0.2165162" calcext:value-type="float">
            <text:p>0.2165162</text:p>
          </table:table-cell>
          <table:table-cell office:value-type="float" office:value="0.08542439" calcext:value-type="float">
            <text:p>0.08542439</text:p>
          </table:table-cell>
          <table:table-cell office:value-type="float" office:value="0.1044988" calcext:value-type="float">
            <text:p>0.1044988</text:p>
          </table:table-cell>
          <table:table-cell office:value-type="float" office:value="0.3545761" calcext:value-type="float">
            <text:p>0.3545761</text:p>
          </table:table-cell>
          <table:table-cell office:value-type="float" office:value="0.3442473" calcext:value-type="float">
            <text:p>0.3442473</text:p>
          </table:table-cell>
          <table:table-cell office:value-type="float" office:value="0" calcext:value-type="float">
            <text:p>0</text:p>
          </table:table-cell>
          <table:table-cell office:value-type="float" office:value="431.7522" calcext:value-type="float">
            <text:p>431.752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17472" calcext:value-type="float">
            <text:p>19.17472</text:p>
          </table:table-cell>
          <table:table-cell office:value-type="float" office:value="0" calcext:value-type="float">
            <text:p>0</text:p>
          </table:table-cell>
          <table:table-cell office:value-type="float" office:value="-1.000762" calcext:value-type="float">
            <text:p>-1.00076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37.19202" calcext:value-type="float">
            <text:p>37.19202</text:p>
          </table:table-cell>
          <table:table-cell office:value-type="float" office:value="1098.176" calcext:value-type="float">
            <text:p>1098.17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03194" calcext:value-type="float">
            <text:p>0.1803194</text:p>
          </table:table-cell>
          <table:table-cell office:value-type="float" office:value="3.449927" calcext:value-type="float">
            <text:p>3.44992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69397" calcext:value-type="float">
            <text:p>-0.2769397</text:p>
          </table:table-cell>
          <table:table-cell office:value-type="float" office:value="0.00272392" calcext:value-type="float">
            <text:p>0.0027239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36337" calcext:value-type="float">
            <text:p>20.36337</text:p>
          </table:table-cell>
          <table:table-cell office:value-type="float" office:value="0.1580263" calcext:value-type="float">
            <text:p>0.1580263</text:p>
          </table:table-cell>
          <table:table-cell office:value-type="float" office:value="0.1214931" calcext:value-type="float">
            <text:p>0.1214931</text:p>
          </table:table-cell>
          <table:table-cell office:value-type="float" office:value="0.116952" calcext:value-type="float">
            <text:p>0.116952</text:p>
          </table:table-cell>
          <table:table-cell office:value-type="float" office:value="0.08694562" calcext:value-type="float">
            <text:p>0.08694562</text:p>
          </table:table-cell>
          <table:table-cell office:value-type="float" office:value="0.08889329" calcext:value-type="float">
            <text:p>0.08889329</text:p>
          </table:table-cell>
          <table:table-cell office:value-type="float" office:value="0.03927674" calcext:value-type="float">
            <text:p>0.03927674</text:p>
          </table:table-cell>
          <table:table-cell office:value-type="float" office:value="0.02798963" calcext:value-type="float">
            <text:p>0.02798963</text:p>
          </table:table-cell>
          <table:table-cell office:value-type="float" office:value="0.03840587" calcext:value-type="float">
            <text:p>0.03840587</text:p>
          </table:table-cell>
          <table:table-cell office:value-type="float" office:value="0.0282688" calcext:value-type="float">
            <text:p>0.0282688</text:p>
          </table:table-cell>
          <table:table-cell office:value-type="float" office:value="0.02245299" calcext:value-type="float">
            <text:p>0.02245299</text:p>
          </table:table-cell>
          <table:table-cell office:value-type="float" office:value="0.01990379" calcext:value-type="float">
            <text:p>0.01990379</text:p>
          </table:table-cell>
          <table:table-cell office:value-type="float" office:value="0.01700708" calcext:value-type="float">
            <text:p>0.01700708</text:p>
          </table:table-cell>
          <table:table-cell office:value-type="float" office:value="0.005767388" calcext:value-type="float">
            <text:p>0.005767388</text:p>
          </table:table-cell>
          <table:table-cell office:value-type="float" office:value="0.006787569" calcext:value-type="float">
            <text:p>0.006787569</text:p>
          </table:table-cell>
          <table:table-cell office:value-type="float" office:value="0" calcext:value-type="float">
            <text:p>0</text:p>
          </table:table-cell>
          <table:table-cell office:value-type="float" office:value="60.84048" calcext:value-type="float">
            <text:p>60.84048</text:p>
          </table:table-cell>
          <table:table-cell office:value-type="float" office:value="18.12959" calcext:value-type="float">
            <text:p>18.12959</text:p>
          </table:table-cell>
          <table:table-cell office:value-type="float" office:value="9.754747" calcext:value-type="float">
            <text:p>9.754747</text:p>
          </table:table-cell>
          <table:table-cell office:value-type="float" office:value="4.676888" calcext:value-type="float">
            <text:p>4.676888</text:p>
          </table:table-cell>
          <table:table-cell office:value-type="float" office:value="2.936047" calcext:value-type="float">
            <text:p>2.936047</text:p>
          </table:table-cell>
          <table:table-cell office:value-type="float" office:value="0.8398152" calcext:value-type="float">
            <text:p>0.8398152</text:p>
          </table:table-cell>
          <table:table-cell office:value-type="float" office:value="0.4126795" calcext:value-type="float">
            <text:p>0.4126795</text:p>
          </table:table-cell>
          <table:table-cell office:value-type="float" office:value="0.3884177" calcext:value-type="float">
            <text:p>0.3884177</text:p>
          </table:table-cell>
          <table:table-cell office:value-type="float" office:value="0.2927718" calcext:value-type="float">
            <text:p>0.2927718</text:p>
          </table:table-cell>
          <table:table-cell office:value-type="float" office:value="0.2188904" calcext:value-type="float">
            <text:p>0.2188904</text:p>
          </table:table-cell>
          <table:table-cell office:value-type="float" office:value="0.08661056" calcext:value-type="float">
            <text:p>0.08661056</text:p>
          </table:table-cell>
          <table:table-cell office:value-type="float" office:value="0.105053" calcext:value-type="float">
            <text:p>0.105053</text:p>
          </table:table-cell>
          <table:table-cell office:value-type="float" office:value="0.3545582" calcext:value-type="float">
            <text:p>0.3545582</text:p>
          </table:table-cell>
          <table:table-cell office:value-type="float" office:value="0.3442794" calcext:value-type="float">
            <text:p>0.3442794</text:p>
          </table:table-cell>
          <table:table-cell office:value-type="float" office:value="0" calcext:value-type="float">
            <text:p>0</text:p>
          </table:table-cell>
          <table:table-cell office:value-type="float" office:value="434.9321" calcext:value-type="float">
            <text:p>434.932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21238" calcext:value-type="float">
            <text:p>19.21238</text:p>
          </table:table-cell>
          <table:table-cell office:value-type="float" office:value="0" calcext:value-type="float">
            <text:p>0</text:p>
          </table:table-cell>
          <table:table-cell office:value-type="float" office:value="-1.000762" calcext:value-type="float">
            <text:p>-1.0007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37.12848" calcext:value-type="float">
            <text:p>37.12848</text:p>
          </table:table-cell>
          <table:table-cell office:value-type="float" office:value="1098.188" calcext:value-type="float">
            <text:p>1098.18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796027" calcext:value-type="float">
            <text:p>0.1796027</text:p>
          </table:table-cell>
          <table:table-cell office:value-type="float" office:value="3.495311" calcext:value-type="float">
            <text:p>3.49531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72751" calcext:value-type="float">
            <text:p>-0.2772751</text:p>
          </table:table-cell>
          <table:table-cell office:value-type="float" office:value="0.002742449" calcext:value-type="float">
            <text:p>0.00274244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47277" calcext:value-type="float">
            <text:p>20.47277</text:p>
          </table:table-cell>
          <table:table-cell office:value-type="float" office:value="0.1534629" calcext:value-type="float">
            <text:p>0.1534629</text:p>
          </table:table-cell>
          <table:table-cell office:value-type="float" office:value="0.1185311" calcext:value-type="float">
            <text:p>0.1185311</text:p>
          </table:table-cell>
          <table:table-cell office:value-type="float" office:value="0.1139737" calcext:value-type="float">
            <text:p>0.1139737</text:p>
          </table:table-cell>
          <table:table-cell office:value-type="float" office:value="0.08496729" calcext:value-type="float">
            <text:p>0.08496729</text:p>
          </table:table-cell>
          <table:table-cell office:value-type="float" office:value="0.08693513" calcext:value-type="float">
            <text:p>0.08693513</text:p>
          </table:table-cell>
          <table:table-cell office:value-type="float" office:value="0.0388317" calcext:value-type="float">
            <text:p>0.0388317</text:p>
          </table:table-cell>
          <table:table-cell office:value-type="float" office:value="0.0278006" calcext:value-type="float">
            <text:p>0.0278006</text:p>
          </table:table-cell>
          <table:table-cell office:value-type="float" office:value="0.03832079" calcext:value-type="float">
            <text:p>0.03832079</text:p>
          </table:table-cell>
          <table:table-cell office:value-type="float" office:value="0.02823062" calcext:value-type="float">
            <text:p>0.02823062</text:p>
          </table:table-cell>
          <table:table-cell office:value-type="float" office:value="0.02244341" calcext:value-type="float">
            <text:p>0.02244341</text:p>
          </table:table-cell>
          <table:table-cell office:value-type="float" office:value="0.01990514" calcext:value-type="float">
            <text:p>0.01990514</text:p>
          </table:table-cell>
          <table:table-cell office:value-type="float" office:value="0.01702632" calcext:value-type="float">
            <text:p>0.01702632</text:p>
          </table:table-cell>
          <table:table-cell office:value-type="float" office:value="0.005765754" calcext:value-type="float">
            <text:p>0.005765754</text:p>
          </table:table-cell>
          <table:table-cell office:value-type="float" office:value="0.006785225" calcext:value-type="float">
            <text:p>0.006785225</text:p>
          </table:table-cell>
          <table:table-cell office:value-type="float" office:value="0" calcext:value-type="float">
            <text:p>0</text:p>
          </table:table-cell>
          <table:table-cell office:value-type="float" office:value="60.83028" calcext:value-type="float">
            <text:p>60.83028</text:p>
          </table:table-cell>
          <table:table-cell office:value-type="float" office:value="18.55646" calcext:value-type="float">
            <text:p>18.55646</text:p>
          </table:table-cell>
          <table:table-cell office:value-type="float" office:value="9.807987" calcext:value-type="float">
            <text:p>9.807987</text:p>
          </table:table-cell>
          <table:table-cell office:value-type="float" office:value="4.727047" calcext:value-type="float">
            <text:p>4.727047</text:p>
          </table:table-cell>
          <table:table-cell office:value-type="float" office:value="2.967537" calcext:value-type="float">
            <text:p>2.967537</text:p>
          </table:table-cell>
          <table:table-cell office:value-type="float" office:value="0.851198" calcext:value-type="float">
            <text:p>0.851198</text:p>
          </table:table-cell>
          <table:table-cell office:value-type="float" office:value="0.4217826" calcext:value-type="float">
            <text:p>0.4217826</text:p>
          </table:table-cell>
          <table:table-cell office:value-type="float" office:value="0.3938587" calcext:value-type="float">
            <text:p>0.3938587</text:p>
          </table:table-cell>
          <table:table-cell office:value-type="float" office:value="0.29675" calcext:value-type="float">
            <text:p>0.29675</text:p>
          </table:table-cell>
          <table:table-cell office:value-type="float" office:value="0.2212133" calcext:value-type="float">
            <text:p>0.2212133</text:p>
          </table:table-cell>
          <table:table-cell office:value-type="float" office:value="0.08778077" calcext:value-type="float">
            <text:p>0.08778077</text:p>
          </table:table-cell>
          <table:table-cell office:value-type="float" office:value="0.1056028" calcext:value-type="float">
            <text:p>0.1056028</text:p>
          </table:table-cell>
          <table:table-cell office:value-type="float" office:value="0.3545536" calcext:value-type="float">
            <text:p>0.3545536</text:p>
          </table:table-cell>
          <table:table-cell office:value-type="float" office:value="0.344295" calcext:value-type="float">
            <text:p>0.344295</text:p>
          </table:table-cell>
          <table:table-cell office:value-type="float" office:value="0" calcext:value-type="float">
            <text:p>0</text:p>
          </table:table-cell>
          <table:table-cell office:value-type="float" office:value="439.1059" calcext:value-type="float">
            <text:p>439.105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25784" calcext:value-type="float">
            <text:p>19.25784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37.09135" calcext:value-type="float">
            <text:p>37.09135</text:p>
          </table:table-cell>
          <table:table-cell office:value-type="float" office:value="1098.188" calcext:value-type="float">
            <text:p>1098.18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03823" calcext:value-type="float">
            <text:p>0.1803823</text:p>
          </table:table-cell>
          <table:table-cell office:value-type="float" office:value="3.525714" calcext:value-type="float">
            <text:p>3.52571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73787" calcext:value-type="float">
            <text:p>-0.2773787</text:p>
          </table:table-cell>
          <table:table-cell office:value-type="float" office:value="0.002762108" calcext:value-type="float">
            <text:p>0.00276210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50402" calcext:value-type="float">
            <text:p>20.50402</text:p>
          </table:table-cell>
          <table:table-cell office:value-type="float" office:value="0.1662703" calcext:value-type="float">
            <text:p>0.1662703</text:p>
          </table:table-cell>
          <table:table-cell office:value-type="float" office:value="0.1280631" calcext:value-type="float">
            <text:p>0.1280631</text:p>
          </table:table-cell>
          <table:table-cell office:value-type="float" office:value="0.1221547" calcext:value-type="float">
            <text:p>0.1221547</text:p>
          </table:table-cell>
          <table:table-cell office:value-type="float" office:value="0.0862025" calcext:value-type="float">
            <text:p>0.0862025</text:p>
          </table:table-cell>
          <table:table-cell office:value-type="float" office:value="0.08757933" calcext:value-type="float">
            <text:p>0.08757933</text:p>
          </table:table-cell>
          <table:table-cell office:value-type="float" office:value="0.03865131" calcext:value-type="float">
            <text:p>0.03865131</text:p>
          </table:table-cell>
          <table:table-cell office:value-type="float" office:value="0.02767441" calcext:value-type="float">
            <text:p>0.02767441</text:p>
          </table:table-cell>
          <table:table-cell office:value-type="float" office:value="0.03822497" calcext:value-type="float">
            <text:p>0.03822497</text:p>
          </table:table-cell>
          <table:table-cell office:value-type="float" office:value="0.028191" calcext:value-type="float">
            <text:p>0.028191</text:p>
          </table:table-cell>
          <table:table-cell office:value-type="float" office:value="0.02243296" calcext:value-type="float">
            <text:p>0.02243296</text:p>
          </table:table-cell>
          <table:table-cell office:value-type="float" office:value="0.01990559" calcext:value-type="float">
            <text:p>0.01990559</text:p>
          </table:table-cell>
          <table:table-cell office:value-type="float" office:value="0.01704523" calcext:value-type="float">
            <text:p>0.01704523</text:p>
          </table:table-cell>
          <table:table-cell office:value-type="float" office:value="0.005763915" calcext:value-type="float">
            <text:p>0.005763915</text:p>
          </table:table-cell>
          <table:table-cell office:value-type="float" office:value="0.00678178" calcext:value-type="float">
            <text:p>0.00678178</text:p>
          </table:table-cell>
          <table:table-cell office:value-type="float" office:value="0" calcext:value-type="float">
            <text:p>0</text:p>
          </table:table-cell>
          <table:table-cell office:value-type="float" office:value="63.87416" calcext:value-type="float">
            <text:p>63.87416</text:p>
          </table:table-cell>
          <table:table-cell office:value-type="float" office:value="18.75683" calcext:value-type="float">
            <text:p>18.75683</text:p>
          </table:table-cell>
          <table:table-cell office:value-type="float" office:value="9.792562" calcext:value-type="float">
            <text:p>9.792562</text:p>
          </table:table-cell>
          <table:table-cell office:value-type="float" office:value="4.757746" calcext:value-type="float">
            <text:p>4.757746</text:p>
          </table:table-cell>
          <table:table-cell office:value-type="float" office:value="2.989313" calcext:value-type="float">
            <text:p>2.989313</text:p>
          </table:table-cell>
          <table:table-cell office:value-type="float" office:value="0.8613044" calcext:value-type="float">
            <text:p>0.8613044</text:p>
          </table:table-cell>
          <table:table-cell office:value-type="float" office:value="0.430584" calcext:value-type="float">
            <text:p>0.430584</text:p>
          </table:table-cell>
          <table:table-cell office:value-type="float" office:value="0.3993662" calcext:value-type="float">
            <text:p>0.3993662</text:p>
          </table:table-cell>
          <table:table-cell office:value-type="float" office:value="0.300697" calcext:value-type="float">
            <text:p>0.300697</text:p>
          </table:table-cell>
          <table:table-cell office:value-type="float" office:value="0.2235016" calcext:value-type="float">
            <text:p>0.2235016</text:p>
          </table:table-cell>
          <table:table-cell office:value-type="float" office:value="0.0889332" calcext:value-type="float">
            <text:p>0.0889332</text:p>
          </table:table-cell>
          <table:table-cell office:value-type="float" office:value="0.1061474" calcext:value-type="float">
            <text:p>0.1061474</text:p>
          </table:table-cell>
          <table:table-cell office:value-type="float" office:value="0.3544698" calcext:value-type="float">
            <text:p>0.3544698</text:p>
          </table:table-cell>
          <table:table-cell office:value-type="float" office:value="0.3443209" calcext:value-type="float">
            <text:p>0.3443209</text:p>
          </table:table-cell>
          <table:table-cell office:value-type="float" office:value="0" calcext:value-type="float">
            <text:p>0</text:p>
          </table:table-cell>
          <table:table-cell office:value-type="float" office:value="439.9839" calcext:value-type="float">
            <text:p>439.983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28977" calcext:value-type="float">
            <text:p>19.28977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37.07006" calcext:value-type="float">
            <text:p>37.07006</text:p>
          </table:table-cell>
          <table:table-cell office:value-type="float" office:value="1098.184" calcext:value-type="float">
            <text:p>1098.18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33649" calcext:value-type="float">
            <text:p>0.1833649</text:p>
          </table:table-cell>
          <table:table-cell office:value-type="float" office:value="3.543879" calcext:value-type="float">
            <text:p>3.54387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74154" calcext:value-type="float">
            <text:p>-0.2774154</text:p>
          </table:table-cell>
          <table:table-cell office:value-type="float" office:value="0.002784578" calcext:value-type="float">
            <text:p>0.00278457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5034" calcext:value-type="float">
            <text:p>20.5034</text:p>
          </table:table-cell>
          <table:table-cell office:value-type="float" office:value="0.1883948" calcext:value-type="float">
            <text:p>0.1883948</text:p>
          </table:table-cell>
          <table:table-cell office:value-type="float" office:value="0.1404601" calcext:value-type="float">
            <text:p>0.1404601</text:p>
          </table:table-cell>
          <table:table-cell office:value-type="float" office:value="0.1349498" calcext:value-type="float">
            <text:p>0.1349498</text:p>
          </table:table-cell>
          <table:table-cell office:value-type="float" office:value="0.08918414" calcext:value-type="float">
            <text:p>0.08918414</text:p>
          </table:table-cell>
          <table:table-cell office:value-type="float" office:value="0.09005816" calcext:value-type="float">
            <text:p>0.09005816</text:p>
          </table:table-cell>
          <table:table-cell office:value-type="float" office:value="0.03899922" calcext:value-type="float">
            <text:p>0.03899922</text:p>
          </table:table-cell>
          <table:table-cell office:value-type="float" office:value="0.02782062" calcext:value-type="float">
            <text:p>0.02782062</text:p>
          </table:table-cell>
          <table:table-cell office:value-type="float" office:value="0.03819061" calcext:value-type="float">
            <text:p>0.03819061</text:p>
          </table:table-cell>
          <table:table-cell office:value-type="float" office:value="0.0281559" calcext:value-type="float">
            <text:p>0.0281559</text:p>
          </table:table-cell>
          <table:table-cell office:value-type="float" office:value="0.02242187" calcext:value-type="float">
            <text:p>0.02242187</text:p>
          </table:table-cell>
          <table:table-cell office:value-type="float" office:value="0.0199052" calcext:value-type="float">
            <text:p>0.0199052</text:p>
          </table:table-cell>
          <table:table-cell office:value-type="float" office:value="0.01706371" calcext:value-type="float">
            <text:p>0.01706371</text:p>
          </table:table-cell>
          <table:table-cell office:value-type="float" office:value="0.00576222" calcext:value-type="float">
            <text:p>0.00576222</text:p>
          </table:table-cell>
          <table:table-cell office:value-type="float" office:value="0.006778162" calcext:value-type="float">
            <text:p>0.006778162</text:p>
          </table:table-cell>
          <table:table-cell office:value-type="float" office:value="0" calcext:value-type="float">
            <text:p>0</text:p>
          </table:table-cell>
          <table:table-cell office:value-type="float" office:value="63.29366" calcext:value-type="float">
            <text:p>63.29366</text:p>
          </table:table-cell>
          <table:table-cell office:value-type="float" office:value="19.09007" calcext:value-type="float">
            <text:p>19.09007</text:p>
          </table:table-cell>
          <table:table-cell office:value-type="float" office:value="9.807302" calcext:value-type="float">
            <text:p>9.807302</text:p>
          </table:table-cell>
          <table:table-cell office:value-type="float" office:value="4.767083" calcext:value-type="float">
            <text:p>4.767083</text:p>
          </table:table-cell>
          <table:table-cell office:value-type="float" office:value="2.985538" calcext:value-type="float">
            <text:p>2.985538</text:p>
          </table:table-cell>
          <table:table-cell office:value-type="float" office:value="0.8685811" calcext:value-type="float">
            <text:p>0.8685811</text:p>
          </table:table-cell>
          <table:table-cell office:value-type="float" office:value="0.4378309" calcext:value-type="float">
            <text:p>0.4378309</text:p>
          </table:table-cell>
          <table:table-cell office:value-type="float" office:value="0.4043831" calcext:value-type="float">
            <text:p>0.4043831</text:p>
          </table:table-cell>
          <table:table-cell office:value-type="float" office:value="0.3045673" calcext:value-type="float">
            <text:p>0.3045673</text:p>
          </table:table-cell>
          <table:table-cell office:value-type="float" office:value="0.2257604" calcext:value-type="float">
            <text:p>0.2257604</text:p>
          </table:table-cell>
          <table:table-cell office:value-type="float" office:value="0.09006768" calcext:value-type="float">
            <text:p>0.09006768</text:p>
          </table:table-cell>
          <table:table-cell office:value-type="float" office:value="0.1066854" calcext:value-type="float">
            <text:p>0.1066854</text:p>
          </table:table-cell>
          <table:table-cell office:value-type="float" office:value="0.354348" calcext:value-type="float">
            <text:p>0.354348</text:p>
          </table:table-cell>
          <table:table-cell office:value-type="float" office:value="0.344378" calcext:value-type="float">
            <text:p>0.344378</text:p>
          </table:table-cell>
          <table:table-cell office:value-type="float" office:value="0" calcext:value-type="float">
            <text:p>0</text:p>
          </table:table-cell>
          <table:table-cell office:value-type="float" office:value="447.314" calcext:value-type="float">
            <text:p>447.31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31106" calcext:value-type="float">
            <text:p>19.31106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37.04961" calcext:value-type="float">
            <text:p>37.04961</text:p>
          </table:table-cell>
          <table:table-cell office:value-type="float" office:value="1098.181" calcext:value-type="float">
            <text:p>1098.18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57734" calcext:value-type="float">
            <text:p>0.1857734</text:p>
          </table:table-cell>
          <table:table-cell office:value-type="float" office:value="3.561326" calcext:value-type="float">
            <text:p>3.56132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7453" calcext:value-type="float">
            <text:p>-0.277453</text:p>
          </table:table-cell>
          <table:table-cell office:value-type="float" office:value="0.002807927" calcext:value-type="float">
            <text:p>0.00280792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50259" calcext:value-type="float">
            <text:p>20.50259</text:p>
          </table:table-cell>
          <table:table-cell office:value-type="float" office:value="0.2043151" calcext:value-type="float">
            <text:p>0.2043151</text:p>
          </table:table-cell>
          <table:table-cell office:value-type="float" office:value="0.1496631" calcext:value-type="float">
            <text:p>0.1496631</text:p>
          </table:table-cell>
          <table:table-cell office:value-type="float" office:value="0.1443759" calcext:value-type="float">
            <text:p>0.1443759</text:p>
          </table:table-cell>
          <table:table-cell office:value-type="float" office:value="0.09189489" calcext:value-type="float">
            <text:p>0.09189489</text:p>
          </table:table-cell>
          <table:table-cell office:value-type="float" office:value="0.09227905" calcext:value-type="float">
            <text:p>0.09227905</text:p>
          </table:table-cell>
          <table:table-cell office:value-type="float" office:value="0.03942623" calcext:value-type="float">
            <text:p>0.03942623</text:p>
          </table:table-cell>
          <table:table-cell office:value-type="float" office:value="0.02804782" calcext:value-type="float">
            <text:p>0.02804782</text:p>
          </table:table-cell>
          <table:table-cell office:value-type="float" office:value="0.0382224" calcext:value-type="float">
            <text:p>0.0382224</text:p>
          </table:table-cell>
          <table:table-cell office:value-type="float" office:value="0.02813562" calcext:value-type="float">
            <text:p>0.02813562</text:p>
          </table:table-cell>
          <table:table-cell office:value-type="float" office:value="0.0224113" calcext:value-type="float">
            <text:p>0.0224113</text:p>
          </table:table-cell>
          <table:table-cell office:value-type="float" office:value="0.01990438" calcext:value-type="float">
            <text:p>0.01990438</text:p>
          </table:table-cell>
          <table:table-cell office:value-type="float" office:value="0.01708186" calcext:value-type="float">
            <text:p>0.01708186</text:p>
          </table:table-cell>
          <table:table-cell office:value-type="float" office:value="0.005760463" calcext:value-type="float">
            <text:p>0.005760463</text:p>
          </table:table-cell>
          <table:table-cell office:value-type="float" office:value="0.006774148" calcext:value-type="float">
            <text:p>0.006774148</text:p>
          </table:table-cell>
          <table:table-cell office:value-type="float" office:value="0" calcext:value-type="float">
            <text:p>0</text:p>
          </table:table-cell>
          <table:table-cell office:value-type="float" office:value="64.52251" calcext:value-type="float">
            <text:p>64.52251</text:p>
          </table:table-cell>
          <table:table-cell office:value-type="float" office:value="19.3067" calcext:value-type="float">
            <text:p>19.3067</text:p>
          </table:table-cell>
          <table:table-cell office:value-type="float" office:value="9.876397" calcext:value-type="float">
            <text:p>9.876397</text:p>
          </table:table-cell>
          <table:table-cell office:value-type="float" office:value="4.784764" calcext:value-type="float">
            <text:p>4.784764</text:p>
          </table:table-cell>
          <table:table-cell office:value-type="float" office:value="2.981656" calcext:value-type="float">
            <text:p>2.981656</text:p>
          </table:table-cell>
          <table:table-cell office:value-type="float" office:value="0.8739967" calcext:value-type="float">
            <text:p>0.8739967</text:p>
          </table:table-cell>
          <table:table-cell office:value-type="float" office:value="0.4437362" calcext:value-type="float">
            <text:p>0.4437362</text:p>
          </table:table-cell>
          <table:table-cell office:value-type="float" office:value="0.4087448" calcext:value-type="float">
            <text:p>0.4087448</text:p>
          </table:table-cell>
          <table:table-cell office:value-type="float" office:value="0.3082639" calcext:value-type="float">
            <text:p>0.3082639</text:p>
          </table:table-cell>
          <table:table-cell office:value-type="float" office:value="0.2279795" calcext:value-type="float">
            <text:p>0.2279795</text:p>
          </table:table-cell>
          <table:table-cell office:value-type="float" office:value="0.09118333" calcext:value-type="float">
            <text:p>0.09118333</text:p>
          </table:table-cell>
          <table:table-cell office:value-type="float" office:value="0.1072181" calcext:value-type="float">
            <text:p>0.1072181</text:p>
          </table:table-cell>
          <table:table-cell office:value-type="float" office:value="0.3541988" calcext:value-type="float">
            <text:p>0.3541988</text:p>
          </table:table-cell>
          <table:table-cell office:value-type="float" office:value="0.3444353" calcext:value-type="float">
            <text:p>0.3444353</text:p>
          </table:table-cell>
          <table:table-cell office:value-type="float" office:value="0" calcext:value-type="float">
            <text:p>0</text:p>
          </table:table-cell>
          <table:table-cell office:value-type="float" office:value="453.534" calcext:value-type="float">
            <text:p>453.53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33076" calcext:value-type="float">
            <text:p>19.33076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37.03171" calcext:value-type="float">
            <text:p>37.03171</text:p>
          </table:table-cell>
          <table:table-cell office:value-type="float" office:value="1098.177" calcext:value-type="float">
            <text:p>1098.17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8057" calcext:value-type="float">
            <text:p>0.188057</text:p>
          </table:table-cell>
          <table:table-cell office:value-type="float" office:value="3.576695" calcext:value-type="float">
            <text:p>3.57669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" calcext:value-type="float">
            <text:p>0.000717606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205" calcext:value-type="float">
            <text:p>-0.001615205</text:p>
          </table:table-cell>
          <table:table-cell office:value-type="float" office:value="-0.2774872" calcext:value-type="float">
            <text:p>-0.2774872</text:p>
          </table:table-cell>
          <table:table-cell office:value-type="float" office:value="0.002833025" calcext:value-type="float">
            <text:p>0.00283302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50045" calcext:value-type="float">
            <text:p>20.50045</text:p>
          </table:table-cell>
          <table:table-cell office:value-type="float" office:value="0.2179622" calcext:value-type="float">
            <text:p>0.2179622</text:p>
          </table:table-cell>
          <table:table-cell office:value-type="float" office:value="0.161432" calcext:value-type="float">
            <text:p>0.161432</text:p>
          </table:table-cell>
          <table:table-cell office:value-type="float" office:value="0.1527278" calcext:value-type="float">
            <text:p>0.1527278</text:p>
          </table:table-cell>
          <table:table-cell office:value-type="float" office:value="0.09449851" calcext:value-type="float">
            <text:p>0.09449851</text:p>
          </table:table-cell>
          <table:table-cell office:value-type="float" office:value="0.09460044" calcext:value-type="float">
            <text:p>0.09460044</text:p>
          </table:table-cell>
          <table:table-cell office:value-type="float" office:value="0.03991444" calcext:value-type="float">
            <text:p>0.03991444</text:p>
          </table:table-cell>
          <table:table-cell office:value-type="float" office:value="0.02831763" calcext:value-type="float">
            <text:p>0.02831763</text:p>
          </table:table-cell>
          <table:table-cell office:value-type="float" office:value="0.03829513" calcext:value-type="float">
            <text:p>0.03829513</text:p>
          </table:table-cell>
          <table:table-cell office:value-type="float" office:value="0.02813148" calcext:value-type="float">
            <text:p>0.02813148</text:p>
          </table:table-cell>
          <table:table-cell office:value-type="float" office:value="0.02240269" calcext:value-type="float">
            <text:p>0.02240269</text:p>
          </table:table-cell>
          <table:table-cell office:value-type="float" office:value="0.0199035" calcext:value-type="float">
            <text:p>0.0199035</text:p>
          </table:table-cell>
          <table:table-cell office:value-type="float" office:value="0.01709958" calcext:value-type="float">
            <text:p>0.01709958</text:p>
          </table:table-cell>
          <table:table-cell office:value-type="float" office:value="0.005758797" calcext:value-type="float">
            <text:p>0.005758797</text:p>
          </table:table-cell>
          <table:table-cell office:value-type="float" office:value="0.006770062" calcext:value-type="float">
            <text:p>0.006770062</text:p>
          </table:table-cell>
          <table:table-cell office:value-type="float" office:value="0" calcext:value-type="float">
            <text:p>0</text:p>
          </table:table-cell>
          <table:table-cell office:value-type="float" office:value="66.15933" calcext:value-type="float">
            <text:p>66.15933</text:p>
          </table:table-cell>
          <table:table-cell office:value-type="float" office:value="19.62626" calcext:value-type="float">
            <text:p>19.62626</text:p>
          </table:table-cell>
          <table:table-cell office:value-type="float" office:value="10.02899" calcext:value-type="float">
            <text:p>10.02899</text:p>
          </table:table-cell>
          <table:table-cell office:value-type="float" office:value="4.767569" calcext:value-type="float">
            <text:p>4.767569</text:p>
          </table:table-cell>
          <table:table-cell office:value-type="float" office:value="2.964476" calcext:value-type="float">
            <text:p>2.964476</text:p>
          </table:table-cell>
          <table:table-cell office:value-type="float" office:value="0.8780134" calcext:value-type="float">
            <text:p>0.8780134</text:p>
          </table:table-cell>
          <table:table-cell office:value-type="float" office:value="0.4486754" calcext:value-type="float">
            <text:p>0.4486754</text:p>
          </table:table-cell>
          <table:table-cell office:value-type="float" office:value="0.4125859" calcext:value-type="float">
            <text:p>0.4125859</text:p>
          </table:table-cell>
          <table:table-cell office:value-type="float" office:value="0.3117485" calcext:value-type="float">
            <text:p>0.3117485</text:p>
          </table:table-cell>
          <table:table-cell office:value-type="float" office:value="0.2301444" calcext:value-type="float">
            <text:p>0.2301444</text:p>
          </table:table-cell>
          <table:table-cell office:value-type="float" office:value="0.09227831" calcext:value-type="float">
            <text:p>0.09227831</text:p>
          </table:table-cell>
          <table:table-cell office:value-type="float" office:value="0.1077441" calcext:value-type="float">
            <text:p>0.1077441</text:p>
          </table:table-cell>
          <table:table-cell office:value-type="float" office:value="0.3540386" calcext:value-type="float">
            <text:p>0.3540386</text:p>
          </table:table-cell>
          <table:table-cell office:value-type="float" office:value="0.3444987" calcext:value-type="float">
            <text:p>0.3444987</text:p>
          </table:table-cell>
          <table:table-cell office:value-type="float" office:value="0" calcext:value-type="float">
            <text:p>0</text:p>
          </table:table-cell>
          <table:table-cell office:value-type="float" office:value="458.8532" calcext:value-type="float">
            <text:p>458.853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34839" calcext:value-type="float">
            <text:p>19.34839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37.0098" calcext:value-type="float">
            <text:p>37.0098</text:p>
          </table:table-cell>
          <table:table-cell office:value-type="float" office:value="1098.18" calcext:value-type="float">
            <text:p>1098.1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56337" calcext:value-type="float">
            <text:p>0.1856337</text:p>
          </table:table-cell>
          <table:table-cell office:value-type="float" office:value="3.593443" calcext:value-type="float">
            <text:p>3.59344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76327" calcext:value-type="float">
            <text:p>-0.2776327</text:p>
          </table:table-cell>
          <table:table-cell office:value-type="float" office:value="0.002854015" calcext:value-type="float">
            <text:p>0.00285401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56693" calcext:value-type="float">
            <text:p>20.56693</text:p>
          </table:table-cell>
          <table:table-cell office:value-type="float" office:value="0.204425" calcext:value-type="float">
            <text:p>0.204425</text:p>
          </table:table-cell>
          <table:table-cell office:value-type="float" office:value="0.1692511" calcext:value-type="float">
            <text:p>0.1692511</text:p>
          </table:table-cell>
          <table:table-cell office:value-type="float" office:value="0.1581656" calcext:value-type="float">
            <text:p>0.1581656</text:p>
          </table:table-cell>
          <table:table-cell office:value-type="float" office:value="0.09661774" calcext:value-type="float">
            <text:p>0.09661774</text:p>
          </table:table-cell>
          <table:table-cell office:value-type="float" office:value="0.09644656" calcext:value-type="float">
            <text:p>0.09644656</text:p>
          </table:table-cell>
          <table:table-cell office:value-type="float" office:value="0.04035605" calcext:value-type="float">
            <text:p>0.04035605</text:p>
          </table:table-cell>
          <table:table-cell office:value-type="float" office:value="0.02857701" calcext:value-type="float">
            <text:p>0.02857701</text:p>
          </table:table-cell>
          <table:table-cell office:value-type="float" office:value="0.0383963" calcext:value-type="float">
            <text:p>0.0383963</text:p>
          </table:table-cell>
          <table:table-cell office:value-type="float" office:value="0.02814188" calcext:value-type="float">
            <text:p>0.02814188</text:p>
          </table:table-cell>
          <table:table-cell office:value-type="float" office:value="0.02239692" calcext:value-type="float">
            <text:p>0.02239692</text:p>
          </table:table-cell>
          <table:table-cell office:value-type="float" office:value="0.0199028" calcext:value-type="float">
            <text:p>0.0199028</text:p>
          </table:table-cell>
          <table:table-cell office:value-type="float" office:value="0.01711709" calcext:value-type="float">
            <text:p>0.01711709</text:p>
          </table:table-cell>
          <table:table-cell office:value-type="float" office:value="0.005758108" calcext:value-type="float">
            <text:p>0.005758108</text:p>
          </table:table-cell>
          <table:table-cell office:value-type="float" office:value="0.006770459" calcext:value-type="float">
            <text:p>0.006770459</text:p>
          </table:table-cell>
          <table:table-cell office:value-type="float" office:value="0" calcext:value-type="float">
            <text:p>0</text:p>
          </table:table-cell>
          <table:table-cell office:value-type="float" office:value="68.74155" calcext:value-type="float">
            <text:p>68.74155</text:p>
          </table:table-cell>
          <table:table-cell office:value-type="float" office:value="21.00685" calcext:value-type="float">
            <text:p>21.00685</text:p>
          </table:table-cell>
          <table:table-cell office:value-type="float" office:value="10.13633" calcext:value-type="float">
            <text:p>10.13633</text:p>
          </table:table-cell>
          <table:table-cell office:value-type="float" office:value="4.75644" calcext:value-type="float">
            <text:p>4.75644</text:p>
          </table:table-cell>
          <table:table-cell office:value-type="float" office:value="2.944441" calcext:value-type="float">
            <text:p>2.944441</text:p>
          </table:table-cell>
          <table:table-cell office:value-type="float" office:value="0.8806682" calcext:value-type="float">
            <text:p>0.8806682</text:p>
          </table:table-cell>
          <table:table-cell office:value-type="float" office:value="0.4529099" calcext:value-type="float">
            <text:p>0.4529099</text:p>
          </table:table-cell>
          <table:table-cell office:value-type="float" office:value="0.4159937" calcext:value-type="float">
            <text:p>0.4159937</text:p>
          </table:table-cell>
          <table:table-cell office:value-type="float" office:value="0.3150207" calcext:value-type="float">
            <text:p>0.3150207</text:p>
          </table:table-cell>
          <table:table-cell office:value-type="float" office:value="0.2322439" calcext:value-type="float">
            <text:p>0.2322439</text:p>
          </table:table-cell>
          <table:table-cell office:value-type="float" office:value="0.09335035" calcext:value-type="float">
            <text:p>0.09335035</text:p>
          </table:table-cell>
          <table:table-cell office:value-type="float" office:value="0.1082661" calcext:value-type="float">
            <text:p>0.1082661</text:p>
          </table:table-cell>
          <table:table-cell office:value-type="float" office:value="0.3541735" calcext:value-type="float">
            <text:p>0.3541735</text:p>
          </table:table-cell>
          <table:table-cell office:value-type="float" office:value="0.3445433" calcext:value-type="float">
            <text:p>0.3445433</text:p>
          </table:table-cell>
          <table:table-cell office:value-type="float" office:value="0" calcext:value-type="float">
            <text:p>0</text:p>
          </table:table-cell>
          <table:table-cell office:value-type="float" office:value="446.7281" calcext:value-type="float">
            <text:p>446.728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36318" calcext:value-type="float">
            <text:p>19.36318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36.97707" calcext:value-type="float">
            <text:p>36.97707</text:p>
          </table:table-cell>
          <table:table-cell office:value-type="float" office:value="1098.191" calcext:value-type="float">
            <text:p>1098.19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10175" calcext:value-type="float">
            <text:p>0.1810175</text:p>
          </table:table-cell>
          <table:table-cell office:value-type="float" office:value="3.616197" calcext:value-type="float">
            <text:p>3.61619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78612" calcext:value-type="float">
            <text:p>-0.2778612</text:p>
          </table:table-cell>
          <table:table-cell office:value-type="float" office:value="0.002869177" calcext:value-type="float">
            <text:p>0.00286917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67431" calcext:value-type="float">
            <text:p>20.67431</text:p>
          </table:table-cell>
          <table:table-cell office:value-type="float" office:value="0.1923411" calcext:value-type="float">
            <text:p>0.1923411</text:p>
          </table:table-cell>
          <table:table-cell office:value-type="float" office:value="0.1612995" calcext:value-type="float">
            <text:p>0.1612995</text:p>
          </table:table-cell>
          <table:table-cell office:value-type="float" office:value="0.1533727" calcext:value-type="float">
            <text:p>0.1533727</text:p>
          </table:table-cell>
          <table:table-cell office:value-type="float" office:value="0.09716778" calcext:value-type="float">
            <text:p>0.09716778</text:p>
          </table:table-cell>
          <table:table-cell office:value-type="float" office:value="0.09668855" calcext:value-type="float">
            <text:p>0.09668855</text:p>
          </table:table-cell>
          <table:table-cell office:value-type="float" office:value="0.04062625" calcext:value-type="float">
            <text:p>0.04062625</text:p>
          </table:table-cell>
          <table:table-cell office:value-type="float" office:value="0.02876214" calcext:value-type="float">
            <text:p>0.02876214</text:p>
          </table:table-cell>
          <table:table-cell office:value-type="float" office:value="0.038506" calcext:value-type="float">
            <text:p>0.038506</text:p>
          </table:table-cell>
          <table:table-cell office:value-type="float" office:value="0.02816327" calcext:value-type="float">
            <text:p>0.02816327</text:p>
          </table:table-cell>
          <table:table-cell office:value-type="float" office:value="0.0223943" calcext:value-type="float">
            <text:p>0.0223943</text:p>
          </table:table-cell>
          <table:table-cell office:value-type="float" office:value="0.01990255" calcext:value-type="float">
            <text:p>0.01990255</text:p>
          </table:table-cell>
          <table:table-cell office:value-type="float" office:value="0.01713461" calcext:value-type="float">
            <text:p>0.01713461</text:p>
          </table:table-cell>
          <table:table-cell office:value-type="float" office:value="0.005757115" calcext:value-type="float">
            <text:p>0.005757115</text:p>
          </table:table-cell>
          <table:table-cell office:value-type="float" office:value="0.006771056" calcext:value-type="float">
            <text:p>0.006771056</text:p>
          </table:table-cell>
          <table:table-cell office:value-type="float" office:value="0" calcext:value-type="float">
            <text:p>0</text:p>
          </table:table-cell>
          <table:table-cell office:value-type="float" office:value="60.6409" calcext:value-type="float">
            <text:p>60.6409</text:p>
          </table:table-cell>
          <table:table-cell office:value-type="float" office:value="22.28821" calcext:value-type="float">
            <text:p>22.28821</text:p>
          </table:table-cell>
          <table:table-cell office:value-type="float" office:value="10.05567" calcext:value-type="float">
            <text:p>10.05567</text:p>
          </table:table-cell>
          <table:table-cell office:value-type="float" office:value="4.844472" calcext:value-type="float">
            <text:p>4.844472</text:p>
          </table:table-cell>
          <table:table-cell office:value-type="float" office:value="2.947953" calcext:value-type="float">
            <text:p>2.947953</text:p>
          </table:table-cell>
          <table:table-cell office:value-type="float" office:value="0.8841563" calcext:value-type="float">
            <text:p>0.8841563</text:p>
          </table:table-cell>
          <table:table-cell office:value-type="float" office:value="0.456993" calcext:value-type="float">
            <text:p>0.456993</text:p>
          </table:table-cell>
          <table:table-cell office:value-type="float" office:value="0.4191157" calcext:value-type="float">
            <text:p>0.4191157</text:p>
          </table:table-cell>
          <table:table-cell office:value-type="float" office:value="0.3181034" calcext:value-type="float">
            <text:p>0.3181034</text:p>
          </table:table-cell>
          <table:table-cell office:value-type="float" office:value="0.2342721" calcext:value-type="float">
            <text:p>0.2342721</text:p>
          </table:table-cell>
          <table:table-cell office:value-type="float" office:value="0.09439809" calcext:value-type="float">
            <text:p>0.09439809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3543365" calcext:value-type="float">
            <text:p>0.3543365</text:p>
          </table:table-cell>
          <table:table-cell office:value-type="float" office:value="0.3445615" calcext:value-type="float">
            <text:p>0.3445615</text:p>
          </table:table-cell>
          <table:table-cell office:value-type="float" office:value="0" calcext:value-type="float">
            <text:p>0</text:p>
          </table:table-cell>
          <table:table-cell office:value-type="float" office:value="431.3169" calcext:value-type="float">
            <text:p>431.316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38204" calcext:value-type="float">
            <text:p>19.38204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36.94902" calcext:value-type="float">
            <text:p>36.94902</text:p>
          </table:table-cell>
          <table:table-cell office:value-type="float" office:value="1098.195" calcext:value-type="float">
            <text:p>1098.19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04926" calcext:value-type="float">
            <text:p>0.1804926</text:p>
          </table:table-cell>
          <table:table-cell office:value-type="float" office:value="3.637276" calcext:value-type="float">
            <text:p>3.63727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79813" calcext:value-type="float">
            <text:p>-0.2779813</text:p>
          </table:table-cell>
          <table:table-cell office:value-type="float" office:value="0.002885046" calcext:value-type="float">
            <text:p>0.00288504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7178" calcext:value-type="float">
            <text:p>20.7178</text:p>
          </table:table-cell>
          <table:table-cell office:value-type="float" office:value="0.1941167" calcext:value-type="float">
            <text:p>0.1941167</text:p>
          </table:table-cell>
          <table:table-cell office:value-type="float" office:value="0.1586535" calcext:value-type="float">
            <text:p>0.1586535</text:p>
          </table:table-cell>
          <table:table-cell office:value-type="float" office:value="0.1516684" calcext:value-type="float">
            <text:p>0.1516684</text:p>
          </table:table-cell>
          <table:table-cell office:value-type="float" office:value="0.09681983" calcext:value-type="float">
            <text:p>0.09681983</text:p>
          </table:table-cell>
          <table:table-cell office:value-type="float" office:value="0.09621131" calcext:value-type="float">
            <text:p>0.09621131</text:p>
          </table:table-cell>
          <table:table-cell office:value-type="float" office:value="0.04069992" calcext:value-type="float">
            <text:p>0.04069992</text:p>
          </table:table-cell>
          <table:table-cell office:value-type="float" office:value="0.02882363" calcext:value-type="float">
            <text:p>0.02882363</text:p>
          </table:table-cell>
          <table:table-cell office:value-type="float" office:value="0.03858883" calcext:value-type="float">
            <text:p>0.03858883</text:p>
          </table:table-cell>
          <table:table-cell office:value-type="float" office:value="0.0281885" calcext:value-type="float">
            <text:p>0.0281885</text:p>
          </table:table-cell>
          <table:table-cell office:value-type="float" office:value="0.0223945" calcext:value-type="float">
            <text:p>0.0223945</text:p>
          </table:table-cell>
          <table:table-cell office:value-type="float" office:value="0.01990288" calcext:value-type="float">
            <text:p>0.01990288</text:p>
          </table:table-cell>
          <table:table-cell office:value-type="float" office:value="0.0171519" calcext:value-type="float">
            <text:p>0.0171519</text:p>
          </table:table-cell>
          <table:table-cell office:value-type="float" office:value="0.005755108" calcext:value-type="float">
            <text:p>0.005755108</text:p>
          </table:table-cell>
          <table:table-cell office:value-type="float" office:value="0.006767121" calcext:value-type="float">
            <text:p>0.006767121</text:p>
          </table:table-cell>
          <table:table-cell office:value-type="float" office:value="0" calcext:value-type="float">
            <text:p>0</text:p>
          </table:table-cell>
          <table:table-cell office:value-type="float" office:value="60.88391" calcext:value-type="float">
            <text:p>60.88391</text:p>
          </table:table-cell>
          <table:table-cell office:value-type="float" office:value="22.1057" calcext:value-type="float">
            <text:p>22.1057</text:p>
          </table:table-cell>
          <table:table-cell office:value-type="float" office:value="10.02225" calcext:value-type="float">
            <text:p>10.02225</text:p>
          </table:table-cell>
          <table:table-cell office:value-type="float" office:value="4.88327" calcext:value-type="float">
            <text:p>4.88327</text:p>
          </table:table-cell>
          <table:table-cell office:value-type="float" office:value="2.972735" calcext:value-type="float">
            <text:p>2.972735</text:p>
          </table:table-cell>
          <table:table-cell office:value-type="float" office:value="0.8903755" calcext:value-type="float">
            <text:p>0.8903755</text:p>
          </table:table-cell>
          <table:table-cell office:value-type="float" office:value="0.4618082" calcext:value-type="float">
            <text:p>0.4618082</text:p>
          </table:table-cell>
          <table:table-cell office:value-type="float" office:value="0.4222621" calcext:value-type="float">
            <text:p>0.4222621</text:p>
          </table:table-cell>
          <table:table-cell office:value-type="float" office:value="0.3210542" calcext:value-type="float">
            <text:p>0.3210542</text:p>
          </table:table-cell>
          <table:table-cell office:value-type="float" office:value="0.236229" calcext:value-type="float">
            <text:p>0.236229</text:p>
          </table:table-cell>
          <table:table-cell office:value-type="float" office:value="0.09542014" calcext:value-type="float">
            <text:p>0.09542014</text:p>
          </table:table-cell>
          <table:table-cell office:value-type="float" office:value="0.1093011" calcext:value-type="float">
            <text:p>0.1093011</text:p>
          </table:table-cell>
          <table:table-cell office:value-type="float" office:value="0.3541841" calcext:value-type="float">
            <text:p>0.3541841</text:p>
          </table:table-cell>
          <table:table-cell office:value-type="float" office:value="0.3446121" calcext:value-type="float">
            <text:p>0.3446121</text:p>
          </table:table-cell>
          <table:table-cell office:value-type="float" office:value="0" calcext:value-type="float">
            <text:p>0</text:p>
          </table:table-cell>
          <table:table-cell office:value-type="float" office:value="431.7216" calcext:value-type="float">
            <text:p>431.7216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0294" calcext:value-type="float">
            <text:p>19.40294</text:p>
          </table:table-cell>
          <table:table-cell office:value-type="float" office:value="0" calcext:value-type="float">
            <text:p>0</text:p>
          </table:table-cell>
          <table:table-cell office:value-type="float" office:value="-1.000765" calcext:value-type="float">
            <text:p>-1.0007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36.91412" calcext:value-type="float">
            <text:p>36.91412</text:p>
          </table:table-cell>
          <table:table-cell office:value-type="float" office:value="1098.205" calcext:value-type="float">
            <text:p>1098.20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795159" calcext:value-type="float">
            <text:p>0.1795159</text:p>
          </table:table-cell>
          <table:table-cell office:value-type="float" office:value="3.659201" calcext:value-type="float">
            <text:p>3.65920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82153" calcext:value-type="float">
            <text:p>-0.2782153</text:p>
          </table:table-cell>
          <table:table-cell office:value-type="float" office:value="0.002901964" calcext:value-type="float">
            <text:p>0.00290196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1113" calcext:value-type="float">
            <text:p>20.81113</text:p>
          </table:table-cell>
          <table:table-cell office:value-type="float" office:value="0.1843848" calcext:value-type="float">
            <text:p>0.1843848</text:p>
          </table:table-cell>
          <table:table-cell office:value-type="float" office:value="0.1507424" calcext:value-type="float">
            <text:p>0.1507424</text:p>
          </table:table-cell>
          <table:table-cell office:value-type="float" office:value="0.1458064" calcext:value-type="float">
            <text:p>0.1458064</text:p>
          </table:table-cell>
          <table:table-cell office:value-type="float" office:value="0.09596161" calcext:value-type="float">
            <text:p>0.09596161</text:p>
          </table:table-cell>
          <table:table-cell office:value-type="float" office:value="0.09553415" calcext:value-type="float">
            <text:p>0.09553415</text:p>
          </table:table-cell>
          <table:table-cell office:value-type="float" office:value="0.04075869" calcext:value-type="float">
            <text:p>0.04075869</text:p>
          </table:table-cell>
          <table:table-cell office:value-type="float" office:value="0.02887831" calcext:value-type="float">
            <text:p>0.02887831</text:p>
          </table:table-cell>
          <table:table-cell office:value-type="float" office:value="0.03865881" calcext:value-type="float">
            <text:p>0.03865881</text:p>
          </table:table-cell>
          <table:table-cell office:value-type="float" office:value="0.02821239" calcext:value-type="float">
            <text:p>0.02821239</text:p>
          </table:table-cell>
          <table:table-cell office:value-type="float" office:value="0.02239662" calcext:value-type="float">
            <text:p>0.02239662</text:p>
          </table:table-cell>
          <table:table-cell office:value-type="float" office:value="0.01990379" calcext:value-type="float">
            <text:p>0.01990379</text:p>
          </table:table-cell>
          <table:table-cell office:value-type="float" office:value="0.01716891" calcext:value-type="float">
            <text:p>0.01716891</text:p>
          </table:table-cell>
          <table:table-cell office:value-type="float" office:value="0.005753903" calcext:value-type="float">
            <text:p>0.005753903</text:p>
          </table:table-cell>
          <table:table-cell office:value-type="float" office:value="0.006766489" calcext:value-type="float">
            <text:p>0.006766489</text:p>
          </table:table-cell>
          <table:table-cell office:value-type="float" office:value="0" calcext:value-type="float">
            <text:p>0</text:p>
          </table:table-cell>
          <table:table-cell office:value-type="float" office:value="59.16606" calcext:value-type="float">
            <text:p>59.16606</text:p>
          </table:table-cell>
          <table:table-cell office:value-type="float" office:value="22.25441" calcext:value-type="float">
            <text:p>22.25441</text:p>
          </table:table-cell>
          <table:table-cell office:value-type="float" office:value="10.06231" calcext:value-type="float">
            <text:p>10.06231</text:p>
          </table:table-cell>
          <table:table-cell office:value-type="float" office:value="4.901201" calcext:value-type="float">
            <text:p>4.901201</text:p>
          </table:table-cell>
          <table:table-cell office:value-type="float" office:value="2.986807" calcext:value-type="float">
            <text:p>2.986807</text:p>
          </table:table-cell>
          <table:table-cell office:value-type="float" office:value="0.8963212" calcext:value-type="float">
            <text:p>0.8963212</text:p>
          </table:table-cell>
          <table:table-cell office:value-type="float" office:value="0.4667491" calcext:value-type="float">
            <text:p>0.4667491</text:p>
          </table:table-cell>
          <table:table-cell office:value-type="float" office:value="0.4255098" calcext:value-type="float">
            <text:p>0.4255098</text:p>
          </table:table-cell>
          <table:table-cell office:value-type="float" office:value="0.3239368" calcext:value-type="float">
            <text:p>0.3239368</text:p>
          </table:table-cell>
          <table:table-cell office:value-type="float" office:value="0.2381216" calcext:value-type="float">
            <text:p>0.2381216</text:p>
          </table:table-cell>
          <table:table-cell office:value-type="float" office:value="0.0964155" calcext:value-type="float">
            <text:p>0.0964155</text:p>
          </table:table-cell>
          <table:table-cell office:value-type="float" office:value="0.109807" calcext:value-type="float">
            <text:p>0.109807</text:p>
          </table:table-cell>
          <table:table-cell office:value-type="float" office:value="0.354246" calcext:value-type="float">
            <text:p>0.354246</text:p>
          </table:table-cell>
          <table:table-cell office:value-type="float" office:value="0.3446538" calcext:value-type="float">
            <text:p>0.3446538</text:p>
          </table:table-cell>
          <table:table-cell office:value-type="float" office:value="0" calcext:value-type="float">
            <text:p>0</text:p>
          </table:table-cell>
          <table:table-cell office:value-type="float" office:value="435.3359" calcext:value-type="float">
            <text:p>435.335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2433" calcext:value-type="float">
            <text:p>19.42433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36.8812" calcext:value-type="float">
            <text:p>36.8812</text:p>
          </table:table-cell>
          <table:table-cell office:value-type="float" office:value="1098.211" calcext:value-type="float">
            <text:p>1098.21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774794" calcext:value-type="float">
            <text:p>0.1774794</text:p>
          </table:table-cell>
          <table:table-cell office:value-type="float" office:value="3.683597" calcext:value-type="float">
            <text:p>3.68359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83671" calcext:value-type="float">
            <text:p>-0.2783671</text:p>
          </table:table-cell>
          <table:table-cell office:value-type="float" office:value="0.00291859" calcext:value-type="float">
            <text:p>0.0029185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6986" calcext:value-type="float">
            <text:p>20.86986</text:p>
          </table:table-cell>
          <table:table-cell office:value-type="float" office:value="0.1870265" calcext:value-type="float">
            <text:p>0.1870265</text:p>
          </table:table-cell>
          <table:table-cell office:value-type="float" office:value="0.1485642" calcext:value-type="float">
            <text:p>0.1485642</text:p>
          </table:table-cell>
          <table:table-cell office:value-type="float" office:value="0.1436983" calcext:value-type="float">
            <text:p>0.1436983</text:p>
          </table:table-cell>
          <table:table-cell office:value-type="float" office:value="0.09456696" calcext:value-type="float">
            <text:p>0.09456696</text:p>
          </table:table-cell>
          <table:table-cell office:value-type="float" office:value="0.09406663" calcext:value-type="float">
            <text:p>0.09406663</text:p>
          </table:table-cell>
          <table:table-cell office:value-type="float" office:value="0.04058451" calcext:value-type="float">
            <text:p>0.04058451</text:p>
          </table:table-cell>
          <table:table-cell office:value-type="float" office:value="0.0288216" calcext:value-type="float">
            <text:p>0.0288216</text:p>
          </table:table-cell>
          <table:table-cell office:value-type="float" office:value="0.03870159" calcext:value-type="float">
            <text:p>0.03870159</text:p>
          </table:table-cell>
          <table:table-cell office:value-type="float" office:value="0.02823318" calcext:value-type="float">
            <text:p>0.02823318</text:p>
          </table:table-cell>
          <table:table-cell office:value-type="float" office:value="0.02239989" calcext:value-type="float">
            <text:p>0.02239989</text:p>
          </table:table-cell>
          <table:table-cell office:value-type="float" office:value="0.01990519" calcext:value-type="float">
            <text:p>0.01990519</text:p>
          </table:table-cell>
          <table:table-cell office:value-type="float" office:value="0.01718578" calcext:value-type="float">
            <text:p>0.01718578</text:p>
          </table:table-cell>
          <table:table-cell office:value-type="float" office:value="0.005752009" calcext:value-type="float">
            <text:p>0.005752009</text:p>
          </table:table-cell>
          <table:table-cell office:value-type="float" office:value="0.006763443" calcext:value-type="float">
            <text:p>0.006763443</text:p>
          </table:table-cell>
          <table:table-cell office:value-type="float" office:value="0" calcext:value-type="float">
            <text:p>0</text:p>
          </table:table-cell>
          <table:table-cell office:value-type="float" office:value="61.61148" calcext:value-type="float">
            <text:p>61.61148</text:p>
          </table:table-cell>
          <table:table-cell office:value-type="float" office:value="22.14214" calcext:value-type="float">
            <text:p>22.14214</text:p>
          </table:table-cell>
          <table:table-cell office:value-type="float" office:value="10.10955" calcext:value-type="float">
            <text:p>10.10955</text:p>
          </table:table-cell>
          <table:table-cell office:value-type="float" office:value="4.930398" calcext:value-type="float">
            <text:p>4.930398</text:p>
          </table:table-cell>
          <table:table-cell office:value-type="float" office:value="3.007152" calcext:value-type="float">
            <text:p>3.007152</text:p>
          </table:table-cell>
          <table:table-cell office:value-type="float" office:value="0.9036465" calcext:value-type="float">
            <text:p>0.9036465</text:p>
          </table:table-cell>
          <table:table-cell office:value-type="float" office:value="0.4726949" calcext:value-type="float">
            <text:p>0.4726949</text:p>
          </table:table-cell>
          <table:table-cell office:value-type="float" office:value="0.4288639" calcext:value-type="float">
            <text:p>0.4288639</text:p>
          </table:table-cell>
          <table:table-cell office:value-type="float" office:value="0.3267781" calcext:value-type="float">
            <text:p>0.3267781</text:p>
          </table:table-cell>
          <table:table-cell office:value-type="float" office:value="0.23996" calcext:value-type="float">
            <text:p>0.23996</text:p>
          </table:table-cell>
          <table:table-cell office:value-type="float" office:value="0.09738453" calcext:value-type="float">
            <text:p>0.09738453</text:p>
          </table:table-cell>
          <table:table-cell office:value-type="float" office:value="0.1103066" calcext:value-type="float">
            <text:p>0.1103066</text:p>
          </table:table-cell>
          <table:table-cell office:value-type="float" office:value="0.3541673" calcext:value-type="float">
            <text:p>0.3541673</text:p>
          </table:table-cell>
          <table:table-cell office:value-type="float" office:value="0.344678" calcext:value-type="float">
            <text:p>0.344678</text:p>
          </table:table-cell>
          <table:table-cell office:value-type="float" office:value="0" calcext:value-type="float">
            <text:p>0</text:p>
          </table:table-cell>
          <table:table-cell office:value-type="float" office:value="429.2" calcext:value-type="float">
            <text:p>429.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4765" calcext:value-type="float">
            <text:p>19.44765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36.8617" calcext:value-type="float">
            <text:p>36.8617</text:p>
          </table:table-cell>
          <table:table-cell office:value-type="float" office:value="1098.209" calcext:value-type="float">
            <text:p>1098.20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05538" calcext:value-type="float">
            <text:p>0.1805538</text:p>
          </table:table-cell>
          <table:table-cell office:value-type="float" office:value="3.698822" calcext:value-type="float">
            <text:p>3.69882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2" calcext:value-type="float">
            <text:p>-0.001615182</text:p>
          </table:table-cell>
          <table:table-cell office:value-type="float" office:value="-0.2784007" calcext:value-type="float">
            <text:p>-0.2784007</text:p>
          </table:table-cell>
          <table:table-cell office:value-type="float" office:value="0.002937693" calcext:value-type="float">
            <text:p>0.00293769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6428" calcext:value-type="float">
            <text:p>20.86428</text:p>
          </table:table-cell>
          <table:table-cell office:value-type="float" office:value="0.2122393" calcext:value-type="float">
            <text:p>0.2122393</text:p>
          </table:table-cell>
          <table:table-cell office:value-type="float" office:value="0.1569584" calcext:value-type="float">
            <text:p>0.1569584</text:p>
          </table:table-cell>
          <table:table-cell office:value-type="float" office:value="0.1524661" calcext:value-type="float">
            <text:p>0.1524661</text:p>
          </table:table-cell>
          <table:table-cell office:value-type="float" office:value="0.09601909" calcext:value-type="float">
            <text:p>0.09601909</text:p>
          </table:table-cell>
          <table:table-cell office:value-type="float" office:value="0.09507318" calcext:value-type="float">
            <text:p>0.09507318</text:p>
          </table:table-cell>
          <table:table-cell office:value-type="float" office:value="0.04070805" calcext:value-type="float">
            <text:p>0.04070805</text:p>
          </table:table-cell>
          <table:table-cell office:value-type="float" office:value="0.02886438" calcext:value-type="float">
            <text:p>0.02886438</text:p>
          </table:table-cell>
          <table:table-cell office:value-type="float" office:value="0.03873781" calcext:value-type="float">
            <text:p>0.03873781</text:p>
          </table:table-cell>
          <table:table-cell office:value-type="float" office:value="0.02824892" calcext:value-type="float">
            <text:p>0.02824892</text:p>
          </table:table-cell>
          <table:table-cell office:value-type="float" office:value="0.02240355" calcext:value-type="float">
            <text:p>0.02240355</text:p>
          </table:table-cell>
          <table:table-cell office:value-type="float" office:value="0.01990695" calcext:value-type="float">
            <text:p>0.01990695</text:p>
          </table:table-cell>
          <table:table-cell office:value-type="float" office:value="0.0172023" calcext:value-type="float">
            <text:p>0.0172023</text:p>
          </table:table-cell>
          <table:table-cell office:value-type="float" office:value="0.005749898" calcext:value-type="float">
            <text:p>0.005749898</text:p>
          </table:table-cell>
          <table:table-cell office:value-type="float" office:value="0.006758632" calcext:value-type="float">
            <text:p>0.006758632</text:p>
          </table:table-cell>
          <table:table-cell office:value-type="float" office:value="0" calcext:value-type="float">
            <text:p>0</text:p>
          </table:table-cell>
          <table:table-cell office:value-type="float" office:value="61.74133" calcext:value-type="float">
            <text:p>61.74133</text:p>
          </table:table-cell>
          <table:table-cell office:value-type="float" office:value="22.19166" calcext:value-type="float">
            <text:p>22.19166</text:p>
          </table:table-cell>
          <table:table-cell office:value-type="float" office:value="10.12606" calcext:value-type="float">
            <text:p>10.12606</text:p>
          </table:table-cell>
          <table:table-cell office:value-type="float" office:value="4.939255" calcext:value-type="float">
            <text:p>4.939255</text:p>
          </table:table-cell>
          <table:table-cell office:value-type="float" office:value="3.016603" calcext:value-type="float">
            <text:p>3.016603</text:p>
          </table:table-cell>
          <table:table-cell office:value-type="float" office:value="0.909605" calcext:value-type="float">
            <text:p>0.909605</text:p>
          </table:table-cell>
          <table:table-cell office:value-type="float" office:value="0.4780499" calcext:value-type="float">
            <text:p>0.4780499</text:p>
          </table:table-cell>
          <table:table-cell office:value-type="float" office:value="0.4322596" calcext:value-type="float">
            <text:p>0.4322596</text:p>
          </table:table-cell>
          <table:table-cell office:value-type="float" office:value="0.3296013" calcext:value-type="float">
            <text:p>0.3296013</text:p>
          </table:table-cell>
          <table:table-cell office:value-type="float" office:value="0.241758" calcext:value-type="float">
            <text:p>0.241758</text:p>
          </table:table-cell>
          <table:table-cell office:value-type="float" office:value="0.09832792" calcext:value-type="float">
            <text:p>0.09832792</text:p>
          </table:table-cell>
          <table:table-cell office:value-type="float" office:value="0.1107962" calcext:value-type="float">
            <text:p>0.1107962</text:p>
          </table:table-cell>
          <table:table-cell office:value-type="float" office:value="0.3539482" calcext:value-type="float">
            <text:p>0.3539482</text:p>
          </table:table-cell>
          <table:table-cell office:value-type="float" office:value="0.3447354" calcext:value-type="float">
            <text:p>0.3447354</text:p>
          </table:table-cell>
          <table:table-cell office:value-type="float" office:value="0" calcext:value-type="float">
            <text:p>0</text:p>
          </table:table-cell>
          <table:table-cell office:value-type="float" office:value="439.5871" calcext:value-type="float">
            <text:p>439.587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6563" calcext:value-type="float">
            <text:p>19.46563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36.8452" calcext:value-type="float">
            <text:p>36.8452</text:p>
          </table:table-cell>
          <table:table-cell office:value-type="float" office:value="1098.206" calcext:value-type="float">
            <text:p>1098.20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3726" calcext:value-type="float">
            <text:p>0.183726</text:p>
          </table:table-cell>
          <table:table-cell office:value-type="float" office:value="3.711877" calcext:value-type="float">
            <text:p>3.71187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61" calcext:value-type="float">
            <text:p>0.0007176061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181" calcext:value-type="float">
            <text:p>-0.001615181</text:p>
          </table:table-cell>
          <table:table-cell office:value-type="float" office:value="-0.2784243" calcext:value-type="float">
            <text:p>-0.2784243</text:p>
          </table:table-cell>
          <table:table-cell office:value-type="float" office:value="0.002958132" calcext:value-type="float">
            <text:p>0.00295813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5557" calcext:value-type="float">
            <text:p>20.85557</text:p>
          </table:table-cell>
          <table:table-cell office:value-type="float" office:value="0.2375566" calcext:value-type="float">
            <text:p>0.2375566</text:p>
          </table:table-cell>
          <table:table-cell office:value-type="float" office:value="0.1656801" calcext:value-type="float">
            <text:p>0.1656801</text:p>
          </table:table-cell>
          <table:table-cell office:value-type="float" office:value="0.1598121" calcext:value-type="float">
            <text:p>0.1598121</text:p>
          </table:table-cell>
          <table:table-cell office:value-type="float" office:value="0.09775785" calcext:value-type="float">
            <text:p>0.09775785</text:p>
          </table:table-cell>
          <table:table-cell office:value-type="float" office:value="0.09657355" calcext:value-type="float">
            <text:p>0.09657355</text:p>
          </table:table-cell>
          <table:table-cell office:value-type="float" office:value="0.04098247" calcext:value-type="float">
            <text:p>0.04098247</text:p>
          </table:table-cell>
          <table:table-cell office:value-type="float" office:value="0.02900237" calcext:value-type="float">
            <text:p>0.02900237</text:p>
          </table:table-cell>
          <table:table-cell office:value-type="float" office:value="0.03880569" calcext:value-type="float">
            <text:p>0.03880569</text:p>
          </table:table-cell>
          <table:table-cell office:value-type="float" office:value="0.02826599" calcext:value-type="float">
            <text:p>0.02826599</text:p>
          </table:table-cell>
          <table:table-cell office:value-type="float" office:value="0.02240757" calcext:value-type="float">
            <text:p>0.02240757</text:p>
          </table:table-cell>
          <table:table-cell office:value-type="float" office:value="0.0199087" calcext:value-type="float">
            <text:p>0.0199087</text:p>
          </table:table-cell>
          <table:table-cell office:value-type="float" office:value="0.01721852" calcext:value-type="float">
            <text:p>0.01721852</text:p>
          </table:table-cell>
          <table:table-cell office:value-type="float" office:value="0.005747907" calcext:value-type="float">
            <text:p>0.005747907</text:p>
          </table:table-cell>
          <table:table-cell office:value-type="float" office:value="0.006754" calcext:value-type="float">
            <text:p>0.006754</text:p>
          </table:table-cell>
          <table:table-cell office:value-type="float" office:value="0" calcext:value-type="float">
            <text:p>0</text:p>
          </table:table-cell>
          <table:table-cell office:value-type="float" office:value="63.4483" calcext:value-type="float">
            <text:p>63.4483</text:p>
          </table:table-cell>
          <table:table-cell office:value-type="float" office:value="22.14933" calcext:value-type="float">
            <text:p>22.14933</text:p>
          </table:table-cell>
          <table:table-cell office:value-type="float" office:value="10.25494" calcext:value-type="float">
            <text:p>10.25494</text:p>
          </table:table-cell>
          <table:table-cell office:value-type="float" office:value="4.949251" calcext:value-type="float">
            <text:p>4.949251</text:p>
          </table:table-cell>
          <table:table-cell office:value-type="float" office:value="3.024555" calcext:value-type="float">
            <text:p>3.024555</text:p>
          </table:table-cell>
          <table:table-cell office:value-type="float" office:value="0.9143324" calcext:value-type="float">
            <text:p>0.9143324</text:p>
          </table:table-cell>
          <table:table-cell office:value-type="float" office:value="0.4824876" calcext:value-type="float">
            <text:p>0.4824876</text:p>
          </table:table-cell>
          <table:table-cell office:value-type="float" office:value="0.4353655" calcext:value-type="float">
            <text:p>0.4353655</text:p>
          </table:table-cell>
          <table:table-cell office:value-type="float" office:value="0.3323645" calcext:value-type="float">
            <text:p>0.3323645</text:p>
          </table:table-cell>
          <table:table-cell office:value-type="float" office:value="0.2435308" calcext:value-type="float">
            <text:p>0.2435308</text:p>
          </table:table-cell>
          <table:table-cell office:value-type="float" office:value="0.09923208" calcext:value-type="float">
            <text:p>0.09923208</text:p>
          </table:table-cell>
          <table:table-cell office:value-type="float" office:value="0.1112765" calcext:value-type="float">
            <text:p>0.1112765</text:p>
          </table:table-cell>
          <table:table-cell office:value-type="float" office:value="0.3537487" calcext:value-type="float">
            <text:p>0.3537487</text:p>
          </table:table-cell>
          <table:table-cell office:value-type="float" office:value="0.3447834" calcext:value-type="float">
            <text:p>0.3447834</text:p>
          </table:table-cell>
          <table:table-cell office:value-type="float" office:value="0" calcext:value-type="float">
            <text:p>0</text:p>
          </table:table-cell>
          <table:table-cell office:value-type="float" office:value="450.3119" calcext:value-type="float">
            <text:p>450.311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817" calcext:value-type="float">
            <text:p>19.4817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36.82573" calcext:value-type="float">
            <text:p>36.82573</text:p>
          </table:table-cell>
          <table:table-cell office:value-type="float" office:value="1098.206" calcext:value-type="float">
            <text:p>1098.20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50069" calcext:value-type="float">
            <text:p>0.1850069</text:p>
          </table:table-cell>
          <table:table-cell office:value-type="float" office:value="3.727448" calcext:value-type="float">
            <text:p>3.72744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4694" calcext:value-type="float">
            <text:p>-0.2784694</text:p>
          </table:table-cell>
          <table:table-cell office:value-type="float" office:value="0.002980023" calcext:value-type="float">
            <text:p>0.00298002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5586" calcext:value-type="float">
            <text:p>20.85586</text:p>
          </table:table-cell>
          <table:table-cell office:value-type="float" office:value="0.2371386" calcext:value-type="float">
            <text:p>0.2371386</text:p>
          </table:table-cell>
          <table:table-cell office:value-type="float" office:value="0.1751375" calcext:value-type="float">
            <text:p>0.1751375</text:p>
          </table:table-cell>
          <table:table-cell office:value-type="float" office:value="0.1639856" calcext:value-type="float">
            <text:p>0.1639856</text:p>
          </table:table-cell>
          <table:table-cell office:value-type="float" office:value="0.09925715" calcext:value-type="float">
            <text:p>0.09925715</text:p>
          </table:table-cell>
          <table:table-cell office:value-type="float" office:value="0.09793025" calcext:value-type="float">
            <text:p>0.09793025</text:p>
          </table:table-cell>
          <table:table-cell office:value-type="float" office:value="0.04129564" calcext:value-type="float">
            <text:p>0.04129564</text:p>
          </table:table-cell>
          <table:table-cell office:value-type="float" office:value="0.02917664" calcext:value-type="float">
            <text:p>0.02917664</text:p>
          </table:table-cell>
          <table:table-cell office:value-type="float" office:value="0.03889712" calcext:value-type="float">
            <text:p>0.03889712</text:p>
          </table:table-cell>
          <table:table-cell office:value-type="float" office:value="0.02828878" calcext:value-type="float">
            <text:p>0.02828878</text:p>
          </table:table-cell>
          <table:table-cell office:value-type="float" office:value="0.0224124" calcext:value-type="float">
            <text:p>0.0224124</text:p>
          </table:table-cell>
          <table:table-cell office:value-type="float" office:value="0.01991048" calcext:value-type="float">
            <text:p>0.01991048</text:p>
          </table:table-cell>
          <table:table-cell office:value-type="float" office:value="0.01723444" calcext:value-type="float">
            <text:p>0.01723444</text:p>
          </table:table-cell>
          <table:table-cell office:value-type="float" office:value="0.005746376" calcext:value-type="float">
            <text:p>0.005746376</text:p>
          </table:table-cell>
          <table:table-cell office:value-type="float" office:value="0.006750703" calcext:value-type="float">
            <text:p>0.006750703</text:p>
          </table:table-cell>
          <table:table-cell office:value-type="float" office:value="0" calcext:value-type="float">
            <text:p>0</text:p>
          </table:table-cell>
          <table:table-cell office:value-type="float" office:value="64.44003" calcext:value-type="float">
            <text:p>64.44003</text:p>
          </table:table-cell>
          <table:table-cell office:value-type="float" office:value="22.47993" calcext:value-type="float">
            <text:p>22.47993</text:p>
          </table:table-cell>
          <table:table-cell office:value-type="float" office:value="10.42" calcext:value-type="float">
            <text:p>10.42</text:p>
          </table:table-cell>
          <table:table-cell office:value-type="float" office:value="4.928827" calcext:value-type="float">
            <text:p>4.928827</text:p>
          </table:table-cell>
          <table:table-cell office:value-type="float" office:value="3.013341" calcext:value-type="float">
            <text:p>3.013341</text:p>
          </table:table-cell>
          <table:table-cell office:value-type="float" office:value="0.9179898" calcext:value-type="float">
            <text:p>0.9179898</text:p>
          </table:table-cell>
          <table:table-cell office:value-type="float" office:value="0.4863819" calcext:value-type="float">
            <text:p>0.4863819</text:p>
          </table:table-cell>
          <table:table-cell office:value-type="float" office:value="0.4381885" calcext:value-type="float">
            <text:p>0.4381885</text:p>
          </table:table-cell>
          <table:table-cell office:value-type="float" office:value="0.3350234" calcext:value-type="float">
            <text:p>0.3350234</text:p>
          </table:table-cell>
          <table:table-cell office:value-type="float" office:value="0.2452747" calcext:value-type="float">
            <text:p>0.2452747</text:p>
          </table:table-cell>
          <table:table-cell office:value-type="float" office:value="0.100102" calcext:value-type="float">
            <text:p>0.100102</text:p>
          </table:table-cell>
          <table:table-cell office:value-type="float" office:value="0.1117478" calcext:value-type="float">
            <text:p>0.1117478</text:p>
          </table:table-cell>
          <table:table-cell office:value-type="float" office:value="0.35362" calcext:value-type="float">
            <text:p>0.35362</text:p>
          </table:table-cell>
          <table:table-cell office:value-type="float" office:value="0.3448479" calcext:value-type="float">
            <text:p>0.3448479</text:p>
          </table:table-cell>
          <table:table-cell office:value-type="float" office:value="0" calcext:value-type="float">
            <text:p>0</text:p>
          </table:table-cell>
          <table:table-cell office:value-type="float" office:value="453.8894" calcext:value-type="float">
            <text:p>453.889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49819" calcext:value-type="float">
            <text:p>19.49819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36.80058" calcext:value-type="float">
            <text:p>36.80058</text:p>
          </table:table-cell>
          <table:table-cell office:value-type="float" office:value="1098.211" calcext:value-type="float">
            <text:p>1098.21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53866" calcext:value-type="float">
            <text:p>0.1853866</text:p>
          </table:table-cell>
          <table:table-cell office:value-type="float" office:value="3.743679" calcext:value-type="float">
            <text:p>3.74367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5937" calcext:value-type="float">
            <text:p>-0.2785937</text:p>
          </table:table-cell>
          <table:table-cell office:value-type="float" office:value="0.003002581" calcext:value-type="float">
            <text:p>0.00300258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89483" calcext:value-type="float">
            <text:p>20.89483</text:p>
          </table:table-cell>
          <table:table-cell office:value-type="float" office:value="0.2213243" calcext:value-type="float">
            <text:p>0.2213243</text:p>
          </table:table-cell>
          <table:table-cell office:value-type="float" office:value="0.1796954" calcext:value-type="float">
            <text:p>0.1796954</text:p>
          </table:table-cell>
          <table:table-cell office:value-type="float" office:value="0.1666705" calcext:value-type="float">
            <text:p>0.1666705</text:p>
          </table:table-cell>
          <table:table-cell office:value-type="float" office:value="0.1006645" calcext:value-type="float">
            <text:p>0.1006645</text:p>
          </table:table-cell>
          <table:table-cell office:value-type="float" office:value="0.0990216" calcext:value-type="float">
            <text:p>0.0990216</text:p>
          </table:table-cell>
          <table:table-cell office:value-type="float" office:value="0.04157822" calcext:value-type="float">
            <text:p>0.04157822</text:p>
          </table:table-cell>
          <table:table-cell office:value-type="float" office:value="0.0293431" calcext:value-type="float">
            <text:p>0.0293431</text:p>
          </table:table-cell>
          <table:table-cell office:value-type="float" office:value="0.03900021" calcext:value-type="float">
            <text:p>0.03900021</text:p>
          </table:table-cell>
          <table:table-cell office:value-type="float" office:value="0.02831757" calcext:value-type="float">
            <text:p>0.02831757</text:p>
          </table:table-cell>
          <table:table-cell office:value-type="float" office:value="0.02241832" calcext:value-type="float">
            <text:p>0.02241832</text:p>
          </table:table-cell>
          <table:table-cell office:value-type="float" office:value="0.0199126" calcext:value-type="float">
            <text:p>0.0199126</text:p>
          </table:table-cell>
          <table:table-cell office:value-type="float" office:value="0.01725019" calcext:value-type="float">
            <text:p>0.01725019</text:p>
          </table:table-cell>
          <table:table-cell office:value-type="float" office:value="0.005745594" calcext:value-type="float">
            <text:p>0.005745594</text:p>
          </table:table-cell>
          <table:table-cell office:value-type="float" office:value="0.006750803" calcext:value-type="float">
            <text:p>0.006750803</text:p>
          </table:table-cell>
          <table:table-cell office:value-type="float" office:value="0" calcext:value-type="float">
            <text:p>0</text:p>
          </table:table-cell>
          <table:table-cell office:value-type="float" office:value="67.915" calcext:value-type="float">
            <text:p>67.915</text:p>
          </table:table-cell>
          <table:table-cell office:value-type="float" office:value="22.69779" calcext:value-type="float">
            <text:p>22.69779</text:p>
          </table:table-cell>
          <table:table-cell office:value-type="float" office:value="10.55074" calcext:value-type="float">
            <text:p>10.55074</text:p>
          </table:table-cell>
          <table:table-cell office:value-type="float" office:value="4.939492" calcext:value-type="float">
            <text:p>4.939492</text:p>
          </table:table-cell>
          <table:table-cell office:value-type="float" office:value="2.999097" calcext:value-type="float">
            <text:p>2.999097</text:p>
          </table:table-cell>
          <table:table-cell office:value-type="float" office:value="0.9205046" calcext:value-type="float">
            <text:p>0.9205046</text:p>
          </table:table-cell>
          <table:table-cell office:value-type="float" office:value="0.4898696" calcext:value-type="float">
            <text:p>0.4898696</text:p>
          </table:table-cell>
          <table:table-cell office:value-type="float" office:value="0.440797" calcext:value-type="float">
            <text:p>0.440797</text:p>
          </table:table-cell>
          <table:table-cell office:value-type="float" office:value="0.3375705" calcext:value-type="float">
            <text:p>0.3375705</text:p>
          </table:table-cell>
          <table:table-cell office:value-type="float" office:value="0.2469723" calcext:value-type="float">
            <text:p>0.2469723</text:p>
          </table:table-cell>
          <table:table-cell office:value-type="float" office:value="0.1009552" calcext:value-type="float">
            <text:p>0.1009552</text:p>
          </table:table-cell>
          <table:table-cell office:value-type="float" office:value="0.1122125" calcext:value-type="float">
            <text:p>0.1122125</text:p>
          </table:table-cell>
          <table:table-cell office:value-type="float" office:value="0.3537156" calcext:value-type="float">
            <text:p>0.3537156</text:p>
          </table:table-cell>
          <table:table-cell office:value-type="float" office:value="0.3448997" calcext:value-type="float">
            <text:p>0.3448997</text:p>
          </table:table-cell>
          <table:table-cell office:value-type="float" office:value="0" calcext:value-type="float">
            <text:p>0</text:p>
          </table:table-cell>
          <table:table-cell office:value-type="float" office:value="457.4814" calcext:value-type="float">
            <text:p>457.481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51447" calcext:value-type="float">
            <text:p>19.51447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36.77003" calcext:value-type="float">
            <text:p>36.77003</text:p>
          </table:table-cell>
          <table:table-cell office:value-type="float" office:value="1098.217" calcext:value-type="float">
            <text:p>1098.21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73421" calcext:value-type="float">
            <text:p>0.1873421</text:p>
          </table:table-cell>
          <table:table-cell office:value-type="float" office:value="3.763424" calcext:value-type="float">
            <text:p>3.76342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7099" calcext:value-type="float">
            <text:p>-0.2787099</text:p>
          </table:table-cell>
          <table:table-cell office:value-type="float" office:value="0.003023806" calcext:value-type="float">
            <text:p>0.00302380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1233" calcext:value-type="float">
            <text:p>20.91233</text:p>
          </table:table-cell>
          <table:table-cell office:value-type="float" office:value="0.2156922" calcext:value-type="float">
            <text:p>0.2156922</text:p>
          </table:table-cell>
          <table:table-cell office:value-type="float" office:value="0.1791555" calcext:value-type="float">
            <text:p>0.1791555</text:p>
          </table:table-cell>
          <table:table-cell office:value-type="float" office:value="0.1694914" calcext:value-type="float">
            <text:p>0.1694914</text:p>
          </table:table-cell>
          <table:table-cell office:value-type="float" office:value="0.1015735" calcext:value-type="float">
            <text:p>0.1015735</text:p>
          </table:table-cell>
          <table:table-cell office:value-type="float" office:value="0.09972319" calcext:value-type="float">
            <text:p>0.09972319</text:p>
          </table:table-cell>
          <table:table-cell office:value-type="float" office:value="0.04180187" calcext:value-type="float">
            <text:p>0.04180187</text:p>
          </table:table-cell>
          <table:table-cell office:value-type="float" office:value="0.0294718" calcext:value-type="float">
            <text:p>0.0294718</text:p>
          </table:table-cell>
          <table:table-cell office:value-type="float" office:value="0.03910528" calcext:value-type="float">
            <text:p>0.03910528</text:p>
          </table:table-cell>
          <table:table-cell office:value-type="float" office:value="0.02835082" calcext:value-type="float">
            <text:p>0.02835082</text:p>
          </table:table-cell>
          <table:table-cell office:value-type="float" office:value="0.02242555" calcext:value-type="float">
            <text:p>0.02242555</text:p>
          </table:table-cell>
          <table:table-cell office:value-type="float" office:value="0.0199151" calcext:value-type="float">
            <text:p>0.0199151</text:p>
          </table:table-cell>
          <table:table-cell office:value-type="float" office:value="0.0172659" calcext:value-type="float">
            <text:p>0.0172659</text:p>
          </table:table-cell>
          <table:table-cell office:value-type="float" office:value="0.00574463" calcext:value-type="float">
            <text:p>0.00574463</text:p>
          </table:table-cell>
          <table:table-cell office:value-type="float" office:value="0.006750912" calcext:value-type="float">
            <text:p>0.006750912</text:p>
          </table:table-cell>
          <table:table-cell office:value-type="float" office:value="0" calcext:value-type="float">
            <text:p>0</text:p>
          </table:table-cell>
          <table:table-cell office:value-type="float" office:value="65.05542" calcext:value-type="float">
            <text:p>65.05542</text:p>
          </table:table-cell>
          <table:table-cell office:value-type="float" office:value="22.69991" calcext:value-type="float">
            <text:p>22.69991</text:p>
          </table:table-cell>
          <table:table-cell office:value-type="float" office:value="10.63712" calcext:value-type="float">
            <text:p>10.63712</text:p>
          </table:table-cell>
          <table:table-cell office:value-type="float" office:value="4.944599" calcext:value-type="float">
            <text:p>4.944599</text:p>
          </table:table-cell>
          <table:table-cell office:value-type="float" office:value="2.990297" calcext:value-type="float">
            <text:p>2.990297</text:p>
          </table:table-cell>
          <table:table-cell office:value-type="float" office:value="0.9228356" calcext:value-type="float">
            <text:p>0.9228356</text:p>
          </table:table-cell>
          <table:table-cell office:value-type="float" office:value="0.493061" calcext:value-type="float">
            <text:p>0.493061</text:p>
          </table:table-cell>
          <table:table-cell office:value-type="float" office:value="0.443256" calcext:value-type="float">
            <text:p>0.443256</text:p>
          </table:table-cell>
          <table:table-cell office:value-type="float" office:value="0.3400202" calcext:value-type="float">
            <text:p>0.3400202</text:p>
          </table:table-cell>
          <table:table-cell office:value-type="float" office:value="0.2486236" calcext:value-type="float">
            <text:p>0.2486236</text:p>
          </table:table-cell>
          <table:table-cell office:value-type="float" office:value="0.1017903" calcext:value-type="float">
            <text:p>0.1017903</text:p>
          </table:table-cell>
          <table:table-cell office:value-type="float" office:value="0.1126732" calcext:value-type="float">
            <text:p>0.1126732</text:p>
          </table:table-cell>
          <table:table-cell office:value-type="float" office:value="0.3538074" calcext:value-type="float">
            <text:p>0.3538074</text:p>
          </table:table-cell>
          <table:table-cell office:value-type="float" office:value="0.3449504" calcext:value-type="float">
            <text:p>0.3449504</text:p>
          </table:table-cell>
          <table:table-cell office:value-type="float" office:value="0" calcext:value-type="float">
            <text:p>0</text:p>
          </table:table-cell>
          <table:table-cell office:value-type="float" office:value="469.6783" calcext:value-type="float">
            <text:p>469.678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53575" calcext:value-type="float">
            <text:p>19.53575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36.74567" calcext:value-type="float">
            <text:p>36.74567</text:p>
          </table:table-cell>
          <table:table-cell office:value-type="float" office:value="1098.219" calcext:value-type="float">
            <text:p>1098.21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88568" calcext:value-type="float">
            <text:p>0.1888568</text:p>
          </table:table-cell>
          <table:table-cell office:value-type="float" office:value="3.780904" calcext:value-type="float">
            <text:p>3.78090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7755" calcext:value-type="float">
            <text:p>-0.2787755</text:p>
          </table:table-cell>
          <table:table-cell office:value-type="float" office:value="0.003045659" calcext:value-type="float">
            <text:p>0.003045659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1549" calcext:value-type="float">
            <text:p>20.91549</text:p>
          </table:table-cell>
          <table:table-cell office:value-type="float" office:value="0.2205929" calcext:value-type="float">
            <text:p>0.2205929</text:p>
          </table:table-cell>
          <table:table-cell office:value-type="float" office:value="0.179723" calcext:value-type="float">
            <text:p>0.179723</text:p>
          </table:table-cell>
          <table:table-cell office:value-type="float" office:value="0.1718324" calcext:value-type="float">
            <text:p>0.1718324</text:p>
          </table:table-cell>
          <table:table-cell office:value-type="float" office:value="0.1026246" calcext:value-type="float">
            <text:p>0.1026246</text:p>
          </table:table-cell>
          <table:table-cell office:value-type="float" office:value="0.1003141" calcext:value-type="float">
            <text:p>0.1003141</text:p>
          </table:table-cell>
          <table:table-cell office:value-type="float" office:value="0.04200063" calcext:value-type="float">
            <text:p>0.04200063</text:p>
          </table:table-cell>
          <table:table-cell office:value-type="float" office:value="0.02957202" calcext:value-type="float">
            <text:p>0.02957202</text:p>
          </table:table-cell>
          <table:table-cell office:value-type="float" office:value="0.03920748" calcext:value-type="float">
            <text:p>0.03920748</text:p>
          </table:table-cell>
          <table:table-cell office:value-type="float" office:value="0.02838724" calcext:value-type="float">
            <text:p>0.02838724</text:p>
          </table:table-cell>
          <table:table-cell office:value-type="float" office:value="0.02243419" calcext:value-type="float">
            <text:p>0.02243419</text:p>
          </table:table-cell>
          <table:table-cell office:value-type="float" office:value="0.01991802" calcext:value-type="float">
            <text:p>0.01991802</text:p>
          </table:table-cell>
          <table:table-cell office:value-type="float" office:value="0.01728152" calcext:value-type="float">
            <text:p>0.01728152</text:p>
          </table:table-cell>
          <table:table-cell office:value-type="float" office:value="0.005742888" calcext:value-type="float">
            <text:p>0.005742888</text:p>
          </table:table-cell>
          <table:table-cell office:value-type="float" office:value="0.006748232" calcext:value-type="float">
            <text:p>0.006748232</text:p>
          </table:table-cell>
          <table:table-cell office:value-type="float" office:value="0" calcext:value-type="float">
            <text:p>0</text:p>
          </table:table-cell>
          <table:table-cell office:value-type="float" office:value="65.29687" calcext:value-type="float">
            <text:p>65.29687</text:p>
          </table:table-cell>
          <table:table-cell office:value-type="float" office:value="22.76124" calcext:value-type="float">
            <text:p>22.76124</text:p>
          </table:table-cell>
          <table:table-cell office:value-type="float" office:value="10.60247" calcext:value-type="float">
            <text:p>10.60247</text:p>
          </table:table-cell>
          <table:table-cell office:value-type="float" office:value="4.992037" calcext:value-type="float">
            <text:p>4.992037</text:p>
          </table:table-cell>
          <table:table-cell office:value-type="float" office:value="2.988104" calcext:value-type="float">
            <text:p>2.988104</text:p>
          </table:table-cell>
          <table:table-cell office:value-type="float" office:value="0.9254879" calcext:value-type="float">
            <text:p>0.9254879</text:p>
          </table:table-cell>
          <table:table-cell office:value-type="float" office:value="0.4959355" calcext:value-type="float">
            <text:p>0.4959355</text:p>
          </table:table-cell>
          <table:table-cell office:value-type="float" office:value="0.4456045" calcext:value-type="float">
            <text:p>0.4456045</text:p>
          </table:table-cell>
          <table:table-cell office:value-type="float" office:value="0.3424301" calcext:value-type="float">
            <text:p>0.3424301</text:p>
          </table:table-cell>
          <table:table-cell office:value-type="float" office:value="0.2502362" calcext:value-type="float">
            <text:p>0.2502362</text:p>
          </table:table-cell>
          <table:table-cell office:value-type="float" office:value="0.1026074" calcext:value-type="float">
            <text:p>0.1026074</text:p>
          </table:table-cell>
          <table:table-cell office:value-type="float" office:value="0.1131283" calcext:value-type="float">
            <text:p>0.1131283</text:p>
          </table:table-cell>
          <table:table-cell office:value-type="float" office:value="0.3537108" calcext:value-type="float">
            <text:p>0.3537108</text:p>
          </table:table-cell>
          <table:table-cell office:value-type="float" office:value="0.3450092" calcext:value-type="float">
            <text:p>0.3450092</text:p>
          </table:table-cell>
          <table:table-cell office:value-type="float" office:value="0" calcext:value-type="float">
            <text:p>0</text:p>
          </table:table-cell>
          <table:table-cell office:value-type="float" office:value="477.5463" calcext:value-type="float">
            <text:p>477.546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55425" calcext:value-type="float">
            <text:p>19.55425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36.7184" calcext:value-type="float">
            <text:p>36.7184</text:p>
          </table:table-cell>
          <table:table-cell office:value-type="float" office:value="1098.224" calcext:value-type="float">
            <text:p>1098.22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06994" calcext:value-type="float">
            <text:p>0.1906994</text:p>
          </table:table-cell>
          <table:table-cell office:value-type="float" office:value="3.799327" calcext:value-type="float">
            <text:p>3.79932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863" calcext:value-type="float">
            <text:p>-0.278863</text:p>
          </table:table-cell>
          <table:table-cell office:value-type="float" office:value="0.00306848" calcext:value-type="float">
            <text:p>0.0030684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2312" calcext:value-type="float">
            <text:p>20.92312</text:p>
          </table:table-cell>
          <table:table-cell office:value-type="float" office:value="0.2154381" calcext:value-type="float">
            <text:p>0.2154381</text:p>
          </table:table-cell>
          <table:table-cell office:value-type="float" office:value="0.1807161" calcext:value-type="float">
            <text:p>0.1807161</text:p>
          </table:table-cell>
          <table:table-cell office:value-type="float" office:value="0.1738277" calcext:value-type="float">
            <text:p>0.1738277</text:p>
          </table:table-cell>
          <table:table-cell office:value-type="float" office:value="0.1035545" calcext:value-type="float">
            <text:p>0.1035545</text:p>
          </table:table-cell>
          <table:table-cell office:value-type="float" office:value="0.1009888" calcext:value-type="float">
            <text:p>0.1009888</text:p>
          </table:table-cell>
          <table:table-cell office:value-type="float" office:value="0.04220344" calcext:value-type="float">
            <text:p>0.04220344</text:p>
          </table:table-cell>
          <table:table-cell office:value-type="float" office:value="0.02966119" calcext:value-type="float">
            <text:p>0.02966119</text:p>
          </table:table-cell>
          <table:table-cell office:value-type="float" office:value="0.03930768" calcext:value-type="float">
            <text:p>0.03930768</text:p>
          </table:table-cell>
          <table:table-cell office:value-type="float" office:value="0.02842469" calcext:value-type="float">
            <text:p>0.02842469</text:p>
          </table:table-cell>
          <table:table-cell office:value-type="float" office:value="0.02244393" calcext:value-type="float">
            <text:p>0.02244393</text:p>
          </table:table-cell>
          <table:table-cell office:value-type="float" office:value="0.01992136" calcext:value-type="float">
            <text:p>0.01992136</text:p>
          </table:table-cell>
          <table:table-cell office:value-type="float" office:value="0.01729692" calcext:value-type="float">
            <text:p>0.01729692</text:p>
          </table:table-cell>
          <table:table-cell office:value-type="float" office:value="0.005741465" calcext:value-type="float">
            <text:p>0.005741465</text:p>
          </table:table-cell>
          <table:table-cell office:value-type="float" office:value="0.006746832" calcext:value-type="float">
            <text:p>0.006746832</text:p>
          </table:table-cell>
          <table:table-cell office:value-type="float" office:value="0" calcext:value-type="float">
            <text:p>0</text:p>
          </table:table-cell>
          <table:table-cell office:value-type="float" office:value="65.07149" calcext:value-type="float">
            <text:p>65.07149</text:p>
          </table:table-cell>
          <table:table-cell office:value-type="float" office:value="22.90606" calcext:value-type="float">
            <text:p>22.90606</text:p>
          </table:table-cell>
          <table:table-cell office:value-type="float" office:value="10.62889" calcext:value-type="float">
            <text:p>10.62889</text:p>
          </table:table-cell>
          <table:table-cell office:value-type="float" office:value="5.032605" calcext:value-type="float">
            <text:p>5.032605</text:p>
          </table:table-cell>
          <table:table-cell office:value-type="float" office:value="2.999238" calcext:value-type="float">
            <text:p>2.999238</text:p>
          </table:table-cell>
          <table:table-cell office:value-type="float" office:value="0.9288878" calcext:value-type="float">
            <text:p>0.9288878</text:p>
          </table:table-cell>
          <table:table-cell office:value-type="float" office:value="0.4988822" calcext:value-type="float">
            <text:p>0.4988822</text:p>
          </table:table-cell>
          <table:table-cell office:value-type="float" office:value="0.4478583" calcext:value-type="float">
            <text:p>0.4478583</text:p>
          </table:table-cell>
          <table:table-cell office:value-type="float" office:value="0.3447514" calcext:value-type="float">
            <text:p>0.3447514</text:p>
          </table:table-cell>
          <table:table-cell office:value-type="float" office:value="0.2518072" calcext:value-type="float">
            <text:p>0.2518072</text:p>
          </table:table-cell>
          <table:table-cell office:value-type="float" office:value="0.1034059" calcext:value-type="float">
            <text:p>0.1034059</text:p>
          </table:table-cell>
          <table:table-cell office:value-type="float" office:value="0.1135755" calcext:value-type="float">
            <text:p>0.1135755</text:p>
          </table:table-cell>
          <table:table-cell office:value-type="float" office:value="0.3536926" calcext:value-type="float">
            <text:p>0.3536926</text:p>
          </table:table-cell>
          <table:table-cell office:value-type="float" office:value="0.345067" calcext:value-type="float">
            <text:p>0.345067</text:p>
          </table:table-cell>
          <table:table-cell office:value-type="float" office:value="0" calcext:value-type="float">
            <text:p>0</text:p>
          </table:table-cell>
          <table:table-cell office:value-type="float" office:value="488.4441" calcext:value-type="float">
            <text:p>488.444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57403" calcext:value-type="float">
            <text:p>19.57403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36.69313" calcext:value-type="float">
            <text:p>36.69313</text:p>
          </table:table-cell>
          <table:table-cell office:value-type="float" office:value="1098.227" calcext:value-type="float">
            <text:p>1098.22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24769" calcext:value-type="float">
            <text:p>0.1924769</text:p>
          </table:table-cell>
          <table:table-cell office:value-type="float" office:value="3.817208" calcext:value-type="float">
            <text:p>3.81720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9245" calcext:value-type="float">
            <text:p>-0.2789245</text:p>
          </table:table-cell>
          <table:table-cell office:value-type="float" office:value="0.00309104" calcext:value-type="float">
            <text:p>0.0030910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2034" calcext:value-type="float">
            <text:p>20.92034</text:p>
          </table:table-cell>
          <table:table-cell office:value-type="float" office:value="0.2236859" calcext:value-type="float">
            <text:p>0.2236859</text:p>
          </table:table-cell>
          <table:table-cell office:value-type="float" office:value="0.1808293" calcext:value-type="float">
            <text:p>0.1808293</text:p>
          </table:table-cell>
          <table:table-cell office:value-type="float" office:value="0.1749751" calcext:value-type="float">
            <text:p>0.1749751</text:p>
          </table:table-cell>
          <table:table-cell office:value-type="float" office:value="0.104307" calcext:value-type="float">
            <text:p>0.104307</text:p>
          </table:table-cell>
          <table:table-cell office:value-type="float" office:value="0.1015306" calcext:value-type="float">
            <text:p>0.1015306</text:p>
          </table:table-cell>
          <table:table-cell office:value-type="float" office:value="0.04238748" calcext:value-type="float">
            <text:p>0.04238748</text:p>
          </table:table-cell>
          <table:table-cell office:value-type="float" office:value="0.02973459" calcext:value-type="float">
            <text:p>0.02973459</text:p>
          </table:table-cell>
          <table:table-cell office:value-type="float" office:value="0.03940527" calcext:value-type="float">
            <text:p>0.03940527</text:p>
          </table:table-cell>
          <table:table-cell office:value-type="float" office:value="0.02846258" calcext:value-type="float">
            <text:p>0.02846258</text:p>
          </table:table-cell>
          <table:table-cell office:value-type="float" office:value="0.0224546" calcext:value-type="float">
            <text:p>0.0224546</text:p>
          </table:table-cell>
          <table:table-cell office:value-type="float" office:value="0.0199251" calcext:value-type="float">
            <text:p>0.0199251</text:p>
          </table:table-cell>
          <table:table-cell office:value-type="float" office:value="0.01731223" calcext:value-type="float">
            <text:p>0.01731223</text:p>
          </table:table-cell>
          <table:table-cell office:value-type="float" office:value="0.005739839" calcext:value-type="float">
            <text:p>0.005739839</text:p>
          </table:table-cell>
          <table:table-cell office:value-type="float" office:value="0.006745123" calcext:value-type="float">
            <text:p>0.006745123</text:p>
          </table:table-cell>
          <table:table-cell office:value-type="float" office:value="0" calcext:value-type="float">
            <text:p>0</text:p>
          </table:table-cell>
          <table:table-cell office:value-type="float" office:value="67.09247" calcext:value-type="float">
            <text:p>67.09247</text:p>
          </table:table-cell>
          <table:table-cell office:value-type="float" office:value="23.02413" calcext:value-type="float">
            <text:p>23.02413</text:p>
          </table:table-cell>
          <table:table-cell office:value-type="float" office:value="10.64517" calcext:value-type="float">
            <text:p>10.64517</text:p>
          </table:table-cell>
          <table:table-cell office:value-type="float" office:value="5.083908" calcext:value-type="float">
            <text:p>5.083908</text:p>
          </table:table-cell>
          <table:table-cell office:value-type="float" office:value="3.021176" calcext:value-type="float">
            <text:p>3.021176</text:p>
          </table:table-cell>
          <table:table-cell office:value-type="float" office:value="0.9332455" calcext:value-type="float">
            <text:p>0.9332455</text:p>
          </table:table-cell>
          <table:table-cell office:value-type="float" office:value="0.5019811" calcext:value-type="float">
            <text:p>0.5019811</text:p>
          </table:table-cell>
          <table:table-cell office:value-type="float" office:value="0.4500556" calcext:value-type="float">
            <text:p>0.4500556</text:p>
          </table:table-cell>
          <table:table-cell office:value-type="float" office:value="0.3469939" calcext:value-type="float">
            <text:p>0.3469939</text:p>
          </table:table-cell>
          <table:table-cell office:value-type="float" office:value="0.2533388" calcext:value-type="float">
            <text:p>0.2533388</text:p>
          </table:table-cell>
          <table:table-cell office:value-type="float" office:value="0.1041859" calcext:value-type="float">
            <text:p>0.1041859</text:p>
          </table:table-cell>
          <table:table-cell office:value-type="float" office:value="0.1140164" calcext:value-type="float">
            <text:p>0.1140164</text:p>
          </table:table-cell>
          <table:table-cell office:value-type="float" office:value="0.3536626" calcext:value-type="float">
            <text:p>0.3536626</text:p>
          </table:table-cell>
          <table:table-cell office:value-type="float" office:value="0.3451096" calcext:value-type="float">
            <text:p>0.3451096</text:p>
          </table:table-cell>
          <table:table-cell office:value-type="float" office:value="0" calcext:value-type="float">
            <text:p>0</text:p>
          </table:table-cell>
          <table:table-cell office:value-type="float" office:value="498.104" calcext:value-type="float">
            <text:p>498.10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59319" calcext:value-type="float">
            <text:p>19.59319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36.66791" calcext:value-type="float">
            <text:p>36.66791</text:p>
          </table:table-cell>
          <table:table-cell office:value-type="float" office:value="1098.231" calcext:value-type="float">
            <text:p>1098.23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4318" calcext:value-type="float">
            <text:p>0.194318</text:p>
          </table:table-cell>
          <table:table-cell office:value-type="float" office:value="3.835457" calcext:value-type="float">
            <text:p>3.83545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89724" calcext:value-type="float">
            <text:p>-0.2789724</text:p>
          </table:table-cell>
          <table:table-cell office:value-type="float" office:value="0.003110724" calcext:value-type="float">
            <text:p>0.00311072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1006" calcext:value-type="float">
            <text:p>20.91006</text:p>
          </table:table-cell>
          <table:table-cell office:value-type="float" office:value="0.2523258" calcext:value-type="float">
            <text:p>0.2523258</text:p>
          </table:table-cell>
          <table:table-cell office:value-type="float" office:value="0.1810668" calcext:value-type="float">
            <text:p>0.1810668</text:p>
          </table:table-cell>
          <table:table-cell office:value-type="float" office:value="0.1745221" calcext:value-type="float">
            <text:p>0.1745221</text:p>
          </table:table-cell>
          <table:table-cell office:value-type="float" office:value="0.104534" calcext:value-type="float">
            <text:p>0.104534</text:p>
          </table:table-cell>
          <table:table-cell office:value-type="float" office:value="0.101702" calcext:value-type="float">
            <text:p>0.101702</text:p>
          </table:table-cell>
          <table:table-cell office:value-type="float" office:value="0.04252563" calcext:value-type="float">
            <text:p>0.04252563</text:p>
          </table:table-cell>
          <table:table-cell office:value-type="float" office:value="0.02979254" calcext:value-type="float">
            <text:p>0.02979254</text:p>
          </table:table-cell>
          <table:table-cell office:value-type="float" office:value="0.03949746" calcext:value-type="float">
            <text:p>0.03949746</text:p>
          </table:table-cell>
          <table:table-cell office:value-type="float" office:value="0.02850016" calcext:value-type="float">
            <text:p>0.02850016</text:p>
          </table:table-cell>
          <table:table-cell office:value-type="float" office:value="0.02246599" calcext:value-type="float">
            <text:p>0.02246599</text:p>
          </table:table-cell>
          <table:table-cell office:value-type="float" office:value="0.0199292" calcext:value-type="float">
            <text:p>0.0199292</text:p>
          </table:table-cell>
          <table:table-cell office:value-type="float" office:value="0.01732758" calcext:value-type="float">
            <text:p>0.01732758</text:p>
          </table:table-cell>
          <table:table-cell office:value-type="float" office:value="0.005738018" calcext:value-type="float">
            <text:p>0.005738018</text:p>
          </table:table-cell>
          <table:table-cell office:value-type="float" office:value="0.006742966" calcext:value-type="float">
            <text:p>0.006742966</text:p>
          </table:table-cell>
          <table:table-cell office:value-type="float" office:value="0" calcext:value-type="float">
            <text:p>0</text:p>
          </table:table-cell>
          <table:table-cell office:value-type="float" office:value="69.52961" calcext:value-type="float">
            <text:p>69.52961</text:p>
          </table:table-cell>
          <table:table-cell office:value-type="float" office:value="23.27844" calcext:value-type="float">
            <text:p>23.27844</text:p>
          </table:table-cell>
          <table:table-cell office:value-type="float" office:value="10.6437" calcext:value-type="float">
            <text:p>10.6437</text:p>
          </table:table-cell>
          <table:table-cell office:value-type="float" office:value="5.113752" calcext:value-type="float">
            <text:p>5.113752</text:p>
          </table:table-cell>
          <table:table-cell office:value-type="float" office:value="3.045327" calcext:value-type="float">
            <text:p>3.045327</text:p>
          </table:table-cell>
          <table:table-cell office:value-type="float" office:value="0.9383809" calcext:value-type="float">
            <text:p>0.9383809</text:p>
          </table:table-cell>
          <table:table-cell office:value-type="float" office:value="0.505338" calcext:value-type="float">
            <text:p>0.505338</text:p>
          </table:table-cell>
          <table:table-cell office:value-type="float" office:value="0.4522668" calcext:value-type="float">
            <text:p>0.4522668</text:p>
          </table:table-cell>
          <table:table-cell office:value-type="float" office:value="0.3491696" calcext:value-type="float">
            <text:p>0.3491696</text:p>
          </table:table-cell>
          <table:table-cell office:value-type="float" office:value="0.2548329" calcext:value-type="float">
            <text:p>0.2548329</text:p>
          </table:table-cell>
          <table:table-cell office:value-type="float" office:value="0.1049471" calcext:value-type="float">
            <text:p>0.1049471</text:p>
          </table:table-cell>
          <table:table-cell office:value-type="float" office:value="0.1144507" calcext:value-type="float">
            <text:p>0.1144507</text:p>
          </table:table-cell>
          <table:table-cell office:value-type="float" office:value="0.3536155" calcext:value-type="float">
            <text:p>0.3536155</text:p>
          </table:table-cell>
          <table:table-cell office:value-type="float" office:value="0.345136" calcext:value-type="float">
            <text:p>0.345136</text:p>
          </table:table-cell>
          <table:table-cell office:value-type="float" office:value="0" calcext:value-type="float">
            <text:p>0</text:p>
          </table:table-cell>
          <table:table-cell office:value-type="float" office:value="507.2716" calcext:value-type="float">
            <text:p>507.2716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61277" calcext:value-type="float">
            <text:p>19.61277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36.64075" calcext:value-type="float">
            <text:p>36.64075</text:p>
          </table:table-cell>
          <table:table-cell office:value-type="float" office:value="1098.239" calcext:value-type="float">
            <text:p>1098.23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43703" calcext:value-type="float">
            <text:p>0.1943703</text:p>
          </table:table-cell>
          <table:table-cell office:value-type="float" office:value="3.854397" calcext:value-type="float">
            <text:p>3.854397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0658" calcext:value-type="float">
            <text:p>-0.2790658</text:p>
          </table:table-cell>
          <table:table-cell office:value-type="float" office:value="0.003129236" calcext:value-type="float">
            <text:p>0.00312923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2711" calcext:value-type="float">
            <text:p>20.92711</text:p>
          </table:table-cell>
          <table:table-cell office:value-type="float" office:value="0.2358948" calcext:value-type="float">
            <text:p>0.2358948</text:p>
          </table:table-cell>
          <table:table-cell office:value-type="float" office:value="0.1789296" calcext:value-type="float">
            <text:p>0.1789296</text:p>
          </table:table-cell>
          <table:table-cell office:value-type="float" office:value="0.1720833" calcext:value-type="float">
            <text:p>0.1720833</text:p>
          </table:table-cell>
          <table:table-cell office:value-type="float" office:value="0.1042843" calcext:value-type="float">
            <text:p>0.1042843</text:p>
          </table:table-cell>
          <table:table-cell office:value-type="float" office:value="0.1014689" calcext:value-type="float">
            <text:p>0.1014689</text:p>
          </table:table-cell>
          <table:table-cell office:value-type="float" office:value="0.04261148" calcext:value-type="float">
            <text:p>0.04261148</text:p>
          </table:table-cell>
          <table:table-cell office:value-type="float" office:value="0.02983757" calcext:value-type="float">
            <text:p>0.02983757</text:p>
          </table:table-cell>
          <table:table-cell office:value-type="float" office:value="0.03958303" calcext:value-type="float">
            <text:p>0.03958303</text:p>
          </table:table-cell>
          <table:table-cell office:value-type="float" office:value="0.02853657" calcext:value-type="float">
            <text:p>0.02853657</text:p>
          </table:table-cell>
          <table:table-cell office:value-type="float" office:value="0.02247787" calcext:value-type="float">
            <text:p>0.02247787</text:p>
          </table:table-cell>
          <table:table-cell office:value-type="float" office:value="0.01993361" calcext:value-type="float">
            <text:p>0.01993361</text:p>
          </table:table-cell>
          <table:table-cell office:value-type="float" office:value="0.017343" calcext:value-type="float">
            <text:p>0.017343</text:p>
          </table:table-cell>
          <table:table-cell office:value-type="float" office:value="0.005736547" calcext:value-type="float">
            <text:p>0.005736547</text:p>
          </table:table-cell>
          <table:table-cell office:value-type="float" office:value="0.006742127" calcext:value-type="float">
            <text:p>0.006742127</text:p>
          </table:table-cell>
          <table:table-cell office:value-type="float" office:value="0" calcext:value-type="float">
            <text:p>0</text:p>
          </table:table-cell>
          <table:table-cell office:value-type="float" office:value="68.17466" calcext:value-type="float">
            <text:p>68.17466</text:p>
          </table:table-cell>
          <table:table-cell office:value-type="float" office:value="23.47732" calcext:value-type="float">
            <text:p>23.47732</text:p>
          </table:table-cell>
          <table:table-cell office:value-type="float" office:value="10.65086" calcext:value-type="float">
            <text:p>10.65086</text:p>
          </table:table-cell>
          <table:table-cell office:value-type="float" office:value="5.131629" calcext:value-type="float">
            <text:p>5.131629</text:p>
          </table:table-cell>
          <table:table-cell office:value-type="float" office:value="3.063663" calcext:value-type="float">
            <text:p>3.063663</text:p>
          </table:table-cell>
          <table:table-cell office:value-type="float" office:value="0.9434123" calcext:value-type="float">
            <text:p>0.9434123</text:p>
          </table:table-cell>
          <table:table-cell office:value-type="float" office:value="0.5088831" calcext:value-type="float">
            <text:p>0.5088831</text:p>
          </table:table-cell>
          <table:table-cell office:value-type="float" office:value="0.4545362" calcext:value-type="float">
            <text:p>0.454536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2562922" calcext:value-type="float">
            <text:p>0.2562922</text:p>
          </table:table-cell>
          <table:table-cell office:value-type="float" office:value="0.1056896" calcext:value-type="float">
            <text:p>0.1056896</text:p>
          </table:table-cell>
          <table:table-cell office:value-type="float" office:value="0.1148777" calcext:value-type="float">
            <text:p>0.1148777</text:p>
          </table:table-cell>
          <table:table-cell office:value-type="float" office:value="0.3536383" calcext:value-type="float">
            <text:p>0.3536383</text:p>
          </table:table-cell>
          <table:table-cell office:value-type="float" office:value="0.3451762" calcext:value-type="float">
            <text:p>0.3451762</text:p>
          </table:table-cell>
          <table:table-cell office:value-type="float" office:value="0" calcext:value-type="float">
            <text:p>0</text:p>
          </table:table-cell>
          <table:table-cell office:value-type="float" office:value="512.0355" calcext:value-type="float">
            <text:p>512.035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63129" calcext:value-type="float">
            <text:p>19.63129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36.60723" calcext:value-type="float">
            <text:p>36.60723</text:p>
          </table:table-cell>
          <table:table-cell office:value-type="float" office:value="1098.25" calcext:value-type="float">
            <text:p>1098.2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33551" calcext:value-type="float">
            <text:p>0.1933551</text:p>
          </table:table-cell>
          <table:table-cell office:value-type="float" office:value="3.876488" calcext:value-type="float">
            <text:p>3.87648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2295" calcext:value-type="float">
            <text:p>-0.2792295</text:p>
          </table:table-cell>
          <table:table-cell office:value-type="float" office:value="0.003147313" calcext:value-type="float">
            <text:p>0.00314731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0.97337" calcext:value-type="float">
            <text:p>20.97337</text:p>
          </table:table-cell>
          <table:table-cell office:value-type="float" office:value="0.2181684" calcext:value-type="float">
            <text:p>0.2181684</text:p>
          </table:table-cell>
          <table:table-cell office:value-type="float" office:value="0.1647876" calcext:value-type="float">
            <text:p>0.1647876</text:p>
          </table:table-cell>
          <table:table-cell office:value-type="float" office:value="0.1607082" calcext:value-type="float">
            <text:p>0.1607082</text:p>
          </table:table-cell>
          <table:table-cell office:value-type="float" office:value="0.1021186" calcext:value-type="float">
            <text:p>0.1021186</text:p>
          </table:table-cell>
          <table:table-cell office:value-type="float" office:value="0.09983236" calcext:value-type="float">
            <text:p>0.09983236</text:p>
          </table:table-cell>
          <table:table-cell office:value-type="float" office:value="0.04254043" calcext:value-type="float">
            <text:p>0.04254043</text:p>
          </table:table-cell>
          <table:table-cell office:value-type="float" office:value="0.02983483" calcext:value-type="float">
            <text:p>0.02983483</text:p>
          </table:table-cell>
          <table:table-cell office:value-type="float" office:value="0.03965531" calcext:value-type="float">
            <text:p>0.03965531</text:p>
          </table:table-cell>
          <table:table-cell office:value-type="float" office:value="0.02857082" calcext:value-type="float">
            <text:p>0.02857082</text:p>
          </table:table-cell>
          <table:table-cell office:value-type="float" office:value="0.02248994" calcext:value-type="float">
            <text:p>0.02248994</text:p>
          </table:table-cell>
          <table:table-cell office:value-type="float" office:value="0.01993832" calcext:value-type="float">
            <text:p>0.01993832</text:p>
          </table:table-cell>
          <table:table-cell office:value-type="float" office:value="0.01735855" calcext:value-type="float">
            <text:p>0.01735855</text:p>
          </table:table-cell>
          <table:table-cell office:value-type="float" office:value="0.005734818" calcext:value-type="float">
            <text:p>0.005734818</text:p>
          </table:table-cell>
          <table:table-cell office:value-type="float" office:value="0.00674039" calcext:value-type="float">
            <text:p>0.00674039</text:p>
          </table:table-cell>
          <table:table-cell office:value-type="float" office:value="0" calcext:value-type="float">
            <text:p>0</text:p>
          </table:table-cell>
          <table:table-cell office:value-type="float" office:value="65.99612" calcext:value-type="float">
            <text:p>65.99612</text:p>
          </table:table-cell>
          <table:table-cell office:value-type="float" office:value="23.70172" calcext:value-type="float">
            <text:p>23.70172</text:p>
          </table:table-cell>
          <table:table-cell office:value-type="float" office:value="10.671" calcext:value-type="float">
            <text:p>10.671</text:p>
          </table:table-cell>
          <table:table-cell office:value-type="float" office:value="5.143715" calcext:value-type="float">
            <text:p>5.143715</text:p>
          </table:table-cell>
          <table:table-cell office:value-type="float" office:value="3.080085" calcext:value-type="float">
            <text:p>3.080085</text:p>
          </table:table-cell>
          <table:table-cell office:value-type="float" office:value="0.9486163" calcext:value-type="float">
            <text:p>0.9486163</text:p>
          </table:table-cell>
          <table:table-cell office:value-type="float" office:value="0.5126803" calcext:value-type="float">
            <text:p>0.5126803</text:p>
          </table:table-cell>
          <table:table-cell office:value-type="float" office:value="0.4568272" calcext:value-type="float">
            <text:p>0.4568272</text:p>
          </table:table-cell>
          <table:table-cell office:value-type="float" office:value="0.3533957" calcext:value-type="float">
            <text:p>0.3533957</text:p>
          </table:table-cell>
          <table:table-cell office:value-type="float" office:value="0.25772" calcext:value-type="float">
            <text:p>0.25772</text:p>
          </table:table-cell>
          <table:table-cell office:value-type="float" office:value="0.1064136" calcext:value-type="float">
            <text:p>0.1064136</text:p>
          </table:table-cell>
          <table:table-cell office:value-type="float" office:value="0.1152982" calcext:value-type="float">
            <text:p>0.1152982</text:p>
          </table:table-cell>
          <table:table-cell office:value-type="float" office:value="0.3536001" calcext:value-type="float">
            <text:p>0.3536001</text:p>
          </table:table-cell>
          <table:table-cell office:value-type="float" office:value="0.3452178" calcext:value-type="float">
            <text:p>0.3452178</text:p>
          </table:table-cell>
          <table:table-cell office:value-type="float" office:value="0" calcext:value-type="float">
            <text:p>0</text:p>
          </table:table-cell>
          <table:table-cell office:value-type="float" office:value="518.6529" calcext:value-type="float">
            <text:p>518.652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652" calcext:value-type="float">
            <text:p>19.652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36.5696" calcext:value-type="float">
            <text:p>36.5696</text:p>
          </table:table-cell>
          <table:table-cell office:value-type="float" office:value="1098.263" calcext:value-type="float">
            <text:p>1098.26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20992" calcext:value-type="float">
            <text:p>0.1920992</text:p>
          </table:table-cell>
          <table:table-cell office:value-type="float" office:value="3.901631" calcext:value-type="float">
            <text:p>3.90163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4063" calcext:value-type="float">
            <text:p>-0.2794063</text:p>
          </table:table-cell>
          <table:table-cell office:value-type="float" office:value="0.003166077" calcext:value-type="float">
            <text:p>0.00316607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01924" calcext:value-type="float">
            <text:p>21.01924</text:p>
          </table:table-cell>
          <table:table-cell office:value-type="float" office:value="0.2039556" calcext:value-type="float">
            <text:p>0.2039556</text:p>
          </table:table-cell>
          <table:table-cell office:value-type="float" office:value="0.1541336" calcext:value-type="float">
            <text:p>0.1541336</text:p>
          </table:table-cell>
          <table:table-cell office:value-type="float" office:value="0.1516872" calcext:value-type="float">
            <text:p>0.1516872</text:p>
          </table:table-cell>
          <table:table-cell office:value-type="float" office:value="0.09959394" calcext:value-type="float">
            <text:p>0.09959394</text:p>
          </table:table-cell>
          <table:table-cell office:value-type="float" office:value="0.09770346" calcext:value-type="float">
            <text:p>0.09770346</text:p>
          </table:table-cell>
          <table:table-cell office:value-type="float" office:value="0.04230801" calcext:value-type="float">
            <text:p>0.04230801</text:p>
          </table:table-cell>
          <table:table-cell office:value-type="float" office:value="0.02975906" calcext:value-type="float">
            <text:p>0.02975906</text:p>
          </table:table-cell>
          <table:table-cell office:value-type="float" office:value="0.03969732" calcext:value-type="float">
            <text:p>0.03969732</text:p>
          </table:table-cell>
          <table:table-cell office:value-type="float" office:value="0.02859977" calcext:value-type="float">
            <text:p>0.02859977</text:p>
          </table:table-cell>
          <table:table-cell office:value-type="float" office:value="0.02250185" calcext:value-type="float">
            <text:p>0.02250185</text:p>
          </table:table-cell>
          <table:table-cell office:value-type="float" office:value="0.0199432" calcext:value-type="float">
            <text:p>0.0199432</text:p>
          </table:table-cell>
          <table:table-cell office:value-type="float" office:value="0.01737418" calcext:value-type="float">
            <text:p>0.01737418</text:p>
          </table:table-cell>
          <table:table-cell office:value-type="float" office:value="0.00573311" calcext:value-type="float">
            <text:p>0.00573311</text:p>
          </table:table-cell>
          <table:table-cell office:value-type="float" office:value="0.006738856" calcext:value-type="float">
            <text:p>0.006738856</text:p>
          </table:table-cell>
          <table:table-cell office:value-type="float" office:value="0" calcext:value-type="float">
            <text:p>0</text:p>
          </table:table-cell>
          <table:table-cell office:value-type="float" office:value="65.93265" calcext:value-type="float">
            <text:p>65.93265</text:p>
          </table:table-cell>
          <table:table-cell office:value-type="float" office:value="23.85896" calcext:value-type="float">
            <text:p>23.85896</text:p>
          </table:table-cell>
          <table:table-cell office:value-type="float" office:value="10.73034" calcext:value-type="float">
            <text:p>10.73034</text:p>
          </table:table-cell>
          <table:table-cell office:value-type="float" office:value="5.167028" calcext:value-type="float">
            <text:p>5.167028</text:p>
          </table:table-cell>
          <table:table-cell office:value-type="float" office:value="3.096294" calcext:value-type="float">
            <text:p>3.096294</text:p>
          </table:table-cell>
          <table:table-cell office:value-type="float" office:value="0.9543247" calcext:value-type="float">
            <text:p>0.9543247</text:p>
          </table:table-cell>
          <table:table-cell office:value-type="float" office:value="0.5171279" calcext:value-type="float">
            <text:p>0.5171279</text:p>
          </table:table-cell>
          <table:table-cell office:value-type="float" office:value="0.4592599" calcext:value-type="float">
            <text:p>0.4592599</text:p>
          </table:table-cell>
          <table:table-cell office:value-type="float" office:value="0.3554839" calcext:value-type="float">
            <text:p>0.3554839</text:p>
          </table:table-cell>
          <table:table-cell office:value-type="float" office:value="0.2591208" calcext:value-type="float">
            <text:p>0.2591208</text:p>
          </table:table-cell>
          <table:table-cell office:value-type="float" office:value="0.1071195" calcext:value-type="float">
            <text:p>0.1071195</text:p>
          </table:table-cell>
          <table:table-cell office:value-type="float" office:value="0.1157113" calcext:value-type="float">
            <text:p>0.1157113</text:p>
          </table:table-cell>
          <table:table-cell office:value-type="float" office:value="0.3535744" calcext:value-type="float">
            <text:p>0.3535744</text:p>
          </table:table-cell>
          <table:table-cell office:value-type="float" office:value="0.3452564" calcext:value-type="float">
            <text:p>0.3452564</text:p>
          </table:table-cell>
          <table:table-cell office:value-type="float" office:value="0" calcext:value-type="float">
            <text:p>0</text:p>
          </table:table-cell>
          <table:table-cell office:value-type="float" office:value="522.9576" calcext:value-type="float">
            <text:p>522.9576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67563" calcext:value-type="float">
            <text:p>19.67563</text:p>
          </table:table-cell>
          <table:table-cell office:value-type="float" office:value="0" calcext:value-type="float">
            <text:p>0</text:p>
          </table:table-cell>
          <table:table-cell office:value-type="float" office:value="-1.000766" calcext:value-type="float">
            <text:p>-1.0007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36.51796" calcext:value-type="float">
            <text:p>36.51796</text:p>
          </table:table-cell>
          <table:table-cell office:value-type="float" office:value="1098.28" calcext:value-type="float">
            <text:p>1098.28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18779" calcext:value-type="float">
            <text:p>0.1918779</text:p>
          </table:table-cell>
          <table:table-cell office:value-type="float" office:value="3.934498" calcext:value-type="float">
            <text:p>3.93449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6657" calcext:value-type="float">
            <text:p>-0.2796657</text:p>
          </table:table-cell>
          <table:table-cell office:value-type="float" office:value="0.003185355" calcext:value-type="float">
            <text:p>0.00318535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07752" calcext:value-type="float">
            <text:p>21.07752</text:p>
          </table:table-cell>
          <table:table-cell office:value-type="float" office:value="0.1877719" calcext:value-type="float">
            <text:p>0.1877719</text:p>
          </table:table-cell>
          <table:table-cell office:value-type="float" office:value="0.1393673" calcext:value-type="float">
            <text:p>0.1393673</text:p>
          </table:table-cell>
          <table:table-cell office:value-type="float" office:value="0.1380737" calcext:value-type="float">
            <text:p>0.1380737</text:p>
          </table:table-cell>
          <table:table-cell office:value-type="float" office:value="0.09503071" calcext:value-type="float">
            <text:p>0.09503071</text:p>
          </table:table-cell>
          <table:table-cell office:value-type="float" office:value="0.09409517" calcext:value-type="float">
            <text:p>0.09409517</text:p>
          </table:table-cell>
          <table:table-cell office:value-type="float" office:value="0.0418207" calcext:value-type="float">
            <text:p>0.0418207</text:p>
          </table:table-cell>
          <table:table-cell office:value-type="float" office:value="0.02956799" calcext:value-type="float">
            <text:p>0.02956799</text:p>
          </table:table-cell>
          <table:table-cell office:value-type="float" office:value="0.03970615" calcext:value-type="float">
            <text:p>0.03970615</text:p>
          </table:table-cell>
          <table:table-cell office:value-type="float" office:value="0.02862078" calcext:value-type="float">
            <text:p>0.02862078</text:p>
          </table:table-cell>
          <table:table-cell office:value-type="float" office:value="0.02251307" calcext:value-type="float">
            <text:p>0.02251307</text:p>
          </table:table-cell>
          <table:table-cell office:value-type="float" office:value="0.0199482" calcext:value-type="float">
            <text:p>0.0199482</text:p>
          </table:table-cell>
          <table:table-cell office:value-type="float" office:value="0.0173898" calcext:value-type="float">
            <text:p>0.0173898</text:p>
          </table:table-cell>
          <table:table-cell office:value-type="float" office:value="0.005731292" calcext:value-type="float">
            <text:p>0.005731292</text:p>
          </table:table-cell>
          <table:table-cell office:value-type="float" office:value="0.006737105" calcext:value-type="float">
            <text:p>0.006737105</text:p>
          </table:table-cell>
          <table:table-cell office:value-type="float" office:value="0" calcext:value-type="float">
            <text:p>0</text:p>
          </table:table-cell>
          <table:table-cell office:value-type="float" office:value="66.5636" calcext:value-type="float">
            <text:p>66.5636</text:p>
          </table:table-cell>
          <table:table-cell office:value-type="float" office:value="23.88393" calcext:value-type="float">
            <text:p>23.88393</text:p>
          </table:table-cell>
          <table:table-cell office:value-type="float" office:value="10.81062" calcext:value-type="float">
            <text:p>10.81062</text:p>
          </table:table-cell>
          <table:table-cell office:value-type="float" office:value="5.19842" calcext:value-type="float">
            <text:p>5.19842</text:p>
          </table:table-cell>
          <table:table-cell office:value-type="float" office:value="3.123178" calcext:value-type="float">
            <text:p>3.123178</text:p>
          </table:table-cell>
          <table:table-cell office:value-type="float" office:value="0.9610521" calcext:value-type="float">
            <text:p>0.9610521</text:p>
          </table:table-cell>
          <table:table-cell office:value-type="float" office:value="0.5221438" calcext:value-type="float">
            <text:p>0.5221438</text:p>
          </table:table-cell>
          <table:table-cell office:value-type="float" office:value="0.4618874" calcext:value-type="float">
            <text:p>0.4618874</text:p>
          </table:table-cell>
          <table:table-cell office:value-type="float" office:value="0.3575908" calcext:value-type="float">
            <text:p>0.3575908</text:p>
          </table:table-cell>
          <table:table-cell office:value-type="float" office:value="0.2605014" calcext:value-type="float">
            <text:p>0.2605014</text:p>
          </table:table-cell>
          <table:table-cell office:value-type="float" office:value="0.1078085" calcext:value-type="float">
            <text:p>0.1078085</text:p>
          </table:table-cell>
          <table:table-cell office:value-type="float" office:value="0.1161169" calcext:value-type="float">
            <text:p>0.1161169</text:p>
          </table:table-cell>
          <table:table-cell office:value-type="float" office:value="0.3535404" calcext:value-type="float">
            <text:p>0.3535404</text:p>
          </table:table-cell>
          <table:table-cell office:value-type="float" office:value="0.3452857" calcext:value-type="float">
            <text:p>0.3452857</text:p>
          </table:table-cell>
          <table:table-cell office:value-type="float" office:value="0" calcext:value-type="float">
            <text:p>0</text:p>
          </table:table-cell>
          <table:table-cell office:value-type="float" office:value="537.834" calcext:value-type="float">
            <text:p>537.834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70836" calcext:value-type="float">
            <text:p>19.70836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36.4591" calcext:value-type="float">
            <text:p>36.4591</text:p>
          </table:table-cell>
          <table:table-cell office:value-type="float" office:value="1098.297" calcext:value-type="float">
            <text:p>1098.29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43981" calcext:value-type="float">
            <text:p>0.1943981</text:p>
          </table:table-cell>
          <table:table-cell office:value-type="float" office:value="3.97185" calcext:value-type="float">
            <text:p>3.9718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8853" calcext:value-type="float">
            <text:p>-0.2798853</text:p>
          </table:table-cell>
          <table:table-cell office:value-type="float" office:value="0.003205857" calcext:value-type="float">
            <text:p>0.00320585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1886" calcext:value-type="float">
            <text:p>21.11886</text:p>
          </table:table-cell>
          <table:table-cell office:value-type="float" office:value="0.1819613" calcext:value-type="float">
            <text:p>0.1819613</text:p>
          </table:table-cell>
          <table:table-cell office:value-type="float" office:value="0.1300642" calcext:value-type="float">
            <text:p>0.1300642</text:p>
          </table:table-cell>
          <table:table-cell office:value-type="float" office:value="0.1285041" calcext:value-type="float">
            <text:p>0.1285041</text:p>
          </table:table-cell>
          <table:table-cell office:value-type="float" office:value="0.09013308" calcext:value-type="float">
            <text:p>0.09013308</text:p>
          </table:table-cell>
          <table:table-cell office:value-type="float" office:value="0.08986566" calcext:value-type="float">
            <text:p>0.08986566</text:p>
          </table:table-cell>
          <table:table-cell office:value-type="float" office:value="0.04098134" calcext:value-type="float">
            <text:p>0.04098134</text:p>
          </table:table-cell>
          <table:table-cell office:value-type="float" office:value="0.02917202" calcext:value-type="float">
            <text:p>0.02917202</text:p>
          </table:table-cell>
          <table:table-cell office:value-type="float" office:value="0.03965512" calcext:value-type="float">
            <text:p>0.03965512</text:p>
          </table:table-cell>
          <table:table-cell office:value-type="float" office:value="0.02862968" calcext:value-type="float">
            <text:p>0.02862968</text:p>
          </table:table-cell>
          <table:table-cell office:value-type="float" office:value="0.02252291" calcext:value-type="float">
            <text:p>0.02252291</text:p>
          </table:table-cell>
          <table:table-cell office:value-type="float" office:value="0.01995326" calcext:value-type="float">
            <text:p>0.01995326</text:p>
          </table:table-cell>
          <table:table-cell office:value-type="float" office:value="0.0174054" calcext:value-type="float">
            <text:p>0.0174054</text:p>
          </table:table-cell>
          <table:table-cell office:value-type="float" office:value="0.005729377" calcext:value-type="float">
            <text:p>0.005729377</text:p>
          </table:table-cell>
          <table:table-cell office:value-type="float" office:value="0.006735273" calcext:value-type="float">
            <text:p>0.006735273</text:p>
          </table:table-cell>
          <table:table-cell office:value-type="float" office:value="0" calcext:value-type="float">
            <text:p>0</text:p>
          </table:table-cell>
          <table:table-cell office:value-type="float" office:value="68.10026" calcext:value-type="float">
            <text:p>68.10026</text:p>
          </table:table-cell>
          <table:table-cell office:value-type="float" office:value="23.97288" calcext:value-type="float">
            <text:p>23.97288</text:p>
          </table:table-cell>
          <table:table-cell office:value-type="float" office:value="10.92556" calcext:value-type="float">
            <text:p>10.92556</text:p>
          </table:table-cell>
          <table:table-cell office:value-type="float" office:value="5.236533" calcext:value-type="float">
            <text:p>5.236533</text:p>
          </table:table-cell>
          <table:table-cell office:value-type="float" office:value="3.163676" calcext:value-type="float">
            <text:p>3.163676</text:p>
          </table:table-cell>
          <table:table-cell office:value-type="float" office:value="0.9698421" calcext:value-type="float">
            <text:p>0.9698421</text:p>
          </table:table-cell>
          <table:table-cell office:value-type="float" office:value="0.5279616" calcext:value-type="float">
            <text:p>0.5279616</text:p>
          </table:table-cell>
          <table:table-cell office:value-type="float" office:value="0.4648358" calcext:value-type="float">
            <text:p>0.4648358</text:p>
          </table:table-cell>
          <table:table-cell office:value-type="float" office:value="0.3597512" calcext:value-type="float">
            <text:p>0.3597512</text:p>
          </table:table-cell>
          <table:table-cell office:value-type="float" office:value="0.2618695" calcext:value-type="float">
            <text:p>0.2618695</text:p>
          </table:table-cell>
          <table:table-cell office:value-type="float" office:value="0.1084825" calcext:value-type="float">
            <text:p>0.1084825</text:p>
          </table:table-cell>
          <table:table-cell office:value-type="float" office:value="0.116514" calcext:value-type="float">
            <text:p>0.116514</text:p>
          </table:table-cell>
          <table:table-cell office:value-type="float" office:value="0.3535098" calcext:value-type="float">
            <text:p>0.3535098</text:p>
          </table:table-cell>
          <table:table-cell office:value-type="float" office:value="0.345301" calcext:value-type="float">
            <text:p>0.345301</text:p>
          </table:table-cell>
          <table:table-cell office:value-type="float" office:value="0" calcext:value-type="float">
            <text:p>0</text:p>
          </table:table-cell>
          <table:table-cell office:value-type="float" office:value="565.5099" calcext:value-type="float">
            <text:p>565.509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74883" calcext:value-type="float">
            <text:p>19.74883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36.41538" calcext:value-type="float">
            <text:p>36.41538</text:p>
          </table:table-cell>
          <table:table-cell office:value-type="float" office:value="1098.307" calcext:value-type="float">
            <text:p>1098.30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25816" calcext:value-type="float">
            <text:p>0.1925816</text:p>
          </table:table-cell>
          <table:table-cell office:value-type="float" office:value="4.005345" calcext:value-type="float">
            <text:p>4.00534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4" calcext:value-type="float">
            <text:p>-0.001615084</text:p>
          </table:table-cell>
          <table:table-cell office:value-type="float" office:value="-0.279981" calcext:value-type="float">
            <text:p>-0.279981</text:p>
          </table:table-cell>
          <table:table-cell office:value-type="float" office:value="0.003225988" calcext:value-type="float">
            <text:p>0.00322598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2629" calcext:value-type="float">
            <text:p>21.12629</text:p>
          </table:table-cell>
          <table:table-cell office:value-type="float" office:value="0.1831329" calcext:value-type="float">
            <text:p>0.1831329</text:p>
          </table:table-cell>
          <table:table-cell office:value-type="float" office:value="0.1324085" calcext:value-type="float">
            <text:p>0.1324085</text:p>
          </table:table-cell>
          <table:table-cell office:value-type="float" office:value="0.1299421" calcext:value-type="float">
            <text:p>0.1299421</text:p>
          </table:table-cell>
          <table:table-cell office:value-type="float" office:value="0.08878455" calcext:value-type="float">
            <text:p>0.08878455</text:p>
          </table:table-cell>
          <table:table-cell office:value-type="float" office:value="0.08842528" calcext:value-type="float">
            <text:p>0.08842528</text:p>
          </table:table-cell>
          <table:table-cell office:value-type="float" office:value="0.04036329" calcext:value-type="float">
            <text:p>0.04036329</text:p>
          </table:table-cell>
          <table:table-cell office:value-type="float" office:value="0.02879397" calcext:value-type="float">
            <text:p>0.02879397</text:p>
          </table:table-cell>
          <table:table-cell office:value-type="float" office:value="0.03955604" calcext:value-type="float">
            <text:p>0.03955604</text:p>
          </table:table-cell>
          <table:table-cell office:value-type="float" office:value="0.02862253" calcext:value-type="float">
            <text:p>0.02862253</text:p>
          </table:table-cell>
          <table:table-cell office:value-type="float" office:value="0.02253042" calcext:value-type="float">
            <text:p>0.02253042</text:p>
          </table:table-cell>
          <table:table-cell office:value-type="float" office:value="0.01995807" calcext:value-type="float">
            <text:p>0.01995807</text:p>
          </table:table-cell>
          <table:table-cell office:value-type="float" office:value="0.01742114" calcext:value-type="float">
            <text:p>0.01742114</text:p>
          </table:table-cell>
          <table:table-cell office:value-type="float" office:value="0.005727461" calcext:value-type="float">
            <text:p>0.005727461</text:p>
          </table:table-cell>
          <table:table-cell office:value-type="float" office:value="0.006733471" calcext:value-type="float">
            <text:p>0.006733471</text:p>
          </table:table-cell>
          <table:table-cell office:value-type="float" office:value="0" calcext:value-type="float">
            <text:p>0</text:p>
          </table:table-cell>
          <table:table-cell office:value-type="float" office:value="73.27155" calcext:value-type="float">
            <text:p>73.27155</text:p>
          </table:table-cell>
          <table:table-cell office:value-type="float" office:value="24.23081" calcext:value-type="float">
            <text:p>24.23081</text:p>
          </table:table-cell>
          <table:table-cell office:value-type="float" office:value="10.98589" calcext:value-type="float">
            <text:p>10.98589</text:p>
          </table:table-cell>
          <table:table-cell office:value-type="float" office:value="5.266677" calcext:value-type="float">
            <text:p>5.266677</text:p>
          </table:table-cell>
          <table:table-cell office:value-type="float" office:value="3.196753" calcext:value-type="float">
            <text:p>3.196753</text:p>
          </table:table-cell>
          <table:table-cell office:value-type="float" office:value="0.9784377" calcext:value-type="float">
            <text:p>0.9784377</text:p>
          </table:table-cell>
          <table:table-cell office:value-type="float" office:value="0.5339079" calcext:value-type="float">
            <text:p>0.5339079</text:p>
          </table:table-cell>
          <table:table-cell office:value-type="float" office:value="0.4680721" calcext:value-type="float">
            <text:p>0.4680721</text:p>
          </table:table-cell>
          <table:table-cell office:value-type="float" office:value="0.3619997" calcext:value-type="float">
            <text:p>0.3619997</text:p>
          </table:table-cell>
          <table:table-cell office:value-type="float" office:value="0.2632326" calcext:value-type="float">
            <text:p>0.2632326</text:p>
          </table:table-cell>
          <table:table-cell office:value-type="float" office:value="0.1091411" calcext:value-type="float">
            <text:p>0.1091411</text:p>
          </table:table-cell>
          <table:table-cell office:value-type="float" office:value="0.1169056" calcext:value-type="float">
            <text:p>0.1169056</text:p>
          </table:table-cell>
          <table:table-cell office:value-type="float" office:value="0.353481" calcext:value-type="float">
            <text:p>0.353481</text:p>
          </table:table-cell>
          <table:table-cell office:value-type="float" office:value="0.3453138" calcext:value-type="float">
            <text:p>0.3453138</text:p>
          </table:table-cell>
          <table:table-cell office:value-type="float" office:value="0" calcext:value-type="float">
            <text:p>0</text:p>
          </table:table-cell>
          <table:table-cell office:value-type="float" office:value="558.5938" calcext:value-type="float">
            <text:p>558.593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7812" calcext:value-type="float">
            <text:p>19.7812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36.37427" calcext:value-type="float">
            <text:p>36.37427</text:p>
          </table:table-cell>
          <table:table-cell office:value-type="float" office:value="1098.317" calcext:value-type="float">
            <text:p>1098.317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02806" calcext:value-type="float">
            <text:p>0.1902806</text:p>
          </table:table-cell>
          <table:table-cell office:value-type="float" office:value="4.035794" calcext:value-type="float">
            <text:p>4.035794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81" calcext:value-type="float">
            <text:p>-0.001615081</text:p>
          </table:table-cell>
          <table:table-cell office:value-type="float" office:value="-0.2800985" calcext:value-type="float">
            <text:p>-0.2800985</text:p>
          </table:table-cell>
          <table:table-cell office:value-type="float" office:value="0.003244205" calcext:value-type="float">
            <text:p>0.00324420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5417" calcext:value-type="float">
            <text:p>21.15417</text:p>
          </table:table-cell>
          <table:table-cell office:value-type="float" office:value="0.1842292" calcext:value-type="float">
            <text:p>0.1842292</text:p>
          </table:table-cell>
          <table:table-cell office:value-type="float" office:value="0.1322323" calcext:value-type="float">
            <text:p>0.1322323</text:p>
          </table:table-cell>
          <table:table-cell office:value-type="float" office:value="0.1290148" calcext:value-type="float">
            <text:p>0.1290148</text:p>
          </table:table-cell>
          <table:table-cell office:value-type="float" office:value="0.08732735" calcext:value-type="float">
            <text:p>0.08732735</text:p>
          </table:table-cell>
          <table:table-cell office:value-type="float" office:value="0.08706844" calcext:value-type="float">
            <text:p>0.08706844</text:p>
          </table:table-cell>
          <table:table-cell office:value-type="float" office:value="0.03991608" calcext:value-type="float">
            <text:p>0.03991608</text:p>
          </table:table-cell>
          <table:table-cell office:value-type="float" office:value="0.02852362" calcext:value-type="float">
            <text:p>0.02852362</text:p>
          </table:table-cell>
          <table:table-cell office:value-type="float" office:value="0.03946439" calcext:value-type="float">
            <text:p>0.03946439</text:p>
          </table:table-cell>
          <table:table-cell office:value-type="float" office:value="0.02860461" calcext:value-type="float">
            <text:p>0.02860461</text:p>
          </table:table-cell>
          <table:table-cell office:value-type="float" office:value="0.02253504" calcext:value-type="float">
            <text:p>0.02253504</text:p>
          </table:table-cell>
          <table:table-cell office:value-type="float" office:value="0.01996248" calcext:value-type="float">
            <text:p>0.01996248</text:p>
          </table:table-cell>
          <table:table-cell office:value-type="float" office:value="0.01743689" calcext:value-type="float">
            <text:p>0.01743689</text:p>
          </table:table-cell>
          <table:table-cell office:value-type="float" office:value="0.005725484" calcext:value-type="float">
            <text:p>0.005725484</text:p>
          </table:table-cell>
          <table:table-cell office:value-type="float" office:value="0.006731461" calcext:value-type="float">
            <text:p>0.006731461</text:p>
          </table:table-cell>
          <table:table-cell office:value-type="float" office:value="0" calcext:value-type="float">
            <text:p>0</text:p>
          </table:table-cell>
          <table:table-cell office:value-type="float" office:value="73.84023" calcext:value-type="float">
            <text:p>73.84023</text:p>
          </table:table-cell>
          <table:table-cell office:value-type="float" office:value="24.79154" calcext:value-type="float">
            <text:p>24.79154</text:p>
          </table:table-cell>
          <table:table-cell office:value-type="float" office:value="11.07067" calcext:value-type="float">
            <text:p>11.07067</text:p>
          </table:table-cell>
          <table:table-cell office:value-type="float" office:value="5.296892" calcext:value-type="float">
            <text:p>5.296892</text:p>
          </table:table-cell>
          <table:table-cell office:value-type="float" office:value="3.221637" calcext:value-type="float">
            <text:p>3.221637</text:p>
          </table:table-cell>
          <table:table-cell office:value-type="float" office:value="0.9861036" calcext:value-type="float">
            <text:p>0.9861036</text:p>
          </table:table-cell>
          <table:table-cell office:value-type="float" office:value="0.5393935" calcext:value-type="float">
            <text:p>0.5393935</text:p>
          </table:table-cell>
          <table:table-cell office:value-type="float" office:value="0.4712836" calcext:value-type="float">
            <text:p>0.4712836</text:p>
          </table:table-cell>
          <table:table-cell office:value-type="float" office:value="0.364311" calcext:value-type="float">
            <text:p>0.364311</text:p>
          </table:table-cell>
          <table:table-cell office:value-type="float" office:value="0.2645974" calcext:value-type="float">
            <text:p>0.2645974</text:p>
          </table:table-cell>
          <table:table-cell office:value-type="float" office:value="0.1097863" calcext:value-type="float">
            <text:p>0.1097863</text:p>
          </table:table-cell>
          <table:table-cell office:value-type="float" office:value="0.1172921" calcext:value-type="float">
            <text:p>0.1172921</text:p>
          </table:table-cell>
          <table:table-cell office:value-type="float" office:value="0.3534348" calcext:value-type="float">
            <text:p>0.3534348</text:p>
          </table:table-cell>
          <table:table-cell office:value-type="float" office:value="0.3453286" calcext:value-type="float">
            <text:p>0.3453286</text:p>
          </table:table-cell>
          <table:table-cell office:value-type="float" office:value="0" calcext:value-type="float">
            <text:p>0</text:p>
          </table:table-cell>
          <table:table-cell office:value-type="float" office:value="550.8273" calcext:value-type="float">
            <text:p>550.827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80995" calcext:value-type="float">
            <text:p>19.80995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36.32958" calcext:value-type="float">
            <text:p>36.32958</text:p>
          </table:table-cell>
          <table:table-cell office:value-type="float" office:value="1098.329" calcext:value-type="float">
            <text:p>1098.32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90706" calcext:value-type="float">
            <text:p>0.1890706</text:p>
          </table:table-cell>
          <table:table-cell office:value-type="float" office:value="4.066303" calcext:value-type="float">
            <text:p>4.066303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73" calcext:value-type="float">
            <text:p>0.0007176073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5073" calcext:value-type="float">
            <text:p>-0.001615073</text:p>
          </table:table-cell>
          <table:table-cell office:value-type="float" office:value="-0.2802567" calcext:value-type="float">
            <text:p>-0.2802567</text:p>
          </table:table-cell>
          <table:table-cell office:value-type="float" office:value="0.003262513" calcext:value-type="float">
            <text:p>0.00326251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9729" calcext:value-type="float">
            <text:p>21.19729</text:p>
          </table:table-cell>
          <table:table-cell office:value-type="float" office:value="0.1792959" calcext:value-type="float">
            <text:p>0.1792959</text:p>
          </table:table-cell>
          <table:table-cell office:value-type="float" office:value="0.1282296" calcext:value-type="float">
            <text:p>0.1282296</text:p>
          </table:table-cell>
          <table:table-cell office:value-type="float" office:value="0.1255929" calcext:value-type="float">
            <text:p>0.1255929</text:p>
          </table:table-cell>
          <table:table-cell office:value-type="float" office:value="0.08579989" calcext:value-type="float">
            <text:p>0.08579989</text:p>
          </table:table-cell>
          <table:table-cell office:value-type="float" office:value="0.08581039" calcext:value-type="float">
            <text:p>0.08581039</text:p>
          </table:table-cell>
          <table:table-cell office:value-type="float" office:value="0.03953508" calcext:value-type="float">
            <text:p>0.03953508</text:p>
          </table:table-cell>
          <table:table-cell office:value-type="float" office:value="0.02829964" calcext:value-type="float">
            <text:p>0.02829964</text:p>
          </table:table-cell>
          <table:table-cell office:value-type="float" office:value="0.03937883" calcext:value-type="float">
            <text:p>0.03937883</text:p>
          </table:table-cell>
          <table:table-cell office:value-type="float" office:value="0.02858154" calcext:value-type="float">
            <text:p>0.02858154</text:p>
          </table:table-cell>
          <table:table-cell office:value-type="float" office:value="0.02253702" calcext:value-type="float">
            <text:p>0.02253702</text:p>
          </table:table-cell>
          <table:table-cell office:value-type="float" office:value="0.01996637" calcext:value-type="float">
            <text:p>0.01996637</text:p>
          </table:table-cell>
          <table:table-cell office:value-type="float" office:value="0.01745262" calcext:value-type="float">
            <text:p>0.01745262</text:p>
          </table:table-cell>
          <table:table-cell office:value-type="float" office:value="0.005723658" calcext:value-type="float">
            <text:p>0.005723658</text:p>
          </table:table-cell>
          <table:table-cell office:value-type="float" office:value="0.006729877" calcext:value-type="float">
            <text:p>0.006729877</text:p>
          </table:table-cell>
          <table:table-cell office:value-type="float" office:value="0" calcext:value-type="float">
            <text:p>0</text:p>
          </table:table-cell>
          <table:table-cell office:value-type="float" office:value="72.98415" calcext:value-type="float">
            <text:p>72.98415</text:p>
          </table:table-cell>
          <table:table-cell office:value-type="float" office:value="25.17649" calcext:value-type="float">
            <text:p>25.17649</text:p>
          </table:table-cell>
          <table:table-cell office:value-type="float" office:value="11.16858" calcext:value-type="float">
            <text:p>11.16858</text:p>
          </table:table-cell>
          <table:table-cell office:value-type="float" office:value="5.339923" calcext:value-type="float">
            <text:p>5.339923</text:p>
          </table:table-cell>
          <table:table-cell office:value-type="float" office:value="3.24702" calcext:value-type="float">
            <text:p>3.24702</text:p>
          </table:table-cell>
          <table:table-cell office:value-type="float" office:value="0.993359" calcext:value-type="float">
            <text:p>0.993359</text:p>
          </table:table-cell>
          <table:table-cell office:value-type="float" office:value="0.5446091" calcext:value-type="float">
            <text:p>0.5446091</text:p>
          </table:table-cell>
          <table:table-cell office:value-type="float" office:value="0.4744407" calcext:value-type="float">
            <text:p>0.4744407</text:p>
          </table:table-cell>
          <table:table-cell office:value-type="float" office:value="0.3666422" calcext:value-type="float">
            <text:p>0.3666422</text:p>
          </table:table-cell>
          <table:table-cell office:value-type="float" office:value="0.2659625" calcext:value-type="float">
            <text:p>0.2659625</text:p>
          </table:table-cell>
          <table:table-cell office:value-type="float" office:value="0.1104227" calcext:value-type="float">
            <text:p>0.1104227</text:p>
          </table:table-cell>
          <table:table-cell office:value-type="float" office:value="0.1176733" calcext:value-type="float">
            <text:p>0.1176733</text:p>
          </table:table-cell>
          <table:table-cell office:value-type="float" office:value="0.3534073" calcext:value-type="float">
            <text:p>0.3534073</text:p>
          </table:table-cell>
          <table:table-cell office:value-type="float" office:value="0.3453522" calcext:value-type="float">
            <text:p>0.3453522</text:p>
          </table:table-cell>
          <table:table-cell office:value-type="float" office:value="0" calcext:value-type="float">
            <text:p>0</text:p>
          </table:table-cell>
          <table:table-cell office:value-type="float" office:value="552.3119" calcext:value-type="float">
            <text:p>552.3119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83948" calcext:value-type="float">
            <text:p>19.83948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36.29111" calcext:value-type="float">
            <text:p>36.29111</text:p>
          </table:table-cell>
          <table:table-cell office:value-type="float" office:value="1098.343" calcext:value-type="float">
            <text:p>1098.34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67782" calcext:value-type="float">
            <text:p>0.1867782</text:p>
          </table:table-cell>
          <table:table-cell office:value-type="float" office:value="4.091169" calcext:value-type="float">
            <text:p>4.091169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4304" calcext:value-type="float">
            <text:p>-0.2804304</text:p>
          </table:table-cell>
          <table:table-cell office:value-type="float" office:value="0.003279345" calcext:value-type="float">
            <text:p>0.003279345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7123" calcext:value-type="float">
            <text:p>21.27123</text:p>
          </table:table-cell>
          <table:table-cell office:value-type="float" office:value="0.185166" calcext:value-type="float">
            <text:p>0.185166</text:p>
          </table:table-cell>
          <table:table-cell office:value-type="float" office:value="0.1274109" calcext:value-type="float">
            <text:p>0.1274109</text:p>
          </table:table-cell>
          <table:table-cell office:value-type="float" office:value="0.1246274" calcext:value-type="float">
            <text:p>0.1246274</text:p>
          </table:table-cell>
          <table:table-cell office:value-type="float" office:value="0.08445161" calcext:value-type="float">
            <text:p>0.08445161</text:p>
          </table:table-cell>
          <table:table-cell office:value-type="float" office:value="0.08455738" calcext:value-type="float">
            <text:p>0.08455738</text:p>
          </table:table-cell>
          <table:table-cell office:value-type="float" office:value="0.03910838" calcext:value-type="float">
            <text:p>0.03910838</text:p>
          </table:table-cell>
          <table:table-cell office:value-type="float" office:value="0.02805028" calcext:value-type="float">
            <text:p>0.02805028</text:p>
          </table:table-cell>
          <table:table-cell office:value-type="float" office:value="0.03928607" calcext:value-type="float">
            <text:p>0.03928607</text:p>
          </table:table-cell>
          <table:table-cell office:value-type="float" office:value="0.02855494" calcext:value-type="float">
            <text:p>0.02855494</text:p>
          </table:table-cell>
          <table:table-cell office:value-type="float" office:value="0.02253679" calcext:value-type="float">
            <text:p>0.02253679</text:p>
          </table:table-cell>
          <table:table-cell office:value-type="float" office:value="0.01996975" calcext:value-type="float">
            <text:p>0.01996975</text:p>
          </table:table-cell>
          <table:table-cell office:value-type="float" office:value="0.01746831" calcext:value-type="float">
            <text:p>0.01746831</text:p>
          </table:table-cell>
          <table:table-cell office:value-type="float" office:value="0.005721622" calcext:value-type="float">
            <text:p>0.005721622</text:p>
          </table:table-cell>
          <table:table-cell office:value-type="float" office:value="0.006727407" calcext:value-type="float">
            <text:p>0.006727407</text:p>
          </table:table-cell>
          <table:table-cell office:value-type="float" office:value="0" calcext:value-type="float">
            <text:p>0</text:p>
          </table:table-cell>
          <table:table-cell office:value-type="float" office:value="69.40741" calcext:value-type="float">
            <text:p>69.40741</text:p>
          </table:table-cell>
          <table:table-cell office:value-type="float" office:value="26.87443" calcext:value-type="float">
            <text:p>26.87443</text:p>
          </table:table-cell>
          <table:table-cell office:value-type="float" office:value="11.29941" calcext:value-type="float">
            <text:p>11.29941</text:p>
          </table:table-cell>
          <table:table-cell office:value-type="float" office:value="5.381145" calcext:value-type="float">
            <text:p>5.381145</text:p>
          </table:table-cell>
          <table:table-cell office:value-type="float" office:value="3.27419" calcext:value-type="float">
            <text:p>3.27419</text:p>
          </table:table-cell>
          <table:table-cell office:value-type="float" office:value="1.001034" calcext:value-type="float">
            <text:p>1.001034</text:p>
          </table:table-cell>
          <table:table-cell office:value-type="float" office:value="0.5498903" calcext:value-type="float">
            <text:p>0.5498903</text:p>
          </table:table-cell>
          <table:table-cell office:value-type="float" office:value="0.4776115" calcext:value-type="float">
            <text:p>0.4776115</text:p>
          </table:table-cell>
          <table:table-cell office:value-type="float" office:value="0.3689803" calcext:value-type="float">
            <text:p>0.3689803</text:p>
          </table:table-cell>
          <table:table-cell office:value-type="float" office:value="0.267323" calcext:value-type="float">
            <text:p>0.267323</text:p>
          </table:table-cell>
          <table:table-cell office:value-type="float" office:value="0.1110542" calcext:value-type="float">
            <text:p>0.1110542</text:p>
          </table:table-cell>
          <table:table-cell office:value-type="float" office:value="0.1180499" calcext:value-type="float">
            <text:p>0.1180499</text:p>
          </table:table-cell>
          <table:table-cell office:value-type="float" office:value="0.353317" calcext:value-type="float">
            <text:p>0.353317</text:p>
          </table:table-cell>
          <table:table-cell office:value-type="float" office:value="0.345379" calcext:value-type="float">
            <text:p>0.345379</text:p>
          </table:table-cell>
          <table:table-cell office:value-type="float" office:value="0" calcext:value-type="float">
            <text:p>0</text:p>
          </table:table-cell>
          <table:table-cell office:value-type="float" office:value="546.5471" calcext:value-type="float">
            <text:p>546.547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86205" calcext:value-type="float">
            <text:p>19.86205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36.26646" calcext:value-type="float">
            <text:p>36.26646</text:p>
          </table:table-cell>
          <table:table-cell office:value-type="float" office:value="1098.346" calcext:value-type="float">
            <text:p>1098.34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889948" calcext:value-type="float">
            <text:p>0.1889948</text:p>
          </table:table-cell>
          <table:table-cell office:value-type="float" office:value="4.109372" calcext:value-type="float">
            <text:p>4.10937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4655" calcext:value-type="float">
            <text:p>-0.2804655</text:p>
          </table:table-cell>
          <table:table-cell office:value-type="float" office:value="0.003298124" calcext:value-type="float">
            <text:p>0.00329812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6196" calcext:value-type="float">
            <text:p>21.26196</text:p>
          </table:table-cell>
          <table:table-cell office:value-type="float" office:value="0.211873" calcext:value-type="float">
            <text:p>0.211873</text:p>
          </table:table-cell>
          <table:table-cell office:value-type="float" office:value="0.1413257" calcext:value-type="float">
            <text:p>0.1413257</text:p>
          </table:table-cell>
          <table:table-cell office:value-type="float" office:value="0.1378923" calcext:value-type="float">
            <text:p>0.1378923</text:p>
          </table:table-cell>
          <table:table-cell office:value-type="float" office:value="0.08641228" calcext:value-type="float">
            <text:p>0.08641228</text:p>
          </table:table-cell>
          <table:table-cell office:value-type="float" office:value="0.08600015" calcext:value-type="float">
            <text:p>0.08600015</text:p>
          </table:table-cell>
          <table:table-cell office:value-type="float" office:value="0.03907504" calcext:value-type="float">
            <text:p>0.03907504</text:p>
          </table:table-cell>
          <table:table-cell office:value-type="float" office:value="0.02795764" calcext:value-type="float">
            <text:p>0.02795764</text:p>
          </table:table-cell>
          <table:table-cell office:value-type="float" office:value="0.03920268" calcext:value-type="float">
            <text:p>0.03920268</text:p>
          </table:table-cell>
          <table:table-cell office:value-type="float" office:value="0.02852528" calcext:value-type="float">
            <text:p>0.02852528</text:p>
          </table:table-cell>
          <table:table-cell office:value-type="float" office:value="0.02253463" calcext:value-type="float">
            <text:p>0.02253463</text:p>
          </table:table-cell>
          <table:table-cell office:value-type="float" office:value="0.01997265" calcext:value-type="float">
            <text:p>0.01997265</text:p>
          </table:table-cell>
          <table:table-cell office:value-type="float" office:value="0.01748383" calcext:value-type="float">
            <text:p>0.01748383</text:p>
          </table:table-cell>
          <table:table-cell office:value-type="float" office:value="0.00571947" calcext:value-type="float">
            <text:p>0.00571947</text:p>
          </table:table-cell>
          <table:table-cell office:value-type="float" office:value="0.006723681" calcext:value-type="float">
            <text:p>0.006723681</text:p>
          </table:table-cell>
          <table:table-cell office:value-type="float" office:value="0" calcext:value-type="float">
            <text:p>0</text:p>
          </table:table-cell>
          <table:table-cell office:value-type="float" office:value="69.16734" calcext:value-type="float">
            <text:p>69.16734</text:p>
          </table:table-cell>
          <table:table-cell office:value-type="float" office:value="27.0581" calcext:value-type="float">
            <text:p>27.0581</text:p>
          </table:table-cell>
          <table:table-cell office:value-type="float" office:value="11.3557" calcext:value-type="float">
            <text:p>11.3557</text:p>
          </table:table-cell>
          <table:table-cell office:value-type="float" office:value="5.404124" calcext:value-type="float">
            <text:p>5.404124</text:p>
          </table:table-cell>
          <table:table-cell office:value-type="float" office:value="3.285717" calcext:value-type="float">
            <text:p>3.285717</text:p>
          </table:table-cell>
          <table:table-cell office:value-type="float" office:value="1.007142" calcext:value-type="float">
            <text:p>1.007142</text:p>
          </table:table-cell>
          <table:table-cell office:value-type="float" office:value="0.5545458" calcext:value-type="float">
            <text:p>0.5545458</text:p>
          </table:table-cell>
          <table:table-cell office:value-type="float" office:value="0.4807267" calcext:value-type="float">
            <text:p>0.4807267</text:p>
          </table:table-cell>
          <table:table-cell office:value-type="float" office:value="0.3713205" calcext:value-type="float">
            <text:p>0.3713205</text:p>
          </table:table-cell>
          <table:table-cell office:value-type="float" office:value="0.2686774" calcext:value-type="float">
            <text:p>0.2686774</text:p>
          </table:table-cell>
          <table:table-cell office:value-type="float" office:value="0.111681" calcext:value-type="float">
            <text:p>0.111681</text:p>
          </table:table-cell>
          <table:table-cell office:value-type="float" office:value="0.1184206" calcext:value-type="float">
            <text:p>0.1184206</text:p>
          </table:table-cell>
          <table:table-cell office:value-type="float" office:value="0.3531148" calcext:value-type="float">
            <text:p>0.3531148</text:p>
          </table:table-cell>
          <table:table-cell office:value-type="float" office:value="0.3454412" calcext:value-type="float">
            <text:p>0.3454412</text:p>
          </table:table-cell>
          <table:table-cell office:value-type="float" office:value="0" calcext:value-type="float">
            <text:p>0</text:p>
          </table:table-cell>
          <table:table-cell office:value-type="float" office:value="551.4641" calcext:value-type="float">
            <text:p>551.4641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88224" calcext:value-type="float">
            <text:p>19.88224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36.24163" calcext:value-type="float">
            <text:p>36.24163</text:p>
          </table:table-cell>
          <table:table-cell office:value-type="float" office:value="1098.349" calcext:value-type="float">
            <text:p>1098.34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02366" calcext:value-type="float">
            <text:p>0.1902366</text:p>
          </table:table-cell>
          <table:table-cell office:value-type="float" office:value="4.127535" calcext:value-type="float">
            <text:p>4.12753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5111" calcext:value-type="float">
            <text:p>-0.2805111</text:p>
          </table:table-cell>
          <table:table-cell office:value-type="float" office:value="0.003319157" calcext:value-type="float">
            <text:p>0.00331915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5661" calcext:value-type="float">
            <text:p>21.25661</text:p>
          </table:table-cell>
          <table:table-cell office:value-type="float" office:value="0.2247224" calcext:value-type="float">
            <text:p>0.2247224</text:p>
          </table:table-cell>
          <table:table-cell office:value-type="float" office:value="0.1507158" calcext:value-type="float">
            <text:p>0.1507158</text:p>
          </table:table-cell>
          <table:table-cell office:value-type="float" office:value="0.1472738" calcext:value-type="float">
            <text:p>0.1472738</text:p>
          </table:table-cell>
          <table:table-cell office:value-type="float" office:value="0.08849727" calcext:value-type="float">
            <text:p>0.08849727</text:p>
          </table:table-cell>
          <table:table-cell office:value-type="float" office:value="0.08779151" calcext:value-type="float">
            <text:p>0.08779151</text:p>
          </table:table-cell>
          <table:table-cell office:value-type="float" office:value="0.0392851" calcext:value-type="float">
            <text:p>0.0392851</text:p>
          </table:table-cell>
          <table:table-cell office:value-type="float" office:value="0.02803976" calcext:value-type="float">
            <text:p>0.02803976</text:p>
          </table:table-cell>
          <table:table-cell office:value-type="float" office:value="0.03917783" calcext:value-type="float">
            <text:p>0.03917783</text:p>
          </table:table-cell>
          <table:table-cell office:value-type="float" office:value="0.0285007" calcext:value-type="float">
            <text:p>0.0285007</text:p>
          </table:table-cell>
          <table:table-cell office:value-type="float" office:value="0.02253108" calcext:value-type="float">
            <text:p>0.02253108</text:p>
          </table:table-cell>
          <table:table-cell office:value-type="float" office:value="0.01997514" calcext:value-type="float">
            <text:p>0.01997514</text:p>
          </table:table-cell>
          <table:table-cell office:value-type="float" office:value="0.01749926" calcext:value-type="float">
            <text:p>0.01749926</text:p>
          </table:table-cell>
          <table:table-cell office:value-type="float" office:value="0.005717654" calcext:value-type="float">
            <text:p>0.005717654</text:p>
          </table:table-cell>
          <table:table-cell office:value-type="float" office:value="0.006721146" calcext:value-type="float">
            <text:p>0.006721146</text:p>
          </table:table-cell>
          <table:table-cell office:value-type="float" office:value="0" calcext:value-type="float">
            <text:p>0</text:p>
          </table:table-cell>
          <table:table-cell office:value-type="float" office:value="71.78872" calcext:value-type="float">
            <text:p>71.78872</text:p>
          </table:table-cell>
          <table:table-cell office:value-type="float" office:value="27.29517" calcext:value-type="float">
            <text:p>27.29517</text:p>
          </table:table-cell>
          <table:table-cell office:value-type="float" office:value="11.47333" calcext:value-type="float">
            <text:p>11.47333</text:p>
          </table:table-cell>
          <table:table-cell office:value-type="float" office:value="5.419432" calcext:value-type="float">
            <text:p>5.419432</text:p>
          </table:table-cell>
          <table:table-cell office:value-type="float" office:value="3.287671" calcext:value-type="float">
            <text:p>3.287671</text:p>
          </table:table-cell>
          <table:table-cell office:value-type="float" office:value="1.011573" calcext:value-type="float">
            <text:p>1.011573</text:p>
          </table:table-cell>
          <table:table-cell office:value-type="float" office:value="0.5581808" calcext:value-type="float">
            <text:p>0.5581808</text:p>
          </table:table-cell>
          <table:table-cell office:value-type="float" office:value="0.48348" calcext:value-type="float">
            <text:p>0.48348</text:p>
          </table:table-cell>
          <table:table-cell office:value-type="float" office:value="0.3736114" calcext:value-type="float">
            <text:p>0.3736114</text:p>
          </table:table-cell>
          <table:table-cell office:value-type="float" office:value="0.2700225" calcext:value-type="float">
            <text:p>0.2700225</text:p>
          </table:table-cell>
          <table:table-cell office:value-type="float" office:value="0.112303" calcext:value-type="float">
            <text:p>0.112303</text:p>
          </table:table-cell>
          <table:table-cell office:value-type="float" office:value="0.118786" calcext:value-type="float">
            <text:p>0.118786</text:p>
          </table:table-cell>
          <table:table-cell office:value-type="float" office:value="0.3529877" calcext:value-type="float">
            <text:p>0.3529877</text:p>
          </table:table-cell>
          <table:table-cell office:value-type="float" office:value="0.3455033" calcext:value-type="float">
            <text:p>0.3455033</text:p>
          </table:table-cell>
          <table:table-cell office:value-type="float" office:value="0" calcext:value-type="float">
            <text:p>0</text:p>
          </table:table-cell>
          <table:table-cell office:value-type="float" office:value="553.795" calcext:value-type="float">
            <text:p>553.79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0121" calcext:value-type="float">
            <text:p>19.90121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36.22314" calcext:value-type="float">
            <text:p>36.22314</text:p>
          </table:table-cell>
          <table:table-cell office:value-type="float" office:value="1098.351" calcext:value-type="float">
            <text:p>1098.35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32982" calcext:value-type="float">
            <text:p>0.1932982</text:p>
          </table:table-cell>
          <table:table-cell office:value-type="float" office:value="4.141212" calcext:value-type="float">
            <text:p>4.141212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5299" calcext:value-type="float">
            <text:p>-0.2805299</text:p>
          </table:table-cell>
          <table:table-cell office:value-type="float" office:value="0.003342591" calcext:value-type="float">
            <text:p>0.003342591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4089" calcext:value-type="float">
            <text:p>21.24089</text:p>
          </table:table-cell>
          <table:table-cell office:value-type="float" office:value="0.2467647" calcext:value-type="float">
            <text:p>0.2467647</text:p>
          </table:table-cell>
          <table:table-cell office:value-type="float" office:value="0.162375" calcext:value-type="float">
            <text:p>0.162375</text:p>
          </table:table-cell>
          <table:table-cell office:value-type="float" office:value="0.1547555" calcext:value-type="float">
            <text:p>0.1547555</text:p>
          </table:table-cell>
          <table:table-cell office:value-type="float" office:value="0.09038283" calcext:value-type="float">
            <text:p>0.09038283</text:p>
          </table:table-cell>
          <table:table-cell office:value-type="float" office:value="0.0894646" calcext:value-type="float">
            <text:p>0.0894646</text:p>
          </table:table-cell>
          <table:table-cell office:value-type="float" office:value="0.0395384" calcext:value-type="float">
            <text:p>0.0395384</text:p>
          </table:table-cell>
          <table:table-cell office:value-type="float" office:value="0.02816569" calcext:value-type="float">
            <text:p>0.02816569</text:p>
          </table:table-cell>
          <table:table-cell office:value-type="float" office:value="0.03919097" calcext:value-type="float">
            <text:p>0.03919097</text:p>
          </table:table-cell>
          <table:table-cell office:value-type="float" office:value="0.02848646" calcext:value-type="float">
            <text:p>0.02848646</text:p>
          </table:table-cell>
          <table:table-cell office:value-type="float" office:value="0.02252736" calcext:value-type="float">
            <text:p>0.02252736</text:p>
          </table:table-cell>
          <table:table-cell office:value-type="float" office:value="0.01997733" calcext:value-type="float">
            <text:p>0.01997733</text:p>
          </table:table-cell>
          <table:table-cell office:value-type="float" office:value="0.01751454" calcext:value-type="float">
            <text:p>0.01751454</text:p>
          </table:table-cell>
          <table:table-cell office:value-type="float" office:value="0.005715416" calcext:value-type="float">
            <text:p>0.005715416</text:p>
          </table:table-cell>
          <table:table-cell office:value-type="float" office:value="0.006716795" calcext:value-type="float">
            <text:p>0.006716795</text:p>
          </table:table-cell>
          <table:table-cell office:value-type="float" office:value="0" calcext:value-type="float">
            <text:p>0</text:p>
          </table:table-cell>
          <table:table-cell office:value-type="float" office:value="70.41061" calcext:value-type="float">
            <text:p>70.41061</text:p>
          </table:table-cell>
          <table:table-cell office:value-type="float" office:value="27.40501" calcext:value-type="float">
            <text:p>27.40501</text:p>
          </table:table-cell>
          <table:table-cell office:value-type="float" office:value="11.64945" calcext:value-type="float">
            <text:p>11.64945</text:p>
          </table:table-cell>
          <table:table-cell office:value-type="float" office:value="5.414884" calcext:value-type="float">
            <text:p>5.414884</text:p>
          </table:table-cell>
          <table:table-cell office:value-type="float" office:value="3.282884" calcext:value-type="float">
            <text:p>3.282884</text:p>
          </table:table-cell>
          <table:table-cell office:value-type="float" office:value="1.015283" calcext:value-type="float">
            <text:p>1.015283</text:p>
          </table:table-cell>
          <table:table-cell office:value-type="float" office:value="0.5613379" calcext:value-type="float">
            <text:p>0.5613379</text:p>
          </table:table-cell>
          <table:table-cell office:value-type="float" office:value="0.4859426" calcext:value-type="float">
            <text:p>0.4859426</text:p>
          </table:table-cell>
          <table:table-cell office:value-type="float" office:value="0.3758066" calcext:value-type="float">
            <text:p>0.3758066</text:p>
          </table:table-cell>
          <table:table-cell office:value-type="float" office:value="0.2713494" calcext:value-type="float">
            <text:p>0.2713494</text:p>
          </table:table-cell>
          <table:table-cell office:value-type="float" office:value="0.1129195" calcext:value-type="float">
            <text:p>0.1129195</text:p>
          </table:table-cell>
          <table:table-cell office:value-type="float" office:value="0.119146" calcext:value-type="float">
            <text:p>0.119146</text:p>
          </table:table-cell>
          <table:table-cell office:value-type="float" office:value="0.3527468" calcext:value-type="float">
            <text:p>0.3527468</text:p>
          </table:table-cell>
          <table:table-cell office:value-type="float" office:value="0.3455606" calcext:value-type="float">
            <text:p>0.3455606</text:p>
          </table:table-cell>
          <table:table-cell office:value-type="float" office:value="0" calcext:value-type="float">
            <text:p>0</text:p>
          </table:table-cell>
          <table:table-cell office:value-type="float" office:value="564.9802" calcext:value-type="float">
            <text:p>564.980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1734" calcext:value-type="float">
            <text:p>19.91734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36.20498" calcext:value-type="float">
            <text:p>36.20498</text:p>
          </table:table-cell>
          <table:table-cell office:value-type="float" office:value="1098.353" calcext:value-type="float">
            <text:p>1098.353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57122" calcext:value-type="float">
            <text:p>0.1957122</text:p>
          </table:table-cell>
          <table:table-cell office:value-type="float" office:value="4.155201" calcext:value-type="float">
            <text:p>4.15520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5496" calcext:value-type="float">
            <text:p>-0.2805496</text:p>
          </table:table-cell>
          <table:table-cell office:value-type="float" office:value="0.003368722" calcext:value-type="float">
            <text:p>0.00336872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2464" calcext:value-type="float">
            <text:p>21.22464</text:p>
          </table:table-cell>
          <table:table-cell office:value-type="float" office:value="0.2554051" calcext:value-type="float">
            <text:p>0.2554051</text:p>
          </table:table-cell>
          <table:table-cell office:value-type="float" office:value="0.1746975" calcext:value-type="float">
            <text:p>0.1746975</text:p>
          </table:table-cell>
          <table:table-cell office:value-type="float" office:value="0.1592261" calcext:value-type="float">
            <text:p>0.1592261</text:p>
          </table:table-cell>
          <table:table-cell office:value-type="float" office:value="0.09229843" calcext:value-type="float">
            <text:p>0.09229843</text:p>
          </table:table-cell>
          <table:table-cell office:value-type="float" office:value="0.0910553" calcext:value-type="float">
            <text:p>0.0910553</text:p>
          </table:table-cell>
          <table:table-cell office:value-type="float" office:value="0.03981489" calcext:value-type="float">
            <text:p>0.03981489</text:p>
          </table:table-cell>
          <table:table-cell office:value-type="float" office:value="0.02829491" calcext:value-type="float">
            <text:p>0.02829491</text:p>
          </table:table-cell>
          <table:table-cell office:value-type="float" office:value="0.03922923" calcext:value-type="float">
            <text:p>0.03922923</text:p>
          </table:table-cell>
          <table:table-cell office:value-type="float" office:value="0.02848235" calcext:value-type="float">
            <text:p>0.02848235</text:p>
          </table:table-cell>
          <table:table-cell office:value-type="float" office:value="0.02252441" calcext:value-type="float">
            <text:p>0.02252441</text:p>
          </table:table-cell>
          <table:table-cell office:value-type="float" office:value="0.01997936" calcext:value-type="float">
            <text:p>0.01997936</text:p>
          </table:table-cell>
          <table:table-cell office:value-type="float" office:value="0.01752971" calcext:value-type="float">
            <text:p>0.01752971</text:p>
          </table:table-cell>
          <table:table-cell office:value-type="float" office:value="0.005713306" calcext:value-type="float">
            <text:p>0.005713306</text:p>
          </table:table-cell>
          <table:table-cell office:value-type="float" office:value="0.006712646" calcext:value-type="float">
            <text:p>0.006712646</text:p>
          </table:table-cell>
          <table:table-cell office:value-type="float" office:value="0" calcext:value-type="float">
            <text:p>0</text:p>
          </table:table-cell>
          <table:table-cell office:value-type="float" office:value="69.99107" calcext:value-type="float">
            <text:p>69.99107</text:p>
          </table:table-cell>
          <table:table-cell office:value-type="float" office:value="27.51152" calcext:value-type="float">
            <text:p>27.51152</text:p>
          </table:table-cell>
          <table:table-cell office:value-type="float" office:value="11.79252" calcext:value-type="float">
            <text:p>11.79252</text:p>
          </table:table-cell>
          <table:table-cell office:value-type="float" office:value="5.433835" calcext:value-type="float">
            <text:p>5.433835</text:p>
          </table:table-cell>
          <table:table-cell office:value-type="float" office:value="3.272192" calcext:value-type="float">
            <text:p>3.272192</text:p>
          </table:table-cell>
          <table:table-cell office:value-type="float" office:value="1.018036" calcext:value-type="float">
            <text:p>1.018036</text:p>
          </table:table-cell>
          <table:table-cell office:value-type="float" office:value="0.5640704" calcext:value-type="float">
            <text:p>0.5640704</text:p>
          </table:table-cell>
          <table:table-cell office:value-type="float" office:value="0.4881844" calcext:value-type="float">
            <text:p>0.4881844</text:p>
          </table:table-cell>
          <table:table-cell office:value-type="float" office:value="0.377899" calcext:value-type="float">
            <text:p>0.377899</text:p>
          </table:table-cell>
          <table:table-cell office:value-type="float" office:value="0.2726502" calcext:value-type="float">
            <text:p>0.2726502</text:p>
          </table:table-cell>
          <table:table-cell office:value-type="float" office:value="0.1135297" calcext:value-type="float">
            <text:p>0.1135297</text:p>
          </table:table-cell>
          <table:table-cell office:value-type="float" office:value="0.1195008" calcext:value-type="float">
            <text:p>0.1195008</text:p>
          </table:table-cell>
          <table:table-cell office:value-type="float" office:value="0.3525179" calcext:value-type="float">
            <text:p>0.3525179</text:p>
          </table:table-cell>
          <table:table-cell office:value-type="float" office:value="0.3456191" calcext:value-type="float">
            <text:p>0.3456191</text:p>
          </table:table-cell>
          <table:table-cell office:value-type="float" office:value="0" calcext:value-type="float">
            <text:p>0</text:p>
          </table:table-cell>
          <table:table-cell office:value-type="float" office:value="573.8618" calcext:value-type="float">
            <text:p>573.861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3272" calcext:value-type="float">
            <text:p>19.93272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36.1849" calcext:value-type="float">
            <text:p>36.1849</text:p>
          </table:table-cell>
          <table:table-cell office:value-type="float" office:value="1098.355" calcext:value-type="float">
            <text:p>1098.35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1980713" calcext:value-type="float">
            <text:p>0.1980713</text:p>
          </table:table-cell>
          <table:table-cell office:value-type="float" office:value="4.170235" calcext:value-type="float">
            <text:p>4.17023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5749" calcext:value-type="float">
            <text:p>-0.2805749</text:p>
          </table:table-cell>
          <table:table-cell office:value-type="float" office:value="0.003397522" calcext:value-type="float">
            <text:p>0.003397522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2066" calcext:value-type="float">
            <text:p>21.2066</text:p>
          </table:table-cell>
          <table:table-cell office:value-type="float" office:value="0.266347" calcext:value-type="float">
            <text:p>0.266347</text:p>
          </table:table-cell>
          <table:table-cell office:value-type="float" office:value="0.1842027" calcext:value-type="float">
            <text:p>0.1842027</text:p>
          </table:table-cell>
          <table:table-cell office:value-type="float" office:value="0.1651251" calcext:value-type="float">
            <text:p>0.1651251</text:p>
          </table:table-cell>
          <table:table-cell office:value-type="float" office:value="0.09450369" calcext:value-type="float">
            <text:p>0.09450369</text:p>
          </table:table-cell>
          <table:table-cell office:value-type="float" office:value="0.0928166" calcext:value-type="float">
            <text:p>0.0928166</text:p>
          </table:table-cell>
          <table:table-cell office:value-type="float" office:value="0.04013086" calcext:value-type="float">
            <text:p>0.04013086</text:p>
          </table:table-cell>
          <table:table-cell office:value-type="float" office:value="0.02842896" calcext:value-type="float">
            <text:p>0.02842896</text:p>
          </table:table-cell>
          <table:table-cell office:value-type="float" office:value="0.03928672" calcext:value-type="float">
            <text:p>0.03928672</text:p>
          </table:table-cell>
          <table:table-cell office:value-type="float" office:value="0.02848718" calcext:value-type="float">
            <text:p>0.02848718</text:p>
          </table:table-cell>
          <table:table-cell office:value-type="float" office:value="0.02252279" calcext:value-type="float">
            <text:p>0.02252279</text:p>
          </table:table-cell>
          <table:table-cell office:value-type="float" office:value="0.01998141" calcext:value-type="float">
            <text:p>0.01998141</text:p>
          </table:table-cell>
          <table:table-cell office:value-type="float" office:value="0.01754474" calcext:value-type="float">
            <text:p>0.01754474</text:p>
          </table:table-cell>
          <table:table-cell office:value-type="float" office:value="0.005711534" calcext:value-type="float">
            <text:p>0.005711534</text:p>
          </table:table-cell>
          <table:table-cell office:value-type="float" office:value="0.006709711" calcext:value-type="float">
            <text:p>0.006709711</text:p>
          </table:table-cell>
          <table:table-cell office:value-type="float" office:value="0" calcext:value-type="float">
            <text:p>0</text:p>
          </table:table-cell>
          <table:table-cell office:value-type="float" office:value="72.69272" calcext:value-type="float">
            <text:p>72.69272</text:p>
          </table:table-cell>
          <table:table-cell office:value-type="float" office:value="27.54187" calcext:value-type="float">
            <text:p>27.54187</text:p>
          </table:table-cell>
          <table:table-cell office:value-type="float" office:value="11.88346" calcext:value-type="float">
            <text:p>11.88346</text:p>
          </table:table-cell>
          <table:table-cell office:value-type="float" office:value="5.495557" calcext:value-type="float">
            <text:p>5.495557</text:p>
          </table:table-cell>
          <table:table-cell office:value-type="float" office:value="3.2699" calcext:value-type="float">
            <text:p>3.2699</text:p>
          </table:table-cell>
          <table:table-cell office:value-type="float" office:value="1.02066" calcext:value-type="float">
            <text:p>1.02066</text:p>
          </table:table-cell>
          <table:table-cell office:value-type="float" office:value="0.5665739" calcext:value-type="float">
            <text:p>0.5665739</text:p>
          </table:table-cell>
          <table:table-cell office:value-type="float" office:value="0.4902391" calcext:value-type="float">
            <text:p>0.4902391</text:p>
          </table:table-cell>
          <table:table-cell office:value-type="float" office:value="0.379892" calcext:value-type="float">
            <text:p>0.379892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1141321" calcext:value-type="float">
            <text:p>0.1141321</text:p>
          </table:table-cell>
          <table:table-cell office:value-type="float" office:value="0.1198504" calcext:value-type="float">
            <text:p>0.1198504</text:p>
          </table:table-cell>
          <table:table-cell office:value-type="float" office:value="0.3523694" calcext:value-type="float">
            <text:p>0.3523694</text:p>
          </table:table-cell>
          <table:table-cell office:value-type="float" office:value="0.3456737" calcext:value-type="float">
            <text:p>0.3456737</text:p>
          </table:table-cell>
          <table:table-cell office:value-type="float" office:value="0" calcext:value-type="float">
            <text:p>0</text:p>
          </table:table-cell>
          <table:table-cell office:value-type="float" office:value="582.6917" calcext:value-type="float">
            <text:p>582.691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4859" calcext:value-type="float">
            <text:p>19.94859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36.16028" calcext:value-type="float">
            <text:p>36.16028</text:p>
          </table:table-cell>
          <table:table-cell office:value-type="float" office:value="1098.36" calcext:value-type="float">
            <text:p>1098.36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005774" calcext:value-type="float">
            <text:p>0.2005774</text:p>
          </table:table-cell>
          <table:table-cell office:value-type="float" office:value="4.187341" calcext:value-type="float">
            <text:p>4.187341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6199" calcext:value-type="float">
            <text:p>-0.2806199</text:p>
          </table:table-cell>
          <table:table-cell office:value-type="float" office:value="0.003427053" calcext:value-type="float">
            <text:p>0.00342705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9048" calcext:value-type="float">
            <text:p>21.19048</text:p>
          </table:table-cell>
          <table:table-cell office:value-type="float" office:value="0.2772309" calcext:value-type="float">
            <text:p>0.2772309</text:p>
          </table:table-cell>
          <table:table-cell office:value-type="float" office:value="0.1899584" calcext:value-type="float">
            <text:p>0.1899584</text:p>
          </table:table-cell>
          <table:table-cell office:value-type="float" office:value="0.1726603" calcext:value-type="float">
            <text:p>0.1726603</text:p>
          </table:table-cell>
          <table:table-cell office:value-type="float" office:value="0.09638818" calcext:value-type="float">
            <text:p>0.09638818</text:p>
          </table:table-cell>
          <table:table-cell office:value-type="float" office:value="0.09417875" calcext:value-type="float">
            <text:p>0.09417875</text:p>
          </table:table-cell>
          <table:table-cell office:value-type="float" office:value="0.04044779" calcext:value-type="float">
            <text:p>0.04044779</text:p>
          </table:table-cell>
          <table:table-cell office:value-type="float" office:value="0.02857158" calcext:value-type="float">
            <text:p>0.02857158</text:p>
          </table:table-cell>
          <table:table-cell office:value-type="float" office:value="0.03936097" calcext:value-type="float">
            <text:p>0.03936097</text:p>
          </table:table-cell>
          <table:table-cell office:value-type="float" office:value="0.02850012" calcext:value-type="float">
            <text:p>0.02850012</text:p>
          </table:table-cell>
          <table:table-cell office:value-type="float" office:value="0.02252281" calcext:value-type="float">
            <text:p>0.02252281</text:p>
          </table:table-cell>
          <table:table-cell office:value-type="float" office:value="0.01998362" calcext:value-type="float">
            <text:p>0.01998362</text:p>
          </table:table-cell>
          <table:table-cell office:value-type="float" office:value="0.01755982" calcext:value-type="float">
            <text:p>0.01755982</text:p>
          </table:table-cell>
          <table:table-cell office:value-type="float" office:value="0.00571005" calcext:value-type="float">
            <text:p>0.00571005</text:p>
          </table:table-cell>
          <table:table-cell office:value-type="float" office:value="0.006708201" calcext:value-type="float">
            <text:p>0.006708201</text:p>
          </table:table-cell>
          <table:table-cell office:value-type="float" office:value="0" calcext:value-type="float">
            <text:p>0</text:p>
          </table:table-cell>
          <table:table-cell office:value-type="float" office:value="75.76374" calcext:value-type="float">
            <text:p>75.76374</text:p>
          </table:table-cell>
          <table:table-cell office:value-type="float" office:value="27.4879" calcext:value-type="float">
            <text:p>27.4879</text:p>
          </table:table-cell>
          <table:table-cell office:value-type="float" office:value="12.00162" calcext:value-type="float">
            <text:p>12.00162</text:p>
          </table:table-cell>
          <table:table-cell office:value-type="float" office:value="5.5709" calcext:value-type="float">
            <text:p>5.5709</text:p>
          </table:table-cell>
          <table:table-cell office:value-type="float" office:value="3.250616" calcext:value-type="float">
            <text:p>3.250616</text:p>
          </table:table-cell>
          <table:table-cell office:value-type="float" office:value="1.023401" calcext:value-type="float">
            <text:p>1.023401</text:p>
          </table:table-cell>
          <table:table-cell office:value-type="float" office:value="0.5694196" calcext:value-type="float">
            <text:p>0.5694196</text:p>
          </table:table-cell>
          <table:table-cell office:value-type="float" office:value="0.4921821" calcext:value-type="float">
            <text:p>0.4921821</text:p>
          </table:table-cell>
          <table:table-cell office:value-type="float" office:value="0.3817915" calcext:value-type="float">
            <text:p>0.3817915</text:p>
          </table:table-cell>
          <table:table-cell office:value-type="float" office:value="0.2751555" calcext:value-type="float">
            <text:p>0.2751555</text:p>
          </table:table-cell>
          <table:table-cell office:value-type="float" office:value="0.1147259" calcext:value-type="float">
            <text:p>0.1147259</text:p>
          </table:table-cell>
          <table:table-cell office:value-type="float" office:value="0.1201966" calcext:value-type="float">
            <text:p>0.1201966</text:p>
          </table:table-cell>
          <table:table-cell office:value-type="float" office:value="0.3523117" calcext:value-type="float">
            <text:p>0.3523117</text:p>
          </table:table-cell>
          <table:table-cell office:value-type="float" office:value="0.3457258" calcext:value-type="float">
            <text:p>0.3457258</text:p>
          </table:table-cell>
          <table:table-cell office:value-type="float" office:value="0" calcext:value-type="float">
            <text:p>0</text:p>
          </table:table-cell>
          <table:table-cell office:value-type="float" office:value="593.8618" calcext:value-type="float">
            <text:p>593.8618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6654" calcext:value-type="float">
            <text:p>19.96654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36.13245" calcext:value-type="float">
            <text:p>36.13245</text:p>
          </table:table-cell>
          <table:table-cell office:value-type="float" office:value="1098.365" calcext:value-type="float">
            <text:p>1098.365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055805" calcext:value-type="float">
            <text:p>0.2055805</text:p>
          </table:table-cell>
          <table:table-cell office:value-type="float" office:value="4.205135" calcext:value-type="float">
            <text:p>4.20513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6556" calcext:value-type="float">
            <text:p>-0.2806556</text:p>
          </table:table-cell>
          <table:table-cell office:value-type="float" office:value="0.003455884" calcext:value-type="float">
            <text:p>0.003455884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652" calcext:value-type="float">
            <text:p>21.1652</text:p>
          </table:table-cell>
          <table:table-cell office:value-type="float" office:value="0.2768098" calcext:value-type="float">
            <text:p>0.2768098</text:p>
          </table:table-cell>
          <table:table-cell office:value-type="float" office:value="0.1909176" calcext:value-type="float">
            <text:p>0.1909176</text:p>
          </table:table-cell>
          <table:table-cell office:value-type="float" office:value="0.1750582" calcext:value-type="float">
            <text:p>0.1750582</text:p>
          </table:table-cell>
          <table:table-cell office:value-type="float" office:value="0.09785049" calcext:value-type="float">
            <text:p>0.09785049</text:p>
          </table:table-cell>
          <table:table-cell office:value-type="float" office:value="0.09528957" calcext:value-type="float">
            <text:p>0.09528957</text:p>
          </table:table-cell>
          <table:table-cell office:value-type="float" office:value="0.04071765" calcext:value-type="float">
            <text:p>0.04071765</text:p>
          </table:table-cell>
          <table:table-cell office:value-type="float" office:value="0.02869015" calcext:value-type="float">
            <text:p>0.02869015</text:p>
          </table:table-cell>
          <table:table-cell office:value-type="float" office:value="0.03944331" calcext:value-type="float">
            <text:p>0.03944331</text:p>
          </table:table-cell>
          <table:table-cell office:value-type="float" office:value="0.02851975" calcext:value-type="float">
            <text:p>0.02851975</text:p>
          </table:table-cell>
          <table:table-cell office:value-type="float" office:value="0.02252464" calcext:value-type="float">
            <text:p>0.02252464</text:p>
          </table:table-cell>
          <table:table-cell office:value-type="float" office:value="0.01998611" calcext:value-type="float">
            <text:p>0.01998611</text:p>
          </table:table-cell>
          <table:table-cell office:value-type="float" office:value="0.01757501" calcext:value-type="float">
            <text:p>0.01757501</text:p>
          </table:table-cell>
          <table:table-cell office:value-type="float" office:value="0.00570873" calcext:value-type="float">
            <text:p>0.00570873</text:p>
          </table:table-cell>
          <table:table-cell office:value-type="float" office:value="0.006708045" calcext:value-type="float">
            <text:p>0.006708045</text:p>
          </table:table-cell>
          <table:table-cell office:value-type="float" office:value="0" calcext:value-type="float">
            <text:p>0</text:p>
          </table:table-cell>
          <table:table-cell office:value-type="float" office:value="73.9292" calcext:value-type="float">
            <text:p>73.9292</text:p>
          </table:table-cell>
          <table:table-cell office:value-type="float" office:value="27.33945" calcext:value-type="float">
            <text:p>27.33945</text:p>
          </table:table-cell>
          <table:table-cell office:value-type="float" office:value="12.15502" calcext:value-type="float">
            <text:p>12.15502</text:p>
          </table:table-cell>
          <table:table-cell office:value-type="float" office:value="5.637384" calcext:value-type="float">
            <text:p>5.637384</text:p>
          </table:table-cell>
          <table:table-cell office:value-type="float" office:value="3.241569" calcext:value-type="float">
            <text:p>3.241569</text:p>
          </table:table-cell>
          <table:table-cell office:value-type="float" office:value="1.025227" calcext:value-type="float">
            <text:p>1.025227</text:p>
          </table:table-cell>
          <table:table-cell office:value-type="float" office:value="0.5718186" calcext:value-type="float">
            <text:p>0.5718186</text:p>
          </table:table-cell>
          <table:table-cell office:value-type="float" office:value="0.4940383" calcext:value-type="float">
            <text:p>0.4940383</text:p>
          </table:table-cell>
          <table:table-cell office:value-type="float" office:value="0.3836117" calcext:value-type="float">
            <text:p>0.3836117</text:p>
          </table:table-cell>
          <table:table-cell office:value-type="float" office:value="0.2763553" calcext:value-type="float">
            <text:p>0.2763553</text:p>
          </table:table-cell>
          <table:table-cell office:value-type="float" office:value="0.1153103" calcext:value-type="float">
            <text:p>0.1153103</text:p>
          </table:table-cell>
          <table:table-cell office:value-type="float" office:value="0.1205413" calcext:value-type="float">
            <text:p>0.1205413</text:p>
          </table:table-cell>
          <table:table-cell office:value-type="float" office:value="0.352349" calcext:value-type="float">
            <text:p>0.352349</text:p>
          </table:table-cell>
          <table:table-cell office:value-type="float" office:value="0.3457642" calcext:value-type="float">
            <text:p>0.3457642</text:p>
          </table:table-cell>
          <table:table-cell office:value-type="float" office:value="0" calcext:value-type="float">
            <text:p>0</text:p>
          </table:table-cell>
          <table:table-cell office:value-type="float" office:value="623.2543" calcext:value-type="float">
            <text:p>623.2543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19.98777" calcext:value-type="float">
            <text:p>19.98777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36.0933" calcext:value-type="float">
            <text:p>36.0933</text:p>
          </table:table-cell>
          <table:table-cell office:value-type="float" office:value="1098.374" calcext:value-type="float">
            <text:p>1098.37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144226" calcext:value-type="float">
            <text:p>0.2144226</text:p>
          </table:table-cell>
          <table:table-cell office:value-type="float" office:value="4.226825" calcext:value-type="float">
            <text:p>4.226825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7108" calcext:value-type="float">
            <text:p>-0.2807108</text:p>
          </table:table-cell>
          <table:table-cell office:value-type="float" office:value="0.00348297" calcext:value-type="float">
            <text:p>0.00348297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3406" calcext:value-type="float">
            <text:p>21.13406</text:p>
          </table:table-cell>
          <table:table-cell office:value-type="float" office:value="0.2744741" calcext:value-type="float">
            <text:p>0.2744741</text:p>
          </table:table-cell>
          <table:table-cell office:value-type="float" office:value="0.1858763" calcext:value-type="float">
            <text:p>0.1858763</text:p>
          </table:table-cell>
          <table:table-cell office:value-type="float" office:value="0.1749366" calcext:value-type="float">
            <text:p>0.1749366</text:p>
          </table:table-cell>
          <table:table-cell office:value-type="float" office:value="0.09894912" calcext:value-type="float">
            <text:p>0.09894912</text:p>
          </table:table-cell>
          <table:table-cell office:value-type="float" office:value="0.09647478" calcext:value-type="float">
            <text:p>0.09647478</text:p>
          </table:table-cell>
          <table:table-cell office:value-type="float" office:value="0.04096803" calcext:value-type="float">
            <text:p>0.04096803</text:p>
          </table:table-cell>
          <table:table-cell office:value-type="float" office:value="0.0287896" calcext:value-type="float">
            <text:p>0.0287896</text:p>
          </table:table-cell>
          <table:table-cell office:value-type="float" office:value="0.03952796" calcext:value-type="float">
            <text:p>0.03952796</text:p>
          </table:table-cell>
          <table:table-cell office:value-type="float" office:value="0.02854409" calcext:value-type="float">
            <text:p>0.02854409</text:p>
          </table:table-cell>
          <table:table-cell office:value-type="float" office:value="0.0225282" calcext:value-type="float">
            <text:p>0.0225282</text:p>
          </table:table-cell>
          <table:table-cell office:value-type="float" office:value="0.01998896" calcext:value-type="float">
            <text:p>0.01998896</text:p>
          </table:table-cell>
          <table:table-cell office:value-type="float" office:value="0.01759032" calcext:value-type="float">
            <text:p>0.01759032</text:p>
          </table:table-cell>
          <table:table-cell office:value-type="float" office:value="0.005707858" calcext:value-type="float">
            <text:p>0.005707858</text:p>
          </table:table-cell>
          <table:table-cell office:value-type="float" office:value="0.006710413" calcext:value-type="float">
            <text:p>0.006710413</text:p>
          </table:table-cell>
          <table:table-cell office:value-type="float" office:value="0" calcext:value-type="float">
            <text:p>0</text:p>
          </table:table-cell>
          <table:table-cell office:value-type="float" office:value="70.52541" calcext:value-type="float">
            <text:p>70.52541</text:p>
          </table:table-cell>
          <table:table-cell office:value-type="float" office:value="27.04282" calcext:value-type="float">
            <text:p>27.04282</text:p>
          </table:table-cell>
          <table:table-cell office:value-type="float" office:value="12.39847" calcext:value-type="float">
            <text:p>12.39847</text:p>
          </table:table-cell>
          <table:table-cell office:value-type="float" office:value="5.668661" calcext:value-type="float">
            <text:p>5.668661</text:p>
          </table:table-cell>
          <table:table-cell office:value-type="float" office:value="3.269684" calcext:value-type="float">
            <text:p>3.269684</text:p>
          </table:table-cell>
          <table:table-cell office:value-type="float" office:value="1.027863" calcext:value-type="float">
            <text:p>1.027863</text:p>
          </table:table-cell>
          <table:table-cell office:value-type="float" office:value="0.5739977" calcext:value-type="float">
            <text:p>0.5739977</text:p>
          </table:table-cell>
          <table:table-cell office:value-type="float" office:value="0.4958104" calcext:value-type="float">
            <text:p>0.4958104</text:p>
          </table:table-cell>
          <table:table-cell office:value-type="float" office:value="0.385364" calcext:value-type="float">
            <text:p>0.385364</text:p>
          </table:table-cell>
          <table:table-cell office:value-type="float" office:value="0.2775195" calcext:value-type="float">
            <text:p>0.2775195</text:p>
          </table:table-cell>
          <table:table-cell office:value-type="float" office:value="0.1158854" calcext:value-type="float">
            <text:p>0.1158854</text:p>
          </table:table-cell>
          <table:table-cell office:value-type="float" office:value="0.1208891" calcext:value-type="float">
            <text:p>0.1208891</text:p>
          </table:table-cell>
          <table:table-cell office:value-type="float" office:value="0.3525462" calcext:value-type="float">
            <text:p>0.3525462</text:p>
          </table:table-cell>
          <table:table-cell office:value-type="float" office:value="0.3457936" calcext:value-type="float">
            <text:p>0.3457936</text:p>
          </table:table-cell>
          <table:table-cell office:value-type="float" office:value="0" calcext:value-type="float">
            <text:p>0</text:p>
          </table:table-cell>
          <table:table-cell office:value-type="float" office:value="679.4007" calcext:value-type="float">
            <text:p>679.400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20.01712" calcext:value-type="float">
            <text:p>20.01712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36.06081" calcext:value-type="float">
            <text:p>36.06081</text:p>
          </table:table-cell>
          <table:table-cell office:value-type="float" office:value="1098.381" calcext:value-type="float">
            <text:p>1098.381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177332" calcext:value-type="float">
            <text:p>0.2177332</text:p>
          </table:table-cell>
          <table:table-cell office:value-type="float" office:value="4.248498" calcext:value-type="float">
            <text:p>4.248498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76" calcext:value-type="float">
            <text:p>-0.28076</text:p>
          </table:table-cell>
          <table:table-cell office:value-type="float" office:value="0.003509493" calcext:value-type="float">
            <text:p>0.003509493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11184" calcext:value-type="float">
            <text:p>21.11184</text:p>
          </table:table-cell>
          <table:table-cell office:value-type="float" office:value="0.2611407" calcext:value-type="float">
            <text:p>0.2611407</text:p>
          </table:table-cell>
          <table:table-cell office:value-type="float" office:value="0.1785443" calcext:value-type="float">
            <text:p>0.1785443</text:p>
          </table:table-cell>
          <table:table-cell office:value-type="float" office:value="0.1742038" calcext:value-type="float">
            <text:p>0.1742038</text:p>
          </table:table-cell>
          <table:table-cell office:value-type="float" office:value="0.09927184" calcext:value-type="float">
            <text:p>0.09927184</text:p>
          </table:table-cell>
          <table:table-cell office:value-type="float" office:value="0.09715864" calcext:value-type="float">
            <text:p>0.09715864</text:p>
          </table:table-cell>
          <table:table-cell office:value-type="float" office:value="0.04119124" calcext:value-type="float">
            <text:p>0.04119124</text:p>
          </table:table-cell>
          <table:table-cell office:value-type="float" office:value="0.02887091" calcext:value-type="float">
            <text:p>0.02887091</text:p>
          </table:table-cell>
          <table:table-cell office:value-type="float" office:value="0.03961083" calcext:value-type="float">
            <text:p>0.03961083</text:p>
          </table:table-cell>
          <table:table-cell office:value-type="float" office:value="0.02857132" calcext:value-type="float">
            <text:p>0.02857132</text:p>
          </table:table-cell>
          <table:table-cell office:value-type="float" office:value="0.02253333" calcext:value-type="float">
            <text:p>0.02253333</text:p>
          </table:table-cell>
          <table:table-cell office:value-type="float" office:value="0.0199922" calcext:value-type="float">
            <text:p>0.0199922</text:p>
          </table:table-cell>
          <table:table-cell office:value-type="float" office:value="0.01760574" calcext:value-type="float">
            <text:p>0.01760574</text:p>
          </table:table-cell>
          <table:table-cell office:value-type="float" office:value="0.005706192" calcext:value-type="float">
            <text:p>0.005706192</text:p>
          </table:table-cell>
          <table:table-cell office:value-type="float" office:value="0.006709775" calcext:value-type="float">
            <text:p>0.006709775</text:p>
          </table:table-cell>
          <table:table-cell office:value-type="float" office:value="0" calcext:value-type="float">
            <text:p>0</text:p>
          </table:table-cell>
          <table:table-cell office:value-type="float" office:value="72.41935" calcext:value-type="float">
            <text:p>72.41935</text:p>
          </table:table-cell>
          <table:table-cell office:value-type="float" office:value="26.79444" calcext:value-type="float">
            <text:p>26.79444</text:p>
          </table:table-cell>
          <table:table-cell office:value-type="float" office:value="12.54782" calcext:value-type="float">
            <text:p>12.54782</text:p>
          </table:table-cell>
          <table:table-cell office:value-type="float" office:value="5.64603" calcext:value-type="float">
            <text:p>5.64603</text:p>
          </table:table-cell>
          <table:table-cell office:value-type="float" office:value="3.306825" calcext:value-type="float">
            <text:p>3.306825</text:p>
          </table:table-cell>
          <table:table-cell office:value-type="float" office:value="1.032681" calcext:value-type="float">
            <text:p>1.032681</text:p>
          </table:table-cell>
          <table:table-cell office:value-type="float" office:value="0.5763515" calcext:value-type="float">
            <text:p>0.5763515</text:p>
          </table:table-cell>
          <table:table-cell office:value-type="float" office:value="0.497535" calcext:value-type="float">
            <text:p>0.497535</text:p>
          </table:table-cell>
          <table:table-cell office:value-type="float" office:value="0.3870589" calcext:value-type="float">
            <text:p>0.3870589</text:p>
          </table:table-cell>
          <table:table-cell office:value-type="float" office:value="0.2786498" calcext:value-type="float">
            <text:p>0.2786498</text:p>
          </table:table-cell>
          <table:table-cell office:value-type="float" office:value="0.1164518" calcext:value-type="float">
            <text:p>0.1164518</text:p>
          </table:table-cell>
          <table:table-cell office:value-type="float" office:value="0.1212425" calcext:value-type="float">
            <text:p>0.1212425</text:p>
          </table:table-cell>
          <table:table-cell office:value-type="float" office:value="0.3525324" calcext:value-type="float">
            <text:p>0.3525324</text:p>
          </table:table-cell>
          <table:table-cell office:value-type="float" office:value="0.3458286" calcext:value-type="float">
            <text:p>0.3458286</text:p>
          </table:table-cell>
          <table:table-cell office:value-type="float" office:value="0" calcext:value-type="float">
            <text:p>0</text:p>
          </table:table-cell>
          <table:table-cell office:value-type="float" office:value="703.7" calcext:value-type="float">
            <text:p>703.7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20.04086" calcext:value-type="float">
            <text:p>20.04086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36.02479" calcext:value-type="float">
            <text:p>36.02479</text:p>
          </table:table-cell>
          <table:table-cell office:value-type="float" office:value="1098.389" calcext:value-type="float">
            <text:p>1098.389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229628" calcext:value-type="float">
            <text:p>0.2229628</text:p>
          </table:table-cell>
          <table:table-cell office:value-type="float" office:value="4.27056" calcext:value-type="float">
            <text:p>4.2705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827" calcext:value-type="float">
            <text:p>-0.280827</text:p>
          </table:table-cell>
          <table:table-cell office:value-type="float" office:value="0.00353638" calcext:value-type="float">
            <text:p>0.00353638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0956" calcext:value-type="float">
            <text:p>21.0956</text:p>
          </table:table-cell>
          <table:table-cell office:value-type="float" office:value="0.252435" calcext:value-type="float">
            <text:p>0.252435</text:p>
          </table:table-cell>
          <table:table-cell office:value-type="float" office:value="0.1693913" calcext:value-type="float">
            <text:p>0.1693913</text:p>
          </table:table-cell>
          <table:table-cell office:value-type="float" office:value="0.1732599" calcext:value-type="float">
            <text:p>0.1732599</text:p>
          </table:table-cell>
          <table:table-cell office:value-type="float" office:value="0.09976573" calcext:value-type="float">
            <text:p>0.09976573</text:p>
          </table:table-cell>
          <table:table-cell office:value-type="float" office:value="0.09716433" calcext:value-type="float">
            <text:p>0.09716433</text:p>
          </table:table-cell>
          <table:table-cell office:value-type="float" office:value="0.0413365" calcext:value-type="float">
            <text:p>0.0413365</text:p>
          </table:table-cell>
          <table:table-cell office:value-type="float" office:value="0.02892835" calcext:value-type="float">
            <text:p>0.02892835</text:p>
          </table:table-cell>
          <table:table-cell office:value-type="float" office:value="0.03968465" calcext:value-type="float">
            <text:p>0.03968465</text:p>
          </table:table-cell>
          <table:table-cell office:value-type="float" office:value="0.02859939" calcext:value-type="float">
            <text:p>0.02859939</text:p>
          </table:table-cell>
          <table:table-cell office:value-type="float" office:value="0.02253971" calcext:value-type="float">
            <text:p>0.02253971</text:p>
          </table:table-cell>
          <table:table-cell office:value-type="float" office:value="0.01999585" calcext:value-type="float">
            <text:p>0.01999585</text:p>
          </table:table-cell>
          <table:table-cell office:value-type="float" office:value="0.01762114" calcext:value-type="float">
            <text:p>0.01762114</text:p>
          </table:table-cell>
          <table:table-cell office:value-type="float" office:value="0.005704739" calcext:value-type="float">
            <text:p>0.005704739</text:p>
          </table:table-cell>
          <table:table-cell office:value-type="float" office:value="0.006709832" calcext:value-type="float">
            <text:p>0.006709832</text:p>
          </table:table-cell>
          <table:table-cell office:value-type="float" office:value="0" calcext:value-type="float">
            <text:p>0</text:p>
          </table:table-cell>
          <table:table-cell office:value-type="float" office:value="71.1869" calcext:value-type="float">
            <text:p>71.1869</text:p>
          </table:table-cell>
          <table:table-cell office:value-type="float" office:value="26.74603" calcext:value-type="float">
            <text:p>26.74603</text:p>
          </table:table-cell>
          <table:table-cell office:value-type="float" office:value="12.48582" calcext:value-type="float">
            <text:p>12.48582</text:p>
          </table:table-cell>
          <table:table-cell office:value-type="float" office:value="5.772665" calcext:value-type="float">
            <text:p>5.772665</text:p>
          </table:table-cell>
          <table:table-cell office:value-type="float" office:value="3.321167" calcext:value-type="float">
            <text:p>3.321167</text:p>
          </table:table-cell>
          <table:table-cell office:value-type="float" office:value="1.037299" calcext:value-type="float">
            <text:p>1.037299</text:p>
          </table:table-cell>
          <table:table-cell office:value-type="float" office:value="0.5789791" calcext:value-type="float">
            <text:p>0.5789791</text:p>
          </table:table-cell>
          <table:table-cell office:value-type="float" office:value="0.4992847" calcext:value-type="float">
            <text:p>0.4992847</text:p>
          </table:table-cell>
          <table:table-cell office:value-type="float" office:value="0.3887134" calcext:value-type="float">
            <text:p>0.3887134</text:p>
          </table:table-cell>
          <table:table-cell office:value-type="float" office:value="0.2797488" calcext:value-type="float">
            <text:p>0.2797488</text:p>
          </table:table-cell>
          <table:table-cell office:value-type="float" office:value="0.1170096" calcext:value-type="float">
            <text:p>0.1170096</text:p>
          </table:table-cell>
          <table:table-cell office:value-type="float" office:value="0.1215973" calcext:value-type="float">
            <text:p>0.1215973</text:p>
          </table:table-cell>
          <table:table-cell office:value-type="float" office:value="0.3525514" calcext:value-type="float">
            <text:p>0.3525514</text:p>
          </table:table-cell>
          <table:table-cell office:value-type="float" office:value="0.3458672" calcext:value-type="float">
            <text:p>0.3458672</text:p>
          </table:table-cell>
          <table:table-cell office:value-type="float" office:value="0" calcext:value-type="float">
            <text:p>0</text:p>
          </table:table-cell>
          <table:table-cell office:value-type="float" office:value="740.8445" calcext:value-type="float">
            <text:p>740.8445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20.06709" calcext:value-type="float">
            <text:p>20.06709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35.99482" calcext:value-type="float">
            <text:p>35.99482</text:p>
          </table:table-cell>
          <table:table-cell office:value-type="float" office:value="1098.394" calcext:value-type="float">
            <text:p>1098.394</text:p>
          </table:table-cell>
          <table:table-cell office:value-type="float" office:value="0" calcext:value-type="float">
            <text:p>0</text:p>
          </table:table-cell>
          <table:table-cell office:value-type="float" office:value="-18.37294" calcext:value-type="float">
            <text:p>-18.37294</text:p>
          </table:table-cell>
          <table:table-cell office:value-type="float" office:value="0.2293484" calcext:value-type="float">
            <text:p>0.2293484</text:p>
          </table:table-cell>
          <table:table-cell office:value-type="float" office:value="4.288226" calcext:value-type="float">
            <text:p>4.288226</text:p>
          </table:table-cell>
          <table:table-cell office:value-type="float" office:value="0.09909478" calcext:value-type="float">
            <text:p>0.09909478</text:p>
          </table:table-cell>
          <table:table-cell office:value-type="float" office:value="0.000717609" calcext:value-type="float">
            <text:p>0.000717609</text:p>
          </table:table-cell>
          <table:table-cell office:value-type="float" office:value="0.5811974" calcext:value-type="float">
            <text:p>0.5811974</text:p>
          </table:table-cell>
          <table:table-cell office:value-type="float" office:value="-0.001614943" calcext:value-type="float">
            <text:p>-0.001614943</text:p>
          </table:table-cell>
          <table:table-cell office:value-type="float" office:value="-0.2808672" calcext:value-type="float">
            <text:p>-0.2808672</text:p>
          </table:table-cell>
          <table:table-cell office:value-type="float" office:value="0.003565556" calcext:value-type="float">
            <text:p>0.003565556</text:p>
          </table:table-cell>
          <table:table-cell office:value-type="float" office:value="0.004950898" calcext:value-type="float">
            <text:p>0.004950898</text:p>
          </table:table-cell>
          <table:table-cell office:value-type="float" office:value="21.07595" calcext:value-type="float">
            <text:p>21.07595</text:p>
          </table:table-cell>
          <table:table-cell office:value-type="float" office:value="0.2625831" calcext:value-type="float">
            <text:p>0.2625831</text:p>
          </table:table-cell>
          <table:table-cell office:value-type="float" office:value="0.1697659" calcext:value-type="float">
            <text:p>0.1697659</text:p>
          </table:table-cell>
          <table:table-cell office:value-type="float" office:value="0.1715255" calcext:value-type="float">
            <text:p>0.1715255</text:p>
          </table:table-cell>
          <table:table-cell office:value-type="float" office:value="0.09995229" calcext:value-type="float">
            <text:p>0.09995229</text:p>
          </table:table-cell>
          <table:table-cell office:value-type="float" office:value="0.09730414" calcext:value-type="float">
            <text:p>0.09730414</text:p>
          </table:table-cell>
          <table:table-cell office:value-type="float" office:value="0.04146526" calcext:value-type="float">
            <text:p>0.04146526</text:p>
          </table:table-cell>
          <table:table-cell office:value-type="float" office:value="0.0289744" calcext:value-type="float">
            <text:p>0.0289744</text:p>
          </table:table-cell>
          <table:table-cell office:value-type="float" office:value="0.03974935" calcext:value-type="float">
            <text:p>0.03974935</text:p>
          </table:table-cell>
          <table:table-cell office:value-type="float" office:value="0.02862645" calcext:value-type="float">
            <text:p>0.02862645</text:p>
          </table:table-cell>
          <table:table-cell office:value-type="float" office:value="0.02254695" calcext:value-type="float">
            <text:p>0.02254695</text:p>
          </table:table-cell>
          <table:table-cell office:value-type="float" office:value="0.01999986" calcext:value-type="float">
            <text:p>0.01999986</text:p>
          </table:table-cell>
          <table:table-cell office:value-type="float" office:value="0.01763654" calcext:value-type="float">
            <text:p>0.01763654</text:p>
          </table:table-cell>
          <table:table-cell office:value-type="float" office:value="0.005703059" calcext:value-type="float">
            <text:p>0.005703059</text:p>
          </table:table-cell>
          <table:table-cell office:value-type="float" office:value="0.006708844" calcext:value-type="float">
            <text:p>0.006708844</text:p>
          </table:table-cell>
          <table:table-cell office:value-type="float" office:value="0" calcext:value-type="float">
            <text:p>0</text:p>
          </table:table-cell>
          <table:table-cell office:value-type="float" office:value="71.82494" calcext:value-type="float">
            <text:p>71.82494</text:p>
          </table:table-cell>
          <table:table-cell office:value-type="float" office:value="26.63128" calcext:value-type="float">
            <text:p>26.63128</text:p>
          </table:table-cell>
          <table:table-cell office:value-type="float" office:value="12.48378" calcext:value-type="float">
            <text:p>12.48378</text:p>
          </table:table-cell>
          <table:table-cell office:value-type="float" office:value="5.859254" calcext:value-type="float">
            <text:p>5.859254</text:p>
          </table:table-cell>
          <table:table-cell office:value-type="float" office:value="3.362811" calcext:value-type="float">
            <text:p>3.362811</text:p>
          </table:table-cell>
          <table:table-cell office:value-type="float" office:value="1.042735" calcext:value-type="float">
            <text:p>1.042735</text:p>
          </table:table-cell>
          <table:table-cell office:value-type="float" office:value="0.5817344" calcext:value-type="float">
            <text:p>0.5817344</text:p>
          </table:table-cell>
          <table:table-cell office:value-type="float" office:value="0.5010681" calcext:value-type="float">
            <text:p>0.5010681</text:p>
          </table:table-cell>
          <table:table-cell office:value-type="float" office:value="0.3903444" calcext:value-type="float">
            <text:p>0.3903444</text:p>
          </table:table-cell>
          <table:table-cell office:value-type="float" office:value="0.2808198" calcext:value-type="float">
            <text:p>0.2808198</text:p>
          </table:table-cell>
          <table:table-cell office:value-type="float" office:value="0.117559" calcext:value-type="float">
            <text:p>0.117559</text:p>
          </table:table-cell>
          <table:table-cell office:value-type="float" office:value="0.1219478" calcext:value-type="float">
            <text:p>0.1219478</text:p>
          </table:table-cell>
          <table:table-cell office:value-type="float" office:value="0.3524946" calcext:value-type="float">
            <text:p>0.3524946</text:p>
          </table:table-cell>
          <table:table-cell office:value-type="float" office:value="0.3459111" calcext:value-type="float">
            <text:p>0.3459111</text:p>
          </table:table-cell>
          <table:table-cell office:value-type="float" office:value="0" calcext:value-type="float">
            <text:p>0</text:p>
          </table:table-cell>
          <table:table-cell office:value-type="float" office:value="780.9132" calcext:value-type="float">
            <text:p>780.9132</text:p>
          </table:table-cell>
          <table:table-cell office:value-type="float" office:value="0" calcext:value-type="float">
            <text:p>0</text:p>
          </table:table-cell>
          <table:table-cell office:value-type="float" office:value="19.05145" calcext:value-type="float">
            <text:p>19.05145</text:p>
          </table:table-cell>
          <table:table-cell office:value-type="float" office:value="20.09011" calcext:value-type="float">
            <text:p>20.09011</text:p>
          </table:table-cell>
          <table:table-cell office:value-type="float" office:value="0" calcext:value-type="float">
            <text:p>0</text:p>
          </table:table-cell>
          <table:table-cell office:value-type="float" office:value="-1.000767" calcext:value-type="float">
            <text:p>-1.000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1:01.414393842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